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YAAM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2354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0.3217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5543in"/>
    </style:style>
    <style:style style:name="co24" style:family="table-column">
      <style:table-column-properties fo:break-before="auto" style:column-width="0.5783in"/>
    </style:style>
    <style:style style:name="co25" style:family="table-column">
      <style:table-column-properties fo:break-before="auto" style:column-width="0.2138in"/>
    </style:style>
    <style:style style:name="co26" style:family="table-column">
      <style:table-column-properties fo:break-before="auto" style:column-width="0.289in"/>
    </style:style>
    <style:style style:name="co27" style:family="table-column">
      <style:table-column-properties fo:break-before="auto" style:column-width="1.6075in"/>
    </style:style>
    <style:style style:name="co28" style:family="table-column">
      <style:table-column-properties fo:break-before="auto" style:column-width="0.6429in"/>
    </style:style>
    <style:style style:name="co29" style:family="table-column">
      <style:table-column-properties fo:break-before="auto" style:column-width="0.8252in"/>
    </style:style>
    <style:style style:name="co30" style:family="table-column">
      <style:table-column-properties fo:break-before="auto" style:column-width="0.761in"/>
    </style:style>
    <style:style style:name="co31" style:family="table-column">
      <style:table-column-properties fo:break-before="auto" style:column-width="0.8146in"/>
    </style:style>
    <style:style style:name="co32" style:family="table-column">
      <style:table-column-properties fo:break-before="auto" style:column-width="1.1256in"/>
    </style:style>
    <style:style style:name="co33" style:family="table-column">
      <style:table-column-properties fo:break-before="auto" style:column-width="0.7929in"/>
    </style:style>
    <style:style style:name="co34" style:family="table-column">
      <style:table-column-properties fo:break-before="auto" style:column-width="1.6618in"/>
    </style:style>
    <style:style style:name="co35" style:family="table-column">
      <style:table-column-properties fo:break-before="auto" style:column-width="0.1717in"/>
    </style:style>
    <style:style style:name="co36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661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2898in" fo:break-before="auto" style:use-optimal-row-height="false"/>
    </style:style>
    <style:style style:name="ro8" style:family="table-row">
      <style:table-row-properties style:row-height="0.4972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padding="0.028in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28in"/>
    </style:style>
    <style:style style:name="ce17" style:family="table-cell" style:parent-style-name="Default" style:data-style-name="N0"/>
    <style:style style:name="ce4" style:family="table-cell" style:parent-style-name="Default" style:data-style-name="N4"/>
    <style:style style:name="ce6" style:family="table-cell" style:parent-style-name="Default">
      <style:text-properties fo:color="#cccccc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 style:data-style-name="N3"/>
    <style:style style:name="ce27" style:family="table-cell" style:parent-style-name="Default" style:data-style-name="N3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39" style:family="table-cell" style:parent-style-name="Default" style:data-style-name="N1">
      <style:text-properties fo:font-weight="bold" style:font-weight-asian="bold" style:font-weight-complex="bold"/>
    </style:style>
    <style:style style:name="ce33" style:family="table-cell" style:parent-style-name="Default" style:data-style-name="N1"/>
    <style:style style:name="ce3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nilla dama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1"/>
          <table:table-cell table:style-name="ce15" office:value-type="string" calcext:value-type="string" table:number-columns-spanned="16" table:number-rows-spanned="1">
            <text:p>NORMAL DAMAGE</text:p>
          </table:table-cell>
          <table:covered-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Unarm</text:p>
          </table:table-cell>
          <table:table-cell office:value-type="string" calcext:value-type="string">
            <text:p>L Jacket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mb Jkt</text:p>
          </table:table-cell>
          <table:table-cell office:value-type="string" calcext:value-type="string">
            <text:p>Leathr 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 2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t 2</text:p>
          </table:table-cell>
          <table:table-cell office:value-type="string" calcext:value-type="string">
            <text:p>Brothr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rd Pwr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A 2</text:p>
          </table:table-cell>
          <table:table-cell office:value-type="string" calcext:value-type="string">
            <text:p>Horrigan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4"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H7]" office:value-type="float" office:value="1" calcext:value-type="float">
            <text:p>1</text:p>
          </table:table-cell>
          <table:table-cell table:formula="of:=ROUND(AVERAGE([.C7];[.D7]))" office:value-type="float" office:value="25" calcext:value-type="float">
            <text:p>25</text:p>
          </table:table-cell>
          <table:table-cell/>
          <table:table-cell table:formula="of:=ROUNDUP(MAX((100-MAX([.L$5]+[.$F7];0))*(INT([.$I7]*[.$J7])-[.L$4])/100;0);0)" office:value-type="float" office:value="25" calcext:value-type="float">
            <text:p>25</text:p>
          </table:table-cell>
          <table:table-cell table:formula="of:=ROUNDUP(MAX((100-MAX([.M$5]+[.$F7];0))*(INT([.$I7]*[.$J7])-[.M$4])/100;0);0)" office:value-type="float" office:value="25" calcext:value-type="float">
            <text:p>25</text:p>
          </table:table-cell>
          <table:table-cell table:formula="of:=ROUNDUP(MAX((100-MAX([.N$5]+[.$F7];0))*(INT([.$I7]*[.$J7])-[.N$4])/100;0);0)" office:value-type="float" office:value="22" calcext:value-type="float">
            <text:p>22</text:p>
          </table:table-cell>
          <table:table-cell table:formula="of:=ROUNDUP(MAX((100-MAX([.O$5]+[.$F7];0))*(INT([.$I7]*[.$J7])-[.O$4])/100;0);0)" office:value-type="float" office:value="21" calcext:value-type="float">
            <text:p>21</text:p>
          </table:table-cell>
          <table:table-cell table:formula="of:=ROUNDUP(MAX((100-MAX([.P$5]+[.$F7];0))*(INT([.$I7]*[.$J7])-[.P$4])/100;0);0)" office:value-type="float" office:value="21" calcext:value-type="float">
            <text:p>21</text:p>
          </table:table-cell>
          <table:table-cell table:formula="of:=ROUNDUP(MAX((100-MAX([.Q$5]+[.$F7];0))*(INT([.$I7]*[.$J7])-[.Q$4])/100;0);0)" office:value-type="float" office:value="21" calcext:value-type="float">
            <text:p>21</text:p>
          </table:table-cell>
          <table:table-cell table:formula="of:=ROUNDUP(MAX((100-MAX([.R$5]+[.$F7];0))*(INT([.$I7]*[.$J7])-[.R$4])/100;0);0)" office:value-type="float" office:value="19" calcext:value-type="float">
            <text:p>19</text:p>
          </table:table-cell>
          <table:table-cell table:formula="of:=ROUNDUP(MAX((100-MAX([.S$5]+[.$F7];0))*(INT([.$I7]*[.$J7])-[.S$4])/100;0);0)" office:value-type="float" office:value="18" calcext:value-type="float">
            <text:p>18</text:p>
          </table:table-cell>
          <table:table-cell table:formula="of:=ROUNDUP(MAX((100-MAX([.T$5]+[.$F7];0))*(INT([.$I7]*[.$J7])-[.T$4])/100;0);0)" office:value-type="float" office:value="16" calcext:value-type="float">
            <text:p>16</text:p>
          </table:table-cell>
          <table:table-cell table:formula="of:=ROUNDUP(MAX((100-MAX([.U$5]+[.$F7];0))*(INT([.$I7]*[.$J7])-[.U$4])/100;0);0)" office:value-type="float" office:value="16" calcext:value-type="float">
            <text:p>16</text:p>
          </table:table-cell>
          <table:table-cell table:formula="of:=ROUNDUP(MAX((100-MAX([.V$5]+[.$F7];0))*(INT([.$I7]*[.$J7])-[.V$4])/100;0);0)" office:value-type="float" office:value="14" calcext:value-type="float">
            <text:p>14</text:p>
          </table:table-cell>
          <table:table-cell table:formula="of:=ROUNDUP(MAX((100-MAX([.W$5]+[.$F7];0))*(INT([.$I7]*[.$J7])-[.W$4])/100;0);0)" office:value-type="float" office:value="11" calcext:value-type="float">
            <text:p>11</text:p>
          </table:table-cell>
          <table:table-cell table:formula="of:=ROUNDUP(MAX((100-MAX([.X$5]+[.$F7];0))*(INT([.$I7]*[.$J7])-[.X$4])/100;0);0)" office:value-type="float" office:value="9" calcext:value-type="float">
            <text:p>9</text:p>
          </table:table-cell>
          <table:table-cell table:formula="of:=ROUNDUP(MAX((100-MAX([.Y$5]+[.$F7];0))*(INT([.$I7]*[.$J7])-[.Y$4])/100;0);0)" office:value-type="float" office:value="7" calcext:value-type="float">
            <text:p>7</text:p>
          </table:table-cell>
          <table:table-cell table:formula="of:=ROUNDUP(MAX((100-MAX([.Z$5]+[.$F7];0))*(INT([.$I7]*[.$J7])-[.Z$4])/100;0);0)" office:value-type="float" office:value="5" calcext:value-type="float">
            <text:p>5</text:p>
          </table:table-cell>
          <table:table-cell table:formula="of:=ROUNDUP(MAX((100-MAX([.AA$5]+[.$F7];0))*(INT([.$I7]*[.$J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zar</text:p>
          </table:table-cell>
          <table:table-cell office:value-type="string" calcext:value-type="string">
            <text:p>.223 FMJ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H8]" office:value-type="float" office:value="1" calcext:value-type="float">
            <text:p>1</text:p>
          </table:table-cell>
          <table:table-cell table:formula="of:=ROUND(AVERAGE([.C8];[.D8]))" office:value-type="float" office:value="30" calcext:value-type="float">
            <text:p>30</text:p>
          </table:table-cell>
          <table:table-cell/>
          <table:table-cell table:formula="of:=ROUNDUP(MAX((100-MAX([.L$5]+[.$F8];0))*(INT([.$I8]*[.$J8])-[.L$4])/100;0);0)" office:value-type="float" office:value="30" calcext:value-type="float">
            <text:p>30</text:p>
          </table:table-cell>
          <table:table-cell table:formula="of:=ROUNDUP(MAX((100-MAX([.M$5]+[.$F8];0))*(INT([.$I8]*[.$J8])-[.M$4])/100;0);0)" office:value-type="float" office:value="30" calcext:value-type="float">
            <text:p>30</text:p>
          </table:table-cell>
          <table:table-cell table:formula="of:=ROUNDUP(MAX((100-MAX([.N$5]+[.$F8];0))*(INT([.$I8]*[.$J8])-[.N$4])/100;0);0)" office:value-type="float" office:value="27" calcext:value-type="float">
            <text:p>27</text:p>
          </table:table-cell>
          <table:table-cell table:formula="of:=ROUNDUP(MAX((100-MAX([.O$5]+[.$F8];0))*(INT([.$I8]*[.$J8])-[.O$4])/100;0);0)" office:value-type="float" office:value="26" calcext:value-type="float">
            <text:p>26</text:p>
          </table:table-cell>
          <table:table-cell table:formula="of:=ROUNDUP(MAX((100-MAX([.P$5]+[.$F8];0))*(INT([.$I8]*[.$J8])-[.P$4])/100;0);0)" office:value-type="float" office:value="26" calcext:value-type="float">
            <text:p>26</text:p>
          </table:table-cell>
          <table:table-cell table:formula="of:=ROUNDUP(MAX((100-MAX([.Q$5]+[.$F8];0))*(INT([.$I8]*[.$J8])-[.Q$4])/100;0);0)" office:value-type="float" office:value="26" calcext:value-type="float">
            <text:p>26</text:p>
          </table:table-cell>
          <table:table-cell table:formula="of:=ROUNDUP(MAX((100-MAX([.R$5]+[.$F8];0))*(INT([.$I8]*[.$J8])-[.R$4])/100;0);0)" office:value-type="float" office:value="24" calcext:value-type="float">
            <text:p>24</text:p>
          </table:table-cell>
          <table:table-cell table:formula="of:=ROUNDUP(MAX((100-MAX([.S$5]+[.$F8];0))*(INT([.$I8]*[.$J8])-[.S$4])/100;0);0)" office:value-type="float" office:value="23" calcext:value-type="float">
            <text:p>23</text:p>
          </table:table-cell>
          <table:table-cell table:formula="of:=ROUNDUP(MAX((100-MAX([.T$5]+[.$F8];0))*(INT([.$I8]*[.$J8])-[.T$4])/100;0);0)" office:value-type="float" office:value="20" calcext:value-type="float">
            <text:p>20</text:p>
          </table:table-cell>
          <table:table-cell table:formula="of:=ROUNDUP(MAX((100-MAX([.U$5]+[.$F8];0))*(INT([.$I8]*[.$J8])-[.U$4])/100;0);0)" office:value-type="float" office:value="20" calcext:value-type="float">
            <text:p>20</text:p>
          </table:table-cell>
          <table:table-cell table:formula="of:=ROUNDUP(MAX((100-MAX([.V$5]+[.$F8];0))*(INT([.$I8]*[.$J8])-[.V$4])/100;0);0)" office:value-type="float" office:value="18" calcext:value-type="float">
            <text:p>18</text:p>
          </table:table-cell>
          <table:table-cell table:formula="of:=ROUNDUP(MAX((100-MAX([.W$5]+[.$F8];0))*(INT([.$I8]*[.$J8])-[.W$4])/100;0);0)" office:value-type="float" office:value="15" calcext:value-type="float">
            <text:p>15</text:p>
          </table:table-cell>
          <table:table-cell table:formula="of:=ROUNDUP(MAX((100-MAX([.X$5]+[.$F8];0))*(INT([.$I8]*[.$J8])-[.X$4])/100;0);0)" office:value-type="float" office:value="12" calcext:value-type="float">
            <text:p>12</text:p>
          </table:table-cell>
          <table:table-cell table:formula="of:=ROUNDUP(MAX((100-MAX([.Y$5]+[.$F8];0))*(INT([.$I8]*[.$J8])-[.Y$4])/100;0);0)" office:value-type="float" office:value="10" calcext:value-type="float">
            <text:p>10</text:p>
          </table:table-cell>
          <table:table-cell table:formula="of:=ROUNDUP(MAX((100-MAX([.Z$5]+[.$F8];0))*(INT([.$I8]*[.$J8])-[.Z$4])/100;0);0)" office:value-type="float" office:value="8" calcext:value-type="float">
            <text:p>8</text:p>
          </table:table-cell>
          <table:table-cell table:formula="of:=ROUNDUP(MAX((100-MAX([.AA$5]+[.$F8];0))*(INT([.$I8]*[.$J8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H9]" office:value-type="float" office:value="1" calcext:value-type="float">
            <text:p>1</text:p>
          </table:table-cell>
          <table:table-cell table:formula="of:=ROUND(AVERAGE([.C9];[.D9]))" office:value-type="float" office:value="20" calcext:value-type="float">
            <text:p>20</text:p>
          </table:table-cell>
          <table:table-cell/>
          <table:table-cell table:formula="of:=ROUNDUP(MAX((100-MAX([.L$5]+[.$F9];0))*(INT([.$I9]*[.$J9])-[.L$4])/100;0);0)" office:value-type="float" office:value="20" calcext:value-type="float">
            <text:p>20</text:p>
          </table:table-cell>
          <table:table-cell table:formula="of:=ROUNDUP(MAX((100-MAX([.M$5]+[.$F9];0))*(INT([.$I9]*[.$J9])-[.M$4])/100;0);0)" office:value-type="float" office:value="20" calcext:value-type="float">
            <text:p>20</text:p>
          </table:table-cell>
          <table:table-cell table:formula="of:=ROUNDUP(MAX((100-MAX([.N$5]+[.$F9];0))*(INT([.$I9]*[.$J9])-[.N$4])/100;0);0)" office:value-type="float" office:value="18" calcext:value-type="float">
            <text:p>18</text:p>
          </table:table-cell>
          <table:table-cell table:formula="of:=ROUNDUP(MAX((100-MAX([.O$5]+[.$F9];0))*(INT([.$I9]*[.$J9])-[.O$4])/100;0);0)" office:value-type="float" office:value="17" calcext:value-type="float">
            <text:p>17</text:p>
          </table:table-cell>
          <table:table-cell table:formula="of:=ROUNDUP(MAX((100-MAX([.P$5]+[.$F9];0))*(INT([.$I9]*[.$J9])-[.P$4])/100;0);0)" office:value-type="float" office:value="17" calcext:value-type="float">
            <text:p>17</text:p>
          </table:table-cell>
          <table:table-cell table:formula="of:=ROUNDUP(MAX((100-MAX([.Q$5]+[.$F9];0))*(INT([.$I9]*[.$J9])-[.Q$4])/100;0);0)" office:value-type="float" office:value="16" calcext:value-type="float">
            <text:p>16</text:p>
          </table:table-cell>
          <table:table-cell table:formula="of:=ROUNDUP(MAX((100-MAX([.R$5]+[.$F9];0))*(INT([.$I9]*[.$J9])-[.R$4])/100;0);0)" office:value-type="float" office:value="15" calcext:value-type="float">
            <text:p>15</text:p>
          </table:table-cell>
          <table:table-cell table:formula="of:=ROUNDUP(MAX((100-MAX([.S$5]+[.$F9];0))*(INT([.$I9]*[.$J9])-[.S$4])/100;0);0)" office:value-type="float" office:value="14" calcext:value-type="float">
            <text:p>14</text:p>
          </table:table-cell>
          <table:table-cell table:formula="of:=ROUNDUP(MAX((100-MAX([.T$5]+[.$F9];0))*(INT([.$I9]*[.$J9])-[.T$4])/100;0);0)" office:value-type="float" office:value="12" calcext:value-type="float">
            <text:p>12</text:p>
          </table:table-cell>
          <table:table-cell table:formula="of:=ROUNDUP(MAX((100-MAX([.U$5]+[.$F9];0))*(INT([.$I9]*[.$J9])-[.U$4])/100;0);0)" office:value-type="float" office:value="12" calcext:value-type="float">
            <text:p>12</text:p>
          </table:table-cell>
          <table:table-cell table:formula="of:=ROUNDUP(MAX((100-MAX([.V$5]+[.$F9];0))*(INT([.$I9]*[.$J9])-[.V$4])/100;0);0)" office:value-type="float" office:value="10" calcext:value-type="float">
            <text:p>10</text:p>
          </table:table-cell>
          <table:table-cell table:formula="of:=ROUNDUP(MAX((100-MAX([.W$5]+[.$F9];0))*(INT([.$I9]*[.$J9])-[.W$4])/100;0);0)" office:value-type="float" office:value="7" calcext:value-type="float">
            <text:p>7</text:p>
          </table:table-cell>
          <table:table-cell table:formula="of:=ROUNDUP(MAX((100-MAX([.X$5]+[.$F9];0))*(INT([.$I9]*[.$J9])-[.X$4])/100;0);0)" office:value-type="float" office:value="5" calcext:value-type="float">
            <text:p>5</text:p>
          </table:table-cell>
          <table:table-cell table:formula="of:=ROUNDUP(MAX((100-MAX([.Y$5]+[.$F9];0))*(INT([.$I9]*[.$J9])-[.Y$4])/100;0);0)" office:value-type="float" office:value="4" calcext:value-type="float">
            <text:p>4</text:p>
          </table:table-cell>
          <table:table-cell table:formula="of:=ROUNDUP(MAX((100-MAX([.Z$5]+[.$F9];0))*(INT([.$I9]*[.$J9])-[.Z$4])/100;0);0)" office:value-type="float" office:value="2" calcext:value-type="float">
            <text:p>2</text:p>
          </table:table-cell>
          <table:table-cell table:formula="of:=ROUNDUP(MAX((100-MAX([.AA$5]+[.$F9];0))*(INT([.$I9]*[.$J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H10]" office:value-type="float" office:value="1" calcext:value-type="float">
            <text:p>1</text:p>
          </table:table-cell>
          <table:table-cell table:formula="of:=ROUND(AVERAGE([.C10];[.D10]))" office:value-type="float" office:value="14" calcext:value-type="float">
            <text:p>14</text:p>
          </table:table-cell>
          <table:table-cell/>
          <table:table-cell table:formula="of:=ROUNDUP(MAX((100-MAX([.L$5]+[.$F10];0))*(INT([.$I10]*[.$J10])-[.L$4])/100;0);0)" office:value-type="float" office:value="14" calcext:value-type="float">
            <text:p>14</text:p>
          </table:table-cell>
          <table:table-cell table:formula="of:=ROUNDUP(MAX((100-MAX([.M$5]+[.$F10];0))*(INT([.$I10]*[.$J10])-[.M$4])/100;0);0)" office:value-type="float" office:value="14" calcext:value-type="float">
            <text:p>14</text:p>
          </table:table-cell>
          <table:table-cell table:formula="of:=ROUNDUP(MAX((100-MAX([.N$5]+[.$F10];0))*(INT([.$I10]*[.$J10])-[.N$4])/100;0);0)" office:value-type="float" office:value="12" calcext:value-type="float">
            <text:p>12</text:p>
          </table:table-cell>
          <table:table-cell table:formula="of:=ROUNDUP(MAX((100-MAX([.O$5]+[.$F10];0))*(INT([.$I10]*[.$J10])-[.O$4])/100;0);0)" office:value-type="float" office:value="11" calcext:value-type="float">
            <text:p>11</text:p>
          </table:table-cell>
          <table:table-cell table:formula="of:=ROUNDUP(MAX((100-MAX([.P$5]+[.$F10];0))*(INT([.$I10]*[.$J10])-[.P$4])/100;0);0)" office:value-type="float" office:value="11" calcext:value-type="float">
            <text:p>11</text:p>
          </table:table-cell>
          <table:table-cell table:formula="of:=ROUNDUP(MAX((100-MAX([.Q$5]+[.$F10];0))*(INT([.$I10]*[.$J10])-[.Q$4])/100;0);0)" office:value-type="float" office:value="10" calcext:value-type="float">
            <text:p>10</text:p>
          </table:table-cell>
          <table:table-cell table:formula="of:=ROUNDUP(MAX((100-MAX([.R$5]+[.$F10];0))*(INT([.$I10]*[.$J10])-[.R$4])/100;0);0)" office:value-type="float" office:value="9" calcext:value-type="float">
            <text:p>9</text:p>
          </table:table-cell>
          <table:table-cell table:formula="of:=ROUNDUP(MAX((100-MAX([.S$5]+[.$F10];0))*(INT([.$I10]*[.$J10])-[.S$4])/100;0);0)" office:value-type="float" office:value="9" calcext:value-type="float">
            <text:p>9</text:p>
          </table:table-cell>
          <table:table-cell table:formula="of:=ROUNDUP(MAX((100-MAX([.T$5]+[.$F10];0))*(INT([.$I10]*[.$J10])-[.T$4])/100;0);0)" office:value-type="float" office:value="8" calcext:value-type="float">
            <text:p>8</text:p>
          </table:table-cell>
          <table:table-cell table:formula="of:=ROUNDUP(MAX((100-MAX([.U$5]+[.$F10];0))*(INT([.$I10]*[.$J10])-[.U$4])/100;0);0)" office:value-type="float" office:value="7" calcext:value-type="float">
            <text:p>7</text:p>
          </table:table-cell>
          <table:table-cell table:formula="of:=ROUNDUP(MAX((100-MAX([.V$5]+[.$F10];0))*(INT([.$I10]*[.$J10])-[.V$4])/100;0);0)" office:value-type="float" office:value="5" calcext:value-type="float">
            <text:p>5</text:p>
          </table:table-cell>
          <table:table-cell table:formula="of:=ROUNDUP(MAX((100-MAX([.W$5]+[.$F10];0))*(INT([.$I10]*[.$J10])-[.W$4])/100;0);0)" office:value-type="float" office:value="2" calcext:value-type="float">
            <text:p>2</text:p>
          </table:table-cell>
          <table:table-cell table:formula="of:=ROUNDUP(MAX((100-MAX([.X$5]+[.$F10];0))*(INT([.$I10]*[.$J10])-[.X$4])/100;0);0)" office:value-type="float" office:value="1" calcext:value-type="float">
            <text:p>1</text:p>
          </table:table-cell>
          <table:table-cell table:formula="of:=ROUNDUP(MAX((100-MAX([.Y$5]+[.$F10];0))*(INT([.$I10]*[.$J10])-[.Y$4])/100;0);0)" office:value-type="float" office:value="0" calcext:value-type="float">
            <text:p>0</text:p>
          </table:table-cell>
          <table:table-cell table:formula="of:=ROUNDUP(MAX((100-MAX([.Z$5]+[.$F10];0))*(INT([.$I10]*[.$J10])-[.Z$4])/100;0);0)" office:value-type="float" office:value="0" calcext:value-type="float">
            <text:p>0</text:p>
          </table:table-cell>
          <table:table-cell table:formula="of:=ROUNDUP(MAX((100-MAX([.AA$5]+[.$F10];0))*(INT([.$I10]*[.$J1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H11]" office:value-type="float" office:value="1" calcext:value-type="float">
            <text:p>1</text:p>
          </table:table-cell>
          <table:table-cell table:formula="of:=ROUND(AVERAGE([.C11];[.D11]))" office:value-type="float" office:value="25" calcext:value-type="float">
            <text:p>25</text:p>
          </table:table-cell>
          <table:table-cell/>
          <table:table-cell table:formula="of:=ROUNDUP(MAX((100-MAX([.L$5]+[.$F11];0))*(INT([.$I11]*[.$J11])-[.L$4])/100;0);0)" office:value-type="float" office:value="25" calcext:value-type="float">
            <text:p>25</text:p>
          </table:table-cell>
          <table:table-cell table:formula="of:=ROUNDUP(MAX((100-MAX([.M$5]+[.$F11];0))*(INT([.$I11]*[.$J11])-[.M$4])/100;0);0)" office:value-type="float" office:value="25" calcext:value-type="float">
            <text:p>25</text:p>
          </table:table-cell>
          <table:table-cell table:formula="of:=ROUNDUP(MAX((100-MAX([.N$5]+[.$F11];0))*(INT([.$I11]*[.$J11])-[.N$4])/100;0);0)" office:value-type="float" office:value="22" calcext:value-type="float">
            <text:p>22</text:p>
          </table:table-cell>
          <table:table-cell table:formula="of:=ROUNDUP(MAX((100-MAX([.O$5]+[.$F11];0))*(INT([.$I11]*[.$J11])-[.O$4])/100;0);0)" office:value-type="float" office:value="21" calcext:value-type="float">
            <text:p>21</text:p>
          </table:table-cell>
          <table:table-cell table:formula="of:=ROUNDUP(MAX((100-MAX([.P$5]+[.$F11];0))*(INT([.$I11]*[.$J11])-[.P$4])/100;0);0)" office:value-type="float" office:value="21" calcext:value-type="float">
            <text:p>21</text:p>
          </table:table-cell>
          <table:table-cell table:formula="of:=ROUNDUP(MAX((100-MAX([.Q$5]+[.$F11];0))*(INT([.$I11]*[.$J11])-[.Q$4])/100;0);0)" office:value-type="float" office:value="21" calcext:value-type="float">
            <text:p>21</text:p>
          </table:table-cell>
          <table:table-cell table:formula="of:=ROUNDUP(MAX((100-MAX([.R$5]+[.$F11];0))*(INT([.$I11]*[.$J11])-[.R$4])/100;0);0)" office:value-type="float" office:value="19" calcext:value-type="float">
            <text:p>19</text:p>
          </table:table-cell>
          <table:table-cell table:formula="of:=ROUNDUP(MAX((100-MAX([.S$5]+[.$F11];0))*(INT([.$I11]*[.$J11])-[.S$4])/100;0);0)" office:value-type="float" office:value="18" calcext:value-type="float">
            <text:p>18</text:p>
          </table:table-cell>
          <table:table-cell table:formula="of:=ROUNDUP(MAX((100-MAX([.T$5]+[.$F11];0))*(INT([.$I11]*[.$J11])-[.T$4])/100;0);0)" office:value-type="float" office:value="16" calcext:value-type="float">
            <text:p>16</text:p>
          </table:table-cell>
          <table:table-cell table:formula="of:=ROUNDUP(MAX((100-MAX([.U$5]+[.$F11];0))*(INT([.$I11]*[.$J11])-[.U$4])/100;0);0)" office:value-type="float" office:value="16" calcext:value-type="float">
            <text:p>16</text:p>
          </table:table-cell>
          <table:table-cell table:formula="of:=ROUNDUP(MAX((100-MAX([.V$5]+[.$F11];0))*(INT([.$I11]*[.$J11])-[.V$4])/100;0);0)" office:value-type="float" office:value="14" calcext:value-type="float">
            <text:p>14</text:p>
          </table:table-cell>
          <table:table-cell table:formula="of:=ROUNDUP(MAX((100-MAX([.W$5]+[.$F11];0))*(INT([.$I11]*[.$J11])-[.W$4])/100;0);0)" office:value-type="float" office:value="11" calcext:value-type="float">
            <text:p>11</text:p>
          </table:table-cell>
          <table:table-cell table:formula="of:=ROUNDUP(MAX((100-MAX([.X$5]+[.$F11];0))*(INT([.$I11]*[.$J11])-[.X$4])/100;0);0)" office:value-type="float" office:value="9" calcext:value-type="float">
            <text:p>9</text:p>
          </table:table-cell>
          <table:table-cell table:formula="of:=ROUNDUP(MAX((100-MAX([.Y$5]+[.$F11];0))*(INT([.$I11]*[.$J11])-[.Y$4])/100;0);0)" office:value-type="float" office:value="7" calcext:value-type="float">
            <text:p>7</text:p>
          </table:table-cell>
          <table:table-cell table:formula="of:=ROUNDUP(MAX((100-MAX([.Z$5]+[.$F11];0))*(INT([.$I11]*[.$J11])-[.Z$4])/100;0);0)" office:value-type="float" office:value="5" calcext:value-type="float">
            <text:p>5</text:p>
          </table:table-cell>
          <table:table-cell table:formula="of:=ROUNDUP(MAX((100-MAX([.AA$5]+[.$F11];0))*(INT([.$I11]*[.$J11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H12]" office:value-type="float" office:value="1" calcext:value-type="float">
            <text:p>1</text:p>
          </table:table-cell>
          <table:table-cell table:formula="of:=ROUND(AVERAGE([.C12];[.D12]))" office:value-type="float" office:value="14" calcext:value-type="float">
            <text:p>14</text:p>
          </table:table-cell>
          <table:table-cell/>
          <table:table-cell table:formula="of:=ROUNDUP(MAX((100-MAX([.L$5]+[.$F12];0))*(INT([.$I12]*[.$J12])-[.L$4])/100;0);0)" office:value-type="float" office:value="14" calcext:value-type="float">
            <text:p>14</text:p>
          </table:table-cell>
          <table:table-cell table:formula="of:=ROUNDUP(MAX((100-MAX([.M$5]+[.$F12];0))*(INT([.$I12]*[.$J12])-[.M$4])/100;0);0)" office:value-type="float" office:value="14" calcext:value-type="float">
            <text:p>14</text:p>
          </table:table-cell>
          <table:table-cell table:formula="of:=ROUNDUP(MAX((100-MAX([.N$5]+[.$F12];0))*(INT([.$I12]*[.$J12])-[.N$4])/100;0);0)" office:value-type="float" office:value="12" calcext:value-type="float">
            <text:p>12</text:p>
          </table:table-cell>
          <table:table-cell table:formula="of:=ROUNDUP(MAX((100-MAX([.O$5]+[.$F12];0))*(INT([.$I12]*[.$J12])-[.O$4])/100;0);0)" office:value-type="float" office:value="11" calcext:value-type="float">
            <text:p>11</text:p>
          </table:table-cell>
          <table:table-cell table:formula="of:=ROUNDUP(MAX((100-MAX([.P$5]+[.$F12];0))*(INT([.$I12]*[.$J12])-[.P$4])/100;0);0)" office:value-type="float" office:value="11" calcext:value-type="float">
            <text:p>11</text:p>
          </table:table-cell>
          <table:table-cell table:formula="of:=ROUNDUP(MAX((100-MAX([.Q$5]+[.$F12];0))*(INT([.$I12]*[.$J12])-[.Q$4])/100;0);0)" office:value-type="float" office:value="10" calcext:value-type="float">
            <text:p>10</text:p>
          </table:table-cell>
          <table:table-cell table:formula="of:=ROUNDUP(MAX((100-MAX([.R$5]+[.$F12];0))*(INT([.$I12]*[.$J12])-[.R$4])/100;0);0)" office:value-type="float" office:value="9" calcext:value-type="float">
            <text:p>9</text:p>
          </table:table-cell>
          <table:table-cell table:formula="of:=ROUNDUP(MAX((100-MAX([.S$5]+[.$F12];0))*(INT([.$I12]*[.$J12])-[.S$4])/100;0);0)" office:value-type="float" office:value="9" calcext:value-type="float">
            <text:p>9</text:p>
          </table:table-cell>
          <table:table-cell table:formula="of:=ROUNDUP(MAX((100-MAX([.T$5]+[.$F12];0))*(INT([.$I12]*[.$J12])-[.T$4])/100;0);0)" office:value-type="float" office:value="8" calcext:value-type="float">
            <text:p>8</text:p>
          </table:table-cell>
          <table:table-cell table:formula="of:=ROUNDUP(MAX((100-MAX([.U$5]+[.$F12];0))*(INT([.$I12]*[.$J12])-[.U$4])/100;0);0)" office:value-type="float" office:value="7" calcext:value-type="float">
            <text:p>7</text:p>
          </table:table-cell>
          <table:table-cell table:formula="of:=ROUNDUP(MAX((100-MAX([.V$5]+[.$F12];0))*(INT([.$I12]*[.$J12])-[.V$4])/100;0);0)" office:value-type="float" office:value="5" calcext:value-type="float">
            <text:p>5</text:p>
          </table:table-cell>
          <table:table-cell table:formula="of:=ROUNDUP(MAX((100-MAX([.W$5]+[.$F12];0))*(INT([.$I12]*[.$J12])-[.W$4])/100;0);0)" office:value-type="float" office:value="2" calcext:value-type="float">
            <text:p>2</text:p>
          </table:table-cell>
          <table:table-cell table:formula="of:=ROUNDUP(MAX((100-MAX([.X$5]+[.$F12];0))*(INT([.$I12]*[.$J12])-[.X$4])/100;0);0)" office:value-type="float" office:value="1" calcext:value-type="float">
            <text:p>1</text:p>
          </table:table-cell>
          <table:table-cell table:formula="of:=ROUNDUP(MAX((100-MAX([.Y$5]+[.$F12];0))*(INT([.$I12]*[.$J12])-[.Y$4])/100;0);0)" office:value-type="float" office:value="0" calcext:value-type="float">
            <text:p>0</text:p>
          </table:table-cell>
          <table:table-cell table:formula="of:=ROUNDUP(MAX((100-MAX([.Z$5]+[.$F12];0))*(INT([.$I12]*[.$J12])-[.Z$4])/100;0);0)" office:value-type="float" office:value="0" calcext:value-type="float">
            <text:p>0</text:p>
          </table:table-cell>
          <table:table-cell table:formula="of:=ROUNDUP(MAX((100-MAX([.AA$5]+[.$F12];0))*(INT([.$I12]*[.$J1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.223 FMJ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H13]" office:value-type="float" office:value="1" calcext:value-type="float">
            <text:p>1</text:p>
          </table:table-cell>
          <table:table-cell table:formula="of:=ROUND(AVERAGE([.C13];[.D13]))" office:value-type="float" office:value="24" calcext:value-type="float">
            <text:p>24</text:p>
          </table:table-cell>
          <table:table-cell/>
          <table:table-cell table:formula="of:=ROUNDUP(MAX((100-MAX([.L$5]+[.$F13];0))*(INT([.$I13]*[.$J13])-[.L$4])/100;0);0)" office:value-type="float" office:value="24" calcext:value-type="float">
            <text:p>24</text:p>
          </table:table-cell>
          <table:table-cell table:formula="of:=ROUNDUP(MAX((100-MAX([.M$5]+[.$F13];0))*(INT([.$I13]*[.$J13])-[.M$4])/100;0);0)" office:value-type="float" office:value="24" calcext:value-type="float">
            <text:p>24</text:p>
          </table:table-cell>
          <table:table-cell table:formula="of:=ROUNDUP(MAX((100-MAX([.N$5]+[.$F13];0))*(INT([.$I13]*[.$J13])-[.N$4])/100;0);0)" office:value-type="float" office:value="21" calcext:value-type="float">
            <text:p>21</text:p>
          </table:table-cell>
          <table:table-cell table:formula="of:=ROUNDUP(MAX((100-MAX([.O$5]+[.$F13];0))*(INT([.$I13]*[.$J13])-[.O$4])/100;0);0)" office:value-type="float" office:value="20" calcext:value-type="float">
            <text:p>20</text:p>
          </table:table-cell>
          <table:table-cell table:formula="of:=ROUNDUP(MAX((100-MAX([.P$5]+[.$F13];0))*(INT([.$I13]*[.$J13])-[.P$4])/100;0);0)" office:value-type="float" office:value="20" calcext:value-type="float">
            <text:p>20</text:p>
          </table:table-cell>
          <table:table-cell table:formula="of:=ROUNDUP(MAX((100-MAX([.Q$5]+[.$F13];0))*(INT([.$I13]*[.$J13])-[.Q$4])/100;0);0)" office:value-type="float" office:value="20" calcext:value-type="float">
            <text:p>20</text:p>
          </table:table-cell>
          <table:table-cell table:formula="of:=ROUNDUP(MAX((100-MAX([.R$5]+[.$F13];0))*(INT([.$I13]*[.$J13])-[.R$4])/100;0);0)" office:value-type="float" office:value="18" calcext:value-type="float">
            <text:p>18</text:p>
          </table:table-cell>
          <table:table-cell table:formula="of:=ROUNDUP(MAX((100-MAX([.S$5]+[.$F13];0))*(INT([.$I13]*[.$J13])-[.S$4])/100;0);0)" office:value-type="float" office:value="17" calcext:value-type="float">
            <text:p>17</text:p>
          </table:table-cell>
          <table:table-cell table:formula="of:=ROUNDUP(MAX((100-MAX([.T$5]+[.$F13];0))*(INT([.$I13]*[.$J13])-[.T$4])/100;0);0)" office:value-type="float" office:value="16" calcext:value-type="float">
            <text:p>16</text:p>
          </table:table-cell>
          <table:table-cell table:formula="of:=ROUNDUP(MAX((100-MAX([.U$5]+[.$F13];0))*(INT([.$I13]*[.$J13])-[.U$4])/100;0);0)" office:value-type="float" office:value="15" calcext:value-type="float">
            <text:p>15</text:p>
          </table:table-cell>
          <table:table-cell table:formula="of:=ROUNDUP(MAX((100-MAX([.V$5]+[.$F13];0))*(INT([.$I13]*[.$J13])-[.V$4])/100;0);0)" office:value-type="float" office:value="13" calcext:value-type="float">
            <text:p>13</text:p>
          </table:table-cell>
          <table:table-cell table:formula="of:=ROUNDUP(MAX((100-MAX([.W$5]+[.$F13];0))*(INT([.$I13]*[.$J13])-[.W$4])/100;0);0)" office:value-type="float" office:value="10" calcext:value-type="float">
            <text:p>10</text:p>
          </table:table-cell>
          <table:table-cell table:formula="of:=ROUNDUP(MAX((100-MAX([.X$5]+[.$F13];0))*(INT([.$I13]*[.$J13])-[.X$4])/100;0);0)" office:value-type="float" office:value="8" calcext:value-type="float">
            <text:p>8</text:p>
          </table:table-cell>
          <table:table-cell table:formula="of:=ROUNDUP(MAX((100-MAX([.Y$5]+[.$F13];0))*(INT([.$I13]*[.$J13])-[.Y$4])/100;0);0)" office:value-type="float" office:value="6" calcext:value-type="float">
            <text:p>6</text:p>
          </table:table-cell>
          <table:table-cell table:formula="of:=ROUNDUP(MAX((100-MAX([.Z$5]+[.$F13];0))*(INT([.$I13]*[.$J13])-[.Z$4])/100;0);0)" office:value-type="float" office:value="4" calcext:value-type="float">
            <text:p>4</text:p>
          </table:table-cell>
          <table:table-cell table:formula="of:=ROUNDUP(MAX((100-MAX([.AA$5]+[.$F13];0))*(INT([.$I13]*[.$J1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]/[.H14]" office:value-type="float" office:value="2" calcext:value-type="float">
            <text:p>2</text:p>
          </table:table-cell>
          <table:table-cell table:formula="of:=ROUND(AVERAGE([.C14];[.D14]))" office:value-type="float" office:value="15" calcext:value-type="float">
            <text:p>15</text:p>
          </table:table-cell>
          <table:table-cell/>
          <table:table-cell table:formula="of:=ROUNDUP(MAX((100-MAX([.L$5]+[.$F14];0))*(INT([.$I14]*[.$J14])-[.L$4])/100;0);0)" office:value-type="float" office:value="24" calcext:value-type="float">
            <text:p>24</text:p>
          </table:table-cell>
          <table:table-cell table:formula="of:=ROUNDUP(MAX((100-MAX([.M$5]+[.$F14];0))*(INT([.$I14]*[.$J14])-[.M$4])/100;0);0)" office:value-type="float" office:value="18" calcext:value-type="float">
            <text:p>18</text:p>
          </table:table-cell>
          <table:table-cell table:formula="of:=ROUNDUP(MAX((100-MAX([.N$5]+[.$F14];0))*(INT([.$I14]*[.$J14])-[.N$4])/100;0);0)" office:value-type="float" office:value="16" calcext:value-type="float">
            <text:p>16</text:p>
          </table:table-cell>
          <table:table-cell table:formula="of:=ROUNDUP(MAX((100-MAX([.O$5]+[.$F14];0))*(INT([.$I14]*[.$J14])-[.O$4])/100;0);0)" office:value-type="float" office:value="14" calcext:value-type="float">
            <text:p>14</text:p>
          </table:table-cell>
          <table:table-cell table:formula="of:=ROUNDUP(MAX((100-MAX([.P$5]+[.$F14];0))*(INT([.$I14]*[.$J14])-[.P$4])/100;0);0)" office:value-type="float" office:value="15" calcext:value-type="float">
            <text:p>15</text:p>
          </table:table-cell>
          <table:table-cell table:formula="of:=ROUNDUP(MAX((100-MAX([.Q$5]+[.$F14];0))*(INT([.$I14]*[.$J14])-[.Q$4])/100;0);0)" office:value-type="float" office:value="16" calcext:value-type="float">
            <text:p>16</text:p>
          </table:table-cell>
          <table:table-cell table:formula="of:=ROUNDUP(MAX((100-MAX([.R$5]+[.$F14];0))*(INT([.$I14]*[.$J14])-[.R$4])/100;0);0)" office:value-type="float" office:value="13" calcext:value-type="float">
            <text:p>13</text:p>
          </table:table-cell>
          <table:table-cell table:formula="of:=ROUNDUP(MAX((100-MAX([.S$5]+[.$F14];0))*(INT([.$I14]*[.$J14])-[.S$4])/100;0);0)" office:value-type="float" office:value="12" calcext:value-type="float">
            <text:p>12</text:p>
          </table:table-cell>
          <table:table-cell table:formula="of:=ROUNDUP(MAX((100-MAX([.T$5]+[.$F14];0))*(INT([.$I14]*[.$J14])-[.T$4])/100;0);0)" office:value-type="float" office:value="10" calcext:value-type="float">
            <text:p>10</text:p>
          </table:table-cell>
          <table:table-cell table:formula="of:=ROUNDUP(MAX((100-MAX([.U$5]+[.$F14];0))*(INT([.$I14]*[.$J14])-[.U$4])/100;0);0)" office:value-type="float" office:value="10" calcext:value-type="float">
            <text:p>10</text:p>
          </table:table-cell>
          <table:table-cell table:formula="of:=ROUNDUP(MAX((100-MAX([.V$5]+[.$F14];0))*(INT([.$I14]*[.$J14])-[.V$4])/100;0);0)" office:value-type="float" office:value="9" calcext:value-type="float">
            <text:p>9</text:p>
          </table:table-cell>
          <table:table-cell table:formula="of:=ROUNDUP(MAX((100-MAX([.W$5]+[.$F14];0))*(INT([.$I14]*[.$J14])-[.W$4])/100;0);0)" office:value-type="float" office:value="8" calcext:value-type="float">
            <text:p>8</text:p>
          </table:table-cell>
          <table:table-cell table:formula="of:=ROUNDUP(MAX((100-MAX([.X$5]+[.$F14];0))*(INT([.$I14]*[.$J14])-[.X$4])/100;0);0)" office:value-type="float" office:value="6" calcext:value-type="float">
            <text:p>6</text:p>
          </table:table-cell>
          <table:table-cell table:formula="of:=ROUNDUP(MAX((100-MAX([.Y$5]+[.$F14];0))*(INT([.$I14]*[.$J14])-[.Y$4])/100;0);0)" office:value-type="float" office:value="4" calcext:value-type="float">
            <text:p>4</text:p>
          </table:table-cell>
          <table:table-cell table:formula="of:=ROUNDUP(MAX((100-MAX([.Z$5]+[.$F14];0))*(INT([.$I14]*[.$J14])-[.Z$4])/100;0);0)" office:value-type="float" office:value="3" calcext:value-type="float">
            <text:p>3</text:p>
          </table:table-cell>
          <table:table-cell table:formula="of:=ROUNDUP(MAX((100-MAX([.AA$5]+[.$F14];0))*(INT([.$I14]*[.$J14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H15]" office:value-type="float" office:value="1" calcext:value-type="float">
            <text:p>1</text:p>
          </table:table-cell>
          <table:table-cell table:formula="of:=ROUND(AVERAGE([.C15];[.D15]))" office:value-type="float" office:value="15" calcext:value-type="float">
            <text:p>15</text:p>
          </table:table-cell>
          <table:table-cell/>
          <table:table-cell table:formula="of:=ROUNDUP(MAX((100-MAX([.L$5]+[.$F15];0))*(INT([.$I15]*[.$J15])-[.L$4])/100;0);0)" office:value-type="float" office:value="15" calcext:value-type="float">
            <text:p>15</text:p>
          </table:table-cell>
          <table:table-cell table:formula="of:=ROUNDUP(MAX((100-MAX([.M$5]+[.$F15];0))*(INT([.$I15]*[.$J15])-[.M$4])/100;0);0)" office:value-type="float" office:value="15" calcext:value-type="float">
            <text:p>15</text:p>
          </table:table-cell>
          <table:table-cell table:formula="of:=ROUNDUP(MAX((100-MAX([.N$5]+[.$F15];0))*(INT([.$I15]*[.$J15])-[.N$4])/100;0);0)" office:value-type="float" office:value="13" calcext:value-type="float">
            <text:p>13</text:p>
          </table:table-cell>
          <table:table-cell table:formula="of:=ROUNDUP(MAX((100-MAX([.O$5]+[.$F15];0))*(INT([.$I15]*[.$J15])-[.O$4])/100;0);0)" office:value-type="float" office:value="12" calcext:value-type="float">
            <text:p>12</text:p>
          </table:table-cell>
          <table:table-cell table:formula="of:=ROUNDUP(MAX((100-MAX([.P$5]+[.$F15];0))*(INT([.$I15]*[.$J15])-[.P$4])/100;0);0)" office:value-type="float" office:value="12" calcext:value-type="float">
            <text:p>12</text:p>
          </table:table-cell>
          <table:table-cell table:formula="of:=ROUNDUP(MAX((100-MAX([.Q$5]+[.$F15];0))*(INT([.$I15]*[.$J15])-[.Q$4])/100;0);0)" office:value-type="float" office:value="11" calcext:value-type="float">
            <text:p>11</text:p>
          </table:table-cell>
          <table:table-cell table:formula="of:=ROUNDUP(MAX((100-MAX([.R$5]+[.$F15];0))*(INT([.$I15]*[.$J15])-[.R$4])/100;0);0)" office:value-type="float" office:value="10" calcext:value-type="float">
            <text:p>10</text:p>
          </table:table-cell>
          <table:table-cell table:formula="of:=ROUNDUP(MAX((100-MAX([.S$5]+[.$F15];0))*(INT([.$I15]*[.$J15])-[.S$4])/100;0);0)" office:value-type="float" office:value="10" calcext:value-type="float">
            <text:p>10</text:p>
          </table:table-cell>
          <table:table-cell table:formula="of:=ROUNDUP(MAX((100-MAX([.T$5]+[.$F15];0))*(INT([.$I15]*[.$J15])-[.T$4])/100;0);0)" office:value-type="float" office:value="8" calcext:value-type="float">
            <text:p>8</text:p>
          </table:table-cell>
          <table:table-cell table:formula="of:=ROUNDUP(MAX((100-MAX([.U$5]+[.$F15];0))*(INT([.$I15]*[.$J15])-[.U$4])/100;0);0)" office:value-type="float" office:value="8" calcext:value-type="float">
            <text:p>8</text:p>
          </table:table-cell>
          <table:table-cell table:formula="of:=ROUNDUP(MAX((100-MAX([.V$5]+[.$F15];0))*(INT([.$I15]*[.$J15])-[.V$4])/100;0);0)" office:value-type="float" office:value="6" calcext:value-type="float">
            <text:p>6</text:p>
          </table:table-cell>
          <table:table-cell table:formula="of:=ROUNDUP(MAX((100-MAX([.W$5]+[.$F15];0))*(INT([.$I15]*[.$J15])-[.W$4])/100;0);0)" office:value-type="float" office:value="3" calcext:value-type="float">
            <text:p>3</text:p>
          </table:table-cell>
          <table:table-cell table:formula="of:=ROUNDUP(MAX((100-MAX([.X$5]+[.$F15];0))*(INT([.$I15]*[.$J15])-[.X$4])/100;0);0)" office:value-type="float" office:value="2" calcext:value-type="float">
            <text:p>2</text:p>
          </table:table-cell>
          <table:table-cell table:formula="of:=ROUNDUP(MAX((100-MAX([.Y$5]+[.$F15];0))*(INT([.$I15]*[.$J15])-[.Y$4])/100;0);0)" office:value-type="float" office:value="0" calcext:value-type="float">
            <text:p>0</text:p>
          </table:table-cell>
          <table:table-cell table:formula="of:=ROUNDUP(MAX((100-MAX([.Z$5]+[.$F15];0))*(INT([.$I15]*[.$J15])-[.Z$4])/100;0);0)" office:value-type="float" office:value="0" calcext:value-type="float">
            <text:p>0</text:p>
          </table:table-cell>
          <table:table-cell table:formula="of:=ROUNDUP(MAX((100-MAX([.AA$5]+[.$F15];0))*(INT([.$I15]*[.$J1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[.H16]" office:value-type="float" office:value="2" calcext:value-type="float">
            <text:p>2</text:p>
          </table:table-cell>
          <table:table-cell table:formula="of:=ROUND(AVERAGE([.C16];[.D16]))" office:value-type="float" office:value="15" calcext:value-type="float">
            <text:p>15</text:p>
          </table:table-cell>
          <table:table-cell/>
          <table:table-cell table:formula="of:=ROUNDUP(MAX((100-MAX([.L$5]+[.$F16];0))*(INT([.$I16]*[.$J16])-[.L$4])/100;0);0)" office:value-type="float" office:value="24" calcext:value-type="float">
            <text:p>24</text:p>
          </table:table-cell>
          <table:table-cell table:formula="of:=ROUNDUP(MAX((100-MAX([.M$5]+[.$F16];0))*(INT([.$I16]*[.$J16])-[.M$4])/100;0);0)" office:value-type="float" office:value="18" calcext:value-type="float">
            <text:p>18</text:p>
          </table:table-cell>
          <table:table-cell table:formula="of:=ROUNDUP(MAX((100-MAX([.N$5]+[.$F16];0))*(INT([.$I16]*[.$J16])-[.N$4])/100;0);0)" office:value-type="float" office:value="16" calcext:value-type="float">
            <text:p>16</text:p>
          </table:table-cell>
          <table:table-cell table:formula="of:=ROUNDUP(MAX((100-MAX([.O$5]+[.$F16];0))*(INT([.$I16]*[.$J16])-[.O$4])/100;0);0)" office:value-type="float" office:value="14" calcext:value-type="float">
            <text:p>14</text:p>
          </table:table-cell>
          <table:table-cell table:formula="of:=ROUNDUP(MAX((100-MAX([.P$5]+[.$F16];0))*(INT([.$I16]*[.$J16])-[.P$4])/100;0);0)" office:value-type="float" office:value="15" calcext:value-type="float">
            <text:p>15</text:p>
          </table:table-cell>
          <table:table-cell table:formula="of:=ROUNDUP(MAX((100-MAX([.Q$5]+[.$F16];0))*(INT([.$I16]*[.$J16])-[.Q$4])/100;0);0)" office:value-type="float" office:value="16" calcext:value-type="float">
            <text:p>16</text:p>
          </table:table-cell>
          <table:table-cell table:formula="of:=ROUNDUP(MAX((100-MAX([.R$5]+[.$F16];0))*(INT([.$I16]*[.$J16])-[.R$4])/100;0);0)" office:value-type="float" office:value="13" calcext:value-type="float">
            <text:p>13</text:p>
          </table:table-cell>
          <table:table-cell table:formula="of:=ROUNDUP(MAX((100-MAX([.S$5]+[.$F16];0))*(INT([.$I16]*[.$J16])-[.S$4])/100;0);0)" office:value-type="float" office:value="12" calcext:value-type="float">
            <text:p>12</text:p>
          </table:table-cell>
          <table:table-cell table:formula="of:=ROUNDUP(MAX((100-MAX([.T$5]+[.$F16];0))*(INT([.$I16]*[.$J16])-[.T$4])/100;0);0)" office:value-type="float" office:value="10" calcext:value-type="float">
            <text:p>10</text:p>
          </table:table-cell>
          <table:table-cell table:formula="of:=ROUNDUP(MAX((100-MAX([.U$5]+[.$F16];0))*(INT([.$I16]*[.$J16])-[.U$4])/100;0);0)" office:value-type="float" office:value="10" calcext:value-type="float">
            <text:p>10</text:p>
          </table:table-cell>
          <table:table-cell table:formula="of:=ROUNDUP(MAX((100-MAX([.V$5]+[.$F16];0))*(INT([.$I16]*[.$J16])-[.V$4])/100;0);0)" office:value-type="float" office:value="9" calcext:value-type="float">
            <text:p>9</text:p>
          </table:table-cell>
          <table:table-cell table:formula="of:=ROUNDUP(MAX((100-MAX([.W$5]+[.$F16];0))*(INT([.$I16]*[.$J16])-[.W$4])/100;0);0)" office:value-type="float" office:value="8" calcext:value-type="float">
            <text:p>8</text:p>
          </table:table-cell>
          <table:table-cell table:formula="of:=ROUNDUP(MAX((100-MAX([.X$5]+[.$F16];0))*(INT([.$I16]*[.$J16])-[.X$4])/100;0);0)" office:value-type="float" office:value="6" calcext:value-type="float">
            <text:p>6</text:p>
          </table:table-cell>
          <table:table-cell table:formula="of:=ROUNDUP(MAX((100-MAX([.Y$5]+[.$F16];0))*(INT([.$I16]*[.$J16])-[.Y$4])/100;0);0)" office:value-type="float" office:value="4" calcext:value-type="float">
            <text:p>4</text:p>
          </table:table-cell>
          <table:table-cell table:formula="of:=ROUNDUP(MAX((100-MAX([.Z$5]+[.$F16];0))*(INT([.$I16]*[.$J16])-[.Z$4])/100;0);0)" office:value-type="float" office:value="3" calcext:value-type="float">
            <text:p>3</text:p>
          </table:table-cell>
          <table:table-cell table:formula="of:=ROUNDUP(MAX((100-MAX([.AA$5]+[.$F16];0))*(INT([.$I16]*[.$J16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H17]" office:value-type="float" office:value="1" calcext:value-type="float">
            <text:p>1</text:p>
          </table:table-cell>
          <table:table-cell table:formula="of:=ROUND(AVERAGE([.C17];[.D17]))" office:value-type="float" office:value="15" calcext:value-type="float">
            <text:p>15</text:p>
          </table:table-cell>
          <table:table-cell/>
          <table:table-cell table:formula="of:=ROUNDUP(MAX((100-MAX([.L$5]+[.$F17];0))*(INT([.$I17]*[.$J17])-[.L$4])/100;0);0)" office:value-type="float" office:value="15" calcext:value-type="float">
            <text:p>15</text:p>
          </table:table-cell>
          <table:table-cell table:formula="of:=ROUNDUP(MAX((100-MAX([.M$5]+[.$F17];0))*(INT([.$I17]*[.$J17])-[.M$4])/100;0);0)" office:value-type="float" office:value="15" calcext:value-type="float">
            <text:p>15</text:p>
          </table:table-cell>
          <table:table-cell table:formula="of:=ROUNDUP(MAX((100-MAX([.N$5]+[.$F17];0))*(INT([.$I17]*[.$J17])-[.N$4])/100;0);0)" office:value-type="float" office:value="13" calcext:value-type="float">
            <text:p>13</text:p>
          </table:table-cell>
          <table:table-cell table:formula="of:=ROUNDUP(MAX((100-MAX([.O$5]+[.$F17];0))*(INT([.$I17]*[.$J17])-[.O$4])/100;0);0)" office:value-type="float" office:value="12" calcext:value-type="float">
            <text:p>12</text:p>
          </table:table-cell>
          <table:table-cell table:formula="of:=ROUNDUP(MAX((100-MAX([.P$5]+[.$F17];0))*(INT([.$I17]*[.$J17])-[.P$4])/100;0);0)" office:value-type="float" office:value="12" calcext:value-type="float">
            <text:p>12</text:p>
          </table:table-cell>
          <table:table-cell table:formula="of:=ROUNDUP(MAX((100-MAX([.Q$5]+[.$F17];0))*(INT([.$I17]*[.$J17])-[.Q$4])/100;0);0)" office:value-type="float" office:value="11" calcext:value-type="float">
            <text:p>11</text:p>
          </table:table-cell>
          <table:table-cell table:formula="of:=ROUNDUP(MAX((100-MAX([.R$5]+[.$F17];0))*(INT([.$I17]*[.$J17])-[.R$4])/100;0);0)" office:value-type="float" office:value="10" calcext:value-type="float">
            <text:p>10</text:p>
          </table:table-cell>
          <table:table-cell table:formula="of:=ROUNDUP(MAX((100-MAX([.S$5]+[.$F17];0))*(INT([.$I17]*[.$J17])-[.S$4])/100;0);0)" office:value-type="float" office:value="10" calcext:value-type="float">
            <text:p>10</text:p>
          </table:table-cell>
          <table:table-cell table:formula="of:=ROUNDUP(MAX((100-MAX([.T$5]+[.$F17];0))*(INT([.$I17]*[.$J17])-[.T$4])/100;0);0)" office:value-type="float" office:value="8" calcext:value-type="float">
            <text:p>8</text:p>
          </table:table-cell>
          <table:table-cell table:formula="of:=ROUNDUP(MAX((100-MAX([.U$5]+[.$F17];0))*(INT([.$I17]*[.$J17])-[.U$4])/100;0);0)" office:value-type="float" office:value="8" calcext:value-type="float">
            <text:p>8</text:p>
          </table:table-cell>
          <table:table-cell table:formula="of:=ROUNDUP(MAX((100-MAX([.V$5]+[.$F17];0))*(INT([.$I17]*[.$J17])-[.V$4])/100;0);0)" office:value-type="float" office:value="6" calcext:value-type="float">
            <text:p>6</text:p>
          </table:table-cell>
          <table:table-cell table:formula="of:=ROUNDUP(MAX((100-MAX([.W$5]+[.$F17];0))*(INT([.$I17]*[.$J17])-[.W$4])/100;0);0)" office:value-type="float" office:value="3" calcext:value-type="float">
            <text:p>3</text:p>
          </table:table-cell>
          <table:table-cell table:formula="of:=ROUNDUP(MAX((100-MAX([.X$5]+[.$F17];0))*(INT([.$I17]*[.$J17])-[.X$4])/100;0);0)" office:value-type="float" office:value="2" calcext:value-type="float">
            <text:p>2</text:p>
          </table:table-cell>
          <table:table-cell table:formula="of:=ROUNDUP(MAX((100-MAX([.Y$5]+[.$F17];0))*(INT([.$I17]*[.$J17])-[.Y$4])/100;0);0)" office:value-type="float" office:value="0" calcext:value-type="float">
            <text:p>0</text:p>
          </table:table-cell>
          <table:table-cell table:formula="of:=ROUNDUP(MAX((100-MAX([.Z$5]+[.$F17];0))*(INT([.$I17]*[.$J17])-[.Z$4])/100;0);0)" office:value-type="float" office:value="0" calcext:value-type="float">
            <text:p>0</text:p>
          </table:table-cell>
          <table:table-cell table:formula="of:=ROUNDUP(MAX((100-MAX([.AA$5]+[.$F17];0))*(INT([.$I17]*[.$J1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]/[.H18]" office:value-type="float" office:value="2" calcext:value-type="float">
            <text:p>2</text:p>
          </table:table-cell>
          <table:table-cell table:formula="of:=ROUND(AVERAGE([.C18];[.D18]))" office:value-type="float" office:value="13" calcext:value-type="float">
            <text:p>13</text:p>
          </table:table-cell>
          <table:table-cell/>
          <table:table-cell table:formula="of:=ROUNDUP(MAX((100-MAX([.L$5]+[.$F18];0))*(INT([.$I18]*[.$J18])-[.L$4])/100;0);0)" office:value-type="float" office:value="21" calcext:value-type="float">
            <text:p>21</text:p>
          </table:table-cell>
          <table:table-cell table:formula="of:=ROUNDUP(MAX((100-MAX([.M$5]+[.$F18];0))*(INT([.$I18]*[.$J18])-[.M$4])/100;0);0)" office:value-type="float" office:value="16" calcext:value-type="float">
            <text:p>16</text:p>
          </table:table-cell>
          <table:table-cell table:formula="of:=ROUNDUP(MAX((100-MAX([.N$5]+[.$F18];0))*(INT([.$I18]*[.$J18])-[.N$4])/100;0);0)" office:value-type="float" office:value="14" calcext:value-type="float">
            <text:p>14</text:p>
          </table:table-cell>
          <table:table-cell table:formula="of:=ROUNDUP(MAX((100-MAX([.O$5]+[.$F18];0))*(INT([.$I18]*[.$J18])-[.O$4])/100;0);0)" office:value-type="float" office:value="12" calcext:value-type="float">
            <text:p>12</text:p>
          </table:table-cell>
          <table:table-cell table:formula="of:=ROUNDUP(MAX((100-MAX([.P$5]+[.$F18];0))*(INT([.$I18]*[.$J18])-[.P$4])/100;0);0)" office:value-type="float" office:value="13" calcext:value-type="float">
            <text:p>13</text:p>
          </table:table-cell>
          <table:table-cell table:formula="of:=ROUNDUP(MAX((100-MAX([.Q$5]+[.$F18];0))*(INT([.$I18]*[.$J18])-[.Q$4])/100;0);0)" office:value-type="float" office:value="14" calcext:value-type="float">
            <text:p>14</text:p>
          </table:table-cell>
          <table:table-cell table:formula="of:=ROUNDUP(MAX((100-MAX([.R$5]+[.$F18];0))*(INT([.$I18]*[.$J18])-[.R$4])/100;0);0)" office:value-type="float" office:value="11" calcext:value-type="float">
            <text:p>11</text:p>
          </table:table-cell>
          <table:table-cell table:formula="of:=ROUNDUP(MAX((100-MAX([.S$5]+[.$F18];0))*(INT([.$I18]*[.$J18])-[.S$4])/100;0);0)" office:value-type="float" office:value="10" calcext:value-type="float">
            <text:p>10</text:p>
          </table:table-cell>
          <table:table-cell table:formula="of:=ROUNDUP(MAX((100-MAX([.T$5]+[.$F18];0))*(INT([.$I18]*[.$J18])-[.T$4])/100;0);0)" office:value-type="float" office:value="9" calcext:value-type="float">
            <text:p>9</text:p>
          </table:table-cell>
          <table:table-cell table:formula="of:=ROUNDUP(MAX((100-MAX([.U$5]+[.$F18];0))*(INT([.$I18]*[.$J18])-[.U$4])/100;0);0)" office:value-type="float" office:value="8" calcext:value-type="float">
            <text:p>8</text:p>
          </table:table-cell>
          <table:table-cell table:formula="of:=ROUNDUP(MAX((100-MAX([.V$5]+[.$F18];0))*(INT([.$I18]*[.$J18])-[.V$4])/100;0);0)" office:value-type="float" office:value="8" calcext:value-type="float">
            <text:p>8</text:p>
          </table:table-cell>
          <table:table-cell table:formula="of:=ROUNDUP(MAX((100-MAX([.W$5]+[.$F18];0))*(INT([.$I18]*[.$J18])-[.W$4])/100;0);0)" office:value-type="float" office:value="6" calcext:value-type="float">
            <text:p>6</text:p>
          </table:table-cell>
          <table:table-cell table:formula="of:=ROUNDUP(MAX((100-MAX([.X$5]+[.$F18];0))*(INT([.$I18]*[.$J18])-[.X$4])/100;0);0)" office:value-type="float" office:value="4" calcext:value-type="float">
            <text:p>4</text:p>
          </table:table-cell>
          <table:table-cell table:formula="of:=ROUNDUP(MAX((100-MAX([.Y$5]+[.$F18];0))*(INT([.$I18]*[.$J18])-[.Y$4])/100;0);0)" office:value-type="float" office:value="3" calcext:value-type="float">
            <text:p>3</text:p>
          </table:table-cell>
          <table:table-cell table:formula="of:=ROUNDUP(MAX((100-MAX([.Z$5]+[.$F18];0))*(INT([.$I18]*[.$J18])-[.Z$4])/100;0);0)" office:value-type="float" office:value="2" calcext:value-type="float">
            <text:p>2</text:p>
          </table:table-cell>
          <table:table-cell table:formula="of:=ROUNDUP(MAX((100-MAX([.AA$5]+[.$F18];0))*(INT([.$I18]*[.$J1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H19]" office:value-type="float" office:value="1" calcext:value-type="float">
            <text:p>1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formula="of:=ROUNDUP(MAX((100-MAX([.L$5]+[.$F19];0))*(INT([.$I19]*[.$J19])-[.L$4])/100;0);0)" office:value-type="float" office:value="13" calcext:value-type="float">
            <text:p>13</text:p>
          </table:table-cell>
          <table:table-cell table:formula="of:=ROUNDUP(MAX((100-MAX([.M$5]+[.$F19];0))*(INT([.$I19]*[.$J19])-[.M$4])/100;0);0)" office:value-type="float" office:value="13" calcext:value-type="float">
            <text:p>13</text:p>
          </table:table-cell>
          <table:table-cell table:formula="of:=ROUNDUP(MAX((100-MAX([.N$5]+[.$F19];0))*(INT([.$I19]*[.$J19])-[.N$4])/100;0);0)" office:value-type="float" office:value="11" calcext:value-type="float">
            <text:p>11</text:p>
          </table:table-cell>
          <table:table-cell table:formula="of:=ROUNDUP(MAX((100-MAX([.O$5]+[.$F19];0))*(INT([.$I19]*[.$J19])-[.O$4])/100;0);0)" office:value-type="float" office:value="10" calcext:value-type="float">
            <text:p>10</text:p>
          </table:table-cell>
          <table:table-cell table:formula="of:=ROUNDUP(MAX((100-MAX([.P$5]+[.$F19];0))*(INT([.$I19]*[.$J19])-[.P$4])/100;0);0)" office:value-type="float" office:value="10" calcext:value-type="float">
            <text:p>10</text:p>
          </table:table-cell>
          <table:table-cell table:formula="of:=ROUNDUP(MAX((100-MAX([.Q$5]+[.$F19];0))*(INT([.$I19]*[.$J19])-[.Q$4])/100;0);0)" office:value-type="float" office:value="9" calcext:value-type="float">
            <text:p>9</text:p>
          </table:table-cell>
          <table:table-cell table:formula="of:=ROUNDUP(MAX((100-MAX([.R$5]+[.$F19];0))*(INT([.$I19]*[.$J19])-[.R$4])/100;0);0)" office:value-type="float" office:value="9" calcext:value-type="float">
            <text:p>9</text:p>
          </table:table-cell>
          <table:table-cell table:formula="of:=ROUNDUP(MAX((100-MAX([.S$5]+[.$F19];0))*(INT([.$I19]*[.$J19])-[.S$4])/100;0);0)" office:value-type="float" office:value="8" calcext:value-type="float">
            <text:p>8</text:p>
          </table:table-cell>
          <table:table-cell table:formula="of:=ROUNDUP(MAX((100-MAX([.T$5]+[.$F19];0))*(INT([.$I19]*[.$J19])-[.T$4])/100;0);0)" office:value-type="float" office:value="7" calcext:value-type="float">
            <text:p>7</text:p>
          </table:table-cell>
          <table:table-cell table:formula="of:=ROUNDUP(MAX((100-MAX([.U$5]+[.$F19];0))*(INT([.$I19]*[.$J19])-[.U$4])/100;0);0)" office:value-type="float" office:value="6" calcext:value-type="float">
            <text:p>6</text:p>
          </table:table-cell>
          <table:table-cell table:formula="of:=ROUNDUP(MAX((100-MAX([.V$5]+[.$F19];0))*(INT([.$I19]*[.$J19])-[.V$4])/100;0);0)" office:value-type="float" office:value="4" calcext:value-type="float">
            <text:p>4</text:p>
          </table:table-cell>
          <table:table-cell table:formula="of:=ROUNDUP(MAX((100-MAX([.W$5]+[.$F19];0))*(INT([.$I19]*[.$J19])-[.W$4])/100;0);0)" office:value-type="float" office:value="1" calcext:value-type="float">
            <text:p>1</text:p>
          </table:table-cell>
          <table:table-cell table:formula="of:=ROUNDUP(MAX((100-MAX([.X$5]+[.$F19];0))*(INT([.$I19]*[.$J19])-[.X$4])/100;0);0)" office:value-type="float" office:value="0" calcext:value-type="float">
            <text:p>0</text:p>
          </table:table-cell>
          <table:table-cell table:formula="of:=ROUNDUP(MAX((100-MAX([.Y$5]+[.$F19];0))*(INT([.$I19]*[.$J19])-[.Y$4])/100;0);0)" office:value-type="float" office:value="0" calcext:value-type="float">
            <text:p>0</text:p>
          </table:table-cell>
          <table:table-cell table:formula="of:=ROUNDUP(MAX((100-MAX([.Z$5]+[.$F19];0))*(INT([.$I19]*[.$J19])-[.Z$4])/100;0);0)" office:value-type="float" office:value="0" calcext:value-type="float">
            <text:p>0</text:p>
          </table:table-cell>
          <table:table-cell table:formula="of:=ROUNDUP(MAX((100-MAX([.AA$5]+[.$F19];0))*(INT([.$I19]*[.$J1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]/[.H20]" office:value-type="float" office:value="2" calcext:value-type="float">
            <text:p>2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formula="of:=ROUNDUP(MAX((100-MAX([.L$5]+[.$F20];0))*(INT([.$I20]*[.$J20])-[.L$4])/100;0);0)" office:value-type="float" office:value="21" calcext:value-type="float">
            <text:p>21</text:p>
          </table:table-cell>
          <table:table-cell table:formula="of:=ROUNDUP(MAX((100-MAX([.M$5]+[.$F20];0))*(INT([.$I20]*[.$J20])-[.M$4])/100;0);0)" office:value-type="float" office:value="16" calcext:value-type="float">
            <text:p>16</text:p>
          </table:table-cell>
          <table:table-cell table:formula="of:=ROUNDUP(MAX((100-MAX([.N$5]+[.$F20];0))*(INT([.$I20]*[.$J20])-[.N$4])/100;0);0)" office:value-type="float" office:value="14" calcext:value-type="float">
            <text:p>14</text:p>
          </table:table-cell>
          <table:table-cell table:formula="of:=ROUNDUP(MAX((100-MAX([.O$5]+[.$F20];0))*(INT([.$I20]*[.$J20])-[.O$4])/100;0);0)" office:value-type="float" office:value="12" calcext:value-type="float">
            <text:p>12</text:p>
          </table:table-cell>
          <table:table-cell table:formula="of:=ROUNDUP(MAX((100-MAX([.P$5]+[.$F20];0))*(INT([.$I20]*[.$J20])-[.P$4])/100;0);0)" office:value-type="float" office:value="13" calcext:value-type="float">
            <text:p>13</text:p>
          </table:table-cell>
          <table:table-cell table:formula="of:=ROUNDUP(MAX((100-MAX([.Q$5]+[.$F20];0))*(INT([.$I20]*[.$J20])-[.Q$4])/100;0);0)" office:value-type="float" office:value="14" calcext:value-type="float">
            <text:p>14</text:p>
          </table:table-cell>
          <table:table-cell table:formula="of:=ROUNDUP(MAX((100-MAX([.R$5]+[.$F20];0))*(INT([.$I20]*[.$J20])-[.R$4])/100;0);0)" office:value-type="float" office:value="11" calcext:value-type="float">
            <text:p>11</text:p>
          </table:table-cell>
          <table:table-cell table:formula="of:=ROUNDUP(MAX((100-MAX([.S$5]+[.$F20];0))*(INT([.$I20]*[.$J20])-[.S$4])/100;0);0)" office:value-type="float" office:value="10" calcext:value-type="float">
            <text:p>10</text:p>
          </table:table-cell>
          <table:table-cell table:formula="of:=ROUNDUP(MAX((100-MAX([.T$5]+[.$F20];0))*(INT([.$I20]*[.$J20])-[.T$4])/100;0);0)" office:value-type="float" office:value="9" calcext:value-type="float">
            <text:p>9</text:p>
          </table:table-cell>
          <table:table-cell table:formula="of:=ROUNDUP(MAX((100-MAX([.U$5]+[.$F20];0))*(INT([.$I20]*[.$J20])-[.U$4])/100;0);0)" office:value-type="float" office:value="8" calcext:value-type="float">
            <text:p>8</text:p>
          </table:table-cell>
          <table:table-cell table:formula="of:=ROUNDUP(MAX((100-MAX([.V$5]+[.$F20];0))*(INT([.$I20]*[.$J20])-[.V$4])/100;0);0)" office:value-type="float" office:value="8" calcext:value-type="float">
            <text:p>8</text:p>
          </table:table-cell>
          <table:table-cell table:formula="of:=ROUNDUP(MAX((100-MAX([.W$5]+[.$F20];0))*(INT([.$I20]*[.$J20])-[.W$4])/100;0);0)" office:value-type="float" office:value="6" calcext:value-type="float">
            <text:p>6</text:p>
          </table:table-cell>
          <table:table-cell table:formula="of:=ROUNDUP(MAX((100-MAX([.X$5]+[.$F20];0))*(INT([.$I20]*[.$J20])-[.X$4])/100;0);0)" office:value-type="float" office:value="4" calcext:value-type="float">
            <text:p>4</text:p>
          </table:table-cell>
          <table:table-cell table:formula="of:=ROUNDUP(MAX((100-MAX([.Y$5]+[.$F20];0))*(INT([.$I20]*[.$J20])-[.Y$4])/100;0);0)" office:value-type="float" office:value="3" calcext:value-type="float">
            <text:p>3</text:p>
          </table:table-cell>
          <table:table-cell table:formula="of:=ROUNDUP(MAX((100-MAX([.Z$5]+[.$F20];0))*(INT([.$I20]*[.$J20])-[.Z$4])/100;0);0)" office:value-type="float" office:value="2" calcext:value-type="float">
            <text:p>2</text:p>
          </table:table-cell>
          <table:table-cell table:formula="of:=ROUNDUP(MAX((100-MAX([.AA$5]+[.$F20];0))*(INT([.$I20]*[.$J2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H21]" office:value-type="float" office:value="1" calcext:value-type="float">
            <text:p>1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formula="of:=ROUNDUP(MAX((100-MAX([.L$5]+[.$F21];0))*(INT([.$I21]*[.$J21])-[.L$4])/100;0);0)" office:value-type="float" office:value="13" calcext:value-type="float">
            <text:p>13</text:p>
          </table:table-cell>
          <table:table-cell table:formula="of:=ROUNDUP(MAX((100-MAX([.M$5]+[.$F21];0))*(INT([.$I21]*[.$J21])-[.M$4])/100;0);0)" office:value-type="float" office:value="13" calcext:value-type="float">
            <text:p>13</text:p>
          </table:table-cell>
          <table:table-cell table:formula="of:=ROUNDUP(MAX((100-MAX([.N$5]+[.$F21];0))*(INT([.$I21]*[.$J21])-[.N$4])/100;0);0)" office:value-type="float" office:value="11" calcext:value-type="float">
            <text:p>11</text:p>
          </table:table-cell>
          <table:table-cell table:formula="of:=ROUNDUP(MAX((100-MAX([.O$5]+[.$F21];0))*(INT([.$I21]*[.$J21])-[.O$4])/100;0);0)" office:value-type="float" office:value="10" calcext:value-type="float">
            <text:p>10</text:p>
          </table:table-cell>
          <table:table-cell table:formula="of:=ROUNDUP(MAX((100-MAX([.P$5]+[.$F21];0))*(INT([.$I21]*[.$J21])-[.P$4])/100;0);0)" office:value-type="float" office:value="10" calcext:value-type="float">
            <text:p>10</text:p>
          </table:table-cell>
          <table:table-cell table:formula="of:=ROUNDUP(MAX((100-MAX([.Q$5]+[.$F21];0))*(INT([.$I21]*[.$J21])-[.Q$4])/100;0);0)" office:value-type="float" office:value="9" calcext:value-type="float">
            <text:p>9</text:p>
          </table:table-cell>
          <table:table-cell table:formula="of:=ROUNDUP(MAX((100-MAX([.R$5]+[.$F21];0))*(INT([.$I21]*[.$J21])-[.R$4])/100;0);0)" office:value-type="float" office:value="9" calcext:value-type="float">
            <text:p>9</text:p>
          </table:table-cell>
          <table:table-cell table:formula="of:=ROUNDUP(MAX((100-MAX([.S$5]+[.$F21];0))*(INT([.$I21]*[.$J21])-[.S$4])/100;0);0)" office:value-type="float" office:value="8" calcext:value-type="float">
            <text:p>8</text:p>
          </table:table-cell>
          <table:table-cell table:formula="of:=ROUNDUP(MAX((100-MAX([.T$5]+[.$F21];0))*(INT([.$I21]*[.$J21])-[.T$4])/100;0);0)" office:value-type="float" office:value="7" calcext:value-type="float">
            <text:p>7</text:p>
          </table:table-cell>
          <table:table-cell table:formula="of:=ROUNDUP(MAX((100-MAX([.U$5]+[.$F21];0))*(INT([.$I21]*[.$J21])-[.U$4])/100;0);0)" office:value-type="float" office:value="6" calcext:value-type="float">
            <text:p>6</text:p>
          </table:table-cell>
          <table:table-cell table:formula="of:=ROUNDUP(MAX((100-MAX([.V$5]+[.$F21];0))*(INT([.$I21]*[.$J21])-[.V$4])/100;0);0)" office:value-type="float" office:value="4" calcext:value-type="float">
            <text:p>4</text:p>
          </table:table-cell>
          <table:table-cell table:formula="of:=ROUNDUP(MAX((100-MAX([.W$5]+[.$F21];0))*(INT([.$I21]*[.$J21])-[.W$4])/100;0);0)" office:value-type="float" office:value="1" calcext:value-type="float">
            <text:p>1</text:p>
          </table:table-cell>
          <table:table-cell table:formula="of:=ROUNDUP(MAX((100-MAX([.X$5]+[.$F21];0))*(INT([.$I21]*[.$J21])-[.X$4])/100;0);0)" office:value-type="float" office:value="0" calcext:value-type="float">
            <text:p>0</text:p>
          </table:table-cell>
          <table:table-cell table:formula="of:=ROUNDUP(MAX((100-MAX([.Y$5]+[.$F21];0))*(INT([.$I21]*[.$J21])-[.Y$4])/100;0);0)" office:value-type="float" office:value="0" calcext:value-type="float">
            <text:p>0</text:p>
          </table:table-cell>
          <table:table-cell table:formula="of:=ROUNDUP(MAX((100-MAX([.Z$5]+[.$F21];0))*(INT([.$I21]*[.$J21])-[.Z$4])/100;0);0)" office:value-type="float" office:value="0" calcext:value-type="float">
            <text:p>0</text:p>
          </table:table-cell>
          <table:table-cell table:formula="of:=ROUNDUP(MAX((100-MAX([.AA$5]+[.$F21];0))*(INT([.$I21]*[.$J2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H22]" office:value-type="float" office:value="1" calcext:value-type="float">
            <text:p>1</text:p>
          </table:table-cell>
          <table:table-cell table:formula="of:=ROUND(AVERAGE([.C22];[.D22]))" office:value-type="float" office:value="15" calcext:value-type="float">
            <text:p>15</text:p>
          </table:table-cell>
          <table:table-cell/>
          <table:table-cell table:formula="of:=ROUNDUP(MAX((100-MAX([.L$5]+[.$F22];0))*(INT([.$I22]*[.$J22])-[.L$4])/100;0);0)" office:value-type="float" office:value="15" calcext:value-type="float">
            <text:p>15</text:p>
          </table:table-cell>
          <table:table-cell table:formula="of:=ROUNDUP(MAX((100-MAX([.M$5]+[.$F22];0))*(INT([.$I22]*[.$J22])-[.M$4])/100;0);0)" office:value-type="float" office:value="12" calcext:value-type="float">
            <text:p>12</text:p>
          </table:table-cell>
          <table:table-cell table:formula="of:=ROUNDUP(MAX((100-MAX([.N$5]+[.$F22];0))*(INT([.$I22]*[.$J22])-[.N$4])/100;0);0)" office:value-type="float" office:value="10" calcext:value-type="float">
            <text:p>10</text:p>
          </table:table-cell>
          <table:table-cell table:formula="of:=ROUNDUP(MAX((100-MAX([.O$5]+[.$F22];0))*(INT([.$I22]*[.$J22])-[.O$4])/100;0);0)" office:value-type="float" office:value="10" calcext:value-type="float">
            <text:p>10</text:p>
          </table:table-cell>
          <table:table-cell table:formula="of:=ROUNDUP(MAX((100-MAX([.P$5]+[.$F22];0))*(INT([.$I22]*[.$J22])-[.P$4])/100;0);0)" office:value-type="float" office:value="9" calcext:value-type="float">
            <text:p>9</text:p>
          </table:table-cell>
          <table:table-cell table:formula="of:=ROUNDUP(MAX((100-MAX([.Q$5]+[.$F22];0))*(INT([.$I22]*[.$J22])-[.Q$4])/100;0);0)" office:value-type="float" office:value="9" calcext:value-type="float">
            <text:p>9</text:p>
          </table:table-cell>
          <table:table-cell table:formula="of:=ROUNDUP(MAX((100-MAX([.R$5]+[.$F22];0))*(INT([.$I22]*[.$J22])-[.R$4])/100;0);0)" office:value-type="float" office:value="8" calcext:value-type="float">
            <text:p>8</text:p>
          </table:table-cell>
          <table:table-cell table:formula="of:=ROUNDUP(MAX((100-MAX([.S$5]+[.$F22];0))*(INT([.$I22]*[.$J22])-[.S$4])/100;0);0)" office:value-type="float" office:value="8" calcext:value-type="float">
            <text:p>8</text:p>
          </table:table-cell>
          <table:table-cell table:formula="of:=ROUNDUP(MAX((100-MAX([.T$5]+[.$F22];0))*(INT([.$I22]*[.$J22])-[.T$4])/100;0);0)" office:value-type="float" office:value="6" calcext:value-type="float">
            <text:p>6</text:p>
          </table:table-cell>
          <table:table-cell table:formula="of:=ROUNDUP(MAX((100-MAX([.U$5]+[.$F22];0))*(INT([.$I22]*[.$J22])-[.U$4])/100;0);0)" office:value-type="float" office:value="6" calcext:value-type="float">
            <text:p>6</text:p>
          </table:table-cell>
          <table:table-cell table:formula="of:=ROUNDUP(MAX((100-MAX([.V$5]+[.$F22];0))*(INT([.$I22]*[.$J22])-[.V$4])/100;0);0)" office:value-type="float" office:value="5" calcext:value-type="float">
            <text:p>5</text:p>
          </table:table-cell>
          <table:table-cell table:formula="of:=ROUNDUP(MAX((100-MAX([.W$5]+[.$F22];0))*(INT([.$I22]*[.$J22])-[.W$4])/100;0);0)" office:value-type="float" office:value="2" calcext:value-type="float">
            <text:p>2</text:p>
          </table:table-cell>
          <table:table-cell table:formula="of:=ROUNDUP(MAX((100-MAX([.X$5]+[.$F22];0))*(INT([.$I22]*[.$J22])-[.X$4])/100;0);0)" office:value-type="float" office:value="1" calcext:value-type="float">
            <text:p>1</text:p>
          </table:table-cell>
          <table:table-cell table:formula="of:=ROUNDUP(MAX((100-MAX([.Y$5]+[.$F22];0))*(INT([.$I22]*[.$J22])-[.Y$4])/100;0);0)" office:value-type="float" office:value="0" calcext:value-type="float">
            <text:p>0</text:p>
          </table:table-cell>
          <table:table-cell table:formula="of:=ROUNDUP(MAX((100-MAX([.Z$5]+[.$F22];0))*(INT([.$I22]*[.$J22])-[.Z$4])/100;0);0)" office:value-type="float" office:value="0" calcext:value-type="float">
            <text:p>0</text:p>
          </table:table-cell>
          <table:table-cell table:formula="of:=ROUNDUP(MAX((100-MAX([.AA$5]+[.$F22];0))*(INT([.$I22]*[.$J2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H23]" office:value-type="float" office:value="1" calcext:value-type="float">
            <text:p>1</text:p>
          </table:table-cell>
          <table:table-cell table:formula="of:=ROUND(AVERAGE([.C23];[.D23]))" office:value-type="float" office:value="12" calcext:value-type="float">
            <text:p>12</text:p>
          </table:table-cell>
          <table:table-cell/>
          <table:table-cell table:formula="of:=ROUNDUP(MAX((100-MAX([.L$5]+[.$F23];0))*(INT([.$I23]*[.$J23])-[.L$4])/100;0);0)" office:value-type="float" office:value="12" calcext:value-type="float">
            <text:p>12</text:p>
          </table:table-cell>
          <table:table-cell table:formula="of:=ROUNDUP(MAX((100-MAX([.M$5]+[.$F23];0))*(INT([.$I23]*[.$J23])-[.M$4])/100;0);0)" office:value-type="float" office:value="10" calcext:value-type="float">
            <text:p>10</text:p>
          </table:table-cell>
          <table:table-cell table:formula="of:=ROUNDUP(MAX((100-MAX([.N$5]+[.$F23];0))*(INT([.$I23]*[.$J23])-[.N$4])/100;0);0)" office:value-type="float" office:value="8" calcext:value-type="float">
            <text:p>8</text:p>
          </table:table-cell>
          <table:table-cell table:formula="of:=ROUNDUP(MAX((100-MAX([.O$5]+[.$F23];0))*(INT([.$I23]*[.$J23])-[.O$4])/100;0);0)" office:value-type="float" office:value="7" calcext:value-type="float">
            <text:p>7</text:p>
          </table:table-cell>
          <table:table-cell table:formula="of:=ROUNDUP(MAX((100-MAX([.P$5]+[.$F23];0))*(INT([.$I23]*[.$J23])-[.P$4])/100;0);0)" office:value-type="float" office:value="7" calcext:value-type="float">
            <text:p>7</text:p>
          </table:table-cell>
          <table:table-cell table:formula="of:=ROUNDUP(MAX((100-MAX([.Q$5]+[.$F23];0))*(INT([.$I23]*[.$J23])-[.Q$4])/100;0);0)" office:value-type="float" office:value="7" calcext:value-type="float">
            <text:p>7</text:p>
          </table:table-cell>
          <table:table-cell table:formula="of:=ROUNDUP(MAX((100-MAX([.R$5]+[.$F23];0))*(INT([.$I23]*[.$J23])-[.R$4])/100;0);0)" office:value-type="float" office:value="6" calcext:value-type="float">
            <text:p>6</text:p>
          </table:table-cell>
          <table:table-cell table:formula="of:=ROUNDUP(MAX((100-MAX([.S$5]+[.$F23];0))*(INT([.$I23]*[.$J23])-[.S$4])/100;0);0)" office:value-type="float" office:value="6" calcext:value-type="float">
            <text:p>6</text:p>
          </table:table-cell>
          <table:table-cell table:formula="of:=ROUNDUP(MAX((100-MAX([.T$5]+[.$F23];0))*(INT([.$I23]*[.$J23])-[.T$4])/100;0);0)" office:value-type="float" office:value="5" calcext:value-type="float">
            <text:p>5</text:p>
          </table:table-cell>
          <table:table-cell table:formula="of:=ROUNDUP(MAX((100-MAX([.U$5]+[.$F23];0))*(INT([.$I23]*[.$J23])-[.U$4])/100;0);0)" office:value-type="float" office:value="4" calcext:value-type="float">
            <text:p>4</text:p>
          </table:table-cell>
          <table:table-cell table:formula="of:=ROUNDUP(MAX((100-MAX([.V$5]+[.$F23];0))*(INT([.$I23]*[.$J23])-[.V$4])/100;0);0)" office:value-type="float" office:value="3" calcext:value-type="float">
            <text:p>3</text:p>
          </table:table-cell>
          <table:table-cell table:formula="of:=ROUNDUP(MAX((100-MAX([.W$5]+[.$F23];0))*(INT([.$I23]*[.$J23])-[.W$4])/100;0);0)" office:value-type="float" office:value="0" calcext:value-type="float">
            <text:p>0</text:p>
          </table:table-cell>
          <table:table-cell table:formula="of:=ROUNDUP(MAX((100-MAX([.X$5]+[.$F23];0))*(INT([.$I23]*[.$J23])-[.X$4])/100;0);0)" office:value-type="float" office:value="0" calcext:value-type="float">
            <text:p>0</text:p>
          </table:table-cell>
          <table:table-cell table:formula="of:=ROUNDUP(MAX((100-MAX([.Y$5]+[.$F23];0))*(INT([.$I23]*[.$J23])-[.Y$4])/100;0);0)" office:value-type="float" office:value="0" calcext:value-type="float">
            <text:p>0</text:p>
          </table:table-cell>
          <table:table-cell table:formula="of:=ROUNDUP(MAX((100-MAX([.Z$5]+[.$F23];0))*(INT([.$I23]*[.$J23])-[.Z$4])/100;0);0)" office:value-type="float" office:value="0" calcext:value-type="float">
            <text:p>0</text:p>
          </table:table-cell>
          <table:table-cell table:formula="of:=ROUNDUP(MAX((100-MAX([.AA$5]+[.$F23];0))*(INT([.$I23]*[.$J2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4]/[.H24]" office:value-type="float" office:value="2" calcext:value-type="float">
            <text:p>2</text:p>
          </table:table-cell>
          <table:table-cell table:formula="of:=ROUND(AVERAGE([.C24];[.D24]))" office:value-type="float" office:value="9" calcext:value-type="float">
            <text:p>9</text:p>
          </table:table-cell>
          <table:table-cell/>
          <table:table-cell table:formula="of:=ROUNDUP(MAX((100-MAX([.L$5]+[.$F24];0))*(INT([.$I24]*[.$J24])-[.L$4])/100;0);0)" office:value-type="float" office:value="14" calcext:value-type="float">
            <text:p>14</text:p>
          </table:table-cell>
          <table:table-cell table:formula="of:=ROUNDUP(MAX((100-MAX([.M$5]+[.$F24];0))*(INT([.$I24]*[.$J24])-[.M$4])/100;0);0)" office:value-type="float" office:value="10" calcext:value-type="float">
            <text:p>10</text:p>
          </table:table-cell>
          <table:table-cell table:formula="of:=ROUNDUP(MAX((100-MAX([.N$5]+[.$F24];0))*(INT([.$I24]*[.$J24])-[.N$4])/100;0);0)" office:value-type="float" office:value="8" calcext:value-type="float">
            <text:p>8</text:p>
          </table:table-cell>
          <table:table-cell table:formula="of:=ROUNDUP(MAX((100-MAX([.O$5]+[.$F24];0))*(INT([.$I24]*[.$J24])-[.O$4])/100;0);0)" office:value-type="float" office:value="8" calcext:value-type="float">
            <text:p>8</text:p>
          </table:table-cell>
          <table:table-cell table:formula="of:=ROUNDUP(MAX((100-MAX([.P$5]+[.$F24];0))*(INT([.$I24]*[.$J24])-[.P$4])/100;0);0)" office:value-type="float" office:value="8" calcext:value-type="float">
            <text:p>8</text:p>
          </table:table-cell>
          <table:table-cell table:formula="of:=ROUNDUP(MAX((100-MAX([.Q$5]+[.$F24];0))*(INT([.$I24]*[.$J24])-[.Q$4])/100;0);0)" office:value-type="float" office:value="8" calcext:value-type="float">
            <text:p>8</text:p>
          </table:table-cell>
          <table:table-cell table:formula="of:=ROUNDUP(MAX((100-MAX([.R$5]+[.$F24];0))*(INT([.$I24]*[.$J24])-[.R$4])/100;0);0)" office:value-type="float" office:value="7" calcext:value-type="float">
            <text:p>7</text:p>
          </table:table-cell>
          <table:table-cell table:formula="of:=ROUNDUP(MAX((100-MAX([.S$5]+[.$F24];0))*(INT([.$I24]*[.$J24])-[.S$4])/100;0);0)" office:value-type="float" office:value="6" calcext:value-type="float">
            <text:p>6</text:p>
          </table:table-cell>
          <table:table-cell table:formula="of:=ROUNDUP(MAX((100-MAX([.T$5]+[.$F24];0))*(INT([.$I24]*[.$J24])-[.T$4])/100;0);0)" office:value-type="float" office:value="5" calcext:value-type="float">
            <text:p>5</text:p>
          </table:table-cell>
          <table:table-cell table:formula="of:=ROUNDUP(MAX((100-MAX([.U$5]+[.$F24];0))*(INT([.$I24]*[.$J24])-[.U$4])/100;0);0)" office:value-type="float" office:value="5" calcext:value-type="float">
            <text:p>5</text:p>
          </table:table-cell>
          <table:table-cell table:formula="of:=ROUNDUP(MAX((100-MAX([.V$5]+[.$F24];0))*(INT([.$I24]*[.$J24])-[.V$4])/100;0);0)" office:value-type="float" office:value="4" calcext:value-type="float">
            <text:p>4</text:p>
          </table:table-cell>
          <table:table-cell table:formula="of:=ROUNDUP(MAX((100-MAX([.W$5]+[.$F24];0))*(INT([.$I24]*[.$J24])-[.W$4])/100;0);0)" office:value-type="float" office:value="3" calcext:value-type="float">
            <text:p>3</text:p>
          </table:table-cell>
          <table:table-cell table:formula="of:=ROUNDUP(MAX((100-MAX([.X$5]+[.$F24];0))*(INT([.$I24]*[.$J24])-[.X$4])/100;0);0)" office:value-type="float" office:value="2" calcext:value-type="float">
            <text:p>2</text:p>
          </table:table-cell>
          <table:table-cell table:formula="of:=ROUNDUP(MAX((100-MAX([.Y$5]+[.$F24];0))*(INT([.$I24]*[.$J24])-[.Y$4])/100;0);0)" office:value-type="float" office:value="1" calcext:value-type="float">
            <text:p>1</text:p>
          </table:table-cell>
          <table:table-cell table:formula="of:=ROUNDUP(MAX((100-MAX([.Z$5]+[.$F24];0))*(INT([.$I24]*[.$J24])-[.Z$4])/100;0);0)" office:value-type="float" office:value="0" calcext:value-type="float">
            <text:p>0</text:p>
          </table:table-cell>
          <table:table-cell table:formula="of:=ROUNDUP(MAX((100-MAX([.AA$5]+[.$F24];0))*(INT([.$I24]*[.$J2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5]/[.H25]" office:value-type="float" office:value="0.5" calcext:value-type="float">
            <text:p>0.5</text:p>
          </table:table-cell>
          <table:table-cell table:formula="of:=ROUND(AVERAGE([.C25];[.D25]))" office:value-type="float" office:value="9" calcext:value-type="float">
            <text:p>9</text:p>
          </table:table-cell>
          <table:table-cell/>
          <table:table-cell table:formula="of:=ROUNDUP(MAX((100-MAX([.L$5]+[.$F25];0))*(INT([.$I25]*[.$J25])-[.L$4])/100;0);0)" office:value-type="float" office:value="4" calcext:value-type="float">
            <text:p>4</text:p>
          </table:table-cell>
          <table:table-cell table:formula="of:=ROUNDUP(MAX((100-MAX([.M$5]+[.$F25];0))*(INT([.$I25]*[.$J25])-[.M$4])/100;0);0)" office:value-type="float" office:value="4" calcext:value-type="float">
            <text:p>4</text:p>
          </table:table-cell>
          <table:table-cell table:formula="of:=ROUNDUP(MAX((100-MAX([.N$5]+[.$F25];0))*(INT([.$I25]*[.$J25])-[.N$4])/100;0);0)" office:value-type="float" office:value="2" calcext:value-type="float">
            <text:p>2</text:p>
          </table:table-cell>
          <table:table-cell table:formula="of:=ROUNDUP(MAX((100-MAX([.O$5]+[.$F25];0))*(INT([.$I25]*[.$J25])-[.O$4])/100;0);0)" office:value-type="float" office:value="2" calcext:value-type="float">
            <text:p>2</text:p>
          </table:table-cell>
          <table:table-cell table:formula="of:=ROUNDUP(MAX((100-MAX([.P$5]+[.$F25];0))*(INT([.$I25]*[.$J25])-[.P$4])/100;0);0)" office:value-type="float" office:value="1" calcext:value-type="float">
            <text:p>1</text:p>
          </table:table-cell>
          <table:table-cell table:formula="of:=ROUNDUP(MAX((100-MAX([.Q$5]+[.$F25];0))*(INT([.$I25]*[.$J25])-[.Q$4])/100;0);0)" office:value-type="float" office:value="0" calcext:value-type="float">
            <text:p>0</text:p>
          </table:table-cell>
          <table:table-cell table:formula="of:=ROUNDUP(MAX((100-MAX([.R$5]+[.$F25];0))*(INT([.$I25]*[.$J25])-[.R$4])/100;0);0)" office:value-type="float" office:value="0" calcext:value-type="float">
            <text:p>0</text:p>
          </table:table-cell>
          <table:table-cell table:formula="of:=ROUNDUP(MAX((100-MAX([.S$5]+[.$F25];0))*(INT([.$I25]*[.$J25])-[.S$4])/100;0);0)" office:value-type="float" office:value="0" calcext:value-type="float">
            <text:p>0</text:p>
          </table:table-cell>
          <table:table-cell table:formula="of:=ROUNDUP(MAX((100-MAX([.T$5]+[.$F25];0))*(INT([.$I25]*[.$J25])-[.T$4])/100;0);0)" office:value-type="float" office:value="0" calcext:value-type="float">
            <text:p>0</text:p>
          </table:table-cell>
          <table:table-cell table:formula="of:=ROUNDUP(MAX((100-MAX([.U$5]+[.$F25];0))*(INT([.$I25]*[.$J25])-[.U$4])/100;0);0)" office:value-type="float" office:value="0" calcext:value-type="float">
            <text:p>0</text:p>
          </table:table-cell>
          <table:table-cell table:formula="of:=ROUNDUP(MAX((100-MAX([.V$5]+[.$F25];0))*(INT([.$I25]*[.$J25])-[.V$4])/100;0);0)" office:value-type="float" office:value="0" calcext:value-type="float">
            <text:p>0</text:p>
          </table:table-cell>
          <table:table-cell table:formula="of:=ROUNDUP(MAX((100-MAX([.W$5]+[.$F25];0))*(INT([.$I25]*[.$J25])-[.W$4])/100;0);0)" office:value-type="float" office:value="0" calcext:value-type="float">
            <text:p>0</text:p>
          </table:table-cell>
          <table:table-cell table:formula="of:=ROUNDUP(MAX((100-MAX([.X$5]+[.$F25];0))*(INT([.$I25]*[.$J25])-[.X$4])/100;0);0)" office:value-type="float" office:value="0" calcext:value-type="float">
            <text:p>0</text:p>
          </table:table-cell>
          <table:table-cell table:formula="of:=ROUNDUP(MAX((100-MAX([.Y$5]+[.$F25];0))*(INT([.$I25]*[.$J25])-[.Y$4])/100;0);0)" office:value-type="float" office:value="0" calcext:value-type="float">
            <text:p>0</text:p>
          </table:table-cell>
          <table:table-cell table:formula="of:=ROUNDUP(MAX((100-MAX([.Z$5]+[.$F25];0))*(INT([.$I25]*[.$J25])-[.Z$4])/100;0);0)" office:value-type="float" office:value="0" calcext:value-type="float">
            <text:p>0</text:p>
          </table:table-cell>
          <table:table-cell table:formula="of:=ROUNDUP(MAX((100-MAX([.AA$5]+[.$F25];0))*(INT([.$I25]*[.$J2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6]/[.H26]" office:value-type="float" office:value="2" calcext:value-type="float">
            <text:p>2</text:p>
          </table:table-cell>
          <table:table-cell table:formula="of:=ROUND(AVERAGE([.C26];[.D26]))" office:value-type="float" office:value="9" calcext:value-type="float">
            <text:p>9</text:p>
          </table:table-cell>
          <table:table-cell/>
          <table:table-cell table:formula="of:=ROUNDUP(MAX((100-MAX([.L$5]+[.$F26];0))*(INT([.$I26]*[.$J26])-[.L$4])/100;0);0)" office:value-type="float" office:value="14" calcext:value-type="float">
            <text:p>14</text:p>
          </table:table-cell>
          <table:table-cell table:formula="of:=ROUNDUP(MAX((100-MAX([.M$5]+[.$F26];0))*(INT([.$I26]*[.$J26])-[.M$4])/100;0);0)" office:value-type="float" office:value="10" calcext:value-type="float">
            <text:p>10</text:p>
          </table:table-cell>
          <table:table-cell table:formula="of:=ROUNDUP(MAX((100-MAX([.N$5]+[.$F26];0))*(INT([.$I26]*[.$J26])-[.N$4])/100;0);0)" office:value-type="float" office:value="8" calcext:value-type="float">
            <text:p>8</text:p>
          </table:table-cell>
          <table:table-cell table:formula="of:=ROUNDUP(MAX((100-MAX([.O$5]+[.$F26];0))*(INT([.$I26]*[.$J26])-[.O$4])/100;0);0)" office:value-type="float" office:value="8" calcext:value-type="float">
            <text:p>8</text:p>
          </table:table-cell>
          <table:table-cell table:formula="of:=ROUNDUP(MAX((100-MAX([.P$5]+[.$F26];0))*(INT([.$I26]*[.$J26])-[.P$4])/100;0);0)" office:value-type="float" office:value="8" calcext:value-type="float">
            <text:p>8</text:p>
          </table:table-cell>
          <table:table-cell table:formula="of:=ROUNDUP(MAX((100-MAX([.Q$5]+[.$F26];0))*(INT([.$I26]*[.$J26])-[.Q$4])/100;0);0)" office:value-type="float" office:value="8" calcext:value-type="float">
            <text:p>8</text:p>
          </table:table-cell>
          <table:table-cell table:formula="of:=ROUNDUP(MAX((100-MAX([.R$5]+[.$F26];0))*(INT([.$I26]*[.$J26])-[.R$4])/100;0);0)" office:value-type="float" office:value="7" calcext:value-type="float">
            <text:p>7</text:p>
          </table:table-cell>
          <table:table-cell table:formula="of:=ROUNDUP(MAX((100-MAX([.S$5]+[.$F26];0))*(INT([.$I26]*[.$J26])-[.S$4])/100;0);0)" office:value-type="float" office:value="6" calcext:value-type="float">
            <text:p>6</text:p>
          </table:table-cell>
          <table:table-cell table:formula="of:=ROUNDUP(MAX((100-MAX([.T$5]+[.$F26];0))*(INT([.$I26]*[.$J26])-[.T$4])/100;0);0)" office:value-type="float" office:value="5" calcext:value-type="float">
            <text:p>5</text:p>
          </table:table-cell>
          <table:table-cell table:formula="of:=ROUNDUP(MAX((100-MAX([.U$5]+[.$F26];0))*(INT([.$I26]*[.$J26])-[.U$4])/100;0);0)" office:value-type="float" office:value="5" calcext:value-type="float">
            <text:p>5</text:p>
          </table:table-cell>
          <table:table-cell table:formula="of:=ROUNDUP(MAX((100-MAX([.V$5]+[.$F26];0))*(INT([.$I26]*[.$J26])-[.V$4])/100;0);0)" office:value-type="float" office:value="4" calcext:value-type="float">
            <text:p>4</text:p>
          </table:table-cell>
          <table:table-cell table:formula="of:=ROUNDUP(MAX((100-MAX([.W$5]+[.$F26];0))*(INT([.$I26]*[.$J26])-[.W$4])/100;0);0)" office:value-type="float" office:value="3" calcext:value-type="float">
            <text:p>3</text:p>
          </table:table-cell>
          <table:table-cell table:formula="of:=ROUNDUP(MAX((100-MAX([.X$5]+[.$F26];0))*(INT([.$I26]*[.$J26])-[.X$4])/100;0);0)" office:value-type="float" office:value="2" calcext:value-type="float">
            <text:p>2</text:p>
          </table:table-cell>
          <table:table-cell table:formula="of:=ROUNDUP(MAX((100-MAX([.Y$5]+[.$F26];0))*(INT([.$I26]*[.$J26])-[.Y$4])/100;0);0)" office:value-type="float" office:value="1" calcext:value-type="float">
            <text:p>1</text:p>
          </table:table-cell>
          <table:table-cell table:formula="of:=ROUNDUP(MAX((100-MAX([.Z$5]+[.$F26];0))*(INT([.$I26]*[.$J26])-[.Z$4])/100;0);0)" office:value-type="float" office:value="0" calcext:value-type="float">
            <text:p>0</text:p>
          </table:table-cell>
          <table:table-cell table:formula="of:=ROUNDUP(MAX((100-MAX([.AA$5]+[.$F26];0))*(INT([.$I26]*[.$J2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7]/[.H27]" office:value-type="float" office:value="0.5" calcext:value-type="float">
            <text:p>0.5</text:p>
          </table:table-cell>
          <table:table-cell table:formula="of:=ROUND(AVERAGE([.C27];[.D27]))" office:value-type="float" office:value="9" calcext:value-type="float">
            <text:p>9</text:p>
          </table:table-cell>
          <table:table-cell/>
          <table:table-cell table:formula="of:=ROUNDUP(MAX((100-MAX([.L$5]+[.$F27];0))*(INT([.$I27]*[.$J27])-[.L$4])/100;0);0)" office:value-type="float" office:value="4" calcext:value-type="float">
            <text:p>4</text:p>
          </table:table-cell>
          <table:table-cell table:formula="of:=ROUNDUP(MAX((100-MAX([.M$5]+[.$F27];0))*(INT([.$I27]*[.$J27])-[.M$4])/100;0);0)" office:value-type="float" office:value="4" calcext:value-type="float">
            <text:p>4</text:p>
          </table:table-cell>
          <table:table-cell table:formula="of:=ROUNDUP(MAX((100-MAX([.N$5]+[.$F27];0))*(INT([.$I27]*[.$J27])-[.N$4])/100;0);0)" office:value-type="float" office:value="2" calcext:value-type="float">
            <text:p>2</text:p>
          </table:table-cell>
          <table:table-cell table:formula="of:=ROUNDUP(MAX((100-MAX([.O$5]+[.$F27];0))*(INT([.$I27]*[.$J27])-[.O$4])/100;0);0)" office:value-type="float" office:value="2" calcext:value-type="float">
            <text:p>2</text:p>
          </table:table-cell>
          <table:table-cell table:formula="of:=ROUNDUP(MAX((100-MAX([.P$5]+[.$F27];0))*(INT([.$I27]*[.$J27])-[.P$4])/100;0);0)" office:value-type="float" office:value="1" calcext:value-type="float">
            <text:p>1</text:p>
          </table:table-cell>
          <table:table-cell table:formula="of:=ROUNDUP(MAX((100-MAX([.Q$5]+[.$F27];0))*(INT([.$I27]*[.$J27])-[.Q$4])/100;0);0)" office:value-type="float" office:value="0" calcext:value-type="float">
            <text:p>0</text:p>
          </table:table-cell>
          <table:table-cell table:formula="of:=ROUNDUP(MAX((100-MAX([.R$5]+[.$F27];0))*(INT([.$I27]*[.$J27])-[.R$4])/100;0);0)" office:value-type="float" office:value="0" calcext:value-type="float">
            <text:p>0</text:p>
          </table:table-cell>
          <table:table-cell table:formula="of:=ROUNDUP(MAX((100-MAX([.S$5]+[.$F27];0))*(INT([.$I27]*[.$J27])-[.S$4])/100;0);0)" office:value-type="float" office:value="0" calcext:value-type="float">
            <text:p>0</text:p>
          </table:table-cell>
          <table:table-cell table:formula="of:=ROUNDUP(MAX((100-MAX([.T$5]+[.$F27];0))*(INT([.$I27]*[.$J27])-[.T$4])/100;0);0)" office:value-type="float" office:value="0" calcext:value-type="float">
            <text:p>0</text:p>
          </table:table-cell>
          <table:table-cell table:formula="of:=ROUNDUP(MAX((100-MAX([.U$5]+[.$F27];0))*(INT([.$I27]*[.$J27])-[.U$4])/100;0);0)" office:value-type="float" office:value="0" calcext:value-type="float">
            <text:p>0</text:p>
          </table:table-cell>
          <table:table-cell table:formula="of:=ROUNDUP(MAX((100-MAX([.V$5]+[.$F27];0))*(INT([.$I27]*[.$J27])-[.V$4])/100;0);0)" office:value-type="float" office:value="0" calcext:value-type="float">
            <text:p>0</text:p>
          </table:table-cell>
          <table:table-cell table:formula="of:=ROUNDUP(MAX((100-MAX([.W$5]+[.$F27];0))*(INT([.$I27]*[.$J27])-[.W$4])/100;0);0)" office:value-type="float" office:value="0" calcext:value-type="float">
            <text:p>0</text:p>
          </table:table-cell>
          <table:table-cell table:formula="of:=ROUNDUP(MAX((100-MAX([.X$5]+[.$F27];0))*(INT([.$I27]*[.$J27])-[.X$4])/100;0);0)" office:value-type="float" office:value="0" calcext:value-type="float">
            <text:p>0</text:p>
          </table:table-cell>
          <table:table-cell table:formula="of:=ROUNDUP(MAX((100-MAX([.Y$5]+[.$F27];0))*(INT([.$I27]*[.$J27])-[.Y$4])/100;0);0)" office:value-type="float" office:value="0" calcext:value-type="float">
            <text:p>0</text:p>
          </table:table-cell>
          <table:table-cell table:formula="of:=ROUNDUP(MAX((100-MAX([.Z$5]+[.$F27];0))*(INT([.$I27]*[.$J27])-[.Z$4])/100;0);0)" office:value-type="float" office:value="0" calcext:value-type="float">
            <text:p>0</text:p>
          </table:table-cell>
          <table:table-cell table:formula="of:=ROUNDUP(MAX((100-MAX([.AA$5]+[.$F27];0))*(INT([.$I27]*[.$J2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[.H28]" office:value-type="float" office:value="2" calcext:value-type="float">
            <text:p>2</text:p>
          </table:table-cell>
          <table:table-cell table:formula="of:=ROUND(AVERAGE([.C28];[.D28]))" office:value-type="float" office:value="14" calcext:value-type="float">
            <text:p>14</text:p>
          </table:table-cell>
          <table:table-cell/>
          <table:table-cell table:formula="of:=ROUNDUP(MAX((100-MAX([.L$5]+[.$F28];0))*(INT([.$I28]*[.$J28])-[.L$4])/100;0);0)" office:value-type="float" office:value="21" calcext:value-type="float">
            <text:p>21</text:p>
          </table:table-cell>
          <table:table-cell table:formula="of:=ROUNDUP(MAX((100-MAX([.M$5]+[.$F28];0))*(INT([.$I28]*[.$J28])-[.M$4])/100;0);0)" office:value-type="float" office:value="16" calcext:value-type="float">
            <text:p>16</text:p>
          </table:table-cell>
          <table:table-cell table:formula="of:=ROUNDUP(MAX((100-MAX([.N$5]+[.$F28];0))*(INT([.$I28]*[.$J28])-[.N$4])/100;0);0)" office:value-type="float" office:value="13" calcext:value-type="float">
            <text:p>13</text:p>
          </table:table-cell>
          <table:table-cell table:formula="of:=ROUNDUP(MAX((100-MAX([.O$5]+[.$F28];0))*(INT([.$I28]*[.$J28])-[.O$4])/100;0);0)" office:value-type="float" office:value="12" calcext:value-type="float">
            <text:p>12</text:p>
          </table:table-cell>
          <table:table-cell table:formula="of:=ROUNDUP(MAX((100-MAX([.P$5]+[.$F28];0))*(INT([.$I28]*[.$J28])-[.P$4])/100;0);0)" office:value-type="float" office:value="13" calcext:value-type="float">
            <text:p>13</text:p>
          </table:table-cell>
          <table:table-cell table:formula="of:=ROUNDUP(MAX((100-MAX([.Q$5]+[.$F28];0))*(INT([.$I28]*[.$J28])-[.Q$4])/100;0);0)" office:value-type="float" office:value="14" calcext:value-type="float">
            <text:p>14</text:p>
          </table:table-cell>
          <table:table-cell table:formula="of:=ROUNDUP(MAX((100-MAX([.R$5]+[.$F28];0))*(INT([.$I28]*[.$J28])-[.R$4])/100;0);0)" office:value-type="float" office:value="11" calcext:value-type="float">
            <text:p>11</text:p>
          </table:table-cell>
          <table:table-cell table:formula="of:=ROUNDUP(MAX((100-MAX([.S$5]+[.$F28];0))*(INT([.$I28]*[.$J28])-[.S$4])/100;0);0)" office:value-type="float" office:value="10" calcext:value-type="float">
            <text:p>10</text:p>
          </table:table-cell>
          <table:table-cell table:formula="of:=ROUNDUP(MAX((100-MAX([.T$5]+[.$F28];0))*(INT([.$I28]*[.$J28])-[.T$4])/100;0);0)" office:value-type="float" office:value="9" calcext:value-type="float">
            <text:p>9</text:p>
          </table:table-cell>
          <table:table-cell table:formula="of:=ROUNDUP(MAX((100-MAX([.U$5]+[.$F28];0))*(INT([.$I28]*[.$J28])-[.U$4])/100;0);0)" office:value-type="float" office:value="8" calcext:value-type="float">
            <text:p>8</text:p>
          </table:table-cell>
          <table:table-cell table:formula="of:=ROUNDUP(MAX((100-MAX([.V$5]+[.$F28];0))*(INT([.$I28]*[.$J28])-[.V$4])/100;0);0)" office:value-type="float" office:value="7" calcext:value-type="float">
            <text:p>7</text:p>
          </table:table-cell>
          <table:table-cell table:formula="of:=ROUNDUP(MAX((100-MAX([.W$5]+[.$F28];0))*(INT([.$I28]*[.$J28])-[.W$4])/100;0);0)" office:value-type="float" office:value="6" calcext:value-type="float">
            <text:p>6</text:p>
          </table:table-cell>
          <table:table-cell table:formula="of:=ROUNDUP(MAX((100-MAX([.X$5]+[.$F28];0))*(INT([.$I28]*[.$J28])-[.X$4])/100;0);0)" office:value-type="float" office:value="4" calcext:value-type="float">
            <text:p>4</text:p>
          </table:table-cell>
          <table:table-cell table:formula="of:=ROUNDUP(MAX((100-MAX([.Y$5]+[.$F28];0))*(INT([.$I28]*[.$J28])-[.Y$4])/100;0);0)" office:value-type="float" office:value="3" calcext:value-type="float">
            <text:p>3</text:p>
          </table:table-cell>
          <table:table-cell table:formula="of:=ROUNDUP(MAX((100-MAX([.Z$5]+[.$F28];0))*(INT([.$I28]*[.$J28])-[.Z$4])/100;0);0)" office:value-type="float" office:value="2" calcext:value-type="float">
            <text:p>2</text:p>
          </table:table-cell>
          <table:table-cell table:formula="of:=ROUNDUP(MAX((100-MAX([.AA$5]+[.$F28];0))*(INT([.$I28]*[.$J28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9]/[.H29]" office:value-type="float" office:value="0.5" calcext:value-type="float">
            <text:p>0.5</text:p>
          </table:table-cell>
          <table:table-cell table:formula="of:=ROUND(AVERAGE([.C29];[.D29]))" office:value-type="float" office:value="14" calcext:value-type="float">
            <text:p>14</text:p>
          </table:table-cell>
          <table:table-cell/>
          <table:table-cell table:formula="of:=ROUNDUP(MAX((100-MAX([.L$5]+[.$F29];0))*(INT([.$I29]*[.$J29])-[.L$4])/100;0);0)" office:value-type="float" office:value="7" calcext:value-type="float">
            <text:p>7</text:p>
          </table:table-cell>
          <table:table-cell table:formula="of:=ROUNDUP(MAX((100-MAX([.M$5]+[.$F29];0))*(INT([.$I29]*[.$J29])-[.M$4])/100;0);0)" office:value-type="float" office:value="7" calcext:value-type="float">
            <text:p>7</text:p>
          </table:table-cell>
          <table:table-cell table:formula="of:=ROUNDUP(MAX((100-MAX([.N$5]+[.$F29];0))*(INT([.$I29]*[.$J29])-[.N$4])/100;0);0)" office:value-type="float" office:value="5" calcext:value-type="float">
            <text:p>5</text:p>
          </table:table-cell>
          <table:table-cell table:formula="of:=ROUNDUP(MAX((100-MAX([.O$5]+[.$F29];0))*(INT([.$I29]*[.$J29])-[.O$4])/100;0);0)" office:value-type="float" office:value="5" calcext:value-type="float">
            <text:p>5</text:p>
          </table:table-cell>
          <table:table-cell table:formula="of:=ROUNDUP(MAX((100-MAX([.P$5]+[.$F29];0))*(INT([.$I29]*[.$J29])-[.P$4])/100;0);0)" office:value-type="float" office:value="4" calcext:value-type="float">
            <text:p>4</text:p>
          </table:table-cell>
          <table:table-cell table:formula="of:=ROUNDUP(MAX((100-MAX([.Q$5]+[.$F29];0))*(INT([.$I29]*[.$J29])-[.Q$4])/100;0);0)" office:value-type="float" office:value="3" calcext:value-type="float">
            <text:p>3</text:p>
          </table:table-cell>
          <table:table-cell table:formula="of:=ROUNDUP(MAX((100-MAX([.R$5]+[.$F29];0))*(INT([.$I29]*[.$J29])-[.R$4])/100;0);0)" office:value-type="float" office:value="3" calcext:value-type="float">
            <text:p>3</text:p>
          </table:table-cell>
          <table:table-cell table:formula="of:=ROUNDUP(MAX((100-MAX([.S$5]+[.$F29];0))*(INT([.$I29]*[.$J29])-[.S$4])/100;0);0)" office:value-type="float" office:value="3" calcext:value-type="float">
            <text:p>3</text:p>
          </table:table-cell>
          <table:table-cell table:formula="of:=ROUNDUP(MAX((100-MAX([.T$5]+[.$F29];0))*(INT([.$I29]*[.$J29])-[.T$4])/100;0);0)" office:value-type="float" office:value="2" calcext:value-type="float">
            <text:p>2</text:p>
          </table:table-cell>
          <table:table-cell table:formula="of:=ROUNDUP(MAX((100-MAX([.U$5]+[.$F29];0))*(INT([.$I29]*[.$J29])-[.U$4])/100;0);0)" office:value-type="float" office:value="1" calcext:value-type="float">
            <text:p>1</text:p>
          </table:table-cell>
          <table:table-cell table:formula="of:=ROUNDUP(MAX((100-MAX([.V$5]+[.$F29];0))*(INT([.$I29]*[.$J29])-[.V$4])/100;0);0)" office:value-type="float" office:value="0" calcext:value-type="float">
            <text:p>0</text:p>
          </table:table-cell>
          <table:table-cell table:formula="of:=ROUNDUP(MAX((100-MAX([.W$5]+[.$F29];0))*(INT([.$I29]*[.$J29])-[.W$4])/100;0);0)" office:value-type="float" office:value="0" calcext:value-type="float">
            <text:p>0</text:p>
          </table:table-cell>
          <table:table-cell table:formula="of:=ROUNDUP(MAX((100-MAX([.X$5]+[.$F29];0))*(INT([.$I29]*[.$J29])-[.X$4])/100;0);0)" office:value-type="float" office:value="0" calcext:value-type="float">
            <text:p>0</text:p>
          </table:table-cell>
          <table:table-cell table:formula="of:=ROUNDUP(MAX((100-MAX([.Y$5]+[.$F29];0))*(INT([.$I29]*[.$J29])-[.Y$4])/100;0);0)" office:value-type="float" office:value="0" calcext:value-type="float">
            <text:p>0</text:p>
          </table:table-cell>
          <table:table-cell table:formula="of:=ROUNDUP(MAX((100-MAX([.Z$5]+[.$F29];0))*(INT([.$I29]*[.$J29])-[.Z$4])/100;0);0)" office:value-type="float" office:value="0" calcext:value-type="float">
            <text:p>0</text:p>
          </table:table-cell>
          <table:table-cell table:formula="of:=ROUNDUP(MAX((100-MAX([.AA$5]+[.$F29];0))*(INT([.$I29]*[.$J2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0]/[.H30]" office:value-type="float" office:value="2" calcext:value-type="float">
            <text:p>2</text:p>
          </table:table-cell>
          <table:table-cell table:formula="of:=ROUND(AVERAGE([.C30];[.D30]))" office:value-type="float" office:value="9" calcext:value-type="float">
            <text:p>9</text:p>
          </table:table-cell>
          <table:table-cell/>
          <table:table-cell table:formula="of:=ROUNDUP(MAX((100-MAX([.L$5]+[.$F30];0))*(INT([.$I30]*[.$J30])-[.L$4])/100;0);0)" office:value-type="float" office:value="14" calcext:value-type="float">
            <text:p>14</text:p>
          </table:table-cell>
          <table:table-cell table:formula="of:=ROUNDUP(MAX((100-MAX([.M$5]+[.$F30];0))*(INT([.$I30]*[.$J30])-[.M$4])/100;0);0)" office:value-type="float" office:value="10" calcext:value-type="float">
            <text:p>10</text:p>
          </table:table-cell>
          <table:table-cell table:formula="of:=ROUNDUP(MAX((100-MAX([.N$5]+[.$F30];0))*(INT([.$I30]*[.$J30])-[.N$4])/100;0);0)" office:value-type="float" office:value="8" calcext:value-type="float">
            <text:p>8</text:p>
          </table:table-cell>
          <table:table-cell table:formula="of:=ROUNDUP(MAX((100-MAX([.O$5]+[.$F30];0))*(INT([.$I30]*[.$J30])-[.O$4])/100;0);0)" office:value-type="float" office:value="8" calcext:value-type="float">
            <text:p>8</text:p>
          </table:table-cell>
          <table:table-cell table:formula="of:=ROUNDUP(MAX((100-MAX([.P$5]+[.$F30];0))*(INT([.$I30]*[.$J30])-[.P$4])/100;0);0)" office:value-type="float" office:value="8" calcext:value-type="float">
            <text:p>8</text:p>
          </table:table-cell>
          <table:table-cell table:formula="of:=ROUNDUP(MAX((100-MAX([.Q$5]+[.$F30];0))*(INT([.$I30]*[.$J30])-[.Q$4])/100;0);0)" office:value-type="float" office:value="8" calcext:value-type="float">
            <text:p>8</text:p>
          </table:table-cell>
          <table:table-cell table:formula="of:=ROUNDUP(MAX((100-MAX([.R$5]+[.$F30];0))*(INT([.$I30]*[.$J30])-[.R$4])/100;0);0)" office:value-type="float" office:value="7" calcext:value-type="float">
            <text:p>7</text:p>
          </table:table-cell>
          <table:table-cell table:formula="of:=ROUNDUP(MAX((100-MAX([.S$5]+[.$F30];0))*(INT([.$I30]*[.$J30])-[.S$4])/100;0);0)" office:value-type="float" office:value="6" calcext:value-type="float">
            <text:p>6</text:p>
          </table:table-cell>
          <table:table-cell table:formula="of:=ROUNDUP(MAX((100-MAX([.T$5]+[.$F30];0))*(INT([.$I30]*[.$J30])-[.T$4])/100;0);0)" office:value-type="float" office:value="5" calcext:value-type="float">
            <text:p>5</text:p>
          </table:table-cell>
          <table:table-cell table:formula="of:=ROUNDUP(MAX((100-MAX([.U$5]+[.$F30];0))*(INT([.$I30]*[.$J30])-[.U$4])/100;0);0)" office:value-type="float" office:value="5" calcext:value-type="float">
            <text:p>5</text:p>
          </table:table-cell>
          <table:table-cell table:formula="of:=ROUNDUP(MAX((100-MAX([.V$5]+[.$F30];0))*(INT([.$I30]*[.$J30])-[.V$4])/100;0);0)" office:value-type="float" office:value="4" calcext:value-type="float">
            <text:p>4</text:p>
          </table:table-cell>
          <table:table-cell table:formula="of:=ROUNDUP(MAX((100-MAX([.W$5]+[.$F30];0))*(INT([.$I30]*[.$J30])-[.W$4])/100;0);0)" office:value-type="float" office:value="3" calcext:value-type="float">
            <text:p>3</text:p>
          </table:table-cell>
          <table:table-cell table:formula="of:=ROUNDUP(MAX((100-MAX([.X$5]+[.$F30];0))*(INT([.$I30]*[.$J30])-[.X$4])/100;0);0)" office:value-type="float" office:value="2" calcext:value-type="float">
            <text:p>2</text:p>
          </table:table-cell>
          <table:table-cell table:formula="of:=ROUNDUP(MAX((100-MAX([.Y$5]+[.$F30];0))*(INT([.$I30]*[.$J30])-[.Y$4])/100;0);0)" office:value-type="float" office:value="1" calcext:value-type="float">
            <text:p>1</text:p>
          </table:table-cell>
          <table:table-cell table:formula="of:=ROUNDUP(MAX((100-MAX([.Z$5]+[.$F30];0))*(INT([.$I30]*[.$J30])-[.Z$4])/100;0);0)" office:value-type="float" office:value="0" calcext:value-type="float">
            <text:p>0</text:p>
          </table:table-cell>
          <table:table-cell table:formula="of:=ROUNDUP(MAX((100-MAX([.AA$5]+[.$F30];0))*(INT([.$I30]*[.$J3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1]/[.H31]" office:value-type="float" office:value="0.5" calcext:value-type="float">
            <text:p>0.5</text:p>
          </table:table-cell>
          <table:table-cell table:formula="of:=ROUND(AVERAGE([.C31];[.D31]))" office:value-type="float" office:value="9" calcext:value-type="float">
            <text:p>9</text:p>
          </table:table-cell>
          <table:table-cell/>
          <table:table-cell table:formula="of:=ROUNDUP(MAX((100-MAX([.L$5]+[.$F31];0))*(INT([.$I31]*[.$J31])-[.L$4])/100;0);0)" office:value-type="float" office:value="4" calcext:value-type="float">
            <text:p>4</text:p>
          </table:table-cell>
          <table:table-cell table:formula="of:=ROUNDUP(MAX((100-MAX([.M$5]+[.$F31];0))*(INT([.$I31]*[.$J31])-[.M$4])/100;0);0)" office:value-type="float" office:value="4" calcext:value-type="float">
            <text:p>4</text:p>
          </table:table-cell>
          <table:table-cell table:formula="of:=ROUNDUP(MAX((100-MAX([.N$5]+[.$F31];0))*(INT([.$I31]*[.$J31])-[.N$4])/100;0);0)" office:value-type="float" office:value="2" calcext:value-type="float">
            <text:p>2</text:p>
          </table:table-cell>
          <table:table-cell table:formula="of:=ROUNDUP(MAX((100-MAX([.O$5]+[.$F31];0))*(INT([.$I31]*[.$J31])-[.O$4])/100;0);0)" office:value-type="float" office:value="2" calcext:value-type="float">
            <text:p>2</text:p>
          </table:table-cell>
          <table:table-cell table:formula="of:=ROUNDUP(MAX((100-MAX([.P$5]+[.$F31];0))*(INT([.$I31]*[.$J31])-[.P$4])/100;0);0)" office:value-type="float" office:value="1" calcext:value-type="float">
            <text:p>1</text:p>
          </table:table-cell>
          <table:table-cell table:formula="of:=ROUNDUP(MAX((100-MAX([.Q$5]+[.$F31];0))*(INT([.$I31]*[.$J31])-[.Q$4])/100;0);0)" office:value-type="float" office:value="0" calcext:value-type="float">
            <text:p>0</text:p>
          </table:table-cell>
          <table:table-cell table:formula="of:=ROUNDUP(MAX((100-MAX([.R$5]+[.$F31];0))*(INT([.$I31]*[.$J31])-[.R$4])/100;0);0)" office:value-type="float" office:value="0" calcext:value-type="float">
            <text:p>0</text:p>
          </table:table-cell>
          <table:table-cell table:formula="of:=ROUNDUP(MAX((100-MAX([.S$5]+[.$F31];0))*(INT([.$I31]*[.$J31])-[.S$4])/100;0);0)" office:value-type="float" office:value="0" calcext:value-type="float">
            <text:p>0</text:p>
          </table:table-cell>
          <table:table-cell table:formula="of:=ROUNDUP(MAX((100-MAX([.T$5]+[.$F31];0))*(INT([.$I31]*[.$J31])-[.T$4])/100;0);0)" office:value-type="float" office:value="0" calcext:value-type="float">
            <text:p>0</text:p>
          </table:table-cell>
          <table:table-cell table:formula="of:=ROUNDUP(MAX((100-MAX([.U$5]+[.$F31];0))*(INT([.$I31]*[.$J31])-[.U$4])/100;0);0)" office:value-type="float" office:value="0" calcext:value-type="float">
            <text:p>0</text:p>
          </table:table-cell>
          <table:table-cell table:formula="of:=ROUNDUP(MAX((100-MAX([.V$5]+[.$F31];0))*(INT([.$I31]*[.$J31])-[.V$4])/100;0);0)" office:value-type="float" office:value="0" calcext:value-type="float">
            <text:p>0</text:p>
          </table:table-cell>
          <table:table-cell table:formula="of:=ROUNDUP(MAX((100-MAX([.W$5]+[.$F31];0))*(INT([.$I31]*[.$J31])-[.W$4])/100;0);0)" office:value-type="float" office:value="0" calcext:value-type="float">
            <text:p>0</text:p>
          </table:table-cell>
          <table:table-cell table:formula="of:=ROUNDUP(MAX((100-MAX([.X$5]+[.$F31];0))*(INT([.$I31]*[.$J31])-[.X$4])/100;0);0)" office:value-type="float" office:value="0" calcext:value-type="float">
            <text:p>0</text:p>
          </table:table-cell>
          <table:table-cell table:formula="of:=ROUNDUP(MAX((100-MAX([.Y$5]+[.$F31];0))*(INT([.$I31]*[.$J31])-[.Y$4])/100;0);0)" office:value-type="float" office:value="0" calcext:value-type="float">
            <text:p>0</text:p>
          </table:table-cell>
          <table:table-cell table:formula="of:=ROUNDUP(MAX((100-MAX([.Z$5]+[.$F31];0))*(INT([.$I31]*[.$J31])-[.Z$4])/100;0);0)" office:value-type="float" office:value="0" calcext:value-type="float">
            <text:p>0</text:p>
          </table:table-cell>
          <table:table-cell table:formula="of:=ROUNDUP(MAX((100-MAX([.AA$5]+[.$F31];0))*(INT([.$I31]*[.$J3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2]/[.H32]" office:value-type="float" office:value="2" calcext:value-type="float">
            <text:p>2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formula="of:=ROUNDUP(MAX((100-MAX([.L$5]+[.$F32];0))*(INT([.$I32]*[.$J32])-[.L$4])/100;0);0)" office:value-type="float" office:value="14" calcext:value-type="float">
            <text:p>14</text:p>
          </table:table-cell>
          <table:table-cell table:formula="of:=ROUNDUP(MAX((100-MAX([.M$5]+[.$F32];0))*(INT([.$I32]*[.$J32])-[.M$4])/100;0);0)" office:value-type="float" office:value="10" calcext:value-type="float">
            <text:p>10</text:p>
          </table:table-cell>
          <table:table-cell table:formula="of:=ROUNDUP(MAX((100-MAX([.N$5]+[.$F32];0))*(INT([.$I32]*[.$J32])-[.N$4])/100;0);0)" office:value-type="float" office:value="8" calcext:value-type="float">
            <text:p>8</text:p>
          </table:table-cell>
          <table:table-cell table:formula="of:=ROUNDUP(MAX((100-MAX([.O$5]+[.$F32];0))*(INT([.$I32]*[.$J32])-[.O$4])/100;0);0)" office:value-type="float" office:value="8" calcext:value-type="float">
            <text:p>8</text:p>
          </table:table-cell>
          <table:table-cell table:formula="of:=ROUNDUP(MAX((100-MAX([.P$5]+[.$F32];0))*(INT([.$I32]*[.$J32])-[.P$4])/100;0);0)" office:value-type="float" office:value="8" calcext:value-type="float">
            <text:p>8</text:p>
          </table:table-cell>
          <table:table-cell table:formula="of:=ROUNDUP(MAX((100-MAX([.Q$5]+[.$F32];0))*(INT([.$I32]*[.$J32])-[.Q$4])/100;0);0)" office:value-type="float" office:value="8" calcext:value-type="float">
            <text:p>8</text:p>
          </table:table-cell>
          <table:table-cell table:formula="of:=ROUNDUP(MAX((100-MAX([.R$5]+[.$F32];0))*(INT([.$I32]*[.$J32])-[.R$4])/100;0);0)" office:value-type="float" office:value="7" calcext:value-type="float">
            <text:p>7</text:p>
          </table:table-cell>
          <table:table-cell table:formula="of:=ROUNDUP(MAX((100-MAX([.S$5]+[.$F32];0))*(INT([.$I32]*[.$J32])-[.S$4])/100;0);0)" office:value-type="float" office:value="6" calcext:value-type="float">
            <text:p>6</text:p>
          </table:table-cell>
          <table:table-cell table:formula="of:=ROUNDUP(MAX((100-MAX([.T$5]+[.$F32];0))*(INT([.$I32]*[.$J32])-[.T$4])/100;0);0)" office:value-type="float" office:value="5" calcext:value-type="float">
            <text:p>5</text:p>
          </table:table-cell>
          <table:table-cell table:formula="of:=ROUNDUP(MAX((100-MAX([.U$5]+[.$F32];0))*(INT([.$I32]*[.$J32])-[.U$4])/100;0);0)" office:value-type="float" office:value="5" calcext:value-type="float">
            <text:p>5</text:p>
          </table:table-cell>
          <table:table-cell table:formula="of:=ROUNDUP(MAX((100-MAX([.V$5]+[.$F32];0))*(INT([.$I32]*[.$J32])-[.V$4])/100;0);0)" office:value-type="float" office:value="4" calcext:value-type="float">
            <text:p>4</text:p>
          </table:table-cell>
          <table:table-cell table:formula="of:=ROUNDUP(MAX((100-MAX([.W$5]+[.$F32];0))*(INT([.$I32]*[.$J32])-[.W$4])/100;0);0)" office:value-type="float" office:value="3" calcext:value-type="float">
            <text:p>3</text:p>
          </table:table-cell>
          <table:table-cell table:formula="of:=ROUNDUP(MAX((100-MAX([.X$5]+[.$F32];0))*(INT([.$I32]*[.$J32])-[.X$4])/100;0);0)" office:value-type="float" office:value="2" calcext:value-type="float">
            <text:p>2</text:p>
          </table:table-cell>
          <table:table-cell table:formula="of:=ROUNDUP(MAX((100-MAX([.Y$5]+[.$F32];0))*(INT([.$I32]*[.$J32])-[.Y$4])/100;0);0)" office:value-type="float" office:value="1" calcext:value-type="float">
            <text:p>1</text:p>
          </table:table-cell>
          <table:table-cell table:formula="of:=ROUNDUP(MAX((100-MAX([.Z$5]+[.$F32];0))*(INT([.$I32]*[.$J32])-[.Z$4])/100;0);0)" office:value-type="float" office:value="0" calcext:value-type="float">
            <text:p>0</text:p>
          </table:table-cell>
          <table:table-cell table:formula="of:=ROUNDUP(MAX((100-MAX([.AA$5]+[.$F32];0))*(INT([.$I32]*[.$J3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3]/[.H33]" office:value-type="float" office:value="0.5" calcext:value-type="float">
            <text:p>0.5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formula="of:=ROUNDUP(MAX((100-MAX([.L$5]+[.$F33];0))*(INT([.$I33]*[.$J33])-[.L$4])/100;0);0)" office:value-type="float" office:value="4" calcext:value-type="float">
            <text:p>4</text:p>
          </table:table-cell>
          <table:table-cell table:formula="of:=ROUNDUP(MAX((100-MAX([.M$5]+[.$F33];0))*(INT([.$I33]*[.$J33])-[.M$4])/100;0);0)" office:value-type="float" office:value="4" calcext:value-type="float">
            <text:p>4</text:p>
          </table:table-cell>
          <table:table-cell table:formula="of:=ROUNDUP(MAX((100-MAX([.N$5]+[.$F33];0))*(INT([.$I33]*[.$J33])-[.N$4])/100;0);0)" office:value-type="float" office:value="2" calcext:value-type="float">
            <text:p>2</text:p>
          </table:table-cell>
          <table:table-cell table:formula="of:=ROUNDUP(MAX((100-MAX([.O$5]+[.$F33];0))*(INT([.$I33]*[.$J33])-[.O$4])/100;0);0)" office:value-type="float" office:value="2" calcext:value-type="float">
            <text:p>2</text:p>
          </table:table-cell>
          <table:table-cell table:formula="of:=ROUNDUP(MAX((100-MAX([.P$5]+[.$F33];0))*(INT([.$I33]*[.$J33])-[.P$4])/100;0);0)" office:value-type="float" office:value="1" calcext:value-type="float">
            <text:p>1</text:p>
          </table:table-cell>
          <table:table-cell table:formula="of:=ROUNDUP(MAX((100-MAX([.Q$5]+[.$F33];0))*(INT([.$I33]*[.$J33])-[.Q$4])/100;0);0)" office:value-type="float" office:value="0" calcext:value-type="float">
            <text:p>0</text:p>
          </table:table-cell>
          <table:table-cell table:formula="of:=ROUNDUP(MAX((100-MAX([.R$5]+[.$F33];0))*(INT([.$I33]*[.$J33])-[.R$4])/100;0);0)" office:value-type="float" office:value="0" calcext:value-type="float">
            <text:p>0</text:p>
          </table:table-cell>
          <table:table-cell table:formula="of:=ROUNDUP(MAX((100-MAX([.S$5]+[.$F33];0))*(INT([.$I33]*[.$J33])-[.S$4])/100;0);0)" office:value-type="float" office:value="0" calcext:value-type="float">
            <text:p>0</text:p>
          </table:table-cell>
          <table:table-cell table:formula="of:=ROUNDUP(MAX((100-MAX([.T$5]+[.$F33];0))*(INT([.$I33]*[.$J33])-[.T$4])/100;0);0)" office:value-type="float" office:value="0" calcext:value-type="float">
            <text:p>0</text:p>
          </table:table-cell>
          <table:table-cell table:formula="of:=ROUNDUP(MAX((100-MAX([.U$5]+[.$F33];0))*(INT([.$I33]*[.$J33])-[.U$4])/100;0);0)" office:value-type="float" office:value="0" calcext:value-type="float">
            <text:p>0</text:p>
          </table:table-cell>
          <table:table-cell table:formula="of:=ROUNDUP(MAX((100-MAX([.V$5]+[.$F33];0))*(INT([.$I33]*[.$J33])-[.V$4])/100;0);0)" office:value-type="float" office:value="0" calcext:value-type="float">
            <text:p>0</text:p>
          </table:table-cell>
          <table:table-cell table:formula="of:=ROUNDUP(MAX((100-MAX([.W$5]+[.$F33];0))*(INT([.$I33]*[.$J33])-[.W$4])/100;0);0)" office:value-type="float" office:value="0" calcext:value-type="float">
            <text:p>0</text:p>
          </table:table-cell>
          <table:table-cell table:formula="of:=ROUNDUP(MAX((100-MAX([.X$5]+[.$F33];0))*(INT([.$I33]*[.$J33])-[.X$4])/100;0);0)" office:value-type="float" office:value="0" calcext:value-type="float">
            <text:p>0</text:p>
          </table:table-cell>
          <table:table-cell table:formula="of:=ROUNDUP(MAX((100-MAX([.Y$5]+[.$F33];0))*(INT([.$I33]*[.$J33])-[.Y$4])/100;0);0)" office:value-type="float" office:value="0" calcext:value-type="float">
            <text:p>0</text:p>
          </table:table-cell>
          <table:table-cell table:formula="of:=ROUNDUP(MAX((100-MAX([.Z$5]+[.$F33];0))*(INT([.$I33]*[.$J33])-[.Z$4])/100;0);0)" office:value-type="float" office:value="0" calcext:value-type="float">
            <text:p>0</text:p>
          </table:table-cell>
          <table:table-cell table:formula="of:=ROUNDUP(MAX((100-MAX([.AA$5]+[.$F33];0))*(INT([.$I33]*[.$J33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4]/[.H34]" office:value-type="float" office:value="1" calcext:value-type="float">
            <text:p>1</text:p>
          </table:table-cell>
          <table:table-cell table:formula="of:=ROUND(AVERAGE([.C34];[.D34]))" office:value-type="float" office:value="20" calcext:value-type="float">
            <text:p>20</text:p>
          </table:table-cell>
          <table:table-cell/>
          <table:table-cell table:formula="of:=ROUNDUP(MAX((100-MAX([.L$5]+[.$F34];0))*(INT([.$I34]*[.$J34])-[.L$4])/100;0);0)" office:value-type="float" office:value="20" calcext:value-type="float">
            <text:p>20</text:p>
          </table:table-cell>
          <table:table-cell table:formula="of:=ROUNDUP(MAX((100-MAX([.M$5]+[.$F34];0))*(INT([.$I34]*[.$J34])-[.M$4])/100;0);0)" office:value-type="float" office:value="16" calcext:value-type="float">
            <text:p>16</text:p>
          </table:table-cell>
          <table:table-cell table:formula="of:=ROUNDUP(MAX((100-MAX([.N$5]+[.$F34];0))*(INT([.$I34]*[.$J34])-[.N$4])/100;0);0)" office:value-type="float" office:value="14" calcext:value-type="float">
            <text:p>14</text:p>
          </table:table-cell>
          <table:table-cell table:formula="of:=ROUNDUP(MAX((100-MAX([.O$5]+[.$F34];0))*(INT([.$I34]*[.$J34])-[.O$4])/100;0);0)" office:value-type="float" office:value="13" calcext:value-type="float">
            <text:p>13</text:p>
          </table:table-cell>
          <table:table-cell table:formula="of:=ROUNDUP(MAX((100-MAX([.P$5]+[.$F34];0))*(INT([.$I34]*[.$J34])-[.P$4])/100;0);0)" office:value-type="float" office:value="13" calcext:value-type="float">
            <text:p>13</text:p>
          </table:table-cell>
          <table:table-cell table:formula="of:=ROUNDUP(MAX((100-MAX([.Q$5]+[.$F34];0))*(INT([.$I34]*[.$J34])-[.Q$4])/100;0);0)" office:value-type="float" office:value="13" calcext:value-type="float">
            <text:p>13</text:p>
          </table:table-cell>
          <table:table-cell table:formula="of:=ROUNDUP(MAX((100-MAX([.R$5]+[.$F34];0))*(INT([.$I34]*[.$J34])-[.R$4])/100;0);0)" office:value-type="float" office:value="12" calcext:value-type="float">
            <text:p>12</text:p>
          </table:table-cell>
          <table:table-cell table:formula="of:=ROUNDUP(MAX((100-MAX([.S$5]+[.$F34];0))*(INT([.$I34]*[.$J34])-[.S$4])/100;0);0)" office:value-type="float" office:value="11" calcext:value-type="float">
            <text:p>11</text:p>
          </table:table-cell>
          <table:table-cell table:formula="of:=ROUNDUP(MAX((100-MAX([.T$5]+[.$F34];0))*(INT([.$I34]*[.$J34])-[.T$4])/100;0);0)" office:value-type="float" office:value="9" calcext:value-type="float">
            <text:p>9</text:p>
          </table:table-cell>
          <table:table-cell table:formula="of:=ROUNDUP(MAX((100-MAX([.U$5]+[.$F34];0))*(INT([.$I34]*[.$J34])-[.U$4])/100;0);0)" office:value-type="float" office:value="9" calcext:value-type="float">
            <text:p>9</text:p>
          </table:table-cell>
          <table:table-cell table:formula="of:=ROUNDUP(MAX((100-MAX([.V$5]+[.$F34];0))*(INT([.$I34]*[.$J34])-[.V$4])/100;0);0)" office:value-type="float" office:value="8" calcext:value-type="float">
            <text:p>8</text:p>
          </table:table-cell>
          <table:table-cell table:formula="of:=ROUNDUP(MAX((100-MAX([.W$5]+[.$F34];0))*(INT([.$I34]*[.$J34])-[.W$4])/100;0);0)" office:value-type="float" office:value="5" calcext:value-type="float">
            <text:p>5</text:p>
          </table:table-cell>
          <table:table-cell table:formula="of:=ROUNDUP(MAX((100-MAX([.X$5]+[.$F34];0))*(INT([.$I34]*[.$J34])-[.X$4])/100;0);0)" office:value-type="float" office:value="4" calcext:value-type="float">
            <text:p>4</text:p>
          </table:table-cell>
          <table:table-cell table:formula="of:=ROUNDUP(MAX((100-MAX([.Y$5]+[.$F34];0))*(INT([.$I34]*[.$J34])-[.Y$4])/100;0);0)" office:value-type="float" office:value="3" calcext:value-type="float">
            <text:p>3</text:p>
          </table:table-cell>
          <table:table-cell table:formula="of:=ROUNDUP(MAX((100-MAX([.Z$5]+[.$F34];0))*(INT([.$I34]*[.$J34])-[.Z$4])/100;0);0)" office:value-type="float" office:value="1" calcext:value-type="float">
            <text:p>1</text:p>
          </table:table-cell>
          <table:table-cell table:formula="of:=ROUNDUP(MAX((100-MAX([.AA$5]+[.$F34];0))*(INT([.$I34]*[.$J3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gun Shell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5]/[.H35]" office:value-type="float" office:value="1" calcext:value-type="float">
            <text:p>1</text:p>
          </table:table-cell>
          <table:table-cell table:formula="of:=ROUND(AVERAGE([.C35];[.D35]))" office:value-type="float" office:value="20" calcext:value-type="float">
            <text:p>20</text:p>
          </table:table-cell>
          <table:table-cell/>
          <table:table-cell table:formula="of:=ROUNDUP(MAX((100-MAX([.L$5]+[.$F35];0))*(INT([.$I35]*[.$J35])-[.L$4])/100;0);0)" office:value-type="float" office:value="20" calcext:value-type="float">
            <text:p>20</text:p>
          </table:table-cell>
          <table:table-cell table:formula="of:=ROUNDUP(MAX((100-MAX([.M$5]+[.$F35];0))*(INT([.$I35]*[.$J35])-[.M$4])/100;0);0)" office:value-type="float" office:value="16" calcext:value-type="float">
            <text:p>16</text:p>
          </table:table-cell>
          <table:table-cell table:formula="of:=ROUNDUP(MAX((100-MAX([.N$5]+[.$F35];0))*(INT([.$I35]*[.$J35])-[.N$4])/100;0);0)" office:value-type="float" office:value="14" calcext:value-type="float">
            <text:p>14</text:p>
          </table:table-cell>
          <table:table-cell table:formula="of:=ROUNDUP(MAX((100-MAX([.O$5]+[.$F35];0))*(INT([.$I35]*[.$J35])-[.O$4])/100;0);0)" office:value-type="float" office:value="13" calcext:value-type="float">
            <text:p>13</text:p>
          </table:table-cell>
          <table:table-cell table:formula="of:=ROUNDUP(MAX((100-MAX([.P$5]+[.$F35];0))*(INT([.$I35]*[.$J35])-[.P$4])/100;0);0)" office:value-type="float" office:value="13" calcext:value-type="float">
            <text:p>13</text:p>
          </table:table-cell>
          <table:table-cell table:formula="of:=ROUNDUP(MAX((100-MAX([.Q$5]+[.$F35];0))*(INT([.$I35]*[.$J35])-[.Q$4])/100;0);0)" office:value-type="float" office:value="13" calcext:value-type="float">
            <text:p>13</text:p>
          </table:table-cell>
          <table:table-cell table:formula="of:=ROUNDUP(MAX((100-MAX([.R$5]+[.$F35];0))*(INT([.$I35]*[.$J35])-[.R$4])/100;0);0)" office:value-type="float" office:value="12" calcext:value-type="float">
            <text:p>12</text:p>
          </table:table-cell>
          <table:table-cell table:formula="of:=ROUNDUP(MAX((100-MAX([.S$5]+[.$F35];0))*(INT([.$I35]*[.$J35])-[.S$4])/100;0);0)" office:value-type="float" office:value="11" calcext:value-type="float">
            <text:p>11</text:p>
          </table:table-cell>
          <table:table-cell table:formula="of:=ROUNDUP(MAX((100-MAX([.T$5]+[.$F35];0))*(INT([.$I35]*[.$J35])-[.T$4])/100;0);0)" office:value-type="float" office:value="9" calcext:value-type="float">
            <text:p>9</text:p>
          </table:table-cell>
          <table:table-cell table:formula="of:=ROUNDUP(MAX((100-MAX([.U$5]+[.$F35];0))*(INT([.$I35]*[.$J35])-[.U$4])/100;0);0)" office:value-type="float" office:value="9" calcext:value-type="float">
            <text:p>9</text:p>
          </table:table-cell>
          <table:table-cell table:formula="of:=ROUNDUP(MAX((100-MAX([.V$5]+[.$F35];0))*(INT([.$I35]*[.$J35])-[.V$4])/100;0);0)" office:value-type="float" office:value="8" calcext:value-type="float">
            <text:p>8</text:p>
          </table:table-cell>
          <table:table-cell table:formula="of:=ROUNDUP(MAX((100-MAX([.W$5]+[.$F35];0))*(INT([.$I35]*[.$J35])-[.W$4])/100;0);0)" office:value-type="float" office:value="5" calcext:value-type="float">
            <text:p>5</text:p>
          </table:table-cell>
          <table:table-cell table:formula="of:=ROUNDUP(MAX((100-MAX([.X$5]+[.$F35];0))*(INT([.$I35]*[.$J35])-[.X$4])/100;0);0)" office:value-type="float" office:value="4" calcext:value-type="float">
            <text:p>4</text:p>
          </table:table-cell>
          <table:table-cell table:formula="of:=ROUNDUP(MAX((100-MAX([.Y$5]+[.$F35];0))*(INT([.$I35]*[.$J35])-[.Y$4])/100;0);0)" office:value-type="float" office:value="3" calcext:value-type="float">
            <text:p>3</text:p>
          </table:table-cell>
          <table:table-cell table:formula="of:=ROUNDUP(MAX((100-MAX([.Z$5]+[.$F35];0))*(INT([.$I35]*[.$J35])-[.Z$4])/100;0);0)" office:value-type="float" office:value="1" calcext:value-type="float">
            <text:p>1</text:p>
          </table:table-cell>
          <table:table-cell table:formula="of:=ROUNDUP(MAX((100-MAX([.AA$5]+[.$F35];0))*(INT([.$I35]*[.$J3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gun Shells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6]/[.H36]" office:value-type="float" office:value="1" calcext:value-type="float">
            <text:p>1</text:p>
          </table:table-cell>
          <table:table-cell table:formula="of:=ROUND(AVERAGE([.C36];[.D36]))" office:value-type="float" office:value="24" calcext:value-type="float">
            <text:p>24</text:p>
          </table:table-cell>
          <table:table-cell/>
          <table:table-cell table:formula="of:=ROUNDUP(MAX((100-MAX([.L$5]+[.$F36];0))*(INT([.$I36]*[.$J36])-[.L$4])/100;0);0)" office:value-type="float" office:value="24" calcext:value-type="float">
            <text:p>24</text:p>
          </table:table-cell>
          <table:table-cell table:formula="of:=ROUNDUP(MAX((100-MAX([.M$5]+[.$F36];0))*(INT([.$I36]*[.$J36])-[.M$4])/100;0);0)" office:value-type="float" office:value="20" calcext:value-type="float">
            <text:p>20</text:p>
          </table:table-cell>
          <table:table-cell table:formula="of:=ROUNDUP(MAX((100-MAX([.N$5]+[.$F36];0))*(INT([.$I36]*[.$J36])-[.N$4])/100;0);0)" office:value-type="float" office:value="17" calcext:value-type="float">
            <text:p>17</text:p>
          </table:table-cell>
          <table:table-cell table:formula="of:=ROUNDUP(MAX((100-MAX([.O$5]+[.$F36];0))*(INT([.$I36]*[.$J36])-[.O$4])/100;0);0)" office:value-type="float" office:value="16" calcext:value-type="float">
            <text:p>16</text:p>
          </table:table-cell>
          <table:table-cell table:formula="of:=ROUNDUP(MAX((100-MAX([.P$5]+[.$F36];0))*(INT([.$I36]*[.$J36])-[.P$4])/100;0);0)" office:value-type="float" office:value="16" calcext:value-type="float">
            <text:p>16</text:p>
          </table:table-cell>
          <table:table-cell table:formula="of:=ROUNDUP(MAX((100-MAX([.Q$5]+[.$F36];0))*(INT([.$I36]*[.$J36])-[.Q$4])/100;0);0)" office:value-type="float" office:value="16" calcext:value-type="float">
            <text:p>16</text:p>
          </table:table-cell>
          <table:table-cell table:formula="of:=ROUNDUP(MAX((100-MAX([.R$5]+[.$F36];0))*(INT([.$I36]*[.$J36])-[.R$4])/100;0);0)" office:value-type="float" office:value="14" calcext:value-type="float">
            <text:p>14</text:p>
          </table:table-cell>
          <table:table-cell table:formula="of:=ROUNDUP(MAX((100-MAX([.S$5]+[.$F36];0))*(INT([.$I36]*[.$J36])-[.S$4])/100;0);0)" office:value-type="float" office:value="13" calcext:value-type="float">
            <text:p>13</text:p>
          </table:table-cell>
          <table:table-cell table:formula="of:=ROUNDUP(MAX((100-MAX([.T$5]+[.$F36];0))*(INT([.$I36]*[.$J36])-[.T$4])/100;0);0)" office:value-type="float" office:value="12" calcext:value-type="float">
            <text:p>12</text:p>
          </table:table-cell>
          <table:table-cell table:formula="of:=ROUNDUP(MAX((100-MAX([.U$5]+[.$F36];0))*(INT([.$I36]*[.$J36])-[.U$4])/100;0);0)" office:value-type="float" office:value="11" calcext:value-type="float">
            <text:p>11</text:p>
          </table:table-cell>
          <table:table-cell table:formula="of:=ROUNDUP(MAX((100-MAX([.V$5]+[.$F36];0))*(INT([.$I36]*[.$J36])-[.V$4])/100;0);0)" office:value-type="float" office:value="10" calcext:value-type="float">
            <text:p>10</text:p>
          </table:table-cell>
          <table:table-cell table:formula="of:=ROUNDUP(MAX((100-MAX([.W$5]+[.$F36];0))*(INT([.$I36]*[.$J36])-[.W$4])/100;0);0)" office:value-type="float" office:value="8" calcext:value-type="float">
            <text:p>8</text:p>
          </table:table-cell>
          <table:table-cell table:formula="of:=ROUNDUP(MAX((100-MAX([.X$5]+[.$F36];0))*(INT([.$I36]*[.$J36])-[.X$4])/100;0);0)" office:value-type="float" office:value="6" calcext:value-type="float">
            <text:p>6</text:p>
          </table:table-cell>
          <table:table-cell table:formula="of:=ROUNDUP(MAX((100-MAX([.Y$5]+[.$F36];0))*(INT([.$I36]*[.$J36])-[.Y$4])/100;0);0)" office:value-type="float" office:value="5" calcext:value-type="float">
            <text:p>5</text:p>
          </table:table-cell>
          <table:table-cell table:formula="of:=ROUNDUP(MAX((100-MAX([.Z$5]+[.$F36];0))*(INT([.$I36]*[.$J36])-[.Z$4])/100;0);0)" office:value-type="float" office:value="3" calcext:value-type="float">
            <text:p>3</text:p>
          </table:table-cell>
          <table:table-cell table:formula="of:=ROUNDUP(MAX((100-MAX([.AA$5]+[.$F36];0))*(INT([.$I36]*[.$J36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7]/[.H37]" office:value-type="float" office:value="1" calcext:value-type="float">
            <text:p>1</text:p>
          </table:table-cell>
          <table:table-cell table:formula="of:=ROUND(AVERAGE([.C37];[.D37]))" office:value-type="float" office:value="18" calcext:value-type="float">
            <text:p>18</text:p>
          </table:table-cell>
          <table:table-cell/>
          <table:table-cell table:formula="of:=ROUNDUP(MAX((100-MAX([.L$5]+[.$F37];0))*(INT([.$I37]*[.$J37])-[.L$4])/100;0);0)" office:value-type="float" office:value="18" calcext:value-type="float">
            <text:p>18</text:p>
          </table:table-cell>
          <table:table-cell table:formula="of:=ROUNDUP(MAX((100-MAX([.M$5]+[.$F37];0))*(INT([.$I37]*[.$J37])-[.M$4])/100;0);0)" office:value-type="float" office:value="15" calcext:value-type="float">
            <text:p>15</text:p>
          </table:table-cell>
          <table:table-cell table:formula="of:=ROUNDUP(MAX((100-MAX([.N$5]+[.$F37];0))*(INT([.$I37]*[.$J37])-[.N$4])/100;0);0)" office:value-type="float" office:value="12" calcext:value-type="float">
            <text:p>12</text:p>
          </table:table-cell>
          <table:table-cell table:formula="of:=ROUNDUP(MAX((100-MAX([.O$5]+[.$F37];0))*(INT([.$I37]*[.$J37])-[.O$4])/100;0);0)" office:value-type="float" office:value="12" calcext:value-type="float">
            <text:p>12</text:p>
          </table:table-cell>
          <table:table-cell table:formula="of:=ROUNDUP(MAX((100-MAX([.P$5]+[.$F37];0))*(INT([.$I37]*[.$J37])-[.P$4])/100;0);0)" office:value-type="float" office:value="12" calcext:value-type="float">
            <text:p>12</text:p>
          </table:table-cell>
          <table:table-cell table:formula="of:=ROUNDUP(MAX((100-MAX([.Q$5]+[.$F37];0))*(INT([.$I37]*[.$J37])-[.Q$4])/100;0);0)" office:value-type="float" office:value="12" calcext:value-type="float">
            <text:p>12</text:p>
          </table:table-cell>
          <table:table-cell table:formula="of:=ROUNDUP(MAX((100-MAX([.R$5]+[.$F37];0))*(INT([.$I37]*[.$J37])-[.R$4])/100;0);0)" office:value-type="float" office:value="10" calcext:value-type="float">
            <text:p>10</text:p>
          </table:table-cell>
          <table:table-cell table:formula="of:=ROUNDUP(MAX((100-MAX([.S$5]+[.$F37];0))*(INT([.$I37]*[.$J37])-[.S$4])/100;0);0)" office:value-type="float" office:value="10" calcext:value-type="float">
            <text:p>10</text:p>
          </table:table-cell>
          <table:table-cell table:formula="of:=ROUNDUP(MAX((100-MAX([.T$5]+[.$F37];0))*(INT([.$I37]*[.$J37])-[.T$4])/100;0);0)" office:value-type="float" office:value="8" calcext:value-type="float">
            <text:p>8</text:p>
          </table:table-cell>
          <table:table-cell table:formula="of:=ROUNDUP(MAX((100-MAX([.U$5]+[.$F37];0))*(INT([.$I37]*[.$J37])-[.U$4])/100;0);0)" office:value-type="float" office:value="8" calcext:value-type="float">
            <text:p>8</text:p>
          </table:table-cell>
          <table:table-cell table:formula="of:=ROUNDUP(MAX((100-MAX([.V$5]+[.$F37];0))*(INT([.$I37]*[.$J37])-[.V$4])/100;0);0)" office:value-type="float" office:value="6" calcext:value-type="float">
            <text:p>6</text:p>
          </table:table-cell>
          <table:table-cell table:formula="of:=ROUNDUP(MAX((100-MAX([.W$5]+[.$F37];0))*(INT([.$I37]*[.$J37])-[.W$4])/100;0);0)" office:value-type="float" office:value="4" calcext:value-type="float">
            <text:p>4</text:p>
          </table:table-cell>
          <table:table-cell table:formula="of:=ROUNDUP(MAX((100-MAX([.X$5]+[.$F37];0))*(INT([.$I37]*[.$J37])-[.X$4])/100;0);0)" office:value-type="float" office:value="3" calcext:value-type="float">
            <text:p>3</text:p>
          </table:table-cell>
          <table:table-cell table:formula="of:=ROUNDUP(MAX((100-MAX([.Y$5]+[.$F37];0))*(INT([.$I37]*[.$J37])-[.Y$4])/100;0);0)" office:value-type="float" office:value="2" calcext:value-type="float">
            <text:p>2</text:p>
          </table:table-cell>
          <table:table-cell table:formula="of:=ROUNDUP(MAX((100-MAX([.Z$5]+[.$F37];0))*(INT([.$I37]*[.$J37])-[.Z$4])/100;0);0)" office:value-type="float" office:value="0" calcext:value-type="float">
            <text:p>0</text:p>
          </table:table-cell>
          <table:table-cell table:formula="of:=ROUNDUP(MAX((100-MAX([.AA$5]+[.$F37];0))*(INT([.$I37]*[.$J3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gun Shells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8]/[.H38]" office:value-type="float" office:value="1" calcext:value-type="float">
            <text:p>1</text:p>
          </table:table-cell>
          <table:table-cell table:formula="of:=ROUND(AVERAGE([.C38];[.D38]))" office:value-type="float" office:value="17" calcext:value-type="float">
            <text:p>17</text:p>
          </table:table-cell>
          <table:table-cell/>
          <table:table-cell table:formula="of:=ROUNDUP(MAX((100-MAX([.L$5]+[.$F38];0))*(INT([.$I38]*[.$J38])-[.L$4])/100;0);0)" office:value-type="float" office:value="17" calcext:value-type="float">
            <text:p>17</text:p>
          </table:table-cell>
          <table:table-cell table:formula="of:=ROUNDUP(MAX((100-MAX([.M$5]+[.$F38];0))*(INT([.$I38]*[.$J38])-[.M$4])/100;0);0)" office:value-type="float" office:value="14" calcext:value-type="float">
            <text:p>14</text:p>
          </table:table-cell>
          <table:table-cell table:formula="of:=ROUNDUP(MAX((100-MAX([.N$5]+[.$F38];0))*(INT([.$I38]*[.$J38])-[.N$4])/100;0);0)" office:value-type="float" office:value="12" calcext:value-type="float">
            <text:p>12</text:p>
          </table:table-cell>
          <table:table-cell table:formula="of:=ROUNDUP(MAX((100-MAX([.O$5]+[.$F38];0))*(INT([.$I38]*[.$J38])-[.O$4])/100;0);0)" office:value-type="float" office:value="11" calcext:value-type="float">
            <text:p>11</text:p>
          </table:table-cell>
          <table:table-cell table:formula="of:=ROUNDUP(MAX((100-MAX([.P$5]+[.$F38];0))*(INT([.$I38]*[.$J38])-[.P$4])/100;0);0)" office:value-type="float" office:value="11" calcext:value-type="float">
            <text:p>11</text:p>
          </table:table-cell>
          <table:table-cell table:formula="of:=ROUNDUP(MAX((100-MAX([.Q$5]+[.$F38];0))*(INT([.$I38]*[.$J38])-[.Q$4])/100;0);0)" office:value-type="float" office:value="11" calcext:value-type="float">
            <text:p>11</text:p>
          </table:table-cell>
          <table:table-cell table:formula="of:=ROUNDUP(MAX((100-MAX([.R$5]+[.$F38];0))*(INT([.$I38]*[.$J38])-[.R$4])/100;0);0)" office:value-type="float" office:value="10" calcext:value-type="float">
            <text:p>10</text:p>
          </table:table-cell>
          <table:table-cell table:formula="of:=ROUNDUP(MAX((100-MAX([.S$5]+[.$F38];0))*(INT([.$I38]*[.$J38])-[.S$4])/100;0);0)" office:value-type="float" office:value="9" calcext:value-type="float">
            <text:p>9</text:p>
          </table:table-cell>
          <table:table-cell table:formula="of:=ROUNDUP(MAX((100-MAX([.T$5]+[.$F38];0))*(INT([.$I38]*[.$J38])-[.T$4])/100;0);0)" office:value-type="float" office:value="8" calcext:value-type="float">
            <text:p>8</text:p>
          </table:table-cell>
          <table:table-cell table:formula="of:=ROUNDUP(MAX((100-MAX([.U$5]+[.$F38];0))*(INT([.$I38]*[.$J38])-[.U$4])/100;0);0)" office:value-type="float" office:value="7" calcext:value-type="float">
            <text:p>7</text:p>
          </table:table-cell>
          <table:table-cell table:formula="of:=ROUNDUP(MAX((100-MAX([.V$5]+[.$F38];0))*(INT([.$I38]*[.$J38])-[.V$4])/100;0);0)" office:value-type="float" office:value="6" calcext:value-type="float">
            <text:p>6</text:p>
          </table:table-cell>
          <table:table-cell table:formula="of:=ROUNDUP(MAX((100-MAX([.W$5]+[.$F38];0))*(INT([.$I38]*[.$J38])-[.W$4])/100;0);0)" office:value-type="float" office:value="3" calcext:value-type="float">
            <text:p>3</text:p>
          </table:table-cell>
          <table:table-cell table:formula="of:=ROUNDUP(MAX((100-MAX([.X$5]+[.$F38];0))*(INT([.$I38]*[.$J38])-[.X$4])/100;0);0)" office:value-type="float" office:value="2" calcext:value-type="float">
            <text:p>2</text:p>
          </table:table-cell>
          <table:table-cell table:formula="of:=ROUNDUP(MAX((100-MAX([.Y$5]+[.$F38];0))*(INT([.$I38]*[.$J38])-[.Y$4])/100;0);0)" office:value-type="float" office:value="1" calcext:value-type="float">
            <text:p>1</text:p>
          </table:table-cell>
          <table:table-cell table:formula="of:=ROUNDUP(MAX((100-MAX([.Z$5]+[.$F38];0))*(INT([.$I38]*[.$J38])-[.Z$4])/100;0);0)" office:value-type="float" office:value="0" calcext:value-type="float">
            <text:p>0</text:p>
          </table:table-cell>
          <table:table-cell table:formula="of:=ROUNDUP(MAX((100-MAX([.AA$5]+[.$F38];0))*(INT([.$I38]*[.$J3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9]/[.H39]" office:value-type="float" office:value="0.5" calcext:value-type="float">
            <text:p>0.5</text:p>
          </table:table-cell>
          <table:table-cell table:formula="of:=ROUND(AVERAGE([.C39];[.D39]))" office:value-type="float" office:value="17" calcext:value-type="float">
            <text:p>17</text:p>
          </table:table-cell>
          <table:table-cell/>
          <table:table-cell table:formula="of:=ROUNDUP(MAX((100-MAX([.L$5]+[.$F39];0))*(INT([.$I39]*[.$J39])-[.L$4])/100;0);0)" office:value-type="float" office:value="8" calcext:value-type="float">
            <text:p>8</text:p>
          </table:table-cell>
          <table:table-cell table:formula="of:=ROUNDUP(MAX((100-MAX([.M$5]+[.$F39];0))*(INT([.$I39]*[.$J39])-[.M$4])/100;0);0)" office:value-type="float" office:value="8" calcext:value-type="float">
            <text:p>8</text:p>
          </table:table-cell>
          <table:table-cell table:formula="of:=ROUNDUP(MAX((100-MAX([.N$5]+[.$F39];0))*(INT([.$I39]*[.$J39])-[.N$4])/100;0);0)" office:value-type="float" office:value="6" calcext:value-type="float">
            <text:p>6</text:p>
          </table:table-cell>
          <table:table-cell table:formula="of:=ROUNDUP(MAX((100-MAX([.O$5]+[.$F39];0))*(INT([.$I39]*[.$J39])-[.O$4])/100;0);0)" office:value-type="float" office:value="6" calcext:value-type="float">
            <text:p>6</text:p>
          </table:table-cell>
          <table:table-cell table:formula="of:=ROUNDUP(MAX((100-MAX([.P$5]+[.$F39];0))*(INT([.$I39]*[.$J39])-[.P$4])/100;0);0)" office:value-type="float" office:value="5" calcext:value-type="float">
            <text:p>5</text:p>
          </table:table-cell>
          <table:table-cell table:formula="of:=ROUNDUP(MAX((100-MAX([.Q$5]+[.$F39];0))*(INT([.$I39]*[.$J39])-[.Q$4])/100;0);0)" office:value-type="float" office:value="4" calcext:value-type="float">
            <text:p>4</text:p>
          </table:table-cell>
          <table:table-cell table:formula="of:=ROUNDUP(MAX((100-MAX([.R$5]+[.$F39];0))*(INT([.$I39]*[.$J39])-[.R$4])/100;0);0)" office:value-type="float" office:value="4" calcext:value-type="float">
            <text:p>4</text:p>
          </table:table-cell>
          <table:table-cell table:formula="of:=ROUNDUP(MAX((100-MAX([.S$5]+[.$F39];0))*(INT([.$I39]*[.$J39])-[.S$4])/100;0);0)" office:value-type="float" office:value="4" calcext:value-type="float">
            <text:p>4</text:p>
          </table:table-cell>
          <table:table-cell table:formula="of:=ROUNDUP(MAX((100-MAX([.T$5]+[.$F39];0))*(INT([.$I39]*[.$J39])-[.T$4])/100;0);0)" office:value-type="float" office:value="3" calcext:value-type="float">
            <text:p>3</text:p>
          </table:table-cell>
          <table:table-cell table:formula="of:=ROUNDUP(MAX((100-MAX([.U$5]+[.$F39];0))*(INT([.$I39]*[.$J39])-[.U$4])/100;0);0)" office:value-type="float" office:value="2" calcext:value-type="float">
            <text:p>2</text:p>
          </table:table-cell>
          <table:table-cell table:formula="of:=ROUNDUP(MAX((100-MAX([.V$5]+[.$F39];0))*(INT([.$I39]*[.$J39])-[.V$4])/100;0);0)" office:value-type="float" office:value="0" calcext:value-type="float">
            <text:p>0</text:p>
          </table:table-cell>
          <table:table-cell table:formula="of:=ROUNDUP(MAX((100-MAX([.W$5]+[.$F39];0))*(INT([.$I39]*[.$J39])-[.W$4])/100;0);0)" office:value-type="float" office:value="0" calcext:value-type="float">
            <text:p>0</text:p>
          </table:table-cell>
          <table:table-cell table:formula="of:=ROUNDUP(MAX((100-MAX([.X$5]+[.$F39];0))*(INT([.$I39]*[.$J39])-[.X$4])/100;0);0)" office:value-type="float" office:value="0" calcext:value-type="float">
            <text:p>0</text:p>
          </table:table-cell>
          <table:table-cell table:formula="of:=ROUNDUP(MAX((100-MAX([.Y$5]+[.$F39];0))*(INT([.$I39]*[.$J39])-[.Y$4])/100;0);0)" office:value-type="float" office:value="0" calcext:value-type="float">
            <text:p>0</text:p>
          </table:table-cell>
          <table:table-cell table:formula="of:=ROUNDUP(MAX((100-MAX([.Z$5]+[.$F39];0))*(INT([.$I39]*[.$J39])-[.Z$4])/100;0);0)" office:value-type="float" office:value="0" calcext:value-type="float">
            <text:p>0</text:p>
          </table:table-cell>
          <table:table-cell table:formula="of:=ROUNDUP(MAX((100-MAX([.AA$5]+[.$F39];0))*(INT([.$I39]*[.$J3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0]/[.H40]" office:value-type="float" office:value="1.5" calcext:value-type="float">
            <text:p>1.5</text:p>
          </table:table-cell>
          <table:table-cell table:formula="of:=ROUND(AVERAGE([.C40];[.D40]))" office:value-type="float" office:value="38" calcext:value-type="float">
            <text:p>38</text:p>
          </table:table-cell>
          <table:table-cell/>
          <table:table-cell table:formula="of:=ROUNDUP(MAX((100-MAX([.L$5]+[.$F40];0))*(INT([.$I40]*[.$J40])-[.L$4])/100;0);0)" office:value-type="float" office:value="57" calcext:value-type="float">
            <text:p>57</text:p>
          </table:table-cell>
          <table:table-cell table:formula="of:=ROUNDUP(MAX((100-MAX([.M$5]+[.$F40];0))*(INT([.$I40]*[.$J40])-[.M$4])/100;0);0)" office:value-type="float" office:value="57" calcext:value-type="float">
            <text:p>57</text:p>
          </table:table-cell>
          <table:table-cell table:formula="of:=ROUNDUP(MAX((100-MAX([.N$5]+[.$F40];0))*(INT([.$I40]*[.$J40])-[.N$4])/100;0);0)" office:value-type="float" office:value="53" calcext:value-type="float">
            <text:p>53</text:p>
          </table:table-cell>
          <table:table-cell table:formula="of:=ROUNDUP(MAX((100-MAX([.O$5]+[.$F40];0))*(INT([.$I40]*[.$J40])-[.O$4])/100;0);0)" office:value-type="float" office:value="50" calcext:value-type="float">
            <text:p>50</text:p>
          </table:table-cell>
          <table:table-cell table:formula="of:=ROUNDUP(MAX((100-MAX([.P$5]+[.$F40];0))*(INT([.$I40]*[.$J40])-[.P$4])/100;0);0)" office:value-type="float" office:value="52" calcext:value-type="float">
            <text:p>52</text:p>
          </table:table-cell>
          <table:table-cell table:formula="of:=ROUNDUP(MAX((100-MAX([.Q$5]+[.$F40];0))*(INT([.$I40]*[.$J40])-[.Q$4])/100;0);0)" office:value-type="float" office:value="53" calcext:value-type="float">
            <text:p>53</text:p>
          </table:table-cell>
          <table:table-cell table:formula="of:=ROUNDUP(MAX((100-MAX([.R$5]+[.$F40];0))*(INT([.$I40]*[.$J40])-[.R$4])/100;0);0)" office:value-type="float" office:value="48" calcext:value-type="float">
            <text:p>48</text:p>
          </table:table-cell>
          <table:table-cell table:formula="of:=ROUNDUP(MAX((100-MAX([.S$5]+[.$F40];0))*(INT([.$I40]*[.$J40])-[.S$4])/100;0);0)" office:value-type="float" office:value="46" calcext:value-type="float">
            <text:p>46</text:p>
          </table:table-cell>
          <table:table-cell table:formula="of:=ROUNDUP(MAX((100-MAX([.T$5]+[.$F40];0))*(INT([.$I40]*[.$J40])-[.T$4])/100;0);0)" office:value-type="float" office:value="42" calcext:value-type="float">
            <text:p>42</text:p>
          </table:table-cell>
          <table:table-cell table:formula="of:=ROUNDUP(MAX((100-MAX([.U$5]+[.$F40];0))*(INT([.$I40]*[.$J40])-[.U$4])/100;0);0)" office:value-type="float" office:value="41" calcext:value-type="float">
            <text:p>41</text:p>
          </table:table-cell>
          <table:table-cell table:formula="of:=ROUNDUP(MAX((100-MAX([.V$5]+[.$F40];0))*(INT([.$I40]*[.$J40])-[.V$4])/100;0);0)" office:value-type="float" office:value="40" calcext:value-type="float">
            <text:p>40</text:p>
          </table:table-cell>
          <table:table-cell table:formula="of:=ROUNDUP(MAX((100-MAX([.W$5]+[.$F40];0))*(INT([.$I40]*[.$J40])-[.W$4])/100;0);0)" office:value-type="float" office:value="36" calcext:value-type="float">
            <text:p>36</text:p>
          </table:table-cell>
          <table:table-cell table:formula="of:=ROUNDUP(MAX((100-MAX([.X$5]+[.$F40];0))*(INT([.$I40]*[.$J40])-[.X$4])/100;0);0)" office:value-type="float" office:value="31" calcext:value-type="float">
            <text:p>31</text:p>
          </table:table-cell>
          <table:table-cell table:formula="of:=ROUNDUP(MAX((100-MAX([.Y$5]+[.$F40];0))*(INT([.$I40]*[.$J40])-[.Y$4])/100;0);0)" office:value-type="float" office:value="28" calcext:value-type="float">
            <text:p>28</text:p>
          </table:table-cell>
          <table:table-cell table:formula="of:=ROUNDUP(MAX((100-MAX([.Z$5]+[.$F40];0))*(INT([.$I40]*[.$J40])-[.Z$4])/100;0);0)" office:value-type="float" office:value="24" calcext:value-type="float">
            <text:p>24</text:p>
          </table:table-cell>
          <table:table-cell table:formula="of:=ROUNDUP(MAX((100-MAX([.AA$5]+[.$F40];0))*(INT([.$I40]*[.$J40])-[.AA$4])/100;0)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1]/[.H41]" office:value-type="float" office:value="1.5" calcext:value-type="float">
            <text:p>1.5</text:p>
          </table:table-cell>
          <table:table-cell table:formula="of:=ROUND(AVERAGE([.C41];[.D41]))" office:value-type="float" office:value="27" calcext:value-type="float">
            <text:p>27</text:p>
          </table:table-cell>
          <table:table-cell/>
          <table:table-cell table:formula="of:=ROUNDUP(MAX((100-MAX([.L$5]+[.$F41];0))*(INT([.$I41]*[.$J41])-[.L$4])/100;0);0)" office:value-type="float" office:value="40" calcext:value-type="float">
            <text:p>40</text:p>
          </table:table-cell>
          <table:table-cell table:formula="of:=ROUNDUP(MAX((100-MAX([.M$5]+[.$F41];0))*(INT([.$I41]*[.$J41])-[.M$4])/100;0);0)" office:value-type="float" office:value="40" calcext:value-type="float">
            <text:p>40</text:p>
          </table:table-cell>
          <table:table-cell table:formula="of:=ROUNDUP(MAX((100-MAX([.N$5]+[.$F41];0))*(INT([.$I41]*[.$J41])-[.N$4])/100;0);0)" office:value-type="float" office:value="37" calcext:value-type="float">
            <text:p>37</text:p>
          </table:table-cell>
          <table:table-cell table:formula="of:=ROUNDUP(MAX((100-MAX([.O$5]+[.$F41];0))*(INT([.$I41]*[.$J41])-[.O$4])/100;0);0)" office:value-type="float" office:value="35" calcext:value-type="float">
            <text:p>35</text:p>
          </table:table-cell>
          <table:table-cell table:formula="of:=ROUNDUP(MAX((100-MAX([.P$5]+[.$F41];0))*(INT([.$I41]*[.$J41])-[.P$4])/100;0);0)" office:value-type="float" office:value="36" calcext:value-type="float">
            <text:p>36</text:p>
          </table:table-cell>
          <table:table-cell table:formula="of:=ROUNDUP(MAX((100-MAX([.Q$5]+[.$F41];0))*(INT([.$I41]*[.$J41])-[.Q$4])/100;0);0)" office:value-type="float" office:value="36" calcext:value-type="float">
            <text:p>36</text:p>
          </table:table-cell>
          <table:table-cell table:formula="of:=ROUNDUP(MAX((100-MAX([.R$5]+[.$F41];0))*(INT([.$I41]*[.$J41])-[.R$4])/100;0);0)" office:value-type="float" office:value="33" calcext:value-type="float">
            <text:p>33</text:p>
          </table:table-cell>
          <table:table-cell table:formula="of:=ROUNDUP(MAX((100-MAX([.S$5]+[.$F41];0))*(INT([.$I41]*[.$J41])-[.S$4])/100;0);0)" office:value-type="float" office:value="31" calcext:value-type="float">
            <text:p>31</text:p>
          </table:table-cell>
          <table:table-cell table:formula="of:=ROUNDUP(MAX((100-MAX([.T$5]+[.$F41];0))*(INT([.$I41]*[.$J41])-[.T$4])/100;0);0)" office:value-type="float" office:value="28" calcext:value-type="float">
            <text:p>28</text:p>
          </table:table-cell>
          <table:table-cell table:formula="of:=ROUNDUP(MAX((100-MAX([.U$5]+[.$F41];0))*(INT([.$I41]*[.$J41])-[.U$4])/100;0);0)" office:value-type="float" office:value="28" calcext:value-type="float">
            <text:p>28</text:p>
          </table:table-cell>
          <table:table-cell table:formula="of:=ROUNDUP(MAX((100-MAX([.V$5]+[.$F41];0))*(INT([.$I41]*[.$J41])-[.V$4])/100;0);0)" office:value-type="float" office:value="26" calcext:value-type="float">
            <text:p>26</text:p>
          </table:table-cell>
          <table:table-cell table:formula="of:=ROUNDUP(MAX((100-MAX([.W$5]+[.$F41];0))*(INT([.$I41]*[.$J41])-[.W$4])/100;0);0)" office:value-type="float" office:value="23" calcext:value-type="float">
            <text:p>23</text:p>
          </table:table-cell>
          <table:table-cell table:formula="of:=ROUNDUP(MAX((100-MAX([.X$5]+[.$F41];0))*(INT([.$I41]*[.$J41])-[.X$4])/100;0);0)" office:value-type="float" office:value="19" calcext:value-type="float">
            <text:p>19</text:p>
          </table:table-cell>
          <table:table-cell table:formula="of:=ROUNDUP(MAX((100-MAX([.Y$5]+[.$F41];0))*(INT([.$I41]*[.$J41])-[.Y$4])/100;0);0)" office:value-type="float" office:value="17" calcext:value-type="float">
            <text:p>17</text:p>
          </table:table-cell>
          <table:table-cell table:formula="of:=ROUNDUP(MAX((100-MAX([.Z$5]+[.$F41];0))*(INT([.$I41]*[.$J41])-[.Z$4])/100;0);0)" office:value-type="float" office:value="14" calcext:value-type="float">
            <text:p>14</text:p>
          </table:table-cell>
          <table:table-cell table:formula="of:=ROUNDUP(MAX((100-MAX([.AA$5]+[.$F41];0))*(INT([.$I41]*[.$J4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2]/[.H42]" office:value-type="float" office:value="1.5" calcext:value-type="float">
            <text:p>1.5</text:p>
          </table:table-cell>
          <table:table-cell table:formula="of:=ROUND(AVERAGE([.C42];[.D42]))" office:value-type="float" office:value="15" calcext:value-type="float">
            <text:p>15</text:p>
          </table:table-cell>
          <table:table-cell/>
          <table:table-cell table:formula="of:=ROUNDUP(MAX((100-MAX([.L$5]+[.$F42];0))*(INT([.$I42]*[.$J42])-[.L$4])/100;0);0)" office:value-type="float" office:value="22" calcext:value-type="float">
            <text:p>22</text:p>
          </table:table-cell>
          <table:table-cell table:formula="of:=ROUNDUP(MAX((100-MAX([.M$5]+[.$F42];0))*(INT([.$I42]*[.$J42])-[.M$4])/100;0);0)" office:value-type="float" office:value="20" calcext:value-type="float">
            <text:p>20</text:p>
          </table:table-cell>
          <table:table-cell table:formula="of:=ROUNDUP(MAX((100-MAX([.N$5]+[.$F42];0))*(INT([.$I42]*[.$J42])-[.N$4])/100;0);0)" office:value-type="float" office:value="17" calcext:value-type="float">
            <text:p>17</text:p>
          </table:table-cell>
          <table:table-cell table:formula="of:=ROUNDUP(MAX((100-MAX([.O$5]+[.$F42];0))*(INT([.$I42]*[.$J42])-[.O$4])/100;0);0)" office:value-type="float" office:value="16" calcext:value-type="float">
            <text:p>16</text:p>
          </table:table-cell>
          <table:table-cell table:formula="of:=ROUNDUP(MAX((100-MAX([.P$5]+[.$F42];0))*(INT([.$I42]*[.$J42])-[.P$4])/100;0);0)" office:value-type="float" office:value="17" calcext:value-type="float">
            <text:p>17</text:p>
          </table:table-cell>
          <table:table-cell table:formula="of:=ROUNDUP(MAX((100-MAX([.Q$5]+[.$F42];0))*(INT([.$I42]*[.$J42])-[.Q$4])/100;0);0)" office:value-type="float" office:value="17" calcext:value-type="float">
            <text:p>17</text:p>
          </table:table-cell>
          <table:table-cell table:formula="of:=ROUNDUP(MAX((100-MAX([.R$5]+[.$F42];0))*(INT([.$I42]*[.$J42])-[.R$4])/100;0);0)" office:value-type="float" office:value="15" calcext:value-type="float">
            <text:p>15</text:p>
          </table:table-cell>
          <table:table-cell table:formula="of:=ROUNDUP(MAX((100-MAX([.S$5]+[.$F42];0))*(INT([.$I42]*[.$J42])-[.S$4])/100;0);0)" office:value-type="float" office:value="14" calcext:value-type="float">
            <text:p>14</text:p>
          </table:table-cell>
          <table:table-cell table:formula="of:=ROUNDUP(MAX((100-MAX([.T$5]+[.$F42];0))*(INT([.$I42]*[.$J42])-[.T$4])/100;0);0)" office:value-type="float" office:value="12" calcext:value-type="float">
            <text:p>12</text:p>
          </table:table-cell>
          <table:table-cell table:formula="of:=ROUNDUP(MAX((100-MAX([.U$5]+[.$F42];0))*(INT([.$I42]*[.$J42])-[.U$4])/100;0);0)" office:value-type="float" office:value="12" calcext:value-type="float">
            <text:p>12</text:p>
          </table:table-cell>
          <table:table-cell table:formula="of:=ROUNDUP(MAX((100-MAX([.V$5]+[.$F42];0))*(INT([.$I42]*[.$J42])-[.V$4])/100;0);0)" office:value-type="float" office:value="10" calcext:value-type="float">
            <text:p>10</text:p>
          </table:table-cell>
          <table:table-cell table:formula="of:=ROUNDUP(MAX((100-MAX([.W$5]+[.$F42];0))*(INT([.$I42]*[.$J42])-[.W$4])/100;0);0)" office:value-type="float" office:value="7" calcext:value-type="float">
            <text:p>7</text:p>
          </table:table-cell>
          <table:table-cell table:formula="of:=ROUNDUP(MAX((100-MAX([.X$5]+[.$F42];0))*(INT([.$I42]*[.$J42])-[.X$4])/100;0);0)" office:value-type="float" office:value="6" calcext:value-type="float">
            <text:p>6</text:p>
          </table:table-cell>
          <table:table-cell table:formula="of:=ROUNDUP(MAX((100-MAX([.Y$5]+[.$F42];0))*(INT([.$I42]*[.$J42])-[.Y$4])/100;0);0)" office:value-type="float" office:value="4" calcext:value-type="float">
            <text:p>4</text:p>
          </table:table-cell>
          <table:table-cell table:formula="of:=ROUNDUP(MAX((100-MAX([.Z$5]+[.$F42];0))*(INT([.$I42]*[.$J42])-[.Z$4])/100;0);0)" office:value-type="float" office:value="2" calcext:value-type="float">
            <text:p>2</text:p>
          </table:table-cell>
          <table:table-cell table:formula="of:=ROUNDUP(MAX((100-MAX([.AA$5]+[.$F42];0))*(INT([.$I42]*[.$J42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3]/[.H43]" office:value-type="float" office:value="1.5" calcext:value-type="float">
            <text:p>1.5</text:p>
          </table:table-cell>
          <table:table-cell table:formula="of:=ROUND(AVERAGE([.C43];[.D43]))" office:value-type="float" office:value="18" calcext:value-type="float">
            <text:p>18</text:p>
          </table:table-cell>
          <table:table-cell/>
          <table:table-cell table:formula="of:=ROUNDUP(MAX((100-MAX([.L$5]+[.$F43];0))*(INT([.$I43]*[.$J43])-[.L$4])/100;0);0)" office:value-type="float" office:value="27" calcext:value-type="float">
            <text:p>27</text:p>
          </table:table-cell>
          <table:table-cell table:formula="of:=ROUNDUP(MAX((100-MAX([.M$5]+[.$F43];0))*(INT([.$I43]*[.$J43])-[.M$4])/100;0);0)" office:value-type="float" office:value="25" calcext:value-type="float">
            <text:p>25</text:p>
          </table:table-cell>
          <table:table-cell table:formula="of:=ROUNDUP(MAX((100-MAX([.N$5]+[.$F43];0))*(INT([.$I43]*[.$J43])-[.N$4])/100;0);0)" office:value-type="float" office:value="22" calcext:value-type="float">
            <text:p>22</text:p>
          </table:table-cell>
          <table:table-cell table:formula="of:=ROUNDUP(MAX((100-MAX([.O$5]+[.$F43];0))*(INT([.$I43]*[.$J43])-[.O$4])/100;0);0)" office:value-type="float" office:value="20" calcext:value-type="float">
            <text:p>20</text:p>
          </table:table-cell>
          <table:table-cell table:formula="of:=ROUNDUP(MAX((100-MAX([.P$5]+[.$F43];0))*(INT([.$I43]*[.$J43])-[.P$4])/100;0);0)" office:value-type="float" office:value="21" calcext:value-type="float">
            <text:p>21</text:p>
          </table:table-cell>
          <table:table-cell table:formula="of:=ROUNDUP(MAX((100-MAX([.Q$5]+[.$F43];0))*(INT([.$I43]*[.$J43])-[.Q$4])/100;0);0)" office:value-type="float" office:value="21" calcext:value-type="float">
            <text:p>21</text:p>
          </table:table-cell>
          <table:table-cell table:formula="of:=ROUNDUP(MAX((100-MAX([.R$5]+[.$F43];0))*(INT([.$I43]*[.$J43])-[.R$4])/100;0);0)" office:value-type="float" office:value="19" calcext:value-type="float">
            <text:p>19</text:p>
          </table:table-cell>
          <table:table-cell table:formula="of:=ROUNDUP(MAX((100-MAX([.S$5]+[.$F43];0))*(INT([.$I43]*[.$J43])-[.S$4])/100;0);0)" office:value-type="float" office:value="18" calcext:value-type="float">
            <text:p>18</text:p>
          </table:table-cell>
          <table:table-cell table:formula="of:=ROUNDUP(MAX((100-MAX([.T$5]+[.$F43];0))*(INT([.$I43]*[.$J43])-[.T$4])/100;0);0)" office:value-type="float" office:value="16" calcext:value-type="float">
            <text:p>16</text:p>
          </table:table-cell>
          <table:table-cell table:formula="of:=ROUNDUP(MAX((100-MAX([.U$5]+[.$F43];0))*(INT([.$I43]*[.$J43])-[.U$4])/100;0);0)" office:value-type="float" office:value="15" calcext:value-type="float">
            <text:p>15</text:p>
          </table:table-cell>
          <table:table-cell table:formula="of:=ROUNDUP(MAX((100-MAX([.V$5]+[.$F43];0))*(INT([.$I43]*[.$J43])-[.V$4])/100;0);0)" office:value-type="float" office:value="14" calcext:value-type="float">
            <text:p>14</text:p>
          </table:table-cell>
          <table:table-cell table:formula="of:=ROUNDUP(MAX((100-MAX([.W$5]+[.$F43];0))*(INT([.$I43]*[.$J43])-[.W$4])/100;0);0)" office:value-type="float" office:value="11" calcext:value-type="float">
            <text:p>11</text:p>
          </table:table-cell>
          <table:table-cell table:formula="of:=ROUNDUP(MAX((100-MAX([.X$5]+[.$F43];0))*(INT([.$I43]*[.$J43])-[.X$4])/100;0);0)" office:value-type="float" office:value="9" calcext:value-type="float">
            <text:p>9</text:p>
          </table:table-cell>
          <table:table-cell table:formula="of:=ROUNDUP(MAX((100-MAX([.Y$5]+[.$F43];0))*(INT([.$I43]*[.$J43])-[.Y$4])/100;0);0)" office:value-type="float" office:value="7" calcext:value-type="float">
            <text:p>7</text:p>
          </table:table-cell>
          <table:table-cell table:formula="of:=ROUNDUP(MAX((100-MAX([.Z$5]+[.$F43];0))*(INT([.$I43]*[.$J43])-[.Z$4])/100;0);0)" office:value-type="float" office:value="5" calcext:value-type="float">
            <text:p>5</text:p>
          </table:table-cell>
          <table:table-cell table:formula="of:=ROUNDUP(MAX((100-MAX([.AA$5]+[.$F43];0))*(INT([.$I43]*[.$J4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4]/[.H44]" office:value-type="float" office:value="1.5" calcext:value-type="float">
            <text:p>1.5</text:p>
          </table:table-cell>
          <table:table-cell table:formula="of:=ROUND(AVERAGE([.C44];[.D44]))" office:value-type="float" office:value="17" calcext:value-type="float">
            <text:p>17</text:p>
          </table:table-cell>
          <table:table-cell/>
          <table:table-cell table:formula="of:=ROUNDUP(MAX((100-MAX([.L$5]+[.$F44];0))*(INT([.$I44]*[.$J44])-[.L$4])/100;0);0)" office:value-type="float" office:value="25" calcext:value-type="float">
            <text:p>25</text:p>
          </table:table-cell>
          <table:table-cell table:formula="of:=ROUNDUP(MAX((100-MAX([.M$5]+[.$F44];0))*(INT([.$I44]*[.$J44])-[.M$4])/100;0);0)" office:value-type="float" office:value="23" calcext:value-type="float">
            <text:p>23</text:p>
          </table:table-cell>
          <table:table-cell table:formula="of:=ROUNDUP(MAX((100-MAX([.N$5]+[.$F44];0))*(INT([.$I44]*[.$J44])-[.N$4])/100;0);0)" office:value-type="float" office:value="20" calcext:value-type="float">
            <text:p>20</text:p>
          </table:table-cell>
          <table:table-cell table:formula="of:=ROUNDUP(MAX((100-MAX([.O$5]+[.$F44];0))*(INT([.$I44]*[.$J44])-[.O$4])/100;0);0)" office:value-type="float" office:value="19" calcext:value-type="float">
            <text:p>19</text:p>
          </table:table-cell>
          <table:table-cell table:formula="of:=ROUNDUP(MAX((100-MAX([.P$5]+[.$F44];0))*(INT([.$I44]*[.$J44])-[.P$4])/100;0);0)" office:value-type="float" office:value="19" calcext:value-type="float">
            <text:p>19</text:p>
          </table:table-cell>
          <table:table-cell table:formula="of:=ROUNDUP(MAX((100-MAX([.Q$5]+[.$F44];0))*(INT([.$I44]*[.$J44])-[.Q$4])/100;0);0)" office:value-type="float" office:value="19" calcext:value-type="float">
            <text:p>19</text:p>
          </table:table-cell>
          <table:table-cell table:formula="of:=ROUNDUP(MAX((100-MAX([.R$5]+[.$F44];0))*(INT([.$I44]*[.$J44])-[.R$4])/100;0);0)" office:value-type="float" office:value="17" calcext:value-type="float">
            <text:p>17</text:p>
          </table:table-cell>
          <table:table-cell table:formula="of:=ROUNDUP(MAX((100-MAX([.S$5]+[.$F44];0))*(INT([.$I44]*[.$J44])-[.S$4])/100;0);0)" office:value-type="float" office:value="16" calcext:value-type="float">
            <text:p>16</text:p>
          </table:table-cell>
          <table:table-cell table:formula="of:=ROUNDUP(MAX((100-MAX([.T$5]+[.$F44];0))*(INT([.$I44]*[.$J44])-[.T$4])/100;0);0)" office:value-type="float" office:value="14" calcext:value-type="float">
            <text:p>14</text:p>
          </table:table-cell>
          <table:table-cell table:formula="of:=ROUNDUP(MAX((100-MAX([.U$5]+[.$F44];0))*(INT([.$I44]*[.$J44])-[.U$4])/100;0);0)" office:value-type="float" office:value="14" calcext:value-type="float">
            <text:p>14</text:p>
          </table:table-cell>
          <table:table-cell table:formula="of:=ROUNDUP(MAX((100-MAX([.V$5]+[.$F44];0))*(INT([.$I44]*[.$J44])-[.V$4])/100;0);0)" office:value-type="float" office:value="12" calcext:value-type="float">
            <text:p>12</text:p>
          </table:table-cell>
          <table:table-cell table:formula="of:=ROUNDUP(MAX((100-MAX([.W$5]+[.$F44];0))*(INT([.$I44]*[.$J44])-[.W$4])/100;0);0)" office:value-type="float" office:value="10" calcext:value-type="float">
            <text:p>10</text:p>
          </table:table-cell>
          <table:table-cell table:formula="of:=ROUNDUP(MAX((100-MAX([.X$5]+[.$F44];0))*(INT([.$I44]*[.$J44])-[.X$4])/100;0);0)" office:value-type="float" office:value="8" calcext:value-type="float">
            <text:p>8</text:p>
          </table:table-cell>
          <table:table-cell table:formula="of:=ROUNDUP(MAX((100-MAX([.Y$5]+[.$F44];0))*(INT([.$I44]*[.$J44])-[.Y$4])/100;0);0)" office:value-type="float" office:value="6" calcext:value-type="float">
            <text:p>6</text:p>
          </table:table-cell>
          <table:table-cell table:formula="of:=ROUNDUP(MAX((100-MAX([.Z$5]+[.$F44];0))*(INT([.$I44]*[.$J44])-[.Z$4])/100;0);0)" office:value-type="float" office:value="4" calcext:value-type="float">
            <text:p>4</text:p>
          </table:table-cell>
          <table:table-cell table:formula="of:=ROUNDUP(MAX((100-MAX([.AA$5]+[.$F44];0))*(INT([.$I44]*[.$J4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5]/[.H45]" office:value-type="float" office:value="2" calcext:value-type="float">
            <text:p>2</text:p>
          </table:table-cell>
          <table:table-cell table:formula="of:=ROUND(AVERAGE([.C45];[.D45]))" office:value-type="float" office:value="12" calcext:value-type="float">
            <text:p>12</text:p>
          </table:table-cell>
          <table:table-cell/>
          <table:table-cell table:formula="of:=ROUNDUP(MAX((100-MAX([.L$5]+[.$F45];0))*(INT([.$I45]*[.$J45])-[.L$4])/100;0);0)" office:value-type="float" office:value="16" calcext:value-type="float">
            <text:p>16</text:p>
          </table:table-cell>
          <table:table-cell table:formula="of:=ROUNDUP(MAX((100-MAX([.M$5]+[.$F45];0))*(INT([.$I45]*[.$J45])-[.M$4])/100;0);0)" office:value-type="float" office:value="11" calcext:value-type="float">
            <text:p>11</text:p>
          </table:table-cell>
          <table:table-cell table:formula="of:=ROUNDUP(MAX((100-MAX([.N$5]+[.$F45];0))*(INT([.$I45]*[.$J45])-[.N$4])/100;0);0)" office:value-type="float" office:value="9" calcext:value-type="float">
            <text:p>9</text:p>
          </table:table-cell>
          <table:table-cell table:formula="of:=ROUNDUP(MAX((100-MAX([.O$5]+[.$F45];0))*(INT([.$I45]*[.$J45])-[.O$4])/100;0);0)" office:value-type="float" office:value="8" calcext:value-type="float">
            <text:p>8</text:p>
          </table:table-cell>
          <table:table-cell table:formula="of:=ROUNDUP(MAX((100-MAX([.P$5]+[.$F45];0))*(INT([.$I45]*[.$J45])-[.P$4])/100;0);0)" office:value-type="float" office:value="9" calcext:value-type="float">
            <text:p>9</text:p>
          </table:table-cell>
          <table:table-cell table:formula="of:=ROUNDUP(MAX((100-MAX([.Q$5]+[.$F45];0))*(INT([.$I45]*[.$J45])-[.Q$4])/100;0);0)" office:value-type="float" office:value="9" calcext:value-type="float">
            <text:p>9</text:p>
          </table:table-cell>
          <table:table-cell table:formula="of:=ROUNDUP(MAX((100-MAX([.R$5]+[.$F45];0))*(INT([.$I45]*[.$J45])-[.R$4])/100;0);0)" office:value-type="float" office:value="7" calcext:value-type="float">
            <text:p>7</text:p>
          </table:table-cell>
          <table:table-cell table:formula="of:=ROUNDUP(MAX((100-MAX([.S$5]+[.$F45];0))*(INT([.$I45]*[.$J45])-[.S$4])/100;0);0)" office:value-type="float" office:value="6" calcext:value-type="float">
            <text:p>6</text:p>
          </table:table-cell>
          <table:table-cell table:formula="of:=ROUNDUP(MAX((100-MAX([.T$5]+[.$F45];0))*(INT([.$I45]*[.$J45])-[.T$4])/100;0);0)" office:value-type="float" office:value="5" calcext:value-type="float">
            <text:p>5</text:p>
          </table:table-cell>
          <table:table-cell table:formula="of:=ROUNDUP(MAX((100-MAX([.U$5]+[.$F45];0))*(INT([.$I45]*[.$J45])-[.U$4])/100;0);0)" office:value-type="float" office:value="5" calcext:value-type="float">
            <text:p>5</text:p>
          </table:table-cell>
          <table:table-cell table:formula="of:=ROUNDUP(MAX((100-MAX([.V$5]+[.$F45];0))*(INT([.$I45]*[.$J45])-[.V$4])/100;0);0)" office:value-type="float" office:value="4" calcext:value-type="float">
            <text:p>4</text:p>
          </table:table-cell>
          <table:table-cell table:formula="of:=ROUNDUP(MAX((100-MAX([.W$5]+[.$F45];0))*(INT([.$I45]*[.$J45])-[.W$4])/100;0);0)" office:value-type="float" office:value="3" calcext:value-type="float">
            <text:p>3</text:p>
          </table:table-cell>
          <table:table-cell table:formula="of:=ROUNDUP(MAX((100-MAX([.X$5]+[.$F45];0))*(INT([.$I45]*[.$J45])-[.X$4])/100;0);0)" office:value-type="float" office:value="2" calcext:value-type="float">
            <text:p>2</text:p>
          </table:table-cell>
          <table:table-cell table:formula="of:=ROUNDUP(MAX((100-MAX([.Y$5]+[.$F45];0))*(INT([.$I45]*[.$J45])-[.Y$4])/100;0);0)" office:value-type="float" office:value="1" calcext:value-type="float">
            <text:p>1</text:p>
          </table:table-cell>
          <table:table-cell table:formula="of:=ROUNDUP(MAX((100-MAX([.Z$5]+[.$F45];0))*(INT([.$I45]*[.$J45])-[.Z$4])/100;0);0)" office:value-type="float" office:value="1" calcext:value-type="float">
            <text:p>1</text:p>
          </table:table-cell>
          <table:table-cell table:formula="of:=ROUNDUP(MAX((100-MAX([.AA$5]+[.$F45];0))*(INT([.$I45]*[.$J4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[.H46]" office:value-type="float" office:value="0.5" calcext:value-type="float">
            <text:p>0.5</text:p>
          </table:table-cell>
          <table:table-cell table:formula="of:=ROUND(AVERAGE([.C46];[.D46]))" office:value-type="float" office:value="12" calcext:value-type="float">
            <text:p>12</text:p>
          </table:table-cell>
          <table:table-cell/>
          <table:table-cell table:formula="of:=ROUNDUP(MAX((100-MAX([.L$5]+[.$F46];0))*(INT([.$I46]*[.$J46])-[.L$4])/100;0);0)" office:value-type="float" office:value="6" calcext:value-type="float">
            <text:p>6</text:p>
          </table:table-cell>
          <table:table-cell table:formula="of:=ROUNDUP(MAX((100-MAX([.M$5]+[.$F46];0))*(INT([.$I46]*[.$J46])-[.M$4])/100;0);0)" office:value-type="float" office:value="6" calcext:value-type="float">
            <text:p>6</text:p>
          </table:table-cell>
          <table:table-cell table:formula="of:=ROUNDUP(MAX((100-MAX([.N$5]+[.$F46];0))*(INT([.$I46]*[.$J46])-[.N$4])/100;0);0)" office:value-type="float" office:value="4" calcext:value-type="float">
            <text:p>4</text:p>
          </table:table-cell>
          <table:table-cell table:formula="of:=ROUNDUP(MAX((100-MAX([.O$5]+[.$F46];0))*(INT([.$I46]*[.$J46])-[.O$4])/100;0);0)" office:value-type="float" office:value="4" calcext:value-type="float">
            <text:p>4</text:p>
          </table:table-cell>
          <table:table-cell table:formula="of:=ROUNDUP(MAX((100-MAX([.P$5]+[.$F46];0))*(INT([.$I46]*[.$J46])-[.P$4])/100;0);0)" office:value-type="float" office:value="3" calcext:value-type="float">
            <text:p>3</text:p>
          </table:table-cell>
          <table:table-cell table:formula="of:=ROUNDUP(MAX((100-MAX([.Q$5]+[.$F46];0))*(INT([.$I46]*[.$J46])-[.Q$4])/100;0);0)" office:value-type="float" office:value="2" calcext:value-type="float">
            <text:p>2</text:p>
          </table:table-cell>
          <table:table-cell table:formula="of:=ROUNDUP(MAX((100-MAX([.R$5]+[.$F46];0))*(INT([.$I46]*[.$J46])-[.R$4])/100;0);0)" office:value-type="float" office:value="2" calcext:value-type="float">
            <text:p>2</text:p>
          </table:table-cell>
          <table:table-cell table:formula="of:=ROUNDUP(MAX((100-MAX([.S$5]+[.$F46];0))*(INT([.$I46]*[.$J46])-[.S$4])/100;0);0)" office:value-type="float" office:value="2" calcext:value-type="float">
            <text:p>2</text:p>
          </table:table-cell>
          <table:table-cell table:formula="of:=ROUNDUP(MAX((100-MAX([.T$5]+[.$F46];0))*(INT([.$I46]*[.$J46])-[.T$4])/100;0);0)" office:value-type="float" office:value="1" calcext:value-type="float">
            <text:p>1</text:p>
          </table:table-cell>
          <table:table-cell table:formula="of:=ROUNDUP(MAX((100-MAX([.U$5]+[.$F46];0))*(INT([.$I46]*[.$J46])-[.U$4])/100;0);0)" office:value-type="float" office:value="0" calcext:value-type="float">
            <text:p>0</text:p>
          </table:table-cell>
          <table:table-cell table:formula="of:=ROUNDUP(MAX((100-MAX([.V$5]+[.$F46];0))*(INT([.$I46]*[.$J46])-[.V$4])/100;0);0)" office:value-type="float" office:value="0" calcext:value-type="float">
            <text:p>0</text:p>
          </table:table-cell>
          <table:table-cell table:formula="of:=ROUNDUP(MAX((100-MAX([.W$5]+[.$F46];0))*(INT([.$I46]*[.$J46])-[.W$4])/100;0);0)" office:value-type="float" office:value="0" calcext:value-type="float">
            <text:p>0</text:p>
          </table:table-cell>
          <table:table-cell table:formula="of:=ROUNDUP(MAX((100-MAX([.X$5]+[.$F46];0))*(INT([.$I46]*[.$J46])-[.X$4])/100;0);0)" office:value-type="float" office:value="0" calcext:value-type="float">
            <text:p>0</text:p>
          </table:table-cell>
          <table:table-cell table:formula="of:=ROUNDUP(MAX((100-MAX([.Y$5]+[.$F46];0))*(INT([.$I46]*[.$J46])-[.Y$4])/100;0);0)" office:value-type="float" office:value="0" calcext:value-type="float">
            <text:p>0</text:p>
          </table:table-cell>
          <table:table-cell table:formula="of:=ROUNDUP(MAX((100-MAX([.Z$5]+[.$F46];0))*(INT([.$I46]*[.$J46])-[.Z$4])/100;0);0)" office:value-type="float" office:value="0" calcext:value-type="float">
            <text:p>0</text:p>
          </table:table-cell>
          <table:table-cell table:formula="of:=ROUNDUP(MAX((100-MAX([.AA$5]+[.$F46];0))*(INT([.$I46]*[.$J4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[.H47]" office:value-type="float" office:value="2" calcext:value-type="float">
            <text:p>2</text:p>
          </table:table-cell>
          <table:table-cell table:formula="of:=ROUND(AVERAGE([.C47];[.D47]))" office:value-type="float" office:value="12" calcext:value-type="float">
            <text:p>12</text:p>
          </table:table-cell>
          <table:table-cell/>
          <table:table-cell table:formula="of:=ROUNDUP(MAX((100-MAX([.L$5]+[.$F47];0))*(INT([.$I47]*[.$J47])-[.L$4])/100;0);0)" office:value-type="float" office:value="16" calcext:value-type="float">
            <text:p>16</text:p>
          </table:table-cell>
          <table:table-cell table:formula="of:=ROUNDUP(MAX((100-MAX([.M$5]+[.$F47];0))*(INT([.$I47]*[.$J47])-[.M$4])/100;0);0)" office:value-type="float" office:value="11" calcext:value-type="float">
            <text:p>11</text:p>
          </table:table-cell>
          <table:table-cell table:formula="of:=ROUNDUP(MAX((100-MAX([.N$5]+[.$F47];0))*(INT([.$I47]*[.$J47])-[.N$4])/100;0);0)" office:value-type="float" office:value="9" calcext:value-type="float">
            <text:p>9</text:p>
          </table:table-cell>
          <table:table-cell table:formula="of:=ROUNDUP(MAX((100-MAX([.O$5]+[.$F47];0))*(INT([.$I47]*[.$J47])-[.O$4])/100;0);0)" office:value-type="float" office:value="8" calcext:value-type="float">
            <text:p>8</text:p>
          </table:table-cell>
          <table:table-cell table:formula="of:=ROUNDUP(MAX((100-MAX([.P$5]+[.$F47];0))*(INT([.$I47]*[.$J47])-[.P$4])/100;0);0)" office:value-type="float" office:value="9" calcext:value-type="float">
            <text:p>9</text:p>
          </table:table-cell>
          <table:table-cell table:formula="of:=ROUNDUP(MAX((100-MAX([.Q$5]+[.$F47];0))*(INT([.$I47]*[.$J47])-[.Q$4])/100;0);0)" office:value-type="float" office:value="9" calcext:value-type="float">
            <text:p>9</text:p>
          </table:table-cell>
          <table:table-cell table:formula="of:=ROUNDUP(MAX((100-MAX([.R$5]+[.$F47];0))*(INT([.$I47]*[.$J47])-[.R$4])/100;0);0)" office:value-type="float" office:value="7" calcext:value-type="float">
            <text:p>7</text:p>
          </table:table-cell>
          <table:table-cell table:formula="of:=ROUNDUP(MAX((100-MAX([.S$5]+[.$F47];0))*(INT([.$I47]*[.$J47])-[.S$4])/100;0);0)" office:value-type="float" office:value="6" calcext:value-type="float">
            <text:p>6</text:p>
          </table:table-cell>
          <table:table-cell table:formula="of:=ROUNDUP(MAX((100-MAX([.T$5]+[.$F47];0))*(INT([.$I47]*[.$J47])-[.T$4])/100;0);0)" office:value-type="float" office:value="5" calcext:value-type="float">
            <text:p>5</text:p>
          </table:table-cell>
          <table:table-cell table:formula="of:=ROUNDUP(MAX((100-MAX([.U$5]+[.$F47];0))*(INT([.$I47]*[.$J47])-[.U$4])/100;0);0)" office:value-type="float" office:value="5" calcext:value-type="float">
            <text:p>5</text:p>
          </table:table-cell>
          <table:table-cell table:formula="of:=ROUNDUP(MAX((100-MAX([.V$5]+[.$F47];0))*(INT([.$I47]*[.$J47])-[.V$4])/100;0);0)" office:value-type="float" office:value="4" calcext:value-type="float">
            <text:p>4</text:p>
          </table:table-cell>
          <table:table-cell table:formula="of:=ROUNDUP(MAX((100-MAX([.W$5]+[.$F47];0))*(INT([.$I47]*[.$J47])-[.W$4])/100;0);0)" office:value-type="float" office:value="3" calcext:value-type="float">
            <text:p>3</text:p>
          </table:table-cell>
          <table:table-cell table:formula="of:=ROUNDUP(MAX((100-MAX([.X$5]+[.$F47];0))*(INT([.$I47]*[.$J47])-[.X$4])/100;0);0)" office:value-type="float" office:value="2" calcext:value-type="float">
            <text:p>2</text:p>
          </table:table-cell>
          <table:table-cell table:formula="of:=ROUNDUP(MAX((100-MAX([.Y$5]+[.$F47];0))*(INT([.$I47]*[.$J47])-[.Y$4])/100;0);0)" office:value-type="float" office:value="1" calcext:value-type="float">
            <text:p>1</text:p>
          </table:table-cell>
          <table:table-cell table:formula="of:=ROUNDUP(MAX((100-MAX([.Z$5]+[.$F47];0))*(INT([.$I47]*[.$J47])-[.Z$4])/100;0);0)" office:value-type="float" office:value="1" calcext:value-type="float">
            <text:p>1</text:p>
          </table:table-cell>
          <table:table-cell table:formula="of:=ROUNDUP(MAX((100-MAX([.AA$5]+[.$F47];0))*(INT([.$I47]*[.$J4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8]/[.H48]" office:value-type="float" office:value="0.5" calcext:value-type="float">
            <text:p>0.5</text:p>
          </table:table-cell>
          <table:table-cell table:formula="of:=ROUND(AVERAGE([.C48];[.D48]))" office:value-type="float" office:value="12" calcext:value-type="float">
            <text:p>12</text:p>
          </table:table-cell>
          <table:table-cell/>
          <table:table-cell table:formula="of:=ROUNDUP(MAX((100-MAX([.L$5]+[.$F48];0))*(INT([.$I48]*[.$J48])-[.L$4])/100;0);0)" office:value-type="float" office:value="6" calcext:value-type="float">
            <text:p>6</text:p>
          </table:table-cell>
          <table:table-cell table:formula="of:=ROUNDUP(MAX((100-MAX([.M$5]+[.$F48];0))*(INT([.$I48]*[.$J48])-[.M$4])/100;0);0)" office:value-type="float" office:value="6" calcext:value-type="float">
            <text:p>6</text:p>
          </table:table-cell>
          <table:table-cell table:formula="of:=ROUNDUP(MAX((100-MAX([.N$5]+[.$F48];0))*(INT([.$I48]*[.$J48])-[.N$4])/100;0);0)" office:value-type="float" office:value="4" calcext:value-type="float">
            <text:p>4</text:p>
          </table:table-cell>
          <table:table-cell table:formula="of:=ROUNDUP(MAX((100-MAX([.O$5]+[.$F48];0))*(INT([.$I48]*[.$J48])-[.O$4])/100;0);0)" office:value-type="float" office:value="4" calcext:value-type="float">
            <text:p>4</text:p>
          </table:table-cell>
          <table:table-cell table:formula="of:=ROUNDUP(MAX((100-MAX([.P$5]+[.$F48];0))*(INT([.$I48]*[.$J48])-[.P$4])/100;0);0)" office:value-type="float" office:value="3" calcext:value-type="float">
            <text:p>3</text:p>
          </table:table-cell>
          <table:table-cell table:formula="of:=ROUNDUP(MAX((100-MAX([.Q$5]+[.$F48];0))*(INT([.$I48]*[.$J48])-[.Q$4])/100;0);0)" office:value-type="float" office:value="2" calcext:value-type="float">
            <text:p>2</text:p>
          </table:table-cell>
          <table:table-cell table:formula="of:=ROUNDUP(MAX((100-MAX([.R$5]+[.$F48];0))*(INT([.$I48]*[.$J48])-[.R$4])/100;0);0)" office:value-type="float" office:value="2" calcext:value-type="float">
            <text:p>2</text:p>
          </table:table-cell>
          <table:table-cell table:formula="of:=ROUNDUP(MAX((100-MAX([.S$5]+[.$F48];0))*(INT([.$I48]*[.$J48])-[.S$4])/100;0);0)" office:value-type="float" office:value="2" calcext:value-type="float">
            <text:p>2</text:p>
          </table:table-cell>
          <table:table-cell table:formula="of:=ROUNDUP(MAX((100-MAX([.T$5]+[.$F48];0))*(INT([.$I48]*[.$J48])-[.T$4])/100;0);0)" office:value-type="float" office:value="1" calcext:value-type="float">
            <text:p>1</text:p>
          </table:table-cell>
          <table:table-cell table:formula="of:=ROUNDUP(MAX((100-MAX([.U$5]+[.$F48];0))*(INT([.$I48]*[.$J48])-[.U$4])/100;0);0)" office:value-type="float" office:value="0" calcext:value-type="float">
            <text:p>0</text:p>
          </table:table-cell>
          <table:table-cell table:formula="of:=ROUNDUP(MAX((100-MAX([.V$5]+[.$F48];0))*(INT([.$I48]*[.$J48])-[.V$4])/100;0);0)" office:value-type="float" office:value="0" calcext:value-type="float">
            <text:p>0</text:p>
          </table:table-cell>
          <table:table-cell table:formula="of:=ROUNDUP(MAX((100-MAX([.W$5]+[.$F48];0))*(INT([.$I48]*[.$J48])-[.W$4])/100;0);0)" office:value-type="float" office:value="0" calcext:value-type="float">
            <text:p>0</text:p>
          </table:table-cell>
          <table:table-cell table:formula="of:=ROUNDUP(MAX((100-MAX([.X$5]+[.$F48];0))*(INT([.$I48]*[.$J48])-[.X$4])/100;0);0)" office:value-type="float" office:value="0" calcext:value-type="float">
            <text:p>0</text:p>
          </table:table-cell>
          <table:table-cell table:formula="of:=ROUNDUP(MAX((100-MAX([.Y$5]+[.$F48];0))*(INT([.$I48]*[.$J48])-[.Y$4])/100;0);0)" office:value-type="float" office:value="0" calcext:value-type="float">
            <text:p>0</text:p>
          </table:table-cell>
          <table:table-cell table:formula="of:=ROUNDUP(MAX((100-MAX([.Z$5]+[.$F48];0))*(INT([.$I48]*[.$J48])-[.Z$4])/100;0);0)" office:value-type="float" office:value="0" calcext:value-type="float">
            <text:p>0</text:p>
          </table:table-cell>
          <table:table-cell table:formula="of:=ROUNDUP(MAX((100-MAX([.AA$5]+[.$F48];0))*(INT([.$I48]*[.$J4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9]/[.H49]" office:value-type="float" office:value="2" calcext:value-type="float">
            <text:p>2</text:p>
          </table:table-cell>
          <table:table-cell table:formula="of:=ROUND(AVERAGE([.C49];[.D49]))" office:value-type="float" office:value="12" calcext:value-type="float">
            <text:p>12</text:p>
          </table:table-cell>
          <table:table-cell/>
          <table:table-cell table:formula="of:=ROUNDUP(MAX((100-MAX([.L$5]+[.$F49];0))*(INT([.$I49]*[.$J49])-[.L$4])/100;0);0)" office:value-type="float" office:value="16" calcext:value-type="float">
            <text:p>16</text:p>
          </table:table-cell>
          <table:table-cell table:formula="of:=ROUNDUP(MAX((100-MAX([.M$5]+[.$F49];0))*(INT([.$I49]*[.$J49])-[.M$4])/100;0);0)" office:value-type="float" office:value="11" calcext:value-type="float">
            <text:p>11</text:p>
          </table:table-cell>
          <table:table-cell table:formula="of:=ROUNDUP(MAX((100-MAX([.N$5]+[.$F49];0))*(INT([.$I49]*[.$J49])-[.N$4])/100;0);0)" office:value-type="float" office:value="9" calcext:value-type="float">
            <text:p>9</text:p>
          </table:table-cell>
          <table:table-cell table:formula="of:=ROUNDUP(MAX((100-MAX([.O$5]+[.$F49];0))*(INT([.$I49]*[.$J49])-[.O$4])/100;0);0)" office:value-type="float" office:value="8" calcext:value-type="float">
            <text:p>8</text:p>
          </table:table-cell>
          <table:table-cell table:formula="of:=ROUNDUP(MAX((100-MAX([.P$5]+[.$F49];0))*(INT([.$I49]*[.$J49])-[.P$4])/100;0);0)" office:value-type="float" office:value="9" calcext:value-type="float">
            <text:p>9</text:p>
          </table:table-cell>
          <table:table-cell table:formula="of:=ROUNDUP(MAX((100-MAX([.Q$5]+[.$F49];0))*(INT([.$I49]*[.$J49])-[.Q$4])/100;0);0)" office:value-type="float" office:value="9" calcext:value-type="float">
            <text:p>9</text:p>
          </table:table-cell>
          <table:table-cell table:formula="of:=ROUNDUP(MAX((100-MAX([.R$5]+[.$F49];0))*(INT([.$I49]*[.$J49])-[.R$4])/100;0);0)" office:value-type="float" office:value="7" calcext:value-type="float">
            <text:p>7</text:p>
          </table:table-cell>
          <table:table-cell table:formula="of:=ROUNDUP(MAX((100-MAX([.S$5]+[.$F49];0))*(INT([.$I49]*[.$J49])-[.S$4])/100;0);0)" office:value-type="float" office:value="6" calcext:value-type="float">
            <text:p>6</text:p>
          </table:table-cell>
          <table:table-cell table:formula="of:=ROUNDUP(MAX((100-MAX([.T$5]+[.$F49];0))*(INT([.$I49]*[.$J49])-[.T$4])/100;0);0)" office:value-type="float" office:value="5" calcext:value-type="float">
            <text:p>5</text:p>
          </table:table-cell>
          <table:table-cell table:formula="of:=ROUNDUP(MAX((100-MAX([.U$5]+[.$F49];0))*(INT([.$I49]*[.$J49])-[.U$4])/100;0);0)" office:value-type="float" office:value="5" calcext:value-type="float">
            <text:p>5</text:p>
          </table:table-cell>
          <table:table-cell table:formula="of:=ROUNDUP(MAX((100-MAX([.V$5]+[.$F49];0))*(INT([.$I49]*[.$J49])-[.V$4])/100;0);0)" office:value-type="float" office:value="4" calcext:value-type="float">
            <text:p>4</text:p>
          </table:table-cell>
          <table:table-cell table:formula="of:=ROUNDUP(MAX((100-MAX([.W$5]+[.$F49];0))*(INT([.$I49]*[.$J49])-[.W$4])/100;0);0)" office:value-type="float" office:value="3" calcext:value-type="float">
            <text:p>3</text:p>
          </table:table-cell>
          <table:table-cell table:formula="of:=ROUNDUP(MAX((100-MAX([.X$5]+[.$F49];0))*(INT([.$I49]*[.$J49])-[.X$4])/100;0);0)" office:value-type="float" office:value="2" calcext:value-type="float">
            <text:p>2</text:p>
          </table:table-cell>
          <table:table-cell table:formula="of:=ROUNDUP(MAX((100-MAX([.Y$5]+[.$F49];0))*(INT([.$I49]*[.$J49])-[.Y$4])/100;0);0)" office:value-type="float" office:value="1" calcext:value-type="float">
            <text:p>1</text:p>
          </table:table-cell>
          <table:table-cell table:formula="of:=ROUNDUP(MAX((100-MAX([.Z$5]+[.$F49];0))*(INT([.$I49]*[.$J49])-[.Z$4])/100;0);0)" office:value-type="float" office:value="1" calcext:value-type="float">
            <text:p>1</text:p>
          </table:table-cell>
          <table:table-cell table:formula="of:=ROUNDUP(MAX((100-MAX([.AA$5]+[.$F49];0))*(INT([.$I49]*[.$J4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0]/[.H50]" office:value-type="float" office:value="0.5" calcext:value-type="float">
            <text:p>0.5</text:p>
          </table:table-cell>
          <table:table-cell table:formula="of:=ROUND(AVERAGE([.C50];[.D50]))" office:value-type="float" office:value="12" calcext:value-type="float">
            <text:p>12</text:p>
          </table:table-cell>
          <table:table-cell/>
          <table:table-cell table:formula="of:=ROUNDUP(MAX((100-MAX([.L$5]+[.$F50];0))*(INT([.$I50]*[.$J50])-[.L$4])/100;0);0)" office:value-type="float" office:value="6" calcext:value-type="float">
            <text:p>6</text:p>
          </table:table-cell>
          <table:table-cell table:formula="of:=ROUNDUP(MAX((100-MAX([.M$5]+[.$F50];0))*(INT([.$I50]*[.$J50])-[.M$4])/100;0);0)" office:value-type="float" office:value="6" calcext:value-type="float">
            <text:p>6</text:p>
          </table:table-cell>
          <table:table-cell table:formula="of:=ROUNDUP(MAX((100-MAX([.N$5]+[.$F50];0))*(INT([.$I50]*[.$J50])-[.N$4])/100;0);0)" office:value-type="float" office:value="4" calcext:value-type="float">
            <text:p>4</text:p>
          </table:table-cell>
          <table:table-cell table:formula="of:=ROUNDUP(MAX((100-MAX([.O$5]+[.$F50];0))*(INT([.$I50]*[.$J50])-[.O$4])/100;0);0)" office:value-type="float" office:value="4" calcext:value-type="float">
            <text:p>4</text:p>
          </table:table-cell>
          <table:table-cell table:formula="of:=ROUNDUP(MAX((100-MAX([.P$5]+[.$F50];0))*(INT([.$I50]*[.$J50])-[.P$4])/100;0);0)" office:value-type="float" office:value="3" calcext:value-type="float">
            <text:p>3</text:p>
          </table:table-cell>
          <table:table-cell table:formula="of:=ROUNDUP(MAX((100-MAX([.Q$5]+[.$F50];0))*(INT([.$I50]*[.$J50])-[.Q$4])/100;0);0)" office:value-type="float" office:value="2" calcext:value-type="float">
            <text:p>2</text:p>
          </table:table-cell>
          <table:table-cell table:formula="of:=ROUNDUP(MAX((100-MAX([.R$5]+[.$F50];0))*(INT([.$I50]*[.$J50])-[.R$4])/100;0);0)" office:value-type="float" office:value="2" calcext:value-type="float">
            <text:p>2</text:p>
          </table:table-cell>
          <table:table-cell table:formula="of:=ROUNDUP(MAX((100-MAX([.S$5]+[.$F50];0))*(INT([.$I50]*[.$J50])-[.S$4])/100;0);0)" office:value-type="float" office:value="2" calcext:value-type="float">
            <text:p>2</text:p>
          </table:table-cell>
          <table:table-cell table:formula="of:=ROUNDUP(MAX((100-MAX([.T$5]+[.$F50];0))*(INT([.$I50]*[.$J50])-[.T$4])/100;0);0)" office:value-type="float" office:value="1" calcext:value-type="float">
            <text:p>1</text:p>
          </table:table-cell>
          <table:table-cell table:formula="of:=ROUNDUP(MAX((100-MAX([.U$5]+[.$F50];0))*(INT([.$I50]*[.$J50])-[.U$4])/100;0);0)" office:value-type="float" office:value="0" calcext:value-type="float">
            <text:p>0</text:p>
          </table:table-cell>
          <table:table-cell table:formula="of:=ROUNDUP(MAX((100-MAX([.V$5]+[.$F50];0))*(INT([.$I50]*[.$J50])-[.V$4])/100;0);0)" office:value-type="float" office:value="0" calcext:value-type="float">
            <text:p>0</text:p>
          </table:table-cell>
          <table:table-cell table:formula="of:=ROUNDUP(MAX((100-MAX([.W$5]+[.$F50];0))*(INT([.$I50]*[.$J50])-[.W$4])/100;0);0)" office:value-type="float" office:value="0" calcext:value-type="float">
            <text:p>0</text:p>
          </table:table-cell>
          <table:table-cell table:formula="of:=ROUNDUP(MAX((100-MAX([.X$5]+[.$F50];0))*(INT([.$I50]*[.$J50])-[.X$4])/100;0);0)" office:value-type="float" office:value="0" calcext:value-type="float">
            <text:p>0</text:p>
          </table:table-cell>
          <table:table-cell table:formula="of:=ROUNDUP(MAX((100-MAX([.Y$5]+[.$F50];0))*(INT([.$I50]*[.$J50])-[.Y$4])/100;0);0)" office:value-type="float" office:value="0" calcext:value-type="float">
            <text:p>0</text:p>
          </table:table-cell>
          <table:table-cell table:formula="of:=ROUNDUP(MAX((100-MAX([.Z$5]+[.$F50];0))*(INT([.$I50]*[.$J50])-[.Z$4])/100;0);0)" office:value-type="float" office:value="0" calcext:value-type="float">
            <text:p>0</text:p>
          </table:table-cell>
          <table:table-cell table:formula="of:=ROUNDUP(MAX((100-MAX([.AA$5]+[.$F50];0))*(INT([.$I50]*[.$J50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1]/[.H51]" office:value-type="float" office:value="2" calcext:value-type="float">
            <text:p>2</text:p>
          </table:table-cell>
          <table:table-cell table:formula="of:=ROUND(AVERAGE([.C51];[.D51]))" office:value-type="float" office:value="12" calcext:value-type="float">
            <text:p>12</text:p>
          </table:table-cell>
          <table:table-cell/>
          <table:table-cell table:formula="of:=ROUNDUP(MAX((100-MAX([.L$5]+[.$F51];0))*(INT([.$I51]*[.$J51])-[.L$4])/100;0);0)" office:value-type="float" office:value="16" calcext:value-type="float">
            <text:p>16</text:p>
          </table:table-cell>
          <table:table-cell table:formula="of:=ROUNDUP(MAX((100-MAX([.M$5]+[.$F51];0))*(INT([.$I51]*[.$J51])-[.M$4])/100;0);0)" office:value-type="float" office:value="11" calcext:value-type="float">
            <text:p>11</text:p>
          </table:table-cell>
          <table:table-cell table:formula="of:=ROUNDUP(MAX((100-MAX([.N$5]+[.$F51];0))*(INT([.$I51]*[.$J51])-[.N$4])/100;0);0)" office:value-type="float" office:value="9" calcext:value-type="float">
            <text:p>9</text:p>
          </table:table-cell>
          <table:table-cell table:formula="of:=ROUNDUP(MAX((100-MAX([.O$5]+[.$F51];0))*(INT([.$I51]*[.$J51])-[.O$4])/100;0);0)" office:value-type="float" office:value="8" calcext:value-type="float">
            <text:p>8</text:p>
          </table:table-cell>
          <table:table-cell table:formula="of:=ROUNDUP(MAX((100-MAX([.P$5]+[.$F51];0))*(INT([.$I51]*[.$J51])-[.P$4])/100;0);0)" office:value-type="float" office:value="9" calcext:value-type="float">
            <text:p>9</text:p>
          </table:table-cell>
          <table:table-cell table:formula="of:=ROUNDUP(MAX((100-MAX([.Q$5]+[.$F51];0))*(INT([.$I51]*[.$J51])-[.Q$4])/100;0);0)" office:value-type="float" office:value="9" calcext:value-type="float">
            <text:p>9</text:p>
          </table:table-cell>
          <table:table-cell table:formula="of:=ROUNDUP(MAX((100-MAX([.R$5]+[.$F51];0))*(INT([.$I51]*[.$J51])-[.R$4])/100;0);0)" office:value-type="float" office:value="7" calcext:value-type="float">
            <text:p>7</text:p>
          </table:table-cell>
          <table:table-cell table:formula="of:=ROUNDUP(MAX((100-MAX([.S$5]+[.$F51];0))*(INT([.$I51]*[.$J51])-[.S$4])/100;0);0)" office:value-type="float" office:value="6" calcext:value-type="float">
            <text:p>6</text:p>
          </table:table-cell>
          <table:table-cell table:formula="of:=ROUNDUP(MAX((100-MAX([.T$5]+[.$F51];0))*(INT([.$I51]*[.$J51])-[.T$4])/100;0);0)" office:value-type="float" office:value="5" calcext:value-type="float">
            <text:p>5</text:p>
          </table:table-cell>
          <table:table-cell table:formula="of:=ROUNDUP(MAX((100-MAX([.U$5]+[.$F51];0))*(INT([.$I51]*[.$J51])-[.U$4])/100;0);0)" office:value-type="float" office:value="5" calcext:value-type="float">
            <text:p>5</text:p>
          </table:table-cell>
          <table:table-cell table:formula="of:=ROUNDUP(MAX((100-MAX([.V$5]+[.$F51];0))*(INT([.$I51]*[.$J51])-[.V$4])/100;0);0)" office:value-type="float" office:value="4" calcext:value-type="float">
            <text:p>4</text:p>
          </table:table-cell>
          <table:table-cell table:formula="of:=ROUNDUP(MAX((100-MAX([.W$5]+[.$F51];0))*(INT([.$I51]*[.$J51])-[.W$4])/100;0);0)" office:value-type="float" office:value="3" calcext:value-type="float">
            <text:p>3</text:p>
          </table:table-cell>
          <table:table-cell table:formula="of:=ROUNDUP(MAX((100-MAX([.X$5]+[.$F51];0))*(INT([.$I51]*[.$J51])-[.X$4])/100;0);0)" office:value-type="float" office:value="2" calcext:value-type="float">
            <text:p>2</text:p>
          </table:table-cell>
          <table:table-cell table:formula="of:=ROUNDUP(MAX((100-MAX([.Y$5]+[.$F51];0))*(INT([.$I51]*[.$J51])-[.Y$4])/100;0);0)" office:value-type="float" office:value="1" calcext:value-type="float">
            <text:p>1</text:p>
          </table:table-cell>
          <table:table-cell table:formula="of:=ROUNDUP(MAX((100-MAX([.Z$5]+[.$F51];0))*(INT([.$I51]*[.$J51])-[.Z$4])/100;0);0)" office:value-type="float" office:value="1" calcext:value-type="float">
            <text:p>1</text:p>
          </table:table-cell>
          <table:table-cell table:formula="of:=ROUNDUP(MAX((100-MAX([.AA$5]+[.$F51];0))*(INT([.$I51]*[.$J5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2]/[.H52]" office:value-type="float" office:value="0.5" calcext:value-type="float">
            <text:p>0.5</text:p>
          </table:table-cell>
          <table:table-cell table:formula="of:=ROUND(AVERAGE([.C52];[.D52]))" office:value-type="float" office:value="12" calcext:value-type="float">
            <text:p>12</text:p>
          </table:table-cell>
          <table:table-cell/>
          <table:table-cell table:formula="of:=ROUNDUP(MAX((100-MAX([.L$5]+[.$F52];0))*(INT([.$I52]*[.$J52])-[.L$4])/100;0);0)" office:value-type="float" office:value="6" calcext:value-type="float">
            <text:p>6</text:p>
          </table:table-cell>
          <table:table-cell table:formula="of:=ROUNDUP(MAX((100-MAX([.M$5]+[.$F52];0))*(INT([.$I52]*[.$J52])-[.M$4])/100;0);0)" office:value-type="float" office:value="6" calcext:value-type="float">
            <text:p>6</text:p>
          </table:table-cell>
          <table:table-cell table:formula="of:=ROUNDUP(MAX((100-MAX([.N$5]+[.$F52];0))*(INT([.$I52]*[.$J52])-[.N$4])/100;0);0)" office:value-type="float" office:value="4" calcext:value-type="float">
            <text:p>4</text:p>
          </table:table-cell>
          <table:table-cell table:formula="of:=ROUNDUP(MAX((100-MAX([.O$5]+[.$F52];0))*(INT([.$I52]*[.$J52])-[.O$4])/100;0);0)" office:value-type="float" office:value="4" calcext:value-type="float">
            <text:p>4</text:p>
          </table:table-cell>
          <table:table-cell table:formula="of:=ROUNDUP(MAX((100-MAX([.P$5]+[.$F52];0))*(INT([.$I52]*[.$J52])-[.P$4])/100;0);0)" office:value-type="float" office:value="3" calcext:value-type="float">
            <text:p>3</text:p>
          </table:table-cell>
          <table:table-cell table:formula="of:=ROUNDUP(MAX((100-MAX([.Q$5]+[.$F52];0))*(INT([.$I52]*[.$J52])-[.Q$4])/100;0);0)" office:value-type="float" office:value="2" calcext:value-type="float">
            <text:p>2</text:p>
          </table:table-cell>
          <table:table-cell table:formula="of:=ROUNDUP(MAX((100-MAX([.R$5]+[.$F52];0))*(INT([.$I52]*[.$J52])-[.R$4])/100;0);0)" office:value-type="float" office:value="2" calcext:value-type="float">
            <text:p>2</text:p>
          </table:table-cell>
          <table:table-cell table:formula="of:=ROUNDUP(MAX((100-MAX([.S$5]+[.$F52];0))*(INT([.$I52]*[.$J52])-[.S$4])/100;0);0)" office:value-type="float" office:value="2" calcext:value-type="float">
            <text:p>2</text:p>
          </table:table-cell>
          <table:table-cell table:formula="of:=ROUNDUP(MAX((100-MAX([.T$5]+[.$F52];0))*(INT([.$I52]*[.$J52])-[.T$4])/100;0);0)" office:value-type="float" office:value="1" calcext:value-type="float">
            <text:p>1</text:p>
          </table:table-cell>
          <table:table-cell table:formula="of:=ROUNDUP(MAX((100-MAX([.U$5]+[.$F52];0))*(INT([.$I52]*[.$J52])-[.U$4])/100;0);0)" office:value-type="float" office:value="0" calcext:value-type="float">
            <text:p>0</text:p>
          </table:table-cell>
          <table:table-cell table:formula="of:=ROUNDUP(MAX((100-MAX([.V$5]+[.$F52];0))*(INT([.$I52]*[.$J52])-[.V$4])/100;0);0)" office:value-type="float" office:value="0" calcext:value-type="float">
            <text:p>0</text:p>
          </table:table-cell>
          <table:table-cell table:formula="of:=ROUNDUP(MAX((100-MAX([.W$5]+[.$F52];0))*(INT([.$I52]*[.$J52])-[.W$4])/100;0);0)" office:value-type="float" office:value="0" calcext:value-type="float">
            <text:p>0</text:p>
          </table:table-cell>
          <table:table-cell table:formula="of:=ROUNDUP(MAX((100-MAX([.X$5]+[.$F52];0))*(INT([.$I52]*[.$J52])-[.X$4])/100;0);0)" office:value-type="float" office:value="0" calcext:value-type="float">
            <text:p>0</text:p>
          </table:table-cell>
          <table:table-cell table:formula="of:=ROUNDUP(MAX((100-MAX([.Y$5]+[.$F52];0))*(INT([.$I52]*[.$J52])-[.Y$4])/100;0);0)" office:value-type="float" office:value="0" calcext:value-type="float">
            <text:p>0</text:p>
          </table:table-cell>
          <table:table-cell table:formula="of:=ROUNDUP(MAX((100-MAX([.Z$5]+[.$F52];0))*(INT([.$I52]*[.$J52])-[.Z$4])/100;0);0)" office:value-type="float" office:value="0" calcext:value-type="float">
            <text:p>0</text:p>
          </table:table-cell>
          <table:table-cell table:formula="of:=ROUNDUP(MAX((100-MAX([.AA$5]+[.$F52];0))*(INT([.$I52]*[.$J5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3]/[.H53]" office:value-type="float" office:value="2" calcext:value-type="float">
            <text:p>2</text:p>
          </table:table-cell>
          <table:table-cell table:formula="of:=ROUND(AVERAGE([.C53];[.D53]))" office:value-type="float" office:value="9" calcext:value-type="float">
            <text:p>9</text:p>
          </table:table-cell>
          <table:table-cell/>
          <table:table-cell table:formula="of:=ROUNDUP(MAX((100-MAX([.L$5]+[.$F53];0))*(INT([.$I53]*[.$J53])-[.L$4])/100;0);0)" office:value-type="float" office:value="12" calcext:value-type="float">
            <text:p>12</text:p>
          </table:table-cell>
          <table:table-cell table:formula="of:=ROUNDUP(MAX((100-MAX([.M$5]+[.$F53];0))*(INT([.$I53]*[.$J53])-[.M$4])/100;0);0)" office:value-type="float" office:value="9" calcext:value-type="float">
            <text:p>9</text:p>
          </table:table-cell>
          <table:table-cell table:formula="of:=ROUNDUP(MAX((100-MAX([.N$5]+[.$F53];0))*(INT([.$I53]*[.$J53])-[.N$4])/100;0);0)" office:value-type="float" office:value="7" calcext:value-type="float">
            <text:p>7</text:p>
          </table:table-cell>
          <table:table-cell table:formula="of:=ROUNDUP(MAX((100-MAX([.O$5]+[.$F53];0))*(INT([.$I53]*[.$J53])-[.O$4])/100;0);0)" office:value-type="float" office:value="6" calcext:value-type="float">
            <text:p>6</text:p>
          </table:table-cell>
          <table:table-cell table:formula="of:=ROUNDUP(MAX((100-MAX([.P$5]+[.$F53];0))*(INT([.$I53]*[.$J53])-[.P$4])/100;0);0)" office:value-type="float" office:value="6" calcext:value-type="float">
            <text:p>6</text:p>
          </table:table-cell>
          <table:table-cell table:formula="of:=ROUNDUP(MAX((100-MAX([.Q$5]+[.$F53];0))*(INT([.$I53]*[.$J53])-[.Q$4])/100;0);0)" office:value-type="float" office:value="7" calcext:value-type="float">
            <text:p>7</text:p>
          </table:table-cell>
          <table:table-cell table:formula="of:=ROUNDUP(MAX((100-MAX([.R$5]+[.$F53];0))*(INT([.$I53]*[.$J53])-[.R$4])/100;0);0)" office:value-type="float" office:value="5" calcext:value-type="float">
            <text:p>5</text:p>
          </table:table-cell>
          <table:table-cell table:formula="of:=ROUNDUP(MAX((100-MAX([.S$5]+[.$F53];0))*(INT([.$I53]*[.$J53])-[.S$4])/100;0);0)" office:value-type="float" office:value="5" calcext:value-type="float">
            <text:p>5</text:p>
          </table:table-cell>
          <table:table-cell table:formula="of:=ROUNDUP(MAX((100-MAX([.T$5]+[.$F53];0))*(INT([.$I53]*[.$J53])-[.T$4])/100;0);0)" office:value-type="float" office:value="4" calcext:value-type="float">
            <text:p>4</text:p>
          </table:table-cell>
          <table:table-cell table:formula="of:=ROUNDUP(MAX((100-MAX([.U$5]+[.$F53];0))*(INT([.$I53]*[.$J53])-[.U$4])/100;0);0)" office:value-type="float" office:value="3" calcext:value-type="float">
            <text:p>3</text:p>
          </table:table-cell>
          <table:table-cell table:formula="of:=ROUNDUP(MAX((100-MAX([.V$5]+[.$F53];0))*(INT([.$I53]*[.$J53])-[.V$4])/100;0);0)" office:value-type="float" office:value="3" calcext:value-type="float">
            <text:p>3</text:p>
          </table:table-cell>
          <table:table-cell table:formula="of:=ROUNDUP(MAX((100-MAX([.W$5]+[.$F53];0))*(INT([.$I53]*[.$J53])-[.W$4])/100;0);0)" office:value-type="float" office:value="2" calcext:value-type="float">
            <text:p>2</text:p>
          </table:table-cell>
          <table:table-cell table:formula="of:=ROUNDUP(MAX((100-MAX([.X$5]+[.$F53];0))*(INT([.$I53]*[.$J53])-[.X$4])/100;0);0)" office:value-type="float" office:value="1" calcext:value-type="float">
            <text:p>1</text:p>
          </table:table-cell>
          <table:table-cell table:formula="of:=ROUNDUP(MAX((100-MAX([.Y$5]+[.$F53];0))*(INT([.$I53]*[.$J53])-[.Y$4])/100;0);0)" office:value-type="float" office:value="1" calcext:value-type="float">
            <text:p>1</text:p>
          </table:table-cell>
          <table:table-cell table:formula="of:=ROUNDUP(MAX((100-MAX([.Z$5]+[.$F53];0))*(INT([.$I53]*[.$J53])-[.Z$4])/100;0);0)" office:value-type="float" office:value="0" calcext:value-type="float">
            <text:p>0</text:p>
          </table:table-cell>
          <table:table-cell table:formula="of:=ROUNDUP(MAX((100-MAX([.AA$5]+[.$F53];0))*(INT([.$I53]*[.$J53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4]/[.H54]" office:value-type="float" office:value="0.5" calcext:value-type="float">
            <text:p>0.5</text:p>
          </table:table-cell>
          <table:table-cell table:formula="of:=ROUND(AVERAGE([.C54];[.D54]))" office:value-type="float" office:value="9" calcext:value-type="float">
            <text:p>9</text:p>
          </table:table-cell>
          <table:table-cell/>
          <table:table-cell table:formula="of:=ROUNDUP(MAX((100-MAX([.L$5]+[.$F54];0))*(INT([.$I54]*[.$J54])-[.L$4])/100;0);0)" office:value-type="float" office:value="4" calcext:value-type="float">
            <text:p>4</text:p>
          </table:table-cell>
          <table:table-cell table:formula="of:=ROUNDUP(MAX((100-MAX([.M$5]+[.$F54];0))*(INT([.$I54]*[.$J54])-[.M$4])/100;0);0)" office:value-type="float" office:value="4" calcext:value-type="float">
            <text:p>4</text:p>
          </table:table-cell>
          <table:table-cell table:formula="of:=ROUNDUP(MAX((100-MAX([.N$5]+[.$F54];0))*(INT([.$I54]*[.$J54])-[.N$4])/100;0);0)" office:value-type="float" office:value="2" calcext:value-type="float">
            <text:p>2</text:p>
          </table:table-cell>
          <table:table-cell table:formula="of:=ROUNDUP(MAX((100-MAX([.O$5]+[.$F54];0))*(INT([.$I54]*[.$J54])-[.O$4])/100;0);0)" office:value-type="float" office:value="2" calcext:value-type="float">
            <text:p>2</text:p>
          </table:table-cell>
          <table:table-cell table:formula="of:=ROUNDUP(MAX((100-MAX([.P$5]+[.$F54];0))*(INT([.$I54]*[.$J54])-[.P$4])/100;0);0)" office:value-type="float" office:value="1" calcext:value-type="float">
            <text:p>1</text:p>
          </table:table-cell>
          <table:table-cell table:formula="of:=ROUNDUP(MAX((100-MAX([.Q$5]+[.$F54];0))*(INT([.$I54]*[.$J54])-[.Q$4])/100;0);0)" office:value-type="float" office:value="0" calcext:value-type="float">
            <text:p>0</text:p>
          </table:table-cell>
          <table:table-cell table:formula="of:=ROUNDUP(MAX((100-MAX([.R$5]+[.$F54];0))*(INT([.$I54]*[.$J54])-[.R$4])/100;0);0)" office:value-type="float" office:value="0" calcext:value-type="float">
            <text:p>0</text:p>
          </table:table-cell>
          <table:table-cell table:formula="of:=ROUNDUP(MAX((100-MAX([.S$5]+[.$F54];0))*(INT([.$I54]*[.$J54])-[.S$4])/100;0);0)" office:value-type="float" office:value="0" calcext:value-type="float">
            <text:p>0</text:p>
          </table:table-cell>
          <table:table-cell table:formula="of:=ROUNDUP(MAX((100-MAX([.T$5]+[.$F54];0))*(INT([.$I54]*[.$J54])-[.T$4])/100;0);0)" office:value-type="float" office:value="0" calcext:value-type="float">
            <text:p>0</text:p>
          </table:table-cell>
          <table:table-cell table:formula="of:=ROUNDUP(MAX((100-MAX([.U$5]+[.$F54];0))*(INT([.$I54]*[.$J54])-[.U$4])/100;0);0)" office:value-type="float" office:value="0" calcext:value-type="float">
            <text:p>0</text:p>
          </table:table-cell>
          <table:table-cell table:formula="of:=ROUNDUP(MAX((100-MAX([.V$5]+[.$F54];0))*(INT([.$I54]*[.$J54])-[.V$4])/100;0);0)" office:value-type="float" office:value="0" calcext:value-type="float">
            <text:p>0</text:p>
          </table:table-cell>
          <table:table-cell table:formula="of:=ROUNDUP(MAX((100-MAX([.W$5]+[.$F54];0))*(INT([.$I54]*[.$J54])-[.W$4])/100;0);0)" office:value-type="float" office:value="0" calcext:value-type="float">
            <text:p>0</text:p>
          </table:table-cell>
          <table:table-cell table:formula="of:=ROUNDUP(MAX((100-MAX([.X$5]+[.$F54];0))*(INT([.$I54]*[.$J54])-[.X$4])/100;0);0)" office:value-type="float" office:value="0" calcext:value-type="float">
            <text:p>0</text:p>
          </table:table-cell>
          <table:table-cell table:formula="of:=ROUNDUP(MAX((100-MAX([.Y$5]+[.$F54];0))*(INT([.$I54]*[.$J54])-[.Y$4])/100;0);0)" office:value-type="float" office:value="0" calcext:value-type="float">
            <text:p>0</text:p>
          </table:table-cell>
          <table:table-cell table:formula="of:=ROUNDUP(MAX((100-MAX([.Z$5]+[.$F54];0))*(INT([.$I54]*[.$J54])-[.Z$4])/100;0);0)" office:value-type="float" office:value="0" calcext:value-type="float">
            <text:p>0</text:p>
          </table:table-cell>
          <table:table-cell table:formula="of:=ROUNDUP(MAX((100-MAX([.AA$5]+[.$F54];0))*(INT([.$I54]*[.$J54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5]/[.H55]" office:value-type="float" office:value="2" calcext:value-type="float">
            <text:p>2</text:p>
          </table:table-cell>
          <table:table-cell table:formula="of:=ROUND(AVERAGE([.C55];[.D55]))" office:value-type="float" office:value="16" calcext:value-type="float">
            <text:p>16</text:p>
          </table:table-cell>
          <table:table-cell/>
          <table:table-cell table:formula="of:=ROUNDUP(MAX((100-MAX([.L$5]+[.$F55];0))*(INT([.$I55]*[.$J55])-[.L$4])/100;0);0)" office:value-type="float" office:value="21" calcext:value-type="float">
            <text:p>21</text:p>
          </table:table-cell>
          <table:table-cell table:formula="of:=ROUNDUP(MAX((100-MAX([.M$5]+[.$F55];0))*(INT([.$I55]*[.$J55])-[.M$4])/100;0);0)" office:value-type="float" office:value="15" calcext:value-type="float">
            <text:p>15</text:p>
          </table:table-cell>
          <table:table-cell table:formula="of:=ROUNDUP(MAX((100-MAX([.N$5]+[.$F55];0))*(INT([.$I55]*[.$J55])-[.N$4])/100;0);0)" office:value-type="float" office:value="12" calcext:value-type="float">
            <text:p>12</text:p>
          </table:table-cell>
          <table:table-cell table:formula="of:=ROUNDUP(MAX((100-MAX([.O$5]+[.$F55];0))*(INT([.$I55]*[.$J55])-[.O$4])/100;0);0)" office:value-type="float" office:value="11" calcext:value-type="float">
            <text:p>11</text:p>
          </table:table-cell>
          <table:table-cell table:formula="of:=ROUNDUP(MAX((100-MAX([.P$5]+[.$F55];0))*(INT([.$I55]*[.$J55])-[.P$4])/100;0);0)" office:value-type="float" office:value="12" calcext:value-type="float">
            <text:p>12</text:p>
          </table:table-cell>
          <table:table-cell table:formula="of:=ROUNDUP(MAX((100-MAX([.Q$5]+[.$F55];0))*(INT([.$I55]*[.$J55])-[.Q$4])/100;0);0)" office:value-type="float" office:value="13" calcext:value-type="float">
            <text:p>13</text:p>
          </table:table-cell>
          <table:table-cell table:formula="of:=ROUNDUP(MAX((100-MAX([.R$5]+[.$F55];0))*(INT([.$I55]*[.$J55])-[.R$4])/100;0);0)" office:value-type="float" office:value="10" calcext:value-type="float">
            <text:p>10</text:p>
          </table:table-cell>
          <table:table-cell table:formula="of:=ROUNDUP(MAX((100-MAX([.S$5]+[.$F55];0))*(INT([.$I55]*[.$J55])-[.S$4])/100;0);0)" office:value-type="float" office:value="9" calcext:value-type="float">
            <text:p>9</text:p>
          </table:table-cell>
          <table:table-cell table:formula="of:=ROUNDUP(MAX((100-MAX([.T$5]+[.$F55];0))*(INT([.$I55]*[.$J55])-[.T$4])/100;0);0)" office:value-type="float" office:value="7" calcext:value-type="float">
            <text:p>7</text:p>
          </table:table-cell>
          <table:table-cell table:formula="of:=ROUNDUP(MAX((100-MAX([.U$5]+[.$F55];0))*(INT([.$I55]*[.$J55])-[.U$4])/100;0);0)" office:value-type="float" office:value="7" calcext:value-type="float">
            <text:p>7</text:p>
          </table:table-cell>
          <table:table-cell table:formula="of:=ROUNDUP(MAX((100-MAX([.V$5]+[.$F55];0))*(INT([.$I55]*[.$J55])-[.V$4])/100;0);0)" office:value-type="float" office:value="6" calcext:value-type="float">
            <text:p>6</text:p>
          </table:table-cell>
          <table:table-cell table:formula="of:=ROUNDUP(MAX((100-MAX([.W$5]+[.$F55];0))*(INT([.$I55]*[.$J55])-[.W$4])/100;0);0)" office:value-type="float" office:value="5" calcext:value-type="float">
            <text:p>5</text:p>
          </table:table-cell>
          <table:table-cell table:formula="of:=ROUNDUP(MAX((100-MAX([.X$5]+[.$F55];0))*(INT([.$I55]*[.$J55])-[.X$4])/100;0);0)" office:value-type="float" office:value="3" calcext:value-type="float">
            <text:p>3</text:p>
          </table:table-cell>
          <table:table-cell table:formula="of:=ROUNDUP(MAX((100-MAX([.Y$5]+[.$F55];0))*(INT([.$I55]*[.$J55])-[.Y$4])/100;0);0)" office:value-type="float" office:value="2" calcext:value-type="float">
            <text:p>2</text:p>
          </table:table-cell>
          <table:table-cell table:formula="of:=ROUNDUP(MAX((100-MAX([.Z$5]+[.$F55];0))*(INT([.$I55]*[.$J55])-[.Z$4])/100;0);0)" office:value-type="float" office:value="1" calcext:value-type="float">
            <text:p>1</text:p>
          </table:table-cell>
          <table:table-cell table:formula="of:=ROUNDUP(MAX((100-MAX([.AA$5]+[.$F55];0))*(INT([.$I55]*[.$J5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[.H56]" office:value-type="float" office:value="0.5" calcext:value-type="float">
            <text:p>0.5</text:p>
          </table:table-cell>
          <table:table-cell table:formula="of:=ROUND(AVERAGE([.C56];[.D56]))" office:value-type="float" office:value="16" calcext:value-type="float">
            <text:p>16</text:p>
          </table:table-cell>
          <table:table-cell/>
          <table:table-cell table:formula="of:=ROUNDUP(MAX((100-MAX([.L$5]+[.$F56];0))*(INT([.$I56]*[.$J56])-[.L$4])/100;0);0)" office:value-type="float" office:value="8" calcext:value-type="float">
            <text:p>8</text:p>
          </table:table-cell>
          <table:table-cell table:formula="of:=ROUNDUP(MAX((100-MAX([.M$5]+[.$F56];0))*(INT([.$I56]*[.$J56])-[.M$4])/100;0);0)" office:value-type="float" office:value="8" calcext:value-type="float">
            <text:p>8</text:p>
          </table:table-cell>
          <table:table-cell table:formula="of:=ROUNDUP(MAX((100-MAX([.N$5]+[.$F56];0))*(INT([.$I56]*[.$J56])-[.N$4])/100;0);0)" office:value-type="float" office:value="6" calcext:value-type="float">
            <text:p>6</text:p>
          </table:table-cell>
          <table:table-cell table:formula="of:=ROUNDUP(MAX((100-MAX([.O$5]+[.$F56];0))*(INT([.$I56]*[.$J56])-[.O$4])/100;0);0)" office:value-type="float" office:value="6" calcext:value-type="float">
            <text:p>6</text:p>
          </table:table-cell>
          <table:table-cell table:formula="of:=ROUNDUP(MAX((100-MAX([.P$5]+[.$F56];0))*(INT([.$I56]*[.$J56])-[.P$4])/100;0);0)" office:value-type="float" office:value="5" calcext:value-type="float">
            <text:p>5</text:p>
          </table:table-cell>
          <table:table-cell table:formula="of:=ROUNDUP(MAX((100-MAX([.Q$5]+[.$F56];0))*(INT([.$I56]*[.$J56])-[.Q$4])/100;0);0)" office:value-type="float" office:value="4" calcext:value-type="float">
            <text:p>4</text:p>
          </table:table-cell>
          <table:table-cell table:formula="of:=ROUNDUP(MAX((100-MAX([.R$5]+[.$F56];0))*(INT([.$I56]*[.$J56])-[.R$4])/100;0);0)" office:value-type="float" office:value="4" calcext:value-type="float">
            <text:p>4</text:p>
          </table:table-cell>
          <table:table-cell table:formula="of:=ROUNDUP(MAX((100-MAX([.S$5]+[.$F56];0))*(INT([.$I56]*[.$J56])-[.S$4])/100;0);0)" office:value-type="float" office:value="4" calcext:value-type="float">
            <text:p>4</text:p>
          </table:table-cell>
          <table:table-cell table:formula="of:=ROUNDUP(MAX((100-MAX([.T$5]+[.$F56];0))*(INT([.$I56]*[.$J56])-[.T$4])/100;0);0)" office:value-type="float" office:value="3" calcext:value-type="float">
            <text:p>3</text:p>
          </table:table-cell>
          <table:table-cell table:formula="of:=ROUNDUP(MAX((100-MAX([.U$5]+[.$F56];0))*(INT([.$I56]*[.$J56])-[.U$4])/100;0);0)" office:value-type="float" office:value="2" calcext:value-type="float">
            <text:p>2</text:p>
          </table:table-cell>
          <table:table-cell table:formula="of:=ROUNDUP(MAX((100-MAX([.V$5]+[.$F56];0))*(INT([.$I56]*[.$J56])-[.V$4])/100;0);0)" office:value-type="float" office:value="0" calcext:value-type="float">
            <text:p>0</text:p>
          </table:table-cell>
          <table:table-cell table:formula="of:=ROUNDUP(MAX((100-MAX([.W$5]+[.$F56];0))*(INT([.$I56]*[.$J56])-[.W$4])/100;0);0)" office:value-type="float" office:value="0" calcext:value-type="float">
            <text:p>0</text:p>
          </table:table-cell>
          <table:table-cell table:formula="of:=ROUNDUP(MAX((100-MAX([.X$5]+[.$F56];0))*(INT([.$I56]*[.$J56])-[.X$4])/100;0);0)" office:value-type="float" office:value="0" calcext:value-type="float">
            <text:p>0</text:p>
          </table:table-cell>
          <table:table-cell table:formula="of:=ROUNDUP(MAX((100-MAX([.Y$5]+[.$F56];0))*(INT([.$I56]*[.$J56])-[.Y$4])/100;0);0)" office:value-type="float" office:value="0" calcext:value-type="float">
            <text:p>0</text:p>
          </table:table-cell>
          <table:table-cell table:formula="of:=ROUNDUP(MAX((100-MAX([.Z$5]+[.$F56];0))*(INT([.$I56]*[.$J56])-[.Z$4])/100;0);0)" office:value-type="float" office:value="0" calcext:value-type="float">
            <text:p>0</text:p>
          </table:table-cell>
          <table:table-cell table:formula="of:=ROUNDUP(MAX((100-MAX([.AA$5]+[.$F56];0))*(INT([.$I56]*[.$J5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7]/[.H57]" office:value-type="float" office:value="1" calcext:value-type="float">
            <text:p>1</text:p>
          </table:table-cell>
          <table:table-cell table:formula="of:=ROUND(AVERAGE([.C57];[.D57]))" office:value-type="float" office:value="14" calcext:value-type="float">
            <text:p>14</text:p>
          </table:table-cell>
          <table:table-cell/>
          <table:table-cell table:formula="of:=ROUNDUP(MAX((100-MAX([.L$5]+[.$F57];0))*(INT([.$I57]*[.$J57])-[.L$4])/100;0);0)" office:value-type="float" office:value="14" calcext:value-type="float">
            <text:p>14</text:p>
          </table:table-cell>
          <table:table-cell table:formula="of:=ROUNDUP(MAX((100-MAX([.M$5]+[.$F57];0))*(INT([.$I57]*[.$J57])-[.M$4])/100;0);0)" office:value-type="float" office:value="13" calcext:value-type="float">
            <text:p>13</text:p>
          </table:table-cell>
          <table:table-cell table:formula="of:=ROUNDUP(MAX((100-MAX([.N$5]+[.$F57];0))*(INT([.$I57]*[.$J57])-[.N$4])/100;0);0)" office:value-type="float" office:value="11" calcext:value-type="float">
            <text:p>11</text:p>
          </table:table-cell>
          <table:table-cell table:formula="of:=ROUNDUP(MAX((100-MAX([.O$5]+[.$F57];0))*(INT([.$I57]*[.$J57])-[.O$4])/100;0);0)" office:value-type="float" office:value="10" calcext:value-type="float">
            <text:p>10</text:p>
          </table:table-cell>
          <table:table-cell table:formula="of:=ROUNDUP(MAX((100-MAX([.P$5]+[.$F57];0))*(INT([.$I57]*[.$J57])-[.P$4])/100;0);0)" office:value-type="float" office:value="10" calcext:value-type="float">
            <text:p>10</text:p>
          </table:table-cell>
          <table:table-cell table:formula="of:=ROUNDUP(MAX((100-MAX([.Q$5]+[.$F57];0))*(INT([.$I57]*[.$J57])-[.Q$4])/100;0);0)" office:value-type="float" office:value="9" calcext:value-type="float">
            <text:p>9</text:p>
          </table:table-cell>
          <table:table-cell table:formula="of:=ROUNDUP(MAX((100-MAX([.R$5]+[.$F57];0))*(INT([.$I57]*[.$J57])-[.R$4])/100;0);0)" office:value-type="float" office:value="8" calcext:value-type="float">
            <text:p>8</text:p>
          </table:table-cell>
          <table:table-cell table:formula="of:=ROUNDUP(MAX((100-MAX([.S$5]+[.$F57];0))*(INT([.$I57]*[.$J57])-[.S$4])/100;0);0)" office:value-type="float" office:value="8" calcext:value-type="float">
            <text:p>8</text:p>
          </table:table-cell>
          <table:table-cell table:formula="of:=ROUNDUP(MAX((100-MAX([.T$5]+[.$F57];0))*(INT([.$I57]*[.$J57])-[.T$4])/100;0);0)" office:value-type="float" office:value="7" calcext:value-type="float">
            <text:p>7</text:p>
          </table:table-cell>
          <table:table-cell table:formula="of:=ROUNDUP(MAX((100-MAX([.U$5]+[.$F57];0))*(INT([.$I57]*[.$J57])-[.U$4])/100;0);0)" office:value-type="float" office:value="6" calcext:value-type="float">
            <text:p>6</text:p>
          </table:table-cell>
          <table:table-cell table:formula="of:=ROUNDUP(MAX((100-MAX([.V$5]+[.$F57];0))*(INT([.$I57]*[.$J57])-[.V$4])/100;0);0)" office:value-type="float" office:value="5" calcext:value-type="float">
            <text:p>5</text:p>
          </table:table-cell>
          <table:table-cell table:formula="of:=ROUNDUP(MAX((100-MAX([.W$5]+[.$F57];0))*(INT([.$I57]*[.$J57])-[.W$4])/100;0);0)" office:value-type="float" office:value="2" calcext:value-type="float">
            <text:p>2</text:p>
          </table:table-cell>
          <table:table-cell table:formula="of:=ROUNDUP(MAX((100-MAX([.X$5]+[.$F57];0))*(INT([.$I57]*[.$J57])-[.X$4])/100;0);0)" office:value-type="float" office:value="1" calcext:value-type="float">
            <text:p>1</text:p>
          </table:table-cell>
          <table:table-cell table:formula="of:=ROUNDUP(MAX((100-MAX([.Y$5]+[.$F57];0))*(INT([.$I57]*[.$J57])-[.Y$4])/100;0);0)" office:value-type="float" office:value="0" calcext:value-type="float">
            <text:p>0</text:p>
          </table:table-cell>
          <table:table-cell table:formula="of:=ROUNDUP(MAX((100-MAX([.Z$5]+[.$F57];0))*(INT([.$I57]*[.$J57])-[.Z$4])/100;0);0)" office:value-type="float" office:value="0" calcext:value-type="float">
            <text:p>0</text:p>
          </table:table-cell>
          <table:table-cell table:formula="of:=ROUNDUP(MAX((100-MAX([.AA$5]+[.$F57];0))*(INT([.$I57]*[.$J5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8]/[.H58]" office:value-type="float" office:value="1" calcext:value-type="float">
            <text:p>1</text:p>
          </table:table-cell>
          <table:table-cell table:formula="of:=ROUND(AVERAGE([.C58];[.D58]))" office:value-type="float" office:value="14" calcext:value-type="float">
            <text:p>14</text:p>
          </table:table-cell>
          <table:table-cell/>
          <table:table-cell table:formula="of:=ROUNDUP(MAX((100-MAX([.L$5]+[.$F58];0))*(INT([.$I58]*[.$J58])-[.L$4])/100;0);0)" office:value-type="float" office:value="14" calcext:value-type="float">
            <text:p>14</text:p>
          </table:table-cell>
          <table:table-cell table:formula="of:=ROUNDUP(MAX((100-MAX([.M$5]+[.$F58];0))*(INT([.$I58]*[.$J58])-[.M$4])/100;0);0)" office:value-type="float" office:value="13" calcext:value-type="float">
            <text:p>13</text:p>
          </table:table-cell>
          <table:table-cell table:formula="of:=ROUNDUP(MAX((100-MAX([.N$5]+[.$F58];0))*(INT([.$I58]*[.$J58])-[.N$4])/100;0);0)" office:value-type="float" office:value="11" calcext:value-type="float">
            <text:p>11</text:p>
          </table:table-cell>
          <table:table-cell table:formula="of:=ROUNDUP(MAX((100-MAX([.O$5]+[.$F58];0))*(INT([.$I58]*[.$J58])-[.O$4])/100;0);0)" office:value-type="float" office:value="10" calcext:value-type="float">
            <text:p>10</text:p>
          </table:table-cell>
          <table:table-cell table:formula="of:=ROUNDUP(MAX((100-MAX([.P$5]+[.$F58];0))*(INT([.$I58]*[.$J58])-[.P$4])/100;0);0)" office:value-type="float" office:value="10" calcext:value-type="float">
            <text:p>10</text:p>
          </table:table-cell>
          <table:table-cell table:formula="of:=ROUNDUP(MAX((100-MAX([.Q$5]+[.$F58];0))*(INT([.$I58]*[.$J58])-[.Q$4])/100;0);0)" office:value-type="float" office:value="9" calcext:value-type="float">
            <text:p>9</text:p>
          </table:table-cell>
          <table:table-cell table:formula="of:=ROUNDUP(MAX((100-MAX([.R$5]+[.$F58];0))*(INT([.$I58]*[.$J58])-[.R$4])/100;0);0)" office:value-type="float" office:value="8" calcext:value-type="float">
            <text:p>8</text:p>
          </table:table-cell>
          <table:table-cell table:formula="of:=ROUNDUP(MAX((100-MAX([.S$5]+[.$F58];0))*(INT([.$I58]*[.$J58])-[.S$4])/100;0);0)" office:value-type="float" office:value="8" calcext:value-type="float">
            <text:p>8</text:p>
          </table:table-cell>
          <table:table-cell table:formula="of:=ROUNDUP(MAX((100-MAX([.T$5]+[.$F58];0))*(INT([.$I58]*[.$J58])-[.T$4])/100;0);0)" office:value-type="float" office:value="7" calcext:value-type="float">
            <text:p>7</text:p>
          </table:table-cell>
          <table:table-cell table:formula="of:=ROUNDUP(MAX((100-MAX([.U$5]+[.$F58];0))*(INT([.$I58]*[.$J58])-[.U$4])/100;0);0)" office:value-type="float" office:value="6" calcext:value-type="float">
            <text:p>6</text:p>
          </table:table-cell>
          <table:table-cell table:formula="of:=ROUNDUP(MAX((100-MAX([.V$5]+[.$F58];0))*(INT([.$I58]*[.$J58])-[.V$4])/100;0);0)" office:value-type="float" office:value="5" calcext:value-type="float">
            <text:p>5</text:p>
          </table:table-cell>
          <table:table-cell table:formula="of:=ROUNDUP(MAX((100-MAX([.W$5]+[.$F58];0))*(INT([.$I58]*[.$J58])-[.W$4])/100;0);0)" office:value-type="float" office:value="2" calcext:value-type="float">
            <text:p>2</text:p>
          </table:table-cell>
          <table:table-cell table:formula="of:=ROUNDUP(MAX((100-MAX([.X$5]+[.$F58];0))*(INT([.$I58]*[.$J58])-[.X$4])/100;0);0)" office:value-type="float" office:value="1" calcext:value-type="float">
            <text:p>1</text:p>
          </table:table-cell>
          <table:table-cell table:formula="of:=ROUNDUP(MAX((100-MAX([.Y$5]+[.$F58];0))*(INT([.$I58]*[.$J58])-[.Y$4])/100;0);0)" office:value-type="float" office:value="0" calcext:value-type="float">
            <text:p>0</text:p>
          </table:table-cell>
          <table:table-cell table:formula="of:=ROUNDUP(MAX((100-MAX([.Z$5]+[.$F58];0))*(INT([.$I58]*[.$J58])-[.Z$4])/100;0);0)" office:value-type="float" office:value="0" calcext:value-type="float">
            <text:p>0</text:p>
          </table:table-cell>
          <table:table-cell table:formula="of:=ROUNDUP(MAX((100-MAX([.AA$5]+[.$F58];0))*(INT([.$I58]*[.$J58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9]/[.H59]" office:value-type="float" office:value="1" calcext:value-type="float">
            <text:p>1</text:p>
          </table:table-cell>
          <table:table-cell table:formula="of:=ROUND(AVERAGE([.C59];[.D59]))" office:value-type="float" office:value="17" calcext:value-type="float">
            <text:p>17</text:p>
          </table:table-cell>
          <table:table-cell/>
          <table:table-cell table:formula="of:=ROUNDUP(MAX((100-MAX([.L$5]+[.$F59];0))*(INT([.$I59]*[.$J59])-[.L$4])/100;0);0)" office:value-type="float" office:value="17" calcext:value-type="float">
            <text:p>17</text:p>
          </table:table-cell>
          <table:table-cell table:formula="of:=ROUNDUP(MAX((100-MAX([.M$5]+[.$F59];0))*(INT([.$I59]*[.$J59])-[.M$4])/100;0);0)" office:value-type="float" office:value="16" calcext:value-type="float">
            <text:p>16</text:p>
          </table:table-cell>
          <table:table-cell table:formula="of:=ROUNDUP(MAX((100-MAX([.N$5]+[.$F59];0))*(INT([.$I59]*[.$J59])-[.N$4])/100;0);0)" office:value-type="float" office:value="13" calcext:value-type="float">
            <text:p>13</text:p>
          </table:table-cell>
          <table:table-cell table:formula="of:=ROUNDUP(MAX((100-MAX([.O$5]+[.$F59];0))*(INT([.$I59]*[.$J59])-[.O$4])/100;0);0)" office:value-type="float" office:value="12" calcext:value-type="float">
            <text:p>12</text:p>
          </table:table-cell>
          <table:table-cell table:formula="of:=ROUNDUP(MAX((100-MAX([.P$5]+[.$F59];0))*(INT([.$I59]*[.$J59])-[.P$4])/100;0);0)" office:value-type="float" office:value="12" calcext:value-type="float">
            <text:p>12</text:p>
          </table:table-cell>
          <table:table-cell table:formula="of:=ROUNDUP(MAX((100-MAX([.Q$5]+[.$F59];0))*(INT([.$I59]*[.$J59])-[.Q$4])/100;0);0)" office:value-type="float" office:value="12" calcext:value-type="float">
            <text:p>12</text:p>
          </table:table-cell>
          <table:table-cell table:formula="of:=ROUNDUP(MAX((100-MAX([.R$5]+[.$F59];0))*(INT([.$I59]*[.$J59])-[.R$4])/100;0);0)" office:value-type="float" office:value="11" calcext:value-type="float">
            <text:p>11</text:p>
          </table:table-cell>
          <table:table-cell table:formula="of:=ROUNDUP(MAX((100-MAX([.S$5]+[.$F59];0))*(INT([.$I59]*[.$J59])-[.S$4])/100;0);0)" office:value-type="float" office:value="10" calcext:value-type="float">
            <text:p>10</text:p>
          </table:table-cell>
          <table:table-cell table:formula="of:=ROUNDUP(MAX((100-MAX([.T$5]+[.$F59];0))*(INT([.$I59]*[.$J59])-[.T$4])/100;0);0)" office:value-type="float" office:value="9" calcext:value-type="float">
            <text:p>9</text:p>
          </table:table-cell>
          <table:table-cell table:formula="of:=ROUNDUP(MAX((100-MAX([.U$5]+[.$F59];0))*(INT([.$I59]*[.$J59])-[.U$4])/100;0);0)" office:value-type="float" office:value="8" calcext:value-type="float">
            <text:p>8</text:p>
          </table:table-cell>
          <table:table-cell table:formula="of:=ROUNDUP(MAX((100-MAX([.V$5]+[.$F59];0))*(INT([.$I59]*[.$J59])-[.V$4])/100;0);0)" office:value-type="float" office:value="7" calcext:value-type="float">
            <text:p>7</text:p>
          </table:table-cell>
          <table:table-cell table:formula="of:=ROUNDUP(MAX((100-MAX([.W$5]+[.$F59];0))*(INT([.$I59]*[.$J59])-[.W$4])/100;0);0)" office:value-type="float" office:value="4" calcext:value-type="float">
            <text:p>4</text:p>
          </table:table-cell>
          <table:table-cell table:formula="of:=ROUNDUP(MAX((100-MAX([.X$5]+[.$F59];0))*(INT([.$I59]*[.$J59])-[.X$4])/100;0);0)" office:value-type="float" office:value="3" calcext:value-type="float">
            <text:p>3</text:p>
          </table:table-cell>
          <table:table-cell table:formula="of:=ROUNDUP(MAX((100-MAX([.Y$5]+[.$F59];0))*(INT([.$I59]*[.$J59])-[.Y$4])/100;0);0)" office:value-type="float" office:value="2" calcext:value-type="float">
            <text:p>2</text:p>
          </table:table-cell>
          <table:table-cell table:formula="of:=ROUNDUP(MAX((100-MAX([.Z$5]+[.$F59];0))*(INT([.$I59]*[.$J59])-[.Z$4])/100;0);0)" office:value-type="float" office:value="0" calcext:value-type="float">
            <text:p>0</text:p>
          </table:table-cell>
          <table:table-cell table:formula="of:=ROUNDUP(MAX((100-MAX([.AA$5]+[.$F59];0))*(INT([.$I59]*[.$J59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[.H60]" office:value-type="float" office:value="1" calcext:value-type="float">
            <text:p>1</text:p>
          </table:table-cell>
          <table:table-cell table:formula="of:=ROUND(AVERAGE([.C60];[.D60]))" office:value-type="float" office:value="22" calcext:value-type="float">
            <text:p>22</text:p>
          </table:table-cell>
          <table:table-cell/>
          <table:table-cell table:formula="of:=ROUNDUP(MAX((100-MAX([.L$5]+[.$F60];0))*(INT([.$I60]*[.$J60])-[.L$4])/100;0);0)" office:value-type="float" office:value="22" calcext:value-type="float">
            <text:p>22</text:p>
          </table:table-cell>
          <table:table-cell table:formula="of:=ROUNDUP(MAX((100-MAX([.M$5]+[.$F60];0))*(INT([.$I60]*[.$J60])-[.M$4])/100;0);0)" office:value-type="float" office:value="20" calcext:value-type="float">
            <text:p>20</text:p>
          </table:table-cell>
          <table:table-cell table:formula="of:=ROUNDUP(MAX((100-MAX([.N$5]+[.$F60];0))*(INT([.$I60]*[.$J60])-[.N$4])/100;0);0)" office:value-type="float" office:value="17" calcext:value-type="float">
            <text:p>17</text:p>
          </table:table-cell>
          <table:table-cell table:formula="of:=ROUNDUP(MAX((100-MAX([.O$5]+[.$F60];0))*(INT([.$I60]*[.$J60])-[.O$4])/100;0);0)" office:value-type="float" office:value="16" calcext:value-type="float">
            <text:p>16</text:p>
          </table:table-cell>
          <table:table-cell table:formula="of:=ROUNDUP(MAX((100-MAX([.P$5]+[.$F60];0))*(INT([.$I60]*[.$J60])-[.P$4])/100;0);0)" office:value-type="float" office:value="17" calcext:value-type="float">
            <text:p>17</text:p>
          </table:table-cell>
          <table:table-cell table:formula="of:=ROUNDUP(MAX((100-MAX([.Q$5]+[.$F60];0))*(INT([.$I60]*[.$J60])-[.Q$4])/100;0);0)" office:value-type="float" office:value="17" calcext:value-type="float">
            <text:p>17</text:p>
          </table:table-cell>
          <table:table-cell table:formula="of:=ROUNDUP(MAX((100-MAX([.R$5]+[.$F60];0))*(INT([.$I60]*[.$J60])-[.R$4])/100;0);0)" office:value-type="float" office:value="15" calcext:value-type="float">
            <text:p>15</text:p>
          </table:table-cell>
          <table:table-cell table:formula="of:=ROUNDUP(MAX((100-MAX([.S$5]+[.$F60];0))*(INT([.$I60]*[.$J60])-[.S$4])/100;0);0)" office:value-type="float" office:value="14" calcext:value-type="float">
            <text:p>14</text:p>
          </table:table-cell>
          <table:table-cell table:formula="of:=ROUNDUP(MAX((100-MAX([.T$5]+[.$F60];0))*(INT([.$I60]*[.$J60])-[.T$4])/100;0);0)" office:value-type="float" office:value="12" calcext:value-type="float">
            <text:p>12</text:p>
          </table:table-cell>
          <table:table-cell table:formula="of:=ROUNDUP(MAX((100-MAX([.U$5]+[.$F60];0))*(INT([.$I60]*[.$J60])-[.U$4])/100;0);0)" office:value-type="float" office:value="12" calcext:value-type="float">
            <text:p>12</text:p>
          </table:table-cell>
          <table:table-cell table:formula="of:=ROUNDUP(MAX((100-MAX([.V$5]+[.$F60];0))*(INT([.$I60]*[.$J60])-[.V$4])/100;0);0)" office:value-type="float" office:value="10" calcext:value-type="float">
            <text:p>10</text:p>
          </table:table-cell>
          <table:table-cell table:formula="of:=ROUNDUP(MAX((100-MAX([.W$5]+[.$F60];0))*(INT([.$I60]*[.$J60])-[.W$4])/100;0);0)" office:value-type="float" office:value="7" calcext:value-type="float">
            <text:p>7</text:p>
          </table:table-cell>
          <table:table-cell table:formula="of:=ROUNDUP(MAX((100-MAX([.X$5]+[.$F60];0))*(INT([.$I60]*[.$J60])-[.X$4])/100;0);0)" office:value-type="float" office:value="6" calcext:value-type="float">
            <text:p>6</text:p>
          </table:table-cell>
          <table:table-cell table:formula="of:=ROUNDUP(MAX((100-MAX([.Y$5]+[.$F60];0))*(INT([.$I60]*[.$J60])-[.Y$4])/100;0);0)" office:value-type="float" office:value="4" calcext:value-type="float">
            <text:p>4</text:p>
          </table:table-cell>
          <table:table-cell table:formula="of:=ROUNDUP(MAX((100-MAX([.Z$5]+[.$F60];0))*(INT([.$I60]*[.$J60])-[.Z$4])/100;0);0)" office:value-type="float" office:value="2" calcext:value-type="float">
            <text:p>2</text:p>
          </table:table-cell>
          <table:table-cell table:formula="of:=ROUNDUP(MAX((100-MAX([.AA$5]+[.$F60];0))*(INT([.$I60]*[.$J60])-[.AA$4])/100;0)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1]/[.H61]" office:value-type="float" office:value="1" calcext:value-type="float">
            <text:p>1</text:p>
          </table:table-cell>
          <table:table-cell table:formula="of:=ROUND(AVERAGE([.C61];[.D61]))" office:value-type="float" office:value="8" calcext:value-type="float">
            <text:p>8</text:p>
          </table:table-cell>
          <table:table-cell/>
          <table:table-cell table:formula="of:=ROUNDUP(MAX((100-MAX([.L$5]+[.$F61];0))*(INT([.$I61]*[.$J61])-[.L$4])/100;0);0)" office:value-type="float" office:value="8" calcext:value-type="float">
            <text:p>8</text:p>
          </table:table-cell>
          <table:table-cell table:formula="of:=ROUNDUP(MAX((100-MAX([.M$5]+[.$F61];0))*(INT([.$I61]*[.$J61])-[.M$4])/100;0);0)" office:value-type="float" office:value="7" calcext:value-type="float">
            <text:p>7</text:p>
          </table:table-cell>
          <table:table-cell table:formula="of:=ROUNDUP(MAX((100-MAX([.N$5]+[.$F61];0))*(INT([.$I61]*[.$J61])-[.N$4])/100;0);0)" office:value-type="float" office:value="5" calcext:value-type="float">
            <text:p>5</text:p>
          </table:table-cell>
          <table:table-cell table:formula="of:=ROUNDUP(MAX((100-MAX([.O$5]+[.$F61];0))*(INT([.$I61]*[.$J61])-[.O$4])/100;0);0)" office:value-type="float" office:value="5" calcext:value-type="float">
            <text:p>5</text:p>
          </table:table-cell>
          <table:table-cell table:formula="of:=ROUNDUP(MAX((100-MAX([.P$5]+[.$F61];0))*(INT([.$I61]*[.$J61])-[.P$4])/100;0);0)" office:value-type="float" office:value="4" calcext:value-type="float">
            <text:p>4</text:p>
          </table:table-cell>
          <table:table-cell table:formula="of:=ROUNDUP(MAX((100-MAX([.Q$5]+[.$F61];0))*(INT([.$I61]*[.$J61])-[.Q$4])/100;0);0)" office:value-type="float" office:value="4" calcext:value-type="float">
            <text:p>4</text:p>
          </table:table-cell>
          <table:table-cell table:formula="of:=ROUNDUP(MAX((100-MAX([.R$5]+[.$F61];0))*(INT([.$I61]*[.$J61])-[.R$4])/100;0);0)" office:value-type="float" office:value="3" calcext:value-type="float">
            <text:p>3</text:p>
          </table:table-cell>
          <table:table-cell table:formula="of:=ROUNDUP(MAX((100-MAX([.S$5]+[.$F61];0))*(INT([.$I61]*[.$J61])-[.S$4])/100;0);0)" office:value-type="float" office:value="3" calcext:value-type="float">
            <text:p>3</text:p>
          </table:table-cell>
          <table:table-cell table:formula="of:=ROUNDUP(MAX((100-MAX([.T$5]+[.$F61];0))*(INT([.$I61]*[.$J61])-[.T$4])/100;0);0)" office:value-type="float" office:value="2" calcext:value-type="float">
            <text:p>2</text:p>
          </table:table-cell>
          <table:table-cell table:formula="of:=ROUNDUP(MAX((100-MAX([.U$5]+[.$F61];0))*(INT([.$I61]*[.$J61])-[.U$4])/100;0);0)" office:value-type="float" office:value="2" calcext:value-type="float">
            <text:p>2</text:p>
          </table:table-cell>
          <table:table-cell table:formula="of:=ROUNDUP(MAX((100-MAX([.V$5]+[.$F61];0))*(INT([.$I61]*[.$J61])-[.V$4])/100;0);0)" office:value-type="float" office:value="0" calcext:value-type="float">
            <text:p>0</text:p>
          </table:table-cell>
          <table:table-cell table:formula="of:=ROUNDUP(MAX((100-MAX([.W$5]+[.$F61];0))*(INT([.$I61]*[.$J61])-[.W$4])/100;0);0)" office:value-type="float" office:value="0" calcext:value-type="float">
            <text:p>0</text:p>
          </table:table-cell>
          <table:table-cell table:formula="of:=ROUNDUP(MAX((100-MAX([.X$5]+[.$F61];0))*(INT([.$I61]*[.$J61])-[.X$4])/100;0);0)" office:value-type="float" office:value="0" calcext:value-type="float">
            <text:p>0</text:p>
          </table:table-cell>
          <table:table-cell table:formula="of:=ROUNDUP(MAX((100-MAX([.Y$5]+[.$F61];0))*(INT([.$I61]*[.$J61])-[.Y$4])/100;0);0)" office:value-type="float" office:value="0" calcext:value-type="float">
            <text:p>0</text:p>
          </table:table-cell>
          <table:table-cell table:formula="of:=ROUNDUP(MAX((100-MAX([.Z$5]+[.$F61];0))*(INT([.$I61]*[.$J61])-[.Z$4])/100;0);0)" office:value-type="float" office:value="0" calcext:value-type="float">
            <text:p>0</text:p>
          </table:table-cell>
          <table:table-cell table:formula="of:=ROUNDUP(MAX((100-MAX([.AA$5]+[.$F61];0))*(INT([.$I61]*[.$J61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2]/[.H62]" office:value-type="float" office:value="0.5" calcext:value-type="float">
            <text:p>0.5</text:p>
          </table:table-cell>
          <table:table-cell table:formula="of:=ROUND(AVERAGE([.C62];[.D62]))" office:value-type="float" office:value="8" calcext:value-type="float">
            <text:p>8</text:p>
          </table:table-cell>
          <table:table-cell/>
          <table:table-cell table:formula="of:=ROUNDUP(MAX((100-MAX([.L$5]+[.$F62];0))*(INT([.$I62]*[.$J62])-[.L$4])/100;0);0)" office:value-type="float" office:value="4" calcext:value-type="float">
            <text:p>4</text:p>
          </table:table-cell>
          <table:table-cell table:formula="of:=ROUNDUP(MAX((100-MAX([.M$5]+[.$F62];0))*(INT([.$I62]*[.$J62])-[.M$4])/100;0);0)" office:value-type="float" office:value="3" calcext:value-type="float">
            <text:p>3</text:p>
          </table:table-cell>
          <table:table-cell table:formula="of:=ROUNDUP(MAX((100-MAX([.N$5]+[.$F62];0))*(INT([.$I62]*[.$J62])-[.N$4])/100;0);0)" office:value-type="float" office:value="2" calcext:value-type="float">
            <text:p>2</text:p>
          </table:table-cell>
          <table:table-cell table:formula="of:=ROUNDUP(MAX((100-MAX([.O$5]+[.$F62];0))*(INT([.$I62]*[.$J62])-[.O$4])/100;0);0)" office:value-type="float" office:value="2" calcext:value-type="float">
            <text:p>2</text:p>
          </table:table-cell>
          <table:table-cell table:formula="of:=ROUNDUP(MAX((100-MAX([.P$5]+[.$F62];0))*(INT([.$I62]*[.$J62])-[.P$4])/100;0);0)" office:value-type="float" office:value="1" calcext:value-type="float">
            <text:p>1</text:p>
          </table:table-cell>
          <table:table-cell table:formula="of:=ROUNDUP(MAX((100-MAX([.Q$5]+[.$F62];0))*(INT([.$I62]*[.$J62])-[.Q$4])/100;0);0)" office:value-type="float" office:value="0" calcext:value-type="float">
            <text:p>0</text:p>
          </table:table-cell>
          <table:table-cell table:formula="of:=ROUNDUP(MAX((100-MAX([.R$5]+[.$F62];0))*(INT([.$I62]*[.$J62])-[.R$4])/100;0);0)" office:value-type="float" office:value="0" calcext:value-type="float">
            <text:p>0</text:p>
          </table:table-cell>
          <table:table-cell table:formula="of:=ROUNDUP(MAX((100-MAX([.S$5]+[.$F62];0))*(INT([.$I62]*[.$J62])-[.S$4])/100;0);0)" office:value-type="float" office:value="0" calcext:value-type="float">
            <text:p>0</text:p>
          </table:table-cell>
          <table:table-cell table:formula="of:=ROUNDUP(MAX((100-MAX([.T$5]+[.$F62];0))*(INT([.$I62]*[.$J62])-[.T$4])/100;0);0)" office:value-type="float" office:value="0" calcext:value-type="float">
            <text:p>0</text:p>
          </table:table-cell>
          <table:table-cell table:formula="of:=ROUNDUP(MAX((100-MAX([.U$5]+[.$F62];0))*(INT([.$I62]*[.$J62])-[.U$4])/100;0);0)" office:value-type="float" office:value="0" calcext:value-type="float">
            <text:p>0</text:p>
          </table:table-cell>
          <table:table-cell table:formula="of:=ROUNDUP(MAX((100-MAX([.V$5]+[.$F62];0))*(INT([.$I62]*[.$J62])-[.V$4])/100;0);0)" office:value-type="float" office:value="0" calcext:value-type="float">
            <text:p>0</text:p>
          </table:table-cell>
          <table:table-cell table:formula="of:=ROUNDUP(MAX((100-MAX([.W$5]+[.$F62];0))*(INT([.$I62]*[.$J62])-[.W$4])/100;0);0)" office:value-type="float" office:value="0" calcext:value-type="float">
            <text:p>0</text:p>
          </table:table-cell>
          <table:table-cell table:formula="of:=ROUNDUP(MAX((100-MAX([.X$5]+[.$F62];0))*(INT([.$I62]*[.$J62])-[.X$4])/100;0);0)" office:value-type="float" office:value="0" calcext:value-type="float">
            <text:p>0</text:p>
          </table:table-cell>
          <table:table-cell table:formula="of:=ROUNDUP(MAX((100-MAX([.Y$5]+[.$F62];0))*(INT([.$I62]*[.$J62])-[.Y$4])/100;0);0)" office:value-type="float" office:value="0" calcext:value-type="float">
            <text:p>0</text:p>
          </table:table-cell>
          <table:table-cell table:formula="of:=ROUNDUP(MAX((100-MAX([.Z$5]+[.$F62];0))*(INT([.$I62]*[.$J62])-[.Z$4])/100;0);0)" office:value-type="float" office:value="0" calcext:value-type="float">
            <text:p>0</text:p>
          </table:table-cell>
          <table:table-cell table:formula="of:=ROUNDUP(MAX((100-MAX([.AA$5]+[.$F62];0))*(INT([.$I62]*[.$J6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3]/[.H63]" office:value-type="float" office:value="1" calcext:value-type="float">
            <text:p>1</text:p>
          </table:table-cell>
          <table:table-cell table:formula="of:=ROUND(AVERAGE([.C63];[.D63]))" office:value-type="float" office:value="60" calcext:value-type="float">
            <text:p>60</text:p>
          </table:table-cell>
          <table:table-cell/>
          <table:table-cell table:formula="of:=ROUNDUP(MAX((100-MAX([.L$5]+[.$F63];0))*(INT([.$I63]*[.$J63])-[.L$4])/100;0);0)" office:value-type="float" office:value="60" calcext:value-type="float">
            <text:p>60</text:p>
          </table:table-cell>
          <table:table-cell table:formula="of:=ROUNDUP(MAX((100-MAX([.M$5]+[.$F63];0))*(INT([.$I63]*[.$J63])-[.M$4])/100;0);0)" office:value-type="float" office:value="48" calcext:value-type="float">
            <text:p>48</text:p>
          </table:table-cell>
          <table:table-cell table:formula="of:=ROUNDUP(MAX((100-MAX([.N$5]+[.$F63];0))*(INT([.$I63]*[.$J63])-[.N$4])/100;0);0)" office:value-type="float" office:value="44" calcext:value-type="float">
            <text:p>44</text:p>
          </table:table-cell>
          <table:table-cell table:formula="of:=ROUNDUP(MAX((100-MAX([.O$5]+[.$F63];0))*(INT([.$I63]*[.$J63])-[.O$4])/100;0);0)" office:value-type="float" office:value="41" calcext:value-type="float">
            <text:p>41</text:p>
          </table:table-cell>
          <table:table-cell table:formula="of:=ROUNDUP(MAX((100-MAX([.P$5]+[.$F63];0))*(INT([.$I63]*[.$J63])-[.P$4])/100;0);0)" office:value-type="float" office:value="43" calcext:value-type="float">
            <text:p>43</text:p>
          </table:table-cell>
          <table:table-cell table:formula="of:=ROUNDUP(MAX((100-MAX([.Q$5]+[.$F63];0))*(INT([.$I63]*[.$J63])-[.Q$4])/100;0);0)" office:value-type="float" office:value="45" calcext:value-type="float">
            <text:p>45</text:p>
          </table:table-cell>
          <table:table-cell table:formula="of:=ROUNDUP(MAX((100-MAX([.R$5]+[.$F63];0))*(INT([.$I63]*[.$J63])-[.R$4])/100;0);0)" office:value-type="float" office:value="40" calcext:value-type="float">
            <text:p>40</text:p>
          </table:table-cell>
          <table:table-cell table:formula="of:=ROUNDUP(MAX((100-MAX([.S$5]+[.$F63];0))*(INT([.$I63]*[.$J63])-[.S$4])/100;0);0)" office:value-type="float" office:value="37" calcext:value-type="float">
            <text:p>37</text:p>
          </table:table-cell>
          <table:table-cell table:formula="of:=ROUNDUP(MAX((100-MAX([.T$5]+[.$F63];0))*(INT([.$I63]*[.$J63])-[.T$4])/100;0);0)" office:value-type="float" office:value="33" calcext:value-type="float">
            <text:p>33</text:p>
          </table:table-cell>
          <table:table-cell table:formula="of:=ROUNDUP(MAX((100-MAX([.U$5]+[.$F63];0))*(INT([.$I63]*[.$J63])-[.U$4])/100;0);0)" office:value-type="float" office:value="33" calcext:value-type="float">
            <text:p>33</text:p>
          </table:table-cell>
          <table:table-cell table:formula="of:=ROUNDUP(MAX((100-MAX([.V$5]+[.$F63];0))*(INT([.$I63]*[.$J63])-[.V$4])/100;0);0)" office:value-type="float" office:value="32" calcext:value-type="float">
            <text:p>32</text:p>
          </table:table-cell>
          <table:table-cell table:formula="of:=ROUNDUP(MAX((100-MAX([.W$5]+[.$F63];0))*(INT([.$I63]*[.$J63])-[.W$4])/100;0);0)" office:value-type="float" office:value="29" calcext:value-type="float">
            <text:p>29</text:p>
          </table:table-cell>
          <table:table-cell table:formula="of:=ROUNDUP(MAX((100-MAX([.X$5]+[.$F63];0))*(INT([.$I63]*[.$J63])-[.X$4])/100;0);0)" office:value-type="float" office:value="24" calcext:value-type="float">
            <text:p>24</text:p>
          </table:table-cell>
          <table:table-cell table:formula="of:=ROUNDUP(MAX((100-MAX([.Y$5]+[.$F63];0))*(INT([.$I63]*[.$J63])-[.Y$4])/100;0);0)" office:value-type="float" office:value="21" calcext:value-type="float">
            <text:p>21</text:p>
          </table:table-cell>
          <table:table-cell table:formula="of:=ROUNDUP(MAX((100-MAX([.Z$5]+[.$F63];0))*(INT([.$I63]*[.$J63])-[.Z$4])/100;0);0)" office:value-type="float" office:value="17" calcext:value-type="float">
            <text:p>17</text:p>
          </table:table-cell>
          <table:table-cell table:formula="of:=ROUNDUP(MAX((100-MAX([.AA$5]+[.$F63];0))*(INT([.$I63]*[.$J63])-[.AA$4])/100;0)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4]/[.H64]" office:value-type="float" office:value="1" calcext:value-type="float">
            <text:p>1</text:p>
          </table:table-cell>
          <table:table-cell table:formula="of:=ROUND(AVERAGE([.C64];[.D64]))" office:value-type="float" office:value="35" calcext:value-type="float">
            <text:p>35</text:p>
          </table:table-cell>
          <table:table-cell/>
          <table:table-cell table:formula="of:=ROUNDUP(MAX((100-MAX([.L$5]+[.$F64];0))*(INT([.$I64]*[.$J64])-[.L$4])/100;0);0)" office:value-type="float" office:value="35" calcext:value-type="float">
            <text:p>35</text:p>
          </table:table-cell>
          <table:table-cell table:formula="of:=ROUNDUP(MAX((100-MAX([.M$5]+[.$F64];0))*(INT([.$I64]*[.$J64])-[.M$4])/100;0);0)" office:value-type="float" office:value="28" calcext:value-type="float">
            <text:p>28</text:p>
          </table:table-cell>
          <table:table-cell table:formula="of:=ROUNDUP(MAX((100-MAX([.N$5]+[.$F64];0))*(INT([.$I64]*[.$J64])-[.N$4])/100;0);0)" office:value-type="float" office:value="25" calcext:value-type="float">
            <text:p>25</text:p>
          </table:table-cell>
          <table:table-cell table:formula="of:=ROUNDUP(MAX((100-MAX([.O$5]+[.$F64];0))*(INT([.$I64]*[.$J64])-[.O$4])/100;0);0)" office:value-type="float" office:value="24" calcext:value-type="float">
            <text:p>24</text:p>
          </table:table-cell>
          <table:table-cell table:formula="of:=ROUNDUP(MAX((100-MAX([.P$5]+[.$F64];0))*(INT([.$I64]*[.$J64])-[.P$4])/100;0);0)" office:value-type="float" office:value="24" calcext:value-type="float">
            <text:p>24</text:p>
          </table:table-cell>
          <table:table-cell table:formula="of:=ROUNDUP(MAX((100-MAX([.Q$5]+[.$F64];0))*(INT([.$I64]*[.$J64])-[.Q$4])/100;0);0)" office:value-type="float" office:value="25" calcext:value-type="float">
            <text:p>25</text:p>
          </table:table-cell>
          <table:table-cell table:formula="of:=ROUNDUP(MAX((100-MAX([.R$5]+[.$F64];0))*(INT([.$I64]*[.$J64])-[.R$4])/100;0);0)" office:value-type="float" office:value="22" calcext:value-type="float">
            <text:p>22</text:p>
          </table:table-cell>
          <table:table-cell table:formula="of:=ROUNDUP(MAX((100-MAX([.S$5]+[.$F64];0))*(INT([.$I64]*[.$J64])-[.S$4])/100;0);0)" office:value-type="float" office:value="21" calcext:value-type="float">
            <text:p>21</text:p>
          </table:table-cell>
          <table:table-cell table:formula="of:=ROUNDUP(MAX((100-MAX([.T$5]+[.$F64];0))*(INT([.$I64]*[.$J64])-[.T$4])/100;0);0)" office:value-type="float" office:value="18" calcext:value-type="float">
            <text:p>18</text:p>
          </table:table-cell>
          <table:table-cell table:formula="of:=ROUNDUP(MAX((100-MAX([.U$5]+[.$F64];0))*(INT([.$I64]*[.$J64])-[.U$4])/100;0);0)" office:value-type="float" office:value="18" calcext:value-type="float">
            <text:p>18</text:p>
          </table:table-cell>
          <table:table-cell table:formula="of:=ROUNDUP(MAX((100-MAX([.V$5]+[.$F64];0))*(INT([.$I64]*[.$J64])-[.V$4])/100;0);0)" office:value-type="float" office:value="17" calcext:value-type="float">
            <text:p>17</text:p>
          </table:table-cell>
          <table:table-cell table:formula="of:=ROUNDUP(MAX((100-MAX([.W$5]+[.$F64];0))*(INT([.$I64]*[.$J64])-[.W$4])/100;0);0)" office:value-type="float" office:value="14" calcext:value-type="float">
            <text:p>14</text:p>
          </table:table-cell>
          <table:table-cell table:formula="of:=ROUNDUP(MAX((100-MAX([.X$5]+[.$F64];0))*(INT([.$I64]*[.$J64])-[.X$4])/100;0);0)" office:value-type="float" office:value="11" calcext:value-type="float">
            <text:p>11</text:p>
          </table:table-cell>
          <table:table-cell table:formula="of:=ROUNDUP(MAX((100-MAX([.Y$5]+[.$F64];0))*(INT([.$I64]*[.$J64])-[.Y$4])/100;0);0)" office:value-type="float" office:value="9" calcext:value-type="float">
            <text:p>9</text:p>
          </table:table-cell>
          <table:table-cell table:formula="of:=ROUNDUP(MAX((100-MAX([.Z$5]+[.$F64];0))*(INT([.$I64]*[.$J64])-[.Z$4])/100;0);0)" office:value-type="float" office:value="7" calcext:value-type="float">
            <text:p>7</text:p>
          </table:table-cell>
          <table:table-cell table:formula="of:=ROUNDUP(MAX((100-MAX([.AA$5]+[.$F64];0))*(INT([.$I64]*[.$J64])-[.AA$4])/100;0)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5]/[.H65]" office:value-type="float" office:value="1" calcext:value-type="float">
            <text:p>1</text:p>
          </table:table-cell>
          <table:table-cell table:formula="of:=ROUND(AVERAGE([.C65];[.D65]))" office:value-type="float" office:value="16" calcext:value-type="float">
            <text:p>16</text:p>
          </table:table-cell>
          <table:table-cell/>
          <table:table-cell table:formula="of:=ROUNDUP(MAX((100-MAX([.L$5]+[.$F65];0))*(INT([.$I65]*[.$J65])-[.L$4])/100;0);0)" office:value-type="float" office:value="16" calcext:value-type="float">
            <text:p>16</text:p>
          </table:table-cell>
          <table:table-cell table:formula="of:=ROUNDUP(MAX((100-MAX([.M$5]+[.$F65];0))*(INT([.$I65]*[.$J65])-[.M$4])/100;0);0)" office:value-type="float" office:value="13" calcext:value-type="float">
            <text:p>13</text:p>
          </table:table-cell>
          <table:table-cell table:formula="of:=ROUNDUP(MAX((100-MAX([.N$5]+[.$F65];0))*(INT([.$I65]*[.$J65])-[.N$4])/100;0);0)" office:value-type="float" office:value="11" calcext:value-type="float">
            <text:p>11</text:p>
          </table:table-cell>
          <table:table-cell table:formula="of:=ROUNDUP(MAX((100-MAX([.O$5]+[.$F65];0))*(INT([.$I65]*[.$J65])-[.O$4])/100;0);0)" office:value-type="float" office:value="10" calcext:value-type="float">
            <text:p>10</text:p>
          </table:table-cell>
          <table:table-cell table:formula="of:=ROUNDUP(MAX((100-MAX([.P$5]+[.$F65];0))*(INT([.$I65]*[.$J65])-[.P$4])/100;0);0)" office:value-type="float" office:value="10" calcext:value-type="float">
            <text:p>10</text:p>
          </table:table-cell>
          <table:table-cell table:formula="of:=ROUNDUP(MAX((100-MAX([.Q$5]+[.$F65];0))*(INT([.$I65]*[.$J65])-[.Q$4])/100;0);0)" office:value-type="float" office:value="10" calcext:value-type="float">
            <text:p>10</text:p>
          </table:table-cell>
          <table:table-cell table:formula="of:=ROUNDUP(MAX((100-MAX([.R$5]+[.$F65];0))*(INT([.$I65]*[.$J65])-[.R$4])/100;0);0)" office:value-type="float" office:value="9" calcext:value-type="float">
            <text:p>9</text:p>
          </table:table-cell>
          <table:table-cell table:formula="of:=ROUNDUP(MAX((100-MAX([.S$5]+[.$F65];0))*(INT([.$I65]*[.$J65])-[.S$4])/100;0);0)" office:value-type="float" office:value="8" calcext:value-type="float">
            <text:p>8</text:p>
          </table:table-cell>
          <table:table-cell table:formula="of:=ROUNDUP(MAX((100-MAX([.T$5]+[.$F65];0))*(INT([.$I65]*[.$J65])-[.T$4])/100;0);0)" office:value-type="float" office:value="7" calcext:value-type="float">
            <text:p>7</text:p>
          </table:table-cell>
          <table:table-cell table:formula="of:=ROUNDUP(MAX((100-MAX([.U$5]+[.$F65];0))*(INT([.$I65]*[.$J65])-[.U$4])/100;0);0)" office:value-type="float" office:value="6" calcext:value-type="float">
            <text:p>6</text:p>
          </table:table-cell>
          <table:table-cell table:formula="of:=ROUNDUP(MAX((100-MAX([.V$5]+[.$F65];0))*(INT([.$I65]*[.$J65])-[.V$4])/100;0);0)" office:value-type="float" office:value="5" calcext:value-type="float">
            <text:p>5</text:p>
          </table:table-cell>
          <table:table-cell table:formula="of:=ROUNDUP(MAX((100-MAX([.W$5]+[.$F65];0))*(INT([.$I65]*[.$J65])-[.W$4])/100;0);0)" office:value-type="float" office:value="3" calcext:value-type="float">
            <text:p>3</text:p>
          </table:table-cell>
          <table:table-cell table:formula="of:=ROUNDUP(MAX((100-MAX([.X$5]+[.$F65];0))*(INT([.$I65]*[.$J65])-[.X$4])/100;0);0)" office:value-type="float" office:value="2" calcext:value-type="float">
            <text:p>2</text:p>
          </table:table-cell>
          <table:table-cell table:formula="of:=ROUNDUP(MAX((100-MAX([.Y$5]+[.$F65];0))*(INT([.$I65]*[.$J65])-[.Y$4])/100;0);0)" office:value-type="float" office:value="1" calcext:value-type="float">
            <text:p>1</text:p>
          </table:table-cell>
          <table:table-cell table:formula="of:=ROUNDUP(MAX((100-MAX([.Z$5]+[.$F65];0))*(INT([.$I65]*[.$J65])-[.Z$4])/100;0);0)" office:value-type="float" office:value="0" calcext:value-type="float">
            <text:p>0</text:p>
          </table:table-cell>
          <table:table-cell table:formula="of:=ROUNDUP(MAX((100-MAX([.AA$5]+[.$F65];0))*(INT([.$I65]*[.$J65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6]/[.H66]" office:value-type="float" office:value="1" calcext:value-type="float">
            <text:p>1</text:p>
          </table:table-cell>
          <table:table-cell table:formula="of:=ROUND(AVERAGE([.C66];[.D66]))" office:value-type="float" office:value="16" calcext:value-type="float">
            <text:p>16</text:p>
          </table:table-cell>
          <table:table-cell/>
          <table:table-cell table:formula="of:=ROUNDUP(MAX((100-MAX([.L$5]+[.$F66];0))*(INT([.$I66]*[.$J66])-[.L$4])/100;0);0)" office:value-type="float" office:value="16" calcext:value-type="float">
            <text:p>16</text:p>
          </table:table-cell>
          <table:table-cell table:formula="of:=ROUNDUP(MAX((100-MAX([.M$5]+[.$F66];0))*(INT([.$I66]*[.$J66])-[.M$4])/100;0);0)" office:value-type="float" office:value="13" calcext:value-type="float">
            <text:p>13</text:p>
          </table:table-cell>
          <table:table-cell table:formula="of:=ROUNDUP(MAX((100-MAX([.N$5]+[.$F66];0))*(INT([.$I66]*[.$J66])-[.N$4])/100;0);0)" office:value-type="float" office:value="11" calcext:value-type="float">
            <text:p>11</text:p>
          </table:table-cell>
          <table:table-cell table:formula="of:=ROUNDUP(MAX((100-MAX([.O$5]+[.$F66];0))*(INT([.$I66]*[.$J66])-[.O$4])/100;0);0)" office:value-type="float" office:value="10" calcext:value-type="float">
            <text:p>10</text:p>
          </table:table-cell>
          <table:table-cell table:formula="of:=ROUNDUP(MAX((100-MAX([.P$5]+[.$F66];0))*(INT([.$I66]*[.$J66])-[.P$4])/100;0);0)" office:value-type="float" office:value="10" calcext:value-type="float">
            <text:p>10</text:p>
          </table:table-cell>
          <table:table-cell table:formula="of:=ROUNDUP(MAX((100-MAX([.Q$5]+[.$F66];0))*(INT([.$I66]*[.$J66])-[.Q$4])/100;0);0)" office:value-type="float" office:value="10" calcext:value-type="float">
            <text:p>10</text:p>
          </table:table-cell>
          <table:table-cell table:formula="of:=ROUNDUP(MAX((100-MAX([.R$5]+[.$F66];0))*(INT([.$I66]*[.$J66])-[.R$4])/100;0);0)" office:value-type="float" office:value="9" calcext:value-type="float">
            <text:p>9</text:p>
          </table:table-cell>
          <table:table-cell table:formula="of:=ROUNDUP(MAX((100-MAX([.S$5]+[.$F66];0))*(INT([.$I66]*[.$J66])-[.S$4])/100;0);0)" office:value-type="float" office:value="8" calcext:value-type="float">
            <text:p>8</text:p>
          </table:table-cell>
          <table:table-cell table:formula="of:=ROUNDUP(MAX((100-MAX([.T$5]+[.$F66];0))*(INT([.$I66]*[.$J66])-[.T$4])/100;0);0)" office:value-type="float" office:value="7" calcext:value-type="float">
            <text:p>7</text:p>
          </table:table-cell>
          <table:table-cell table:formula="of:=ROUNDUP(MAX((100-MAX([.U$5]+[.$F66];0))*(INT([.$I66]*[.$J66])-[.U$4])/100;0);0)" office:value-type="float" office:value="6" calcext:value-type="float">
            <text:p>6</text:p>
          </table:table-cell>
          <table:table-cell table:formula="of:=ROUNDUP(MAX((100-MAX([.V$5]+[.$F66];0))*(INT([.$I66]*[.$J66])-[.V$4])/100;0);0)" office:value-type="float" office:value="5" calcext:value-type="float">
            <text:p>5</text:p>
          </table:table-cell>
          <table:table-cell table:formula="of:=ROUNDUP(MAX((100-MAX([.W$5]+[.$F66];0))*(INT([.$I66]*[.$J66])-[.W$4])/100;0);0)" office:value-type="float" office:value="3" calcext:value-type="float">
            <text:p>3</text:p>
          </table:table-cell>
          <table:table-cell table:formula="of:=ROUNDUP(MAX((100-MAX([.X$5]+[.$F66];0))*(INT([.$I66]*[.$J66])-[.X$4])/100;0);0)" office:value-type="float" office:value="2" calcext:value-type="float">
            <text:p>2</text:p>
          </table:table-cell>
          <table:table-cell table:formula="of:=ROUNDUP(MAX((100-MAX([.Y$5]+[.$F66];0))*(INT([.$I66]*[.$J66])-[.Y$4])/100;0);0)" office:value-type="float" office:value="1" calcext:value-type="float">
            <text:p>1</text:p>
          </table:table-cell>
          <table:table-cell table:formula="of:=ROUNDUP(MAX((100-MAX([.Z$5]+[.$F66];0))*(INT([.$I66]*[.$J66])-[.Z$4])/100;0);0)" office:value-type="float" office:value="0" calcext:value-type="float">
            <text:p>0</text:p>
          </table:table-cell>
          <table:table-cell table:formula="of:=ROUNDUP(MAX((100-MAX([.AA$5]+[.$F66];0))*(INT([.$I66]*[.$J66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7]/[.H67]" office:value-type="float" office:value="1" calcext:value-type="float">
            <text:p>1</text:p>
          </table:table-cell>
          <table:table-cell table:formula="of:=ROUND(AVERAGE([.C67];[.D67]))" office:value-type="float" office:value="16" calcext:value-type="float">
            <text:p>16</text:p>
          </table:table-cell>
          <table:table-cell/>
          <table:table-cell table:formula="of:=ROUNDUP(MAX((100-MAX([.L$5]+[.$F67];0))*(INT([.$I67]*[.$J67])-[.L$4])/100;0);0)" office:value-type="float" office:value="16" calcext:value-type="float">
            <text:p>16</text:p>
          </table:table-cell>
          <table:table-cell table:formula="of:=ROUNDUP(MAX((100-MAX([.M$5]+[.$F67];0))*(INT([.$I67]*[.$J67])-[.M$4])/100;0);0)" office:value-type="float" office:value="13" calcext:value-type="float">
            <text:p>13</text:p>
          </table:table-cell>
          <table:table-cell table:formula="of:=ROUNDUP(MAX((100-MAX([.N$5]+[.$F67];0))*(INT([.$I67]*[.$J67])-[.N$4])/100;0);0)" office:value-type="float" office:value="11" calcext:value-type="float">
            <text:p>11</text:p>
          </table:table-cell>
          <table:table-cell table:formula="of:=ROUNDUP(MAX((100-MAX([.O$5]+[.$F67];0))*(INT([.$I67]*[.$J67])-[.O$4])/100;0);0)" office:value-type="float" office:value="10" calcext:value-type="float">
            <text:p>10</text:p>
          </table:table-cell>
          <table:table-cell table:formula="of:=ROUNDUP(MAX((100-MAX([.P$5]+[.$F67];0))*(INT([.$I67]*[.$J67])-[.P$4])/100;0);0)" office:value-type="float" office:value="10" calcext:value-type="float">
            <text:p>10</text:p>
          </table:table-cell>
          <table:table-cell table:formula="of:=ROUNDUP(MAX((100-MAX([.Q$5]+[.$F67];0))*(INT([.$I67]*[.$J67])-[.Q$4])/100;0);0)" office:value-type="float" office:value="10" calcext:value-type="float">
            <text:p>10</text:p>
          </table:table-cell>
          <table:table-cell table:formula="of:=ROUNDUP(MAX((100-MAX([.R$5]+[.$F67];0))*(INT([.$I67]*[.$J67])-[.R$4])/100;0);0)" office:value-type="float" office:value="9" calcext:value-type="float">
            <text:p>9</text:p>
          </table:table-cell>
          <table:table-cell table:formula="of:=ROUNDUP(MAX((100-MAX([.S$5]+[.$F67];0))*(INT([.$I67]*[.$J67])-[.S$4])/100;0);0)" office:value-type="float" office:value="8" calcext:value-type="float">
            <text:p>8</text:p>
          </table:table-cell>
          <table:table-cell table:formula="of:=ROUNDUP(MAX((100-MAX([.T$5]+[.$F67];0))*(INT([.$I67]*[.$J67])-[.T$4])/100;0);0)" office:value-type="float" office:value="7" calcext:value-type="float">
            <text:p>7</text:p>
          </table:table-cell>
          <table:table-cell table:formula="of:=ROUNDUP(MAX((100-MAX([.U$5]+[.$F67];0))*(INT([.$I67]*[.$J67])-[.U$4])/100;0);0)" office:value-type="float" office:value="6" calcext:value-type="float">
            <text:p>6</text:p>
          </table:table-cell>
          <table:table-cell table:formula="of:=ROUNDUP(MAX((100-MAX([.V$5]+[.$F67];0))*(INT([.$I67]*[.$J67])-[.V$4])/100;0);0)" office:value-type="float" office:value="5" calcext:value-type="float">
            <text:p>5</text:p>
          </table:table-cell>
          <table:table-cell table:formula="of:=ROUNDUP(MAX((100-MAX([.W$5]+[.$F67];0))*(INT([.$I67]*[.$J67])-[.W$4])/100;0);0)" office:value-type="float" office:value="3" calcext:value-type="float">
            <text:p>3</text:p>
          </table:table-cell>
          <table:table-cell table:formula="of:=ROUNDUP(MAX((100-MAX([.X$5]+[.$F67];0))*(INT([.$I67]*[.$J67])-[.X$4])/100;0);0)" office:value-type="float" office:value="2" calcext:value-type="float">
            <text:p>2</text:p>
          </table:table-cell>
          <table:table-cell table:formula="of:=ROUNDUP(MAX((100-MAX([.Y$5]+[.$F67];0))*(INT([.$I67]*[.$J67])-[.Y$4])/100;0);0)" office:value-type="float" office:value="1" calcext:value-type="float">
            <text:p>1</text:p>
          </table:table-cell>
          <table:table-cell table:formula="of:=ROUNDUP(MAX((100-MAX([.Z$5]+[.$F67];0))*(INT([.$I67]*[.$J67])-[.Z$4])/100;0);0)" office:value-type="float" office:value="0" calcext:value-type="float">
            <text:p>0</text:p>
          </table:table-cell>
          <table:table-cell table:formula="of:=ROUNDUP(MAX((100-MAX([.AA$5]+[.$F67];0))*(INT([.$I67]*[.$J6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8]/[.H68]" office:value-type="float" office:value="1" calcext:value-type="float">
            <text:p>1</text:p>
          </table:table-cell>
          <table:table-cell table:formula="of:=ROUND(AVERAGE([.C68];[.D68]))" office:value-type="float" office:value="30" calcext:value-type="float">
            <text:p>30</text:p>
          </table:table-cell>
          <table:table-cell/>
          <table:table-cell table:formula="of:=ROUNDUP(MAX((100-MAX([.L$5]+[.$F68];0))*(INT([.$I68]*[.$J68])-[.L$4])/100;0);0)" office:value-type="float" office:value="30" calcext:value-type="float">
            <text:p>30</text:p>
          </table:table-cell>
          <table:table-cell table:formula="of:=ROUNDUP(MAX((100-MAX([.M$5]+[.$F68];0))*(INT([.$I68]*[.$J68])-[.M$4])/100;0);0)" office:value-type="float" office:value="24" calcext:value-type="float">
            <text:p>24</text:p>
          </table:table-cell>
          <table:table-cell table:formula="of:=ROUNDUP(MAX((100-MAX([.N$5]+[.$F68];0))*(INT([.$I68]*[.$J68])-[.N$4])/100;0);0)" office:value-type="float" office:value="21" calcext:value-type="float">
            <text:p>21</text:p>
          </table:table-cell>
          <table:table-cell table:formula="of:=ROUNDUP(MAX((100-MAX([.O$5]+[.$F68];0))*(INT([.$I68]*[.$J68])-[.O$4])/100;0);0)" office:value-type="float" office:value="20" calcext:value-type="float">
            <text:p>20</text:p>
          </table:table-cell>
          <table:table-cell table:formula="of:=ROUNDUP(MAX((100-MAX([.P$5]+[.$F68];0))*(INT([.$I68]*[.$J68])-[.P$4])/100;0);0)" office:value-type="float" office:value="21" calcext:value-type="float">
            <text:p>21</text:p>
          </table:table-cell>
          <table:table-cell table:formula="of:=ROUNDUP(MAX((100-MAX([.Q$5]+[.$F68];0))*(INT([.$I68]*[.$J68])-[.Q$4])/100;0);0)" office:value-type="float" office:value="21" calcext:value-type="float">
            <text:p>21</text:p>
          </table:table-cell>
          <table:table-cell table:formula="of:=ROUNDUP(MAX((100-MAX([.R$5]+[.$F68];0))*(INT([.$I68]*[.$J68])-[.R$4])/100;0);0)" office:value-type="float" office:value="19" calcext:value-type="float">
            <text:p>19</text:p>
          </table:table-cell>
          <table:table-cell table:formula="of:=ROUNDUP(MAX((100-MAX([.S$5]+[.$F68];0))*(INT([.$I68]*[.$J68])-[.S$4])/100;0);0)" office:value-type="float" office:value="17" calcext:value-type="float">
            <text:p>17</text:p>
          </table:table-cell>
          <table:table-cell table:formula="of:=ROUNDUP(MAX((100-MAX([.T$5]+[.$F68];0))*(INT([.$I68]*[.$J68])-[.T$4])/100;0);0)" office:value-type="float" office:value="15" calcext:value-type="float">
            <text:p>15</text:p>
          </table:table-cell>
          <table:table-cell table:formula="of:=ROUNDUP(MAX((100-MAX([.U$5]+[.$F68];0))*(INT([.$I68]*[.$J68])-[.U$4])/100;0);0)" office:value-type="float" office:value="15" calcext:value-type="float">
            <text:p>15</text:p>
          </table:table-cell>
          <table:table-cell table:formula="of:=ROUNDUP(MAX((100-MAX([.V$5]+[.$F68];0))*(INT([.$I68]*[.$J68])-[.V$4])/100;0);0)" office:value-type="float" office:value="14" calcext:value-type="float">
            <text:p>14</text:p>
          </table:table-cell>
          <table:table-cell table:formula="of:=ROUNDUP(MAX((100-MAX([.W$5]+[.$F68];0))*(INT([.$I68]*[.$J68])-[.W$4])/100;0);0)" office:value-type="float" office:value="11" calcext:value-type="float">
            <text:p>11</text:p>
          </table:table-cell>
          <table:table-cell table:formula="of:=ROUNDUP(MAX((100-MAX([.X$5]+[.$F68];0))*(INT([.$I68]*[.$J68])-[.X$4])/100;0);0)" office:value-type="float" office:value="9" calcext:value-type="float">
            <text:p>9</text:p>
          </table:table-cell>
          <table:table-cell table:formula="of:=ROUNDUP(MAX((100-MAX([.Y$5]+[.$F68];0))*(INT([.$I68]*[.$J68])-[.Y$4])/100;0);0)" office:value-type="float" office:value="7" calcext:value-type="float">
            <text:p>7</text:p>
          </table:table-cell>
          <table:table-cell table:formula="of:=ROUNDUP(MAX((100-MAX([.Z$5]+[.$F68];0))*(INT([.$I68]*[.$J68])-[.Z$4])/100;0);0)" office:value-type="float" office:value="5" calcext:value-type="float">
            <text:p>5</text:p>
          </table:table-cell>
          <table:table-cell table:formula="of:=ROUNDUP(MAX((100-MAX([.AA$5]+[.$F68];0))*(INT([.$I68]*[.$J68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9]/[.H69]" office:value-type="float" office:value="1" calcext:value-type="float">
            <text:p>1</text:p>
          </table:table-cell>
          <table:table-cell table:formula="of:=ROUND(AVERAGE([.C69];[.D69]))" office:value-type="float" office:value="25" calcext:value-type="float">
            <text:p>25</text:p>
          </table:table-cell>
          <table:table-cell/>
          <table:table-cell table:formula="of:=ROUNDUP(MAX((100-MAX([.L$5]+[.$F69];0))*(INT([.$I69]*[.$J69])-[.L$4])/100;0);0)" office:value-type="float" office:value="25" calcext:value-type="float">
            <text:p>25</text:p>
          </table:table-cell>
          <table:table-cell table:formula="of:=ROUNDUP(MAX((100-MAX([.M$5]+[.$F69];0))*(INT([.$I69]*[.$J69])-[.M$4])/100;0);0)" office:value-type="float" office:value="20" calcext:value-type="float">
            <text:p>20</text:p>
          </table:table-cell>
          <table:table-cell table:formula="of:=ROUNDUP(MAX((100-MAX([.N$5]+[.$F69];0))*(INT([.$I69]*[.$J69])-[.N$4])/100;0);0)" office:value-type="float" office:value="18" calcext:value-type="float">
            <text:p>18</text:p>
          </table:table-cell>
          <table:table-cell table:formula="of:=ROUNDUP(MAX((100-MAX([.O$5]+[.$F69];0))*(INT([.$I69]*[.$J69])-[.O$4])/100;0);0)" office:value-type="float" office:value="17" calcext:value-type="float">
            <text:p>17</text:p>
          </table:table-cell>
          <table:table-cell table:formula="of:=ROUNDUP(MAX((100-MAX([.P$5]+[.$F69];0))*(INT([.$I69]*[.$J69])-[.P$4])/100;0);0)" office:value-type="float" office:value="17" calcext:value-type="float">
            <text:p>17</text:p>
          </table:table-cell>
          <table:table-cell table:formula="of:=ROUNDUP(MAX((100-MAX([.Q$5]+[.$F69];0))*(INT([.$I69]*[.$J69])-[.Q$4])/100;0);0)" office:value-type="float" office:value="17" calcext:value-type="float">
            <text:p>17</text:p>
          </table:table-cell>
          <table:table-cell table:formula="of:=ROUNDUP(MAX((100-MAX([.R$5]+[.$F69];0))*(INT([.$I69]*[.$J69])-[.R$4])/100;0);0)" office:value-type="float" office:value="15" calcext:value-type="float">
            <text:p>15</text:p>
          </table:table-cell>
          <table:table-cell table:formula="of:=ROUNDUP(MAX((100-MAX([.S$5]+[.$F69];0))*(INT([.$I69]*[.$J69])-[.S$4])/100;0);0)" office:value-type="float" office:value="14" calcext:value-type="float">
            <text:p>14</text:p>
          </table:table-cell>
          <table:table-cell table:formula="of:=ROUNDUP(MAX((100-MAX([.T$5]+[.$F69];0))*(INT([.$I69]*[.$J69])-[.T$4])/100;0);0)" office:value-type="float" office:value="12" calcext:value-type="float">
            <text:p>12</text:p>
          </table:table-cell>
          <table:table-cell table:formula="of:=ROUNDUP(MAX((100-MAX([.U$5]+[.$F69];0))*(INT([.$I69]*[.$J69])-[.U$4])/100;0);0)" office:value-type="float" office:value="12" calcext:value-type="float">
            <text:p>12</text:p>
          </table:table-cell>
          <table:table-cell table:formula="of:=ROUNDUP(MAX((100-MAX([.V$5]+[.$F69];0))*(INT([.$I69]*[.$J69])-[.V$4])/100;0);0)" office:value-type="float" office:value="11" calcext:value-type="float">
            <text:p>11</text:p>
          </table:table-cell>
          <table:table-cell table:formula="of:=ROUNDUP(MAX((100-MAX([.W$5]+[.$F69];0))*(INT([.$I69]*[.$J69])-[.W$4])/100;0);0)" office:value-type="float" office:value="8" calcext:value-type="float">
            <text:p>8</text:p>
          </table:table-cell>
          <table:table-cell table:formula="of:=ROUNDUP(MAX((100-MAX([.X$5]+[.$F69];0))*(INT([.$I69]*[.$J69])-[.X$4])/100;0);0)" office:value-type="float" office:value="6" calcext:value-type="float">
            <text:p>6</text:p>
          </table:table-cell>
          <table:table-cell table:formula="of:=ROUNDUP(MAX((100-MAX([.Y$5]+[.$F69];0))*(INT([.$I69]*[.$J69])-[.Y$4])/100;0);0)" office:value-type="float" office:value="5" calcext:value-type="float">
            <text:p>5</text:p>
          </table:table-cell>
          <table:table-cell table:formula="of:=ROUNDUP(MAX((100-MAX([.Z$5]+[.$F69];0))*(INT([.$I69]*[.$J69])-[.Z$4])/100;0);0)" office:value-type="float" office:value="3" calcext:value-type="float">
            <text:p>3</text:p>
          </table:table-cell>
          <table:table-cell table:formula="of:=ROUNDUP(MAX((100-MAX([.AA$5]+[.$F69];0))*(INT([.$I69]*[.$J69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[.H70]" office:value-type="float" office:value="1" calcext:value-type="float">
            <text:p>1</text:p>
          </table:table-cell>
          <table:table-cell table:formula="of:=ROUND(AVERAGE([.C70];[.D70]))" office:value-type="float" office:value="25" calcext:value-type="float">
            <text:p>25</text:p>
          </table:table-cell>
          <table:table-cell/>
          <table:table-cell table:formula="of:=ROUNDUP(MAX((100-MAX([.L$5]+[.$F70];0))*(INT([.$I70]*[.$J70])-[.L$4])/100;0);0)" office:value-type="float" office:value="25" calcext:value-type="float">
            <text:p>25</text:p>
          </table:table-cell>
          <table:table-cell table:formula="of:=ROUNDUP(MAX((100-MAX([.M$5]+[.$F70];0))*(INT([.$I70]*[.$J70])-[.M$4])/100;0);0)" office:value-type="float" office:value="20" calcext:value-type="float">
            <text:p>20</text:p>
          </table:table-cell>
          <table:table-cell table:formula="of:=ROUNDUP(MAX((100-MAX([.N$5]+[.$F70];0))*(INT([.$I70]*[.$J70])-[.N$4])/100;0);0)" office:value-type="float" office:value="18" calcext:value-type="float">
            <text:p>18</text:p>
          </table:table-cell>
          <table:table-cell table:formula="of:=ROUNDUP(MAX((100-MAX([.O$5]+[.$F70];0))*(INT([.$I70]*[.$J70])-[.O$4])/100;0);0)" office:value-type="float" office:value="17" calcext:value-type="float">
            <text:p>17</text:p>
          </table:table-cell>
          <table:table-cell table:formula="of:=ROUNDUP(MAX((100-MAX([.P$5]+[.$F70];0))*(INT([.$I70]*[.$J70])-[.P$4])/100;0);0)" office:value-type="float" office:value="17" calcext:value-type="float">
            <text:p>17</text:p>
          </table:table-cell>
          <table:table-cell table:formula="of:=ROUNDUP(MAX((100-MAX([.Q$5]+[.$F70];0))*(INT([.$I70]*[.$J70])-[.Q$4])/100;0);0)" office:value-type="float" office:value="17" calcext:value-type="float">
            <text:p>17</text:p>
          </table:table-cell>
          <table:table-cell table:formula="of:=ROUNDUP(MAX((100-MAX([.R$5]+[.$F70];0))*(INT([.$I70]*[.$J70])-[.R$4])/100;0);0)" office:value-type="float" office:value="15" calcext:value-type="float">
            <text:p>15</text:p>
          </table:table-cell>
          <table:table-cell table:formula="of:=ROUNDUP(MAX((100-MAX([.S$5]+[.$F70];0))*(INT([.$I70]*[.$J70])-[.S$4])/100;0);0)" office:value-type="float" office:value="14" calcext:value-type="float">
            <text:p>14</text:p>
          </table:table-cell>
          <table:table-cell table:formula="of:=ROUNDUP(MAX((100-MAX([.T$5]+[.$F70];0))*(INT([.$I70]*[.$J70])-[.T$4])/100;0);0)" office:value-type="float" office:value="12" calcext:value-type="float">
            <text:p>12</text:p>
          </table:table-cell>
          <table:table-cell table:formula="of:=ROUNDUP(MAX((100-MAX([.U$5]+[.$F70];0))*(INT([.$I70]*[.$J70])-[.U$4])/100;0);0)" office:value-type="float" office:value="12" calcext:value-type="float">
            <text:p>12</text:p>
          </table:table-cell>
          <table:table-cell table:formula="of:=ROUNDUP(MAX((100-MAX([.V$5]+[.$F70];0))*(INT([.$I70]*[.$J70])-[.V$4])/100;0);0)" office:value-type="float" office:value="11" calcext:value-type="float">
            <text:p>11</text:p>
          </table:table-cell>
          <table:table-cell table:formula="of:=ROUNDUP(MAX((100-MAX([.W$5]+[.$F70];0))*(INT([.$I70]*[.$J70])-[.W$4])/100;0);0)" office:value-type="float" office:value="8" calcext:value-type="float">
            <text:p>8</text:p>
          </table:table-cell>
          <table:table-cell table:formula="of:=ROUNDUP(MAX((100-MAX([.X$5]+[.$F70];0))*(INT([.$I70]*[.$J70])-[.X$4])/100;0);0)" office:value-type="float" office:value="6" calcext:value-type="float">
            <text:p>6</text:p>
          </table:table-cell>
          <table:table-cell table:formula="of:=ROUNDUP(MAX((100-MAX([.Y$5]+[.$F70];0))*(INT([.$I70]*[.$J70])-[.Y$4])/100;0);0)" office:value-type="float" office:value="5" calcext:value-type="float">
            <text:p>5</text:p>
          </table:table-cell>
          <table:table-cell table:formula="of:=ROUNDUP(MAX((100-MAX([.Z$5]+[.$F70];0))*(INT([.$I70]*[.$J70])-[.Z$4])/100;0);0)" office:value-type="float" office:value="3" calcext:value-type="float">
            <text:p>3</text:p>
          </table:table-cell>
          <table:table-cell table:formula="of:=ROUNDUP(MAX((100-MAX([.AA$5]+[.$F70];0))*(INT([.$I70]*[.$J70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1]/[.H71]" office:value-type="float" office:value="1" calcext:value-type="float">
            <text:p>1</text:p>
          </table:table-cell>
          <table:table-cell table:formula="of:=ROUND(AVERAGE([.C71];[.D71]))" office:value-type="float" office:value="25" calcext:value-type="float">
            <text:p>25</text:p>
          </table:table-cell>
          <table:table-cell/>
          <table:table-cell table:formula="of:=ROUNDUP(MAX((100-MAX([.L$5]+[.$F71];0))*(INT([.$I71]*[.$J71])-[.L$4])/100;0);0)" office:value-type="float" office:value="25" calcext:value-type="float">
            <text:p>25</text:p>
          </table:table-cell>
          <table:table-cell table:formula="of:=ROUNDUP(MAX((100-MAX([.M$5]+[.$F71];0))*(INT([.$I71]*[.$J71])-[.M$4])/100;0);0)" office:value-type="float" office:value="20" calcext:value-type="float">
            <text:p>20</text:p>
          </table:table-cell>
          <table:table-cell table:formula="of:=ROUNDUP(MAX((100-MAX([.N$5]+[.$F71];0))*(INT([.$I71]*[.$J71])-[.N$4])/100;0);0)" office:value-type="float" office:value="18" calcext:value-type="float">
            <text:p>18</text:p>
          </table:table-cell>
          <table:table-cell table:formula="of:=ROUNDUP(MAX((100-MAX([.O$5]+[.$F71];0))*(INT([.$I71]*[.$J71])-[.O$4])/100;0);0)" office:value-type="float" office:value="17" calcext:value-type="float">
            <text:p>17</text:p>
          </table:table-cell>
          <table:table-cell table:formula="of:=ROUNDUP(MAX((100-MAX([.P$5]+[.$F71];0))*(INT([.$I71]*[.$J71])-[.P$4])/100;0);0)" office:value-type="float" office:value="17" calcext:value-type="float">
            <text:p>17</text:p>
          </table:table-cell>
          <table:table-cell table:formula="of:=ROUNDUP(MAX((100-MAX([.Q$5]+[.$F71];0))*(INT([.$I71]*[.$J71])-[.Q$4])/100;0);0)" office:value-type="float" office:value="17" calcext:value-type="float">
            <text:p>17</text:p>
          </table:table-cell>
          <table:table-cell table:formula="of:=ROUNDUP(MAX((100-MAX([.R$5]+[.$F71];0))*(INT([.$I71]*[.$J71])-[.R$4])/100;0);0)" office:value-type="float" office:value="15" calcext:value-type="float">
            <text:p>15</text:p>
          </table:table-cell>
          <table:table-cell table:formula="of:=ROUNDUP(MAX((100-MAX([.S$5]+[.$F71];0))*(INT([.$I71]*[.$J71])-[.S$4])/100;0);0)" office:value-type="float" office:value="14" calcext:value-type="float">
            <text:p>14</text:p>
          </table:table-cell>
          <table:table-cell table:formula="of:=ROUNDUP(MAX((100-MAX([.T$5]+[.$F71];0))*(INT([.$I71]*[.$J71])-[.T$4])/100;0);0)" office:value-type="float" office:value="12" calcext:value-type="float">
            <text:p>12</text:p>
          </table:table-cell>
          <table:table-cell table:formula="of:=ROUNDUP(MAX((100-MAX([.U$5]+[.$F71];0))*(INT([.$I71]*[.$J71])-[.U$4])/100;0);0)" office:value-type="float" office:value="12" calcext:value-type="float">
            <text:p>12</text:p>
          </table:table-cell>
          <table:table-cell table:formula="of:=ROUNDUP(MAX((100-MAX([.V$5]+[.$F71];0))*(INT([.$I71]*[.$J71])-[.V$4])/100;0);0)" office:value-type="float" office:value="11" calcext:value-type="float">
            <text:p>11</text:p>
          </table:table-cell>
          <table:table-cell table:formula="of:=ROUNDUP(MAX((100-MAX([.W$5]+[.$F71];0))*(INT([.$I71]*[.$J71])-[.W$4])/100;0);0)" office:value-type="float" office:value="8" calcext:value-type="float">
            <text:p>8</text:p>
          </table:table-cell>
          <table:table-cell table:formula="of:=ROUNDUP(MAX((100-MAX([.X$5]+[.$F71];0))*(INT([.$I71]*[.$J71])-[.X$4])/100;0);0)" office:value-type="float" office:value="6" calcext:value-type="float">
            <text:p>6</text:p>
          </table:table-cell>
          <table:table-cell table:formula="of:=ROUNDUP(MAX((100-MAX([.Y$5]+[.$F71];0))*(INT([.$I71]*[.$J71])-[.Y$4])/100;0);0)" office:value-type="float" office:value="5" calcext:value-type="float">
            <text:p>5</text:p>
          </table:table-cell>
          <table:table-cell table:formula="of:=ROUNDUP(MAX((100-MAX([.Z$5]+[.$F71];0))*(INT([.$I71]*[.$J71])-[.Z$4])/100;0);0)" office:value-type="float" office:value="3" calcext:value-type="float">
            <text:p>3</text:p>
          </table:table-cell>
          <table:table-cell table:formula="of:=ROUNDUP(MAX((100-MAX([.AA$5]+[.$F71];0))*(INT([.$I71]*[.$J71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2]/[.H72]" office:value-type="float" office:value="1" calcext:value-type="float">
            <text:p>1</text:p>
          </table:table-cell>
          <table:table-cell table:formula="of:=ROUND(AVERAGE([.C72];[.D72]))" office:value-type="float" office:value="18" calcext:value-type="float">
            <text:p>18</text:p>
          </table:table-cell>
          <table:table-cell/>
          <table:table-cell table:formula="of:=ROUNDUP(MAX((100-MAX([.L$5]+[.$F72];0))*(INT([.$I72]*[.$J72])-[.L$4])/100;0);0)" office:value-type="float" office:value="18" calcext:value-type="float">
            <text:p>18</text:p>
          </table:table-cell>
          <table:table-cell table:formula="of:=ROUNDUP(MAX((100-MAX([.M$5]+[.$F72];0))*(INT([.$I72]*[.$J72])-[.M$4])/100;0);0)" office:value-type="float" office:value="15" calcext:value-type="float">
            <text:p>15</text:p>
          </table:table-cell>
          <table:table-cell table:formula="of:=ROUNDUP(MAX((100-MAX([.N$5]+[.$F72];0))*(INT([.$I72]*[.$J72])-[.N$4])/100;0);0)" office:value-type="float" office:value="12" calcext:value-type="float">
            <text:p>12</text:p>
          </table:table-cell>
          <table:table-cell table:formula="of:=ROUNDUP(MAX((100-MAX([.O$5]+[.$F72];0))*(INT([.$I72]*[.$J72])-[.O$4])/100;0);0)" office:value-type="float" office:value="12" calcext:value-type="float">
            <text:p>12</text:p>
          </table:table-cell>
          <table:table-cell table:formula="of:=ROUNDUP(MAX((100-MAX([.P$5]+[.$F72];0))*(INT([.$I72]*[.$J72])-[.P$4])/100;0);0)" office:value-type="float" office:value="12" calcext:value-type="float">
            <text:p>12</text:p>
          </table:table-cell>
          <table:table-cell table:formula="of:=ROUNDUP(MAX((100-MAX([.Q$5]+[.$F72];0))*(INT([.$I72]*[.$J72])-[.Q$4])/100;0);0)" office:value-type="float" office:value="12" calcext:value-type="float">
            <text:p>12</text:p>
          </table:table-cell>
          <table:table-cell table:formula="of:=ROUNDUP(MAX((100-MAX([.R$5]+[.$F72];0))*(INT([.$I72]*[.$J72])-[.R$4])/100;0);0)" office:value-type="float" office:value="10" calcext:value-type="float">
            <text:p>10</text:p>
          </table:table-cell>
          <table:table-cell table:formula="of:=ROUNDUP(MAX((100-MAX([.S$5]+[.$F72];0))*(INT([.$I72]*[.$J72])-[.S$4])/100;0);0)" office:value-type="float" office:value="10" calcext:value-type="float">
            <text:p>10</text:p>
          </table:table-cell>
          <table:table-cell table:formula="of:=ROUNDUP(MAX((100-MAX([.T$5]+[.$F72];0))*(INT([.$I72]*[.$J72])-[.T$4])/100;0);0)" office:value-type="float" office:value="8" calcext:value-type="float">
            <text:p>8</text:p>
          </table:table-cell>
          <table:table-cell table:formula="of:=ROUNDUP(MAX((100-MAX([.U$5]+[.$F72];0))*(INT([.$I72]*[.$J72])-[.U$4])/100;0);0)" office:value-type="float" office:value="8" calcext:value-type="float">
            <text:p>8</text:p>
          </table:table-cell>
          <table:table-cell table:formula="of:=ROUNDUP(MAX((100-MAX([.V$5]+[.$F72];0))*(INT([.$I72]*[.$J72])-[.V$4])/100;0);0)" office:value-type="float" office:value="6" calcext:value-type="float">
            <text:p>6</text:p>
          </table:table-cell>
          <table:table-cell table:formula="of:=ROUNDUP(MAX((100-MAX([.W$5]+[.$F72];0))*(INT([.$I72]*[.$J72])-[.W$4])/100;0);0)" office:value-type="float" office:value="4" calcext:value-type="float">
            <text:p>4</text:p>
          </table:table-cell>
          <table:table-cell table:formula="of:=ROUNDUP(MAX((100-MAX([.X$5]+[.$F72];0))*(INT([.$I72]*[.$J72])-[.X$4])/100;0);0)" office:value-type="float" office:value="3" calcext:value-type="float">
            <text:p>3</text:p>
          </table:table-cell>
          <table:table-cell table:formula="of:=ROUNDUP(MAX((100-MAX([.Y$5]+[.$F72];0))*(INT([.$I72]*[.$J72])-[.Y$4])/100;0);0)" office:value-type="float" office:value="2" calcext:value-type="float">
            <text:p>2</text:p>
          </table:table-cell>
          <table:table-cell table:formula="of:=ROUNDUP(MAX((100-MAX([.Z$5]+[.$F72];0))*(INT([.$I72]*[.$J72])-[.Z$4])/100;0);0)" office:value-type="float" office:value="0" calcext:value-type="float">
            <text:p>0</text:p>
          </table:table-cell>
          <table:table-cell table:formula="of:=ROUNDUP(MAX((100-MAX([.AA$5]+[.$F72];0))*(INT([.$I72]*[.$J72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3]/[.H73]" office:value-type="float" office:value="1" calcext:value-type="float">
            <text:p>1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L$5]+[.$F73];0))*(INT([.$I73]*[.$J73])-[.L$4])/100;0);0)" office:value-type="float" office:value="24" calcext:value-type="float">
            <text:p>24</text:p>
          </table:table-cell>
          <table:table-cell table:formula="of:=ROUNDUP(MAX((100-MAX([.M$5]+[.$F73];0))*(INT([.$I73]*[.$J73])-[.M$4])/100;0);0)" office:value-type="float" office:value="20" calcext:value-type="float">
            <text:p>20</text:p>
          </table:table-cell>
          <table:table-cell table:formula="of:=ROUNDUP(MAX((100-MAX([.N$5]+[.$F73];0))*(INT([.$I73]*[.$J73])-[.N$4])/100;0);0)" office:value-type="float" office:value="17" calcext:value-type="float">
            <text:p>17</text:p>
          </table:table-cell>
          <table:table-cell table:formula="of:=ROUNDUP(MAX((100-MAX([.O$5]+[.$F73];0))*(INT([.$I73]*[.$J73])-[.O$4])/100;0);0)" office:value-type="float" office:value="16" calcext:value-type="float">
            <text:p>16</text:p>
          </table:table-cell>
          <table:table-cell table:formula="of:=ROUNDUP(MAX((100-MAX([.P$5]+[.$F73];0))*(INT([.$I73]*[.$J73])-[.P$4])/100;0);0)" office:value-type="float" office:value="16" calcext:value-type="float">
            <text:p>16</text:p>
          </table:table-cell>
          <table:table-cell table:formula="of:=ROUNDUP(MAX((100-MAX([.Q$5]+[.$F73];0))*(INT([.$I73]*[.$J73])-[.Q$4])/100;0);0)" office:value-type="float" office:value="16" calcext:value-type="float">
            <text:p>16</text:p>
          </table:table-cell>
          <table:table-cell table:formula="of:=ROUNDUP(MAX((100-MAX([.R$5]+[.$F73];0))*(INT([.$I73]*[.$J73])-[.R$4])/100;0);0)" office:value-type="float" office:value="14" calcext:value-type="float">
            <text:p>14</text:p>
          </table:table-cell>
          <table:table-cell table:formula="of:=ROUNDUP(MAX((100-MAX([.S$5]+[.$F73];0))*(INT([.$I73]*[.$J73])-[.S$4])/100;0);0)" office:value-type="float" office:value="13" calcext:value-type="float">
            <text:p>13</text:p>
          </table:table-cell>
          <table:table-cell table:formula="of:=ROUNDUP(MAX((100-MAX([.T$5]+[.$F73];0))*(INT([.$I73]*[.$J73])-[.T$4])/100;0);0)" office:value-type="float" office:value="12" calcext:value-type="float">
            <text:p>12</text:p>
          </table:table-cell>
          <table:table-cell table:formula="of:=ROUNDUP(MAX((100-MAX([.U$5]+[.$F73];0))*(INT([.$I73]*[.$J73])-[.U$4])/100;0);0)" office:value-type="float" office:value="11" calcext:value-type="float">
            <text:p>11</text:p>
          </table:table-cell>
          <table:table-cell table:formula="of:=ROUNDUP(MAX((100-MAX([.V$5]+[.$F73];0))*(INT([.$I73]*[.$J73])-[.V$4])/100;0);0)" office:value-type="float" office:value="10" calcext:value-type="float">
            <text:p>10</text:p>
          </table:table-cell>
          <table:table-cell table:formula="of:=ROUNDUP(MAX((100-MAX([.W$5]+[.$F73];0))*(INT([.$I73]*[.$J73])-[.W$4])/100;0);0)" office:value-type="float" office:value="8" calcext:value-type="float">
            <text:p>8</text:p>
          </table:table-cell>
          <table:table-cell table:formula="of:=ROUNDUP(MAX((100-MAX([.X$5]+[.$F73];0))*(INT([.$I73]*[.$J73])-[.X$4])/100;0);0)" office:value-type="float" office:value="6" calcext:value-type="float">
            <text:p>6</text:p>
          </table:table-cell>
          <table:table-cell table:formula="of:=ROUNDUP(MAX((100-MAX([.Y$5]+[.$F73];0))*(INT([.$I73]*[.$J73])-[.Y$4])/100;0);0)" office:value-type="float" office:value="5" calcext:value-type="float">
            <text:p>5</text:p>
          </table:table-cell>
          <table:table-cell table:formula="of:=ROUNDUP(MAX((100-MAX([.Z$5]+[.$F73];0))*(INT([.$I73]*[.$J73])-[.Z$4])/100;0);0)" office:value-type="float" office:value="3" calcext:value-type="float">
            <text:p>3</text:p>
          </table:table-cell>
          <table:table-cell table:formula="of:=ROUNDUP(MAX((100-MAX([.AA$5]+[.$F73];0))*(INT([.$I73]*[.$J73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4]/[.H74]" office:value-type="float" office:value="1" calcext:value-type="float">
            <text:p>1</text:p>
          </table:table-cell>
          <table:table-cell table:formula="of:=ROUND(AVERAGE([.C74];[.D74]))" office:value-type="float" office:value="26" calcext:value-type="float">
            <text:p>26</text:p>
          </table:table-cell>
          <table:table-cell/>
          <table:table-cell table:formula="of:=ROUNDUP(MAX((100-MAX([.L$5]+[.$F74];0))*(INT([.$I74]*[.$J74])-[.L$4])/100;0);0)" office:value-type="float" office:value="26" calcext:value-type="float">
            <text:p>26</text:p>
          </table:table-cell>
          <table:table-cell table:formula="of:=ROUNDUP(MAX((100-MAX([.M$5]+[.$F74];0))*(INT([.$I74]*[.$J74])-[.M$4])/100;0);0)" office:value-type="float" office:value="21" calcext:value-type="float">
            <text:p>21</text:p>
          </table:table-cell>
          <table:table-cell table:formula="of:=ROUNDUP(MAX((100-MAX([.N$5]+[.$F74];0))*(INT([.$I74]*[.$J74])-[.N$4])/100;0);0)" office:value-type="float" office:value="18" calcext:value-type="float">
            <text:p>18</text:p>
          </table:table-cell>
          <table:table-cell table:formula="of:=ROUNDUP(MAX((100-MAX([.O$5]+[.$F74];0))*(INT([.$I74]*[.$J74])-[.O$4])/100;0);0)" office:value-type="float" office:value="17" calcext:value-type="float">
            <text:p>17</text:p>
          </table:table-cell>
          <table:table-cell table:formula="of:=ROUNDUP(MAX((100-MAX([.P$5]+[.$F74];0))*(INT([.$I74]*[.$J74])-[.P$4])/100;0);0)" office:value-type="float" office:value="18" calcext:value-type="float">
            <text:p>18</text:p>
          </table:table-cell>
          <table:table-cell table:formula="of:=ROUNDUP(MAX((100-MAX([.Q$5]+[.$F74];0))*(INT([.$I74]*[.$J74])-[.Q$4])/100;0);0)" office:value-type="float" office:value="18" calcext:value-type="float">
            <text:p>18</text:p>
          </table:table-cell>
          <table:table-cell table:formula="of:=ROUNDUP(MAX((100-MAX([.R$5]+[.$F74];0))*(INT([.$I74]*[.$J74])-[.R$4])/100;0);0)" office:value-type="float" office:value="16" calcext:value-type="float">
            <text:p>16</text:p>
          </table:table-cell>
          <table:table-cell table:formula="of:=ROUNDUP(MAX((100-MAX([.S$5]+[.$F74];0))*(INT([.$I74]*[.$J74])-[.S$4])/100;0);0)" office:value-type="float" office:value="15" calcext:value-type="float">
            <text:p>15</text:p>
          </table:table-cell>
          <table:table-cell table:formula="of:=ROUNDUP(MAX((100-MAX([.T$5]+[.$F74];0))*(INT([.$I74]*[.$J74])-[.T$4])/100;0);0)" office:value-type="float" office:value="13" calcext:value-type="float">
            <text:p>13</text:p>
          </table:table-cell>
          <table:table-cell table:formula="of:=ROUNDUP(MAX((100-MAX([.U$5]+[.$F74];0))*(INT([.$I74]*[.$J74])-[.U$4])/100;0);0)" office:value-type="float" office:value="12" calcext:value-type="float">
            <text:p>12</text:p>
          </table:table-cell>
          <table:table-cell table:formula="of:=ROUNDUP(MAX((100-MAX([.V$5]+[.$F74];0))*(INT([.$I74]*[.$J74])-[.V$4])/100;0);0)" office:value-type="float" office:value="11" calcext:value-type="float">
            <text:p>11</text:p>
          </table:table-cell>
          <table:table-cell table:formula="of:=ROUNDUP(MAX((100-MAX([.W$5]+[.$F74];0))*(INT([.$I74]*[.$J74])-[.W$4])/100;0);0)" office:value-type="float" office:value="9" calcext:value-type="float">
            <text:p>9</text:p>
          </table:table-cell>
          <table:table-cell table:formula="of:=ROUNDUP(MAX((100-MAX([.X$5]+[.$F74];0))*(INT([.$I74]*[.$J74])-[.X$4])/100;0);0)" office:value-type="float" office:value="7" calcext:value-type="float">
            <text:p>7</text:p>
          </table:table-cell>
          <table:table-cell table:formula="of:=ROUNDUP(MAX((100-MAX([.Y$5]+[.$F74];0))*(INT([.$I74]*[.$J74])-[.Y$4])/100;0);0)" office:value-type="float" office:value="5" calcext:value-type="float">
            <text:p>5</text:p>
          </table:table-cell>
          <table:table-cell table:formula="of:=ROUNDUP(MAX((100-MAX([.Z$5]+[.$F74];0))*(INT([.$I74]*[.$J74])-[.Z$4])/100;0);0)" office:value-type="float" office:value="4" calcext:value-type="float">
            <text:p>4</text:p>
          </table:table-cell>
          <table:table-cell table:formula="of:=ROUNDUP(MAX((100-MAX([.AA$5]+[.$F74];0))*(INT([.$I74]*[.$J74])-[.AA$4])/100;0)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5]/[.H75]" office:value-type="float" office:value="1" calcext:value-type="float">
            <text:p>1</text:p>
          </table:table-cell>
          <table:table-cell table:formula="of:=ROUND(AVERAGE([.C75];[.D75]))" office:value-type="float" office:value="39" calcext:value-type="float">
            <text:p>39</text:p>
          </table:table-cell>
          <table:table-cell/>
          <table:table-cell table:formula="of:=ROUNDUP(MAX((100-MAX([.L$5]+[.$F75];0))*(INT([.$I75]*[.$J75])-[.L$4])/100;0);0)" office:value-type="float" office:value="39" calcext:value-type="float">
            <text:p>39</text:p>
          </table:table-cell>
          <table:table-cell table:formula="of:=ROUNDUP(MAX((100-MAX([.M$5]+[.$F75];0))*(INT([.$I75]*[.$J75])-[.M$4])/100;0);0)" office:value-type="float" office:value="32" calcext:value-type="float">
            <text:p>32</text:p>
          </table:table-cell>
          <table:table-cell table:formula="of:=ROUNDUP(MAX((100-MAX([.N$5]+[.$F75];0))*(INT([.$I75]*[.$J75])-[.N$4])/100;0);0)" office:value-type="float" office:value="28" calcext:value-type="float">
            <text:p>28</text:p>
          </table:table-cell>
          <table:table-cell table:formula="of:=ROUNDUP(MAX((100-MAX([.O$5]+[.$F75];0))*(INT([.$I75]*[.$J75])-[.O$4])/100;0);0)" office:value-type="float" office:value="26" calcext:value-type="float">
            <text:p>26</text:p>
          </table:table-cell>
          <table:table-cell table:formula="of:=ROUNDUP(MAX((100-MAX([.P$5]+[.$F75];0))*(INT([.$I75]*[.$J75])-[.P$4])/100;0);0)" office:value-type="float" office:value="27" calcext:value-type="float">
            <text:p>27</text:p>
          </table:table-cell>
          <table:table-cell table:formula="of:=ROUNDUP(MAX((100-MAX([.Q$5]+[.$F75];0))*(INT([.$I75]*[.$J75])-[.Q$4])/100;0);0)" office:value-type="float" office:value="28" calcext:value-type="float">
            <text:p>28</text:p>
          </table:table-cell>
          <table:table-cell table:formula="of:=ROUNDUP(MAX((100-MAX([.R$5]+[.$F75];0))*(INT([.$I75]*[.$J75])-[.R$4])/100;0);0)" office:value-type="float" office:value="25" calcext:value-type="float">
            <text:p>25</text:p>
          </table:table-cell>
          <table:table-cell table:formula="of:=ROUNDUP(MAX((100-MAX([.S$5]+[.$F75];0))*(INT([.$I75]*[.$J75])-[.S$4])/100;0);0)" office:value-type="float" office:value="23" calcext:value-type="float">
            <text:p>23</text:p>
          </table:table-cell>
          <table:table-cell table:formula="of:=ROUNDUP(MAX((100-MAX([.T$5]+[.$F75];0))*(INT([.$I75]*[.$J75])-[.T$4])/100;0);0)" office:value-type="float" office:value="21" calcext:value-type="float">
            <text:p>21</text:p>
          </table:table-cell>
          <table:table-cell table:formula="of:=ROUNDUP(MAX((100-MAX([.U$5]+[.$F75];0))*(INT([.$I75]*[.$J75])-[.U$4])/100;0);0)" office:value-type="float" office:value="20" calcext:value-type="float">
            <text:p>20</text:p>
          </table:table-cell>
          <table:table-cell table:formula="of:=ROUNDUP(MAX((100-MAX([.V$5]+[.$F75];0))*(INT([.$I75]*[.$J75])-[.V$4])/100;0);0)" office:value-type="float" office:value="19" calcext:value-type="float">
            <text:p>19</text:p>
          </table:table-cell>
          <table:table-cell table:formula="of:=ROUNDUP(MAX((100-MAX([.W$5]+[.$F75];0))*(INT([.$I75]*[.$J75])-[.W$4])/100;0);0)" office:value-type="float" office:value="17" calcext:value-type="float">
            <text:p>17</text:p>
          </table:table-cell>
          <table:table-cell table:formula="of:=ROUNDUP(MAX((100-MAX([.X$5]+[.$F75];0))*(INT([.$I75]*[.$J75])-[.X$4])/100;0);0)" office:value-type="float" office:value="13" calcext:value-type="float">
            <text:p>13</text:p>
          </table:table-cell>
          <table:table-cell table:formula="of:=ROUNDUP(MAX((100-MAX([.Y$5]+[.$F75];0))*(INT([.$I75]*[.$J75])-[.Y$4])/100;0);0)" office:value-type="float" office:value="11" calcext:value-type="float">
            <text:p>11</text:p>
          </table:table-cell>
          <table:table-cell table:formula="of:=ROUNDUP(MAX((100-MAX([.Z$5]+[.$F75];0))*(INT([.$I75]*[.$J75])-[.Z$4])/100;0);0)" office:value-type="float" office:value="9" calcext:value-type="float">
            <text:p>9</text:p>
          </table:table-cell>
          <table:table-cell table:formula="of:=ROUNDUP(MAX((100-MAX([.AA$5]+[.$F75];0))*(INT([.$I75]*[.$J75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6]/[.H76]" office:value-type="float" office:value="1" calcext:value-type="float">
            <text:p>1</text:p>
          </table:table-cell>
          <table:table-cell table:formula="of:=ROUND(AVERAGE([.C76];[.D76]))" office:value-type="float" office:value="50" calcext:value-type="float">
            <text:p>50</text:p>
          </table:table-cell>
          <table:table-cell/>
          <table:table-cell table:formula="of:=ROUNDUP(MAX((100-MAX([.L$5]+[.$F76];0))*(INT([.$I76]*[.$J76])-[.L$4])/100;0);0)" office:value-type="float" office:value="50" calcext:value-type="float">
            <text:p>50</text:p>
          </table:table-cell>
          <table:table-cell table:formula="of:=ROUNDUP(MAX((100-MAX([.M$5]+[.$F76];0))*(INT([.$I76]*[.$J76])-[.M$4])/100;0);0)" office:value-type="float" office:value="40" calcext:value-type="float">
            <text:p>40</text:p>
          </table:table-cell>
          <table:table-cell table:formula="of:=ROUNDUP(MAX((100-MAX([.N$5]+[.$F76];0))*(INT([.$I76]*[.$J76])-[.N$4])/100;0);0)" office:value-type="float" office:value="36" calcext:value-type="float">
            <text:p>36</text:p>
          </table:table-cell>
          <table:table-cell table:formula="of:=ROUNDUP(MAX((100-MAX([.O$5]+[.$F76];0))*(INT([.$I76]*[.$J76])-[.O$4])/100;0);0)" office:value-type="float" office:value="34" calcext:value-type="float">
            <text:p>34</text:p>
          </table:table-cell>
          <table:table-cell table:formula="of:=ROUNDUP(MAX((100-MAX([.P$5]+[.$F76];0))*(INT([.$I76]*[.$J76])-[.P$4])/100;0);0)" office:value-type="float" office:value="36" calcext:value-type="float">
            <text:p>36</text:p>
          </table:table-cell>
          <table:table-cell table:formula="of:=ROUNDUP(MAX((100-MAX([.Q$5]+[.$F76];0))*(INT([.$I76]*[.$J76])-[.Q$4])/100;0);0)" office:value-type="float" office:value="37" calcext:value-type="float">
            <text:p>37</text:p>
          </table:table-cell>
          <table:table-cell table:formula="of:=ROUNDUP(MAX((100-MAX([.R$5]+[.$F76];0))*(INT([.$I76]*[.$J76])-[.R$4])/100;0);0)" office:value-type="float" office:value="33" calcext:value-type="float">
            <text:p>33</text:p>
          </table:table-cell>
          <table:table-cell table:formula="of:=ROUNDUP(MAX((100-MAX([.S$5]+[.$F76];0))*(INT([.$I76]*[.$J76])-[.S$4])/100;0);0)" office:value-type="float" office:value="30" calcext:value-type="float">
            <text:p>30</text:p>
          </table:table-cell>
          <table:table-cell table:formula="of:=ROUNDUP(MAX((100-MAX([.T$5]+[.$F76];0))*(INT([.$I76]*[.$J76])-[.T$4])/100;0);0)" office:value-type="float" office:value="27" calcext:value-type="float">
            <text:p>27</text:p>
          </table:table-cell>
          <table:table-cell table:formula="of:=ROUNDUP(MAX((100-MAX([.U$5]+[.$F76];0))*(INT([.$I76]*[.$J76])-[.U$4])/100;0);0)" office:value-type="float" office:value="27" calcext:value-type="float">
            <text:p>27</text:p>
          </table:table-cell>
          <table:table-cell table:formula="of:=ROUNDUP(MAX((100-MAX([.V$5]+[.$F76];0))*(INT([.$I76]*[.$J76])-[.V$4])/100;0);0)" office:value-type="float" office:value="26" calcext:value-type="float">
            <text:p>26</text:p>
          </table:table-cell>
          <table:table-cell table:formula="of:=ROUNDUP(MAX((100-MAX([.W$5]+[.$F76];0))*(INT([.$I76]*[.$J76])-[.W$4])/100;0);0)" office:value-type="float" office:value="23" calcext:value-type="float">
            <text:p>23</text:p>
          </table:table-cell>
          <table:table-cell table:formula="of:=ROUNDUP(MAX((100-MAX([.X$5]+[.$F76];0))*(INT([.$I76]*[.$J76])-[.X$4])/100;0);0)" office:value-type="float" office:value="19" calcext:value-type="float">
            <text:p>19</text:p>
          </table:table-cell>
          <table:table-cell table:formula="of:=ROUNDUP(MAX((100-MAX([.Y$5]+[.$F76];0))*(INT([.$I76]*[.$J76])-[.Y$4])/100;0);0)" office:value-type="float" office:value="16" calcext:value-type="float">
            <text:p>16</text:p>
          </table:table-cell>
          <table:table-cell table:formula="of:=ROUNDUP(MAX((100-MAX([.Z$5]+[.$F76];0))*(INT([.$I76]*[.$J76])-[.Z$4])/100;0);0)" office:value-type="float" office:value="13" calcext:value-type="float">
            <text:p>13</text:p>
          </table:table-cell>
          <table:table-cell table:formula="of:=ROUNDUP(MAX((100-MAX([.AA$5]+[.$F76];0))*(INT([.$I76]*[.$J76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7]/[.H77]" office:value-type="float" office:value="1" calcext:value-type="float">
            <text:p>1</text:p>
          </table:table-cell>
          <table:table-cell table:formula="of:=ROUND(AVERAGE([.C77];[.D77]))" office:value-type="float" office:value="30" calcext:value-type="float">
            <text:p>30</text:p>
          </table:table-cell>
          <table:table-cell/>
          <table:table-cell table:formula="of:=ROUNDUP(MAX((100-MAX([.L$5]+[.$F77];0))*(INT([.$I77]*[.$J77])-[.L$4])/100;0);0)" office:value-type="float" office:value="30" calcext:value-type="float">
            <text:p>30</text:p>
          </table:table-cell>
          <table:table-cell table:formula="of:=ROUNDUP(MAX((100-MAX([.M$5]+[.$F77];0))*(INT([.$I77]*[.$J77])-[.M$4])/100;0);0)" office:value-type="float" office:value="24" calcext:value-type="float">
            <text:p>24</text:p>
          </table:table-cell>
          <table:table-cell table:formula="of:=ROUNDUP(MAX((100-MAX([.N$5]+[.$F77];0))*(INT([.$I77]*[.$J77])-[.N$4])/100;0);0)" office:value-type="float" office:value="21" calcext:value-type="float">
            <text:p>21</text:p>
          </table:table-cell>
          <table:table-cell table:formula="of:=ROUNDUP(MAX((100-MAX([.O$5]+[.$F77];0))*(INT([.$I77]*[.$J77])-[.O$4])/100;0);0)" office:value-type="float" office:value="20" calcext:value-type="float">
            <text:p>20</text:p>
          </table:table-cell>
          <table:table-cell table:formula="of:=ROUNDUP(MAX((100-MAX([.P$5]+[.$F77];0))*(INT([.$I77]*[.$J77])-[.P$4])/100;0);0)" office:value-type="float" office:value="21" calcext:value-type="float">
            <text:p>21</text:p>
          </table:table-cell>
          <table:table-cell table:formula="of:=ROUNDUP(MAX((100-MAX([.Q$5]+[.$F77];0))*(INT([.$I77]*[.$J77])-[.Q$4])/100;0);0)" office:value-type="float" office:value="21" calcext:value-type="float">
            <text:p>21</text:p>
          </table:table-cell>
          <table:table-cell table:formula="of:=ROUNDUP(MAX((100-MAX([.R$5]+[.$F77];0))*(INT([.$I77]*[.$J77])-[.R$4])/100;0);0)" office:value-type="float" office:value="19" calcext:value-type="float">
            <text:p>19</text:p>
          </table:table-cell>
          <table:table-cell table:formula="of:=ROUNDUP(MAX((100-MAX([.S$5]+[.$F77];0))*(INT([.$I77]*[.$J77])-[.S$4])/100;0);0)" office:value-type="float" office:value="17" calcext:value-type="float">
            <text:p>17</text:p>
          </table:table-cell>
          <table:table-cell table:formula="of:=ROUNDUP(MAX((100-MAX([.T$5]+[.$F77];0))*(INT([.$I77]*[.$J77])-[.T$4])/100;0);0)" office:value-type="float" office:value="15" calcext:value-type="float">
            <text:p>15</text:p>
          </table:table-cell>
          <table:table-cell table:formula="of:=ROUNDUP(MAX((100-MAX([.U$5]+[.$F77];0))*(INT([.$I77]*[.$J77])-[.U$4])/100;0);0)" office:value-type="float" office:value="15" calcext:value-type="float">
            <text:p>15</text:p>
          </table:table-cell>
          <table:table-cell table:formula="of:=ROUNDUP(MAX((100-MAX([.V$5]+[.$F77];0))*(INT([.$I77]*[.$J77])-[.V$4])/100;0);0)" office:value-type="float" office:value="14" calcext:value-type="float">
            <text:p>14</text:p>
          </table:table-cell>
          <table:table-cell table:formula="of:=ROUNDUP(MAX((100-MAX([.W$5]+[.$F77];0))*(INT([.$I77]*[.$J77])-[.W$4])/100;0);0)" office:value-type="float" office:value="11" calcext:value-type="float">
            <text:p>11</text:p>
          </table:table-cell>
          <table:table-cell table:formula="of:=ROUNDUP(MAX((100-MAX([.X$5]+[.$F77];0))*(INT([.$I77]*[.$J77])-[.X$4])/100;0);0)" office:value-type="float" office:value="9" calcext:value-type="float">
            <text:p>9</text:p>
          </table:table-cell>
          <table:table-cell table:formula="of:=ROUNDUP(MAX((100-MAX([.Y$5]+[.$F77];0))*(INT([.$I77]*[.$J77])-[.Y$4])/100;0);0)" office:value-type="float" office:value="7" calcext:value-type="float">
            <text:p>7</text:p>
          </table:table-cell>
          <table:table-cell table:formula="of:=ROUNDUP(MAX((100-MAX([.Z$5]+[.$F77];0))*(INT([.$I77]*[.$J77])-[.Z$4])/100;0);0)" office:value-type="float" office:value="5" calcext:value-type="float">
            <text:p>5</text:p>
          </table:table-cell>
          <table:table-cell table:formula="of:=ROUNDUP(MAX((100-MAX([.AA$5]+[.$F77];0))*(INT([.$I77]*[.$J77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8]/[.H78]" office:value-type="float" office:value="1" calcext:value-type="float">
            <text:p>1</text:p>
          </table:table-cell>
          <table:table-cell table:formula="of:=ROUND(AVERAGE([.C78];[.D78]))" office:value-type="float" office:value="38" calcext:value-type="float">
            <text:p>38</text:p>
          </table:table-cell>
          <table:table-cell/>
          <table:table-cell table:formula="of:=ROUNDUP(MAX((100-MAX([.L$5]+[.$F78];0))*(INT([.$I78]*[.$J78])-[.L$4])/100;0);0)" office:value-type="float" office:value="38" calcext:value-type="float">
            <text:p>38</text:p>
          </table:table-cell>
          <table:table-cell table:formula="of:=ROUNDUP(MAX((100-MAX([.M$5]+[.$F78];0))*(INT([.$I78]*[.$J78])-[.M$4])/100;0);0)" office:value-type="float" office:value="31" calcext:value-type="float">
            <text:p>31</text:p>
          </table:table-cell>
          <table:table-cell table:formula="of:=ROUNDUP(MAX((100-MAX([.N$5]+[.$F78];0))*(INT([.$I78]*[.$J78])-[.N$4])/100;0);0)" office:value-type="float" office:value="27" calcext:value-type="float">
            <text:p>27</text:p>
          </table:table-cell>
          <table:table-cell table:formula="of:=ROUNDUP(MAX((100-MAX([.O$5]+[.$F78];0))*(INT([.$I78]*[.$J78])-[.O$4])/100;0);0)" office:value-type="float" office:value="26" calcext:value-type="float">
            <text:p>26</text:p>
          </table:table-cell>
          <table:table-cell table:formula="of:=ROUNDUP(MAX((100-MAX([.P$5]+[.$F78];0))*(INT([.$I78]*[.$J78])-[.P$4])/100;0);0)" office:value-type="float" office:value="27" calcext:value-type="float">
            <text:p>27</text:p>
          </table:table-cell>
          <table:table-cell table:formula="of:=ROUNDUP(MAX((100-MAX([.Q$5]+[.$F78];0))*(INT([.$I78]*[.$J78])-[.Q$4])/100;0);0)" office:value-type="float" office:value="28" calcext:value-type="float">
            <text:p>28</text:p>
          </table:table-cell>
          <table:table-cell table:formula="of:=ROUNDUP(MAX((100-MAX([.R$5]+[.$F78];0))*(INT([.$I78]*[.$J78])-[.R$4])/100;0);0)" office:value-type="float" office:value="24" calcext:value-type="float">
            <text:p>24</text:p>
          </table:table-cell>
          <table:table-cell table:formula="of:=ROUNDUP(MAX((100-MAX([.S$5]+[.$F78];0))*(INT([.$I78]*[.$J78])-[.S$4])/100;0);0)" office:value-type="float" office:value="23" calcext:value-type="float">
            <text:p>23</text:p>
          </table:table-cell>
          <table:table-cell table:formula="of:=ROUNDUP(MAX((100-MAX([.T$5]+[.$F78];0))*(INT([.$I78]*[.$J78])-[.T$4])/100;0);0)" office:value-type="float" office:value="20" calcext:value-type="float">
            <text:p>20</text:p>
          </table:table-cell>
          <table:table-cell table:formula="of:=ROUNDUP(MAX((100-MAX([.U$5]+[.$F78];0))*(INT([.$I78]*[.$J78])-[.U$4])/100;0);0)" office:value-type="float" office:value="20" calcext:value-type="float">
            <text:p>20</text:p>
          </table:table-cell>
          <table:table-cell table:formula="of:=ROUNDUP(MAX((100-MAX([.V$5]+[.$F78];0))*(INT([.$I78]*[.$J78])-[.V$4])/100;0);0)" office:value-type="float" office:value="18" calcext:value-type="float">
            <text:p>18</text:p>
          </table:table-cell>
          <table:table-cell table:formula="of:=ROUNDUP(MAX((100-MAX([.W$5]+[.$F78];0))*(INT([.$I78]*[.$J78])-[.W$4])/100;0);0)" office:value-type="float" office:value="16" calcext:value-type="float">
            <text:p>16</text:p>
          </table:table-cell>
          <table:table-cell table:formula="of:=ROUNDUP(MAX((100-MAX([.X$5]+[.$F78];0))*(INT([.$I78]*[.$J78])-[.X$4])/100;0);0)" office:value-type="float" office:value="13" calcext:value-type="float">
            <text:p>13</text:p>
          </table:table-cell>
          <table:table-cell table:formula="of:=ROUNDUP(MAX((100-MAX([.Y$5]+[.$F78];0))*(INT([.$I78]*[.$J78])-[.Y$4])/100;0);0)" office:value-type="float" office:value="11" calcext:value-type="float">
            <text:p>11</text:p>
          </table:table-cell>
          <table:table-cell table:formula="of:=ROUNDUP(MAX((100-MAX([.Z$5]+[.$F78];0))*(INT([.$I78]*[.$J78])-[.Z$4])/100;0);0)" office:value-type="float" office:value="8" calcext:value-type="float">
            <text:p>8</text:p>
          </table:table-cell>
          <table:table-cell table:formula="of:=ROUNDUP(MAX((100-MAX([.AA$5]+[.$F78];0))*(INT([.$I78]*[.$J78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er Rifle (Ext. Cap.)</text:p>
          </table:table-cell>
          <table:table-cell office:value-type="string" calcext:value-type="string">
            <text:p>Micro Fusion Cel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9]/[.H79]" office:value-type="float" office:value="1" calcext:value-type="float">
            <text:p>1</text:p>
          </table:table-cell>
          <table:table-cell table:formula="of:=ROUND(AVERAGE([.C79];[.D79]))" office:value-type="float" office:value="38" calcext:value-type="float">
            <text:p>38</text:p>
          </table:table-cell>
          <table:table-cell/>
          <table:table-cell table:formula="of:=ROUNDUP(MAX((100-MAX([.L$5]+[.$F79];0))*(INT([.$I79]*[.$J79])-[.L$4])/100;0);0)" office:value-type="float" office:value="38" calcext:value-type="float">
            <text:p>38</text:p>
          </table:table-cell>
          <table:table-cell table:formula="of:=ROUNDUP(MAX((100-MAX([.M$5]+[.$F79];0))*(INT([.$I79]*[.$J79])-[.M$4])/100;0);0)" office:value-type="float" office:value="31" calcext:value-type="float">
            <text:p>31</text:p>
          </table:table-cell>
          <table:table-cell table:formula="of:=ROUNDUP(MAX((100-MAX([.N$5]+[.$F79];0))*(INT([.$I79]*[.$J79])-[.N$4])/100;0);0)" office:value-type="float" office:value="27" calcext:value-type="float">
            <text:p>27</text:p>
          </table:table-cell>
          <table:table-cell table:formula="of:=ROUNDUP(MAX((100-MAX([.O$5]+[.$F79];0))*(INT([.$I79]*[.$J79])-[.O$4])/100;0);0)" office:value-type="float" office:value="26" calcext:value-type="float">
            <text:p>26</text:p>
          </table:table-cell>
          <table:table-cell table:formula="of:=ROUNDUP(MAX((100-MAX([.P$5]+[.$F79];0))*(INT([.$I79]*[.$J79])-[.P$4])/100;0);0)" office:value-type="float" office:value="27" calcext:value-type="float">
            <text:p>27</text:p>
          </table:table-cell>
          <table:table-cell table:formula="of:=ROUNDUP(MAX((100-MAX([.Q$5]+[.$F79];0))*(INT([.$I79]*[.$J79])-[.Q$4])/100;0);0)" office:value-type="float" office:value="28" calcext:value-type="float">
            <text:p>28</text:p>
          </table:table-cell>
          <table:table-cell table:formula="of:=ROUNDUP(MAX((100-MAX([.R$5]+[.$F79];0))*(INT([.$I79]*[.$J79])-[.R$4])/100;0);0)" office:value-type="float" office:value="24" calcext:value-type="float">
            <text:p>24</text:p>
          </table:table-cell>
          <table:table-cell table:formula="of:=ROUNDUP(MAX((100-MAX([.S$5]+[.$F79];0))*(INT([.$I79]*[.$J79])-[.S$4])/100;0);0)" office:value-type="float" office:value="23" calcext:value-type="float">
            <text:p>23</text:p>
          </table:table-cell>
          <table:table-cell table:formula="of:=ROUNDUP(MAX((100-MAX([.T$5]+[.$F79];0))*(INT([.$I79]*[.$J79])-[.T$4])/100;0);0)" office:value-type="float" office:value="20" calcext:value-type="float">
            <text:p>20</text:p>
          </table:table-cell>
          <table:table-cell table:formula="of:=ROUNDUP(MAX((100-MAX([.U$5]+[.$F79];0))*(INT([.$I79]*[.$J79])-[.U$4])/100;0);0)" office:value-type="float" office:value="20" calcext:value-type="float">
            <text:p>20</text:p>
          </table:table-cell>
          <table:table-cell table:formula="of:=ROUNDUP(MAX((100-MAX([.V$5]+[.$F79];0))*(INT([.$I79]*[.$J79])-[.V$4])/100;0);0)" office:value-type="float" office:value="18" calcext:value-type="float">
            <text:p>18</text:p>
          </table:table-cell>
          <table:table-cell table:formula="of:=ROUNDUP(MAX((100-MAX([.W$5]+[.$F79];0))*(INT([.$I79]*[.$J79])-[.W$4])/100;0);0)" office:value-type="float" office:value="16" calcext:value-type="float">
            <text:p>16</text:p>
          </table:table-cell>
          <table:table-cell table:formula="of:=ROUNDUP(MAX((100-MAX([.X$5]+[.$F79];0))*(INT([.$I79]*[.$J79])-[.X$4])/100;0);0)" office:value-type="float" office:value="13" calcext:value-type="float">
            <text:p>13</text:p>
          </table:table-cell>
          <table:table-cell table:formula="of:=ROUNDUP(MAX((100-MAX([.Y$5]+[.$F79];0))*(INT([.$I79]*[.$J79])-[.Y$4])/100;0);0)" office:value-type="float" office:value="11" calcext:value-type="float">
            <text:p>11</text:p>
          </table:table-cell>
          <table:table-cell table:formula="of:=ROUNDUP(MAX((100-MAX([.Z$5]+[.$F79];0))*(INT([.$I79]*[.$J79])-[.Z$4])/100;0);0)" office:value-type="float" office:value="8" calcext:value-type="float">
            <text:p>8</text:p>
          </table:table-cell>
          <table:table-cell table:formula="of:=ROUNDUP(MAX((100-MAX([.AA$5]+[.$F79];0))*(INT([.$I79]*[.$J79])-[.AA$4])/100;0)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[.H80]" office:value-type="float" office:value="1" calcext:value-type="float">
            <text:p>1</text:p>
          </table:table-cell>
          <table:table-cell table:formula="of:=ROUND(AVERAGE([.C80];[.D80]))" office:value-type="float" office:value="48" calcext:value-type="float">
            <text:p>48</text:p>
          </table:table-cell>
          <table:table-cell/>
          <table:table-cell table:formula="of:=ROUNDUP(MAX((100-MAX([.L$5]+[.$F80];0))*(INT([.$I80]*[.$J80])-[.L$4])/100;0);0)" office:value-type="float" office:value="48" calcext:value-type="float">
            <text:p>48</text:p>
          </table:table-cell>
          <table:table-cell table:formula="of:=ROUNDUP(MAX((100-MAX([.M$5]+[.$F80];0))*(INT([.$I80]*[.$J80])-[.M$4])/100;0);0)" office:value-type="float" office:value="39" calcext:value-type="float">
            <text:p>39</text:p>
          </table:table-cell>
          <table:table-cell table:formula="of:=ROUNDUP(MAX((100-MAX([.N$5]+[.$F80];0))*(INT([.$I80]*[.$J80])-[.N$4])/100;0);0)" office:value-type="float" office:value="35" calcext:value-type="float">
            <text:p>35</text:p>
          </table:table-cell>
          <table:table-cell table:formula="of:=ROUNDUP(MAX((100-MAX([.O$5]+[.$F80];0))*(INT([.$I80]*[.$J80])-[.O$4])/100;0);0)" office:value-type="float" office:value="33" calcext:value-type="float">
            <text:p>33</text:p>
          </table:table-cell>
          <table:table-cell table:formula="of:=ROUNDUP(MAX((100-MAX([.P$5]+[.$F80];0))*(INT([.$I80]*[.$J80])-[.P$4])/100;0);0)" office:value-type="float" office:value="34" calcext:value-type="float">
            <text:p>34</text:p>
          </table:table-cell>
          <table:table-cell table:formula="of:=ROUNDUP(MAX((100-MAX([.Q$5]+[.$F80];0))*(INT([.$I80]*[.$J80])-[.Q$4])/100;0);0)" office:value-type="float" office:value="36" calcext:value-type="float">
            <text:p>36</text:p>
          </table:table-cell>
          <table:table-cell table:formula="of:=ROUNDUP(MAX((100-MAX([.R$5]+[.$F80];0))*(INT([.$I80]*[.$J80])-[.R$4])/100;0);0)" office:value-type="float" office:value="31" calcext:value-type="float">
            <text:p>31</text:p>
          </table:table-cell>
          <table:table-cell table:formula="of:=ROUNDUP(MAX((100-MAX([.S$5]+[.$F80];0))*(INT([.$I80]*[.$J80])-[.S$4])/100;0);0)" office:value-type="float" office:value="29" calcext:value-type="float">
            <text:p>29</text:p>
          </table:table-cell>
          <table:table-cell table:formula="of:=ROUNDUP(MAX((100-MAX([.T$5]+[.$F80];0))*(INT([.$I80]*[.$J80])-[.T$4])/100;0);0)" office:value-type="float" office:value="26" calcext:value-type="float">
            <text:p>26</text:p>
          </table:table-cell>
          <table:table-cell table:formula="of:=ROUNDUP(MAX((100-MAX([.U$5]+[.$F80];0))*(INT([.$I80]*[.$J80])-[.U$4])/100;0);0)" office:value-type="float" office:value="26" calcext:value-type="float">
            <text:p>26</text:p>
          </table:table-cell>
          <table:table-cell table:formula="of:=ROUNDUP(MAX((100-MAX([.V$5]+[.$F80];0))*(INT([.$I80]*[.$J80])-[.V$4])/100;0);0)" office:value-type="float" office:value="24" calcext:value-type="float">
            <text:p>24</text:p>
          </table:table-cell>
          <table:table-cell table:formula="of:=ROUNDUP(MAX((100-MAX([.W$5]+[.$F80];0))*(INT([.$I80]*[.$J80])-[.W$4])/100;0);0)" office:value-type="float" office:value="22" calcext:value-type="float">
            <text:p>22</text:p>
          </table:table-cell>
          <table:table-cell table:formula="of:=ROUNDUP(MAX((100-MAX([.X$5]+[.$F80];0))*(INT([.$I80]*[.$J80])-[.X$4])/100;0);0)" office:value-type="float" office:value="18" calcext:value-type="float">
            <text:p>18</text:p>
          </table:table-cell>
          <table:table-cell table:formula="of:=ROUNDUP(MAX((100-MAX([.Y$5]+[.$F80];0))*(INT([.$I80]*[.$J80])-[.Y$4])/100;0);0)" office:value-type="float" office:value="15" calcext:value-type="float">
            <text:p>15</text:p>
          </table:table-cell>
          <table:table-cell table:formula="of:=ROUNDUP(MAX((100-MAX([.Z$5]+[.$F80];0))*(INT([.$I80]*[.$J80])-[.Z$4])/100;0);0)" office:value-type="float" office:value="12" calcext:value-type="float">
            <text:p>12</text:p>
          </table:table-cell>
          <table:table-cell table:formula="of:=ROUNDUP(MAX((100-MAX([.AA$5]+[.$F80];0))*(INT([.$I80]*[.$J80])-[.AA$4])/100;0)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1]/[.H81]" office:value-type="float" office:value="1" calcext:value-type="float">
            <text:p>1</text:p>
          </table:table-cell>
          <table:table-cell table:formula="of:=ROUND(AVERAGE([.C81];[.D81]))" office:value-type="float" office:value="53" calcext:value-type="float">
            <text:p>53</text:p>
          </table:table-cell>
          <table:table-cell/>
          <table:table-cell table:formula="of:=ROUNDUP(MAX((100-MAX([.L$5]+[.$F81];0))*(INT([.$I81]*[.$J81])-[.L$4])/100;0);0)" office:value-type="float" office:value="53" calcext:value-type="float">
            <text:p>53</text:p>
          </table:table-cell>
          <table:table-cell table:formula="of:=ROUNDUP(MAX((100-MAX([.M$5]+[.$F81];0))*(INT([.$I81]*[.$J81])-[.M$4])/100;0);0)" office:value-type="float" office:value="43" calcext:value-type="float">
            <text:p>43</text:p>
          </table:table-cell>
          <table:table-cell table:formula="of:=ROUNDUP(MAX((100-MAX([.N$5]+[.$F81];0))*(INT([.$I81]*[.$J81])-[.N$4])/100;0);0)" office:value-type="float" office:value="39" calcext:value-type="float">
            <text:p>39</text:p>
          </table:table-cell>
          <table:table-cell table:formula="of:=ROUNDUP(MAX((100-MAX([.O$5]+[.$F81];0))*(INT([.$I81]*[.$J81])-[.O$4])/100;0);0)" office:value-type="float" office:value="36" calcext:value-type="float">
            <text:p>36</text:p>
          </table:table-cell>
          <table:table-cell table:formula="of:=ROUNDUP(MAX((100-MAX([.P$5]+[.$F81];0))*(INT([.$I81]*[.$J81])-[.P$4])/100;0);0)" office:value-type="float" office:value="38" calcext:value-type="float">
            <text:p>38</text:p>
          </table:table-cell>
          <table:table-cell table:formula="of:=ROUNDUP(MAX((100-MAX([.Q$5]+[.$F81];0))*(INT([.$I81]*[.$J81])-[.Q$4])/100;0);0)" office:value-type="float" office:value="40" calcext:value-type="float">
            <text:p>40</text:p>
          </table:table-cell>
          <table:table-cell table:formula="of:=ROUNDUP(MAX((100-MAX([.R$5]+[.$F81];0))*(INT([.$I81]*[.$J81])-[.R$4])/100;0);0)" office:value-type="float" office:value="35" calcext:value-type="float">
            <text:p>35</text:p>
          </table:table-cell>
          <table:table-cell table:formula="of:=ROUNDUP(MAX((100-MAX([.S$5]+[.$F81];0))*(INT([.$I81]*[.$J81])-[.S$4])/100;0);0)" office:value-type="float" office:value="32" calcext:value-type="float">
            <text:p>32</text:p>
          </table:table-cell>
          <table:table-cell table:formula="of:=ROUNDUP(MAX((100-MAX([.T$5]+[.$F81];0))*(INT([.$I81]*[.$J81])-[.T$4])/100;0);0)" office:value-type="float" office:value="29" calcext:value-type="float">
            <text:p>29</text:p>
          </table:table-cell>
          <table:table-cell table:formula="of:=ROUNDUP(MAX((100-MAX([.U$5]+[.$F81];0))*(INT([.$I81]*[.$J81])-[.U$4])/100;0);0)" office:value-type="float" office:value="29" calcext:value-type="float">
            <text:p>29</text:p>
          </table:table-cell>
          <table:table-cell table:formula="of:=ROUNDUP(MAX((100-MAX([.V$5]+[.$F81];0))*(INT([.$I81]*[.$J81])-[.V$4])/100;0);0)" office:value-type="float" office:value="27" calcext:value-type="float">
            <text:p>27</text:p>
          </table:table-cell>
          <table:table-cell table:formula="of:=ROUNDUP(MAX((100-MAX([.W$5]+[.$F81];0))*(INT([.$I81]*[.$J81])-[.W$4])/100;0);0)" office:value-type="float" office:value="25" calcext:value-type="float">
            <text:p>25</text:p>
          </table:table-cell>
          <table:table-cell table:formula="of:=ROUNDUP(MAX((100-MAX([.X$5]+[.$F81];0))*(INT([.$I81]*[.$J81])-[.X$4])/100;0);0)" office:value-type="float" office:value="20" calcext:value-type="float">
            <text:p>20</text:p>
          </table:table-cell>
          <table:table-cell table:formula="of:=ROUNDUP(MAX((100-MAX([.Y$5]+[.$F81];0))*(INT([.$I81]*[.$J81])-[.Y$4])/100;0);0)" office:value-type="float" office:value="18" calcext:value-type="float">
            <text:p>18</text:p>
          </table:table-cell>
          <table:table-cell table:formula="of:=ROUNDUP(MAX((100-MAX([.Z$5]+[.$F81];0))*(INT([.$I81]*[.$J81])-[.Z$4])/100;0);0)" office:value-type="float" office:value="14" calcext:value-type="float">
            <text:p>14</text:p>
          </table:table-cell>
          <table:table-cell table:formula="of:=ROUNDUP(MAX((100-MAX([.AA$5]+[.$F81];0))*(INT([.$I81]*[.$J81])-[.AA$4])/100;0)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2]/[.H82]" office:value-type="float" office:value="1" calcext:value-type="float">
            <text:p>1</text:p>
          </table:table-cell>
          <table:table-cell table:formula="of:=ROUND(AVERAGE([.C82];[.D82]))" office:value-type="float" office:value="66" calcext:value-type="float">
            <text:p>66</text:p>
          </table:table-cell>
          <table:table-cell/>
          <table:table-cell table:formula="of:=ROUNDUP(MAX((100-MAX([.L$5]+[.$F82];0))*(INT([.$I82]*[.$J82])-[.L$4])/100;0);0)" office:value-type="float" office:value="66" calcext:value-type="float">
            <text:p>66</text:p>
          </table:table-cell>
          <table:table-cell table:formula="of:=ROUNDUP(MAX((100-MAX([.M$5]+[.$F82];0))*(INT([.$I82]*[.$J82])-[.M$4])/100;0);0)" office:value-type="float" office:value="53" calcext:value-type="float">
            <text:p>53</text:p>
          </table:table-cell>
          <table:table-cell table:formula="of:=ROUNDUP(MAX((100-MAX([.N$5]+[.$F82];0))*(INT([.$I82]*[.$J82])-[.N$4])/100;0);0)" office:value-type="float" office:value="48" calcext:value-type="float">
            <text:p>48</text:p>
          </table:table-cell>
          <table:table-cell table:formula="of:=ROUNDUP(MAX((100-MAX([.O$5]+[.$F82];0))*(INT([.$I82]*[.$J82])-[.O$4])/100;0);0)" office:value-type="float" office:value="45" calcext:value-type="float">
            <text:p>45</text:p>
          </table:table-cell>
          <table:table-cell table:formula="of:=ROUNDUP(MAX((100-MAX([.P$5]+[.$F82];0))*(INT([.$I82]*[.$J82])-[.P$4])/100;0);0)" office:value-type="float" office:value="48" calcext:value-type="float">
            <text:p>48</text:p>
          </table:table-cell>
          <table:table-cell table:formula="of:=ROUNDUP(MAX((100-MAX([.Q$5]+[.$F82];0))*(INT([.$I82]*[.$J82])-[.Q$4])/100;0);0)" office:value-type="float" office:value="50" calcext:value-type="float">
            <text:p>50</text:p>
          </table:table-cell>
          <table:table-cell table:formula="of:=ROUNDUP(MAX((100-MAX([.R$5]+[.$F82];0))*(INT([.$I82]*[.$J82])-[.R$4])/100;0);0)" office:value-type="float" office:value="44" calcext:value-type="float">
            <text:p>44</text:p>
          </table:table-cell>
          <table:table-cell table:formula="of:=ROUNDUP(MAX((100-MAX([.S$5]+[.$F82];0))*(INT([.$I82]*[.$J82])-[.S$4])/100;0);0)" office:value-type="float" office:value="41" calcext:value-type="float">
            <text:p>41</text:p>
          </table:table-cell>
          <table:table-cell table:formula="of:=ROUNDUP(MAX((100-MAX([.T$5]+[.$F82];0))*(INT([.$I82]*[.$J82])-[.T$4])/100;0);0)" office:value-type="float" office:value="37" calcext:value-type="float">
            <text:p>37</text:p>
          </table:table-cell>
          <table:table-cell table:formula="of:=ROUNDUP(MAX((100-MAX([.U$5]+[.$F82];0))*(INT([.$I82]*[.$J82])-[.U$4])/100;0);0)" office:value-type="float" office:value="36" calcext:value-type="float">
            <text:p>36</text:p>
          </table:table-cell>
          <table:table-cell table:formula="of:=ROUNDUP(MAX((100-MAX([.V$5]+[.$F82];0))*(INT([.$I82]*[.$J82])-[.V$4])/100;0);0)" office:value-type="float" office:value="35" calcext:value-type="float">
            <text:p>35</text:p>
          </table:table-cell>
          <table:table-cell table:formula="of:=ROUNDUP(MAX((100-MAX([.W$5]+[.$F82];0))*(INT([.$I82]*[.$J82])-[.W$4])/100;0);0)" office:value-type="float" office:value="33" calcext:value-type="float">
            <text:p>33</text:p>
          </table:table-cell>
          <table:table-cell table:formula="of:=ROUNDUP(MAX((100-MAX([.X$5]+[.$F82];0))*(INT([.$I82]*[.$J82])-[.X$4])/100;0);0)" office:value-type="float" office:value="27" calcext:value-type="float">
            <text:p>27</text:p>
          </table:table-cell>
          <table:table-cell table:formula="of:=ROUNDUP(MAX((100-MAX([.Y$5]+[.$F82];0))*(INT([.$I82]*[.$J82])-[.Y$4])/100;0);0)" office:value-type="float" office:value="23" calcext:value-type="float">
            <text:p>23</text:p>
          </table:table-cell>
          <table:table-cell table:formula="of:=ROUNDUP(MAX((100-MAX([.Z$5]+[.$F82];0))*(INT([.$I82]*[.$J82])-[.Z$4])/100;0);0)" office:value-type="float" office:value="20" calcext:value-type="float">
            <text:p>20</text:p>
          </table:table-cell>
          <table:table-cell table:formula="of:=ROUNDUP(MAX((100-MAX([.AA$5]+[.$F82];0))*(INT([.$I82]*[.$J82])-[.AA$4])/100;0)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3]/[.H83]" office:value-type="float" office:value="1" calcext:value-type="float">
            <text:p>1</text:p>
          </table:table-cell>
          <table:table-cell table:formula="of:=ROUND(AVERAGE([.C83];[.D83]))" office:value-type="float" office:value="68" calcext:value-type="float">
            <text:p>68</text:p>
          </table:table-cell>
          <table:table-cell/>
          <table:table-cell table:formula="of:=ROUNDUP(MAX((100-MAX([.L$5]+[.$F83];0))*(INT([.$I83]*[.$J83])-[.L$4])/100;0);0)" office:value-type="float" office:value="51" calcext:value-type="float">
            <text:p>51</text:p>
          </table:table-cell>
          <table:table-cell table:formula="of:=ROUNDUP(MAX((100-MAX([.M$5]+[.$F83];0))*(INT([.$I83]*[.$J83])-[.M$4])/100;0);0)" office:value-type="float" office:value="38" calcext:value-type="float">
            <text:p>38</text:p>
          </table:table-cell>
          <table:table-cell table:formula="of:=ROUNDUP(MAX((100-MAX([.N$5]+[.$F83];0))*(INT([.$I83]*[.$J83])-[.N$4])/100;0);0)" office:value-type="float" office:value="33" calcext:value-type="float">
            <text:p>33</text:p>
          </table:table-cell>
          <table:table-cell table:formula="of:=ROUNDUP(MAX((100-MAX([.O$5]+[.$F83];0))*(INT([.$I83]*[.$J83])-[.O$4])/100;0);0)" office:value-type="float" office:value="30" calcext:value-type="float">
            <text:p>30</text:p>
          </table:table-cell>
          <table:table-cell table:formula="of:=ROUNDUP(MAX((100-MAX([.P$5]+[.$F83];0))*(INT([.$I83]*[.$J83])-[.P$4])/100;0);0)" office:value-type="float" office:value="33" calcext:value-type="float">
            <text:p>33</text:p>
          </table:table-cell>
          <table:table-cell table:formula="of:=ROUNDUP(MAX((100-MAX([.Q$5]+[.$F83];0))*(INT([.$I83]*[.$J83])-[.Q$4])/100;0);0)" office:value-type="float" office:value="36" calcext:value-type="float">
            <text:p>36</text:p>
          </table:table-cell>
          <table:table-cell table:formula="of:=ROUNDUP(MAX((100-MAX([.R$5]+[.$F83];0))*(INT([.$I83]*[.$J83])-[.R$4])/100;0);0)" office:value-type="float" office:value="29" calcext:value-type="float">
            <text:p>29</text:p>
          </table:table-cell>
          <table:table-cell table:formula="of:=ROUNDUP(MAX((100-MAX([.S$5]+[.$F83];0))*(INT([.$I83]*[.$J83])-[.S$4])/100;0);0)" office:value-type="float" office:value="26" calcext:value-type="float">
            <text:p>26</text:p>
          </table:table-cell>
          <table:table-cell table:formula="of:=ROUNDUP(MAX((100-MAX([.T$5]+[.$F83];0))*(INT([.$I83]*[.$J83])-[.T$4])/100;0);0)" office:value-type="float" office:value="23" calcext:value-type="float">
            <text:p>23</text:p>
          </table:table-cell>
          <table:table-cell table:formula="of:=ROUNDUP(MAX((100-MAX([.U$5]+[.$F83];0))*(INT([.$I83]*[.$J83])-[.U$4])/100;0);0)" office:value-type="float" office:value="22" calcext:value-type="float">
            <text:p>22</text:p>
          </table:table-cell>
          <table:table-cell table:formula="of:=ROUNDUP(MAX((100-MAX([.V$5]+[.$F83];0))*(INT([.$I83]*[.$J83])-[.V$4])/100;0);0)" office:value-type="float" office:value="21" calcext:value-type="float">
            <text:p>21</text:p>
          </table:table-cell>
          <table:table-cell table:formula="of:=ROUNDUP(MAX((100-MAX([.W$5]+[.$F83];0))*(INT([.$I83]*[.$J83])-[.W$4])/100;0);0)" office:value-type="float" office:value="20" calcext:value-type="float">
            <text:p>20</text:p>
          </table:table-cell>
          <table:table-cell table:formula="of:=ROUNDUP(MAX((100-MAX([.X$5]+[.$F83];0))*(INT([.$I83]*[.$J83])-[.X$4])/100;0);0)" office:value-type="float" office:value="14" calcext:value-type="float">
            <text:p>14</text:p>
          </table:table-cell>
          <table:table-cell table:formula="of:=ROUNDUP(MAX((100-MAX([.Y$5]+[.$F83];0))*(INT([.$I83]*[.$J83])-[.Y$4])/100;0);0)" office:value-type="float" office:value="11" calcext:value-type="float">
            <text:p>11</text:p>
          </table:table-cell>
          <table:table-cell table:formula="of:=ROUNDUP(MAX((100-MAX([.Z$5]+[.$F83];0))*(INT([.$I83]*[.$J83])-[.Z$4])/100;0);0)" office:value-type="float" office:value="8" calcext:value-type="float">
            <text:p>8</text:p>
          </table:table-cell>
          <table:table-cell table:formula="of:=ROUNDUP(MAX((100-MAX([.AA$5]+[.$F83];0))*(INT([.$I83]*[.$J83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4]/[.H84]" office:value-type="float" office:value="1" calcext:value-type="float">
            <text:p>1</text:p>
          </table:table-cell>
          <table:table-cell table:formula="of:=ROUND(AVERAGE([.C84];[.D84]))" office:value-type="float" office:value="68" calcext:value-type="float">
            <text:p>68</text:p>
          </table:table-cell>
          <table:table-cell/>
          <table:table-cell table:formula="of:=ROUNDUP(MAX((100-MAX([.L$5]+[.$F84];0))*(INT([.$I84]*[.$J84])-[.L$4])/100;0);0)" office:value-type="float" office:value="68" calcext:value-type="float">
            <text:p>68</text:p>
          </table:table-cell>
          <table:table-cell table:formula="of:=ROUNDUP(MAX((100-MAX([.M$5]+[.$F84];0))*(INT([.$I84]*[.$J84])-[.M$4])/100;0);0)" office:value-type="float" office:value="55" calcext:value-type="float">
            <text:p>55</text:p>
          </table:table-cell>
          <table:table-cell table:formula="of:=ROUNDUP(MAX((100-MAX([.N$5]+[.$F84];0))*(INT([.$I84]*[.$J84])-[.N$4])/100;0);0)" office:value-type="float" office:value="50" calcext:value-type="float">
            <text:p>50</text:p>
          </table:table-cell>
          <table:table-cell table:formula="of:=ROUNDUP(MAX((100-MAX([.O$5]+[.$F84];0))*(INT([.$I84]*[.$J84])-[.O$4])/100;0);0)" office:value-type="float" office:value="47" calcext:value-type="float">
            <text:p>47</text:p>
          </table:table-cell>
          <table:table-cell table:formula="of:=ROUNDUP(MAX((100-MAX([.P$5]+[.$F84];0))*(INT([.$I84]*[.$J84])-[.P$4])/100;0);0)" office:value-type="float" office:value="49" calcext:value-type="float">
            <text:p>49</text:p>
          </table:table-cell>
          <table:table-cell table:formula="of:=ROUNDUP(MAX((100-MAX([.Q$5]+[.$F84];0))*(INT([.$I84]*[.$J84])-[.Q$4])/100;0);0)" office:value-type="float" office:value="52" calcext:value-type="float">
            <text:p>52</text:p>
          </table:table-cell>
          <table:table-cell table:formula="of:=ROUNDUP(MAX((100-MAX([.R$5]+[.$F84];0))*(INT([.$I84]*[.$J84])-[.R$4])/100;0);0)" office:value-type="float" office:value="45" calcext:value-type="float">
            <text:p>45</text:p>
          </table:table-cell>
          <table:table-cell table:formula="of:=ROUNDUP(MAX((100-MAX([.S$5]+[.$F84];0))*(INT([.$I84]*[.$J84])-[.S$4])/100;0);0)" office:value-type="float" office:value="42" calcext:value-type="float">
            <text:p>42</text:p>
          </table:table-cell>
          <table:table-cell table:formula="of:=ROUNDUP(MAX((100-MAX([.T$5]+[.$F84];0))*(INT([.$I84]*[.$J84])-[.T$4])/100;0);0)" office:value-type="float" office:value="38" calcext:value-type="float">
            <text:p>38</text:p>
          </table:table-cell>
          <table:table-cell table:formula="of:=ROUNDUP(MAX((100-MAX([.U$5]+[.$F84];0))*(INT([.$I84]*[.$J84])-[.U$4])/100;0);0)" office:value-type="float" office:value="38" calcext:value-type="float">
            <text:p>38</text:p>
          </table:table-cell>
          <table:table-cell table:formula="of:=ROUNDUP(MAX((100-MAX([.V$5]+[.$F84];0))*(INT([.$I84]*[.$J84])-[.V$4])/100;0);0)" office:value-type="float" office:value="36" calcext:value-type="float">
            <text:p>36</text:p>
          </table:table-cell>
          <table:table-cell table:formula="of:=ROUNDUP(MAX((100-MAX([.W$5]+[.$F84];0))*(INT([.$I84]*[.$J84])-[.W$4])/100;0);0)" office:value-type="float" office:value="34" calcext:value-type="float">
            <text:p>34</text:p>
          </table:table-cell>
          <table:table-cell table:formula="of:=ROUNDUP(MAX((100-MAX([.X$5]+[.$F84];0))*(INT([.$I84]*[.$J84])-[.X$4])/100;0);0)" office:value-type="float" office:value="28" calcext:value-type="float">
            <text:p>28</text:p>
          </table:table-cell>
          <table:table-cell table:formula="of:=ROUNDUP(MAX((100-MAX([.Y$5]+[.$F84];0))*(INT([.$I84]*[.$J84])-[.Y$4])/100;0);0)" office:value-type="float" office:value="24" calcext:value-type="float">
            <text:p>24</text:p>
          </table:table-cell>
          <table:table-cell table:formula="of:=ROUNDUP(MAX((100-MAX([.Z$5]+[.$F84];0))*(INT([.$I84]*[.$J84])-[.Z$4])/100;0);0)" office:value-type="float" office:value="20" calcext:value-type="float">
            <text:p>20</text:p>
          </table:table-cell>
          <table:table-cell table:formula="of:=ROUNDUP(MAX((100-MAX([.AA$5]+[.$F84];0))*(INT([.$I84]*[.$J84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5]/[.H85]" office:value-type="float" office:value="1" calcext:value-type="float">
            <text:p>1</text:p>
          </table:table-cell>
          <table:table-cell table:formula="of:=ROUND(AVERAGE([.C85];[.D85]))" office:value-type="float" office:value="68" calcext:value-type="float">
            <text:p>68</text:p>
          </table:table-cell>
          <table:table-cell/>
          <table:table-cell table:formula="of:=ROUNDUP(MAX((100-MAX([.L$5]+[.$F85];0))*(INT([.$I85]*[.$J85])-[.L$4])/100;0);0)" office:value-type="float" office:value="51" calcext:value-type="float">
            <text:p>51</text:p>
          </table:table-cell>
          <table:table-cell table:formula="of:=ROUNDUP(MAX((100-MAX([.M$5]+[.$F85];0))*(INT([.$I85]*[.$J85])-[.M$4])/100;0);0)" office:value-type="float" office:value="38" calcext:value-type="float">
            <text:p>38</text:p>
          </table:table-cell>
          <table:table-cell table:formula="of:=ROUNDUP(MAX((100-MAX([.N$5]+[.$F85];0))*(INT([.$I85]*[.$J85])-[.N$4])/100;0);0)" office:value-type="float" office:value="33" calcext:value-type="float">
            <text:p>33</text:p>
          </table:table-cell>
          <table:table-cell table:formula="of:=ROUNDUP(MAX((100-MAX([.O$5]+[.$F85];0))*(INT([.$I85]*[.$J85])-[.O$4])/100;0);0)" office:value-type="float" office:value="30" calcext:value-type="float">
            <text:p>30</text:p>
          </table:table-cell>
          <table:table-cell table:formula="of:=ROUNDUP(MAX((100-MAX([.P$5]+[.$F85];0))*(INT([.$I85]*[.$J85])-[.P$4])/100;0);0)" office:value-type="float" office:value="33" calcext:value-type="float">
            <text:p>33</text:p>
          </table:table-cell>
          <table:table-cell table:formula="of:=ROUNDUP(MAX((100-MAX([.Q$5]+[.$F85];0))*(INT([.$I85]*[.$J85])-[.Q$4])/100;0);0)" office:value-type="float" office:value="36" calcext:value-type="float">
            <text:p>36</text:p>
          </table:table-cell>
          <table:table-cell table:formula="of:=ROUNDUP(MAX((100-MAX([.R$5]+[.$F85];0))*(INT([.$I85]*[.$J85])-[.R$4])/100;0);0)" office:value-type="float" office:value="29" calcext:value-type="float">
            <text:p>29</text:p>
          </table:table-cell>
          <table:table-cell table:formula="of:=ROUNDUP(MAX((100-MAX([.S$5]+[.$F85];0))*(INT([.$I85]*[.$J85])-[.S$4])/100;0);0)" office:value-type="float" office:value="26" calcext:value-type="float">
            <text:p>26</text:p>
          </table:table-cell>
          <table:table-cell table:formula="of:=ROUNDUP(MAX((100-MAX([.T$5]+[.$F85];0))*(INT([.$I85]*[.$J85])-[.T$4])/100;0);0)" office:value-type="float" office:value="23" calcext:value-type="float">
            <text:p>23</text:p>
          </table:table-cell>
          <table:table-cell table:formula="of:=ROUNDUP(MAX((100-MAX([.U$5]+[.$F85];0))*(INT([.$I85]*[.$J85])-[.U$4])/100;0);0)" office:value-type="float" office:value="22" calcext:value-type="float">
            <text:p>22</text:p>
          </table:table-cell>
          <table:table-cell table:formula="of:=ROUNDUP(MAX((100-MAX([.V$5]+[.$F85];0))*(INT([.$I85]*[.$J85])-[.V$4])/100;0);0)" office:value-type="float" office:value="21" calcext:value-type="float">
            <text:p>21</text:p>
          </table:table-cell>
          <table:table-cell table:formula="of:=ROUNDUP(MAX((100-MAX([.W$5]+[.$F85];0))*(INT([.$I85]*[.$J85])-[.W$4])/100;0);0)" office:value-type="float" office:value="20" calcext:value-type="float">
            <text:p>20</text:p>
          </table:table-cell>
          <table:table-cell table:formula="of:=ROUNDUP(MAX((100-MAX([.X$5]+[.$F85];0))*(INT([.$I85]*[.$J85])-[.X$4])/100;0);0)" office:value-type="float" office:value="14" calcext:value-type="float">
            <text:p>14</text:p>
          </table:table-cell>
          <table:table-cell table:formula="of:=ROUNDUP(MAX((100-MAX([.Y$5]+[.$F85];0))*(INT([.$I85]*[.$J85])-[.Y$4])/100;0);0)" office:value-type="float" office:value="11" calcext:value-type="float">
            <text:p>11</text:p>
          </table:table-cell>
          <table:table-cell table:formula="of:=ROUNDUP(MAX((100-MAX([.Z$5]+[.$F85];0))*(INT([.$I85]*[.$J85])-[.Z$4])/100;0);0)" office:value-type="float" office:value="8" calcext:value-type="float">
            <text:p>8</text:p>
          </table:table-cell>
          <table:table-cell table:formula="of:=ROUNDUP(MAX((100-MAX([.AA$5]+[.$F85];0))*(INT([.$I85]*[.$J85])-[.AA$4])/100;0)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6]/[.H86]" office:value-type="float" office:value="1" calcext:value-type="float">
            <text:p>1</text:p>
          </table:table-cell>
          <table:table-cell table:formula="of:=ROUND(AVERAGE([.C86];[.D86]))" office:value-type="float" office:value="68" calcext:value-type="float">
            <text:p>68</text:p>
          </table:table-cell>
          <table:table-cell/>
          <table:table-cell table:formula="of:=ROUNDUP(MAX((100-MAX([.L$5]+[.$F86];0))*(INT([.$I86]*[.$J86])-[.L$4])/100;0);0)" office:value-type="float" office:value="68" calcext:value-type="float">
            <text:p>68</text:p>
          </table:table-cell>
          <table:table-cell table:formula="of:=ROUNDUP(MAX((100-MAX([.M$5]+[.$F86];0))*(INT([.$I86]*[.$J86])-[.M$4])/100;0);0)" office:value-type="float" office:value="55" calcext:value-type="float">
            <text:p>55</text:p>
          </table:table-cell>
          <table:table-cell table:formula="of:=ROUNDUP(MAX((100-MAX([.N$5]+[.$F86];0))*(INT([.$I86]*[.$J86])-[.N$4])/100;0);0)" office:value-type="float" office:value="50" calcext:value-type="float">
            <text:p>50</text:p>
          </table:table-cell>
          <table:table-cell table:formula="of:=ROUNDUP(MAX((100-MAX([.O$5]+[.$F86];0))*(INT([.$I86]*[.$J86])-[.O$4])/100;0);0)" office:value-type="float" office:value="47" calcext:value-type="float">
            <text:p>47</text:p>
          </table:table-cell>
          <table:table-cell table:formula="of:=ROUNDUP(MAX((100-MAX([.P$5]+[.$F86];0))*(INT([.$I86]*[.$J86])-[.P$4])/100;0);0)" office:value-type="float" office:value="49" calcext:value-type="float">
            <text:p>49</text:p>
          </table:table-cell>
          <table:table-cell table:formula="of:=ROUNDUP(MAX((100-MAX([.Q$5]+[.$F86];0))*(INT([.$I86]*[.$J86])-[.Q$4])/100;0);0)" office:value-type="float" office:value="52" calcext:value-type="float">
            <text:p>52</text:p>
          </table:table-cell>
          <table:table-cell table:formula="of:=ROUNDUP(MAX((100-MAX([.R$5]+[.$F86];0))*(INT([.$I86]*[.$J86])-[.R$4])/100;0);0)" office:value-type="float" office:value="45" calcext:value-type="float">
            <text:p>45</text:p>
          </table:table-cell>
          <table:table-cell table:formula="of:=ROUNDUP(MAX((100-MAX([.S$5]+[.$F86];0))*(INT([.$I86]*[.$J86])-[.S$4])/100;0);0)" office:value-type="float" office:value="42" calcext:value-type="float">
            <text:p>42</text:p>
          </table:table-cell>
          <table:table-cell table:formula="of:=ROUNDUP(MAX((100-MAX([.T$5]+[.$F86];0))*(INT([.$I86]*[.$J86])-[.T$4])/100;0);0)" office:value-type="float" office:value="38" calcext:value-type="float">
            <text:p>38</text:p>
          </table:table-cell>
          <table:table-cell table:formula="of:=ROUNDUP(MAX((100-MAX([.U$5]+[.$F86];0))*(INT([.$I86]*[.$J86])-[.U$4])/100;0);0)" office:value-type="float" office:value="38" calcext:value-type="float">
            <text:p>38</text:p>
          </table:table-cell>
          <table:table-cell table:formula="of:=ROUNDUP(MAX((100-MAX([.V$5]+[.$F86];0))*(INT([.$I86]*[.$J86])-[.V$4])/100;0);0)" office:value-type="float" office:value="36" calcext:value-type="float">
            <text:p>36</text:p>
          </table:table-cell>
          <table:table-cell table:formula="of:=ROUNDUP(MAX((100-MAX([.W$5]+[.$F86];0))*(INT([.$I86]*[.$J86])-[.W$4])/100;0);0)" office:value-type="float" office:value="34" calcext:value-type="float">
            <text:p>34</text:p>
          </table:table-cell>
          <table:table-cell table:formula="of:=ROUNDUP(MAX((100-MAX([.X$5]+[.$F86];0))*(INT([.$I86]*[.$J86])-[.X$4])/100;0);0)" office:value-type="float" office:value="28" calcext:value-type="float">
            <text:p>28</text:p>
          </table:table-cell>
          <table:table-cell table:formula="of:=ROUNDUP(MAX((100-MAX([.Y$5]+[.$F86];0))*(INT([.$I86]*[.$J86])-[.Y$4])/100;0);0)" office:value-type="float" office:value="24" calcext:value-type="float">
            <text:p>24</text:p>
          </table:table-cell>
          <table:table-cell table:formula="of:=ROUNDUP(MAX((100-MAX([.Z$5]+[.$F86];0))*(INT([.$I86]*[.$J86])-[.Z$4])/100;0);0)" office:value-type="float" office:value="20" calcext:value-type="float">
            <text:p>20</text:p>
          </table:table-cell>
          <table:table-cell table:formula="of:=ROUNDUP(MAX((100-MAX([.AA$5]+[.$F86];0))*(INT([.$I86]*[.$J86])-[.AA$4])/100;0)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7]/[.H87]" office:value-type="float" office:value="1" calcext:value-type="float">
            <text:p>1</text:p>
          </table:table-cell>
          <table:table-cell table:formula="of:=ROUND(AVERAGE([.C87];[.D87]))" office:value-type="float" office:value="18" calcext:value-type="float">
            <text:p>18</text:p>
          </table:table-cell>
          <table:table-cell/>
          <table:table-cell table:formula="of:=ROUNDUP(MAX((100-MAX([.L$5]+[.$F87];0))*(INT([.$I87]*[.$J87])-[.L$4])/100;0);0)" office:value-type="float" office:value="18" calcext:value-type="float">
            <text:p>18</text:p>
          </table:table-cell>
          <table:table-cell table:formula="of:=ROUNDUP(MAX((100-MAX([.M$5]+[.$F87];0))*(INT([.$I87]*[.$J87])-[.M$4])/100;0);0)" office:value-type="float" office:value="15" calcext:value-type="float">
            <text:p>15</text:p>
          </table:table-cell>
          <table:table-cell table:formula="of:=ROUNDUP(MAX((100-MAX([.N$5]+[.$F87];0))*(INT([.$I87]*[.$J87])-[.N$4])/100;0);0)" office:value-type="float" office:value="12" calcext:value-type="float">
            <text:p>12</text:p>
          </table:table-cell>
          <table:table-cell table:formula="of:=ROUNDUP(MAX((100-MAX([.O$5]+[.$F87];0))*(INT([.$I87]*[.$J87])-[.O$4])/100;0);0)" office:value-type="float" office:value="12" calcext:value-type="float">
            <text:p>12</text:p>
          </table:table-cell>
          <table:table-cell table:formula="of:=ROUNDUP(MAX((100-MAX([.P$5]+[.$F87];0))*(INT([.$I87]*[.$J87])-[.P$4])/100;0);0)" office:value-type="float" office:value="12" calcext:value-type="float">
            <text:p>12</text:p>
          </table:table-cell>
          <table:table-cell table:formula="of:=ROUNDUP(MAX((100-MAX([.Q$5]+[.$F87];0))*(INT([.$I87]*[.$J87])-[.Q$4])/100;0);0)" office:value-type="float" office:value="12" calcext:value-type="float">
            <text:p>12</text:p>
          </table:table-cell>
          <table:table-cell table:formula="of:=ROUNDUP(MAX((100-MAX([.R$5]+[.$F87];0))*(INT([.$I87]*[.$J87])-[.R$4])/100;0);0)" office:value-type="float" office:value="10" calcext:value-type="float">
            <text:p>10</text:p>
          </table:table-cell>
          <table:table-cell table:formula="of:=ROUNDUP(MAX((100-MAX([.S$5]+[.$F87];0))*(INT([.$I87]*[.$J87])-[.S$4])/100;0);0)" office:value-type="float" office:value="10" calcext:value-type="float">
            <text:p>10</text:p>
          </table:table-cell>
          <table:table-cell table:formula="of:=ROUNDUP(MAX((100-MAX([.T$5]+[.$F87];0))*(INT([.$I87]*[.$J87])-[.T$4])/100;0);0)" office:value-type="float" office:value="8" calcext:value-type="float">
            <text:p>8</text:p>
          </table:table-cell>
          <table:table-cell table:formula="of:=ROUNDUP(MAX((100-MAX([.U$5]+[.$F87];0))*(INT([.$I87]*[.$J87])-[.U$4])/100;0);0)" office:value-type="float" office:value="8" calcext:value-type="float">
            <text:p>8</text:p>
          </table:table-cell>
          <table:table-cell table:formula="of:=ROUNDUP(MAX((100-MAX([.V$5]+[.$F87];0))*(INT([.$I87]*[.$J87])-[.V$4])/100;0);0)" office:value-type="float" office:value="6" calcext:value-type="float">
            <text:p>6</text:p>
          </table:table-cell>
          <table:table-cell table:formula="of:=ROUNDUP(MAX((100-MAX([.W$5]+[.$F87];0))*(INT([.$I87]*[.$J87])-[.W$4])/100;0);0)" office:value-type="float" office:value="4" calcext:value-type="float">
            <text:p>4</text:p>
          </table:table-cell>
          <table:table-cell table:formula="of:=ROUNDUP(MAX((100-MAX([.X$5]+[.$F87];0))*(INT([.$I87]*[.$J87])-[.X$4])/100;0);0)" office:value-type="float" office:value="3" calcext:value-type="float">
            <text:p>3</text:p>
          </table:table-cell>
          <table:table-cell table:formula="of:=ROUNDUP(MAX((100-MAX([.Y$5]+[.$F87];0))*(INT([.$I87]*[.$J87])-[.Y$4])/100;0);0)" office:value-type="float" office:value="2" calcext:value-type="float">
            <text:p>2</text:p>
          </table:table-cell>
          <table:table-cell table:formula="of:=ROUNDUP(MAX((100-MAX([.Z$5]+[.$F87];0))*(INT([.$I87]*[.$J87])-[.Z$4])/100;0);0)" office:value-type="float" office:value="0" calcext:value-type="float">
            <text:p>0</text:p>
          </table:table-cell>
          <table:table-cell table:formula="of:=ROUNDUP(MAX((100-MAX([.AA$5]+[.$F87];0))*(INT([.$I87]*[.$J87])-[.AA$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8]/[.H88]" office:value-type="float" office:value="2" calcext:value-type="float">
            <text:p>2</text:p>
          </table:table-cell>
          <table:table-cell table:formula="of:=ROUND(AVERAGE([.C88];[.D88]))" office:value-type="float" office:value="18" calcext:value-type="float">
            <text:p>18</text:p>
          </table:table-cell>
          <table:table-cell/>
          <table:table-cell table:formula="of:=ROUNDUP(MAX((100-MAX([.L$5]+[.$F88];0))*(INT([.$I88]*[.$J88])-[.L$4])/100;0);0)" office:value-type="float" office:value="36" calcext:value-type="float">
            <text:p>36</text:p>
          </table:table-cell>
          <table:table-cell table:formula="of:=ROUNDUP(MAX((100-MAX([.M$5]+[.$F88];0))*(INT([.$I88]*[.$J88])-[.M$4])/100;0);0)" office:value-type="float" office:value="29" calcext:value-type="float">
            <text:p>29</text:p>
          </table:table-cell>
          <table:table-cell table:formula="of:=ROUNDUP(MAX((100-MAX([.N$5]+[.$F88];0))*(INT([.$I88]*[.$J88])-[.N$4])/100;0);0)" office:value-type="float" office:value="26" calcext:value-type="float">
            <text:p>26</text:p>
          </table:table-cell>
          <table:table-cell table:formula="of:=ROUNDUP(MAX((100-MAX([.O$5]+[.$F88];0))*(INT([.$I88]*[.$J88])-[.O$4])/100;0);0)" office:value-type="float" office:value="24" calcext:value-type="float">
            <text:p>24</text:p>
          </table:table-cell>
          <table:table-cell table:formula="of:=ROUNDUP(MAX((100-MAX([.P$5]+[.$F88];0))*(INT([.$I88]*[.$J88])-[.P$4])/100;0);0)" office:value-type="float" office:value="25" calcext:value-type="float">
            <text:p>25</text:p>
          </table:table-cell>
          <table:table-cell table:formula="of:=ROUNDUP(MAX((100-MAX([.Q$5]+[.$F88];0))*(INT([.$I88]*[.$J88])-[.Q$4])/100;0);0)" office:value-type="float" office:value="26" calcext:value-type="float">
            <text:p>26</text:p>
          </table:table-cell>
          <table:table-cell table:formula="of:=ROUNDUP(MAX((100-MAX([.R$5]+[.$F88];0))*(INT([.$I88]*[.$J88])-[.R$4])/100;0);0)" office:value-type="float" office:value="23" calcext:value-type="float">
            <text:p>23</text:p>
          </table:table-cell>
          <table:table-cell table:formula="of:=ROUNDUP(MAX((100-MAX([.S$5]+[.$F88];0))*(INT([.$I88]*[.$J88])-[.S$4])/100;0);0)" office:value-type="float" office:value="21" calcext:value-type="float">
            <text:p>21</text:p>
          </table:table-cell>
          <table:table-cell table:formula="of:=ROUNDUP(MAX((100-MAX([.T$5]+[.$F88];0))*(INT([.$I88]*[.$J88])-[.T$4])/100;0);0)" office:value-type="float" office:value="19" calcext:value-type="float">
            <text:p>19</text:p>
          </table:table-cell>
          <table:table-cell table:formula="of:=ROUNDUP(MAX((100-MAX([.U$5]+[.$F88];0))*(INT([.$I88]*[.$J88])-[.U$4])/100;0);0)" office:value-type="float" office:value="18" calcext:value-type="float">
            <text:p>18</text:p>
          </table:table-cell>
          <table:table-cell table:formula="of:=ROUNDUP(MAX((100-MAX([.V$5]+[.$F88];0))*(INT([.$I88]*[.$J88])-[.V$4])/100;0);0)" office:value-type="float" office:value="17" calcext:value-type="float">
            <text:p>17</text:p>
          </table:table-cell>
          <table:table-cell table:formula="of:=ROUNDUP(MAX((100-MAX([.W$5]+[.$F88];0))*(INT([.$I88]*[.$J88])-[.W$4])/100;0);0)" office:value-type="float" office:value="15" calcext:value-type="float">
            <text:p>15</text:p>
          </table:table-cell>
          <table:table-cell table:formula="of:=ROUNDUP(MAX((100-MAX([.X$5]+[.$F88];0))*(INT([.$I88]*[.$J88])-[.X$4])/100;0);0)" office:value-type="float" office:value="12" calcext:value-type="float">
            <text:p>12</text:p>
          </table:table-cell>
          <table:table-cell table:formula="of:=ROUNDUP(MAX((100-MAX([.Y$5]+[.$F88];0))*(INT([.$I88]*[.$J88])-[.Y$4])/100;0);0)" office:value-type="float" office:value="10" calcext:value-type="float">
            <text:p>10</text:p>
          </table:table-cell>
          <table:table-cell table:formula="of:=ROUNDUP(MAX((100-MAX([.Z$5]+[.$F88];0))*(INT([.$I88]*[.$J88])-[.Z$4])/100;0);0)" office:value-type="float" office:value="8" calcext:value-type="float">
            <text:p>8</text:p>
          </table:table-cell>
          <table:table-cell table:formula="of:=ROUNDUP(MAX((100-MAX([.AA$5]+[.$F88];0))*(INT([.$I88]*[.$J88])-[.AA$4])/100;0);0)"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1"/>
          <table:table-cell table:style-name="ce15" office:value-type="string" calcext:value-type="string" table:number-columns-spanned="16" table:number-rows-spanned="1">
            <text:p>EXPLOSIVE</text:p>
          </table:table-cell>
          <table:covered-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Unarm</text:p>
          </table:table-cell>
          <table:table-cell office:value-type="string" calcext:value-type="string">
            <text:p>L Jacket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mb Jkt</text:p>
          </table:table-cell>
          <table:table-cell office:value-type="string" calcext:value-type="string">
            <text:p>Leathr 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 2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t 2</text:p>
          </table:table-cell>
          <table:table-cell office:value-type="string" calcext:value-type="string">
            <text:p>Brothr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rd Pwr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APA 2</text:p>
          </table:table-cell>
          <table:table-cell office:value-type="string" calcext:value-type="string">
            <text:p>Horrigan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7]/[.H97]" office:value-type="float" office:value="1" calcext:value-type="float">
            <text:p>1</text:p>
          </table:table-cell>
          <table:table-cell table:formula="of:=ROUND(AVERAGE([.C97];[.D97]))" office:value-type="float" office:value="20" calcext:value-type="float">
            <text:p>20</text:p>
          </table:table-cell>
          <table:table-cell/>
          <table:table-cell table:formula="of:=ROUNDUP(MAX((100-MAX([.L$95]+[.$F97];0))*(INT([.$I97]*[.$J97])-[.L$94])/100;0);0)" office:value-type="float" office:value="20" calcext:value-type="float">
            <text:p>20</text:p>
          </table:table-cell>
          <table:table-cell table:formula="of:=ROUNDUP(MAX((100-MAX([.M$95]+[.$F97];0))*(INT([.$I97]*[.$J97])-[.M$94])/100;0);0)" office:value-type="float" office:value="20" calcext:value-type="float">
            <text:p>20</text:p>
          </table:table-cell>
          <table:table-cell table:formula="of:=ROUNDUP(MAX((100-MAX([.N$95]+[.$F97];0))*(INT([.$I97]*[.$J97])-[.N$94])/100;0);0)" office:value-type="float" office:value="20" calcext:value-type="float">
            <text:p>20</text:p>
          </table:table-cell>
          <table:table-cell table:formula="of:=ROUNDUP(MAX((100-MAX([.O$95]+[.$F97];0))*(INT([.$I97]*[.$J97])-[.O$94])/100;0);0)" office:value-type="float" office:value="20" calcext:value-type="float">
            <text:p>20</text:p>
          </table:table-cell>
          <table:table-cell table:formula="of:=ROUNDUP(MAX((100-MAX([.P$95]+[.$F97];0))*(INT([.$I97]*[.$J97])-[.P$94])/100;0);0)" office:value-type="float" office:value="19" calcext:value-type="float">
            <text:p>19</text:p>
          </table:table-cell>
          <table:table-cell table:formula="of:=ROUNDUP(MAX((100-MAX([.Q$95]+[.$F97];0))*(INT([.$I97]*[.$J97])-[.Q$94])/100;0);0)" office:value-type="float" office:value="16" calcext:value-type="float">
            <text:p>16</text:p>
          </table:table-cell>
          <table:table-cell table:formula="of:=ROUNDUP(MAX((100-MAX([.R$95]+[.$F97];0))*(INT([.$I97]*[.$J97])-[.R$94])/100;0);0)" office:value-type="float" office:value="16" calcext:value-type="float">
            <text:p>16</text:p>
          </table:table-cell>
          <table:table-cell table:formula="of:=ROUNDUP(MAX((100-MAX([.S$95]+[.$F97];0))*(INT([.$I97]*[.$J97])-[.S$94])/100;0);0)" office:value-type="float" office:value="16" calcext:value-type="float">
            <text:p>16</text:p>
          </table:table-cell>
          <table:table-cell table:formula="of:=ROUNDUP(MAX((100-MAX([.T$95]+[.$F97];0))*(INT([.$I97]*[.$J97])-[.T$94])/100;0);0)" office:value-type="float" office:value="12" calcext:value-type="float">
            <text:p>12</text:p>
          </table:table-cell>
          <table:table-cell table:formula="of:=ROUNDUP(MAX((100-MAX([.U$95]+[.$F97];0))*(INT([.$I97]*[.$J97])-[.U$94])/100;0);0)" office:value-type="float" office:value="9" calcext:value-type="float">
            <text:p>9</text:p>
          </table:table-cell>
          <table:table-cell table:formula="of:=ROUNDUP(MAX((100-MAX([.V$95]+[.$F97];0))*(INT([.$I97]*[.$J97])-[.V$94])/100;0);0)" office:value-type="float" office:value="11" calcext:value-type="float">
            <text:p>11</text:p>
          </table:table-cell>
          <table:table-cell table:formula="of:=ROUNDUP(MAX((100-MAX([.W$95]+[.$F97];0))*(INT([.$I97]*[.$J97])-[.W$94])/100;0);0)" office:value-type="float" office:value="0" calcext:value-type="float">
            <text:p>0</text:p>
          </table:table-cell>
          <table:table-cell table:formula="of:=ROUNDUP(MAX((100-MAX([.X$95]+[.$F97];0))*(INT([.$I97]*[.$J97])-[.X$94])/100;0);0)" office:value-type="float" office:value="0" calcext:value-type="float">
            <text:p>0</text:p>
          </table:table-cell>
          <table:table-cell table:formula="of:=ROUNDUP(MAX((100-MAX([.Y$95]+[.$F97];0))*(INT([.$I97]*[.$J97])-[.Y$94])/100;0);0)" office:value-type="float" office:value="0" calcext:value-type="float">
            <text:p>0</text:p>
          </table:table-cell>
          <table:table-cell table:formula="of:=ROUNDUP(MAX((100-MAX([.Z$95]+[.$F97];0))*(INT([.$I97]*[.$J97])-[.Z$94])/100;0);0)" office:value-type="float" office:value="0" calcext:value-type="float">
            <text:p>0</text:p>
          </table:table-cell>
          <table:table-cell table:formula="of:=ROUNDUP(MAX((100-MAX([.AA$95]+[.$F97];0))*(INT([.$I97]*[.$J97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8]/[.H98]" office:value-type="float" office:value="1" calcext:value-type="float">
            <text:p>1</text:p>
          </table:table-cell>
          <table:table-cell table:formula="of:=ROUND(AVERAGE([.C98];[.D98]))" office:value-type="float" office:value="20" calcext:value-type="float">
            <text:p>20</text:p>
          </table:table-cell>
          <table:table-cell/>
          <table:table-cell table:formula="of:=ROUNDUP(MAX((100-MAX([.L$95]+[.$F98];0))*(INT([.$I98]*[.$J98])-[.L$94])/100;0);0)" office:value-type="float" office:value="20" calcext:value-type="float">
            <text:p>20</text:p>
          </table:table-cell>
          <table:table-cell table:formula="of:=ROUNDUP(MAX((100-MAX([.M$95]+[.$F98];0))*(INT([.$I98]*[.$J98])-[.M$94])/100;0);0)" office:value-type="float" office:value="20" calcext:value-type="float">
            <text:p>20</text:p>
          </table:table-cell>
          <table:table-cell table:formula="of:=ROUNDUP(MAX((100-MAX([.N$95]+[.$F98];0))*(INT([.$I98]*[.$J98])-[.N$94])/100;0);0)" office:value-type="float" office:value="20" calcext:value-type="float">
            <text:p>20</text:p>
          </table:table-cell>
          <table:table-cell table:formula="of:=ROUNDUP(MAX((100-MAX([.O$95]+[.$F98];0))*(INT([.$I98]*[.$J98])-[.O$94])/100;0);0)" office:value-type="float" office:value="20" calcext:value-type="float">
            <text:p>20</text:p>
          </table:table-cell>
          <table:table-cell table:formula="of:=ROUNDUP(MAX((100-MAX([.P$95]+[.$F98];0))*(INT([.$I98]*[.$J98])-[.P$94])/100;0);0)" office:value-type="float" office:value="19" calcext:value-type="float">
            <text:p>19</text:p>
          </table:table-cell>
          <table:table-cell table:formula="of:=ROUNDUP(MAX((100-MAX([.Q$95]+[.$F98];0))*(INT([.$I98]*[.$J98])-[.Q$94])/100;0);0)" office:value-type="float" office:value="16" calcext:value-type="float">
            <text:p>16</text:p>
          </table:table-cell>
          <table:table-cell table:formula="of:=ROUNDUP(MAX((100-MAX([.R$95]+[.$F98];0))*(INT([.$I98]*[.$J98])-[.R$94])/100;0);0)" office:value-type="float" office:value="16" calcext:value-type="float">
            <text:p>16</text:p>
          </table:table-cell>
          <table:table-cell table:formula="of:=ROUNDUP(MAX((100-MAX([.S$95]+[.$F98];0))*(INT([.$I98]*[.$J98])-[.S$94])/100;0);0)" office:value-type="float" office:value="16" calcext:value-type="float">
            <text:p>16</text:p>
          </table:table-cell>
          <table:table-cell table:formula="of:=ROUNDUP(MAX((100-MAX([.T$95]+[.$F98];0))*(INT([.$I98]*[.$J98])-[.T$94])/100;0);0)" office:value-type="float" office:value="14" calcext:value-type="float">
            <text:p>14</text:p>
          </table:table-cell>
          <table:table-cell table:formula="of:=ROUNDUP(MAX((100-MAX([.U$95]+[.$F98];0))*(INT([.$I98]*[.$J98])-[.U$94])/100;0);0)" office:value-type="float" office:value="11" calcext:value-type="float">
            <text:p>11</text:p>
          </table:table-cell>
          <table:table-cell table:formula="of:=ROUNDUP(MAX((100-MAX([.V$95]+[.$F98];0))*(INT([.$I98]*[.$J98])-[.V$94])/100;0);0)" office:value-type="float" office:value="12" calcext:value-type="float">
            <text:p>12</text:p>
          </table:table-cell>
          <table:table-cell table:formula="of:=ROUNDUP(MAX((100-MAX([.W$95]+[.$F98];0))*(INT([.$I98]*[.$J98])-[.W$94])/100;0);0)" office:value-type="float" office:value="0" calcext:value-type="float">
            <text:p>0</text:p>
          </table:table-cell>
          <table:table-cell table:formula="of:=ROUNDUP(MAX((100-MAX([.X$95]+[.$F98];0))*(INT([.$I98]*[.$J98])-[.X$94])/100;0);0)" office:value-type="float" office:value="0" calcext:value-type="float">
            <text:p>0</text:p>
          </table:table-cell>
          <table:table-cell table:formula="of:=ROUNDUP(MAX((100-MAX([.Y$95]+[.$F98];0))*(INT([.$I98]*[.$J98])-[.Y$94])/100;0);0)" office:value-type="float" office:value="0" calcext:value-type="float">
            <text:p>0</text:p>
          </table:table-cell>
          <table:table-cell table:formula="of:=ROUNDUP(MAX((100-MAX([.Z$95]+[.$F98];0))*(INT([.$I98]*[.$J98])-[.Z$94])/100;0);0)" office:value-type="float" office:value="0" calcext:value-type="float">
            <text:p>0</text:p>
          </table:table-cell>
          <table:table-cell table:formula="of:=ROUNDUP(MAX((100-MAX([.AA$95]+[.$F98];0))*(INT([.$I98]*[.$J98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9]/[.H99]" office:value-type="float" office:value="1" calcext:value-type="float">
            <text:p>1</text:p>
          </table:table-cell>
          <table:table-cell table:formula="of:=ROUND(AVERAGE([.C99];[.D99]))" office:value-type="float" office:value="20" calcext:value-type="float">
            <text:p>20</text:p>
          </table:table-cell>
          <table:table-cell/>
          <table:table-cell table:formula="of:=ROUNDUP(MAX((100-MAX([.L$95]+[.$F99];0))*(INT([.$I99]*[.$J99])-[.L$94])/100;0);0)" office:value-type="float" office:value="20" calcext:value-type="float">
            <text:p>20</text:p>
          </table:table-cell>
          <table:table-cell table:formula="of:=ROUNDUP(MAX((100-MAX([.M$95]+[.$F99];0))*(INT([.$I99]*[.$J99])-[.M$94])/100;0);0)" office:value-type="float" office:value="20" calcext:value-type="float">
            <text:p>20</text:p>
          </table:table-cell>
          <table:table-cell table:formula="of:=ROUNDUP(MAX((100-MAX([.N$95]+[.$F99];0))*(INT([.$I99]*[.$J99])-[.N$94])/100;0);0)" office:value-type="float" office:value="20" calcext:value-type="float">
            <text:p>20</text:p>
          </table:table-cell>
          <table:table-cell table:formula="of:=ROUNDUP(MAX((100-MAX([.O$95]+[.$F99];0))*(INT([.$I99]*[.$J99])-[.O$94])/100;0);0)" office:value-type="float" office:value="20" calcext:value-type="float">
            <text:p>20</text:p>
          </table:table-cell>
          <table:table-cell table:formula="of:=ROUNDUP(MAX((100-MAX([.P$95]+[.$F99];0))*(INT([.$I99]*[.$J99])-[.P$94])/100;0);0)" office:value-type="float" office:value="19" calcext:value-type="float">
            <text:p>19</text:p>
          </table:table-cell>
          <table:table-cell table:formula="of:=ROUNDUP(MAX((100-MAX([.Q$95]+[.$F99];0))*(INT([.$I99]*[.$J99])-[.Q$94])/100;0);0)" office:value-type="float" office:value="16" calcext:value-type="float">
            <text:p>16</text:p>
          </table:table-cell>
          <table:table-cell table:formula="of:=ROUNDUP(MAX((100-MAX([.R$95]+[.$F99];0))*(INT([.$I99]*[.$J99])-[.R$94])/100;0);0)" office:value-type="float" office:value="16" calcext:value-type="float">
            <text:p>16</text:p>
          </table:table-cell>
          <table:table-cell table:formula="of:=ROUNDUP(MAX((100-MAX([.S$95]+[.$F99];0))*(INT([.$I99]*[.$J99])-[.S$94])/100;0);0)" office:value-type="float" office:value="16" calcext:value-type="float">
            <text:p>16</text:p>
          </table:table-cell>
          <table:table-cell table:formula="of:=ROUNDUP(MAX((100-MAX([.T$95]+[.$F99];0))*(INT([.$I99]*[.$J99])-[.T$94])/100;0);0)" office:value-type="float" office:value="12" calcext:value-type="float">
            <text:p>12</text:p>
          </table:table-cell>
          <table:table-cell table:formula="of:=ROUNDUP(MAX((100-MAX([.U$95]+[.$F99];0))*(INT([.$I99]*[.$J99])-[.U$94])/100;0);0)" office:value-type="float" office:value="9" calcext:value-type="float">
            <text:p>9</text:p>
          </table:table-cell>
          <table:table-cell table:formula="of:=ROUNDUP(MAX((100-MAX([.V$95]+[.$F99];0))*(INT([.$I99]*[.$J99])-[.V$94])/100;0);0)" office:value-type="float" office:value="11" calcext:value-type="float">
            <text:p>11</text:p>
          </table:table-cell>
          <table:table-cell table:formula="of:=ROUNDUP(MAX((100-MAX([.W$95]+[.$F99];0))*(INT([.$I99]*[.$J99])-[.W$94])/100;0);0)" office:value-type="float" office:value="0" calcext:value-type="float">
            <text:p>0</text:p>
          </table:table-cell>
          <table:table-cell table:formula="of:=ROUNDUP(MAX((100-MAX([.X$95]+[.$F99];0))*(INT([.$I99]*[.$J99])-[.X$94])/100;0);0)" office:value-type="float" office:value="0" calcext:value-type="float">
            <text:p>0</text:p>
          </table:table-cell>
          <table:table-cell table:formula="of:=ROUNDUP(MAX((100-MAX([.Y$95]+[.$F99];0))*(INT([.$I99]*[.$J99])-[.Y$94])/100;0);0)" office:value-type="float" office:value="0" calcext:value-type="float">
            <text:p>0</text:p>
          </table:table-cell>
          <table:table-cell table:formula="of:=ROUNDUP(MAX((100-MAX([.Z$95]+[.$F99];0))*(INT([.$I99]*[.$J99])-[.Z$94])/100;0);0)" office:value-type="float" office:value="0" calcext:value-type="float">
            <text:p>0</text:p>
          </table:table-cell>
          <table:table-cell table:formula="of:=ROUNDUP(MAX((100-MAX([.AA$95]+[.$F99];0))*(INT([.$I99]*[.$J99])-[.AA$94])/100;0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0]/[.H100]" office:value-type="float" office:value="1" calcext:value-type="float">
            <text:p>1</text:p>
          </table:table-cell>
          <table:table-cell table:formula="of:=ROUND(AVERAGE([.C100];[.D100]))" office:value-type="float" office:value="68" calcext:value-type="float">
            <text:p>68</text:p>
          </table:table-cell>
          <table:table-cell/>
          <table:table-cell table:formula="of:=ROUNDUP(MAX((100-MAX([.L$95]+[.$F100];0))*(INT([.$I100]*[.$J100])-[.L$94])/100;0);0)" office:value-type="float" office:value="68" calcext:value-type="float">
            <text:p>68</text:p>
          </table:table-cell>
          <table:table-cell table:formula="of:=ROUNDUP(MAX((100-MAX([.M$95]+[.$F100];0))*(INT([.$I100]*[.$J100])-[.M$94])/100;0);0)" office:value-type="float" office:value="68" calcext:value-type="float">
            <text:p>68</text:p>
          </table:table-cell>
          <table:table-cell table:formula="of:=ROUNDUP(MAX((100-MAX([.N$95]+[.$F100];0))*(INT([.$I100]*[.$J100])-[.N$94])/100;0);0)" office:value-type="float" office:value="68" calcext:value-type="float">
            <text:p>68</text:p>
          </table:table-cell>
          <table:table-cell table:formula="of:=ROUNDUP(MAX((100-MAX([.O$95]+[.$F100];0))*(INT([.$I100]*[.$J100])-[.O$94])/100;0);0)" office:value-type="float" office:value="68" calcext:value-type="float">
            <text:p>68</text:p>
          </table:table-cell>
          <table:table-cell table:formula="of:=ROUNDUP(MAX((100-MAX([.P$95]+[.$F100];0))*(INT([.$I100]*[.$J100])-[.P$94])/100;0);0)" office:value-type="float" office:value="67" calcext:value-type="float">
            <text:p>67</text:p>
          </table:table-cell>
          <table:table-cell table:formula="of:=ROUNDUP(MAX((100-MAX([.Q$95]+[.$F100];0))*(INT([.$I100]*[.$J100])-[.Q$94])/100;0);0)" office:value-type="float" office:value="64" calcext:value-type="float">
            <text:p>64</text:p>
          </table:table-cell>
          <table:table-cell table:formula="of:=ROUNDUP(MAX((100-MAX([.R$95]+[.$F100];0))*(INT([.$I100]*[.$J100])-[.R$94])/100;0);0)" office:value-type="float" office:value="64" calcext:value-type="float">
            <text:p>64</text:p>
          </table:table-cell>
          <table:table-cell table:formula="of:=ROUNDUP(MAX((100-MAX([.S$95]+[.$F100];0))*(INT([.$I100]*[.$J100])-[.S$94])/100;0);0)" office:value-type="float" office:value="61" calcext:value-type="float">
            <text:p>61</text:p>
          </table:table-cell>
          <table:table-cell table:formula="of:=ROUNDUP(MAX((100-MAX([.T$95]+[.$F100];0))*(INT([.$I100]*[.$J100])-[.T$94])/100;0);0)" office:value-type="float" office:value="53" calcext:value-type="float">
            <text:p>53</text:p>
          </table:table-cell>
          <table:table-cell table:formula="of:=ROUNDUP(MAX((100-MAX([.U$95]+[.$F100];0))*(INT([.$I100]*[.$J100])-[.U$94])/100;0);0)" office:value-type="float" office:value="48" calcext:value-type="float">
            <text:p>48</text:p>
          </table:table-cell>
          <table:table-cell table:formula="of:=ROUNDUP(MAX((100-MAX([.V$95]+[.$F100];0))*(INT([.$I100]*[.$J100])-[.V$94])/100;0);0)" office:value-type="float" office:value="51" calcext:value-type="float">
            <text:p>51</text:p>
          </table:table-cell>
          <table:table-cell table:formula="of:=ROUNDUP(MAX((100-MAX([.W$95]+[.$F100];0))*(INT([.$I100]*[.$J100])-[.W$94])/100;0);0)" office:value-type="float" office:value="36" calcext:value-type="float">
            <text:p>36</text:p>
          </table:table-cell>
          <table:table-cell table:formula="of:=ROUNDUP(MAX((100-MAX([.X$95]+[.$F100];0))*(INT([.$I100]*[.$J100])-[.X$94])/100;0);0)" office:value-type="float" office:value="32" calcext:value-type="float">
            <text:p>32</text:p>
          </table:table-cell>
          <table:table-cell table:formula="of:=ROUNDUP(MAX((100-MAX([.Y$95]+[.$F100];0))*(INT([.$I100]*[.$J100])-[.Y$94])/100;0);0)" office:value-type="float" office:value="29" calcext:value-type="float">
            <text:p>29</text:p>
          </table:table-cell>
          <table:table-cell table:formula="of:=ROUNDUP(MAX((100-MAX([.Z$95]+[.$F100];0))*(INT([.$I100]*[.$J100])-[.Z$94])/100;0);0)" office:value-type="float" office:value="27" calcext:value-type="float">
            <text:p>27</text:p>
          </table:table-cell>
          <table:table-cell table:formula="of:=ROUNDUP(MAX((100-MAX([.AA$95]+[.$F100];0))*(INT([.$I100]*[.$J100])-[.AA$94])/100;0)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1]/[.H101]" office:value-type="float" office:value="1" calcext:value-type="float">
            <text:p>1</text:p>
          </table:table-cell>
          <table:table-cell table:formula="of:=ROUND(AVERAGE([.C101];[.D101]))" office:value-type="float" office:value="68" calcext:value-type="float">
            <text:p>68</text:p>
          </table:table-cell>
          <table:table-cell/>
          <table:table-cell table:formula="of:=ROUNDUP(MAX((100-MAX([.L$95]+[.$F101];0))*(INT([.$I101]*[.$J101])-[.L$94])/100;0);0)" office:value-type="float" office:value="68" calcext:value-type="float">
            <text:p>68</text:p>
          </table:table-cell>
          <table:table-cell table:formula="of:=ROUNDUP(MAX((100-MAX([.M$95]+[.$F101];0))*(INT([.$I101]*[.$J101])-[.M$94])/100;0);0)" office:value-type="float" office:value="68" calcext:value-type="float">
            <text:p>68</text:p>
          </table:table-cell>
          <table:table-cell table:formula="of:=ROUNDUP(MAX((100-MAX([.N$95]+[.$F101];0))*(INT([.$I101]*[.$J101])-[.N$94])/100;0);0)" office:value-type="float" office:value="68" calcext:value-type="float">
            <text:p>68</text:p>
          </table:table-cell>
          <table:table-cell table:formula="of:=ROUNDUP(MAX((100-MAX([.O$95]+[.$F101];0))*(INT([.$I101]*[.$J101])-[.O$94])/100;0);0)" office:value-type="float" office:value="68" calcext:value-type="float">
            <text:p>68</text:p>
          </table:table-cell>
          <table:table-cell table:formula="of:=ROUNDUP(MAX((100-MAX([.P$95]+[.$F101];0))*(INT([.$I101]*[.$J101])-[.P$94])/100;0);0)" office:value-type="float" office:value="67" calcext:value-type="float">
            <text:p>67</text:p>
          </table:table-cell>
          <table:table-cell table:formula="of:=ROUNDUP(MAX((100-MAX([.Q$95]+[.$F101];0))*(INT([.$I101]*[.$J101])-[.Q$94])/100;0);0)" office:value-type="float" office:value="64" calcext:value-type="float">
            <text:p>64</text:p>
          </table:table-cell>
          <table:table-cell table:formula="of:=ROUNDUP(MAX((100-MAX([.R$95]+[.$F101];0))*(INT([.$I101]*[.$J101])-[.R$94])/100;0);0)" office:value-type="float" office:value="64" calcext:value-type="float">
            <text:p>64</text:p>
          </table:table-cell>
          <table:table-cell table:formula="of:=ROUNDUP(MAX((100-MAX([.S$95]+[.$F101];0))*(INT([.$I101]*[.$J101])-[.S$94])/100;0);0)" office:value-type="float" office:value="64" calcext:value-type="float">
            <text:p>64</text:p>
          </table:table-cell>
          <table:table-cell table:formula="of:=ROUNDUP(MAX((100-MAX([.T$95]+[.$F101];0))*(INT([.$I101]*[.$J101])-[.T$94])/100;0);0)" office:value-type="float" office:value="62" calcext:value-type="float">
            <text:p>62</text:p>
          </table:table-cell>
          <table:table-cell table:formula="of:=ROUNDUP(MAX((100-MAX([.U$95]+[.$F101];0))*(INT([.$I101]*[.$J101])-[.U$94])/100;0);0)" office:value-type="float" office:value="59" calcext:value-type="float">
            <text:p>59</text:p>
          </table:table-cell>
          <table:table-cell table:formula="of:=ROUNDUP(MAX((100-MAX([.V$95]+[.$F101];0))*(INT([.$I101]*[.$J101])-[.V$94])/100;0);0)" office:value-type="float" office:value="60" calcext:value-type="float">
            <text:p>60</text:p>
          </table:table-cell>
          <table:table-cell table:formula="of:=ROUNDUP(MAX((100-MAX([.W$95]+[.$F101];0))*(INT([.$I101]*[.$J101])-[.W$94])/100;0);0)" office:value-type="float" office:value="48" calcext:value-type="float">
            <text:p>48</text:p>
          </table:table-cell>
          <table:table-cell table:formula="of:=ROUNDUP(MAX((100-MAX([.X$95]+[.$F101];0))*(INT([.$I101]*[.$J101])-[.X$94])/100;0);0)" office:value-type="float" office:value="44" calcext:value-type="float">
            <text:p>44</text:p>
          </table:table-cell>
          <table:table-cell table:formula="of:=ROUNDUP(MAX((100-MAX([.Y$95]+[.$F101];0))*(INT([.$I101]*[.$J101])-[.Y$94])/100;0);0)" office:value-type="float" office:value="41" calcext:value-type="float">
            <text:p>41</text:p>
          </table:table-cell>
          <table:table-cell table:formula="of:=ROUNDUP(MAX((100-MAX([.Z$95]+[.$F101];0))*(INT([.$I101]*[.$J101])-[.Z$94])/100;0);0)" office:value-type="float" office:value="39" calcext:value-type="float">
            <text:p>39</text:p>
          </table:table-cell>
          <table:table-cell table:formula="of:=ROUNDUP(MAX((100-MAX([.AA$95]+[.$F101];0))*(INT([.$I101]*[.$J101])-[.AA$94])/100;0)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2]/[.H102]" office:value-type="float" office:value="1" calcext:value-type="float">
            <text:p>1</text:p>
          </table:table-cell>
          <table:table-cell table:formula="of:=ROUND(AVERAGE([.C102];[.D102]))" office:value-type="float" office:value="68" calcext:value-type="float">
            <text:p>68</text:p>
          </table:table-cell>
          <table:table-cell/>
          <table:table-cell table:formula="of:=ROUNDUP(MAX((100-MAX([.L$95]+[.$F102];0))*(INT([.$I102]*[.$J102])-[.L$94])/100;0);0)" office:value-type="float" office:value="68" calcext:value-type="float">
            <text:p>68</text:p>
          </table:table-cell>
          <table:table-cell table:formula="of:=ROUNDUP(MAX((100-MAX([.M$95]+[.$F102];0))*(INT([.$I102]*[.$J102])-[.M$94])/100;0);0)" office:value-type="float" office:value="68" calcext:value-type="float">
            <text:p>68</text:p>
          </table:table-cell>
          <table:table-cell table:formula="of:=ROUNDUP(MAX((100-MAX([.N$95]+[.$F102];0))*(INT([.$I102]*[.$J102])-[.N$94])/100;0);0)" office:value-type="float" office:value="68" calcext:value-type="float">
            <text:p>68</text:p>
          </table:table-cell>
          <table:table-cell table:formula="of:=ROUNDUP(MAX((100-MAX([.O$95]+[.$F102];0))*(INT([.$I102]*[.$J102])-[.O$94])/100;0);0)" office:value-type="float" office:value="68" calcext:value-type="float">
            <text:p>68</text:p>
          </table:table-cell>
          <table:table-cell table:formula="of:=ROUNDUP(MAX((100-MAX([.P$95]+[.$F102];0))*(INT([.$I102]*[.$J102])-[.P$94])/100;0);0)" office:value-type="float" office:value="67" calcext:value-type="float">
            <text:p>67</text:p>
          </table:table-cell>
          <table:table-cell table:formula="of:=ROUNDUP(MAX((100-MAX([.Q$95]+[.$F102];0))*(INT([.$I102]*[.$J102])-[.Q$94])/100;0);0)" office:value-type="float" office:value="64" calcext:value-type="float">
            <text:p>64</text:p>
          </table:table-cell>
          <table:table-cell table:formula="of:=ROUNDUP(MAX((100-MAX([.R$95]+[.$F102];0))*(INT([.$I102]*[.$J102])-[.R$94])/100;0);0)" office:value-type="float" office:value="64" calcext:value-type="float">
            <text:p>64</text:p>
          </table:table-cell>
          <table:table-cell table:formula="of:=ROUNDUP(MAX((100-MAX([.S$95]+[.$F102];0))*(INT([.$I102]*[.$J102])-[.S$94])/100;0);0)" office:value-type="float" office:value="61" calcext:value-type="float">
            <text:p>61</text:p>
          </table:table-cell>
          <table:table-cell table:formula="of:=ROUNDUP(MAX((100-MAX([.T$95]+[.$F102];0))*(INT([.$I102]*[.$J102])-[.T$94])/100;0);0)" office:value-type="float" office:value="53" calcext:value-type="float">
            <text:p>53</text:p>
          </table:table-cell>
          <table:table-cell table:formula="of:=ROUNDUP(MAX((100-MAX([.U$95]+[.$F102];0))*(INT([.$I102]*[.$J102])-[.U$94])/100;0);0)" office:value-type="float" office:value="48" calcext:value-type="float">
            <text:p>48</text:p>
          </table:table-cell>
          <table:table-cell table:formula="of:=ROUNDUP(MAX((100-MAX([.V$95]+[.$F102];0))*(INT([.$I102]*[.$J102])-[.V$94])/100;0);0)" office:value-type="float" office:value="51" calcext:value-type="float">
            <text:p>51</text:p>
          </table:table-cell>
          <table:table-cell table:formula="of:=ROUNDUP(MAX((100-MAX([.W$95]+[.$F102];0))*(INT([.$I102]*[.$J102])-[.W$94])/100;0);0)" office:value-type="float" office:value="36" calcext:value-type="float">
            <text:p>36</text:p>
          </table:table-cell>
          <table:table-cell table:formula="of:=ROUNDUP(MAX((100-MAX([.X$95]+[.$F102];0))*(INT([.$I102]*[.$J102])-[.X$94])/100;0);0)" office:value-type="float" office:value="32" calcext:value-type="float">
            <text:p>32</text:p>
          </table:table-cell>
          <table:table-cell table:formula="of:=ROUNDUP(MAX((100-MAX([.Y$95]+[.$F102];0))*(INT([.$I102]*[.$J102])-[.Y$94])/100;0);0)" office:value-type="float" office:value="29" calcext:value-type="float">
            <text:p>29</text:p>
          </table:table-cell>
          <table:table-cell table:formula="of:=ROUNDUP(MAX((100-MAX([.Z$95]+[.$F102];0))*(INT([.$I102]*[.$J102])-[.Z$94])/100;0);0)" office:value-type="float" office:value="27" calcext:value-type="float">
            <text:p>27</text:p>
          </table:table-cell>
          <table:table-cell table:formula="of:=ROUNDUP(MAX((100-MAX([.AA$95]+[.$F102];0))*(INT([.$I102]*[.$J102])-[.AA$94])/100;0);0)" office:value-type="float" office:value="27" calcext:value-type="float">
            <text:p>27</text:p>
          </table:table-cell>
        </table:table-row>
      </table:table>
      <table:table table:name="EcCo (NEW) damage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7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7" table:default-cell-style-name="ce24"/>
        <table:table-column table:style-name="co18" table:default-cell-style-name="ce24"/>
        <table:table-column table:style-name="co19" table:number-columns-repeated="9" table:default-cell-style-name="ce24"/>
        <table:table-column table:style-name="co20" table:default-cell-style-name="ce24"/>
        <table:table-column table:style-name="co19" table:default-cell-style-name="ce24"/>
        <table:table-column table:style-name="co21" table:default-cell-style-name="ce24"/>
        <table:table-column table:style-name="co21" table:default-cell-style-name="Default"/>
        <table:table-column table:style-name="co14" table:number-columns-repeated="17" table:default-cell-style-name="ce33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DT mult (pos)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 office:value-type="string" calcext:value-type="string" table:number-columns-spanned="14" table:number-rows-spanned="1">
            <text:p>NORMAL DAMAGE</text:p>
          </table:table-cell>
          <table:covered-table-cell table:number-columns-repeated="13" table:style-name="Default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DT mult (neg)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2" table:formula="of:=OFFSET([$'EcCo Armor (0.9)'.$A$2];[.M$2];0)" office:value-type="string" office:string-value="None" calcext:value-type="string">
            <text:p>None</text:p>
          </table:table-cell>
          <table:table-cell table:style-name="ce22" table:formula="of:=OFFSET([$'EcCo Armor (0.9)'.$A$2];[.N$2];0)" office:value-type="string" office:string-value="Leather Jacket" calcext:value-type="string">
            <text:p>Leather Jacket</text:p>
          </table:table-cell>
          <table:table-cell table:style-name="ce22" table:formula="of:=OFFSET([$'EcCo Armor (0.9)'.$A$2];[.O$2];0)" office:value-type="string" office:string-value="Leather Armor" calcext:value-type="string">
            <text:p>Leather Armor</text:p>
          </table:table-cell>
          <table:table-cell table:style-name="ce22" table:formula="of:=OFFSET([$'EcCo Armor (0.9)'.$A$2];[.P$2];0)" office:value-type="string" office:string-value="Metal Armor" calcext:value-type="string">
            <text:p>Metal Armor</text:p>
          </table:table-cell>
          <table:table-cell table:style-name="ce22" table:formula="of:=OFFSET([$'EcCo Armor (0.9)'.$A$2];[.Q$2];0)" office:value-type="string" office:string-value="Combat Armor" calcext:value-type="string">
            <text:p>Combat Armor</text:p>
          </table:table-cell>
          <table:table-cell table:style-name="ce22" table:formula="of:=OFFSET([$'EcCo Armor (0.9)'.$A$2];[.R$2];0)" office:value-type="string" office:string-value="Brotherhood" calcext:value-type="string">
            <text:p>Brotherhood</text:p>
          </table:table-cell>
          <table:table-cell table:style-name="ce22" table:formula="of:=OFFSET([$'EcCo Armor (0.9)'.$A$2];[.S$2];0)" office:value-type="string" office:string-value="Power Armor" calcext:value-type="string">
            <text:p>Power Armor</text:p>
          </table:table-cell>
          <table:table-cell table:style-name="ce22" table:formula="of:=OFFSET([$'EcCo Armor (0.9)'.$A$2];[.T$2];0)" office:value-type="string" office:string-value="Adv. Power" calcext:value-type="string">
            <text:p>Adv. Power</text:p>
          </table:table-cell>
          <table:table-cell table:style-name="ce22" table:formula="of:=OFFSET([$'EcCo Armor (0.9)'.$A$2];[.U$2];0)" office:value-type="string" office:string-value="Frank Horrigan" calcext:value-type="string">
            <text:p>Frank Horrigan</text:p>
          </table:table-cell>
          <table:table-cell table:style-name="ce22" table:formula="of:=OFFSET([$'EcCo Armor (0.9)'.$A$2];[.V$2];0)" office:value-type="string" office:string-value="Wanamingo" calcext:value-type="string">
            <text:p>Wanamingo</text:p>
          </table:table-cell>
          <table:table-cell table:style-name="ce22" table:formula="of:=OFFSET([$'EcCo Armor (0.9)'.$A$2];[.W$2];0)" office:value-type="string" office:string-value="Deathclaw" calcext:value-type="string">
            <text:p>Deathclaw</text:p>
          </table:table-cell>
          <table:table-cell table:style-name="ce22" table:formula="of:=OFFSET([$'EcCo Armor (0.9)'.$A$2];[.X$2];0)" office:value-type="string" office:string-value="T. Deathclaw" calcext:value-type="string">
            <text:p>T. Deathclaw</text:p>
          </table:table-cell>
          <table:table-cell table:style-name="ce22" table:number-columns-repeated="2"/>
          <table:table-cell/>
          <table:table-cell table:style-name="ce26" office:value-type="string" calcext:value-type="string" table:number-columns-spanned="5" table:number-rows-spanned="1">
            <text:p>Effective DT</text:p>
          </table:table-cell>
          <table:covered-table-cell table:number-columns-repeated="4" table:style-name="ce22"/>
          <table:table-cell table:style-name="ce22" table:number-columns-repeated="12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 (0.9)'.$E$2];[.M$2];0)" office:value-type="float" office:value="0" calcext:value-type="float">
            <text:p>0</text:p>
          </table:table-cell>
          <table:table-cell table:style-name="ce3" table:formula="of:=OFFSET([$'EcCo Armor (0.9)'.$E$2];[.N$2];0)" office:value-type="float" office:value="0" calcext:value-type="float">
            <text:p>0</text:p>
          </table:table-cell>
          <table:table-cell table:style-name="ce3" table:formula="of:=OFFSET([$'EcCo Armor (0.9)'.$E$2];[.O$2];0)" office:value-type="float" office:value="2" calcext:value-type="float">
            <text:p>2</text:p>
          </table:table-cell>
          <table:table-cell table:style-name="ce3" table:formula="of:=OFFSET([$'EcCo Armor (0.9)'.$E$2];[.P$2];0)" office:value-type="float" office:value="4" calcext:value-type="float">
            <text:p>4</text:p>
          </table:table-cell>
          <table:table-cell table:style-name="ce3" table:formula="of:=OFFSET([$'EcCo Armor (0.9)'.$E$2];[.Q$2];0)" office:value-type="float" office:value="5" calcext:value-type="float">
            <text:p>5</text:p>
          </table:table-cell>
          <table:table-cell table:style-name="ce3" table:formula="of:=OFFSET([$'EcCo Armor (0.9)'.$E$2];[.R$2];0)" office:value-type="float" office:value="8" calcext:value-type="float">
            <text:p>8</text:p>
          </table:table-cell>
          <table:table-cell table:style-name="ce3" table:formula="of:=OFFSET([$'EcCo Armor (0.9)'.$E$2];[.S$2];0)" office:value-type="float" office:value="12" calcext:value-type="float">
            <text:p>12</text:p>
          </table:table-cell>
          <table:table-cell table:style-name="ce3" table:formula="of:=OFFSET([$'EcCo Armor (0.9)'.$E$2];[.T$2];0)" office:value-type="float" office:value="15" calcext:value-type="float">
            <text:p>15</text:p>
          </table:table-cell>
          <table:table-cell table:style-name="ce3" table:formula="of:=OFFSET([$'EcCo Armor (0.9)'.$E$2];[.U$2];0)" office:value-type="float" office:value="20" calcext:value-type="float">
            <text:p>20</text:p>
          </table:table-cell>
          <table:table-cell table:style-name="ce3" table:formula="of:=OFFSET([$'EcCo Armor (0.9)'.$E$2];[.V$2];0)" office:value-type="float" office:value="6" calcext:value-type="float">
            <text:p>6</text:p>
          </table:table-cell>
          <table:table-cell table:style-name="ce3" table:formula="of:=OFFSET([$'EcCo Armor (0.9)'.$E$2];[.W$2];0)" office:value-type="float" office:value="6" calcext:value-type="float">
            <text:p>6</text:p>
          </table:table-cell>
          <table:table-cell table:style-name="ce3" table:formula="of:=OFFSET([$'EcCo Armor (0.9)'.$E$2];[.X$2];0)" office:value-type="float" office:value="10" calcext:value-type="float">
            <text:p>10</text:p>
          </table:table-cell>
          <table:table-cell table:style-name="ce3" table:number-columns-repeated="2"/>
          <table:table-cell/>
          <table:table-cell table:style-name="ce3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 (0.9)'.$F$2];[.M$2];0)" office:value-type="float" office:value="0" calcext:value-type="float">
            <text:p>0</text:p>
          </table:table-cell>
          <table:table-cell table:style-name="ce3" table:formula="of:=OFFSET([$'EcCo Armor (0.9)'.$F$2];[.N$2];0)" office:value-type="float" office:value="20" calcext:value-type="float">
            <text:p>20</text:p>
          </table:table-cell>
          <table:table-cell table:style-name="ce3" table:formula="of:=OFFSET([$'EcCo Armor (0.9)'.$F$2];[.O$2];0)" office:value-type="float" office:value="25" calcext:value-type="float">
            <text:p>25</text:p>
          </table:table-cell>
          <table:table-cell table:style-name="ce3" table:formula="of:=OFFSET([$'EcCo Armor (0.9)'.$F$2];[.P$2];0)" office:value-type="float" office:value="30" calcext:value-type="float">
            <text:p>30</text:p>
          </table:table-cell>
          <table:table-cell table:style-name="ce3" table:formula="of:=OFFSET([$'EcCo Armor (0.9)'.$F$2];[.Q$2];0)" office:value-type="float" office:value="40" calcext:value-type="float">
            <text:p>40</text:p>
          </table:table-cell>
          <table:table-cell table:style-name="ce3" table:formula="of:=OFFSET([$'EcCo Armor (0.9)'.$F$2];[.R$2];0)" office:value-type="float" office:value="40" calcext:value-type="float">
            <text:p>40</text:p>
          </table:table-cell>
          <table:table-cell table:style-name="ce3" table:formula="of:=OFFSET([$'EcCo Armor (0.9)'.$F$2];[.S$2];0)" office:value-type="float" office:value="40" calcext:value-type="float">
            <text:p>40</text:p>
          </table:table-cell>
          <table:table-cell table:style-name="ce3" table:formula="of:=OFFSET([$'EcCo Armor (0.9)'.$F$2];[.T$2];0)" office:value-type="float" office:value="55" calcext:value-type="float">
            <text:p>55</text:p>
          </table:table-cell>
          <table:table-cell table:style-name="ce3" table:formula="of:=OFFSET([$'EcCo Armor (0.9)'.$F$2];[.U$2];0)" office:value-type="float" office:value="70" calcext:value-type="float">
            <text:p>70</text:p>
          </table:table-cell>
          <table:table-cell table:style-name="ce3" table:formula="of:=OFFSET([$'EcCo Armor (0.9)'.$F$2];[.V$2];0)" office:value-type="float" office:value="40" calcext:value-type="float">
            <text:p>40</text:p>
          </table:table-cell>
          <table:table-cell table:style-name="ce3" table:formula="of:=OFFSET([$'EcCo Armor (0.9)'.$F$2];[.W$2];0)" office:value-type="float" office:value="25" calcext:value-type="float">
            <text:p>25</text:p>
          </table:table-cell>
          <table:table-cell table:style-name="ce3" table:formula="of:=OFFSET([$'EcCo Armor (0.9)'.$F$2];[.X$2];0)" office:value-type="float" office:value="50" calcext:value-type="float">
            <text:p>50</text:p>
          </table:table-cell>
          <table:table-cell table:style-name="ce3" table:number-columns-repeated="2"/>
          <table:table-cell/>
          <table:table-cell table:style-name="ce3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Mod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7];[$'EcCo ammo'.$A$6:$'EcCo ammo'.$A$37];[$'EcCo ammo'.F$6:$'EcCo ammo'.F$37])" office:value-type="float" office:value="0" calcext:value-type="float">
            <text:p>0</text:p>
          </table:table-cell>
          <table:table-cell table:formula="of:=FLOOR(LOOKUP([.$B7];[$'EcCo ammo'.$A$6:$'EcCo ammo'.$A$37];[$'EcCo ammo'.G$6:$'EcCo ammo'.G$37]))" office:value-type="float" office:value="-10" calcext:value-type="float">
            <text:p>-10</text:p>
          </table:table-cell>
          <table:table-cell table:formula="of:=LOOKUP([.$B7];[$'EcCo ammo'.$A$6:$'EcCo ammo'.$A$37];[$'EcCo ammo'.I$6:$'EcCo ammo'.I$37])" office:value-type="float" office:value="1" calcext:value-type="float">
            <text:p>1</text:p>
          </table:table-cell>
          <table:table-cell table:formula="of:=LOOKUP([.$B7];[$'EcCo ammo'.$A$6:$'EcCo ammo'.$A$37];[$'EcCo ammo'.J$6:$'EcCo ammo'.J$37])" office:value-type="float" office:value="1" calcext:value-type="float">
            <text:p>1</text:p>
          </table:table-cell>
          <table:table-cell table:formula="of:=[.H7]/[.I7]" office:value-type="float" office:value="1" calcext:value-type="float">
            <text:p>1.00</text:p>
          </table:table-cell>
          <table:table-cell table:formula="of:=ROUND(AVERAGE([.C7];[.D7]))" office:value-type="float" office:value="16" calcext:value-type="float">
            <text:p>16</text:p>
          </table:table-cell>
          <table:table-cell/>
          <table:table-cell table:formula="of:=MAX((100-MAX([.M$5]+MIN([.$G7];0);0))*INT(([.$K7]-[.AB7])*[.$J7])/100;0)" office:value-type="float" office:value="16" calcext:value-type="float">
            <text:p>16</text:p>
          </table:table-cell>
          <table:table-cell table:formula="of:=MAX((100-MAX([.N$5]+MIN([.$G7];0);0))*INT(([.$K7]-[.AC7])*[.$J7])/100;0)" office:value-type="float" office:value="14.4" calcext:value-type="float">
            <text:p>14</text:p>
          </table:table-cell>
          <table:table-cell table:formula="of:=MAX((100-MAX([.O$5]+MIN([.$G7];0);0))*INT(([.$K7]-[.AD7])*[.$J7])/100;0)" office:value-type="float" office:value="12.75" calcext:value-type="float">
            <text:p>13</text:p>
          </table:table-cell>
          <table:table-cell table:formula="of:=MAX((100-MAX([.P$5]+MIN([.$G7];0);0))*INT(([.$K7]-[.AE7])*[.$J7])/100;0)" office:value-type="float" office:value="10.4" calcext:value-type="float">
            <text:p>10</text:p>
          </table:table-cell>
          <table:table-cell table:formula="of:=MAX((100-MAX([.Q$5]+MIN([.$G7];0);0))*INT(([.$K7]-[.AF7])*[.$J7])/100;0)" office:value-type="float" office:value="8.4" calcext:value-type="float">
            <text:p>8</text:p>
          </table:table-cell>
          <table:table-cell table:formula="of:=MAX((100-MAX([.R$5]+MIN([.$G7];0);0))*INT(([.$K7]-[.AG7])*[.$J7])/100;0)" office:value-type="float" office:value="6.3" calcext:value-type="float">
            <text:p>6</text:p>
          </table:table-cell>
          <table:table-cell table:formula="of:=MAX((100-MAX([.S$5]+MIN([.$G7];0);0))*INT(([.$K7]-[.AH7])*[.$J7])/100;0)" office:value-type="float" office:value="3.5" calcext:value-type="float">
            <text:p>4</text:p>
          </table:table-cell>
          <table:table-cell table:formula="of:=MAX((100-MAX([.T$5]+MIN([.$G7];0);0))*INT(([.$K7]-[.AI7])*[.$J7])/100;0)" office:value-type="float" office:value="1.1" calcext:value-type="float">
            <text:p>1</text:p>
          </table:table-cell>
          <table:table-cell table:formula="of:=MAX((100-MAX([.U$5]+MIN([.$G7];0);0))*INT(([.$K7]-[.AJ7])*[.$J7])/100;0)" office:value-type="float" office:value="0" calcext:value-type="float">
            <text:p>0</text:p>
          </table:table-cell>
          <table:table-cell table:formula="of:=MAX((100-MAX([.V$5]+MIN([.$G7];0);0))*INT(([.$K7]-[.AK7])*[.$J7])/100;0)" office:value-type="float" office:value="7.7" calcext:value-type="float">
            <text:p>8</text:p>
          </table:table-cell>
          <table:table-cell table:formula="of:=MAX((100-MAX([.W$5]+MIN([.$G7];0);0))*INT(([.$K7]-[.AL7])*[.$J7])/100;0)" office:value-type="float" office:value="9.35" calcext:value-type="float">
            <text:p>9</text:p>
          </table:table-cell>
          <table:table-cell table:formula="of:=MAX((100-MAX([.X$5]+MIN([.$G7];0);0))*INT(([.$K7]-[.AM7])*[.$J7])/100;0)" office:value-type="float" office:value="4.2" calcext:value-type="float">
            <text:p>4</text:p>
          </table:table-cell>
          <table:table-cell table:number-columns-repeated="3"/>
          <table:table-cell table:style-name="ce39" table:formula="of:=MAX([.M$4]*IF([.$E7];0.2;1)+[.$G7]*IF([.$G7]&gt;0;[.$C$1];[.$C$2])/10; 0)" office:value-type="float" office:value="0" calcext:value-type="float">
            <text:p>0</text:p>
          </table:table-cell>
          <table:table-cell table:style-name="ce39" table:formula="of:=MAX([.N$4]*IF([.$E7];0.2;1)+[.$G7]*IF([.$G7]&gt;0;[.$C$1];[.$C$2])/10; 0)" office:value-type="float" office:value="0" calcext:value-type="float">
            <text:p>0</text:p>
          </table:table-cell>
          <table:table-cell table:style-name="ce39" table:formula="of:=MAX([.O$4]*IF([.$E7];0.2;1)+[.$G7]*IF([.$G7]&gt;0;[.$C$1];[.$C$2])/10; 0)" office:value-type="float" office:value="1" calcext:value-type="float">
            <text:p>1</text:p>
          </table:table-cell>
          <table:table-cell table:style-name="ce39" table:formula="of:=MAX([.P$4]*IF([.$E7];0.2;1)+[.$G7]*IF([.$G7]&gt;0;[.$C$1];[.$C$2])/10; 0)" office:value-type="float" office:value="3" calcext:value-type="float">
            <text:p>3</text:p>
          </table:table-cell>
          <table:table-cell table:style-name="ce39" table:formula="of:=MAX([.Q$4]*IF([.$E7];0.2;1)+[.$G7]*IF([.$G7]&gt;0;[.$C$1];[.$C$2])/10; 0)" office:value-type="float" office:value="4" calcext:value-type="float">
            <text:p>4</text:p>
          </table:table-cell>
          <table:table-cell table:style-name="ce39" table:formula="of:=MAX([.R$4]*IF([.$E7];0.2;1)+[.$G7]*IF([.$G7]&gt;0;[.$C$1];[.$C$2])/10; 0)" office:value-type="float" office:value="7" calcext:value-type="float">
            <text:p>7</text:p>
          </table:table-cell>
          <table:table-cell table:style-name="ce39" table:formula="of:=MAX([.S$4]*IF([.$E7];0.2;1)+[.$G7]*IF([.$G7]&gt;0;[.$C$1];[.$C$2])/10; 0)" office:value-type="float" office:value="11" calcext:value-type="float">
            <text:p>11</text:p>
          </table:table-cell>
          <table:table-cell table:style-name="ce39" table:formula="of:=MAX([.T$4]*IF([.$E7];0.2;1)+[.$G7]*IF([.$G7]&gt;0;[.$C$1];[.$C$2])/10; 0)" office:value-type="float" office:value="14" calcext:value-type="float">
            <text:p>14</text:p>
          </table:table-cell>
          <table:table-cell table:style-name="ce39" table:formula="of:=MAX([.U$4]*IF([.$E7];0.2;1)+[.$G7]*IF([.$G7]&gt;0;[.$C$1];[.$C$2])/10; 0)" office:value-type="float" office:value="19" calcext:value-type="float">
            <text:p>19</text:p>
          </table:table-cell>
          <table:table-cell table:style-name="ce39" table:formula="of:=MAX([.V$4]*IF([.$E7];0.2;1)+[.$G7]*IF([.$G7]&gt;0;[.$C$1];[.$C$2])/10; 0)" office:value-type="float" office:value="5" calcext:value-type="float">
            <text:p>5</text:p>
          </table:table-cell>
          <table:table-cell table:style-name="ce39" table:formula="of:=MAX([.W$4]*IF([.$E7];0.2;1)+[.$G7]*IF([.$G7]&gt;0;[.$C$1];[.$C$2])/10; 0)" office:value-type="float" office:value="5" calcext:value-type="float">
            <text:p>5</text:p>
          </table:table-cell>
          <table:table-cell table:style-name="ce39" table:formula="of:=MAX([.X$4]*IF([.$E7];0.2;1)+[.$G7]*IF([.$G7]&gt;0;[.$C$1];[.$C$2])/10; 0)" office:value-type="float" office:value="9" calcext:value-type="float">
            <text:p>9</text:p>
          </table:table-cell>
          <table:table-cell table:style-name="ce39" table:formula="of:=MAX([.Y$4]*IF([.$E7];0.2;1)+[.$G7]*IF([.$G7]&gt;0;[.$C$1];[.$C$2])/10; 0)" office:value-type="float" office:value="0" calcext:value-type="float">
            <text:p>0</text:p>
          </table:table-cell>
          <table:table-cell table:style-name="ce39" table:formula="of:=MAX([.Z$4]*IF([.$E7];0.2;1)+[.$G7]*IF([.$G7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];[$'EcCo ammo'.$A$6:$'EcCo ammo'.$A$37];[$'EcCo ammo'.G$6:$'EcCo ammo'.G$37]))" office:value-type="float" office:value="-50" calcext:value-type="float">
            <text:p>-50</text:p>
          </table:table-cell>
          <table:table-cell table:formula="of:=LOOKUP([.$B8];[$'EcCo ammo'.$A$6:$'EcCo ammo'.$A$37];[$'EcCo ammo'.I$6:$'EcCo ammo'.I$37])" office:value-type="float" office:value="4" calcext:value-type="float">
            <text:p>4</text:p>
          </table:table-cell>
          <table:table-cell table:formula="of:=LOOKUP([.$B8];[$'EcCo ammo'.$A$6:$'EcCo ammo'.$A$37];[$'EcCo ammo'.J$6:$'EcCo ammo'.J$37])" office:value-type="float" office:value="5" calcext:value-type="float">
            <text:p>5</text:p>
          </table:table-cell>
          <table:table-cell table:formula="of:=[.H8]/[.I8]" office:value-type="float" office:value="0.8" calcext:value-type="float">
            <text:p>0.80</text:p>
          </table:table-cell>
          <table:table-cell table:formula="of:=ROUND(AVERAGE([.C8];[.D8]))" office:value-type="float" office:value="16" calcext:value-type="float">
            <text:p>16</text:p>
          </table:table-cell>
          <table:table-cell/>
          <table:table-cell table:formula="of:=MAX((100-MAX([.M$5]+MIN([.$G8];0);0))*INT(([.$K8]-[.AB8])*[.$J8])/100;0)" office:value-type="float" office:value="12" calcext:value-type="float">
            <text:p>12</text:p>
          </table:table-cell>
          <table:table-cell table:formula="of:=MAX((100-MAX([.N$5]+MIN([.$G8];0);0))*INT(([.$K8]-[.AC8])*[.$J8])/100;0)" office:value-type="float" office:value="12" calcext:value-type="float">
            <text:p>12</text:p>
          </table:table-cell>
          <table:table-cell table:formula="of:=MAX((100-MAX([.O$5]+MIN([.$G8];0);0))*INT(([.$K8]-[.AD8])*[.$J8])/100;0)" office:value-type="float" office:value="12" calcext:value-type="float">
            <text:p>12</text:p>
          </table:table-cell>
          <table:table-cell table:formula="of:=MAX((100-MAX([.P$5]+MIN([.$G8];0);0))*INT(([.$K8]-[.AE8])*[.$J8])/100;0)" office:value-type="float" office:value="12" calcext:value-type="float">
            <text:p>12</text:p>
          </table:table-cell>
          <table:table-cell table:formula="of:=MAX((100-MAX([.Q$5]+MIN([.$G8];0);0))*INT(([.$K8]-[.AF8])*[.$J8])/100;0)" office:value-type="float" office:value="12" calcext:value-type="float">
            <text:p>12</text:p>
          </table:table-cell>
          <table:table-cell table:formula="of:=MAX((100-MAX([.R$5]+MIN([.$G8];0);0))*INT(([.$K8]-[.AG8])*[.$J8])/100;0)" office:value-type="float" office:value="10" calcext:value-type="float">
            <text:p>10</text:p>
          </table:table-cell>
          <table:table-cell table:formula="of:=MAX((100-MAX([.S$5]+MIN([.$G8];0);0))*INT(([.$K8]-[.AH8])*[.$J8])/100;0)" office:value-type="float" office:value="7" calcext:value-type="float">
            <text:p>7</text:p>
          </table:table-cell>
          <table:table-cell table:formula="of:=MAX((100-MAX([.T$5]+MIN([.$G8];0);0))*INT(([.$K8]-[.AI8])*[.$J8])/100;0)" office:value-type="float" office:value="3.8" calcext:value-type="float">
            <text:p>4</text:p>
          </table:table-cell>
          <table:table-cell table:formula="of:=MAX((100-MAX([.U$5]+MIN([.$G8];0);0))*INT(([.$K8]-[.AJ8])*[.$J8])/100;0)" office:value-type="float" office:value="0" calcext:value-type="float">
            <text:p>0</text:p>
          </table:table-cell>
          <table:table-cell table:formula="of:=MAX((100-MAX([.V$5]+MIN([.$G8];0);0))*INT(([.$K8]-[.AK8])*[.$J8])/100;0)" office:value-type="float" office:value="12" calcext:value-type="float">
            <text:p>12</text:p>
          </table:table-cell>
          <table:table-cell table:formula="of:=MAX((100-MAX([.W$5]+MIN([.$G8];0);0))*INT(([.$K8]-[.AL8])*[.$J8])/100;0)" office:value-type="float" office:value="12" calcext:value-type="float">
            <text:p>12</text:p>
          </table:table-cell>
          <table:table-cell table:formula="of:=MAX((100-MAX([.X$5]+MIN([.$G8];0);0))*INT(([.$K8]-[.AM8])*[.$J8])/100;0)" office:value-type="float" office:value="8" calcext:value-type="float">
            <text:p>8</text:p>
          </table:table-cell>
          <table:table-cell table:number-columns-repeated="3"/>
          <table:table-cell table:style-name="ce39" table:formula="of:=MAX([.M$4]*IF([.$E8];0.2;1)+[.$G8]*IF([.$G8]&gt;0;[.$C$1];[.$C$2])/10; 0)" office:value-type="float" office:value="0" calcext:value-type="float">
            <text:p>0</text:p>
          </table:table-cell>
          <table:table-cell table:style-name="ce39" table:formula="of:=MAX([.N$4]*IF([.$E8];0.2;1)+[.$G8]*IF([.$G8]&gt;0;[.$C$1];[.$C$2])/10; 0)" office:value-type="float" office:value="0" calcext:value-type="float">
            <text:p>0</text:p>
          </table:table-cell>
          <table:table-cell table:style-name="ce39" table:formula="of:=MAX([.O$4]*IF([.$E8];0.2;1)+[.$G8]*IF([.$G8]&gt;0;[.$C$1];[.$C$2])/10; 0)" office:value-type="float" office:value="0" calcext:value-type="float">
            <text:p>0</text:p>
          </table:table-cell>
          <table:table-cell table:style-name="ce39" table:formula="of:=MAX([.P$4]*IF([.$E8];0.2;1)+[.$G8]*IF([.$G8]&gt;0;[.$C$1];[.$C$2])/10; 0)" office:value-type="float" office:value="0" calcext:value-type="float">
            <text:p>0</text:p>
          </table:table-cell>
          <table:table-cell table:style-name="ce39" table:formula="of:=MAX([.Q$4]*IF([.$E8];0.2;1)+[.$G8]*IF([.$G8]&gt;0;[.$C$1];[.$C$2])/10; 0)" office:value-type="float" office:value="0" calcext:value-type="float">
            <text:p>0</text:p>
          </table:table-cell>
          <table:table-cell table:style-name="ce39" table:formula="of:=MAX([.R$4]*IF([.$E8];0.2;1)+[.$G8]*IF([.$G8]&gt;0;[.$C$1];[.$C$2])/10; 0)" office:value-type="float" office:value="3" calcext:value-type="float">
            <text:p>3</text:p>
          </table:table-cell>
          <table:table-cell table:style-name="ce39" table:formula="of:=MAX([.S$4]*IF([.$E8];0.2;1)+[.$G8]*IF([.$G8]&gt;0;[.$C$1];[.$C$2])/10; 0)" office:value-type="float" office:value="7" calcext:value-type="float">
            <text:p>7</text:p>
          </table:table-cell>
          <table:table-cell table:style-name="ce39" table:formula="of:=MAX([.T$4]*IF([.$E8];0.2;1)+[.$G8]*IF([.$G8]&gt;0;[.$C$1];[.$C$2])/10; 0)" office:value-type="float" office:value="10" calcext:value-type="float">
            <text:p>10</text:p>
          </table:table-cell>
          <table:table-cell table:style-name="ce39" table:formula="of:=MAX([.U$4]*IF([.$E8];0.2;1)+[.$G8]*IF([.$G8]&gt;0;[.$C$1];[.$C$2])/10; 0)" office:value-type="float" office:value="15" calcext:value-type="float">
            <text:p>15</text:p>
          </table:table-cell>
          <table:table-cell table:style-name="ce39" table:formula="of:=MAX([.V$4]*IF([.$E8];0.2;1)+[.$G8]*IF([.$G8]&gt;0;[.$C$1];[.$C$2])/10; 0)" office:value-type="float" office:value="1" calcext:value-type="float">
            <text:p>1</text:p>
          </table:table-cell>
          <table:table-cell table:style-name="ce39" table:formula="of:=MAX([.W$4]*IF([.$E8];0.2;1)+[.$G8]*IF([.$G8]&gt;0;[.$C$1];[.$C$2])/10; 0)" office:value-type="float" office:value="1" calcext:value-type="float">
            <text:p>1</text:p>
          </table:table-cell>
          <table:table-cell table:style-name="ce39" table:formula="of:=MAX([.X$4]*IF([.$E8];0.2;1)+[.$G8]*IF([.$G8]&gt;0;[.$C$1];[.$C$2])/10; 0)" office:value-type="float" office:value="5" calcext:value-type="float">
            <text:p>5</text:p>
          </table:table-cell>
          <table:table-cell table:style-name="ce39" table:formula="of:=MAX([.Y$4]*IF([.$E8];0.2;1)+[.$G8]*IF([.$G8]&gt;0;[.$C$1];[.$C$2])/10; 0)" office:value-type="float" office:value="0" calcext:value-type="float">
            <text:p>0</text:p>
          </table:table-cell>
          <table:table-cell table:style-name="ce39" table:formula="of:=MAX([.Z$4]*IF([.$E8];0.2;1)+[.$G8]*IF([.$G8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9];[$'EcCo ammo'.$A$6:$'EcCo ammo'.$A$37];[$'EcCo ammo'.F$6:$'EcCo ammo'.F$37])" office:value-type="float" office:value="0" calcext:value-type="float">
            <text:p>0</text:p>
          </table:table-cell>
          <table:table-cell table:formula="of:=FLOOR(LOOKUP([.$B9];[$'EcCo ammo'.$A$6:$'EcCo ammo'.$A$37];[$'EcCo ammo'.G$6:$'EcCo ammo'.G$37]))" office:value-type="float" office:value="-10" calcext:value-type="float">
            <text:p>-10</text:p>
          </table:table-cell>
          <table:table-cell table:formula="of:=LOOKUP([.$B9];[$'EcCo ammo'.$A$6:$'EcCo ammo'.$A$37];[$'EcCo ammo'.I$6:$'EcCo ammo'.I$37])" office:value-type="float" office:value="1" calcext:value-type="float">
            <text:p>1</text:p>
          </table:table-cell>
          <table:table-cell table:formula="of:=LOOKUP([.$B9];[$'EcCo ammo'.$A$6:$'EcCo ammo'.$A$37];[$'EcCo ammo'.J$6:$'EcCo ammo'.J$37])" office:value-type="float" office:value="1" calcext:value-type="float">
            <text:p>1</text:p>
          </table:table-cell>
          <table:table-cell table:formula="of:=[.H9]/[.I9]" office:value-type="float" office:value="1" calcext:value-type="float">
            <text:p>1.00</text:p>
          </table:table-cell>
          <table:table-cell table:formula="of:=ROUND(AVERAGE([.C9];[.D9]))" office:value-type="float" office:value="16" calcext:value-type="float">
            <text:p>16</text:p>
          </table:table-cell>
          <table:table-cell/>
          <table:table-cell table:formula="of:=MAX((100-MAX([.M$5]+MIN([.$G9];0);0))*INT(([.$K9]-[.AB9])*[.$J9])/100;0)" office:value-type="float" office:value="16" calcext:value-type="float">
            <text:p>16</text:p>
          </table:table-cell>
          <table:table-cell table:formula="of:=MAX((100-MAX([.N$5]+MIN([.$G9];0);0))*INT(([.$K9]-[.AC9])*[.$J9])/100;0)" office:value-type="float" office:value="14.4" calcext:value-type="float">
            <text:p>14</text:p>
          </table:table-cell>
          <table:table-cell table:formula="of:=MAX((100-MAX([.O$5]+MIN([.$G9];0);0))*INT(([.$K9]-[.AD9])*[.$J9])/100;0)" office:value-type="float" office:value="12.75" calcext:value-type="float">
            <text:p>13</text:p>
          </table:table-cell>
          <table:table-cell table:formula="of:=MAX((100-MAX([.P$5]+MIN([.$G9];0);0))*INT(([.$K9]-[.AE9])*[.$J9])/100;0)" office:value-type="float" office:value="10.4" calcext:value-type="float">
            <text:p>10</text:p>
          </table:table-cell>
          <table:table-cell table:formula="of:=MAX((100-MAX([.Q$5]+MIN([.$G9];0);0))*INT(([.$K9]-[.AF9])*[.$J9])/100;0)" office:value-type="float" office:value="8.4" calcext:value-type="float">
            <text:p>8</text:p>
          </table:table-cell>
          <table:table-cell table:formula="of:=MAX((100-MAX([.R$5]+MIN([.$G9];0);0))*INT(([.$K9]-[.AG9])*[.$J9])/100;0)" office:value-type="float" office:value="6.3" calcext:value-type="float">
            <text:p>6</text:p>
          </table:table-cell>
          <table:table-cell table:formula="of:=MAX((100-MAX([.S$5]+MIN([.$G9];0);0))*INT(([.$K9]-[.AH9])*[.$J9])/100;0)" office:value-type="float" office:value="3.5" calcext:value-type="float">
            <text:p>4</text:p>
          </table:table-cell>
          <table:table-cell table:formula="of:=MAX((100-MAX([.T$5]+MIN([.$G9];0);0))*INT(([.$K9]-[.AI9])*[.$J9])/100;0)" office:value-type="float" office:value="1.1" calcext:value-type="float">
            <text:p>1</text:p>
          </table:table-cell>
          <table:table-cell table:formula="of:=MAX((100-MAX([.U$5]+MIN([.$G9];0);0))*INT(([.$K9]-[.AJ9])*[.$J9])/100;0)" office:value-type="float" office:value="0" calcext:value-type="float">
            <text:p>0</text:p>
          </table:table-cell>
          <table:table-cell table:formula="of:=MAX((100-MAX([.V$5]+MIN([.$G9];0);0))*INT(([.$K9]-[.AK9])*[.$J9])/100;0)" office:value-type="float" office:value="7.7" calcext:value-type="float">
            <text:p>8</text:p>
          </table:table-cell>
          <table:table-cell table:formula="of:=MAX((100-MAX([.W$5]+MIN([.$G9];0);0))*INT(([.$K9]-[.AL9])*[.$J9])/100;0)" office:value-type="float" office:value="9.35" calcext:value-type="float">
            <text:p>9</text:p>
          </table:table-cell>
          <table:table-cell table:formula="of:=MAX((100-MAX([.X$5]+MIN([.$G9];0);0))*INT(([.$K9]-[.AM9])*[.$J9])/100;0)" office:value-type="float" office:value="4.2" calcext:value-type="float">
            <text:p>4</text:p>
          </table:table-cell>
          <table:table-cell table:number-columns-repeated="3"/>
          <table:table-cell table:style-name="ce39" table:formula="of:=MAX([.M$4]*IF([.$E9];0.2;1)+[.$G9]*IF([.$G9]&gt;0;[.$C$1];[.$C$2])/10; 0)" office:value-type="float" office:value="0" calcext:value-type="float">
            <text:p>0</text:p>
          </table:table-cell>
          <table:table-cell table:style-name="ce39" table:formula="of:=MAX([.N$4]*IF([.$E9];0.2;1)+[.$G9]*IF([.$G9]&gt;0;[.$C$1];[.$C$2])/10; 0)" office:value-type="float" office:value="0" calcext:value-type="float">
            <text:p>0</text:p>
          </table:table-cell>
          <table:table-cell table:style-name="ce39" table:formula="of:=MAX([.O$4]*IF([.$E9];0.2;1)+[.$G9]*IF([.$G9]&gt;0;[.$C$1];[.$C$2])/10; 0)" office:value-type="float" office:value="1" calcext:value-type="float">
            <text:p>1</text:p>
          </table:table-cell>
          <table:table-cell table:style-name="ce39" table:formula="of:=MAX([.P$4]*IF([.$E9];0.2;1)+[.$G9]*IF([.$G9]&gt;0;[.$C$1];[.$C$2])/10; 0)" office:value-type="float" office:value="3" calcext:value-type="float">
            <text:p>3</text:p>
          </table:table-cell>
          <table:table-cell table:style-name="ce39" table:formula="of:=MAX([.Q$4]*IF([.$E9];0.2;1)+[.$G9]*IF([.$G9]&gt;0;[.$C$1];[.$C$2])/10; 0)" office:value-type="float" office:value="4" calcext:value-type="float">
            <text:p>4</text:p>
          </table:table-cell>
          <table:table-cell table:style-name="ce39" table:formula="of:=MAX([.R$4]*IF([.$E9];0.2;1)+[.$G9]*IF([.$G9]&gt;0;[.$C$1];[.$C$2])/10; 0)" office:value-type="float" office:value="7" calcext:value-type="float">
            <text:p>7</text:p>
          </table:table-cell>
          <table:table-cell table:style-name="ce39" table:formula="of:=MAX([.S$4]*IF([.$E9];0.2;1)+[.$G9]*IF([.$G9]&gt;0;[.$C$1];[.$C$2])/10; 0)" office:value-type="float" office:value="11" calcext:value-type="float">
            <text:p>11</text:p>
          </table:table-cell>
          <table:table-cell table:style-name="ce39" table:formula="of:=MAX([.T$4]*IF([.$E9];0.2;1)+[.$G9]*IF([.$G9]&gt;0;[.$C$1];[.$C$2])/10; 0)" office:value-type="float" office:value="14" calcext:value-type="float">
            <text:p>14</text:p>
          </table:table-cell>
          <table:table-cell table:style-name="ce39" table:formula="of:=MAX([.U$4]*IF([.$E9];0.2;1)+[.$G9]*IF([.$G9]&gt;0;[.$C$1];[.$C$2])/10; 0)" office:value-type="float" office:value="19" calcext:value-type="float">
            <text:p>19</text:p>
          </table:table-cell>
          <table:table-cell table:style-name="ce39" table:formula="of:=MAX([.V$4]*IF([.$E9];0.2;1)+[.$G9]*IF([.$G9]&gt;0;[.$C$1];[.$C$2])/10; 0)" office:value-type="float" office:value="5" calcext:value-type="float">
            <text:p>5</text:p>
          </table:table-cell>
          <table:table-cell table:style-name="ce39" table:formula="of:=MAX([.W$4]*IF([.$E9];0.2;1)+[.$G9]*IF([.$G9]&gt;0;[.$C$1];[.$C$2])/10; 0)" office:value-type="float" office:value="5" calcext:value-type="float">
            <text:p>5</text:p>
          </table:table-cell>
          <table:table-cell table:style-name="ce39" table:formula="of:=MAX([.X$4]*IF([.$E9];0.2;1)+[.$G9]*IF([.$G9]&gt;0;[.$C$1];[.$C$2])/10; 0)" office:value-type="float" office:value="9" calcext:value-type="float">
            <text:p>9</text:p>
          </table:table-cell>
          <table:table-cell table:style-name="ce39" table:formula="of:=MAX([.Y$4]*IF([.$E9];0.2;1)+[.$G9]*IF([.$G9]&gt;0;[.$C$1];[.$C$2])/10; 0)" office:value-type="float" office:value="0" calcext:value-type="float">
            <text:p>0</text:p>
          </table:table-cell>
          <table:table-cell table:style-name="ce39" table:formula="of:=MAX([.Z$4]*IF([.$E9];0.2;1)+[.$G9]*IF([.$G9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10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0];[$'EcCo ammo'.$A$6:$'EcCo ammo'.$A$37];[$'EcCo ammo'.G$6:$'EcCo ammo'.G$37]))" office:value-type="float" office:value="-50" calcext:value-type="float">
            <text:p>-50</text:p>
          </table:table-cell>
          <table:table-cell table:formula="of:=LOOKUP([.$B10];[$'EcCo ammo'.$A$6:$'EcCo ammo'.$A$37];[$'EcCo ammo'.I$6:$'EcCo ammo'.I$37])" office:value-type="float" office:value="4" calcext:value-type="float">
            <text:p>4</text:p>
          </table:table-cell>
          <table:table-cell table:formula="of:=LOOKUP([.$B10];[$'EcCo ammo'.$A$6:$'EcCo ammo'.$A$37];[$'EcCo ammo'.J$6:$'EcCo ammo'.J$37])" office:value-type="float" office:value="5" calcext:value-type="float">
            <text:p>5</text:p>
          </table:table-cell>
          <table:table-cell table:formula="of:=[.H10]/[.I10]" office:value-type="float" office:value="0.8" calcext:value-type="float">
            <text:p>0.80</text:p>
          </table:table-cell>
          <table:table-cell table:formula="of:=ROUND(AVERAGE([.C10];[.D10]))" office:value-type="float" office:value="16" calcext:value-type="float">
            <text:p>16</text:p>
          </table:table-cell>
          <table:table-cell/>
          <table:table-cell table:formula="of:=MAX((100-MAX([.M$5]+MIN([.$G10];0);0))*INT(([.$K10]-[.AB10])*[.$J10])/100;0)" office:value-type="float" office:value="12" calcext:value-type="float">
            <text:p>12</text:p>
          </table:table-cell>
          <table:table-cell table:formula="of:=MAX((100-MAX([.N$5]+MIN([.$G10];0);0))*INT(([.$K10]-[.AC10])*[.$J10])/100;0)" office:value-type="float" office:value="12" calcext:value-type="float">
            <text:p>12</text:p>
          </table:table-cell>
          <table:table-cell table:formula="of:=MAX((100-MAX([.O$5]+MIN([.$G10];0);0))*INT(([.$K10]-[.AD10])*[.$J10])/100;0)" office:value-type="float" office:value="12" calcext:value-type="float">
            <text:p>12</text:p>
          </table:table-cell>
          <table:table-cell table:formula="of:=MAX((100-MAX([.P$5]+MIN([.$G10];0);0))*INT(([.$K10]-[.AE10])*[.$J10])/100;0)" office:value-type="float" office:value="12" calcext:value-type="float">
            <text:p>12</text:p>
          </table:table-cell>
          <table:table-cell table:formula="of:=MAX((100-MAX([.Q$5]+MIN([.$G10];0);0))*INT(([.$K10]-[.AF10])*[.$J10])/100;0)" office:value-type="float" office:value="12" calcext:value-type="float">
            <text:p>12</text:p>
          </table:table-cell>
          <table:table-cell table:formula="of:=MAX((100-MAX([.R$5]+MIN([.$G10];0);0))*INT(([.$K10]-[.AG10])*[.$J10])/100;0)" office:value-type="float" office:value="10" calcext:value-type="float">
            <text:p>10</text:p>
          </table:table-cell>
          <table:table-cell table:formula="of:=MAX((100-MAX([.S$5]+MIN([.$G10];0);0))*INT(([.$K10]-[.AH10])*[.$J10])/100;0)" office:value-type="float" office:value="7" calcext:value-type="float">
            <text:p>7</text:p>
          </table:table-cell>
          <table:table-cell table:formula="of:=MAX((100-MAX([.T$5]+MIN([.$G10];0);0))*INT(([.$K10]-[.AI10])*[.$J10])/100;0)" office:value-type="float" office:value="3.8" calcext:value-type="float">
            <text:p>4</text:p>
          </table:table-cell>
          <table:table-cell table:formula="of:=MAX((100-MAX([.U$5]+MIN([.$G10];0);0))*INT(([.$K10]-[.AJ10])*[.$J10])/100;0)" office:value-type="float" office:value="0" calcext:value-type="float">
            <text:p>0</text:p>
          </table:table-cell>
          <table:table-cell table:formula="of:=MAX((100-MAX([.V$5]+MIN([.$G10];0);0))*INT(([.$K10]-[.AK10])*[.$J10])/100;0)" office:value-type="float" office:value="12" calcext:value-type="float">
            <text:p>12</text:p>
          </table:table-cell>
          <table:table-cell table:formula="of:=MAX((100-MAX([.W$5]+MIN([.$G10];0);0))*INT(([.$K10]-[.AL10])*[.$J10])/100;0)" office:value-type="float" office:value="12" calcext:value-type="float">
            <text:p>12</text:p>
          </table:table-cell>
          <table:table-cell table:formula="of:=MAX((100-MAX([.X$5]+MIN([.$G10];0);0))*INT(([.$K10]-[.AM10])*[.$J10])/100;0)" office:value-type="float" office:value="8" calcext:value-type="float">
            <text:p>8</text:p>
          </table:table-cell>
          <table:table-cell table:number-columns-repeated="3"/>
          <table:table-cell table:style-name="ce39" table:formula="of:=MAX([.M$4]*IF([.$E10];0.2;1)+[.$G10]*IF([.$G10]&gt;0;[.$C$1];[.$C$2])/10; 0)" office:value-type="float" office:value="0" calcext:value-type="float">
            <text:p>0</text:p>
          </table:table-cell>
          <table:table-cell table:style-name="ce39" table:formula="of:=MAX([.N$4]*IF([.$E10];0.2;1)+[.$G10]*IF([.$G10]&gt;0;[.$C$1];[.$C$2])/10; 0)" office:value-type="float" office:value="0" calcext:value-type="float">
            <text:p>0</text:p>
          </table:table-cell>
          <table:table-cell table:style-name="ce39" table:formula="of:=MAX([.O$4]*IF([.$E10];0.2;1)+[.$G10]*IF([.$G10]&gt;0;[.$C$1];[.$C$2])/10; 0)" office:value-type="float" office:value="0" calcext:value-type="float">
            <text:p>0</text:p>
          </table:table-cell>
          <table:table-cell table:style-name="ce39" table:formula="of:=MAX([.P$4]*IF([.$E10];0.2;1)+[.$G10]*IF([.$G10]&gt;0;[.$C$1];[.$C$2])/10; 0)" office:value-type="float" office:value="0" calcext:value-type="float">
            <text:p>0</text:p>
          </table:table-cell>
          <table:table-cell table:style-name="ce39" table:formula="of:=MAX([.Q$4]*IF([.$E10];0.2;1)+[.$G10]*IF([.$G10]&gt;0;[.$C$1];[.$C$2])/10; 0)" office:value-type="float" office:value="0" calcext:value-type="float">
            <text:p>0</text:p>
          </table:table-cell>
          <table:table-cell table:style-name="ce39" table:formula="of:=MAX([.R$4]*IF([.$E10];0.2;1)+[.$G10]*IF([.$G10]&gt;0;[.$C$1];[.$C$2])/10; 0)" office:value-type="float" office:value="3" calcext:value-type="float">
            <text:p>3</text:p>
          </table:table-cell>
          <table:table-cell table:style-name="ce39" table:formula="of:=MAX([.S$4]*IF([.$E10];0.2;1)+[.$G10]*IF([.$G10]&gt;0;[.$C$1];[.$C$2])/10; 0)" office:value-type="float" office:value="7" calcext:value-type="float">
            <text:p>7</text:p>
          </table:table-cell>
          <table:table-cell table:style-name="ce39" table:formula="of:=MAX([.T$4]*IF([.$E10];0.2;1)+[.$G10]*IF([.$G10]&gt;0;[.$C$1];[.$C$2])/10; 0)" office:value-type="float" office:value="10" calcext:value-type="float">
            <text:p>10</text:p>
          </table:table-cell>
          <table:table-cell table:style-name="ce39" table:formula="of:=MAX([.U$4]*IF([.$E10];0.2;1)+[.$G10]*IF([.$G10]&gt;0;[.$C$1];[.$C$2])/10; 0)" office:value-type="float" office:value="15" calcext:value-type="float">
            <text:p>15</text:p>
          </table:table-cell>
          <table:table-cell table:style-name="ce39" table:formula="of:=MAX([.V$4]*IF([.$E10];0.2;1)+[.$G10]*IF([.$G10]&gt;0;[.$C$1];[.$C$2])/10; 0)" office:value-type="float" office:value="1" calcext:value-type="float">
            <text:p>1</text:p>
          </table:table-cell>
          <table:table-cell table:style-name="ce39" table:formula="of:=MAX([.W$4]*IF([.$E10];0.2;1)+[.$G10]*IF([.$G10]&gt;0;[.$C$1];[.$C$2])/10; 0)" office:value-type="float" office:value="1" calcext:value-type="float">
            <text:p>1</text:p>
          </table:table-cell>
          <table:table-cell table:style-name="ce39" table:formula="of:=MAX([.X$4]*IF([.$E10];0.2;1)+[.$G10]*IF([.$G10]&gt;0;[.$C$1];[.$C$2])/10; 0)" office:value-type="float" office:value="5" calcext:value-type="float">
            <text:p>5</text:p>
          </table:table-cell>
          <table:table-cell table:style-name="ce39" table:formula="of:=MAX([.Y$4]*IF([.$E10];0.2;1)+[.$G10]*IF([.$G10]&gt;0;[.$C$1];[.$C$2])/10; 0)" office:value-type="float" office:value="0" calcext:value-type="float">
            <text:p>0</text:p>
          </table:table-cell>
          <table:table-cell table:style-name="ce39" table:formula="of:=MAX([.Z$4]*IF([.$E10];0.2;1)+[.$G10]*IF([.$G10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LOOKUP([.$B11];[$'EcCo ammo'.$A$6:$'EcCo ammo'.$A$37];[$'EcCo ammo'.F$6:$'EcCo ammo'.F$37])" office:value-type="float" office:value="0" calcext:value-type="float">
            <text:p>0</text:p>
          </table:table-cell>
          <table:table-cell table:formula="of:=FLOOR(LOOKUP([.$B11];[$'EcCo ammo'.$A$6:$'EcCo ammo'.$A$37];[$'EcCo ammo'.G$6:$'EcCo ammo'.G$37]))" office:value-type="float" office:value="-10" calcext:value-type="float">
            <text:p>-10</text:p>
          </table:table-cell>
          <table:table-cell table:formula="of:=LOOKUP([.$B11];[$'EcCo ammo'.$A$6:$'EcCo ammo'.$A$37];[$'EcCo ammo'.I$6:$'EcCo ammo'.I$37])" office:value-type="float" office:value="1" calcext:value-type="float">
            <text:p>1</text:p>
          </table:table-cell>
          <table:table-cell table:formula="of:=LOOKUP([.$B11];[$'EcCo ammo'.$A$6:$'EcCo ammo'.$A$37];[$'EcCo ammo'.J$6:$'EcCo ammo'.J$37])" office:value-type="float" office:value="1" calcext:value-type="float">
            <text:p>1</text:p>
          </table:table-cell>
          <table:table-cell table:formula="of:=[.H11]/[.I11]" office:value-type="float" office:value="1" calcext:value-type="float">
            <text:p>1.00</text:p>
          </table:table-cell>
          <table:table-cell table:formula="of:=ROUND(AVERAGE([.C11];[.D11]))" office:value-type="float" office:value="19" calcext:value-type="float">
            <text:p>19</text:p>
          </table:table-cell>
          <table:table-cell/>
          <table:table-cell table:formula="of:=MAX((100-MAX([.M$5]+MIN([.$G11];0);0))*INT(([.$K11]-[.AB11])*[.$J11])/100;0)" office:value-type="float" office:value="19" calcext:value-type="float">
            <text:p>19</text:p>
          </table:table-cell>
          <table:table-cell table:formula="of:=MAX((100-MAX([.N$5]+MIN([.$G11];0);0))*INT(([.$K11]-[.AC11])*[.$J11])/100;0)" office:value-type="float" office:value="17.1" calcext:value-type="float">
            <text:p>17</text:p>
          </table:table-cell>
          <table:table-cell table:formula="of:=MAX((100-MAX([.O$5]+MIN([.$G11];0);0))*INT(([.$K11]-[.AD11])*[.$J11])/100;0)" office:value-type="float" office:value="16.15" calcext:value-type="float">
            <text:p>16</text:p>
          </table:table-cell>
          <table:table-cell table:formula="of:=MAX((100-MAX([.P$5]+MIN([.$G11];0);0))*INT(([.$K11]-[.AE11])*[.$J11])/100;0)" office:value-type="float" office:value="15.2" calcext:value-type="float">
            <text:p>15</text:p>
          </table:table-cell>
          <table:table-cell table:formula="of:=MAX((100-MAX([.Q$5]+MIN([.$G11];0);0))*INT(([.$K11]-[.AF11])*[.$J11])/100;0)" office:value-type="float" office:value="13.3" calcext:value-type="float">
            <text:p>13</text:p>
          </table:table-cell>
          <table:table-cell table:formula="of:=MAX((100-MAX([.R$5]+MIN([.$G11];0);0))*INT(([.$K11]-[.AG11])*[.$J11])/100;0)" office:value-type="float" office:value="12.6" calcext:value-type="float">
            <text:p>13</text:p>
          </table:table-cell>
          <table:table-cell table:formula="of:=MAX((100-MAX([.S$5]+MIN([.$G11];0);0))*INT(([.$K11]-[.AH11])*[.$J11])/100;0)" office:value-type="float" office:value="11.9" calcext:value-type="float">
            <text:p>12</text:p>
          </table:table-cell>
          <table:table-cell table:formula="of:=MAX((100-MAX([.T$5]+MIN([.$G11];0);0))*INT(([.$K11]-[.AI11])*[.$J11])/100;0)" office:value-type="float" office:value="9.35" calcext:value-type="float">
            <text:p>9</text:p>
          </table:table-cell>
          <table:table-cell table:formula="of:=MAX((100-MAX([.U$5]+MIN([.$G11];0);0))*INT(([.$K11]-[.AJ11])*[.$J11])/100;0)" office:value-type="float" office:value="6.4" calcext:value-type="float">
            <text:p>6</text:p>
          </table:table-cell>
          <table:table-cell table:formula="of:=MAX((100-MAX([.V$5]+MIN([.$G11];0);0))*INT(([.$K11]-[.AK11])*[.$J11])/100;0)" office:value-type="float" office:value="12.6" calcext:value-type="float">
            <text:p>13</text:p>
          </table:table-cell>
          <table:table-cell table:formula="of:=MAX((100-MAX([.W$5]+MIN([.$G11];0);0))*INT(([.$K11]-[.AL11])*[.$J11])/100;0)" office:value-type="float" office:value="15.3" calcext:value-type="float">
            <text:p>15</text:p>
          </table:table-cell>
          <table:table-cell table:formula="of:=MAX((100-MAX([.X$5]+MIN([.$G11];0);0))*INT(([.$K11]-[.AM11])*[.$J11])/100;0)" office:value-type="float" office:value="10.8" calcext:value-type="float">
            <text:p>11</text:p>
          </table:table-cell>
          <table:table-cell table:number-columns-repeated="3"/>
          <table:table-cell table:style-name="ce39" table:formula="of:=MAX([.M$4]*IF([.$E11];0.2;1)+[.$G11]*IF([.$G11]&gt;0;[.$C$1];[.$C$2])/10; 0)" office:value-type="float" office:value="0" calcext:value-type="float">
            <text:p>0</text:p>
          </table:table-cell>
          <table:table-cell table:style-name="ce39" table:formula="of:=MAX([.N$4]*IF([.$E11];0.2;1)+[.$G11]*IF([.$G11]&gt;0;[.$C$1];[.$C$2])/10; 0)" office:value-type="float" office:value="0" calcext:value-type="float">
            <text:p>0</text:p>
          </table:table-cell>
          <table:table-cell table:style-name="ce39" table:formula="of:=MAX([.O$4]*IF([.$E11];0.2;1)+[.$G11]*IF([.$G11]&gt;0;[.$C$1];[.$C$2])/10; 0)" office:value-type="float" office:value="0" calcext:value-type="float">
            <text:p>0</text:p>
          </table:table-cell>
          <table:table-cell table:style-name="ce39" table:formula="of:=MAX([.P$4]*IF([.$E11];0.2;1)+[.$G11]*IF([.$G11]&gt;0;[.$C$1];[.$C$2])/10; 0)" office:value-type="float" office:value="0" calcext:value-type="float">
            <text:p>0</text:p>
          </table:table-cell>
          <table:table-cell table:style-name="ce39" table:formula="of:=MAX([.Q$4]*IF([.$E11];0.2;1)+[.$G11]*IF([.$G11]&gt;0;[.$C$1];[.$C$2])/10; 0)" office:value-type="float" office:value="0" calcext:value-type="float">
            <text:p>0</text:p>
          </table:table-cell>
          <table:table-cell table:style-name="ce39" table:formula="of:=MAX([.R$4]*IF([.$E11];0.2;1)+[.$G11]*IF([.$G11]&gt;0;[.$C$1];[.$C$2])/10; 0)" office:value-type="float" office:value="0.6" calcext:value-type="float">
            <text:p>1</text:p>
          </table:table-cell>
          <table:table-cell table:style-name="ce39" table:formula="of:=MAX([.S$4]*IF([.$E11];0.2;1)+[.$G11]*IF([.$G11]&gt;0;[.$C$1];[.$C$2])/10; 0)" office:value-type="float" office:value="1.4" calcext:value-type="float">
            <text:p>1</text:p>
          </table:table-cell>
          <table:table-cell table:style-name="ce39" table:formula="of:=MAX([.T$4]*IF([.$E11];0.2;1)+[.$G11]*IF([.$G11]&gt;0;[.$C$1];[.$C$2])/10; 0)" office:value-type="float" office:value="2" calcext:value-type="float">
            <text:p>2</text:p>
          </table:table-cell>
          <table:table-cell table:style-name="ce39" table:formula="of:=MAX([.U$4]*IF([.$E11];0.2;1)+[.$G11]*IF([.$G11]&gt;0;[.$C$1];[.$C$2])/10; 0)" office:value-type="float" office:value="3" calcext:value-type="float">
            <text:p>3</text:p>
          </table:table-cell>
          <table:table-cell table:style-name="ce39" table:formula="of:=MAX([.V$4]*IF([.$E11];0.2;1)+[.$G11]*IF([.$G11]&gt;0;[.$C$1];[.$C$2])/10; 0)" office:value-type="float" office:value="0.2" calcext:value-type="float">
            <text:p>0</text:p>
          </table:table-cell>
          <table:table-cell table:style-name="ce39" table:formula="of:=MAX([.W$4]*IF([.$E11];0.2;1)+[.$G11]*IF([.$G11]&gt;0;[.$C$1];[.$C$2])/10; 0)" office:value-type="float" office:value="0.2" calcext:value-type="float">
            <text:p>0</text:p>
          </table:table-cell>
          <table:table-cell table:style-name="ce39" table:formula="of:=MAX([.X$4]*IF([.$E11];0.2;1)+[.$G11]*IF([.$G11]&gt;0;[.$C$1];[.$C$2])/10; 0)" office:value-type="float" office:value="1" calcext:value-type="float">
            <text:p>1</text:p>
          </table:table-cell>
          <table:table-cell table:style-name="ce39" table:formula="of:=MAX([.Y$4]*IF([.$E11];0.2;1)+[.$G11]*IF([.$G11]&gt;0;[.$C$1];[.$C$2])/10; 0)" office:value-type="float" office:value="0" calcext:value-type="float">
            <text:p>0</text:p>
          </table:table-cell>
          <table:table-cell table:style-name="ce39" table:formula="of:=MAX([.Z$4]*IF([.$E11];0.2;1)+[.$G11]*IF([.$G11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LOOKUP([.$B1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2];[$'EcCo ammo'.$A$6:$'EcCo ammo'.$A$37];[$'EcCo ammo'.G$6:$'EcCo ammo'.G$37]))" office:value-type="float" office:value="-50" calcext:value-type="float">
            <text:p>-50</text:p>
          </table:table-cell>
          <table:table-cell table:formula="of:=LOOKUP([.$B12];[$'EcCo ammo'.$A$6:$'EcCo ammo'.$A$37];[$'EcCo ammo'.I$6:$'EcCo ammo'.I$37])" office:value-type="float" office:value="4" calcext:value-type="float">
            <text:p>4</text:p>
          </table:table-cell>
          <table:table-cell table:formula="of:=LOOKUP([.$B12];[$'EcCo ammo'.$A$6:$'EcCo ammo'.$A$37];[$'EcCo ammo'.J$6:$'EcCo ammo'.J$37])" office:value-type="float" office:value="5" calcext:value-type="float">
            <text:p>5</text:p>
          </table:table-cell>
          <table:table-cell table:formula="of:=[.H12]/[.I12]" office:value-type="float" office:value="0.8" calcext:value-type="float">
            <text:p>0.80</text:p>
          </table:table-cell>
          <table:table-cell table:formula="of:=ROUND(AVERAGE([.C12];[.D12]))" office:value-type="float" office:value="19" calcext:value-type="float">
            <text:p>19</text:p>
          </table:table-cell>
          <table:table-cell/>
          <table:table-cell table:formula="of:=MAX((100-MAX([.M$5]+MIN([.$G12];0);0))*INT(([.$K12]-[.AB12])*[.$J12])/100;0)" office:value-type="float" office:value="15" calcext:value-type="float">
            <text:p>15</text:p>
          </table:table-cell>
          <table:table-cell table:formula="of:=MAX((100-MAX([.N$5]+MIN([.$G12];0);0))*INT(([.$K12]-[.AC12])*[.$J12])/100;0)" office:value-type="float" office:value="15" calcext:value-type="float">
            <text:p>15</text:p>
          </table:table-cell>
          <table:table-cell table:formula="of:=MAX((100-MAX([.O$5]+MIN([.$G12];0);0))*INT(([.$K12]-[.AD12])*[.$J12])/100;0)" office:value-type="float" office:value="15" calcext:value-type="float">
            <text:p>15</text:p>
          </table:table-cell>
          <table:table-cell table:formula="of:=MAX((100-MAX([.P$5]+MIN([.$G12];0);0))*INT(([.$K12]-[.AE12])*[.$J12])/100;0)" office:value-type="float" office:value="15" calcext:value-type="float">
            <text:p>15</text:p>
          </table:table-cell>
          <table:table-cell table:formula="of:=MAX((100-MAX([.Q$5]+MIN([.$G12];0);0))*INT(([.$K12]-[.AF12])*[.$J12])/100;0)" office:value-type="float" office:value="15" calcext:value-type="float">
            <text:p>15</text:p>
          </table:table-cell>
          <table:table-cell table:formula="of:=MAX((100-MAX([.R$5]+MIN([.$G12];0);0))*INT(([.$K12]-[.AG12])*[.$J12])/100;0)" office:value-type="float" office:value="15" calcext:value-type="float">
            <text:p>15</text:p>
          </table:table-cell>
          <table:table-cell table:formula="of:=MAX((100-MAX([.S$5]+MIN([.$G12];0);0))*INT(([.$K12]-[.AH12])*[.$J12])/100;0)" office:value-type="float" office:value="15" calcext:value-type="float">
            <text:p>15</text:p>
          </table:table-cell>
          <table:table-cell table:formula="of:=MAX((100-MAX([.T$5]+MIN([.$G12];0);0))*INT(([.$K12]-[.AI12])*[.$J12])/100;0)" office:value-type="float" office:value="14.25" calcext:value-type="float">
            <text:p>14</text:p>
          </table:table-cell>
          <table:table-cell table:formula="of:=MAX((100-MAX([.U$5]+MIN([.$G12];0);0))*INT(([.$K12]-[.AJ12])*[.$J12])/100;0)" office:value-type="float" office:value="12" calcext:value-type="float">
            <text:p>12</text:p>
          </table:table-cell>
          <table:table-cell table:formula="of:=MAX((100-MAX([.V$5]+MIN([.$G12];0);0))*INT(([.$K12]-[.AK12])*[.$J12])/100;0)" office:value-type="float" office:value="15" calcext:value-type="float">
            <text:p>15</text:p>
          </table:table-cell>
          <table:table-cell table:formula="of:=MAX((100-MAX([.W$5]+MIN([.$G12];0);0))*INT(([.$K12]-[.AL12])*[.$J12])/100;0)" office:value-type="float" office:value="15" calcext:value-type="float">
            <text:p>15</text:p>
          </table:table-cell>
          <table:table-cell table:formula="of:=MAX((100-MAX([.X$5]+MIN([.$G12];0);0))*INT(([.$K12]-[.AM12])*[.$J12])/100;0)" office:value-type="float" office:value="15" calcext:value-type="float">
            <text:p>15</text:p>
          </table:table-cell>
          <table:table-cell table:number-columns-repeated="3"/>
          <table:table-cell table:style-name="ce39" table:formula="of:=MAX([.M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N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O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P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Q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R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S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T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U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V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W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X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Y$4]*IF([.$E12];0.2;1)+[.$G12]*IF([.$G12]&gt;0;[.$C$1];[.$C$2])/10; 0)" office:value-type="float" office:value="0" calcext:value-type="float">
            <text:p>0</text:p>
          </table:table-cell>
          <table:table-cell table:style-name="ce39" table:formula="of:=MAX([.Z$4]*IF([.$E12];0.2;1)+[.$G12]*IF([.$G12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3];[$'EcCo ammo'.$A$6:$'EcCo ammo'.$A$37];[$'EcCo ammo'.F$6:$'EcCo ammo'.F$37])" office:value-type="float" office:value="0" calcext:value-type="float">
            <text:p>0</text:p>
          </table:table-cell>
          <table:table-cell table:formula="of:=FLOOR(LOOKUP([.$B13];[$'EcCo ammo'.$A$6:$'EcCo ammo'.$A$37];[$'EcCo ammo'.G$6:$'EcCo ammo'.G$37]))" office:value-type="float" office:value="-10" calcext:value-type="float">
            <text:p>-10</text:p>
          </table:table-cell>
          <table:table-cell table:formula="of:=LOOKUP([.$B13];[$'EcCo ammo'.$A$6:$'EcCo ammo'.$A$37];[$'EcCo ammo'.I$6:$'EcCo ammo'.I$37])" office:value-type="float" office:value="1" calcext:value-type="float">
            <text:p>1</text:p>
          </table:table-cell>
          <table:table-cell table:formula="of:=LOOKUP([.$B13];[$'EcCo ammo'.$A$6:$'EcCo ammo'.$A$37];[$'EcCo ammo'.J$6:$'EcCo ammo'.J$37])" office:value-type="float" office:value="1" calcext:value-type="float">
            <text:p>1</text:p>
          </table:table-cell>
          <table:table-cell table:formula="of:=[.H13]/[.I13]" office:value-type="float" office:value="1" calcext:value-type="float">
            <text:p>1.00</text:p>
          </table:table-cell>
          <table:table-cell table:formula="of:=ROUND(AVERAGE([.C13];[.D13]))" office:value-type="float" office:value="20" calcext:value-type="float">
            <text:p>20</text:p>
          </table:table-cell>
          <table:table-cell/>
          <table:table-cell table:formula="of:=MAX((100-MAX([.M$5]+MIN([.$G13];0);0))*INT(([.$K13]-[.AB13])*[.$J13])/100;0)" office:value-type="float" office:value="20" calcext:value-type="float">
            <text:p>20</text:p>
          </table:table-cell>
          <table:table-cell table:formula="of:=MAX((100-MAX([.N$5]+MIN([.$G13];0);0))*INT(([.$K13]-[.AC13])*[.$J13])/100;0)" office:value-type="float" office:value="18" calcext:value-type="float">
            <text:p>18</text:p>
          </table:table-cell>
          <table:table-cell table:formula="of:=MAX((100-MAX([.O$5]+MIN([.$G13];0);0))*INT(([.$K13]-[.AD13])*[.$J13])/100;0)" office:value-type="float" office:value="16.15" calcext:value-type="float">
            <text:p>16</text:p>
          </table:table-cell>
          <table:table-cell table:formula="of:=MAX((100-MAX([.P$5]+MIN([.$G13];0);0))*INT(([.$K13]-[.AE13])*[.$J13])/100;0)" office:value-type="float" office:value="13.6" calcext:value-type="float">
            <text:p>14</text:p>
          </table:table-cell>
          <table:table-cell table:formula="of:=MAX((100-MAX([.Q$5]+MIN([.$G13];0);0))*INT(([.$K13]-[.AF13])*[.$J13])/100;0)" office:value-type="float" office:value="11.2" calcext:value-type="float">
            <text:p>11</text:p>
          </table:table-cell>
          <table:table-cell table:formula="of:=MAX((100-MAX([.R$5]+MIN([.$G13];0);0))*INT(([.$K13]-[.AG13])*[.$J13])/100;0)" office:value-type="float" office:value="9.1" calcext:value-type="float">
            <text:p>9</text:p>
          </table:table-cell>
          <table:table-cell table:formula="of:=MAX((100-MAX([.S$5]+MIN([.$G13];0);0))*INT(([.$K13]-[.AH13])*[.$J13])/100;0)" office:value-type="float" office:value="6.3" calcext:value-type="float">
            <text:p>6</text:p>
          </table:table-cell>
          <table:table-cell table:formula="of:=MAX((100-MAX([.T$5]+MIN([.$G13];0);0))*INT(([.$K13]-[.AI13])*[.$J13])/100;0)" office:value-type="float" office:value="3.3" calcext:value-type="float">
            <text:p>3</text:p>
          </table:table-cell>
          <table:table-cell table:formula="of:=MAX((100-MAX([.U$5]+MIN([.$G13];0);0))*INT(([.$K13]-[.AJ13])*[.$J13])/100;0)" office:value-type="float" office:value="0.4" calcext:value-type="float">
            <text:p>0</text:p>
          </table:table-cell>
          <table:table-cell table:formula="of:=MAX((100-MAX([.V$5]+MIN([.$G13];0);0))*INT(([.$K13]-[.AK13])*[.$J13])/100;0)" office:value-type="float" office:value="10.5" calcext:value-type="float">
            <text:p>11</text:p>
          </table:table-cell>
          <table:table-cell table:formula="of:=MAX((100-MAX([.W$5]+MIN([.$G13];0);0))*INT(([.$K13]-[.AL13])*[.$J13])/100;0)" office:value-type="float" office:value="12.75" calcext:value-type="float">
            <text:p>13</text:p>
          </table:table-cell>
          <table:table-cell table:formula="of:=MAX((100-MAX([.X$5]+MIN([.$G13];0);0))*INT(([.$K13]-[.AM13])*[.$J13])/100;0)" office:value-type="float" office:value="6.6" calcext:value-type="float">
            <text:p>7</text:p>
          </table:table-cell>
          <table:table-cell table:number-columns-repeated="3"/>
          <table:table-cell table:style-name="ce39" table:formula="of:=MAX([.M$4]*IF([.$E13];0.2;1)+[.$G13]*IF([.$G13]&gt;0;[.$C$1];[.$C$2])/10; 0)" office:value-type="float" office:value="0" calcext:value-type="float">
            <text:p>0</text:p>
          </table:table-cell>
          <table:table-cell table:style-name="ce39" table:formula="of:=MAX([.N$4]*IF([.$E13];0.2;1)+[.$G13]*IF([.$G13]&gt;0;[.$C$1];[.$C$2])/10; 0)" office:value-type="float" office:value="0" calcext:value-type="float">
            <text:p>0</text:p>
          </table:table-cell>
          <table:table-cell table:style-name="ce39" table:formula="of:=MAX([.O$4]*IF([.$E13];0.2;1)+[.$G13]*IF([.$G13]&gt;0;[.$C$1];[.$C$2])/10; 0)" office:value-type="float" office:value="1" calcext:value-type="float">
            <text:p>1</text:p>
          </table:table-cell>
          <table:table-cell table:style-name="ce39" table:formula="of:=MAX([.P$4]*IF([.$E13];0.2;1)+[.$G13]*IF([.$G13]&gt;0;[.$C$1];[.$C$2])/10; 0)" office:value-type="float" office:value="3" calcext:value-type="float">
            <text:p>3</text:p>
          </table:table-cell>
          <table:table-cell table:style-name="ce39" table:formula="of:=MAX([.Q$4]*IF([.$E13];0.2;1)+[.$G13]*IF([.$G13]&gt;0;[.$C$1];[.$C$2])/10; 0)" office:value-type="float" office:value="4" calcext:value-type="float">
            <text:p>4</text:p>
          </table:table-cell>
          <table:table-cell table:style-name="ce39" table:formula="of:=MAX([.R$4]*IF([.$E13];0.2;1)+[.$G13]*IF([.$G13]&gt;0;[.$C$1];[.$C$2])/10; 0)" office:value-type="float" office:value="7" calcext:value-type="float">
            <text:p>7</text:p>
          </table:table-cell>
          <table:table-cell table:style-name="ce39" table:formula="of:=MAX([.S$4]*IF([.$E13];0.2;1)+[.$G13]*IF([.$G13]&gt;0;[.$C$1];[.$C$2])/10; 0)" office:value-type="float" office:value="11" calcext:value-type="float">
            <text:p>11</text:p>
          </table:table-cell>
          <table:table-cell table:style-name="ce39" table:formula="of:=MAX([.T$4]*IF([.$E13];0.2;1)+[.$G13]*IF([.$G13]&gt;0;[.$C$1];[.$C$2])/10; 0)" office:value-type="float" office:value="14" calcext:value-type="float">
            <text:p>14</text:p>
          </table:table-cell>
          <table:table-cell table:style-name="ce39" table:formula="of:=MAX([.U$4]*IF([.$E13];0.2;1)+[.$G13]*IF([.$G13]&gt;0;[.$C$1];[.$C$2])/10; 0)" office:value-type="float" office:value="19" calcext:value-type="float">
            <text:p>19</text:p>
          </table:table-cell>
          <table:table-cell table:style-name="ce39" table:formula="of:=MAX([.V$4]*IF([.$E13];0.2;1)+[.$G13]*IF([.$G13]&gt;0;[.$C$1];[.$C$2])/10; 0)" office:value-type="float" office:value="5" calcext:value-type="float">
            <text:p>5</text:p>
          </table:table-cell>
          <table:table-cell table:style-name="ce39" table:formula="of:=MAX([.W$4]*IF([.$E13];0.2;1)+[.$G13]*IF([.$G13]&gt;0;[.$C$1];[.$C$2])/10; 0)" office:value-type="float" office:value="5" calcext:value-type="float">
            <text:p>5</text:p>
          </table:table-cell>
          <table:table-cell table:style-name="ce39" table:formula="of:=MAX([.X$4]*IF([.$E13];0.2;1)+[.$G13]*IF([.$G13]&gt;0;[.$C$1];[.$C$2])/10; 0)" office:value-type="float" office:value="9" calcext:value-type="float">
            <text:p>9</text:p>
          </table:table-cell>
          <table:table-cell table:style-name="ce39" table:formula="of:=MAX([.Y$4]*IF([.$E13];0.2;1)+[.$G13]*IF([.$G13]&gt;0;[.$C$1];[.$C$2])/10; 0)" office:value-type="float" office:value="0" calcext:value-type="float">
            <text:p>0</text:p>
          </table:table-cell>
          <table:table-cell table:style-name="ce39" table:formula="of:=MAX([.Z$4]*IF([.$E13];0.2;1)+[.$G13]*IF([.$G13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4];[$'EcCo ammo'.$A$6:$'EcCo ammo'.$A$37];[$'EcCo ammo'.G$6:$'EcCo ammo'.G$37]))" office:value-type="float" office:value="-50" calcext:value-type="float">
            <text:p>-50</text:p>
          </table:table-cell>
          <table:table-cell table:formula="of:=LOOKUP([.$B14];[$'EcCo ammo'.$A$6:$'EcCo ammo'.$A$37];[$'EcCo ammo'.I$6:$'EcCo ammo'.I$37])" office:value-type="float" office:value="4" calcext:value-type="float">
            <text:p>4</text:p>
          </table:table-cell>
          <table:table-cell table:formula="of:=LOOKUP([.$B14];[$'EcCo ammo'.$A$6:$'EcCo ammo'.$A$37];[$'EcCo ammo'.J$6:$'EcCo ammo'.J$37])" office:value-type="float" office:value="5" calcext:value-type="float">
            <text:p>5</text:p>
          </table:table-cell>
          <table:table-cell table:formula="of:=[.H14]/[.I14]" office:value-type="float" office:value="0.8" calcext:value-type="float">
            <text:p>0.80</text:p>
          </table:table-cell>
          <table:table-cell table:formula="of:=ROUND(AVERAGE([.C14];[.D14]))" office:value-type="float" office:value="20" calcext:value-type="float">
            <text:p>20</text:p>
          </table:table-cell>
          <table:table-cell/>
          <table:table-cell table:formula="of:=MAX((100-MAX([.M$5]+MIN([.$G14];0);0))*INT(([.$K14]-[.AB14])*[.$J14])/100;0)" office:value-type="float" office:value="16" calcext:value-type="float">
            <text:p>16</text:p>
          </table:table-cell>
          <table:table-cell table:formula="of:=MAX((100-MAX([.N$5]+MIN([.$G14];0);0))*INT(([.$K14]-[.AC14])*[.$J14])/100;0)" office:value-type="float" office:value="16" calcext:value-type="float">
            <text:p>16</text:p>
          </table:table-cell>
          <table:table-cell table:formula="of:=MAX((100-MAX([.O$5]+MIN([.$G14];0);0))*INT(([.$K14]-[.AD14])*[.$J14])/100;0)" office:value-type="float" office:value="16" calcext:value-type="float">
            <text:p>16</text:p>
          </table:table-cell>
          <table:table-cell table:formula="of:=MAX((100-MAX([.P$5]+MIN([.$G14];0);0))*INT(([.$K14]-[.AE14])*[.$J14])/100;0)" office:value-type="float" office:value="16" calcext:value-type="float">
            <text:p>16</text:p>
          </table:table-cell>
          <table:table-cell table:formula="of:=MAX((100-MAX([.Q$5]+MIN([.$G14];0);0))*INT(([.$K14]-[.AF14])*[.$J14])/100;0)" office:value-type="float" office:value="16" calcext:value-type="float">
            <text:p>16</text:p>
          </table:table-cell>
          <table:table-cell table:formula="of:=MAX((100-MAX([.R$5]+MIN([.$G14];0);0))*INT(([.$K14]-[.AG14])*[.$J14])/100;0)" office:value-type="float" office:value="13" calcext:value-type="float">
            <text:p>13</text:p>
          </table:table-cell>
          <table:table-cell table:formula="of:=MAX((100-MAX([.S$5]+MIN([.$G14];0);0))*INT(([.$K14]-[.AH14])*[.$J14])/100;0)" office:value-type="float" office:value="10" calcext:value-type="float">
            <text:p>10</text:p>
          </table:table-cell>
          <table:table-cell table:formula="of:=MAX((100-MAX([.T$5]+MIN([.$G14];0);0))*INT(([.$K14]-[.AI14])*[.$J14])/100;0)" office:value-type="float" office:value="7.6" calcext:value-type="float">
            <text:p>8</text:p>
          </table:table-cell>
          <table:table-cell table:formula="of:=MAX((100-MAX([.U$5]+MIN([.$G14];0);0))*INT(([.$K14]-[.AJ14])*[.$J14])/100;0)" office:value-type="float" office:value="3.2" calcext:value-type="float">
            <text:p>3</text:p>
          </table:table-cell>
          <table:table-cell table:formula="of:=MAX((100-MAX([.V$5]+MIN([.$G14];0);0))*INT(([.$K14]-[.AK14])*[.$J14])/100;0)" office:value-type="float" office:value="15" calcext:value-type="float">
            <text:p>15</text:p>
          </table:table-cell>
          <table:table-cell table:formula="of:=MAX((100-MAX([.W$5]+MIN([.$G14];0);0))*INT(([.$K14]-[.AL14])*[.$J14])/100;0)" office:value-type="float" office:value="15" calcext:value-type="float">
            <text:p>15</text:p>
          </table:table-cell>
          <table:table-cell table:formula="of:=MAX((100-MAX([.X$5]+MIN([.$G14];0);0))*INT(([.$K14]-[.AM14])*[.$J14])/100;0)" office:value-type="float" office:value="12" calcext:value-type="float">
            <text:p>12</text:p>
          </table:table-cell>
          <table:table-cell table:number-columns-repeated="3"/>
          <table:table-cell table:style-name="ce39" table:formula="of:=MAX([.M$4]*IF([.$E14];0.2;1)+[.$G14]*IF([.$G14]&gt;0;[.$C$1];[.$C$2])/10; 0)" office:value-type="float" office:value="0" calcext:value-type="float">
            <text:p>0</text:p>
          </table:table-cell>
          <table:table-cell table:style-name="ce39" table:formula="of:=MAX([.N$4]*IF([.$E14];0.2;1)+[.$G14]*IF([.$G14]&gt;0;[.$C$1];[.$C$2])/10; 0)" office:value-type="float" office:value="0" calcext:value-type="float">
            <text:p>0</text:p>
          </table:table-cell>
          <table:table-cell table:style-name="ce39" table:formula="of:=MAX([.O$4]*IF([.$E14];0.2;1)+[.$G14]*IF([.$G14]&gt;0;[.$C$1];[.$C$2])/10; 0)" office:value-type="float" office:value="0" calcext:value-type="float">
            <text:p>0</text:p>
          </table:table-cell>
          <table:table-cell table:style-name="ce39" table:formula="of:=MAX([.P$4]*IF([.$E14];0.2;1)+[.$G14]*IF([.$G14]&gt;0;[.$C$1];[.$C$2])/10; 0)" office:value-type="float" office:value="0" calcext:value-type="float">
            <text:p>0</text:p>
          </table:table-cell>
          <table:table-cell table:style-name="ce39" table:formula="of:=MAX([.Q$4]*IF([.$E14];0.2;1)+[.$G14]*IF([.$G14]&gt;0;[.$C$1];[.$C$2])/10; 0)" office:value-type="float" office:value="0" calcext:value-type="float">
            <text:p>0</text:p>
          </table:table-cell>
          <table:table-cell table:style-name="ce39" table:formula="of:=MAX([.R$4]*IF([.$E14];0.2;1)+[.$G14]*IF([.$G14]&gt;0;[.$C$1];[.$C$2])/10; 0)" office:value-type="float" office:value="3" calcext:value-type="float">
            <text:p>3</text:p>
          </table:table-cell>
          <table:table-cell table:style-name="ce39" table:formula="of:=MAX([.S$4]*IF([.$E14];0.2;1)+[.$G14]*IF([.$G14]&gt;0;[.$C$1];[.$C$2])/10; 0)" office:value-type="float" office:value="7" calcext:value-type="float">
            <text:p>7</text:p>
          </table:table-cell>
          <table:table-cell table:style-name="ce39" table:formula="of:=MAX([.T$4]*IF([.$E14];0.2;1)+[.$G14]*IF([.$G14]&gt;0;[.$C$1];[.$C$2])/10; 0)" office:value-type="float" office:value="10" calcext:value-type="float">
            <text:p>10</text:p>
          </table:table-cell>
          <table:table-cell table:style-name="ce39" table:formula="of:=MAX([.U$4]*IF([.$E14];0.2;1)+[.$G14]*IF([.$G14]&gt;0;[.$C$1];[.$C$2])/10; 0)" office:value-type="float" office:value="15" calcext:value-type="float">
            <text:p>15</text:p>
          </table:table-cell>
          <table:table-cell table:style-name="ce39" table:formula="of:=MAX([.V$4]*IF([.$E14];0.2;1)+[.$G14]*IF([.$G14]&gt;0;[.$C$1];[.$C$2])/10; 0)" office:value-type="float" office:value="1" calcext:value-type="float">
            <text:p>1</text:p>
          </table:table-cell>
          <table:table-cell table:style-name="ce39" table:formula="of:=MAX([.W$4]*IF([.$E14];0.2;1)+[.$G14]*IF([.$G14]&gt;0;[.$C$1];[.$C$2])/10; 0)" office:value-type="float" office:value="1" calcext:value-type="float">
            <text:p>1</text:p>
          </table:table-cell>
          <table:table-cell table:style-name="ce39" table:formula="of:=MAX([.X$4]*IF([.$E14];0.2;1)+[.$G14]*IF([.$G14]&gt;0;[.$C$1];[.$C$2])/10; 0)" office:value-type="float" office:value="5" calcext:value-type="float">
            <text:p>5</text:p>
          </table:table-cell>
          <table:table-cell table:style-name="ce39" table:formula="of:=MAX([.Y$4]*IF([.$E14];0.2;1)+[.$G14]*IF([.$G14]&gt;0;[.$C$1];[.$C$2])/10; 0)" office:value-type="float" office:value="0" calcext:value-type="float">
            <text:p>0</text:p>
          </table:table-cell>
          <table:table-cell table:style-name="ce39" table:formula="of:=MAX([.Z$4]*IF([.$E14];0.2;1)+[.$G14]*IF([.$G14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5];[$'EcCo ammo'.$A$6:$'EcCo ammo'.$A$37];[$'EcCo ammo'.F$6:$'EcCo ammo'.F$37])" office:value-type="float" office:value="0" calcext:value-type="float">
            <text:p>0</text:p>
          </table:table-cell>
          <table:table-cell table:formula="of:=FLOOR(LOOKUP([.$B15];[$'EcCo ammo'.$A$6:$'EcCo ammo'.$A$37];[$'EcCo ammo'.G$6:$'EcCo ammo'.G$37]))" office:value-type="float" office:value="-10" calcext:value-type="float">
            <text:p>-10</text:p>
          </table:table-cell>
          <table:table-cell table:formula="of:=LOOKUP([.$B15];[$'EcCo ammo'.$A$6:$'EcCo ammo'.$A$37];[$'EcCo ammo'.I$6:$'EcCo ammo'.I$37])" office:value-type="float" office:value="1" calcext:value-type="float">
            <text:p>1</text:p>
          </table:table-cell>
          <table:table-cell table:formula="of:=LOOKUP([.$B15];[$'EcCo ammo'.$A$6:$'EcCo ammo'.$A$37];[$'EcCo ammo'.J$6:$'EcCo ammo'.J$37])" office:value-type="float" office:value="1" calcext:value-type="float">
            <text:p>1</text:p>
          </table:table-cell>
          <table:table-cell table:formula="of:=[.H15]/[.I15]" office:value-type="float" office:value="1" calcext:value-type="float">
            <text:p>1.00</text:p>
          </table:table-cell>
          <table:table-cell table:formula="of:=ROUND(AVERAGE([.C15];[.D15]))" office:value-type="float" office:value="21" calcext:value-type="float">
            <text:p>21</text:p>
          </table:table-cell>
          <table:table-cell/>
          <table:table-cell table:formula="of:=MAX((100-MAX([.M$5]+MIN([.$G15];0);0))*INT(([.$K15]-[.AB15])*[.$J15])/100;0)" office:value-type="float" office:value="21" calcext:value-type="float">
            <text:p>21</text:p>
          </table:table-cell>
          <table:table-cell table:formula="of:=MAX((100-MAX([.N$5]+MIN([.$G15];0);0))*INT(([.$K15]-[.AC15])*[.$J15])/100;0)" office:value-type="float" office:value="18.9" calcext:value-type="float">
            <text:p>19</text:p>
          </table:table-cell>
          <table:table-cell table:formula="of:=MAX((100-MAX([.O$5]+MIN([.$G15];0);0))*INT(([.$K15]-[.AD15])*[.$J15])/100;0)" office:value-type="float" office:value="17" calcext:value-type="float">
            <text:p>17</text:p>
          </table:table-cell>
          <table:table-cell table:formula="of:=MAX((100-MAX([.P$5]+MIN([.$G15];0);0))*INT(([.$K15]-[.AE15])*[.$J15])/100;0)" office:value-type="float" office:value="14.4" calcext:value-type="float">
            <text:p>14</text:p>
          </table:table-cell>
          <table:table-cell table:formula="of:=MAX((100-MAX([.Q$5]+MIN([.$G15];0);0))*INT(([.$K15]-[.AF15])*[.$J15])/100;0)" office:value-type="float" office:value="11.9" calcext:value-type="float">
            <text:p>12</text:p>
          </table:table-cell>
          <table:table-cell table:formula="of:=MAX((100-MAX([.R$5]+MIN([.$G15];0);0))*INT(([.$K15]-[.AG15])*[.$J15])/100;0)" office:value-type="float" office:value="9.8" calcext:value-type="float">
            <text:p>10</text:p>
          </table:table-cell>
          <table:table-cell table:formula="of:=MAX((100-MAX([.S$5]+MIN([.$G15];0);0))*INT(([.$K15]-[.AH15])*[.$J15])/100;0)" office:value-type="float" office:value="7" calcext:value-type="float">
            <text:p>7</text:p>
          </table:table-cell>
          <table:table-cell table:formula="of:=MAX((100-MAX([.T$5]+MIN([.$G15];0);0))*INT(([.$K15]-[.AI15])*[.$J15])/100;0)" office:value-type="float" office:value="3.85" calcext:value-type="float">
            <text:p>4</text:p>
          </table:table-cell>
          <table:table-cell table:formula="of:=MAX((100-MAX([.U$5]+MIN([.$G15];0);0))*INT(([.$K15]-[.AJ15])*[.$J15])/100;0)" office:value-type="float" office:value="0.8" calcext:value-type="float">
            <text:p>1</text:p>
          </table:table-cell>
          <table:table-cell table:formula="of:=MAX((100-MAX([.V$5]+MIN([.$G15];0);0))*INT(([.$K15]-[.AK15])*[.$J15])/100;0)" office:value-type="float" office:value="11.2" calcext:value-type="float">
            <text:p>11</text:p>
          </table:table-cell>
          <table:table-cell table:formula="of:=MAX((100-MAX([.W$5]+MIN([.$G15];0);0))*INT(([.$K15]-[.AL15])*[.$J15])/100;0)" office:value-type="float" office:value="13.6" calcext:value-type="float">
            <text:p>14</text:p>
          </table:table-cell>
          <table:table-cell table:formula="of:=MAX((100-MAX([.X$5]+MIN([.$G15];0);0))*INT(([.$K15]-[.AM15])*[.$J15])/100;0)" office:value-type="float" office:value="7.2" calcext:value-type="float">
            <text:p>7</text:p>
          </table:table-cell>
          <table:table-cell table:number-columns-repeated="3"/>
          <table:table-cell table:style-name="ce39" table:formula="of:=MAX([.M$4]*IF([.$E15];0.2;1)+[.$G15]*IF([.$G15]&gt;0;[.$C$1];[.$C$2])/10; 0)" office:value-type="float" office:value="0" calcext:value-type="float">
            <text:p>0</text:p>
          </table:table-cell>
          <table:table-cell table:style-name="ce39" table:formula="of:=MAX([.N$4]*IF([.$E15];0.2;1)+[.$G15]*IF([.$G15]&gt;0;[.$C$1];[.$C$2])/10; 0)" office:value-type="float" office:value="0" calcext:value-type="float">
            <text:p>0</text:p>
          </table:table-cell>
          <table:table-cell table:style-name="ce39" table:formula="of:=MAX([.O$4]*IF([.$E15];0.2;1)+[.$G15]*IF([.$G15]&gt;0;[.$C$1];[.$C$2])/10; 0)" office:value-type="float" office:value="1" calcext:value-type="float">
            <text:p>1</text:p>
          </table:table-cell>
          <table:table-cell table:style-name="ce39" table:formula="of:=MAX([.P$4]*IF([.$E15];0.2;1)+[.$G15]*IF([.$G15]&gt;0;[.$C$1];[.$C$2])/10; 0)" office:value-type="float" office:value="3" calcext:value-type="float">
            <text:p>3</text:p>
          </table:table-cell>
          <table:table-cell table:style-name="ce39" table:formula="of:=MAX([.Q$4]*IF([.$E15];0.2;1)+[.$G15]*IF([.$G15]&gt;0;[.$C$1];[.$C$2])/10; 0)" office:value-type="float" office:value="4" calcext:value-type="float">
            <text:p>4</text:p>
          </table:table-cell>
          <table:table-cell table:style-name="ce39" table:formula="of:=MAX([.R$4]*IF([.$E15];0.2;1)+[.$G15]*IF([.$G15]&gt;0;[.$C$1];[.$C$2])/10; 0)" office:value-type="float" office:value="7" calcext:value-type="float">
            <text:p>7</text:p>
          </table:table-cell>
          <table:table-cell table:style-name="ce39" table:formula="of:=MAX([.S$4]*IF([.$E15];0.2;1)+[.$G15]*IF([.$G15]&gt;0;[.$C$1];[.$C$2])/10; 0)" office:value-type="float" office:value="11" calcext:value-type="float">
            <text:p>11</text:p>
          </table:table-cell>
          <table:table-cell table:style-name="ce39" table:formula="of:=MAX([.T$4]*IF([.$E15];0.2;1)+[.$G15]*IF([.$G15]&gt;0;[.$C$1];[.$C$2])/10; 0)" office:value-type="float" office:value="14" calcext:value-type="float">
            <text:p>14</text:p>
          </table:table-cell>
          <table:table-cell table:style-name="ce39" table:formula="of:=MAX([.U$4]*IF([.$E15];0.2;1)+[.$G15]*IF([.$G15]&gt;0;[.$C$1];[.$C$2])/10; 0)" office:value-type="float" office:value="19" calcext:value-type="float">
            <text:p>19</text:p>
          </table:table-cell>
          <table:table-cell table:style-name="ce39" table:formula="of:=MAX([.V$4]*IF([.$E15];0.2;1)+[.$G15]*IF([.$G15]&gt;0;[.$C$1];[.$C$2])/10; 0)" office:value-type="float" office:value="5" calcext:value-type="float">
            <text:p>5</text:p>
          </table:table-cell>
          <table:table-cell table:style-name="ce39" table:formula="of:=MAX([.W$4]*IF([.$E15];0.2;1)+[.$G15]*IF([.$G15]&gt;0;[.$C$1];[.$C$2])/10; 0)" office:value-type="float" office:value="5" calcext:value-type="float">
            <text:p>5</text:p>
          </table:table-cell>
          <table:table-cell table:style-name="ce39" table:formula="of:=MAX([.X$4]*IF([.$E15];0.2;1)+[.$G15]*IF([.$G15]&gt;0;[.$C$1];[.$C$2])/10; 0)" office:value-type="float" office:value="9" calcext:value-type="float">
            <text:p>9</text:p>
          </table:table-cell>
          <table:table-cell table:style-name="ce39" table:formula="of:=MAX([.Y$4]*IF([.$E15];0.2;1)+[.$G15]*IF([.$G15]&gt;0;[.$C$1];[.$C$2])/10; 0)" office:value-type="float" office:value="0" calcext:value-type="float">
            <text:p>0</text:p>
          </table:table-cell>
          <table:table-cell table:style-name="ce39" table:formula="of:=MAX([.Z$4]*IF([.$E15];0.2;1)+[.$G15]*IF([.$G15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6];[$'EcCo ammo'.$A$6:$'EcCo ammo'.$A$37];[$'EcCo ammo'.G$6:$'EcCo ammo'.G$37]))" office:value-type="float" office:value="-50" calcext:value-type="float">
            <text:p>-50</text:p>
          </table:table-cell>
          <table:table-cell table:formula="of:=LOOKUP([.$B16];[$'EcCo ammo'.$A$6:$'EcCo ammo'.$A$37];[$'EcCo ammo'.I$6:$'EcCo ammo'.I$37])" office:value-type="float" office:value="4" calcext:value-type="float">
            <text:p>4</text:p>
          </table:table-cell>
          <table:table-cell table:formula="of:=LOOKUP([.$B16];[$'EcCo ammo'.$A$6:$'EcCo ammo'.$A$37];[$'EcCo ammo'.J$6:$'EcCo ammo'.J$37])" office:value-type="float" office:value="5" calcext:value-type="float">
            <text:p>5</text:p>
          </table:table-cell>
          <table:table-cell table:formula="of:=[.H16]/[.I16]" office:value-type="float" office:value="0.8" calcext:value-type="float">
            <text:p>0.80</text:p>
          </table:table-cell>
          <table:table-cell table:formula="of:=ROUND(AVERAGE([.C16];[.D16]))" office:value-type="float" office:value="21" calcext:value-type="float">
            <text:p>21</text:p>
          </table:table-cell>
          <table:table-cell/>
          <table:table-cell table:formula="of:=MAX((100-MAX([.M$5]+MIN([.$G16];0);0))*INT(([.$K16]-[.AB16])*[.$J16])/100;0)" office:value-type="float" office:value="16" calcext:value-type="float">
            <text:p>16</text:p>
          </table:table-cell>
          <table:table-cell table:formula="of:=MAX((100-MAX([.N$5]+MIN([.$G16];0);0))*INT(([.$K16]-[.AC16])*[.$J16])/100;0)" office:value-type="float" office:value="16" calcext:value-type="float">
            <text:p>16</text:p>
          </table:table-cell>
          <table:table-cell table:formula="of:=MAX((100-MAX([.O$5]+MIN([.$G16];0);0))*INT(([.$K16]-[.AD16])*[.$J16])/100;0)" office:value-type="float" office:value="16" calcext:value-type="float">
            <text:p>16</text:p>
          </table:table-cell>
          <table:table-cell table:formula="of:=MAX((100-MAX([.P$5]+MIN([.$G16];0);0))*INT(([.$K16]-[.AE16])*[.$J16])/100;0)" office:value-type="float" office:value="16" calcext:value-type="float">
            <text:p>16</text:p>
          </table:table-cell>
          <table:table-cell table:formula="of:=MAX((100-MAX([.Q$5]+MIN([.$G16];0);0))*INT(([.$K16]-[.AF16])*[.$J16])/100;0)" office:value-type="float" office:value="16" calcext:value-type="float">
            <text:p>16</text:p>
          </table:table-cell>
          <table:table-cell table:formula="of:=MAX((100-MAX([.R$5]+MIN([.$G16];0);0))*INT(([.$K16]-[.AG16])*[.$J16])/100;0)" office:value-type="float" office:value="14" calcext:value-type="float">
            <text:p>14</text:p>
          </table:table-cell>
          <table:table-cell table:formula="of:=MAX((100-MAX([.S$5]+MIN([.$G16];0);0))*INT(([.$K16]-[.AH16])*[.$J16])/100;0)" office:value-type="float" office:value="11" calcext:value-type="float">
            <text:p>11</text:p>
          </table:table-cell>
          <table:table-cell table:formula="of:=MAX((100-MAX([.T$5]+MIN([.$G16];0);0))*INT(([.$K16]-[.AI16])*[.$J16])/100;0)" office:value-type="float" office:value="7.6" calcext:value-type="float">
            <text:p>8</text:p>
          </table:table-cell>
          <table:table-cell table:formula="of:=MAX((100-MAX([.U$5]+MIN([.$G16];0);0))*INT(([.$K16]-[.AJ16])*[.$J16])/100;0)" office:value-type="float" office:value="3.2" calcext:value-type="float">
            <text:p>3</text:p>
          </table:table-cell>
          <table:table-cell table:formula="of:=MAX((100-MAX([.V$5]+MIN([.$G16];0);0))*INT(([.$K16]-[.AK16])*[.$J16])/100;0)" office:value-type="float" office:value="16" calcext:value-type="float">
            <text:p>16</text:p>
          </table:table-cell>
          <table:table-cell table:formula="of:=MAX((100-MAX([.W$5]+MIN([.$G16];0);0))*INT(([.$K16]-[.AL16])*[.$J16])/100;0)" office:value-type="float" office:value="16" calcext:value-type="float">
            <text:p>16</text:p>
          </table:table-cell>
          <table:table-cell table:formula="of:=MAX((100-MAX([.X$5]+MIN([.$G16];0);0))*INT(([.$K16]-[.AM16])*[.$J16])/100;0)" office:value-type="float" office:value="12" calcext:value-type="float">
            <text:p>12</text:p>
          </table:table-cell>
          <table:table-cell table:number-columns-repeated="3"/>
          <table:table-cell table:style-name="ce39" table:formula="of:=MAX([.M$4]*IF([.$E16];0.2;1)+[.$G16]*IF([.$G16]&gt;0;[.$C$1];[.$C$2])/10; 0)" office:value-type="float" office:value="0" calcext:value-type="float">
            <text:p>0</text:p>
          </table:table-cell>
          <table:table-cell table:style-name="ce39" table:formula="of:=MAX([.N$4]*IF([.$E16];0.2;1)+[.$G16]*IF([.$G16]&gt;0;[.$C$1];[.$C$2])/10; 0)" office:value-type="float" office:value="0" calcext:value-type="float">
            <text:p>0</text:p>
          </table:table-cell>
          <table:table-cell table:style-name="ce39" table:formula="of:=MAX([.O$4]*IF([.$E16];0.2;1)+[.$G16]*IF([.$G16]&gt;0;[.$C$1];[.$C$2])/10; 0)" office:value-type="float" office:value="0" calcext:value-type="float">
            <text:p>0</text:p>
          </table:table-cell>
          <table:table-cell table:style-name="ce39" table:formula="of:=MAX([.P$4]*IF([.$E16];0.2;1)+[.$G16]*IF([.$G16]&gt;0;[.$C$1];[.$C$2])/10; 0)" office:value-type="float" office:value="0" calcext:value-type="float">
            <text:p>0</text:p>
          </table:table-cell>
          <table:table-cell table:style-name="ce39" table:formula="of:=MAX([.Q$4]*IF([.$E16];0.2;1)+[.$G16]*IF([.$G16]&gt;0;[.$C$1];[.$C$2])/10; 0)" office:value-type="float" office:value="0" calcext:value-type="float">
            <text:p>0</text:p>
          </table:table-cell>
          <table:table-cell table:style-name="ce39" table:formula="of:=MAX([.R$4]*IF([.$E16];0.2;1)+[.$G16]*IF([.$G16]&gt;0;[.$C$1];[.$C$2])/10; 0)" office:value-type="float" office:value="3" calcext:value-type="float">
            <text:p>3</text:p>
          </table:table-cell>
          <table:table-cell table:style-name="ce39" table:formula="of:=MAX([.S$4]*IF([.$E16];0.2;1)+[.$G16]*IF([.$G16]&gt;0;[.$C$1];[.$C$2])/10; 0)" office:value-type="float" office:value="7" calcext:value-type="float">
            <text:p>7</text:p>
          </table:table-cell>
          <table:table-cell table:style-name="ce39" table:formula="of:=MAX([.T$4]*IF([.$E16];0.2;1)+[.$G16]*IF([.$G16]&gt;0;[.$C$1];[.$C$2])/10; 0)" office:value-type="float" office:value="10" calcext:value-type="float">
            <text:p>10</text:p>
          </table:table-cell>
          <table:table-cell table:style-name="ce39" table:formula="of:=MAX([.U$4]*IF([.$E16];0.2;1)+[.$G16]*IF([.$G16]&gt;0;[.$C$1];[.$C$2])/10; 0)" office:value-type="float" office:value="15" calcext:value-type="float">
            <text:p>15</text:p>
          </table:table-cell>
          <table:table-cell table:style-name="ce39" table:formula="of:=MAX([.V$4]*IF([.$E16];0.2;1)+[.$G16]*IF([.$G16]&gt;0;[.$C$1];[.$C$2])/10; 0)" office:value-type="float" office:value="1" calcext:value-type="float">
            <text:p>1</text:p>
          </table:table-cell>
          <table:table-cell table:style-name="ce39" table:formula="of:=MAX([.W$4]*IF([.$E16];0.2;1)+[.$G16]*IF([.$G16]&gt;0;[.$C$1];[.$C$2])/10; 0)" office:value-type="float" office:value="1" calcext:value-type="float">
            <text:p>1</text:p>
          </table:table-cell>
          <table:table-cell table:style-name="ce39" table:formula="of:=MAX([.X$4]*IF([.$E16];0.2;1)+[.$G16]*IF([.$G16]&gt;0;[.$C$1];[.$C$2])/10; 0)" office:value-type="float" office:value="5" calcext:value-type="float">
            <text:p>5</text:p>
          </table:table-cell>
          <table:table-cell table:style-name="ce39" table:formula="of:=MAX([.Y$4]*IF([.$E16];0.2;1)+[.$G16]*IF([.$G16]&gt;0;[.$C$1];[.$C$2])/10; 0)" office:value-type="float" office:value="0" calcext:value-type="float">
            <text:p>0</text:p>
          </table:table-cell>
          <table:table-cell table:style-name="ce39" table:formula="of:=MAX([.Z$4]*IF([.$E16];0.2;1)+[.$G16]*IF([.$G16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17];[$'EcCo ammo'.$A$6:$'EcCo ammo'.$A$37];[$'EcCo ammo'.F$6:$'EcCo ammo'.F$37])" office:value-type="float" office:value="0" calcext:value-type="float">
            <text:p>0</text:p>
          </table:table-cell>
          <table:table-cell table:formula="of:=FLOOR(LOOKUP([.$B17];[$'EcCo ammo'.$A$6:$'EcCo ammo'.$A$37];[$'EcCo ammo'.G$6:$'EcCo ammo'.G$37]))" office:value-type="float" office:value="-10" calcext:value-type="float">
            <text:p>-10</text:p>
          </table:table-cell>
          <table:table-cell table:formula="of:=LOOKUP([.$B17];[$'EcCo ammo'.$A$6:$'EcCo ammo'.$A$37];[$'EcCo ammo'.I$6:$'EcCo ammo'.I$37])" office:value-type="float" office:value="1" calcext:value-type="float">
            <text:p>1</text:p>
          </table:table-cell>
          <table:table-cell table:formula="of:=LOOKUP([.$B17];[$'EcCo ammo'.$A$6:$'EcCo ammo'.$A$37];[$'EcCo ammo'.J$6:$'EcCo ammo'.J$37])" office:value-type="float" office:value="1" calcext:value-type="float">
            <text:p>1</text:p>
          </table:table-cell>
          <table:table-cell table:formula="of:=[.H17]/[.I17]" office:value-type="float" office:value="1" calcext:value-type="float">
            <text:p>1.00</text:p>
          </table:table-cell>
          <table:table-cell table:formula="of:=ROUND(AVERAGE([.C17];[.D17]))" office:value-type="float" office:value="22" calcext:value-type="float">
            <text:p>22</text:p>
          </table:table-cell>
          <table:table-cell/>
          <table:table-cell table:formula="of:=MAX((100-MAX([.M$5]+MIN([.$G17];0);0))*INT(([.$K17]-[.AB17])*[.$J17])/100;0)" office:value-type="float" office:value="22" calcext:value-type="float">
            <text:p>22</text:p>
          </table:table-cell>
          <table:table-cell table:formula="of:=MAX((100-MAX([.N$5]+MIN([.$G17];0);0))*INT(([.$K17]-[.AC17])*[.$J17])/100;0)" office:value-type="float" office:value="19.8" calcext:value-type="float">
            <text:p>20</text:p>
          </table:table-cell>
          <table:table-cell table:formula="of:=MAX((100-MAX([.O$5]+MIN([.$G17];0);0))*INT(([.$K17]-[.AD17])*[.$J17])/100;0)" office:value-type="float" office:value="17.85" calcext:value-type="float">
            <text:p>18</text:p>
          </table:table-cell>
          <table:table-cell table:formula="of:=MAX((100-MAX([.P$5]+MIN([.$G17];0);0))*INT(([.$K17]-[.AE17])*[.$J17])/100;0)" office:value-type="float" office:value="15.2" calcext:value-type="float">
            <text:p>15</text:p>
          </table:table-cell>
          <table:table-cell table:formula="of:=MAX((100-MAX([.Q$5]+MIN([.$G17];0);0))*INT(([.$K17]-[.AF17])*[.$J17])/100;0)" office:value-type="float" office:value="12.6" calcext:value-type="float">
            <text:p>13</text:p>
          </table:table-cell>
          <table:table-cell table:formula="of:=MAX((100-MAX([.R$5]+MIN([.$G17];0);0))*INT(([.$K17]-[.AG17])*[.$J17])/100;0)" office:value-type="float" office:value="10.5" calcext:value-type="float">
            <text:p>11</text:p>
          </table:table-cell>
          <table:table-cell table:formula="of:=MAX((100-MAX([.S$5]+MIN([.$G17];0);0))*INT(([.$K17]-[.AH17])*[.$J17])/100;0)" office:value-type="float" office:value="7.7" calcext:value-type="float">
            <text:p>8</text:p>
          </table:table-cell>
          <table:table-cell table:formula="of:=MAX((100-MAX([.T$5]+MIN([.$G17];0);0))*INT(([.$K17]-[.AI17])*[.$J17])/100;0)" office:value-type="float" office:value="4.4" calcext:value-type="float">
            <text:p>4</text:p>
          </table:table-cell>
          <table:table-cell table:formula="of:=MAX((100-MAX([.U$5]+MIN([.$G17];0);0))*INT(([.$K17]-[.AJ17])*[.$J17])/100;0)" office:value-type="float" office:value="1.2" calcext:value-type="float">
            <text:p>1</text:p>
          </table:table-cell>
          <table:table-cell table:formula="of:=MAX((100-MAX([.V$5]+MIN([.$G17];0);0))*INT(([.$K17]-[.AK17])*[.$J17])/100;0)" office:value-type="float" office:value="11.9" calcext:value-type="float">
            <text:p>12</text:p>
          </table:table-cell>
          <table:table-cell table:formula="of:=MAX((100-MAX([.W$5]+MIN([.$G17];0);0))*INT(([.$K17]-[.AL17])*[.$J17])/100;0)" office:value-type="float" office:value="14.45" calcext:value-type="float">
            <text:p>14</text:p>
          </table:table-cell>
          <table:table-cell table:formula="of:=MAX((100-MAX([.X$5]+MIN([.$G17];0);0))*INT(([.$K17]-[.AM17])*[.$J17])/100;0)" office:value-type="float" office:value="7.8" calcext:value-type="float">
            <text:p>8</text:p>
          </table:table-cell>
          <table:table-cell table:number-columns-repeated="3"/>
          <table:table-cell table:style-name="ce39" table:formula="of:=MAX([.M$4]*IF([.$E17];0.2;1)+[.$G17]*IF([.$G17]&gt;0;[.$C$1];[.$C$2])/10; 0)" office:value-type="float" office:value="0" calcext:value-type="float">
            <text:p>0</text:p>
          </table:table-cell>
          <table:table-cell table:style-name="ce39" table:formula="of:=MAX([.N$4]*IF([.$E17];0.2;1)+[.$G17]*IF([.$G17]&gt;0;[.$C$1];[.$C$2])/10; 0)" office:value-type="float" office:value="0" calcext:value-type="float">
            <text:p>0</text:p>
          </table:table-cell>
          <table:table-cell table:style-name="ce39" table:formula="of:=MAX([.O$4]*IF([.$E17];0.2;1)+[.$G17]*IF([.$G17]&gt;0;[.$C$1];[.$C$2])/10; 0)" office:value-type="float" office:value="1" calcext:value-type="float">
            <text:p>1</text:p>
          </table:table-cell>
          <table:table-cell table:style-name="ce39" table:formula="of:=MAX([.P$4]*IF([.$E17];0.2;1)+[.$G17]*IF([.$G17]&gt;0;[.$C$1];[.$C$2])/10; 0)" office:value-type="float" office:value="3" calcext:value-type="float">
            <text:p>3</text:p>
          </table:table-cell>
          <table:table-cell table:style-name="ce39" table:formula="of:=MAX([.Q$4]*IF([.$E17];0.2;1)+[.$G17]*IF([.$G17]&gt;0;[.$C$1];[.$C$2])/10; 0)" office:value-type="float" office:value="4" calcext:value-type="float">
            <text:p>4</text:p>
          </table:table-cell>
          <table:table-cell table:style-name="ce39" table:formula="of:=MAX([.R$4]*IF([.$E17];0.2;1)+[.$G17]*IF([.$G17]&gt;0;[.$C$1];[.$C$2])/10; 0)" office:value-type="float" office:value="7" calcext:value-type="float">
            <text:p>7</text:p>
          </table:table-cell>
          <table:table-cell table:style-name="ce39" table:formula="of:=MAX([.S$4]*IF([.$E17];0.2;1)+[.$G17]*IF([.$G17]&gt;0;[.$C$1];[.$C$2])/10; 0)" office:value-type="float" office:value="11" calcext:value-type="float">
            <text:p>11</text:p>
          </table:table-cell>
          <table:table-cell table:style-name="ce39" table:formula="of:=MAX([.T$4]*IF([.$E17];0.2;1)+[.$G17]*IF([.$G17]&gt;0;[.$C$1];[.$C$2])/10; 0)" office:value-type="float" office:value="14" calcext:value-type="float">
            <text:p>14</text:p>
          </table:table-cell>
          <table:table-cell table:style-name="ce39" table:formula="of:=MAX([.U$4]*IF([.$E17];0.2;1)+[.$G17]*IF([.$G17]&gt;0;[.$C$1];[.$C$2])/10; 0)" office:value-type="float" office:value="19" calcext:value-type="float">
            <text:p>19</text:p>
          </table:table-cell>
          <table:table-cell table:style-name="ce39" table:formula="of:=MAX([.V$4]*IF([.$E17];0.2;1)+[.$G17]*IF([.$G17]&gt;0;[.$C$1];[.$C$2])/10; 0)" office:value-type="float" office:value="5" calcext:value-type="float">
            <text:p>5</text:p>
          </table:table-cell>
          <table:table-cell table:style-name="ce39" table:formula="of:=MAX([.W$4]*IF([.$E17];0.2;1)+[.$G17]*IF([.$G17]&gt;0;[.$C$1];[.$C$2])/10; 0)" office:value-type="float" office:value="5" calcext:value-type="float">
            <text:p>5</text:p>
          </table:table-cell>
          <table:table-cell table:style-name="ce39" table:formula="of:=MAX([.X$4]*IF([.$E17];0.2;1)+[.$G17]*IF([.$G17]&gt;0;[.$C$1];[.$C$2])/10; 0)" office:value-type="float" office:value="9" calcext:value-type="float">
            <text:p>9</text:p>
          </table:table-cell>
          <table:table-cell table:style-name="ce39" table:formula="of:=MAX([.Y$4]*IF([.$E17];0.2;1)+[.$G17]*IF([.$G17]&gt;0;[.$C$1];[.$C$2])/10; 0)" office:value-type="float" office:value="0" calcext:value-type="float">
            <text:p>0</text:p>
          </table:table-cell>
          <table:table-cell table:style-name="ce39" table:formula="of:=MAX([.Z$4]*IF([.$E17];0.2;1)+[.$G17]*IF([.$G17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1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8];[$'EcCo ammo'.$A$6:$'EcCo ammo'.$A$37];[$'EcCo ammo'.G$6:$'EcCo ammo'.G$37]))" office:value-type="float" office:value="-50" calcext:value-type="float">
            <text:p>-50</text:p>
          </table:table-cell>
          <table:table-cell table:formula="of:=LOOKUP([.$B18];[$'EcCo ammo'.$A$6:$'EcCo ammo'.$A$37];[$'EcCo ammo'.I$6:$'EcCo ammo'.I$37])" office:value-type="float" office:value="4" calcext:value-type="float">
            <text:p>4</text:p>
          </table:table-cell>
          <table:table-cell table:formula="of:=LOOKUP([.$B18];[$'EcCo ammo'.$A$6:$'EcCo ammo'.$A$37];[$'EcCo ammo'.J$6:$'EcCo ammo'.J$37])" office:value-type="float" office:value="5" calcext:value-type="float">
            <text:p>5</text:p>
          </table:table-cell>
          <table:table-cell table:formula="of:=[.H18]/[.I18]" office:value-type="float" office:value="0.8" calcext:value-type="float">
            <text:p>0.80</text:p>
          </table:table-cell>
          <table:table-cell table:formula="of:=ROUND(AVERAGE([.C18];[.D18]))" office:value-type="float" office:value="22" calcext:value-type="float">
            <text:p>22</text:p>
          </table:table-cell>
          <table:table-cell/>
          <table:table-cell table:formula="of:=MAX((100-MAX([.M$5]+MIN([.$G18];0);0))*INT(([.$K18]-[.AB18])*[.$J18])/100;0)" office:value-type="float" office:value="17" calcext:value-type="float">
            <text:p>17</text:p>
          </table:table-cell>
          <table:table-cell table:formula="of:=MAX((100-MAX([.N$5]+MIN([.$G18];0);0))*INT(([.$K18]-[.AC18])*[.$J18])/100;0)" office:value-type="float" office:value="17" calcext:value-type="float">
            <text:p>17</text:p>
          </table:table-cell>
          <table:table-cell table:formula="of:=MAX((100-MAX([.O$5]+MIN([.$G18];0);0))*INT(([.$K18]-[.AD18])*[.$J18])/100;0)" office:value-type="float" office:value="17" calcext:value-type="float">
            <text:p>17</text:p>
          </table:table-cell>
          <table:table-cell table:formula="of:=MAX((100-MAX([.P$5]+MIN([.$G18];0);0))*INT(([.$K18]-[.AE18])*[.$J18])/100;0)" office:value-type="float" office:value="17" calcext:value-type="float">
            <text:p>17</text:p>
          </table:table-cell>
          <table:table-cell table:formula="of:=MAX((100-MAX([.Q$5]+MIN([.$G18];0);0))*INT(([.$K18]-[.AF18])*[.$J18])/100;0)" office:value-type="float" office:value="17" calcext:value-type="float">
            <text:p>17</text:p>
          </table:table-cell>
          <table:table-cell table:formula="of:=MAX((100-MAX([.R$5]+MIN([.$G18];0);0))*INT(([.$K18]-[.AG18])*[.$J18])/100;0)" office:value-type="float" office:value="15" calcext:value-type="float">
            <text:p>15</text:p>
          </table:table-cell>
          <table:table-cell table:formula="of:=MAX((100-MAX([.S$5]+MIN([.$G18];0);0))*INT(([.$K18]-[.AH18])*[.$J18])/100;0)" office:value-type="float" office:value="12" calcext:value-type="float">
            <text:p>12</text:p>
          </table:table-cell>
          <table:table-cell table:formula="of:=MAX((100-MAX([.T$5]+MIN([.$G18];0);0))*INT(([.$K18]-[.AI18])*[.$J18])/100;0)" office:value-type="float" office:value="8.55" calcext:value-type="float">
            <text:p>9</text:p>
          </table:table-cell>
          <table:table-cell table:formula="of:=MAX((100-MAX([.U$5]+MIN([.$G18];0);0))*INT(([.$K18]-[.AJ18])*[.$J18])/100;0)" office:value-type="float" office:value="4" calcext:value-type="float">
            <text:p>4</text:p>
          </table:table-cell>
          <table:table-cell table:formula="of:=MAX((100-MAX([.V$5]+MIN([.$G18];0);0))*INT(([.$K18]-[.AK18])*[.$J18])/100;0)" office:value-type="float" office:value="16" calcext:value-type="float">
            <text:p>16</text:p>
          </table:table-cell>
          <table:table-cell table:formula="of:=MAX((100-MAX([.W$5]+MIN([.$G18];0);0))*INT(([.$K18]-[.AL18])*[.$J18])/100;0)" office:value-type="float" office:value="16" calcext:value-type="float">
            <text:p>16</text:p>
          </table:table-cell>
          <table:table-cell table:formula="of:=MAX((100-MAX([.X$5]+MIN([.$G18];0);0))*INT(([.$K18]-[.AM18])*[.$J18])/100;0)" office:value-type="float" office:value="13" calcext:value-type="float">
            <text:p>13</text:p>
          </table:table-cell>
          <table:table-cell table:number-columns-repeated="3"/>
          <table:table-cell table:style-name="ce39" table:formula="of:=MAX([.M$4]*IF([.$E18];0.2;1)+[.$G18]*IF([.$G18]&gt;0;[.$C$1];[.$C$2])/10; 0)" office:value-type="float" office:value="0" calcext:value-type="float">
            <text:p>0</text:p>
          </table:table-cell>
          <table:table-cell table:style-name="ce39" table:formula="of:=MAX([.N$4]*IF([.$E18];0.2;1)+[.$G18]*IF([.$G18]&gt;0;[.$C$1];[.$C$2])/10; 0)" office:value-type="float" office:value="0" calcext:value-type="float">
            <text:p>0</text:p>
          </table:table-cell>
          <table:table-cell table:style-name="ce39" table:formula="of:=MAX([.O$4]*IF([.$E18];0.2;1)+[.$G18]*IF([.$G18]&gt;0;[.$C$1];[.$C$2])/10; 0)" office:value-type="float" office:value="0" calcext:value-type="float">
            <text:p>0</text:p>
          </table:table-cell>
          <table:table-cell table:style-name="ce39" table:formula="of:=MAX([.P$4]*IF([.$E18];0.2;1)+[.$G18]*IF([.$G18]&gt;0;[.$C$1];[.$C$2])/10; 0)" office:value-type="float" office:value="0" calcext:value-type="float">
            <text:p>0</text:p>
          </table:table-cell>
          <table:table-cell table:style-name="ce39" table:formula="of:=MAX([.Q$4]*IF([.$E18];0.2;1)+[.$G18]*IF([.$G18]&gt;0;[.$C$1];[.$C$2])/10; 0)" office:value-type="float" office:value="0" calcext:value-type="float">
            <text:p>0</text:p>
          </table:table-cell>
          <table:table-cell table:style-name="ce39" table:formula="of:=MAX([.R$4]*IF([.$E18];0.2;1)+[.$G18]*IF([.$G18]&gt;0;[.$C$1];[.$C$2])/10; 0)" office:value-type="float" office:value="3" calcext:value-type="float">
            <text:p>3</text:p>
          </table:table-cell>
          <table:table-cell table:style-name="ce39" table:formula="of:=MAX([.S$4]*IF([.$E18];0.2;1)+[.$G18]*IF([.$G18]&gt;0;[.$C$1];[.$C$2])/10; 0)" office:value-type="float" office:value="7" calcext:value-type="float">
            <text:p>7</text:p>
          </table:table-cell>
          <table:table-cell table:style-name="ce39" table:formula="of:=MAX([.T$4]*IF([.$E18];0.2;1)+[.$G18]*IF([.$G18]&gt;0;[.$C$1];[.$C$2])/10; 0)" office:value-type="float" office:value="10" calcext:value-type="float">
            <text:p>10</text:p>
          </table:table-cell>
          <table:table-cell table:style-name="ce39" table:formula="of:=MAX([.U$4]*IF([.$E18];0.2;1)+[.$G18]*IF([.$G18]&gt;0;[.$C$1];[.$C$2])/10; 0)" office:value-type="float" office:value="15" calcext:value-type="float">
            <text:p>15</text:p>
          </table:table-cell>
          <table:table-cell table:style-name="ce39" table:formula="of:=MAX([.V$4]*IF([.$E18];0.2;1)+[.$G18]*IF([.$G18]&gt;0;[.$C$1];[.$C$2])/10; 0)" office:value-type="float" office:value="1" calcext:value-type="float">
            <text:p>1</text:p>
          </table:table-cell>
          <table:table-cell table:style-name="ce39" table:formula="of:=MAX([.W$4]*IF([.$E18];0.2;1)+[.$G18]*IF([.$G18]&gt;0;[.$C$1];[.$C$2])/10; 0)" office:value-type="float" office:value="1" calcext:value-type="float">
            <text:p>1</text:p>
          </table:table-cell>
          <table:table-cell table:style-name="ce39" table:formula="of:=MAX([.X$4]*IF([.$E18];0.2;1)+[.$G18]*IF([.$G18]&gt;0;[.$C$1];[.$C$2])/10; 0)" office:value-type="float" office:value="5" calcext:value-type="float">
            <text:p>5</text:p>
          </table:table-cell>
          <table:table-cell table:style-name="ce39" table:formula="of:=MAX([.Y$4]*IF([.$E18];0.2;1)+[.$G18]*IF([.$G18]&gt;0;[.$C$1];[.$C$2])/10; 0)" office:value-type="float" office:value="0" calcext:value-type="float">
            <text:p>0</text:p>
          </table:table-cell>
          <table:table-cell table:style-name="ce39" table:formula="of:=MAX([.Z$4]*IF([.$E18];0.2;1)+[.$G18]*IF([.$G18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19];[$'EcCo ammo'.$A$6:$'EcCo ammo'.$A$37];[$'EcCo ammo'.F$6:$'EcCo ammo'.F$37])" office:value-type="float" office:value="10" calcext:value-type="float">
            <text:p>10</text:p>
          </table:table-cell>
          <table:table-cell table:formula="of:=FLOOR(LOOKUP([.$B19];[$'EcCo ammo'.$A$6:$'EcCo ammo'.$A$37];[$'EcCo ammo'.G$6:$'EcCo ammo'.G$37])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H19]/[.I19]" office:value-type="float" office:value="1.75" calcext:value-type="float">
            <text:p>1.75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style-name="ce27" table:formula="of:=MAX((100-MAX([.M$5]+[.$G19];0))*INT(([.$K19]-[.AB19])*[.$J19])/100;0)" office:value-type="float" office:value="17.6" calcext:value-type="float">
            <text:p>18</text:p>
          </table:table-cell>
          <table:table-cell table:style-name="ce27" table:formula="of:=MAX((100-MAX([.N$5]+[.$G19];0))*INT(([.$K19]-[.AC19])*[.$J19])/100;0)" office:value-type="float" office:value="13.2" calcext:value-type="float">
            <text:p>13</text:p>
          </table:table-cell>
          <table:table-cell table:style-name="ce27" table:formula="of:=MAX((100-MAX([.O$5]+[.$G19];0))*INT(([.$K19]-[.AD19])*[.$J19])/100;0)" office:value-type="float" office:value="10.45" calcext:value-type="float">
            <text:p>10</text:p>
          </table:table-cell>
          <table:table-cell table:style-name="ce27" table:formula="of:=MAX((100-MAX([.P$5]+[.$G19];0))*INT(([.$K19]-[.AE19])*[.$J19])/100;0)" office:value-type="float" office:value="7.5" calcext:value-type="float">
            <text:p>8</text:p>
          </table:table-cell>
          <table:table-cell table:style-name="ce27" table:formula="of:=MAX((100-MAX([.Q$5]+[.$G19];0))*INT(([.$K19]-[.AF19])*[.$J19])/100;0)" office:value-type="float" office:value="5.6" calcext:value-type="float">
            <text:p>6</text:p>
          </table:table-cell>
          <table:table-cell table:style-name="ce27" table:formula="of:=MAX((100-MAX([.R$5]+[.$G19];0))*INT(([.$K19]-[.AG19])*[.$J19])/100;0)" office:value-type="float" office:value="3.2" calcext:value-type="float">
            <text:p>3</text:p>
          </table:table-cell>
          <table:table-cell table:style-name="ce27" table:formula="of:=MAX((100-MAX([.S$5]+[.$G19];0))*INT(([.$K19]-[.AH19])*[.$J19])/100;0)" office:value-type="float" office:value="0.4" calcext:value-type="float">
            <text:p>0</text:p>
          </table:table-cell>
          <table:table-cell table:style-name="ce27" table:formula="of:=MAX((100-MAX([.T$5]+[.$G19];0))*INT(([.$K19]-[.AI19])*[.$J19])/100;0)" office:value-type="float" office:value="0" calcext:value-type="float">
            <text:p>0</text:p>
          </table:table-cell>
          <table:table-cell table:style-name="ce27" table:formula="of:=MAX((100-MAX([.U$5]+[.$G19];0))*INT(([.$K19]-[.AJ19])*[.$J19])/100;0)" office:value-type="float" office:value="0" calcext:value-type="float">
            <text:p>0</text:p>
          </table:table-cell>
          <table:table-cell table:style-name="ce27" table:formula="of:=MAX((100-MAX([.V$5]+[.$G19];0))*INT(([.$K19]-[.AK19])*[.$J19])/100;0)" office:value-type="float" office:value="4.8" calcext:value-type="float">
            <text:p>5</text:p>
          </table:table-cell>
          <table:table-cell table:style-name="ce27" table:formula="of:=MAX((100-MAX([.W$5]+[.$G19];0))*INT(([.$K19]-[.AL19])*[.$J19])/100;0)" office:value-type="float" office:value="6.6" calcext:value-type="float">
            <text:p>7</text:p>
          </table:table-cell>
          <table:table-cell table:style-name="ce27" table:formula="of:=MAX((100-MAX([.X$5]+[.$G19];0))*INT(([.$K19]-[.AM19])*[.$J19])/100;0)" office:value-type="float" office:value="1.5" calcext:value-type="float">
            <text:p>2</text:p>
          </table:table-cell>
          <table:table-cell table:number-columns-repeated="3"/>
          <table:table-cell table:style-name="ce39" table:formula="of:=MAX([.M$4]*IF([.$E19];0.2;1)+[.$G19]*IF([.$G19]&gt;0;[.$C$1];[.$C$2])/10; 0)" office:value-type="float" office:value="0" calcext:value-type="float">
            <text:p>0</text:p>
          </table:table-cell>
          <table:table-cell table:style-name="ce39" table:formula="of:=MAX([.N$4]*IF([.$E19];0.2;1)+[.$G19]*IF([.$G19]&gt;0;[.$C$1];[.$C$2])/10; 0)" office:value-type="float" office:value="0" calcext:value-type="float">
            <text:p>0</text:p>
          </table:table-cell>
          <table:table-cell table:style-name="ce39" table:formula="of:=MAX([.O$4]*IF([.$E19];0.2;1)+[.$G19]*IF([.$G19]&gt;0;[.$C$1];[.$C$2])/10; 0)" office:value-type="float" office:value="2" calcext:value-type="float">
            <text:p>2</text:p>
          </table:table-cell>
          <table:table-cell table:style-name="ce39" table:formula="of:=MAX([.P$4]*IF([.$E19];0.2;1)+[.$G19]*IF([.$G19]&gt;0;[.$C$1];[.$C$2])/10; 0)" office:value-type="float" office:value="4" calcext:value-type="float">
            <text:p>4</text:p>
          </table:table-cell>
          <table:table-cell table:style-name="ce39" table:formula="of:=MAX([.Q$4]*IF([.$E19];0.2;1)+[.$G19]*IF([.$G19]&gt;0;[.$C$1];[.$C$2])/10; 0)" office:value-type="float" office:value="5" calcext:value-type="float">
            <text:p>5</text:p>
          </table:table-cell>
          <table:table-cell table:style-name="ce39" table:formula="of:=MAX([.R$4]*IF([.$E19];0.2;1)+[.$G19]*IF([.$G19]&gt;0;[.$C$1];[.$C$2])/10; 0)" office:value-type="float" office:value="8" calcext:value-type="float">
            <text:p>8</text:p>
          </table:table-cell>
          <table:table-cell table:style-name="ce39" table:formula="of:=MAX([.S$4]*IF([.$E19];0.2;1)+[.$G19]*IF([.$G19]&gt;0;[.$C$1];[.$C$2])/10; 0)" office:value-type="float" office:value="12" calcext:value-type="float">
            <text:p>12</text:p>
          </table:table-cell>
          <table:table-cell table:style-name="ce39" table:formula="of:=MAX([.T$4]*IF([.$E19];0.2;1)+[.$G19]*IF([.$G19]&gt;0;[.$C$1];[.$C$2])/10; 0)" office:value-type="float" office:value="15" calcext:value-type="float">
            <text:p>15</text:p>
          </table:table-cell>
          <table:table-cell table:style-name="ce39" table:formula="of:=MAX([.U$4]*IF([.$E19];0.2;1)+[.$G19]*IF([.$G19]&gt;0;[.$C$1];[.$C$2])/10; 0)" office:value-type="float" office:value="20" calcext:value-type="float">
            <text:p>20</text:p>
          </table:table-cell>
          <table:table-cell table:style-name="ce39" table:formula="of:=MAX([.V$4]*IF([.$E19];0.2;1)+[.$G19]*IF([.$G19]&gt;0;[.$C$1];[.$C$2])/10; 0)" office:value-type="float" office:value="6" calcext:value-type="float">
            <text:p>6</text:p>
          </table:table-cell>
          <table:table-cell table:style-name="ce39" table:formula="of:=MAX([.W$4]*IF([.$E19];0.2;1)+[.$G19]*IF([.$G19]&gt;0;[.$C$1];[.$C$2])/10; 0)" office:value-type="float" office:value="6" calcext:value-type="float">
            <text:p>6</text:p>
          </table:table-cell>
          <table:table-cell table:style-name="ce39" table:formula="of:=MAX([.X$4]*IF([.$E19];0.2;1)+[.$G19]*IF([.$G19]&gt;0;[.$C$1];[.$C$2])/10; 0)" office:value-type="float" office:value="10" calcext:value-type="float">
            <text:p>10</text:p>
          </table:table-cell>
          <table:table-cell table:style-name="ce39" table:formula="of:=MAX([.Y$4]*IF([.$E19];0.2;1)+[.$G19]*IF([.$G19]&gt;0;[.$C$1];[.$C$2])/10; 0)" office:value-type="float" office:value="0" calcext:value-type="float">
            <text:p>0</text:p>
          </table:table-cell>
          <table:table-cell table:style-name="ce39" table:formula="of:=MAX([.Z$4]*IF([.$E19];0.2;1)+[.$G19]*IF([.$G19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0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0];[$'EcCo ammo'.$A$6:$'EcCo ammo'.$A$37];[$'EcCo ammo'.G$6:$'EcCo ammo'.G$37]))" office:value-type="float" office:value="-30" calcext:value-type="float">
            <text:p>-30</text:p>
          </table:table-cell>
          <table:table-cell table:formula="of:=LOOKUP([.$B20];[$'EcCo ammo'.$A$6:$'EcCo ammo'.$A$37];[$'EcCo ammo'.I$6:$'EcCo ammo'.I$37])" office:value-type="float" office:value="1" calcext:value-type="float">
            <text:p>1</text:p>
          </table:table-cell>
          <table:table-cell table:formula="of:=LOOKUP([.$B20];[$'EcCo ammo'.$A$6:$'EcCo ammo'.$A$37];[$'EcCo ammo'.J$6:$'EcCo ammo'.J$37])" office:value-type="float" office:value="1" calcext:value-type="float">
            <text:p>1</text:p>
          </table:table-cell>
          <table:table-cell table:formula="of:=[.H20]/[.I20]" office:value-type="float" office:value="1" calcext:value-type="float">
            <text:p>1.00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style-name="ce27" table:formula="of:=MAX((100-MAX([.M$5]+[.$G20];0))*INT(([.$K20]-[.AB20])*[.$J20])/100;0)" office:value-type="float" office:value="13" calcext:value-type="float">
            <text:p>13</text:p>
          </table:table-cell>
          <table:table-cell table:style-name="ce27" table:formula="of:=MAX((100-MAX([.N$5]+[.$G20];0))*INT(([.$K20]-[.AC20])*[.$J20])/100;0)" office:value-type="float" office:value="13" calcext:value-type="float">
            <text:p>13</text:p>
          </table:table-cell>
          <table:table-cell table:style-name="ce27" table:formula="of:=MAX((100-MAX([.O$5]+[.$G20];0))*INT(([.$K20]-[.AD20])*[.$J20])/100;0)" office:value-type="float" office:value="13" calcext:value-type="float">
            <text:p>13</text:p>
          </table:table-cell>
          <table:table-cell table:style-name="ce27" table:formula="of:=MAX((100-MAX([.P$5]+[.$G20];0))*INT(([.$K20]-[.AE20])*[.$J20])/100;0)" office:value-type="float" office:value="12" calcext:value-type="float">
            <text:p>12</text:p>
          </table:table-cell>
          <table:table-cell table:style-name="ce27" table:formula="of:=MAX((100-MAX([.Q$5]+[.$G20];0))*INT(([.$K20]-[.AF20])*[.$J20])/100;0)" office:value-type="float" office:value="9.9" calcext:value-type="float">
            <text:p>10</text:p>
          </table:table-cell>
          <table:table-cell table:style-name="ce27" table:formula="of:=MAX((100-MAX([.R$5]+[.$G20];0))*INT(([.$K20]-[.AG20])*[.$J20])/100;0)" office:value-type="float" office:value="7.2" calcext:value-type="float">
            <text:p>7</text:p>
          </table:table-cell>
          <table:table-cell table:style-name="ce27" table:formula="of:=MAX((100-MAX([.S$5]+[.$G20];0))*INT(([.$K20]-[.AH20])*[.$J20])/100;0)" office:value-type="float" office:value="3.6" calcext:value-type="float">
            <text:p>4</text:p>
          </table:table-cell>
          <table:table-cell table:style-name="ce27" table:formula="of:=MAX((100-MAX([.T$5]+[.$G20];0))*INT(([.$K20]-[.AI20])*[.$J20])/100;0)" office:value-type="float" office:value="0.75" calcext:value-type="float">
            <text:p>1</text:p>
          </table:table-cell>
          <table:table-cell table:style-name="ce27" table:formula="of:=MAX((100-MAX([.U$5]+[.$G20];0))*INT(([.$K20]-[.AJ20])*[.$J20])/100;0)" office:value-type="float" office:value="0" calcext:value-type="float">
            <text:p>0</text:p>
          </table:table-cell>
          <table:table-cell table:style-name="ce27" table:formula="of:=MAX((100-MAX([.V$5]+[.$G20];0))*INT(([.$K20]-[.AK20])*[.$J20])/100;0)" office:value-type="float" office:value="9" calcext:value-type="float">
            <text:p>9</text:p>
          </table:table-cell>
          <table:table-cell table:style-name="ce27" table:formula="of:=MAX((100-MAX([.W$5]+[.$G20];0))*INT(([.$K20]-[.AL20])*[.$J20])/100;0)" office:value-type="float" office:value="10" calcext:value-type="float">
            <text:p>10</text:p>
          </table:table-cell>
          <table:table-cell table:style-name="ce27" table:formula="of:=MAX((100-MAX([.X$5]+[.$G20];0))*INT(([.$K20]-[.AM20])*[.$J20])/100;0)" office:value-type="float" office:value="4.8" calcext:value-type="float">
            <text:p>5</text:p>
          </table:table-cell>
          <table:table-cell table:number-columns-repeated="3"/>
          <table:table-cell table:style-name="ce39" table:formula="of:=MAX([.M$4]*IF([.$E20];0.2;1)+[.$G20]*IF([.$G20]&gt;0;[.$C$1];[.$C$2])/10; 0)" office:value-type="float" office:value="0" calcext:value-type="float">
            <text:p>0</text:p>
          </table:table-cell>
          <table:table-cell table:style-name="ce39" table:formula="of:=MAX([.N$4]*IF([.$E20];0.2;1)+[.$G20]*IF([.$G20]&gt;0;[.$C$1];[.$C$2])/10; 0)" office:value-type="float" office:value="0" calcext:value-type="float">
            <text:p>0</text:p>
          </table:table-cell>
          <table:table-cell table:style-name="ce39" table:formula="of:=MAX([.O$4]*IF([.$E20];0.2;1)+[.$G20]*IF([.$G20]&gt;0;[.$C$1];[.$C$2])/10; 0)" office:value-type="float" office:value="0" calcext:value-type="float">
            <text:p>0</text:p>
          </table:table-cell>
          <table:table-cell table:style-name="ce39" table:formula="of:=MAX([.P$4]*IF([.$E20];0.2;1)+[.$G20]*IF([.$G20]&gt;0;[.$C$1];[.$C$2])/10; 0)" office:value-type="float" office:value="1" calcext:value-type="float">
            <text:p>1</text:p>
          </table:table-cell>
          <table:table-cell table:style-name="ce39" table:formula="of:=MAX([.Q$4]*IF([.$E20];0.2;1)+[.$G20]*IF([.$G20]&gt;0;[.$C$1];[.$C$2])/10; 0)" office:value-type="float" office:value="2" calcext:value-type="float">
            <text:p>2</text:p>
          </table:table-cell>
          <table:table-cell table:style-name="ce39" table:formula="of:=MAX([.R$4]*IF([.$E20];0.2;1)+[.$G20]*IF([.$G20]&gt;0;[.$C$1];[.$C$2])/10; 0)" office:value-type="float" office:value="5" calcext:value-type="float">
            <text:p>5</text:p>
          </table:table-cell>
          <table:table-cell table:style-name="ce39" table:formula="of:=MAX([.S$4]*IF([.$E20];0.2;1)+[.$G20]*IF([.$G20]&gt;0;[.$C$1];[.$C$2])/10; 0)" office:value-type="float" office:value="9" calcext:value-type="float">
            <text:p>9</text:p>
          </table:table-cell>
          <table:table-cell table:style-name="ce39" table:formula="of:=MAX([.T$4]*IF([.$E20];0.2;1)+[.$G20]*IF([.$G20]&gt;0;[.$C$1];[.$C$2])/10; 0)" office:value-type="float" office:value="12" calcext:value-type="float">
            <text:p>12</text:p>
          </table:table-cell>
          <table:table-cell table:style-name="ce39" table:formula="of:=MAX([.U$4]*IF([.$E20];0.2;1)+[.$G20]*IF([.$G20]&gt;0;[.$C$1];[.$C$2])/10; 0)" office:value-type="float" office:value="17" calcext:value-type="float">
            <text:p>17</text:p>
          </table:table-cell>
          <table:table-cell table:style-name="ce39" table:formula="of:=MAX([.V$4]*IF([.$E20];0.2;1)+[.$G20]*IF([.$G20]&gt;0;[.$C$1];[.$C$2])/10; 0)" office:value-type="float" office:value="3" calcext:value-type="float">
            <text:p>3</text:p>
          </table:table-cell>
          <table:table-cell table:style-name="ce39" table:formula="of:=MAX([.W$4]*IF([.$E20];0.2;1)+[.$G20]*IF([.$G20]&gt;0;[.$C$1];[.$C$2])/10; 0)" office:value-type="float" office:value="3" calcext:value-type="float">
            <text:p>3</text:p>
          </table:table-cell>
          <table:table-cell table:style-name="ce39" table:formula="of:=MAX([.X$4]*IF([.$E20];0.2;1)+[.$G20]*IF([.$G20]&gt;0;[.$C$1];[.$C$2])/10; 0)" office:value-type="float" office:value="7" calcext:value-type="float">
            <text:p>7</text:p>
          </table:table-cell>
          <table:table-cell table:style-name="ce39" table:formula="of:=MAX([.Y$4]*IF([.$E20];0.2;1)+[.$G20]*IF([.$G20]&gt;0;[.$C$1];[.$C$2])/10; 0)" office:value-type="float" office:value="0" calcext:value-type="float">
            <text:p>0</text:p>
          </table:table-cell>
          <table:table-cell table:style-name="ce39" table:formula="of:=MAX([.Z$4]*IF([.$E20];0.2;1)+[.$G20]*IF([.$G20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1];[$'EcCo ammo'.$A$6:$'EcCo ammo'.$A$37];[$'EcCo ammo'.F$6:$'EcCo ammo'.F$37])" office:value-type="float" office:value="10" calcext:value-type="float">
            <text:p>10</text:p>
          </table:table-cell>
          <table:table-cell table:formula="of:=FLOOR(LOOKUP([.$B21];[$'EcCo ammo'.$A$6:$'EcCo ammo'.$A$37];[$'EcCo ammo'.G$6:$'EcCo ammo'.G$37])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H21]/[.I21]" office:value-type="float" office:value="1.75" calcext:value-type="float">
            <text:p>1.7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7" table:formula="of:=MAX((100-MAX([.M$5]+[.$G21];0))*INT(([.$K21]-[.AB21])*[.$J21])/100;0)" office:value-type="float" office:value="41.6" calcext:value-type="float">
            <text:p>42</text:p>
          </table:table-cell>
          <table:table-cell table:style-name="ce27" table:formula="of:=MAX((100-MAX([.N$5]+[.$G21];0))*INT(([.$K21]-[.AC21])*[.$J21])/100;0)" office:value-type="float" office:value="31.2" calcext:value-type="float">
            <text:p>31</text:p>
          </table:table-cell>
          <table:table-cell table:style-name="ce27" table:formula="of:=MAX((100-MAX([.O$5]+[.$G21];0))*INT(([.$K21]-[.AD21])*[.$J21])/100;0)" office:value-type="float" office:value="26.95" calcext:value-type="float">
            <text:p>27</text:p>
          </table:table-cell>
          <table:table-cell table:style-name="ce27" table:formula="of:=MAX((100-MAX([.P$5]+[.$G21];0))*INT(([.$K21]-[.AE21])*[.$J21])/100;0)" office:value-type="float" office:value="22.5" calcext:value-type="float">
            <text:p>23</text:p>
          </table:table-cell>
          <table:table-cell table:style-name="ce27" table:formula="of:=MAX((100-MAX([.Q$5]+[.$G21];0))*INT(([.$K21]-[.AF21])*[.$J21])/100;0)" office:value-type="float" office:value="17.2" calcext:value-type="float">
            <text:p>17</text:p>
          </table:table-cell>
          <table:table-cell table:style-name="ce27" table:formula="of:=MAX((100-MAX([.R$5]+[.$G21];0))*INT(([.$K21]-[.AG21])*[.$J21])/100;0)" office:value-type="float" office:value="15.2" calcext:value-type="float">
            <text:p>15</text:p>
          </table:table-cell>
          <table:table-cell table:style-name="ce27" table:formula="of:=MAX((100-MAX([.S$5]+[.$G21];0))*INT(([.$K21]-[.AH21])*[.$J21])/100;0)" office:value-type="float" office:value="12.4" calcext:value-type="float">
            <text:p>12</text:p>
          </table:table-cell>
          <table:table-cell table:style-name="ce27" table:formula="of:=MAX((100-MAX([.T$5]+[.$G21];0))*INT(([.$K21]-[.AI21])*[.$J21])/100;0)" office:value-type="float" office:value="6.5" calcext:value-type="float">
            <text:p>7</text:p>
          </table:table-cell>
          <table:table-cell table:style-name="ce27" table:formula="of:=MAX((100-MAX([.U$5]+[.$G21];0))*INT(([.$K21]-[.AJ21])*[.$J21])/100;0)" office:value-type="float" office:value="1.7" calcext:value-type="float">
            <text:p>2</text:p>
          </table:table-cell>
          <table:table-cell table:style-name="ce27" table:formula="of:=MAX((100-MAX([.V$5]+[.$G21];0))*INT(([.$K21]-[.AK21])*[.$J21])/100;0)" office:value-type="float" office:value="16.8" calcext:value-type="float">
            <text:p>17</text:p>
          </table:table-cell>
          <table:table-cell table:style-name="ce27" table:formula="of:=MAX((100-MAX([.W$5]+[.$G21];0))*INT(([.$K21]-[.AL21])*[.$J21])/100;0)" office:value-type="float" office:value="23.1" calcext:value-type="float">
            <text:p>23</text:p>
          </table:table-cell>
          <table:table-cell table:style-name="ce27" table:formula="of:=MAX((100-MAX([.X$5]+[.$G21];0))*INT(([.$K21]-[.AM21])*[.$J21])/100;0)" office:value-type="float" office:value="10.5" calcext:value-type="float">
            <text:p>11</text:p>
          </table:table-cell>
          <table:table-cell table:number-columns-repeated="3"/>
          <table:table-cell table:style-name="ce39" table:formula="of:=MAX([.M$4]*IF([.$E21];0.2;1)+[.$G21]*IF([.$G21]&gt;0;[.$C$1];[.$C$2])/10; 0)" office:value-type="float" office:value="0" calcext:value-type="float">
            <text:p>0</text:p>
          </table:table-cell>
          <table:table-cell table:style-name="ce39" table:formula="of:=MAX([.N$4]*IF([.$E21];0.2;1)+[.$G21]*IF([.$G21]&gt;0;[.$C$1];[.$C$2])/10; 0)" office:value-type="float" office:value="0" calcext:value-type="float">
            <text:p>0</text:p>
          </table:table-cell>
          <table:table-cell table:style-name="ce39" table:formula="of:=MAX([.O$4]*IF([.$E21];0.2;1)+[.$G21]*IF([.$G21]&gt;0;[.$C$1];[.$C$2])/10; 0)" office:value-type="float" office:value="2" calcext:value-type="float">
            <text:p>2</text:p>
          </table:table-cell>
          <table:table-cell table:style-name="ce39" table:formula="of:=MAX([.P$4]*IF([.$E21];0.2;1)+[.$G21]*IF([.$G21]&gt;0;[.$C$1];[.$C$2])/10; 0)" office:value-type="float" office:value="4" calcext:value-type="float">
            <text:p>4</text:p>
          </table:table-cell>
          <table:table-cell table:style-name="ce39" table:formula="of:=MAX([.Q$4]*IF([.$E21];0.2;1)+[.$G21]*IF([.$G21]&gt;0;[.$C$1];[.$C$2])/10; 0)" office:value-type="float" office:value="5" calcext:value-type="float">
            <text:p>5</text:p>
          </table:table-cell>
          <table:table-cell table:style-name="ce39" table:formula="of:=MAX([.R$4]*IF([.$E21];0.2;1)+[.$G21]*IF([.$G21]&gt;0;[.$C$1];[.$C$2])/10; 0)" office:value-type="float" office:value="8" calcext:value-type="float">
            <text:p>8</text:p>
          </table:table-cell>
          <table:table-cell table:style-name="ce39" table:formula="of:=MAX([.S$4]*IF([.$E21];0.2;1)+[.$G21]*IF([.$G21]&gt;0;[.$C$1];[.$C$2])/10; 0)" office:value-type="float" office:value="12" calcext:value-type="float">
            <text:p>12</text:p>
          </table:table-cell>
          <table:table-cell table:style-name="ce39" table:formula="of:=MAX([.T$4]*IF([.$E21];0.2;1)+[.$G21]*IF([.$G21]&gt;0;[.$C$1];[.$C$2])/10; 0)" office:value-type="float" office:value="15" calcext:value-type="float">
            <text:p>15</text:p>
          </table:table-cell>
          <table:table-cell table:style-name="ce39" table:formula="of:=MAX([.U$4]*IF([.$E21];0.2;1)+[.$G21]*IF([.$G21]&gt;0;[.$C$1];[.$C$2])/10; 0)" office:value-type="float" office:value="20" calcext:value-type="float">
            <text:p>20</text:p>
          </table:table-cell>
          <table:table-cell table:style-name="ce39" table:formula="of:=MAX([.V$4]*IF([.$E21];0.2;1)+[.$G21]*IF([.$G21]&gt;0;[.$C$1];[.$C$2])/10; 0)" office:value-type="float" office:value="6" calcext:value-type="float">
            <text:p>6</text:p>
          </table:table-cell>
          <table:table-cell table:style-name="ce39" table:formula="of:=MAX([.W$4]*IF([.$E21];0.2;1)+[.$G21]*IF([.$G21]&gt;0;[.$C$1];[.$C$2])/10; 0)" office:value-type="float" office:value="6" calcext:value-type="float">
            <text:p>6</text:p>
          </table:table-cell>
          <table:table-cell table:style-name="ce39" table:formula="of:=MAX([.X$4]*IF([.$E21];0.2;1)+[.$G21]*IF([.$G21]&gt;0;[.$C$1];[.$C$2])/10; 0)" office:value-type="float" office:value="10" calcext:value-type="float">
            <text:p>10</text:p>
          </table:table-cell>
          <table:table-cell table:style-name="ce39" table:formula="of:=MAX([.Y$4]*IF([.$E21];0.2;1)+[.$G21]*IF([.$G21]&gt;0;[.$C$1];[.$C$2])/10; 0)" office:value-type="float" office:value="0" calcext:value-type="float">
            <text:p>0</text:p>
          </table:table-cell>
          <table:table-cell table:style-name="ce39" table:formula="of:=MAX([.Z$4]*IF([.$E21];0.2;1)+[.$G21]*IF([.$G21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2];[$'EcCo ammo'.$A$6:$'EcCo ammo'.$A$37];[$'EcCo ammo'.G$6:$'EcCo ammo'.G$37]))" office:value-type="float" office:value="-30" calcext:value-type="float">
            <text:p>-30</text:p>
          </table:table-cell>
          <table:table-cell table:formula="of:=LOOKUP([.$B22];[$'EcCo ammo'.$A$6:$'EcCo ammo'.$A$37];[$'EcCo ammo'.I$6:$'EcCo ammo'.I$37])" office:value-type="float" office:value="1" calcext:value-type="float">
            <text:p>1</text:p>
          </table:table-cell>
          <table:table-cell table:formula="of:=LOOKUP([.$B22];[$'EcCo ammo'.$A$6:$'EcCo ammo'.$A$37];[$'EcCo ammo'.J$6:$'EcCo ammo'.J$37])" office:value-type="float" office:value="1" calcext:value-type="float">
            <text:p>1</text:p>
          </table:table-cell>
          <table:table-cell table:formula="of:=[.H22]/[.I22]" office:value-type="float" office:value="1" calcext:value-type="float">
            <text:p>1.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7" table:formula="of:=MAX((100-MAX([.M$5]+[.$G22];0))*INT(([.$K22]-[.AB22])*[.$J22])/100;0)" office:value-type="float" office:value="30" calcext:value-type="float">
            <text:p>30</text:p>
          </table:table-cell>
          <table:table-cell table:style-name="ce27" table:formula="of:=MAX((100-MAX([.N$5]+[.$G22];0))*INT(([.$K22]-[.AC22])*[.$J22])/100;0)" office:value-type="float" office:value="30" calcext:value-type="float">
            <text:p>30</text:p>
          </table:table-cell>
          <table:table-cell table:style-name="ce27" table:formula="of:=MAX((100-MAX([.O$5]+[.$G22];0))*INT(([.$K22]-[.AD22])*[.$J22])/100;0)" office:value-type="float" office:value="30" calcext:value-type="float">
            <text:p>30</text:p>
          </table:table-cell>
          <table:table-cell table:style-name="ce27" table:formula="of:=MAX((100-MAX([.P$5]+[.$G22];0))*INT(([.$K22]-[.AE22])*[.$J22])/100;0)" office:value-type="float" office:value="29" calcext:value-type="float">
            <text:p>29</text:p>
          </table:table-cell>
          <table:table-cell table:style-name="ce27" table:formula="of:=MAX((100-MAX([.Q$5]+[.$G22];0))*INT(([.$K22]-[.AF22])*[.$J22])/100;0)" office:value-type="float" office:value="25.2" calcext:value-type="float">
            <text:p>25</text:p>
          </table:table-cell>
          <table:table-cell table:style-name="ce27" table:formula="of:=MAX((100-MAX([.R$5]+[.$G22];0))*INT(([.$K22]-[.AG22])*[.$J22])/100;0)" office:value-type="float" office:value="22.5" calcext:value-type="float">
            <text:p>23</text:p>
          </table:table-cell>
          <table:table-cell table:style-name="ce27" table:formula="of:=MAX((100-MAX([.S$5]+[.$G22];0))*INT(([.$K22]-[.AH22])*[.$J22])/100;0)" office:value-type="float" office:value="18.9" calcext:value-type="float">
            <text:p>19</text:p>
          </table:table-cell>
          <table:table-cell table:style-name="ce27" table:formula="of:=MAX((100-MAX([.T$5]+[.$G22];0))*INT(([.$K22]-[.AI22])*[.$J22])/100;0)" office:value-type="float" office:value="13.5" calcext:value-type="float">
            <text:p>14</text:p>
          </table:table-cell>
          <table:table-cell table:style-name="ce27" table:formula="of:=MAX((100-MAX([.U$5]+[.$G22];0))*INT(([.$K22]-[.AJ22])*[.$J22])/100;0)" office:value-type="float" office:value="7.8" calcext:value-type="float">
            <text:p>8</text:p>
          </table:table-cell>
          <table:table-cell table:style-name="ce27" table:formula="of:=MAX((100-MAX([.V$5]+[.$G22];0))*INT(([.$K22]-[.AK22])*[.$J22])/100;0)" office:value-type="float" office:value="24.3" calcext:value-type="float">
            <text:p>24</text:p>
          </table:table-cell>
          <table:table-cell table:style-name="ce27" table:formula="of:=MAX((100-MAX([.W$5]+[.$G22];0))*INT(([.$K22]-[.AL22])*[.$J22])/100;0)" office:value-type="float" office:value="27" calcext:value-type="float">
            <text:p>27</text:p>
          </table:table-cell>
          <table:table-cell table:style-name="ce27" table:formula="of:=MAX((100-MAX([.X$5]+[.$G22];0))*INT(([.$K22]-[.AM22])*[.$J22])/100;0)" office:value-type="float" office:value="18.4" calcext:value-type="float">
            <text:p>18</text:p>
          </table:table-cell>
          <table:table-cell table:number-columns-repeated="3"/>
          <table:table-cell table:style-name="ce39" table:formula="of:=MAX([.M$4]*IF([.$E22];0.2;1)+[.$G22]*IF([.$G22]&gt;0;[.$C$1];[.$C$2])/10; 0)" office:value-type="float" office:value="0" calcext:value-type="float">
            <text:p>0</text:p>
          </table:table-cell>
          <table:table-cell table:style-name="ce39" table:formula="of:=MAX([.N$4]*IF([.$E22];0.2;1)+[.$G22]*IF([.$G22]&gt;0;[.$C$1];[.$C$2])/10; 0)" office:value-type="float" office:value="0" calcext:value-type="float">
            <text:p>0</text:p>
          </table:table-cell>
          <table:table-cell table:style-name="ce39" table:formula="of:=MAX([.O$4]*IF([.$E22];0.2;1)+[.$G22]*IF([.$G22]&gt;0;[.$C$1];[.$C$2])/10; 0)" office:value-type="float" office:value="0" calcext:value-type="float">
            <text:p>0</text:p>
          </table:table-cell>
          <table:table-cell table:style-name="ce39" table:formula="of:=MAX([.P$4]*IF([.$E22];0.2;1)+[.$G22]*IF([.$G22]&gt;0;[.$C$1];[.$C$2])/10; 0)" office:value-type="float" office:value="1" calcext:value-type="float">
            <text:p>1</text:p>
          </table:table-cell>
          <table:table-cell table:style-name="ce39" table:formula="of:=MAX([.Q$4]*IF([.$E22];0.2;1)+[.$G22]*IF([.$G22]&gt;0;[.$C$1];[.$C$2])/10; 0)" office:value-type="float" office:value="2" calcext:value-type="float">
            <text:p>2</text:p>
          </table:table-cell>
          <table:table-cell table:style-name="ce39" table:formula="of:=MAX([.R$4]*IF([.$E22];0.2;1)+[.$G22]*IF([.$G22]&gt;0;[.$C$1];[.$C$2])/10; 0)" office:value-type="float" office:value="5" calcext:value-type="float">
            <text:p>5</text:p>
          </table:table-cell>
          <table:table-cell table:style-name="ce39" table:formula="of:=MAX([.S$4]*IF([.$E22];0.2;1)+[.$G22]*IF([.$G22]&gt;0;[.$C$1];[.$C$2])/10; 0)" office:value-type="float" office:value="9" calcext:value-type="float">
            <text:p>9</text:p>
          </table:table-cell>
          <table:table-cell table:style-name="ce39" table:formula="of:=MAX([.T$4]*IF([.$E22];0.2;1)+[.$G22]*IF([.$G22]&gt;0;[.$C$1];[.$C$2])/10; 0)" office:value-type="float" office:value="12" calcext:value-type="float">
            <text:p>12</text:p>
          </table:table-cell>
          <table:table-cell table:style-name="ce39" table:formula="of:=MAX([.U$4]*IF([.$E22];0.2;1)+[.$G22]*IF([.$G22]&gt;0;[.$C$1];[.$C$2])/10; 0)" office:value-type="float" office:value="17" calcext:value-type="float">
            <text:p>17</text:p>
          </table:table-cell>
          <table:table-cell table:style-name="ce39" table:formula="of:=MAX([.V$4]*IF([.$E22];0.2;1)+[.$G22]*IF([.$G22]&gt;0;[.$C$1];[.$C$2])/10; 0)" office:value-type="float" office:value="3" calcext:value-type="float">
            <text:p>3</text:p>
          </table:table-cell>
          <table:table-cell table:style-name="ce39" table:formula="of:=MAX([.W$4]*IF([.$E22];0.2;1)+[.$G22]*IF([.$G22]&gt;0;[.$C$1];[.$C$2])/10; 0)" office:value-type="float" office:value="3" calcext:value-type="float">
            <text:p>3</text:p>
          </table:table-cell>
          <table:table-cell table:style-name="ce39" table:formula="of:=MAX([.X$4]*IF([.$E22];0.2;1)+[.$G22]*IF([.$G22]&gt;0;[.$C$1];[.$C$2])/10; 0)" office:value-type="float" office:value="7" calcext:value-type="float">
            <text:p>7</text:p>
          </table:table-cell>
          <table:table-cell table:style-name="ce39" table:formula="of:=MAX([.Y$4]*IF([.$E22];0.2;1)+[.$G22]*IF([.$G22]&gt;0;[.$C$1];[.$C$2])/10; 0)" office:value-type="float" office:value="0" calcext:value-type="float">
            <text:p>0</text:p>
          </table:table-cell>
          <table:table-cell table:style-name="ce39" table:formula="of:=MAX([.Z$4]*IF([.$E22];0.2;1)+[.$G22]*IF([.$G22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3];[$'EcCo ammo'.$A$6:$'EcCo ammo'.$A$37];[$'EcCo ammo'.F$6:$'EcCo ammo'.F$37])" office:value-type="float" office:value="10" calcext:value-type="float">
            <text:p>10</text:p>
          </table:table-cell>
          <table:table-cell table:formula="of:=FLOOR(LOOKUP([.$B23];[$'EcCo ammo'.$A$6:$'EcCo ammo'.$A$37];[$'EcCo ammo'.G$6:$'EcCo ammo'.G$37]))" office:value-type="float" office:value="20" calcext:value-type="float">
            <text:p>20</text:p>
          </table:table-cell>
          <table:table-cell table:formula="of:=LOOKUP([.$B23];[$'EcCo ammo'.$A$6:$'EcCo ammo'.$A$37];[$'EcCo ammo'.I$6:$'EcCo ammo'.I$37])" office:value-type="float" office:value="3" calcext:value-type="float">
            <text:p>3</text:p>
          </table:table-cell>
          <table:table-cell table:formula="of:=LOOKUP([.$B23];[$'EcCo ammo'.$A$6:$'EcCo ammo'.$A$37];[$'EcCo ammo'.J$6:$'EcCo ammo'.J$37])" office:value-type="float" office:value="2" calcext:value-type="float">
            <text:p>2</text:p>
          </table:table-cell>
          <table:table-cell table:formula="of:=[.H23]/[.I23]" office:value-type="float" office:value="1.5" calcext:value-type="float">
            <text:p>1.50</text:p>
          </table:table-cell>
          <table:table-cell table:formula="of:=ROUND(AVERAGE([.C23];[.D23]))" office:value-type="float" office:value="17" calcext:value-type="float">
            <text:p>17</text:p>
          </table:table-cell>
          <table:table-cell/>
          <table:table-cell table:style-name="ce27" table:formula="of:=MAX((100-MAX([.M$5]+[.$G23];0))*INT(([.$K23]-[.AB23])*[.$J23])/100;0)" office:value-type="float" office:value="20" calcext:value-type="float">
            <text:p>20</text:p>
          </table:table-cell>
          <table:table-cell table:style-name="ce27" table:formula="of:=MAX((100-MAX([.N$5]+[.$G23];0))*INT(([.$K23]-[.AC23])*[.$J23])/100;0)" office:value-type="float" office:value="15" calcext:value-type="float">
            <text:p>15</text:p>
          </table:table-cell>
          <table:table-cell table:style-name="ce27" table:formula="of:=MAX((100-MAX([.O$5]+[.$G23];0))*INT(([.$K23]-[.AD23])*[.$J23])/100;0)" office:value-type="float" office:value="12.1" calcext:value-type="float">
            <text:p>12</text:p>
          </table:table-cell>
          <table:table-cell table:style-name="ce27" table:formula="of:=MAX((100-MAX([.P$5]+[.$G23];0))*INT(([.$K23]-[.AE23])*[.$J23])/100;0)" office:value-type="float" office:value="9.5" calcext:value-type="float">
            <text:p>10</text:p>
          </table:table-cell>
          <table:table-cell table:style-name="ce27" table:formula="of:=MAX((100-MAX([.Q$5]+[.$G23];0))*INT(([.$K23]-[.AF23])*[.$J23])/100;0)" office:value-type="float" office:value="7.2" calcext:value-type="float">
            <text:p>7</text:p>
          </table:table-cell>
          <table:table-cell table:style-name="ce27" table:formula="of:=MAX((100-MAX([.R$5]+[.$G23];0))*INT(([.$K23]-[.AG23])*[.$J23])/100;0)" office:value-type="float" office:value="5.2" calcext:value-type="float">
            <text:p>5</text:p>
          </table:table-cell>
          <table:table-cell table:style-name="ce27" table:formula="of:=MAX((100-MAX([.S$5]+[.$G23];0))*INT(([.$K23]-[.AH23])*[.$J23])/100;0)" office:value-type="float" office:value="2.8" calcext:value-type="float">
            <text:p>3</text:p>
          </table:table-cell>
          <table:table-cell table:style-name="ce27" table:formula="of:=MAX((100-MAX([.T$5]+[.$G23];0))*INT(([.$K23]-[.AI23])*[.$J23])/100;0)" office:value-type="float" office:value="0.75" calcext:value-type="float">
            <text:p>1</text:p>
          </table:table-cell>
          <table:table-cell table:style-name="ce27" table:formula="of:=MAX((100-MAX([.U$5]+[.$G23];0))*INT(([.$K23]-[.AJ23])*[.$J23])/100;0)" office:value-type="float" office:value="0" calcext:value-type="float">
            <text:p>0</text:p>
          </table:table-cell>
          <table:table-cell table:style-name="ce27" table:formula="of:=MAX((100-MAX([.V$5]+[.$G23];0))*INT(([.$K23]-[.AK23])*[.$J23])/100;0)" office:value-type="float" office:value="6.4" calcext:value-type="float">
            <text:p>6</text:p>
          </table:table-cell>
          <table:table-cell table:style-name="ce27" table:formula="of:=MAX((100-MAX([.W$5]+[.$G23];0))*INT(([.$K23]-[.AL23])*[.$J23])/100;0)" office:value-type="float" office:value="8.8" calcext:value-type="float">
            <text:p>9</text:p>
          </table:table-cell>
          <table:table-cell table:style-name="ce27" table:formula="of:=MAX((100-MAX([.X$5]+[.$G23];0))*INT(([.$K23]-[.AM23])*[.$J23])/100;0)" office:value-type="float" office:value="3" calcext:value-type="float">
            <text:p>3</text:p>
          </table:table-cell>
          <table:table-cell table:number-columns-repeated="3"/>
          <table:table-cell table:style-name="ce39" table:formula="of:=MAX([.M$4]*IF([.$E23];0.2;1)+[.$G23]*IF([.$G23]&gt;0;[.$C$1];[.$C$2])/10; 0)" office:value-type="float" office:value="0" calcext:value-type="float">
            <text:p>0</text:p>
          </table:table-cell>
          <table:table-cell table:style-name="ce39" table:formula="of:=MAX([.N$4]*IF([.$E23];0.2;1)+[.$G23]*IF([.$G23]&gt;0;[.$C$1];[.$C$2])/10; 0)" office:value-type="float" office:value="0" calcext:value-type="float">
            <text:p>0</text:p>
          </table:table-cell>
          <table:table-cell table:style-name="ce39" table:formula="of:=MAX([.O$4]*IF([.$E23];0.2;1)+[.$G23]*IF([.$G23]&gt;0;[.$C$1];[.$C$2])/10; 0)" office:value-type="float" office:value="2" calcext:value-type="float">
            <text:p>2</text:p>
          </table:table-cell>
          <table:table-cell table:style-name="ce39" table:formula="of:=MAX([.P$4]*IF([.$E23];0.2;1)+[.$G23]*IF([.$G23]&gt;0;[.$C$1];[.$C$2])/10; 0)" office:value-type="float" office:value="4" calcext:value-type="float">
            <text:p>4</text:p>
          </table:table-cell>
          <table:table-cell table:style-name="ce39" table:formula="of:=MAX([.Q$4]*IF([.$E23];0.2;1)+[.$G23]*IF([.$G23]&gt;0;[.$C$1];[.$C$2])/10; 0)" office:value-type="float" office:value="5" calcext:value-type="float">
            <text:p>5</text:p>
          </table:table-cell>
          <table:table-cell table:style-name="ce39" table:formula="of:=MAX([.R$4]*IF([.$E23];0.2;1)+[.$G23]*IF([.$G23]&gt;0;[.$C$1];[.$C$2])/10; 0)" office:value-type="float" office:value="8" calcext:value-type="float">
            <text:p>8</text:p>
          </table:table-cell>
          <table:table-cell table:style-name="ce39" table:formula="of:=MAX([.S$4]*IF([.$E23];0.2;1)+[.$G23]*IF([.$G23]&gt;0;[.$C$1];[.$C$2])/10; 0)" office:value-type="float" office:value="12" calcext:value-type="float">
            <text:p>12</text:p>
          </table:table-cell>
          <table:table-cell table:style-name="ce39" table:formula="of:=MAX([.T$4]*IF([.$E23];0.2;1)+[.$G23]*IF([.$G23]&gt;0;[.$C$1];[.$C$2])/10; 0)" office:value-type="float" office:value="15" calcext:value-type="float">
            <text:p>15</text:p>
          </table:table-cell>
          <table:table-cell table:style-name="ce39" table:formula="of:=MAX([.U$4]*IF([.$E23];0.2;1)+[.$G23]*IF([.$G23]&gt;0;[.$C$1];[.$C$2])/10; 0)" office:value-type="float" office:value="20" calcext:value-type="float">
            <text:p>20</text:p>
          </table:table-cell>
          <table:table-cell table:style-name="ce39" table:formula="of:=MAX([.V$4]*IF([.$E23];0.2;1)+[.$G23]*IF([.$G23]&gt;0;[.$C$1];[.$C$2])/10; 0)" office:value-type="float" office:value="6" calcext:value-type="float">
            <text:p>6</text:p>
          </table:table-cell>
          <table:table-cell table:style-name="ce39" table:formula="of:=MAX([.W$4]*IF([.$E23];0.2;1)+[.$G23]*IF([.$G23]&gt;0;[.$C$1];[.$C$2])/10; 0)" office:value-type="float" office:value="6" calcext:value-type="float">
            <text:p>6</text:p>
          </table:table-cell>
          <table:table-cell table:style-name="ce39" table:formula="of:=MAX([.X$4]*IF([.$E23];0.2;1)+[.$G23]*IF([.$G23]&gt;0;[.$C$1];[.$C$2])/10; 0)" office:value-type="float" office:value="10" calcext:value-type="float">
            <text:p>10</text:p>
          </table:table-cell>
          <table:table-cell table:style-name="ce39" table:formula="of:=MAX([.Y$4]*IF([.$E23];0.2;1)+[.$G23]*IF([.$G23]&gt;0;[.$C$1];[.$C$2])/10; 0)" office:value-type="float" office:value="0" calcext:value-type="float">
            <text:p>0</text:p>
          </table:table-cell>
          <table:table-cell table:style-name="ce39" table:formula="of:=MAX([.Z$4]*IF([.$E23];0.2;1)+[.$G23]*IF([.$G23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4];[$'EcCo ammo'.$A$6:$'EcCo ammo'.$A$37];[$'EcCo ammo'.G$6:$'EcCo ammo'.G$37]))" office:value-type="float" office:value="-30" calcext:value-type="float">
            <text:p>-30</text:p>
          </table:table-cell>
          <table:table-cell table:formula="of:=LOOKUP([.$B24];[$'EcCo ammo'.$A$6:$'EcCo ammo'.$A$37];[$'EcCo ammo'.I$6:$'EcCo ammo'.I$37])" office:value-type="float" office:value="1" calcext:value-type="float">
            <text:p>1</text:p>
          </table:table-cell>
          <table:table-cell table:formula="of:=LOOKUP([.$B24];[$'EcCo ammo'.$A$6:$'EcCo ammo'.$A$37];[$'EcCo ammo'.J$6:$'EcCo ammo'.J$37])" office:value-type="float" office:value="1" calcext:value-type="float">
            <text:p>1</text:p>
          </table:table-cell>
          <table:table-cell table:formula="of:=[.H24]/[.I24]" office:value-type="float" office:value="1" calcext:value-type="float">
            <text:p>1.00</text:p>
          </table:table-cell>
          <table:table-cell table:formula="of:=ROUND(AVERAGE([.C24];[.D24]))" office:value-type="float" office:value="17" calcext:value-type="float">
            <text:p>17</text:p>
          </table:table-cell>
          <table:table-cell/>
          <table:table-cell table:style-name="ce27" table:formula="of:=MAX((100-MAX([.M$5]+[.$G24];0))*INT(([.$K24]-[.AB24])*[.$J24])/100;0)" office:value-type="float" office:value="17" calcext:value-type="float">
            <text:p>17</text:p>
          </table:table-cell>
          <table:table-cell table:style-name="ce27" table:formula="of:=MAX((100-MAX([.N$5]+[.$G24];0))*INT(([.$K24]-[.AC24])*[.$J24])/100;0)" office:value-type="float" office:value="17" calcext:value-type="float">
            <text:p>17</text:p>
          </table:table-cell>
          <table:table-cell table:style-name="ce27" table:formula="of:=MAX((100-MAX([.O$5]+[.$G24];0))*INT(([.$K24]-[.AD24])*[.$J24])/100;0)" office:value-type="float" office:value="17" calcext:value-type="float">
            <text:p>17</text:p>
          </table:table-cell>
          <table:table-cell table:style-name="ce27" table:formula="of:=MAX((100-MAX([.P$5]+[.$G24];0))*INT(([.$K24]-[.AE24])*[.$J24])/100;0)" office:value-type="float" office:value="16" calcext:value-type="float">
            <text:p>16</text:p>
          </table:table-cell>
          <table:table-cell table:style-name="ce27" table:formula="of:=MAX((100-MAX([.Q$5]+[.$G24];0))*INT(([.$K24]-[.AF24])*[.$J24])/100;0)" office:value-type="float" office:value="13.5" calcext:value-type="float">
            <text:p>14</text:p>
          </table:table-cell>
          <table:table-cell table:style-name="ce27" table:formula="of:=MAX((100-MAX([.R$5]+[.$G24];0))*INT(([.$K24]-[.AG24])*[.$J24])/100;0)" office:value-type="float" office:value="10.8" calcext:value-type="float">
            <text:p>11</text:p>
          </table:table-cell>
          <table:table-cell table:style-name="ce27" table:formula="of:=MAX((100-MAX([.S$5]+[.$G24];0))*INT(([.$K24]-[.AH24])*[.$J24])/100;0)" office:value-type="float" office:value="7.2" calcext:value-type="float">
            <text:p>7</text:p>
          </table:table-cell>
          <table:table-cell table:style-name="ce27" table:formula="of:=MAX((100-MAX([.T$5]+[.$G24];0))*INT(([.$K24]-[.AI24])*[.$J24])/100;0)" office:value-type="float" office:value="3.75" calcext:value-type="float">
            <text:p>4</text:p>
          </table:table-cell>
          <table:table-cell table:style-name="ce27" table:formula="of:=MAX((100-MAX([.U$5]+[.$G24];0))*INT(([.$K24]-[.AJ24])*[.$J24])/100;0)" office:value-type="float" office:value="0" calcext:value-type="float">
            <text:p>0</text:p>
          </table:table-cell>
          <table:table-cell table:style-name="ce27" table:formula="of:=MAX((100-MAX([.V$5]+[.$G24];0))*INT(([.$K24]-[.AK24])*[.$J24])/100;0)" office:value-type="float" office:value="12.6" calcext:value-type="float">
            <text:p>13</text:p>
          </table:table-cell>
          <table:table-cell table:style-name="ce27" table:formula="of:=MAX((100-MAX([.W$5]+[.$G24];0))*INT(([.$K24]-[.AL24])*[.$J24])/100;0)" office:value-type="float" office:value="14" calcext:value-type="float">
            <text:p>14</text:p>
          </table:table-cell>
          <table:table-cell table:style-name="ce27" table:formula="of:=MAX((100-MAX([.X$5]+[.$G24];0))*INT(([.$K24]-[.AM24])*[.$J24])/100;0)" office:value-type="float" office:value="8" calcext:value-type="float">
            <text:p>8</text:p>
          </table:table-cell>
          <table:table-cell table:number-columns-repeated="3"/>
          <table:table-cell table:style-name="ce39" table:formula="of:=MAX([.M$4]*IF([.$E24];0.2;1)+[.$G24]*IF([.$G24]&gt;0;[.$C$1];[.$C$2])/10; 0)" office:value-type="float" office:value="0" calcext:value-type="float">
            <text:p>0</text:p>
          </table:table-cell>
          <table:table-cell table:style-name="ce39" table:formula="of:=MAX([.N$4]*IF([.$E24];0.2;1)+[.$G24]*IF([.$G24]&gt;0;[.$C$1];[.$C$2])/10; 0)" office:value-type="float" office:value="0" calcext:value-type="float">
            <text:p>0</text:p>
          </table:table-cell>
          <table:table-cell table:style-name="ce39" table:formula="of:=MAX([.O$4]*IF([.$E24];0.2;1)+[.$G24]*IF([.$G24]&gt;0;[.$C$1];[.$C$2])/10; 0)" office:value-type="float" office:value="0" calcext:value-type="float">
            <text:p>0</text:p>
          </table:table-cell>
          <table:table-cell table:style-name="ce39" table:formula="of:=MAX([.P$4]*IF([.$E24];0.2;1)+[.$G24]*IF([.$G24]&gt;0;[.$C$1];[.$C$2])/10; 0)" office:value-type="float" office:value="1" calcext:value-type="float">
            <text:p>1</text:p>
          </table:table-cell>
          <table:table-cell table:style-name="ce39" table:formula="of:=MAX([.Q$4]*IF([.$E24];0.2;1)+[.$G24]*IF([.$G24]&gt;0;[.$C$1];[.$C$2])/10; 0)" office:value-type="float" office:value="2" calcext:value-type="float">
            <text:p>2</text:p>
          </table:table-cell>
          <table:table-cell table:style-name="ce39" table:formula="of:=MAX([.R$4]*IF([.$E24];0.2;1)+[.$G24]*IF([.$G24]&gt;0;[.$C$1];[.$C$2])/10; 0)" office:value-type="float" office:value="5" calcext:value-type="float">
            <text:p>5</text:p>
          </table:table-cell>
          <table:table-cell table:style-name="ce39" table:formula="of:=MAX([.S$4]*IF([.$E24];0.2;1)+[.$G24]*IF([.$G24]&gt;0;[.$C$1];[.$C$2])/10; 0)" office:value-type="float" office:value="9" calcext:value-type="float">
            <text:p>9</text:p>
          </table:table-cell>
          <table:table-cell table:style-name="ce39" table:formula="of:=MAX([.T$4]*IF([.$E24];0.2;1)+[.$G24]*IF([.$G24]&gt;0;[.$C$1];[.$C$2])/10; 0)" office:value-type="float" office:value="12" calcext:value-type="float">
            <text:p>12</text:p>
          </table:table-cell>
          <table:table-cell table:style-name="ce39" table:formula="of:=MAX([.U$4]*IF([.$E24];0.2;1)+[.$G24]*IF([.$G24]&gt;0;[.$C$1];[.$C$2])/10; 0)" office:value-type="float" office:value="17" calcext:value-type="float">
            <text:p>17</text:p>
          </table:table-cell>
          <table:table-cell table:style-name="ce39" table:formula="of:=MAX([.V$4]*IF([.$E24];0.2;1)+[.$G24]*IF([.$G24]&gt;0;[.$C$1];[.$C$2])/10; 0)" office:value-type="float" office:value="3" calcext:value-type="float">
            <text:p>3</text:p>
          </table:table-cell>
          <table:table-cell table:style-name="ce39" table:formula="of:=MAX([.W$4]*IF([.$E24];0.2;1)+[.$G24]*IF([.$G24]&gt;0;[.$C$1];[.$C$2])/10; 0)" office:value-type="float" office:value="3" calcext:value-type="float">
            <text:p>3</text:p>
          </table:table-cell>
          <table:table-cell table:style-name="ce39" table:formula="of:=MAX([.X$4]*IF([.$E24];0.2;1)+[.$G24]*IF([.$G24]&gt;0;[.$C$1];[.$C$2])/10; 0)" office:value-type="float" office:value="7" calcext:value-type="float">
            <text:p>7</text:p>
          </table:table-cell>
          <table:table-cell table:style-name="ce39" table:formula="of:=MAX([.Y$4]*IF([.$E24];0.2;1)+[.$G24]*IF([.$G24]&gt;0;[.$C$1];[.$C$2])/10; 0)" office:value-type="float" office:value="0" calcext:value-type="float">
            <text:p>0</text:p>
          </table:table-cell>
          <table:table-cell table:style-name="ce39" table:formula="of:=MAX([.Z$4]*IF([.$E24];0.2;1)+[.$G24]*IF([.$G24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5];[$'EcCo ammo'.$A$6:$'EcCo ammo'.$A$37];[$'EcCo ammo'.F$6:$'EcCo ammo'.F$37])" office:value-type="float" office:value="10" calcext:value-type="float">
            <text:p>10</text:p>
          </table:table-cell>
          <table:table-cell table:formula="of:=FLOOR(LOOKUP([.$B25];[$'EcCo ammo'.$A$6:$'EcCo ammo'.$A$37];[$'EcCo ammo'.G$6:$'EcCo ammo'.G$37]))" office:value-type="float" office:value="20" calcext:value-type="float">
            <text:p>20</text:p>
          </table:table-cell>
          <table:table-cell table:formula="of:=LOOKUP([.$B25];[$'EcCo ammo'.$A$6:$'EcCo ammo'.$A$37];[$'EcCo ammo'.I$6:$'EcCo ammo'.I$37])" office:value-type="float" office:value="3" calcext:value-type="float">
            <text:p>3</text:p>
          </table:table-cell>
          <table:table-cell table:formula="of:=LOOKUP([.$B25];[$'EcCo ammo'.$A$6:$'EcCo ammo'.$A$37];[$'EcCo ammo'.J$6:$'EcCo ammo'.J$37])" office:value-type="float" office:value="2" calcext:value-type="float">
            <text:p>2</text:p>
          </table:table-cell>
          <table:table-cell table:formula="of:=[.H25]/[.I25]" office:value-type="float" office:value="1.5" calcext:value-type="float">
            <text:p>1.50</text:p>
          </table:table-cell>
          <table:table-cell table:formula="of:=ROUND(AVERAGE([.C25];[.D25]))" office:value-type="float" office:value="17" calcext:value-type="float">
            <text:p>17</text:p>
          </table:table-cell>
          <table:table-cell/>
          <table:table-cell table:style-name="ce27" table:formula="of:=MAX((100-MAX([.M$5]+[.$G25];0))*INT(([.$K25]-[.AB25])*[.$J25])/100;0)" office:value-type="float" office:value="20" calcext:value-type="float">
            <text:p>20</text:p>
          </table:table-cell>
          <table:table-cell table:style-name="ce27" table:formula="of:=MAX((100-MAX([.N$5]+[.$G25];0))*INT(([.$K25]-[.AC25])*[.$J25])/100;0)" office:value-type="float" office:value="15" calcext:value-type="float">
            <text:p>15</text:p>
          </table:table-cell>
          <table:table-cell table:style-name="ce27" table:formula="of:=MAX((100-MAX([.O$5]+[.$G25];0))*INT(([.$K25]-[.AD25])*[.$J25])/100;0)" office:value-type="float" office:value="12.1" calcext:value-type="float">
            <text:p>12</text:p>
          </table:table-cell>
          <table:table-cell table:style-name="ce27" table:formula="of:=MAX((100-MAX([.P$5]+[.$G25];0))*INT(([.$K25]-[.AE25])*[.$J25])/100;0)" office:value-type="float" office:value="9.5" calcext:value-type="float">
            <text:p>10</text:p>
          </table:table-cell>
          <table:table-cell table:style-name="ce27" table:formula="of:=MAX((100-MAX([.Q$5]+[.$G25];0))*INT(([.$K25]-[.AF25])*[.$J25])/100;0)" office:value-type="float" office:value="7.2" calcext:value-type="float">
            <text:p>7</text:p>
          </table:table-cell>
          <table:table-cell table:style-name="ce27" table:formula="of:=MAX((100-MAX([.R$5]+[.$G25];0))*INT(([.$K25]-[.AG25])*[.$J25])/100;0)" office:value-type="float" office:value="5.2" calcext:value-type="float">
            <text:p>5</text:p>
          </table:table-cell>
          <table:table-cell table:style-name="ce27" table:formula="of:=MAX((100-MAX([.S$5]+[.$G25];0))*INT(([.$K25]-[.AH25])*[.$J25])/100;0)" office:value-type="float" office:value="2.8" calcext:value-type="float">
            <text:p>3</text:p>
          </table:table-cell>
          <table:table-cell table:style-name="ce27" table:formula="of:=MAX((100-MAX([.T$5]+[.$G25];0))*INT(([.$K25]-[.AI25])*[.$J25])/100;0)" office:value-type="float" office:value="0.75" calcext:value-type="float">
            <text:p>1</text:p>
          </table:table-cell>
          <table:table-cell table:style-name="ce27" table:formula="of:=MAX((100-MAX([.U$5]+[.$G25];0))*INT(([.$K25]-[.AJ25])*[.$J25])/100;0)" office:value-type="float" office:value="0" calcext:value-type="float">
            <text:p>0</text:p>
          </table:table-cell>
          <table:table-cell table:style-name="ce27" table:formula="of:=MAX((100-MAX([.V$5]+[.$G25];0))*INT(([.$K25]-[.AK25])*[.$J25])/100;0)" office:value-type="float" office:value="6.4" calcext:value-type="float">
            <text:p>6</text:p>
          </table:table-cell>
          <table:table-cell table:style-name="ce27" table:formula="of:=MAX((100-MAX([.W$5]+[.$G25];0))*INT(([.$K25]-[.AL25])*[.$J25])/100;0)" office:value-type="float" office:value="8.8" calcext:value-type="float">
            <text:p>9</text:p>
          </table:table-cell>
          <table:table-cell table:style-name="ce27" table:formula="of:=MAX((100-MAX([.X$5]+[.$G25];0))*INT(([.$K25]-[.AM25])*[.$J25])/100;0)" office:value-type="float" office:value="3" calcext:value-type="float">
            <text:p>3</text:p>
          </table:table-cell>
          <table:table-cell table:number-columns-repeated="3"/>
          <table:table-cell table:style-name="ce39" table:formula="of:=MAX([.M$4]*IF([.$E25];0.2;1)+[.$G25]*IF([.$G25]&gt;0;[.$C$1];[.$C$2])/10; 0)" office:value-type="float" office:value="0" calcext:value-type="float">
            <text:p>0</text:p>
          </table:table-cell>
          <table:table-cell table:style-name="ce39" table:formula="of:=MAX([.N$4]*IF([.$E25];0.2;1)+[.$G25]*IF([.$G25]&gt;0;[.$C$1];[.$C$2])/10; 0)" office:value-type="float" office:value="0" calcext:value-type="float">
            <text:p>0</text:p>
          </table:table-cell>
          <table:table-cell table:style-name="ce39" table:formula="of:=MAX([.O$4]*IF([.$E25];0.2;1)+[.$G25]*IF([.$G25]&gt;0;[.$C$1];[.$C$2])/10; 0)" office:value-type="float" office:value="2" calcext:value-type="float">
            <text:p>2</text:p>
          </table:table-cell>
          <table:table-cell table:style-name="ce39" table:formula="of:=MAX([.P$4]*IF([.$E25];0.2;1)+[.$G25]*IF([.$G25]&gt;0;[.$C$1];[.$C$2])/10; 0)" office:value-type="float" office:value="4" calcext:value-type="float">
            <text:p>4</text:p>
          </table:table-cell>
          <table:table-cell table:style-name="ce39" table:formula="of:=MAX([.Q$4]*IF([.$E25];0.2;1)+[.$G25]*IF([.$G25]&gt;0;[.$C$1];[.$C$2])/10; 0)" office:value-type="float" office:value="5" calcext:value-type="float">
            <text:p>5</text:p>
          </table:table-cell>
          <table:table-cell table:style-name="ce39" table:formula="of:=MAX([.R$4]*IF([.$E25];0.2;1)+[.$G25]*IF([.$G25]&gt;0;[.$C$1];[.$C$2])/10; 0)" office:value-type="float" office:value="8" calcext:value-type="float">
            <text:p>8</text:p>
          </table:table-cell>
          <table:table-cell table:style-name="ce39" table:formula="of:=MAX([.S$4]*IF([.$E25];0.2;1)+[.$G25]*IF([.$G25]&gt;0;[.$C$1];[.$C$2])/10; 0)" office:value-type="float" office:value="12" calcext:value-type="float">
            <text:p>12</text:p>
          </table:table-cell>
          <table:table-cell table:style-name="ce39" table:formula="of:=MAX([.T$4]*IF([.$E25];0.2;1)+[.$G25]*IF([.$G25]&gt;0;[.$C$1];[.$C$2])/10; 0)" office:value-type="float" office:value="15" calcext:value-type="float">
            <text:p>15</text:p>
          </table:table-cell>
          <table:table-cell table:style-name="ce39" table:formula="of:=MAX([.U$4]*IF([.$E25];0.2;1)+[.$G25]*IF([.$G25]&gt;0;[.$C$1];[.$C$2])/10; 0)" office:value-type="float" office:value="20" calcext:value-type="float">
            <text:p>20</text:p>
          </table:table-cell>
          <table:table-cell table:style-name="ce39" table:formula="of:=MAX([.V$4]*IF([.$E25];0.2;1)+[.$G25]*IF([.$G25]&gt;0;[.$C$1];[.$C$2])/10; 0)" office:value-type="float" office:value="6" calcext:value-type="float">
            <text:p>6</text:p>
          </table:table-cell>
          <table:table-cell table:style-name="ce39" table:formula="of:=MAX([.W$4]*IF([.$E25];0.2;1)+[.$G25]*IF([.$G25]&gt;0;[.$C$1];[.$C$2])/10; 0)" office:value-type="float" office:value="6" calcext:value-type="float">
            <text:p>6</text:p>
          </table:table-cell>
          <table:table-cell table:style-name="ce39" table:formula="of:=MAX([.X$4]*IF([.$E25];0.2;1)+[.$G25]*IF([.$G25]&gt;0;[.$C$1];[.$C$2])/10; 0)" office:value-type="float" office:value="10" calcext:value-type="float">
            <text:p>10</text:p>
          </table:table-cell>
          <table:table-cell table:style-name="ce39" table:formula="of:=MAX([.Y$4]*IF([.$E25];0.2;1)+[.$G25]*IF([.$G25]&gt;0;[.$C$1];[.$C$2])/10; 0)" office:value-type="float" office:value="0" calcext:value-type="float">
            <text:p>0</text:p>
          </table:table-cell>
          <table:table-cell table:style-name="ce39" table:formula="of:=MAX([.Z$4]*IF([.$E25];0.2;1)+[.$G25]*IF([.$G25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6];[$'EcCo ammo'.$A$6:$'EcCo ammo'.$A$37];[$'EcCo ammo'.G$6:$'EcCo ammo'.G$37]))" office:value-type="float" office:value="-30" calcext:value-type="float">
            <text:p>-30</text:p>
          </table:table-cell>
          <table:table-cell table:formula="of:=LOOKUP([.$B26];[$'EcCo ammo'.$A$6:$'EcCo ammo'.$A$37];[$'EcCo ammo'.I$6:$'EcCo ammo'.I$37])" office:value-type="float" office:value="1" calcext:value-type="float">
            <text:p>1</text:p>
          </table:table-cell>
          <table:table-cell table:formula="of:=LOOKUP([.$B26];[$'EcCo ammo'.$A$6:$'EcCo ammo'.$A$37];[$'EcCo ammo'.J$6:$'EcCo ammo'.J$37])" office:value-type="float" office:value="1" calcext:value-type="float">
            <text:p>1</text:p>
          </table:table-cell>
          <table:table-cell table:formula="of:=[.H26]/[.I26]" office:value-type="float" office:value="1" calcext:value-type="float">
            <text:p>1.00</text:p>
          </table:table-cell>
          <table:table-cell table:formula="of:=ROUND(AVERAGE([.C26];[.D26]))" office:value-type="float" office:value="17" calcext:value-type="float">
            <text:p>17</text:p>
          </table:table-cell>
          <table:table-cell/>
          <table:table-cell table:style-name="ce27" table:formula="of:=MAX((100-MAX([.M$5]+[.$G26];0))*INT(([.$K26]-[.AB26])*[.$J26])/100;0)" office:value-type="float" office:value="17" calcext:value-type="float">
            <text:p>17</text:p>
          </table:table-cell>
          <table:table-cell table:style-name="ce27" table:formula="of:=MAX((100-MAX([.N$5]+[.$G26];0))*INT(([.$K26]-[.AC26])*[.$J26])/100;0)" office:value-type="float" office:value="17" calcext:value-type="float">
            <text:p>17</text:p>
          </table:table-cell>
          <table:table-cell table:style-name="ce27" table:formula="of:=MAX((100-MAX([.O$5]+[.$G26];0))*INT(([.$K26]-[.AD26])*[.$J26])/100;0)" office:value-type="float" office:value="17" calcext:value-type="float">
            <text:p>17</text:p>
          </table:table-cell>
          <table:table-cell table:style-name="ce27" table:formula="of:=MAX((100-MAX([.P$5]+[.$G26];0))*INT(([.$K26]-[.AE26])*[.$J26])/100;0)" office:value-type="float" office:value="16" calcext:value-type="float">
            <text:p>16</text:p>
          </table:table-cell>
          <table:table-cell table:style-name="ce27" table:formula="of:=MAX((100-MAX([.Q$5]+[.$G26];0))*INT(([.$K26]-[.AF26])*[.$J26])/100;0)" office:value-type="float" office:value="13.5" calcext:value-type="float">
            <text:p>14</text:p>
          </table:table-cell>
          <table:table-cell table:style-name="ce27" table:formula="of:=MAX((100-MAX([.R$5]+[.$G26];0))*INT(([.$K26]-[.AG26])*[.$J26])/100;0)" office:value-type="float" office:value="10.8" calcext:value-type="float">
            <text:p>11</text:p>
          </table:table-cell>
          <table:table-cell table:style-name="ce27" table:formula="of:=MAX((100-MAX([.S$5]+[.$G26];0))*INT(([.$K26]-[.AH26])*[.$J26])/100;0)" office:value-type="float" office:value="7.2" calcext:value-type="float">
            <text:p>7</text:p>
          </table:table-cell>
          <table:table-cell table:style-name="ce27" table:formula="of:=MAX((100-MAX([.T$5]+[.$G26];0))*INT(([.$K26]-[.AI26])*[.$J26])/100;0)" office:value-type="float" office:value="3.75" calcext:value-type="float">
            <text:p>4</text:p>
          </table:table-cell>
          <table:table-cell table:style-name="ce27" table:formula="of:=MAX((100-MAX([.U$5]+[.$G26];0))*INT(([.$K26]-[.AJ26])*[.$J26])/100;0)" office:value-type="float" office:value="0" calcext:value-type="float">
            <text:p>0</text:p>
          </table:table-cell>
          <table:table-cell table:style-name="ce27" table:formula="of:=MAX((100-MAX([.V$5]+[.$G26];0))*INT(([.$K26]-[.AK26])*[.$J26])/100;0)" office:value-type="float" office:value="12.6" calcext:value-type="float">
            <text:p>13</text:p>
          </table:table-cell>
          <table:table-cell table:style-name="ce27" table:formula="of:=MAX((100-MAX([.W$5]+[.$G26];0))*INT(([.$K26]-[.AL26])*[.$J26])/100;0)" office:value-type="float" office:value="14" calcext:value-type="float">
            <text:p>14</text:p>
          </table:table-cell>
          <table:table-cell table:style-name="ce27" table:formula="of:=MAX((100-MAX([.X$5]+[.$G26];0))*INT(([.$K26]-[.AM26])*[.$J26])/100;0)" office:value-type="float" office:value="8" calcext:value-type="float">
            <text:p>8</text:p>
          </table:table-cell>
          <table:table-cell table:number-columns-repeated="3"/>
          <table:table-cell table:style-name="ce39" table:formula="of:=MAX([.M$4]*IF([.$E26];0.2;1)+[.$G26]*IF([.$G26]&gt;0;[.$C$1];[.$C$2])/10; 0)" office:value-type="float" office:value="0" calcext:value-type="float">
            <text:p>0</text:p>
          </table:table-cell>
          <table:table-cell table:style-name="ce39" table:formula="of:=MAX([.N$4]*IF([.$E26];0.2;1)+[.$G26]*IF([.$G26]&gt;0;[.$C$1];[.$C$2])/10; 0)" office:value-type="float" office:value="0" calcext:value-type="float">
            <text:p>0</text:p>
          </table:table-cell>
          <table:table-cell table:style-name="ce39" table:formula="of:=MAX([.O$4]*IF([.$E26];0.2;1)+[.$G26]*IF([.$G26]&gt;0;[.$C$1];[.$C$2])/10; 0)" office:value-type="float" office:value="0" calcext:value-type="float">
            <text:p>0</text:p>
          </table:table-cell>
          <table:table-cell table:style-name="ce39" table:formula="of:=MAX([.P$4]*IF([.$E26];0.2;1)+[.$G26]*IF([.$G26]&gt;0;[.$C$1];[.$C$2])/10; 0)" office:value-type="float" office:value="1" calcext:value-type="float">
            <text:p>1</text:p>
          </table:table-cell>
          <table:table-cell table:style-name="ce39" table:formula="of:=MAX([.Q$4]*IF([.$E26];0.2;1)+[.$G26]*IF([.$G26]&gt;0;[.$C$1];[.$C$2])/10; 0)" office:value-type="float" office:value="2" calcext:value-type="float">
            <text:p>2</text:p>
          </table:table-cell>
          <table:table-cell table:style-name="ce39" table:formula="of:=MAX([.R$4]*IF([.$E26];0.2;1)+[.$G26]*IF([.$G26]&gt;0;[.$C$1];[.$C$2])/10; 0)" office:value-type="float" office:value="5" calcext:value-type="float">
            <text:p>5</text:p>
          </table:table-cell>
          <table:table-cell table:style-name="ce39" table:formula="of:=MAX([.S$4]*IF([.$E26];0.2;1)+[.$G26]*IF([.$G26]&gt;0;[.$C$1];[.$C$2])/10; 0)" office:value-type="float" office:value="9" calcext:value-type="float">
            <text:p>9</text:p>
          </table:table-cell>
          <table:table-cell table:style-name="ce39" table:formula="of:=MAX([.T$4]*IF([.$E26];0.2;1)+[.$G26]*IF([.$G26]&gt;0;[.$C$1];[.$C$2])/10; 0)" office:value-type="float" office:value="12" calcext:value-type="float">
            <text:p>12</text:p>
          </table:table-cell>
          <table:table-cell table:style-name="ce39" table:formula="of:=MAX([.U$4]*IF([.$E26];0.2;1)+[.$G26]*IF([.$G26]&gt;0;[.$C$1];[.$C$2])/10; 0)" office:value-type="float" office:value="17" calcext:value-type="float">
            <text:p>17</text:p>
          </table:table-cell>
          <table:table-cell table:style-name="ce39" table:formula="of:=MAX([.V$4]*IF([.$E26];0.2;1)+[.$G26]*IF([.$G26]&gt;0;[.$C$1];[.$C$2])/10; 0)" office:value-type="float" office:value="3" calcext:value-type="float">
            <text:p>3</text:p>
          </table:table-cell>
          <table:table-cell table:style-name="ce39" table:formula="of:=MAX([.W$4]*IF([.$E26];0.2;1)+[.$G26]*IF([.$G26]&gt;0;[.$C$1];[.$C$2])/10; 0)" office:value-type="float" office:value="3" calcext:value-type="float">
            <text:p>3</text:p>
          </table:table-cell>
          <table:table-cell table:style-name="ce39" table:formula="of:=MAX([.X$4]*IF([.$E26];0.2;1)+[.$G26]*IF([.$G26]&gt;0;[.$C$1];[.$C$2])/10; 0)" office:value-type="float" office:value="7" calcext:value-type="float">
            <text:p>7</text:p>
          </table:table-cell>
          <table:table-cell table:style-name="ce39" table:formula="of:=MAX([.Y$4]*IF([.$E26];0.2;1)+[.$G26]*IF([.$G26]&gt;0;[.$C$1];[.$C$2])/10; 0)" office:value-type="float" office:value="0" calcext:value-type="float">
            <text:p>0</text:p>
          </table:table-cell>
          <table:table-cell table:style-name="ce39" table:formula="of:=MAX([.Z$4]*IF([.$E26];0.2;1)+[.$G26]*IF([.$G26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7];[$'EcCo ammo'.$A$6:$'EcCo ammo'.$A$37];[$'EcCo ammo'.F$6:$'EcCo ammo'.F$37])" office:value-type="float" office:value="0" calcext:value-type="float">
            <text:p>0</text:p>
          </table:table-cell>
          <table:table-cell table:formula="of:=FLOOR(LOOKUP([.$B27];[$'EcCo ammo'.$A$6:$'EcCo ammo'.$A$37];[$'EcCo ammo'.G$6:$'EcCo ammo'.G$37]))" office:value-type="float" office:value="0" calcext:value-type="float">
            <text:p>0</text:p>
          </table:table-cell>
          <table:table-cell table:formula="of:=LOOKUP([.$B27];[$'EcCo ammo'.$A$6:$'EcCo ammo'.$A$37];[$'EcCo ammo'.I$6:$'EcCo ammo'.I$37])" office:value-type="float" office:value="1" calcext:value-type="float">
            <text:p>1</text:p>
          </table:table-cell>
          <table:table-cell table:formula="of:=LOOKUP([.$B27];[$'EcCo ammo'.$A$6:$'EcCo ammo'.$A$37];[$'EcCo ammo'.J$6:$'EcCo ammo'.J$37])" office:value-type="float" office:value="1" calcext:value-type="float">
            <text:p>1</text:p>
          </table:table-cell>
          <table:table-cell table:formula="of:=[.H27]/[.I27]" office:value-type="float" office:value="1" calcext:value-type="float">
            <text:p>1.00</text:p>
          </table:table-cell>
          <table:table-cell table:formula="of:=ROUND(AVERAGE([.C27];[.D27]))" office:value-type="float" office:value="15" calcext:value-type="float">
            <text:p>15</text:p>
          </table:table-cell>
          <table:table-cell/>
          <table:table-cell table:formula="of:=MAX((100-MAX([.M$5]+MIN([.$G27];0);0))*INT(([.$K27]-[.AB27])*[.$J27])/100;0)" office:value-type="float" office:value="15" calcext:value-type="float">
            <text:p>15</text:p>
          </table:table-cell>
          <table:table-cell table:formula="of:=MAX((100-MAX([.N$5]+MIN([.$G27];0);0))*INT(([.$K27]-[.AC27])*[.$J27])/100;0)" office:value-type="float" office:value="12" calcext:value-type="float">
            <text:p>12</text:p>
          </table:table-cell>
          <table:table-cell table:formula="of:=MAX((100-MAX([.O$5]+MIN([.$G27];0);0))*INT(([.$K27]-[.AD27])*[.$J27])/100;0)" office:value-type="float" office:value="9.75" calcext:value-type="float">
            <text:p>10</text:p>
          </table:table-cell>
          <table:table-cell table:formula="of:=MAX((100-MAX([.P$5]+MIN([.$G27];0);0))*INT(([.$K27]-[.AE27])*[.$J27])/100;0)" office:value-type="float" office:value="7.7" calcext:value-type="float">
            <text:p>8</text:p>
          </table:table-cell>
          <table:table-cell table:formula="of:=MAX((100-MAX([.Q$5]+MIN([.$G27];0);0))*INT(([.$K27]-[.AF27])*[.$J27])/100;0)" office:value-type="float" office:value="6" calcext:value-type="float">
            <text:p>6</text:p>
          </table:table-cell>
          <table:table-cell table:formula="of:=MAX((100-MAX([.R$5]+MIN([.$G27];0);0))*INT(([.$K27]-[.AG27])*[.$J27])/100;0)" office:value-type="float" office:value="4.2" calcext:value-type="float">
            <text:p>4</text:p>
          </table:table-cell>
          <table:table-cell table:formula="of:=MAX((100-MAX([.S$5]+MIN([.$G27];0);0))*INT(([.$K27]-[.AH27])*[.$J27])/100;0)" office:value-type="float" office:value="1.8" calcext:value-type="float">
            <text:p>2</text:p>
          </table:table-cell>
          <table:table-cell table:formula="of:=MAX((100-MAX([.T$5]+MIN([.$G27];0);0))*INT(([.$K27]-[.AI27])*[.$J27])/100;0)" office:value-type="float" office:value="0" calcext:value-type="float">
            <text:p>0</text:p>
          </table:table-cell>
          <table:table-cell table:formula="of:=MAX((100-MAX([.U$5]+MIN([.$G27];0);0))*INT(([.$K27]-[.AJ27])*[.$J27])/100;0)" office:value-type="float" office:value="0" calcext:value-type="float">
            <text:p>0</text:p>
          </table:table-cell>
          <table:table-cell table:formula="of:=MAX((100-MAX([.V$5]+MIN([.$G27];0);0))*INT(([.$K27]-[.AK27])*[.$J27])/100;0)" office:value-type="float" office:value="5.4" calcext:value-type="float">
            <text:p>5</text:p>
          </table:table-cell>
          <table:table-cell table:formula="of:=MAX((100-MAX([.W$5]+MIN([.$G27];0);0))*INT(([.$K27]-[.AL27])*[.$J27])/100;0)" office:value-type="float" office:value="6.75" calcext:value-type="float">
            <text:p>7</text:p>
          </table:table-cell>
          <table:table-cell table:formula="of:=MAX((100-MAX([.X$5]+MIN([.$G27];0);0))*INT(([.$K27]-[.AM27])*[.$J27])/100;0)" office:value-type="float" office:value="2.5" calcext:value-type="float">
            <text:p>3</text:p>
          </table:table-cell>
          <table:table-cell table:number-columns-repeated="3"/>
          <table:table-cell table:style-name="ce39" table:formula="of:=MAX([.M$4]*IF([.$E27];0.2;1)+[.$G27]*IF([.$G27]&gt;0;[.$C$1];[.$C$2])/10; 0)" office:value-type="float" office:value="0" calcext:value-type="float">
            <text:p>0</text:p>
          </table:table-cell>
          <table:table-cell table:style-name="ce39" table:formula="of:=MAX([.N$4]*IF([.$E27];0.2;1)+[.$G27]*IF([.$G27]&gt;0;[.$C$1];[.$C$2])/10; 0)" office:value-type="float" office:value="0" calcext:value-type="float">
            <text:p>0</text:p>
          </table:table-cell>
          <table:table-cell table:style-name="ce39" table:formula="of:=MAX([.O$4]*IF([.$E27];0.2;1)+[.$G27]*IF([.$G27]&gt;0;[.$C$1];[.$C$2])/10; 0)" office:value-type="float" office:value="2" calcext:value-type="float">
            <text:p>2</text:p>
          </table:table-cell>
          <table:table-cell table:style-name="ce39" table:formula="of:=MAX([.P$4]*IF([.$E27];0.2;1)+[.$G27]*IF([.$G27]&gt;0;[.$C$1];[.$C$2])/10; 0)" office:value-type="float" office:value="4" calcext:value-type="float">
            <text:p>4</text:p>
          </table:table-cell>
          <table:table-cell table:style-name="ce39" table:formula="of:=MAX([.Q$4]*IF([.$E27];0.2;1)+[.$G27]*IF([.$G27]&gt;0;[.$C$1];[.$C$2])/10; 0)" office:value-type="float" office:value="5" calcext:value-type="float">
            <text:p>5</text:p>
          </table:table-cell>
          <table:table-cell table:style-name="ce39" table:formula="of:=MAX([.R$4]*IF([.$E27];0.2;1)+[.$G27]*IF([.$G27]&gt;0;[.$C$1];[.$C$2])/10; 0)" office:value-type="float" office:value="8" calcext:value-type="float">
            <text:p>8</text:p>
          </table:table-cell>
          <table:table-cell table:style-name="ce39" table:formula="of:=MAX([.S$4]*IF([.$E27];0.2;1)+[.$G27]*IF([.$G27]&gt;0;[.$C$1];[.$C$2])/10; 0)" office:value-type="float" office:value="12" calcext:value-type="float">
            <text:p>12</text:p>
          </table:table-cell>
          <table:table-cell table:style-name="ce39" table:formula="of:=MAX([.T$4]*IF([.$E27];0.2;1)+[.$G27]*IF([.$G27]&gt;0;[.$C$1];[.$C$2])/10; 0)" office:value-type="float" office:value="15" calcext:value-type="float">
            <text:p>15</text:p>
          </table:table-cell>
          <table:table-cell table:style-name="ce39" table:formula="of:=MAX([.U$4]*IF([.$E27];0.2;1)+[.$G27]*IF([.$G27]&gt;0;[.$C$1];[.$C$2])/10; 0)" office:value-type="float" office:value="20" calcext:value-type="float">
            <text:p>20</text:p>
          </table:table-cell>
          <table:table-cell table:style-name="ce39" table:formula="of:=MAX([.V$4]*IF([.$E27];0.2;1)+[.$G27]*IF([.$G27]&gt;0;[.$C$1];[.$C$2])/10; 0)" office:value-type="float" office:value="6" calcext:value-type="float">
            <text:p>6</text:p>
          </table:table-cell>
          <table:table-cell table:style-name="ce39" table:formula="of:=MAX([.W$4]*IF([.$E27];0.2;1)+[.$G27]*IF([.$G27]&gt;0;[.$C$1];[.$C$2])/10; 0)" office:value-type="float" office:value="6" calcext:value-type="float">
            <text:p>6</text:p>
          </table:table-cell>
          <table:table-cell table:style-name="ce39" table:formula="of:=MAX([.X$4]*IF([.$E27];0.2;1)+[.$G27]*IF([.$G27]&gt;0;[.$C$1];[.$C$2])/10; 0)" office:value-type="float" office:value="10" calcext:value-type="float">
            <text:p>10</text:p>
          </table:table-cell>
          <table:table-cell table:style-name="ce39" table:formula="of:=MAX([.Y$4]*IF([.$E27];0.2;1)+[.$G27]*IF([.$G27]&gt;0;[.$C$1];[.$C$2])/10; 0)" office:value-type="float" office:value="0" calcext:value-type="float">
            <text:p>0</text:p>
          </table:table-cell>
          <table:table-cell table:style-name="ce39" table:formula="of:=MAX([.Z$4]*IF([.$E27];0.2;1)+[.$G27]*IF([.$G27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LOOKUP([.$B28];[$'EcCo ammo'.$A$6:$'EcCo ammo'.$A$37];[$'EcCo ammo'.F$6:$'EcCo ammo'.F$37])" office:value-type="float" office:value="0" calcext:value-type="float">
            <text:p>0</text:p>
          </table:table-cell>
          <table:table-cell table:formula="of:=FLOOR(LOOKUP([.$B28];[$'EcCo ammo'.$A$6:$'EcCo ammo'.$A$37];[$'EcCo ammo'.G$6:$'EcCo ammo'.G$37]))" office:value-type="float" office:value="0" calcext:value-type="float">
            <text:p>0</text:p>
          </table:table-cell>
          <table:table-cell table:formula="of:=LOOKUP([.$B28];[$'EcCo ammo'.$A$6:$'EcCo ammo'.$A$37];[$'EcCo ammo'.I$6:$'EcCo ammo'.I$37])" office:value-type="float" office:value="1" calcext:value-type="float">
            <text:p>1</text:p>
          </table:table-cell>
          <table:table-cell table:formula="of:=LOOKUP([.$B28];[$'EcCo ammo'.$A$6:$'EcCo ammo'.$A$37];[$'EcCo ammo'.J$6:$'EcCo ammo'.J$37])" office:value-type="float" office:value="1" calcext:value-type="float">
            <text:p>1</text:p>
          </table:table-cell>
          <table:table-cell table:formula="of:=[.H28]/[.I28]" office:value-type="float" office:value="1" calcext:value-type="float">
            <text:p>1.00</text:p>
          </table:table-cell>
          <table:table-cell table:formula="of:=ROUND(AVERAGE([.C28];[.D28]))" office:value-type="float" office:value="18" calcext:value-type="float">
            <text:p>18</text:p>
          </table:table-cell>
          <table:table-cell/>
          <table:table-cell table:formula="of:=MAX((100-MAX([.M$5]+MIN([.$G28];0);0))*INT(([.$K28]-[.AB28])*[.$J28])/100;0)" office:value-type="float" office:value="18" calcext:value-type="float">
            <text:p>18</text:p>
          </table:table-cell>
          <table:table-cell table:formula="of:=MAX((100-MAX([.N$5]+MIN([.$G28];0);0))*INT(([.$K28]-[.AC28])*[.$J28])/100;0)" office:value-type="float" office:value="14.4" calcext:value-type="float">
            <text:p>14</text:p>
          </table:table-cell>
          <table:table-cell table:formula="of:=MAX((100-MAX([.O$5]+MIN([.$G28];0);0))*INT(([.$K28]-[.AD28])*[.$J28])/100;0)" office:value-type="float" office:value="12" calcext:value-type="float">
            <text:p>12</text:p>
          </table:table-cell>
          <table:table-cell table:formula="of:=MAX((100-MAX([.P$5]+MIN([.$G28];0);0))*INT(([.$K28]-[.AE28])*[.$J28])/100;0)" office:value-type="float" office:value="9.8" calcext:value-type="float">
            <text:p>10</text:p>
          </table:table-cell>
          <table:table-cell table:formula="of:=MAX((100-MAX([.Q$5]+MIN([.$G28];0);0))*INT(([.$K28]-[.AF28])*[.$J28])/100;0)" office:value-type="float" office:value="7.8" calcext:value-type="float">
            <text:p>8</text:p>
          </table:table-cell>
          <table:table-cell table:formula="of:=MAX((100-MAX([.R$5]+MIN([.$G28];0);0))*INT(([.$K28]-[.AG28])*[.$J28])/100;0)" office:value-type="float" office:value="6" calcext:value-type="float">
            <text:p>6</text:p>
          </table:table-cell>
          <table:table-cell table:formula="of:=MAX((100-MAX([.S$5]+MIN([.$G28];0);0))*INT(([.$K28]-[.AH28])*[.$J28])/100;0)" office:value-type="float" office:value="3.6" calcext:value-type="float">
            <text:p>4</text:p>
          </table:table-cell>
          <table:table-cell table:formula="of:=MAX((100-MAX([.T$5]+MIN([.$G28];0);0))*INT(([.$K28]-[.AI28])*[.$J28])/100;0)" office:value-type="float" office:value="1.35" calcext:value-type="float">
            <text:p>1</text:p>
          </table:table-cell>
          <table:table-cell table:formula="of:=MAX((100-MAX([.U$5]+MIN([.$G28];0);0))*INT(([.$K28]-[.AJ28])*[.$J28])/100;0)" office:value-type="float" office:value="0" calcext:value-type="float">
            <text:p>0</text:p>
          </table:table-cell>
          <table:table-cell table:formula="of:=MAX((100-MAX([.V$5]+MIN([.$G28];0);0))*INT(([.$K28]-[.AK28])*[.$J28])/100;0)" office:value-type="float" office:value="7.2" calcext:value-type="float">
            <text:p>7</text:p>
          </table:table-cell>
          <table:table-cell table:formula="of:=MAX((100-MAX([.W$5]+MIN([.$G28];0);0))*INT(([.$K28]-[.AL28])*[.$J28])/100;0)" office:value-type="float" office:value="9" calcext:value-type="float">
            <text:p>9</text:p>
          </table:table-cell>
          <table:table-cell table:formula="of:=MAX((100-MAX([.X$5]+MIN([.$G28];0);0))*INT(([.$K28]-[.AM28])*[.$J28])/100;0)" office:value-type="float" office:value="4" calcext:value-type="float">
            <text:p>4</text:p>
          </table:table-cell>
          <table:table-cell table:number-columns-repeated="3"/>
          <table:table-cell table:style-name="ce39" table:formula="of:=MAX([.M$4]*IF([.$E28];0.2;1)+[.$G28]*IF([.$G28]&gt;0;[.$C$1];[.$C$2])/10; 0)" office:value-type="float" office:value="0" calcext:value-type="float">
            <text:p>0</text:p>
          </table:table-cell>
          <table:table-cell table:style-name="ce39" table:formula="of:=MAX([.N$4]*IF([.$E28];0.2;1)+[.$G28]*IF([.$G28]&gt;0;[.$C$1];[.$C$2])/10; 0)" office:value-type="float" office:value="0" calcext:value-type="float">
            <text:p>0</text:p>
          </table:table-cell>
          <table:table-cell table:style-name="ce39" table:formula="of:=MAX([.O$4]*IF([.$E28];0.2;1)+[.$G28]*IF([.$G28]&gt;0;[.$C$1];[.$C$2])/10; 0)" office:value-type="float" office:value="2" calcext:value-type="float">
            <text:p>2</text:p>
          </table:table-cell>
          <table:table-cell table:style-name="ce39" table:formula="of:=MAX([.P$4]*IF([.$E28];0.2;1)+[.$G28]*IF([.$G28]&gt;0;[.$C$1];[.$C$2])/10; 0)" office:value-type="float" office:value="4" calcext:value-type="float">
            <text:p>4</text:p>
          </table:table-cell>
          <table:table-cell table:style-name="ce39" table:formula="of:=MAX([.Q$4]*IF([.$E28];0.2;1)+[.$G28]*IF([.$G28]&gt;0;[.$C$1];[.$C$2])/10; 0)" office:value-type="float" office:value="5" calcext:value-type="float">
            <text:p>5</text:p>
          </table:table-cell>
          <table:table-cell table:style-name="ce39" table:formula="of:=MAX([.R$4]*IF([.$E28];0.2;1)+[.$G28]*IF([.$G28]&gt;0;[.$C$1];[.$C$2])/10; 0)" office:value-type="float" office:value="8" calcext:value-type="float">
            <text:p>8</text:p>
          </table:table-cell>
          <table:table-cell table:style-name="ce39" table:formula="of:=MAX([.S$4]*IF([.$E28];0.2;1)+[.$G28]*IF([.$G28]&gt;0;[.$C$1];[.$C$2])/10; 0)" office:value-type="float" office:value="12" calcext:value-type="float">
            <text:p>12</text:p>
          </table:table-cell>
          <table:table-cell table:style-name="ce39" table:formula="of:=MAX([.T$4]*IF([.$E28];0.2;1)+[.$G28]*IF([.$G28]&gt;0;[.$C$1];[.$C$2])/10; 0)" office:value-type="float" office:value="15" calcext:value-type="float">
            <text:p>15</text:p>
          </table:table-cell>
          <table:table-cell table:style-name="ce39" table:formula="of:=MAX([.U$4]*IF([.$E28];0.2;1)+[.$G28]*IF([.$G28]&gt;0;[.$C$1];[.$C$2])/10; 0)" office:value-type="float" office:value="20" calcext:value-type="float">
            <text:p>20</text:p>
          </table:table-cell>
          <table:table-cell table:style-name="ce39" table:formula="of:=MAX([.V$4]*IF([.$E28];0.2;1)+[.$G28]*IF([.$G28]&gt;0;[.$C$1];[.$C$2])/10; 0)" office:value-type="float" office:value="6" calcext:value-type="float">
            <text:p>6</text:p>
          </table:table-cell>
          <table:table-cell table:style-name="ce39" table:formula="of:=MAX([.W$4]*IF([.$E28];0.2;1)+[.$G28]*IF([.$G28]&gt;0;[.$C$1];[.$C$2])/10; 0)" office:value-type="float" office:value="6" calcext:value-type="float">
            <text:p>6</text:p>
          </table:table-cell>
          <table:table-cell table:style-name="ce39" table:formula="of:=MAX([.X$4]*IF([.$E28];0.2;1)+[.$G28]*IF([.$G28]&gt;0;[.$C$1];[.$C$2])/10; 0)" office:value-type="float" office:value="10" calcext:value-type="float">
            <text:p>10</text:p>
          </table:table-cell>
          <table:table-cell table:style-name="ce39" table:formula="of:=MAX([.Y$4]*IF([.$E28];0.2;1)+[.$G28]*IF([.$G28]&gt;0;[.$C$1];[.$C$2])/10; 0)" office:value-type="float" office:value="0" calcext:value-type="float">
            <text:p>0</text:p>
          </table:table-cell>
          <table:table-cell table:style-name="ce39" table:formula="of:=MAX([.Z$4]*IF([.$E28];0.2;1)+[.$G28]*IF([.$G28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ozar AMR</text:p>
          </table:table-cell>
          <table:table-cell office:value-type="string" calcext:value-type="string">
            <text:p>.50 BMG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LOOKUP([.$B2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9];[$'EcCo ammo'.$A$6:$'EcCo ammo'.$A$37];[$'EcCo ammo'.G$6:$'EcCo ammo'.G$37]))" office:value-type="float" office:value="-50" calcext:value-type="float">
            <text:p>-50</text:p>
          </table:table-cell>
          <table:table-cell table:formula="of:=LOOKUP([.$B29];[$'EcCo ammo'.$A$6:$'EcCo ammo'.$A$37];[$'EcCo ammo'.I$6:$'EcCo ammo'.I$37])" office:value-type="float" office:value="1" calcext:value-type="float">
            <text:p>1</text:p>
          </table:table-cell>
          <table:table-cell table:formula="of:=LOOKUP([.$B29];[$'EcCo ammo'.$A$6:$'EcCo ammo'.$A$37];[$'EcCo ammo'.J$6:$'EcCo ammo'.J$37])" office:value-type="float" office:value="1" calcext:value-type="float">
            <text:p>1</text:p>
          </table:table-cell>
          <table:table-cell table:formula="of:=[.H29]/[.I29]" office:value-type="float" office:value="1" calcext:value-type="float">
            <text:p>1.00</text:p>
          </table:table-cell>
          <table:table-cell table:formula="of:=ROUND(AVERAGE([.C29];[.D29]))" office:value-type="float" office:value="73" calcext:value-type="float">
            <text:p>73</text:p>
          </table:table-cell>
          <table:table-cell/>
          <table:table-cell table:formula="of:=MAX((100-MAX([.M$5]+MIN([.$G29];0);0))*INT(([.$K29]-[.AB29])*[.$J29])/100;0)" office:value-type="float" office:value="73" calcext:value-type="float">
            <text:p>73</text:p>
          </table:table-cell>
          <table:table-cell table:formula="of:=MAX((100-MAX([.N$5]+MIN([.$G29];0);0))*INT(([.$K29]-[.AC29])*[.$J29])/100;0)" office:value-type="float" office:value="73" calcext:value-type="float">
            <text:p>73</text:p>
          </table:table-cell>
          <table:table-cell table:formula="of:=MAX((100-MAX([.O$5]+MIN([.$G29];0);0))*INT(([.$K29]-[.AD29])*[.$J29])/100;0)" office:value-type="float" office:value="73" calcext:value-type="float">
            <text:p>73</text:p>
          </table:table-cell>
          <table:table-cell table:formula="of:=MAX((100-MAX([.P$5]+MIN([.$G29];0);0))*INT(([.$K29]-[.AE29])*[.$J29])/100;0)" office:value-type="float" office:value="73" calcext:value-type="float">
            <text:p>73</text:p>
          </table:table-cell>
          <table:table-cell table:formula="of:=MAX((100-MAX([.Q$5]+MIN([.$G29];0);0))*INT(([.$K29]-[.AF29])*[.$J29])/100;0)" office:value-type="float" office:value="73" calcext:value-type="float">
            <text:p>73</text:p>
          </table:table-cell>
          <table:table-cell table:formula="of:=MAX((100-MAX([.R$5]+MIN([.$G29];0);0))*INT(([.$K29]-[.AG29])*[.$J29])/100;0)" office:value-type="float" office:value="70" calcext:value-type="float">
            <text:p>70</text:p>
          </table:table-cell>
          <table:table-cell table:formula="of:=MAX((100-MAX([.S$5]+MIN([.$G29];0);0))*INT(([.$K29]-[.AH29])*[.$J29])/100;0)" office:value-type="float" office:value="66" calcext:value-type="float">
            <text:p>66</text:p>
          </table:table-cell>
          <table:table-cell table:formula="of:=MAX((100-MAX([.T$5]+MIN([.$G29];0);0))*INT(([.$K29]-[.AI29])*[.$J29])/100;0)" office:value-type="float" office:value="59.85" calcext:value-type="float">
            <text:p>60</text:p>
          </table:table-cell>
          <table:table-cell table:formula="of:=MAX((100-MAX([.U$5]+MIN([.$G29];0);0))*INT(([.$K29]-[.AJ29])*[.$J29])/100;0)" office:value-type="float" office:value="46.4" calcext:value-type="float">
            <text:p>46</text:p>
          </table:table-cell>
          <table:table-cell table:formula="of:=MAX((100-MAX([.V$5]+MIN([.$G29];0);0))*INT(([.$K29]-[.AK29])*[.$J29])/100;0)" office:value-type="float" office:value="72" calcext:value-type="float">
            <text:p>72</text:p>
          </table:table-cell>
          <table:table-cell table:formula="of:=MAX((100-MAX([.W$5]+MIN([.$G29];0);0))*INT(([.$K29]-[.AL29])*[.$J29])/100;0)" office:value-type="float" office:value="72" calcext:value-type="float">
            <text:p>72</text:p>
          </table:table-cell>
          <table:table-cell table:formula="of:=MAX((100-MAX([.X$5]+MIN([.$G29];0);0))*INT(([.$K29]-[.AM29])*[.$J29])/100;0)" office:value-type="float" office:value="68" calcext:value-type="float">
            <text:p>68</text:p>
          </table:table-cell>
          <table:table-cell table:number-columns-repeated="3"/>
          <table:table-cell table:style-name="ce39" table:formula="of:=MAX([.M$4]*IF([.$E29];0.2;1)+[.$G29]*IF([.$G29]&gt;0;[.$C$1];[.$C$2])/10; 0)" office:value-type="float" office:value="0" calcext:value-type="float">
            <text:p>0</text:p>
          </table:table-cell>
          <table:table-cell table:style-name="ce39" table:formula="of:=MAX([.N$4]*IF([.$E29];0.2;1)+[.$G29]*IF([.$G29]&gt;0;[.$C$1];[.$C$2])/10; 0)" office:value-type="float" office:value="0" calcext:value-type="float">
            <text:p>0</text:p>
          </table:table-cell>
          <table:table-cell table:style-name="ce39" table:formula="of:=MAX([.O$4]*IF([.$E29];0.2;1)+[.$G29]*IF([.$G29]&gt;0;[.$C$1];[.$C$2])/10; 0)" office:value-type="float" office:value="0" calcext:value-type="float">
            <text:p>0</text:p>
          </table:table-cell>
          <table:table-cell table:style-name="ce39" table:formula="of:=MAX([.P$4]*IF([.$E29];0.2;1)+[.$G29]*IF([.$G29]&gt;0;[.$C$1];[.$C$2])/10; 0)" office:value-type="float" office:value="0" calcext:value-type="float">
            <text:p>0</text:p>
          </table:table-cell>
          <table:table-cell table:style-name="ce39" table:formula="of:=MAX([.Q$4]*IF([.$E29];0.2;1)+[.$G29]*IF([.$G29]&gt;0;[.$C$1];[.$C$2])/10; 0)" office:value-type="float" office:value="0" calcext:value-type="float">
            <text:p>0</text:p>
          </table:table-cell>
          <table:table-cell table:style-name="ce39" table:formula="of:=MAX([.R$4]*IF([.$E29];0.2;1)+[.$G29]*IF([.$G29]&gt;0;[.$C$1];[.$C$2])/10; 0)" office:value-type="float" office:value="3" calcext:value-type="float">
            <text:p>3</text:p>
          </table:table-cell>
          <table:table-cell table:style-name="ce39" table:formula="of:=MAX([.S$4]*IF([.$E29];0.2;1)+[.$G29]*IF([.$G29]&gt;0;[.$C$1];[.$C$2])/10; 0)" office:value-type="float" office:value="7" calcext:value-type="float">
            <text:p>7</text:p>
          </table:table-cell>
          <table:table-cell table:style-name="ce39" table:formula="of:=MAX([.T$4]*IF([.$E29];0.2;1)+[.$G29]*IF([.$G29]&gt;0;[.$C$1];[.$C$2])/10; 0)" office:value-type="float" office:value="10" calcext:value-type="float">
            <text:p>10</text:p>
          </table:table-cell>
          <table:table-cell table:style-name="ce39" table:formula="of:=MAX([.U$4]*IF([.$E29];0.2;1)+[.$G29]*IF([.$G29]&gt;0;[.$C$1];[.$C$2])/10; 0)" office:value-type="float" office:value="15" calcext:value-type="float">
            <text:p>15</text:p>
          </table:table-cell>
          <table:table-cell table:style-name="ce39" table:formula="of:=MAX([.V$4]*IF([.$E29];0.2;1)+[.$G29]*IF([.$G29]&gt;0;[.$C$1];[.$C$2])/10; 0)" office:value-type="float" office:value="1" calcext:value-type="float">
            <text:p>1</text:p>
          </table:table-cell>
          <table:table-cell table:style-name="ce39" table:formula="of:=MAX([.W$4]*IF([.$E29];0.2;1)+[.$G29]*IF([.$G29]&gt;0;[.$C$1];[.$C$2])/10; 0)" office:value-type="float" office:value="1" calcext:value-type="float">
            <text:p>1</text:p>
          </table:table-cell>
          <table:table-cell table:style-name="ce39" table:formula="of:=MAX([.X$4]*IF([.$E29];0.2;1)+[.$G29]*IF([.$G29]&gt;0;[.$C$1];[.$C$2])/10; 0)" office:value-type="float" office:value="5" calcext:value-type="float">
            <text:p>5</text:p>
          </table:table-cell>
          <table:table-cell table:style-name="ce39" table:formula="of:=MAX([.Y$4]*IF([.$E29];0.2;1)+[.$G29]*IF([.$G29]&gt;0;[.$C$1];[.$C$2])/10; 0)" office:value-type="float" office:value="0" calcext:value-type="float">
            <text:p>0</text:p>
          </table:table-cell>
          <table:table-cell table:style-name="ce39" table:formula="of:=MAX([.Z$4]*IF([.$E29];0.2;1)+[.$G29]*IF([.$G29]&gt;0;[.$C$1];[.$C$2])/10; 0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LOOKUP([.$B30];[$'EcCo ammo'.$A$6:$'EcCo ammo'.$A$37];[$'EcCo ammo'.F$6:$'EcCo ammo'.F$37])" office:value-type="float" office:value="10" calcext:value-type="float">
            <text:p>10</text:p>
          </table:table-cell>
          <table:table-cell table:formula="of:=FLOOR(LOOKUP([.$B30];[$'EcCo ammo'.$A$6:$'EcCo ammo'.$A$37];[$'EcCo ammo'.G$6:$'EcCo ammo'.G$37]))" office:value-type="float" office:value="25" calcext:value-type="float">
            <text:p>25</text:p>
          </table:table-cell>
          <table:table-cell table:formula="of:=LOOKUP([.$B30];[$'EcCo ammo'.$A$6:$'EcCo ammo'.$A$37];[$'EcCo ammo'.I$6:$'EcCo ammo'.I$37])" office:value-type="float" office:value="3" calcext:value-type="float">
            <text:p>3</text:p>
          </table:table-cell>
          <table:table-cell table:formula="of:=LOOKUP([.$B30];[$'EcCo ammo'.$A$6:$'EcCo ammo'.$A$37];[$'EcCo ammo'.J$6:$'EcCo ammo'.J$37])" office:value-type="float" office:value="2" calcext:value-type="float">
            <text:p>2</text:p>
          </table:table-cell>
          <table:table-cell table:formula="of:=[.H30]/[.I30]" office:value-type="float" office:value="1.5" calcext:value-type="float">
            <text:p>1.50</text:p>
          </table:table-cell>
          <table:table-cell table:formula="of:=ROUND(AVERAGE([.C30];[.D30]))" office:value-type="float" office:value="7" calcext:value-type="float">
            <text:p>7</text:p>
          </table:table-cell>
          <table:table-cell/>
          <table:table-cell table:formula="of:=MAX((100-MAX([.M$5]+MIN([.$G30];0);0))*INT(([.$K30]-[.AB30])*[.$J30])/100;0)" office:value-type="float" office:value="10" calcext:value-type="float">
            <text:p>10</text:p>
          </table:table-cell>
          <table:table-cell table:formula="of:=MAX((100-MAX([.N$5]+MIN([.$G30];0);0))*INT(([.$K30]-[.AC30])*[.$J30])/100;0)" office:value-type="float" office:value="8" calcext:value-type="float">
            <text:p>8</text:p>
          </table:table-cell>
          <table:table-cell table:formula="of:=MAX((100-MAX([.O$5]+MIN([.$G30];0);0))*INT(([.$K30]-[.AD30])*[.$J30])/100;0)" office:value-type="float" office:value="5.25" calcext:value-type="float">
            <text:p>5</text:p>
          </table:table-cell>
          <table:table-cell table:formula="of:=MAX((100-MAX([.P$5]+MIN([.$G30];0);0))*INT(([.$K30]-[.AE30])*[.$J30])/100;0)" office:value-type="float" office:value="2.8" calcext:value-type="float">
            <text:p>3</text:p>
          </table:table-cell>
          <table:table-cell table:formula="of:=MAX((100-MAX([.Q$5]+MIN([.$G30];0);0))*INT(([.$K30]-[.AF30])*[.$J30])/100;0)" office:value-type="float" office:value="1.8" calcext:value-type="float">
            <text:p>2</text:p>
          </table:table-cell>
          <table:table-cell table:formula="of:=MAX((100-MAX([.R$5]+MIN([.$G30];0);0))*INT(([.$K30]-[.AG30])*[.$J30])/100;0)" office:value-type="float" office:value="0" calcext:value-type="float">
            <text:p>0</text:p>
          </table:table-cell>
          <table:table-cell table:formula="of:=MAX((100-MAX([.S$5]+MIN([.$G30];0);0))*INT(([.$K30]-[.AH30])*[.$J30])/100;0)" office:value-type="float" office:value="0" calcext:value-type="float">
            <text:p>0</text:p>
          </table:table-cell>
          <table:table-cell table:formula="of:=MAX((100-MAX([.T$5]+MIN([.$G30];0);0))*INT(([.$K30]-[.AI30])*[.$J30])/100;0)" office:value-type="float" office:value="0" calcext:value-type="float">
            <text:p>0</text:p>
          </table:table-cell>
          <table:table-cell table:formula="of:=MAX((100-MAX([.U$5]+MIN([.$G30];0);0))*INT(([.$K30]-[.AJ30])*[.$J30])/100;0)" office:value-type="float" office:value="0" calcext:value-type="float">
            <text:p>0</text:p>
          </table:table-cell>
          <table:table-cell table:formula="of:=MAX((100-MAX([.V$5]+MIN([.$G30];0);0))*INT(([.$K30]-[.AK30])*[.$J30])/100;0)" office:value-type="float" office:value="0.6" calcext:value-type="float">
            <text:p>1</text:p>
          </table:table-cell>
          <table:table-cell table:formula="of:=MAX((100-MAX([.W$5]+MIN([.$G30];0);0))*INT(([.$K30]-[.AL30])*[.$J30])/100;0)" office:value-type="float" office:value="0.75" calcext:value-type="float">
            <text:p>1</text:p>
          </table:table-cell>
          <table:table-cell table:formula="of:=MAX((100-MAX([.X$5]+MIN([.$G30];0);0))*INT(([.$K30]-[.AM30])*[.$J30])/100;0)" office:value-type="float" office:value="0" calcext:value-type="float">
            <text:p>0</text:p>
          </table:table-cell>
          <table:table-cell table:number-columns-repeated="3"/>
          <table:table-cell table:formula="of:=MAX([.M$4]*IF([.$E30];0.2;1)*(100+[.$G30]*IF([.$G30]&gt;0;[.$C$1];[.$C$2]))/100; 0)" office:value-type="float" office:value="0" calcext:value-type="float">
            <text:p>0</text:p>
          </table:table-cell>
          <table:table-cell table:formula="of:=MAX([.N$4]*IF([.$E30];0.2;1)*(100+[.$G30]*IF([.$G30]&gt;0;[.$C$1];[.$C$2]))/100; 0)" office:value-type="float" office:value="0" calcext:value-type="float">
            <text:p>0</text:p>
          </table:table-cell>
          <table:table-cell table:formula="of:=MAX([.O$4]*IF([.$E30];0.2;1)*(100+[.$G30]*IF([.$G30]&gt;0;[.$C$1];[.$C$2]))/100; 0)" office:value-type="float" office:value="2" calcext:value-type="float">
            <text:p>2</text:p>
          </table:table-cell>
          <table:table-cell table:formula="of:=MAX([.P$4]*IF([.$E30];0.2;1)*(100+[.$G30]*IF([.$G30]&gt;0;[.$C$1];[.$C$2]))/100; 0)" office:value-type="float" office:value="4" calcext:value-type="float">
            <text:p>4</text:p>
          </table:table-cell>
          <table:table-cell table:formula="of:=MAX([.Q$4]*IF([.$E30];0.2;1)*(100+[.$G30]*IF([.$G30]&gt;0;[.$C$1];[.$C$2]))/100; 0)" office:value-type="float" office:value="5" calcext:value-type="float">
            <text:p>5</text:p>
          </table:table-cell>
          <table:table-cell table:formula="of:=MAX([.R$4]*IF([.$E30];0.2;1)*(100+[.$G30]*IF([.$G30]&gt;0;[.$C$1];[.$C$2]))/100; 0)" office:value-type="float" office:value="8" calcext:value-type="float">
            <text:p>8</text:p>
          </table:table-cell>
          <table:table-cell table:formula="of:=MAX([.S$4]*IF([.$E30];0.2;1)*(100+[.$G30]*IF([.$G30]&gt;0;[.$C$1];[.$C$2]))/100; 0)" office:value-type="float" office:value="12" calcext:value-type="float">
            <text:p>12</text:p>
          </table:table-cell>
          <table:table-cell table:formula="of:=MAX([.T$4]*IF([.$E30];0.2;1)*(100+[.$G30]*IF([.$G30]&gt;0;[.$C$1];[.$C$2]))/100; 0)" office:value-type="float" office:value="15" calcext:value-type="float">
            <text:p>15</text:p>
          </table:table-cell>
          <table:table-cell table:formula="of:=MAX([.U$4]*IF([.$E30];0.2;1)*(100+[.$G30]*IF([.$G30]&gt;0;[.$C$1];[.$C$2]))/100; 0)" office:value-type="float" office:value="20" calcext:value-type="float">
            <text:p>20</text:p>
          </table:table-cell>
          <table:table-cell table:formula="of:=MAX([.V$4]*IF([.$E30];0.2;1)*(100+[.$G30]*IF([.$G30]&gt;0;[.$C$1];[.$C$2]))/100; 0)" office:value-type="float" office:value="6" calcext:value-type="float">
            <text:p>6</text:p>
          </table:table-cell>
          <table:table-cell table:formula="of:=MAX([.W$4]*IF([.$E30];0.2;1)*(100+[.$G30]*IF([.$G30]&gt;0;[.$C$1];[.$C$2]))/100; 0)" office:value-type="float" office:value="6" calcext:value-type="float">
            <text:p>6</text:p>
          </table:table-cell>
          <table:table-cell table:formula="of:=MAX([.X$4]*IF([.$E30];0.2;1)*(100+[.$G30]*IF([.$G30]&gt;0;[.$C$1];[.$C$2]))/100; 0)" office:value-type="float" office:value="10" calcext:value-type="float">
            <text:p>10</text:p>
          </table:table-cell>
          <table:table-cell table:formula="of:=MAX([.Y$4]*IF([.$E30];0.2;1)*(100+[.$G30]*IF([.$G30]&gt;0;[.$C$1];[.$C$2]))/100; 0)" office:value-type="float" office:value="0" calcext:value-type="float">
            <text:p>0</text:p>
          </table:table-cell>
          <table:table-cell table:formula="of:=MAX([.Z$4]*IF([.$E30];0.2;1)*(100+[.$G30]*IF([.$G30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LOOKUP([.$B3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1];[$'EcCo ammo'.$A$6:$'EcCo ammo'.$A$37];[$'EcCo ammo'.G$6:$'EcCo ammo'.G$37]))" office:value-type="float" office:value="-40" calcext:value-type="float">
            <text:p>-40</text:p>
          </table:table-cell>
          <table:table-cell table:formula="of:=LOOKUP([.$B31];[$'EcCo ammo'.$A$6:$'EcCo ammo'.$A$37];[$'EcCo ammo'.I$6:$'EcCo ammo'.I$37])" office:value-type="float" office:value="1" calcext:value-type="float">
            <text:p>1</text:p>
          </table:table-cell>
          <table:table-cell table:formula="of:=LOOKUP([.$B31];[$'EcCo ammo'.$A$6:$'EcCo ammo'.$A$37];[$'EcCo ammo'.J$6:$'EcCo ammo'.J$37])" office:value-type="float" office:value="1" calcext:value-type="float">
            <text:p>1</text:p>
          </table:table-cell>
          <table:table-cell table:formula="of:=[.H31]/[.I31]" office:value-type="float" office:value="1" calcext:value-type="float">
            <text:p>1.00</text:p>
          </table:table-cell>
          <table:table-cell table:formula="of:=ROUND(AVERAGE([.C31];[.D31]))" office:value-type="float" office:value="7" calcext:value-type="float">
            <text:p>7</text:p>
          </table:table-cell>
          <table:table-cell/>
          <table:table-cell table:formula="of:=MAX((100-MAX([.M$5]+MIN([.$G31];0);0))*INT(([.$K31]-[.AB31])*[.$J31])/100;0)" office:value-type="float" office:value="7" calcext:value-type="float">
            <text:p>7</text:p>
          </table:table-cell>
          <table:table-cell table:formula="of:=MAX((100-MAX([.N$5]+MIN([.$G31];0);0))*INT(([.$K31]-[.AC31])*[.$J31])/100;0)" office:value-type="float" office:value="7" calcext:value-type="float">
            <text:p>7</text:p>
          </table:table-cell>
          <table:table-cell table:formula="of:=MAX((100-MAX([.O$5]+MIN([.$G31];0);0))*INT(([.$K31]-[.AD31])*[.$J31])/100;0)" office:value-type="float" office:value="5" calcext:value-type="float">
            <text:p>5</text:p>
          </table:table-cell>
          <table:table-cell table:formula="of:=MAX((100-MAX([.P$5]+MIN([.$G31];0);0))*INT(([.$K31]-[.AE31])*[.$J31])/100;0)" office:value-type="float" office:value="4" calcext:value-type="float">
            <text:p>4</text:p>
          </table:table-cell>
          <table:table-cell table:formula="of:=MAX((100-MAX([.Q$5]+MIN([.$G31];0);0))*INT(([.$K31]-[.AF31])*[.$J31])/100;0)" office:value-type="float" office:value="4" calcext:value-type="float">
            <text:p>4</text:p>
          </table:table-cell>
          <table:table-cell table:formula="of:=MAX((100-MAX([.R$5]+MIN([.$G31];0);0))*INT(([.$K31]-[.AG31])*[.$J31])/100;0)" office:value-type="float" office:value="2" calcext:value-type="float">
            <text:p>2</text:p>
          </table:table-cell>
          <table:table-cell table:formula="of:=MAX((100-MAX([.S$5]+MIN([.$G31];0);0))*INT(([.$K31]-[.AH31])*[.$J31])/100;0)" office:value-type="float" office:value="0" calcext:value-type="float">
            <text:p>0</text:p>
          </table:table-cell>
          <table:table-cell table:formula="of:=MAX((100-MAX([.T$5]+MIN([.$G31];0);0))*INT(([.$K31]-[.AI31])*[.$J31])/100;0)" office:value-type="float" office:value="0" calcext:value-type="float">
            <text:p>0</text:p>
          </table:table-cell>
          <table:table-cell table:formula="of:=MAX((100-MAX([.U$5]+MIN([.$G31];0);0))*INT(([.$K31]-[.AJ31])*[.$J31])/100;0)" office:value-type="float" office:value="0" calcext:value-type="float">
            <text:p>0</text:p>
          </table:table-cell>
          <table:table-cell table:formula="of:=MAX((100-MAX([.V$5]+MIN([.$G31];0);0))*INT(([.$K31]-[.AK31])*[.$J31])/100;0)" office:value-type="float" office:value="3" calcext:value-type="float">
            <text:p>3</text:p>
          </table:table-cell>
          <table:table-cell table:formula="of:=MAX((100-MAX([.W$5]+MIN([.$G31];0);0))*INT(([.$K31]-[.AL31])*[.$J31])/100;0)" office:value-type="float" office:value="3" calcext:value-type="float">
            <text:p>3</text:p>
          </table:table-cell>
          <table:table-cell table:formula="of:=MAX((100-MAX([.X$5]+MIN([.$G31];0);0))*INT(([.$K31]-[.AM31])*[.$J31])/100;0)" office:value-type="float" office:value="0.9" calcext:value-type="float">
            <text:p>1</text:p>
          </table:table-cell>
          <table:table-cell table:number-columns-repeated="3"/>
          <table:table-cell table:formula="of:=MAX([.M$4]*IF([.$E31];0.2;1)*(100+[.$G31]*IF([.$G31]&gt;0;[.$C$1];[.$C$2]))/100; 0)" office:value-type="float" office:value="0" calcext:value-type="float">
            <text:p>0</text:p>
          </table:table-cell>
          <table:table-cell table:formula="of:=MAX([.N$4]*IF([.$E31];0.2;1)*(100+[.$G31]*IF([.$G31]&gt;0;[.$C$1];[.$C$2]))/100; 0)" office:value-type="float" office:value="0" calcext:value-type="float">
            <text:p>0</text:p>
          </table:table-cell>
          <table:table-cell table:formula="of:=MAX([.O$4]*IF([.$E31];0.2;1)*(100+[.$G31]*IF([.$G31]&gt;0;[.$C$1];[.$C$2]))/100; 0)" office:value-type="float" office:value="1.2" calcext:value-type="float">
            <text:p>1</text:p>
          </table:table-cell>
          <table:table-cell table:formula="of:=MAX([.P$4]*IF([.$E31];0.2;1)*(100+[.$G31]*IF([.$G31]&gt;0;[.$C$1];[.$C$2]))/100; 0)" office:value-type="float" office:value="2.4" calcext:value-type="float">
            <text:p>2</text:p>
          </table:table-cell>
          <table:table-cell table:formula="of:=MAX([.Q$4]*IF([.$E31];0.2;1)*(100+[.$G31]*IF([.$G31]&gt;0;[.$C$1];[.$C$2]))/100; 0)" office:value-type="float" office:value="3" calcext:value-type="float">
            <text:p>3</text:p>
          </table:table-cell>
          <table:table-cell table:formula="of:=MAX([.R$4]*IF([.$E31];0.2;1)*(100+[.$G31]*IF([.$G31]&gt;0;[.$C$1];[.$C$2]))/100; 0)" office:value-type="float" office:value="4.8" calcext:value-type="float">
            <text:p>5</text:p>
          </table:table-cell>
          <table:table-cell table:formula="of:=MAX([.S$4]*IF([.$E31];0.2;1)*(100+[.$G31]*IF([.$G31]&gt;0;[.$C$1];[.$C$2]))/100; 0)" office:value-type="float" office:value="7.2" calcext:value-type="float">
            <text:p>7</text:p>
          </table:table-cell>
          <table:table-cell table:formula="of:=MAX([.T$4]*IF([.$E31];0.2;1)*(100+[.$G31]*IF([.$G31]&gt;0;[.$C$1];[.$C$2]))/100; 0)" office:value-type="float" office:value="9" calcext:value-type="float">
            <text:p>9</text:p>
          </table:table-cell>
          <table:table-cell table:formula="of:=MAX([.U$4]*IF([.$E31];0.2;1)*(100+[.$G31]*IF([.$G31]&gt;0;[.$C$1];[.$C$2]))/100; 0)" office:value-type="float" office:value="12" calcext:value-type="float">
            <text:p>12</text:p>
          </table:table-cell>
          <table:table-cell table:formula="of:=MAX([.V$4]*IF([.$E31];0.2;1)*(100+[.$G31]*IF([.$G31]&gt;0;[.$C$1];[.$C$2]))/100; 0)" office:value-type="float" office:value="3.6" calcext:value-type="float">
            <text:p>4</text:p>
          </table:table-cell>
          <table:table-cell table:formula="of:=MAX([.W$4]*IF([.$E31];0.2;1)*(100+[.$G31]*IF([.$G31]&gt;0;[.$C$1];[.$C$2]))/100; 0)" office:value-type="float" office:value="3.6" calcext:value-type="float">
            <text:p>4</text:p>
          </table:table-cell>
          <table:table-cell table:formula="of:=MAX([.X$4]*IF([.$E31];0.2;1)*(100+[.$G31]*IF([.$G31]&gt;0;[.$C$1];[.$C$2]))/100; 0)" office:value-type="float" office:value="6" calcext:value-type="float">
            <text:p>6</text:p>
          </table:table-cell>
          <table:table-cell table:formula="of:=MAX([.Y$4]*IF([.$E31];0.2;1)*(100+[.$G31]*IF([.$G31]&gt;0;[.$C$1];[.$C$2]))/100; 0)" office:value-type="float" office:value="0" calcext:value-type="float">
            <text:p>0</text:p>
          </table:table-cell>
          <table:table-cell table:formula="of:=MAX([.Z$4]*IF([.$E31];0.2;1)*(100+[.$G31]*IF([.$G31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2];[$'EcCo ammo'.$A$6:$'EcCo ammo'.$A$37];[$'EcCo ammo'.F$6:$'EcCo ammo'.F$37])" office:value-type="float" office:value="10" calcext:value-type="float">
            <text:p>10</text:p>
          </table:table-cell>
          <table:table-cell table:formula="of:=FLOOR(LOOKUP([.$B32];[$'EcCo ammo'.$A$6:$'EcCo ammo'.$A$37];[$'EcCo ammo'.G$6:$'EcCo ammo'.G$37]))" office:value-type="float" office:value="25" calcext:value-type="float">
            <text:p>25</text:p>
          </table:table-cell>
          <table:table-cell table:formula="of:=LOOKUP([.$B32];[$'EcCo ammo'.$A$6:$'EcCo ammo'.$A$37];[$'EcCo ammo'.I$6:$'EcCo ammo'.I$37])" office:value-type="float" office:value="3" calcext:value-type="float">
            <text:p>3</text:p>
          </table:table-cell>
          <table:table-cell table:formula="of:=LOOKUP([.$B32];[$'EcCo ammo'.$A$6:$'EcCo ammo'.$A$37];[$'EcCo ammo'.J$6:$'EcCo ammo'.J$37])" office:value-type="float" office:value="2" calcext:value-type="float">
            <text:p>2</text:p>
          </table:table-cell>
          <table:table-cell table:formula="of:=[.H32]/[.I32]" office:value-type="float" office:value="1.5" calcext:value-type="float">
            <text:p>1.50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formula="of:=MAX((100-MAX([.M$5]+MIN([.$G32];0);0))*INT(([.$K32]-[.AB32])*[.$J32])/100;0)" office:value-type="float" office:value="13" calcext:value-type="float">
            <text:p>13</text:p>
          </table:table-cell>
          <table:table-cell table:formula="of:=MAX((100-MAX([.N$5]+MIN([.$G32];0);0))*INT(([.$K32]-[.AC32])*[.$J32])/100;0)" office:value-type="float" office:value="10.4" calcext:value-type="float">
            <text:p>10</text:p>
          </table:table-cell>
          <table:table-cell table:formula="of:=MAX((100-MAX([.O$5]+MIN([.$G32];0);0))*INT(([.$K32]-[.AD32])*[.$J32])/100;0)" office:value-type="float" office:value="7.5" calcext:value-type="float">
            <text:p>8</text:p>
          </table:table-cell>
          <table:table-cell table:formula="of:=MAX((100-MAX([.P$5]+MIN([.$G32];0);0))*INT(([.$K32]-[.AE32])*[.$J32])/100;0)" office:value-type="float" office:value="4.9" calcext:value-type="float">
            <text:p>5</text:p>
          </table:table-cell>
          <table:table-cell table:formula="of:=MAX((100-MAX([.Q$5]+MIN([.$G32];0);0))*INT(([.$K32]-[.AF32])*[.$J32])/100;0)" office:value-type="float" office:value="3.6" calcext:value-type="float">
            <text:p>4</text:p>
          </table:table-cell>
          <table:table-cell table:formula="of:=MAX((100-MAX([.R$5]+MIN([.$G32];0);0))*INT(([.$K32]-[.AG32])*[.$J32])/100;0)" office:value-type="float" office:value="0.6" calcext:value-type="float">
            <text:p>1</text:p>
          </table:table-cell>
          <table:table-cell table:formula="of:=MAX((100-MAX([.S$5]+MIN([.$G32];0);0))*INT(([.$K32]-[.AH32])*[.$J32])/100;0)" office:value-type="float" office:value="0" calcext:value-type="float">
            <text:p>0</text:p>
          </table:table-cell>
          <table:table-cell table:formula="of:=MAX((100-MAX([.T$5]+MIN([.$G32];0);0))*INT(([.$K32]-[.AI32])*[.$J32])/100;0)" office:value-type="float" office:value="0" calcext:value-type="float">
            <text:p>0</text:p>
          </table:table-cell>
          <table:table-cell table:formula="of:=MAX((100-MAX([.U$5]+MIN([.$G32];0);0))*INT(([.$K32]-[.AJ32])*[.$J32])/100;0)" office:value-type="float" office:value="0" calcext:value-type="float">
            <text:p>0</text:p>
          </table:table-cell>
          <table:table-cell table:formula="of:=MAX((100-MAX([.V$5]+MIN([.$G32];0);0))*INT(([.$K32]-[.AK32])*[.$J32])/100;0)" office:value-type="float" office:value="2.4" calcext:value-type="float">
            <text:p>2</text:p>
          </table:table-cell>
          <table:table-cell table:formula="of:=MAX((100-MAX([.W$5]+MIN([.$G32];0);0))*INT(([.$K32]-[.AL32])*[.$J32])/100;0)" office:value-type="float" office:value="3" calcext:value-type="float">
            <text:p>3</text:p>
          </table:table-cell>
          <table:table-cell table:formula="of:=MAX((100-MAX([.X$5]+MIN([.$G32];0);0))*INT(([.$K32]-[.AM32])*[.$J32])/100;0)" office:value-type="float" office:value="0" calcext:value-type="float">
            <text:p>0</text:p>
          </table:table-cell>
          <table:table-cell table:number-columns-repeated="3"/>
          <table:table-cell table:formula="of:=MAX([.M$4]*IF([.$E32];0.2;1)*(100+[.$G32]*IF([.$G32]&gt;0;[.$C$1];[.$C$2]))/100; 0)" office:value-type="float" office:value="0" calcext:value-type="float">
            <text:p>0</text:p>
          </table:table-cell>
          <table:table-cell table:formula="of:=MAX([.N$4]*IF([.$E32];0.2;1)*(100+[.$G32]*IF([.$G32]&gt;0;[.$C$1];[.$C$2]))/100; 0)" office:value-type="float" office:value="0" calcext:value-type="float">
            <text:p>0</text:p>
          </table:table-cell>
          <table:table-cell table:formula="of:=MAX([.O$4]*IF([.$E32];0.2;1)*(100+[.$G32]*IF([.$G32]&gt;0;[.$C$1];[.$C$2]))/100; 0)" office:value-type="float" office:value="2" calcext:value-type="float">
            <text:p>2</text:p>
          </table:table-cell>
          <table:table-cell table:formula="of:=MAX([.P$4]*IF([.$E32];0.2;1)*(100+[.$G32]*IF([.$G32]&gt;0;[.$C$1];[.$C$2]))/100; 0)" office:value-type="float" office:value="4" calcext:value-type="float">
            <text:p>4</text:p>
          </table:table-cell>
          <table:table-cell table:formula="of:=MAX([.Q$4]*IF([.$E32];0.2;1)*(100+[.$G32]*IF([.$G32]&gt;0;[.$C$1];[.$C$2]))/100; 0)" office:value-type="float" office:value="5" calcext:value-type="float">
            <text:p>5</text:p>
          </table:table-cell>
          <table:table-cell table:formula="of:=MAX([.R$4]*IF([.$E32];0.2;1)*(100+[.$G32]*IF([.$G32]&gt;0;[.$C$1];[.$C$2]))/100; 0)" office:value-type="float" office:value="8" calcext:value-type="float">
            <text:p>8</text:p>
          </table:table-cell>
          <table:table-cell table:formula="of:=MAX([.S$4]*IF([.$E32];0.2;1)*(100+[.$G32]*IF([.$G32]&gt;0;[.$C$1];[.$C$2]))/100; 0)" office:value-type="float" office:value="12" calcext:value-type="float">
            <text:p>12</text:p>
          </table:table-cell>
          <table:table-cell table:formula="of:=MAX([.T$4]*IF([.$E32];0.2;1)*(100+[.$G32]*IF([.$G32]&gt;0;[.$C$1];[.$C$2]))/100; 0)" office:value-type="float" office:value="15" calcext:value-type="float">
            <text:p>15</text:p>
          </table:table-cell>
          <table:table-cell table:formula="of:=MAX([.U$4]*IF([.$E32];0.2;1)*(100+[.$G32]*IF([.$G32]&gt;0;[.$C$1];[.$C$2]))/100; 0)" office:value-type="float" office:value="20" calcext:value-type="float">
            <text:p>20</text:p>
          </table:table-cell>
          <table:table-cell table:formula="of:=MAX([.V$4]*IF([.$E32];0.2;1)*(100+[.$G32]*IF([.$G32]&gt;0;[.$C$1];[.$C$2]))/100; 0)" office:value-type="float" office:value="6" calcext:value-type="float">
            <text:p>6</text:p>
          </table:table-cell>
          <table:table-cell table:formula="of:=MAX([.W$4]*IF([.$E32];0.2;1)*(100+[.$G32]*IF([.$G32]&gt;0;[.$C$1];[.$C$2]))/100; 0)" office:value-type="float" office:value="6" calcext:value-type="float">
            <text:p>6</text:p>
          </table:table-cell>
          <table:table-cell table:formula="of:=MAX([.X$4]*IF([.$E32];0.2;1)*(100+[.$G32]*IF([.$G32]&gt;0;[.$C$1];[.$C$2]))/100; 0)" office:value-type="float" office:value="10" calcext:value-type="float">
            <text:p>10</text:p>
          </table:table-cell>
          <table:table-cell table:formula="of:=MAX([.Y$4]*IF([.$E32];0.2;1)*(100+[.$G32]*IF([.$G32]&gt;0;[.$C$1];[.$C$2]))/100; 0)" office:value-type="float" office:value="0" calcext:value-type="float">
            <text:p>0</text:p>
          </table:table-cell>
          <table:table-cell table:formula="of:=MAX([.Z$4]*IF([.$E32];0.2;1)*(100+[.$G32]*IF([.$G32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3];[$'EcCo ammo'.$A$6:$'EcCo ammo'.$A$37];[$'EcCo ammo'.G$6:$'EcCo ammo'.G$37]))" office:value-type="float" office:value="-40" calcext:value-type="float">
            <text:p>-40</text:p>
          </table:table-cell>
          <table:table-cell table:formula="of:=LOOKUP([.$B33];[$'EcCo ammo'.$A$6:$'EcCo ammo'.$A$37];[$'EcCo ammo'.I$6:$'EcCo ammo'.I$37])" office:value-type="float" office:value="1" calcext:value-type="float">
            <text:p>1</text:p>
          </table:table-cell>
          <table:table-cell table:formula="of:=LOOKUP([.$B33];[$'EcCo ammo'.$A$6:$'EcCo ammo'.$A$37];[$'EcCo ammo'.J$6:$'EcCo ammo'.J$37])" office:value-type="float" office:value="1" calcext:value-type="float">
            <text:p>1</text:p>
          </table:table-cell>
          <table:table-cell table:formula="of:=[.H33]/[.I33]" office:value-type="float" office:value="1" calcext:value-type="float">
            <text:p>1.00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formula="of:=MAX((100-MAX([.M$5]+MIN([.$G33];0);0))*INT(([.$K33]-[.AB33])*[.$J33])/100;0)" office:value-type="float" office:value="9" calcext:value-type="float">
            <text:p>9</text:p>
          </table:table-cell>
          <table:table-cell table:formula="of:=MAX((100-MAX([.N$5]+MIN([.$G33];0);0))*INT(([.$K33]-[.AC33])*[.$J33])/100;0)" office:value-type="float" office:value="9" calcext:value-type="float">
            <text:p>9</text:p>
          </table:table-cell>
          <table:table-cell table:formula="of:=MAX((100-MAX([.O$5]+MIN([.$G33];0);0))*INT(([.$K33]-[.AD33])*[.$J33])/100;0)" office:value-type="float" office:value="7" calcext:value-type="float">
            <text:p>7</text:p>
          </table:table-cell>
          <table:table-cell table:formula="of:=MAX((100-MAX([.P$5]+MIN([.$G33];0);0))*INT(([.$K33]-[.AE33])*[.$J33])/100;0)" office:value-type="float" office:value="6" calcext:value-type="float">
            <text:p>6</text:p>
          </table:table-cell>
          <table:table-cell table:formula="of:=MAX((100-MAX([.Q$5]+MIN([.$G33];0);0))*INT(([.$K33]-[.AF33])*[.$J33])/100;0)" office:value-type="float" office:value="6" calcext:value-type="float">
            <text:p>6</text:p>
          </table:table-cell>
          <table:table-cell table:formula="of:=MAX((100-MAX([.R$5]+MIN([.$G33];0);0))*INT(([.$K33]-[.AG33])*[.$J33])/100;0)" office:value-type="float" office:value="4" calcext:value-type="float">
            <text:p>4</text:p>
          </table:table-cell>
          <table:table-cell table:formula="of:=MAX((100-MAX([.S$5]+MIN([.$G33];0);0))*INT(([.$K33]-[.AH33])*[.$J33])/100;0)" office:value-type="float" office:value="1" calcext:value-type="float">
            <text:p>1</text:p>
          </table:table-cell>
          <table:table-cell table:formula="of:=MAX((100-MAX([.T$5]+MIN([.$G33];0);0))*INT(([.$K33]-[.AI33])*[.$J33])/100;0)" office:value-type="float" office:value="0" calcext:value-type="float">
            <text:p>0</text:p>
          </table:table-cell>
          <table:table-cell table:formula="of:=MAX((100-MAX([.U$5]+MIN([.$G33];0);0))*INT(([.$K33]-[.AJ33])*[.$J33])/100;0)" office:value-type="float" office:value="0" calcext:value-type="float">
            <text:p>0</text:p>
          </table:table-cell>
          <table:table-cell table:formula="of:=MAX((100-MAX([.V$5]+MIN([.$G33];0);0))*INT(([.$K33]-[.AK33])*[.$J33])/100;0)" office:value-type="float" office:value="5" calcext:value-type="float">
            <text:p>5</text:p>
          </table:table-cell>
          <table:table-cell table:formula="of:=MAX((100-MAX([.W$5]+MIN([.$G33];0);0))*INT(([.$K33]-[.AL33])*[.$J33])/100;0)" office:value-type="float" office:value="5" calcext:value-type="float">
            <text:p>5</text:p>
          </table:table-cell>
          <table:table-cell table:formula="of:=MAX((100-MAX([.X$5]+MIN([.$G33];0);0))*INT(([.$K33]-[.AM33])*[.$J33])/100;0)" office:value-type="float" office:value="2.7" calcext:value-type="float">
            <text:p>3</text:p>
          </table:table-cell>
          <table:table-cell table:number-columns-repeated="3"/>
          <table:table-cell table:formula="of:=MAX([.M$4]*IF([.$E33];0.2;1)*(100+[.$G33]*IF([.$G33]&gt;0;[.$C$1];[.$C$2]))/100; 0)" office:value-type="float" office:value="0" calcext:value-type="float">
            <text:p>0</text:p>
          </table:table-cell>
          <table:table-cell table:formula="of:=MAX([.N$4]*IF([.$E33];0.2;1)*(100+[.$G33]*IF([.$G33]&gt;0;[.$C$1];[.$C$2]))/100; 0)" office:value-type="float" office:value="0" calcext:value-type="float">
            <text:p>0</text:p>
          </table:table-cell>
          <table:table-cell table:formula="of:=MAX([.O$4]*IF([.$E33];0.2;1)*(100+[.$G33]*IF([.$G33]&gt;0;[.$C$1];[.$C$2]))/100; 0)" office:value-type="float" office:value="1.2" calcext:value-type="float">
            <text:p>1</text:p>
          </table:table-cell>
          <table:table-cell table:formula="of:=MAX([.P$4]*IF([.$E33];0.2;1)*(100+[.$G33]*IF([.$G33]&gt;0;[.$C$1];[.$C$2]))/100; 0)" office:value-type="float" office:value="2.4" calcext:value-type="float">
            <text:p>2</text:p>
          </table:table-cell>
          <table:table-cell table:formula="of:=MAX([.Q$4]*IF([.$E33];0.2;1)*(100+[.$G33]*IF([.$G33]&gt;0;[.$C$1];[.$C$2]))/100; 0)" office:value-type="float" office:value="3" calcext:value-type="float">
            <text:p>3</text:p>
          </table:table-cell>
          <table:table-cell table:formula="of:=MAX([.R$4]*IF([.$E33];0.2;1)*(100+[.$G33]*IF([.$G33]&gt;0;[.$C$1];[.$C$2]))/100; 0)" office:value-type="float" office:value="4.8" calcext:value-type="float">
            <text:p>5</text:p>
          </table:table-cell>
          <table:table-cell table:formula="of:=MAX([.S$4]*IF([.$E33];0.2;1)*(100+[.$G33]*IF([.$G33]&gt;0;[.$C$1];[.$C$2]))/100; 0)" office:value-type="float" office:value="7.2" calcext:value-type="float">
            <text:p>7</text:p>
          </table:table-cell>
          <table:table-cell table:formula="of:=MAX([.T$4]*IF([.$E33];0.2;1)*(100+[.$G33]*IF([.$G33]&gt;0;[.$C$1];[.$C$2]))/100; 0)" office:value-type="float" office:value="9" calcext:value-type="float">
            <text:p>9</text:p>
          </table:table-cell>
          <table:table-cell table:formula="of:=MAX([.U$4]*IF([.$E33];0.2;1)*(100+[.$G33]*IF([.$G33]&gt;0;[.$C$1];[.$C$2]))/100; 0)" office:value-type="float" office:value="12" calcext:value-type="float">
            <text:p>12</text:p>
          </table:table-cell>
          <table:table-cell table:formula="of:=MAX([.V$4]*IF([.$E33];0.2;1)*(100+[.$G33]*IF([.$G33]&gt;0;[.$C$1];[.$C$2]))/100; 0)" office:value-type="float" office:value="3.6" calcext:value-type="float">
            <text:p>4</text:p>
          </table:table-cell>
          <table:table-cell table:formula="of:=MAX([.W$4]*IF([.$E33];0.2;1)*(100+[.$G33]*IF([.$G33]&gt;0;[.$C$1];[.$C$2]))/100; 0)" office:value-type="float" office:value="3.6" calcext:value-type="float">
            <text:p>4</text:p>
          </table:table-cell>
          <table:table-cell table:formula="of:=MAX([.X$4]*IF([.$E33];0.2;1)*(100+[.$G33]*IF([.$G33]&gt;0;[.$C$1];[.$C$2]))/100; 0)" office:value-type="float" office:value="6" calcext:value-type="float">
            <text:p>6</text:p>
          </table:table-cell>
          <table:table-cell table:formula="of:=MAX([.Y$4]*IF([.$E33];0.2;1)*(100+[.$G33]*IF([.$G33]&gt;0;[.$C$1];[.$C$2]))/100; 0)" office:value-type="float" office:value="0" calcext:value-type="float">
            <text:p>0</text:p>
          </table:table-cell>
          <table:table-cell table:formula="of:=MAX([.Z$4]*IF([.$E33];0.2;1)*(100+[.$G33]*IF([.$G33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4];[$'EcCo ammo'.$A$6:$'EcCo ammo'.$A$37];[$'EcCo ammo'.F$6:$'EcCo ammo'.F$37])" office:value-type="float" office:value="10" calcext:value-type="float">
            <text:p>10</text:p>
          </table:table-cell>
          <table:table-cell table:formula="of:=FLOOR(LOOKUP([.$B34];[$'EcCo ammo'.$A$6:$'EcCo ammo'.$A$37];[$'EcCo ammo'.G$6:$'EcCo ammo'.G$37]))" office:value-type="float" office:value="25" calcext:value-type="float">
            <text:p>25</text:p>
          </table:table-cell>
          <table:table-cell table:formula="of:=LOOKUP([.$B34];[$'EcCo ammo'.$A$6:$'EcCo ammo'.$A$37];[$'EcCo ammo'.I$6:$'EcCo ammo'.I$37])" office:value-type="float" office:value="3" calcext:value-type="float">
            <text:p>3</text:p>
          </table:table-cell>
          <table:table-cell table:formula="of:=LOOKUP([.$B34];[$'EcCo ammo'.$A$6:$'EcCo ammo'.$A$37];[$'EcCo ammo'.J$6:$'EcCo ammo'.J$37])" office:value-type="float" office:value="2" calcext:value-type="float">
            <text:p>2</text:p>
          </table:table-cell>
          <table:table-cell table:formula="of:=[.H34]/[.I34]" office:value-type="float" office:value="1.5" calcext:value-type="float">
            <text:p>1.50</text:p>
          </table:table-cell>
          <table:table-cell table:formula="of:=ROUND(AVERAGE([.C34];[.D34]))" office:value-type="float" office:value="10" calcext:value-type="float">
            <text:p>10</text:p>
          </table:table-cell>
          <table:table-cell/>
          <table:table-cell table:formula="of:=MAX((100-MAX([.M$5]+MIN([.$G34];0);0))*INT(([.$K34]-[.AB34])*[.$J34])/100;0)" office:value-type="float" office:value="15" calcext:value-type="float">
            <text:p>15</text:p>
          </table:table-cell>
          <table:table-cell table:formula="of:=MAX((100-MAX([.N$5]+MIN([.$G34];0);0))*INT(([.$K34]-[.AC34])*[.$J34])/100;0)" office:value-type="float" office:value="12" calcext:value-type="float">
            <text:p>12</text:p>
          </table:table-cell>
          <table:table-cell table:formula="of:=MAX((100-MAX([.O$5]+MIN([.$G34];0);0))*INT(([.$K34]-[.AD34])*[.$J34])/100;0)" office:value-type="float" office:value="9" calcext:value-type="float">
            <text:p>9</text:p>
          </table:table-cell>
          <table:table-cell table:formula="of:=MAX((100-MAX([.P$5]+MIN([.$G34];0);0))*INT(([.$K34]-[.AE34])*[.$J34])/100;0)" office:value-type="float" office:value="6.3" calcext:value-type="float">
            <text:p>6</text:p>
          </table:table-cell>
          <table:table-cell table:formula="of:=MAX((100-MAX([.Q$5]+MIN([.$G34];0);0))*INT(([.$K34]-[.AF34])*[.$J34])/100;0)" office:value-type="float" office:value="4.2" calcext:value-type="float">
            <text:p>4</text:p>
          </table:table-cell>
          <table:table-cell table:formula="of:=MAX((100-MAX([.R$5]+MIN([.$G34];0);0))*INT(([.$K34]-[.AG34])*[.$J34])/100;0)" office:value-type="float" office:value="1.8" calcext:value-type="float">
            <text:p>2</text:p>
          </table:table-cell>
          <table:table-cell table:formula="of:=MAX((100-MAX([.S$5]+MIN([.$G34];0);0))*INT(([.$K34]-[.AH34])*[.$J34])/100;0)" office:value-type="float" office:value="0" calcext:value-type="float">
            <text:p>0</text:p>
          </table:table-cell>
          <table:table-cell table:formula="of:=MAX((100-MAX([.T$5]+MIN([.$G34];0);0))*INT(([.$K34]-[.AI34])*[.$J34])/100;0)" office:value-type="float" office:value="0" calcext:value-type="float">
            <text:p>0</text:p>
          </table:table-cell>
          <table:table-cell table:formula="of:=MAX((100-MAX([.U$5]+MIN([.$G34];0);0))*INT(([.$K34]-[.AJ34])*[.$J34])/100;0)" office:value-type="float" office:value="0" calcext:value-type="float">
            <text:p>0</text:p>
          </table:table-cell>
          <table:table-cell table:formula="of:=MAX((100-MAX([.V$5]+MIN([.$G34];0);0))*INT(([.$K34]-[.AK34])*[.$J34])/100;0)" office:value-type="float" office:value="3.6" calcext:value-type="float">
            <text:p>4</text:p>
          </table:table-cell>
          <table:table-cell table:formula="of:=MAX((100-MAX([.W$5]+MIN([.$G34];0);0))*INT(([.$K34]-[.AL34])*[.$J34])/100;0)" office:value-type="float" office:value="4.5" calcext:value-type="float">
            <text:p>5</text:p>
          </table:table-cell>
          <table:table-cell table:formula="of:=MAX((100-MAX([.X$5]+MIN([.$G34];0);0))*INT(([.$K34]-[.AM34])*[.$J34])/100;0)" office:value-type="float" office:value="0" calcext:value-type="float">
            <text:p>0</text:p>
          </table:table-cell>
          <table:table-cell table:number-columns-repeated="3"/>
          <table:table-cell table:formula="of:=MAX([.M$4]*IF([.$E34];0.2;1)*(100+[.$G34]*IF([.$G34]&gt;0;[.$C$1];[.$C$2]))/100; 0)" office:value-type="float" office:value="0" calcext:value-type="float">
            <text:p>0</text:p>
          </table:table-cell>
          <table:table-cell table:formula="of:=MAX([.N$4]*IF([.$E34];0.2;1)*(100+[.$G34]*IF([.$G34]&gt;0;[.$C$1];[.$C$2]))/100; 0)" office:value-type="float" office:value="0" calcext:value-type="float">
            <text:p>0</text:p>
          </table:table-cell>
          <table:table-cell table:formula="of:=MAX([.O$4]*IF([.$E34];0.2;1)*(100+[.$G34]*IF([.$G34]&gt;0;[.$C$1];[.$C$2]))/100; 0)" office:value-type="float" office:value="2" calcext:value-type="float">
            <text:p>2</text:p>
          </table:table-cell>
          <table:table-cell table:formula="of:=MAX([.P$4]*IF([.$E34];0.2;1)*(100+[.$G34]*IF([.$G34]&gt;0;[.$C$1];[.$C$2]))/100; 0)" office:value-type="float" office:value="4" calcext:value-type="float">
            <text:p>4</text:p>
          </table:table-cell>
          <table:table-cell table:formula="of:=MAX([.Q$4]*IF([.$E34];0.2;1)*(100+[.$G34]*IF([.$G34]&gt;0;[.$C$1];[.$C$2]))/100; 0)" office:value-type="float" office:value="5" calcext:value-type="float">
            <text:p>5</text:p>
          </table:table-cell>
          <table:table-cell table:formula="of:=MAX([.R$4]*IF([.$E34];0.2;1)*(100+[.$G34]*IF([.$G34]&gt;0;[.$C$1];[.$C$2]))/100; 0)" office:value-type="float" office:value="8" calcext:value-type="float">
            <text:p>8</text:p>
          </table:table-cell>
          <table:table-cell table:formula="of:=MAX([.S$4]*IF([.$E34];0.2;1)*(100+[.$G34]*IF([.$G34]&gt;0;[.$C$1];[.$C$2]))/100; 0)" office:value-type="float" office:value="12" calcext:value-type="float">
            <text:p>12</text:p>
          </table:table-cell>
          <table:table-cell table:formula="of:=MAX([.T$4]*IF([.$E34];0.2;1)*(100+[.$G34]*IF([.$G34]&gt;0;[.$C$1];[.$C$2]))/100; 0)" office:value-type="float" office:value="15" calcext:value-type="float">
            <text:p>15</text:p>
          </table:table-cell>
          <table:table-cell table:formula="of:=MAX([.U$4]*IF([.$E34];0.2;1)*(100+[.$G34]*IF([.$G34]&gt;0;[.$C$1];[.$C$2]))/100; 0)" office:value-type="float" office:value="20" calcext:value-type="float">
            <text:p>20</text:p>
          </table:table-cell>
          <table:table-cell table:formula="of:=MAX([.V$4]*IF([.$E34];0.2;1)*(100+[.$G34]*IF([.$G34]&gt;0;[.$C$1];[.$C$2]))/100; 0)" office:value-type="float" office:value="6" calcext:value-type="float">
            <text:p>6</text:p>
          </table:table-cell>
          <table:table-cell table:formula="of:=MAX([.W$4]*IF([.$E34];0.2;1)*(100+[.$G34]*IF([.$G34]&gt;0;[.$C$1];[.$C$2]))/100; 0)" office:value-type="float" office:value="6" calcext:value-type="float">
            <text:p>6</text:p>
          </table:table-cell>
          <table:table-cell table:formula="of:=MAX([.X$4]*IF([.$E34];0.2;1)*(100+[.$G34]*IF([.$G34]&gt;0;[.$C$1];[.$C$2]))/100; 0)" office:value-type="float" office:value="10" calcext:value-type="float">
            <text:p>10</text:p>
          </table:table-cell>
          <table:table-cell table:formula="of:=MAX([.Y$4]*IF([.$E34];0.2;1)*(100+[.$G34]*IF([.$G34]&gt;0;[.$C$1];[.$C$2]))/100; 0)" office:value-type="float" office:value="0" calcext:value-type="float">
            <text:p>0</text:p>
          </table:table-cell>
          <table:table-cell table:formula="of:=MAX([.Z$4]*IF([.$E34];0.2;1)*(100+[.$G34]*IF([.$G34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5];[$'EcCo ammo'.$A$6:$'EcCo ammo'.$A$37];[$'EcCo ammo'.G$6:$'EcCo ammo'.G$37]))" office:value-type="float" office:value="-40" calcext:value-type="float">
            <text:p>-40</text:p>
          </table:table-cell>
          <table:table-cell table:formula="of:=LOOKUP([.$B35];[$'EcCo ammo'.$A$6:$'EcCo ammo'.$A$37];[$'EcCo ammo'.I$6:$'EcCo ammo'.I$37])" office:value-type="float" office:value="1" calcext:value-type="float">
            <text:p>1</text:p>
          </table:table-cell>
          <table:table-cell table:formula="of:=LOOKUP([.$B35];[$'EcCo ammo'.$A$6:$'EcCo ammo'.$A$37];[$'EcCo ammo'.J$6:$'EcCo ammo'.J$37])" office:value-type="float" office:value="1" calcext:value-type="float">
            <text:p>1</text:p>
          </table:table-cell>
          <table:table-cell table:formula="of:=[.H35]/[.I35]" office:value-type="float" office:value="1" calcext:value-type="float">
            <text:p>1.00</text:p>
          </table:table-cell>
          <table:table-cell table:formula="of:=ROUND(AVERAGE([.C35];[.D35]))" office:value-type="float" office:value="10" calcext:value-type="float">
            <text:p>10</text:p>
          </table:table-cell>
          <table:table-cell/>
          <table:table-cell table:formula="of:=MAX((100-MAX([.M$5]+MIN([.$G35];0);0))*INT(([.$K35]-[.AB35])*[.$J35])/100;0)" office:value-type="float" office:value="10" calcext:value-type="float">
            <text:p>10</text:p>
          </table:table-cell>
          <table:table-cell table:formula="of:=MAX((100-MAX([.N$5]+MIN([.$G35];0);0))*INT(([.$K35]-[.AC35])*[.$J35])/100;0)" office:value-type="float" office:value="10" calcext:value-type="float">
            <text:p>10</text:p>
          </table:table-cell>
          <table:table-cell table:formula="of:=MAX((100-MAX([.O$5]+MIN([.$G35];0);0))*INT(([.$K35]-[.AD35])*[.$J35])/100;0)" office:value-type="float" office:value="8" calcext:value-type="float">
            <text:p>8</text:p>
          </table:table-cell>
          <table:table-cell table:formula="of:=MAX((100-MAX([.P$5]+MIN([.$G35];0);0))*INT(([.$K35]-[.AE35])*[.$J35])/100;0)" office:value-type="float" office:value="7" calcext:value-type="float">
            <text:p>7</text:p>
          </table:table-cell>
          <table:table-cell table:formula="of:=MAX((100-MAX([.Q$5]+MIN([.$G35];0);0))*INT(([.$K35]-[.AF35])*[.$J35])/100;0)" office:value-type="float" office:value="7" calcext:value-type="float">
            <text:p>7</text:p>
          </table:table-cell>
          <table:table-cell table:formula="of:=MAX((100-MAX([.R$5]+MIN([.$G35];0);0))*INT(([.$K35]-[.AG35])*[.$J35])/100;0)" office:value-type="float" office:value="5" calcext:value-type="float">
            <text:p>5</text:p>
          </table:table-cell>
          <table:table-cell table:formula="of:=MAX((100-MAX([.S$5]+MIN([.$G35];0);0))*INT(([.$K35]-[.AH35])*[.$J35])/100;0)" office:value-type="float" office:value="2" calcext:value-type="float">
            <text:p>2</text:p>
          </table:table-cell>
          <table:table-cell table:formula="of:=MAX((100-MAX([.T$5]+MIN([.$G35];0);0))*INT(([.$K35]-[.AI35])*[.$J35])/100;0)" office:value-type="float" office:value="0.85" calcext:value-type="float">
            <text:p>1</text:p>
          </table:table-cell>
          <table:table-cell table:formula="of:=MAX((100-MAX([.U$5]+MIN([.$G35];0);0))*INT(([.$K35]-[.AJ35])*[.$J35])/100;0)" office:value-type="float" office:value="0" calcext:value-type="float">
            <text:p>0</text:p>
          </table:table-cell>
          <table:table-cell table:formula="of:=MAX((100-MAX([.V$5]+MIN([.$G35];0);0))*INT(([.$K35]-[.AK35])*[.$J35])/100;0)" office:value-type="float" office:value="6" calcext:value-type="float">
            <text:p>6</text:p>
          </table:table-cell>
          <table:table-cell table:formula="of:=MAX((100-MAX([.W$5]+MIN([.$G35];0);0))*INT(([.$K35]-[.AL35])*[.$J35])/100;0)" office:value-type="float" office:value="6" calcext:value-type="float">
            <text:p>6</text:p>
          </table:table-cell>
          <table:table-cell table:formula="of:=MAX((100-MAX([.X$5]+MIN([.$G35];0);0))*INT(([.$K35]-[.AM35])*[.$J35])/100;0)" office:value-type="float" office:value="3.6" calcext:value-type="float">
            <text:p>4</text:p>
          </table:table-cell>
          <table:table-cell table:number-columns-repeated="3"/>
          <table:table-cell table:formula="of:=MAX([.M$4]*IF([.$E35];0.2;1)*(100+[.$G35]*IF([.$G35]&gt;0;[.$C$1];[.$C$2]))/100; 0)" office:value-type="float" office:value="0" calcext:value-type="float">
            <text:p>0</text:p>
          </table:table-cell>
          <table:table-cell table:formula="of:=MAX([.N$4]*IF([.$E35];0.2;1)*(100+[.$G35]*IF([.$G35]&gt;0;[.$C$1];[.$C$2]))/100; 0)" office:value-type="float" office:value="0" calcext:value-type="float">
            <text:p>0</text:p>
          </table:table-cell>
          <table:table-cell table:formula="of:=MAX([.O$4]*IF([.$E35];0.2;1)*(100+[.$G35]*IF([.$G35]&gt;0;[.$C$1];[.$C$2]))/100; 0)" office:value-type="float" office:value="1.2" calcext:value-type="float">
            <text:p>1</text:p>
          </table:table-cell>
          <table:table-cell table:formula="of:=MAX([.P$4]*IF([.$E35];0.2;1)*(100+[.$G35]*IF([.$G35]&gt;0;[.$C$1];[.$C$2]))/100; 0)" office:value-type="float" office:value="2.4" calcext:value-type="float">
            <text:p>2</text:p>
          </table:table-cell>
          <table:table-cell table:formula="of:=MAX([.Q$4]*IF([.$E35];0.2;1)*(100+[.$G35]*IF([.$G35]&gt;0;[.$C$1];[.$C$2]))/100; 0)" office:value-type="float" office:value="3" calcext:value-type="float">
            <text:p>3</text:p>
          </table:table-cell>
          <table:table-cell table:formula="of:=MAX([.R$4]*IF([.$E35];0.2;1)*(100+[.$G35]*IF([.$G35]&gt;0;[.$C$1];[.$C$2]))/100; 0)" office:value-type="float" office:value="4.8" calcext:value-type="float">
            <text:p>5</text:p>
          </table:table-cell>
          <table:table-cell table:formula="of:=MAX([.S$4]*IF([.$E35];0.2;1)*(100+[.$G35]*IF([.$G35]&gt;0;[.$C$1];[.$C$2]))/100; 0)" office:value-type="float" office:value="7.2" calcext:value-type="float">
            <text:p>7</text:p>
          </table:table-cell>
          <table:table-cell table:formula="of:=MAX([.T$4]*IF([.$E35];0.2;1)*(100+[.$G35]*IF([.$G35]&gt;0;[.$C$1];[.$C$2]))/100; 0)" office:value-type="float" office:value="9" calcext:value-type="float">
            <text:p>9</text:p>
          </table:table-cell>
          <table:table-cell table:formula="of:=MAX([.U$4]*IF([.$E35];0.2;1)*(100+[.$G35]*IF([.$G35]&gt;0;[.$C$1];[.$C$2]))/100; 0)" office:value-type="float" office:value="12" calcext:value-type="float">
            <text:p>12</text:p>
          </table:table-cell>
          <table:table-cell table:formula="of:=MAX([.V$4]*IF([.$E35];0.2;1)*(100+[.$G35]*IF([.$G35]&gt;0;[.$C$1];[.$C$2]))/100; 0)" office:value-type="float" office:value="3.6" calcext:value-type="float">
            <text:p>4</text:p>
          </table:table-cell>
          <table:table-cell table:formula="of:=MAX([.W$4]*IF([.$E35];0.2;1)*(100+[.$G35]*IF([.$G35]&gt;0;[.$C$1];[.$C$2]))/100; 0)" office:value-type="float" office:value="3.6" calcext:value-type="float">
            <text:p>4</text:p>
          </table:table-cell>
          <table:table-cell table:formula="of:=MAX([.X$4]*IF([.$E35];0.2;1)*(100+[.$G35]*IF([.$G35]&gt;0;[.$C$1];[.$C$2]))/100; 0)" office:value-type="float" office:value="6" calcext:value-type="float">
            <text:p>6</text:p>
          </table:table-cell>
          <table:table-cell table:formula="of:=MAX([.Y$4]*IF([.$E35];0.2;1)*(100+[.$G35]*IF([.$G35]&gt;0;[.$C$1];[.$C$2]))/100; 0)" office:value-type="float" office:value="0" calcext:value-type="float">
            <text:p>0</text:p>
          </table:table-cell>
          <table:table-cell table:formula="of:=MAX([.Z$4]*IF([.$E35];0.2;1)*(100+[.$G35]*IF([.$G35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6];[$'EcCo ammo'.$A$6:$'EcCo ammo'.$A$37];[$'EcCo ammo'.F$6:$'EcCo ammo'.F$37])" office:value-type="float" office:value="10" calcext:value-type="float">
            <text:p>10</text:p>
          </table:table-cell>
          <table:table-cell table:formula="of:=FLOOR(LOOKUP([.$B36];[$'EcCo ammo'.$A$6:$'EcCo ammo'.$A$37];[$'EcCo ammo'.G$6:$'EcCo ammo'.G$37]))" office:value-type="float" office:value="25" calcext:value-type="float">
            <text:p>25</text:p>
          </table:table-cell>
          <table:table-cell table:formula="of:=LOOKUP([.$B36];[$'EcCo ammo'.$A$6:$'EcCo ammo'.$A$37];[$'EcCo ammo'.I$6:$'EcCo ammo'.I$37])" office:value-type="float" office:value="3" calcext:value-type="float">
            <text:p>3</text:p>
          </table:table-cell>
          <table:table-cell table:formula="of:=LOOKUP([.$B36];[$'EcCo ammo'.$A$6:$'EcCo ammo'.$A$37];[$'EcCo ammo'.J$6:$'EcCo ammo'.J$37])" office:value-type="float" office:value="2" calcext:value-type="float">
            <text:p>2</text:p>
          </table:table-cell>
          <table:table-cell table:formula="of:=[.H36]/[.I36]" office:value-type="float" office:value="1.5" calcext:value-type="float">
            <text:p>1.50</text:p>
          </table:table-cell>
          <table:table-cell table:formula="of:=ROUND(AVERAGE([.C36];[.D36]))" office:value-type="float" office:value="11" calcext:value-type="float">
            <text:p>11</text:p>
          </table:table-cell>
          <table:table-cell/>
          <table:table-cell table:formula="of:=MAX((100-MAX([.M$5]+MIN([.$G36];0);0))*INT(([.$K36]-[.AB36])*[.$J36])/100;0)" office:value-type="float" office:value="16" calcext:value-type="float">
            <text:p>16</text:p>
          </table:table-cell>
          <table:table-cell table:formula="of:=MAX((100-MAX([.N$5]+MIN([.$G36];0);0))*INT(([.$K36]-[.AC36])*[.$J36])/100;0)" office:value-type="float" office:value="12.8" calcext:value-type="float">
            <text:p>13</text:p>
          </table:table-cell>
          <table:table-cell table:formula="of:=MAX((100-MAX([.O$5]+MIN([.$G36];0);0))*INT(([.$K36]-[.AD36])*[.$J36])/100;0)" office:value-type="float" office:value="9.75" calcext:value-type="float">
            <text:p>10</text:p>
          </table:table-cell>
          <table:table-cell table:formula="of:=MAX((100-MAX([.P$5]+MIN([.$G36];0);0))*INT(([.$K36]-[.AE36])*[.$J36])/100;0)" office:value-type="float" office:value="7" calcext:value-type="float">
            <text:p>7</text:p>
          </table:table-cell>
          <table:table-cell table:formula="of:=MAX((100-MAX([.Q$5]+MIN([.$G36];0);0))*INT(([.$K36]-[.AF36])*[.$J36])/100;0)" office:value-type="float" office:value="5.4" calcext:value-type="float">
            <text:p>5</text:p>
          </table:table-cell>
          <table:table-cell table:formula="of:=MAX((100-MAX([.R$5]+MIN([.$G36];0);0))*INT(([.$K36]-[.AG36])*[.$J36])/100;0)" office:value-type="float" office:value="2.4" calcext:value-type="float">
            <text:p>2</text:p>
          </table:table-cell>
          <table:table-cell table:formula="of:=MAX((100-MAX([.S$5]+MIN([.$G36];0);0))*INT(([.$K36]-[.AH36])*[.$J36])/100;0)" office:value-type="float" office:value="0" calcext:value-type="float">
            <text:p>0</text:p>
          </table:table-cell>
          <table:table-cell table:formula="of:=MAX((100-MAX([.T$5]+MIN([.$G36];0);0))*INT(([.$K36]-[.AI36])*[.$J36])/100;0)" office:value-type="float" office:value="0" calcext:value-type="float">
            <text:p>0</text:p>
          </table:table-cell>
          <table:table-cell table:formula="of:=MAX((100-MAX([.U$5]+MIN([.$G36];0);0))*INT(([.$K36]-[.AJ36])*[.$J36])/100;0)" office:value-type="float" office:value="0" calcext:value-type="float">
            <text:p>0</text:p>
          </table:table-cell>
          <table:table-cell table:formula="of:=MAX((100-MAX([.V$5]+MIN([.$G36];0);0))*INT(([.$K36]-[.AK36])*[.$J36])/100;0)" office:value-type="float" office:value="4.2" calcext:value-type="float">
            <text:p>4</text:p>
          </table:table-cell>
          <table:table-cell table:formula="of:=MAX((100-MAX([.W$5]+MIN([.$G36];0);0))*INT(([.$K36]-[.AL36])*[.$J36])/100;0)" office:value-type="float" office:value="5.25" calcext:value-type="float">
            <text:p>5</text:p>
          </table:table-cell>
          <table:table-cell table:formula="of:=MAX((100-MAX([.X$5]+MIN([.$G36];0);0))*INT(([.$K36]-[.AM36])*[.$J36])/100;0)" office:value-type="float" office:value="0.5" calcext:value-type="float">
            <text:p>1</text:p>
          </table:table-cell>
          <table:table-cell table:number-columns-repeated="3"/>
          <table:table-cell table:formula="of:=MAX([.M$4]*IF([.$E36];0.2;1)*(100+[.$G36]*IF([.$G36]&gt;0;[.$C$1];[.$C$2]))/100; 0)" office:value-type="float" office:value="0" calcext:value-type="float">
            <text:p>0</text:p>
          </table:table-cell>
          <table:table-cell table:formula="of:=MAX([.N$4]*IF([.$E36];0.2;1)*(100+[.$G36]*IF([.$G36]&gt;0;[.$C$1];[.$C$2]))/100; 0)" office:value-type="float" office:value="0" calcext:value-type="float">
            <text:p>0</text:p>
          </table:table-cell>
          <table:table-cell table:formula="of:=MAX([.O$4]*IF([.$E36];0.2;1)*(100+[.$G36]*IF([.$G36]&gt;0;[.$C$1];[.$C$2]))/100; 0)" office:value-type="float" office:value="2" calcext:value-type="float">
            <text:p>2</text:p>
          </table:table-cell>
          <table:table-cell table:formula="of:=MAX([.P$4]*IF([.$E36];0.2;1)*(100+[.$G36]*IF([.$G36]&gt;0;[.$C$1];[.$C$2]))/100; 0)" office:value-type="float" office:value="4" calcext:value-type="float">
            <text:p>4</text:p>
          </table:table-cell>
          <table:table-cell table:formula="of:=MAX([.Q$4]*IF([.$E36];0.2;1)*(100+[.$G36]*IF([.$G36]&gt;0;[.$C$1];[.$C$2]))/100; 0)" office:value-type="float" office:value="5" calcext:value-type="float">
            <text:p>5</text:p>
          </table:table-cell>
          <table:table-cell table:formula="of:=MAX([.R$4]*IF([.$E36];0.2;1)*(100+[.$G36]*IF([.$G36]&gt;0;[.$C$1];[.$C$2]))/100; 0)" office:value-type="float" office:value="8" calcext:value-type="float">
            <text:p>8</text:p>
          </table:table-cell>
          <table:table-cell table:formula="of:=MAX([.S$4]*IF([.$E36];0.2;1)*(100+[.$G36]*IF([.$G36]&gt;0;[.$C$1];[.$C$2]))/100; 0)" office:value-type="float" office:value="12" calcext:value-type="float">
            <text:p>12</text:p>
          </table:table-cell>
          <table:table-cell table:formula="of:=MAX([.T$4]*IF([.$E36];0.2;1)*(100+[.$G36]*IF([.$G36]&gt;0;[.$C$1];[.$C$2]))/100; 0)" office:value-type="float" office:value="15" calcext:value-type="float">
            <text:p>15</text:p>
          </table:table-cell>
          <table:table-cell table:formula="of:=MAX([.U$4]*IF([.$E36];0.2;1)*(100+[.$G36]*IF([.$G36]&gt;0;[.$C$1];[.$C$2]))/100; 0)" office:value-type="float" office:value="20" calcext:value-type="float">
            <text:p>20</text:p>
          </table:table-cell>
          <table:table-cell table:formula="of:=MAX([.V$4]*IF([.$E36];0.2;1)*(100+[.$G36]*IF([.$G36]&gt;0;[.$C$1];[.$C$2]))/100; 0)" office:value-type="float" office:value="6" calcext:value-type="float">
            <text:p>6</text:p>
          </table:table-cell>
          <table:table-cell table:formula="of:=MAX([.W$4]*IF([.$E36];0.2;1)*(100+[.$G36]*IF([.$G36]&gt;0;[.$C$1];[.$C$2]))/100; 0)" office:value-type="float" office:value="6" calcext:value-type="float">
            <text:p>6</text:p>
          </table:table-cell>
          <table:table-cell table:formula="of:=MAX([.X$4]*IF([.$E36];0.2;1)*(100+[.$G36]*IF([.$G36]&gt;0;[.$C$1];[.$C$2]))/100; 0)" office:value-type="float" office:value="10" calcext:value-type="float">
            <text:p>10</text:p>
          </table:table-cell>
          <table:table-cell table:formula="of:=MAX([.Y$4]*IF([.$E36];0.2;1)*(100+[.$G36]*IF([.$G36]&gt;0;[.$C$1];[.$C$2]))/100; 0)" office:value-type="float" office:value="0" calcext:value-type="float">
            <text:p>0</text:p>
          </table:table-cell>
          <table:table-cell table:formula="of:=MAX([.Z$4]*IF([.$E36];0.2;1)*(100+[.$G36]*IF([.$G36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7];[$'EcCo ammo'.$A$6:$'EcCo ammo'.$A$37];[$'EcCo ammo'.G$6:$'EcCo ammo'.G$37]))" office:value-type="float" office:value="-40" calcext:value-type="float">
            <text:p>-40</text:p>
          </table:table-cell>
          <table:table-cell table:formula="of:=LOOKUP([.$B37];[$'EcCo ammo'.$A$6:$'EcCo ammo'.$A$37];[$'EcCo ammo'.I$6:$'EcCo ammo'.I$37])" office:value-type="float" office:value="1" calcext:value-type="float">
            <text:p>1</text:p>
          </table:table-cell>
          <table:table-cell table:formula="of:=LOOKUP([.$B37];[$'EcCo ammo'.$A$6:$'EcCo ammo'.$A$37];[$'EcCo ammo'.J$6:$'EcCo ammo'.J$37])" office:value-type="float" office:value="1" calcext:value-type="float">
            <text:p>1</text:p>
          </table:table-cell>
          <table:table-cell table:formula="of:=[.H37]/[.I37]" office:value-type="float" office:value="1" calcext:value-type="float">
            <text:p>1.00</text:p>
          </table:table-cell>
          <table:table-cell table:formula="of:=ROUND(AVERAGE([.C37];[.D37]))" office:value-type="float" office:value="11" calcext:value-type="float">
            <text:p>11</text:p>
          </table:table-cell>
          <table:table-cell/>
          <table:table-cell table:formula="of:=MAX((100-MAX([.M$5]+MIN([.$G37];0);0))*INT(([.$K37]-[.AB37])*[.$J37])/100;0)" office:value-type="float" office:value="11" calcext:value-type="float">
            <text:p>11</text:p>
          </table:table-cell>
          <table:table-cell table:formula="of:=MAX((100-MAX([.N$5]+MIN([.$G37];0);0))*INT(([.$K37]-[.AC37])*[.$J37])/100;0)" office:value-type="float" office:value="11" calcext:value-type="float">
            <text:p>11</text:p>
          </table:table-cell>
          <table:table-cell table:formula="of:=MAX((100-MAX([.O$5]+MIN([.$G37];0);0))*INT(([.$K37]-[.AD37])*[.$J37])/100;0)" office:value-type="float" office:value="9" calcext:value-type="float">
            <text:p>9</text:p>
          </table:table-cell>
          <table:table-cell table:formula="of:=MAX((100-MAX([.P$5]+MIN([.$G37];0);0))*INT(([.$K37]-[.AE37])*[.$J37])/100;0)" office:value-type="float" office:value="8" calcext:value-type="float">
            <text:p>8</text:p>
          </table:table-cell>
          <table:table-cell table:formula="of:=MAX((100-MAX([.Q$5]+MIN([.$G37];0);0))*INT(([.$K37]-[.AF37])*[.$J37])/100;0)" office:value-type="float" office:value="8" calcext:value-type="float">
            <text:p>8</text:p>
          </table:table-cell>
          <table:table-cell table:formula="of:=MAX((100-MAX([.R$5]+MIN([.$G37];0);0))*INT(([.$K37]-[.AG37])*[.$J37])/100;0)" office:value-type="float" office:value="6" calcext:value-type="float">
            <text:p>6</text:p>
          </table:table-cell>
          <table:table-cell table:formula="of:=MAX((100-MAX([.S$5]+MIN([.$G37];0);0))*INT(([.$K37]-[.AH37])*[.$J37])/100;0)" office:value-type="float" office:value="3" calcext:value-type="float">
            <text:p>3</text:p>
          </table:table-cell>
          <table:table-cell table:formula="of:=MAX((100-MAX([.T$5]+MIN([.$G37];0);0))*INT(([.$K37]-[.AI37])*[.$J37])/100;0)" office:value-type="float" office:value="1.7" calcext:value-type="float">
            <text:p>2</text:p>
          </table:table-cell>
          <table:table-cell table:formula="of:=MAX((100-MAX([.U$5]+MIN([.$G37];0);0))*INT(([.$K37]-[.AJ37])*[.$J37])/100;0)" office:value-type="float" office:value="0" calcext:value-type="float">
            <text:p>0</text:p>
          </table:table-cell>
          <table:table-cell table:formula="of:=MAX((100-MAX([.V$5]+MIN([.$G37];0);0))*INT(([.$K37]-[.AK37])*[.$J37])/100;0)" office:value-type="float" office:value="7" calcext:value-type="float">
            <text:p>7</text:p>
          </table:table-cell>
          <table:table-cell table:formula="of:=MAX((100-MAX([.W$5]+MIN([.$G37];0);0))*INT(([.$K37]-[.AL37])*[.$J37])/100;0)" office:value-type="float" office:value="7" calcext:value-type="float">
            <text:p>7</text:p>
          </table:table-cell>
          <table:table-cell table:formula="of:=MAX((100-MAX([.X$5]+MIN([.$G37];0);0))*INT(([.$K37]-[.AM37])*[.$J37])/100;0)" office:value-type="float" office:value="4.5" calcext:value-type="float">
            <text:p>5</text:p>
          </table:table-cell>
          <table:table-cell table:number-columns-repeated="3"/>
          <table:table-cell table:formula="of:=MAX([.M$4]*IF([.$E37];0.2;1)*(100+[.$G37]*IF([.$G37]&gt;0;[.$C$1];[.$C$2]))/100; 0)" office:value-type="float" office:value="0" calcext:value-type="float">
            <text:p>0</text:p>
          </table:table-cell>
          <table:table-cell table:formula="of:=MAX([.N$4]*IF([.$E37];0.2;1)*(100+[.$G37]*IF([.$G37]&gt;0;[.$C$1];[.$C$2]))/100; 0)" office:value-type="float" office:value="0" calcext:value-type="float">
            <text:p>0</text:p>
          </table:table-cell>
          <table:table-cell table:formula="of:=MAX([.O$4]*IF([.$E37];0.2;1)*(100+[.$G37]*IF([.$G37]&gt;0;[.$C$1];[.$C$2]))/100; 0)" office:value-type="float" office:value="1.2" calcext:value-type="float">
            <text:p>1</text:p>
          </table:table-cell>
          <table:table-cell table:formula="of:=MAX([.P$4]*IF([.$E37];0.2;1)*(100+[.$G37]*IF([.$G37]&gt;0;[.$C$1];[.$C$2]))/100; 0)" office:value-type="float" office:value="2.4" calcext:value-type="float">
            <text:p>2</text:p>
          </table:table-cell>
          <table:table-cell table:formula="of:=MAX([.Q$4]*IF([.$E37];0.2;1)*(100+[.$G37]*IF([.$G37]&gt;0;[.$C$1];[.$C$2]))/100; 0)" office:value-type="float" office:value="3" calcext:value-type="float">
            <text:p>3</text:p>
          </table:table-cell>
          <table:table-cell table:formula="of:=MAX([.R$4]*IF([.$E37];0.2;1)*(100+[.$G37]*IF([.$G37]&gt;0;[.$C$1];[.$C$2]))/100; 0)" office:value-type="float" office:value="4.8" calcext:value-type="float">
            <text:p>5</text:p>
          </table:table-cell>
          <table:table-cell table:formula="of:=MAX([.S$4]*IF([.$E37];0.2;1)*(100+[.$G37]*IF([.$G37]&gt;0;[.$C$1];[.$C$2]))/100; 0)" office:value-type="float" office:value="7.2" calcext:value-type="float">
            <text:p>7</text:p>
          </table:table-cell>
          <table:table-cell table:formula="of:=MAX([.T$4]*IF([.$E37];0.2;1)*(100+[.$G37]*IF([.$G37]&gt;0;[.$C$1];[.$C$2]))/100; 0)" office:value-type="float" office:value="9" calcext:value-type="float">
            <text:p>9</text:p>
          </table:table-cell>
          <table:table-cell table:formula="of:=MAX([.U$4]*IF([.$E37];0.2;1)*(100+[.$G37]*IF([.$G37]&gt;0;[.$C$1];[.$C$2]))/100; 0)" office:value-type="float" office:value="12" calcext:value-type="float">
            <text:p>12</text:p>
          </table:table-cell>
          <table:table-cell table:formula="of:=MAX([.V$4]*IF([.$E37];0.2;1)*(100+[.$G37]*IF([.$G37]&gt;0;[.$C$1];[.$C$2]))/100; 0)" office:value-type="float" office:value="3.6" calcext:value-type="float">
            <text:p>4</text:p>
          </table:table-cell>
          <table:table-cell table:formula="of:=MAX([.W$4]*IF([.$E37];0.2;1)*(100+[.$G37]*IF([.$G37]&gt;0;[.$C$1];[.$C$2]))/100; 0)" office:value-type="float" office:value="3.6" calcext:value-type="float">
            <text:p>4</text:p>
          </table:table-cell>
          <table:table-cell table:formula="of:=MAX([.X$4]*IF([.$E37];0.2;1)*(100+[.$G37]*IF([.$G37]&gt;0;[.$C$1];[.$C$2]))/100; 0)" office:value-type="float" office:value="6" calcext:value-type="float">
            <text:p>6</text:p>
          </table:table-cell>
          <table:table-cell table:formula="of:=MAX([.Y$4]*IF([.$E37];0.2;1)*(100+[.$G37]*IF([.$G37]&gt;0;[.$C$1];[.$C$2]))/100; 0)" office:value-type="float" office:value="0" calcext:value-type="float">
            <text:p>0</text:p>
          </table:table-cell>
          <table:table-cell table:formula="of:=MAX([.Z$4]*IF([.$E37];0.2;1)*(100+[.$G37]*IF([.$G37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38];[$'EcCo ammo'.$A$6:$'EcCo ammo'.$A$37];[$'EcCo ammo'.F$6:$'EcCo ammo'.F$37])" office:value-type="float" office:value="10" calcext:value-type="float">
            <text:p>10</text:p>
          </table:table-cell>
          <table:table-cell table:formula="of:=FLOOR(LOOKUP([.$B38];[$'EcCo ammo'.$A$6:$'EcCo ammo'.$A$37];[$'EcCo ammo'.G$6:$'EcCo ammo'.G$37]))" office:value-type="float" office:value="25" calcext:value-type="float">
            <text:p>25</text:p>
          </table:table-cell>
          <table:table-cell table:formula="of:=LOOKUP([.$B38];[$'EcCo ammo'.$A$6:$'EcCo ammo'.$A$37];[$'EcCo ammo'.I$6:$'EcCo ammo'.I$37])" office:value-type="float" office:value="3" calcext:value-type="float">
            <text:p>3</text:p>
          </table:table-cell>
          <table:table-cell table:formula="of:=LOOKUP([.$B38];[$'EcCo ammo'.$A$6:$'EcCo ammo'.$A$37];[$'EcCo ammo'.J$6:$'EcCo ammo'.J$37])" office:value-type="float" office:value="2" calcext:value-type="float">
            <text:p>2</text:p>
          </table:table-cell>
          <table:table-cell table:formula="of:=[.H38]/[.I38]" office:value-type="float" office:value="1.5" calcext:value-type="float">
            <text:p>1.50</text:p>
          </table:table-cell>
          <table:table-cell table:formula="of:=ROUND(AVERAGE([.C38];[.D38]))" office:value-type="float" office:value="14" calcext:value-type="float">
            <text:p>14</text:p>
          </table:table-cell>
          <table:table-cell/>
          <table:table-cell table:formula="of:=MAX((100-MAX([.M$5]+MIN([.$G38];0);0))*INT(([.$K38]-[.AB38])*[.$J38])/100;0)" office:value-type="float" office:value="21" calcext:value-type="float">
            <text:p>21</text:p>
          </table:table-cell>
          <table:table-cell table:formula="of:=MAX((100-MAX([.N$5]+MIN([.$G38];0);0))*INT(([.$K38]-[.AC38])*[.$J38])/100;0)" office:value-type="float" office:value="16.8" calcext:value-type="float">
            <text:p>17</text:p>
          </table:table-cell>
          <table:table-cell table:formula="of:=MAX((100-MAX([.O$5]+MIN([.$G38];0);0))*INT(([.$K38]-[.AD38])*[.$J38])/100;0)" office:value-type="float" office:value="13.5" calcext:value-type="float">
            <text:p>14</text:p>
          </table:table-cell>
          <table:table-cell table:formula="of:=MAX((100-MAX([.P$5]+MIN([.$G38];0);0))*INT(([.$K38]-[.AE38])*[.$J38])/100;0)" office:value-type="float" office:value="10.5" calcext:value-type="float">
            <text:p>11</text:p>
          </table:table-cell>
          <table:table-cell table:formula="of:=MAX((100-MAX([.Q$5]+MIN([.$G38];0);0))*INT(([.$K38]-[.AF38])*[.$J38])/100;0)" office:value-type="float" office:value="7.8" calcext:value-type="float">
            <text:p>8</text:p>
          </table:table-cell>
          <table:table-cell table:formula="of:=MAX((100-MAX([.R$5]+MIN([.$G38];0);0))*INT(([.$K38]-[.AG38])*[.$J38])/100;0)" office:value-type="float" office:value="5.4" calcext:value-type="float">
            <text:p>5</text:p>
          </table:table-cell>
          <table:table-cell table:formula="of:=MAX((100-MAX([.S$5]+MIN([.$G38];0);0))*INT(([.$K38]-[.AH38])*[.$J38])/100;0)" office:value-type="float" office:value="1.8" calcext:value-type="float">
            <text:p>2</text:p>
          </table:table-cell>
          <table:table-cell table:formula="of:=MAX((100-MAX([.T$5]+MIN([.$G38];0);0))*INT(([.$K38]-[.AI38])*[.$J38])/100;0)" office:value-type="float" office:value="0" calcext:value-type="float">
            <text:p>0</text:p>
          </table:table-cell>
          <table:table-cell table:formula="of:=MAX((100-MAX([.U$5]+MIN([.$G38];0);0))*INT(([.$K38]-[.AJ38])*[.$J38])/100;0)" office:value-type="float" office:value="0" calcext:value-type="float">
            <text:p>0</text:p>
          </table:table-cell>
          <table:table-cell table:formula="of:=MAX((100-MAX([.V$5]+MIN([.$G38];0);0))*INT(([.$K38]-[.AK38])*[.$J38])/100;0)" office:value-type="float" office:value="7.2" calcext:value-type="float">
            <text:p>7</text:p>
          </table:table-cell>
          <table:table-cell table:formula="of:=MAX((100-MAX([.W$5]+MIN([.$G38];0);0))*INT(([.$K38]-[.AL38])*[.$J38])/100;0)" office:value-type="float" office:value="9" calcext:value-type="float">
            <text:p>9</text:p>
          </table:table-cell>
          <table:table-cell table:formula="of:=MAX((100-MAX([.X$5]+MIN([.$G38];0);0))*INT(([.$K38]-[.AM38])*[.$J38])/100;0)" office:value-type="float" office:value="3" calcext:value-type="float">
            <text:p>3</text:p>
          </table:table-cell>
          <table:table-cell table:number-columns-repeated="3"/>
          <table:table-cell table:formula="of:=MAX([.M$4]*IF([.$E38];0.2;1)*(100+[.$G38]*IF([.$G38]&gt;0;[.$C$1];[.$C$2]))/100; 0)" office:value-type="float" office:value="0" calcext:value-type="float">
            <text:p>0</text:p>
          </table:table-cell>
          <table:table-cell table:formula="of:=MAX([.N$4]*IF([.$E38];0.2;1)*(100+[.$G38]*IF([.$G38]&gt;0;[.$C$1];[.$C$2]))/100; 0)" office:value-type="float" office:value="0" calcext:value-type="float">
            <text:p>0</text:p>
          </table:table-cell>
          <table:table-cell table:formula="of:=MAX([.O$4]*IF([.$E38];0.2;1)*(100+[.$G38]*IF([.$G38]&gt;0;[.$C$1];[.$C$2]))/100; 0)" office:value-type="float" office:value="2" calcext:value-type="float">
            <text:p>2</text:p>
          </table:table-cell>
          <table:table-cell table:formula="of:=MAX([.P$4]*IF([.$E38];0.2;1)*(100+[.$G38]*IF([.$G38]&gt;0;[.$C$1];[.$C$2]))/100; 0)" office:value-type="float" office:value="4" calcext:value-type="float">
            <text:p>4</text:p>
          </table:table-cell>
          <table:table-cell table:formula="of:=MAX([.Q$4]*IF([.$E38];0.2;1)*(100+[.$G38]*IF([.$G38]&gt;0;[.$C$1];[.$C$2]))/100; 0)" office:value-type="float" office:value="5" calcext:value-type="float">
            <text:p>5</text:p>
          </table:table-cell>
          <table:table-cell table:formula="of:=MAX([.R$4]*IF([.$E38];0.2;1)*(100+[.$G38]*IF([.$G38]&gt;0;[.$C$1];[.$C$2]))/100; 0)" office:value-type="float" office:value="8" calcext:value-type="float">
            <text:p>8</text:p>
          </table:table-cell>
          <table:table-cell table:formula="of:=MAX([.S$4]*IF([.$E38];0.2;1)*(100+[.$G38]*IF([.$G38]&gt;0;[.$C$1];[.$C$2]))/100; 0)" office:value-type="float" office:value="12" calcext:value-type="float">
            <text:p>12</text:p>
          </table:table-cell>
          <table:table-cell table:formula="of:=MAX([.T$4]*IF([.$E38];0.2;1)*(100+[.$G38]*IF([.$G38]&gt;0;[.$C$1];[.$C$2]))/100; 0)" office:value-type="float" office:value="15" calcext:value-type="float">
            <text:p>15</text:p>
          </table:table-cell>
          <table:table-cell table:formula="of:=MAX([.U$4]*IF([.$E38];0.2;1)*(100+[.$G38]*IF([.$G38]&gt;0;[.$C$1];[.$C$2]))/100; 0)" office:value-type="float" office:value="20" calcext:value-type="float">
            <text:p>20</text:p>
          </table:table-cell>
          <table:table-cell table:formula="of:=MAX([.V$4]*IF([.$E38];0.2;1)*(100+[.$G38]*IF([.$G38]&gt;0;[.$C$1];[.$C$2]))/100; 0)" office:value-type="float" office:value="6" calcext:value-type="float">
            <text:p>6</text:p>
          </table:table-cell>
          <table:table-cell table:formula="of:=MAX([.W$4]*IF([.$E38];0.2;1)*(100+[.$G38]*IF([.$G38]&gt;0;[.$C$1];[.$C$2]))/100; 0)" office:value-type="float" office:value="6" calcext:value-type="float">
            <text:p>6</text:p>
          </table:table-cell>
          <table:table-cell table:formula="of:=MAX([.X$4]*IF([.$E38];0.2;1)*(100+[.$G38]*IF([.$G38]&gt;0;[.$C$1];[.$C$2]))/100; 0)" office:value-type="float" office:value="10" calcext:value-type="float">
            <text:p>10</text:p>
          </table:table-cell>
          <table:table-cell table:formula="of:=MAX([.Y$4]*IF([.$E38];0.2;1)*(100+[.$G38]*IF([.$G38]&gt;0;[.$C$1];[.$C$2]))/100; 0)" office:value-type="float" office:value="0" calcext:value-type="float">
            <text:p>0</text:p>
          </table:table-cell>
          <table:table-cell table:formula="of:=MAX([.Z$4]*IF([.$E38];0.2;1)*(100+[.$G38]*IF([.$G38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3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9];[$'EcCo ammo'.$A$6:$'EcCo ammo'.$A$37];[$'EcCo ammo'.G$6:$'EcCo ammo'.G$37]))" office:value-type="float" office:value="-40" calcext:value-type="float">
            <text:p>-40</text:p>
          </table:table-cell>
          <table:table-cell table:formula="of:=LOOKUP([.$B39];[$'EcCo ammo'.$A$6:$'EcCo ammo'.$A$37];[$'EcCo ammo'.I$6:$'EcCo ammo'.I$37])" office:value-type="float" office:value="1" calcext:value-type="float">
            <text:p>1</text:p>
          </table:table-cell>
          <table:table-cell table:formula="of:=LOOKUP([.$B39];[$'EcCo ammo'.$A$6:$'EcCo ammo'.$A$37];[$'EcCo ammo'.J$6:$'EcCo ammo'.J$37])" office:value-type="float" office:value="1" calcext:value-type="float">
            <text:p>1</text:p>
          </table:table-cell>
          <table:table-cell table:formula="of:=[.H39]/[.I39]" office:value-type="float" office:value="1" calcext:value-type="float">
            <text:p>1.00</text:p>
          </table:table-cell>
          <table:table-cell table:formula="of:=ROUND(AVERAGE([.C39];[.D39]))" office:value-type="float" office:value="14" calcext:value-type="float">
            <text:p>14</text:p>
          </table:table-cell>
          <table:table-cell/>
          <table:table-cell table:formula="of:=MAX((100-MAX([.M$5]+MIN([.$G39];0);0))*INT(([.$K39]-[.AB39])*[.$J39])/100;0)" office:value-type="float" office:value="14" calcext:value-type="float">
            <text:p>14</text:p>
          </table:table-cell>
          <table:table-cell table:formula="of:=MAX((100-MAX([.N$5]+MIN([.$G39];0);0))*INT(([.$K39]-[.AC39])*[.$J39])/100;0)" office:value-type="float" office:value="14" calcext:value-type="float">
            <text:p>14</text:p>
          </table:table-cell>
          <table:table-cell table:formula="of:=MAX((100-MAX([.O$5]+MIN([.$G39];0);0))*INT(([.$K39]-[.AD39])*[.$J39])/100;0)" office:value-type="float" office:value="12" calcext:value-type="float">
            <text:p>12</text:p>
          </table:table-cell>
          <table:table-cell table:formula="of:=MAX((100-MAX([.P$5]+MIN([.$G39];0);0))*INT(([.$K39]-[.AE39])*[.$J39])/100;0)" office:value-type="float" office:value="11" calcext:value-type="float">
            <text:p>11</text:p>
          </table:table-cell>
          <table:table-cell table:formula="of:=MAX((100-MAX([.Q$5]+MIN([.$G39];0);0))*INT(([.$K39]-[.AF39])*[.$J39])/100;0)" office:value-type="float" office:value="11" calcext:value-type="float">
            <text:p>11</text:p>
          </table:table-cell>
          <table:table-cell table:formula="of:=MAX((100-MAX([.R$5]+MIN([.$G39];0);0))*INT(([.$K39]-[.AG39])*[.$J39])/100;0)" office:value-type="float" office:value="9" calcext:value-type="float">
            <text:p>9</text:p>
          </table:table-cell>
          <table:table-cell table:formula="of:=MAX((100-MAX([.S$5]+MIN([.$G39];0);0))*INT(([.$K39]-[.AH39])*[.$J39])/100;0)" office:value-type="float" office:value="6" calcext:value-type="float">
            <text:p>6</text:p>
          </table:table-cell>
          <table:table-cell table:formula="of:=MAX((100-MAX([.T$5]+MIN([.$G39];0);0))*INT(([.$K39]-[.AI39])*[.$J39])/100;0)" office:value-type="float" office:value="4.25" calcext:value-type="float">
            <text:p>4</text:p>
          </table:table-cell>
          <table:table-cell table:formula="of:=MAX((100-MAX([.U$5]+MIN([.$G39];0);0))*INT(([.$K39]-[.AJ39])*[.$J39])/100;0)" office:value-type="float" office:value="1.4" calcext:value-type="float">
            <text:p>1</text:p>
          </table:table-cell>
          <table:table-cell table:formula="of:=MAX((100-MAX([.V$5]+MIN([.$G39];0);0))*INT(([.$K39]-[.AK39])*[.$J39])/100;0)" office:value-type="float" office:value="10" calcext:value-type="float">
            <text:p>10</text:p>
          </table:table-cell>
          <table:table-cell table:formula="of:=MAX((100-MAX([.W$5]+MIN([.$G39];0);0))*INT(([.$K39]-[.AL39])*[.$J39])/100;0)" office:value-type="float" office:value="10" calcext:value-type="float">
            <text:p>10</text:p>
          </table:table-cell>
          <table:table-cell table:formula="of:=MAX((100-MAX([.X$5]+MIN([.$G39];0);0))*INT(([.$K39]-[.AM39])*[.$J39])/100;0)" office:value-type="float" office:value="7.2" calcext:value-type="float">
            <text:p>7</text:p>
          </table:table-cell>
          <table:table-cell table:number-columns-repeated="3"/>
          <table:table-cell table:formula="of:=MAX([.M$4]*IF([.$E39];0.2;1)*(100+[.$G39]*IF([.$G39]&gt;0;[.$C$1];[.$C$2]))/100; 0)" office:value-type="float" office:value="0" calcext:value-type="float">
            <text:p>0</text:p>
          </table:table-cell>
          <table:table-cell table:formula="of:=MAX([.N$4]*IF([.$E39];0.2;1)*(100+[.$G39]*IF([.$G39]&gt;0;[.$C$1];[.$C$2]))/100; 0)" office:value-type="float" office:value="0" calcext:value-type="float">
            <text:p>0</text:p>
          </table:table-cell>
          <table:table-cell table:formula="of:=MAX([.O$4]*IF([.$E39];0.2;1)*(100+[.$G39]*IF([.$G39]&gt;0;[.$C$1];[.$C$2]))/100; 0)" office:value-type="float" office:value="1.2" calcext:value-type="float">
            <text:p>1</text:p>
          </table:table-cell>
          <table:table-cell table:formula="of:=MAX([.P$4]*IF([.$E39];0.2;1)*(100+[.$G39]*IF([.$G39]&gt;0;[.$C$1];[.$C$2]))/100; 0)" office:value-type="float" office:value="2.4" calcext:value-type="float">
            <text:p>2</text:p>
          </table:table-cell>
          <table:table-cell table:formula="of:=MAX([.Q$4]*IF([.$E39];0.2;1)*(100+[.$G39]*IF([.$G39]&gt;0;[.$C$1];[.$C$2]))/100; 0)" office:value-type="float" office:value="3" calcext:value-type="float">
            <text:p>3</text:p>
          </table:table-cell>
          <table:table-cell table:formula="of:=MAX([.R$4]*IF([.$E39];0.2;1)*(100+[.$G39]*IF([.$G39]&gt;0;[.$C$1];[.$C$2]))/100; 0)" office:value-type="float" office:value="4.8" calcext:value-type="float">
            <text:p>5</text:p>
          </table:table-cell>
          <table:table-cell table:formula="of:=MAX([.S$4]*IF([.$E39];0.2;1)*(100+[.$G39]*IF([.$G39]&gt;0;[.$C$1];[.$C$2]))/100; 0)" office:value-type="float" office:value="7.2" calcext:value-type="float">
            <text:p>7</text:p>
          </table:table-cell>
          <table:table-cell table:formula="of:=MAX([.T$4]*IF([.$E39];0.2;1)*(100+[.$G39]*IF([.$G39]&gt;0;[.$C$1];[.$C$2]))/100; 0)" office:value-type="float" office:value="9" calcext:value-type="float">
            <text:p>9</text:p>
          </table:table-cell>
          <table:table-cell table:formula="of:=MAX([.U$4]*IF([.$E39];0.2;1)*(100+[.$G39]*IF([.$G39]&gt;0;[.$C$1];[.$C$2]))/100; 0)" office:value-type="float" office:value="12" calcext:value-type="float">
            <text:p>12</text:p>
          </table:table-cell>
          <table:table-cell table:formula="of:=MAX([.V$4]*IF([.$E39];0.2;1)*(100+[.$G39]*IF([.$G39]&gt;0;[.$C$1];[.$C$2]))/100; 0)" office:value-type="float" office:value="3.6" calcext:value-type="float">
            <text:p>4</text:p>
          </table:table-cell>
          <table:table-cell table:formula="of:=MAX([.W$4]*IF([.$E39];0.2;1)*(100+[.$G39]*IF([.$G39]&gt;0;[.$C$1];[.$C$2]))/100; 0)" office:value-type="float" office:value="3.6" calcext:value-type="float">
            <text:p>4</text:p>
          </table:table-cell>
          <table:table-cell table:formula="of:=MAX([.X$4]*IF([.$E39];0.2;1)*(100+[.$G39]*IF([.$G39]&gt;0;[.$C$1];[.$C$2]))/100; 0)" office:value-type="float" office:value="6" calcext:value-type="float">
            <text:p>6</text:p>
          </table:table-cell>
          <table:table-cell table:formula="of:=MAX([.Y$4]*IF([.$E39];0.2;1)*(100+[.$G39]*IF([.$G39]&gt;0;[.$C$1];[.$C$2]))/100; 0)" office:value-type="float" office:value="0" calcext:value-type="float">
            <text:p>0</text:p>
          </table:table-cell>
          <table:table-cell table:formula="of:=MAX([.Z$4]*IF([.$E39];0.2;1)*(100+[.$G39]*IF([.$G39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shell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40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0];[$'EcCo ammo'.$A$6:$'EcCo ammo'.$A$37];[$'EcCo ammo'.G$6:$'EcCo ammo'.G$37]))" office:value-type="float" office:value="30" calcext:value-type="float">
            <text:p>30</text:p>
          </table:table-cell>
          <table:table-cell table:formula="of:=LOOKUP([.$B40];[$'EcCo ammo'.$A$6:$'EcCo ammo'.$A$37];[$'EcCo ammo'.I$6:$'EcCo ammo'.I$37])" office:value-type="float" office:value="1" calcext:value-type="float">
            <text:p>1</text:p>
          </table:table-cell>
          <table:table-cell table:formula="of:=LOOKUP([.$B40];[$'EcCo ammo'.$A$6:$'EcCo ammo'.$A$37];[$'EcCo ammo'.J$6:$'EcCo ammo'.J$37])" office:value-type="float" office:value="1" calcext:value-type="float">
            <text:p>1</text:p>
          </table:table-cell>
          <table:table-cell table:formula="of:=[.H40]/[.I40]" office:value-type="float" office:value="1" calcext:value-type="float">
            <text:p>1.00</text:p>
          </table:table-cell>
          <table:table-cell table:formula="of:=ROUND(AVERAGE([.C40];[.D40]))" office:value-type="float" office:value="20" calcext:value-type="float">
            <text:p>20</text:p>
          </table:table-cell>
          <table:table-cell/>
          <table:table-cell table:formula="of:=MAX((100-MAX([.M$5]+MIN([.$G40];0);0))*INT(([.$K40]-[.AB40])*[.$J40])/100;0)" office:value-type="float" office:value="20" calcext:value-type="float">
            <text:p>20</text:p>
          </table:table-cell>
          <table:table-cell table:formula="of:=MAX((100-MAX([.N$5]+MIN([.$G40];0);0))*INT(([.$K40]-[.AC40])*[.$J40])/100;0)" office:value-type="float" office:value="16" calcext:value-type="float">
            <text:p>16</text:p>
          </table:table-cell>
          <table:table-cell table:formula="of:=MAX((100-MAX([.O$5]+MIN([.$G40];0);0))*INT(([.$K40]-[.AD40])*[.$J40])/100;0)" office:value-type="float" office:value="13.5" calcext:value-type="float">
            <text:p>14</text:p>
          </table:table-cell>
          <table:table-cell table:formula="of:=MAX((100-MAX([.P$5]+MIN([.$G40];0);0))*INT(([.$K40]-[.AE40])*[.$J40])/100;0)" office:value-type="float" office:value="11.2" calcext:value-type="float">
            <text:p>11</text:p>
          </table:table-cell>
          <table:table-cell table:formula="of:=MAX((100-MAX([.Q$5]+MIN([.$G40];0);0))*INT(([.$K40]-[.AF40])*[.$J40])/100;0)" office:value-type="float" office:value="9" calcext:value-type="float">
            <text:p>9</text:p>
          </table:table-cell>
          <table:table-cell table:formula="of:=MAX((100-MAX([.R$5]+MIN([.$G40];0);0))*INT(([.$K40]-[.AG40])*[.$J40])/100;0)" office:value-type="float" office:value="7.2" calcext:value-type="float">
            <text:p>7</text:p>
          </table:table-cell>
          <table:table-cell table:formula="of:=MAX((100-MAX([.S$5]+MIN([.$G40];0);0))*INT(([.$K40]-[.AH40])*[.$J40])/100;0)" office:value-type="float" office:value="4.8" calcext:value-type="float">
            <text:p>5</text:p>
          </table:table-cell>
          <table:table-cell table:formula="of:=MAX((100-MAX([.T$5]+MIN([.$G40];0);0))*INT(([.$K40]-[.AI40])*[.$J40])/100;0)" office:value-type="float" office:value="2.25" calcext:value-type="float">
            <text:p>2</text:p>
          </table:table-cell>
          <table:table-cell table:formula="of:=MAX((100-MAX([.U$5]+MIN([.$G40];0);0))*INT(([.$K40]-[.AJ40])*[.$J40])/100;0)" office:value-type="float" office:value="0" calcext:value-type="float">
            <text:p>0</text:p>
          </table:table-cell>
          <table:table-cell table:formula="of:=MAX((100-MAX([.V$5]+MIN([.$G40];0);0))*INT(([.$K40]-[.AK40])*[.$J40])/100;0)" office:value-type="float" office:value="8.4" calcext:value-type="float">
            <text:p>8</text:p>
          </table:table-cell>
          <table:table-cell table:formula="of:=MAX((100-MAX([.W$5]+MIN([.$G40];0);0))*INT(([.$K40]-[.AL40])*[.$J40])/100;0)" office:value-type="float" office:value="10.5" calcext:value-type="float">
            <text:p>11</text:p>
          </table:table-cell>
          <table:table-cell table:formula="of:=MAX((100-MAX([.X$5]+MIN([.$G40];0);0))*INT(([.$K40]-[.AM40])*[.$J40])/100;0)" office:value-type="float" office:value="5" calcext:value-type="float">
            <text:p>5</text:p>
          </table:table-cell>
          <table:table-cell table:number-columns-repeated="3"/>
          <table:table-cell table:formula="of:=MAX([.M$4]*IF([.$E40];0.2;1)*(100+[.$G40]*IF([.$G40]&gt;0;[.$C$1];[.$C$2]))/100; 0)" office:value-type="float" office:value="0" calcext:value-type="float">
            <text:p>0</text:p>
          </table:table-cell>
          <table:table-cell table:formula="of:=MAX([.N$4]*IF([.$E40];0.2;1)*(100+[.$G40]*IF([.$G40]&gt;0;[.$C$1];[.$C$2]))/100; 0)" office:value-type="float" office:value="0" calcext:value-type="float">
            <text:p>0</text:p>
          </table:table-cell>
          <table:table-cell table:formula="of:=MAX([.O$4]*IF([.$E40];0.2;1)*(100+[.$G40]*IF([.$G40]&gt;0;[.$C$1];[.$C$2]))/100; 0)" office:value-type="float" office:value="2" calcext:value-type="float">
            <text:p>2</text:p>
          </table:table-cell>
          <table:table-cell table:formula="of:=MAX([.P$4]*IF([.$E40];0.2;1)*(100+[.$G40]*IF([.$G40]&gt;0;[.$C$1];[.$C$2]))/100; 0)" office:value-type="float" office:value="4" calcext:value-type="float">
            <text:p>4</text:p>
          </table:table-cell>
          <table:table-cell table:formula="of:=MAX([.Q$4]*IF([.$E40];0.2;1)*(100+[.$G40]*IF([.$G40]&gt;0;[.$C$1];[.$C$2]))/100; 0)" office:value-type="float" office:value="5" calcext:value-type="float">
            <text:p>5</text:p>
          </table:table-cell>
          <table:table-cell table:formula="of:=MAX([.R$4]*IF([.$E40];0.2;1)*(100+[.$G40]*IF([.$G40]&gt;0;[.$C$1];[.$C$2]))/100; 0)" office:value-type="float" office:value="8" calcext:value-type="float">
            <text:p>8</text:p>
          </table:table-cell>
          <table:table-cell table:formula="of:=MAX([.S$4]*IF([.$E40];0.2;1)*(100+[.$G40]*IF([.$G40]&gt;0;[.$C$1];[.$C$2]))/100; 0)" office:value-type="float" office:value="12" calcext:value-type="float">
            <text:p>12</text:p>
          </table:table-cell>
          <table:table-cell table:formula="of:=MAX([.T$4]*IF([.$E40];0.2;1)*(100+[.$G40]*IF([.$G40]&gt;0;[.$C$1];[.$C$2]))/100; 0)" office:value-type="float" office:value="15" calcext:value-type="float">
            <text:p>15</text:p>
          </table:table-cell>
          <table:table-cell table:formula="of:=MAX([.U$4]*IF([.$E40];0.2;1)*(100+[.$G40]*IF([.$G40]&gt;0;[.$C$1];[.$C$2]))/100; 0)" office:value-type="float" office:value="20" calcext:value-type="float">
            <text:p>20</text:p>
          </table:table-cell>
          <table:table-cell table:formula="of:=MAX([.V$4]*IF([.$E40];0.2;1)*(100+[.$G40]*IF([.$G40]&gt;0;[.$C$1];[.$C$2]))/100; 0)" office:value-type="float" office:value="6" calcext:value-type="float">
            <text:p>6</text:p>
          </table:table-cell>
          <table:table-cell table:formula="of:=MAX([.W$4]*IF([.$E40];0.2;1)*(100+[.$G40]*IF([.$G40]&gt;0;[.$C$1];[.$C$2]))/100; 0)" office:value-type="float" office:value="6" calcext:value-type="float">
            <text:p>6</text:p>
          </table:table-cell>
          <table:table-cell table:formula="of:=MAX([.X$4]*IF([.$E40];0.2;1)*(100+[.$G40]*IF([.$G40]&gt;0;[.$C$1];[.$C$2]))/100; 0)" office:value-type="float" office:value="10" calcext:value-type="float">
            <text:p>10</text:p>
          </table:table-cell>
          <table:table-cell table:formula="of:=MAX([.Y$4]*IF([.$E40];0.2;1)*(100+[.$G40]*IF([.$G40]&gt;0;[.$C$1];[.$C$2]))/100; 0)" office:value-type="float" office:value="0" calcext:value-type="float">
            <text:p>0</text:p>
          </table:table-cell>
          <table:table-cell table:formula="of:=MAX([.Z$4]*IF([.$E40];0.2;1)*(100+[.$G40]*IF([.$G40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lug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41];[$'EcCo ammo'.$A$6:$'EcCo ammo'.$A$37];[$'EcCo ammo'.F$6:$'EcCo ammo'.F$37])" office:value-type="float" office:value="0" calcext:value-type="float">
            <text:p>0</text:p>
          </table:table-cell>
          <table:table-cell table:formula="of:=FLOOR(LOOKUP([.$B41];[$'EcCo ammo'.$A$6:$'EcCo ammo'.$A$37];[$'EcCo ammo'.G$6:$'EcCo ammo'.G$37]))" office:value-type="float" office:value="-30" calcext:value-type="float">
            <text:p>-30</text:p>
          </table:table-cell>
          <table:table-cell table:formula="of:=LOOKUP([.$B41];[$'EcCo ammo'.$A$6:$'EcCo ammo'.$A$37];[$'EcCo ammo'.I$6:$'EcCo ammo'.I$37])" office:value-type="float" office:value="1" calcext:value-type="float">
            <text:p>1</text:p>
          </table:table-cell>
          <table:table-cell table:formula="of:=LOOKUP([.$B41];[$'EcCo ammo'.$A$6:$'EcCo ammo'.$A$37];[$'EcCo ammo'.J$6:$'EcCo ammo'.J$37])" office:value-type="float" office:value="1" calcext:value-type="float">
            <text:p>1</text:p>
          </table:table-cell>
          <table:table-cell table:formula="of:=[.H41]/[.I41]" office:value-type="float" office:value="1" calcext:value-type="float">
            <text:p>1.00</text:p>
          </table:table-cell>
          <table:table-cell table:formula="of:=ROUND(AVERAGE([.C41];[.D41]))" office:value-type="float" office:value="20" calcext:value-type="float">
            <text:p>20</text:p>
          </table:table-cell>
          <table:table-cell/>
          <table:table-cell table:formula="of:=MAX((100-MAX([.M$5]+MIN([.$G41];0);0))*INT(([.$K41]-[.AB41])*[.$J41])/100;0)" office:value-type="float" office:value="20" calcext:value-type="float">
            <text:p>20</text:p>
          </table:table-cell>
          <table:table-cell table:formula="of:=MAX((100-MAX([.N$5]+MIN([.$G41];0);0))*INT(([.$K41]-[.AC41])*[.$J41])/100;0)" office:value-type="float" office:value="20" calcext:value-type="float">
            <text:p>20</text:p>
          </table:table-cell>
          <table:table-cell table:formula="of:=MAX((100-MAX([.O$5]+MIN([.$G41];0);0))*INT(([.$K41]-[.AD41])*[.$J41])/100;0)" office:value-type="float" office:value="18" calcext:value-type="float">
            <text:p>18</text:p>
          </table:table-cell>
          <table:table-cell table:formula="of:=MAX((100-MAX([.P$5]+MIN([.$G41];0);0))*INT(([.$K41]-[.AE41])*[.$J41])/100;0)" office:value-type="float" office:value="17" calcext:value-type="float">
            <text:p>17</text:p>
          </table:table-cell>
          <table:table-cell table:formula="of:=MAX((100-MAX([.Q$5]+MIN([.$G41];0);0))*INT(([.$K41]-[.AF41])*[.$J41])/100;0)" office:value-type="float" office:value="14.4" calcext:value-type="float">
            <text:p>14</text:p>
          </table:table-cell>
          <table:table-cell table:formula="of:=MAX((100-MAX([.R$5]+MIN([.$G41];0);0))*INT(([.$K41]-[.AG41])*[.$J41])/100;0)" office:value-type="float" office:value="12.6" calcext:value-type="float">
            <text:p>13</text:p>
          </table:table-cell>
          <table:table-cell table:formula="of:=MAX((100-MAX([.S$5]+MIN([.$G41];0);0))*INT(([.$K41]-[.AH41])*[.$J41])/100;0)" office:value-type="float" office:value="9.9" calcext:value-type="float">
            <text:p>10</text:p>
          </table:table-cell>
          <table:table-cell table:formula="of:=MAX((100-MAX([.T$5]+MIN([.$G41];0);0))*INT(([.$K41]-[.AI41])*[.$J41])/100;0)" office:value-type="float" office:value="6.75" calcext:value-type="float">
            <text:p>7</text:p>
          </table:table-cell>
          <table:table-cell table:formula="of:=MAX((100-MAX([.U$5]+MIN([.$G41];0);0))*INT(([.$K41]-[.AJ41])*[.$J41])/100;0)" office:value-type="float" office:value="3.6" calcext:value-type="float">
            <text:p>4</text:p>
          </table:table-cell>
          <table:table-cell table:formula="of:=MAX((100-MAX([.V$5]+MIN([.$G41];0);0))*INT(([.$K41]-[.AK41])*[.$J41])/100;0)" office:value-type="float" office:value="13.5" calcext:value-type="float">
            <text:p>14</text:p>
          </table:table-cell>
          <table:table-cell table:formula="of:=MAX((100-MAX([.W$5]+MIN([.$G41];0);0))*INT(([.$K41]-[.AL41])*[.$J41])/100;0)" office:value-type="float" office:value="15" calcext:value-type="float">
            <text:p>15</text:p>
          </table:table-cell>
          <table:table-cell table:formula="of:=MAX((100-MAX([.X$5]+MIN([.$G41];0);0))*INT(([.$K41]-[.AM41])*[.$J41])/100;0)" office:value-type="float" office:value="10.4" calcext:value-type="float">
            <text:p>10</text:p>
          </table:table-cell>
          <table:table-cell table:number-columns-repeated="3"/>
          <table:table-cell table:formula="of:=MAX([.M$4]*IF([.$E41];0.2;1)*(100+[.$G41]*IF([.$G41]&gt;0;[.$C$1];[.$C$2]))/100; 0)" office:value-type="float" office:value="0" calcext:value-type="float">
            <text:p>0</text:p>
          </table:table-cell>
          <table:table-cell table:formula="of:=MAX([.N$4]*IF([.$E41];0.2;1)*(100+[.$G41]*IF([.$G41]&gt;0;[.$C$1];[.$C$2]))/100; 0)" office:value-type="float" office:value="0" calcext:value-type="float">
            <text:p>0</text:p>
          </table:table-cell>
          <table:table-cell table:formula="of:=MAX([.O$4]*IF([.$E41];0.2;1)*(100+[.$G41]*IF([.$G41]&gt;0;[.$C$1];[.$C$2]))/100; 0)" office:value-type="float" office:value="1.4" calcext:value-type="float">
            <text:p>1</text:p>
          </table:table-cell>
          <table:table-cell table:formula="of:=MAX([.P$4]*IF([.$E41];0.2;1)*(100+[.$G41]*IF([.$G41]&gt;0;[.$C$1];[.$C$2]))/100; 0)" office:value-type="float" office:value="2.8" calcext:value-type="float">
            <text:p>3</text:p>
          </table:table-cell>
          <table:table-cell table:formula="of:=MAX([.Q$4]*IF([.$E41];0.2;1)*(100+[.$G41]*IF([.$G41]&gt;0;[.$C$1];[.$C$2]))/100; 0)" office:value-type="float" office:value="3.5" calcext:value-type="float">
            <text:p>4</text:p>
          </table:table-cell>
          <table:table-cell table:formula="of:=MAX([.R$4]*IF([.$E41];0.2;1)*(100+[.$G41]*IF([.$G41]&gt;0;[.$C$1];[.$C$2]))/100; 0)" office:value-type="float" office:value="5.6" calcext:value-type="float">
            <text:p>6</text:p>
          </table:table-cell>
          <table:table-cell table:formula="of:=MAX([.S$4]*IF([.$E41];0.2;1)*(100+[.$G41]*IF([.$G41]&gt;0;[.$C$1];[.$C$2]))/100; 0)" office:value-type="float" office:value="8.4" calcext:value-type="float">
            <text:p>8</text:p>
          </table:table-cell>
          <table:table-cell table:formula="of:=MAX([.T$4]*IF([.$E41];0.2;1)*(100+[.$G41]*IF([.$G41]&gt;0;[.$C$1];[.$C$2]))/100; 0)" office:value-type="float" office:value="10.5" calcext:value-type="float">
            <text:p>11</text:p>
          </table:table-cell>
          <table:table-cell table:formula="of:=MAX([.U$4]*IF([.$E41];0.2;1)*(100+[.$G41]*IF([.$G41]&gt;0;[.$C$1];[.$C$2]))/100; 0)" office:value-type="float" office:value="14" calcext:value-type="float">
            <text:p>14</text:p>
          </table:table-cell>
          <table:table-cell table:formula="of:=MAX([.V$4]*IF([.$E41];0.2;1)*(100+[.$G41]*IF([.$G41]&gt;0;[.$C$1];[.$C$2]))/100; 0)" office:value-type="float" office:value="4.2" calcext:value-type="float">
            <text:p>4</text:p>
          </table:table-cell>
          <table:table-cell table:formula="of:=MAX([.W$4]*IF([.$E41];0.2;1)*(100+[.$G41]*IF([.$G41]&gt;0;[.$C$1];[.$C$2]))/100; 0)" office:value-type="float" office:value="4.2" calcext:value-type="float">
            <text:p>4</text:p>
          </table:table-cell>
          <table:table-cell table:formula="of:=MAX([.X$4]*IF([.$E41];0.2;1)*(100+[.$G41]*IF([.$G41]&gt;0;[.$C$1];[.$C$2]))/100; 0)" office:value-type="float" office:value="7" calcext:value-type="float">
            <text:p>7</text:p>
          </table:table-cell>
          <table:table-cell table:formula="of:=MAX([.Y$4]*IF([.$E41];0.2;1)*(100+[.$G41]*IF([.$G41]&gt;0;[.$C$1];[.$C$2]))/100; 0)" office:value-type="float" office:value="0" calcext:value-type="float">
            <text:p>0</text:p>
          </table:table-cell>
          <table:table-cell table:formula="of:=MAX([.Z$4]*IF([.$E41];0.2;1)*(100+[.$G41]*IF([.$G41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Buckshot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4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2];[$'EcCo ammo'.$A$6:$'EcCo ammo'.$A$37];[$'EcCo ammo'.G$6:$'EcCo ammo'.G$37]))" office:value-type="float" office:value="-10" calcext:value-type="float">
            <text:p>-10</text:p>
          </table:table-cell>
          <table:table-cell table:formula="of:=LOOKUP([.$B42];[$'EcCo ammo'.$A$6:$'EcCo ammo'.$A$37];[$'EcCo ammo'.I$6:$'EcCo ammo'.I$37])" office:value-type="float" office:value="5" calcext:value-type="float">
            <text:p>5</text:p>
          </table:table-cell>
          <table:table-cell table:formula="of:=LOOKUP([.$B42];[$'EcCo ammo'.$A$6:$'EcCo ammo'.$A$37];[$'EcCo ammo'.J$6:$'EcCo ammo'.J$37])" office:value-type="float" office:value="4" calcext:value-type="float">
            <text:p>4</text:p>
          </table:table-cell>
          <table:table-cell table:formula="of:=[.H42]/[.I42]" office:value-type="float" office:value="1.25" calcext:value-type="float">
            <text:p>1.25</text:p>
          </table:table-cell>
          <table:table-cell table:formula="of:=ROUND(AVERAGE([.C42];[.D42]))" office:value-type="float" office:value="20" calcext:value-type="float">
            <text:p>20</text:p>
          </table:table-cell>
          <table:table-cell/>
          <table:table-cell table:formula="of:=MAX((100-MAX([.M$5]+MIN([.$G42];0);0))*INT(([.$K42]-[.AB42])*[.$J42])/100;0)" office:value-type="float" office:value="25" calcext:value-type="float">
            <text:p>25</text:p>
          </table:table-cell>
          <table:table-cell table:formula="of:=MAX((100-MAX([.N$5]+MIN([.$G42];0);0))*INT(([.$K42]-[.AC42])*[.$J42])/100;0)" office:value-type="float" office:value="22.5" calcext:value-type="float">
            <text:p>23</text:p>
          </table:table-cell>
          <table:table-cell table:formula="of:=MAX((100-MAX([.O$5]+MIN([.$G42];0);0))*INT(([.$K42]-[.AD42])*[.$J42])/100;0)" office:value-type="float" office:value="18.7" calcext:value-type="float">
            <text:p>19</text:p>
          </table:table-cell>
          <table:table-cell table:formula="of:=MAX((100-MAX([.P$5]+MIN([.$G42];0);0))*INT(([.$K42]-[.AE42])*[.$J42])/100;0)" office:value-type="float" office:value="16" calcext:value-type="float">
            <text:p>16</text:p>
          </table:table-cell>
          <table:table-cell table:formula="of:=MAX((100-MAX([.Q$5]+MIN([.$G42];0);0))*INT(([.$K42]-[.AF42])*[.$J42])/100;0)" office:value-type="float" office:value="13.3" calcext:value-type="float">
            <text:p>13</text:p>
          </table:table-cell>
          <table:table-cell table:formula="of:=MAX((100-MAX([.R$5]+MIN([.$G42];0);0))*INT(([.$K42]-[.AG42])*[.$J42])/100;0)" office:value-type="float" office:value="11.2" calcext:value-type="float">
            <text:p>11</text:p>
          </table:table-cell>
          <table:table-cell table:formula="of:=MAX((100-MAX([.S$5]+MIN([.$G42];0);0))*INT(([.$K42]-[.AH42])*[.$J42])/100;0)" office:value-type="float" office:value="7.7" calcext:value-type="float">
            <text:p>8</text:p>
          </table:table-cell>
          <table:table-cell table:formula="of:=MAX((100-MAX([.T$5]+MIN([.$G42];0);0))*INT(([.$K42]-[.AI42])*[.$J42])/100;0)" office:value-type="float" office:value="4.4" calcext:value-type="float">
            <text:p>4</text:p>
          </table:table-cell>
          <table:table-cell table:formula="of:=MAX((100-MAX([.U$5]+MIN([.$G42];0);0))*INT(([.$K42]-[.AJ42])*[.$J42])/100;0)" office:value-type="float" office:value="0.8" calcext:value-type="float">
            <text:p>1</text:p>
          </table:table-cell>
          <table:table-cell table:formula="of:=MAX((100-MAX([.V$5]+MIN([.$G42];0);0))*INT(([.$K42]-[.AK42])*[.$J42])/100;0)" office:value-type="float" office:value="12.6" calcext:value-type="float">
            <text:p>13</text:p>
          </table:table-cell>
          <table:table-cell table:formula="of:=MAX((100-MAX([.W$5]+MIN([.$G42];0);0))*INT(([.$K42]-[.AL42])*[.$J42])/100;0)" office:value-type="float" office:value="15.3" calcext:value-type="float">
            <text:p>15</text:p>
          </table:table-cell>
          <table:table-cell table:formula="of:=MAX((100-MAX([.X$5]+MIN([.$G42];0);0))*INT(([.$K42]-[.AM42])*[.$J42])/100;0)" office:value-type="float" office:value="7.8" calcext:value-type="float">
            <text:p>8</text:p>
          </table:table-cell>
          <table:table-cell table:number-columns-repeated="3"/>
          <table:table-cell table:formula="of:=MAX([.M$4]*IF([.$E42];0.2;1)*(100+[.$G42]*IF([.$G42]&gt;0;[.$C$1];[.$C$2]))/100; 0)" office:value-type="float" office:value="0" calcext:value-type="float">
            <text:p>0</text:p>
          </table:table-cell>
          <table:table-cell table:formula="of:=MAX([.N$4]*IF([.$E42];0.2;1)*(100+[.$G42]*IF([.$G42]&gt;0;[.$C$1];[.$C$2]))/100; 0)" office:value-type="float" office:value="0" calcext:value-type="float">
            <text:p>0</text:p>
          </table:table-cell>
          <table:table-cell table:formula="of:=MAX([.O$4]*IF([.$E42];0.2;1)*(100+[.$G42]*IF([.$G42]&gt;0;[.$C$1];[.$C$2]))/100; 0)" office:value-type="float" office:value="1.8" calcext:value-type="float">
            <text:p>2</text:p>
          </table:table-cell>
          <table:table-cell table:formula="of:=MAX([.P$4]*IF([.$E42];0.2;1)*(100+[.$G42]*IF([.$G42]&gt;0;[.$C$1];[.$C$2]))/100; 0)" office:value-type="float" office:value="3.6" calcext:value-type="float">
            <text:p>4</text:p>
          </table:table-cell>
          <table:table-cell table:formula="of:=MAX([.Q$4]*IF([.$E42];0.2;1)*(100+[.$G42]*IF([.$G42]&gt;0;[.$C$1];[.$C$2]))/100; 0)" office:value-type="float" office:value="4.5" calcext:value-type="float">
            <text:p>5</text:p>
          </table:table-cell>
          <table:table-cell table:formula="of:=MAX([.R$4]*IF([.$E42];0.2;1)*(100+[.$G42]*IF([.$G42]&gt;0;[.$C$1];[.$C$2]))/100; 0)" office:value-type="float" office:value="7.2" calcext:value-type="float">
            <text:p>7</text:p>
          </table:table-cell>
          <table:table-cell table:formula="of:=MAX([.S$4]*IF([.$E42];0.2;1)*(100+[.$G42]*IF([.$G42]&gt;0;[.$C$1];[.$C$2]))/100; 0)" office:value-type="float" office:value="10.8" calcext:value-type="float">
            <text:p>11</text:p>
          </table:table-cell>
          <table:table-cell table:formula="of:=MAX([.T$4]*IF([.$E42];0.2;1)*(100+[.$G42]*IF([.$G42]&gt;0;[.$C$1];[.$C$2]))/100; 0)" office:value-type="float" office:value="13.5" calcext:value-type="float">
            <text:p>14</text:p>
          </table:table-cell>
          <table:table-cell table:formula="of:=MAX([.U$4]*IF([.$E42];0.2;1)*(100+[.$G42]*IF([.$G42]&gt;0;[.$C$1];[.$C$2]))/100; 0)" office:value-type="float" office:value="18" calcext:value-type="float">
            <text:p>18</text:p>
          </table:table-cell>
          <table:table-cell table:formula="of:=MAX([.V$4]*IF([.$E42];0.2;1)*(100+[.$G42]*IF([.$G42]&gt;0;[.$C$1];[.$C$2]))/100; 0)" office:value-type="float" office:value="5.4" calcext:value-type="float">
            <text:p>5</text:p>
          </table:table-cell>
          <table:table-cell table:formula="of:=MAX([.W$4]*IF([.$E42];0.2;1)*(100+[.$G42]*IF([.$G42]&gt;0;[.$C$1];[.$C$2]))/100; 0)" office:value-type="float" office:value="5.4" calcext:value-type="float">
            <text:p>5</text:p>
          </table:table-cell>
          <table:table-cell table:formula="of:=MAX([.X$4]*IF([.$E42];0.2;1)*(100+[.$G42]*IF([.$G42]&gt;0;[.$C$1];[.$C$2]))/100; 0)" office:value-type="float" office:value="9" calcext:value-type="float">
            <text:p>9</text:p>
          </table:table-cell>
          <table:table-cell table:formula="of:=MAX([.Y$4]*IF([.$E42];0.2;1)*(100+[.$G42]*IF([.$G42]&gt;0;[.$C$1];[.$C$2]))/100; 0)" office:value-type="float" office:value="0" calcext:value-type="float">
            <text:p>0</text:p>
          </table:table-cell>
          <table:table-cell table:formula="of:=MAX([.Z$4]*IF([.$E42];0.2;1)*(100+[.$G42]*IF([.$G42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3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3];[$'EcCo ammo'.$A$6:$'EcCo ammo'.$A$37];[$'EcCo ammo'.G$6:$'EcCo ammo'.G$37]))" office:value-type="float" office:value="30" calcext:value-type="float">
            <text:p>30</text:p>
          </table:table-cell>
          <table:table-cell table:formula="of:=LOOKUP([.$B43];[$'EcCo ammo'.$A$6:$'EcCo ammo'.$A$37];[$'EcCo ammo'.I$6:$'EcCo ammo'.I$37])" office:value-type="float" office:value="1" calcext:value-type="float">
            <text:p>1</text:p>
          </table:table-cell>
          <table:table-cell table:formula="of:=LOOKUP([.$B43];[$'EcCo ammo'.$A$6:$'EcCo ammo'.$A$37];[$'EcCo ammo'.J$6:$'EcCo ammo'.J$37])" office:value-type="float" office:value="1" calcext:value-type="float">
            <text:p>1</text:p>
          </table:table-cell>
          <table:table-cell table:formula="of:=[.H43]/[.I43]" office:value-type="float" office:value="1" calcext:value-type="float">
            <text:p>1.00</text:p>
          </table:table-cell>
          <table:table-cell table:formula="of:=ROUND(AVERAGE([.C43];[.D43]))" office:value-type="float" office:value="20" calcext:value-type="float">
            <text:p>20</text:p>
          </table:table-cell>
          <table:table-cell/>
          <table:table-cell table:formula="of:=MAX((100-MAX([.M$5]+MIN([.$G43];0);0))*INT(([.$K43]-[.AB43])*[.$J43])/100;0)" office:value-type="float" office:value="20" calcext:value-type="float">
            <text:p>20</text:p>
          </table:table-cell>
          <table:table-cell table:formula="of:=MAX((100-MAX([.N$5]+MIN([.$G43];0);0))*INT(([.$K43]-[.AC43])*[.$J43])/100;0)" office:value-type="float" office:value="16" calcext:value-type="float">
            <text:p>16</text:p>
          </table:table-cell>
          <table:table-cell table:formula="of:=MAX((100-MAX([.O$5]+MIN([.$G43];0);0))*INT(([.$K43]-[.AD43])*[.$J43])/100;0)" office:value-type="float" office:value="13.5" calcext:value-type="float">
            <text:p>14</text:p>
          </table:table-cell>
          <table:table-cell table:formula="of:=MAX((100-MAX([.P$5]+MIN([.$G43];0);0))*INT(([.$K43]-[.AE43])*[.$J43])/100;0)" office:value-type="float" office:value="11.2" calcext:value-type="float">
            <text:p>11</text:p>
          </table:table-cell>
          <table:table-cell table:formula="of:=MAX((100-MAX([.Q$5]+MIN([.$G43];0);0))*INT(([.$K43]-[.AF43])*[.$J43])/100;0)" office:value-type="float" office:value="9" calcext:value-type="float">
            <text:p>9</text:p>
          </table:table-cell>
          <table:table-cell table:formula="of:=MAX((100-MAX([.R$5]+MIN([.$G43];0);0))*INT(([.$K43]-[.AG43])*[.$J43])/100;0)" office:value-type="float" office:value="7.2" calcext:value-type="float">
            <text:p>7</text:p>
          </table:table-cell>
          <table:table-cell table:formula="of:=MAX((100-MAX([.S$5]+MIN([.$G43];0);0))*INT(([.$K43]-[.AH43])*[.$J43])/100;0)" office:value-type="float" office:value="4.8" calcext:value-type="float">
            <text:p>5</text:p>
          </table:table-cell>
          <table:table-cell table:formula="of:=MAX((100-MAX([.T$5]+MIN([.$G43];0);0))*INT(([.$K43]-[.AI43])*[.$J43])/100;0)" office:value-type="float" office:value="2.25" calcext:value-type="float">
            <text:p>2</text:p>
          </table:table-cell>
          <table:table-cell table:formula="of:=MAX((100-MAX([.U$5]+MIN([.$G43];0);0))*INT(([.$K43]-[.AJ43])*[.$J43])/100;0)" office:value-type="float" office:value="0" calcext:value-type="float">
            <text:p>0</text:p>
          </table:table-cell>
          <table:table-cell table:formula="of:=MAX((100-MAX([.V$5]+MIN([.$G43];0);0))*INT(([.$K43]-[.AK43])*[.$J43])/100;0)" office:value-type="float" office:value="8.4" calcext:value-type="float">
            <text:p>8</text:p>
          </table:table-cell>
          <table:table-cell table:formula="of:=MAX((100-MAX([.W$5]+MIN([.$G43];0);0))*INT(([.$K43]-[.AL43])*[.$J43])/100;0)" office:value-type="float" office:value="10.5" calcext:value-type="float">
            <text:p>11</text:p>
          </table:table-cell>
          <table:table-cell table:formula="of:=MAX((100-MAX([.X$5]+MIN([.$G43];0);0))*INT(([.$K43]-[.AM43])*[.$J43])/100;0)" office:value-type="float" office:value="5" calcext:value-type="float">
            <text:p>5</text:p>
          </table:table-cell>
          <table:table-cell table:number-columns-repeated="3"/>
          <table:table-cell table:formula="of:=MAX([.M$4]*IF([.$E43];0.2;1)*(100+[.$G43]*IF([.$G43]&gt;0;[.$C$1];[.$C$2]))/100; 0)" office:value-type="float" office:value="0" calcext:value-type="float">
            <text:p>0</text:p>
          </table:table-cell>
          <table:table-cell table:formula="of:=MAX([.N$4]*IF([.$E43];0.2;1)*(100+[.$G43]*IF([.$G43]&gt;0;[.$C$1];[.$C$2]))/100; 0)" office:value-type="float" office:value="0" calcext:value-type="float">
            <text:p>0</text:p>
          </table:table-cell>
          <table:table-cell table:formula="of:=MAX([.O$4]*IF([.$E43];0.2;1)*(100+[.$G43]*IF([.$G43]&gt;0;[.$C$1];[.$C$2]))/100; 0)" office:value-type="float" office:value="2" calcext:value-type="float">
            <text:p>2</text:p>
          </table:table-cell>
          <table:table-cell table:formula="of:=MAX([.P$4]*IF([.$E43];0.2;1)*(100+[.$G43]*IF([.$G43]&gt;0;[.$C$1];[.$C$2]))/100; 0)" office:value-type="float" office:value="4" calcext:value-type="float">
            <text:p>4</text:p>
          </table:table-cell>
          <table:table-cell table:formula="of:=MAX([.Q$4]*IF([.$E43];0.2;1)*(100+[.$G43]*IF([.$G43]&gt;0;[.$C$1];[.$C$2]))/100; 0)" office:value-type="float" office:value="5" calcext:value-type="float">
            <text:p>5</text:p>
          </table:table-cell>
          <table:table-cell table:formula="of:=MAX([.R$4]*IF([.$E43];0.2;1)*(100+[.$G43]*IF([.$G43]&gt;0;[.$C$1];[.$C$2]))/100; 0)" office:value-type="float" office:value="8" calcext:value-type="float">
            <text:p>8</text:p>
          </table:table-cell>
          <table:table-cell table:formula="of:=MAX([.S$4]*IF([.$E43];0.2;1)*(100+[.$G43]*IF([.$G43]&gt;0;[.$C$1];[.$C$2]))/100; 0)" office:value-type="float" office:value="12" calcext:value-type="float">
            <text:p>12</text:p>
          </table:table-cell>
          <table:table-cell table:formula="of:=MAX([.T$4]*IF([.$E43];0.2;1)*(100+[.$G43]*IF([.$G43]&gt;0;[.$C$1];[.$C$2]))/100; 0)" office:value-type="float" office:value="15" calcext:value-type="float">
            <text:p>15</text:p>
          </table:table-cell>
          <table:table-cell table:formula="of:=MAX([.U$4]*IF([.$E43];0.2;1)*(100+[.$G43]*IF([.$G43]&gt;0;[.$C$1];[.$C$2]))/100; 0)" office:value-type="float" office:value="20" calcext:value-type="float">
            <text:p>20</text:p>
          </table:table-cell>
          <table:table-cell table:formula="of:=MAX([.V$4]*IF([.$E43];0.2;1)*(100+[.$G43]*IF([.$G43]&gt;0;[.$C$1];[.$C$2]))/100; 0)" office:value-type="float" office:value="6" calcext:value-type="float">
            <text:p>6</text:p>
          </table:table-cell>
          <table:table-cell table:formula="of:=MAX([.W$4]*IF([.$E43];0.2;1)*(100+[.$G43]*IF([.$G43]&gt;0;[.$C$1];[.$C$2]))/100; 0)" office:value-type="float" office:value="6" calcext:value-type="float">
            <text:p>6</text:p>
          </table:table-cell>
          <table:table-cell table:formula="of:=MAX([.X$4]*IF([.$E43];0.2;1)*(100+[.$G43]*IF([.$G43]&gt;0;[.$C$1];[.$C$2]))/100; 0)" office:value-type="float" office:value="10" calcext:value-type="float">
            <text:p>10</text:p>
          </table:table-cell>
          <table:table-cell table:formula="of:=MAX([.Y$4]*IF([.$E43];0.2;1)*(100+[.$G43]*IF([.$G43]&gt;0;[.$C$1];[.$C$2]))/100; 0)" office:value-type="float" office:value="0" calcext:value-type="float">
            <text:p>0</text:p>
          </table:table-cell>
          <table:table-cell table:formula="of:=MAX([.Z$4]*IF([.$E43];0.2;1)*(100+[.$G43]*IF([.$G43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lug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4];[$'EcCo ammo'.$A$6:$'EcCo ammo'.$A$37];[$'EcCo ammo'.F$6:$'EcCo ammo'.F$37])" office:value-type="float" office:value="0" calcext:value-type="float">
            <text:p>0</text:p>
          </table:table-cell>
          <table:table-cell table:formula="of:=FLOOR(LOOKUP([.$B44];[$'EcCo ammo'.$A$6:$'EcCo ammo'.$A$37];[$'EcCo ammo'.G$6:$'EcCo ammo'.G$37]))" office:value-type="float" office:value="-30" calcext:value-type="float">
            <text:p>-30</text:p>
          </table:table-cell>
          <table:table-cell table:formula="of:=LOOKUP([.$B44];[$'EcCo ammo'.$A$6:$'EcCo ammo'.$A$37];[$'EcCo ammo'.I$6:$'EcCo ammo'.I$37])" office:value-type="float" office:value="1" calcext:value-type="float">
            <text:p>1</text:p>
          </table:table-cell>
          <table:table-cell table:formula="of:=LOOKUP([.$B44];[$'EcCo ammo'.$A$6:$'EcCo ammo'.$A$37];[$'EcCo ammo'.J$6:$'EcCo ammo'.J$37])" office:value-type="float" office:value="1" calcext:value-type="float">
            <text:p>1</text:p>
          </table:table-cell>
          <table:table-cell table:formula="of:=[.H44]/[.I44]" office:value-type="float" office:value="1" calcext:value-type="float">
            <text:p>1.00</text:p>
          </table:table-cell>
          <table:table-cell table:formula="of:=ROUND(AVERAGE([.C44];[.D44]))" office:value-type="float" office:value="20" calcext:value-type="float">
            <text:p>20</text:p>
          </table:table-cell>
          <table:table-cell/>
          <table:table-cell table:formula="of:=MAX((100-MAX([.M$5]+MIN([.$G44];0);0))*INT(([.$K44]-[.AB44])*[.$J44])/100;0)" office:value-type="float" office:value="20" calcext:value-type="float">
            <text:p>20</text:p>
          </table:table-cell>
          <table:table-cell table:formula="of:=MAX((100-MAX([.N$5]+MIN([.$G44];0);0))*INT(([.$K44]-[.AC44])*[.$J44])/100;0)" office:value-type="float" office:value="20" calcext:value-type="float">
            <text:p>20</text:p>
          </table:table-cell>
          <table:table-cell table:formula="of:=MAX((100-MAX([.O$5]+MIN([.$G44];0);0))*INT(([.$K44]-[.AD44])*[.$J44])/100;0)" office:value-type="float" office:value="18" calcext:value-type="float">
            <text:p>18</text:p>
          </table:table-cell>
          <table:table-cell table:formula="of:=MAX((100-MAX([.P$5]+MIN([.$G44];0);0))*INT(([.$K44]-[.AE44])*[.$J44])/100;0)" office:value-type="float" office:value="17" calcext:value-type="float">
            <text:p>17</text:p>
          </table:table-cell>
          <table:table-cell table:formula="of:=MAX((100-MAX([.Q$5]+MIN([.$G44];0);0))*INT(([.$K44]-[.AF44])*[.$J44])/100;0)" office:value-type="float" office:value="14.4" calcext:value-type="float">
            <text:p>14</text:p>
          </table:table-cell>
          <table:table-cell table:formula="of:=MAX((100-MAX([.R$5]+MIN([.$G44];0);0))*INT(([.$K44]-[.AG44])*[.$J44])/100;0)" office:value-type="float" office:value="12.6" calcext:value-type="float">
            <text:p>13</text:p>
          </table:table-cell>
          <table:table-cell table:formula="of:=MAX((100-MAX([.S$5]+MIN([.$G44];0);0))*INT(([.$K44]-[.AH44])*[.$J44])/100;0)" office:value-type="float" office:value="9.9" calcext:value-type="float">
            <text:p>10</text:p>
          </table:table-cell>
          <table:table-cell table:formula="of:=MAX((100-MAX([.T$5]+MIN([.$G44];0);0))*INT(([.$K44]-[.AI44])*[.$J44])/100;0)" office:value-type="float" office:value="6.75" calcext:value-type="float">
            <text:p>7</text:p>
          </table:table-cell>
          <table:table-cell table:formula="of:=MAX((100-MAX([.U$5]+MIN([.$G44];0);0))*INT(([.$K44]-[.AJ44])*[.$J44])/100;0)" office:value-type="float" office:value="3.6" calcext:value-type="float">
            <text:p>4</text:p>
          </table:table-cell>
          <table:table-cell table:formula="of:=MAX((100-MAX([.V$5]+MIN([.$G44];0);0))*INT(([.$K44]-[.AK44])*[.$J44])/100;0)" office:value-type="float" office:value="13.5" calcext:value-type="float">
            <text:p>14</text:p>
          </table:table-cell>
          <table:table-cell table:formula="of:=MAX((100-MAX([.W$5]+MIN([.$G44];0);0))*INT(([.$K44]-[.AL44])*[.$J44])/100;0)" office:value-type="float" office:value="15" calcext:value-type="float">
            <text:p>15</text:p>
          </table:table-cell>
          <table:table-cell table:formula="of:=MAX((100-MAX([.X$5]+MIN([.$G44];0);0))*INT(([.$K44]-[.AM44])*[.$J44])/100;0)" office:value-type="float" office:value="10.4" calcext:value-type="float">
            <text:p>10</text:p>
          </table:table-cell>
          <table:table-cell table:number-columns-repeated="3"/>
          <table:table-cell table:formula="of:=MAX([.M$4]*IF([.$E44];0.2;1)*(100+[.$G44]*IF([.$G44]&gt;0;[.$C$1];[.$C$2]))/100; 0)" office:value-type="float" office:value="0" calcext:value-type="float">
            <text:p>0</text:p>
          </table:table-cell>
          <table:table-cell table:formula="of:=MAX([.N$4]*IF([.$E44];0.2;1)*(100+[.$G44]*IF([.$G44]&gt;0;[.$C$1];[.$C$2]))/100; 0)" office:value-type="float" office:value="0" calcext:value-type="float">
            <text:p>0</text:p>
          </table:table-cell>
          <table:table-cell table:formula="of:=MAX([.O$4]*IF([.$E44];0.2;1)*(100+[.$G44]*IF([.$G44]&gt;0;[.$C$1];[.$C$2]))/100; 0)" office:value-type="float" office:value="1.4" calcext:value-type="float">
            <text:p>1</text:p>
          </table:table-cell>
          <table:table-cell table:formula="of:=MAX([.P$4]*IF([.$E44];0.2;1)*(100+[.$G44]*IF([.$G44]&gt;0;[.$C$1];[.$C$2]))/100; 0)" office:value-type="float" office:value="2.8" calcext:value-type="float">
            <text:p>3</text:p>
          </table:table-cell>
          <table:table-cell table:formula="of:=MAX([.Q$4]*IF([.$E44];0.2;1)*(100+[.$G44]*IF([.$G44]&gt;0;[.$C$1];[.$C$2]))/100; 0)" office:value-type="float" office:value="3.5" calcext:value-type="float">
            <text:p>4</text:p>
          </table:table-cell>
          <table:table-cell table:formula="of:=MAX([.R$4]*IF([.$E44];0.2;1)*(100+[.$G44]*IF([.$G44]&gt;0;[.$C$1];[.$C$2]))/100; 0)" office:value-type="float" office:value="5.6" calcext:value-type="float">
            <text:p>6</text:p>
          </table:table-cell>
          <table:table-cell table:formula="of:=MAX([.S$4]*IF([.$E44];0.2;1)*(100+[.$G44]*IF([.$G44]&gt;0;[.$C$1];[.$C$2]))/100; 0)" office:value-type="float" office:value="8.4" calcext:value-type="float">
            <text:p>8</text:p>
          </table:table-cell>
          <table:table-cell table:formula="of:=MAX([.T$4]*IF([.$E44];0.2;1)*(100+[.$G44]*IF([.$G44]&gt;0;[.$C$1];[.$C$2]))/100; 0)" office:value-type="float" office:value="10.5" calcext:value-type="float">
            <text:p>11</text:p>
          </table:table-cell>
          <table:table-cell table:formula="of:=MAX([.U$4]*IF([.$E44];0.2;1)*(100+[.$G44]*IF([.$G44]&gt;0;[.$C$1];[.$C$2]))/100; 0)" office:value-type="float" office:value="14" calcext:value-type="float">
            <text:p>14</text:p>
          </table:table-cell>
          <table:table-cell table:formula="of:=MAX([.V$4]*IF([.$E44];0.2;1)*(100+[.$G44]*IF([.$G44]&gt;0;[.$C$1];[.$C$2]))/100; 0)" office:value-type="float" office:value="4.2" calcext:value-type="float">
            <text:p>4</text:p>
          </table:table-cell>
          <table:table-cell table:formula="of:=MAX([.W$4]*IF([.$E44];0.2;1)*(100+[.$G44]*IF([.$G44]&gt;0;[.$C$1];[.$C$2]))/100; 0)" office:value-type="float" office:value="4.2" calcext:value-type="float">
            <text:p>4</text:p>
          </table:table-cell>
          <table:table-cell table:formula="of:=MAX([.X$4]*IF([.$E44];0.2;1)*(100+[.$G44]*IF([.$G44]&gt;0;[.$C$1];[.$C$2]))/100; 0)" office:value-type="float" office:value="7" calcext:value-type="float">
            <text:p>7</text:p>
          </table:table-cell>
          <table:table-cell table:formula="of:=MAX([.Y$4]*IF([.$E44];0.2;1)*(100+[.$G44]*IF([.$G44]&gt;0;[.$C$1];[.$C$2]))/100; 0)" office:value-type="float" office:value="0" calcext:value-type="float">
            <text:p>0</text:p>
          </table:table-cell>
          <table:table-cell table:formula="of:=MAX([.Z$4]*IF([.$E44];0.2;1)*(100+[.$G44]*IF([.$G44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Bucksho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5];[$'EcCo ammo'.$A$6:$'EcCo ammo'.$A$37];[$'EcCo ammo'.G$6:$'EcCo ammo'.G$37]))" office:value-type="float" office:value="-10" calcext:value-type="float">
            <text:p>-10</text:p>
          </table:table-cell>
          <table:table-cell table:formula="of:=LOOKUP([.$B45];[$'EcCo ammo'.$A$6:$'EcCo ammo'.$A$37];[$'EcCo ammo'.I$6:$'EcCo ammo'.I$37])" office:value-type="float" office:value="5" calcext:value-type="float">
            <text:p>5</text:p>
          </table:table-cell>
          <table:table-cell table:formula="of:=LOOKUP([.$B45];[$'EcCo ammo'.$A$6:$'EcCo ammo'.$A$37];[$'EcCo ammo'.J$6:$'EcCo ammo'.J$37])" office:value-type="float" office:value="4" calcext:value-type="float">
            <text:p>4</text:p>
          </table:table-cell>
          <table:table-cell table:formula="of:=[.H45]/[.I45]" office:value-type="float" office:value="1.25" calcext:value-type="float">
            <text:p>1.25</text:p>
          </table:table-cell>
          <table:table-cell table:formula="of:=ROUND(AVERAGE([.C45];[.D45]))" office:value-type="float" office:value="20" calcext:value-type="float">
            <text:p>20</text:p>
          </table:table-cell>
          <table:table-cell/>
          <table:table-cell table:formula="of:=MAX((100-MAX([.M$5]+MIN([.$G45];0);0))*INT(([.$K45]-[.AB45])*[.$J45])/100;0)" office:value-type="float" office:value="25" calcext:value-type="float">
            <text:p>25</text:p>
          </table:table-cell>
          <table:table-cell table:formula="of:=MAX((100-MAX([.N$5]+MIN([.$G45];0);0))*INT(([.$K45]-[.AC45])*[.$J45])/100;0)" office:value-type="float" office:value="22.5" calcext:value-type="float">
            <text:p>23</text:p>
          </table:table-cell>
          <table:table-cell table:formula="of:=MAX((100-MAX([.O$5]+MIN([.$G45];0);0))*INT(([.$K45]-[.AD45])*[.$J45])/100;0)" office:value-type="float" office:value="18.7" calcext:value-type="float">
            <text:p>19</text:p>
          </table:table-cell>
          <table:table-cell table:formula="of:=MAX((100-MAX([.P$5]+MIN([.$G45];0);0))*INT(([.$K45]-[.AE45])*[.$J45])/100;0)" office:value-type="float" office:value="16" calcext:value-type="float">
            <text:p>16</text:p>
          </table:table-cell>
          <table:table-cell table:formula="of:=MAX((100-MAX([.Q$5]+MIN([.$G45];0);0))*INT(([.$K45]-[.AF45])*[.$J45])/100;0)" office:value-type="float" office:value="13.3" calcext:value-type="float">
            <text:p>13</text:p>
          </table:table-cell>
          <table:table-cell table:formula="of:=MAX((100-MAX([.R$5]+MIN([.$G45];0);0))*INT(([.$K45]-[.AG45])*[.$J45])/100;0)" office:value-type="float" office:value="11.2" calcext:value-type="float">
            <text:p>11</text:p>
          </table:table-cell>
          <table:table-cell table:formula="of:=MAX((100-MAX([.S$5]+MIN([.$G45];0);0))*INT(([.$K45]-[.AH45])*[.$J45])/100;0)" office:value-type="float" office:value="7.7" calcext:value-type="float">
            <text:p>8</text:p>
          </table:table-cell>
          <table:table-cell table:formula="of:=MAX((100-MAX([.T$5]+MIN([.$G45];0);0))*INT(([.$K45]-[.AI45])*[.$J45])/100;0)" office:value-type="float" office:value="4.4" calcext:value-type="float">
            <text:p>4</text:p>
          </table:table-cell>
          <table:table-cell table:formula="of:=MAX((100-MAX([.U$5]+MIN([.$G45];0);0))*INT(([.$K45]-[.AJ45])*[.$J45])/100;0)" office:value-type="float" office:value="0.8" calcext:value-type="float">
            <text:p>1</text:p>
          </table:table-cell>
          <table:table-cell table:formula="of:=MAX((100-MAX([.V$5]+MIN([.$G45];0);0))*INT(([.$K45]-[.AK45])*[.$J45])/100;0)" office:value-type="float" office:value="12.6" calcext:value-type="float">
            <text:p>13</text:p>
          </table:table-cell>
          <table:table-cell table:formula="of:=MAX((100-MAX([.W$5]+MIN([.$G45];0);0))*INT(([.$K45]-[.AL45])*[.$J45])/100;0)" office:value-type="float" office:value="15.3" calcext:value-type="float">
            <text:p>15</text:p>
          </table:table-cell>
          <table:table-cell table:formula="of:=MAX((100-MAX([.X$5]+MIN([.$G45];0);0))*INT(([.$K45]-[.AM45])*[.$J45])/100;0)" office:value-type="float" office:value="7.8" calcext:value-type="float">
            <text:p>8</text:p>
          </table:table-cell>
          <table:table-cell table:number-columns-repeated="3"/>
          <table:table-cell table:formula="of:=MAX([.M$4]*IF([.$E45];0.2;1)*(100+[.$G45]*IF([.$G45]&gt;0;[.$C$1];[.$C$2]))/100; 0)" office:value-type="float" office:value="0" calcext:value-type="float">
            <text:p>0</text:p>
          </table:table-cell>
          <table:table-cell table:formula="of:=MAX([.N$4]*IF([.$E45];0.2;1)*(100+[.$G45]*IF([.$G45]&gt;0;[.$C$1];[.$C$2]))/100; 0)" office:value-type="float" office:value="0" calcext:value-type="float">
            <text:p>0</text:p>
          </table:table-cell>
          <table:table-cell table:formula="of:=MAX([.O$4]*IF([.$E45];0.2;1)*(100+[.$G45]*IF([.$G45]&gt;0;[.$C$1];[.$C$2]))/100; 0)" office:value-type="float" office:value="1.8" calcext:value-type="float">
            <text:p>2</text:p>
          </table:table-cell>
          <table:table-cell table:formula="of:=MAX([.P$4]*IF([.$E45];0.2;1)*(100+[.$G45]*IF([.$G45]&gt;0;[.$C$1];[.$C$2]))/100; 0)" office:value-type="float" office:value="3.6" calcext:value-type="float">
            <text:p>4</text:p>
          </table:table-cell>
          <table:table-cell table:formula="of:=MAX([.Q$4]*IF([.$E45];0.2;1)*(100+[.$G45]*IF([.$G45]&gt;0;[.$C$1];[.$C$2]))/100; 0)" office:value-type="float" office:value="4.5" calcext:value-type="float">
            <text:p>5</text:p>
          </table:table-cell>
          <table:table-cell table:formula="of:=MAX([.R$4]*IF([.$E45];0.2;1)*(100+[.$G45]*IF([.$G45]&gt;0;[.$C$1];[.$C$2]))/100; 0)" office:value-type="float" office:value="7.2" calcext:value-type="float">
            <text:p>7</text:p>
          </table:table-cell>
          <table:table-cell table:formula="of:=MAX([.S$4]*IF([.$E45];0.2;1)*(100+[.$G45]*IF([.$G45]&gt;0;[.$C$1];[.$C$2]))/100; 0)" office:value-type="float" office:value="10.8" calcext:value-type="float">
            <text:p>11</text:p>
          </table:table-cell>
          <table:table-cell table:formula="of:=MAX([.T$4]*IF([.$E45];0.2;1)*(100+[.$G45]*IF([.$G45]&gt;0;[.$C$1];[.$C$2]))/100; 0)" office:value-type="float" office:value="13.5" calcext:value-type="float">
            <text:p>14</text:p>
          </table:table-cell>
          <table:table-cell table:formula="of:=MAX([.U$4]*IF([.$E45];0.2;1)*(100+[.$G45]*IF([.$G45]&gt;0;[.$C$1];[.$C$2]))/100; 0)" office:value-type="float" office:value="18" calcext:value-type="float">
            <text:p>18</text:p>
          </table:table-cell>
          <table:table-cell table:formula="of:=MAX([.V$4]*IF([.$E45];0.2;1)*(100+[.$G45]*IF([.$G45]&gt;0;[.$C$1];[.$C$2]))/100; 0)" office:value-type="float" office:value="5.4" calcext:value-type="float">
            <text:p>5</text:p>
          </table:table-cell>
          <table:table-cell table:formula="of:=MAX([.W$4]*IF([.$E45];0.2;1)*(100+[.$G45]*IF([.$G45]&gt;0;[.$C$1];[.$C$2]))/100; 0)" office:value-type="float" office:value="5.4" calcext:value-type="float">
            <text:p>5</text:p>
          </table:table-cell>
          <table:table-cell table:formula="of:=MAX([.X$4]*IF([.$E45];0.2;1)*(100+[.$G45]*IF([.$G45]&gt;0;[.$C$1];[.$C$2]))/100; 0)" office:value-type="float" office:value="9" calcext:value-type="float">
            <text:p>9</text:p>
          </table:table-cell>
          <table:table-cell table:formula="of:=MAX([.Y$4]*IF([.$E45];0.2;1)*(100+[.$G45]*IF([.$G45]&gt;0;[.$C$1];[.$C$2]))/100; 0)" office:value-type="float" office:value="0" calcext:value-type="float">
            <text:p>0</text:p>
          </table:table-cell>
          <table:table-cell table:formula="of:=MAX([.Z$4]*IF([.$E45];0.2;1)*(100+[.$G45]*IF([.$G45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6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6];[$'EcCo ammo'.$A$6:$'EcCo ammo'.$A$37];[$'EcCo ammo'.G$6:$'EcCo ammo'.G$37]))" office:value-type="float" office:value="30" calcext:value-type="float">
            <text:p>30</text:p>
          </table:table-cell>
          <table:table-cell table:formula="of:=LOOKUP([.$B46];[$'EcCo ammo'.$A$6:$'EcCo ammo'.$A$37];[$'EcCo ammo'.I$6:$'EcCo ammo'.I$37])" office:value-type="float" office:value="1" calcext:value-type="float">
            <text:p>1</text:p>
          </table:table-cell>
          <table:table-cell table:formula="of:=LOOKUP([.$B46];[$'EcCo ammo'.$A$6:$'EcCo ammo'.$A$37];[$'EcCo ammo'.J$6:$'EcCo ammo'.J$37])" office:value-type="float" office:value="1" calcext:value-type="float">
            <text:p>1</text:p>
          </table:table-cell>
          <table:table-cell table:formula="of:=[.H46]/[.I46]" office:value-type="float" office:value="1" calcext:value-type="float">
            <text:p>1.00</text:p>
          </table:table-cell>
          <table:table-cell table:formula="of:=ROUND(AVERAGE([.C46];[.D46]))" office:value-type="float" office:value="23" calcext:value-type="float">
            <text:p>23</text:p>
          </table:table-cell>
          <table:table-cell/>
          <table:table-cell table:formula="of:=MAX((100-MAX([.M$5]+MIN([.$G46];0);0))*INT(([.$K46]-[.AB46])*[.$J46])/100;0)" office:value-type="float" office:value="23" calcext:value-type="float">
            <text:p>23</text:p>
          </table:table-cell>
          <table:table-cell table:formula="of:=MAX((100-MAX([.N$5]+MIN([.$G46];0);0))*INT(([.$K46]-[.AC46])*[.$J46])/100;0)" office:value-type="float" office:value="18.4" calcext:value-type="float">
            <text:p>18</text:p>
          </table:table-cell>
          <table:table-cell table:formula="of:=MAX((100-MAX([.O$5]+MIN([.$G46];0);0))*INT(([.$K46]-[.AD46])*[.$J46])/100;0)" office:value-type="float" office:value="15.75" calcext:value-type="float">
            <text:p>16</text:p>
          </table:table-cell>
          <table:table-cell table:formula="of:=MAX((100-MAX([.P$5]+MIN([.$G46];0);0))*INT(([.$K46]-[.AE46])*[.$J46])/100;0)" office:value-type="float" office:value="13.3" calcext:value-type="float">
            <text:p>13</text:p>
          </table:table-cell>
          <table:table-cell table:formula="of:=MAX((100-MAX([.Q$5]+MIN([.$G46];0);0))*INT(([.$K46]-[.AF46])*[.$J46])/100;0)" office:value-type="float" office:value="10.8" calcext:value-type="float">
            <text:p>11</text:p>
          </table:table-cell>
          <table:table-cell table:formula="of:=MAX((100-MAX([.R$5]+MIN([.$G46];0);0))*INT(([.$K46]-[.AG46])*[.$J46])/100;0)" office:value-type="float" office:value="9" calcext:value-type="float">
            <text:p>9</text:p>
          </table:table-cell>
          <table:table-cell table:formula="of:=MAX((100-MAX([.S$5]+MIN([.$G46];0);0))*INT(([.$K46]-[.AH46])*[.$J46])/100;0)" office:value-type="float" office:value="6.6" calcext:value-type="float">
            <text:p>7</text:p>
          </table:table-cell>
          <table:table-cell table:formula="of:=MAX((100-MAX([.T$5]+MIN([.$G46];0);0))*INT(([.$K46]-[.AI46])*[.$J46])/100;0)" office:value-type="float" office:value="3.6" calcext:value-type="float">
            <text:p>4</text:p>
          </table:table-cell>
          <table:table-cell table:formula="of:=MAX((100-MAX([.U$5]+MIN([.$G46];0);0))*INT(([.$K46]-[.AJ46])*[.$J46])/100;0)" office:value-type="float" office:value="0.9" calcext:value-type="float">
            <text:p>1</text:p>
          </table:table-cell>
          <table:table-cell table:formula="of:=MAX((100-MAX([.V$5]+MIN([.$G46];0);0))*INT(([.$K46]-[.AK46])*[.$J46])/100;0)" office:value-type="float" office:value="10.2" calcext:value-type="float">
            <text:p>10</text:p>
          </table:table-cell>
          <table:table-cell table:formula="of:=MAX((100-MAX([.W$5]+MIN([.$G46];0);0))*INT(([.$K46]-[.AL46])*[.$J46])/100;0)" office:value-type="float" office:value="12.75" calcext:value-type="float">
            <text:p>13</text:p>
          </table:table-cell>
          <table:table-cell table:formula="of:=MAX((100-MAX([.X$5]+MIN([.$G46];0);0))*INT(([.$K46]-[.AM46])*[.$J46])/100;0)" office:value-type="float" office:value="6.5" calcext:value-type="float">
            <text:p>7</text:p>
          </table:table-cell>
          <table:table-cell table:number-columns-repeated="3"/>
          <table:table-cell table:formula="of:=MAX([.M$4]*IF([.$E46];0.2;1)*(100+[.$G46]*IF([.$G46]&gt;0;[.$C$1];[.$C$2]))/100; 0)" office:value-type="float" office:value="0" calcext:value-type="float">
            <text:p>0</text:p>
          </table:table-cell>
          <table:table-cell table:formula="of:=MAX([.N$4]*IF([.$E46];0.2;1)*(100+[.$G46]*IF([.$G46]&gt;0;[.$C$1];[.$C$2]))/100; 0)" office:value-type="float" office:value="0" calcext:value-type="float">
            <text:p>0</text:p>
          </table:table-cell>
          <table:table-cell table:formula="of:=MAX([.O$4]*IF([.$E46];0.2;1)*(100+[.$G46]*IF([.$G46]&gt;0;[.$C$1];[.$C$2]))/100; 0)" office:value-type="float" office:value="2" calcext:value-type="float">
            <text:p>2</text:p>
          </table:table-cell>
          <table:table-cell table:formula="of:=MAX([.P$4]*IF([.$E46];0.2;1)*(100+[.$G46]*IF([.$G46]&gt;0;[.$C$1];[.$C$2]))/100; 0)" office:value-type="float" office:value="4" calcext:value-type="float">
            <text:p>4</text:p>
          </table:table-cell>
          <table:table-cell table:formula="of:=MAX([.Q$4]*IF([.$E46];0.2;1)*(100+[.$G46]*IF([.$G46]&gt;0;[.$C$1];[.$C$2]))/100; 0)" office:value-type="float" office:value="5" calcext:value-type="float">
            <text:p>5</text:p>
          </table:table-cell>
          <table:table-cell table:formula="of:=MAX([.R$4]*IF([.$E46];0.2;1)*(100+[.$G46]*IF([.$G46]&gt;0;[.$C$1];[.$C$2]))/100; 0)" office:value-type="float" office:value="8" calcext:value-type="float">
            <text:p>8</text:p>
          </table:table-cell>
          <table:table-cell table:formula="of:=MAX([.S$4]*IF([.$E46];0.2;1)*(100+[.$G46]*IF([.$G46]&gt;0;[.$C$1];[.$C$2]))/100; 0)" office:value-type="float" office:value="12" calcext:value-type="float">
            <text:p>12</text:p>
          </table:table-cell>
          <table:table-cell table:formula="of:=MAX([.T$4]*IF([.$E46];0.2;1)*(100+[.$G46]*IF([.$G46]&gt;0;[.$C$1];[.$C$2]))/100; 0)" office:value-type="float" office:value="15" calcext:value-type="float">
            <text:p>15</text:p>
          </table:table-cell>
          <table:table-cell table:formula="of:=MAX([.U$4]*IF([.$E46];0.2;1)*(100+[.$G46]*IF([.$G46]&gt;0;[.$C$1];[.$C$2]))/100; 0)" office:value-type="float" office:value="20" calcext:value-type="float">
            <text:p>20</text:p>
          </table:table-cell>
          <table:table-cell table:formula="of:=MAX([.V$4]*IF([.$E46];0.2;1)*(100+[.$G46]*IF([.$G46]&gt;0;[.$C$1];[.$C$2]))/100; 0)" office:value-type="float" office:value="6" calcext:value-type="float">
            <text:p>6</text:p>
          </table:table-cell>
          <table:table-cell table:formula="of:=MAX([.W$4]*IF([.$E46];0.2;1)*(100+[.$G46]*IF([.$G46]&gt;0;[.$C$1];[.$C$2]))/100; 0)" office:value-type="float" office:value="6" calcext:value-type="float">
            <text:p>6</text:p>
          </table:table-cell>
          <table:table-cell table:formula="of:=MAX([.X$4]*IF([.$E46];0.2;1)*(100+[.$G46]*IF([.$G46]&gt;0;[.$C$1];[.$C$2]))/100; 0)" office:value-type="float" office:value="10" calcext:value-type="float">
            <text:p>10</text:p>
          </table:table-cell>
          <table:table-cell table:formula="of:=MAX([.Y$4]*IF([.$E46];0.2;1)*(100+[.$G46]*IF([.$G46]&gt;0;[.$C$1];[.$C$2]))/100; 0)" office:value-type="float" office:value="0" calcext:value-type="float">
            <text:p>0</text:p>
          </table:table-cell>
          <table:table-cell table:formula="of:=MAX([.Z$4]*IF([.$E46];0.2;1)*(100+[.$G46]*IF([.$G46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lug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7];[$'EcCo ammo'.$A$6:$'EcCo ammo'.$A$37];[$'EcCo ammo'.F$6:$'EcCo ammo'.F$37])" office:value-type="float" office:value="0" calcext:value-type="float">
            <text:p>0</text:p>
          </table:table-cell>
          <table:table-cell table:formula="of:=FLOOR(LOOKUP([.$B47];[$'EcCo ammo'.$A$6:$'EcCo ammo'.$A$37];[$'EcCo ammo'.G$6:$'EcCo ammo'.G$37]))" office:value-type="float" office:value="-30" calcext:value-type="float">
            <text:p>-30</text:p>
          </table:table-cell>
          <table:table-cell table:formula="of:=LOOKUP([.$B47];[$'EcCo ammo'.$A$6:$'EcCo ammo'.$A$37];[$'EcCo ammo'.I$6:$'EcCo ammo'.I$37])" office:value-type="float" office:value="1" calcext:value-type="float">
            <text:p>1</text:p>
          </table:table-cell>
          <table:table-cell table:formula="of:=LOOKUP([.$B47];[$'EcCo ammo'.$A$6:$'EcCo ammo'.$A$37];[$'EcCo ammo'.J$6:$'EcCo ammo'.J$37])" office:value-type="float" office:value="1" calcext:value-type="float">
            <text:p>1</text:p>
          </table:table-cell>
          <table:table-cell table:formula="of:=[.H47]/[.I47]" office:value-type="float" office:value="1" calcext:value-type="float">
            <text:p>1.00</text:p>
          </table:table-cell>
          <table:table-cell table:formula="of:=ROUND(AVERAGE([.C47];[.D47]))" office:value-type="float" office:value="23" calcext:value-type="float">
            <text:p>23</text:p>
          </table:table-cell>
          <table:table-cell/>
          <table:table-cell table:formula="of:=MAX((100-MAX([.M$5]+MIN([.$G47];0);0))*INT(([.$K47]-[.AB47])*[.$J47])/100;0)" office:value-type="float" office:value="23" calcext:value-type="float">
            <text:p>23</text:p>
          </table:table-cell>
          <table:table-cell table:formula="of:=MAX((100-MAX([.N$5]+MIN([.$G47];0);0))*INT(([.$K47]-[.AC47])*[.$J47])/100;0)" office:value-type="float" office:value="23" calcext:value-type="float">
            <text:p>23</text:p>
          </table:table-cell>
          <table:table-cell table:formula="of:=MAX((100-MAX([.O$5]+MIN([.$G47];0);0))*INT(([.$K47]-[.AD47])*[.$J47])/100;0)" office:value-type="float" office:value="21" calcext:value-type="float">
            <text:p>21</text:p>
          </table:table-cell>
          <table:table-cell table:formula="of:=MAX((100-MAX([.P$5]+MIN([.$G47];0);0))*INT(([.$K47]-[.AE47])*[.$J47])/100;0)" office:value-type="float" office:value="20" calcext:value-type="float">
            <text:p>20</text:p>
          </table:table-cell>
          <table:table-cell table:formula="of:=MAX((100-MAX([.Q$5]+MIN([.$G47];0);0))*INT(([.$K47]-[.AF47])*[.$J47])/100;0)" office:value-type="float" office:value="17.1" calcext:value-type="float">
            <text:p>17</text:p>
          </table:table-cell>
          <table:table-cell table:formula="of:=MAX((100-MAX([.R$5]+MIN([.$G47];0);0))*INT(([.$K47]-[.AG47])*[.$J47])/100;0)" office:value-type="float" office:value="15.3" calcext:value-type="float">
            <text:p>15</text:p>
          </table:table-cell>
          <table:table-cell table:formula="of:=MAX((100-MAX([.S$5]+MIN([.$G47];0);0))*INT(([.$K47]-[.AH47])*[.$J47])/100;0)" office:value-type="float" office:value="12.6" calcext:value-type="float">
            <text:p>13</text:p>
          </table:table-cell>
          <table:table-cell table:formula="of:=MAX((100-MAX([.T$5]+MIN([.$G47];0);0))*INT(([.$K47]-[.AI47])*[.$J47])/100;0)" office:value-type="float" office:value="9" calcext:value-type="float">
            <text:p>9</text:p>
          </table:table-cell>
          <table:table-cell table:formula="of:=MAX((100-MAX([.U$5]+MIN([.$G47];0);0))*INT(([.$K47]-[.AJ47])*[.$J47])/100;0)" office:value-type="float" office:value="5.4" calcext:value-type="float">
            <text:p>5</text:p>
          </table:table-cell>
          <table:table-cell table:formula="of:=MAX((100-MAX([.V$5]+MIN([.$G47];0);0))*INT(([.$K47]-[.AK47])*[.$J47])/100;0)" office:value-type="float" office:value="16.2" calcext:value-type="float">
            <text:p>16</text:p>
          </table:table-cell>
          <table:table-cell table:formula="of:=MAX((100-MAX([.W$5]+MIN([.$G47];0);0))*INT(([.$K47]-[.AL47])*[.$J47])/100;0)" office:value-type="float" office:value="18" calcext:value-type="float">
            <text:p>18</text:p>
          </table:table-cell>
          <table:table-cell table:formula="of:=MAX((100-MAX([.X$5]+MIN([.$G47];0);0))*INT(([.$K47]-[.AM47])*[.$J47])/100;0)" office:value-type="float" office:value="12.8" calcext:value-type="float">
            <text:p>13</text:p>
          </table:table-cell>
          <table:table-cell table:number-columns-repeated="3"/>
          <table:table-cell table:formula="of:=MAX([.M$4]*IF([.$E47];0.2;1)*(100+[.$G47]*IF([.$G47]&gt;0;[.$C$1];[.$C$2]))/100; 0)" office:value-type="float" office:value="0" calcext:value-type="float">
            <text:p>0</text:p>
          </table:table-cell>
          <table:table-cell table:formula="of:=MAX([.N$4]*IF([.$E47];0.2;1)*(100+[.$G47]*IF([.$G47]&gt;0;[.$C$1];[.$C$2]))/100; 0)" office:value-type="float" office:value="0" calcext:value-type="float">
            <text:p>0</text:p>
          </table:table-cell>
          <table:table-cell table:formula="of:=MAX([.O$4]*IF([.$E47];0.2;1)*(100+[.$G47]*IF([.$G47]&gt;0;[.$C$1];[.$C$2]))/100; 0)" office:value-type="float" office:value="1.4" calcext:value-type="float">
            <text:p>1</text:p>
          </table:table-cell>
          <table:table-cell table:formula="of:=MAX([.P$4]*IF([.$E47];0.2;1)*(100+[.$G47]*IF([.$G47]&gt;0;[.$C$1];[.$C$2]))/100; 0)" office:value-type="float" office:value="2.8" calcext:value-type="float">
            <text:p>3</text:p>
          </table:table-cell>
          <table:table-cell table:formula="of:=MAX([.Q$4]*IF([.$E47];0.2;1)*(100+[.$G47]*IF([.$G47]&gt;0;[.$C$1];[.$C$2]))/100; 0)" office:value-type="float" office:value="3.5" calcext:value-type="float">
            <text:p>4</text:p>
          </table:table-cell>
          <table:table-cell table:formula="of:=MAX([.R$4]*IF([.$E47];0.2;1)*(100+[.$G47]*IF([.$G47]&gt;0;[.$C$1];[.$C$2]))/100; 0)" office:value-type="float" office:value="5.6" calcext:value-type="float">
            <text:p>6</text:p>
          </table:table-cell>
          <table:table-cell table:formula="of:=MAX([.S$4]*IF([.$E47];0.2;1)*(100+[.$G47]*IF([.$G47]&gt;0;[.$C$1];[.$C$2]))/100; 0)" office:value-type="float" office:value="8.4" calcext:value-type="float">
            <text:p>8</text:p>
          </table:table-cell>
          <table:table-cell table:formula="of:=MAX([.T$4]*IF([.$E47];0.2;1)*(100+[.$G47]*IF([.$G47]&gt;0;[.$C$1];[.$C$2]))/100; 0)" office:value-type="float" office:value="10.5" calcext:value-type="float">
            <text:p>11</text:p>
          </table:table-cell>
          <table:table-cell table:formula="of:=MAX([.U$4]*IF([.$E47];0.2;1)*(100+[.$G47]*IF([.$G47]&gt;0;[.$C$1];[.$C$2]))/100; 0)" office:value-type="float" office:value="14" calcext:value-type="float">
            <text:p>14</text:p>
          </table:table-cell>
          <table:table-cell table:formula="of:=MAX([.V$4]*IF([.$E47];0.2;1)*(100+[.$G47]*IF([.$G47]&gt;0;[.$C$1];[.$C$2]))/100; 0)" office:value-type="float" office:value="4.2" calcext:value-type="float">
            <text:p>4</text:p>
          </table:table-cell>
          <table:table-cell table:formula="of:=MAX([.W$4]*IF([.$E47];0.2;1)*(100+[.$G47]*IF([.$G47]&gt;0;[.$C$1];[.$C$2]))/100; 0)" office:value-type="float" office:value="4.2" calcext:value-type="float">
            <text:p>4</text:p>
          </table:table-cell>
          <table:table-cell table:formula="of:=MAX([.X$4]*IF([.$E47];0.2;1)*(100+[.$G47]*IF([.$G47]&gt;0;[.$C$1];[.$C$2]))/100; 0)" office:value-type="float" office:value="7" calcext:value-type="float">
            <text:p>7</text:p>
          </table:table-cell>
          <table:table-cell table:formula="of:=MAX([.Y$4]*IF([.$E47];0.2;1)*(100+[.$G47]*IF([.$G47]&gt;0;[.$C$1];[.$C$2]))/100; 0)" office:value-type="float" office:value="0" calcext:value-type="float">
            <text:p>0</text:p>
          </table:table-cell>
          <table:table-cell table:formula="of:=MAX([.Z$4]*IF([.$E47];0.2;1)*(100+[.$G47]*IF([.$G47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Buckshot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8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8];[$'EcCo ammo'.$A$6:$'EcCo ammo'.$A$37];[$'EcCo ammo'.G$6:$'EcCo ammo'.G$37]))" office:value-type="float" office:value="-10" calcext:value-type="float">
            <text:p>-10</text:p>
          </table:table-cell>
          <table:table-cell table:formula="of:=LOOKUP([.$B48];[$'EcCo ammo'.$A$6:$'EcCo ammo'.$A$37];[$'EcCo ammo'.I$6:$'EcCo ammo'.I$37])" office:value-type="float" office:value="5" calcext:value-type="float">
            <text:p>5</text:p>
          </table:table-cell>
          <table:table-cell table:formula="of:=LOOKUP([.$B48];[$'EcCo ammo'.$A$6:$'EcCo ammo'.$A$37];[$'EcCo ammo'.J$6:$'EcCo ammo'.J$37])" office:value-type="float" office:value="4" calcext:value-type="float">
            <text:p>4</text:p>
          </table:table-cell>
          <table:table-cell table:formula="of:=[.H48]/[.I48]" office:value-type="float" office:value="1.25" calcext:value-type="float">
            <text:p>1.25</text:p>
          </table:table-cell>
          <table:table-cell table:formula="of:=ROUND(AVERAGE([.C48];[.D48]))" office:value-type="float" office:value="23" calcext:value-type="float">
            <text:p>23</text:p>
          </table:table-cell>
          <table:table-cell/>
          <table:table-cell table:formula="of:=MAX((100-MAX([.M$5]+MIN([.$G48];0);0))*INT(([.$K48]-[.AB48])*[.$J48])/100;0)" office:value-type="float" office:value="28" calcext:value-type="float">
            <text:p>28</text:p>
          </table:table-cell>
          <table:table-cell table:formula="of:=MAX((100-MAX([.N$5]+MIN([.$G48];0);0))*INT(([.$K48]-[.AC48])*[.$J48])/100;0)" office:value-type="float" office:value="25.2" calcext:value-type="float">
            <text:p>25</text:p>
          </table:table-cell>
          <table:table-cell table:formula="of:=MAX((100-MAX([.O$5]+MIN([.$G48];0);0))*INT(([.$K48]-[.AD48])*[.$J48])/100;0)" office:value-type="float" office:value="22.1" calcext:value-type="float">
            <text:p>22</text:p>
          </table:table-cell>
          <table:table-cell table:formula="of:=MAX((100-MAX([.P$5]+MIN([.$G48];0);0))*INT(([.$K48]-[.AE48])*[.$J48])/100;0)" office:value-type="float" office:value="19.2" calcext:value-type="float">
            <text:p>19</text:p>
          </table:table-cell>
          <table:table-cell table:formula="of:=MAX((100-MAX([.Q$5]+MIN([.$G48];0);0))*INT(([.$K48]-[.AF48])*[.$J48])/100;0)" office:value-type="float" office:value="16.1" calcext:value-type="float">
            <text:p>16</text:p>
          </table:table-cell>
          <table:table-cell table:formula="of:=MAX((100-MAX([.R$5]+MIN([.$G48];0);0))*INT(([.$K48]-[.AG48])*[.$J48])/100;0)" office:value-type="float" office:value="13.3" calcext:value-type="float">
            <text:p>13</text:p>
          </table:table-cell>
          <table:table-cell table:formula="of:=MAX((100-MAX([.S$5]+MIN([.$G48];0);0))*INT(([.$K48]-[.AH48])*[.$J48])/100;0)" office:value-type="float" office:value="10.5" calcext:value-type="float">
            <text:p>11</text:p>
          </table:table-cell>
          <table:table-cell table:formula="of:=MAX((100-MAX([.T$5]+MIN([.$G48];0);0))*INT(([.$K48]-[.AI48])*[.$J48])/100;0)" office:value-type="float" office:value="6.05" calcext:value-type="float">
            <text:p>6</text:p>
          </table:table-cell>
          <table:table-cell table:formula="of:=MAX((100-MAX([.U$5]+MIN([.$G48];0);0))*INT(([.$K48]-[.AJ48])*[.$J48])/100;0)" office:value-type="float" office:value="2.4" calcext:value-type="float">
            <text:p>2</text:p>
          </table:table-cell>
          <table:table-cell table:formula="of:=MAX((100-MAX([.V$5]+MIN([.$G48];0);0))*INT(([.$K48]-[.AK48])*[.$J48])/100;0)" office:value-type="float" office:value="15.4" calcext:value-type="float">
            <text:p>15</text:p>
          </table:table-cell>
          <table:table-cell table:formula="of:=MAX((100-MAX([.W$5]+MIN([.$G48];0);0))*INT(([.$K48]-[.AL48])*[.$J48])/100;0)" office:value-type="float" office:value="18.7" calcext:value-type="float">
            <text:p>19</text:p>
          </table:table-cell>
          <table:table-cell table:formula="of:=MAX((100-MAX([.X$5]+MIN([.$G48];0);0))*INT(([.$K48]-[.AM48])*[.$J48])/100;0)" office:value-type="float" office:value="10.2" calcext:value-type="float">
            <text:p>10</text:p>
          </table:table-cell>
          <table:table-cell table:number-columns-repeated="3"/>
          <table:table-cell table:formula="of:=MAX([.M$4]*IF([.$E48];0.2;1)*(100+[.$G48]*IF([.$G48]&gt;0;[.$C$1];[.$C$2]))/100; 0)" office:value-type="float" office:value="0" calcext:value-type="float">
            <text:p>0</text:p>
          </table:table-cell>
          <table:table-cell table:formula="of:=MAX([.N$4]*IF([.$E48];0.2;1)*(100+[.$G48]*IF([.$G48]&gt;0;[.$C$1];[.$C$2]))/100; 0)" office:value-type="float" office:value="0" calcext:value-type="float">
            <text:p>0</text:p>
          </table:table-cell>
          <table:table-cell table:formula="of:=MAX([.O$4]*IF([.$E48];0.2;1)*(100+[.$G48]*IF([.$G48]&gt;0;[.$C$1];[.$C$2]))/100; 0)" office:value-type="float" office:value="1.8" calcext:value-type="float">
            <text:p>2</text:p>
          </table:table-cell>
          <table:table-cell table:formula="of:=MAX([.P$4]*IF([.$E48];0.2;1)*(100+[.$G48]*IF([.$G48]&gt;0;[.$C$1];[.$C$2]))/100; 0)" office:value-type="float" office:value="3.6" calcext:value-type="float">
            <text:p>4</text:p>
          </table:table-cell>
          <table:table-cell table:formula="of:=MAX([.Q$4]*IF([.$E48];0.2;1)*(100+[.$G48]*IF([.$G48]&gt;0;[.$C$1];[.$C$2]))/100; 0)" office:value-type="float" office:value="4.5" calcext:value-type="float">
            <text:p>5</text:p>
          </table:table-cell>
          <table:table-cell table:formula="of:=MAX([.R$4]*IF([.$E48];0.2;1)*(100+[.$G48]*IF([.$G48]&gt;0;[.$C$1];[.$C$2]))/100; 0)" office:value-type="float" office:value="7.2" calcext:value-type="float">
            <text:p>7</text:p>
          </table:table-cell>
          <table:table-cell table:formula="of:=MAX([.S$4]*IF([.$E48];0.2;1)*(100+[.$G48]*IF([.$G48]&gt;0;[.$C$1];[.$C$2]))/100; 0)" office:value-type="float" office:value="10.8" calcext:value-type="float">
            <text:p>11</text:p>
          </table:table-cell>
          <table:table-cell table:formula="of:=MAX([.T$4]*IF([.$E48];0.2;1)*(100+[.$G48]*IF([.$G48]&gt;0;[.$C$1];[.$C$2]))/100; 0)" office:value-type="float" office:value="13.5" calcext:value-type="float">
            <text:p>14</text:p>
          </table:table-cell>
          <table:table-cell table:formula="of:=MAX([.U$4]*IF([.$E48];0.2;1)*(100+[.$G48]*IF([.$G48]&gt;0;[.$C$1];[.$C$2]))/100; 0)" office:value-type="float" office:value="18" calcext:value-type="float">
            <text:p>18</text:p>
          </table:table-cell>
          <table:table-cell table:formula="of:=MAX([.V$4]*IF([.$E48];0.2;1)*(100+[.$G48]*IF([.$G48]&gt;0;[.$C$1];[.$C$2]))/100; 0)" office:value-type="float" office:value="5.4" calcext:value-type="float">
            <text:p>5</text:p>
          </table:table-cell>
          <table:table-cell table:formula="of:=MAX([.W$4]*IF([.$E48];0.2;1)*(100+[.$G48]*IF([.$G48]&gt;0;[.$C$1];[.$C$2]))/100; 0)" office:value-type="float" office:value="5.4" calcext:value-type="float">
            <text:p>5</text:p>
          </table:table-cell>
          <table:table-cell table:formula="of:=MAX([.X$4]*IF([.$E48];0.2;1)*(100+[.$G48]*IF([.$G48]&gt;0;[.$C$1];[.$C$2]))/100; 0)" office:value-type="float" office:value="9" calcext:value-type="float">
            <text:p>9</text:p>
          </table:table-cell>
          <table:table-cell table:formula="of:=MAX([.Y$4]*IF([.$E48];0.2;1)*(100+[.$G48]*IF([.$G48]&gt;0;[.$C$1];[.$C$2]))/100; 0)" office:value-type="float" office:value="0" calcext:value-type="float">
            <text:p>0</text:p>
          </table:table-cell>
          <table:table-cell table:formula="of:=MAX([.Z$4]*IF([.$E48];0.2;1)*(100+[.$G48]*IF([.$G48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49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9];[$'EcCo ammo'.$A$6:$'EcCo ammo'.$A$37];[$'EcCo ammo'.G$6:$'EcCo ammo'.G$37]))" office:value-type="float" office:value="30" calcext:value-type="float">
            <text:p>30</text:p>
          </table:table-cell>
          <table:table-cell table:formula="of:=LOOKUP([.$B49];[$'EcCo ammo'.$A$6:$'EcCo ammo'.$A$37];[$'EcCo ammo'.I$6:$'EcCo ammo'.I$37])" office:value-type="float" office:value="1" calcext:value-type="float">
            <text:p>1</text:p>
          </table:table-cell>
          <table:table-cell table:formula="of:=LOOKUP([.$B49];[$'EcCo ammo'.$A$6:$'EcCo ammo'.$A$37];[$'EcCo ammo'.J$6:$'EcCo ammo'.J$37])" office:value-type="float" office:value="1" calcext:value-type="float">
            <text:p>1</text:p>
          </table:table-cell>
          <table:table-cell table:formula="of:=[.H49]/[.I49]" office:value-type="float" office:value="1" calcext:value-type="float">
            <text:p>1.00</text:p>
          </table:table-cell>
          <table:table-cell table:formula="of:=ROUND(AVERAGE([.C49];[.D49]))" office:value-type="float" office:value="29" calcext:value-type="float">
            <text:p>29</text:p>
          </table:table-cell>
          <table:table-cell/>
          <table:table-cell table:formula="of:=MAX((100-MAX([.M$5]+MIN([.$G49];0);0))*INT(([.$K49]-[.AB49])*[.$J49])/100;0)" office:value-type="float" office:value="29" calcext:value-type="float">
            <text:p>29</text:p>
          </table:table-cell>
          <table:table-cell table:formula="of:=MAX((100-MAX([.N$5]+MIN([.$G49];0);0))*INT(([.$K49]-[.AC49])*[.$J49])/100;0)" office:value-type="float" office:value="23.2" calcext:value-type="float">
            <text:p>23</text:p>
          </table:table-cell>
          <table:table-cell table:formula="of:=MAX((100-MAX([.O$5]+MIN([.$G49];0);0))*INT(([.$K49]-[.AD49])*[.$J49])/100;0)" office:value-type="float" office:value="20.25" calcext:value-type="float">
            <text:p>20</text:p>
          </table:table-cell>
          <table:table-cell table:formula="of:=MAX((100-MAX([.P$5]+MIN([.$G49];0);0))*INT(([.$K49]-[.AE49])*[.$J49])/100;0)" office:value-type="float" office:value="17.5" calcext:value-type="float">
            <text:p>18</text:p>
          </table:table-cell>
          <table:table-cell table:formula="of:=MAX((100-MAX([.Q$5]+MIN([.$G49];0);0))*INT(([.$K49]-[.AF49])*[.$J49])/100;0)" office:value-type="float" office:value="14.4" calcext:value-type="float">
            <text:p>14</text:p>
          </table:table-cell>
          <table:table-cell table:formula="of:=MAX((100-MAX([.R$5]+MIN([.$G49];0);0))*INT(([.$K49]-[.AG49])*[.$J49])/100;0)" office:value-type="float" office:value="12.6" calcext:value-type="float">
            <text:p>13</text:p>
          </table:table-cell>
          <table:table-cell table:formula="of:=MAX((100-MAX([.S$5]+MIN([.$G49];0);0))*INT(([.$K49]-[.AH49])*[.$J49])/100;0)" office:value-type="float" office:value="10.2" calcext:value-type="float">
            <text:p>10</text:p>
          </table:table-cell>
          <table:table-cell table:formula="of:=MAX((100-MAX([.T$5]+MIN([.$G49];0);0))*INT(([.$K49]-[.AI49])*[.$J49])/100;0)" office:value-type="float" office:value="6.3" calcext:value-type="float">
            <text:p>6</text:p>
          </table:table-cell>
          <table:table-cell table:formula="of:=MAX((100-MAX([.U$5]+MIN([.$G49];0);0))*INT(([.$K49]-[.AJ49])*[.$J49])/100;0)" office:value-type="float" office:value="2.7" calcext:value-type="float">
            <text:p>3</text:p>
          </table:table-cell>
          <table:table-cell table:formula="of:=MAX((100-MAX([.V$5]+MIN([.$G49];0);0))*INT(([.$K49]-[.AK49])*[.$J49])/100;0)" office:value-type="float" office:value="13.8" calcext:value-type="float">
            <text:p>14</text:p>
          </table:table-cell>
          <table:table-cell table:formula="of:=MAX((100-MAX([.W$5]+MIN([.$G49];0);0))*INT(([.$K49]-[.AL49])*[.$J49])/100;0)" office:value-type="float" office:value="17.25" calcext:value-type="float">
            <text:p>17</text:p>
          </table:table-cell>
          <table:table-cell table:formula="of:=MAX((100-MAX([.X$5]+MIN([.$G49];0);0))*INT(([.$K49]-[.AM49])*[.$J49])/100;0)" office:value-type="float" office:value="9.5" calcext:value-type="float">
            <text:p>10</text:p>
          </table:table-cell>
          <table:table-cell table:number-columns-repeated="3"/>
          <table:table-cell table:formula="of:=MAX([.M$4]*IF([.$E49];0.2;1)*(100+[.$G49]*IF([.$G49]&gt;0;[.$C$1];[.$C$2]))/100; 0)" office:value-type="float" office:value="0" calcext:value-type="float">
            <text:p>0</text:p>
          </table:table-cell>
          <table:table-cell table:formula="of:=MAX([.N$4]*IF([.$E49];0.2;1)*(100+[.$G49]*IF([.$G49]&gt;0;[.$C$1];[.$C$2]))/100; 0)" office:value-type="float" office:value="0" calcext:value-type="float">
            <text:p>0</text:p>
          </table:table-cell>
          <table:table-cell table:formula="of:=MAX([.O$4]*IF([.$E49];0.2;1)*(100+[.$G49]*IF([.$G49]&gt;0;[.$C$1];[.$C$2]))/100; 0)" office:value-type="float" office:value="2" calcext:value-type="float">
            <text:p>2</text:p>
          </table:table-cell>
          <table:table-cell table:formula="of:=MAX([.P$4]*IF([.$E49];0.2;1)*(100+[.$G49]*IF([.$G49]&gt;0;[.$C$1];[.$C$2]))/100; 0)" office:value-type="float" office:value="4" calcext:value-type="float">
            <text:p>4</text:p>
          </table:table-cell>
          <table:table-cell table:formula="of:=MAX([.Q$4]*IF([.$E49];0.2;1)*(100+[.$G49]*IF([.$G49]&gt;0;[.$C$1];[.$C$2]))/100; 0)" office:value-type="float" office:value="5" calcext:value-type="float">
            <text:p>5</text:p>
          </table:table-cell>
          <table:table-cell table:formula="of:=MAX([.R$4]*IF([.$E49];0.2;1)*(100+[.$G49]*IF([.$G49]&gt;0;[.$C$1];[.$C$2]))/100; 0)" office:value-type="float" office:value="8" calcext:value-type="float">
            <text:p>8</text:p>
          </table:table-cell>
          <table:table-cell table:formula="of:=MAX([.S$4]*IF([.$E49];0.2;1)*(100+[.$G49]*IF([.$G49]&gt;0;[.$C$1];[.$C$2]))/100; 0)" office:value-type="float" office:value="12" calcext:value-type="float">
            <text:p>12</text:p>
          </table:table-cell>
          <table:table-cell table:formula="of:=MAX([.T$4]*IF([.$E49];0.2;1)*(100+[.$G49]*IF([.$G49]&gt;0;[.$C$1];[.$C$2]))/100; 0)" office:value-type="float" office:value="15" calcext:value-type="float">
            <text:p>15</text:p>
          </table:table-cell>
          <table:table-cell table:formula="of:=MAX([.U$4]*IF([.$E49];0.2;1)*(100+[.$G49]*IF([.$G49]&gt;0;[.$C$1];[.$C$2]))/100; 0)" office:value-type="float" office:value="20" calcext:value-type="float">
            <text:p>20</text:p>
          </table:table-cell>
          <table:table-cell table:formula="of:=MAX([.V$4]*IF([.$E49];0.2;1)*(100+[.$G49]*IF([.$G49]&gt;0;[.$C$1];[.$C$2]))/100; 0)" office:value-type="float" office:value="6" calcext:value-type="float">
            <text:p>6</text:p>
          </table:table-cell>
          <table:table-cell table:formula="of:=MAX([.W$4]*IF([.$E49];0.2;1)*(100+[.$G49]*IF([.$G49]&gt;0;[.$C$1];[.$C$2]))/100; 0)" office:value-type="float" office:value="6" calcext:value-type="float">
            <text:p>6</text:p>
          </table:table-cell>
          <table:table-cell table:formula="of:=MAX([.X$4]*IF([.$E49];0.2;1)*(100+[.$G49]*IF([.$G49]&gt;0;[.$C$1];[.$C$2]))/100; 0)" office:value-type="float" office:value="10" calcext:value-type="float">
            <text:p>10</text:p>
          </table:table-cell>
          <table:table-cell table:formula="of:=MAX([.Y$4]*IF([.$E49];0.2;1)*(100+[.$G49]*IF([.$G49]&gt;0;[.$C$1];[.$C$2]))/100; 0)" office:value-type="float" office:value="0" calcext:value-type="float">
            <text:p>0</text:p>
          </table:table-cell>
          <table:table-cell table:formula="of:=MAX([.Z$4]*IF([.$E49];0.2;1)*(100+[.$G49]*IF([.$G49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lug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50];[$'EcCo ammo'.$A$6:$'EcCo ammo'.$A$37];[$'EcCo ammo'.F$6:$'EcCo ammo'.F$37])" office:value-type="float" office:value="0" calcext:value-type="float">
            <text:p>0</text:p>
          </table:table-cell>
          <table:table-cell table:formula="of:=FLOOR(LOOKUP([.$B50];[$'EcCo ammo'.$A$6:$'EcCo ammo'.$A$37];[$'EcCo ammo'.G$6:$'EcCo ammo'.G$37]))" office:value-type="float" office:value="-30" calcext:value-type="float">
            <text:p>-30</text:p>
          </table:table-cell>
          <table:table-cell table:formula="of:=LOOKUP([.$B50];[$'EcCo ammo'.$A$6:$'EcCo ammo'.$A$37];[$'EcCo ammo'.I$6:$'EcCo ammo'.I$37])" office:value-type="float" office:value="1" calcext:value-type="float">
            <text:p>1</text:p>
          </table:table-cell>
          <table:table-cell table:formula="of:=LOOKUP([.$B50];[$'EcCo ammo'.$A$6:$'EcCo ammo'.$A$37];[$'EcCo ammo'.J$6:$'EcCo ammo'.J$37])" office:value-type="float" office:value="1" calcext:value-type="float">
            <text:p>1</text:p>
          </table:table-cell>
          <table:table-cell table:formula="of:=[.H50]/[.I50]" office:value-type="float" office:value="1" calcext:value-type="float">
            <text:p>1.00</text:p>
          </table:table-cell>
          <table:table-cell table:formula="of:=ROUND(AVERAGE([.C50];[.D50]))" office:value-type="float" office:value="29" calcext:value-type="float">
            <text:p>29</text:p>
          </table:table-cell>
          <table:table-cell/>
          <table:table-cell table:formula="of:=MAX((100-MAX([.M$5]+MIN([.$G50];0);0))*INT(([.$K50]-[.AB50])*[.$J50])/100;0)" office:value-type="float" office:value="29" calcext:value-type="float">
            <text:p>29</text:p>
          </table:table-cell>
          <table:table-cell table:formula="of:=MAX((100-MAX([.N$5]+MIN([.$G50];0);0))*INT(([.$K50]-[.AC50])*[.$J50])/100;0)" office:value-type="float" office:value="29" calcext:value-type="float">
            <text:p>29</text:p>
          </table:table-cell>
          <table:table-cell table:formula="of:=MAX((100-MAX([.O$5]+MIN([.$G50];0);0))*INT(([.$K50]-[.AD50])*[.$J50])/100;0)" office:value-type="float" office:value="27" calcext:value-type="float">
            <text:p>27</text:p>
          </table:table-cell>
          <table:table-cell table:formula="of:=MAX((100-MAX([.P$5]+MIN([.$G50];0);0))*INT(([.$K50]-[.AE50])*[.$J50])/100;0)" office:value-type="float" office:value="26" calcext:value-type="float">
            <text:p>26</text:p>
          </table:table-cell>
          <table:table-cell table:formula="of:=MAX((100-MAX([.Q$5]+MIN([.$G50];0);0))*INT(([.$K50]-[.AF50])*[.$J50])/100;0)" office:value-type="float" office:value="22.5" calcext:value-type="float">
            <text:p>23</text:p>
          </table:table-cell>
          <table:table-cell table:formula="of:=MAX((100-MAX([.R$5]+MIN([.$G50];0);0))*INT(([.$K50]-[.AG50])*[.$J50])/100;0)" office:value-type="float" office:value="20.7" calcext:value-type="float">
            <text:p>21</text:p>
          </table:table-cell>
          <table:table-cell table:formula="of:=MAX((100-MAX([.S$5]+MIN([.$G50];0);0))*INT(([.$K50]-[.AH50])*[.$J50])/100;0)" office:value-type="float" office:value="18" calcext:value-type="float">
            <text:p>18</text:p>
          </table:table-cell>
          <table:table-cell table:formula="of:=MAX((100-MAX([.T$5]+MIN([.$G50];0);0))*INT(([.$K50]-[.AI50])*[.$J50])/100;0)" office:value-type="float" office:value="13.5" calcext:value-type="float">
            <text:p>14</text:p>
          </table:table-cell>
          <table:table-cell table:formula="of:=MAX((100-MAX([.U$5]+MIN([.$G50];0);0))*INT(([.$K50]-[.AJ50])*[.$J50])/100;0)" office:value-type="float" office:value="9" calcext:value-type="float">
            <text:p>9</text:p>
          </table:table-cell>
          <table:table-cell table:formula="of:=MAX((100-MAX([.V$5]+MIN([.$G50];0);0))*INT(([.$K50]-[.AK50])*[.$J50])/100;0)" office:value-type="float" office:value="21.6" calcext:value-type="float">
            <text:p>22</text:p>
          </table:table-cell>
          <table:table-cell table:formula="of:=MAX((100-MAX([.W$5]+MIN([.$G50];0);0))*INT(([.$K50]-[.AL50])*[.$J50])/100;0)" office:value-type="float" office:value="24" calcext:value-type="float">
            <text:p>24</text:p>
          </table:table-cell>
          <table:table-cell table:formula="of:=MAX((100-MAX([.X$5]+MIN([.$G50];0);0))*INT(([.$K50]-[.AM50])*[.$J50])/100;0)" office:value-type="float" office:value="17.6" calcext:value-type="float">
            <text:p>18</text:p>
          </table:table-cell>
          <table:table-cell table:number-columns-repeated="3"/>
          <table:table-cell table:formula="of:=MAX([.M$4]*IF([.$E50];0.2;1)*(100+[.$G50]*IF([.$G50]&gt;0;[.$C$1];[.$C$2]))/100; 0)" office:value-type="float" office:value="0" calcext:value-type="float">
            <text:p>0</text:p>
          </table:table-cell>
          <table:table-cell table:formula="of:=MAX([.N$4]*IF([.$E50];0.2;1)*(100+[.$G50]*IF([.$G50]&gt;0;[.$C$1];[.$C$2]))/100; 0)" office:value-type="float" office:value="0" calcext:value-type="float">
            <text:p>0</text:p>
          </table:table-cell>
          <table:table-cell table:formula="of:=MAX([.O$4]*IF([.$E50];0.2;1)*(100+[.$G50]*IF([.$G50]&gt;0;[.$C$1];[.$C$2]))/100; 0)" office:value-type="float" office:value="1.4" calcext:value-type="float">
            <text:p>1</text:p>
          </table:table-cell>
          <table:table-cell table:formula="of:=MAX([.P$4]*IF([.$E50];0.2;1)*(100+[.$G50]*IF([.$G50]&gt;0;[.$C$1];[.$C$2]))/100; 0)" office:value-type="float" office:value="2.8" calcext:value-type="float">
            <text:p>3</text:p>
          </table:table-cell>
          <table:table-cell table:formula="of:=MAX([.Q$4]*IF([.$E50];0.2;1)*(100+[.$G50]*IF([.$G50]&gt;0;[.$C$1];[.$C$2]))/100; 0)" office:value-type="float" office:value="3.5" calcext:value-type="float">
            <text:p>4</text:p>
          </table:table-cell>
          <table:table-cell table:formula="of:=MAX([.R$4]*IF([.$E50];0.2;1)*(100+[.$G50]*IF([.$G50]&gt;0;[.$C$1];[.$C$2]))/100; 0)" office:value-type="float" office:value="5.6" calcext:value-type="float">
            <text:p>6</text:p>
          </table:table-cell>
          <table:table-cell table:formula="of:=MAX([.S$4]*IF([.$E50];0.2;1)*(100+[.$G50]*IF([.$G50]&gt;0;[.$C$1];[.$C$2]))/100; 0)" office:value-type="float" office:value="8.4" calcext:value-type="float">
            <text:p>8</text:p>
          </table:table-cell>
          <table:table-cell table:formula="of:=MAX([.T$4]*IF([.$E50];0.2;1)*(100+[.$G50]*IF([.$G50]&gt;0;[.$C$1];[.$C$2]))/100; 0)" office:value-type="float" office:value="10.5" calcext:value-type="float">
            <text:p>11</text:p>
          </table:table-cell>
          <table:table-cell table:formula="of:=MAX([.U$4]*IF([.$E50];0.2;1)*(100+[.$G50]*IF([.$G50]&gt;0;[.$C$1];[.$C$2]))/100; 0)" office:value-type="float" office:value="14" calcext:value-type="float">
            <text:p>14</text:p>
          </table:table-cell>
          <table:table-cell table:formula="of:=MAX([.V$4]*IF([.$E50];0.2;1)*(100+[.$G50]*IF([.$G50]&gt;0;[.$C$1];[.$C$2]))/100; 0)" office:value-type="float" office:value="4.2" calcext:value-type="float">
            <text:p>4</text:p>
          </table:table-cell>
          <table:table-cell table:formula="of:=MAX([.W$4]*IF([.$E50];0.2;1)*(100+[.$G50]*IF([.$G50]&gt;0;[.$C$1];[.$C$2]))/100; 0)" office:value-type="float" office:value="4.2" calcext:value-type="float">
            <text:p>4</text:p>
          </table:table-cell>
          <table:table-cell table:formula="of:=MAX([.X$4]*IF([.$E50];0.2;1)*(100+[.$G50]*IF([.$G50]&gt;0;[.$C$1];[.$C$2]))/100; 0)" office:value-type="float" office:value="7" calcext:value-type="float">
            <text:p>7</text:p>
          </table:table-cell>
          <table:table-cell table:formula="of:=MAX([.Y$4]*IF([.$E50];0.2;1)*(100+[.$G50]*IF([.$G50]&gt;0;[.$C$1];[.$C$2]))/100; 0)" office:value-type="float" office:value="0" calcext:value-type="float">
            <text:p>0</text:p>
          </table:table-cell>
          <table:table-cell table:formula="of:=MAX([.Z$4]*IF([.$E50];0.2;1)*(100+[.$G50]*IF([.$G50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Buckshot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51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1];[$'EcCo ammo'.$A$6:$'EcCo ammo'.$A$37];[$'EcCo ammo'.G$6:$'EcCo ammo'.G$37]))" office:value-type="float" office:value="-10" calcext:value-type="float">
            <text:p>-10</text:p>
          </table:table-cell>
          <table:table-cell table:formula="of:=LOOKUP([.$B51];[$'EcCo ammo'.$A$6:$'EcCo ammo'.$A$37];[$'EcCo ammo'.I$6:$'EcCo ammo'.I$37])" office:value-type="float" office:value="5" calcext:value-type="float">
            <text:p>5</text:p>
          </table:table-cell>
          <table:table-cell table:formula="of:=LOOKUP([.$B51];[$'EcCo ammo'.$A$6:$'EcCo ammo'.$A$37];[$'EcCo ammo'.J$6:$'EcCo ammo'.J$37])" office:value-type="float" office:value="4" calcext:value-type="float">
            <text:p>4</text:p>
          </table:table-cell>
          <table:table-cell table:formula="of:=[.H51]/[.I51]" office:value-type="float" office:value="1.25" calcext:value-type="float">
            <text:p>1.25</text:p>
          </table:table-cell>
          <table:table-cell table:formula="of:=ROUND(AVERAGE([.C51];[.D51]))" office:value-type="float" office:value="29" calcext:value-type="float">
            <text:p>29</text:p>
          </table:table-cell>
          <table:table-cell/>
          <table:table-cell table:formula="of:=MAX((100-MAX([.M$5]+MIN([.$G51];0);0))*INT(([.$K51]-[.AB51])*[.$J51])/100;0)" office:value-type="float" office:value="36" calcext:value-type="float">
            <text:p>36</text:p>
          </table:table-cell>
          <table:table-cell table:formula="of:=MAX((100-MAX([.N$5]+MIN([.$G51];0);0))*INT(([.$K51]-[.AC51])*[.$J51])/100;0)" office:value-type="float" office:value="32.4" calcext:value-type="float">
            <text:p>32</text:p>
          </table:table-cell>
          <table:table-cell table:formula="of:=MAX((100-MAX([.O$5]+MIN([.$G51];0);0))*INT(([.$K51]-[.AD51])*[.$J51])/100;0)" office:value-type="float" office:value="28.9" calcext:value-type="float">
            <text:p>29</text:p>
          </table:table-cell>
          <table:table-cell table:formula="of:=MAX((100-MAX([.P$5]+MIN([.$G51];0);0))*INT(([.$K51]-[.AE51])*[.$J51])/100;0)" office:value-type="float" office:value="24.8" calcext:value-type="float">
            <text:p>25</text:p>
          </table:table-cell>
          <table:table-cell table:formula="of:=MAX((100-MAX([.Q$5]+MIN([.$G51];0);0))*INT(([.$K51]-[.AF51])*[.$J51])/100;0)" office:value-type="float" office:value="21" calcext:value-type="float">
            <text:p>21</text:p>
          </table:table-cell>
          <table:table-cell table:formula="of:=MAX((100-MAX([.R$5]+MIN([.$G51];0);0))*INT(([.$K51]-[.AG51])*[.$J51])/100;0)" office:value-type="float" office:value="18.9" calcext:value-type="float">
            <text:p>19</text:p>
          </table:table-cell>
          <table:table-cell table:formula="of:=MAX((100-MAX([.S$5]+MIN([.$G51];0);0))*INT(([.$K51]-[.AH51])*[.$J51])/100;0)" office:value-type="float" office:value="15.4" calcext:value-type="float">
            <text:p>15</text:p>
          </table:table-cell>
          <table:table-cell table:formula="of:=MAX((100-MAX([.T$5]+MIN([.$G51];0);0))*INT(([.$K51]-[.AI51])*[.$J51])/100;0)" office:value-type="float" office:value="10.45" calcext:value-type="float">
            <text:p>10</text:p>
          </table:table-cell>
          <table:table-cell table:formula="of:=MAX((100-MAX([.U$5]+MIN([.$G51];0);0))*INT(([.$K51]-[.AJ51])*[.$J51])/100;0)" office:value-type="float" office:value="5.2" calcext:value-type="float">
            <text:p>5</text:p>
          </table:table-cell>
          <table:table-cell table:formula="of:=MAX((100-MAX([.V$5]+MIN([.$G51];0);0))*INT(([.$K51]-[.AK51])*[.$J51])/100;0)" office:value-type="float" office:value="20.3" calcext:value-type="float">
            <text:p>20</text:p>
          </table:table-cell>
          <table:table-cell table:formula="of:=MAX((100-MAX([.W$5]+MIN([.$G51];0);0))*INT(([.$K51]-[.AL51])*[.$J51])/100;0)" office:value-type="float" office:value="24.65" calcext:value-type="float">
            <text:p>25</text:p>
          </table:table-cell>
          <table:table-cell table:formula="of:=MAX((100-MAX([.X$5]+MIN([.$G51];0);0))*INT(([.$K51]-[.AM51])*[.$J51])/100;0)" office:value-type="float" office:value="15" calcext:value-type="float">
            <text:p>15</text:p>
          </table:table-cell>
          <table:table-cell table:number-columns-repeated="3"/>
          <table:table-cell table:formula="of:=MAX([.M$4]*IF([.$E51];0.2;1)*(100+[.$G51]*IF([.$G51]&gt;0;[.$C$1];[.$C$2]))/100; 0)" office:value-type="float" office:value="0" calcext:value-type="float">
            <text:p>0</text:p>
          </table:table-cell>
          <table:table-cell table:formula="of:=MAX([.N$4]*IF([.$E51];0.2;1)*(100+[.$G51]*IF([.$G51]&gt;0;[.$C$1];[.$C$2]))/100; 0)" office:value-type="float" office:value="0" calcext:value-type="float">
            <text:p>0</text:p>
          </table:table-cell>
          <table:table-cell table:formula="of:=MAX([.O$4]*IF([.$E51];0.2;1)*(100+[.$G51]*IF([.$G51]&gt;0;[.$C$1];[.$C$2]))/100; 0)" office:value-type="float" office:value="1.8" calcext:value-type="float">
            <text:p>2</text:p>
          </table:table-cell>
          <table:table-cell table:formula="of:=MAX([.P$4]*IF([.$E51];0.2;1)*(100+[.$G51]*IF([.$G51]&gt;0;[.$C$1];[.$C$2]))/100; 0)" office:value-type="float" office:value="3.6" calcext:value-type="float">
            <text:p>4</text:p>
          </table:table-cell>
          <table:table-cell table:formula="of:=MAX([.Q$4]*IF([.$E51];0.2;1)*(100+[.$G51]*IF([.$G51]&gt;0;[.$C$1];[.$C$2]))/100; 0)" office:value-type="float" office:value="4.5" calcext:value-type="float">
            <text:p>5</text:p>
          </table:table-cell>
          <table:table-cell table:formula="of:=MAX([.R$4]*IF([.$E51];0.2;1)*(100+[.$G51]*IF([.$G51]&gt;0;[.$C$1];[.$C$2]))/100; 0)" office:value-type="float" office:value="7.2" calcext:value-type="float">
            <text:p>7</text:p>
          </table:table-cell>
          <table:table-cell table:formula="of:=MAX([.S$4]*IF([.$E51];0.2;1)*(100+[.$G51]*IF([.$G51]&gt;0;[.$C$1];[.$C$2]))/100; 0)" office:value-type="float" office:value="10.8" calcext:value-type="float">
            <text:p>11</text:p>
          </table:table-cell>
          <table:table-cell table:formula="of:=MAX([.T$4]*IF([.$E51];0.2;1)*(100+[.$G51]*IF([.$G51]&gt;0;[.$C$1];[.$C$2]))/100; 0)" office:value-type="float" office:value="13.5" calcext:value-type="float">
            <text:p>14</text:p>
          </table:table-cell>
          <table:table-cell table:formula="of:=MAX([.U$4]*IF([.$E51];0.2;1)*(100+[.$G51]*IF([.$G51]&gt;0;[.$C$1];[.$C$2]))/100; 0)" office:value-type="float" office:value="18" calcext:value-type="float">
            <text:p>18</text:p>
          </table:table-cell>
          <table:table-cell table:formula="of:=MAX([.V$4]*IF([.$E51];0.2;1)*(100+[.$G51]*IF([.$G51]&gt;0;[.$C$1];[.$C$2]))/100; 0)" office:value-type="float" office:value="5.4" calcext:value-type="float">
            <text:p>5</text:p>
          </table:table-cell>
          <table:table-cell table:formula="of:=MAX([.W$4]*IF([.$E51];0.2;1)*(100+[.$G51]*IF([.$G51]&gt;0;[.$C$1];[.$C$2]))/100; 0)" office:value-type="float" office:value="5.4" calcext:value-type="float">
            <text:p>5</text:p>
          </table:table-cell>
          <table:table-cell table:formula="of:=MAX([.X$4]*IF([.$E51];0.2;1)*(100+[.$G51]*IF([.$G51]&gt;0;[.$C$1];[.$C$2]))/100; 0)" office:value-type="float" office:value="9" calcext:value-type="float">
            <text:p>9</text:p>
          </table:table-cell>
          <table:table-cell table:formula="of:=MAX([.Y$4]*IF([.$E51];0.2;1)*(100+[.$G51]*IF([.$G51]&gt;0;[.$C$1];[.$C$2]))/100; 0)" office:value-type="float" office:value="0" calcext:value-type="float">
            <text:p>0</text:p>
          </table:table-cell>
          <table:table-cell table:formula="of:=MAX([.Z$4]*IF([.$E51];0.2;1)*(100+[.$G51]*IF([.$G51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2];[$'EcCo ammo'.$A$6:$'EcCo ammo'.$A$37];[$'EcCo ammo'.G$6:$'EcCo ammo'.G$37]))" office:value-type="float" office:value="30" calcext:value-type="float">
            <text:p>30</text:p>
          </table:table-cell>
          <table:table-cell table:formula="of:=LOOKUP([.$B52];[$'EcCo ammo'.$A$6:$'EcCo ammo'.$A$37];[$'EcCo ammo'.I$6:$'EcCo ammo'.I$37])" office:value-type="float" office:value="1" calcext:value-type="float">
            <text:p>1</text:p>
          </table:table-cell>
          <table:table-cell table:formula="of:=LOOKUP([.$B52];[$'EcCo ammo'.$A$6:$'EcCo ammo'.$A$37];[$'EcCo ammo'.J$6:$'EcCo ammo'.J$37])" office:value-type="float" office:value="1" calcext:value-type="float">
            <text:p>1</text:p>
          </table:table-cell>
          <table:table-cell table:formula="of:=[.H52]/[.I52]" office:value-type="float" office:value="1" calcext:value-type="float">
            <text:p>1.00</text:p>
          </table:table-cell>
          <table:table-cell table:formula="of:=ROUND(AVERAGE([.C52];[.D52]))" office:value-type="float" office:value="31" calcext:value-type="float">
            <text:p>31</text:p>
          </table:table-cell>
          <table:table-cell/>
          <table:table-cell table:formula="of:=MAX((100-MAX([.M$5]+MIN([.$G52];0);0))*INT(([.$K52]-[.AB52])*[.$J52])/100;0)" office:value-type="float" office:value="31" calcext:value-type="float">
            <text:p>31</text:p>
          </table:table-cell>
          <table:table-cell table:formula="of:=MAX((100-MAX([.N$5]+MIN([.$G52];0);0))*INT(([.$K52]-[.AC52])*[.$J52])/100;0)" office:value-type="float" office:value="24.8" calcext:value-type="float">
            <text:p>25</text:p>
          </table:table-cell>
          <table:table-cell table:formula="of:=MAX((100-MAX([.O$5]+MIN([.$G52];0);0))*INT(([.$K52]-[.AD52])*[.$J52])/100;0)" office:value-type="float" office:value="21.75" calcext:value-type="float">
            <text:p>22</text:p>
          </table:table-cell>
          <table:table-cell table:formula="of:=MAX((100-MAX([.P$5]+MIN([.$G52];0);0))*INT(([.$K52]-[.AE52])*[.$J52])/100;0)" office:value-type="float" office:value="18.9" calcext:value-type="float">
            <text:p>19</text:p>
          </table:table-cell>
          <table:table-cell table:formula="of:=MAX((100-MAX([.Q$5]+MIN([.$G52];0);0))*INT(([.$K52]-[.AF52])*[.$J52])/100;0)" office:value-type="float" office:value="15.6" calcext:value-type="float">
            <text:p>16</text:p>
          </table:table-cell>
          <table:table-cell table:formula="of:=MAX((100-MAX([.R$5]+MIN([.$G52];0);0))*INT(([.$K52]-[.AG52])*[.$J52])/100;0)" office:value-type="float" office:value="13.8" calcext:value-type="float">
            <text:p>14</text:p>
          </table:table-cell>
          <table:table-cell table:formula="of:=MAX((100-MAX([.S$5]+MIN([.$G52];0);0))*INT(([.$K52]-[.AH52])*[.$J52])/100;0)" office:value-type="float" office:value="11.4" calcext:value-type="float">
            <text:p>11</text:p>
          </table:table-cell>
          <table:table-cell table:formula="of:=MAX((100-MAX([.T$5]+MIN([.$G52];0);0))*INT(([.$K52]-[.AI52])*[.$J52])/100;0)" office:value-type="float" office:value="7.2" calcext:value-type="float">
            <text:p>7</text:p>
          </table:table-cell>
          <table:table-cell table:formula="of:=MAX((100-MAX([.U$5]+MIN([.$G52];0);0))*INT(([.$K52]-[.AJ52])*[.$J52])/100;0)" office:value-type="float" office:value="3.3" calcext:value-type="float">
            <text:p>3</text:p>
          </table:table-cell>
          <table:table-cell table:formula="of:=MAX((100-MAX([.V$5]+MIN([.$G52];0);0))*INT(([.$K52]-[.AK52])*[.$J52])/100;0)" office:value-type="float" office:value="15" calcext:value-type="float">
            <text:p>15</text:p>
          </table:table-cell>
          <table:table-cell table:formula="of:=MAX((100-MAX([.W$5]+MIN([.$G52];0);0))*INT(([.$K52]-[.AL52])*[.$J52])/100;0)" office:value-type="float" office:value="18.75" calcext:value-type="float">
            <text:p>19</text:p>
          </table:table-cell>
          <table:table-cell table:formula="of:=MAX((100-MAX([.X$5]+MIN([.$G52];0);0))*INT(([.$K52]-[.AM52])*[.$J52])/100;0)" office:value-type="float" office:value="10.5" calcext:value-type="float">
            <text:p>11</text:p>
          </table:table-cell>
          <table:table-cell table:number-columns-repeated="3"/>
          <table:table-cell table:formula="of:=MAX([.M$4]*IF([.$E52];0.2;1)*(100+[.$G52]*IF([.$G52]&gt;0;[.$C$1];[.$C$2]))/100; 0)" office:value-type="float" office:value="0" calcext:value-type="float">
            <text:p>0</text:p>
          </table:table-cell>
          <table:table-cell table:formula="of:=MAX([.N$4]*IF([.$E52];0.2;1)*(100+[.$G52]*IF([.$G52]&gt;0;[.$C$1];[.$C$2]))/100; 0)" office:value-type="float" office:value="0" calcext:value-type="float">
            <text:p>0</text:p>
          </table:table-cell>
          <table:table-cell table:formula="of:=MAX([.O$4]*IF([.$E52];0.2;1)*(100+[.$G52]*IF([.$G52]&gt;0;[.$C$1];[.$C$2]))/100; 0)" office:value-type="float" office:value="2" calcext:value-type="float">
            <text:p>2</text:p>
          </table:table-cell>
          <table:table-cell table:formula="of:=MAX([.P$4]*IF([.$E52];0.2;1)*(100+[.$G52]*IF([.$G52]&gt;0;[.$C$1];[.$C$2]))/100; 0)" office:value-type="float" office:value="4" calcext:value-type="float">
            <text:p>4</text:p>
          </table:table-cell>
          <table:table-cell table:formula="of:=MAX([.Q$4]*IF([.$E52];0.2;1)*(100+[.$G52]*IF([.$G52]&gt;0;[.$C$1];[.$C$2]))/100; 0)" office:value-type="float" office:value="5" calcext:value-type="float">
            <text:p>5</text:p>
          </table:table-cell>
          <table:table-cell table:formula="of:=MAX([.R$4]*IF([.$E52];0.2;1)*(100+[.$G52]*IF([.$G52]&gt;0;[.$C$1];[.$C$2]))/100; 0)" office:value-type="float" office:value="8" calcext:value-type="float">
            <text:p>8</text:p>
          </table:table-cell>
          <table:table-cell table:formula="of:=MAX([.S$4]*IF([.$E52];0.2;1)*(100+[.$G52]*IF([.$G52]&gt;0;[.$C$1];[.$C$2]))/100; 0)" office:value-type="float" office:value="12" calcext:value-type="float">
            <text:p>12</text:p>
          </table:table-cell>
          <table:table-cell table:formula="of:=MAX([.T$4]*IF([.$E52];0.2;1)*(100+[.$G52]*IF([.$G52]&gt;0;[.$C$1];[.$C$2]))/100; 0)" office:value-type="float" office:value="15" calcext:value-type="float">
            <text:p>15</text:p>
          </table:table-cell>
          <table:table-cell table:formula="of:=MAX([.U$4]*IF([.$E52];0.2;1)*(100+[.$G52]*IF([.$G52]&gt;0;[.$C$1];[.$C$2]))/100; 0)" office:value-type="float" office:value="20" calcext:value-type="float">
            <text:p>20</text:p>
          </table:table-cell>
          <table:table-cell table:formula="of:=MAX([.V$4]*IF([.$E52];0.2;1)*(100+[.$G52]*IF([.$G52]&gt;0;[.$C$1];[.$C$2]))/100; 0)" office:value-type="float" office:value="6" calcext:value-type="float">
            <text:p>6</text:p>
          </table:table-cell>
          <table:table-cell table:formula="of:=MAX([.W$4]*IF([.$E52];0.2;1)*(100+[.$G52]*IF([.$G52]&gt;0;[.$C$1];[.$C$2]))/100; 0)" office:value-type="float" office:value="6" calcext:value-type="float">
            <text:p>6</text:p>
          </table:table-cell>
          <table:table-cell table:formula="of:=MAX([.X$4]*IF([.$E52];0.2;1)*(100+[.$G52]*IF([.$G52]&gt;0;[.$C$1];[.$C$2]))/100; 0)" office:value-type="float" office:value="10" calcext:value-type="float">
            <text:p>10</text:p>
          </table:table-cell>
          <table:table-cell table:formula="of:=MAX([.Y$4]*IF([.$E52];0.2;1)*(100+[.$G52]*IF([.$G52]&gt;0;[.$C$1];[.$C$2]))/100; 0)" office:value-type="float" office:value="0" calcext:value-type="float">
            <text:p>0</text:p>
          </table:table-cell>
          <table:table-cell table:formula="of:=MAX([.Z$4]*IF([.$E52];0.2;1)*(100+[.$G52]*IF([.$G52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lug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3];[$'EcCo ammo'.$A$6:$'EcCo ammo'.$A$37];[$'EcCo ammo'.F$6:$'EcCo ammo'.F$37])" office:value-type="float" office:value="0" calcext:value-type="float">
            <text:p>0</text:p>
          </table:table-cell>
          <table:table-cell table:formula="of:=FLOOR(LOOKUP([.$B53];[$'EcCo ammo'.$A$6:$'EcCo ammo'.$A$37];[$'EcCo ammo'.G$6:$'EcCo ammo'.G$37]))" office:value-type="float" office:value="-30" calcext:value-type="float">
            <text:p>-30</text:p>
          </table:table-cell>
          <table:table-cell table:formula="of:=LOOKUP([.$B53];[$'EcCo ammo'.$A$6:$'EcCo ammo'.$A$37];[$'EcCo ammo'.I$6:$'EcCo ammo'.I$37])" office:value-type="float" office:value="1" calcext:value-type="float">
            <text:p>1</text:p>
          </table:table-cell>
          <table:table-cell table:formula="of:=LOOKUP([.$B53];[$'EcCo ammo'.$A$6:$'EcCo ammo'.$A$37];[$'EcCo ammo'.J$6:$'EcCo ammo'.J$37])" office:value-type="float" office:value="1" calcext:value-type="float">
            <text:p>1</text:p>
          </table:table-cell>
          <table:table-cell table:formula="of:=[.H53]/[.I53]" office:value-type="float" office:value="1" calcext:value-type="float">
            <text:p>1.00</text:p>
          </table:table-cell>
          <table:table-cell table:formula="of:=ROUND(AVERAGE([.C53];[.D53]))" office:value-type="float" office:value="31" calcext:value-type="float">
            <text:p>31</text:p>
          </table:table-cell>
          <table:table-cell/>
          <table:table-cell table:formula="of:=MAX((100-MAX([.M$5]+MIN([.$G53];0);0))*INT(([.$K53]-[.AB53])*[.$J53])/100;0)" office:value-type="float" office:value="31" calcext:value-type="float">
            <text:p>31</text:p>
          </table:table-cell>
          <table:table-cell table:formula="of:=MAX((100-MAX([.N$5]+MIN([.$G53];0);0))*INT(([.$K53]-[.AC53])*[.$J53])/100;0)" office:value-type="float" office:value="31" calcext:value-type="float">
            <text:p>31</text:p>
          </table:table-cell>
          <table:table-cell table:formula="of:=MAX((100-MAX([.O$5]+MIN([.$G53];0);0))*INT(([.$K53]-[.AD53])*[.$J53])/100;0)" office:value-type="float" office:value="29" calcext:value-type="float">
            <text:p>29</text:p>
          </table:table-cell>
          <table:table-cell table:formula="of:=MAX((100-MAX([.P$5]+MIN([.$G53];0);0))*INT(([.$K53]-[.AE53])*[.$J53])/100;0)" office:value-type="float" office:value="28" calcext:value-type="float">
            <text:p>28</text:p>
          </table:table-cell>
          <table:table-cell table:formula="of:=MAX((100-MAX([.Q$5]+MIN([.$G53];0);0))*INT(([.$K53]-[.AF53])*[.$J53])/100;0)" office:value-type="float" office:value="24.3" calcext:value-type="float">
            <text:p>24</text:p>
          </table:table-cell>
          <table:table-cell table:formula="of:=MAX((100-MAX([.R$5]+MIN([.$G53];0);0))*INT(([.$K53]-[.AG53])*[.$J53])/100;0)" office:value-type="float" office:value="22.5" calcext:value-type="float">
            <text:p>23</text:p>
          </table:table-cell>
          <table:table-cell table:formula="of:=MAX((100-MAX([.S$5]+MIN([.$G53];0);0))*INT(([.$K53]-[.AH53])*[.$J53])/100;0)" office:value-type="float" office:value="19.8" calcext:value-type="float">
            <text:p>20</text:p>
          </table:table-cell>
          <table:table-cell table:formula="of:=MAX((100-MAX([.T$5]+MIN([.$G53];0);0))*INT(([.$K53]-[.AI53])*[.$J53])/100;0)" office:value-type="float" office:value="15" calcext:value-type="float">
            <text:p>15</text:p>
          </table:table-cell>
          <table:table-cell table:formula="of:=MAX((100-MAX([.U$5]+MIN([.$G53];0);0))*INT(([.$K53]-[.AJ53])*[.$J53])/100;0)" office:value-type="float" office:value="10.2" calcext:value-type="float">
            <text:p>10</text:p>
          </table:table-cell>
          <table:table-cell table:formula="of:=MAX((100-MAX([.V$5]+MIN([.$G53];0);0))*INT(([.$K53]-[.AK53])*[.$J53])/100;0)" office:value-type="float" office:value="23.4" calcext:value-type="float">
            <text:p>23</text:p>
          </table:table-cell>
          <table:table-cell table:formula="of:=MAX((100-MAX([.W$5]+MIN([.$G53];0);0))*INT(([.$K53]-[.AL53])*[.$J53])/100;0)" office:value-type="float" office:value="26" calcext:value-type="float">
            <text:p>26</text:p>
          </table:table-cell>
          <table:table-cell table:formula="of:=MAX((100-MAX([.X$5]+MIN([.$G53];0);0))*INT(([.$K53]-[.AM53])*[.$J53])/100;0)" office:value-type="float" office:value="19.2" calcext:value-type="float">
            <text:p>19</text:p>
          </table:table-cell>
          <table:table-cell table:number-columns-repeated="3"/>
          <table:table-cell table:formula="of:=MAX([.M$4]*IF([.$E53];0.2;1)*(100+[.$G53]*IF([.$G53]&gt;0;[.$C$1];[.$C$2]))/100; 0)" office:value-type="float" office:value="0" calcext:value-type="float">
            <text:p>0</text:p>
          </table:table-cell>
          <table:table-cell table:formula="of:=MAX([.N$4]*IF([.$E53];0.2;1)*(100+[.$G53]*IF([.$G53]&gt;0;[.$C$1];[.$C$2]))/100; 0)" office:value-type="float" office:value="0" calcext:value-type="float">
            <text:p>0</text:p>
          </table:table-cell>
          <table:table-cell table:formula="of:=MAX([.O$4]*IF([.$E53];0.2;1)*(100+[.$G53]*IF([.$G53]&gt;0;[.$C$1];[.$C$2]))/100; 0)" office:value-type="float" office:value="1.4" calcext:value-type="float">
            <text:p>1</text:p>
          </table:table-cell>
          <table:table-cell table:formula="of:=MAX([.P$4]*IF([.$E53];0.2;1)*(100+[.$G53]*IF([.$G53]&gt;0;[.$C$1];[.$C$2]))/100; 0)" office:value-type="float" office:value="2.8" calcext:value-type="float">
            <text:p>3</text:p>
          </table:table-cell>
          <table:table-cell table:formula="of:=MAX([.Q$4]*IF([.$E53];0.2;1)*(100+[.$G53]*IF([.$G53]&gt;0;[.$C$1];[.$C$2]))/100; 0)" office:value-type="float" office:value="3.5" calcext:value-type="float">
            <text:p>4</text:p>
          </table:table-cell>
          <table:table-cell table:formula="of:=MAX([.R$4]*IF([.$E53];0.2;1)*(100+[.$G53]*IF([.$G53]&gt;0;[.$C$1];[.$C$2]))/100; 0)" office:value-type="float" office:value="5.6" calcext:value-type="float">
            <text:p>6</text:p>
          </table:table-cell>
          <table:table-cell table:formula="of:=MAX([.S$4]*IF([.$E53];0.2;1)*(100+[.$G53]*IF([.$G53]&gt;0;[.$C$1];[.$C$2]))/100; 0)" office:value-type="float" office:value="8.4" calcext:value-type="float">
            <text:p>8</text:p>
          </table:table-cell>
          <table:table-cell table:formula="of:=MAX([.T$4]*IF([.$E53];0.2;1)*(100+[.$G53]*IF([.$G53]&gt;0;[.$C$1];[.$C$2]))/100; 0)" office:value-type="float" office:value="10.5" calcext:value-type="float">
            <text:p>11</text:p>
          </table:table-cell>
          <table:table-cell table:formula="of:=MAX([.U$4]*IF([.$E53];0.2;1)*(100+[.$G53]*IF([.$G53]&gt;0;[.$C$1];[.$C$2]))/100; 0)" office:value-type="float" office:value="14" calcext:value-type="float">
            <text:p>14</text:p>
          </table:table-cell>
          <table:table-cell table:formula="of:=MAX([.V$4]*IF([.$E53];0.2;1)*(100+[.$G53]*IF([.$G53]&gt;0;[.$C$1];[.$C$2]))/100; 0)" office:value-type="float" office:value="4.2" calcext:value-type="float">
            <text:p>4</text:p>
          </table:table-cell>
          <table:table-cell table:formula="of:=MAX([.W$4]*IF([.$E53];0.2;1)*(100+[.$G53]*IF([.$G53]&gt;0;[.$C$1];[.$C$2]))/100; 0)" office:value-type="float" office:value="4.2" calcext:value-type="float">
            <text:p>4</text:p>
          </table:table-cell>
          <table:table-cell table:formula="of:=MAX([.X$4]*IF([.$E53];0.2;1)*(100+[.$G53]*IF([.$G53]&gt;0;[.$C$1];[.$C$2]))/100; 0)" office:value-type="float" office:value="7" calcext:value-type="float">
            <text:p>7</text:p>
          </table:table-cell>
          <table:table-cell table:formula="of:=MAX([.Y$4]*IF([.$E53];0.2;1)*(100+[.$G53]*IF([.$G53]&gt;0;[.$C$1];[.$C$2]))/100; 0)" office:value-type="float" office:value="0" calcext:value-type="float">
            <text:p>0</text:p>
          </table:table-cell>
          <table:table-cell table:formula="of:=MAX([.Z$4]*IF([.$E53];0.2;1)*(100+[.$G53]*IF([.$G53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Buckshot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4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4];[$'EcCo ammo'.$A$6:$'EcCo ammo'.$A$37];[$'EcCo ammo'.G$6:$'EcCo ammo'.G$37]))" office:value-type="float" office:value="-10" calcext:value-type="float">
            <text:p>-10</text:p>
          </table:table-cell>
          <table:table-cell table:formula="of:=LOOKUP([.$B54];[$'EcCo ammo'.$A$6:$'EcCo ammo'.$A$37];[$'EcCo ammo'.I$6:$'EcCo ammo'.I$37])" office:value-type="float" office:value="5" calcext:value-type="float">
            <text:p>5</text:p>
          </table:table-cell>
          <table:table-cell table:formula="of:=LOOKUP([.$B54];[$'EcCo ammo'.$A$6:$'EcCo ammo'.$A$37];[$'EcCo ammo'.J$6:$'EcCo ammo'.J$37])" office:value-type="float" office:value="4" calcext:value-type="float">
            <text:p>4</text:p>
          </table:table-cell>
          <table:table-cell table:formula="of:=[.H54]/[.I54]" office:value-type="float" office:value="1.25" calcext:value-type="float">
            <text:p>1.25</text:p>
          </table:table-cell>
          <table:table-cell table:formula="of:=ROUND(AVERAGE([.C54];[.D54]))" office:value-type="float" office:value="31" calcext:value-type="float">
            <text:p>31</text:p>
          </table:table-cell>
          <table:table-cell/>
          <table:table-cell table:formula="of:=MAX((100-MAX([.M$5]+MIN([.$G54];0);0))*INT(([.$K54]-[.AB54])*[.$J54])/100;0)" office:value-type="float" office:value="38" calcext:value-type="float">
            <text:p>38</text:p>
          </table:table-cell>
          <table:table-cell table:formula="of:=MAX((100-MAX([.N$5]+MIN([.$G54];0);0))*INT(([.$K54]-[.AC54])*[.$J54])/100;0)" office:value-type="float" office:value="34.2" calcext:value-type="float">
            <text:p>34</text:p>
          </table:table-cell>
          <table:table-cell table:formula="of:=MAX((100-MAX([.O$5]+MIN([.$G54];0);0))*INT(([.$K54]-[.AD54])*[.$J54])/100;0)" office:value-type="float" office:value="30.6" calcext:value-type="float">
            <text:p>31</text:p>
          </table:table-cell>
          <table:table-cell table:formula="of:=MAX((100-MAX([.P$5]+MIN([.$G54];0);0))*INT(([.$K54]-[.AE54])*[.$J54])/100;0)" office:value-type="float" office:value="27.2" calcext:value-type="float">
            <text:p>27</text:p>
          </table:table-cell>
          <table:table-cell table:formula="of:=MAX((100-MAX([.Q$5]+MIN([.$G54];0);0))*INT(([.$K54]-[.AF54])*[.$J54])/100;0)" office:value-type="float" office:value="23.1" calcext:value-type="float">
            <text:p>23</text:p>
          </table:table-cell>
          <table:table-cell table:formula="of:=MAX((100-MAX([.R$5]+MIN([.$G54];0);0))*INT(([.$K54]-[.AG54])*[.$J54])/100;0)" office:value-type="float" office:value="20.3" calcext:value-type="float">
            <text:p>20</text:p>
          </table:table-cell>
          <table:table-cell table:formula="of:=MAX((100-MAX([.S$5]+MIN([.$G54];0);0))*INT(([.$K54]-[.AH54])*[.$J54])/100;0)" office:value-type="float" office:value="17.5" calcext:value-type="float">
            <text:p>18</text:p>
          </table:table-cell>
          <table:table-cell table:formula="of:=MAX((100-MAX([.T$5]+MIN([.$G54];0);0))*INT(([.$K54]-[.AI54])*[.$J54])/100;0)" office:value-type="float" office:value="11.55" calcext:value-type="float">
            <text:p>12</text:p>
          </table:table-cell>
          <table:table-cell table:formula="of:=MAX((100-MAX([.U$5]+MIN([.$G54];0);0))*INT(([.$K54]-[.AJ54])*[.$J54])/100;0)" office:value-type="float" office:value="6.4" calcext:value-type="float">
            <text:p>6</text:p>
          </table:table-cell>
          <table:table-cell table:formula="of:=MAX((100-MAX([.V$5]+MIN([.$G54];0);0))*INT(([.$K54]-[.AK54])*[.$J54])/100;0)" office:value-type="float" office:value="22.4" calcext:value-type="float">
            <text:p>22</text:p>
          </table:table-cell>
          <table:table-cell table:formula="of:=MAX((100-MAX([.W$5]+MIN([.$G54];0);0))*INT(([.$K54]-[.AL54])*[.$J54])/100;0)" office:value-type="float" office:value="27.2" calcext:value-type="float">
            <text:p>27</text:p>
          </table:table-cell>
          <table:table-cell table:formula="of:=MAX((100-MAX([.X$5]+MIN([.$G54];0);0))*INT(([.$K54]-[.AM54])*[.$J54])/100;0)" office:value-type="float" office:value="16.2" calcext:value-type="float">
            <text:p>16</text:p>
          </table:table-cell>
          <table:table-cell table:number-columns-repeated="3"/>
          <table:table-cell table:formula="of:=MAX([.M$4]*IF([.$E54];0.2;1)*(100+[.$G54]*IF([.$G54]&gt;0;[.$C$1];[.$C$2]))/100; 0)" office:value-type="float" office:value="0" calcext:value-type="float">
            <text:p>0</text:p>
          </table:table-cell>
          <table:table-cell table:formula="of:=MAX([.N$4]*IF([.$E54];0.2;1)*(100+[.$G54]*IF([.$G54]&gt;0;[.$C$1];[.$C$2]))/100; 0)" office:value-type="float" office:value="0" calcext:value-type="float">
            <text:p>0</text:p>
          </table:table-cell>
          <table:table-cell table:formula="of:=MAX([.O$4]*IF([.$E54];0.2;1)*(100+[.$G54]*IF([.$G54]&gt;0;[.$C$1];[.$C$2]))/100; 0)" office:value-type="float" office:value="1.8" calcext:value-type="float">
            <text:p>2</text:p>
          </table:table-cell>
          <table:table-cell table:formula="of:=MAX([.P$4]*IF([.$E54];0.2;1)*(100+[.$G54]*IF([.$G54]&gt;0;[.$C$1];[.$C$2]))/100; 0)" office:value-type="float" office:value="3.6" calcext:value-type="float">
            <text:p>4</text:p>
          </table:table-cell>
          <table:table-cell table:formula="of:=MAX([.Q$4]*IF([.$E54];0.2;1)*(100+[.$G54]*IF([.$G54]&gt;0;[.$C$1];[.$C$2]))/100; 0)" office:value-type="float" office:value="4.5" calcext:value-type="float">
            <text:p>5</text:p>
          </table:table-cell>
          <table:table-cell table:formula="of:=MAX([.R$4]*IF([.$E54];0.2;1)*(100+[.$G54]*IF([.$G54]&gt;0;[.$C$1];[.$C$2]))/100; 0)" office:value-type="float" office:value="7.2" calcext:value-type="float">
            <text:p>7</text:p>
          </table:table-cell>
          <table:table-cell table:formula="of:=MAX([.S$4]*IF([.$E54];0.2;1)*(100+[.$G54]*IF([.$G54]&gt;0;[.$C$1];[.$C$2]))/100; 0)" office:value-type="float" office:value="10.8" calcext:value-type="float">
            <text:p>11</text:p>
          </table:table-cell>
          <table:table-cell table:formula="of:=MAX([.T$4]*IF([.$E54];0.2;1)*(100+[.$G54]*IF([.$G54]&gt;0;[.$C$1];[.$C$2]))/100; 0)" office:value-type="float" office:value="13.5" calcext:value-type="float">
            <text:p>14</text:p>
          </table:table-cell>
          <table:table-cell table:formula="of:=MAX([.U$4]*IF([.$E54];0.2;1)*(100+[.$G54]*IF([.$G54]&gt;0;[.$C$1];[.$C$2]))/100; 0)" office:value-type="float" office:value="18" calcext:value-type="float">
            <text:p>18</text:p>
          </table:table-cell>
          <table:table-cell table:formula="of:=MAX([.V$4]*IF([.$E54];0.2;1)*(100+[.$G54]*IF([.$G54]&gt;0;[.$C$1];[.$C$2]))/100; 0)" office:value-type="float" office:value="5.4" calcext:value-type="float">
            <text:p>5</text:p>
          </table:table-cell>
          <table:table-cell table:formula="of:=MAX([.W$4]*IF([.$E54];0.2;1)*(100+[.$G54]*IF([.$G54]&gt;0;[.$C$1];[.$C$2]))/100; 0)" office:value-type="float" office:value="5.4" calcext:value-type="float">
            <text:p>5</text:p>
          </table:table-cell>
          <table:table-cell table:formula="of:=MAX([.X$4]*IF([.$E54];0.2;1)*(100+[.$G54]*IF([.$G54]&gt;0;[.$C$1];[.$C$2]))/100; 0)" office:value-type="float" office:value="9" calcext:value-type="float">
            <text:p>9</text:p>
          </table:table-cell>
          <table:table-cell table:formula="of:=MAX([.Y$4]*IF([.$E54];0.2;1)*(100+[.$G54]*IF([.$G54]&gt;0;[.$C$1];[.$C$2]))/100; 0)" office:value-type="float" office:value="0" calcext:value-type="float">
            <text:p>0</text:p>
          </table:table-cell>
          <table:table-cell table:formula="of:=MAX([.Z$4]*IF([.$E54];0.2;1)*(100+[.$G54]*IF([.$G54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5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5];[$'EcCo ammo'.$A$6:$'EcCo ammo'.$A$37];[$'EcCo ammo'.G$6:$'EcCo ammo'.G$37]))" office:value-type="float" office:value="-50" calcext:value-type="float">
            <text:p>-50</text:p>
          </table:table-cell>
          <table:table-cell table:formula="of:=LOOKUP([.$B55];[$'EcCo ammo'.$A$6:$'EcCo ammo'.$A$37];[$'EcCo ammo'.I$6:$'EcCo ammo'.I$37])" office:value-type="float" office:value="1" calcext:value-type="float">
            <text:p>1</text:p>
          </table:table-cell>
          <table:table-cell table:formula="of:=LOOKUP([.$B55];[$'EcCo ammo'.$A$6:$'EcCo ammo'.$A$37];[$'EcCo ammo'.J$6:$'EcCo ammo'.J$37])" office:value-type="float" office:value="1" calcext:value-type="float">
            <text:p>1</text:p>
          </table:table-cell>
          <table:table-cell table:formula="of:=[.H55]/[.I55]" office:value-type="float" office:value="1" calcext:value-type="float">
            <text:p>1.00</text:p>
          </table:table-cell>
          <table:table-cell table:formula="of:=ROUND(AVERAGE([.C55];[.D55]))" office:value-type="float" office:value="17" calcext:value-type="float">
            <text:p>17</text:p>
          </table:table-cell>
          <table:table-cell/>
          <table:table-cell table:formula="of:=MAX((100-MAX([.M$5]+MIN([.$G55];0);0))*INT(([.$K55]-[.AB55])*[.$J55])/100;0)" office:value-type="float" office:value="17" calcext:value-type="float">
            <text:p>17</text:p>
          </table:table-cell>
          <table:table-cell table:formula="of:=MAX((100-MAX([.N$5]+MIN([.$G55];0);0))*INT(([.$K55]-[.AC55])*[.$J55])/100;0)" office:value-type="float" office:value="17" calcext:value-type="float">
            <text:p>17</text:p>
          </table:table-cell>
          <table:table-cell table:formula="of:=MAX((100-MAX([.O$5]+MIN([.$G55];0);0))*INT(([.$K55]-[.AD55])*[.$J55])/100;0)" office:value-type="float" office:value="16" calcext:value-type="float">
            <text:p>16</text:p>
          </table:table-cell>
          <table:table-cell table:formula="of:=MAX((100-MAX([.P$5]+MIN([.$G55];0);0))*INT(([.$K55]-[.AE55])*[.$J55])/100;0)" office:value-type="float" office:value="15" calcext:value-type="float">
            <text:p>15</text:p>
          </table:table-cell>
          <table:table-cell table:formula="of:=MAX((100-MAX([.Q$5]+MIN([.$G55];0);0))*INT(([.$K55]-[.AF55])*[.$J55])/100;0)" office:value-type="float" office:value="14" calcext:value-type="float">
            <text:p>14</text:p>
          </table:table-cell>
          <table:table-cell table:formula="of:=MAX((100-MAX([.R$5]+MIN([.$G55];0);0))*INT(([.$K55]-[.AG55])*[.$J55])/100;0)" office:value-type="float" office:value="13" calcext:value-type="float">
            <text:p>13</text:p>
          </table:table-cell>
          <table:table-cell table:formula="of:=MAX((100-MAX([.S$5]+MIN([.$G55];0);0))*INT(([.$K55]-[.AH55])*[.$J55])/100;0)" office:value-type="float" office:value="11" calcext:value-type="float">
            <text:p>11</text:p>
          </table:table-cell>
          <table:table-cell table:formula="of:=MAX((100-MAX([.T$5]+MIN([.$G55];0);0))*INT(([.$K55]-[.AI55])*[.$J55])/100;0)" office:value-type="float" office:value="8.55" calcext:value-type="float">
            <text:p>9</text:p>
          </table:table-cell>
          <table:table-cell table:formula="of:=MAX((100-MAX([.U$5]+MIN([.$G55];0);0))*INT(([.$K55]-[.AJ55])*[.$J55])/100;0)" office:value-type="float" office:value="5.6" calcext:value-type="float">
            <text:p>6</text:p>
          </table:table-cell>
          <table:table-cell table:formula="of:=MAX((100-MAX([.V$5]+MIN([.$G55];0);0))*INT(([.$K55]-[.AK55])*[.$J55])/100;0)" office:value-type="float" office:value="14" calcext:value-type="float">
            <text:p>14</text:p>
          </table:table-cell>
          <table:table-cell table:formula="of:=MAX((100-MAX([.W$5]+MIN([.$G55];0);0))*INT(([.$K55]-[.AL55])*[.$J55])/100;0)" office:value-type="float" office:value="14" calcext:value-type="float">
            <text:p>14</text:p>
          </table:table-cell>
          <table:table-cell table:formula="of:=MAX((100-MAX([.X$5]+MIN([.$G55];0);0))*INT(([.$K55]-[.AM55])*[.$J55])/100;0)" office:value-type="float" office:value="12" calcext:value-type="float">
            <text:p>12</text:p>
          </table:table-cell>
          <table:table-cell table:number-columns-repeated="3"/>
          <table:table-cell table:formula="of:=MAX([.M$4]*IF([.$E55];0.2;1)*(100+[.$G55]*IF([.$G55]&gt;0;[.$C$1];[.$C$2]))/100; 0)" office:value-type="float" office:value="0" calcext:value-type="float">
            <text:p>0</text:p>
          </table:table-cell>
          <table:table-cell table:formula="of:=MAX([.N$4]*IF([.$E55];0.2;1)*(100+[.$G55]*IF([.$G55]&gt;0;[.$C$1];[.$C$2]))/100; 0)" office:value-type="float" office:value="0" calcext:value-type="float">
            <text:p>0</text:p>
          </table:table-cell>
          <table:table-cell table:formula="of:=MAX([.O$4]*IF([.$E55];0.2;1)*(100+[.$G55]*IF([.$G55]&gt;0;[.$C$1];[.$C$2]))/100; 0)" office:value-type="float" office:value="1" calcext:value-type="float">
            <text:p>1</text:p>
          </table:table-cell>
          <table:table-cell table:formula="of:=MAX([.P$4]*IF([.$E55];0.2;1)*(100+[.$G55]*IF([.$G55]&gt;0;[.$C$1];[.$C$2]))/100; 0)" office:value-type="float" office:value="2" calcext:value-type="float">
            <text:p>2</text:p>
          </table:table-cell>
          <table:table-cell table:formula="of:=MAX([.Q$4]*IF([.$E55];0.2;1)*(100+[.$G55]*IF([.$G55]&gt;0;[.$C$1];[.$C$2]))/100; 0)" office:value-type="float" office:value="2.5" calcext:value-type="float">
            <text:p>3</text:p>
          </table:table-cell>
          <table:table-cell table:formula="of:=MAX([.R$4]*IF([.$E55];0.2;1)*(100+[.$G55]*IF([.$G55]&gt;0;[.$C$1];[.$C$2]))/100; 0)" office:value-type="float" office:value="4" calcext:value-type="float">
            <text:p>4</text:p>
          </table:table-cell>
          <table:table-cell table:formula="of:=MAX([.S$4]*IF([.$E55];0.2;1)*(100+[.$G55]*IF([.$G55]&gt;0;[.$C$1];[.$C$2]))/100; 0)" office:value-type="float" office:value="6" calcext:value-type="float">
            <text:p>6</text:p>
          </table:table-cell>
          <table:table-cell table:formula="of:=MAX([.T$4]*IF([.$E55];0.2;1)*(100+[.$G55]*IF([.$G55]&gt;0;[.$C$1];[.$C$2]))/100; 0)" office:value-type="float" office:value="7.5" calcext:value-type="float">
            <text:p>8</text:p>
          </table:table-cell>
          <table:table-cell table:formula="of:=MAX([.U$4]*IF([.$E55];0.2;1)*(100+[.$G55]*IF([.$G55]&gt;0;[.$C$1];[.$C$2]))/100; 0)" office:value-type="float" office:value="10" calcext:value-type="float">
            <text:p>10</text:p>
          </table:table-cell>
          <table:table-cell table:formula="of:=MAX([.V$4]*IF([.$E55];0.2;1)*(100+[.$G55]*IF([.$G55]&gt;0;[.$C$1];[.$C$2]))/100; 0)" office:value-type="float" office:value="3" calcext:value-type="float">
            <text:p>3</text:p>
          </table:table-cell>
          <table:table-cell table:formula="of:=MAX([.W$4]*IF([.$E55];0.2;1)*(100+[.$G55]*IF([.$G55]&gt;0;[.$C$1];[.$C$2]))/100; 0)" office:value-type="float" office:value="3" calcext:value-type="float">
            <text:p>3</text:p>
          </table:table-cell>
          <table:table-cell table:formula="of:=MAX([.X$4]*IF([.$E55];0.2;1)*(100+[.$G55]*IF([.$G55]&gt;0;[.$C$1];[.$C$2]))/100; 0)" office:value-type="float" office:value="5" calcext:value-type="float">
            <text:p>5</text:p>
          </table:table-cell>
          <table:table-cell table:formula="of:=MAX([.Y$4]*IF([.$E55];0.2;1)*(100+[.$G55]*IF([.$G55]&gt;0;[.$C$1];[.$C$2]))/100; 0)" office:value-type="float" office:value="0" calcext:value-type="float">
            <text:p>0</text:p>
          </table:table-cell>
          <table:table-cell table:formula="of:=MAX([.Z$4]*IF([.$E55];0.2;1)*(100+[.$G55]*IF([.$G55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JH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56];[$'EcCo ammo'.$A$6:$'EcCo ammo'.$A$37];[$'EcCo ammo'.F$6:$'EcCo ammo'.F$37])" office:value-type="float" office:value="10" calcext:value-type="float">
            <text:p>10</text:p>
          </table:table-cell>
          <table:table-cell table:formula="of:=FLOOR(LOOKUP([.$B56];[$'EcCo ammo'.$A$6:$'EcCo ammo'.$A$37];[$'EcCo ammo'.G$6:$'EcCo ammo'.G$37]))" office:value-type="float" office:value="40" calcext:value-type="float">
            <text:p>40</text:p>
          </table:table-cell>
          <table:table-cell table:formula="of:=LOOKUP([.$B56];[$'EcCo ammo'.$A$6:$'EcCo ammo'.$A$37];[$'EcCo ammo'.I$6:$'EcCo ammo'.I$37])" office:value-type="float" office:value="4" calcext:value-type="float">
            <text:p>4</text:p>
          </table:table-cell>
          <table:table-cell table:formula="of:=LOOKUP([.$B56];[$'EcCo ammo'.$A$6:$'EcCo ammo'.$A$37];[$'EcCo ammo'.J$6:$'EcCo ammo'.J$37])" office:value-type="float" office:value="3" calcext:value-type="float">
            <text:p>3</text:p>
          </table:table-cell>
          <table:table-cell table:formula="of:=[.H56]/[.I56]" office:value-type="float" office:value="1.33333333333333" calcext:value-type="float">
            <text:p>1.33</text:p>
          </table:table-cell>
          <table:table-cell table:formula="of:=ROUND(AVERAGE([.C56];[.D56]))" office:value-type="float" office:value="17" calcext:value-type="float">
            <text:p>17</text:p>
          </table:table-cell>
          <table:table-cell/>
          <table:table-cell table:formula="of:=MAX((100-MAX([.M$5]+MIN([.$G56];0);0))*INT(([.$K56]-[.AB56])*[.$J56])/100;0)" office:value-type="float" office:value="22" calcext:value-type="float">
            <text:p>22</text:p>
          </table:table-cell>
          <table:table-cell table:formula="of:=MAX((100-MAX([.N$5]+MIN([.$G56];0);0))*INT(([.$K56]-[.AC56])*[.$J56])/100;0)" office:value-type="float" office:value="17.6" calcext:value-type="float">
            <text:p>18</text:p>
          </table:table-cell>
          <table:table-cell table:formula="of:=MAX((100-MAX([.O$5]+MIN([.$G56];0);0))*INT(([.$K56]-[.AD56])*[.$J56])/100;0)" office:value-type="float" office:value="15" calcext:value-type="float">
            <text:p>15</text:p>
          </table:table-cell>
          <table:table-cell table:formula="of:=MAX((100-MAX([.P$5]+MIN([.$G56];0);0))*INT(([.$K56]-[.AE56])*[.$J56])/100;0)" office:value-type="float" office:value="11.9" calcext:value-type="float">
            <text:p>12</text:p>
          </table:table-cell>
          <table:table-cell table:formula="of:=MAX((100-MAX([.Q$5]+MIN([.$G56];0);0))*INT(([.$K56]-[.AF56])*[.$J56])/100;0)" office:value-type="float" office:value="9.6" calcext:value-type="float">
            <text:p>10</text:p>
          </table:table-cell>
          <table:table-cell table:formula="of:=MAX((100-MAX([.R$5]+MIN([.$G56];0);0))*INT(([.$K56]-[.AG56])*[.$J56])/100;0)" office:value-type="float" office:value="7.2" calcext:value-type="float">
            <text:p>7</text:p>
          </table:table-cell>
          <table:table-cell table:formula="of:=MAX((100-MAX([.S$5]+MIN([.$G56];0);0))*INT(([.$K56]-[.AH56])*[.$J56])/100;0)" office:value-type="float" office:value="3.6" calcext:value-type="float">
            <text:p>4</text:p>
          </table:table-cell>
          <table:table-cell table:formula="of:=MAX((100-MAX([.T$5]+MIN([.$G56];0);0))*INT(([.$K56]-[.AI56])*[.$J56])/100;0)" office:value-type="float" office:value="0.9" calcext:value-type="float">
            <text:p>1</text:p>
          </table:table-cell>
          <table:table-cell table:formula="of:=MAX((100-MAX([.U$5]+MIN([.$G56];0);0))*INT(([.$K56]-[.AJ56])*[.$J56])/100;0)" office:value-type="float" office:value="0" calcext:value-type="float">
            <text:p>0</text:p>
          </table:table-cell>
          <table:table-cell table:formula="of:=MAX((100-MAX([.V$5]+MIN([.$G56];0);0))*INT(([.$K56]-[.AK56])*[.$J56])/100;0)" office:value-type="float" office:value="8.4" calcext:value-type="float">
            <text:p>8</text:p>
          </table:table-cell>
          <table:table-cell table:formula="of:=MAX((100-MAX([.W$5]+MIN([.$G56];0);0))*INT(([.$K56]-[.AL56])*[.$J56])/100;0)" office:value-type="float" office:value="10.5" calcext:value-type="float">
            <text:p>11</text:p>
          </table:table-cell>
          <table:table-cell table:formula="of:=MAX((100-MAX([.X$5]+MIN([.$G56];0);0))*INT(([.$K56]-[.AM56])*[.$J56])/100;0)" office:value-type="float" office:value="4.5" calcext:value-type="float">
            <text:p>5</text:p>
          </table:table-cell>
          <table:table-cell table:number-columns-repeated="3"/>
          <table:table-cell table:formula="of:=MAX([.M$4]*IF([.$E56];0.2;1)*(100+[.$G56]*IF([.$G56]&gt;0;[.$C$1];[.$C$2]))/100; 0)" office:value-type="float" office:value="0" calcext:value-type="float">
            <text:p>0</text:p>
          </table:table-cell>
          <table:table-cell table:formula="of:=MAX([.N$4]*IF([.$E56];0.2;1)*(100+[.$G56]*IF([.$G56]&gt;0;[.$C$1];[.$C$2]))/100; 0)" office:value-type="float" office:value="0" calcext:value-type="float">
            <text:p>0</text:p>
          </table:table-cell>
          <table:table-cell table:formula="of:=MAX([.O$4]*IF([.$E56];0.2;1)*(100+[.$G56]*IF([.$G56]&gt;0;[.$C$1];[.$C$2]))/100; 0)" office:value-type="float" office:value="2" calcext:value-type="float">
            <text:p>2</text:p>
          </table:table-cell>
          <table:table-cell table:formula="of:=MAX([.P$4]*IF([.$E56];0.2;1)*(100+[.$G56]*IF([.$G56]&gt;0;[.$C$1];[.$C$2]))/100; 0)" office:value-type="float" office:value="4" calcext:value-type="float">
            <text:p>4</text:p>
          </table:table-cell>
          <table:table-cell table:formula="of:=MAX([.Q$4]*IF([.$E56];0.2;1)*(100+[.$G56]*IF([.$G56]&gt;0;[.$C$1];[.$C$2]))/100; 0)" office:value-type="float" office:value="5" calcext:value-type="float">
            <text:p>5</text:p>
          </table:table-cell>
          <table:table-cell table:formula="of:=MAX([.R$4]*IF([.$E56];0.2;1)*(100+[.$G56]*IF([.$G56]&gt;0;[.$C$1];[.$C$2]))/100; 0)" office:value-type="float" office:value="8" calcext:value-type="float">
            <text:p>8</text:p>
          </table:table-cell>
          <table:table-cell table:formula="of:=MAX([.S$4]*IF([.$E56];0.2;1)*(100+[.$G56]*IF([.$G56]&gt;0;[.$C$1];[.$C$2]))/100; 0)" office:value-type="float" office:value="12" calcext:value-type="float">
            <text:p>12</text:p>
          </table:table-cell>
          <table:table-cell table:formula="of:=MAX([.T$4]*IF([.$E56];0.2;1)*(100+[.$G56]*IF([.$G56]&gt;0;[.$C$1];[.$C$2]))/100; 0)" office:value-type="float" office:value="15" calcext:value-type="float">
            <text:p>15</text:p>
          </table:table-cell>
          <table:table-cell table:formula="of:=MAX([.U$4]*IF([.$E56];0.2;1)*(100+[.$G56]*IF([.$G56]&gt;0;[.$C$1];[.$C$2]))/100; 0)" office:value-type="float" office:value="20" calcext:value-type="float">
            <text:p>20</text:p>
          </table:table-cell>
          <table:table-cell table:formula="of:=MAX([.V$4]*IF([.$E56];0.2;1)*(100+[.$G56]*IF([.$G56]&gt;0;[.$C$1];[.$C$2]))/100; 0)" office:value-type="float" office:value="6" calcext:value-type="float">
            <text:p>6</text:p>
          </table:table-cell>
          <table:table-cell table:formula="of:=MAX([.W$4]*IF([.$E56];0.2;1)*(100+[.$G56]*IF([.$G56]&gt;0;[.$C$1];[.$C$2]))/100; 0)" office:value-type="float" office:value="6" calcext:value-type="float">
            <text:p>6</text:p>
          </table:table-cell>
          <table:table-cell table:formula="of:=MAX([.X$4]*IF([.$E56];0.2;1)*(100+[.$G56]*IF([.$G56]&gt;0;[.$C$1];[.$C$2]))/100; 0)" office:value-type="float" office:value="10" calcext:value-type="float">
            <text:p>10</text:p>
          </table:table-cell>
          <table:table-cell table:formula="of:=MAX([.Y$4]*IF([.$E56];0.2;1)*(100+[.$G56]*IF([.$G56]&gt;0;[.$C$1];[.$C$2]))/100; 0)" office:value-type="float" office:value="0" calcext:value-type="float">
            <text:p>0</text:p>
          </table:table-cell>
          <table:table-cell table:formula="of:=MAX([.Z$4]*IF([.$E56];0.2;1)*(100+[.$G56]*IF([.$G56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LOOKUP([.$B57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7];[$'EcCo ammo'.$A$6:$'EcCo ammo'.$A$37];[$'EcCo ammo'.G$6:$'EcCo ammo'.G$37]))" office:value-type="float" office:value="-50" calcext:value-type="float">
            <text:p>-50</text:p>
          </table:table-cell>
          <table:table-cell table:formula="of:=LOOKUP([.$B57];[$'EcCo ammo'.$A$6:$'EcCo ammo'.$A$37];[$'EcCo ammo'.I$6:$'EcCo ammo'.I$37])" office:value-type="float" office:value="1" calcext:value-type="float">
            <text:p>1</text:p>
          </table:table-cell>
          <table:table-cell table:formula="of:=LOOKUP([.$B57];[$'EcCo ammo'.$A$6:$'EcCo ammo'.$A$37];[$'EcCo ammo'.J$6:$'EcCo ammo'.J$37])" office:value-type="float" office:value="1" calcext:value-type="float">
            <text:p>1</text:p>
          </table:table-cell>
          <table:table-cell table:formula="of:=[.H57]/[.I57]" office:value-type="float" office:value="1" calcext:value-type="float">
            <text:p>1.00</text:p>
          </table:table-cell>
          <table:table-cell table:formula="of:=ROUND(AVERAGE([.C57];[.D57]))" office:value-type="float" office:value="27" calcext:value-type="float">
            <text:p>27</text:p>
          </table:table-cell>
          <table:table-cell/>
          <table:table-cell table:formula="of:=MAX((100-MAX([.M$5]+MIN([.$G57];0);0))*INT(([.$K57]-[.AB57])*[.$J57])/100;0)" office:value-type="float" office:value="27" calcext:value-type="float">
            <text:p>27</text:p>
          </table:table-cell>
          <table:table-cell table:formula="of:=MAX((100-MAX([.N$5]+MIN([.$G57];0);0))*INT(([.$K57]-[.AC57])*[.$J57])/100;0)" office:value-type="float" office:value="27" calcext:value-type="float">
            <text:p>27</text:p>
          </table:table-cell>
          <table:table-cell table:formula="of:=MAX((100-MAX([.O$5]+MIN([.$G57];0);0))*INT(([.$K57]-[.AD57])*[.$J57])/100;0)" office:value-type="float" office:value="26" calcext:value-type="float">
            <text:p>26</text:p>
          </table:table-cell>
          <table:table-cell table:formula="of:=MAX((100-MAX([.P$5]+MIN([.$G57];0);0))*INT(([.$K57]-[.AE57])*[.$J57])/100;0)" office:value-type="float" office:value="25" calcext:value-type="float">
            <text:p>25</text:p>
          </table:table-cell>
          <table:table-cell table:formula="of:=MAX((100-MAX([.Q$5]+MIN([.$G57];0);0))*INT(([.$K57]-[.AF57])*[.$J57])/100;0)" office:value-type="float" office:value="24" calcext:value-type="float">
            <text:p>24</text:p>
          </table:table-cell>
          <table:table-cell table:formula="of:=MAX((100-MAX([.R$5]+MIN([.$G57];0);0))*INT(([.$K57]-[.AG57])*[.$J57])/100;0)" office:value-type="float" office:value="23" calcext:value-type="float">
            <text:p>23</text:p>
          </table:table-cell>
          <table:table-cell table:formula="of:=MAX((100-MAX([.S$5]+MIN([.$G57];0);0))*INT(([.$K57]-[.AH57])*[.$J57])/100;0)" office:value-type="float" office:value="21" calcext:value-type="float">
            <text:p>21</text:p>
          </table:table-cell>
          <table:table-cell table:formula="of:=MAX((100-MAX([.T$5]+MIN([.$G57];0);0))*INT(([.$K57]-[.AI57])*[.$J57])/100;0)" office:value-type="float" office:value="18.05" calcext:value-type="float">
            <text:p>18</text:p>
          </table:table-cell>
          <table:table-cell table:formula="of:=MAX((100-MAX([.U$5]+MIN([.$G57];0);0))*INT(([.$K57]-[.AJ57])*[.$J57])/100;0)" office:value-type="float" office:value="13.6" calcext:value-type="float">
            <text:p>14</text:p>
          </table:table-cell>
          <table:table-cell table:formula="of:=MAX((100-MAX([.V$5]+MIN([.$G57];0);0))*INT(([.$K57]-[.AK57])*[.$J57])/100;0)" office:value-type="float" office:value="24" calcext:value-type="float">
            <text:p>24</text:p>
          </table:table-cell>
          <table:table-cell table:formula="of:=MAX((100-MAX([.W$5]+MIN([.$G57];0);0))*INT(([.$K57]-[.AL57])*[.$J57])/100;0)" office:value-type="float" office:value="24" calcext:value-type="float">
            <text:p>24</text:p>
          </table:table-cell>
          <table:table-cell table:formula="of:=MAX((100-MAX([.X$5]+MIN([.$G57];0);0))*INT(([.$K57]-[.AM57])*[.$J57])/100;0)" office:value-type="float" office:value="22" calcext:value-type="float">
            <text:p>22</text:p>
          </table:table-cell>
          <table:table-cell table:number-columns-repeated="3"/>
          <table:table-cell table:formula="of:=MAX([.M$4]*IF([.$E57];0.2;1)*(100+[.$G57]*IF([.$G57]&gt;0;[.$C$1];[.$C$2]))/100; 0)" office:value-type="float" office:value="0" calcext:value-type="float">
            <text:p>0</text:p>
          </table:table-cell>
          <table:table-cell table:formula="of:=MAX([.N$4]*IF([.$E57];0.2;1)*(100+[.$G57]*IF([.$G57]&gt;0;[.$C$1];[.$C$2]))/100; 0)" office:value-type="float" office:value="0" calcext:value-type="float">
            <text:p>0</text:p>
          </table:table-cell>
          <table:table-cell table:formula="of:=MAX([.O$4]*IF([.$E57];0.2;1)*(100+[.$G57]*IF([.$G57]&gt;0;[.$C$1];[.$C$2]))/100; 0)" office:value-type="float" office:value="1" calcext:value-type="float">
            <text:p>1</text:p>
          </table:table-cell>
          <table:table-cell table:formula="of:=MAX([.P$4]*IF([.$E57];0.2;1)*(100+[.$G57]*IF([.$G57]&gt;0;[.$C$1];[.$C$2]))/100; 0)" office:value-type="float" office:value="2" calcext:value-type="float">
            <text:p>2</text:p>
          </table:table-cell>
          <table:table-cell table:formula="of:=MAX([.Q$4]*IF([.$E57];0.2;1)*(100+[.$G57]*IF([.$G57]&gt;0;[.$C$1];[.$C$2]))/100; 0)" office:value-type="float" office:value="2.5" calcext:value-type="float">
            <text:p>3</text:p>
          </table:table-cell>
          <table:table-cell table:formula="of:=MAX([.R$4]*IF([.$E57];0.2;1)*(100+[.$G57]*IF([.$G57]&gt;0;[.$C$1];[.$C$2]))/100; 0)" office:value-type="float" office:value="4" calcext:value-type="float">
            <text:p>4</text:p>
          </table:table-cell>
          <table:table-cell table:formula="of:=MAX([.S$4]*IF([.$E57];0.2;1)*(100+[.$G57]*IF([.$G57]&gt;0;[.$C$1];[.$C$2]))/100; 0)" office:value-type="float" office:value="6" calcext:value-type="float">
            <text:p>6</text:p>
          </table:table-cell>
          <table:table-cell table:formula="of:=MAX([.T$4]*IF([.$E57];0.2;1)*(100+[.$G57]*IF([.$G57]&gt;0;[.$C$1];[.$C$2]))/100; 0)" office:value-type="float" office:value="7.5" calcext:value-type="float">
            <text:p>8</text:p>
          </table:table-cell>
          <table:table-cell table:formula="of:=MAX([.U$4]*IF([.$E57];0.2;1)*(100+[.$G57]*IF([.$G57]&gt;0;[.$C$1];[.$C$2]))/100; 0)" office:value-type="float" office:value="10" calcext:value-type="float">
            <text:p>10</text:p>
          </table:table-cell>
          <table:table-cell table:formula="of:=MAX([.V$4]*IF([.$E57];0.2;1)*(100+[.$G57]*IF([.$G57]&gt;0;[.$C$1];[.$C$2]))/100; 0)" office:value-type="float" office:value="3" calcext:value-type="float">
            <text:p>3</text:p>
          </table:table-cell>
          <table:table-cell table:formula="of:=MAX([.W$4]*IF([.$E57];0.2;1)*(100+[.$G57]*IF([.$G57]&gt;0;[.$C$1];[.$C$2]))/100; 0)" office:value-type="float" office:value="3" calcext:value-type="float">
            <text:p>3</text:p>
          </table:table-cell>
          <table:table-cell table:formula="of:=MAX([.X$4]*IF([.$E57];0.2;1)*(100+[.$G57]*IF([.$G57]&gt;0;[.$C$1];[.$C$2]))/100; 0)" office:value-type="float" office:value="5" calcext:value-type="float">
            <text:p>5</text:p>
          </table:table-cell>
          <table:table-cell table:formula="of:=MAX([.Y$4]*IF([.$E57];0.2;1)*(100+[.$G57]*IF([.$G57]&gt;0;[.$C$1];[.$C$2]))/100; 0)" office:value-type="float" office:value="0" calcext:value-type="float">
            <text:p>0</text:p>
          </table:table-cell>
          <table:table-cell table:formula="of:=MAX([.Z$4]*IF([.$E57];0.2;1)*(100+[.$G57]*IF([.$G57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LOOKUP([.$B58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8];[$'EcCo ammo'.$A$6:$'EcCo ammo'.$A$37];[$'EcCo ammo'.G$6:$'EcCo ammo'.G$37]))" office:value-type="float" office:value="-50" calcext:value-type="float">
            <text:p>-50</text:p>
          </table:table-cell>
          <table:table-cell table:formula="of:=LOOKUP([.$B58];[$'EcCo ammo'.$A$6:$'EcCo ammo'.$A$37];[$'EcCo ammo'.I$6:$'EcCo ammo'.I$37])" office:value-type="float" office:value="1" calcext:value-type="float">
            <text:p>1</text:p>
          </table:table-cell>
          <table:table-cell table:formula="of:=LOOKUP([.$B58];[$'EcCo ammo'.$A$6:$'EcCo ammo'.$A$37];[$'EcCo ammo'.J$6:$'EcCo ammo'.J$37])" office:value-type="float" office:value="1" calcext:value-type="float">
            <text:p>1</text:p>
          </table:table-cell>
          <table:table-cell table:formula="of:=[.H58]/[.I58]" office:value-type="float" office:value="1" calcext:value-type="float">
            <text:p>1.00</text:p>
          </table:table-cell>
          <table:table-cell table:formula="of:=ROUND(AVERAGE([.C58];[.D58]))" office:value-type="float" office:value="40" calcext:value-type="float">
            <text:p>40</text:p>
          </table:table-cell>
          <table:table-cell/>
          <table:table-cell table:formula="of:=MAX((100-MAX([.M$5]+MIN([.$G58];0);0))*INT(([.$K58]-[.AB58])*[.$J58])/100;0)" office:value-type="float" office:value="40" calcext:value-type="float">
            <text:p>40</text:p>
          </table:table-cell>
          <table:table-cell table:formula="of:=MAX((100-MAX([.N$5]+MIN([.$G58];0);0))*INT(([.$K58]-[.AC58])*[.$J58])/100;0)" office:value-type="float" office:value="40" calcext:value-type="float">
            <text:p>40</text:p>
          </table:table-cell>
          <table:table-cell table:formula="of:=MAX((100-MAX([.O$5]+MIN([.$G58];0);0))*INT(([.$K58]-[.AD58])*[.$J58])/100;0)" office:value-type="float" office:value="39" calcext:value-type="float">
            <text:p>39</text:p>
          </table:table-cell>
          <table:table-cell table:formula="of:=MAX((100-MAX([.P$5]+MIN([.$G58];0);0))*INT(([.$K58]-[.AE58])*[.$J58])/100;0)" office:value-type="float" office:value="38" calcext:value-type="float">
            <text:p>38</text:p>
          </table:table-cell>
          <table:table-cell table:formula="of:=MAX((100-MAX([.Q$5]+MIN([.$G58];0);0))*INT(([.$K58]-[.AF58])*[.$J58])/100;0)" office:value-type="float" office:value="37" calcext:value-type="float">
            <text:p>37</text:p>
          </table:table-cell>
          <table:table-cell table:formula="of:=MAX((100-MAX([.R$5]+MIN([.$G58];0);0))*INT(([.$K58]-[.AG58])*[.$J58])/100;0)" office:value-type="float" office:value="36" calcext:value-type="float">
            <text:p>36</text:p>
          </table:table-cell>
          <table:table-cell table:formula="of:=MAX((100-MAX([.S$5]+MIN([.$G58];0);0))*INT(([.$K58]-[.AH58])*[.$J58])/100;0)" office:value-type="float" office:value="34" calcext:value-type="float">
            <text:p>34</text:p>
          </table:table-cell>
          <table:table-cell table:formula="of:=MAX((100-MAX([.T$5]+MIN([.$G58];0);0))*INT(([.$K58]-[.AI58])*[.$J58])/100;0)" office:value-type="float" office:value="30.4" calcext:value-type="float">
            <text:p>30</text:p>
          </table:table-cell>
          <table:table-cell table:formula="of:=MAX((100-MAX([.U$5]+MIN([.$G58];0);0))*INT(([.$K58]-[.AJ58])*[.$J58])/100;0)" office:value-type="float" office:value="24" calcext:value-type="float">
            <text:p>24</text:p>
          </table:table-cell>
          <table:table-cell table:formula="of:=MAX((100-MAX([.V$5]+MIN([.$G58];0);0))*INT(([.$K58]-[.AK58])*[.$J58])/100;0)" office:value-type="float" office:value="37" calcext:value-type="float">
            <text:p>37</text:p>
          </table:table-cell>
          <table:table-cell table:formula="of:=MAX((100-MAX([.W$5]+MIN([.$G58];0);0))*INT(([.$K58]-[.AL58])*[.$J58])/100;0)" office:value-type="float" office:value="37" calcext:value-type="float">
            <text:p>37</text:p>
          </table:table-cell>
          <table:table-cell table:formula="of:=MAX((100-MAX([.X$5]+MIN([.$G58];0);0))*INT(([.$K58]-[.AM58])*[.$J58])/100;0)" office:value-type="float" office:value="35" calcext:value-type="float">
            <text:p>35</text:p>
          </table:table-cell>
          <table:table-cell table:number-columns-repeated="3"/>
          <table:table-cell table:formula="of:=MAX([.M$4]*IF([.$E58];0.2;1)*(100+[.$G58]*IF([.$G58]&gt;0;[.$C$1];[.$C$2]))/100; 0)" office:value-type="float" office:value="0" calcext:value-type="float">
            <text:p>0</text:p>
          </table:table-cell>
          <table:table-cell table:formula="of:=MAX([.N$4]*IF([.$E58];0.2;1)*(100+[.$G58]*IF([.$G58]&gt;0;[.$C$1];[.$C$2]))/100; 0)" office:value-type="float" office:value="0" calcext:value-type="float">
            <text:p>0</text:p>
          </table:table-cell>
          <table:table-cell table:formula="of:=MAX([.O$4]*IF([.$E58];0.2;1)*(100+[.$G58]*IF([.$G58]&gt;0;[.$C$1];[.$C$2]))/100; 0)" office:value-type="float" office:value="1" calcext:value-type="float">
            <text:p>1</text:p>
          </table:table-cell>
          <table:table-cell table:formula="of:=MAX([.P$4]*IF([.$E58];0.2;1)*(100+[.$G58]*IF([.$G58]&gt;0;[.$C$1];[.$C$2]))/100; 0)" office:value-type="float" office:value="2" calcext:value-type="float">
            <text:p>2</text:p>
          </table:table-cell>
          <table:table-cell table:formula="of:=MAX([.Q$4]*IF([.$E58];0.2;1)*(100+[.$G58]*IF([.$G58]&gt;0;[.$C$1];[.$C$2]))/100; 0)" office:value-type="float" office:value="2.5" calcext:value-type="float">
            <text:p>3</text:p>
          </table:table-cell>
          <table:table-cell table:formula="of:=MAX([.R$4]*IF([.$E58];0.2;1)*(100+[.$G58]*IF([.$G58]&gt;0;[.$C$1];[.$C$2]))/100; 0)" office:value-type="float" office:value="4" calcext:value-type="float">
            <text:p>4</text:p>
          </table:table-cell>
          <table:table-cell table:formula="of:=MAX([.S$4]*IF([.$E58];0.2;1)*(100+[.$G58]*IF([.$G58]&gt;0;[.$C$1];[.$C$2]))/100; 0)" office:value-type="float" office:value="6" calcext:value-type="float">
            <text:p>6</text:p>
          </table:table-cell>
          <table:table-cell table:formula="of:=MAX([.T$4]*IF([.$E58];0.2;1)*(100+[.$G58]*IF([.$G58]&gt;0;[.$C$1];[.$C$2]))/100; 0)" office:value-type="float" office:value="7.5" calcext:value-type="float">
            <text:p>8</text:p>
          </table:table-cell>
          <table:table-cell table:formula="of:=MAX([.U$4]*IF([.$E58];0.2;1)*(100+[.$G58]*IF([.$G58]&gt;0;[.$C$1];[.$C$2]))/100; 0)" office:value-type="float" office:value="10" calcext:value-type="float">
            <text:p>10</text:p>
          </table:table-cell>
          <table:table-cell table:formula="of:=MAX([.V$4]*IF([.$E58];0.2;1)*(100+[.$G58]*IF([.$G58]&gt;0;[.$C$1];[.$C$2]))/100; 0)" office:value-type="float" office:value="3" calcext:value-type="float">
            <text:p>3</text:p>
          </table:table-cell>
          <table:table-cell table:formula="of:=MAX([.W$4]*IF([.$E58];0.2;1)*(100+[.$G58]*IF([.$G58]&gt;0;[.$C$1];[.$C$2]))/100; 0)" office:value-type="float" office:value="3" calcext:value-type="float">
            <text:p>3</text:p>
          </table:table-cell>
          <table:table-cell table:formula="of:=MAX([.X$4]*IF([.$E58];0.2;1)*(100+[.$G58]*IF([.$G58]&gt;0;[.$C$1];[.$C$2]))/100; 0)" office:value-type="float" office:value="5" calcext:value-type="float">
            <text:p>5</text:p>
          </table:table-cell>
          <table:table-cell table:formula="of:=MAX([.Y$4]*IF([.$E58];0.2;1)*(100+[.$G58]*IF([.$G58]&gt;0;[.$C$1];[.$C$2]))/100; 0)" office:value-type="float" office:value="0" calcext:value-type="float">
            <text:p>0</text:p>
          </table:table-cell>
          <table:table-cell table:formula="of:=MAX([.Z$4]*IF([.$E58];0.2;1)*(100+[.$G58]*IF([.$G58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LOOKUP([.$B59];[$'EcCo ammo'.$A$6:$'EcCo ammo'.$A$37];[$'EcCo ammo'.F$6:$'EcCo ammo'.F$37])" office:value-type="float" office:value="-5" calcext:value-type="float">
            <text:p>-5</text:p>
          </table:table-cell>
          <table:table-cell table:formula="of:=FLOOR(LOOKUP([.$B59];[$'EcCo ammo'.$A$6:$'EcCo ammo'.$A$37];[$'EcCo ammo'.G$6:$'EcCo ammo'.G$37]))" office:value-type="float" office:value="-10" calcext:value-type="float">
            <text:p>-10</text:p>
          </table:table-cell>
          <table:table-cell table:formula="of:=LOOKUP([.$B59];[$'EcCo ammo'.$A$6:$'EcCo ammo'.$A$37];[$'EcCo ammo'.I$6:$'EcCo ammo'.I$37])" office:value-type="float" office:value="1" calcext:value-type="float">
            <text:p>1</text:p>
          </table:table-cell>
          <table:table-cell table:formula="of:=LOOKUP([.$B59];[$'EcCo ammo'.$A$6:$'EcCo ammo'.$A$37];[$'EcCo ammo'.J$6:$'EcCo ammo'.J$37])" office:value-type="float" office:value="1" calcext:value-type="float">
            <text:p>1</text:p>
          </table:table-cell>
          <table:table-cell table:formula="of:=[.H59]/[.I59]" office:value-type="float" office:value="1" calcext:value-type="float">
            <text:p>1.00</text:p>
          </table:table-cell>
          <table:table-cell table:formula="of:=ROUND(AVERAGE([.C59];[.D59]))" office:value-type="float" office:value="15" calcext:value-type="float">
            <text:p>15</text:p>
          </table:table-cell>
          <table:table-cell/>
          <table:table-cell table:formula="of:=MAX((100-MAX([.M$5]+MIN([.$G59];0);0))*INT(([.$K59]-[.AB59])*[.$J59])/100;0)" office:value-type="float" office:value="15" calcext:value-type="float">
            <text:p>15</text:p>
          </table:table-cell>
          <table:table-cell table:formula="of:=MAX((100-MAX([.N$5]+MIN([.$G59];0);0))*INT(([.$K59]-[.AC59])*[.$J59])/100;0)" office:value-type="float" office:value="13.5" calcext:value-type="float">
            <text:p>14</text:p>
          </table:table-cell>
          <table:table-cell table:formula="of:=MAX((100-MAX([.O$5]+MIN([.$G59];0);0))*INT(([.$K59]-[.AD59])*[.$J59])/100;0)" office:value-type="float" office:value="11.05" calcext:value-type="float">
            <text:p>11</text:p>
          </table:table-cell>
          <table:table-cell table:formula="of:=MAX((100-MAX([.P$5]+MIN([.$G59];0);0))*INT(([.$K59]-[.AE59])*[.$J59])/100;0)" office:value-type="float" office:value="8.8" calcext:value-type="float">
            <text:p>9</text:p>
          </table:table-cell>
          <table:table-cell table:formula="of:=MAX((100-MAX([.Q$5]+MIN([.$G59];0);0))*INT(([.$K59]-[.AF59])*[.$J59])/100;0)" office:value-type="float" office:value="7" calcext:value-type="float">
            <text:p>7</text:p>
          </table:table-cell>
          <table:table-cell table:formula="of:=MAX((100-MAX([.R$5]+MIN([.$G59];0);0))*INT(([.$K59]-[.AG59])*[.$J59])/100;0)" office:value-type="float" office:value="4.9" calcext:value-type="float">
            <text:p>5</text:p>
          </table:table-cell>
          <table:table-cell table:formula="of:=MAX((100-MAX([.S$5]+MIN([.$G59];0);0))*INT(([.$K59]-[.AH59])*[.$J59])/100;0)" office:value-type="float" office:value="2.8" calcext:value-type="float">
            <text:p>3</text:p>
          </table:table-cell>
          <table:table-cell table:formula="of:=MAX((100-MAX([.T$5]+MIN([.$G59];0);0))*INT(([.$K59]-[.AI59])*[.$J59])/100;0)" office:value-type="float" office:value="0.55" calcext:value-type="float">
            <text:p>1</text:p>
          </table:table-cell>
          <table:table-cell table:formula="of:=MAX((100-MAX([.U$5]+MIN([.$G59];0);0))*INT(([.$K59]-[.AJ59])*[.$J59])/100;0)" office:value-type="float" office:value="0" calcext:value-type="float">
            <text:p>0</text:p>
          </table:table-cell>
          <table:table-cell table:formula="of:=MAX((100-MAX([.V$5]+MIN([.$G59];0);0))*INT(([.$K59]-[.AK59])*[.$J59])/100;0)" office:value-type="float" office:value="6.3" calcext:value-type="float">
            <text:p>6</text:p>
          </table:table-cell>
          <table:table-cell table:formula="of:=MAX((100-MAX([.W$5]+MIN([.$G59];0);0))*INT(([.$K59]-[.AL59])*[.$J59])/100;0)" office:value-type="float" office:value="7.65" calcext:value-type="float">
            <text:p>8</text:p>
          </table:table-cell>
          <table:table-cell table:formula="of:=MAX((100-MAX([.X$5]+MIN([.$G59];0);0))*INT(([.$K59]-[.AM59])*[.$J59])/100;0)" office:value-type="float" office:value="3.6" calcext:value-type="float">
            <text:p>4</text:p>
          </table:table-cell>
          <table:table-cell table:number-columns-repeated="3"/>
          <table:table-cell table:formula="of:=MAX([.M$4]*IF([.$E59];0.2;1)*(100+[.$G59]*IF([.$G59]&gt;0;[.$C$1];[.$C$2]))/100; 0)" office:value-type="float" office:value="0" calcext:value-type="float">
            <text:p>0</text:p>
          </table:table-cell>
          <table:table-cell table:formula="of:=MAX([.N$4]*IF([.$E59];0.2;1)*(100+[.$G59]*IF([.$G59]&gt;0;[.$C$1];[.$C$2]))/100; 0)" office:value-type="float" office:value="0" calcext:value-type="float">
            <text:p>0</text:p>
          </table:table-cell>
          <table:table-cell table:formula="of:=MAX([.O$4]*IF([.$E59];0.2;1)*(100+[.$G59]*IF([.$G59]&gt;0;[.$C$1];[.$C$2]))/100; 0)" office:value-type="float" office:value="1.8" calcext:value-type="float">
            <text:p>2</text:p>
          </table:table-cell>
          <table:table-cell table:formula="of:=MAX([.P$4]*IF([.$E59];0.2;1)*(100+[.$G59]*IF([.$G59]&gt;0;[.$C$1];[.$C$2]))/100; 0)" office:value-type="float" office:value="3.6" calcext:value-type="float">
            <text:p>4</text:p>
          </table:table-cell>
          <table:table-cell table:formula="of:=MAX([.Q$4]*IF([.$E59];0.2;1)*(100+[.$G59]*IF([.$G59]&gt;0;[.$C$1];[.$C$2]))/100; 0)" office:value-type="float" office:value="4.5" calcext:value-type="float">
            <text:p>5</text:p>
          </table:table-cell>
          <table:table-cell table:formula="of:=MAX([.R$4]*IF([.$E59];0.2;1)*(100+[.$G59]*IF([.$G59]&gt;0;[.$C$1];[.$C$2]))/100; 0)" office:value-type="float" office:value="7.2" calcext:value-type="float">
            <text:p>7</text:p>
          </table:table-cell>
          <table:table-cell table:formula="of:=MAX([.S$4]*IF([.$E59];0.2;1)*(100+[.$G59]*IF([.$G59]&gt;0;[.$C$1];[.$C$2]))/100; 0)" office:value-type="float" office:value="10.8" calcext:value-type="float">
            <text:p>11</text:p>
          </table:table-cell>
          <table:table-cell table:formula="of:=MAX([.T$4]*IF([.$E59];0.2;1)*(100+[.$G59]*IF([.$G59]&gt;0;[.$C$1];[.$C$2]))/100; 0)" office:value-type="float" office:value="13.5" calcext:value-type="float">
            <text:p>14</text:p>
          </table:table-cell>
          <table:table-cell table:formula="of:=MAX([.U$4]*IF([.$E59];0.2;1)*(100+[.$G59]*IF([.$G59]&gt;0;[.$C$1];[.$C$2]))/100; 0)" office:value-type="float" office:value="18" calcext:value-type="float">
            <text:p>18</text:p>
          </table:table-cell>
          <table:table-cell table:formula="of:=MAX([.V$4]*IF([.$E59];0.2;1)*(100+[.$G59]*IF([.$G59]&gt;0;[.$C$1];[.$C$2]))/100; 0)" office:value-type="float" office:value="5.4" calcext:value-type="float">
            <text:p>5</text:p>
          </table:table-cell>
          <table:table-cell table:formula="of:=MAX([.W$4]*IF([.$E59];0.2;1)*(100+[.$G59]*IF([.$G59]&gt;0;[.$C$1];[.$C$2]))/100; 0)" office:value-type="float" office:value="5.4" calcext:value-type="float">
            <text:p>5</text:p>
          </table:table-cell>
          <table:table-cell table:formula="of:=MAX([.X$4]*IF([.$E59];0.2;1)*(100+[.$G59]*IF([.$G59]&gt;0;[.$C$1];[.$C$2]))/100; 0)" office:value-type="float" office:value="9" calcext:value-type="float">
            <text:p>9</text:p>
          </table:table-cell>
          <table:table-cell table:formula="of:=MAX([.Y$4]*IF([.$E59];0.2;1)*(100+[.$G59]*IF([.$G59]&gt;0;[.$C$1];[.$C$2]))/100; 0)" office:value-type="float" office:value="0" calcext:value-type="float">
            <text:p>0</text:p>
          </table:table-cell>
          <table:table-cell table:formula="of:=MAX([.Z$4]*IF([.$E59];0.2;1)*(100+[.$G59]*IF([.$G59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LOOKUP([.$B60];[$'EcCo ammo'.$A$6:$'EcCo ammo'.$A$37];[$'EcCo ammo'.F$6:$'EcCo ammo'.F$37])" office:value-type="float" office:value="-5" calcext:value-type="float">
            <text:p>-5</text:p>
          </table:table-cell>
          <table:table-cell table:formula="of:=FLOOR(LOOKUP([.$B60];[$'EcCo ammo'.$A$6:$'EcCo ammo'.$A$37];[$'EcCo ammo'.G$6:$'EcCo ammo'.G$37]))" office:value-type="float" office:value="-10" calcext:value-type="float">
            <text:p>-10</text:p>
          </table:table-cell>
          <table:table-cell table:formula="of:=LOOKUP([.$B60];[$'EcCo ammo'.$A$6:$'EcCo ammo'.$A$37];[$'EcCo ammo'.I$6:$'EcCo ammo'.I$37])" office:value-type="float" office:value="1" calcext:value-type="float">
            <text:p>1</text:p>
          </table:table-cell>
          <table:table-cell table:formula="of:=LOOKUP([.$B60];[$'EcCo ammo'.$A$6:$'EcCo ammo'.$A$37];[$'EcCo ammo'.J$6:$'EcCo ammo'.J$37])" office:value-type="float" office:value="1" calcext:value-type="float">
            <text:p>1</text:p>
          </table:table-cell>
          <table:table-cell table:formula="of:=[.H60]/[.I60]" office:value-type="float" office:value="1" calcext:value-type="float">
            <text:p>1.00</text:p>
          </table:table-cell>
          <table:table-cell table:formula="of:=ROUND(AVERAGE([.C60];[.D60]))" office:value-type="float" office:value="18" calcext:value-type="float">
            <text:p>18</text:p>
          </table:table-cell>
          <table:table-cell/>
          <table:table-cell table:formula="of:=MAX((100-MAX([.M$5]+MIN([.$G60];0);0))*INT(([.$K60]-[.AB60])*[.$J60])/100;0)" office:value-type="float" office:value="18" calcext:value-type="float">
            <text:p>18</text:p>
          </table:table-cell>
          <table:table-cell table:formula="of:=MAX((100-MAX([.N$5]+MIN([.$G60];0);0))*INT(([.$K60]-[.AC60])*[.$J60])/100;0)" office:value-type="float" office:value="16.2" calcext:value-type="float">
            <text:p>16</text:p>
          </table:table-cell>
          <table:table-cell table:formula="of:=MAX((100-MAX([.O$5]+MIN([.$G60];0);0))*INT(([.$K60]-[.AD60])*[.$J60])/100;0)" office:value-type="float" office:value="13.6" calcext:value-type="float">
            <text:p>14</text:p>
          </table:table-cell>
          <table:table-cell table:formula="of:=MAX((100-MAX([.P$5]+MIN([.$G60];0);0))*INT(([.$K60]-[.AE60])*[.$J60])/100;0)" office:value-type="float" office:value="11.2" calcext:value-type="float">
            <text:p>11</text:p>
          </table:table-cell>
          <table:table-cell table:formula="of:=MAX((100-MAX([.Q$5]+MIN([.$G60];0);0))*INT(([.$K60]-[.AF60])*[.$J60])/100;0)" office:value-type="float" office:value="9.1" calcext:value-type="float">
            <text:p>9</text:p>
          </table:table-cell>
          <table:table-cell table:formula="of:=MAX((100-MAX([.R$5]+MIN([.$G60];0);0))*INT(([.$K60]-[.AG60])*[.$J60])/100;0)" office:value-type="float" office:value="7" calcext:value-type="float">
            <text:p>7</text:p>
          </table:table-cell>
          <table:table-cell table:formula="of:=MAX((100-MAX([.S$5]+MIN([.$G60];0);0))*INT(([.$K60]-[.AH60])*[.$J60])/100;0)" office:value-type="float" office:value="4.9" calcext:value-type="float">
            <text:p>5</text:p>
          </table:table-cell>
          <table:table-cell table:formula="of:=MAX((100-MAX([.T$5]+MIN([.$G60];0);0))*INT(([.$K60]-[.AI60])*[.$J60])/100;0)" office:value-type="float" office:value="2.2" calcext:value-type="float">
            <text:p>2</text:p>
          </table:table-cell>
          <table:table-cell table:formula="of:=MAX((100-MAX([.U$5]+MIN([.$G60];0);0))*INT(([.$K60]-[.AJ60])*[.$J60])/100;0)" office:value-type="float" office:value="0" calcext:value-type="float">
            <text:p>0</text:p>
          </table:table-cell>
          <table:table-cell table:formula="of:=MAX((100-MAX([.V$5]+MIN([.$G60];0);0))*INT(([.$K60]-[.AK60])*[.$J60])/100;0)" office:value-type="float" office:value="8.4" calcext:value-type="float">
            <text:p>8</text:p>
          </table:table-cell>
          <table:table-cell table:formula="of:=MAX((100-MAX([.W$5]+MIN([.$G60];0);0))*INT(([.$K60]-[.AL60])*[.$J60])/100;0)" office:value-type="float" office:value="10.2" calcext:value-type="float">
            <text:p>10</text:p>
          </table:table-cell>
          <table:table-cell table:formula="of:=MAX((100-MAX([.X$5]+MIN([.$G60];0);0))*INT(([.$K60]-[.AM60])*[.$J60])/100;0)" office:value-type="float" office:value="5.4" calcext:value-type="float">
            <text:p>5</text:p>
          </table:table-cell>
          <table:table-cell table:number-columns-repeated="3"/>
          <table:table-cell table:formula="of:=MAX([.M$4]*IF([.$E60];0.2;1)*(100+[.$G60]*IF([.$G60]&gt;0;[.$C$1];[.$C$2]))/100; 0)" office:value-type="float" office:value="0" calcext:value-type="float">
            <text:p>0</text:p>
          </table:table-cell>
          <table:table-cell table:formula="of:=MAX([.N$4]*IF([.$E60];0.2;1)*(100+[.$G60]*IF([.$G60]&gt;0;[.$C$1];[.$C$2]))/100; 0)" office:value-type="float" office:value="0" calcext:value-type="float">
            <text:p>0</text:p>
          </table:table-cell>
          <table:table-cell table:formula="of:=MAX([.O$4]*IF([.$E60];0.2;1)*(100+[.$G60]*IF([.$G60]&gt;0;[.$C$1];[.$C$2]))/100; 0)" office:value-type="float" office:value="1.8" calcext:value-type="float">
            <text:p>2</text:p>
          </table:table-cell>
          <table:table-cell table:formula="of:=MAX([.P$4]*IF([.$E60];0.2;1)*(100+[.$G60]*IF([.$G60]&gt;0;[.$C$1];[.$C$2]))/100; 0)" office:value-type="float" office:value="3.6" calcext:value-type="float">
            <text:p>4</text:p>
          </table:table-cell>
          <table:table-cell table:formula="of:=MAX([.Q$4]*IF([.$E60];0.2;1)*(100+[.$G60]*IF([.$G60]&gt;0;[.$C$1];[.$C$2]))/100; 0)" office:value-type="float" office:value="4.5" calcext:value-type="float">
            <text:p>5</text:p>
          </table:table-cell>
          <table:table-cell table:formula="of:=MAX([.R$4]*IF([.$E60];0.2;1)*(100+[.$G60]*IF([.$G60]&gt;0;[.$C$1];[.$C$2]))/100; 0)" office:value-type="float" office:value="7.2" calcext:value-type="float">
            <text:p>7</text:p>
          </table:table-cell>
          <table:table-cell table:formula="of:=MAX([.S$4]*IF([.$E60];0.2;1)*(100+[.$G60]*IF([.$G60]&gt;0;[.$C$1];[.$C$2]))/100; 0)" office:value-type="float" office:value="10.8" calcext:value-type="float">
            <text:p>11</text:p>
          </table:table-cell>
          <table:table-cell table:formula="of:=MAX([.T$4]*IF([.$E60];0.2;1)*(100+[.$G60]*IF([.$G60]&gt;0;[.$C$1];[.$C$2]))/100; 0)" office:value-type="float" office:value="13.5" calcext:value-type="float">
            <text:p>14</text:p>
          </table:table-cell>
          <table:table-cell table:formula="of:=MAX([.U$4]*IF([.$E60];0.2;1)*(100+[.$G60]*IF([.$G60]&gt;0;[.$C$1];[.$C$2]))/100; 0)" office:value-type="float" office:value="18" calcext:value-type="float">
            <text:p>18</text:p>
          </table:table-cell>
          <table:table-cell table:formula="of:=MAX([.V$4]*IF([.$E60];0.2;1)*(100+[.$G60]*IF([.$G60]&gt;0;[.$C$1];[.$C$2]))/100; 0)" office:value-type="float" office:value="5.4" calcext:value-type="float">
            <text:p>5</text:p>
          </table:table-cell>
          <table:table-cell table:formula="of:=MAX([.W$4]*IF([.$E60];0.2;1)*(100+[.$G60]*IF([.$G60]&gt;0;[.$C$1];[.$C$2]))/100; 0)" office:value-type="float" office:value="5.4" calcext:value-type="float">
            <text:p>5</text:p>
          </table:table-cell>
          <table:table-cell table:formula="of:=MAX([.X$4]*IF([.$E60];0.2;1)*(100+[.$G60]*IF([.$G60]&gt;0;[.$C$1];[.$C$2]))/100; 0)" office:value-type="float" office:value="9" calcext:value-type="float">
            <text:p>9</text:p>
          </table:table-cell>
          <table:table-cell table:formula="of:=MAX([.Y$4]*IF([.$E60];0.2;1)*(100+[.$G60]*IF([.$G60]&gt;0;[.$C$1];[.$C$2]))/100; 0)" office:value-type="float" office:value="0" calcext:value-type="float">
            <text:p>0</text:p>
          </table:table-cell>
          <table:table-cell table:formula="of:=MAX([.Z$4]*IF([.$E60];0.2;1)*(100+[.$G60]*IF([.$G60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LOOKUP([.$B61];[$'EcCo ammo'.$A$6:$'EcCo ammo'.$A$37];[$'EcCo ammo'.F$6:$'EcCo ammo'.F$37])" office:value-type="float" office:value="-5" calcext:value-type="float">
            <text:p>-5</text:p>
          </table:table-cell>
          <table:table-cell table:formula="of:=FLOOR(LOOKUP([.$B61];[$'EcCo ammo'.$A$6:$'EcCo ammo'.$A$37];[$'EcCo ammo'.G$6:$'EcCo ammo'.G$37]))" office:value-type="float" office:value="-10" calcext:value-type="float">
            <text:p>-10</text:p>
          </table:table-cell>
          <table:table-cell table:formula="of:=LOOKUP([.$B61];[$'EcCo ammo'.$A$6:$'EcCo ammo'.$A$37];[$'EcCo ammo'.I$6:$'EcCo ammo'.I$37])" office:value-type="float" office:value="1" calcext:value-type="float">
            <text:p>1</text:p>
          </table:table-cell>
          <table:table-cell table:formula="of:=LOOKUP([.$B61];[$'EcCo ammo'.$A$6:$'EcCo ammo'.$A$37];[$'EcCo ammo'.J$6:$'EcCo ammo'.J$37])" office:value-type="float" office:value="1" calcext:value-type="float">
            <text:p>1</text:p>
          </table:table-cell>
          <table:table-cell table:formula="of:=[.H61]/[.I61]" office:value-type="float" office:value="1" calcext:value-type="float">
            <text:p>1.00</text:p>
          </table:table-cell>
          <table:table-cell table:formula="of:=ROUND(AVERAGE([.C61];[.D61]))" office:value-type="float" office:value="17" calcext:value-type="float">
            <text:p>17</text:p>
          </table:table-cell>
          <table:table-cell/>
          <table:table-cell table:formula="of:=MAX((100-MAX([.M$5]+MIN([.$G61];0);0))*INT(([.$K61]-[.AB61])*[.$J61])/100;0)" office:value-type="float" office:value="17" calcext:value-type="float">
            <text:p>17</text:p>
          </table:table-cell>
          <table:table-cell table:formula="of:=MAX((100-MAX([.N$5]+MIN([.$G61];0);0))*INT(([.$K61]-[.AC61])*[.$J61])/100;0)" office:value-type="float" office:value="15.3" calcext:value-type="float">
            <text:p>15</text:p>
          </table:table-cell>
          <table:table-cell table:formula="of:=MAX((100-MAX([.O$5]+MIN([.$G61];0);0))*INT(([.$K61]-[.AD61])*[.$J61])/100;0)" office:value-type="float" office:value="13.6" calcext:value-type="float">
            <text:p>14</text:p>
          </table:table-cell>
          <table:table-cell table:formula="of:=MAX((100-MAX([.P$5]+MIN([.$G61];0);0))*INT(([.$K61]-[.AE61])*[.$J61])/100;0)" office:value-type="float" office:value="12.8" calcext:value-type="float">
            <text:p>13</text:p>
          </table:table-cell>
          <table:table-cell table:formula="of:=MAX((100-MAX([.Q$5]+MIN([.$G61];0);0))*INT(([.$K61]-[.AF61])*[.$J61])/100;0)" office:value-type="float" office:value="11.2" calcext:value-type="float">
            <text:p>11</text:p>
          </table:table-cell>
          <table:table-cell table:formula="of:=MAX((100-MAX([.R$5]+MIN([.$G61];0);0))*INT(([.$K61]-[.AG61])*[.$J61])/100;0)" office:value-type="float" office:value="10.5" calcext:value-type="float">
            <text:p>11</text:p>
          </table:table-cell>
          <table:table-cell table:formula="of:=MAX((100-MAX([.S$5]+MIN([.$G61];0);0))*INT(([.$K61]-[.AH61])*[.$J61])/100;0)" office:value-type="float" office:value="9.8" calcext:value-type="float">
            <text:p>10</text:p>
          </table:table-cell>
          <table:table-cell table:formula="of:=MAX((100-MAX([.T$5]+MIN([.$G61];0);0))*INT(([.$K61]-[.AI61])*[.$J61])/100;0)" office:value-type="float" office:value="7.7" calcext:value-type="float">
            <text:p>8</text:p>
          </table:table-cell>
          <table:table-cell table:formula="of:=MAX((100-MAX([.U$5]+MIN([.$G61];0);0))*INT(([.$K61]-[.AJ61])*[.$J61])/100;0)" office:value-type="float" office:value="5.2" calcext:value-type="float">
            <text:p>5</text:p>
          </table:table-cell>
          <table:table-cell table:formula="of:=MAX((100-MAX([.V$5]+MIN([.$G61];0);0))*INT(([.$K61]-[.AK61])*[.$J61])/100;0)" office:value-type="float" office:value="10.5" calcext:value-type="float">
            <text:p>11</text:p>
          </table:table-cell>
          <table:table-cell table:formula="of:=MAX((100-MAX([.W$5]+MIN([.$G61];0);0))*INT(([.$K61]-[.AL61])*[.$J61])/100;0)" office:value-type="float" office:value="12.75" calcext:value-type="float">
            <text:p>13</text:p>
          </table:table-cell>
          <table:table-cell table:formula="of:=MAX((100-MAX([.X$5]+MIN([.$G61];0);0))*INT(([.$K61]-[.AM61])*[.$J61])/100;0)" office:value-type="float" office:value="9" calcext:value-type="float">
            <text:p>9</text:p>
          </table:table-cell>
          <table:table-cell table:number-columns-repeated="3"/>
          <table:table-cell table:formula="of:=MAX([.M$4]*IF([.$E61];0.2;1)*(100+[.$G61]*IF([.$G61]&gt;0;[.$C$1];[.$C$2]))/100; 0)" office:value-type="float" office:value="0" calcext:value-type="float">
            <text:p>0</text:p>
          </table:table-cell>
          <table:table-cell table:formula="of:=MAX([.N$4]*IF([.$E61];0.2;1)*(100+[.$G61]*IF([.$G61]&gt;0;[.$C$1];[.$C$2]))/100; 0)" office:value-type="float" office:value="0" calcext:value-type="float">
            <text:p>0</text:p>
          </table:table-cell>
          <table:table-cell table:formula="of:=MAX([.O$4]*IF([.$E61];0.2;1)*(100+[.$G61]*IF([.$G61]&gt;0;[.$C$1];[.$C$2]))/100; 0)" office:value-type="float" office:value="0.36" calcext:value-type="float">
            <text:p>0</text:p>
          </table:table-cell>
          <table:table-cell table:formula="of:=MAX([.P$4]*IF([.$E61];0.2;1)*(100+[.$G61]*IF([.$G61]&gt;0;[.$C$1];[.$C$2]))/100; 0)" office:value-type="float" office:value="0.72" calcext:value-type="float">
            <text:p>1</text:p>
          </table:table-cell>
          <table:table-cell table:formula="of:=MAX([.Q$4]*IF([.$E61];0.2;1)*(100+[.$G61]*IF([.$G61]&gt;0;[.$C$1];[.$C$2]))/100; 0)" office:value-type="float" office:value="0.9" calcext:value-type="float">
            <text:p>1</text:p>
          </table:table-cell>
          <table:table-cell table:formula="of:=MAX([.R$4]*IF([.$E61];0.2;1)*(100+[.$G61]*IF([.$G61]&gt;0;[.$C$1];[.$C$2]))/100; 0)" office:value-type="float" office:value="1.44" calcext:value-type="float">
            <text:p>1</text:p>
          </table:table-cell>
          <table:table-cell table:formula="of:=MAX([.S$4]*IF([.$E61];0.2;1)*(100+[.$G61]*IF([.$G61]&gt;0;[.$C$1];[.$C$2]))/100; 0)" office:value-type="float" office:value="2.16" calcext:value-type="float">
            <text:p>2</text:p>
          </table:table-cell>
          <table:table-cell table:formula="of:=MAX([.T$4]*IF([.$E61];0.2;1)*(100+[.$G61]*IF([.$G61]&gt;0;[.$C$1];[.$C$2]))/100; 0)" office:value-type="float" office:value="2.7" calcext:value-type="float">
            <text:p>3</text:p>
          </table:table-cell>
          <table:table-cell table:formula="of:=MAX([.U$4]*IF([.$E61];0.2;1)*(100+[.$G61]*IF([.$G61]&gt;0;[.$C$1];[.$C$2]))/100; 0)" office:value-type="float" office:value="3.6" calcext:value-type="float">
            <text:p>4</text:p>
          </table:table-cell>
          <table:table-cell table:formula="of:=MAX([.V$4]*IF([.$E61];0.2;1)*(100+[.$G61]*IF([.$G61]&gt;0;[.$C$1];[.$C$2]))/100; 0)" office:value-type="float" office:value="1.08" calcext:value-type="float">
            <text:p>1</text:p>
          </table:table-cell>
          <table:table-cell table:formula="of:=MAX([.W$4]*IF([.$E61];0.2;1)*(100+[.$G61]*IF([.$G61]&gt;0;[.$C$1];[.$C$2]))/100; 0)" office:value-type="float" office:value="1.08" calcext:value-type="float">
            <text:p>1</text:p>
          </table:table-cell>
          <table:table-cell table:formula="of:=MAX([.X$4]*IF([.$E61];0.2;1)*(100+[.$G61]*IF([.$G61]&gt;0;[.$C$1];[.$C$2]))/100; 0)" office:value-type="float" office:value="1.8" calcext:value-type="float">
            <text:p>2</text:p>
          </table:table-cell>
          <table:table-cell table:formula="of:=MAX([.Y$4]*IF([.$E61];0.2;1)*(100+[.$G61]*IF([.$G61]&gt;0;[.$C$1];[.$C$2]))/100; 0)" office:value-type="float" office:value="0" calcext:value-type="float">
            <text:p>0</text:p>
          </table:table-cell>
          <table:table-cell table:formula="of:=MAX([.Z$4]*IF([.$E61];0.2;1)*(100+[.$G61]*IF([.$G61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2];[$'EcCo ammo'.$A$6:$'EcCo ammo'.$A$37];[$'EcCo ammo'.F$6:$'EcCo ammo'.F$37])" office:value-type="float" office:value="10" calcext:value-type="float">
            <text:p>10</text:p>
          </table:table-cell>
          <table:table-cell table:formula="of:=FLOOR(LOOKUP([.$B62];[$'EcCo ammo'.$A$6:$'EcCo ammo'.$A$37];[$'EcCo ammo'.G$6:$'EcCo ammo'.G$37]))" office:value-type="float" office:value="35" calcext:value-type="float">
            <text:p>35</text:p>
          </table:table-cell>
          <table:table-cell table:formula="of:=LOOKUP([.$B62];[$'EcCo ammo'.$A$6:$'EcCo ammo'.$A$37];[$'EcCo ammo'.I$6:$'EcCo ammo'.I$37])" office:value-type="float" office:value="4" calcext:value-type="float">
            <text:p>4</text:p>
          </table:table-cell>
          <table:table-cell table:formula="of:=LOOKUP([.$B62];[$'EcCo ammo'.$A$6:$'EcCo ammo'.$A$37];[$'EcCo ammo'.J$6:$'EcCo ammo'.J$37])" office:value-type="float" office:value="3" calcext:value-type="float">
            <text:p>3</text:p>
          </table:table-cell>
          <table:table-cell table:formula="of:=[.H62]/[.I62]" office:value-type="float" office:value="1.33333333333333" calcext:value-type="float">
            <text:p>1.33</text:p>
          </table:table-cell>
          <table:table-cell table:formula="of:=ROUND(AVERAGE([.C62];[.D62]))" office:value-type="float" office:value="12" calcext:value-type="float">
            <text:p>12</text:p>
          </table:table-cell>
          <table:table-cell/>
          <table:table-cell table:formula="of:=MAX((100-MAX([.M$5]+MIN([.$G62];0);0))*INT(([.$K62]-[.AB62])*[.$J62])/100;0)" office:value-type="float" office:value="16" calcext:value-type="float">
            <text:p>16</text:p>
          </table:table-cell>
          <table:table-cell table:formula="of:=MAX((100-MAX([.N$5]+MIN([.$G62];0);0))*INT(([.$K62]-[.AC62])*[.$J62])/100;0)" office:value-type="float" office:value="12.8" calcext:value-type="float">
            <text:p>13</text:p>
          </table:table-cell>
          <table:table-cell table:formula="of:=MAX((100-MAX([.O$5]+MIN([.$G62];0);0))*INT(([.$K62]-[.AD62])*[.$J62])/100;0)" office:value-type="float" office:value="9.75" calcext:value-type="float">
            <text:p>10</text:p>
          </table:table-cell>
          <table:table-cell table:formula="of:=MAX((100-MAX([.P$5]+MIN([.$G62];0);0))*INT(([.$K62]-[.AE62])*[.$J62])/100;0)" office:value-type="float" office:value="7" calcext:value-type="float">
            <text:p>7</text:p>
          </table:table-cell>
          <table:table-cell table:formula="of:=MAX((100-MAX([.Q$5]+MIN([.$G62];0);0))*INT(([.$K62]-[.AF62])*[.$J62])/100;0)" office:value-type="float" office:value="5.4" calcext:value-type="float">
            <text:p>5</text:p>
          </table:table-cell>
          <table:table-cell table:formula="of:=MAX((100-MAX([.R$5]+MIN([.$G62];0);0))*INT(([.$K62]-[.AG62])*[.$J62])/100;0)" office:value-type="float" office:value="3" calcext:value-type="float">
            <text:p>3</text:p>
          </table:table-cell>
          <table:table-cell table:formula="of:=MAX((100-MAX([.S$5]+MIN([.$G62];0);0))*INT(([.$K62]-[.AH62])*[.$J62])/100;0)" office:value-type="float" office:value="0" calcext:value-type="float">
            <text:p>0</text:p>
          </table:table-cell>
          <table:table-cell table:formula="of:=MAX((100-MAX([.T$5]+MIN([.$G62];0);0))*INT(([.$K62]-[.AI62])*[.$J62])/100;0)" office:value-type="float" office:value="0" calcext:value-type="float">
            <text:p>0</text:p>
          </table:table-cell>
          <table:table-cell table:formula="of:=MAX((100-MAX([.U$5]+MIN([.$G62];0);0))*INT(([.$K62]-[.AJ62])*[.$J62])/100;0)" office:value-type="float" office:value="0" calcext:value-type="float">
            <text:p>0</text:p>
          </table:table-cell>
          <table:table-cell table:formula="of:=MAX((100-MAX([.V$5]+MIN([.$G62];0);0))*INT(([.$K62]-[.AK62])*[.$J62])/100;0)" office:value-type="float" office:value="4.2" calcext:value-type="float">
            <text:p>4</text:p>
          </table:table-cell>
          <table:table-cell table:formula="of:=MAX((100-MAX([.W$5]+MIN([.$G62];0);0))*INT(([.$K62]-[.AL62])*[.$J62])/100;0)" office:value-type="float" office:value="5.25" calcext:value-type="float">
            <text:p>5</text:p>
          </table:table-cell>
          <table:table-cell table:formula="of:=MAX((100-MAX([.X$5]+MIN([.$G62];0);0))*INT(([.$K62]-[.AM62])*[.$J62])/100;0)" office:value-type="float" office:value="1" calcext:value-type="float">
            <text:p>1</text:p>
          </table:table-cell>
          <table:table-cell table:number-columns-repeated="3"/>
          <table:table-cell table:formula="of:=MAX([.M$4]*IF([.$E62];0.2;1)*(100+[.$G62]*IF([.$G62]&gt;0;[.$C$1];[.$C$2]))/100; 0)" office:value-type="float" office:value="0" calcext:value-type="float">
            <text:p>0</text:p>
          </table:table-cell>
          <table:table-cell table:formula="of:=MAX([.N$4]*IF([.$E62];0.2;1)*(100+[.$G62]*IF([.$G62]&gt;0;[.$C$1];[.$C$2]))/100; 0)" office:value-type="float" office:value="0" calcext:value-type="float">
            <text:p>0</text:p>
          </table:table-cell>
          <table:table-cell table:formula="of:=MAX([.O$4]*IF([.$E62];0.2;1)*(100+[.$G62]*IF([.$G62]&gt;0;[.$C$1];[.$C$2]))/100; 0)" office:value-type="float" office:value="2" calcext:value-type="float">
            <text:p>2</text:p>
          </table:table-cell>
          <table:table-cell table:formula="of:=MAX([.P$4]*IF([.$E62];0.2;1)*(100+[.$G62]*IF([.$G62]&gt;0;[.$C$1];[.$C$2]))/100; 0)" office:value-type="float" office:value="4" calcext:value-type="float">
            <text:p>4</text:p>
          </table:table-cell>
          <table:table-cell table:formula="of:=MAX([.Q$4]*IF([.$E62];0.2;1)*(100+[.$G62]*IF([.$G62]&gt;0;[.$C$1];[.$C$2]))/100; 0)" office:value-type="float" office:value="5" calcext:value-type="float">
            <text:p>5</text:p>
          </table:table-cell>
          <table:table-cell table:formula="of:=MAX([.R$4]*IF([.$E62];0.2;1)*(100+[.$G62]*IF([.$G62]&gt;0;[.$C$1];[.$C$2]))/100; 0)" office:value-type="float" office:value="8" calcext:value-type="float">
            <text:p>8</text:p>
          </table:table-cell>
          <table:table-cell table:formula="of:=MAX([.S$4]*IF([.$E62];0.2;1)*(100+[.$G62]*IF([.$G62]&gt;0;[.$C$1];[.$C$2]))/100; 0)" office:value-type="float" office:value="12" calcext:value-type="float">
            <text:p>12</text:p>
          </table:table-cell>
          <table:table-cell table:formula="of:=MAX([.T$4]*IF([.$E62];0.2;1)*(100+[.$G62]*IF([.$G62]&gt;0;[.$C$1];[.$C$2]))/100; 0)" office:value-type="float" office:value="15" calcext:value-type="float">
            <text:p>15</text:p>
          </table:table-cell>
          <table:table-cell table:formula="of:=MAX([.U$4]*IF([.$E62];0.2;1)*(100+[.$G62]*IF([.$G62]&gt;0;[.$C$1];[.$C$2]))/100; 0)" office:value-type="float" office:value="20" calcext:value-type="float">
            <text:p>20</text:p>
          </table:table-cell>
          <table:table-cell table:formula="of:=MAX([.V$4]*IF([.$E62];0.2;1)*(100+[.$G62]*IF([.$G62]&gt;0;[.$C$1];[.$C$2]))/100; 0)" office:value-type="float" office:value="6" calcext:value-type="float">
            <text:p>6</text:p>
          </table:table-cell>
          <table:table-cell table:formula="of:=MAX([.W$4]*IF([.$E62];0.2;1)*(100+[.$G62]*IF([.$G62]&gt;0;[.$C$1];[.$C$2]))/100; 0)" office:value-type="float" office:value="6" calcext:value-type="float">
            <text:p>6</text:p>
          </table:table-cell>
          <table:table-cell table:formula="of:=MAX([.X$4]*IF([.$E62];0.2;1)*(100+[.$G62]*IF([.$G62]&gt;0;[.$C$1];[.$C$2]))/100; 0)" office:value-type="float" office:value="10" calcext:value-type="float">
            <text:p>10</text:p>
          </table:table-cell>
          <table:table-cell table:formula="of:=MAX([.Y$4]*IF([.$E62];0.2;1)*(100+[.$G62]*IF([.$G62]&gt;0;[.$C$1];[.$C$2]))/100; 0)" office:value-type="float" office:value="0" calcext:value-type="float">
            <text:p>0</text:p>
          </table:table-cell>
          <table:table-cell table:formula="of:=MAX([.Z$4]*IF([.$E62];0.2;1)*(100+[.$G62]*IF([.$G62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3];[$'EcCo ammo'.$A$6:$'EcCo ammo'.$A$37];[$'EcCo ammo'.G$6:$'EcCo ammo'.G$37]))" office:value-type="float" office:value="-35" calcext:value-type="float">
            <text:p>-35</text:p>
          </table:table-cell>
          <table:table-cell table:formula="of:=LOOKUP([.$B63];[$'EcCo ammo'.$A$6:$'EcCo ammo'.$A$37];[$'EcCo ammo'.I$6:$'EcCo ammo'.I$37])" office:value-type="float" office:value="1" calcext:value-type="float">
            <text:p>1</text:p>
          </table:table-cell>
          <table:table-cell table:formula="of:=LOOKUP([.$B63];[$'EcCo ammo'.$A$6:$'EcCo ammo'.$A$37];[$'EcCo ammo'.J$6:$'EcCo ammo'.J$37])" office:value-type="float" office:value="1" calcext:value-type="float">
            <text:p>1</text:p>
          </table:table-cell>
          <table:table-cell table:formula="of:=[.H63]/[.I63]" office:value-type="float" office:value="1" calcext:value-type="float">
            <text:p>1.00</text:p>
          </table:table-cell>
          <table:table-cell table:formula="of:=ROUND(AVERAGE([.C63];[.D63]))" office:value-type="float" office:value="12" calcext:value-type="float">
            <text:p>12</text:p>
          </table:table-cell>
          <table:table-cell/>
          <table:table-cell table:formula="of:=MAX((100-MAX([.M$5]+MIN([.$G63];0);0))*INT(([.$K63]-[.AB63])*[.$J63])/100;0)" office:value-type="float" office:value="12" calcext:value-type="float">
            <text:p>12</text:p>
          </table:table-cell>
          <table:table-cell table:formula="of:=MAX((100-MAX([.N$5]+MIN([.$G63];0);0))*INT(([.$K63]-[.AC63])*[.$J63])/100;0)" office:value-type="float" office:value="12" calcext:value-type="float">
            <text:p>12</text:p>
          </table:table-cell>
          <table:table-cell table:formula="of:=MAX((100-MAX([.O$5]+MIN([.$G63];0);0))*INT(([.$K63]-[.AD63])*[.$J63])/100;0)" office:value-type="float" office:value="10" calcext:value-type="float">
            <text:p>10</text:p>
          </table:table-cell>
          <table:table-cell table:formula="of:=MAX((100-MAX([.P$5]+MIN([.$G63];0);0))*INT(([.$K63]-[.AE63])*[.$J63])/100;0)" office:value-type="float" office:value="9" calcext:value-type="float">
            <text:p>9</text:p>
          </table:table-cell>
          <table:table-cell table:formula="of:=MAX((100-MAX([.Q$5]+MIN([.$G63];0);0))*INT(([.$K63]-[.AF63])*[.$J63])/100;0)" office:value-type="float" office:value="7.6" calcext:value-type="float">
            <text:p>8</text:p>
          </table:table-cell>
          <table:table-cell table:formula="of:=MAX((100-MAX([.R$5]+MIN([.$G63];0);0))*INT(([.$K63]-[.AG63])*[.$J63])/100;0)" office:value-type="float" office:value="5.7" calcext:value-type="float">
            <text:p>6</text:p>
          </table:table-cell>
          <table:table-cell table:formula="of:=MAX((100-MAX([.S$5]+MIN([.$G63];0);0))*INT(([.$K63]-[.AH63])*[.$J63])/100;0)" office:value-type="float" office:value="3.8" calcext:value-type="float">
            <text:p>4</text:p>
          </table:table-cell>
          <table:table-cell table:formula="of:=MAX((100-MAX([.T$5]+MIN([.$G63];0);0))*INT(([.$K63]-[.AI63])*[.$J63])/100;0)" office:value-type="float" office:value="1.6" calcext:value-type="float">
            <text:p>2</text:p>
          </table:table-cell>
          <table:table-cell table:formula="of:=MAX((100-MAX([.U$5]+MIN([.$G63];0);0))*INT(([.$K63]-[.AJ63])*[.$J63])/100;0)" office:value-type="float" office:value="0" calcext:value-type="float">
            <text:p>0</text:p>
          </table:table-cell>
          <table:table-cell table:formula="of:=MAX((100-MAX([.V$5]+MIN([.$G63];0);0))*INT(([.$K63]-[.AK63])*[.$J63])/100;0)" office:value-type="float" office:value="7.6" calcext:value-type="float">
            <text:p>8</text:p>
          </table:table-cell>
          <table:table-cell table:formula="of:=MAX((100-MAX([.W$5]+MIN([.$G63];0);0))*INT(([.$K63]-[.AL63])*[.$J63])/100;0)" office:value-type="float" office:value="8" calcext:value-type="float">
            <text:p>8</text:p>
          </table:table-cell>
          <table:table-cell table:formula="of:=MAX((100-MAX([.X$5]+MIN([.$G63];0);0))*INT(([.$K63]-[.AM63])*[.$J63])/100;0)" office:value-type="float" office:value="4.25" calcext:value-type="float">
            <text:p>4</text:p>
          </table:table-cell>
          <table:table-cell table:number-columns-repeated="3"/>
          <table:table-cell table:formula="of:=MAX([.M$4]*IF([.$E63];0.2;1)*(100+[.$G63]*IF([.$G63]&gt;0;[.$C$1];[.$C$2]))/100; 0)" office:value-type="float" office:value="0" calcext:value-type="float">
            <text:p>0</text:p>
          </table:table-cell>
          <table:table-cell table:formula="of:=MAX([.N$4]*IF([.$E63];0.2;1)*(100+[.$G63]*IF([.$G63]&gt;0;[.$C$1];[.$C$2]))/100; 0)" office:value-type="float" office:value="0" calcext:value-type="float">
            <text:p>0</text:p>
          </table:table-cell>
          <table:table-cell table:formula="of:=MAX([.O$4]*IF([.$E63];0.2;1)*(100+[.$G63]*IF([.$G63]&gt;0;[.$C$1];[.$C$2]))/100; 0)" office:value-type="float" office:value="1.3" calcext:value-type="float">
            <text:p>1</text:p>
          </table:table-cell>
          <table:table-cell table:formula="of:=MAX([.P$4]*IF([.$E63];0.2;1)*(100+[.$G63]*IF([.$G63]&gt;0;[.$C$1];[.$C$2]))/100; 0)" office:value-type="float" office:value="2.6" calcext:value-type="float">
            <text:p>3</text:p>
          </table:table-cell>
          <table:table-cell table:formula="of:=MAX([.Q$4]*IF([.$E63];0.2;1)*(100+[.$G63]*IF([.$G63]&gt;0;[.$C$1];[.$C$2]))/100; 0)" office:value-type="float" office:value="3.25" calcext:value-type="float">
            <text:p>3</text:p>
          </table:table-cell>
          <table:table-cell table:formula="of:=MAX([.R$4]*IF([.$E63];0.2;1)*(100+[.$G63]*IF([.$G63]&gt;0;[.$C$1];[.$C$2]))/100; 0)" office:value-type="float" office:value="5.2" calcext:value-type="float">
            <text:p>5</text:p>
          </table:table-cell>
          <table:table-cell table:formula="of:=MAX([.S$4]*IF([.$E63];0.2;1)*(100+[.$G63]*IF([.$G63]&gt;0;[.$C$1];[.$C$2]))/100; 0)" office:value-type="float" office:value="7.8" calcext:value-type="float">
            <text:p>8</text:p>
          </table:table-cell>
          <table:table-cell table:formula="of:=MAX([.T$4]*IF([.$E63];0.2;1)*(100+[.$G63]*IF([.$G63]&gt;0;[.$C$1];[.$C$2]))/100; 0)" office:value-type="float" office:value="9.75" calcext:value-type="float">
            <text:p>10</text:p>
          </table:table-cell>
          <table:table-cell table:formula="of:=MAX([.U$4]*IF([.$E63];0.2;1)*(100+[.$G63]*IF([.$G63]&gt;0;[.$C$1];[.$C$2]))/100; 0)" office:value-type="float" office:value="13" calcext:value-type="float">
            <text:p>13</text:p>
          </table:table-cell>
          <table:table-cell table:formula="of:=MAX([.V$4]*IF([.$E63];0.2;1)*(100+[.$G63]*IF([.$G63]&gt;0;[.$C$1];[.$C$2]))/100; 0)" office:value-type="float" office:value="3.9" calcext:value-type="float">
            <text:p>4</text:p>
          </table:table-cell>
          <table:table-cell table:formula="of:=MAX([.W$4]*IF([.$E63];0.2;1)*(100+[.$G63]*IF([.$G63]&gt;0;[.$C$1];[.$C$2]))/100; 0)" office:value-type="float" office:value="3.9" calcext:value-type="float">
            <text:p>4</text:p>
          </table:table-cell>
          <table:table-cell table:formula="of:=MAX([.X$4]*IF([.$E63];0.2;1)*(100+[.$G63]*IF([.$G63]&gt;0;[.$C$1];[.$C$2]))/100; 0)" office:value-type="float" office:value="6.5" calcext:value-type="float">
            <text:p>7</text:p>
          </table:table-cell>
          <table:table-cell table:formula="of:=MAX([.Y$4]*IF([.$E63];0.2;1)*(100+[.$G63]*IF([.$G63]&gt;0;[.$C$1];[.$C$2]))/100; 0)" office:value-type="float" office:value="0" calcext:value-type="float">
            <text:p>0</text:p>
          </table:table-cell>
          <table:table-cell table:formula="of:=MAX([.Z$4]*IF([.$E63];0.2;1)*(100+[.$G63]*IF([.$G63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4];[$'EcCo ammo'.$A$6:$'EcCo ammo'.$A$37];[$'EcCo ammo'.F$6:$'EcCo ammo'.F$37])" office:value-type="float" office:value="10" calcext:value-type="float">
            <text:p>10</text:p>
          </table:table-cell>
          <table:table-cell table:formula="of:=FLOOR(LOOKUP([.$B64];[$'EcCo ammo'.$A$6:$'EcCo ammo'.$A$37];[$'EcCo ammo'.G$6:$'EcCo ammo'.G$37]))" office:value-type="float" office:value="35" calcext:value-type="float">
            <text:p>35</text:p>
          </table:table-cell>
          <table:table-cell table:formula="of:=LOOKUP([.$B64];[$'EcCo ammo'.$A$6:$'EcCo ammo'.$A$37];[$'EcCo ammo'.I$6:$'EcCo ammo'.I$37])" office:value-type="float" office:value="4" calcext:value-type="float">
            <text:p>4</text:p>
          </table:table-cell>
          <table:table-cell table:formula="of:=LOOKUP([.$B64];[$'EcCo ammo'.$A$6:$'EcCo ammo'.$A$37];[$'EcCo ammo'.J$6:$'EcCo ammo'.J$37])" office:value-type="float" office:value="3" calcext:value-type="float">
            <text:p>3</text:p>
          </table:table-cell>
          <table:table-cell table:formula="of:=[.H64]/[.I64]" office:value-type="float" office:value="1.33333333333333" calcext:value-type="float">
            <text:p>1.33</text:p>
          </table:table-cell>
          <table:table-cell table:formula="of:=ROUND(AVERAGE([.C64];[.D64]))" office:value-type="float" office:value="12" calcext:value-type="float">
            <text:p>12</text:p>
          </table:table-cell>
          <table:table-cell/>
          <table:table-cell table:formula="of:=MAX((100-MAX([.M$5]+MIN([.$G64];0);0))*INT(([.$K64]-[.AB64])*[.$J64])/100;0)" office:value-type="float" office:value="16" calcext:value-type="float">
            <text:p>16</text:p>
          </table:table-cell>
          <table:table-cell table:formula="of:=MAX((100-MAX([.N$5]+MIN([.$G64];0);0))*INT(([.$K64]-[.AC64])*[.$J64])/100;0)" office:value-type="float" office:value="12.8" calcext:value-type="float">
            <text:p>13</text:p>
          </table:table-cell>
          <table:table-cell table:formula="of:=MAX((100-MAX([.O$5]+MIN([.$G64];0);0))*INT(([.$K64]-[.AD64])*[.$J64])/100;0)" office:value-type="float" office:value="9.75" calcext:value-type="float">
            <text:p>10</text:p>
          </table:table-cell>
          <table:table-cell table:formula="of:=MAX((100-MAX([.P$5]+MIN([.$G64];0);0))*INT(([.$K64]-[.AE64])*[.$J64])/100;0)" office:value-type="float" office:value="7" calcext:value-type="float">
            <text:p>7</text:p>
          </table:table-cell>
          <table:table-cell table:formula="of:=MAX((100-MAX([.Q$5]+MIN([.$G64];0);0))*INT(([.$K64]-[.AF64])*[.$J64])/100;0)" office:value-type="float" office:value="5.4" calcext:value-type="float">
            <text:p>5</text:p>
          </table:table-cell>
          <table:table-cell table:formula="of:=MAX((100-MAX([.R$5]+MIN([.$G64];0);0))*INT(([.$K64]-[.AG64])*[.$J64])/100;0)" office:value-type="float" office:value="3" calcext:value-type="float">
            <text:p>3</text:p>
          </table:table-cell>
          <table:table-cell table:formula="of:=MAX((100-MAX([.S$5]+MIN([.$G64];0);0))*INT(([.$K64]-[.AH64])*[.$J64])/100;0)" office:value-type="float" office:value="0" calcext:value-type="float">
            <text:p>0</text:p>
          </table:table-cell>
          <table:table-cell table:formula="of:=MAX((100-MAX([.T$5]+MIN([.$G64];0);0))*INT(([.$K64]-[.AI64])*[.$J64])/100;0)" office:value-type="float" office:value="0" calcext:value-type="float">
            <text:p>0</text:p>
          </table:table-cell>
          <table:table-cell table:formula="of:=MAX((100-MAX([.U$5]+MIN([.$G64];0);0))*INT(([.$K64]-[.AJ64])*[.$J64])/100;0)" office:value-type="float" office:value="0" calcext:value-type="float">
            <text:p>0</text:p>
          </table:table-cell>
          <table:table-cell table:formula="of:=MAX((100-MAX([.V$5]+MIN([.$G64];0);0))*INT(([.$K64]-[.AK64])*[.$J64])/100;0)" office:value-type="float" office:value="4.2" calcext:value-type="float">
            <text:p>4</text:p>
          </table:table-cell>
          <table:table-cell table:formula="of:=MAX((100-MAX([.W$5]+MIN([.$G64];0);0))*INT(([.$K64]-[.AL64])*[.$J64])/100;0)" office:value-type="float" office:value="5.25" calcext:value-type="float">
            <text:p>5</text:p>
          </table:table-cell>
          <table:table-cell table:formula="of:=MAX((100-MAX([.X$5]+MIN([.$G64];0);0))*INT(([.$K64]-[.AM64])*[.$J64])/100;0)" office:value-type="float" office:value="1" calcext:value-type="float">
            <text:p>1</text:p>
          </table:table-cell>
          <table:table-cell table:number-columns-repeated="3"/>
          <table:table-cell table:formula="of:=MAX([.M$4]*IF([.$E64];0.2;1)*(100+[.$G64]*IF([.$G64]&gt;0;[.$C$1];[.$C$2]))/100; 0)" office:value-type="float" office:value="0" calcext:value-type="float">
            <text:p>0</text:p>
          </table:table-cell>
          <table:table-cell table:formula="of:=MAX([.N$4]*IF([.$E64];0.2;1)*(100+[.$G64]*IF([.$G64]&gt;0;[.$C$1];[.$C$2]))/100; 0)" office:value-type="float" office:value="0" calcext:value-type="float">
            <text:p>0</text:p>
          </table:table-cell>
          <table:table-cell table:formula="of:=MAX([.O$4]*IF([.$E64];0.2;1)*(100+[.$G64]*IF([.$G64]&gt;0;[.$C$1];[.$C$2]))/100; 0)" office:value-type="float" office:value="2" calcext:value-type="float">
            <text:p>2</text:p>
          </table:table-cell>
          <table:table-cell table:formula="of:=MAX([.P$4]*IF([.$E64];0.2;1)*(100+[.$G64]*IF([.$G64]&gt;0;[.$C$1];[.$C$2]))/100; 0)" office:value-type="float" office:value="4" calcext:value-type="float">
            <text:p>4</text:p>
          </table:table-cell>
          <table:table-cell table:formula="of:=MAX([.Q$4]*IF([.$E64];0.2;1)*(100+[.$G64]*IF([.$G64]&gt;0;[.$C$1];[.$C$2]))/100; 0)" office:value-type="float" office:value="5" calcext:value-type="float">
            <text:p>5</text:p>
          </table:table-cell>
          <table:table-cell table:formula="of:=MAX([.R$4]*IF([.$E64];0.2;1)*(100+[.$G64]*IF([.$G64]&gt;0;[.$C$1];[.$C$2]))/100; 0)" office:value-type="float" office:value="8" calcext:value-type="float">
            <text:p>8</text:p>
          </table:table-cell>
          <table:table-cell table:formula="of:=MAX([.S$4]*IF([.$E64];0.2;1)*(100+[.$G64]*IF([.$G64]&gt;0;[.$C$1];[.$C$2]))/100; 0)" office:value-type="float" office:value="12" calcext:value-type="float">
            <text:p>12</text:p>
          </table:table-cell>
          <table:table-cell table:formula="of:=MAX([.T$4]*IF([.$E64];0.2;1)*(100+[.$G64]*IF([.$G64]&gt;0;[.$C$1];[.$C$2]))/100; 0)" office:value-type="float" office:value="15" calcext:value-type="float">
            <text:p>15</text:p>
          </table:table-cell>
          <table:table-cell table:formula="of:=MAX([.U$4]*IF([.$E64];0.2;1)*(100+[.$G64]*IF([.$G64]&gt;0;[.$C$1];[.$C$2]))/100; 0)" office:value-type="float" office:value="20" calcext:value-type="float">
            <text:p>20</text:p>
          </table:table-cell>
          <table:table-cell table:formula="of:=MAX([.V$4]*IF([.$E64];0.2;1)*(100+[.$G64]*IF([.$G64]&gt;0;[.$C$1];[.$C$2]))/100; 0)" office:value-type="float" office:value="6" calcext:value-type="float">
            <text:p>6</text:p>
          </table:table-cell>
          <table:table-cell table:formula="of:=MAX([.W$4]*IF([.$E64];0.2;1)*(100+[.$G64]*IF([.$G64]&gt;0;[.$C$1];[.$C$2]))/100; 0)" office:value-type="float" office:value="6" calcext:value-type="float">
            <text:p>6</text:p>
          </table:table-cell>
          <table:table-cell table:formula="of:=MAX([.X$4]*IF([.$E64];0.2;1)*(100+[.$G64]*IF([.$G64]&gt;0;[.$C$1];[.$C$2]))/100; 0)" office:value-type="float" office:value="10" calcext:value-type="float">
            <text:p>10</text:p>
          </table:table-cell>
          <table:table-cell table:formula="of:=MAX([.Y$4]*IF([.$E64];0.2;1)*(100+[.$G64]*IF([.$G64]&gt;0;[.$C$1];[.$C$2]))/100; 0)" office:value-type="float" office:value="0" calcext:value-type="float">
            <text:p>0</text:p>
          </table:table-cell>
          <table:table-cell table:formula="of:=MAX([.Z$4]*IF([.$E64];0.2;1)*(100+[.$G64]*IF([.$G64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5];[$'EcCo ammo'.$A$6:$'EcCo ammo'.$A$37];[$'EcCo ammo'.G$6:$'EcCo ammo'.G$37]))" office:value-type="float" office:value="-35" calcext:value-type="float">
            <text:p>-35</text:p>
          </table:table-cell>
          <table:table-cell table:formula="of:=LOOKUP([.$B65];[$'EcCo ammo'.$A$6:$'EcCo ammo'.$A$37];[$'EcCo ammo'.I$6:$'EcCo ammo'.I$37])" office:value-type="float" office:value="1" calcext:value-type="float">
            <text:p>1</text:p>
          </table:table-cell>
          <table:table-cell table:formula="of:=LOOKUP([.$B65];[$'EcCo ammo'.$A$6:$'EcCo ammo'.$A$37];[$'EcCo ammo'.J$6:$'EcCo ammo'.J$37])" office:value-type="float" office:value="1" calcext:value-type="float">
            <text:p>1</text:p>
          </table:table-cell>
          <table:table-cell table:formula="of:=[.H65]/[.I65]" office:value-type="float" office:value="1" calcext:value-type="float">
            <text:p>1.00</text:p>
          </table:table-cell>
          <table:table-cell table:formula="of:=ROUND(AVERAGE([.C65];[.D65]))" office:value-type="float" office:value="12" calcext:value-type="float">
            <text:p>12</text:p>
          </table:table-cell>
          <table:table-cell/>
          <table:table-cell table:formula="of:=MAX((100-MAX([.M$5]+MIN([.$G65];0);0))*INT(([.$K65]-[.AB65])*[.$J65])/100;0)" office:value-type="float" office:value="12" calcext:value-type="float">
            <text:p>12</text:p>
          </table:table-cell>
          <table:table-cell table:formula="of:=MAX((100-MAX([.N$5]+MIN([.$G65];0);0))*INT(([.$K65]-[.AC65])*[.$J65])/100;0)" office:value-type="float" office:value="12" calcext:value-type="float">
            <text:p>12</text:p>
          </table:table-cell>
          <table:table-cell table:formula="of:=MAX((100-MAX([.O$5]+MIN([.$G65];0);0))*INT(([.$K65]-[.AD65])*[.$J65])/100;0)" office:value-type="float" office:value="10" calcext:value-type="float">
            <text:p>10</text:p>
          </table:table-cell>
          <table:table-cell table:formula="of:=MAX((100-MAX([.P$5]+MIN([.$G65];0);0))*INT(([.$K65]-[.AE65])*[.$J65])/100;0)" office:value-type="float" office:value="9" calcext:value-type="float">
            <text:p>9</text:p>
          </table:table-cell>
          <table:table-cell table:formula="of:=MAX((100-MAX([.Q$5]+MIN([.$G65];0);0))*INT(([.$K65]-[.AF65])*[.$J65])/100;0)" office:value-type="float" office:value="7.6" calcext:value-type="float">
            <text:p>8</text:p>
          </table:table-cell>
          <table:table-cell table:formula="of:=MAX((100-MAX([.R$5]+MIN([.$G65];0);0))*INT(([.$K65]-[.AG65])*[.$J65])/100;0)" office:value-type="float" office:value="5.7" calcext:value-type="float">
            <text:p>6</text:p>
          </table:table-cell>
          <table:table-cell table:formula="of:=MAX((100-MAX([.S$5]+MIN([.$G65];0);0))*INT(([.$K65]-[.AH65])*[.$J65])/100;0)" office:value-type="float" office:value="3.8" calcext:value-type="float">
            <text:p>4</text:p>
          </table:table-cell>
          <table:table-cell table:formula="of:=MAX((100-MAX([.T$5]+MIN([.$G65];0);0))*INT(([.$K65]-[.AI65])*[.$J65])/100;0)" office:value-type="float" office:value="1.6" calcext:value-type="float">
            <text:p>2</text:p>
          </table:table-cell>
          <table:table-cell table:formula="of:=MAX((100-MAX([.U$5]+MIN([.$G65];0);0))*INT(([.$K65]-[.AJ65])*[.$J65])/100;0)" office:value-type="float" office:value="0" calcext:value-type="float">
            <text:p>0</text:p>
          </table:table-cell>
          <table:table-cell table:formula="of:=MAX((100-MAX([.V$5]+MIN([.$G65];0);0))*INT(([.$K65]-[.AK65])*[.$J65])/100;0)" office:value-type="float" office:value="7.6" calcext:value-type="float">
            <text:p>8</text:p>
          </table:table-cell>
          <table:table-cell table:formula="of:=MAX((100-MAX([.W$5]+MIN([.$G65];0);0))*INT(([.$K65]-[.AL65])*[.$J65])/100;0)" office:value-type="float" office:value="8" calcext:value-type="float">
            <text:p>8</text:p>
          </table:table-cell>
          <table:table-cell table:formula="of:=MAX((100-MAX([.X$5]+MIN([.$G65];0);0))*INT(([.$K65]-[.AM65])*[.$J65])/100;0)" office:value-type="float" office:value="4.25" calcext:value-type="float">
            <text:p>4</text:p>
          </table:table-cell>
          <table:table-cell table:number-columns-repeated="3"/>
          <table:table-cell table:formula="of:=MAX([.M$4]*IF([.$E65];0.2;1)*(100+[.$G65]*IF([.$G65]&gt;0;[.$C$1];[.$C$2]))/100; 0)" office:value-type="float" office:value="0" calcext:value-type="float">
            <text:p>0</text:p>
          </table:table-cell>
          <table:table-cell table:formula="of:=MAX([.N$4]*IF([.$E65];0.2;1)*(100+[.$G65]*IF([.$G65]&gt;0;[.$C$1];[.$C$2]))/100; 0)" office:value-type="float" office:value="0" calcext:value-type="float">
            <text:p>0</text:p>
          </table:table-cell>
          <table:table-cell table:formula="of:=MAX([.O$4]*IF([.$E65];0.2;1)*(100+[.$G65]*IF([.$G65]&gt;0;[.$C$1];[.$C$2]))/100; 0)" office:value-type="float" office:value="1.3" calcext:value-type="float">
            <text:p>1</text:p>
          </table:table-cell>
          <table:table-cell table:formula="of:=MAX([.P$4]*IF([.$E65];0.2;1)*(100+[.$G65]*IF([.$G65]&gt;0;[.$C$1];[.$C$2]))/100; 0)" office:value-type="float" office:value="2.6" calcext:value-type="float">
            <text:p>3</text:p>
          </table:table-cell>
          <table:table-cell table:formula="of:=MAX([.Q$4]*IF([.$E65];0.2;1)*(100+[.$G65]*IF([.$G65]&gt;0;[.$C$1];[.$C$2]))/100; 0)" office:value-type="float" office:value="3.25" calcext:value-type="float">
            <text:p>3</text:p>
          </table:table-cell>
          <table:table-cell table:formula="of:=MAX([.R$4]*IF([.$E65];0.2;1)*(100+[.$G65]*IF([.$G65]&gt;0;[.$C$1];[.$C$2]))/100; 0)" office:value-type="float" office:value="5.2" calcext:value-type="float">
            <text:p>5</text:p>
          </table:table-cell>
          <table:table-cell table:formula="of:=MAX([.S$4]*IF([.$E65];0.2;1)*(100+[.$G65]*IF([.$G65]&gt;0;[.$C$1];[.$C$2]))/100; 0)" office:value-type="float" office:value="7.8" calcext:value-type="float">
            <text:p>8</text:p>
          </table:table-cell>
          <table:table-cell table:formula="of:=MAX([.T$4]*IF([.$E65];0.2;1)*(100+[.$G65]*IF([.$G65]&gt;0;[.$C$1];[.$C$2]))/100; 0)" office:value-type="float" office:value="9.75" calcext:value-type="float">
            <text:p>10</text:p>
          </table:table-cell>
          <table:table-cell table:formula="of:=MAX([.U$4]*IF([.$E65];0.2;1)*(100+[.$G65]*IF([.$G65]&gt;0;[.$C$1];[.$C$2]))/100; 0)" office:value-type="float" office:value="13" calcext:value-type="float">
            <text:p>13</text:p>
          </table:table-cell>
          <table:table-cell table:formula="of:=MAX([.V$4]*IF([.$E65];0.2;1)*(100+[.$G65]*IF([.$G65]&gt;0;[.$C$1];[.$C$2]))/100; 0)" office:value-type="float" office:value="3.9" calcext:value-type="float">
            <text:p>4</text:p>
          </table:table-cell>
          <table:table-cell table:formula="of:=MAX([.W$4]*IF([.$E65];0.2;1)*(100+[.$G65]*IF([.$G65]&gt;0;[.$C$1];[.$C$2]))/100; 0)" office:value-type="float" office:value="3.9" calcext:value-type="float">
            <text:p>4</text:p>
          </table:table-cell>
          <table:table-cell table:formula="of:=MAX([.X$4]*IF([.$E65];0.2;1)*(100+[.$G65]*IF([.$G65]&gt;0;[.$C$1];[.$C$2]))/100; 0)" office:value-type="float" office:value="6.5" calcext:value-type="float">
            <text:p>7</text:p>
          </table:table-cell>
          <table:table-cell table:formula="of:=MAX([.Y$4]*IF([.$E65];0.2;1)*(100+[.$G65]*IF([.$G65]&gt;0;[.$C$1];[.$C$2]))/100; 0)" office:value-type="float" office:value="0" calcext:value-type="float">
            <text:p>0</text:p>
          </table:table-cell>
          <table:table-cell table:formula="of:=MAX([.Z$4]*IF([.$E65];0.2;1)*(100+[.$G65]*IF([.$G65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6];[$'EcCo ammo'.$A$6:$'EcCo ammo'.$A$37];[$'EcCo ammo'.F$6:$'EcCo ammo'.F$37])" office:value-type="float" office:value="10" calcext:value-type="float">
            <text:p>10</text:p>
          </table:table-cell>
          <table:table-cell table:formula="of:=FLOOR(LOOKUP([.$B66];[$'EcCo ammo'.$A$6:$'EcCo ammo'.$A$37];[$'EcCo ammo'.G$6:$'EcCo ammo'.G$37]))" office:value-type="float" office:value="35" calcext:value-type="float">
            <text:p>35</text:p>
          </table:table-cell>
          <table:table-cell table:formula="of:=LOOKUP([.$B66];[$'EcCo ammo'.$A$6:$'EcCo ammo'.$A$37];[$'EcCo ammo'.I$6:$'EcCo ammo'.I$37])" office:value-type="float" office:value="4" calcext:value-type="float">
            <text:p>4</text:p>
          </table:table-cell>
          <table:table-cell table:formula="of:=LOOKUP([.$B66];[$'EcCo ammo'.$A$6:$'EcCo ammo'.$A$37];[$'EcCo ammo'.J$6:$'EcCo ammo'.J$37])" office:value-type="float" office:value="3" calcext:value-type="float">
            <text:p>3</text:p>
          </table:table-cell>
          <table:table-cell table:formula="of:=[.H66]/[.I66]" office:value-type="float" office:value="1.33333333333333" calcext:value-type="float">
            <text:p>1.33</text:p>
          </table:table-cell>
          <table:table-cell table:formula="of:=ROUND(AVERAGE([.C66];[.D66]))" office:value-type="float" office:value="13" calcext:value-type="float">
            <text:p>13</text:p>
          </table:table-cell>
          <table:table-cell/>
          <table:table-cell table:formula="of:=MAX((100-MAX([.M$5]+MIN([.$G66];0);0))*INT(([.$K66]-[.AB66])*[.$J66])/100;0)" office:value-type="float" office:value="17" calcext:value-type="float">
            <text:p>17</text:p>
          </table:table-cell>
          <table:table-cell table:formula="of:=MAX((100-MAX([.N$5]+MIN([.$G66];0);0))*INT(([.$K66]-[.AC66])*[.$J66])/100;0)" office:value-type="float" office:value="13.6" calcext:value-type="float">
            <text:p>14</text:p>
          </table:table-cell>
          <table:table-cell table:formula="of:=MAX((100-MAX([.O$5]+MIN([.$G66];0);0))*INT(([.$K66]-[.AD66])*[.$J66])/100;0)" office:value-type="float" office:value="10.5" calcext:value-type="float">
            <text:p>11</text:p>
          </table:table-cell>
          <table:table-cell table:formula="of:=MAX((100-MAX([.P$5]+MIN([.$G66];0);0))*INT(([.$K66]-[.AE66])*[.$J66])/100;0)" office:value-type="float" office:value="8.4" calcext:value-type="float">
            <text:p>8</text:p>
          </table:table-cell>
          <table:table-cell table:formula="of:=MAX((100-MAX([.Q$5]+MIN([.$G66];0);0))*INT(([.$K66]-[.AF66])*[.$J66])/100;0)" office:value-type="float" office:value="6" calcext:value-type="float">
            <text:p>6</text:p>
          </table:table-cell>
          <table:table-cell table:formula="of:=MAX((100-MAX([.R$5]+MIN([.$G66];0);0))*INT(([.$K66]-[.AG66])*[.$J66])/100;0)" office:value-type="float" office:value="3.6" calcext:value-type="float">
            <text:p>4</text:p>
          </table:table-cell>
          <table:table-cell table:formula="of:=MAX((100-MAX([.S$5]+MIN([.$G66];0);0))*INT(([.$K66]-[.AH66])*[.$J66])/100;0)" office:value-type="float" office:value="0.6" calcext:value-type="float">
            <text:p>1</text:p>
          </table:table-cell>
          <table:table-cell table:formula="of:=MAX((100-MAX([.T$5]+MIN([.$G66];0);0))*INT(([.$K66]-[.AI66])*[.$J66])/100;0)" office:value-type="float" office:value="0" calcext:value-type="float">
            <text:p>0</text:p>
          </table:table-cell>
          <table:table-cell table:formula="of:=MAX((100-MAX([.U$5]+MIN([.$G66];0);0))*INT(([.$K66]-[.AJ66])*[.$J66])/100;0)" office:value-type="float" office:value="0" calcext:value-type="float">
            <text:p>0</text:p>
          </table:table-cell>
          <table:table-cell table:formula="of:=MAX((100-MAX([.V$5]+MIN([.$G66];0);0))*INT(([.$K66]-[.AK66])*[.$J66])/100;0)" office:value-type="float" office:value="5.4" calcext:value-type="float">
            <text:p>5</text:p>
          </table:table-cell>
          <table:table-cell table:formula="of:=MAX((100-MAX([.W$5]+MIN([.$G66];0);0))*INT(([.$K66]-[.AL66])*[.$J66])/100;0)" office:value-type="float" office:value="6.75" calcext:value-type="float">
            <text:p>7</text:p>
          </table:table-cell>
          <table:table-cell table:formula="of:=MAX((100-MAX([.X$5]+MIN([.$G66];0);0))*INT(([.$K66]-[.AM66])*[.$J66])/100;0)" office:value-type="float" office:value="1.5" calcext:value-type="float">
            <text:p>2</text:p>
          </table:table-cell>
          <table:table-cell table:number-columns-repeated="3"/>
          <table:table-cell table:formula="of:=MAX([.M$4]*IF([.$E66];0.2;1)*(100+[.$G66]*IF([.$G66]&gt;0;[.$C$1];[.$C$2]))/100; 0)" office:value-type="float" office:value="0" calcext:value-type="float">
            <text:p>0</text:p>
          </table:table-cell>
          <table:table-cell table:formula="of:=MAX([.N$4]*IF([.$E66];0.2;1)*(100+[.$G66]*IF([.$G66]&gt;0;[.$C$1];[.$C$2]))/100; 0)" office:value-type="float" office:value="0" calcext:value-type="float">
            <text:p>0</text:p>
          </table:table-cell>
          <table:table-cell table:formula="of:=MAX([.O$4]*IF([.$E66];0.2;1)*(100+[.$G66]*IF([.$G66]&gt;0;[.$C$1];[.$C$2]))/100; 0)" office:value-type="float" office:value="2" calcext:value-type="float">
            <text:p>2</text:p>
          </table:table-cell>
          <table:table-cell table:formula="of:=MAX([.P$4]*IF([.$E66];0.2;1)*(100+[.$G66]*IF([.$G66]&gt;0;[.$C$1];[.$C$2]))/100; 0)" office:value-type="float" office:value="4" calcext:value-type="float">
            <text:p>4</text:p>
          </table:table-cell>
          <table:table-cell table:formula="of:=MAX([.Q$4]*IF([.$E66];0.2;1)*(100+[.$G66]*IF([.$G66]&gt;0;[.$C$1];[.$C$2]))/100; 0)" office:value-type="float" office:value="5" calcext:value-type="float">
            <text:p>5</text:p>
          </table:table-cell>
          <table:table-cell table:formula="of:=MAX([.R$4]*IF([.$E66];0.2;1)*(100+[.$G66]*IF([.$G66]&gt;0;[.$C$1];[.$C$2]))/100; 0)" office:value-type="float" office:value="8" calcext:value-type="float">
            <text:p>8</text:p>
          </table:table-cell>
          <table:table-cell table:formula="of:=MAX([.S$4]*IF([.$E66];0.2;1)*(100+[.$G66]*IF([.$G66]&gt;0;[.$C$1];[.$C$2]))/100; 0)" office:value-type="float" office:value="12" calcext:value-type="float">
            <text:p>12</text:p>
          </table:table-cell>
          <table:table-cell table:formula="of:=MAX([.T$4]*IF([.$E66];0.2;1)*(100+[.$G66]*IF([.$G66]&gt;0;[.$C$1];[.$C$2]))/100; 0)" office:value-type="float" office:value="15" calcext:value-type="float">
            <text:p>15</text:p>
          </table:table-cell>
          <table:table-cell table:formula="of:=MAX([.U$4]*IF([.$E66];0.2;1)*(100+[.$G66]*IF([.$G66]&gt;0;[.$C$1];[.$C$2]))/100; 0)" office:value-type="float" office:value="20" calcext:value-type="float">
            <text:p>20</text:p>
          </table:table-cell>
          <table:table-cell table:formula="of:=MAX([.V$4]*IF([.$E66];0.2;1)*(100+[.$G66]*IF([.$G66]&gt;0;[.$C$1];[.$C$2]))/100; 0)" office:value-type="float" office:value="6" calcext:value-type="float">
            <text:p>6</text:p>
          </table:table-cell>
          <table:table-cell table:formula="of:=MAX([.W$4]*IF([.$E66];0.2;1)*(100+[.$G66]*IF([.$G66]&gt;0;[.$C$1];[.$C$2]))/100; 0)" office:value-type="float" office:value="6" calcext:value-type="float">
            <text:p>6</text:p>
          </table:table-cell>
          <table:table-cell table:formula="of:=MAX([.X$4]*IF([.$E66];0.2;1)*(100+[.$G66]*IF([.$G66]&gt;0;[.$C$1];[.$C$2]))/100; 0)" office:value-type="float" office:value="10" calcext:value-type="float">
            <text:p>10</text:p>
          </table:table-cell>
          <table:table-cell table:formula="of:=MAX([.Y$4]*IF([.$E66];0.2;1)*(100+[.$G66]*IF([.$G66]&gt;0;[.$C$1];[.$C$2]))/100; 0)" office:value-type="float" office:value="0" calcext:value-type="float">
            <text:p>0</text:p>
          </table:table-cell>
          <table:table-cell table:formula="of:=MAX([.Z$4]*IF([.$E66];0.2;1)*(100+[.$G66]*IF([.$G66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7];[$'EcCo ammo'.$A$6:$'EcCo ammo'.$A$37];[$'EcCo ammo'.G$6:$'EcCo ammo'.G$37]))" office:value-type="float" office:value="-35" calcext:value-type="float">
            <text:p>-35</text:p>
          </table:table-cell>
          <table:table-cell table:formula="of:=LOOKUP([.$B67];[$'EcCo ammo'.$A$6:$'EcCo ammo'.$A$37];[$'EcCo ammo'.I$6:$'EcCo ammo'.I$37])" office:value-type="float" office:value="1" calcext:value-type="float">
            <text:p>1</text:p>
          </table:table-cell>
          <table:table-cell table:formula="of:=LOOKUP([.$B67];[$'EcCo ammo'.$A$6:$'EcCo ammo'.$A$37];[$'EcCo ammo'.J$6:$'EcCo ammo'.J$37])" office:value-type="float" office:value="1" calcext:value-type="float">
            <text:p>1</text:p>
          </table:table-cell>
          <table:table-cell table:formula="of:=[.H67]/[.I67]" office:value-type="float" office:value="1" calcext:value-type="float">
            <text:p>1.00</text:p>
          </table:table-cell>
          <table:table-cell table:formula="of:=ROUND(AVERAGE([.C67];[.D67]))" office:value-type="float" office:value="13" calcext:value-type="float">
            <text:p>13</text:p>
          </table:table-cell>
          <table:table-cell/>
          <table:table-cell table:formula="of:=MAX((100-MAX([.M$5]+MIN([.$G67];0);0))*INT(([.$K67]-[.AB67])*[.$J67])/100;0)" office:value-type="float" office:value="13" calcext:value-type="float">
            <text:p>13</text:p>
          </table:table-cell>
          <table:table-cell table:formula="of:=MAX((100-MAX([.N$5]+MIN([.$G67];0);0))*INT(([.$K67]-[.AC67])*[.$J67])/100;0)" office:value-type="float" office:value="13" calcext:value-type="float">
            <text:p>13</text:p>
          </table:table-cell>
          <table:table-cell table:formula="of:=MAX((100-MAX([.O$5]+MIN([.$G67];0);0))*INT(([.$K67]-[.AD67])*[.$J67])/100;0)" office:value-type="float" office:value="11" calcext:value-type="float">
            <text:p>11</text:p>
          </table:table-cell>
          <table:table-cell table:formula="of:=MAX((100-MAX([.P$5]+MIN([.$G67];0);0))*INT(([.$K67]-[.AE67])*[.$J67])/100;0)" office:value-type="float" office:value="10" calcext:value-type="float">
            <text:p>10</text:p>
          </table:table-cell>
          <table:table-cell table:formula="of:=MAX((100-MAX([.Q$5]+MIN([.$G67];0);0))*INT(([.$K67]-[.AF67])*[.$J67])/100;0)" office:value-type="float" office:value="8.55" calcext:value-type="float">
            <text:p>9</text:p>
          </table:table-cell>
          <table:table-cell table:formula="of:=MAX((100-MAX([.R$5]+MIN([.$G67];0);0))*INT(([.$K67]-[.AG67])*[.$J67])/100;0)" office:value-type="float" office:value="6.65" calcext:value-type="float">
            <text:p>7</text:p>
          </table:table-cell>
          <table:table-cell table:formula="of:=MAX((100-MAX([.S$5]+MIN([.$G67];0);0))*INT(([.$K67]-[.AH67])*[.$J67])/100;0)" office:value-type="float" office:value="4.75" calcext:value-type="float">
            <text:p>5</text:p>
          </table:table-cell>
          <table:table-cell table:formula="of:=MAX((100-MAX([.T$5]+MIN([.$G67];0);0))*INT(([.$K67]-[.AI67])*[.$J67])/100;0)" office:value-type="float" office:value="2.4" calcext:value-type="float">
            <text:p>2</text:p>
          </table:table-cell>
          <table:table-cell table:formula="of:=MAX((100-MAX([.U$5]+MIN([.$G67];0);0))*INT(([.$K67]-[.AJ67])*[.$J67])/100;0)" office:value-type="float" office:value="0" calcext:value-type="float">
            <text:p>0</text:p>
          </table:table-cell>
          <table:table-cell table:formula="of:=MAX((100-MAX([.V$5]+MIN([.$G67];0);0))*INT(([.$K67]-[.AK67])*[.$J67])/100;0)" office:value-type="float" office:value="8.55" calcext:value-type="float">
            <text:p>9</text:p>
          </table:table-cell>
          <table:table-cell table:formula="of:=MAX((100-MAX([.W$5]+MIN([.$G67];0);0))*INT(([.$K67]-[.AL67])*[.$J67])/100;0)" office:value-type="float" office:value="9" calcext:value-type="float">
            <text:p>9</text:p>
          </table:table-cell>
          <table:table-cell table:formula="of:=MAX((100-MAX([.X$5]+MIN([.$G67];0);0))*INT(([.$K67]-[.AM67])*[.$J67])/100;0)" office:value-type="float" office:value="5.1" calcext:value-type="float">
            <text:p>5</text:p>
          </table:table-cell>
          <table:table-cell table:number-columns-repeated="3"/>
          <table:table-cell table:formula="of:=MAX([.M$4]*IF([.$E67];0.2;1)*(100+[.$G67]*IF([.$G67]&gt;0;[.$C$1];[.$C$2]))/100; 0)" office:value-type="float" office:value="0" calcext:value-type="float">
            <text:p>0</text:p>
          </table:table-cell>
          <table:table-cell table:formula="of:=MAX([.N$4]*IF([.$E67];0.2;1)*(100+[.$G67]*IF([.$G67]&gt;0;[.$C$1];[.$C$2]))/100; 0)" office:value-type="float" office:value="0" calcext:value-type="float">
            <text:p>0</text:p>
          </table:table-cell>
          <table:table-cell table:formula="of:=MAX([.O$4]*IF([.$E67];0.2;1)*(100+[.$G67]*IF([.$G67]&gt;0;[.$C$1];[.$C$2]))/100; 0)" office:value-type="float" office:value="1.3" calcext:value-type="float">
            <text:p>1</text:p>
          </table:table-cell>
          <table:table-cell table:formula="of:=MAX([.P$4]*IF([.$E67];0.2;1)*(100+[.$G67]*IF([.$G67]&gt;0;[.$C$1];[.$C$2]))/100; 0)" office:value-type="float" office:value="2.6" calcext:value-type="float">
            <text:p>3</text:p>
          </table:table-cell>
          <table:table-cell table:formula="of:=MAX([.Q$4]*IF([.$E67];0.2;1)*(100+[.$G67]*IF([.$G67]&gt;0;[.$C$1];[.$C$2]))/100; 0)" office:value-type="float" office:value="3.25" calcext:value-type="float">
            <text:p>3</text:p>
          </table:table-cell>
          <table:table-cell table:formula="of:=MAX([.R$4]*IF([.$E67];0.2;1)*(100+[.$G67]*IF([.$G67]&gt;0;[.$C$1];[.$C$2]))/100; 0)" office:value-type="float" office:value="5.2" calcext:value-type="float">
            <text:p>5</text:p>
          </table:table-cell>
          <table:table-cell table:formula="of:=MAX([.S$4]*IF([.$E67];0.2;1)*(100+[.$G67]*IF([.$G67]&gt;0;[.$C$1];[.$C$2]))/100; 0)" office:value-type="float" office:value="7.8" calcext:value-type="float">
            <text:p>8</text:p>
          </table:table-cell>
          <table:table-cell table:formula="of:=MAX([.T$4]*IF([.$E67];0.2;1)*(100+[.$G67]*IF([.$G67]&gt;0;[.$C$1];[.$C$2]))/100; 0)" office:value-type="float" office:value="9.75" calcext:value-type="float">
            <text:p>10</text:p>
          </table:table-cell>
          <table:table-cell table:formula="of:=MAX([.U$4]*IF([.$E67];0.2;1)*(100+[.$G67]*IF([.$G67]&gt;0;[.$C$1];[.$C$2]))/100; 0)" office:value-type="float" office:value="13" calcext:value-type="float">
            <text:p>13</text:p>
          </table:table-cell>
          <table:table-cell table:formula="of:=MAX([.V$4]*IF([.$E67];0.2;1)*(100+[.$G67]*IF([.$G67]&gt;0;[.$C$1];[.$C$2]))/100; 0)" office:value-type="float" office:value="3.9" calcext:value-type="float">
            <text:p>4</text:p>
          </table:table-cell>
          <table:table-cell table:formula="of:=MAX([.W$4]*IF([.$E67];0.2;1)*(100+[.$G67]*IF([.$G67]&gt;0;[.$C$1];[.$C$2]))/100; 0)" office:value-type="float" office:value="3.9" calcext:value-type="float">
            <text:p>4</text:p>
          </table:table-cell>
          <table:table-cell table:formula="of:=MAX([.X$4]*IF([.$E67];0.2;1)*(100+[.$G67]*IF([.$G67]&gt;0;[.$C$1];[.$C$2]))/100; 0)" office:value-type="float" office:value="6.5" calcext:value-type="float">
            <text:p>7</text:p>
          </table:table-cell>
          <table:table-cell table:formula="of:=MAX([.Y$4]*IF([.$E67];0.2;1)*(100+[.$G67]*IF([.$G67]&gt;0;[.$C$1];[.$C$2]))/100; 0)" office:value-type="float" office:value="0" calcext:value-type="float">
            <text:p>0</text:p>
          </table:table-cell>
          <table:table-cell table:formula="of:=MAX([.Z$4]*IF([.$E67];0.2;1)*(100+[.$G67]*IF([.$G67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8];[$'EcCo ammo'.$A$6:$'EcCo ammo'.$A$37];[$'EcCo ammo'.F$6:$'EcCo ammo'.F$37])" office:value-type="float" office:value="10" calcext:value-type="float">
            <text:p>10</text:p>
          </table:table-cell>
          <table:table-cell table:formula="of:=FLOOR(LOOKUP([.$B68];[$'EcCo ammo'.$A$6:$'EcCo ammo'.$A$37];[$'EcCo ammo'.G$6:$'EcCo ammo'.G$37]))" office:value-type="float" office:value="35" calcext:value-type="float">
            <text:p>35</text:p>
          </table:table-cell>
          <table:table-cell table:formula="of:=LOOKUP([.$B68];[$'EcCo ammo'.$A$6:$'EcCo ammo'.$A$37];[$'EcCo ammo'.I$6:$'EcCo ammo'.I$37])" office:value-type="float" office:value="4" calcext:value-type="float">
            <text:p>4</text:p>
          </table:table-cell>
          <table:table-cell table:formula="of:=LOOKUP([.$B68];[$'EcCo ammo'.$A$6:$'EcCo ammo'.$A$37];[$'EcCo ammo'.J$6:$'EcCo ammo'.J$37])" office:value-type="float" office:value="3" calcext:value-type="float">
            <text:p>3</text:p>
          </table:table-cell>
          <table:table-cell table:formula="of:=[.H68]/[.I68]" office:value-type="float" office:value="1.33333333333333" calcext:value-type="float">
            <text:p>1.33</text:p>
          </table:table-cell>
          <table:table-cell table:formula="of:=ROUND(AVERAGE([.C68];[.D68]))" office:value-type="float" office:value="13" calcext:value-type="float">
            <text:p>13</text:p>
          </table:table-cell>
          <table:table-cell/>
          <table:table-cell table:formula="of:=MAX((100-MAX([.M$5]+MIN([.$G68];0);0))*INT(([.$K68]-[.AB68])*[.$J68])/100;0)" office:value-type="float" office:value="17" calcext:value-type="float">
            <text:p>17</text:p>
          </table:table-cell>
          <table:table-cell table:formula="of:=MAX((100-MAX([.N$5]+MIN([.$G68];0);0))*INT(([.$K68]-[.AC68])*[.$J68])/100;0)" office:value-type="float" office:value="13.6" calcext:value-type="float">
            <text:p>14</text:p>
          </table:table-cell>
          <table:table-cell table:formula="of:=MAX((100-MAX([.O$5]+MIN([.$G68];0);0))*INT(([.$K68]-[.AD68])*[.$J68])/100;0)" office:value-type="float" office:value="10.5" calcext:value-type="float">
            <text:p>11</text:p>
          </table:table-cell>
          <table:table-cell table:formula="of:=MAX((100-MAX([.P$5]+MIN([.$G68];0);0))*INT(([.$K68]-[.AE68])*[.$J68])/100;0)" office:value-type="float" office:value="8.4" calcext:value-type="float">
            <text:p>8</text:p>
          </table:table-cell>
          <table:table-cell table:formula="of:=MAX((100-MAX([.Q$5]+MIN([.$G68];0);0))*INT(([.$K68]-[.AF68])*[.$J68])/100;0)" office:value-type="float" office:value="6" calcext:value-type="float">
            <text:p>6</text:p>
          </table:table-cell>
          <table:table-cell table:formula="of:=MAX((100-MAX([.R$5]+MIN([.$G68];0);0))*INT(([.$K68]-[.AG68])*[.$J68])/100;0)" office:value-type="float" office:value="3.6" calcext:value-type="float">
            <text:p>4</text:p>
          </table:table-cell>
          <table:table-cell table:formula="of:=MAX((100-MAX([.S$5]+MIN([.$G68];0);0))*INT(([.$K68]-[.AH68])*[.$J68])/100;0)" office:value-type="float" office:value="0.6" calcext:value-type="float">
            <text:p>1</text:p>
          </table:table-cell>
          <table:table-cell table:formula="of:=MAX((100-MAX([.T$5]+MIN([.$G68];0);0))*INT(([.$K68]-[.AI68])*[.$J68])/100;0)" office:value-type="float" office:value="0" calcext:value-type="float">
            <text:p>0</text:p>
          </table:table-cell>
          <table:table-cell table:formula="of:=MAX((100-MAX([.U$5]+MIN([.$G68];0);0))*INT(([.$K68]-[.AJ68])*[.$J68])/100;0)" office:value-type="float" office:value="0" calcext:value-type="float">
            <text:p>0</text:p>
          </table:table-cell>
          <table:table-cell table:formula="of:=MAX((100-MAX([.V$5]+MIN([.$G68];0);0))*INT(([.$K68]-[.AK68])*[.$J68])/100;0)" office:value-type="float" office:value="5.4" calcext:value-type="float">
            <text:p>5</text:p>
          </table:table-cell>
          <table:table-cell table:formula="of:=MAX((100-MAX([.W$5]+MIN([.$G68];0);0))*INT(([.$K68]-[.AL68])*[.$J68])/100;0)" office:value-type="float" office:value="6.75" calcext:value-type="float">
            <text:p>7</text:p>
          </table:table-cell>
          <table:table-cell table:formula="of:=MAX((100-MAX([.X$5]+MIN([.$G68];0);0))*INT(([.$K68]-[.AM68])*[.$J68])/100;0)" office:value-type="float" office:value="1.5" calcext:value-type="float">
            <text:p>2</text:p>
          </table:table-cell>
          <table:table-cell table:number-columns-repeated="3"/>
          <table:table-cell table:formula="of:=MAX([.M$4]*IF([.$E68];0.2;1)*(100+[.$G68]*IF([.$G68]&gt;0;[.$C$1];[.$C$2]))/100; 0)" office:value-type="float" office:value="0" calcext:value-type="float">
            <text:p>0</text:p>
          </table:table-cell>
          <table:table-cell table:formula="of:=MAX([.N$4]*IF([.$E68];0.2;1)*(100+[.$G68]*IF([.$G68]&gt;0;[.$C$1];[.$C$2]))/100; 0)" office:value-type="float" office:value="0" calcext:value-type="float">
            <text:p>0</text:p>
          </table:table-cell>
          <table:table-cell table:formula="of:=MAX([.O$4]*IF([.$E68];0.2;1)*(100+[.$G68]*IF([.$G68]&gt;0;[.$C$1];[.$C$2]))/100; 0)" office:value-type="float" office:value="2" calcext:value-type="float">
            <text:p>2</text:p>
          </table:table-cell>
          <table:table-cell table:formula="of:=MAX([.P$4]*IF([.$E68];0.2;1)*(100+[.$G68]*IF([.$G68]&gt;0;[.$C$1];[.$C$2]))/100; 0)" office:value-type="float" office:value="4" calcext:value-type="float">
            <text:p>4</text:p>
          </table:table-cell>
          <table:table-cell table:formula="of:=MAX([.Q$4]*IF([.$E68];0.2;1)*(100+[.$G68]*IF([.$G68]&gt;0;[.$C$1];[.$C$2]))/100; 0)" office:value-type="float" office:value="5" calcext:value-type="float">
            <text:p>5</text:p>
          </table:table-cell>
          <table:table-cell table:formula="of:=MAX([.R$4]*IF([.$E68];0.2;1)*(100+[.$G68]*IF([.$G68]&gt;0;[.$C$1];[.$C$2]))/100; 0)" office:value-type="float" office:value="8" calcext:value-type="float">
            <text:p>8</text:p>
          </table:table-cell>
          <table:table-cell table:formula="of:=MAX([.S$4]*IF([.$E68];0.2;1)*(100+[.$G68]*IF([.$G68]&gt;0;[.$C$1];[.$C$2]))/100; 0)" office:value-type="float" office:value="12" calcext:value-type="float">
            <text:p>12</text:p>
          </table:table-cell>
          <table:table-cell table:formula="of:=MAX([.T$4]*IF([.$E68];0.2;1)*(100+[.$G68]*IF([.$G68]&gt;0;[.$C$1];[.$C$2]))/100; 0)" office:value-type="float" office:value="15" calcext:value-type="float">
            <text:p>15</text:p>
          </table:table-cell>
          <table:table-cell table:formula="of:=MAX([.U$4]*IF([.$E68];0.2;1)*(100+[.$G68]*IF([.$G68]&gt;0;[.$C$1];[.$C$2]))/100; 0)" office:value-type="float" office:value="20" calcext:value-type="float">
            <text:p>20</text:p>
          </table:table-cell>
          <table:table-cell table:formula="of:=MAX([.V$4]*IF([.$E68];0.2;1)*(100+[.$G68]*IF([.$G68]&gt;0;[.$C$1];[.$C$2]))/100; 0)" office:value-type="float" office:value="6" calcext:value-type="float">
            <text:p>6</text:p>
          </table:table-cell>
          <table:table-cell table:formula="of:=MAX([.W$4]*IF([.$E68];0.2;1)*(100+[.$G68]*IF([.$G68]&gt;0;[.$C$1];[.$C$2]))/100; 0)" office:value-type="float" office:value="6" calcext:value-type="float">
            <text:p>6</text:p>
          </table:table-cell>
          <table:table-cell table:formula="of:=MAX([.X$4]*IF([.$E68];0.2;1)*(100+[.$G68]*IF([.$G68]&gt;0;[.$C$1];[.$C$2]))/100; 0)" office:value-type="float" office:value="10" calcext:value-type="float">
            <text:p>10</text:p>
          </table:table-cell>
          <table:table-cell table:formula="of:=MAX([.Y$4]*IF([.$E68];0.2;1)*(100+[.$G68]*IF([.$G68]&gt;0;[.$C$1];[.$C$2]))/100; 0)" office:value-type="float" office:value="0" calcext:value-type="float">
            <text:p>0</text:p>
          </table:table-cell>
          <table:table-cell table:formula="of:=MAX([.Z$4]*IF([.$E68];0.2;1)*(100+[.$G68]*IF([.$G68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9];[$'EcCo ammo'.$A$6:$'EcCo ammo'.$A$37];[$'EcCo ammo'.G$6:$'EcCo ammo'.G$37]))" office:value-type="float" office:value="-35" calcext:value-type="float">
            <text:p>-35</text:p>
          </table:table-cell>
          <table:table-cell table:formula="of:=LOOKUP([.$B69];[$'EcCo ammo'.$A$6:$'EcCo ammo'.$A$37];[$'EcCo ammo'.I$6:$'EcCo ammo'.I$37])" office:value-type="float" office:value="1" calcext:value-type="float">
            <text:p>1</text:p>
          </table:table-cell>
          <table:table-cell table:formula="of:=LOOKUP([.$B69];[$'EcCo ammo'.$A$6:$'EcCo ammo'.$A$37];[$'EcCo ammo'.J$6:$'EcCo ammo'.J$37])" office:value-type="float" office:value="1" calcext:value-type="float">
            <text:p>1</text:p>
          </table:table-cell>
          <table:table-cell table:formula="of:=[.H69]/[.I69]" office:value-type="float" office:value="1" calcext:value-type="float">
            <text:p>1.00</text:p>
          </table:table-cell>
          <table:table-cell table:formula="of:=ROUND(AVERAGE([.C69];[.D69]))" office:value-type="float" office:value="13" calcext:value-type="float">
            <text:p>13</text:p>
          </table:table-cell>
          <table:table-cell/>
          <table:table-cell table:formula="of:=MAX((100-MAX([.M$5]+MIN([.$G69];0);0))*INT(([.$K69]-[.AB69])*[.$J69])/100;0)" office:value-type="float" office:value="13" calcext:value-type="float">
            <text:p>13</text:p>
          </table:table-cell>
          <table:table-cell table:formula="of:=MAX((100-MAX([.N$5]+MIN([.$G69];0);0))*INT(([.$K69]-[.AC69])*[.$J69])/100;0)" office:value-type="float" office:value="13" calcext:value-type="float">
            <text:p>13</text:p>
          </table:table-cell>
          <table:table-cell table:formula="of:=MAX((100-MAX([.O$5]+MIN([.$G69];0);0))*INT(([.$K69]-[.AD69])*[.$J69])/100;0)" office:value-type="float" office:value="11" calcext:value-type="float">
            <text:p>11</text:p>
          </table:table-cell>
          <table:table-cell table:formula="of:=MAX((100-MAX([.P$5]+MIN([.$G69];0);0))*INT(([.$K69]-[.AE69])*[.$J69])/100;0)" office:value-type="float" office:value="10" calcext:value-type="float">
            <text:p>10</text:p>
          </table:table-cell>
          <table:table-cell table:formula="of:=MAX((100-MAX([.Q$5]+MIN([.$G69];0);0))*INT(([.$K69]-[.AF69])*[.$J69])/100;0)" office:value-type="float" office:value="8.55" calcext:value-type="float">
            <text:p>9</text:p>
          </table:table-cell>
          <table:table-cell table:formula="of:=MAX((100-MAX([.R$5]+MIN([.$G69];0);0))*INT(([.$K69]-[.AG69])*[.$J69])/100;0)" office:value-type="float" office:value="6.65" calcext:value-type="float">
            <text:p>7</text:p>
          </table:table-cell>
          <table:table-cell table:formula="of:=MAX((100-MAX([.S$5]+MIN([.$G69];0);0))*INT(([.$K69]-[.AH69])*[.$J69])/100;0)" office:value-type="float" office:value="4.75" calcext:value-type="float">
            <text:p>5</text:p>
          </table:table-cell>
          <table:table-cell table:formula="of:=MAX((100-MAX([.T$5]+MIN([.$G69];0);0))*INT(([.$K69]-[.AI69])*[.$J69])/100;0)" office:value-type="float" office:value="2.4" calcext:value-type="float">
            <text:p>2</text:p>
          </table:table-cell>
          <table:table-cell table:formula="of:=MAX((100-MAX([.U$5]+MIN([.$G69];0);0))*INT(([.$K69]-[.AJ69])*[.$J69])/100;0)" office:value-type="float" office:value="0" calcext:value-type="float">
            <text:p>0</text:p>
          </table:table-cell>
          <table:table-cell table:formula="of:=MAX((100-MAX([.V$5]+MIN([.$G69];0);0))*INT(([.$K69]-[.AK69])*[.$J69])/100;0)" office:value-type="float" office:value="8.55" calcext:value-type="float">
            <text:p>9</text:p>
          </table:table-cell>
          <table:table-cell table:formula="of:=MAX((100-MAX([.W$5]+MIN([.$G69];0);0))*INT(([.$K69]-[.AL69])*[.$J69])/100;0)" office:value-type="float" office:value="9" calcext:value-type="float">
            <text:p>9</text:p>
          </table:table-cell>
          <table:table-cell table:formula="of:=MAX((100-MAX([.X$5]+MIN([.$G69];0);0))*INT(([.$K69]-[.AM69])*[.$J69])/100;0)" office:value-type="float" office:value="5.1" calcext:value-type="float">
            <text:p>5</text:p>
          </table:table-cell>
          <table:table-cell table:number-columns-repeated="3"/>
          <table:table-cell table:formula="of:=MAX([.M$4]*IF([.$E69];0.2;1)*(100+[.$G69]*IF([.$G69]&gt;0;[.$C$1];[.$C$2]))/100; 0)" office:value-type="float" office:value="0" calcext:value-type="float">
            <text:p>0</text:p>
          </table:table-cell>
          <table:table-cell table:formula="of:=MAX([.N$4]*IF([.$E69];0.2;1)*(100+[.$G69]*IF([.$G69]&gt;0;[.$C$1];[.$C$2]))/100; 0)" office:value-type="float" office:value="0" calcext:value-type="float">
            <text:p>0</text:p>
          </table:table-cell>
          <table:table-cell table:formula="of:=MAX([.O$4]*IF([.$E69];0.2;1)*(100+[.$G69]*IF([.$G69]&gt;0;[.$C$1];[.$C$2]))/100; 0)" office:value-type="float" office:value="1.3" calcext:value-type="float">
            <text:p>1</text:p>
          </table:table-cell>
          <table:table-cell table:formula="of:=MAX([.P$4]*IF([.$E69];0.2;1)*(100+[.$G69]*IF([.$G69]&gt;0;[.$C$1];[.$C$2]))/100; 0)" office:value-type="float" office:value="2.6" calcext:value-type="float">
            <text:p>3</text:p>
          </table:table-cell>
          <table:table-cell table:formula="of:=MAX([.Q$4]*IF([.$E69];0.2;1)*(100+[.$G69]*IF([.$G69]&gt;0;[.$C$1];[.$C$2]))/100; 0)" office:value-type="float" office:value="3.25" calcext:value-type="float">
            <text:p>3</text:p>
          </table:table-cell>
          <table:table-cell table:formula="of:=MAX([.R$4]*IF([.$E69];0.2;1)*(100+[.$G69]*IF([.$G69]&gt;0;[.$C$1];[.$C$2]))/100; 0)" office:value-type="float" office:value="5.2" calcext:value-type="float">
            <text:p>5</text:p>
          </table:table-cell>
          <table:table-cell table:formula="of:=MAX([.S$4]*IF([.$E69];0.2;1)*(100+[.$G69]*IF([.$G69]&gt;0;[.$C$1];[.$C$2]))/100; 0)" office:value-type="float" office:value="7.8" calcext:value-type="float">
            <text:p>8</text:p>
          </table:table-cell>
          <table:table-cell table:formula="of:=MAX([.T$4]*IF([.$E69];0.2;1)*(100+[.$G69]*IF([.$G69]&gt;0;[.$C$1];[.$C$2]))/100; 0)" office:value-type="float" office:value="9.75" calcext:value-type="float">
            <text:p>10</text:p>
          </table:table-cell>
          <table:table-cell table:formula="of:=MAX([.U$4]*IF([.$E69];0.2;1)*(100+[.$G69]*IF([.$G69]&gt;0;[.$C$1];[.$C$2]))/100; 0)" office:value-type="float" office:value="13" calcext:value-type="float">
            <text:p>13</text:p>
          </table:table-cell>
          <table:table-cell table:formula="of:=MAX([.V$4]*IF([.$E69];0.2;1)*(100+[.$G69]*IF([.$G69]&gt;0;[.$C$1];[.$C$2]))/100; 0)" office:value-type="float" office:value="3.9" calcext:value-type="float">
            <text:p>4</text:p>
          </table:table-cell>
          <table:table-cell table:formula="of:=MAX([.W$4]*IF([.$E69];0.2;1)*(100+[.$G69]*IF([.$G69]&gt;0;[.$C$1];[.$C$2]))/100; 0)" office:value-type="float" office:value="3.9" calcext:value-type="float">
            <text:p>4</text:p>
          </table:table-cell>
          <table:table-cell table:formula="of:=MAX([.X$4]*IF([.$E69];0.2;1)*(100+[.$G69]*IF([.$G69]&gt;0;[.$C$1];[.$C$2]))/100; 0)" office:value-type="float" office:value="6.5" calcext:value-type="float">
            <text:p>7</text:p>
          </table:table-cell>
          <table:table-cell table:formula="of:=MAX([.Y$4]*IF([.$E69];0.2;1)*(100+[.$G69]*IF([.$G69]&gt;0;[.$C$1];[.$C$2]))/100; 0)" office:value-type="float" office:value="0" calcext:value-type="float">
            <text:p>0</text:p>
          </table:table-cell>
          <table:table-cell table:formula="of:=MAX([.Z$4]*IF([.$E69];0.2;1)*(100+[.$G69]*IF([.$G69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LOOKUP([.$B70];[$'EcCo ammo'.$A$6:$'EcCo ammo'.$A$37];[$'EcCo ammo'.F$6:$'EcCo ammo'.F$37])" office:value-type="float" office:value="10" calcext:value-type="float">
            <text:p>10</text:p>
          </table:table-cell>
          <table:table-cell table:formula="of:=FLOOR(LOOKUP([.$B70];[$'EcCo ammo'.$A$6:$'EcCo ammo'.$A$37];[$'EcCo ammo'.G$6:$'EcCo ammo'.G$37]))" office:value-type="float" office:value="35" calcext:value-type="float">
            <text:p>35</text:p>
          </table:table-cell>
          <table:table-cell table:formula="of:=LOOKUP([.$B70];[$'EcCo ammo'.$A$6:$'EcCo ammo'.$A$37];[$'EcCo ammo'.I$6:$'EcCo ammo'.I$37])" office:value-type="float" office:value="4" calcext:value-type="float">
            <text:p>4</text:p>
          </table:table-cell>
          <table:table-cell table:formula="of:=LOOKUP([.$B70];[$'EcCo ammo'.$A$6:$'EcCo ammo'.$A$37];[$'EcCo ammo'.J$6:$'EcCo ammo'.J$37])" office:value-type="float" office:value="3" calcext:value-type="float">
            <text:p>3</text:p>
          </table:table-cell>
          <table:table-cell table:formula="of:=[.H70]/[.I70]" office:value-type="float" office:value="1.33333333333333" calcext:value-type="float">
            <text:p>1.33</text:p>
          </table:table-cell>
          <table:table-cell table:formula="of:=ROUND(AVERAGE([.C70];[.D70]))" office:value-type="float" office:value="15" calcext:value-type="float">
            <text:p>15</text:p>
          </table:table-cell>
          <table:table-cell/>
          <table:table-cell table:formula="of:=MAX((100-MAX([.M$5]+MIN([.$G70];0);0))*INT(([.$K70]-[.AB70])*[.$J70])/100;0)" office:value-type="float" office:value="20" calcext:value-type="float">
            <text:p>20</text:p>
          </table:table-cell>
          <table:table-cell table:formula="of:=MAX((100-MAX([.N$5]+MIN([.$G70];0);0))*INT(([.$K70]-[.AC70])*[.$J70])/100;0)" office:value-type="float" office:value="16" calcext:value-type="float">
            <text:p>16</text:p>
          </table:table-cell>
          <table:table-cell table:formula="of:=MAX((100-MAX([.O$5]+MIN([.$G70];0);0))*INT(([.$K70]-[.AD70])*[.$J70])/100;0)" office:value-type="float" office:value="12.75" calcext:value-type="float">
            <text:p>13</text:p>
          </table:table-cell>
          <table:table-cell table:formula="of:=MAX((100-MAX([.P$5]+MIN([.$G70];0);0))*INT(([.$K70]-[.AE70])*[.$J70])/100;0)" office:value-type="float" office:value="9.8" calcext:value-type="float">
            <text:p>10</text:p>
          </table:table-cell>
          <table:table-cell table:formula="of:=MAX((100-MAX([.Q$5]+MIN([.$G70];0);0))*INT(([.$K70]-[.AF70])*[.$J70])/100;0)" office:value-type="float" office:value="7.8" calcext:value-type="float">
            <text:p>8</text:p>
          </table:table-cell>
          <table:table-cell table:formula="of:=MAX((100-MAX([.R$5]+MIN([.$G70];0);0))*INT(([.$K70]-[.AG70])*[.$J70])/100;0)" office:value-type="float" office:value="5.4" calcext:value-type="float">
            <text:p>5</text:p>
          </table:table-cell>
          <table:table-cell table:formula="of:=MAX((100-MAX([.S$5]+MIN([.$G70];0);0))*INT(([.$K70]-[.AH70])*[.$J70])/100;0)" office:value-type="float" office:value="1.8" calcext:value-type="float">
            <text:p>2</text:p>
          </table:table-cell>
          <table:table-cell table:formula="of:=MAX((100-MAX([.T$5]+MIN([.$G70];0);0))*INT(([.$K70]-[.AI70])*[.$J70])/100;0)" office:value-type="float" office:value="0" calcext:value-type="float">
            <text:p>0</text:p>
          </table:table-cell>
          <table:table-cell table:formula="of:=MAX((100-MAX([.U$5]+MIN([.$G70];0);0))*INT(([.$K70]-[.AJ70])*[.$J70])/100;0)" office:value-type="float" office:value="0" calcext:value-type="float">
            <text:p>0</text:p>
          </table:table-cell>
          <table:table-cell table:formula="of:=MAX((100-MAX([.V$5]+MIN([.$G70];0);0))*INT(([.$K70]-[.AK70])*[.$J70])/100;0)" office:value-type="float" office:value="7.2" calcext:value-type="float">
            <text:p>7</text:p>
          </table:table-cell>
          <table:table-cell table:formula="of:=MAX((100-MAX([.W$5]+MIN([.$G70];0);0))*INT(([.$K70]-[.AL70])*[.$J70])/100;0)" office:value-type="float" office:value="9" calcext:value-type="float">
            <text:p>9</text:p>
          </table:table-cell>
          <table:table-cell table:formula="of:=MAX((100-MAX([.X$5]+MIN([.$G70];0);0))*INT(([.$K70]-[.AM70])*[.$J70])/100;0)" office:value-type="float" office:value="3" calcext:value-type="float">
            <text:p>3</text:p>
          </table:table-cell>
          <table:table-cell table:number-columns-repeated="3"/>
          <table:table-cell table:formula="of:=MAX([.M$4]*IF([.$E70];0.2;1)*(100+[.$G70]*IF([.$G70]&gt;0;[.$C$1];[.$C$2]))/100; 0)" office:value-type="float" office:value="0" calcext:value-type="float">
            <text:p>0</text:p>
          </table:table-cell>
          <table:table-cell table:formula="of:=MAX([.N$4]*IF([.$E70];0.2;1)*(100+[.$G70]*IF([.$G70]&gt;0;[.$C$1];[.$C$2]))/100; 0)" office:value-type="float" office:value="0" calcext:value-type="float">
            <text:p>0</text:p>
          </table:table-cell>
          <table:table-cell table:formula="of:=MAX([.O$4]*IF([.$E70];0.2;1)*(100+[.$G70]*IF([.$G70]&gt;0;[.$C$1];[.$C$2]))/100; 0)" office:value-type="float" office:value="2" calcext:value-type="float">
            <text:p>2</text:p>
          </table:table-cell>
          <table:table-cell table:formula="of:=MAX([.P$4]*IF([.$E70];0.2;1)*(100+[.$G70]*IF([.$G70]&gt;0;[.$C$1];[.$C$2]))/100; 0)" office:value-type="float" office:value="4" calcext:value-type="float">
            <text:p>4</text:p>
          </table:table-cell>
          <table:table-cell table:formula="of:=MAX([.Q$4]*IF([.$E70];0.2;1)*(100+[.$G70]*IF([.$G70]&gt;0;[.$C$1];[.$C$2]))/100; 0)" office:value-type="float" office:value="5" calcext:value-type="float">
            <text:p>5</text:p>
          </table:table-cell>
          <table:table-cell table:formula="of:=MAX([.R$4]*IF([.$E70];0.2;1)*(100+[.$G70]*IF([.$G70]&gt;0;[.$C$1];[.$C$2]))/100; 0)" office:value-type="float" office:value="8" calcext:value-type="float">
            <text:p>8</text:p>
          </table:table-cell>
          <table:table-cell table:formula="of:=MAX([.S$4]*IF([.$E70];0.2;1)*(100+[.$G70]*IF([.$G70]&gt;0;[.$C$1];[.$C$2]))/100; 0)" office:value-type="float" office:value="12" calcext:value-type="float">
            <text:p>12</text:p>
          </table:table-cell>
          <table:table-cell table:formula="of:=MAX([.T$4]*IF([.$E70];0.2;1)*(100+[.$G70]*IF([.$G70]&gt;0;[.$C$1];[.$C$2]))/100; 0)" office:value-type="float" office:value="15" calcext:value-type="float">
            <text:p>15</text:p>
          </table:table-cell>
          <table:table-cell table:formula="of:=MAX([.U$4]*IF([.$E70];0.2;1)*(100+[.$G70]*IF([.$G70]&gt;0;[.$C$1];[.$C$2]))/100; 0)" office:value-type="float" office:value="20" calcext:value-type="float">
            <text:p>20</text:p>
          </table:table-cell>
          <table:table-cell table:formula="of:=MAX([.V$4]*IF([.$E70];0.2;1)*(100+[.$G70]*IF([.$G70]&gt;0;[.$C$1];[.$C$2]))/100; 0)" office:value-type="float" office:value="6" calcext:value-type="float">
            <text:p>6</text:p>
          </table:table-cell>
          <table:table-cell table:formula="of:=MAX([.W$4]*IF([.$E70];0.2;1)*(100+[.$G70]*IF([.$G70]&gt;0;[.$C$1];[.$C$2]))/100; 0)" office:value-type="float" office:value="6" calcext:value-type="float">
            <text:p>6</text:p>
          </table:table-cell>
          <table:table-cell table:formula="of:=MAX([.X$4]*IF([.$E70];0.2;1)*(100+[.$G70]*IF([.$G70]&gt;0;[.$C$1];[.$C$2]))/100; 0)" office:value-type="float" office:value="10" calcext:value-type="float">
            <text:p>10</text:p>
          </table:table-cell>
          <table:table-cell table:formula="of:=MAX([.Y$4]*IF([.$E70];0.2;1)*(100+[.$G70]*IF([.$G70]&gt;0;[.$C$1];[.$C$2]))/100; 0)" office:value-type="float" office:value="0" calcext:value-type="float">
            <text:p>0</text:p>
          </table:table-cell>
          <table:table-cell table:formula="of:=MAX([.Z$4]*IF([.$E70];0.2;1)*(100+[.$G70]*IF([.$G70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LOOKUP([.$B7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1];[$'EcCo ammo'.$A$6:$'EcCo ammo'.$A$37];[$'EcCo ammo'.G$6:$'EcCo ammo'.G$37]))" office:value-type="float" office:value="-35" calcext:value-type="float">
            <text:p>-35</text:p>
          </table:table-cell>
          <table:table-cell table:formula="of:=LOOKUP([.$B71];[$'EcCo ammo'.$A$6:$'EcCo ammo'.$A$37];[$'EcCo ammo'.I$6:$'EcCo ammo'.I$37])" office:value-type="float" office:value="1" calcext:value-type="float">
            <text:p>1</text:p>
          </table:table-cell>
          <table:table-cell table:formula="of:=LOOKUP([.$B71];[$'EcCo ammo'.$A$6:$'EcCo ammo'.$A$37];[$'EcCo ammo'.J$6:$'EcCo ammo'.J$37])" office:value-type="float" office:value="1" calcext:value-type="float">
            <text:p>1</text:p>
          </table:table-cell>
          <table:table-cell table:formula="of:=[.H71]/[.I71]" office:value-type="float" office:value="1" calcext:value-type="float">
            <text:p>1.00</text:p>
          </table:table-cell>
          <table:table-cell table:formula="of:=ROUND(AVERAGE([.C71];[.D71]))" office:value-type="float" office:value="15" calcext:value-type="float">
            <text:p>15</text:p>
          </table:table-cell>
          <table:table-cell/>
          <table:table-cell table:formula="of:=MAX((100-MAX([.M$5]+MIN([.$G71];0);0))*INT(([.$K71]-[.AB71])*[.$J71])/100;0)" office:value-type="float" office:value="15" calcext:value-type="float">
            <text:p>15</text:p>
          </table:table-cell>
          <table:table-cell table:formula="of:=MAX((100-MAX([.N$5]+MIN([.$G71];0);0))*INT(([.$K71]-[.AC71])*[.$J71])/100;0)" office:value-type="float" office:value="15" calcext:value-type="float">
            <text:p>15</text:p>
          </table:table-cell>
          <table:table-cell table:formula="of:=MAX((100-MAX([.O$5]+MIN([.$G71];0);0))*INT(([.$K71]-[.AD71])*[.$J71])/100;0)" office:value-type="float" office:value="13" calcext:value-type="float">
            <text:p>13</text:p>
          </table:table-cell>
          <table:table-cell table:formula="of:=MAX((100-MAX([.P$5]+MIN([.$G71];0);0))*INT(([.$K71]-[.AE71])*[.$J71])/100;0)" office:value-type="float" office:value="12" calcext:value-type="float">
            <text:p>12</text:p>
          </table:table-cell>
          <table:table-cell table:formula="of:=MAX((100-MAX([.Q$5]+MIN([.$G71];0);0))*INT(([.$K71]-[.AF71])*[.$J71])/100;0)" office:value-type="float" office:value="10.45" calcext:value-type="float">
            <text:p>10</text:p>
          </table:table-cell>
          <table:table-cell table:formula="of:=MAX((100-MAX([.R$5]+MIN([.$G71];0);0))*INT(([.$K71]-[.AG71])*[.$J71])/100;0)" office:value-type="float" office:value="8.55" calcext:value-type="float">
            <text:p>9</text:p>
          </table:table-cell>
          <table:table-cell table:formula="of:=MAX((100-MAX([.S$5]+MIN([.$G71];0);0))*INT(([.$K71]-[.AH71])*[.$J71])/100;0)" office:value-type="float" office:value="6.65" calcext:value-type="float">
            <text:p>7</text:p>
          </table:table-cell>
          <table:table-cell table:formula="of:=MAX((100-MAX([.T$5]+MIN([.$G71];0);0))*INT(([.$K71]-[.AI71])*[.$J71])/100;0)" office:value-type="float" office:value="4" calcext:value-type="float">
            <text:p>4</text:p>
          </table:table-cell>
          <table:table-cell table:formula="of:=MAX((100-MAX([.U$5]+MIN([.$G71];0);0))*INT(([.$K71]-[.AJ71])*[.$J71])/100;0)" office:value-type="float" office:value="1.3" calcext:value-type="float">
            <text:p>1</text:p>
          </table:table-cell>
          <table:table-cell table:formula="of:=MAX((100-MAX([.V$5]+MIN([.$G71];0);0))*INT(([.$K71]-[.AK71])*[.$J71])/100;0)" office:value-type="float" office:value="10.45" calcext:value-type="float">
            <text:p>10</text:p>
          </table:table-cell>
          <table:table-cell table:formula="of:=MAX((100-MAX([.W$5]+MIN([.$G71];0);0))*INT(([.$K71]-[.AL71])*[.$J71])/100;0)" office:value-type="float" office:value="11" calcext:value-type="float">
            <text:p>11</text:p>
          </table:table-cell>
          <table:table-cell table:formula="of:=MAX((100-MAX([.X$5]+MIN([.$G71];0);0))*INT(([.$K71]-[.AM71])*[.$J71])/100;0)" office:value-type="float" office:value="6.8" calcext:value-type="float">
            <text:p>7</text:p>
          </table:table-cell>
          <table:table-cell table:number-columns-repeated="3"/>
          <table:table-cell table:formula="of:=MAX([.M$4]*IF([.$E71];0.2;1)*(100+[.$G71]*IF([.$G71]&gt;0;[.$C$1];[.$C$2]))/100; 0)" office:value-type="float" office:value="0" calcext:value-type="float">
            <text:p>0</text:p>
          </table:table-cell>
          <table:table-cell table:formula="of:=MAX([.N$4]*IF([.$E71];0.2;1)*(100+[.$G71]*IF([.$G71]&gt;0;[.$C$1];[.$C$2]))/100; 0)" office:value-type="float" office:value="0" calcext:value-type="float">
            <text:p>0</text:p>
          </table:table-cell>
          <table:table-cell table:formula="of:=MAX([.O$4]*IF([.$E71];0.2;1)*(100+[.$G71]*IF([.$G71]&gt;0;[.$C$1];[.$C$2]))/100; 0)" office:value-type="float" office:value="1.3" calcext:value-type="float">
            <text:p>1</text:p>
          </table:table-cell>
          <table:table-cell table:formula="of:=MAX([.P$4]*IF([.$E71];0.2;1)*(100+[.$G71]*IF([.$G71]&gt;0;[.$C$1];[.$C$2]))/100; 0)" office:value-type="float" office:value="2.6" calcext:value-type="float">
            <text:p>3</text:p>
          </table:table-cell>
          <table:table-cell table:formula="of:=MAX([.Q$4]*IF([.$E71];0.2;1)*(100+[.$G71]*IF([.$G71]&gt;0;[.$C$1];[.$C$2]))/100; 0)" office:value-type="float" office:value="3.25" calcext:value-type="float">
            <text:p>3</text:p>
          </table:table-cell>
          <table:table-cell table:formula="of:=MAX([.R$4]*IF([.$E71];0.2;1)*(100+[.$G71]*IF([.$G71]&gt;0;[.$C$1];[.$C$2]))/100; 0)" office:value-type="float" office:value="5.2" calcext:value-type="float">
            <text:p>5</text:p>
          </table:table-cell>
          <table:table-cell table:formula="of:=MAX([.S$4]*IF([.$E71];0.2;1)*(100+[.$G71]*IF([.$G71]&gt;0;[.$C$1];[.$C$2]))/100; 0)" office:value-type="float" office:value="7.8" calcext:value-type="float">
            <text:p>8</text:p>
          </table:table-cell>
          <table:table-cell table:formula="of:=MAX([.T$4]*IF([.$E71];0.2;1)*(100+[.$G71]*IF([.$G71]&gt;0;[.$C$1];[.$C$2]))/100; 0)" office:value-type="float" office:value="9.75" calcext:value-type="float">
            <text:p>10</text:p>
          </table:table-cell>
          <table:table-cell table:formula="of:=MAX([.U$4]*IF([.$E71];0.2;1)*(100+[.$G71]*IF([.$G71]&gt;0;[.$C$1];[.$C$2]))/100; 0)" office:value-type="float" office:value="13" calcext:value-type="float">
            <text:p>13</text:p>
          </table:table-cell>
          <table:table-cell table:formula="of:=MAX([.V$4]*IF([.$E71];0.2;1)*(100+[.$G71]*IF([.$G71]&gt;0;[.$C$1];[.$C$2]))/100; 0)" office:value-type="float" office:value="3.9" calcext:value-type="float">
            <text:p>4</text:p>
          </table:table-cell>
          <table:table-cell table:formula="of:=MAX([.W$4]*IF([.$E71];0.2;1)*(100+[.$G71]*IF([.$G71]&gt;0;[.$C$1];[.$C$2]))/100; 0)" office:value-type="float" office:value="3.9" calcext:value-type="float">
            <text:p>4</text:p>
          </table:table-cell>
          <table:table-cell table:formula="of:=MAX([.X$4]*IF([.$E71];0.2;1)*(100+[.$G71]*IF([.$G71]&gt;0;[.$C$1];[.$C$2]))/100; 0)" office:value-type="float" office:value="6.5" calcext:value-type="float">
            <text:p>7</text:p>
          </table:table-cell>
          <table:table-cell table:formula="of:=MAX([.Y$4]*IF([.$E71];0.2;1)*(100+[.$G71]*IF([.$G71]&gt;0;[.$C$1];[.$C$2]))/100; 0)" office:value-type="float" office:value="0" calcext:value-type="float">
            <text:p>0</text:p>
          </table:table-cell>
          <table:table-cell table:formula="of:=MAX([.Z$4]*IF([.$E71];0.2;1)*(100+[.$G71]*IF([.$G71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LOOKUP([.$B7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2];[$'EcCo ammo'.$A$6:$'EcCo ammo'.$A$37];[$'EcCo ammo'.G$6:$'EcCo ammo'.G$37]))" office:value-type="float" office:value="-10" calcext:value-type="float">
            <text:p>-10</text:p>
          </table:table-cell>
          <table:table-cell table:formula="of:=LOOKUP([.$B72];[$'EcCo ammo'.$A$6:$'EcCo ammo'.$A$37];[$'EcCo ammo'.I$6:$'EcCo ammo'.I$37])" office:value-type="float" office:value="1" calcext:value-type="float">
            <text:p>1</text:p>
          </table:table-cell>
          <table:table-cell table:formula="of:=LOOKUP([.$B72];[$'EcCo ammo'.$A$6:$'EcCo ammo'.$A$37];[$'EcCo ammo'.J$6:$'EcCo ammo'.J$37])" office:value-type="float" office:value="1" calcext:value-type="float">
            <text:p>1</text:p>
          </table:table-cell>
          <table:table-cell table:formula="of:=[.H72]/[.I72]" office:value-type="float" office:value="1" calcext:value-type="float">
            <text:p>1.00</text:p>
          </table:table-cell>
          <table:table-cell table:formula="of:=ROUND(AVERAGE([.C72];[.D72]))" office:value-type="float" office:value="24" calcext:value-type="float">
            <text:p>24</text:p>
          </table:table-cell>
          <table:table-cell/>
          <table:table-cell table:formula="of:=MAX((100-MAX([.M$5]+MIN([.$G72];0);0))*INT(([.$K72]-[.AB72])*[.$J72])/100;0)" office:value-type="float" office:value="24" calcext:value-type="float">
            <text:p>24</text:p>
          </table:table-cell>
          <table:table-cell table:formula="of:=MAX((100-MAX([.N$5]+MIN([.$G72];0);0))*INT(([.$K72]-[.AC72])*[.$J72])/100;0)" office:value-type="float" office:value="21.6" calcext:value-type="float">
            <text:p>22</text:p>
          </table:table-cell>
          <table:table-cell table:formula="of:=MAX((100-MAX([.O$5]+MIN([.$G72];0);0))*INT(([.$K72]-[.AD72])*[.$J72])/100;0)" office:value-type="float" office:value="18.7" calcext:value-type="float">
            <text:p>19</text:p>
          </table:table-cell>
          <table:table-cell table:formula="of:=MAX((100-MAX([.P$5]+MIN([.$G72];0);0))*INT(([.$K72]-[.AE72])*[.$J72])/100;0)" office:value-type="float" office:value="16" calcext:value-type="float">
            <text:p>16</text:p>
          </table:table-cell>
          <table:table-cell table:formula="of:=MAX((100-MAX([.Q$5]+MIN([.$G72];0);0))*INT(([.$K72]-[.AF72])*[.$J72])/100;0)" office:value-type="float" office:value="13.3" calcext:value-type="float">
            <text:p>13</text:p>
          </table:table-cell>
          <table:table-cell table:formula="of:=MAX((100-MAX([.R$5]+MIN([.$G72];0);0))*INT(([.$K72]-[.AG72])*[.$J72])/100;0)" office:value-type="float" office:value="11.2" calcext:value-type="float">
            <text:p>11</text:p>
          </table:table-cell>
          <table:table-cell table:formula="of:=MAX((100-MAX([.S$5]+MIN([.$G72];0);0))*INT(([.$K72]-[.AH72])*[.$J72])/100;0)" office:value-type="float" office:value="9.1" calcext:value-type="float">
            <text:p>9</text:p>
          </table:table-cell>
          <table:table-cell table:formula="of:=MAX((100-MAX([.T$5]+MIN([.$G72];0);0))*INT(([.$K72]-[.AI72])*[.$J72])/100;0)" office:value-type="float" office:value="5.5" calcext:value-type="float">
            <text:p>6</text:p>
          </table:table-cell>
          <table:table-cell table:formula="of:=MAX((100-MAX([.U$5]+MIN([.$G72];0);0))*INT(([.$K72]-[.AJ72])*[.$J72])/100;0)" office:value-type="float" office:value="2.4" calcext:value-type="float">
            <text:p>2</text:p>
          </table:table-cell>
          <table:table-cell table:formula="of:=MAX((100-MAX([.V$5]+MIN([.$G72];0);0))*INT(([.$K72]-[.AK72])*[.$J72])/100;0)" office:value-type="float" office:value="12.6" calcext:value-type="float">
            <text:p>13</text:p>
          </table:table-cell>
          <table:table-cell table:formula="of:=MAX((100-MAX([.W$5]+MIN([.$G72];0);0))*INT(([.$K72]-[.AL72])*[.$J72])/100;0)" office:value-type="float" office:value="15.3" calcext:value-type="float">
            <text:p>15</text:p>
          </table:table-cell>
          <table:table-cell table:formula="of:=MAX((100-MAX([.X$5]+MIN([.$G72];0);0))*INT(([.$K72]-[.AM72])*[.$J72])/100;0)" office:value-type="float" office:value="9" calcext:value-type="float">
            <text:p>9</text:p>
          </table:table-cell>
          <table:table-cell table:number-columns-repeated="3"/>
          <table:table-cell table:formula="of:=MAX([.M$4]*IF([.$E72];0.2;1)*(100+[.$G72]*IF([.$G72]&gt;0;[.$C$1];[.$C$2]))/100; 0)" office:value-type="float" office:value="0" calcext:value-type="float">
            <text:p>0</text:p>
          </table:table-cell>
          <table:table-cell table:formula="of:=MAX([.N$4]*IF([.$E72];0.2;1)*(100+[.$G72]*IF([.$G72]&gt;0;[.$C$1];[.$C$2]))/100; 0)" office:value-type="float" office:value="0" calcext:value-type="float">
            <text:p>0</text:p>
          </table:table-cell>
          <table:table-cell table:formula="of:=MAX([.O$4]*IF([.$E72];0.2;1)*(100+[.$G72]*IF([.$G72]&gt;0;[.$C$1];[.$C$2]))/100; 0)" office:value-type="float" office:value="1.8" calcext:value-type="float">
            <text:p>2</text:p>
          </table:table-cell>
          <table:table-cell table:formula="of:=MAX([.P$4]*IF([.$E72];0.2;1)*(100+[.$G72]*IF([.$G72]&gt;0;[.$C$1];[.$C$2]))/100; 0)" office:value-type="float" office:value="3.6" calcext:value-type="float">
            <text:p>4</text:p>
          </table:table-cell>
          <table:table-cell table:formula="of:=MAX([.Q$4]*IF([.$E72];0.2;1)*(100+[.$G72]*IF([.$G72]&gt;0;[.$C$1];[.$C$2]))/100; 0)" office:value-type="float" office:value="4.5" calcext:value-type="float">
            <text:p>5</text:p>
          </table:table-cell>
          <table:table-cell table:formula="of:=MAX([.R$4]*IF([.$E72];0.2;1)*(100+[.$G72]*IF([.$G72]&gt;0;[.$C$1];[.$C$2]))/100; 0)" office:value-type="float" office:value="7.2" calcext:value-type="float">
            <text:p>7</text:p>
          </table:table-cell>
          <table:table-cell table:formula="of:=MAX([.S$4]*IF([.$E72];0.2;1)*(100+[.$G72]*IF([.$G72]&gt;0;[.$C$1];[.$C$2]))/100; 0)" office:value-type="float" office:value="10.8" calcext:value-type="float">
            <text:p>11</text:p>
          </table:table-cell>
          <table:table-cell table:formula="of:=MAX([.T$4]*IF([.$E72];0.2;1)*(100+[.$G72]*IF([.$G72]&gt;0;[.$C$1];[.$C$2]))/100; 0)" office:value-type="float" office:value="13.5" calcext:value-type="float">
            <text:p>14</text:p>
          </table:table-cell>
          <table:table-cell table:formula="of:=MAX([.U$4]*IF([.$E72];0.2;1)*(100+[.$G72]*IF([.$G72]&gt;0;[.$C$1];[.$C$2]))/100; 0)" office:value-type="float" office:value="18" calcext:value-type="float">
            <text:p>18</text:p>
          </table:table-cell>
          <table:table-cell table:formula="of:=MAX([.V$4]*IF([.$E72];0.2;1)*(100+[.$G72]*IF([.$G72]&gt;0;[.$C$1];[.$C$2]))/100; 0)" office:value-type="float" office:value="5.4" calcext:value-type="float">
            <text:p>5</text:p>
          </table:table-cell>
          <table:table-cell table:formula="of:=MAX([.W$4]*IF([.$E72];0.2;1)*(100+[.$G72]*IF([.$G72]&gt;0;[.$C$1];[.$C$2]))/100; 0)" office:value-type="float" office:value="5.4" calcext:value-type="float">
            <text:p>5</text:p>
          </table:table-cell>
          <table:table-cell table:formula="of:=MAX([.X$4]*IF([.$E72];0.2;1)*(100+[.$G72]*IF([.$G72]&gt;0;[.$C$1];[.$C$2]))/100; 0)" office:value-type="float" office:value="9" calcext:value-type="float">
            <text:p>9</text:p>
          </table:table-cell>
          <table:table-cell table:formula="of:=MAX([.Y$4]*IF([.$E72];0.2;1)*(100+[.$G72]*IF([.$G72]&gt;0;[.$C$1];[.$C$2]))/100; 0)" office:value-type="float" office:value="0" calcext:value-type="float">
            <text:p>0</text:p>
          </table:table-cell>
          <table:table-cell table:formula="of:=MAX([.Z$4]*IF([.$E72];0.2;1)*(100+[.$G72]*IF([.$G72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LOOKUP([.$B7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3];[$'EcCo ammo'.$A$6:$'EcCo ammo'.$A$37];[$'EcCo ammo'.G$6:$'EcCo ammo'.G$37]))" office:value-type="float" office:value="-10" calcext:value-type="float">
            <text:p>-10</text:p>
          </table:table-cell>
          <table:table-cell table:formula="of:=LOOKUP([.$B73];[$'EcCo ammo'.$A$6:$'EcCo ammo'.$A$37];[$'EcCo ammo'.I$6:$'EcCo ammo'.I$37])" office:value-type="float" office:value="1" calcext:value-type="float">
            <text:p>1</text:p>
          </table:table-cell>
          <table:table-cell table:formula="of:=LOOKUP([.$B73];[$'EcCo ammo'.$A$6:$'EcCo ammo'.$A$37];[$'EcCo ammo'.J$6:$'EcCo ammo'.J$37])" office:value-type="float" office:value="1" calcext:value-type="float">
            <text:p>1</text:p>
          </table:table-cell>
          <table:table-cell table:formula="of:=[.H73]/[.I73]" office:value-type="float" office:value="1" calcext:value-type="float">
            <text:p>1.00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MAX((100-MAX([.M$5]+MIN([.$G73];0);0))*INT(([.$K73]-[.AB73])*[.$J73])/100;0)" office:value-type="float" office:value="24" calcext:value-type="float">
            <text:p>24</text:p>
          </table:table-cell>
          <table:table-cell table:formula="of:=MAX((100-MAX([.N$5]+MIN([.$G73];0);0))*INT(([.$K73]-[.AC73])*[.$J73])/100;0)" office:value-type="float" office:value="21.6" calcext:value-type="float">
            <text:p>22</text:p>
          </table:table-cell>
          <table:table-cell table:formula="of:=MAX((100-MAX([.O$5]+MIN([.$G73];0);0))*INT(([.$K73]-[.AD73])*[.$J73])/100;0)" office:value-type="float" office:value="18.7" calcext:value-type="float">
            <text:p>19</text:p>
          </table:table-cell>
          <table:table-cell table:formula="of:=MAX((100-MAX([.P$5]+MIN([.$G73];0);0))*INT(([.$K73]-[.AE73])*[.$J73])/100;0)" office:value-type="float" office:value="16" calcext:value-type="float">
            <text:p>16</text:p>
          </table:table-cell>
          <table:table-cell table:formula="of:=MAX((100-MAX([.Q$5]+MIN([.$G73];0);0))*INT(([.$K73]-[.AF73])*[.$J73])/100;0)" office:value-type="float" office:value="13.3" calcext:value-type="float">
            <text:p>13</text:p>
          </table:table-cell>
          <table:table-cell table:formula="of:=MAX((100-MAX([.R$5]+MIN([.$G73];0);0))*INT(([.$K73]-[.AG73])*[.$J73])/100;0)" office:value-type="float" office:value="11.2" calcext:value-type="float">
            <text:p>11</text:p>
          </table:table-cell>
          <table:table-cell table:formula="of:=MAX((100-MAX([.S$5]+MIN([.$G73];0);0))*INT(([.$K73]-[.AH73])*[.$J73])/100;0)" office:value-type="float" office:value="9.1" calcext:value-type="float">
            <text:p>9</text:p>
          </table:table-cell>
          <table:table-cell table:formula="of:=MAX((100-MAX([.T$5]+MIN([.$G73];0);0))*INT(([.$K73]-[.AI73])*[.$J73])/100;0)" office:value-type="float" office:value="5.5" calcext:value-type="float">
            <text:p>6</text:p>
          </table:table-cell>
          <table:table-cell table:formula="of:=MAX((100-MAX([.U$5]+MIN([.$G73];0);0))*INT(([.$K73]-[.AJ73])*[.$J73])/100;0)" office:value-type="float" office:value="2.4" calcext:value-type="float">
            <text:p>2</text:p>
          </table:table-cell>
          <table:table-cell table:formula="of:=MAX((100-MAX([.V$5]+MIN([.$G73];0);0))*INT(([.$K73]-[.AK73])*[.$J73])/100;0)" office:value-type="float" office:value="12.6" calcext:value-type="float">
            <text:p>13</text:p>
          </table:table-cell>
          <table:table-cell table:formula="of:=MAX((100-MAX([.W$5]+MIN([.$G73];0);0))*INT(([.$K73]-[.AL73])*[.$J73])/100;0)" office:value-type="float" office:value="15.3" calcext:value-type="float">
            <text:p>15</text:p>
          </table:table-cell>
          <table:table-cell table:formula="of:=MAX((100-MAX([.X$5]+MIN([.$G73];0);0))*INT(([.$K73]-[.AM73])*[.$J73])/100;0)" office:value-type="float" office:value="9" calcext:value-type="float">
            <text:p>9</text:p>
          </table:table-cell>
          <table:table-cell table:number-columns-repeated="3"/>
          <table:table-cell table:formula="of:=MAX([.M$4]*IF([.$E73];0.2;1)*(100+[.$G73]*IF([.$G73]&gt;0;[.$C$1];[.$C$2]))/100; 0)" office:value-type="float" office:value="0" calcext:value-type="float">
            <text:p>0</text:p>
          </table:table-cell>
          <table:table-cell table:formula="of:=MAX([.N$4]*IF([.$E73];0.2;1)*(100+[.$G73]*IF([.$G73]&gt;0;[.$C$1];[.$C$2]))/100; 0)" office:value-type="float" office:value="0" calcext:value-type="float">
            <text:p>0</text:p>
          </table:table-cell>
          <table:table-cell table:formula="of:=MAX([.O$4]*IF([.$E73];0.2;1)*(100+[.$G73]*IF([.$G73]&gt;0;[.$C$1];[.$C$2]))/100; 0)" office:value-type="float" office:value="1.8" calcext:value-type="float">
            <text:p>2</text:p>
          </table:table-cell>
          <table:table-cell table:formula="of:=MAX([.P$4]*IF([.$E73];0.2;1)*(100+[.$G73]*IF([.$G73]&gt;0;[.$C$1];[.$C$2]))/100; 0)" office:value-type="float" office:value="3.6" calcext:value-type="float">
            <text:p>4</text:p>
          </table:table-cell>
          <table:table-cell table:formula="of:=MAX([.Q$4]*IF([.$E73];0.2;1)*(100+[.$G73]*IF([.$G73]&gt;0;[.$C$1];[.$C$2]))/100; 0)" office:value-type="float" office:value="4.5" calcext:value-type="float">
            <text:p>5</text:p>
          </table:table-cell>
          <table:table-cell table:formula="of:=MAX([.R$4]*IF([.$E73];0.2;1)*(100+[.$G73]*IF([.$G73]&gt;0;[.$C$1];[.$C$2]))/100; 0)" office:value-type="float" office:value="7.2" calcext:value-type="float">
            <text:p>7</text:p>
          </table:table-cell>
          <table:table-cell table:formula="of:=MAX([.S$4]*IF([.$E73];0.2;1)*(100+[.$G73]*IF([.$G73]&gt;0;[.$C$1];[.$C$2]))/100; 0)" office:value-type="float" office:value="10.8" calcext:value-type="float">
            <text:p>11</text:p>
          </table:table-cell>
          <table:table-cell table:formula="of:=MAX([.T$4]*IF([.$E73];0.2;1)*(100+[.$G73]*IF([.$G73]&gt;0;[.$C$1];[.$C$2]))/100; 0)" office:value-type="float" office:value="13.5" calcext:value-type="float">
            <text:p>14</text:p>
          </table:table-cell>
          <table:table-cell table:formula="of:=MAX([.U$4]*IF([.$E73];0.2;1)*(100+[.$G73]*IF([.$G73]&gt;0;[.$C$1];[.$C$2]))/100; 0)" office:value-type="float" office:value="18" calcext:value-type="float">
            <text:p>18</text:p>
          </table:table-cell>
          <table:table-cell table:formula="of:=MAX([.V$4]*IF([.$E73];0.2;1)*(100+[.$G73]*IF([.$G73]&gt;0;[.$C$1];[.$C$2]))/100; 0)" office:value-type="float" office:value="5.4" calcext:value-type="float">
            <text:p>5</text:p>
          </table:table-cell>
          <table:table-cell table:formula="of:=MAX([.W$4]*IF([.$E73];0.2;1)*(100+[.$G73]*IF([.$G73]&gt;0;[.$C$1];[.$C$2]))/100; 0)" office:value-type="float" office:value="5.4" calcext:value-type="float">
            <text:p>5</text:p>
          </table:table-cell>
          <table:table-cell table:formula="of:=MAX([.X$4]*IF([.$E73];0.2;1)*(100+[.$G73]*IF([.$G73]&gt;0;[.$C$1];[.$C$2]))/100; 0)" office:value-type="float" office:value="9" calcext:value-type="float">
            <text:p>9</text:p>
          </table:table-cell>
          <table:table-cell table:formula="of:=MAX([.Y$4]*IF([.$E73];0.2;1)*(100+[.$G73]*IF([.$G73]&gt;0;[.$C$1];[.$C$2]))/100; 0)" office:value-type="float" office:value="0" calcext:value-type="float">
            <text:p>0</text:p>
          </table:table-cell>
          <table:table-cell table:formula="of:=MAX([.Z$4]*IF([.$E73];0.2;1)*(100+[.$G73]*IF([.$G73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7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4];[$'EcCo ammo'.$A$6:$'EcCo ammo'.$A$37];[$'EcCo ammo'.G$6:$'EcCo ammo'.G$37]))" office:value-type="float" office:value="-10" calcext:value-type="float">
            <text:p>-10</text:p>
          </table:table-cell>
          <table:table-cell table:formula="of:=LOOKUP([.$B74];[$'EcCo ammo'.$A$6:$'EcCo ammo'.$A$37];[$'EcCo ammo'.I$6:$'EcCo ammo'.I$37])" office:value-type="float" office:value="1" calcext:value-type="float">
            <text:p>1</text:p>
          </table:table-cell>
          <table:table-cell table:formula="of:=LOOKUP([.$B74];[$'EcCo ammo'.$A$6:$'EcCo ammo'.$A$37];[$'EcCo ammo'.J$6:$'EcCo ammo'.J$37])" office:value-type="float" office:value="1" calcext:value-type="float">
            <text:p>1</text:p>
          </table:table-cell>
          <table:table-cell table:formula="of:=[.H74]/[.I74]" office:value-type="float" office:value="1" calcext:value-type="float">
            <text:p>1.00</text:p>
          </table:table-cell>
          <table:table-cell table:formula="of:=ROUND(AVERAGE([.C74];[.D74]))" office:value-type="float" office:value="24" calcext:value-type="float">
            <text:p>24</text:p>
          </table:table-cell>
          <table:table-cell/>
          <table:table-cell table:formula="of:=MAX((100-MAX([.M$5]+MIN([.$G74];0);0))*INT(([.$K74]-[.AB74])*[.$J74])/100;0)" office:value-type="float" office:value="24" calcext:value-type="float">
            <text:p>24</text:p>
          </table:table-cell>
          <table:table-cell table:formula="of:=MAX((100-MAX([.N$5]+MIN([.$G74];0);0))*INT(([.$K74]-[.AC74])*[.$J74])/100;0)" office:value-type="float" office:value="21.6" calcext:value-type="float">
            <text:p>22</text:p>
          </table:table-cell>
          <table:table-cell table:formula="of:=MAX((100-MAX([.O$5]+MIN([.$G74];0);0))*INT(([.$K74]-[.AD74])*[.$J74])/100;0)" office:value-type="float" office:value="18.7" calcext:value-type="float">
            <text:p>19</text:p>
          </table:table-cell>
          <table:table-cell table:formula="of:=MAX((100-MAX([.P$5]+MIN([.$G74];0);0))*INT(([.$K74]-[.AE74])*[.$J74])/100;0)" office:value-type="float" office:value="16" calcext:value-type="float">
            <text:p>16</text:p>
          </table:table-cell>
          <table:table-cell table:formula="of:=MAX((100-MAX([.Q$5]+MIN([.$G74];0);0))*INT(([.$K74]-[.AF74])*[.$J74])/100;0)" office:value-type="float" office:value="13.3" calcext:value-type="float">
            <text:p>13</text:p>
          </table:table-cell>
          <table:table-cell table:formula="of:=MAX((100-MAX([.R$5]+MIN([.$G74];0);0))*INT(([.$K74]-[.AG74])*[.$J74])/100;0)" office:value-type="float" office:value="11.2" calcext:value-type="float">
            <text:p>11</text:p>
          </table:table-cell>
          <table:table-cell table:formula="of:=MAX((100-MAX([.S$5]+MIN([.$G74];0);0))*INT(([.$K74]-[.AH74])*[.$J74])/100;0)" office:value-type="float" office:value="9.1" calcext:value-type="float">
            <text:p>9</text:p>
          </table:table-cell>
          <table:table-cell table:formula="of:=MAX((100-MAX([.T$5]+MIN([.$G74];0);0))*INT(([.$K74]-[.AI74])*[.$J74])/100;0)" office:value-type="float" office:value="5.5" calcext:value-type="float">
            <text:p>6</text:p>
          </table:table-cell>
          <table:table-cell table:formula="of:=MAX((100-MAX([.U$5]+MIN([.$G74];0);0))*INT(([.$K74]-[.AJ74])*[.$J74])/100;0)" office:value-type="float" office:value="2.4" calcext:value-type="float">
            <text:p>2</text:p>
          </table:table-cell>
          <table:table-cell table:formula="of:=MAX((100-MAX([.V$5]+MIN([.$G74];0);0))*INT(([.$K74]-[.AK74])*[.$J74])/100;0)" office:value-type="float" office:value="12.6" calcext:value-type="float">
            <text:p>13</text:p>
          </table:table-cell>
          <table:table-cell table:formula="of:=MAX((100-MAX([.W$5]+MIN([.$G74];0);0))*INT(([.$K74]-[.AL74])*[.$J74])/100;0)" office:value-type="float" office:value="15.3" calcext:value-type="float">
            <text:p>15</text:p>
          </table:table-cell>
          <table:table-cell table:formula="of:=MAX((100-MAX([.X$5]+MIN([.$G74];0);0))*INT(([.$K74]-[.AM74])*[.$J74])/100;0)" office:value-type="float" office:value="9" calcext:value-type="float">
            <text:p>9</text:p>
          </table:table-cell>
          <table:table-cell table:number-columns-repeated="3"/>
          <table:table-cell table:formula="of:=MAX([.M$4]*IF([.$E74];0.2;1)*(100+[.$G74]*IF([.$G74]&gt;0;[.$C$1];[.$C$2]))/100; 0)" office:value-type="float" office:value="0" calcext:value-type="float">
            <text:p>0</text:p>
          </table:table-cell>
          <table:table-cell table:formula="of:=MAX([.N$4]*IF([.$E74];0.2;1)*(100+[.$G74]*IF([.$G74]&gt;0;[.$C$1];[.$C$2]))/100; 0)" office:value-type="float" office:value="0" calcext:value-type="float">
            <text:p>0</text:p>
          </table:table-cell>
          <table:table-cell table:formula="of:=MAX([.O$4]*IF([.$E74];0.2;1)*(100+[.$G74]*IF([.$G74]&gt;0;[.$C$1];[.$C$2]))/100; 0)" office:value-type="float" office:value="1.8" calcext:value-type="float">
            <text:p>2</text:p>
          </table:table-cell>
          <table:table-cell table:formula="of:=MAX([.P$4]*IF([.$E74];0.2;1)*(100+[.$G74]*IF([.$G74]&gt;0;[.$C$1];[.$C$2]))/100; 0)" office:value-type="float" office:value="3.6" calcext:value-type="float">
            <text:p>4</text:p>
          </table:table-cell>
          <table:table-cell table:formula="of:=MAX([.Q$4]*IF([.$E74];0.2;1)*(100+[.$G74]*IF([.$G74]&gt;0;[.$C$1];[.$C$2]))/100; 0)" office:value-type="float" office:value="4.5" calcext:value-type="float">
            <text:p>5</text:p>
          </table:table-cell>
          <table:table-cell table:formula="of:=MAX([.R$4]*IF([.$E74];0.2;1)*(100+[.$G74]*IF([.$G74]&gt;0;[.$C$1];[.$C$2]))/100; 0)" office:value-type="float" office:value="7.2" calcext:value-type="float">
            <text:p>7</text:p>
          </table:table-cell>
          <table:table-cell table:formula="of:=MAX([.S$4]*IF([.$E74];0.2;1)*(100+[.$G74]*IF([.$G74]&gt;0;[.$C$1];[.$C$2]))/100; 0)" office:value-type="float" office:value="10.8" calcext:value-type="float">
            <text:p>11</text:p>
          </table:table-cell>
          <table:table-cell table:formula="of:=MAX([.T$4]*IF([.$E74];0.2;1)*(100+[.$G74]*IF([.$G74]&gt;0;[.$C$1];[.$C$2]))/100; 0)" office:value-type="float" office:value="13.5" calcext:value-type="float">
            <text:p>14</text:p>
          </table:table-cell>
          <table:table-cell table:formula="of:=MAX([.U$4]*IF([.$E74];0.2;1)*(100+[.$G74]*IF([.$G74]&gt;0;[.$C$1];[.$C$2]))/100; 0)" office:value-type="float" office:value="18" calcext:value-type="float">
            <text:p>18</text:p>
          </table:table-cell>
          <table:table-cell table:formula="of:=MAX([.V$4]*IF([.$E74];0.2;1)*(100+[.$G74]*IF([.$G74]&gt;0;[.$C$1];[.$C$2]))/100; 0)" office:value-type="float" office:value="5.4" calcext:value-type="float">
            <text:p>5</text:p>
          </table:table-cell>
          <table:table-cell table:formula="of:=MAX([.W$4]*IF([.$E74];0.2;1)*(100+[.$G74]*IF([.$G74]&gt;0;[.$C$1];[.$C$2]))/100; 0)" office:value-type="float" office:value="5.4" calcext:value-type="float">
            <text:p>5</text:p>
          </table:table-cell>
          <table:table-cell table:formula="of:=MAX([.X$4]*IF([.$E74];0.2;1)*(100+[.$G74]*IF([.$G74]&gt;0;[.$C$1];[.$C$2]))/100; 0)" office:value-type="float" office:value="9" calcext:value-type="float">
            <text:p>9</text:p>
          </table:table-cell>
          <table:table-cell table:formula="of:=MAX([.Y$4]*IF([.$E74];0.2;1)*(100+[.$G74]*IF([.$G74]&gt;0;[.$C$1];[.$C$2]))/100; 0)" office:value-type="float" office:value="0" calcext:value-type="float">
            <text:p>0</text:p>
          </table:table-cell>
          <table:table-cell table:formula="of:=MAX([.Z$4]*IF([.$E74];0.2;1)*(100+[.$G74]*IF([.$G74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7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5];[$'EcCo ammo'.$A$6:$'EcCo ammo'.$A$37];[$'EcCo ammo'.G$6:$'EcCo ammo'.G$37]))" office:value-type="float" office:value="-10" calcext:value-type="float">
            <text:p>-10</text:p>
          </table:table-cell>
          <table:table-cell table:formula="of:=LOOKUP([.$B75];[$'EcCo ammo'.$A$6:$'EcCo ammo'.$A$37];[$'EcCo ammo'.I$6:$'EcCo ammo'.I$37])" office:value-type="float" office:value="1" calcext:value-type="float">
            <text:p>1</text:p>
          </table:table-cell>
          <table:table-cell table:formula="of:=LOOKUP([.$B75];[$'EcCo ammo'.$A$6:$'EcCo ammo'.$A$37];[$'EcCo ammo'.J$6:$'EcCo ammo'.J$37])" office:value-type="float" office:value="1" calcext:value-type="float">
            <text:p>1</text:p>
          </table:table-cell>
          <table:table-cell table:formula="of:=[.H75]/[.I75]" office:value-type="float" office:value="1" calcext:value-type="float">
            <text:p>1.00</text:p>
          </table:table-cell>
          <table:table-cell table:formula="of:=ROUND(AVERAGE([.C75];[.D75]))" office:value-type="float" office:value="26" calcext:value-type="float">
            <text:p>26</text:p>
          </table:table-cell>
          <table:table-cell/>
          <table:table-cell table:formula="of:=MAX((100-MAX([.M$5]+MIN([.$G75];0);0))*INT(([.$K75]-[.AB75])*[.$J75])/100;0)" office:value-type="float" office:value="26" calcext:value-type="float">
            <text:p>26</text:p>
          </table:table-cell>
          <table:table-cell table:formula="of:=MAX((100-MAX([.N$5]+MIN([.$G75];0);0))*INT(([.$K75]-[.AC75])*[.$J75])/100;0)" office:value-type="float" office:value="23.4" calcext:value-type="float">
            <text:p>23</text:p>
          </table:table-cell>
          <table:table-cell table:formula="of:=MAX((100-MAX([.O$5]+MIN([.$G75];0);0))*INT(([.$K75]-[.AD75])*[.$J75])/100;0)" office:value-type="float" office:value="20.4" calcext:value-type="float">
            <text:p>20</text:p>
          </table:table-cell>
          <table:table-cell table:formula="of:=MAX((100-MAX([.P$5]+MIN([.$G75];0);0))*INT(([.$K75]-[.AE75])*[.$J75])/100;0)" office:value-type="float" office:value="17.6" calcext:value-type="float">
            <text:p>18</text:p>
          </table:table-cell>
          <table:table-cell table:formula="of:=MAX((100-MAX([.Q$5]+MIN([.$G75];0);0))*INT(([.$K75]-[.AF75])*[.$J75])/100;0)" office:value-type="float" office:value="14.7" calcext:value-type="float">
            <text:p>15</text:p>
          </table:table-cell>
          <table:table-cell table:formula="of:=MAX((100-MAX([.R$5]+MIN([.$G75];0);0))*INT(([.$K75]-[.AG75])*[.$J75])/100;0)" office:value-type="float" office:value="12.6" calcext:value-type="float">
            <text:p>13</text:p>
          </table:table-cell>
          <table:table-cell table:formula="of:=MAX((100-MAX([.S$5]+MIN([.$G75];0);0))*INT(([.$K75]-[.AH75])*[.$J75])/100;0)" office:value-type="float" office:value="10.5" calcext:value-type="float">
            <text:p>11</text:p>
          </table:table-cell>
          <table:table-cell table:formula="of:=MAX((100-MAX([.T$5]+MIN([.$G75];0);0))*INT(([.$K75]-[.AI75])*[.$J75])/100;0)" office:value-type="float" office:value="6.6" calcext:value-type="float">
            <text:p>7</text:p>
          </table:table-cell>
          <table:table-cell table:formula="of:=MAX((100-MAX([.U$5]+MIN([.$G75];0);0))*INT(([.$K75]-[.AJ75])*[.$J75])/100;0)" office:value-type="float" office:value="3.2" calcext:value-type="float">
            <text:p>3</text:p>
          </table:table-cell>
          <table:table-cell table:formula="of:=MAX((100-MAX([.V$5]+MIN([.$G75];0);0))*INT(([.$K75]-[.AK75])*[.$J75])/100;0)" office:value-type="float" office:value="14" calcext:value-type="float">
            <text:p>14</text:p>
          </table:table-cell>
          <table:table-cell table:formula="of:=MAX((100-MAX([.W$5]+MIN([.$G75];0);0))*INT(([.$K75]-[.AL75])*[.$J75])/100;0)" office:value-type="float" office:value="17" calcext:value-type="float">
            <text:p>17</text:p>
          </table:table-cell>
          <table:table-cell table:formula="of:=MAX((100-MAX([.X$5]+MIN([.$G75];0);0))*INT(([.$K75]-[.AM75])*[.$J75])/100;0)" office:value-type="float" office:value="10.2" calcext:value-type="float">
            <text:p>10</text:p>
          </table:table-cell>
          <table:table-cell table:number-columns-repeated="3"/>
          <table:table-cell table:formula="of:=MAX([.M$4]*IF([.$E75];0.2;1)*(100+[.$G75]*IF([.$G75]&gt;0;[.$C$1];[.$C$2]))/100; 0)" office:value-type="float" office:value="0" calcext:value-type="float">
            <text:p>0</text:p>
          </table:table-cell>
          <table:table-cell table:formula="of:=MAX([.N$4]*IF([.$E75];0.2;1)*(100+[.$G75]*IF([.$G75]&gt;0;[.$C$1];[.$C$2]))/100; 0)" office:value-type="float" office:value="0" calcext:value-type="float">
            <text:p>0</text:p>
          </table:table-cell>
          <table:table-cell table:formula="of:=MAX([.O$4]*IF([.$E75];0.2;1)*(100+[.$G75]*IF([.$G75]&gt;0;[.$C$1];[.$C$2]))/100; 0)" office:value-type="float" office:value="1.8" calcext:value-type="float">
            <text:p>2</text:p>
          </table:table-cell>
          <table:table-cell table:formula="of:=MAX([.P$4]*IF([.$E75];0.2;1)*(100+[.$G75]*IF([.$G75]&gt;0;[.$C$1];[.$C$2]))/100; 0)" office:value-type="float" office:value="3.6" calcext:value-type="float">
            <text:p>4</text:p>
          </table:table-cell>
          <table:table-cell table:formula="of:=MAX([.Q$4]*IF([.$E75];0.2;1)*(100+[.$G75]*IF([.$G75]&gt;0;[.$C$1];[.$C$2]))/100; 0)" office:value-type="float" office:value="4.5" calcext:value-type="float">
            <text:p>5</text:p>
          </table:table-cell>
          <table:table-cell table:formula="of:=MAX([.R$4]*IF([.$E75];0.2;1)*(100+[.$G75]*IF([.$G75]&gt;0;[.$C$1];[.$C$2]))/100; 0)" office:value-type="float" office:value="7.2" calcext:value-type="float">
            <text:p>7</text:p>
          </table:table-cell>
          <table:table-cell table:formula="of:=MAX([.S$4]*IF([.$E75];0.2;1)*(100+[.$G75]*IF([.$G75]&gt;0;[.$C$1];[.$C$2]))/100; 0)" office:value-type="float" office:value="10.8" calcext:value-type="float">
            <text:p>11</text:p>
          </table:table-cell>
          <table:table-cell table:formula="of:=MAX([.T$4]*IF([.$E75];0.2;1)*(100+[.$G75]*IF([.$G75]&gt;0;[.$C$1];[.$C$2]))/100; 0)" office:value-type="float" office:value="13.5" calcext:value-type="float">
            <text:p>14</text:p>
          </table:table-cell>
          <table:table-cell table:formula="of:=MAX([.U$4]*IF([.$E75];0.2;1)*(100+[.$G75]*IF([.$G75]&gt;0;[.$C$1];[.$C$2]))/100; 0)" office:value-type="float" office:value="18" calcext:value-type="float">
            <text:p>18</text:p>
          </table:table-cell>
          <table:table-cell table:formula="of:=MAX([.V$4]*IF([.$E75];0.2;1)*(100+[.$G75]*IF([.$G75]&gt;0;[.$C$1];[.$C$2]))/100; 0)" office:value-type="float" office:value="5.4" calcext:value-type="float">
            <text:p>5</text:p>
          </table:table-cell>
          <table:table-cell table:formula="of:=MAX([.W$4]*IF([.$E75];0.2;1)*(100+[.$G75]*IF([.$G75]&gt;0;[.$C$1];[.$C$2]))/100; 0)" office:value-type="float" office:value="5.4" calcext:value-type="float">
            <text:p>5</text:p>
          </table:table-cell>
          <table:table-cell table:formula="of:=MAX([.X$4]*IF([.$E75];0.2;1)*(100+[.$G75]*IF([.$G75]&gt;0;[.$C$1];[.$C$2]))/100; 0)" office:value-type="float" office:value="9" calcext:value-type="float">
            <text:p>9</text:p>
          </table:table-cell>
          <table:table-cell table:formula="of:=MAX([.Y$4]*IF([.$E75];0.2;1)*(100+[.$G75]*IF([.$G75]&gt;0;[.$C$1];[.$C$2]))/100; 0)" office:value-type="float" office:value="0" calcext:value-type="float">
            <text:p>0</text:p>
          </table:table-cell>
          <table:table-cell table:formula="of:=MAX([.Z$4]*IF([.$E75];0.2;1)*(100+[.$G75]*IF([.$G75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7.62mm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LOOKUP([.$B7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6];[$'EcCo ammo'.$A$6:$'EcCo ammo'.$A$37];[$'EcCo ammo'.G$6:$'EcCo ammo'.G$37]))" office:value-type="float" office:value="-10" calcext:value-type="float">
            <text:p>-10</text:p>
          </table:table-cell>
          <table:table-cell table:formula="of:=LOOKUP([.$B76];[$'EcCo ammo'.$A$6:$'EcCo ammo'.$A$37];[$'EcCo ammo'.I$6:$'EcCo ammo'.I$37])" office:value-type="float" office:value="1" calcext:value-type="float">
            <text:p>1</text:p>
          </table:table-cell>
          <table:table-cell table:formula="of:=LOOKUP([.$B76];[$'EcCo ammo'.$A$6:$'EcCo ammo'.$A$37];[$'EcCo ammo'.J$6:$'EcCo ammo'.J$37])" office:value-type="float" office:value="1" calcext:value-type="float">
            <text:p>1</text:p>
          </table:table-cell>
          <table:table-cell table:formula="of:=[.H76]/[.I76]" office:value-type="float" office:value="1" calcext:value-type="float">
            <text:p>1.00</text:p>
          </table:table-cell>
          <table:table-cell table:formula="of:=ROUND(AVERAGE([.C76];[.D76]))" office:value-type="float" office:value="33" calcext:value-type="float">
            <text:p>33</text:p>
          </table:table-cell>
          <table:table-cell/>
          <table:table-cell table:formula="of:=MAX((100-MAX([.M$5]+MIN([.$G76];0);0))*INT(([.$K76]-[.AB76])*[.$J76])/100;0)" office:value-type="float" office:value="33" calcext:value-type="float">
            <text:p>33</text:p>
          </table:table-cell>
          <table:table-cell table:formula="of:=MAX((100-MAX([.N$5]+MIN([.$G76];0);0))*INT(([.$K76]-[.AC76])*[.$J76])/100;0)" office:value-type="float" office:value="29.7" calcext:value-type="float">
            <text:p>30</text:p>
          </table:table-cell>
          <table:table-cell table:formula="of:=MAX((100-MAX([.O$5]+MIN([.$G76];0);0))*INT(([.$K76]-[.AD76])*[.$J76])/100;0)" office:value-type="float" office:value="26.35" calcext:value-type="float">
            <text:p>26</text:p>
          </table:table-cell>
          <table:table-cell table:formula="of:=MAX((100-MAX([.P$5]+MIN([.$G76];0);0))*INT(([.$K76]-[.AE76])*[.$J76])/100;0)" office:value-type="float" office:value="23.2" calcext:value-type="float">
            <text:p>23</text:p>
          </table:table-cell>
          <table:table-cell table:formula="of:=MAX((100-MAX([.Q$5]+MIN([.$G76];0);0))*INT(([.$K76]-[.AF76])*[.$J76])/100;0)" office:value-type="float" office:value="19.6" calcext:value-type="float">
            <text:p>20</text:p>
          </table:table-cell>
          <table:table-cell table:formula="of:=MAX((100-MAX([.R$5]+MIN([.$G76];0);0))*INT(([.$K76]-[.AG76])*[.$J76])/100;0)" office:value-type="float" office:value="17.5" calcext:value-type="float">
            <text:p>18</text:p>
          </table:table-cell>
          <table:table-cell table:formula="of:=MAX((100-MAX([.S$5]+MIN([.$G76];0);0))*INT(([.$K76]-[.AH76])*[.$J76])/100;0)" office:value-type="float" office:value="15.4" calcext:value-type="float">
            <text:p>15</text:p>
          </table:table-cell>
          <table:table-cell table:formula="of:=MAX((100-MAX([.T$5]+MIN([.$G76];0);0))*INT(([.$K76]-[.AI76])*[.$J76])/100;0)" office:value-type="float" office:value="10.45" calcext:value-type="float">
            <text:p>10</text:p>
          </table:table-cell>
          <table:table-cell table:formula="of:=MAX((100-MAX([.U$5]+MIN([.$G76];0);0))*INT(([.$K76]-[.AJ76])*[.$J76])/100;0)" office:value-type="float" office:value="6" calcext:value-type="float">
            <text:p>6</text:p>
          </table:table-cell>
          <table:table-cell table:formula="of:=MAX((100-MAX([.V$5]+MIN([.$G76];0);0))*INT(([.$K76]-[.AK76])*[.$J76])/100;0)" office:value-type="float" office:value="18.9" calcext:value-type="float">
            <text:p>19</text:p>
          </table:table-cell>
          <table:table-cell table:formula="of:=MAX((100-MAX([.W$5]+MIN([.$G76];0);0))*INT(([.$K76]-[.AL76])*[.$J76])/100;0)" office:value-type="float" office:value="22.95" calcext:value-type="float">
            <text:p>23</text:p>
          </table:table-cell>
          <table:table-cell table:formula="of:=MAX((100-MAX([.X$5]+MIN([.$G76];0);0))*INT(([.$K76]-[.AM76])*[.$J76])/100;0)" office:value-type="float" office:value="14.4" calcext:value-type="float">
            <text:p>14</text:p>
          </table:table-cell>
          <table:table-cell table:number-columns-repeated="3"/>
          <table:table-cell table:formula="of:=MAX([.M$4]*IF([.$E76];0.2;1)*(100+[.$G76]*IF([.$G76]&gt;0;[.$C$1];[.$C$2]))/100; 0)" office:value-type="float" office:value="0" calcext:value-type="float">
            <text:p>0</text:p>
          </table:table-cell>
          <table:table-cell table:formula="of:=MAX([.N$4]*IF([.$E76];0.2;1)*(100+[.$G76]*IF([.$G76]&gt;0;[.$C$1];[.$C$2]))/100; 0)" office:value-type="float" office:value="0" calcext:value-type="float">
            <text:p>0</text:p>
          </table:table-cell>
          <table:table-cell table:formula="of:=MAX([.O$4]*IF([.$E76];0.2;1)*(100+[.$G76]*IF([.$G76]&gt;0;[.$C$1];[.$C$2]))/100; 0)" office:value-type="float" office:value="1.8" calcext:value-type="float">
            <text:p>2</text:p>
          </table:table-cell>
          <table:table-cell table:formula="of:=MAX([.P$4]*IF([.$E76];0.2;1)*(100+[.$G76]*IF([.$G76]&gt;0;[.$C$1];[.$C$2]))/100; 0)" office:value-type="float" office:value="3.6" calcext:value-type="float">
            <text:p>4</text:p>
          </table:table-cell>
          <table:table-cell table:formula="of:=MAX([.Q$4]*IF([.$E76];0.2;1)*(100+[.$G76]*IF([.$G76]&gt;0;[.$C$1];[.$C$2]))/100; 0)" office:value-type="float" office:value="4.5" calcext:value-type="float">
            <text:p>5</text:p>
          </table:table-cell>
          <table:table-cell table:formula="of:=MAX([.R$4]*IF([.$E76];0.2;1)*(100+[.$G76]*IF([.$G76]&gt;0;[.$C$1];[.$C$2]))/100; 0)" office:value-type="float" office:value="7.2" calcext:value-type="float">
            <text:p>7</text:p>
          </table:table-cell>
          <table:table-cell table:formula="of:=MAX([.S$4]*IF([.$E76];0.2;1)*(100+[.$G76]*IF([.$G76]&gt;0;[.$C$1];[.$C$2]))/100; 0)" office:value-type="float" office:value="10.8" calcext:value-type="float">
            <text:p>11</text:p>
          </table:table-cell>
          <table:table-cell table:formula="of:=MAX([.T$4]*IF([.$E76];0.2;1)*(100+[.$G76]*IF([.$G76]&gt;0;[.$C$1];[.$C$2]))/100; 0)" office:value-type="float" office:value="13.5" calcext:value-type="float">
            <text:p>14</text:p>
          </table:table-cell>
          <table:table-cell table:formula="of:=MAX([.U$4]*IF([.$E76];0.2;1)*(100+[.$G76]*IF([.$G76]&gt;0;[.$C$1];[.$C$2]))/100; 0)" office:value-type="float" office:value="18" calcext:value-type="float">
            <text:p>18</text:p>
          </table:table-cell>
          <table:table-cell table:formula="of:=MAX([.V$4]*IF([.$E76];0.2;1)*(100+[.$G76]*IF([.$G76]&gt;0;[.$C$1];[.$C$2]))/100; 0)" office:value-type="float" office:value="5.4" calcext:value-type="float">
            <text:p>5</text:p>
          </table:table-cell>
          <table:table-cell table:formula="of:=MAX([.W$4]*IF([.$E76];0.2;1)*(100+[.$G76]*IF([.$G76]&gt;0;[.$C$1];[.$C$2]))/100; 0)" office:value-type="float" office:value="5.4" calcext:value-type="float">
            <text:p>5</text:p>
          </table:table-cell>
          <table:table-cell table:formula="of:=MAX([.X$4]*IF([.$E76];0.2;1)*(100+[.$G76]*IF([.$G76]&gt;0;[.$C$1];[.$C$2]))/100; 0)" office:value-type="float" office:value="9" calcext:value-type="float">
            <text:p>9</text:p>
          </table:table-cell>
          <table:table-cell table:formula="of:=MAX([.Y$4]*IF([.$E76];0.2;1)*(100+[.$G76]*IF([.$G76]&gt;0;[.$C$1];[.$C$2]))/100; 0)" office:value-type="float" office:value="0" calcext:value-type="float">
            <text:p>0</text:p>
          </table:table-cell>
          <table:table-cell table:formula="of:=MAX([.Z$4]*IF([.$E76];0.2;1)*(100+[.$G76]*IF([.$G76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OKUP([.$B77];[$'EcCo ammo'.$A$6:$'EcCo ammo'.$A$37];[$'EcCo ammo'.F$6:$'EcCo ammo'.F$37])" office:value-type="float" office:value="0" calcext:value-type="float">
            <text:p>0</text:p>
          </table:table-cell>
          <table:table-cell table:formula="of:=FLOOR(LOOKUP([.$B77];[$'EcCo ammo'.$A$6:$'EcCo ammo'.$A$37];[$'EcCo ammo'.G$6:$'EcCo ammo'.G$37]))" office:value-type="float" office:value="10" calcext:value-type="float">
            <text:p>10</text:p>
          </table:table-cell>
          <table:table-cell table:formula="of:=LOOKUP([.$B77];[$'EcCo ammo'.$A$6:$'EcCo ammo'.$A$37];[$'EcCo ammo'.I$6:$'EcCo ammo'.I$37])" office:value-type="float" office:value="1" calcext:value-type="float">
            <text:p>1</text:p>
          </table:table-cell>
          <table:table-cell table:formula="of:=LOOKUP([.$B77];[$'EcCo ammo'.$A$6:$'EcCo ammo'.$A$37];[$'EcCo ammo'.J$6:$'EcCo ammo'.J$37])" office:value-type="float" office:value="1" calcext:value-type="float">
            <text:p>1</text:p>
          </table:table-cell>
          <table:table-cell table:formula="of:=[.H77]/[.I77]" office:value-type="float" office:value="1" calcext:value-type="float">
            <text:p>1.00</text:p>
          </table:table-cell>
          <table:table-cell table:formula="of:=ROUND(AVERAGE([.C77];[.D77]))" office:value-type="float" office:value="8" calcext:value-type="float">
            <text:p>8</text:p>
          </table:table-cell>
          <table:table-cell/>
          <table:table-cell table:formula="of:=MAX((100-MAX([.M$5]+MIN([.$G77];0);0))*INT(([.$K77]-[.AB77])*[.$J77])/100;0)" office:value-type="float" office:value="8" calcext:value-type="float">
            <text:p>8</text:p>
          </table:table-cell>
          <table:table-cell table:formula="of:=MAX((100-MAX([.N$5]+MIN([.$G77];0);0))*INT(([.$K77]-[.AC77])*[.$J77])/100;0)" office:value-type="float" office:value="6.4" calcext:value-type="float">
            <text:p>6</text:p>
          </table:table-cell>
          <table:table-cell table:formula="of:=MAX((100-MAX([.O$5]+MIN([.$G77];0);0))*INT(([.$K77]-[.AD77])*[.$J77])/100;0)" office:value-type="float" office:value="4.5" calcext:value-type="float">
            <text:p>5</text:p>
          </table:table-cell>
          <table:table-cell table:formula="of:=MAX((100-MAX([.P$5]+MIN([.$G77];0);0))*INT(([.$K77]-[.AE77])*[.$J77])/100;0)" office:value-type="float" office:value="2.8" calcext:value-type="float">
            <text:p>3</text:p>
          </table:table-cell>
          <table:table-cell table:formula="of:=MAX((100-MAX([.Q$5]+MIN([.$G77];0);0))*INT(([.$K77]-[.AF77])*[.$J77])/100;0)" office:value-type="float" office:value="1.8" calcext:value-type="float">
            <text:p>2</text:p>
          </table:table-cell>
          <table:table-cell table:formula="of:=MAX((100-MAX([.R$5]+MIN([.$G77];0);0))*INT(([.$K77]-[.AG77])*[.$J77])/100;0)" office:value-type="float" office:value="0" calcext:value-type="float">
            <text:p>0</text:p>
          </table:table-cell>
          <table:table-cell table:formula="of:=MAX((100-MAX([.S$5]+MIN([.$G77];0);0))*INT(([.$K77]-[.AH77])*[.$J77])/100;0)" office:value-type="float" office:value="0" calcext:value-type="float">
            <text:p>0</text:p>
          </table:table-cell>
          <table:table-cell table:formula="of:=MAX((100-MAX([.T$5]+MIN([.$G77];0);0))*INT(([.$K77]-[.AI77])*[.$J77])/100;0)" office:value-type="float" office:value="0" calcext:value-type="float">
            <text:p>0</text:p>
          </table:table-cell>
          <table:table-cell table:formula="of:=MAX((100-MAX([.U$5]+MIN([.$G77];0);0))*INT(([.$K77]-[.AJ77])*[.$J77])/100;0)" office:value-type="float" office:value="0" calcext:value-type="float">
            <text:p>0</text:p>
          </table:table-cell>
          <table:table-cell table:formula="of:=MAX((100-MAX([.V$5]+MIN([.$G77];0);0))*INT(([.$K77]-[.AK77])*[.$J77])/100;0)" office:value-type="float" office:value="1.2" calcext:value-type="float">
            <text:p>1</text:p>
          </table:table-cell>
          <table:table-cell table:formula="of:=MAX((100-MAX([.W$5]+MIN([.$G77];0);0))*INT(([.$K77]-[.AL77])*[.$J77])/100;0)" office:value-type="float" office:value="1.5" calcext:value-type="float">
            <text:p>2</text:p>
          </table:table-cell>
          <table:table-cell table:formula="of:=MAX((100-MAX([.X$5]+MIN([.$G77];0);0))*INT(([.$K77]-[.AM77])*[.$J77])/100;0)" office:value-type="float" office:value="0" calcext:value-type="float">
            <text:p>0</text:p>
          </table:table-cell>
          <table:table-cell table:number-columns-repeated="3"/>
          <table:table-cell table:formula="of:=MAX([.M$4]*IF([.$E77];0.2;1)*(100+[.$G77]*IF([.$G77]&gt;0;[.$C$1];[.$C$2]))/100; 0)" office:value-type="float" office:value="0" calcext:value-type="float">
            <text:p>0</text:p>
          </table:table-cell>
          <table:table-cell table:formula="of:=MAX([.N$4]*IF([.$E77];0.2;1)*(100+[.$G77]*IF([.$G77]&gt;0;[.$C$1];[.$C$2]))/100; 0)" office:value-type="float" office:value="0" calcext:value-type="float">
            <text:p>0</text:p>
          </table:table-cell>
          <table:table-cell table:formula="of:=MAX([.O$4]*IF([.$E77];0.2;1)*(100+[.$G77]*IF([.$G77]&gt;0;[.$C$1];[.$C$2]))/100; 0)" office:value-type="float" office:value="2" calcext:value-type="float">
            <text:p>2</text:p>
          </table:table-cell>
          <table:table-cell table:formula="of:=MAX([.P$4]*IF([.$E77];0.2;1)*(100+[.$G77]*IF([.$G77]&gt;0;[.$C$1];[.$C$2]))/100; 0)" office:value-type="float" office:value="4" calcext:value-type="float">
            <text:p>4</text:p>
          </table:table-cell>
          <table:table-cell table:formula="of:=MAX([.Q$4]*IF([.$E77];0.2;1)*(100+[.$G77]*IF([.$G77]&gt;0;[.$C$1];[.$C$2]))/100; 0)" office:value-type="float" office:value="5" calcext:value-type="float">
            <text:p>5</text:p>
          </table:table-cell>
          <table:table-cell table:formula="of:=MAX([.R$4]*IF([.$E77];0.2;1)*(100+[.$G77]*IF([.$G77]&gt;0;[.$C$1];[.$C$2]))/100; 0)" office:value-type="float" office:value="8" calcext:value-type="float">
            <text:p>8</text:p>
          </table:table-cell>
          <table:table-cell table:formula="of:=MAX([.S$4]*IF([.$E77];0.2;1)*(100+[.$G77]*IF([.$G77]&gt;0;[.$C$1];[.$C$2]))/100; 0)" office:value-type="float" office:value="12" calcext:value-type="float">
            <text:p>12</text:p>
          </table:table-cell>
          <table:table-cell table:formula="of:=MAX([.T$4]*IF([.$E77];0.2;1)*(100+[.$G77]*IF([.$G77]&gt;0;[.$C$1];[.$C$2]))/100; 0)" office:value-type="float" office:value="15" calcext:value-type="float">
            <text:p>15</text:p>
          </table:table-cell>
          <table:table-cell table:formula="of:=MAX([.U$4]*IF([.$E77];0.2;1)*(100+[.$G77]*IF([.$G77]&gt;0;[.$C$1];[.$C$2]))/100; 0)" office:value-type="float" office:value="20" calcext:value-type="float">
            <text:p>20</text:p>
          </table:table-cell>
          <table:table-cell table:formula="of:=MAX([.V$4]*IF([.$E77];0.2;1)*(100+[.$G77]*IF([.$G77]&gt;0;[.$C$1];[.$C$2]))/100; 0)" office:value-type="float" office:value="6" calcext:value-type="float">
            <text:p>6</text:p>
          </table:table-cell>
          <table:table-cell table:formula="of:=MAX([.W$4]*IF([.$E77];0.2;1)*(100+[.$G77]*IF([.$G77]&gt;0;[.$C$1];[.$C$2]))/100; 0)" office:value-type="float" office:value="6" calcext:value-type="float">
            <text:p>6</text:p>
          </table:table-cell>
          <table:table-cell table:formula="of:=MAX([.X$4]*IF([.$E77];0.2;1)*(100+[.$G77]*IF([.$G77]&gt;0;[.$C$1];[.$C$2]))/100; 0)" office:value-type="float" office:value="10" calcext:value-type="float">
            <text:p>10</text:p>
          </table:table-cell>
          <table:table-cell table:formula="of:=MAX([.Y$4]*IF([.$E77];0.2;1)*(100+[.$G77]*IF([.$G77]&gt;0;[.$C$1];[.$C$2]))/100; 0)" office:value-type="float" office:value="0" calcext:value-type="float">
            <text:p>0</text:p>
          </table:table-cell>
          <table:table-cell table:formula="of:=MAX([.Z$4]*IF([.$E77];0.2;1)*(100+[.$G77]*IF([.$G77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A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OKUP([.$B78];[$'EcCo ammo'.$A$6:$'EcCo ammo'.$A$37];[$'EcCo ammo'.F$6:$'EcCo ammo'.F$37])" office:value-type="float" office:value="0" calcext:value-type="float">
            <text:p>0</text:p>
          </table:table-cell>
          <table:table-cell table:formula="of:=FLOOR(LOOKUP([.$B78];[$'EcCo ammo'.$A$6:$'EcCo ammo'.$A$37];[$'EcCo ammo'.G$6:$'EcCo ammo'.G$37]))" office:value-type="float" office:value="-20" calcext:value-type="float">
            <text:p>-20</text:p>
          </table:table-cell>
          <table:table-cell table:formula="of:=LOOKUP([.$B78];[$'EcCo ammo'.$A$6:$'EcCo ammo'.$A$37];[$'EcCo ammo'.I$6:$'EcCo ammo'.I$37])" office:value-type="float" office:value="1" calcext:value-type="float">
            <text:p>1</text:p>
          </table:table-cell>
          <table:table-cell table:formula="of:=LOOKUP([.$B78];[$'EcCo ammo'.$A$6:$'EcCo ammo'.$A$37];[$'EcCo ammo'.J$6:$'EcCo ammo'.J$37])" office:value-type="float" office:value="1" calcext:value-type="float">
            <text:p>1</text:p>
          </table:table-cell>
          <table:table-cell table:formula="of:=[.H78]/[.I78]" office:value-type="float" office:value="1" calcext:value-type="float">
            <text:p>1.00</text:p>
          </table:table-cell>
          <table:table-cell table:formula="of:=ROUND(AVERAGE([.C78];[.D78]))" office:value-type="float" office:value="8" calcext:value-type="float">
            <text:p>8</text:p>
          </table:table-cell>
          <table:table-cell/>
          <table:table-cell table:formula="of:=MAX((100-MAX([.M$5]+MIN([.$G78];0);0))*INT(([.$K78]-[.AB78])*[.$J78])/100;0)" office:value-type="float" office:value="8" calcext:value-type="float">
            <text:p>8</text:p>
          </table:table-cell>
          <table:table-cell table:formula="of:=MAX((100-MAX([.N$5]+MIN([.$G78];0);0))*INT(([.$K78]-[.AC78])*[.$J78])/100;0)" office:value-type="float" office:value="8" calcext:value-type="float">
            <text:p>8</text:p>
          </table:table-cell>
          <table:table-cell table:formula="of:=MAX((100-MAX([.O$5]+MIN([.$G78];0);0))*INT(([.$K78]-[.AD78])*[.$J78])/100;0)" office:value-type="float" office:value="5.7" calcext:value-type="float">
            <text:p>6</text:p>
          </table:table-cell>
          <table:table-cell table:formula="of:=MAX((100-MAX([.P$5]+MIN([.$G78];0);0))*INT(([.$K78]-[.AE78])*[.$J78])/100;0)" office:value-type="float" office:value="3.6" calcext:value-type="float">
            <text:p>4</text:p>
          </table:table-cell>
          <table:table-cell table:formula="of:=MAX((100-MAX([.Q$5]+MIN([.$G78];0);0))*INT(([.$K78]-[.AF78])*[.$J78])/100;0)" office:value-type="float" office:value="3.2" calcext:value-type="float">
            <text:p>3</text:p>
          </table:table-cell>
          <table:table-cell table:formula="of:=MAX((100-MAX([.R$5]+MIN([.$G78];0);0))*INT(([.$K78]-[.AG78])*[.$J78])/100;0)" office:value-type="float" office:value="0.8" calcext:value-type="float">
            <text:p>1</text:p>
          </table:table-cell>
          <table:table-cell table:formula="of:=MAX((100-MAX([.S$5]+MIN([.$G78];0);0))*INT(([.$K78]-[.AH78])*[.$J78])/100;0)" office:value-type="float" office:value="0" calcext:value-type="float">
            <text:p>0</text:p>
          </table:table-cell>
          <table:table-cell table:formula="of:=MAX((100-MAX([.T$5]+MIN([.$G78];0);0))*INT(([.$K78]-[.AI78])*[.$J78])/100;0)" office:value-type="float" office:value="0" calcext:value-type="float">
            <text:p>0</text:p>
          </table:table-cell>
          <table:table-cell table:formula="of:=MAX((100-MAX([.U$5]+MIN([.$G78];0);0))*INT(([.$K78]-[.AJ78])*[.$J78])/100;0)" office:value-type="float" office:value="0" calcext:value-type="float">
            <text:p>0</text:p>
          </table:table-cell>
          <table:table-cell table:formula="of:=MAX((100-MAX([.V$5]+MIN([.$G78];0);0))*INT(([.$K78]-[.AK78])*[.$J78])/100;0)" office:value-type="float" office:value="2.4" calcext:value-type="float">
            <text:p>2</text:p>
          </table:table-cell>
          <table:table-cell table:formula="of:=MAX((100-MAX([.W$5]+MIN([.$G78];0);0))*INT(([.$K78]-[.AL78])*[.$J78])/100;0)" office:value-type="float" office:value="2.85" calcext:value-type="float">
            <text:p>3</text:p>
          </table:table-cell>
          <table:table-cell table:formula="of:=MAX((100-MAX([.X$5]+MIN([.$G78];0);0))*INT(([.$K78]-[.AM78])*[.$J78])/100;0)" office:value-type="float" office:value="0" calcext:value-type="float">
            <text:p>0</text:p>
          </table:table-cell>
          <table:table-cell table:number-columns-repeated="3"/>
          <table:table-cell table:formula="of:=MAX([.M$4]*IF([.$E78];0.2;1)*(100+[.$G78]*IF([.$G78]&gt;0;[.$C$1];[.$C$2]))/100; 0)" office:value-type="float" office:value="0" calcext:value-type="float">
            <text:p>0</text:p>
          </table:table-cell>
          <table:table-cell table:formula="of:=MAX([.N$4]*IF([.$E78];0.2;1)*(100+[.$G78]*IF([.$G78]&gt;0;[.$C$1];[.$C$2]))/100; 0)" office:value-type="float" office:value="0" calcext:value-type="float">
            <text:p>0</text:p>
          </table:table-cell>
          <table:table-cell table:formula="of:=MAX([.O$4]*IF([.$E78];0.2;1)*(100+[.$G78]*IF([.$G78]&gt;0;[.$C$1];[.$C$2]))/100; 0)" office:value-type="float" office:value="1.6" calcext:value-type="float">
            <text:p>2</text:p>
          </table:table-cell>
          <table:table-cell table:formula="of:=MAX([.P$4]*IF([.$E78];0.2;1)*(100+[.$G78]*IF([.$G78]&gt;0;[.$C$1];[.$C$2]))/100; 0)" office:value-type="float" office:value="3.2" calcext:value-type="float">
            <text:p>3</text:p>
          </table:table-cell>
          <table:table-cell table:formula="of:=MAX([.Q$4]*IF([.$E78];0.2;1)*(100+[.$G78]*IF([.$G78]&gt;0;[.$C$1];[.$C$2]))/100; 0)" office:value-type="float" office:value="4" calcext:value-type="float">
            <text:p>4</text:p>
          </table:table-cell>
          <table:table-cell table:formula="of:=MAX([.R$4]*IF([.$E78];0.2;1)*(100+[.$G78]*IF([.$G78]&gt;0;[.$C$1];[.$C$2]))/100; 0)" office:value-type="float" office:value="6.4" calcext:value-type="float">
            <text:p>6</text:p>
          </table:table-cell>
          <table:table-cell table:formula="of:=MAX([.S$4]*IF([.$E78];0.2;1)*(100+[.$G78]*IF([.$G78]&gt;0;[.$C$1];[.$C$2]))/100; 0)" office:value-type="float" office:value="9.6" calcext:value-type="float">
            <text:p>10</text:p>
          </table:table-cell>
          <table:table-cell table:formula="of:=MAX([.T$4]*IF([.$E78];0.2;1)*(100+[.$G78]*IF([.$G78]&gt;0;[.$C$1];[.$C$2]))/100; 0)" office:value-type="float" office:value="12" calcext:value-type="float">
            <text:p>12</text:p>
          </table:table-cell>
          <table:table-cell table:formula="of:=MAX([.U$4]*IF([.$E78];0.2;1)*(100+[.$G78]*IF([.$G78]&gt;0;[.$C$1];[.$C$2]))/100; 0)" office:value-type="float" office:value="16" calcext:value-type="float">
            <text:p>16</text:p>
          </table:table-cell>
          <table:table-cell table:formula="of:=MAX([.V$4]*IF([.$E78];0.2;1)*(100+[.$G78]*IF([.$G78]&gt;0;[.$C$1];[.$C$2]))/100; 0)" office:value-type="float" office:value="4.8" calcext:value-type="float">
            <text:p>5</text:p>
          </table:table-cell>
          <table:table-cell table:formula="of:=MAX([.W$4]*IF([.$E78];0.2;1)*(100+[.$G78]*IF([.$G78]&gt;0;[.$C$1];[.$C$2]))/100; 0)" office:value-type="float" office:value="4.8" calcext:value-type="float">
            <text:p>5</text:p>
          </table:table-cell>
          <table:table-cell table:formula="of:=MAX([.X$4]*IF([.$E78];0.2;1)*(100+[.$G78]*IF([.$G78]&gt;0;[.$C$1];[.$C$2]))/100; 0)" office:value-type="float" office:value="8" calcext:value-type="float">
            <text:p>8</text:p>
          </table:table-cell>
          <table:table-cell table:formula="of:=MAX([.Y$4]*IF([.$E78];0.2;1)*(100+[.$G78]*IF([.$G78]&gt;0;[.$C$1];[.$C$2]))/100; 0)" office:value-type="float" office:value="0" calcext:value-type="float">
            <text:p>0</text:p>
          </table:table-cell>
          <table:table-cell table:formula="of:=MAX([.Z$4]*IF([.$E78];0.2;1)*(100+[.$G78]*IF([.$G78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79];[$'EcCo ammo'.$A$6:$'EcCo ammo'.$A$37];[$'EcCo ammo'.F$6:$'EcCo ammo'.F$37])" office:value-type="float" office:value="0" calcext:value-type="float">
            <text:p>0</text:p>
          </table:table-cell>
          <table:table-cell table:formula="of:=FLOOR(LOOKUP([.$B79];[$'EcCo ammo'.$A$6:$'EcCo ammo'.$A$37];[$'EcCo ammo'.G$6:$'EcCo ammo'.G$37]))" office:value-type="float" office:value="10" calcext:value-type="float">
            <text:p>10</text:p>
          </table:table-cell>
          <table:table-cell table:formula="of:=LOOKUP([.$B79];[$'EcCo ammo'.$A$6:$'EcCo ammo'.$A$37];[$'EcCo ammo'.I$6:$'EcCo ammo'.I$37])" office:value-type="float" office:value="1" calcext:value-type="float">
            <text:p>1</text:p>
          </table:table-cell>
          <table:table-cell table:formula="of:=LOOKUP([.$B79];[$'EcCo ammo'.$A$6:$'EcCo ammo'.$A$37];[$'EcCo ammo'.J$6:$'EcCo ammo'.J$37])" office:value-type="float" office:value="1" calcext:value-type="float">
            <text:p>1</text:p>
          </table:table-cell>
          <table:table-cell table:formula="of:=[.H79]/[.I79]" office:value-type="float" office:value="1" calcext:value-type="float">
            <text:p>1.00</text:p>
          </table:table-cell>
          <table:table-cell table:formula="of:=ROUND(AVERAGE([.C79];[.D79]))" office:value-type="float" office:value="13" calcext:value-type="float">
            <text:p>13</text:p>
          </table:table-cell>
          <table:table-cell/>
          <table:table-cell table:formula="of:=MAX((100-MAX([.M$5]+MIN([.$G79];0);0))*INT(([.$K79]-[.AB79])*[.$J79])/100;0)" office:value-type="float" office:value="13" calcext:value-type="float">
            <text:p>13</text:p>
          </table:table-cell>
          <table:table-cell table:formula="of:=MAX((100-MAX([.N$5]+MIN([.$G79];0);0))*INT(([.$K79]-[.AC79])*[.$J79])/100;0)" office:value-type="float" office:value="10.4" calcext:value-type="float">
            <text:p>10</text:p>
          </table:table-cell>
          <table:table-cell table:formula="of:=MAX((100-MAX([.O$5]+MIN([.$G79];0);0))*INT(([.$K79]-[.AD79])*[.$J79])/100;0)" office:value-type="float" office:value="8.25" calcext:value-type="float">
            <text:p>8</text:p>
          </table:table-cell>
          <table:table-cell table:formula="of:=MAX((100-MAX([.P$5]+MIN([.$G79];0);0))*INT(([.$K79]-[.AE79])*[.$J79])/100;0)" office:value-type="float" office:value="6.3" calcext:value-type="float">
            <text:p>6</text:p>
          </table:table-cell>
          <table:table-cell table:formula="of:=MAX((100-MAX([.Q$5]+MIN([.$G79];0);0))*INT(([.$K79]-[.AF79])*[.$J79])/100;0)" office:value-type="float" office:value="4.8" calcext:value-type="float">
            <text:p>5</text:p>
          </table:table-cell>
          <table:table-cell table:formula="of:=MAX((100-MAX([.R$5]+MIN([.$G79];0);0))*INT(([.$K79]-[.AG79])*[.$J79])/100;0)" office:value-type="float" office:value="3" calcext:value-type="float">
            <text:p>3</text:p>
          </table:table-cell>
          <table:table-cell table:formula="of:=MAX((100-MAX([.S$5]+MIN([.$G79];0);0))*INT(([.$K79]-[.AH79])*[.$J79])/100;0)" office:value-type="float" office:value="0.6" calcext:value-type="float">
            <text:p>1</text:p>
          </table:table-cell>
          <table:table-cell table:formula="of:=MAX((100-MAX([.T$5]+MIN([.$G79];0);0))*INT(([.$K79]-[.AI79])*[.$J79])/100;0)" office:value-type="float" office:value="0" calcext:value-type="float">
            <text:p>0</text:p>
          </table:table-cell>
          <table:table-cell table:formula="of:=MAX((100-MAX([.U$5]+MIN([.$G79];0);0))*INT(([.$K79]-[.AJ79])*[.$J79])/100;0)" office:value-type="float" office:value="0" calcext:value-type="float">
            <text:p>0</text:p>
          </table:table-cell>
          <table:table-cell table:formula="of:=MAX((100-MAX([.V$5]+MIN([.$G79];0);0))*INT(([.$K79]-[.AK79])*[.$J79])/100;0)" office:value-type="float" office:value="4.2" calcext:value-type="float">
            <text:p>4</text:p>
          </table:table-cell>
          <table:table-cell table:formula="of:=MAX((100-MAX([.W$5]+MIN([.$G79];0);0))*INT(([.$K79]-[.AL79])*[.$J79])/100;0)" office:value-type="float" office:value="5.25" calcext:value-type="float">
            <text:p>5</text:p>
          </table:table-cell>
          <table:table-cell table:formula="of:=MAX((100-MAX([.X$5]+MIN([.$G79];0);0))*INT(([.$K79]-[.AM79])*[.$J79])/100;0)" office:value-type="float" office:value="1.5" calcext:value-type="float">
            <text:p>2</text:p>
          </table:table-cell>
          <table:table-cell table:number-columns-repeated="3"/>
          <table:table-cell table:formula="of:=MAX([.M$4]*IF([.$E79];0.2;1)*(100+[.$G79]*IF([.$G79]&gt;0;[.$C$1];[.$C$2]))/100; 0)" office:value-type="float" office:value="0" calcext:value-type="float">
            <text:p>0</text:p>
          </table:table-cell>
          <table:table-cell table:formula="of:=MAX([.N$4]*IF([.$E79];0.2;1)*(100+[.$G79]*IF([.$G79]&gt;0;[.$C$1];[.$C$2]))/100; 0)" office:value-type="float" office:value="0" calcext:value-type="float">
            <text:p>0</text:p>
          </table:table-cell>
          <table:table-cell table:formula="of:=MAX([.O$4]*IF([.$E79];0.2;1)*(100+[.$G79]*IF([.$G79]&gt;0;[.$C$1];[.$C$2]))/100; 0)" office:value-type="float" office:value="2" calcext:value-type="float">
            <text:p>2</text:p>
          </table:table-cell>
          <table:table-cell table:formula="of:=MAX([.P$4]*IF([.$E79];0.2;1)*(100+[.$G79]*IF([.$G79]&gt;0;[.$C$1];[.$C$2]))/100; 0)" office:value-type="float" office:value="4" calcext:value-type="float">
            <text:p>4</text:p>
          </table:table-cell>
          <table:table-cell table:formula="of:=MAX([.Q$4]*IF([.$E79];0.2;1)*(100+[.$G79]*IF([.$G79]&gt;0;[.$C$1];[.$C$2]))/100; 0)" office:value-type="float" office:value="5" calcext:value-type="float">
            <text:p>5</text:p>
          </table:table-cell>
          <table:table-cell table:formula="of:=MAX([.R$4]*IF([.$E79];0.2;1)*(100+[.$G79]*IF([.$G79]&gt;0;[.$C$1];[.$C$2]))/100; 0)" office:value-type="float" office:value="8" calcext:value-type="float">
            <text:p>8</text:p>
          </table:table-cell>
          <table:table-cell table:formula="of:=MAX([.S$4]*IF([.$E79];0.2;1)*(100+[.$G79]*IF([.$G79]&gt;0;[.$C$1];[.$C$2]))/100; 0)" office:value-type="float" office:value="12" calcext:value-type="float">
            <text:p>12</text:p>
          </table:table-cell>
          <table:table-cell table:formula="of:=MAX([.T$4]*IF([.$E79];0.2;1)*(100+[.$G79]*IF([.$G79]&gt;0;[.$C$1];[.$C$2]))/100; 0)" office:value-type="float" office:value="15" calcext:value-type="float">
            <text:p>15</text:p>
          </table:table-cell>
          <table:table-cell table:formula="of:=MAX([.U$4]*IF([.$E79];0.2;1)*(100+[.$G79]*IF([.$G79]&gt;0;[.$C$1];[.$C$2]))/100; 0)" office:value-type="float" office:value="20" calcext:value-type="float">
            <text:p>20</text:p>
          </table:table-cell>
          <table:table-cell table:formula="of:=MAX([.V$4]*IF([.$E79];0.2;1)*(100+[.$G79]*IF([.$G79]&gt;0;[.$C$1];[.$C$2]))/100; 0)" office:value-type="float" office:value="6" calcext:value-type="float">
            <text:p>6</text:p>
          </table:table-cell>
          <table:table-cell table:formula="of:=MAX([.W$4]*IF([.$E79];0.2;1)*(100+[.$G79]*IF([.$G79]&gt;0;[.$C$1];[.$C$2]))/100; 0)" office:value-type="float" office:value="6" calcext:value-type="float">
            <text:p>6</text:p>
          </table:table-cell>
          <table:table-cell table:formula="of:=MAX([.X$4]*IF([.$E79];0.2;1)*(100+[.$G79]*IF([.$G79]&gt;0;[.$C$1];[.$C$2]))/100; 0)" office:value-type="float" office:value="10" calcext:value-type="float">
            <text:p>10</text:p>
          </table:table-cell>
          <table:table-cell table:formula="of:=MAX([.Y$4]*IF([.$E79];0.2;1)*(100+[.$G79]*IF([.$G79]&gt;0;[.$C$1];[.$C$2]))/100; 0)" office:value-type="float" office:value="0" calcext:value-type="float">
            <text:p>0</text:p>
          </table:table-cell>
          <table:table-cell table:formula="of:=MAX([.Z$4]*IF([.$E79];0.2;1)*(100+[.$G79]*IF([.$G79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80];[$'EcCo ammo'.$A$6:$'EcCo ammo'.$A$37];[$'EcCo ammo'.F$6:$'EcCo ammo'.F$37])" office:value-type="float" office:value="0" calcext:value-type="float">
            <text:p>0</text:p>
          </table:table-cell>
          <table:table-cell table:formula="of:=FLOOR(LOOKUP([.$B80];[$'EcCo ammo'.$A$6:$'EcCo ammo'.$A$37];[$'EcCo ammo'.G$6:$'EcCo ammo'.G$37]))" office:value-type="float" office:value="-20" calcext:value-type="float">
            <text:p>-20</text:p>
          </table:table-cell>
          <table:table-cell table:formula="of:=LOOKUP([.$B80];[$'EcCo ammo'.$A$6:$'EcCo ammo'.$A$37];[$'EcCo ammo'.I$6:$'EcCo ammo'.I$37])" office:value-type="float" office:value="1" calcext:value-type="float">
            <text:p>1</text:p>
          </table:table-cell>
          <table:table-cell table:formula="of:=LOOKUP([.$B80];[$'EcCo ammo'.$A$6:$'EcCo ammo'.$A$37];[$'EcCo ammo'.J$6:$'EcCo ammo'.J$37])" office:value-type="float" office:value="1" calcext:value-type="float">
            <text:p>1</text:p>
          </table:table-cell>
          <table:table-cell table:formula="of:=[.H80]/[.I80]" office:value-type="float" office:value="1" calcext:value-type="float">
            <text:p>1.00</text:p>
          </table:table-cell>
          <table:table-cell table:formula="of:=ROUND(AVERAGE([.C80];[.D80]))" office:value-type="float" office:value="13" calcext:value-type="float">
            <text:p>13</text:p>
          </table:table-cell>
          <table:table-cell/>
          <table:table-cell table:formula="of:=MAX((100-MAX([.M$5]+MIN([.$G80];0);0))*INT(([.$K80]-[.AB80])*[.$J80])/100;0)" office:value-type="float" office:value="13" calcext:value-type="float">
            <text:p>13</text:p>
          </table:table-cell>
          <table:table-cell table:formula="of:=MAX((100-MAX([.N$5]+MIN([.$G80];0);0))*INT(([.$K80]-[.AC80])*[.$J80])/100;0)" office:value-type="float" office:value="13" calcext:value-type="float">
            <text:p>13</text:p>
          </table:table-cell>
          <table:table-cell table:formula="of:=MAX((100-MAX([.O$5]+MIN([.$G80];0);0))*INT(([.$K80]-[.AD80])*[.$J80])/100;0)" office:value-type="float" office:value="10.45" calcext:value-type="float">
            <text:p>10</text:p>
          </table:table-cell>
          <table:table-cell table:formula="of:=MAX((100-MAX([.P$5]+MIN([.$G80];0);0))*INT(([.$K80]-[.AE80])*[.$J80])/100;0)" office:value-type="float" office:value="8.1" calcext:value-type="float">
            <text:p>8</text:p>
          </table:table-cell>
          <table:table-cell table:formula="of:=MAX((100-MAX([.Q$5]+MIN([.$G80];0);0))*INT(([.$K80]-[.AF80])*[.$J80])/100;0)" office:value-type="float" office:value="7.2" calcext:value-type="float">
            <text:p>7</text:p>
          </table:table-cell>
          <table:table-cell table:formula="of:=MAX((100-MAX([.R$5]+MIN([.$G80];0);0))*INT(([.$K80]-[.AG80])*[.$J80])/100;0)" office:value-type="float" office:value="4.8" calcext:value-type="float">
            <text:p>5</text:p>
          </table:table-cell>
          <table:table-cell table:formula="of:=MAX((100-MAX([.S$5]+MIN([.$G80];0);0))*INT(([.$K80]-[.AH80])*[.$J80])/100;0)" office:value-type="float" office:value="2.4" calcext:value-type="float">
            <text:p>2</text:p>
          </table:table-cell>
          <table:table-cell table:formula="of:=MAX((100-MAX([.T$5]+MIN([.$G80];0);0))*INT(([.$K80]-[.AI80])*[.$J80])/100;0)" office:value-type="float" office:value="0.65" calcext:value-type="float">
            <text:p>1</text:p>
          </table:table-cell>
          <table:table-cell table:formula="of:=MAX((100-MAX([.U$5]+MIN([.$G80];0);0))*INT(([.$K80]-[.AJ80])*[.$J80])/100;0)" office:value-type="float" office:value="0" calcext:value-type="float">
            <text:p>0</text:p>
          </table:table-cell>
          <table:table-cell table:formula="of:=MAX((100-MAX([.V$5]+MIN([.$G80];0);0))*INT(([.$K80]-[.AK80])*[.$J80])/100;0)" office:value-type="float" office:value="6.4" calcext:value-type="float">
            <text:p>6</text:p>
          </table:table-cell>
          <table:table-cell table:formula="of:=MAX((100-MAX([.W$5]+MIN([.$G80];0);0))*INT(([.$K80]-[.AL80])*[.$J80])/100;0)" office:value-type="float" office:value="7.6" calcext:value-type="float">
            <text:p>8</text:p>
          </table:table-cell>
          <table:table-cell table:formula="of:=MAX((100-MAX([.X$5]+MIN([.$G80];0);0))*INT(([.$K80]-[.AM80])*[.$J80])/100;0)" office:value-type="float" office:value="3.5" calcext:value-type="float">
            <text:p>4</text:p>
          </table:table-cell>
          <table:table-cell table:number-columns-repeated="3"/>
          <table:table-cell table:formula="of:=MAX([.M$4]*IF([.$E80];0.2;1)*(100+[.$G80]*IF([.$G80]&gt;0;[.$C$1];[.$C$2]))/100; 0)" office:value-type="float" office:value="0" calcext:value-type="float">
            <text:p>0</text:p>
          </table:table-cell>
          <table:table-cell table:formula="of:=MAX([.N$4]*IF([.$E80];0.2;1)*(100+[.$G80]*IF([.$G80]&gt;0;[.$C$1];[.$C$2]))/100; 0)" office:value-type="float" office:value="0" calcext:value-type="float">
            <text:p>0</text:p>
          </table:table-cell>
          <table:table-cell table:formula="of:=MAX([.O$4]*IF([.$E80];0.2;1)*(100+[.$G80]*IF([.$G80]&gt;0;[.$C$1];[.$C$2]))/100; 0)" office:value-type="float" office:value="1.6" calcext:value-type="float">
            <text:p>2</text:p>
          </table:table-cell>
          <table:table-cell table:formula="of:=MAX([.P$4]*IF([.$E80];0.2;1)*(100+[.$G80]*IF([.$G80]&gt;0;[.$C$1];[.$C$2]))/100; 0)" office:value-type="float" office:value="3.2" calcext:value-type="float">
            <text:p>3</text:p>
          </table:table-cell>
          <table:table-cell table:formula="of:=MAX([.Q$4]*IF([.$E80];0.2;1)*(100+[.$G80]*IF([.$G80]&gt;0;[.$C$1];[.$C$2]))/100; 0)" office:value-type="float" office:value="4" calcext:value-type="float">
            <text:p>4</text:p>
          </table:table-cell>
          <table:table-cell table:formula="of:=MAX([.R$4]*IF([.$E80];0.2;1)*(100+[.$G80]*IF([.$G80]&gt;0;[.$C$1];[.$C$2]))/100; 0)" office:value-type="float" office:value="6.4" calcext:value-type="float">
            <text:p>6</text:p>
          </table:table-cell>
          <table:table-cell table:formula="of:=MAX([.S$4]*IF([.$E80];0.2;1)*(100+[.$G80]*IF([.$G80]&gt;0;[.$C$1];[.$C$2]))/100; 0)" office:value-type="float" office:value="9.6" calcext:value-type="float">
            <text:p>10</text:p>
          </table:table-cell>
          <table:table-cell table:formula="of:=MAX([.T$4]*IF([.$E80];0.2;1)*(100+[.$G80]*IF([.$G80]&gt;0;[.$C$1];[.$C$2]))/100; 0)" office:value-type="float" office:value="12" calcext:value-type="float">
            <text:p>12</text:p>
          </table:table-cell>
          <table:table-cell table:formula="of:=MAX([.U$4]*IF([.$E80];0.2;1)*(100+[.$G80]*IF([.$G80]&gt;0;[.$C$1];[.$C$2]))/100; 0)" office:value-type="float" office:value="16" calcext:value-type="float">
            <text:p>16</text:p>
          </table:table-cell>
          <table:table-cell table:formula="of:=MAX([.V$4]*IF([.$E80];0.2;1)*(100+[.$G80]*IF([.$G80]&gt;0;[.$C$1];[.$C$2]))/100; 0)" office:value-type="float" office:value="4.8" calcext:value-type="float">
            <text:p>5</text:p>
          </table:table-cell>
          <table:table-cell table:formula="of:=MAX([.W$4]*IF([.$E80];0.2;1)*(100+[.$G80]*IF([.$G80]&gt;0;[.$C$1];[.$C$2]))/100; 0)" office:value-type="float" office:value="4.8" calcext:value-type="float">
            <text:p>5</text:p>
          </table:table-cell>
          <table:table-cell table:formula="of:=MAX([.X$4]*IF([.$E80];0.2;1)*(100+[.$G80]*IF([.$G80]&gt;0;[.$C$1];[.$C$2]))/100; 0)" office:value-type="float" office:value="8" calcext:value-type="float">
            <text:p>8</text:p>
          </table:table-cell>
          <table:table-cell table:formula="of:=MAX([.Y$4]*IF([.$E80];0.2;1)*(100+[.$G80]*IF([.$G80]&gt;0;[.$C$1];[.$C$2]))/100; 0)" office:value-type="float" office:value="0" calcext:value-type="float">
            <text:p>0</text:p>
          </table:table-cell>
          <table:table-cell table:formula="of:=MAX([.Z$4]*IF([.$E80];0.2;1)*(100+[.$G80]*IF([.$G80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LOOKUP([.$B81];[$'EcCo ammo'.$A$6:$'EcCo ammo'.$A$37];[$'EcCo ammo'.F$6:$'EcCo ammo'.F$37])" office:value-type="float" office:value="0" calcext:value-type="float">
            <text:p>0</text:p>
          </table:table-cell>
          <table:table-cell table:formula="of:=FLOOR(LOOKUP([.$B81];[$'EcCo ammo'.$A$6:$'EcCo ammo'.$A$37];[$'EcCo ammo'.G$6:$'EcCo ammo'.G$37]))" office:value-type="float" office:value="0" calcext:value-type="float">
            <text:p>0</text:p>
          </table:table-cell>
          <table:table-cell table:formula="of:=LOOKUP([.$B81];[$'EcCo ammo'.$A$6:$'EcCo ammo'.$A$37];[$'EcCo ammo'.I$6:$'EcCo ammo'.I$37])" office:value-type="float" office:value="1" calcext:value-type="float">
            <text:p>1</text:p>
          </table:table-cell>
          <table:table-cell table:formula="of:=LOOKUP([.$B81];[$'EcCo ammo'.$A$6:$'EcCo ammo'.$A$37];[$'EcCo ammo'.J$6:$'EcCo ammo'.J$37])" office:value-type="float" office:value="1" calcext:value-type="float">
            <text:p>1</text:p>
          </table:table-cell>
          <table:table-cell table:formula="of:=[.H81]/[.I81]" office:value-type="float" office:value="1" calcext:value-type="float">
            <text:p>1.00</text:p>
          </table:table-cell>
          <table:table-cell table:formula="of:=ROUND(AVERAGE([.C81];[.D81]))" office:value-type="float" office:value="18" calcext:value-type="float">
            <text:p>18</text:p>
          </table:table-cell>
          <table:table-cell/>
          <table:table-cell table:formula="of:=MAX((100-MAX([.M$5]+MIN([.$G81];0);0))*INT(([.$K81]-[.AB81])*[.$J81])/100;0)" office:value-type="float" office:value="18" calcext:value-type="float">
            <text:p>18</text:p>
          </table:table-cell>
          <table:table-cell table:formula="of:=MAX((100-MAX([.N$5]+MIN([.$G81];0);0))*INT(([.$K81]-[.AC81])*[.$J81])/100;0)" office:value-type="float" office:value="14.4" calcext:value-type="float">
            <text:p>14</text:p>
          </table:table-cell>
          <table:table-cell table:formula="of:=MAX((100-MAX([.O$5]+MIN([.$G81];0);0))*INT(([.$K81]-[.AD81])*[.$J81])/100;0)" office:value-type="float" office:value="12.75" calcext:value-type="float">
            <text:p>13</text:p>
          </table:table-cell>
          <table:table-cell table:formula="of:=MAX((100-MAX([.P$5]+MIN([.$G81];0);0))*INT(([.$K81]-[.AE81])*[.$J81])/100;0)" office:value-type="float" office:value="11.9" calcext:value-type="float">
            <text:p>12</text:p>
          </table:table-cell>
          <table:table-cell table:formula="of:=MAX((100-MAX([.Q$5]+MIN([.$G81];0);0))*INT(([.$K81]-[.AF81])*[.$J81])/100;0)" office:value-type="float" office:value="10.2" calcext:value-type="float">
            <text:p>10</text:p>
          </table:table-cell>
          <table:table-cell table:formula="of:=MAX((100-MAX([.R$5]+MIN([.$G81];0);0))*INT(([.$K81]-[.AG81])*[.$J81])/100;0)" office:value-type="float" office:value="9.6" calcext:value-type="float">
            <text:p>10</text:p>
          </table:table-cell>
          <table:table-cell table:formula="of:=MAX((100-MAX([.S$5]+MIN([.$G81];0);0))*INT(([.$K81]-[.AH81])*[.$J81])/100;0)" office:value-type="float" office:value="9" calcext:value-type="float">
            <text:p>9</text:p>
          </table:table-cell>
          <table:table-cell table:formula="of:=MAX((100-MAX([.T$5]+MIN([.$G81];0);0))*INT(([.$K81]-[.AI81])*[.$J81])/100;0)" office:value-type="float" office:value="6.75" calcext:value-type="float">
            <text:p>7</text:p>
          </table:table-cell>
          <table:table-cell table:formula="of:=MAX((100-MAX([.U$5]+MIN([.$G81];0);0))*INT(([.$K81]-[.AJ81])*[.$J81])/100;0)" office:value-type="float" office:value="4.2" calcext:value-type="float">
            <text:p>4</text:p>
          </table:table-cell>
          <table:table-cell table:formula="of:=MAX((100-MAX([.V$5]+MIN([.$G81];0);0))*INT(([.$K81]-[.AK81])*[.$J81])/100;0)" office:value-type="float" office:value="9.6" calcext:value-type="float">
            <text:p>10</text:p>
          </table:table-cell>
          <table:table-cell table:formula="of:=MAX((100-MAX([.W$5]+MIN([.$G81];0);0))*INT(([.$K81]-[.AL81])*[.$J81])/100;0)" office:value-type="float" office:value="12" calcext:value-type="float">
            <text:p>12</text:p>
          </table:table-cell>
          <table:table-cell table:formula="of:=MAX((100-MAX([.X$5]+MIN([.$G81];0);0))*INT(([.$K81]-[.AM81])*[.$J81])/100;0)" office:value-type="float" office:value="8" calcext:value-type="float">
            <text:p>8</text:p>
          </table:table-cell>
          <table:table-cell table:number-columns-repeated="3"/>
          <table:table-cell table:formula="of:=MAX([.M$4]*IF([.$E81];0.2;1)*(100+[.$G81]*IF([.$G81]&gt;0;[.$C$1];[.$C$2]))/100; 0)" office:value-type="float" office:value="0" calcext:value-type="float">
            <text:p>0</text:p>
          </table:table-cell>
          <table:table-cell table:formula="of:=MAX([.N$4]*IF([.$E81];0.2;1)*(100+[.$G81]*IF([.$G81]&gt;0;[.$C$1];[.$C$2]))/100; 0)" office:value-type="float" office:value="0" calcext:value-type="float">
            <text:p>0</text:p>
          </table:table-cell>
          <table:table-cell table:formula="of:=MAX([.O$4]*IF([.$E81];0.2;1)*(100+[.$G81]*IF([.$G81]&gt;0;[.$C$1];[.$C$2]))/100; 0)" office:value-type="float" office:value="0.4" calcext:value-type="float">
            <text:p>0</text:p>
          </table:table-cell>
          <table:table-cell table:formula="of:=MAX([.P$4]*IF([.$E81];0.2;1)*(100+[.$G81]*IF([.$G81]&gt;0;[.$C$1];[.$C$2]))/100; 0)" office:value-type="float" office:value="0.8" calcext:value-type="float">
            <text:p>1</text:p>
          </table:table-cell>
          <table:table-cell table:formula="of:=MAX([.Q$4]*IF([.$E81];0.2;1)*(100+[.$G81]*IF([.$G81]&gt;0;[.$C$1];[.$C$2]))/100; 0)" office:value-type="float" office:value="1" calcext:value-type="float">
            <text:p>1</text:p>
          </table:table-cell>
          <table:table-cell table:formula="of:=MAX([.R$4]*IF([.$E81];0.2;1)*(100+[.$G81]*IF([.$G81]&gt;0;[.$C$1];[.$C$2]))/100; 0)" office:value-type="float" office:value="1.6" calcext:value-type="float">
            <text:p>2</text:p>
          </table:table-cell>
          <table:table-cell table:formula="of:=MAX([.S$4]*IF([.$E81];0.2;1)*(100+[.$G81]*IF([.$G81]&gt;0;[.$C$1];[.$C$2]))/100; 0)" office:value-type="float" office:value="2.4" calcext:value-type="float">
            <text:p>2</text:p>
          </table:table-cell>
          <table:table-cell table:formula="of:=MAX([.T$4]*IF([.$E81];0.2;1)*(100+[.$G81]*IF([.$G81]&gt;0;[.$C$1];[.$C$2]))/100; 0)" office:value-type="float" office:value="3" calcext:value-type="float">
            <text:p>3</text:p>
          </table:table-cell>
          <table:table-cell table:formula="of:=MAX([.U$4]*IF([.$E81];0.2;1)*(100+[.$G81]*IF([.$G81]&gt;0;[.$C$1];[.$C$2]))/100; 0)" office:value-type="float" office:value="4" calcext:value-type="float">
            <text:p>4</text:p>
          </table:table-cell>
          <table:table-cell table:formula="of:=MAX([.V$4]*IF([.$E81];0.2;1)*(100+[.$G81]*IF([.$G81]&gt;0;[.$C$1];[.$C$2]))/100; 0)" office:value-type="float" office:value="1.2" calcext:value-type="float">
            <text:p>1</text:p>
          </table:table-cell>
          <table:table-cell table:formula="of:=MAX([.W$4]*IF([.$E81];0.2;1)*(100+[.$G81]*IF([.$G81]&gt;0;[.$C$1];[.$C$2]))/100; 0)" office:value-type="float" office:value="1.2" calcext:value-type="float">
            <text:p>1</text:p>
          </table:table-cell>
          <table:table-cell table:formula="of:=MAX([.X$4]*IF([.$E81];0.2;1)*(100+[.$G81]*IF([.$G81]&gt;0;[.$C$1];[.$C$2]))/100; 0)" office:value-type="float" office:value="2" calcext:value-type="float">
            <text:p>2</text:p>
          </table:table-cell>
          <table:table-cell table:formula="of:=MAX([.Y$4]*IF([.$E81];0.2;1)*(100+[.$G81]*IF([.$G81]&gt;0;[.$C$1];[.$C$2]))/100; 0)" office:value-type="float" office:value="0" calcext:value-type="float">
            <text:p>0</text:p>
          </table:table-cell>
          <table:table-cell table:formula="of:=MAX([.Z$4]*IF([.$E81];0.2;1)*(100+[.$G81]*IF([.$G81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LOOKUP([.$B82];[$'EcCo ammo'.$A$6:$'EcCo ammo'.$A$37];[$'EcCo ammo'.F$6:$'EcCo ammo'.F$37])" office:value-type="float" office:value="0" calcext:value-type="float">
            <text:p>0</text:p>
          </table:table-cell>
          <table:table-cell table:formula="of:=FLOOR(LOOKUP([.$B82];[$'EcCo ammo'.$A$6:$'EcCo ammo'.$A$37];[$'EcCo ammo'.G$6:$'EcCo ammo'.G$37]))" office:value-type="float" office:value="0" calcext:value-type="float">
            <text:p>0</text:p>
          </table:table-cell>
          <table:table-cell table:formula="of:=LOOKUP([.$B82];[$'EcCo ammo'.$A$6:$'EcCo ammo'.$A$37];[$'EcCo ammo'.I$6:$'EcCo ammo'.I$37])" office:value-type="float" office:value="1" calcext:value-type="float">
            <text:p>1</text:p>
          </table:table-cell>
          <table:table-cell table:formula="of:=LOOKUP([.$B82];[$'EcCo ammo'.$A$6:$'EcCo ammo'.$A$37];[$'EcCo ammo'.J$6:$'EcCo ammo'.J$37])" office:value-type="float" office:value="1" calcext:value-type="float">
            <text:p>1</text:p>
          </table:table-cell>
          <table:table-cell table:formula="of:=[.H82]/[.I82]" office:value-type="float" office:value="1" calcext:value-type="float">
            <text:p>1.00</text:p>
          </table:table-cell>
          <table:table-cell table:formula="of:=ROUND(AVERAGE([.C82];[.D82]))" office:value-type="float" office:value="24" calcext:value-type="float">
            <text:p>24</text:p>
          </table:table-cell>
          <table:table-cell/>
          <table:table-cell table:formula="of:=MAX((100-MAX([.M$5]+MIN([.$G82];0);0))*INT(([.$K82]-[.AB82])*[.$J82])/100;0)" office:value-type="float" office:value="24" calcext:value-type="float">
            <text:p>24</text:p>
          </table:table-cell>
          <table:table-cell table:formula="of:=MAX((100-MAX([.N$5]+MIN([.$G82];0);0))*INT(([.$K82]-[.AC82])*[.$J82])/100;0)" office:value-type="float" office:value="19.2" calcext:value-type="float">
            <text:p>19</text:p>
          </table:table-cell>
          <table:table-cell table:formula="of:=MAX((100-MAX([.O$5]+MIN([.$G82];0);0))*INT(([.$K82]-[.AD82])*[.$J82])/100;0)" office:value-type="float" office:value="17.25" calcext:value-type="float">
            <text:p>17</text:p>
          </table:table-cell>
          <table:table-cell table:formula="of:=MAX((100-MAX([.P$5]+MIN([.$G82];0);0))*INT(([.$K82]-[.AE82])*[.$J82])/100;0)" office:value-type="float" office:value="16.1" calcext:value-type="float">
            <text:p>16</text:p>
          </table:table-cell>
          <table:table-cell table:formula="of:=MAX((100-MAX([.Q$5]+MIN([.$G82];0);0))*INT(([.$K82]-[.AF82])*[.$J82])/100;0)" office:value-type="float" office:value="13.8" calcext:value-type="float">
            <text:p>14</text:p>
          </table:table-cell>
          <table:table-cell table:formula="of:=MAX((100-MAX([.R$5]+MIN([.$G82];0);0))*INT(([.$K82]-[.AG82])*[.$J82])/100;0)" office:value-type="float" office:value="13.2" calcext:value-type="float">
            <text:p>13</text:p>
          </table:table-cell>
          <table:table-cell table:formula="of:=MAX((100-MAX([.S$5]+MIN([.$G82];0);0))*INT(([.$K82]-[.AH82])*[.$J82])/100;0)" office:value-type="float" office:value="12.6" calcext:value-type="float">
            <text:p>13</text:p>
          </table:table-cell>
          <table:table-cell table:formula="of:=MAX((100-MAX([.T$5]+MIN([.$G82];0);0))*INT(([.$K82]-[.AI82])*[.$J82])/100;0)" office:value-type="float" office:value="9.45" calcext:value-type="float">
            <text:p>9</text:p>
          </table:table-cell>
          <table:table-cell table:formula="of:=MAX((100-MAX([.U$5]+MIN([.$G82];0);0))*INT(([.$K82]-[.AJ82])*[.$J82])/100;0)" office:value-type="float" office:value="6" calcext:value-type="float">
            <text:p>6</text:p>
          </table:table-cell>
          <table:table-cell table:formula="of:=MAX((100-MAX([.V$5]+MIN([.$G82];0);0))*INT(([.$K82]-[.AK82])*[.$J82])/100;0)" office:value-type="float" office:value="13.2" calcext:value-type="float">
            <text:p>13</text:p>
          </table:table-cell>
          <table:table-cell table:formula="of:=MAX((100-MAX([.W$5]+MIN([.$G82];0);0))*INT(([.$K82]-[.AL82])*[.$J82])/100;0)" office:value-type="float" office:value="16.5" calcext:value-type="float">
            <text:p>17</text:p>
          </table:table-cell>
          <table:table-cell table:formula="of:=MAX((100-MAX([.X$5]+MIN([.$G82];0);0))*INT(([.$K82]-[.AM82])*[.$J82])/100;0)" office:value-type="float" office:value="11" calcext:value-type="float">
            <text:p>11</text:p>
          </table:table-cell>
          <table:table-cell table:number-columns-repeated="3"/>
          <table:table-cell table:formula="of:=MAX([.M$4]*IF([.$E82];0.2;1)*(100+[.$G82]*IF([.$G82]&gt;0;[.$C$1];[.$C$2]))/100; 0)" office:value-type="float" office:value="0" calcext:value-type="float">
            <text:p>0</text:p>
          </table:table-cell>
          <table:table-cell table:formula="of:=MAX([.N$4]*IF([.$E82];0.2;1)*(100+[.$G82]*IF([.$G82]&gt;0;[.$C$1];[.$C$2]))/100; 0)" office:value-type="float" office:value="0" calcext:value-type="float">
            <text:p>0</text:p>
          </table:table-cell>
          <table:table-cell table:formula="of:=MAX([.O$4]*IF([.$E82];0.2;1)*(100+[.$G82]*IF([.$G82]&gt;0;[.$C$1];[.$C$2]))/100; 0)" office:value-type="float" office:value="0.4" calcext:value-type="float">
            <text:p>0</text:p>
          </table:table-cell>
          <table:table-cell table:formula="of:=MAX([.P$4]*IF([.$E82];0.2;1)*(100+[.$G82]*IF([.$G82]&gt;0;[.$C$1];[.$C$2]))/100; 0)" office:value-type="float" office:value="0.8" calcext:value-type="float">
            <text:p>1</text:p>
          </table:table-cell>
          <table:table-cell table:formula="of:=MAX([.Q$4]*IF([.$E82];0.2;1)*(100+[.$G82]*IF([.$G82]&gt;0;[.$C$1];[.$C$2]))/100; 0)" office:value-type="float" office:value="1" calcext:value-type="float">
            <text:p>1</text:p>
          </table:table-cell>
          <table:table-cell table:formula="of:=MAX([.R$4]*IF([.$E82];0.2;1)*(100+[.$G82]*IF([.$G82]&gt;0;[.$C$1];[.$C$2]))/100; 0)" office:value-type="float" office:value="1.6" calcext:value-type="float">
            <text:p>2</text:p>
          </table:table-cell>
          <table:table-cell table:formula="of:=MAX([.S$4]*IF([.$E82];0.2;1)*(100+[.$G82]*IF([.$G82]&gt;0;[.$C$1];[.$C$2]))/100; 0)" office:value-type="float" office:value="2.4" calcext:value-type="float">
            <text:p>2</text:p>
          </table:table-cell>
          <table:table-cell table:formula="of:=MAX([.T$4]*IF([.$E82];0.2;1)*(100+[.$G82]*IF([.$G82]&gt;0;[.$C$1];[.$C$2]))/100; 0)" office:value-type="float" office:value="3" calcext:value-type="float">
            <text:p>3</text:p>
          </table:table-cell>
          <table:table-cell table:formula="of:=MAX([.U$4]*IF([.$E82];0.2;1)*(100+[.$G82]*IF([.$G82]&gt;0;[.$C$1];[.$C$2]))/100; 0)" office:value-type="float" office:value="4" calcext:value-type="float">
            <text:p>4</text:p>
          </table:table-cell>
          <table:table-cell table:formula="of:=MAX([.V$4]*IF([.$E82];0.2;1)*(100+[.$G82]*IF([.$G82]&gt;0;[.$C$1];[.$C$2]))/100; 0)" office:value-type="float" office:value="1.2" calcext:value-type="float">
            <text:p>1</text:p>
          </table:table-cell>
          <table:table-cell table:formula="of:=MAX([.W$4]*IF([.$E82];0.2;1)*(100+[.$G82]*IF([.$G82]&gt;0;[.$C$1];[.$C$2]))/100; 0)" office:value-type="float" office:value="1.2" calcext:value-type="float">
            <text:p>1</text:p>
          </table:table-cell>
          <table:table-cell table:formula="of:=MAX([.X$4]*IF([.$E82];0.2;1)*(100+[.$G82]*IF([.$G82]&gt;0;[.$C$1];[.$C$2]))/100; 0)" office:value-type="float" office:value="2" calcext:value-type="float">
            <text:p>2</text:p>
          </table:table-cell>
          <table:table-cell table:formula="of:=MAX([.Y$4]*IF([.$E82];0.2;1)*(100+[.$G82]*IF([.$G82]&gt;0;[.$C$1];[.$C$2]))/100; 0)" office:value-type="float" office:value="0" calcext:value-type="float">
            <text:p>0</text:p>
          </table:table-cell>
          <table:table-cell table:formula="of:=MAX([.Z$4]*IF([.$E82];0.2;1)*(100+[.$G82]*IF([.$G82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LOOKUP([.$B83];[$'EcCo ammo'.$A$6:$'EcCo ammo'.$A$37];[$'EcCo ammo'.F$6:$'EcCo ammo'.F$37])" office:value-type="float" office:value="0" calcext:value-type="float">
            <text:p>0</text:p>
          </table:table-cell>
          <table:table-cell table:formula="of:=FLOOR(LOOKUP([.$B83];[$'EcCo ammo'.$A$6:$'EcCo ammo'.$A$37];[$'EcCo ammo'.G$6:$'EcCo ammo'.G$37]))" office:value-type="float" office:value="0" calcext:value-type="float">
            <text:p>0</text:p>
          </table:table-cell>
          <table:table-cell table:formula="of:=LOOKUP([.$B83];[$'EcCo ammo'.$A$6:$'EcCo ammo'.$A$37];[$'EcCo ammo'.I$6:$'EcCo ammo'.I$37])" office:value-type="float" office:value="1" calcext:value-type="float">
            <text:p>1</text:p>
          </table:table-cell>
          <table:table-cell table:formula="of:=LOOKUP([.$B83];[$'EcCo ammo'.$A$6:$'EcCo ammo'.$A$37];[$'EcCo ammo'.J$6:$'EcCo ammo'.J$37])" office:value-type="float" office:value="1" calcext:value-type="float">
            <text:p>1</text:p>
          </table:table-cell>
          <table:table-cell table:formula="of:=[.H83]/[.I83]" office:value-type="float" office:value="1" calcext:value-type="float">
            <text:p>1.00</text:p>
          </table:table-cell>
          <table:table-cell table:formula="of:=ROUND(AVERAGE([.C83];[.D83]))" office:value-type="float" office:value="30" calcext:value-type="float">
            <text:p>30</text:p>
          </table:table-cell>
          <table:table-cell/>
          <table:table-cell table:formula="of:=MAX((100-MAX([.M$5]+MIN([.$G83];0);0))*INT(([.$K83]-[.AB83])*[.$J83])/100;0)" office:value-type="float" office:value="30" calcext:value-type="float">
            <text:p>30</text:p>
          </table:table-cell>
          <table:table-cell table:formula="of:=MAX((100-MAX([.N$5]+MIN([.$G83];0);0))*INT(([.$K83]-[.AC83])*[.$J83])/100;0)" office:value-type="float" office:value="24" calcext:value-type="float">
            <text:p>24</text:p>
          </table:table-cell>
          <table:table-cell table:formula="of:=MAX((100-MAX([.O$5]+MIN([.$G83];0);0))*INT(([.$K83]-[.AD83])*[.$J83])/100;0)" office:value-type="float" office:value="21.75" calcext:value-type="float">
            <text:p>22</text:p>
          </table:table-cell>
          <table:table-cell table:formula="of:=MAX((100-MAX([.P$5]+MIN([.$G83];0);0))*INT(([.$K83]-[.AE83])*[.$J83])/100;0)" office:value-type="float" office:value="20.3" calcext:value-type="float">
            <text:p>20</text:p>
          </table:table-cell>
          <table:table-cell table:formula="of:=MAX((100-MAX([.Q$5]+MIN([.$G83];0);0))*INT(([.$K83]-[.AF83])*[.$J83])/100;0)" office:value-type="float" office:value="17.4" calcext:value-type="float">
            <text:p>17</text:p>
          </table:table-cell>
          <table:table-cell table:formula="of:=MAX((100-MAX([.R$5]+MIN([.$G83];0);0))*INT(([.$K83]-[.AG83])*[.$J83])/100;0)" office:value-type="float" office:value="16.8" calcext:value-type="float">
            <text:p>17</text:p>
          </table:table-cell>
          <table:table-cell table:formula="of:=MAX((100-MAX([.S$5]+MIN([.$G83];0);0))*INT(([.$K83]-[.AH83])*[.$J83])/100;0)" office:value-type="float" office:value="16.2" calcext:value-type="float">
            <text:p>16</text:p>
          </table:table-cell>
          <table:table-cell table:formula="of:=MAX((100-MAX([.T$5]+MIN([.$G83];0);0))*INT(([.$K83]-[.AI83])*[.$J83])/100;0)" office:value-type="float" office:value="12.15" calcext:value-type="float">
            <text:p>12</text:p>
          </table:table-cell>
          <table:table-cell table:formula="of:=MAX((100-MAX([.U$5]+MIN([.$G83];0);0))*INT(([.$K83]-[.AJ83])*[.$J83])/100;0)" office:value-type="float" office:value="7.8" calcext:value-type="float">
            <text:p>8</text:p>
          </table:table-cell>
          <table:table-cell table:formula="of:=MAX((100-MAX([.V$5]+MIN([.$G83];0);0))*INT(([.$K83]-[.AK83])*[.$J83])/100;0)" office:value-type="float" office:value="16.8" calcext:value-type="float">
            <text:p>17</text:p>
          </table:table-cell>
          <table:table-cell table:formula="of:=MAX((100-MAX([.W$5]+MIN([.$G83];0);0))*INT(([.$K83]-[.AL83])*[.$J83])/100;0)" office:value-type="float" office:value="21" calcext:value-type="float">
            <text:p>21</text:p>
          </table:table-cell>
          <table:table-cell table:formula="of:=MAX((100-MAX([.X$5]+MIN([.$G83];0);0))*INT(([.$K83]-[.AM83])*[.$J83])/100;0)" office:value-type="float" office:value="14" calcext:value-type="float">
            <text:p>14</text:p>
          </table:table-cell>
          <table:table-cell table:number-columns-repeated="3"/>
          <table:table-cell table:formula="of:=MAX([.M$4]*IF([.$E83];0.2;1)*(100+[.$G83]*IF([.$G83]&gt;0;[.$C$1];[.$C$2]))/100; 0)" office:value-type="float" office:value="0" calcext:value-type="float">
            <text:p>0</text:p>
          </table:table-cell>
          <table:table-cell table:formula="of:=MAX([.N$4]*IF([.$E83];0.2;1)*(100+[.$G83]*IF([.$G83]&gt;0;[.$C$1];[.$C$2]))/100; 0)" office:value-type="float" office:value="0" calcext:value-type="float">
            <text:p>0</text:p>
          </table:table-cell>
          <table:table-cell table:formula="of:=MAX([.O$4]*IF([.$E83];0.2;1)*(100+[.$G83]*IF([.$G83]&gt;0;[.$C$1];[.$C$2]))/100; 0)" office:value-type="float" office:value="0.4" calcext:value-type="float">
            <text:p>0</text:p>
          </table:table-cell>
          <table:table-cell table:formula="of:=MAX([.P$4]*IF([.$E83];0.2;1)*(100+[.$G83]*IF([.$G83]&gt;0;[.$C$1];[.$C$2]))/100; 0)" office:value-type="float" office:value="0.8" calcext:value-type="float">
            <text:p>1</text:p>
          </table:table-cell>
          <table:table-cell table:formula="of:=MAX([.Q$4]*IF([.$E83];0.2;1)*(100+[.$G83]*IF([.$G83]&gt;0;[.$C$1];[.$C$2]))/100; 0)" office:value-type="float" office:value="1" calcext:value-type="float">
            <text:p>1</text:p>
          </table:table-cell>
          <table:table-cell table:formula="of:=MAX([.R$4]*IF([.$E83];0.2;1)*(100+[.$G83]*IF([.$G83]&gt;0;[.$C$1];[.$C$2]))/100; 0)" office:value-type="float" office:value="1.6" calcext:value-type="float">
            <text:p>2</text:p>
          </table:table-cell>
          <table:table-cell table:formula="of:=MAX([.S$4]*IF([.$E83];0.2;1)*(100+[.$G83]*IF([.$G83]&gt;0;[.$C$1];[.$C$2]))/100; 0)" office:value-type="float" office:value="2.4" calcext:value-type="float">
            <text:p>2</text:p>
          </table:table-cell>
          <table:table-cell table:formula="of:=MAX([.T$4]*IF([.$E83];0.2;1)*(100+[.$G83]*IF([.$G83]&gt;0;[.$C$1];[.$C$2]))/100; 0)" office:value-type="float" office:value="3" calcext:value-type="float">
            <text:p>3</text:p>
          </table:table-cell>
          <table:table-cell table:formula="of:=MAX([.U$4]*IF([.$E83];0.2;1)*(100+[.$G83]*IF([.$G83]&gt;0;[.$C$1];[.$C$2]))/100; 0)" office:value-type="float" office:value="4" calcext:value-type="float">
            <text:p>4</text:p>
          </table:table-cell>
          <table:table-cell table:formula="of:=MAX([.V$4]*IF([.$E83];0.2;1)*(100+[.$G83]*IF([.$G83]&gt;0;[.$C$1];[.$C$2]))/100; 0)" office:value-type="float" office:value="1.2" calcext:value-type="float">
            <text:p>1</text:p>
          </table:table-cell>
          <table:table-cell table:formula="of:=MAX([.W$4]*IF([.$E83];0.2;1)*(100+[.$G83]*IF([.$G83]&gt;0;[.$C$1];[.$C$2]))/100; 0)" office:value-type="float" office:value="1.2" calcext:value-type="float">
            <text:p>1</text:p>
          </table:table-cell>
          <table:table-cell table:formula="of:=MAX([.X$4]*IF([.$E83];0.2;1)*(100+[.$G83]*IF([.$G83]&gt;0;[.$C$1];[.$C$2]))/100; 0)" office:value-type="float" office:value="2" calcext:value-type="float">
            <text:p>2</text:p>
          </table:table-cell>
          <table:table-cell table:formula="of:=MAX([.Y$4]*IF([.$E83];0.2;1)*(100+[.$G83]*IF([.$G83]&gt;0;[.$C$1];[.$C$2]))/100; 0)" office:value-type="float" office:value="0" calcext:value-type="float">
            <text:p>0</text:p>
          </table:table-cell>
          <table:table-cell table:formula="of:=MAX([.Z$4]*IF([.$E83];0.2;1)*(100+[.$G83]*IF([.$G83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LOOKUP([.$B8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4];[$'EcCo ammo'.$A$6:$'EcCo ammo'.$A$37];[$'EcCo ammo'.G$6:$'EcCo ammo'.G$37]))" office:value-type="float" office:value="0" calcext:value-type="float">
            <text:p>0</text:p>
          </table:table-cell>
          <table:table-cell table:formula="of:=LOOKUP([.$B84];[$'EcCo ammo'.$A$6:$'EcCo ammo'.$A$37];[$'EcCo ammo'.I$6:$'EcCo ammo'.I$37])" office:value-type="float" office:value="1" calcext:value-type="float">
            <text:p>1</text:p>
          </table:table-cell>
          <table:table-cell table:formula="of:=LOOKUP([.$B84];[$'EcCo ammo'.$A$6:$'EcCo ammo'.$A$37];[$'EcCo ammo'.J$6:$'EcCo ammo'.J$37])" office:value-type="float" office:value="1" calcext:value-type="float">
            <text:p>1</text:p>
          </table:table-cell>
          <table:table-cell table:formula="of:=[.H84]/[.I84]" office:value-type="float" office:value="1" calcext:value-type="float">
            <text:p>1.00</text:p>
          </table:table-cell>
          <table:table-cell table:formula="of:=ROUND(AVERAGE([.C84];[.D84]))" office:value-type="float" office:value="16" calcext:value-type="float">
            <text:p>16</text:p>
          </table:table-cell>
          <table:table-cell/>
          <table:table-cell table:formula="of:=MAX((100-MAX([.M$5]+MIN([.$G84];0);0))*INT(([.$K84]-[.AB84])*[.$J84])/100;0)" office:value-type="float" office:value="16" calcext:value-type="float">
            <text:p>16</text:p>
          </table:table-cell>
          <table:table-cell table:formula="of:=MAX((100-MAX([.N$5]+MIN([.$G84];0);0))*INT(([.$K84]-[.AC84])*[.$J84])/100;0)" office:value-type="float" office:value="12.8" calcext:value-type="float">
            <text:p>13</text:p>
          </table:table-cell>
          <table:table-cell table:formula="of:=MAX((100-MAX([.O$5]+MIN([.$G84];0);0))*INT(([.$K84]-[.AD84])*[.$J84])/100;0)" office:value-type="float" office:value="11.25" calcext:value-type="float">
            <text:p>11</text:p>
          </table:table-cell>
          <table:table-cell table:formula="of:=MAX((100-MAX([.P$5]+MIN([.$G84];0);0))*INT(([.$K84]-[.AE84])*[.$J84])/100;0)" office:value-type="float" office:value="10.5" calcext:value-type="float">
            <text:p>11</text:p>
          </table:table-cell>
          <table:table-cell table:formula="of:=MAX((100-MAX([.Q$5]+MIN([.$G84];0);0))*INT(([.$K84]-[.AF84])*[.$J84])/100;0)" office:value-type="float" office:value="9" calcext:value-type="float">
            <text:p>9</text:p>
          </table:table-cell>
          <table:table-cell table:formula="of:=MAX((100-MAX([.R$5]+MIN([.$G84];0);0))*INT(([.$K84]-[.AG84])*[.$J84])/100;0)" office:value-type="float" office:value="8.4" calcext:value-type="float">
            <text:p>8</text:p>
          </table:table-cell>
          <table:table-cell table:formula="of:=MAX((100-MAX([.S$5]+MIN([.$G84];0);0))*INT(([.$K84]-[.AH84])*[.$J84])/100;0)" office:value-type="float" office:value="7.8" calcext:value-type="float">
            <text:p>8</text:p>
          </table:table-cell>
          <table:table-cell table:formula="of:=MAX((100-MAX([.T$5]+MIN([.$G84];0);0))*INT(([.$K84]-[.AI84])*[.$J84])/100;0)" office:value-type="float" office:value="5.85" calcext:value-type="float">
            <text:p>6</text:p>
          </table:table-cell>
          <table:table-cell table:formula="of:=MAX((100-MAX([.U$5]+MIN([.$G84];0);0))*INT(([.$K84]-[.AJ84])*[.$J84])/100;0)" office:value-type="float" office:value="3.6" calcext:value-type="float">
            <text:p>4</text:p>
          </table:table-cell>
          <table:table-cell table:formula="of:=MAX((100-MAX([.V$5]+MIN([.$G84];0);0))*INT(([.$K84]-[.AK84])*[.$J84])/100;0)" office:value-type="float" office:value="8.4" calcext:value-type="float">
            <text:p>8</text:p>
          </table:table-cell>
          <table:table-cell table:formula="of:=MAX((100-MAX([.W$5]+MIN([.$G84];0);0))*INT(([.$K84]-[.AL84])*[.$J84])/100;0)" office:value-type="float" office:value="10.5" calcext:value-type="float">
            <text:p>11</text:p>
          </table:table-cell>
          <table:table-cell table:formula="of:=MAX((100-MAX([.X$5]+MIN([.$G84];0);0))*INT(([.$K84]-[.AM84])*[.$J84])/100;0)" office:value-type="float" office:value="7" calcext:value-type="float">
            <text:p>7</text:p>
          </table:table-cell>
          <table:table-cell table:number-columns-repeated="3"/>
          <table:table-cell table:formula="of:=MAX([.M$4]*IF([.$E84];0.2;1)*(100+[.$G84]*IF([.$G84]&gt;0;[.$C$1];[.$C$2]))/100; 0)" office:value-type="float" office:value="0" calcext:value-type="float">
            <text:p>0</text:p>
          </table:table-cell>
          <table:table-cell table:formula="of:=MAX([.N$4]*IF([.$E84];0.2;1)*(100+[.$G84]*IF([.$G84]&gt;0;[.$C$1];[.$C$2]))/100; 0)" office:value-type="float" office:value="0" calcext:value-type="float">
            <text:p>0</text:p>
          </table:table-cell>
          <table:table-cell table:formula="of:=MAX([.O$4]*IF([.$E84];0.2;1)*(100+[.$G84]*IF([.$G84]&gt;0;[.$C$1];[.$C$2]))/100; 0)" office:value-type="float" office:value="0.4" calcext:value-type="float">
            <text:p>0</text:p>
          </table:table-cell>
          <table:table-cell table:formula="of:=MAX([.P$4]*IF([.$E84];0.2;1)*(100+[.$G84]*IF([.$G84]&gt;0;[.$C$1];[.$C$2]))/100; 0)" office:value-type="float" office:value="0.8" calcext:value-type="float">
            <text:p>1</text:p>
          </table:table-cell>
          <table:table-cell table:formula="of:=MAX([.Q$4]*IF([.$E84];0.2;1)*(100+[.$G84]*IF([.$G84]&gt;0;[.$C$1];[.$C$2]))/100; 0)" office:value-type="float" office:value="1" calcext:value-type="float">
            <text:p>1</text:p>
          </table:table-cell>
          <table:table-cell table:formula="of:=MAX([.R$4]*IF([.$E84];0.2;1)*(100+[.$G84]*IF([.$G84]&gt;0;[.$C$1];[.$C$2]))/100; 0)" office:value-type="float" office:value="1.6" calcext:value-type="float">
            <text:p>2</text:p>
          </table:table-cell>
          <table:table-cell table:formula="of:=MAX([.S$4]*IF([.$E84];0.2;1)*(100+[.$G84]*IF([.$G84]&gt;0;[.$C$1];[.$C$2]))/100; 0)" office:value-type="float" office:value="2.4" calcext:value-type="float">
            <text:p>2</text:p>
          </table:table-cell>
          <table:table-cell table:formula="of:=MAX([.T$4]*IF([.$E84];0.2;1)*(100+[.$G84]*IF([.$G84]&gt;0;[.$C$1];[.$C$2]))/100; 0)" office:value-type="float" office:value="3" calcext:value-type="float">
            <text:p>3</text:p>
          </table:table-cell>
          <table:table-cell table:formula="of:=MAX([.U$4]*IF([.$E84];0.2;1)*(100+[.$G84]*IF([.$G84]&gt;0;[.$C$1];[.$C$2]))/100; 0)" office:value-type="float" office:value="4" calcext:value-type="float">
            <text:p>4</text:p>
          </table:table-cell>
          <table:table-cell table:formula="of:=MAX([.V$4]*IF([.$E84];0.2;1)*(100+[.$G84]*IF([.$G84]&gt;0;[.$C$1];[.$C$2]))/100; 0)" office:value-type="float" office:value="1.2" calcext:value-type="float">
            <text:p>1</text:p>
          </table:table-cell>
          <table:table-cell table:formula="of:=MAX([.W$4]*IF([.$E84];0.2;1)*(100+[.$G84]*IF([.$G84]&gt;0;[.$C$1];[.$C$2]))/100; 0)" office:value-type="float" office:value="1.2" calcext:value-type="float">
            <text:p>1</text:p>
          </table:table-cell>
          <table:table-cell table:formula="of:=MAX([.X$4]*IF([.$E84];0.2;1)*(100+[.$G84]*IF([.$G84]&gt;0;[.$C$1];[.$C$2]))/100; 0)" office:value-type="float" office:value="2" calcext:value-type="float">
            <text:p>2</text:p>
          </table:table-cell>
          <table:table-cell table:formula="of:=MAX([.Y$4]*IF([.$E84];0.2;1)*(100+[.$G84]*IF([.$G84]&gt;0;[.$C$1];[.$C$2]))/100; 0)" office:value-type="float" office:value="0" calcext:value-type="float">
            <text:p>0</text:p>
          </table:table-cell>
          <table:table-cell table:formula="of:=MAX([.Z$4]*IF([.$E84];0.2;1)*(100+[.$G84]*IF([.$G84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LOOKUP([.$B8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5];[$'EcCo ammo'.$A$6:$'EcCo ammo'.$A$37];[$'EcCo ammo'.G$6:$'EcCo ammo'.G$37]))" office:value-type="float" office:value="-40" calcext:value-type="float">
            <text:p>-40</text:p>
          </table:table-cell>
          <table:table-cell table:formula="of:=LOOKUP([.$B85];[$'EcCo ammo'.$A$6:$'EcCo ammo'.$A$37];[$'EcCo ammo'.I$6:$'EcCo ammo'.I$37])" office:value-type="float" office:value="1" calcext:value-type="float">
            <text:p>1</text:p>
          </table:table-cell>
          <table:table-cell table:formula="of:=LOOKUP([.$B85];[$'EcCo ammo'.$A$6:$'EcCo ammo'.$A$37];[$'EcCo ammo'.J$6:$'EcCo ammo'.J$37])" office:value-type="float" office:value="1" calcext:value-type="float">
            <text:p>1</text:p>
          </table:table-cell>
          <table:table-cell table:formula="of:=[.H85]/[.I85]" office:value-type="float" office:value="1" calcext:value-type="float">
            <text:p>1.00</text:p>
          </table:table-cell>
          <table:table-cell table:formula="of:=ROUND(AVERAGE([.C85];[.D85]))" office:value-type="float" office:value="16" calcext:value-type="float">
            <text:p>16</text:p>
          </table:table-cell>
          <table:table-cell/>
          <table:table-cell table:formula="of:=MAX((100-MAX([.M$5]+MIN([.$G85];0);0))*INT(([.$K85]-[.AB85])*[.$J85])/100;0)" office:value-type="float" office:value="16" calcext:value-type="float">
            <text:p>16</text:p>
          </table:table-cell>
          <table:table-cell table:formula="of:=MAX((100-MAX([.N$5]+MIN([.$G85];0);0))*INT(([.$K85]-[.AC85])*[.$J85])/100;0)" office:value-type="float" office:value="16" calcext:value-type="float">
            <text:p>16</text:p>
          </table:table-cell>
          <table:table-cell table:formula="of:=MAX((100-MAX([.O$5]+MIN([.$G85];0);0))*INT(([.$K85]-[.AD85])*[.$J85])/100;0)" office:value-type="float" office:value="15" calcext:value-type="float">
            <text:p>15</text:p>
          </table:table-cell>
          <table:table-cell table:formula="of:=MAX((100-MAX([.P$5]+MIN([.$G85];0);0))*INT(([.$K85]-[.AE85])*[.$J85])/100;0)" office:value-type="float" office:value="15" calcext:value-type="float">
            <text:p>15</text:p>
          </table:table-cell>
          <table:table-cell table:formula="of:=MAX((100-MAX([.Q$5]+MIN([.$G85];0);0))*INT(([.$K85]-[.AF85])*[.$J85])/100;0)" office:value-type="float" office:value="15" calcext:value-type="float">
            <text:p>15</text:p>
          </table:table-cell>
          <table:table-cell table:formula="of:=MAX((100-MAX([.R$5]+MIN([.$G85];0);0))*INT(([.$K85]-[.AG85])*[.$J85])/100;0)" office:value-type="float" office:value="15" calcext:value-type="float">
            <text:p>15</text:p>
          </table:table-cell>
          <table:table-cell table:formula="of:=MAX((100-MAX([.S$5]+MIN([.$G85];0);0))*INT(([.$K85]-[.AH85])*[.$J85])/100;0)" office:value-type="float" office:value="14" calcext:value-type="float">
            <text:p>14</text:p>
          </table:table-cell>
          <table:table-cell table:formula="of:=MAX((100-MAX([.T$5]+MIN([.$G85];0);0))*INT(([.$K85]-[.AI85])*[.$J85])/100;0)" office:value-type="float" office:value="11.9" calcext:value-type="float">
            <text:p>12</text:p>
          </table:table-cell>
          <table:table-cell table:formula="of:=MAX((100-MAX([.U$5]+MIN([.$G85];0);0))*INT(([.$K85]-[.AJ85])*[.$J85])/100;0)" office:value-type="float" office:value="9.1" calcext:value-type="float">
            <text:p>9</text:p>
          </table:table-cell>
          <table:table-cell table:formula="of:=MAX((100-MAX([.V$5]+MIN([.$G85];0);0))*INT(([.$K85]-[.AK85])*[.$J85])/100;0)" office:value-type="float" office:value="15" calcext:value-type="float">
            <text:p>15</text:p>
          </table:table-cell>
          <table:table-cell table:formula="of:=MAX((100-MAX([.W$5]+MIN([.$G85];0);0))*INT(([.$K85]-[.AL85])*[.$J85])/100;0)" office:value-type="float" office:value="15" calcext:value-type="float">
            <text:p>15</text:p>
          </table:table-cell>
          <table:table-cell table:formula="of:=MAX((100-MAX([.X$5]+MIN([.$G85];0);0))*INT(([.$K85]-[.AM85])*[.$J85])/100;0)" office:value-type="float" office:value="12.6" calcext:value-type="float">
            <text:p>13</text:p>
          </table:table-cell>
          <table:table-cell table:number-columns-repeated="3"/>
          <table:table-cell table:formula="of:=MAX([.M$4]*IF([.$E85];0.2;1)*(100+[.$G85]*IF([.$G85]&gt;0;[.$C$1];[.$C$2]))/100; 0)" office:value-type="float" office:value="0" calcext:value-type="float">
            <text:p>0</text:p>
          </table:table-cell>
          <table:table-cell table:formula="of:=MAX([.N$4]*IF([.$E85];0.2;1)*(100+[.$G85]*IF([.$G85]&gt;0;[.$C$1];[.$C$2]))/100; 0)" office:value-type="float" office:value="0" calcext:value-type="float">
            <text:p>0</text:p>
          </table:table-cell>
          <table:table-cell table:formula="of:=MAX([.O$4]*IF([.$E85];0.2;1)*(100+[.$G85]*IF([.$G85]&gt;0;[.$C$1];[.$C$2]))/100; 0)" office:value-type="float" office:value="0.24" calcext:value-type="float">
            <text:p>0</text:p>
          </table:table-cell>
          <table:table-cell table:formula="of:=MAX([.P$4]*IF([.$E85];0.2;1)*(100+[.$G85]*IF([.$G85]&gt;0;[.$C$1];[.$C$2]))/100; 0)" office:value-type="float" office:value="0.48" calcext:value-type="float">
            <text:p>0</text:p>
          </table:table-cell>
          <table:table-cell table:formula="of:=MAX([.Q$4]*IF([.$E85];0.2;1)*(100+[.$G85]*IF([.$G85]&gt;0;[.$C$1];[.$C$2]))/100; 0)" office:value-type="float" office:value="0.6" calcext:value-type="float">
            <text:p>1</text:p>
          </table:table-cell>
          <table:table-cell table:formula="of:=MAX([.R$4]*IF([.$E85];0.2;1)*(100+[.$G85]*IF([.$G85]&gt;0;[.$C$1];[.$C$2]))/100; 0)" office:value-type="float" office:value="0.96" calcext:value-type="float">
            <text:p>1</text:p>
          </table:table-cell>
          <table:table-cell table:formula="of:=MAX([.S$4]*IF([.$E85];0.2;1)*(100+[.$G85]*IF([.$G85]&gt;0;[.$C$1];[.$C$2]))/100; 0)" office:value-type="float" office:value="1.44" calcext:value-type="float">
            <text:p>1</text:p>
          </table:table-cell>
          <table:table-cell table:formula="of:=MAX([.T$4]*IF([.$E85];0.2;1)*(100+[.$G85]*IF([.$G85]&gt;0;[.$C$1];[.$C$2]))/100; 0)" office:value-type="float" office:value="1.8" calcext:value-type="float">
            <text:p>2</text:p>
          </table:table-cell>
          <table:table-cell table:formula="of:=MAX([.U$4]*IF([.$E85];0.2;1)*(100+[.$G85]*IF([.$G85]&gt;0;[.$C$1];[.$C$2]))/100; 0)" office:value-type="float" office:value="2.4" calcext:value-type="float">
            <text:p>2</text:p>
          </table:table-cell>
          <table:table-cell table:formula="of:=MAX([.V$4]*IF([.$E85];0.2;1)*(100+[.$G85]*IF([.$G85]&gt;0;[.$C$1];[.$C$2]))/100; 0)" office:value-type="float" office:value="0.72" calcext:value-type="float">
            <text:p>1</text:p>
          </table:table-cell>
          <table:table-cell table:formula="of:=MAX([.W$4]*IF([.$E85];0.2;1)*(100+[.$G85]*IF([.$G85]&gt;0;[.$C$1];[.$C$2]))/100; 0)" office:value-type="float" office:value="0.72" calcext:value-type="float">
            <text:p>1</text:p>
          </table:table-cell>
          <table:table-cell table:formula="of:=MAX([.X$4]*IF([.$E85];0.2;1)*(100+[.$G85]*IF([.$G85]&gt;0;[.$C$1];[.$C$2]))/100; 0)" office:value-type="float" office:value="1.2" calcext:value-type="float">
            <text:p>1</text:p>
          </table:table-cell>
          <table:table-cell table:formula="of:=MAX([.Y$4]*IF([.$E85];0.2;1)*(100+[.$G85]*IF([.$G85]&gt;0;[.$C$1];[.$C$2]))/100; 0)" office:value-type="float" office:value="0" calcext:value-type="float">
            <text:p>0</text:p>
          </table:table-cell>
          <table:table-cell table:formula="of:=MAX([.Z$4]*IF([.$E85];0.2;1)*(100+[.$G85]*IF([.$G85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15" office:value-type="string" calcext:value-type="string" table:number-columns-spanned="14" table:number-rows-spanned="1">
            <text:p>FIRE DAMAGE</text:p>
          </table:table-cell>
          <table:covered-table-cell table:number-columns-repeated="13" table:style-name="Default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4">
          <table:table-cell table:number-columns-repeated="4"/>
          <table:table-cell table:style-name="Default"/>
          <table:table-cell table:number-columns-repeated="7"/>
          <table:table-cell table:style-name="ce22" table:formula="of:=OFFSET([$'EcCo Armor (0.9)'.$A$2];[.M$88];0)" office:value-type="string" office:string-value="None" calcext:value-type="string">
            <text:p>None</text:p>
          </table:table-cell>
          <table:table-cell table:style-name="ce22" table:formula="of:=OFFSET([$'EcCo Armor (0.9)'.$A$2];[.N$88];0)" office:value-type="string" office:string-value="Leather Armor" calcext:value-type="string">
            <text:p>Leather Armor</text:p>
          </table:table-cell>
          <table:table-cell table:style-name="ce22" table:formula="of:=OFFSET([$'EcCo Armor (0.9)'.$A$2];[.O$88];0)" office:value-type="string" office:string-value="Comb Lth. Jack" calcext:value-type="string">
            <text:p>Comb Lth. Jack</text:p>
          </table:table-cell>
          <table:table-cell table:style-name="ce22" table:formula="of:=OFFSET([$'EcCo Armor (0.9)'.$A$2];[.P$88];0)" office:value-type="string" office:string-value="Metal Armor" calcext:value-type="string">
            <text:p>Metal Armor</text:p>
          </table:table-cell>
          <table:table-cell table:style-name="ce22" table:formula="of:=OFFSET([$'EcCo Armor (0.9)'.$A$2];[.Q$88];0)" office:value-type="string" office:string-value="Combat Armor" calcext:value-type="string">
            <text:p>Combat Armor</text:p>
          </table:table-cell>
          <table:table-cell table:style-name="ce22" table:formula="of:=OFFSET([$'EcCo Armor (0.9)'.$A$2];[.R$88];0)" office:value-type="string" office:string-value="Brotherhood" calcext:value-type="string">
            <text:p>Brotherhood</text:p>
          </table:table-cell>
          <table:table-cell table:style-name="ce22" table:formula="of:=OFFSET([$'EcCo Armor (0.9)'.$A$2];[.S$88];0)" office:value-type="string" office:string-value="Power Armor" calcext:value-type="string">
            <text:p>Power Armor</text:p>
          </table:table-cell>
          <table:table-cell table:style-name="ce22" table:formula="of:=OFFSET([$'EcCo Armor (0.9)'.$A$2];[.T$88];0)" office:value-type="string" office:string-value="Hard. Power" calcext:value-type="string">
            <text:p>Hard. Power</text:p>
          </table:table-cell>
          <table:table-cell table:style-name="ce22" table:formula="of:=OFFSET([$'EcCo Armor (0.9)'.$A$2];[.U$88];0)" office:value-type="string" office:string-value="Frank Horrigan" calcext:value-type="string">
            <text:p>Frank Horrigan</text:p>
          </table:table-cell>
          <table:table-cell table:style-name="ce22" table:formula="of:=OFFSET([$'EcCo Armor (0.9)'.$A$2];[.V$88];0)" office:value-type="string" office:string-value="Wanamingo" calcext:value-type="string">
            <text:p>Wanamingo</text:p>
          </table:table-cell>
          <table:table-cell table:style-name="ce22" table:formula="of:=OFFSET([$'EcCo Armor (0.9)'.$A$2];[.W$88];0)" office:value-type="string" office:string-value="Deathclaw" calcext:value-type="string">
            <text:p>Deathclaw</text:p>
          </table:table-cell>
          <table:table-cell table:style-name="ce22" table:formula="of:=OFFSET([$'EcCo Armor (0.9)'.$A$2];[.X$88];0)" office:value-type="string" office:string-value="T. Deathclaw" calcext:value-type="string">
            <text:p>T. Deathclaw</text:p>
          </table:table-cell>
          <table:table-cell table:style-name="ce22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 (0.9)'.$I$2];[.M$88];0)" office:value-type="float" office:value="0" calcext:value-type="float">
            <text:p>0</text:p>
          </table:table-cell>
          <table:table-cell table:style-name="ce3" table:formula="of:=OFFSET([$'EcCo Armor (0.9)'.$I$2];[.N$88];0)" office:value-type="float" office:value="0" calcext:value-type="float">
            <text:p>0</text:p>
          </table:table-cell>
          <table:table-cell table:style-name="ce3" table:formula="of:=OFFSET([$'EcCo Armor (0.9)'.$I$2];[.O$88];0)" office:value-type="float" office:value="2" calcext:value-type="float">
            <text:p>2</text:p>
          </table:table-cell>
          <table:table-cell table:style-name="ce3" table:formula="of:=OFFSET([$'EcCo Armor (0.9)'.$I$2];[.P$88];0)" office:value-type="float" office:value="4" calcext:value-type="float">
            <text:p>4</text:p>
          </table:table-cell>
          <table:table-cell table:style-name="ce3" table:formula="of:=OFFSET([$'EcCo Armor (0.9)'.$I$2];[.Q$88];0)" office:value-type="float" office:value="4" calcext:value-type="float">
            <text:p>4</text:p>
          </table:table-cell>
          <table:table-cell table:style-name="ce3" table:formula="of:=OFFSET([$'EcCo Armor (0.9)'.$I$2];[.R$88];0)" office:value-type="float" office:value="7" calcext:value-type="float">
            <text:p>7</text:p>
          </table:table-cell>
          <table:table-cell table:style-name="ce3" table:formula="of:=OFFSET([$'EcCo Armor (0.9)'.$I$2];[.S$88];0)" office:value-type="float" office:value="12" calcext:value-type="float">
            <text:p>12</text:p>
          </table:table-cell>
          <table:table-cell table:style-name="ce3" table:formula="of:=OFFSET([$'EcCo Armor (0.9)'.$I$2];[.T$88];0)" office:value-type="float" office:value="14" calcext:value-type="float">
            <text:p>14</text:p>
          </table:table-cell>
          <table:table-cell table:style-name="ce3" table:formula="of:=OFFSET([$'EcCo Armor (0.9)'.$I$2];[.U$88];0)" office:value-type="float" office:value="20" calcext:value-type="float">
            <text:p>20</text:p>
          </table:table-cell>
          <table:table-cell table:style-name="ce3" table:formula="of:=OFFSET([$'EcCo Armor (0.9)'.$I$2];[.V$88];0)" office:value-type="float" office:value="0" calcext:value-type="float">
            <text:p>0</text:p>
          </table:table-cell>
          <table:table-cell table:style-name="ce3" table:formula="of:=OFFSET([$'EcCo Armor (0.9)'.$I$2];[.W$88];0)" office:value-type="float" office:value="4" calcext:value-type="float">
            <text:p>4</text:p>
          </table:table-cell>
          <table:table-cell table:style-name="ce3" table:formula="of:=OFFSET([$'EcCo Armor (0.9)'.$I$2];[.X$88];0)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 (0.9)'.$J$2];[.M$88];0)" office:value-type="float" office:value="0" calcext:value-type="float">
            <text:p>0</text:p>
          </table:table-cell>
          <table:table-cell table:style-name="ce3" table:formula="of:=OFFSET([$'EcCo Armor (0.9)'.$J$2];[.N$88];0)" office:value-type="float" office:value="20" calcext:value-type="float">
            <text:p>20</text:p>
          </table:table-cell>
          <table:table-cell table:style-name="ce3" table:formula="of:=OFFSET([$'EcCo Armor (0.9)'.$J$2];[.O$88];0)" office:value-type="float" office:value="25" calcext:value-type="float">
            <text:p>25</text:p>
          </table:table-cell>
          <table:table-cell table:style-name="ce3" table:formula="of:=OFFSET([$'EcCo Armor (0.9)'.$J$2];[.P$88];0)" office:value-type="float" office:value="10" calcext:value-type="float">
            <text:p>10</text:p>
          </table:table-cell>
          <table:table-cell table:style-name="ce3" table:formula="of:=OFFSET([$'EcCo Armor (0.9)'.$J$2];[.Q$88];0)" office:value-type="float" office:value="30" calcext:value-type="float">
            <text:p>30</text:p>
          </table:table-cell>
          <table:table-cell table:style-name="ce3" table:formula="of:=OFFSET([$'EcCo Armor (0.9)'.$J$2];[.R$88];0)" office:value-type="float" office:value="50" calcext:value-type="float">
            <text:p>50</text:p>
          </table:table-cell>
          <table:table-cell table:style-name="ce3" table:formula="of:=OFFSET([$'EcCo Armor (0.9)'.$J$2];[.S$88];0)" office:value-type="float" office:value="60" calcext:value-type="float">
            <text:p>60</text:p>
          </table:table-cell>
          <table:table-cell table:style-name="ce3" table:formula="of:=OFFSET([$'EcCo Armor (0.9)'.$J$2];[.T$88];0)" office:value-type="float" office:value="70" calcext:value-type="float">
            <text:p>70</text:p>
          </table:table-cell>
          <table:table-cell table:style-name="ce3" table:formula="of:=OFFSET([$'EcCo Armor (0.9)'.$J$2];[.U$88];0)" office:value-type="float" office:value="70" calcext:value-type="float">
            <text:p>70</text:p>
          </table:table-cell>
          <table:table-cell table:style-name="ce3" table:formula="of:=OFFSET([$'EcCo Armor (0.9)'.$J$2];[.V$88];0)" office:value-type="float" office:value="5" calcext:value-type="float">
            <text:p>5</text:p>
          </table:table-cell>
          <table:table-cell table:style-name="ce3" table:formula="of:=OFFSET([$'EcCo Armor (0.9)'.$J$2];[.W$88];0)" office:value-type="float" office:value="20" calcext:value-type="float">
            <text:p>20</text:p>
          </table:table-cell>
          <table:table-cell table:style-name="ce3" table:formula="of:=OFFSET([$'EcCo Armor (0.9)'.$J$2];[.X$88];0)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Mod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Improved Flamer</text:p>
          </table:table-cell>
          <table:table-cell office:value-type="string" calcext:value-type="string">
            <text:p>Flamethrower Fuel MKII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LOOKUP([.$B93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93];[$'EcCo ammo'.$A$6:$'EcCo ammo'.$A$37];[$'EcCo ammo'.G$6:$'EcCo ammo'.G$37]))" office:value-type="float" office:value="0" calcext:value-type="float">
            <text:p>0</text:p>
          </table:table-cell>
          <table:table-cell table:formula="of:=LOOKUP([.$B93];[$'EcCo ammo'.$A$6:$'EcCo ammo'.$A$37];[$'EcCo ammo'.I$6:$'EcCo ammo'.I$37])" office:value-type="float" office:value="4" calcext:value-type="float">
            <text:p>4</text:p>
          </table:table-cell>
          <table:table-cell table:formula="of:=LOOKUP([.$B93];[$'EcCo ammo'.$A$6:$'EcCo ammo'.$A$37];[$'EcCo ammo'.J$6:$'EcCo ammo'.J$37])" office:value-type="float" office:value="3" calcext:value-type="float">
            <text:p>3</text:p>
          </table:table-cell>
          <table:table-cell table:formula="of:=[.H93]/[.I93]" office:value-type="float" office:value="1.33333333333333" calcext:value-type="float">
            <text:p>1.33</text:p>
          </table:table-cell>
          <table:table-cell table:formula="of:=ROUND(AVERAGE([.C93];[.D93]))" office:value-type="float" office:value="70" calcext:value-type="float">
            <text:p>70</text:p>
          </table:table-cell>
          <table:table-cell/>
          <table:table-cell table:formula="of:=MAX((100-MAX([.M$91]+MIN([.$G93];0);0))*INT(([.$K93]-[.AB93])*[.$J93])/100;0)" office:value-type="float" office:value="93" calcext:value-type="float">
            <text:p>93</text:p>
          </table:table-cell>
          <table:table-cell table:formula="of:=MAX((100-MAX([.N$91]+MIN([.$G93];0);0))*INT(([.$K93]-[.AC93])*[.$J93])/100;0)" office:value-type="float" office:value="74.4" calcext:value-type="float">
            <text:p>74</text:p>
          </table:table-cell>
          <table:table-cell table:formula="of:=MAX((100-MAX([.O$91]+MIN([.$G93];0);0))*INT(([.$K93]-[.AD93])*[.$J93])/100;0)" office:value-type="float" office:value="67.5" calcext:value-type="float">
            <text:p>68</text:p>
          </table:table-cell>
          <table:table-cell table:formula="of:=MAX((100-MAX([.P$91]+MIN([.$G93];0);0))*INT(([.$K93]-[.AE93])*[.$J93])/100;0)" office:value-type="float" office:value="78.3" calcext:value-type="float">
            <text:p>78</text:p>
          </table:table-cell>
          <table:table-cell table:formula="of:=MAX((100-MAX([.Q$91]+MIN([.$G93];0);0))*INT(([.$K93]-[.AF93])*[.$J93])/100;0)" office:value-type="float" office:value="60.9" calcext:value-type="float">
            <text:p>61</text:p>
          </table:table-cell>
          <table:table-cell table:formula="of:=MAX((100-MAX([.R$91]+MIN([.$G93];0);0))*INT(([.$K93]-[.AG93])*[.$J93])/100;0)" office:value-type="float" office:value="41.5" calcext:value-type="float">
            <text:p>42</text:p>
          </table:table-cell>
          <table:table-cell table:formula="of:=MAX((100-MAX([.S$91]+MIN([.$G93];0);0))*INT(([.$K93]-[.AH93])*[.$J93])/100;0)" office:value-type="float" office:value="30.8" calcext:value-type="float">
            <text:p>31</text:p>
          </table:table-cell>
          <table:table-cell table:formula="of:=MAX((100-MAX([.T$91]+MIN([.$G93];0);0))*INT(([.$K93]-[.AI93])*[.$J93])/100;0)" office:value-type="float" office:value="22.2" calcext:value-type="float">
            <text:p>22</text:p>
          </table:table-cell>
          <table:table-cell table:formula="of:=MAX((100-MAX([.U$91]+MIN([.$G93];0);0))*INT(([.$K93]-[.AJ93])*[.$J93])/100;0)" office:value-type="float" office:value="19.8" calcext:value-type="float">
            <text:p>20</text:p>
          </table:table-cell>
          <table:table-cell table:formula="of:=MAX((100-MAX([.V$91]+MIN([.$G93];0);0))*INT(([.$K93]-[.AK93])*[.$J93])/100;0)" office:value-type="float" office:value="88.35" calcext:value-type="float">
            <text:p>88</text:p>
          </table:table-cell>
          <table:table-cell table:formula="of:=MAX((100-MAX([.W$91]+MIN([.$G93];0);0))*INT(([.$K93]-[.AL93])*[.$J93])/100;0)" office:value-type="float" office:value="69.6" calcext:value-type="float">
            <text:p>70</text:p>
          </table:table-cell>
          <table:table-cell table:formula="of:=MAX((100-MAX([.X$91]+MIN([.$G93];0);0))*INT(([.$K93]-[.AM93])*[.$J93])/100;0)" office:value-type="float" office:value="49.2" calcext:value-type="float">
            <text:p>49</text:p>
          </table:table-cell>
          <table:table-cell table:number-columns-repeated="3"/>
          <table:table-cell table:formula="of:=MAX([.M$90]*IF([.$E93];0.2;1)*(100+[.$G93]*IF([.$G93]&gt;0;[.$C$1];[.$C$2]))/100; 0)" office:value-type="float" office:value="0" calcext:value-type="float">
            <text:p>0</text:p>
          </table:table-cell>
          <table:table-cell table:formula="of:=MAX([.N$90]*IF([.$E93];0.2;1)*(100+[.$G93]*IF([.$G93]&gt;0;[.$C$1];[.$C$2]))/100; 0)" office:value-type="float" office:value="0" calcext:value-type="float">
            <text:p>0</text:p>
          </table:table-cell>
          <table:table-cell table:formula="of:=MAX([.O$90]*IF([.$E93];0.2;1)*(100+[.$G93]*IF([.$G93]&gt;0;[.$C$1];[.$C$2]))/100; 0)" office:value-type="float" office:value="2" calcext:value-type="float">
            <text:p>2</text:p>
          </table:table-cell>
          <table:table-cell table:formula="of:=MAX([.P$90]*IF([.$E93];0.2;1)*(100+[.$G93]*IF([.$G93]&gt;0;[.$C$1];[.$C$2]))/100; 0)" office:value-type="float" office:value="4" calcext:value-type="float">
            <text:p>4</text:p>
          </table:table-cell>
          <table:table-cell table:formula="of:=MAX([.Q$90]*IF([.$E93];0.2;1)*(100+[.$G93]*IF([.$G93]&gt;0;[.$C$1];[.$C$2]))/100; 0)" office:value-type="float" office:value="4" calcext:value-type="float">
            <text:p>4</text:p>
          </table:table-cell>
          <table:table-cell table:formula="of:=MAX([.R$90]*IF([.$E93];0.2;1)*(100+[.$G93]*IF([.$G93]&gt;0;[.$C$1];[.$C$2]))/100; 0)" office:value-type="float" office:value="7" calcext:value-type="float">
            <text:p>7</text:p>
          </table:table-cell>
          <table:table-cell table:formula="of:=MAX([.S$90]*IF([.$E93];0.2;1)*(100+[.$G93]*IF([.$G93]&gt;0;[.$C$1];[.$C$2]))/100; 0)" office:value-type="float" office:value="12" calcext:value-type="float">
            <text:p>12</text:p>
          </table:table-cell>
          <table:table-cell table:formula="of:=MAX([.T$90]*IF([.$E93];0.2;1)*(100+[.$G93]*IF([.$G93]&gt;0;[.$C$1];[.$C$2]))/100; 0)" office:value-type="float" office:value="14" calcext:value-type="float">
            <text:p>14</text:p>
          </table:table-cell>
          <table:table-cell table:formula="of:=MAX([.U$90]*IF([.$E93];0.2;1)*(100+[.$G93]*IF([.$G93]&gt;0;[.$C$1];[.$C$2]))/100; 0)" office:value-type="float" office:value="20" calcext:value-type="float">
            <text:p>20</text:p>
          </table:table-cell>
          <table:table-cell table:formula="of:=MAX([.V$90]*IF([.$E93];0.2;1)*(100+[.$G93]*IF([.$G93]&gt;0;[.$C$1];[.$C$2]))/100; 0)" office:value-type="float" office:value="0" calcext:value-type="float">
            <text:p>0</text:p>
          </table:table-cell>
          <table:table-cell table:formula="of:=MAX([.W$90]*IF([.$E93];0.2;1)*(100+[.$G93]*IF([.$G93]&gt;0;[.$C$1];[.$C$2]))/100; 0)" office:value-type="float" office:value="4" calcext:value-type="float">
            <text:p>4</text:p>
          </table:table-cell>
          <table:table-cell table:formula="of:=MAX([.X$90]*IF([.$E93];0.2;1)*(100+[.$G93]*IF([.$G93]&gt;0;[.$C$1];[.$C$2]))/100; 0)" office:value-type="float" office:value="8" calcext:value-type="float">
            <text:p>8</text:p>
          </table:table-cell>
          <table:table-cell table:formula="of:=MAX([.Y$90]*IF([.$E93];0.2;1)*(100+[.$G93]*IF([.$G93]&gt;0;[.$C$1];[.$C$2]))/100; 0)" office:value-type="float" office:value="0" calcext:value-type="float">
            <text:p>0</text:p>
          </table:table-cell>
          <table:table-cell table:formula="of:=MAX([.Z$90]*IF([.$E93];0.2;1)*(100+[.$G93]*IF([.$G93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mer</text:p>
          </table:table-cell>
          <table:table-cell office:value-type="string" calcext:value-type="string">
            <text:p>Flamethrower Fuel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94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94];[$'EcCo ammo'.$A$6:$'EcCo ammo'.$A$37];[$'EcCo ammo'.G$6:$'EcCo ammo'.G$37]))" office:value-type="float" office:value="25" calcext:value-type="float">
            <text:p>25</text:p>
          </table:table-cell>
          <table:table-cell table:formula="of:=LOOKUP([.$B94];[$'EcCo ammo'.$A$6:$'EcCo ammo'.$A$37];[$'EcCo ammo'.I$6:$'EcCo ammo'.I$37])" office:value-type="float" office:value="1" calcext:value-type="float">
            <text:p>1</text:p>
          </table:table-cell>
          <table:table-cell table:formula="of:=LOOKUP([.$B94];[$'EcCo ammo'.$A$6:$'EcCo ammo'.$A$37];[$'EcCo ammo'.J$6:$'EcCo ammo'.J$37])" office:value-type="float" office:value="1" calcext:value-type="float">
            <text:p>1</text:p>
          </table:table-cell>
          <table:table-cell table:formula="of:=[.H94]/[.I94]" office:value-type="float" office:value="1" calcext:value-type="float">
            <text:p>1.00</text:p>
          </table:table-cell>
          <table:table-cell table:formula="of:=ROUND(AVERAGE([.C94];[.D94]))" office:value-type="float" office:value="70" calcext:value-type="float">
            <text:p>70</text:p>
          </table:table-cell>
          <table:table-cell/>
          <table:table-cell table:formula="of:=MAX((100-MAX([.M$91]+MIN([.$G94];0);0))*INT(([.$K94]-[.AB94])*[.$J94])/100;0)" office:value-type="float" office:value="70" calcext:value-type="float">
            <text:p>70</text:p>
          </table:table-cell>
          <table:table-cell table:formula="of:=MAX((100-MAX([.N$91]+MIN([.$G94];0);0))*INT(([.$K94]-[.AC94])*[.$J94])/100;0)" office:value-type="float" office:value="56" calcext:value-type="float">
            <text:p>56</text:p>
          </table:table-cell>
          <table:table-cell table:formula="of:=MAX((100-MAX([.O$91]+MIN([.$G94];0);0))*INT(([.$K94]-[.AD94])*[.$J94])/100;0)" office:value-type="float" office:value="51" calcext:value-type="float">
            <text:p>51</text:p>
          </table:table-cell>
          <table:table-cell table:formula="of:=MAX((100-MAX([.P$91]+MIN([.$G94];0);0))*INT(([.$K94]-[.AE94])*[.$J94])/100;0)" office:value-type="float" office:value="59.4" calcext:value-type="float">
            <text:p>59</text:p>
          </table:table-cell>
          <table:table-cell table:formula="of:=MAX((100-MAX([.Q$91]+MIN([.$G94];0);0))*INT(([.$K94]-[.AF94])*[.$J94])/100;0)" office:value-type="float" office:value="46.2" calcext:value-type="float">
            <text:p>46</text:p>
          </table:table-cell>
          <table:table-cell table:formula="of:=MAX((100-MAX([.R$91]+MIN([.$G94];0);0))*INT(([.$K94]-[.AG94])*[.$J94])/100;0)" office:value-type="float" office:value="31.5" calcext:value-type="float">
            <text:p>32</text:p>
          </table:table-cell>
          <table:table-cell table:formula="of:=MAX((100-MAX([.S$91]+MIN([.$G94];0);0))*INT(([.$K94]-[.AH94])*[.$J94])/100;0)" office:value-type="float" office:value="23.2" calcext:value-type="float">
            <text:p>23</text:p>
          </table:table-cell>
          <table:table-cell table:formula="of:=MAX((100-MAX([.T$91]+MIN([.$G94];0);0))*INT(([.$K94]-[.AI94])*[.$J94])/100;0)" office:value-type="float" office:value="16.8" calcext:value-type="float">
            <text:p>17</text:p>
          </table:table-cell>
          <table:table-cell table:formula="of:=MAX((100-MAX([.U$91]+MIN([.$G94];0);0))*INT(([.$K94]-[.AJ94])*[.$J94])/100;0)" office:value-type="float" office:value="15" calcext:value-type="float">
            <text:p>15</text:p>
          </table:table-cell>
          <table:table-cell table:formula="of:=MAX((100-MAX([.V$91]+MIN([.$G94];0);0))*INT(([.$K94]-[.AK94])*[.$J94])/100;0)" office:value-type="float" office:value="66.5" calcext:value-type="float">
            <text:p>67</text:p>
          </table:table-cell>
          <table:table-cell table:formula="of:=MAX((100-MAX([.W$91]+MIN([.$G94];0);0))*INT(([.$K94]-[.AL94])*[.$J94])/100;0)" office:value-type="float" office:value="52.8" calcext:value-type="float">
            <text:p>53</text:p>
          </table:table-cell>
          <table:table-cell table:formula="of:=MAX((100-MAX([.X$91]+MIN([.$G94];0);0))*INT(([.$K94]-[.AM94])*[.$J94])/100;0)" office:value-type="float" office:value="37.2" calcext:value-type="float">
            <text:p>37</text:p>
          </table:table-cell>
          <table:table-cell table:number-columns-repeated="3"/>
          <table:table-cell table:formula="of:=MAX([.M$90]*IF([.$E94];0.2;1)*(100+[.$G94]*IF([.$G94]&gt;0;[.$C$1];[.$C$2]))/100; 0)" office:value-type="float" office:value="0" calcext:value-type="float">
            <text:p>0</text:p>
          </table:table-cell>
          <table:table-cell table:formula="of:=MAX([.N$90]*IF([.$E94];0.2;1)*(100+[.$G94]*IF([.$G94]&gt;0;[.$C$1];[.$C$2]))/100; 0)" office:value-type="float" office:value="0" calcext:value-type="float">
            <text:p>0</text:p>
          </table:table-cell>
          <table:table-cell table:formula="of:=MAX([.O$90]*IF([.$E94];0.2;1)*(100+[.$G94]*IF([.$G94]&gt;0;[.$C$1];[.$C$2]))/100; 0)" office:value-type="float" office:value="2" calcext:value-type="float">
            <text:p>2</text:p>
          </table:table-cell>
          <table:table-cell table:formula="of:=MAX([.P$90]*IF([.$E94];0.2;1)*(100+[.$G94]*IF([.$G94]&gt;0;[.$C$1];[.$C$2]))/100; 0)" office:value-type="float" office:value="4" calcext:value-type="float">
            <text:p>4</text:p>
          </table:table-cell>
          <table:table-cell table:formula="of:=MAX([.Q$90]*IF([.$E94];0.2;1)*(100+[.$G94]*IF([.$G94]&gt;0;[.$C$1];[.$C$2]))/100; 0)" office:value-type="float" office:value="4" calcext:value-type="float">
            <text:p>4</text:p>
          </table:table-cell>
          <table:table-cell table:formula="of:=MAX([.R$90]*IF([.$E94];0.2;1)*(100+[.$G94]*IF([.$G94]&gt;0;[.$C$1];[.$C$2]))/100; 0)" office:value-type="float" office:value="7" calcext:value-type="float">
            <text:p>7</text:p>
          </table:table-cell>
          <table:table-cell table:formula="of:=MAX([.S$90]*IF([.$E94];0.2;1)*(100+[.$G94]*IF([.$G94]&gt;0;[.$C$1];[.$C$2]))/100; 0)" office:value-type="float" office:value="12" calcext:value-type="float">
            <text:p>12</text:p>
          </table:table-cell>
          <table:table-cell table:formula="of:=MAX([.T$90]*IF([.$E94];0.2;1)*(100+[.$G94]*IF([.$G94]&gt;0;[.$C$1];[.$C$2]))/100; 0)" office:value-type="float" office:value="14" calcext:value-type="float">
            <text:p>14</text:p>
          </table:table-cell>
          <table:table-cell table:formula="of:=MAX([.U$90]*IF([.$E94];0.2;1)*(100+[.$G94]*IF([.$G94]&gt;0;[.$C$1];[.$C$2]))/100; 0)" office:value-type="float" office:value="20" calcext:value-type="float">
            <text:p>20</text:p>
          </table:table-cell>
          <table:table-cell table:formula="of:=MAX([.V$90]*IF([.$E94];0.2;1)*(100+[.$G94]*IF([.$G94]&gt;0;[.$C$1];[.$C$2]))/100; 0)" office:value-type="float" office:value="0" calcext:value-type="float">
            <text:p>0</text:p>
          </table:table-cell>
          <table:table-cell table:formula="of:=MAX([.W$90]*IF([.$E94];0.2;1)*(100+[.$G94]*IF([.$G94]&gt;0;[.$C$1];[.$C$2]))/100; 0)" office:value-type="float" office:value="4" calcext:value-type="float">
            <text:p>4</text:p>
          </table:table-cell>
          <table:table-cell table:formula="of:=MAX([.X$90]*IF([.$E94];0.2;1)*(100+[.$G94]*IF([.$G94]&gt;0;[.$C$1];[.$C$2]))/100; 0)" office:value-type="float" office:value="8" calcext:value-type="float">
            <text:p>8</text:p>
          </table:table-cell>
          <table:table-cell table:formula="of:=MAX([.Y$90]*IF([.$E94];0.2;1)*(100+[.$G94]*IF([.$G94]&gt;0;[.$C$1];[.$C$2]))/100; 0)" office:value-type="float" office:value="0" calcext:value-type="float">
            <text:p>0</text:p>
          </table:table-cell>
          <table:table-cell table:formula="of:=MAX([.Z$90]*IF([.$E94];0.2;1)*(100+[.$G94]*IF([.$G94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IC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95];[$'EcCo ammo'.$A$6:$'EcCo ammo'.$A$37];[$'EcCo ammo'.F$6:$'EcCo ammo'.F$37])" office:value-type="float" office:value="0" calcext:value-type="float">
            <text:p>0</text:p>
          </table:table-cell>
          <table:table-cell table:formula="of:=FLOOR(LOOKUP([.$B95];[$'EcCo ammo'.$A$6:$'EcCo ammo'.$A$37];[$'EcCo ammo'.G$6:$'EcCo ammo'.G$37]))" office:value-type="float" office:value="0" calcext:value-type="float">
            <text:p>0</text:p>
          </table:table-cell>
          <table:table-cell table:formula="of:=LOOKUP([.$B95];[$'EcCo ammo'.$A$6:$'EcCo ammo'.$A$37];[$'EcCo ammo'.I$6:$'EcCo ammo'.I$37])" office:value-type="float" office:value="4" calcext:value-type="float">
            <text:p>4</text:p>
          </table:table-cell>
          <table:table-cell table:formula="of:=LOOKUP([.$B95];[$'EcCo ammo'.$A$6:$'EcCo ammo'.$A$37];[$'EcCo ammo'.J$6:$'EcCo ammo'.J$37])" office:value-type="float" office:value="3" calcext:value-type="float">
            <text:p>3</text:p>
          </table:table-cell>
          <table:table-cell table:formula="of:=[.H95]/[.I95]" office:value-type="float" office:value="1.33333333333333" calcext:value-type="float">
            <text:p>1.33</text:p>
          </table:table-cell>
          <table:table-cell table:formula="of:=ROUND(AVERAGE([.C95];[.D95]))" office:value-type="float" office:value="30" calcext:value-type="float">
            <text:p>30</text:p>
          </table:table-cell>
          <table:table-cell/>
          <table:table-cell table:formula="of:=MAX((100-MAX([.M$91]+MIN([.$G95];0);0))*INT(([.$K95]-[.AB95])*[.$J95])/100;0)" office:value-type="float" office:value="39" calcext:value-type="float">
            <text:p>39</text:p>
          </table:table-cell>
          <table:table-cell table:formula="of:=MAX((100-MAX([.N$91]+MIN([.$G95];0);0))*INT(([.$K95]-[.AC95])*[.$J95])/100;0)" office:value-type="float" office:value="31.2" calcext:value-type="float">
            <text:p>31</text:p>
          </table:table-cell>
          <table:table-cell table:formula="of:=MAX((100-MAX([.O$91]+MIN([.$G95];0);0))*INT(([.$K95]-[.AD95])*[.$J95])/100;0)" office:value-type="float" office:value="29.25" calcext:value-type="float">
            <text:p>29</text:p>
          </table:table-cell>
          <table:table-cell table:formula="of:=MAX((100-MAX([.P$91]+MIN([.$G95];0);0))*INT(([.$K95]-[.AE95])*[.$J95])/100;0)" office:value-type="float" office:value="35.1" calcext:value-type="float">
            <text:p>35</text:p>
          </table:table-cell>
          <table:table-cell table:formula="of:=MAX((100-MAX([.Q$91]+MIN([.$G95];0);0))*INT(([.$K95]-[.AF95])*[.$J95])/100;0)" office:value-type="float" office:value="27.3" calcext:value-type="float">
            <text:p>27</text:p>
          </table:table-cell>
          <table:table-cell table:formula="of:=MAX((100-MAX([.R$91]+MIN([.$G95];0);0))*INT(([.$K95]-[.AG95])*[.$J95])/100;0)" office:value-type="float" office:value="19.5" calcext:value-type="float">
            <text:p>20</text:p>
          </table:table-cell>
          <table:table-cell table:formula="of:=MAX((100-MAX([.S$91]+MIN([.$G95];0);0))*INT(([.$K95]-[.AH95])*[.$J95])/100;0)" office:value-type="float" office:value="15.6" calcext:value-type="float">
            <text:p>16</text:p>
          </table:table-cell>
          <table:table-cell table:formula="of:=MAX((100-MAX([.T$91]+MIN([.$G95];0);0))*INT(([.$K95]-[.AI95])*[.$J95])/100;0)" office:value-type="float" office:value="11.7" calcext:value-type="float">
            <text:p>12</text:p>
          </table:table-cell>
          <table:table-cell table:formula="of:=MAX((100-MAX([.U$91]+MIN([.$G95];0);0))*INT(([.$K95]-[.AJ95])*[.$J95])/100;0)" office:value-type="float" office:value="11.7" calcext:value-type="float">
            <text:p>12</text:p>
          </table:table-cell>
          <table:table-cell table:formula="of:=MAX((100-MAX([.V$91]+MIN([.$G95];0);0))*INT(([.$K95]-[.AK95])*[.$J95])/100;0)" office:value-type="float" office:value="37.05" calcext:value-type="float">
            <text:p>37</text:p>
          </table:table-cell>
          <table:table-cell table:formula="of:=MAX((100-MAX([.W$91]+MIN([.$G95];0);0))*INT(([.$K95]-[.AL95])*[.$J95])/100;0)" office:value-type="float" office:value="31.2" calcext:value-type="float">
            <text:p>31</text:p>
          </table:table-cell>
          <table:table-cell table:formula="of:=MAX((100-MAX([.X$91]+MIN([.$G95];0);0))*INT(([.$K95]-[.AM95])*[.$J95])/100;0)" office:value-type="float" office:value="23.4" calcext:value-type="float">
            <text:p>23</text:p>
          </table:table-cell>
          <table:table-cell table:number-columns-repeated="3"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IC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96];[$'EcCo ammo'.$A$6:$'EcCo ammo'.$A$37];[$'EcCo ammo'.F$6:$'EcCo ammo'.F$37])" office:value-type="float" office:value="0" calcext:value-type="float">
            <text:p>0</text:p>
          </table:table-cell>
          <table:table-cell table:formula="of:=FLOOR(LOOKUP([.$B96];[$'EcCo ammo'.$A$6:$'EcCo ammo'.$A$37];[$'EcCo ammo'.G$6:$'EcCo ammo'.G$37]))" office:value-type="float" office:value="0" calcext:value-type="float">
            <text:p>0</text:p>
          </table:table-cell>
          <table:table-cell table:formula="of:=LOOKUP([.$B96];[$'EcCo ammo'.$A$6:$'EcCo ammo'.$A$37];[$'EcCo ammo'.I$6:$'EcCo ammo'.I$37])" office:value-type="float" office:value="4" calcext:value-type="float">
            <text:p>4</text:p>
          </table:table-cell>
          <table:table-cell table:formula="of:=LOOKUP([.$B96];[$'EcCo ammo'.$A$6:$'EcCo ammo'.$A$37];[$'EcCo ammo'.J$6:$'EcCo ammo'.J$37])" office:value-type="float" office:value="3" calcext:value-type="float">
            <text:p>3</text:p>
          </table:table-cell>
          <table:table-cell table:formula="of:=[.H96]/[.I96]" office:value-type="float" office:value="1.33333333333333" calcext:value-type="float">
            <text:p>1.33</text:p>
          </table:table-cell>
          <table:table-cell table:formula="of:=ROUND(AVERAGE([.C96];[.D96]))" office:value-type="float" office:value="35" calcext:value-type="float">
            <text:p>35</text:p>
          </table:table-cell>
          <table:table-cell/>
          <table:table-cell table:formula="of:=MAX((100-MAX([.M$91]+MIN([.$G96];0);0))*INT(([.$K96]-[.AB96])*[.$J96])/100;0)" office:value-type="float" office:value="46" calcext:value-type="float">
            <text:p>46</text:p>
          </table:table-cell>
          <table:table-cell table:formula="of:=MAX((100-MAX([.N$91]+MIN([.$G96];0);0))*INT(([.$K96]-[.AC96])*[.$J96])/100;0)" office:value-type="float" office:value="36.8" calcext:value-type="float">
            <text:p>37</text:p>
          </table:table-cell>
          <table:table-cell table:formula="of:=MAX((100-MAX([.O$91]+MIN([.$G96];0);0))*INT(([.$K96]-[.AD96])*[.$J96])/100;0)" office:value-type="float" office:value="34.5" calcext:value-type="float">
            <text:p>35</text:p>
          </table:table-cell>
          <table:table-cell table:formula="of:=MAX((100-MAX([.P$91]+MIN([.$G96];0);0))*INT(([.$K96]-[.AE96])*[.$J96])/100;0)" office:value-type="float" office:value="41.4" calcext:value-type="float">
            <text:p>41</text:p>
          </table:table-cell>
          <table:table-cell table:formula="of:=MAX((100-MAX([.Q$91]+MIN([.$G96];0);0))*INT(([.$K96]-[.AF96])*[.$J96])/100;0)" office:value-type="float" office:value="32.2" calcext:value-type="float">
            <text:p>32</text:p>
          </table:table-cell>
          <table:table-cell table:formula="of:=MAX((100-MAX([.R$91]+MIN([.$G96];0);0))*INT(([.$K96]-[.AG96])*[.$J96])/100;0)" office:value-type="float" office:value="23" calcext:value-type="float">
            <text:p>23</text:p>
          </table:table-cell>
          <table:table-cell table:formula="of:=MAX((100-MAX([.S$91]+MIN([.$G96];0);0))*INT(([.$K96]-[.AH96])*[.$J96])/100;0)" office:value-type="float" office:value="18.4" calcext:value-type="float">
            <text:p>18</text:p>
          </table:table-cell>
          <table:table-cell table:formula="of:=MAX((100-MAX([.T$91]+MIN([.$G96];0);0))*INT(([.$K96]-[.AI96])*[.$J96])/100;0)" office:value-type="float" office:value="13.8" calcext:value-type="float">
            <text:p>14</text:p>
          </table:table-cell>
          <table:table-cell table:formula="of:=MAX((100-MAX([.U$91]+MIN([.$G96];0);0))*INT(([.$K96]-[.AJ96])*[.$J96])/100;0)" office:value-type="float" office:value="13.8" calcext:value-type="float">
            <text:p>14</text:p>
          </table:table-cell>
          <table:table-cell table:formula="of:=MAX((100-MAX([.V$91]+MIN([.$G96];0);0))*INT(([.$K96]-[.AK96])*[.$J96])/100;0)" office:value-type="float" office:value="43.7" calcext:value-type="float">
            <text:p>44</text:p>
          </table:table-cell>
          <table:table-cell table:formula="of:=MAX((100-MAX([.W$91]+MIN([.$G96];0);0))*INT(([.$K96]-[.AL96])*[.$J96])/100;0)" office:value-type="float" office:value="36.8" calcext:value-type="float">
            <text:p>37</text:p>
          </table:table-cell>
          <table:table-cell table:formula="of:=MAX((100-MAX([.X$91]+MIN([.$G96];0);0))*INT(([.$K96]-[.AM96])*[.$J96])/100;0)" office:value-type="float" office:value="27.6" calcext:value-type="float">
            <text:p>28</text:p>
          </table:table-cell>
          <table:table-cell table:number-columns-repeated="3"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Default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 office:value-type="string" calcext:value-type="string" table:number-columns-spanned="14" table:number-rows-spanned="1">
            <text:p>EXPLOSIVE DAMAGE</text:p>
          </table:table-cell>
          <table:covered-table-cell table:number-columns-repeated="13" table:style-name="Default"/>
          <table:table-cell/>
          <table:table-cell table:style-name="Default" table:number-columns-repeated="17"/>
          <table:table-cell table:number-columns-repeated="3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2" table:formula="of:=OFFSET([$'EcCo Armor (0.9)'.$A$2];[.M$98];0)" office:value-type="string" office:string-value="None" calcext:value-type="string">
            <text:p>None</text:p>
          </table:table-cell>
          <table:table-cell table:style-name="ce22" table:formula="of:=OFFSET([$'EcCo Armor (0.9)'.$A$2];[.N$98];0)" office:value-type="string" office:string-value="Leather Jacket" calcext:value-type="string">
            <text:p>Leather Jacket</text:p>
          </table:table-cell>
          <table:table-cell table:style-name="ce22" table:formula="of:=OFFSET([$'EcCo Armor (0.9)'.$A$2];[.O$98];0)" office:value-type="string" office:string-value="Metal Armor" calcext:value-type="string">
            <text:p>Metal Armor</text:p>
          </table:table-cell>
          <table:table-cell table:style-name="ce22" table:formula="of:=OFFSET([$'EcCo Armor (0.9)'.$A$2];[.P$98];0)" office:value-type="string" office:string-value="Combat Armor" calcext:value-type="string">
            <text:p>Combat Armor</text:p>
          </table:table-cell>
          <table:table-cell table:style-name="ce22" table:formula="of:=OFFSET([$'EcCo Armor (0.9)'.$A$2];[.Q$98];0)" office:value-type="string" office:string-value="Combat MkII" calcext:value-type="string">
            <text:p>Combat MkII</text:p>
          </table:table-cell>
          <table:table-cell table:style-name="ce22" table:formula="of:=OFFSET([$'EcCo Armor (0.9)'.$A$2];[.R$98];0)" office:value-type="string" office:string-value="Power Armor" calcext:value-type="string">
            <text:p>Power Armor</text:p>
          </table:table-cell>
          <table:table-cell table:style-name="ce22" table:formula="of:=OFFSET([$'EcCo Armor (0.9)'.$A$2];[.S$98];0)" office:value-type="string" office:string-value="Adv. Power" calcext:value-type="string">
            <text:p>Adv. Power</text:p>
          </table:table-cell>
          <table:table-cell table:style-name="ce22" table:formula="of:=OFFSET([$'EcCo Armor (0.9)'.$A$2];[.T$98];0)" office:value-type="string" office:string-value="Adv. Power MKII" calcext:value-type="string">
            <text:p>Adv. Power MKII</text:p>
          </table:table-cell>
          <table:table-cell table:style-name="ce22" table:formula="of:=OFFSET([$'EcCo Armor (0.9)'.$A$2];[.U$98];0)" office:value-type="string" office:string-value="Deathclaw" calcext:value-type="string">
            <text:p>Deathclaw</text:p>
          </table:table-cell>
          <table:table-cell table:style-name="ce22" table:formula="of:=OFFSET([$'EcCo Armor (0.9)'.$A$2];[.V$98];0)" office:value-type="string" office:string-value="T. Deathclaw" calcext:value-type="string">
            <text:p>T. Deathclaw</text:p>
          </table:table-cell>
          <table:table-cell table:style-name="ce22" table:number-columns-repeated="2"/>
          <table:table-cell table:style-name="ce28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 (0.9)'.$O$2];[.M$98];0)" office:value-type="float" office:value="0" calcext:value-type="float">
            <text:p>0</text:p>
          </table:table-cell>
          <table:table-cell table:style-name="ce3" table:formula="of:=OFFSET([$'EcCo Armor (0.9)'.$O$2];[.N$98];0)" office:value-type="float" office:value="0" calcext:value-type="float">
            <text:p>0</text:p>
          </table:table-cell>
          <table:table-cell table:style-name="ce3" table:formula="of:=OFFSET([$'EcCo Armor (0.9)'.$O$2];[.O$98];0)" office:value-type="float" office:value="4" calcext:value-type="float">
            <text:p>4</text:p>
          </table:table-cell>
          <table:table-cell table:style-name="ce3" table:formula="of:=OFFSET([$'EcCo Armor (0.9)'.$O$2];[.P$98];0)" office:value-type="float" office:value="6" calcext:value-type="float">
            <text:p>6</text:p>
          </table:table-cell>
          <table:table-cell table:style-name="ce3" table:formula="of:=OFFSET([$'EcCo Armor (0.9)'.$O$2];[.Q$98];0)" office:value-type="float" office:value="9" calcext:value-type="float">
            <text:p>9</text:p>
          </table:table-cell>
          <table:table-cell table:style-name="ce3" table:formula="of:=OFFSET([$'EcCo Armor (0.9)'.$O$2];[.R$98];0)" office:value-type="float" office:value="20" calcext:value-type="float">
            <text:p>20</text:p>
          </table:table-cell>
          <table:table-cell table:style-name="ce3" table:formula="of:=OFFSET([$'EcCo Armor (0.9)'.$O$2];[.S$98];0)" office:value-type="float" office:value="20" calcext:value-type="float">
            <text:p>20</text:p>
          </table:table-cell>
          <table:table-cell table:style-name="ce3" table:formula="of:=OFFSET([$'EcCo Armor (0.9)'.$O$2];[.T$98];0)" office:value-type="float" office:value="20" calcext:value-type="float">
            <text:p>20</text:p>
          </table:table-cell>
          <table:table-cell table:style-name="ce3" table:formula="of:=OFFSET([$'EcCo Armor (0.9)'.$O$2];[.U$98];0)" office:value-type="float" office:value="6" calcext:value-type="float">
            <text:p>6</text:p>
          </table:table-cell>
          <table:table-cell table:style-name="ce3" table:formula="of:=OFFSET([$'EcCo Armor (0.9)'.$O$2];[.V$98];0)" office:value-type="float" office:value="12" calcext:value-type="float">
            <text:p>12</text:p>
          </table:table-cell>
          <table:table-cell table:style-name="ce3" table:number-columns-repeated="4"/>
          <table:table-cell/>
          <table:table-cell table:style-name="Default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 (0.9)'.$P$2];[.M$98];0)" office:value-type="float" office:value="0" calcext:value-type="float">
            <text:p>0</text:p>
          </table:table-cell>
          <table:table-cell table:style-name="ce3" table:formula="of:=OFFSET([$'EcCo Armor (0.9)'.$P$2];[.N$98];0)" office:value-type="float" office:value="20" calcext:value-type="float">
            <text:p>20</text:p>
          </table:table-cell>
          <table:table-cell table:style-name="ce3" table:formula="of:=OFFSET([$'EcCo Armor (0.9)'.$P$2];[.O$98];0)" office:value-type="float" office:value="25" calcext:value-type="float">
            <text:p>25</text:p>
          </table:table-cell>
          <table:table-cell table:style-name="ce3" table:formula="of:=OFFSET([$'EcCo Armor (0.9)'.$P$2];[.P$98];0)" office:value-type="float" office:value="40" calcext:value-type="float">
            <text:p>40</text:p>
          </table:table-cell>
          <table:table-cell table:style-name="ce3" table:formula="of:=OFFSET([$'EcCo Armor (0.9)'.$P$2];[.Q$98];0)" office:value-type="float" office:value="45" calcext:value-type="float">
            <text:p>45</text:p>
          </table:table-cell>
          <table:table-cell table:style-name="ce3" table:formula="of:=OFFSET([$'EcCo Armor (0.9)'.$P$2];[.R$98];0)" office:value-type="float" office:value="50" calcext:value-type="float">
            <text:p>50</text:p>
          </table:table-cell>
          <table:table-cell table:style-name="ce3" table:formula="of:=OFFSET([$'EcCo Armor (0.9)'.$P$2];[.S$98];0)" office:value-type="float" office:value="65" calcext:value-type="float">
            <text:p>65</text:p>
          </table:table-cell>
          <table:table-cell table:style-name="ce3" table:formula="of:=OFFSET([$'EcCo Armor (0.9)'.$P$2];[.T$98];0)" office:value-type="float" office:value="70" calcext:value-type="float">
            <text:p>70</text:p>
          </table:table-cell>
          <table:table-cell table:style-name="ce3" table:formula="of:=OFFSET([$'EcCo Armor (0.9)'.$P$2];[.U$98];0)" office:value-type="float" office:value="20" calcext:value-type="float">
            <text:p>20</text:p>
          </table:table-cell>
          <table:table-cell table:style-name="ce3" table:formula="of:=OFFSET([$'EcCo Armor (0.9)'.$P$2];[.V$98];0)" office:value-type="float" office:value="40" calcext:value-type="float">
            <text:p>40</text:p>
          </table:table-cell>
          <table:table-cell table:style-name="ce3" table:number-columns-repeated="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/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HE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formula="of:=LOOKUP([.$B104];[$'EcCo ammo'.$A$6:$'EcCo ammo'.$A$37];[$'EcCo ammo'.F$6:$'EcCo ammo'.F$37])" office:value-type="float" office:value="0" calcext:value-type="float">
            <text:p>0</text:p>
          </table:table-cell>
          <table:table-cell table:formula="of:=LOOKUP([.$B104];[$'EcCo ammo'.$A$6:$'EcCo ammo'.$A$37];[$'EcCo ammo'.G$6:$'EcCo ammo'.G$37])" office:value-type="float" office:value="0" calcext:value-type="float">
            <text:p>0</text:p>
          </table:table-cell>
          <table:table-cell table:formula="of:=LOOKUP([.$B104];[$'EcCo ammo'.$A$6:$'EcCo ammo'.$A$37];[$'EcCo ammo'.I$6:$'EcCo ammo'.I$37])" office:value-type="float" office:value="1" calcext:value-type="float">
            <text:p>1</text:p>
          </table:table-cell>
          <table:table-cell table:formula="of:=LOOKUP([.$B104];[$'EcCo ammo'.$A$6:$'EcCo ammo'.$A$37];[$'EcCo ammo'.J$6:$'EcCo ammo'.J$37])" office:value-type="float" office:value="1" calcext:value-type="float">
            <text:p>1</text:p>
          </table:table-cell>
          <table:table-cell table:formula="of:=[.H104]/[.I104]" office:value-type="float" office:value="1" calcext:value-type="float">
            <text:p>1.00</text:p>
          </table:table-cell>
          <table:table-cell table:formula="of:=ROUND(AVERAGE([.C104];[.D104]))" office:value-type="float" office:value="30" calcext:value-type="float">
            <text:p>30</text:p>
          </table:table-cell>
          <table:table-cell/>
          <table:table-cell table:formula="of:=MAX((100-MAX([.M$102]+MIN([.$G104];0);0))*INT(([.$K104]-[.AB104])*[.$J104])/100;0)" office:value-type="float" office:value="30" calcext:value-type="float">
            <text:p>30</text:p>
          </table:table-cell>
          <table:table-cell table:formula="of:=MAX((100-MAX([.N$102]+MIN([.$G104];0);0))*INT(([.$K104]-[.AC104])*[.$J104])/100;0)" office:value-type="float" office:value="24" calcext:value-type="float">
            <text:p>24</text:p>
          </table:table-cell>
          <table:table-cell table:formula="of:=MAX((100-MAX([.O$102]+MIN([.$G104];0);0))*INT(([.$K104]-[.AD104])*[.$J104])/100;0)" office:value-type="float" office:value="19.5" calcext:value-type="float">
            <text:p>20</text:p>
          </table:table-cell>
          <table:table-cell table:formula="of:=MAX((100-MAX([.P$102]+MIN([.$G104];0);0))*INT(([.$K104]-[.AE104])*[.$J104])/100;0)" office:value-type="float" office:value="14.4" calcext:value-type="float">
            <text:p>14</text:p>
          </table:table-cell>
          <table:table-cell table:formula="of:=MAX((100-MAX([.Q$102]+MIN([.$G104];0);0))*INT(([.$K104]-[.AF104])*[.$J104])/100;0)" office:value-type="float" office:value="11.55" calcext:value-type="float">
            <text:p>12</text:p>
          </table:table-cell>
          <table:table-cell table:formula="of:=MAX((100-MAX([.R$102]+MIN([.$G104];0);0))*INT(([.$K104]-[.AG104])*[.$J104])/100;0)" office:value-type="float" office:value="5" calcext:value-type="float">
            <text:p>5</text:p>
          </table:table-cell>
          <table:table-cell table:formula="of:=MAX((100-MAX([.S$102]+MIN([.$G104];0);0))*INT(([.$K104]-[.AH104])*[.$J104])/100;0)" office:value-type="float" office:value="3.5" calcext:value-type="float">
            <text:p>4</text:p>
          </table:table-cell>
          <table:table-cell table:formula="of:=MAX((100-MAX([.T$102]+MIN([.$G104];0);0))*INT(([.$K104]-[.AI104])*[.$J104])/100;0)" office:value-type="float" office:value="3" calcext:value-type="float">
            <text:p>3</text:p>
          </table:table-cell>
          <table:table-cell table:formula="of:=MAX((100-MAX([.U$102]+MIN([.$G104];0);0))*INT(([.$K104]-[.AJ104])*[.$J104])/100;0)" office:value-type="float" office:value="19.2" calcext:value-type="float">
            <text:p>19</text:p>
          </table:table-cell>
          <table:table-cell table:formula="of:=MAX((100-MAX([.V$102]+MIN([.$G104];0);0))*INT(([.$K104]-[.AK104])*[.$J104])/100;0)" office:value-type="float" office:value="10.8" calcext:value-type="float">
            <text:p>11</text:p>
          </table:table-cell>
          <table:table-cell table:style-name="Default" table:number-columns-repeated="4"/>
          <table:table-cell/>
          <table:table-cell table:formula="of:=MAX([.M$101]*IF([.$E104];0.2;1)*(100+[.$G104]*IF([.$G104]&gt;0;[.$C$1];[.$C$2]))/100; 0)" office:value-type="float" office:value="0" calcext:value-type="float">
            <text:p>0</text:p>
          </table:table-cell>
          <table:table-cell table:formula="of:=MAX([.N$101]*IF([.$E104];0.2;1)*(100+[.$G104]*IF([.$G104]&gt;0;[.$C$1];[.$C$2]))/100; 0)" office:value-type="float" office:value="0" calcext:value-type="float">
            <text:p>0</text:p>
          </table:table-cell>
          <table:table-cell table:formula="of:=MAX([.O$101]*IF([.$E104];0.2;1)*(100+[.$G104]*IF([.$G104]&gt;0;[.$C$1];[.$C$2]))/100; 0)" office:value-type="float" office:value="4" calcext:value-type="float">
            <text:p>4</text:p>
          </table:table-cell>
          <table:table-cell table:formula="of:=MAX([.P$101]*IF([.$E104];0.2;1)*(100+[.$G104]*IF([.$G104]&gt;0;[.$C$1];[.$C$2]))/100; 0)" office:value-type="float" office:value="6" calcext:value-type="float">
            <text:p>6</text:p>
          </table:table-cell>
          <table:table-cell table:formula="of:=MAX([.Q$101]*IF([.$E104];0.2;1)*(100+[.$G104]*IF([.$G104]&gt;0;[.$C$1];[.$C$2]))/100; 0)" office:value-type="float" office:value="9" calcext:value-type="float">
            <text:p>9</text:p>
          </table:table-cell>
          <table:table-cell table:formula="of:=MAX([.R$101]*IF([.$E104];0.2;1)*(100+[.$G104]*IF([.$G104]&gt;0;[.$C$1];[.$C$2]))/100; 0)" office:value-type="float" office:value="20" calcext:value-type="float">
            <text:p>20</text:p>
          </table:table-cell>
          <table:table-cell table:formula="of:=MAX([.S$101]*IF([.$E104];0.2;1)*(100+[.$G104]*IF([.$G104]&gt;0;[.$C$1];[.$C$2]))/100; 0)" office:value-type="float" office:value="20" calcext:value-type="float">
            <text:p>20</text:p>
          </table:table-cell>
          <table:table-cell table:formula="of:=MAX([.T$101]*IF([.$E104];0.2;1)*(100+[.$G104]*IF([.$G104]&gt;0;[.$C$1];[.$C$2]))/100; 0)" office:value-type="float" office:value="20" calcext:value-type="float">
            <text:p>20</text:p>
          </table:table-cell>
          <table:table-cell table:formula="of:=MAX([.U$101]*IF([.$E104];0.2;1)*(100+[.$G104]*IF([.$G104]&gt;0;[.$C$1];[.$C$2]))/100; 0)" office:value-type="float" office:value="6" calcext:value-type="float">
            <text:p>6</text:p>
          </table:table-cell>
          <table:table-cell table:formula="of:=MAX([.V$101]*IF([.$E104];0.2;1)*(100+[.$G104]*IF([.$G104]&gt;0;[.$C$1];[.$C$2]))/100; 0)" office:value-type="float" office:value="12" calcext:value-type="float">
            <text:p>12</text:p>
          </table:table-cell>
          <table:table-cell table:formula="of:=MAX([.W$101]*IF([.$E104];0.2;1)*(100+[.$G104]*IF([.$G104]&gt;0;[.$C$1];[.$C$2]))/100; 0)" office:value-type="float" office:value="0" calcext:value-type="float">
            <text:p>0</text:p>
          </table:table-cell>
          <table:table-cell table:formula="of:=MAX([.X$101]*IF([.$E104];0.2;1)*(100+[.$G104]*IF([.$G104]&gt;0;[.$C$1];[.$C$2]))/100; 0)" office:value-type="float" office:value="0" calcext:value-type="float">
            <text:p>0</text:p>
          </table:table-cell>
          <table:table-cell table:formula="of:=MAX([.Y$101]*IF([.$E104];0.2;1)*(100+[.$G104]*IF([.$G104]&gt;0;[.$C$1];[.$C$2]))/100; 0)" office:value-type="float" office:value="0" calcext:value-type="float">
            <text:p>0</text:p>
          </table:table-cell>
          <table:table-cell table:formula="of:=MAX([.Z$101]*IF([.$E104];0.2;1)*(100+[.$G104]*IF([.$G104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HE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formula="of:=LOOKUP([.$B105];[$'EcCo ammo'.$A$6:$'EcCo ammo'.$A$37];[$'EcCo ammo'.F$6:$'EcCo ammo'.F$37])" office:value-type="float" office:value="0" calcext:value-type="float">
            <text:p>0</text:p>
          </table:table-cell>
          <table:table-cell table:formula="of:=LOOKUP([.$B105];[$'EcCo ammo'.$A$6:$'EcCo ammo'.$A$37];[$'EcCo ammo'.G$6:$'EcCo ammo'.G$37])" office:value-type="float" office:value="0" calcext:value-type="float">
            <text:p>0</text:p>
          </table:table-cell>
          <table:table-cell table:formula="of:=LOOKUP([.$B105];[$'EcCo ammo'.$A$6:$'EcCo ammo'.$A$37];[$'EcCo ammo'.I$6:$'EcCo ammo'.I$37])" office:value-type="float" office:value="1" calcext:value-type="float">
            <text:p>1</text:p>
          </table:table-cell>
          <table:table-cell table:formula="of:=LOOKUP([.$B105];[$'EcCo ammo'.$A$6:$'EcCo ammo'.$A$37];[$'EcCo ammo'.J$6:$'EcCo ammo'.J$37])" office:value-type="float" office:value="1" calcext:value-type="float">
            <text:p>1</text:p>
          </table:table-cell>
          <table:table-cell table:formula="of:=[.H105]/[.I105]" office:value-type="float" office:value="1" calcext:value-type="float">
            <text:p>1.00</text:p>
          </table:table-cell>
          <table:table-cell table:formula="of:=ROUND(AVERAGE([.C95];[.D95]))" office:value-type="float" office:value="30" calcext:value-type="float">
            <text:p>30</text:p>
          </table:table-cell>
          <table:table-cell/>
          <table:table-cell table:formula="of:=MAX((100-MAX([.M$102]+MIN([.$G105];0);0))*INT(([.$K105]-[.AB105])*[.$J105])/100;0)" office:value-type="float" office:value="30" calcext:value-type="float">
            <text:p>30</text:p>
          </table:table-cell>
          <table:table-cell table:formula="of:=MAX((100-MAX([.N$102]+MIN([.$G105];0);0))*INT(([.$K105]-[.AC105])*[.$J105])/100;0)" office:value-type="float" office:value="24" calcext:value-type="float">
            <text:p>24</text:p>
          </table:table-cell>
          <table:table-cell table:formula="of:=MAX((100-MAX([.O$102]+MIN([.$G105];0);0))*INT(([.$K105]-[.AD105])*[.$J105])/100;0)" office:value-type="float" office:value="19.5" calcext:value-type="float">
            <text:p>20</text:p>
          </table:table-cell>
          <table:table-cell table:formula="of:=MAX((100-MAX([.P$102]+MIN([.$G105];0);0))*INT(([.$K105]-[.AE105])*[.$J105])/100;0)" office:value-type="float" office:value="14.4" calcext:value-type="float">
            <text:p>14</text:p>
          </table:table-cell>
          <table:table-cell table:formula="of:=MAX((100-MAX([.Q$102]+MIN([.$G105];0);0))*INT(([.$K105]-[.AF105])*[.$J105])/100;0)" office:value-type="float" office:value="11.55" calcext:value-type="float">
            <text:p>12</text:p>
          </table:table-cell>
          <table:table-cell table:formula="of:=MAX((100-MAX([.R$102]+MIN([.$G105];0);0))*INT(([.$K105]-[.AG105])*[.$J105])/100;0)" office:value-type="float" office:value="5" calcext:value-type="float">
            <text:p>5</text:p>
          </table:table-cell>
          <table:table-cell table:formula="of:=MAX((100-MAX([.S$102]+MIN([.$G105];0);0))*INT(([.$K105]-[.AH105])*[.$J105])/100;0)" office:value-type="float" office:value="3.5" calcext:value-type="float">
            <text:p>4</text:p>
          </table:table-cell>
          <table:table-cell table:formula="of:=MAX((100-MAX([.T$102]+MIN([.$G105];0);0))*INT(([.$K105]-[.AI105])*[.$J105])/100;0)" office:value-type="float" office:value="3" calcext:value-type="float">
            <text:p>3</text:p>
          </table:table-cell>
          <table:table-cell table:formula="of:=MAX((100-MAX([.U$102]+MIN([.$G105];0);0))*INT(([.$K105]-[.AJ105])*[.$J105])/100;0)" office:value-type="float" office:value="19.2" calcext:value-type="float">
            <text:p>19</text:p>
          </table:table-cell>
          <table:table-cell table:formula="of:=MAX((100-MAX([.V$102]+MIN([.$G105];0);0))*INT(([.$K105]-[.AK105])*[.$J105])/100;0)" office:value-type="float" office:value="10.8" calcext:value-type="float">
            <text:p>11</text:p>
          </table:table-cell>
          <table:table-cell table:style-name="Default" table:number-columns-repeated="4"/>
          <table:table-cell/>
          <table:table-cell table:formula="of:=MAX([.M$101]*IF([.$E105];0.2;1)*(100+[.$G105]*IF([.$G105]&gt;0;[.$C$1];[.$C$2]))/100; 0)" office:value-type="float" office:value="0" calcext:value-type="float">
            <text:p>0</text:p>
          </table:table-cell>
          <table:table-cell table:formula="of:=MAX([.N$101]*IF([.$E105];0.2;1)*(100+[.$G105]*IF([.$G105]&gt;0;[.$C$1];[.$C$2]))/100; 0)" office:value-type="float" office:value="0" calcext:value-type="float">
            <text:p>0</text:p>
          </table:table-cell>
          <table:table-cell table:formula="of:=MAX([.O$101]*IF([.$E105];0.2;1)*(100+[.$G105]*IF([.$G105]&gt;0;[.$C$1];[.$C$2]))/100; 0)" office:value-type="float" office:value="4" calcext:value-type="float">
            <text:p>4</text:p>
          </table:table-cell>
          <table:table-cell table:formula="of:=MAX([.P$101]*IF([.$E105];0.2;1)*(100+[.$G105]*IF([.$G105]&gt;0;[.$C$1];[.$C$2]))/100; 0)" office:value-type="float" office:value="6" calcext:value-type="float">
            <text:p>6</text:p>
          </table:table-cell>
          <table:table-cell table:formula="of:=MAX([.Q$101]*IF([.$E105];0.2;1)*(100+[.$G105]*IF([.$G105]&gt;0;[.$C$1];[.$C$2]))/100; 0)" office:value-type="float" office:value="9" calcext:value-type="float">
            <text:p>9</text:p>
          </table:table-cell>
          <table:table-cell table:formula="of:=MAX([.R$101]*IF([.$E105];0.2;1)*(100+[.$G105]*IF([.$G105]&gt;0;[.$C$1];[.$C$2]))/100; 0)" office:value-type="float" office:value="20" calcext:value-type="float">
            <text:p>20</text:p>
          </table:table-cell>
          <table:table-cell table:formula="of:=MAX([.S$101]*IF([.$E105];0.2;1)*(100+[.$G105]*IF([.$G105]&gt;0;[.$C$1];[.$C$2]))/100; 0)" office:value-type="float" office:value="20" calcext:value-type="float">
            <text:p>20</text:p>
          </table:table-cell>
          <table:table-cell table:formula="of:=MAX([.T$101]*IF([.$E105];0.2;1)*(100+[.$G105]*IF([.$G105]&gt;0;[.$C$1];[.$C$2]))/100; 0)" office:value-type="float" office:value="20" calcext:value-type="float">
            <text:p>20</text:p>
          </table:table-cell>
          <table:table-cell table:formula="of:=MAX([.U$101]*IF([.$E105];0.2;1)*(100+[.$G105]*IF([.$G105]&gt;0;[.$C$1];[.$C$2]))/100; 0)" office:value-type="float" office:value="6" calcext:value-type="float">
            <text:p>6</text:p>
          </table:table-cell>
          <table:table-cell table:formula="of:=MAX([.V$101]*IF([.$E105];0.2;1)*(100+[.$G105]*IF([.$G105]&gt;0;[.$C$1];[.$C$2]))/100; 0)" office:value-type="float" office:value="12" calcext:value-type="float">
            <text:p>12</text:p>
          </table:table-cell>
          <table:table-cell table:formula="of:=MAX([.W$101]*IF([.$E105];0.2;1)*(100+[.$G105]*IF([.$G105]&gt;0;[.$C$1];[.$C$2]))/100; 0)" office:value-type="float" office:value="0" calcext:value-type="float">
            <text:p>0</text:p>
          </table:table-cell>
          <table:table-cell table:formula="of:=MAX([.X$101]*IF([.$E105];0.2;1)*(100+[.$G105]*IF([.$G105]&gt;0;[.$C$1];[.$C$2]))/100; 0)" office:value-type="float" office:value="0" calcext:value-type="float">
            <text:p>0</text:p>
          </table:table-cell>
          <table:table-cell table:formula="of:=MAX([.Y$101]*IF([.$E105];0.2;1)*(100+[.$G105]*IF([.$G105]&gt;0;[.$C$1];[.$C$2]))/100; 0)" office:value-type="float" office:value="0" calcext:value-type="float">
            <text:p>0</text:p>
          </table:table-cell>
          <table:table-cell table:formula="of:=MAX([.Z$101]*IF([.$E105];0.2;1)*(100+[.$G105]*IF([.$G105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6];[$'EcCo ammo'.$A$6:$'EcCo ammo'.$A$37];[$'EcCo ammo'.F$6:$'EcCo ammo'.F$37])" office:value-type="float" office:value="0" calcext:value-type="float">
            <text:p>0</text:p>
          </table:table-cell>
          <table:table-cell table:formula="of:=LOOKUP([.$B106];[$'EcCo ammo'.$A$6:$'EcCo ammo'.$A$37];[$'EcCo ammo'.G$6:$'EcCo ammo'.G$37])" office:value-type="float" office:value="-25" calcext:value-type="float">
            <text:p>-25</text:p>
          </table:table-cell>
          <table:table-cell table:formula="of:=LOOKUP([.$B106];[$'EcCo ammo'.$A$6:$'EcCo ammo'.$A$37];[$'EcCo ammo'.I$6:$'EcCo ammo'.I$37])" office:value-type="float" office:value="4" calcext:value-type="float">
            <text:p>4</text:p>
          </table:table-cell>
          <table:table-cell table:formula="of:=LOOKUP([.$B106];[$'EcCo ammo'.$A$6:$'EcCo ammo'.$A$37];[$'EcCo ammo'.J$6:$'EcCo ammo'.J$37])" office:value-type="float" office:value="3" calcext:value-type="float">
            <text:p>3</text:p>
          </table:table-cell>
          <table:table-cell table:formula="of:=[.H106]/[.I106]" office:value-type="float" office:value="1.33333333333333" calcext:value-type="float">
            <text:p>1.33</text:p>
          </table:table-cell>
          <table:table-cell table:formula="of:=ROUND(AVERAGE([.C105];[.D105]))" office:value-type="float" office:value="35" calcext:value-type="float">
            <text:p>35</text:p>
          </table:table-cell>
          <table:table-cell/>
          <table:table-cell table:formula="of:=MAX((100-MAX([.M$102]+MIN([.$G106];0);0))*INT(([.$K106]-[.AB106])*[.$J106])/100;0)" office:value-type="float" office:value="46" calcext:value-type="float">
            <text:p>46</text:p>
          </table:table-cell>
          <table:table-cell table:formula="of:=MAX((100-MAX([.N$102]+MIN([.$G106];0);0))*INT(([.$K106]-[.AC106])*[.$J106])/100;0)" office:value-type="float" office:value="46" calcext:value-type="float">
            <text:p>46</text:p>
          </table:table-cell>
          <table:table-cell table:formula="of:=MAX((100-MAX([.O$102]+MIN([.$G106];0);0))*INT(([.$K106]-[.AD106])*[.$J106])/100;0)" office:value-type="float" office:value="42" calcext:value-type="float">
            <text:p>42</text:p>
          </table:table-cell>
          <table:table-cell table:formula="of:=MAX((100-MAX([.P$102]+MIN([.$G106];0);0))*INT(([.$K106]-[.AE106])*[.$J106])/100;0)" office:value-type="float" office:value="34" calcext:value-type="float">
            <text:p>34</text:p>
          </table:table-cell>
          <table:table-cell table:formula="of:=MAX((100-MAX([.Q$102]+MIN([.$G106];0);0))*INT(([.$K106]-[.AF106])*[.$J106])/100;0)" office:value-type="float" office:value="29.6" calcext:value-type="float">
            <text:p>30</text:p>
          </table:table-cell>
          <table:table-cell table:formula="of:=MAX((100-MAX([.R$102]+MIN([.$G106];0);0))*INT(([.$K106]-[.AG106])*[.$J106])/100;0)" office:value-type="float" office:value="19.5" calcext:value-type="float">
            <text:p>20</text:p>
          </table:table-cell>
          <table:table-cell table:formula="of:=MAX((100-MAX([.S$102]+MIN([.$G106];0);0))*INT(([.$K106]-[.AH106])*[.$J106])/100;0)" office:value-type="float" office:value="15.6" calcext:value-type="float">
            <text:p>16</text:p>
          </table:table-cell>
          <table:table-cell table:formula="of:=MAX((100-MAX([.T$102]+MIN([.$G106];0);0))*INT(([.$K106]-[.AI106])*[.$J106])/100;0)" office:value-type="float" office:value="14.3" calcext:value-type="float">
            <text:p>14</text:p>
          </table:table-cell>
          <table:table-cell table:formula="of:=MAX((100-MAX([.U$102]+MIN([.$G106];0);0))*INT(([.$K106]-[.AJ106])*[.$J106])/100;0)" office:value-type="float" office:value="40" calcext:value-type="float">
            <text:p>40</text:p>
          </table:table-cell>
          <table:table-cell table:formula="of:=MAX((100-MAX([.V$102]+MIN([.$G106];0);0))*INT(([.$K106]-[.AK106])*[.$J106])/100;0)" office:value-type="float" office:value="28.9" calcext:value-type="float">
            <text:p>29</text:p>
          </table:table-cell>
          <table:table-cell table:style-name="Default" table:number-columns-repeated="4"/>
          <table:table-cell/>
          <table:table-cell table:formula="of:=MAX([.M$101]*IF([.$E106];0.2;1)*(100+[.$G106]*IF([.$G106]&gt;0;[.$C$1];[.$C$2]))/100; 0)" office:value-type="float" office:value="0" calcext:value-type="float">
            <text:p>0</text:p>
          </table:table-cell>
          <table:table-cell table:formula="of:=MAX([.N$101]*IF([.$E106];0.2;1)*(100+[.$G106]*IF([.$G106]&gt;0;[.$C$1];[.$C$2]))/100; 0)" office:value-type="float" office:value="0" calcext:value-type="float">
            <text:p>0</text:p>
          </table:table-cell>
          <table:table-cell table:formula="of:=MAX([.O$101]*IF([.$E106];0.2;1)*(100+[.$G106]*IF([.$G106]&gt;0;[.$C$1];[.$C$2]))/100; 0)" office:value-type="float" office:value="3" calcext:value-type="float">
            <text:p>3</text:p>
          </table:table-cell>
          <table:table-cell table:formula="of:=MAX([.P$101]*IF([.$E106];0.2;1)*(100+[.$G106]*IF([.$G106]&gt;0;[.$C$1];[.$C$2]))/100; 0)" office:value-type="float" office:value="4.5" calcext:value-type="float">
            <text:p>5</text:p>
          </table:table-cell>
          <table:table-cell table:formula="of:=MAX([.Q$101]*IF([.$E106];0.2;1)*(100+[.$G106]*IF([.$G106]&gt;0;[.$C$1];[.$C$2]))/100; 0)" office:value-type="float" office:value="6.75" calcext:value-type="float">
            <text:p>7</text:p>
          </table:table-cell>
          <table:table-cell table:formula="of:=MAX([.R$101]*IF([.$E106];0.2;1)*(100+[.$G106]*IF([.$G106]&gt;0;[.$C$1];[.$C$2]))/100; 0)" office:value-type="float" office:value="15" calcext:value-type="float">
            <text:p>15</text:p>
          </table:table-cell>
          <table:table-cell table:formula="of:=MAX([.S$101]*IF([.$E106];0.2;1)*(100+[.$G106]*IF([.$G106]&gt;0;[.$C$1];[.$C$2]))/100; 0)" office:value-type="float" office:value="15" calcext:value-type="float">
            <text:p>15</text:p>
          </table:table-cell>
          <table:table-cell table:formula="of:=MAX([.T$101]*IF([.$E106];0.2;1)*(100+[.$G106]*IF([.$G106]&gt;0;[.$C$1];[.$C$2]))/100; 0)" office:value-type="float" office:value="15" calcext:value-type="float">
            <text:p>15</text:p>
          </table:table-cell>
          <table:table-cell table:formula="of:=MAX([.U$101]*IF([.$E106];0.2;1)*(100+[.$G106]*IF([.$G106]&gt;0;[.$C$1];[.$C$2]))/100; 0)" office:value-type="float" office:value="4.5" calcext:value-type="float">
            <text:p>5</text:p>
          </table:table-cell>
          <table:table-cell table:formula="of:=MAX([.V$101]*IF([.$E106];0.2;1)*(100+[.$G106]*IF([.$G106]&gt;0;[.$C$1];[.$C$2]))/100; 0)" office:value-type="float" office:value="9" calcext:value-type="float">
            <text:p>9</text:p>
          </table:table-cell>
          <table:table-cell table:formula="of:=MAX([.W$101]*IF([.$E106];0.2;1)*(100+[.$G106]*IF([.$G106]&gt;0;[.$C$1];[.$C$2]))/100; 0)" office:value-type="float" office:value="0" calcext:value-type="float">
            <text:p>0</text:p>
          </table:table-cell>
          <table:table-cell table:formula="of:=MAX([.X$101]*IF([.$E106];0.2;1)*(100+[.$G106]*IF([.$G106]&gt;0;[.$C$1];[.$C$2]))/100; 0)" office:value-type="float" office:value="0" calcext:value-type="float">
            <text:p>0</text:p>
          </table:table-cell>
          <table:table-cell table:formula="of:=MAX([.Y$101]*IF([.$E106];0.2;1)*(100+[.$G106]*IF([.$G106]&gt;0;[.$C$1];[.$C$2]))/100; 0)" office:value-type="float" office:value="0" calcext:value-type="float">
            <text:p>0</text:p>
          </table:table-cell>
          <table:table-cell table:formula="of:=MAX([.Z$101]*IF([.$E106];0.2;1)*(100+[.$G106]*IF([.$G106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7];[$'EcCo ammo'.$A$6:$'EcCo ammo'.$A$37];[$'EcCo ammo'.F$6:$'EcCo ammo'.F$37])" office:value-type="float" office:value="-15" calcext:value-type="float">
            <text:p>-15</text:p>
          </table:table-cell>
          <table:table-cell table:formula="of:=LOOKUP([.$B107];[$'EcCo ammo'.$A$6:$'EcCo ammo'.$A$37];[$'EcCo ammo'.G$6:$'EcCo ammo'.G$37])" office:value-type="float" office:value="-50" calcext:value-type="float">
            <text:p>-50</text:p>
          </table:table-cell>
          <table:table-cell table:formula="of:=LOOKUP([.$B107];[$'EcCo ammo'.$A$6:$'EcCo ammo'.$A$37];[$'EcCo ammo'.I$6:$'EcCo ammo'.I$37])" office:value-type="float" office:value="1" calcext:value-type="float">
            <text:p>1</text:p>
          </table:table-cell>
          <table:table-cell table:formula="of:=LOOKUP([.$B107];[$'EcCo ammo'.$A$6:$'EcCo ammo'.$A$37];[$'EcCo ammo'.J$6:$'EcCo ammo'.J$37])" office:value-type="float" office:value="1" calcext:value-type="float">
            <text:p>1</text:p>
          </table:table-cell>
          <table:table-cell table:formula="of:=[.H107]/[.I107]" office:value-type="float" office:value="1" calcext:value-type="float">
            <text:p>1.00</text:p>
          </table:table-cell>
          <table:table-cell table:formula="of:=ROUND(AVERAGE([.C96];[.D96]))" office:value-type="float" office:value="35" calcext:value-type="float">
            <text:p>35</text:p>
          </table:table-cell>
          <table:table-cell/>
          <table:table-cell table:formula="of:=MAX((100-MAX([.M$102]+MIN([.$G107];0);0))*INT(([.$K107]-[.AB107])*[.$J107])/100;0)" office:value-type="float" office:value="35" calcext:value-type="float">
            <text:p>35</text:p>
          </table:table-cell>
          <table:table-cell table:formula="of:=MAX((100-MAX([.N$102]+MIN([.$G107];0);0))*INT(([.$K107]-[.AC107])*[.$J107])/100;0)" office:value-type="float" office:value="35" calcext:value-type="float">
            <text:p>35</text:p>
          </table:table-cell>
          <table:table-cell table:formula="of:=MAX((100-MAX([.O$102]+MIN([.$G107];0);0))*INT(([.$K107]-[.AD107])*[.$J107])/100;0)" office:value-type="float" office:value="33" calcext:value-type="float">
            <text:p>33</text:p>
          </table:table-cell>
          <table:table-cell table:formula="of:=MAX((100-MAX([.P$102]+MIN([.$G107];0);0))*INT(([.$K107]-[.AE107])*[.$J107])/100;0)" office:value-type="float" office:value="32" calcext:value-type="float">
            <text:p>32</text:p>
          </table:table-cell>
          <table:table-cell table:formula="of:=MAX((100-MAX([.Q$102]+MIN([.$G107];0);0))*INT(([.$K107]-[.AF107])*[.$J107])/100;0)" office:value-type="float" office:value="30" calcext:value-type="float">
            <text:p>30</text:p>
          </table:table-cell>
          <table:table-cell table:formula="of:=MAX((100-MAX([.R$102]+MIN([.$G107];0);0))*INT(([.$K107]-[.AG107])*[.$J107])/100;0)" office:value-type="float" office:value="25" calcext:value-type="float">
            <text:p>25</text:p>
          </table:table-cell>
          <table:table-cell table:formula="of:=MAX((100-MAX([.S$102]+MIN([.$G107];0);0))*INT(([.$K107]-[.AH107])*[.$J107])/100;0)" office:value-type="float" office:value="21.25" calcext:value-type="float">
            <text:p>21</text:p>
          </table:table-cell>
          <table:table-cell table:formula="of:=MAX((100-MAX([.T$102]+MIN([.$G107];0);0))*INT(([.$K107]-[.AI107])*[.$J107])/100;0)" office:value-type="float" office:value="20" calcext:value-type="float">
            <text:p>20</text:p>
          </table:table-cell>
          <table:table-cell table:formula="of:=MAX((100-MAX([.U$102]+MIN([.$G107];0);0))*INT(([.$K107]-[.AJ107])*[.$J107])/100;0)" office:value-type="float" office:value="32" calcext:value-type="float">
            <text:p>32</text:p>
          </table:table-cell>
          <table:table-cell table:formula="of:=MAX((100-MAX([.V$102]+MIN([.$G107];0);0))*INT(([.$K107]-[.AK107])*[.$J107])/100;0)" office:value-type="float" office:value="29" calcext:value-type="float">
            <text:p>29</text:p>
          </table:table-cell>
          <table:table-cell table:style-name="Default" table:number-columns-repeated="4"/>
          <table:table-cell/>
          <table:table-cell table:formula="of:=MAX([.M$101]*IF([.$E107];0.2;1)*(100+[.$G107]*IF([.$G107]&gt;0;[.$C$1];[.$C$2]))/100; 0)" office:value-type="float" office:value="0" calcext:value-type="float">
            <text:p>0</text:p>
          </table:table-cell>
          <table:table-cell table:formula="of:=MAX([.N$101]*IF([.$E107];0.2;1)*(100+[.$G107]*IF([.$G107]&gt;0;[.$C$1];[.$C$2]))/100; 0)" office:value-type="float" office:value="0" calcext:value-type="float">
            <text:p>0</text:p>
          </table:table-cell>
          <table:table-cell table:formula="of:=MAX([.O$101]*IF([.$E107];0.2;1)*(100+[.$G107]*IF([.$G107]&gt;0;[.$C$1];[.$C$2]))/100; 0)" office:value-type="float" office:value="2" calcext:value-type="float">
            <text:p>2</text:p>
          </table:table-cell>
          <table:table-cell table:formula="of:=MAX([.P$101]*IF([.$E107];0.2;1)*(100+[.$G107]*IF([.$G107]&gt;0;[.$C$1];[.$C$2]))/100; 0)" office:value-type="float" office:value="3" calcext:value-type="float">
            <text:p>3</text:p>
          </table:table-cell>
          <table:table-cell table:formula="of:=MAX([.Q$101]*IF([.$E107];0.2;1)*(100+[.$G107]*IF([.$G107]&gt;0;[.$C$1];[.$C$2]))/100; 0)" office:value-type="float" office:value="4.5" calcext:value-type="float">
            <text:p>5</text:p>
          </table:table-cell>
          <table:table-cell table:formula="of:=MAX([.R$101]*IF([.$E107];0.2;1)*(100+[.$G107]*IF([.$G107]&gt;0;[.$C$1];[.$C$2]))/100; 0)" office:value-type="float" office:value="10" calcext:value-type="float">
            <text:p>10</text:p>
          </table:table-cell>
          <table:table-cell table:formula="of:=MAX([.S$101]*IF([.$E107];0.2;1)*(100+[.$G107]*IF([.$G107]&gt;0;[.$C$1];[.$C$2]))/100; 0)" office:value-type="float" office:value="10" calcext:value-type="float">
            <text:p>10</text:p>
          </table:table-cell>
          <table:table-cell table:formula="of:=MAX([.T$101]*IF([.$E107];0.2;1)*(100+[.$G107]*IF([.$G107]&gt;0;[.$C$1];[.$C$2]))/100; 0)" office:value-type="float" office:value="10" calcext:value-type="float">
            <text:p>10</text:p>
          </table:table-cell>
          <table:table-cell table:formula="of:=MAX([.U$101]*IF([.$E107];0.2;1)*(100+[.$G107]*IF([.$G107]&gt;0;[.$C$1];[.$C$2]))/100; 0)" office:value-type="float" office:value="3" calcext:value-type="float">
            <text:p>3</text:p>
          </table:table-cell>
          <table:table-cell table:formula="of:=MAX([.V$101]*IF([.$E107];0.2;1)*(100+[.$G107]*IF([.$G107]&gt;0;[.$C$1];[.$C$2]))/100; 0)" office:value-type="float" office:value="6" calcext:value-type="float">
            <text:p>6</text:p>
          </table:table-cell>
          <table:table-cell table:formula="of:=MAX([.W$101]*IF([.$E107];0.2;1)*(100+[.$G107]*IF([.$G107]&gt;0;[.$C$1];[.$C$2]))/100; 0)" office:value-type="float" office:value="0" calcext:value-type="float">
            <text:p>0</text:p>
          </table:table-cell>
          <table:table-cell table:formula="of:=MAX([.X$101]*IF([.$E107];0.2;1)*(100+[.$G107]*IF([.$G107]&gt;0;[.$C$1];[.$C$2]))/100; 0)" office:value-type="float" office:value="0" calcext:value-type="float">
            <text:p>0</text:p>
          </table:table-cell>
          <table:table-cell table:formula="of:=MAX([.Y$101]*IF([.$E107];0.2;1)*(100+[.$G107]*IF([.$G107]&gt;0;[.$C$1];[.$C$2]))/100; 0)" office:value-type="float" office:value="0" calcext:value-type="float">
            <text:p>0</text:p>
          </table:table-cell>
          <table:table-cell table:formula="of:=MAX([.Z$101]*IF([.$E107];0.2;1)*(100+[.$G107]*IF([.$G107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8];[$'EcCo ammo'.$A$6:$'EcCo ammo'.$A$37];[$'EcCo ammo'.F$6:$'EcCo ammo'.F$37])" office:value-type="float" office:value="0" calcext:value-type="float">
            <text:p>0</text:p>
          </table:table-cell>
          <table:table-cell table:formula="of:=LOOKUP([.$B108];[$'EcCo ammo'.$A$6:$'EcCo ammo'.$A$37];[$'EcCo ammo'.G$6:$'EcCo ammo'.G$37])" office:value-type="float" office:value="-25" calcext:value-type="float">
            <text:p>-25</text:p>
          </table:table-cell>
          <table:table-cell table:formula="of:=LOOKUP([.$B108];[$'EcCo ammo'.$A$6:$'EcCo ammo'.$A$37];[$'EcCo ammo'.I$6:$'EcCo ammo'.I$37])" office:value-type="float" office:value="1" calcext:value-type="float">
            <text:p>1</text:p>
          </table:table-cell>
          <table:table-cell table:formula="of:=LOOKUP([.$B108];[$'EcCo ammo'.$A$6:$'EcCo ammo'.$A$37];[$'EcCo ammo'.J$6:$'EcCo ammo'.J$37])" office:value-type="float" office:value="1" calcext:value-type="float">
            <text:p>1</text:p>
          </table:table-cell>
          <table:table-cell table:formula="of:=[.H108]/[.I108]" office:value-type="float" office:value="1" calcext:value-type="float">
            <text:p>1.00</text:p>
          </table:table-cell>
          <table:table-cell table:formula="of:=ROUND(AVERAGE([.C106];[.D106]))" office:value-type="float" office:value="20" calcext:value-type="float">
            <text:p>20</text:p>
          </table:table-cell>
          <table:table-cell/>
          <table:table-cell table:formula="of:=MAX((100-MAX([.M$102]+MIN([.$G108];0);0))*INT(([.$K108]-[.AB108])*[.$J108])/100;0)" office:value-type="float" office:value="20" calcext:value-type="float">
            <text:p>20</text:p>
          </table:table-cell>
          <table:table-cell table:formula="of:=MAX((100-MAX([.N$102]+MIN([.$G108];0);0))*INT(([.$K108]-[.AC108])*[.$J108])/100;0)" office:value-type="float" office:value="20" calcext:value-type="float">
            <text:p>20</text:p>
          </table:table-cell>
          <table:table-cell table:formula="of:=MAX((100-MAX([.O$102]+MIN([.$G108];0);0))*INT(([.$K108]-[.AD108])*[.$J108])/100;0)" office:value-type="float" office:value="17" calcext:value-type="float">
            <text:p>17</text:p>
          </table:table-cell>
          <table:table-cell table:formula="of:=MAX((100-MAX([.P$102]+MIN([.$G108];0);0))*INT(([.$K108]-[.AE108])*[.$J108])/100;0)" office:value-type="float" office:value="12.75" calcext:value-type="float">
            <text:p>13</text:p>
          </table:table-cell>
          <table:table-cell table:formula="of:=MAX((100-MAX([.Q$102]+MIN([.$G108];0);0))*INT(([.$K108]-[.AF108])*[.$J108])/100;0)" office:value-type="float" office:value="10.4" calcext:value-type="float">
            <text:p>10</text:p>
          </table:table-cell>
          <table:table-cell table:formula="of:=MAX((100-MAX([.R$102]+MIN([.$G108];0);0))*INT(([.$K108]-[.AG108])*[.$J108])/100;0)" office:value-type="float" office:value="3.75" calcext:value-type="float">
            <text:p>4</text:p>
          </table:table-cell>
          <table:table-cell table:formula="of:=MAX((100-MAX([.S$102]+MIN([.$G108];0);0))*INT(([.$K108]-[.AH108])*[.$J108])/100;0)" office:value-type="float" office:value="3" calcext:value-type="float">
            <text:p>3</text:p>
          </table:table-cell>
          <table:table-cell table:formula="of:=MAX((100-MAX([.T$102]+MIN([.$G108];0);0))*INT(([.$K108]-[.AI108])*[.$J108])/100;0)" office:value-type="float" office:value="2.75" calcext:value-type="float">
            <text:p>3</text:p>
          </table:table-cell>
          <table:table-cell table:formula="of:=MAX((100-MAX([.U$102]+MIN([.$G108];0);0))*INT(([.$K108]-[.AJ108])*[.$J108])/100;0)" office:value-type="float" office:value="15" calcext:value-type="float">
            <text:p>15</text:p>
          </table:table-cell>
          <table:table-cell table:formula="of:=MAX((100-MAX([.V$102]+MIN([.$G108];0);0))*INT(([.$K108]-[.AK108])*[.$J108])/100;0)" office:value-type="float" office:value="9.35" calcext:value-type="float">
            <text:p>9</text:p>
          </table:table-cell>
          <table:table-cell table:style-name="Default" table:number-columns-repeated="4"/>
          <table:table-cell/>
          <table:table-cell table:formula="of:=MAX([.M$101]*IF([.$E108];0.2;1)*(100+[.$G108]*IF([.$G108]&gt;0;[.$C$1];[.$C$2]))/100; 0)" office:value-type="float" office:value="0" calcext:value-type="float">
            <text:p>0</text:p>
          </table:table-cell>
          <table:table-cell table:formula="of:=MAX([.N$101]*IF([.$E108];0.2;1)*(100+[.$G108]*IF([.$G108]&gt;0;[.$C$1];[.$C$2]))/100; 0)" office:value-type="float" office:value="0" calcext:value-type="float">
            <text:p>0</text:p>
          </table:table-cell>
          <table:table-cell table:formula="of:=MAX([.O$101]*IF([.$E108];0.2;1)*(100+[.$G108]*IF([.$G108]&gt;0;[.$C$1];[.$C$2]))/100; 0)" office:value-type="float" office:value="3" calcext:value-type="float">
            <text:p>3</text:p>
          </table:table-cell>
          <table:table-cell table:formula="of:=MAX([.P$101]*IF([.$E108];0.2;1)*(100+[.$G108]*IF([.$G108]&gt;0;[.$C$1];[.$C$2]))/100; 0)" office:value-type="float" office:value="4.5" calcext:value-type="float">
            <text:p>5</text:p>
          </table:table-cell>
          <table:table-cell table:formula="of:=MAX([.Q$101]*IF([.$E108];0.2;1)*(100+[.$G108]*IF([.$G108]&gt;0;[.$C$1];[.$C$2]))/100; 0)" office:value-type="float" office:value="6.75" calcext:value-type="float">
            <text:p>7</text:p>
          </table:table-cell>
          <table:table-cell table:formula="of:=MAX([.R$101]*IF([.$E108];0.2;1)*(100+[.$G108]*IF([.$G108]&gt;0;[.$C$1];[.$C$2]))/100; 0)" office:value-type="float" office:value="15" calcext:value-type="float">
            <text:p>15</text:p>
          </table:table-cell>
          <table:table-cell table:formula="of:=MAX([.S$101]*IF([.$E108];0.2;1)*(100+[.$G108]*IF([.$G108]&gt;0;[.$C$1];[.$C$2]))/100; 0)" office:value-type="float" office:value="15" calcext:value-type="float">
            <text:p>15</text:p>
          </table:table-cell>
          <table:table-cell table:formula="of:=MAX([.T$101]*IF([.$E108];0.2;1)*(100+[.$G108]*IF([.$G108]&gt;0;[.$C$1];[.$C$2]))/100; 0)" office:value-type="float" office:value="15" calcext:value-type="float">
            <text:p>15</text:p>
          </table:table-cell>
          <table:table-cell table:formula="of:=MAX([.U$101]*IF([.$E108];0.2;1)*(100+[.$G108]*IF([.$G108]&gt;0;[.$C$1];[.$C$2]))/100; 0)" office:value-type="float" office:value="4.5" calcext:value-type="float">
            <text:p>5</text:p>
          </table:table-cell>
          <table:table-cell table:formula="of:=MAX([.V$101]*IF([.$E108];0.2;1)*(100+[.$G108]*IF([.$G108]&gt;0;[.$C$1];[.$C$2]))/100; 0)" office:value-type="float" office:value="9" calcext:value-type="float">
            <text:p>9</text:p>
          </table:table-cell>
          <table:table-cell table:formula="of:=MAX([.W$101]*IF([.$E108];0.2;1)*(100+[.$G108]*IF([.$G108]&gt;0;[.$C$1];[.$C$2]))/100; 0)" office:value-type="float" office:value="0" calcext:value-type="float">
            <text:p>0</text:p>
          </table:table-cell>
          <table:table-cell table:formula="of:=MAX([.X$101]*IF([.$E108];0.2;1)*(100+[.$G108]*IF([.$G108]&gt;0;[.$C$1];[.$C$2]))/100; 0)" office:value-type="float" office:value="0" calcext:value-type="float">
            <text:p>0</text:p>
          </table:table-cell>
          <table:table-cell table:formula="of:=MAX([.Y$101]*IF([.$E108];0.2;1)*(100+[.$G108]*IF([.$G108]&gt;0;[.$C$1];[.$C$2]))/100; 0)" office:value-type="float" office:value="0" calcext:value-type="float">
            <text:p>0</text:p>
          </table:table-cell>
          <table:table-cell table:formula="of:=MAX([.Z$101]*IF([.$E108];0.2;1)*(100+[.$G108]*IF([.$G108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9];[$'EcCo ammo'.$A$6:$'EcCo ammo'.$A$37];[$'EcCo ammo'.F$6:$'EcCo ammo'.F$37])" office:value-type="float" office:value="0" calcext:value-type="float">
            <text:p>0</text:p>
          </table:table-cell>
          <table:table-cell table:formula="of:=LOOKUP([.$B109];[$'EcCo ammo'.$A$6:$'EcCo ammo'.$A$37];[$'EcCo ammo'.G$6:$'EcCo ammo'.G$37])" office:value-type="float" office:value="-25" calcext:value-type="float">
            <text:p>-25</text:p>
          </table:table-cell>
          <table:table-cell table:formula="of:=LOOKUP([.$B109];[$'EcCo ammo'.$A$6:$'EcCo ammo'.$A$37];[$'EcCo ammo'.I$6:$'EcCo ammo'.I$37])" office:value-type="float" office:value="4" calcext:value-type="float">
            <text:p>4</text:p>
          </table:table-cell>
          <table:table-cell table:formula="of:=LOOKUP([.$B109];[$'EcCo ammo'.$A$6:$'EcCo ammo'.$A$37];[$'EcCo ammo'.J$6:$'EcCo ammo'.J$37])" office:value-type="float" office:value="3" calcext:value-type="float">
            <text:p>3</text:p>
          </table:table-cell>
          <table:table-cell table:formula="of:=[.H109]/[.I109]" office:value-type="float" office:value="1.33333333333333" calcext:value-type="float">
            <text:p>1.33</text:p>
          </table:table-cell>
          <table:table-cell table:formula="of:=ROUND(AVERAGE([.C107];[.D107]))" office:value-type="float" office:value="20" calcext:value-type="float">
            <text:p>20</text:p>
          </table:table-cell>
          <table:table-cell/>
          <table:table-cell table:formula="of:=MAX((100-MAX([.M$102]+MIN([.$G109];0);0))*INT(([.$K109]-[.AB109])*[.$J109])/100;0)" office:value-type="float" office:value="26" calcext:value-type="float">
            <text:p>26</text:p>
          </table:table-cell>
          <table:table-cell table:formula="of:=MAX((100-MAX([.N$102]+MIN([.$G109];0);0))*INT(([.$K109]-[.AC109])*[.$J109])/100;0)" office:value-type="float" office:value="26" calcext:value-type="float">
            <text:p>26</text:p>
          </table:table-cell>
          <table:table-cell table:formula="of:=MAX((100-MAX([.O$102]+MIN([.$G109];0);0))*INT(([.$K109]-[.AD109])*[.$J109])/100;0)" office:value-type="float" office:value="22" calcext:value-type="float">
            <text:p>22</text:p>
          </table:table-cell>
          <table:table-cell table:formula="of:=MAX((100-MAX([.P$102]+MIN([.$G109];0);0))*INT(([.$K109]-[.AE109])*[.$J109])/100;0)" office:value-type="float" office:value="17" calcext:value-type="float">
            <text:p>17</text:p>
          </table:table-cell>
          <table:table-cell table:formula="of:=MAX((100-MAX([.Q$102]+MIN([.$G109];0);0))*INT(([.$K109]-[.AF109])*[.$J109])/100;0)" office:value-type="float" office:value="13.6" calcext:value-type="float">
            <text:p>14</text:p>
          </table:table-cell>
          <table:table-cell table:formula="of:=MAX((100-MAX([.R$102]+MIN([.$G109];0);0))*INT(([.$K109]-[.AG109])*[.$J109])/100;0)" office:value-type="float" office:value="4.5" calcext:value-type="float">
            <text:p>5</text:p>
          </table:table-cell>
          <table:table-cell table:formula="of:=MAX((100-MAX([.S$102]+MIN([.$G109];0);0))*INT(([.$K109]-[.AH109])*[.$J109])/100;0)" office:value-type="float" office:value="3.6" calcext:value-type="float">
            <text:p>4</text:p>
          </table:table-cell>
          <table:table-cell table:formula="of:=MAX((100-MAX([.T$102]+MIN([.$G109];0);0))*INT(([.$K109]-[.AI109])*[.$J109])/100;0)" office:value-type="float" office:value="3.3" calcext:value-type="float">
            <text:p>3</text:p>
          </table:table-cell>
          <table:table-cell table:formula="of:=MAX((100-MAX([.U$102]+MIN([.$G109];0);0))*INT(([.$K109]-[.AJ109])*[.$J109])/100;0)" office:value-type="float" office:value="20" calcext:value-type="float">
            <text:p>20</text:p>
          </table:table-cell>
          <table:table-cell table:formula="of:=MAX((100-MAX([.V$102]+MIN([.$G109];0);0))*INT(([.$K109]-[.AK109])*[.$J109])/100;0)" office:value-type="float" office:value="11.9" calcext:value-type="float">
            <text:p>12</text:p>
          </table:table-cell>
          <table:table-cell table:style-name="Default" table:number-columns-repeated="4"/>
          <table:table-cell/>
          <table:table-cell table:formula="of:=MAX([.M$101]*IF([.$E109];0.2;1)*(100+[.$G109]*IF([.$G109]&gt;0;[.$C$1];[.$C$2]))/100; 0)" office:value-type="float" office:value="0" calcext:value-type="float">
            <text:p>0</text:p>
          </table:table-cell>
          <table:table-cell table:formula="of:=MAX([.N$101]*IF([.$E109];0.2;1)*(100+[.$G109]*IF([.$G109]&gt;0;[.$C$1];[.$C$2]))/100; 0)" office:value-type="float" office:value="0" calcext:value-type="float">
            <text:p>0</text:p>
          </table:table-cell>
          <table:table-cell table:formula="of:=MAX([.O$101]*IF([.$E109];0.2;1)*(100+[.$G109]*IF([.$G109]&gt;0;[.$C$1];[.$C$2]))/100; 0)" office:value-type="float" office:value="3" calcext:value-type="float">
            <text:p>3</text:p>
          </table:table-cell>
          <table:table-cell table:formula="of:=MAX([.P$101]*IF([.$E109];0.2;1)*(100+[.$G109]*IF([.$G109]&gt;0;[.$C$1];[.$C$2]))/100; 0)" office:value-type="float" office:value="4.5" calcext:value-type="float">
            <text:p>5</text:p>
          </table:table-cell>
          <table:table-cell table:formula="of:=MAX([.Q$101]*IF([.$E109];0.2;1)*(100+[.$G109]*IF([.$G109]&gt;0;[.$C$1];[.$C$2]))/100; 0)" office:value-type="float" office:value="6.75" calcext:value-type="float">
            <text:p>7</text:p>
          </table:table-cell>
          <table:table-cell table:formula="of:=MAX([.R$101]*IF([.$E109];0.2;1)*(100+[.$G109]*IF([.$G109]&gt;0;[.$C$1];[.$C$2]))/100; 0)" office:value-type="float" office:value="15" calcext:value-type="float">
            <text:p>15</text:p>
          </table:table-cell>
          <table:table-cell table:formula="of:=MAX([.S$101]*IF([.$E109];0.2;1)*(100+[.$G109]*IF([.$G109]&gt;0;[.$C$1];[.$C$2]))/100; 0)" office:value-type="float" office:value="15" calcext:value-type="float">
            <text:p>15</text:p>
          </table:table-cell>
          <table:table-cell table:formula="of:=MAX([.T$101]*IF([.$E109];0.2;1)*(100+[.$G109]*IF([.$G109]&gt;0;[.$C$1];[.$C$2]))/100; 0)" office:value-type="float" office:value="15" calcext:value-type="float">
            <text:p>15</text:p>
          </table:table-cell>
          <table:table-cell table:formula="of:=MAX([.U$101]*IF([.$E109];0.2;1)*(100+[.$G109]*IF([.$G109]&gt;0;[.$C$1];[.$C$2]))/100; 0)" office:value-type="float" office:value="4.5" calcext:value-type="float">
            <text:p>5</text:p>
          </table:table-cell>
          <table:table-cell table:formula="of:=MAX([.V$101]*IF([.$E109];0.2;1)*(100+[.$G109]*IF([.$G109]&gt;0;[.$C$1];[.$C$2]))/100; 0)" office:value-type="float" office:value="9" calcext:value-type="float">
            <text:p>9</text:p>
          </table:table-cell>
          <table:table-cell table:formula="of:=MAX([.W$101]*IF([.$E109];0.2;1)*(100+[.$G109]*IF([.$G109]&gt;0;[.$C$1];[.$C$2]))/100; 0)" office:value-type="float" office:value="0" calcext:value-type="float">
            <text:p>0</text:p>
          </table:table-cell>
          <table:table-cell table:formula="of:=MAX([.X$101]*IF([.$E109];0.2;1)*(100+[.$G109]*IF([.$G109]&gt;0;[.$C$1];[.$C$2]))/100; 0)" office:value-type="float" office:value="0" calcext:value-type="float">
            <text:p>0</text:p>
          </table:table-cell>
          <table:table-cell table:formula="of:=MAX([.Y$101]*IF([.$E109];0.2;1)*(100+[.$G109]*IF([.$G109]&gt;0;[.$C$1];[.$C$2]))/100; 0)" office:value-type="float" office:value="0" calcext:value-type="float">
            <text:p>0</text:p>
          </table:table-cell>
          <table:table-cell table:formula="of:=MAX([.Z$101]*IF([.$E109];0.2;1)*(100+[.$G109]*IF([.$G109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10];[$'EcCo ammo'.$A$6:$'EcCo ammo'.$A$37];[$'EcCo ammo'.F$6:$'EcCo ammo'.F$37])" office:value-type="float" office:value="-15" calcext:value-type="float">
            <text:p>-15</text:p>
          </table:table-cell>
          <table:table-cell table:formula="of:=LOOKUP([.$B110];[$'EcCo ammo'.$A$6:$'EcCo ammo'.$A$37];[$'EcCo ammo'.G$6:$'EcCo ammo'.G$37])" office:value-type="float" office:value="-50" calcext:value-type="float">
            <text:p>-50</text:p>
          </table:table-cell>
          <table:table-cell table:formula="of:=LOOKUP([.$B110];[$'EcCo ammo'.$A$6:$'EcCo ammo'.$A$37];[$'EcCo ammo'.I$6:$'EcCo ammo'.I$37])" office:value-type="float" office:value="1" calcext:value-type="float">
            <text:p>1</text:p>
          </table:table-cell>
          <table:table-cell table:formula="of:=LOOKUP([.$B110];[$'EcCo ammo'.$A$6:$'EcCo ammo'.$A$37];[$'EcCo ammo'.J$6:$'EcCo ammo'.J$37])" office:value-type="float" office:value="1" calcext:value-type="float">
            <text:p>1</text:p>
          </table:table-cell>
          <table:table-cell table:formula="of:=[.H110]/[.I110]" office:value-type="float" office:value="1" calcext:value-type="float">
            <text:p>1.00</text:p>
          </table:table-cell>
          <table:table-cell table:formula="of:=ROUND(AVERAGE([.C108];[.D108]))" office:value-type="float" office:value="20" calcext:value-type="float">
            <text:p>20</text:p>
          </table:table-cell>
          <table:table-cell/>
          <table:table-cell table:formula="of:=MAX((100-MAX([.M$102]+MIN([.$G110];0);0))*INT(([.$K110]-[.AB110])*[.$J110])/100;0)" office:value-type="float" office:value="20" calcext:value-type="float">
            <text:p>20</text:p>
          </table:table-cell>
          <table:table-cell table:formula="of:=MAX((100-MAX([.N$102]+MIN([.$G110];0);0))*INT(([.$K110]-[.AC110])*[.$J110])/100;0)" office:value-type="float" office:value="20" calcext:value-type="float">
            <text:p>20</text:p>
          </table:table-cell>
          <table:table-cell table:formula="of:=MAX((100-MAX([.O$102]+MIN([.$G110];0);0))*INT(([.$K110]-[.AD110])*[.$J110])/100;0)" office:value-type="float" office:value="18" calcext:value-type="float">
            <text:p>18</text:p>
          </table:table-cell>
          <table:table-cell table:formula="of:=MAX((100-MAX([.P$102]+MIN([.$G110];0);0))*INT(([.$K110]-[.AE110])*[.$J110])/100;0)" office:value-type="float" office:value="17" calcext:value-type="float">
            <text:p>17</text:p>
          </table:table-cell>
          <table:table-cell table:formula="of:=MAX((100-MAX([.Q$102]+MIN([.$G110];0);0))*INT(([.$K110]-[.AF110])*[.$J110])/100;0)" office:value-type="float" office:value="15" calcext:value-type="float">
            <text:p>15</text:p>
          </table:table-cell>
          <table:table-cell table:formula="of:=MAX((100-MAX([.R$102]+MIN([.$G110];0);0))*INT(([.$K110]-[.AG110])*[.$J110])/100;0)" office:value-type="float" office:value="10" calcext:value-type="float">
            <text:p>10</text:p>
          </table:table-cell>
          <table:table-cell table:formula="of:=MAX((100-MAX([.S$102]+MIN([.$G110];0);0))*INT(([.$K110]-[.AH110])*[.$J110])/100;0)" office:value-type="float" office:value="8.5" calcext:value-type="float">
            <text:p>9</text:p>
          </table:table-cell>
          <table:table-cell table:formula="of:=MAX((100-MAX([.T$102]+MIN([.$G110];0);0))*INT(([.$K110]-[.AI110])*[.$J110])/100;0)" office:value-type="float" office:value="8" calcext:value-type="float">
            <text:p>8</text:p>
          </table:table-cell>
          <table:table-cell table:formula="of:=MAX((100-MAX([.U$102]+MIN([.$G110];0);0))*INT(([.$K110]-[.AJ110])*[.$J110])/100;0)" office:value-type="float" office:value="17" calcext:value-type="float">
            <text:p>17</text:p>
          </table:table-cell>
          <table:table-cell table:formula="of:=MAX((100-MAX([.V$102]+MIN([.$G110];0);0))*INT(([.$K110]-[.AK110])*[.$J110])/100;0)" office:value-type="float" office:value="14" calcext:value-type="float">
            <text:p>14</text:p>
          </table:table-cell>
          <table:table-cell table:style-name="Default" table:number-columns-repeated="4"/>
          <table:table-cell/>
          <table:table-cell table:formula="of:=MAX([.M$101]*IF([.$E110];0.2;1)*(100+[.$G110]*IF([.$G110]&gt;0;[.$C$1];[.$C$2]))/100; 0)" office:value-type="float" office:value="0" calcext:value-type="float">
            <text:p>0</text:p>
          </table:table-cell>
          <table:table-cell table:formula="of:=MAX([.N$101]*IF([.$E110];0.2;1)*(100+[.$G110]*IF([.$G110]&gt;0;[.$C$1];[.$C$2]))/100; 0)" office:value-type="float" office:value="0" calcext:value-type="float">
            <text:p>0</text:p>
          </table:table-cell>
          <table:table-cell table:formula="of:=MAX([.O$101]*IF([.$E110];0.2;1)*(100+[.$G110]*IF([.$G110]&gt;0;[.$C$1];[.$C$2]))/100; 0)" office:value-type="float" office:value="2" calcext:value-type="float">
            <text:p>2</text:p>
          </table:table-cell>
          <table:table-cell table:formula="of:=MAX([.P$101]*IF([.$E110];0.2;1)*(100+[.$G110]*IF([.$G110]&gt;0;[.$C$1];[.$C$2]))/100; 0)" office:value-type="float" office:value="3" calcext:value-type="float">
            <text:p>3</text:p>
          </table:table-cell>
          <table:table-cell table:formula="of:=MAX([.Q$101]*IF([.$E110];0.2;1)*(100+[.$G110]*IF([.$G110]&gt;0;[.$C$1];[.$C$2]))/100; 0)" office:value-type="float" office:value="4.5" calcext:value-type="float">
            <text:p>5</text:p>
          </table:table-cell>
          <table:table-cell table:formula="of:=MAX([.R$101]*IF([.$E110];0.2;1)*(100+[.$G110]*IF([.$G110]&gt;0;[.$C$1];[.$C$2]))/100; 0)" office:value-type="float" office:value="10" calcext:value-type="float">
            <text:p>10</text:p>
          </table:table-cell>
          <table:table-cell table:formula="of:=MAX([.S$101]*IF([.$E110];0.2;1)*(100+[.$G110]*IF([.$G110]&gt;0;[.$C$1];[.$C$2]))/100; 0)" office:value-type="float" office:value="10" calcext:value-type="float">
            <text:p>10</text:p>
          </table:table-cell>
          <table:table-cell table:formula="of:=MAX([.T$101]*IF([.$E110];0.2;1)*(100+[.$G110]*IF([.$G110]&gt;0;[.$C$1];[.$C$2]))/100; 0)" office:value-type="float" office:value="10" calcext:value-type="float">
            <text:p>10</text:p>
          </table:table-cell>
          <table:table-cell table:formula="of:=MAX([.U$101]*IF([.$E110];0.2;1)*(100+[.$G110]*IF([.$G110]&gt;0;[.$C$1];[.$C$2]))/100; 0)" office:value-type="float" office:value="3" calcext:value-type="float">
            <text:p>3</text:p>
          </table:table-cell>
          <table:table-cell table:formula="of:=MAX([.V$101]*IF([.$E110];0.2;1)*(100+[.$G110]*IF([.$G110]&gt;0;[.$C$1];[.$C$2]))/100; 0)" office:value-type="float" office:value="6" calcext:value-type="float">
            <text:p>6</text:p>
          </table:table-cell>
          <table:table-cell table:formula="of:=MAX([.W$101]*IF([.$E110];0.2;1)*(100+[.$G110]*IF([.$G110]&gt;0;[.$C$1];[.$C$2]))/100; 0)" office:value-type="float" office:value="0" calcext:value-type="float">
            <text:p>0</text:p>
          </table:table-cell>
          <table:table-cell table:formula="of:=MAX([.X$101]*IF([.$E110];0.2;1)*(100+[.$G110]*IF([.$G110]&gt;0;[.$C$1];[.$C$2]))/100; 0)" office:value-type="float" office:value="0" calcext:value-type="float">
            <text:p>0</text:p>
          </table:table-cell>
          <table:table-cell table:formula="of:=MAX([.Y$101]*IF([.$E110];0.2;1)*(100+[.$G110]*IF([.$G110]&gt;0;[.$C$1];[.$C$2]))/100; 0)" office:value-type="float" office:value="0" calcext:value-type="float">
            <text:p>0</text:p>
          </table:table-cell>
          <table:table-cell table:formula="of:=MAX([.Z$101]*IF([.$E110];0.2;1)*(100+[.$G110]*IF([.$G110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11];[$'EcCo ammo'.$A$6:$'EcCo ammo'.$A$37];[$'EcCo ammo'.F$6:$'EcCo ammo'.F$37])" office:value-type="float" office:value="0" calcext:value-type="float">
            <text:p>0</text:p>
          </table:table-cell>
          <table:table-cell table:formula="of:=LOOKUP([.$B111];[$'EcCo ammo'.$A$6:$'EcCo ammo'.$A$37];[$'EcCo ammo'.G$6:$'EcCo ammo'.G$37])" office:value-type="float" office:value="-25" calcext:value-type="float">
            <text:p>-25</text:p>
          </table:table-cell>
          <table:table-cell table:formula="of:=LOOKUP([.$B111];[$'EcCo ammo'.$A$6:$'EcCo ammo'.$A$37];[$'EcCo ammo'.I$6:$'EcCo ammo'.I$37])" office:value-type="float" office:value="1" calcext:value-type="float">
            <text:p>1</text:p>
          </table:table-cell>
          <table:table-cell table:formula="of:=LOOKUP([.$B111];[$'EcCo ammo'.$A$6:$'EcCo ammo'.$A$37];[$'EcCo ammo'.J$6:$'EcCo ammo'.J$37])" office:value-type="float" office:value="1" calcext:value-type="float">
            <text:p>1</text:p>
          </table:table-cell>
          <table:table-cell table:formula="of:=[.H111]/[.I111]" office:value-type="float" office:value="1" calcext:value-type="float">
            <text:p>1.00</text:p>
          </table:table-cell>
          <table:table-cell table:formula="of:=ROUND(AVERAGE([.C109];[.D109]))" office:value-type="float" office:value="68" calcext:value-type="float">
            <text:p>68</text:p>
          </table:table-cell>
          <table:table-cell/>
          <table:table-cell table:formula="of:=MAX((100-MAX([.M$102]+MIN([.$G111];0);0))*INT(([.$K111]-[.AB111])*[.$J111])/100;0)" office:value-type="float" office:value="68" calcext:value-type="float">
            <text:p>68</text:p>
          </table:table-cell>
          <table:table-cell table:formula="of:=MAX((100-MAX([.N$102]+MIN([.$G111];0);0))*INT(([.$K111]-[.AC111])*[.$J111])/100;0)" office:value-type="float" office:value="68" calcext:value-type="float">
            <text:p>68</text:p>
          </table:table-cell>
          <table:table-cell table:formula="of:=MAX((100-MAX([.O$102]+MIN([.$G111];0);0))*INT(([.$K111]-[.AD111])*[.$J111])/100;0)" office:value-type="float" office:value="65" calcext:value-type="float">
            <text:p>65</text:p>
          </table:table-cell>
          <table:table-cell table:formula="of:=MAX((100-MAX([.P$102]+MIN([.$G111];0);0))*INT(([.$K111]-[.AE111])*[.$J111])/100;0)" office:value-type="float" office:value="53.55" calcext:value-type="float">
            <text:p>54</text:p>
          </table:table-cell>
          <table:table-cell table:formula="of:=MAX((100-MAX([.Q$102]+MIN([.$G111];0);0))*INT(([.$K111]-[.AF111])*[.$J111])/100;0)" office:value-type="float" office:value="48.8" calcext:value-type="float">
            <text:p>49</text:p>
          </table:table-cell>
          <table:table-cell table:formula="of:=MAX((100-MAX([.R$102]+MIN([.$G111];0);0))*INT(([.$K111]-[.AG111])*[.$J111])/100;0)" office:value-type="float" office:value="39.75" calcext:value-type="float">
            <text:p>40</text:p>
          </table:table-cell>
          <table:table-cell table:formula="of:=MAX((100-MAX([.S$102]+MIN([.$G111];0);0))*INT(([.$K111]-[.AH111])*[.$J111])/100;0)" office:value-type="float" office:value="31.8" calcext:value-type="float">
            <text:p>32</text:p>
          </table:table-cell>
          <table:table-cell table:formula="of:=MAX((100-MAX([.T$102]+MIN([.$G111];0);0))*INT(([.$K111]-[.AI111])*[.$J111])/100;0)" office:value-type="float" office:value="29.15" calcext:value-type="float">
            <text:p>29</text:p>
          </table:table-cell>
          <table:table-cell table:formula="of:=MAX((100-MAX([.U$102]+MIN([.$G111];0);0))*INT(([.$K111]-[.AJ111])*[.$J111])/100;0)" office:value-type="float" office:value="63" calcext:value-type="float">
            <text:p>63</text:p>
          </table:table-cell>
          <table:table-cell table:formula="of:=MAX((100-MAX([.V$102]+MIN([.$G111];0);0))*INT(([.$K111]-[.AK111])*[.$J111])/100;0)" office:value-type="float" office:value="50.15" calcext:value-type="float">
            <text:p>50</text:p>
          </table:table-cell>
          <table:table-cell table:style-name="Default" table:number-columns-repeated="4"/>
          <table:table-cell/>
          <table:table-cell table:formula="of:=MAX([.M$101]*IF([.$E111];0.2;1)*(100+[.$G111]*IF([.$G111]&gt;0;[.$C$1];[.$C$2]))/100; 0)" office:value-type="float" office:value="0" calcext:value-type="float">
            <text:p>0</text:p>
          </table:table-cell>
          <table:table-cell table:formula="of:=MAX([.N$101]*IF([.$E111];0.2;1)*(100+[.$G111]*IF([.$G111]&gt;0;[.$C$1];[.$C$2]))/100; 0)" office:value-type="float" office:value="0" calcext:value-type="float">
            <text:p>0</text:p>
          </table:table-cell>
          <table:table-cell table:formula="of:=MAX([.O$101]*IF([.$E111];0.2;1)*(100+[.$G111]*IF([.$G111]&gt;0;[.$C$1];[.$C$2]))/100; 0)" office:value-type="float" office:value="3" calcext:value-type="float">
            <text:p>3</text:p>
          </table:table-cell>
          <table:table-cell table:formula="of:=MAX([.P$101]*IF([.$E111];0.2;1)*(100+[.$G111]*IF([.$G111]&gt;0;[.$C$1];[.$C$2]))/100; 0)" office:value-type="float" office:value="4.5" calcext:value-type="float">
            <text:p>5</text:p>
          </table:table-cell>
          <table:table-cell table:formula="of:=MAX([.Q$101]*IF([.$E111];0.2;1)*(100+[.$G111]*IF([.$G111]&gt;0;[.$C$1];[.$C$2]))/100; 0)" office:value-type="float" office:value="6.75" calcext:value-type="float">
            <text:p>7</text:p>
          </table:table-cell>
          <table:table-cell table:formula="of:=MAX([.R$101]*IF([.$E111];0.2;1)*(100+[.$G111]*IF([.$G111]&gt;0;[.$C$1];[.$C$2]))/100; 0)" office:value-type="float" office:value="15" calcext:value-type="float">
            <text:p>15</text:p>
          </table:table-cell>
          <table:table-cell table:formula="of:=MAX([.S$101]*IF([.$E111];0.2;1)*(100+[.$G111]*IF([.$G111]&gt;0;[.$C$1];[.$C$2]))/100; 0)" office:value-type="float" office:value="15" calcext:value-type="float">
            <text:p>15</text:p>
          </table:table-cell>
          <table:table-cell table:formula="of:=MAX([.T$101]*IF([.$E111];0.2;1)*(100+[.$G111]*IF([.$G111]&gt;0;[.$C$1];[.$C$2]))/100; 0)" office:value-type="float" office:value="15" calcext:value-type="float">
            <text:p>15</text:p>
          </table:table-cell>
          <table:table-cell table:formula="of:=MAX([.U$101]*IF([.$E111];0.2;1)*(100+[.$G111]*IF([.$G111]&gt;0;[.$C$1];[.$C$2]))/100; 0)" office:value-type="float" office:value="4.5" calcext:value-type="float">
            <text:p>5</text:p>
          </table:table-cell>
          <table:table-cell table:formula="of:=MAX([.V$101]*IF([.$E111];0.2;1)*(100+[.$G111]*IF([.$G111]&gt;0;[.$C$1];[.$C$2]))/100; 0)" office:value-type="float" office:value="9" calcext:value-type="float">
            <text:p>9</text:p>
          </table:table-cell>
          <table:table-cell table:formula="of:=MAX([.W$101]*IF([.$E111];0.2;1)*(100+[.$G111]*IF([.$G111]&gt;0;[.$C$1];[.$C$2]))/100; 0)" office:value-type="float" office:value="0" calcext:value-type="float">
            <text:p>0</text:p>
          </table:table-cell>
          <table:table-cell table:formula="of:=MAX([.X$101]*IF([.$E111];0.2;1)*(100+[.$G111]*IF([.$G111]&gt;0;[.$C$1];[.$C$2]))/100; 0)" office:value-type="float" office:value="0" calcext:value-type="float">
            <text:p>0</text:p>
          </table:table-cell>
          <table:table-cell table:formula="of:=MAX([.Y$101]*IF([.$E111];0.2;1)*(100+[.$G111]*IF([.$G111]&gt;0;[.$C$1];[.$C$2]))/100; 0)" office:value-type="float" office:value="0" calcext:value-type="float">
            <text:p>0</text:p>
          </table:table-cell>
          <table:table-cell table:formula="of:=MAX([.Z$101]*IF([.$E111];0.2;1)*(100+[.$G111]*IF([.$G111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 office:value-type="string" calcext:value-type="string" table:number-columns-spanned="14" table:number-rows-spanned="1">
            <text:p>LASER DAMAGE</text:p>
          </table:table-cell>
          <table:covered-table-cell table:number-columns-repeated="13" table:style-name="Default"/>
          <table:table-cell/>
          <table:table-cell table:style-name="Default" table:number-columns-repeated="17"/>
          <table:table-cell table:number-columns-repeated="3"/>
        </table:table-row>
        <table:table-row table:style-name="ro5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2" table:formula="of:=OFFSET([$'EcCo Armor (0.9)'.$A$2];[.M$114];0)" office:value-type="string" office:string-value="None" calcext:value-type="string">
            <text:p>None</text:p>
          </table:table-cell>
          <table:table-cell table:style-name="ce22" table:formula="of:=OFFSET([$'EcCo Armor (0.9)'.$A$2];[.N$114];0)" office:value-type="string" office:string-value="Robes" calcext:value-type="string">
            <text:p>Robes</text:p>
          </table:table-cell>
          <table:table-cell table:style-name="ce22" table:formula="of:=OFFSET([$'EcCo Armor (0.9)'.$A$2];[.O$114];0)" office:value-type="string" office:string-value="Leather MkII" calcext:value-type="string">
            <text:p>Leather MkII</text:p>
          </table:table-cell>
          <table:table-cell table:style-name="ce22" table:formula="of:=OFFSET([$'EcCo Armor (0.9)'.$A$2];[.P$114];0)" office:value-type="string" office:string-value="Combat Armor" calcext:value-type="string">
            <text:p>Combat Armor</text:p>
          </table:table-cell>
          <table:table-cell table:style-name="ce22" table:formula="of:=OFFSET([$'EcCo Armor (0.9)'.$A$2];[.Q$114];0)" office:value-type="string" office:string-value="Metal Armor" calcext:value-type="string">
            <text:p>Metal Armor</text:p>
          </table:table-cell>
          <table:table-cell table:style-name="ce22" table:formula="of:=OFFSET([$'EcCo Armor (0.9)'.$A$2];[.R$114];0)" office:value-type="string" office:string-value="Tesla Armor" calcext:value-type="string">
            <text:p>Tesla Armor</text:p>
          </table:table-cell>
          <table:table-cell table:style-name="ce22" table:formula="of:=OFFSET([$'EcCo Armor (0.9)'.$A$2];[.S$114];0)" office:value-type="string" office:string-value="Power Armor" calcext:value-type="string">
            <text:p>Power Armor</text:p>
          </table:table-cell>
          <table:table-cell table:style-name="ce22" table:formula="of:=OFFSET([$'EcCo Armor (0.9)'.$A$2];[.T$114];0)" office:value-type="string" office:string-value="Adv. Power" calcext:value-type="string">
            <text:p>Adv. Power</text:p>
          </table:table-cell>
          <table:table-cell table:style-name="ce22" table:formula="of:=OFFSET([$'EcCo Armor (0.9)'.$A$2];[.U$114];0)" office:value-type="string" office:string-value="Frank Horrigan" calcext:value-type="string">
            <text:p>Frank Horrigan</text:p>
          </table:table-cell>
          <table:table-cell table:style-name="ce22" table:formula="of:=OFFSET([$'EcCo Armor (0.9)'.$A$2];[.V$114];0)" office:value-type="string" office:string-value="Wanamingo" calcext:value-type="string">
            <text:p>Wanamingo</text:p>
          </table:table-cell>
          <table:table-cell table:style-name="ce22" table:formula="of:=OFFSET([$'EcCo Armor (0.9)'.$A$2];[.W$114];0)" office:value-type="string" office:string-value="Deathclaw" calcext:value-type="string">
            <text:p>Deathclaw</text:p>
          </table:table-cell>
          <table:table-cell table:style-name="ce22" table:formula="of:=OFFSET([$'EcCo Armor (0.9)'.$A$2];[.X$114];0)" office:value-type="string" office:string-value="T. Deathclaw" calcext:value-type="string">
            <text:p>T. Deathclaw</text:p>
          </table:table-cell>
          <table:table-cell table:style-name="ce31"/>
          <table:table-cell table:style-name="ce22"/>
          <table:table-cell/>
          <table:table-cell table:style-name="Default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 (0.9)'.$G$2];[.M$114];0)" office:value-type="float" office:value="0" calcext:value-type="float">
            <text:p>0</text:p>
          </table:table-cell>
          <table:table-cell table:style-name="ce3" table:formula="of:=OFFSET([$'EcCo Armor (0.9)'.$G$2];[.N$114];0)" office:value-type="float" office:value="0" calcext:value-type="float">
            <text:p>0</text:p>
          </table:table-cell>
          <table:table-cell table:style-name="ce3" table:formula="of:=OFFSET([$'EcCo Armor (0.9)'.$G$2];[.O$114];0)" office:value-type="float" office:value="1" calcext:value-type="float">
            <text:p>1</text:p>
          </table:table-cell>
          <table:table-cell table:style-name="ce3" table:formula="of:=OFFSET([$'EcCo Armor (0.9)'.$G$2];[.P$114];0)" office:value-type="float" office:value="8" calcext:value-type="float">
            <text:p>8</text:p>
          </table:table-cell>
          <table:table-cell table:style-name="ce3" table:formula="of:=OFFSET([$'EcCo Armor (0.9)'.$G$2];[.Q$114];0)" office:value-type="float" office:value="6" calcext:value-type="float">
            <text:p>6</text:p>
          </table:table-cell>
          <table:table-cell table:style-name="ce3" table:formula="of:=OFFSET([$'EcCo Armor (0.9)'.$G$2];[.R$114];0)" office:value-type="float" office:value="19" calcext:value-type="float">
            <text:p>19</text:p>
          </table:table-cell>
          <table:table-cell table:style-name="ce3" table:formula="of:=OFFSET([$'EcCo Armor (0.9)'.$G$2];[.S$114];0)" office:value-type="float" office:value="18" calcext:value-type="float">
            <text:p>18</text:p>
          </table:table-cell>
          <table:table-cell table:style-name="ce3" table:formula="of:=OFFSET([$'EcCo Armor (0.9)'.$G$2];[.T$114];0)" office:value-type="float" office:value="19" calcext:value-type="float">
            <text:p>19</text:p>
          </table:table-cell>
          <table:table-cell table:style-name="ce3" table:formula="of:=OFFSET([$'EcCo Armor (0.9)'.$G$2];[.U$114];0)" office:value-type="float" office:value="20" calcext:value-type="float">
            <text:p>20</text:p>
          </table:table-cell>
          <table:table-cell table:style-name="ce3" table:formula="of:=OFFSET([$'EcCo Armor (0.9)'.$G$2];[.V$114];0)" office:value-type="float" office:value="6" calcext:value-type="float">
            <text:p>6</text:p>
          </table:table-cell>
          <table:table-cell table:style-name="ce3" table:formula="of:=OFFSET([$'EcCo Armor (0.9)'.$G$2];[.W$114];0)" office:value-type="float" office:value="4" calcext:value-type="float">
            <text:p>4</text:p>
          </table:table-cell>
          <table:table-cell table:style-name="ce3" table:formula="of:=OFFSET([$'EcCo Armor (0.9)'.$G$2];[.X$114];0)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 (0.9)'.$H$2];[.M$114];0)" office:value-type="float" office:value="0" calcext:value-type="float">
            <text:p>0</text:p>
          </table:table-cell>
          <table:table-cell table:style-name="ce3" table:formula="of:=OFFSET([$'EcCo Armor (0.9)'.$H$2];[.N$114];0)" office:value-type="float" office:value="25" calcext:value-type="float">
            <text:p>25</text:p>
          </table:table-cell>
          <table:table-cell table:style-name="ce3" table:formula="of:=OFFSET([$'EcCo Armor (0.9)'.$H$2];[.O$114];0)" office:value-type="float" office:value="20" calcext:value-type="float">
            <text:p>20</text:p>
          </table:table-cell>
          <table:table-cell table:style-name="ce3" table:formula="of:=OFFSET([$'EcCo Armor (0.9)'.$H$2];[.P$114];0)" office:value-type="float" office:value="60" calcext:value-type="float">
            <text:p>60</text:p>
          </table:table-cell>
          <table:table-cell table:style-name="ce3" table:formula="of:=OFFSET([$'EcCo Armor (0.9)'.$H$2];[.Q$114];0)" office:value-type="float" office:value="75" calcext:value-type="float">
            <text:p>75</text:p>
          </table:table-cell>
          <table:table-cell table:style-name="ce3" table:formula="of:=OFFSET([$'EcCo Armor (0.9)'.$H$2];[.R$114];0)" office:value-type="float" office:value="90" calcext:value-type="float">
            <text:p>90</text:p>
          </table:table-cell>
          <table:table-cell table:style-name="ce3" table:formula="of:=OFFSET([$'EcCo Armor (0.9)'.$H$2];[.S$114];0)" office:value-type="float" office:value="80" calcext:value-type="float">
            <text:p>80</text:p>
          </table:table-cell>
          <table:table-cell table:style-name="ce3" table:formula="of:=OFFSET([$'EcCo Armor (0.9)'.$H$2];[.T$114];0)" office:value-type="float" office:value="90" calcext:value-type="float">
            <text:p>90</text:p>
          </table:table-cell>
          <table:table-cell table:style-name="ce3" table:formula="of:=OFFSET([$'EcCo Armor (0.9)'.$H$2];[.U$114];0)" office:value-type="float" office:value="80" calcext:value-type="float">
            <text:p>80</text:p>
          </table:table-cell>
          <table:table-cell table:style-name="ce3" table:formula="of:=OFFSET([$'EcCo Armor (0.9)'.$H$2];[.V$114];0)" office:value-type="float" office:value="40" calcext:value-type="float">
            <text:p>40</text:p>
          </table:table-cell>
          <table:table-cell table:style-name="ce3" table:formula="of:=OFFSET([$'EcCo Armor (0.9)'.$H$2];[.W$114];0)" office:value-type="float" office:value="10" calcext:value-type="float">
            <text:p>10</text:p>
          </table:table-cell>
          <table:table-cell table:style-name="ce3" table:formula="of:=OFFSET([$'EcCo Armor (0.9)'.$H$2];[.X$114];0)" office:value-type="float" office:value="20" calcext:value-type="float">
            <text:p>20</text:p>
          </table:table-cell>
          <table:table-cell table:style-name="ce3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0];[$'EcCo ammo'.$A$6:$'EcCo ammo'.$A$37];[$'EcCo ammo'.F$6:$'EcCo ammo'.F$37])" office:value-type="float" office:value="0" calcext:value-type="float">
            <text:p>0</text:p>
          </table:table-cell>
          <table:table-cell table:formula="of:=LOOKUP([.$B120];[$'EcCo ammo'.$A$6:$'EcCo ammo'.$A$37];[$'EcCo ammo'.G$6:$'EcCo ammo'.G$37])" office:value-type="float" office:value="0" calcext:value-type="float">
            <text:p>0</text:p>
          </table:table-cell>
          <table:table-cell table:formula="of:=LOOKUP([.$B120];[$'EcCo ammo'.$A$6:$'EcCo ammo'.$A$37];[$'EcCo ammo'.I$6:$'EcCo ammo'.I$37])" office:value-type="float" office:value="1" calcext:value-type="float">
            <text:p>1</text:p>
          </table:table-cell>
          <table:table-cell table:formula="of:=LOOKUP([.$B120];[$'EcCo ammo'.$A$6:$'EcCo ammo'.$A$37];[$'EcCo ammo'.J$6:$'EcCo ammo'.J$37])" office:value-type="float" office:value="1" calcext:value-type="float">
            <text:p>1</text:p>
          </table:table-cell>
          <table:table-cell table:formula="of:=[.H120]/[.I120]" office:value-type="float" office:value="1" calcext:value-type="float">
            <text:p>1.00</text:p>
          </table:table-cell>
          <table:table-cell table:formula="of:=ROUND(AVERAGE([.C120];[.D120]))" office:value-type="float" office:value="19" calcext:value-type="float">
            <text:p>19</text:p>
          </table:table-cell>
          <table:table-cell/>
          <table:table-cell table:formula="of:=MAX((100-MAX([.M$118]+MIN([.$G120];0);0))*INT(([.$K120]-[.AB120])*[.$J120])/100;0)" office:value-type="float" office:value="19" calcext:value-type="float">
            <text:p>19</text:p>
          </table:table-cell>
          <table:table-cell table:formula="of:=MAX((100-MAX([.N$118]+MIN([.$G120];0);0))*INT(([.$K120]-[.AC120])*[.$J120])/100;0)" office:value-type="float" office:value="14.25" calcext:value-type="float">
            <text:p>14</text:p>
          </table:table-cell>
          <table:table-cell table:formula="of:=MAX((100-MAX([.O$118]+MIN([.$G120];0);0))*INT(([.$K120]-[.AD120])*[.$J120])/100;0)" office:value-type="float" office:value="14.4" calcext:value-type="float">
            <text:p>14</text:p>
          </table:table-cell>
          <table:table-cell table:formula="of:=MAX((100-MAX([.P$118]+MIN([.$G120];0);0))*INT(([.$K120]-[.AE120])*[.$J120])/100;0)" office:value-type="float" office:value="4.4" calcext:value-type="float">
            <text:p>4</text:p>
          </table:table-cell>
          <table:table-cell table:formula="of:=MAX((100-MAX([.Q$118]+MIN([.$G120];0);0))*INT(([.$K120]-[.AF120])*[.$J120])/100;0)" office:value-type="float" office:value="3.25" calcext:value-type="float">
            <text:p>3</text:p>
          </table:table-cell>
          <table:table-cell table:formula="of:=MAX((100-MAX([.R$118]+MIN([.$G120];0);0))*INT(([.$K120]-[.AG120])*[.$J120])/100;0)" office:value-type="float" office:value="0" calcext:value-type="float">
            <text:p>0</text:p>
          </table:table-cell>
          <table:table-cell table:formula="of:=MAX((100-MAX([.S$118]+MIN([.$G120];0);0))*INT(([.$K120]-[.AH120])*[.$J120])/100;0)" office:value-type="float" office:value="0.2" calcext:value-type="float">
            <text:p>0</text:p>
          </table:table-cell>
          <table:table-cell table:formula="of:=MAX((100-MAX([.T$118]+MIN([.$G120];0);0))*INT(([.$K120]-[.AI120])*[.$J120])/100;0)" office:value-type="float" office:value="0" calcext:value-type="float">
            <text:p>0</text:p>
          </table:table-cell>
          <table:table-cell table:formula="of:=MAX((100-MAX([.U$118]+MIN([.$G120];0);0))*INT(([.$K120]-[.AJ120])*[.$J120])/100;0)" office:value-type="float" office:value="0" calcext:value-type="float">
            <text:p>0</text:p>
          </table:table-cell>
          <table:table-cell table:formula="of:=MAX((100-MAX([.V$118]+MIN([.$G120];0);0))*INT(([.$K120]-[.AK120])*[.$J120])/100;0)" office:value-type="float" office:value="7.8" calcext:value-type="float">
            <text:p>8</text:p>
          </table:table-cell>
          <table:table-cell table:formula="of:=MAX((100-MAX([.W$118]+MIN([.$G120];0);0))*INT(([.$K120]-[.AL120])*[.$J120])/100;0)" office:value-type="float" office:value="13.5" calcext:value-type="float">
            <text:p>14</text:p>
          </table:table-cell>
          <table:table-cell table:formula="of:=MAX((100-MAX([.X$118]+MIN([.$G120];0);0))*INT(([.$K120]-[.AM120])*[.$J120])/100;0)" office:value-type="float" office:value="8.8" calcext:value-type="float">
            <text:p>9</text:p>
          </table:table-cell>
          <table:table-cell table:style-name="Default" table:number-columns-repeated="2"/>
          <table:table-cell/>
          <table:table-cell table:formula="of:=MAX([.M$117]*IF([.$E120];0.2;1)*(100+[.$G120]*IF([.$G120]&gt;0;[.$C$1];[.$C$2]))/100; 0)" office:value-type="float" office:value="0" calcext:value-type="float">
            <text:p>0</text:p>
          </table:table-cell>
          <table:table-cell table:formula="of:=MAX([.N$117]*IF([.$E120];0.2;1)*(100+[.$G120]*IF([.$G120]&gt;0;[.$C$1];[.$C$2]))/100; 0)" office:value-type="float" office:value="0" calcext:value-type="float">
            <text:p>0</text:p>
          </table:table-cell>
          <table:table-cell table:formula="of:=MAX([.O$117]*IF([.$E120];0.2;1)*(100+[.$G120]*IF([.$G120]&gt;0;[.$C$1];[.$C$2]))/100; 0)" office:value-type="float" office:value="1" calcext:value-type="float">
            <text:p>1</text:p>
          </table:table-cell>
          <table:table-cell table:formula="of:=MAX([.P$117]*IF([.$E120];0.2;1)*(100+[.$G120]*IF([.$G120]&gt;0;[.$C$1];[.$C$2]))/100; 0)" office:value-type="float" office:value="8" calcext:value-type="float">
            <text:p>8</text:p>
          </table:table-cell>
          <table:table-cell table:formula="of:=MAX([.Q$117]*IF([.$E120];0.2;1)*(100+[.$G120]*IF([.$G120]&gt;0;[.$C$1];[.$C$2]))/100; 0)" office:value-type="float" office:value="6" calcext:value-type="float">
            <text:p>6</text:p>
          </table:table-cell>
          <table:table-cell table:formula="of:=MAX([.R$117]*IF([.$E120];0.2;1)*(100+[.$G120]*IF([.$G120]&gt;0;[.$C$1];[.$C$2]))/100; 0)" office:value-type="float" office:value="19" calcext:value-type="float">
            <text:p>19</text:p>
          </table:table-cell>
          <table:table-cell table:formula="of:=MAX([.S$117]*IF([.$E120];0.2;1)*(100+[.$G120]*IF([.$G120]&gt;0;[.$C$1];[.$C$2]))/100; 0)" office:value-type="float" office:value="18" calcext:value-type="float">
            <text:p>18</text:p>
          </table:table-cell>
          <table:table-cell table:formula="of:=MAX([.T$117]*IF([.$E120];0.2;1)*(100+[.$G120]*IF([.$G120]&gt;0;[.$C$1];[.$C$2]))/100; 0)" office:value-type="float" office:value="19" calcext:value-type="float">
            <text:p>19</text:p>
          </table:table-cell>
          <table:table-cell table:formula="of:=MAX([.U$117]*IF([.$E120];0.2;1)*(100+[.$G120]*IF([.$G120]&gt;0;[.$C$1];[.$C$2]))/100; 0)" office:value-type="float" office:value="20" calcext:value-type="float">
            <text:p>20</text:p>
          </table:table-cell>
          <table:table-cell table:formula="of:=MAX([.V$117]*IF([.$E120];0.2;1)*(100+[.$G120]*IF([.$G120]&gt;0;[.$C$1];[.$C$2]))/100; 0)" office:value-type="float" office:value="6" calcext:value-type="float">
            <text:p>6</text:p>
          </table:table-cell>
          <table:table-cell table:formula="of:=MAX([.W$117]*IF([.$E120];0.2;1)*(100+[.$G120]*IF([.$G120]&gt;0;[.$C$1];[.$C$2]))/100; 0)" office:value-type="float" office:value="4" calcext:value-type="float">
            <text:p>4</text:p>
          </table:table-cell>
          <table:table-cell table:formula="of:=MAX([.X$117]*IF([.$E120];0.2;1)*(100+[.$G120]*IF([.$G120]&gt;0;[.$C$1];[.$C$2]))/100; 0)" office:value-type="float" office:value="8" calcext:value-type="float">
            <text:p>8</text:p>
          </table:table-cell>
          <table:table-cell table:formula="of:=MAX([.Y$117]*IF([.$E120];0.2;1)*(100+[.$G120]*IF([.$G120]&gt;0;[.$C$1];[.$C$2]))/100; 0)" office:value-type="float" office:value="0" calcext:value-type="float">
            <text:p>0</text:p>
          </table:table-cell>
          <table:table-cell table:formula="of:=MAX([.Z$117]*IF([.$E120];0.2;1)*(100+[.$G120]*IF([.$G120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21];[$'EcCo ammo'.$A$6:$'EcCo ammo'.$A$37];[$'EcCo ammo'.F$6:$'EcCo ammo'.F$37])" office:value-type="float" office:value="0" calcext:value-type="float">
            <text:p>0</text:p>
          </table:table-cell>
          <table:table-cell table:formula="of:=LOOKUP([.$B121];[$'EcCo ammo'.$A$6:$'EcCo ammo'.$A$37];[$'EcCo ammo'.G$6:$'EcCo ammo'.G$37])" office:value-type="float" office:value="0" calcext:value-type="float">
            <text:p>0</text:p>
          </table:table-cell>
          <table:table-cell table:formula="of:=LOOKUP([.$B121];[$'EcCo ammo'.$A$6:$'EcCo ammo'.$A$37];[$'EcCo ammo'.I$6:$'EcCo ammo'.I$37])" office:value-type="float" office:value="1" calcext:value-type="float">
            <text:p>1</text:p>
          </table:table-cell>
          <table:table-cell table:formula="of:=LOOKUP([.$B121];[$'EcCo ammo'.$A$6:$'EcCo ammo'.$A$37];[$'EcCo ammo'.J$6:$'EcCo ammo'.J$37])" office:value-type="float" office:value="1" calcext:value-type="float">
            <text:p>1</text:p>
          </table:table-cell>
          <table:table-cell table:formula="of:=[.H121]/[.I121]" office:value-type="float" office:value="1" calcext:value-type="float">
            <text:p>1.00</text:p>
          </table:table-cell>
          <table:table-cell table:formula="of:=ROUND(AVERAGE([.C121];[.D121]))" office:value-type="float" office:value="20" calcext:value-type="float">
            <text:p>20</text:p>
          </table:table-cell>
          <table:table-cell/>
          <table:table-cell table:formula="of:=MAX((100-MAX([.M$118]+MIN([.$G121];0);0))*INT(([.$K121]-[.AB121])*[.$J121])/100;0)" office:value-type="float" office:value="20" calcext:value-type="float">
            <text:p>20</text:p>
          </table:table-cell>
          <table:table-cell table:formula="of:=MAX((100-MAX([.N$118]+MIN([.$G121];0);0))*INT(([.$K121]-[.AC121])*[.$J121])/100;0)" office:value-type="float" office:value="15" calcext:value-type="float">
            <text:p>15</text:p>
          </table:table-cell>
          <table:table-cell table:formula="of:=MAX((100-MAX([.O$118]+MIN([.$G121];0);0))*INT(([.$K121]-[.AD121])*[.$J121])/100;0)" office:value-type="float" office:value="15.2" calcext:value-type="float">
            <text:p>15</text:p>
          </table:table-cell>
          <table:table-cell table:formula="of:=MAX((100-MAX([.P$118]+MIN([.$G121];0);0))*INT(([.$K121]-[.AE121])*[.$J121])/100;0)" office:value-type="float" office:value="7.2" calcext:value-type="float">
            <text:p>7</text:p>
          </table:table-cell>
          <table:table-cell table:formula="of:=MAX((100-MAX([.Q$118]+MIN([.$G121];0);0))*INT(([.$K121]-[.AF121])*[.$J121])/100;0)" office:value-type="float" office:value="4.5" calcext:value-type="float">
            <text:p>5</text:p>
          </table:table-cell>
          <table:table-cell table:formula="of:=MAX((100-MAX([.R$118]+MIN([.$G121];0);0))*INT(([.$K121]-[.AG121])*[.$J121])/100;0)" office:value-type="float" office:value="1.6" calcext:value-type="float">
            <text:p>2</text:p>
          </table:table-cell>
          <table:table-cell table:formula="of:=MAX((100-MAX([.S$118]+MIN([.$G121];0);0))*INT(([.$K121]-[.AH121])*[.$J121])/100;0)" office:value-type="float" office:value="3.2" calcext:value-type="float">
            <text:p>3</text:p>
          </table:table-cell>
          <table:table-cell table:formula="of:=MAX((100-MAX([.T$118]+MIN([.$G121];0);0))*INT(([.$K121]-[.AI121])*[.$J121])/100;0)" office:value-type="float" office:value="1.6" calcext:value-type="float">
            <text:p>2</text:p>
          </table:table-cell>
          <table:table-cell table:formula="of:=MAX((100-MAX([.U$118]+MIN([.$G121];0);0))*INT(([.$K121]-[.AJ121])*[.$J121])/100;0)" office:value-type="float" office:value="3.2" calcext:value-type="float">
            <text:p>3</text:p>
          </table:table-cell>
          <table:table-cell table:formula="of:=MAX((100-MAX([.V$118]+MIN([.$G121];0);0))*INT(([.$K121]-[.AK121])*[.$J121])/100;0)" office:value-type="float" office:value="10.8" calcext:value-type="float">
            <text:p>11</text:p>
          </table:table-cell>
          <table:table-cell table:formula="of:=MAX((100-MAX([.W$118]+MIN([.$G121];0);0))*INT(([.$K121]-[.AL121])*[.$J121])/100;0)" office:value-type="float" office:value="17.1" calcext:value-type="float">
            <text:p>17</text:p>
          </table:table-cell>
          <table:table-cell table:formula="of:=MAX((100-MAX([.X$118]+MIN([.$G121];0);0))*INT(([.$K121]-[.AM121])*[.$J121])/100;0)" office:value-type="float" office:value="14.4" calcext:value-type="float">
            <text:p>14</text:p>
          </table:table-cell>
          <table:table-cell table:style-name="Default" table:number-columns-repeated="2"/>
          <table:table-cell/>
          <table:table-cell table:formula="of:=MAX([.M$117]*IF([.$E121];0.2;1)*(100+[.$G121]*IF([.$G121]&gt;0;[.$C$1];[.$C$2]))/100; 0)" office:value-type="float" office:value="0" calcext:value-type="float">
            <text:p>0</text:p>
          </table:table-cell>
          <table:table-cell table:formula="of:=MAX([.N$117]*IF([.$E121];0.2;1)*(100+[.$G121]*IF([.$G121]&gt;0;[.$C$1];[.$C$2]))/100; 0)" office:value-type="float" office:value="0" calcext:value-type="float">
            <text:p>0</text:p>
          </table:table-cell>
          <table:table-cell table:formula="of:=MAX([.O$117]*IF([.$E121];0.2;1)*(100+[.$G121]*IF([.$G121]&gt;0;[.$C$1];[.$C$2]))/100; 0)" office:value-type="float" office:value="0.2" calcext:value-type="float">
            <text:p>0</text:p>
          </table:table-cell>
          <table:table-cell table:formula="of:=MAX([.P$117]*IF([.$E121];0.2;1)*(100+[.$G121]*IF([.$G121]&gt;0;[.$C$1];[.$C$2]))/100; 0)" office:value-type="float" office:value="1.6" calcext:value-type="float">
            <text:p>2</text:p>
          </table:table-cell>
          <table:table-cell table:formula="of:=MAX([.Q$117]*IF([.$E121];0.2;1)*(100+[.$G121]*IF([.$G121]&gt;0;[.$C$1];[.$C$2]))/100; 0)" office:value-type="float" office:value="1.2" calcext:value-type="float">
            <text:p>1</text:p>
          </table:table-cell>
          <table:table-cell table:formula="of:=MAX([.R$117]*IF([.$E121];0.2;1)*(100+[.$G121]*IF([.$G121]&gt;0;[.$C$1];[.$C$2]))/100; 0)" office:value-type="float" office:value="3.8" calcext:value-type="float">
            <text:p>4</text:p>
          </table:table-cell>
          <table:table-cell table:formula="of:=MAX([.S$117]*IF([.$E121];0.2;1)*(100+[.$G121]*IF([.$G121]&gt;0;[.$C$1];[.$C$2]))/100; 0)" office:value-type="float" office:value="3.6" calcext:value-type="float">
            <text:p>4</text:p>
          </table:table-cell>
          <table:table-cell table:formula="of:=MAX([.T$117]*IF([.$E121];0.2;1)*(100+[.$G121]*IF([.$G121]&gt;0;[.$C$1];[.$C$2]))/100; 0)" office:value-type="float" office:value="3.8" calcext:value-type="float">
            <text:p>4</text:p>
          </table:table-cell>
          <table:table-cell table:formula="of:=MAX([.U$117]*IF([.$E121];0.2;1)*(100+[.$G121]*IF([.$G121]&gt;0;[.$C$1];[.$C$2]))/100; 0)" office:value-type="float" office:value="4" calcext:value-type="float">
            <text:p>4</text:p>
          </table:table-cell>
          <table:table-cell table:formula="of:=MAX([.V$117]*IF([.$E121];0.2;1)*(100+[.$G121]*IF([.$G121]&gt;0;[.$C$1];[.$C$2]))/100; 0)" office:value-type="float" office:value="1.2" calcext:value-type="float">
            <text:p>1</text:p>
          </table:table-cell>
          <table:table-cell table:formula="of:=MAX([.W$117]*IF([.$E121];0.2;1)*(100+[.$G121]*IF([.$G121]&gt;0;[.$C$1];[.$C$2]))/100; 0)" office:value-type="float" office:value="0.8" calcext:value-type="float">
            <text:p>1</text:p>
          </table:table-cell>
          <table:table-cell table:formula="of:=MAX([.X$117]*IF([.$E121];0.2;1)*(100+[.$G121]*IF([.$G121]&gt;0;[.$C$1];[.$C$2]))/100; 0)" office:value-type="float" office:value="1.6" calcext:value-type="float">
            <text:p>2</text:p>
          </table:table-cell>
          <table:table-cell table:formula="of:=MAX([.Y$117]*IF([.$E121];0.2;1)*(100+[.$G121]*IF([.$G121]&gt;0;[.$C$1];[.$C$2]))/100; 0)" office:value-type="float" office:value="0" calcext:value-type="float">
            <text:p>0</text:p>
          </table:table-cell>
          <table:table-cell table:formula="of:=MAX([.Z$117]*IF([.$E121];0.2;1)*(100+[.$G121]*IF([.$G121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2];[$'EcCo ammo'.$A$6:$'EcCo ammo'.$A$37];[$'EcCo ammo'.F$6:$'EcCo ammo'.F$37])" office:value-type="float" office:value="0" calcext:value-type="float">
            <text:p>0</text:p>
          </table:table-cell>
          <table:table-cell table:formula="of:=LOOKUP([.$B122];[$'EcCo ammo'.$A$6:$'EcCo ammo'.$A$37];[$'EcCo ammo'.G$6:$'EcCo ammo'.G$37])" office:value-type="float" office:value="0" calcext:value-type="float">
            <text:p>0</text:p>
          </table:table-cell>
          <table:table-cell table:formula="of:=LOOKUP([.$B122];[$'EcCo ammo'.$A$6:$'EcCo ammo'.$A$37];[$'EcCo ammo'.I$6:$'EcCo ammo'.I$37])" office:value-type="float" office:value="1" calcext:value-type="float">
            <text:p>1</text:p>
          </table:table-cell>
          <table:table-cell table:formula="of:=LOOKUP([.$B122];[$'EcCo ammo'.$A$6:$'EcCo ammo'.$A$37];[$'EcCo ammo'.J$6:$'EcCo ammo'.J$37])" office:value-type="float" office:value="1" calcext:value-type="float">
            <text:p>1</text:p>
          </table:table-cell>
          <table:table-cell table:formula="of:=[.H122]/[.I122]" office:value-type="float" office:value="1" calcext:value-type="float">
            <text:p>1.00</text:p>
          </table:table-cell>
          <table:table-cell table:formula="of:=ROUND(AVERAGE([.C122];[.D122]))" office:value-type="float" office:value="25" calcext:value-type="float">
            <text:p>25</text:p>
          </table:table-cell>
          <table:table-cell/>
          <table:table-cell table:formula="of:=MAX((100-MAX([.M$118]+MIN([.$G122];0);0))*INT(([.$K122]-[.AB122])*[.$J122])/100;0)" office:value-type="float" office:value="25" calcext:value-type="float">
            <text:p>25</text:p>
          </table:table-cell>
          <table:table-cell table:formula="of:=MAX((100-MAX([.N$118]+MIN([.$G122];0);0))*INT(([.$K122]-[.AC122])*[.$J122])/100;0)" office:value-type="float" office:value="18.75" calcext:value-type="float">
            <text:p>19</text:p>
          </table:table-cell>
          <table:table-cell table:formula="of:=MAX((100-MAX([.O$118]+MIN([.$G122];0);0))*INT(([.$K122]-[.AD122])*[.$J122])/100;0)" office:value-type="float" office:value="19.2" calcext:value-type="float">
            <text:p>19</text:p>
          </table:table-cell>
          <table:table-cell table:formula="of:=MAX((100-MAX([.P$118]+MIN([.$G122];0);0))*INT(([.$K122]-[.AE122])*[.$J122])/100;0)" office:value-type="float" office:value="6.8" calcext:value-type="float">
            <text:p>7</text:p>
          </table:table-cell>
          <table:table-cell table:formula="of:=MAX((100-MAX([.Q$118]+MIN([.$G122];0);0))*INT(([.$K122]-[.AF122])*[.$J122])/100;0)" office:value-type="float" office:value="4.75" calcext:value-type="float">
            <text:p>5</text:p>
          </table:table-cell>
          <table:table-cell table:formula="of:=MAX((100-MAX([.R$118]+MIN([.$G122];0);0))*INT(([.$K122]-[.AG122])*[.$J122])/100;0)" office:value-type="float" office:value="0.6" calcext:value-type="float">
            <text:p>1</text:p>
          </table:table-cell>
          <table:table-cell table:formula="of:=MAX((100-MAX([.S$118]+MIN([.$G122];0);0))*INT(([.$K122]-[.AH122])*[.$J122])/100;0)" office:value-type="float" office:value="1.4" calcext:value-type="float">
            <text:p>1</text:p>
          </table:table-cell>
          <table:table-cell table:formula="of:=MAX((100-MAX([.T$118]+MIN([.$G122];0);0))*INT(([.$K122]-[.AI122])*[.$J122])/100;0)" office:value-type="float" office:value="0.6" calcext:value-type="float">
            <text:p>1</text:p>
          </table:table-cell>
          <table:table-cell table:formula="of:=MAX((100-MAX([.U$118]+MIN([.$G122];0);0))*INT(([.$K122]-[.AJ122])*[.$J122])/100;0)" office:value-type="float" office:value="1" calcext:value-type="float">
            <text:p>1</text:p>
          </table:table-cell>
          <table:table-cell table:formula="of:=MAX((100-MAX([.V$118]+MIN([.$G122];0);0))*INT(([.$K122]-[.AK122])*[.$J122])/100;0)" office:value-type="float" office:value="11.4" calcext:value-type="float">
            <text:p>11</text:p>
          </table:table-cell>
          <table:table-cell table:formula="of:=MAX((100-MAX([.W$118]+MIN([.$G122];0);0))*INT(([.$K122]-[.AL122])*[.$J122])/100;0)" office:value-type="float" office:value="18.9" calcext:value-type="float">
            <text:p>19</text:p>
          </table:table-cell>
          <table:table-cell table:formula="of:=MAX((100-MAX([.X$118]+MIN([.$G122];0);0))*INT(([.$K122]-[.AM122])*[.$J122])/100;0)" office:value-type="float" office:value="13.6" calcext:value-type="float">
            <text:p>14</text:p>
          </table:table-cell>
          <table:table-cell table:style-name="Default" table:number-columns-repeated="2"/>
          <table:table-cell/>
          <table:table-cell table:formula="of:=MAX([.M$117]*IF([.$E122];0.2;1)*(100+[.$G122]*IF([.$G122]&gt;0;[.$C$1];[.$C$2]))/100; 0)" office:value-type="float" office:value="0" calcext:value-type="float">
            <text:p>0</text:p>
          </table:table-cell>
          <table:table-cell table:formula="of:=MAX([.N$117]*IF([.$E122];0.2;1)*(100+[.$G122]*IF([.$G122]&gt;0;[.$C$1];[.$C$2]))/100; 0)" office:value-type="float" office:value="0" calcext:value-type="float">
            <text:p>0</text:p>
          </table:table-cell>
          <table:table-cell table:formula="of:=MAX([.O$117]*IF([.$E122];0.2;1)*(100+[.$G122]*IF([.$G122]&gt;0;[.$C$1];[.$C$2]))/100; 0)" office:value-type="float" office:value="1" calcext:value-type="float">
            <text:p>1</text:p>
          </table:table-cell>
          <table:table-cell table:formula="of:=MAX([.P$117]*IF([.$E122];0.2;1)*(100+[.$G122]*IF([.$G122]&gt;0;[.$C$1];[.$C$2]))/100; 0)" office:value-type="float" office:value="8" calcext:value-type="float">
            <text:p>8</text:p>
          </table:table-cell>
          <table:table-cell table:formula="of:=MAX([.Q$117]*IF([.$E122];0.2;1)*(100+[.$G122]*IF([.$G122]&gt;0;[.$C$1];[.$C$2]))/100; 0)" office:value-type="float" office:value="6" calcext:value-type="float">
            <text:p>6</text:p>
          </table:table-cell>
          <table:table-cell table:formula="of:=MAX([.R$117]*IF([.$E122];0.2;1)*(100+[.$G122]*IF([.$G122]&gt;0;[.$C$1];[.$C$2]))/100; 0)" office:value-type="float" office:value="19" calcext:value-type="float">
            <text:p>19</text:p>
          </table:table-cell>
          <table:table-cell table:formula="of:=MAX([.S$117]*IF([.$E122];0.2;1)*(100+[.$G122]*IF([.$G122]&gt;0;[.$C$1];[.$C$2]))/100; 0)" office:value-type="float" office:value="18" calcext:value-type="float">
            <text:p>18</text:p>
          </table:table-cell>
          <table:table-cell table:formula="of:=MAX([.T$117]*IF([.$E122];0.2;1)*(100+[.$G122]*IF([.$G122]&gt;0;[.$C$1];[.$C$2]))/100; 0)" office:value-type="float" office:value="19" calcext:value-type="float">
            <text:p>19</text:p>
          </table:table-cell>
          <table:table-cell table:formula="of:=MAX([.U$117]*IF([.$E122];0.2;1)*(100+[.$G122]*IF([.$G122]&gt;0;[.$C$1];[.$C$2]))/100; 0)" office:value-type="float" office:value="20" calcext:value-type="float">
            <text:p>20</text:p>
          </table:table-cell>
          <table:table-cell table:formula="of:=MAX([.V$117]*IF([.$E122];0.2;1)*(100+[.$G122]*IF([.$G122]&gt;0;[.$C$1];[.$C$2]))/100; 0)" office:value-type="float" office:value="6" calcext:value-type="float">
            <text:p>6</text:p>
          </table:table-cell>
          <table:table-cell table:formula="of:=MAX([.W$117]*IF([.$E122];0.2;1)*(100+[.$G122]*IF([.$G122]&gt;0;[.$C$1];[.$C$2]))/100; 0)" office:value-type="float" office:value="4" calcext:value-type="float">
            <text:p>4</text:p>
          </table:table-cell>
          <table:table-cell table:formula="of:=MAX([.X$117]*IF([.$E122];0.2;1)*(100+[.$G122]*IF([.$G122]&gt;0;[.$C$1];[.$C$2]))/100; 0)" office:value-type="float" office:value="8" calcext:value-type="float">
            <text:p>8</text:p>
          </table:table-cell>
          <table:table-cell table:formula="of:=MAX([.Y$117]*IF([.$E122];0.2;1)*(100+[.$G122]*IF([.$G122]&gt;0;[.$C$1];[.$C$2]))/100; 0)" office:value-type="float" office:value="0" calcext:value-type="float">
            <text:p>0</text:p>
          </table:table-cell>
          <table:table-cell table:formula="of:=MAX([.Z$117]*IF([.$E122];0.2;1)*(100+[.$G122]*IF([.$G122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3];[$'EcCo ammo'.$A$6:$'EcCo ammo'.$A$37];[$'EcCo ammo'.F$6:$'EcCo ammo'.F$37])" office:value-type="float" office:value="0" calcext:value-type="float">
            <text:p>0</text:p>
          </table:table-cell>
          <table:table-cell table:formula="of:=LOOKUP([.$B123];[$'EcCo ammo'.$A$6:$'EcCo ammo'.$A$37];[$'EcCo ammo'.G$6:$'EcCo ammo'.G$37])" office:value-type="float" office:value="0" calcext:value-type="float">
            <text:p>0</text:p>
          </table:table-cell>
          <table:table-cell table:formula="of:=LOOKUP([.$B123];[$'EcCo ammo'.$A$6:$'EcCo ammo'.$A$37];[$'EcCo ammo'.I$6:$'EcCo ammo'.I$37])" office:value-type="float" office:value="1" calcext:value-type="float">
            <text:p>1</text:p>
          </table:table-cell>
          <table:table-cell table:formula="of:=LOOKUP([.$B123];[$'EcCo ammo'.$A$6:$'EcCo ammo'.$A$37];[$'EcCo ammo'.J$6:$'EcCo ammo'.J$37])" office:value-type="float" office:value="1" calcext:value-type="float">
            <text:p>1</text:p>
          </table:table-cell>
          <table:table-cell table:formula="of:=[.H123]/[.I123]" office:value-type="float" office:value="1" calcext:value-type="float">
            <text:p>1.00</text:p>
          </table:table-cell>
          <table:table-cell table:formula="of:=ROUND(AVERAGE([.C123];[.D123]))" office:value-type="float" office:value="35" calcext:value-type="float">
            <text:p>35</text:p>
          </table:table-cell>
          <table:table-cell/>
          <table:table-cell table:formula="of:=MAX((100-MAX([.M$118]+MIN([.$G123];0);0))*INT(([.$K123]-[.AB123])*[.$J123])/100;0)" office:value-type="float" office:value="35" calcext:value-type="float">
            <text:p>35</text:p>
          </table:table-cell>
          <table:table-cell table:formula="of:=MAX((100-MAX([.N$118]+MIN([.$G123];0);0))*INT(([.$K123]-[.AC123])*[.$J123])/100;0)" office:value-type="float" office:value="26.25" calcext:value-type="float">
            <text:p>26</text:p>
          </table:table-cell>
          <table:table-cell table:formula="of:=MAX((100-MAX([.O$118]+MIN([.$G123];0);0))*INT(([.$K123]-[.AD123])*[.$J123])/100;0)" office:value-type="float" office:value="27.2" calcext:value-type="float">
            <text:p>27</text:p>
          </table:table-cell>
          <table:table-cell table:formula="of:=MAX((100-MAX([.P$118]+MIN([.$G123];0);0))*INT(([.$K123]-[.AE123])*[.$J123])/100;0)" office:value-type="float" office:value="10.8" calcext:value-type="float">
            <text:p>11</text:p>
          </table:table-cell>
          <table:table-cell table:formula="of:=MAX((100-MAX([.Q$118]+MIN([.$G123];0);0))*INT(([.$K123]-[.AF123])*[.$J123])/100;0)" office:value-type="float" office:value="7.25" calcext:value-type="float">
            <text:p>7</text:p>
          </table:table-cell>
          <table:table-cell table:formula="of:=MAX((100-MAX([.R$118]+MIN([.$G123];0);0))*INT(([.$K123]-[.AG123])*[.$J123])/100;0)" office:value-type="float" office:value="1.6" calcext:value-type="float">
            <text:p>2</text:p>
          </table:table-cell>
          <table:table-cell table:formula="of:=MAX((100-MAX([.S$118]+MIN([.$G123];0);0))*INT(([.$K123]-[.AH123])*[.$J123])/100;0)" office:value-type="float" office:value="3.4" calcext:value-type="float">
            <text:p>3</text:p>
          </table:table-cell>
          <table:table-cell table:formula="of:=MAX((100-MAX([.T$118]+MIN([.$G123];0);0))*INT(([.$K123]-[.AI123])*[.$J123])/100;0)" office:value-type="float" office:value="1.6" calcext:value-type="float">
            <text:p>2</text:p>
          </table:table-cell>
          <table:table-cell table:formula="of:=MAX((100-MAX([.U$118]+MIN([.$G123];0);0))*INT(([.$K123]-[.AJ123])*[.$J123])/100;0)" office:value-type="float" office:value="3" calcext:value-type="float">
            <text:p>3</text:p>
          </table:table-cell>
          <table:table-cell table:formula="of:=MAX((100-MAX([.V$118]+MIN([.$G123];0);0))*INT(([.$K123]-[.AK123])*[.$J123])/100;0)" office:value-type="float" office:value="17.4" calcext:value-type="float">
            <text:p>17</text:p>
          </table:table-cell>
          <table:table-cell table:formula="of:=MAX((100-MAX([.W$118]+MIN([.$G123];0);0))*INT(([.$K123]-[.AL123])*[.$J123])/100;0)" office:value-type="float" office:value="27.9" calcext:value-type="float">
            <text:p>28</text:p>
          </table:table-cell>
          <table:table-cell table:formula="of:=MAX((100-MAX([.X$118]+MIN([.$G123];0);0))*INT(([.$K123]-[.AM123])*[.$J123])/100;0)" office:value-type="float" office:value="21.6" calcext:value-type="float">
            <text:p>22</text:p>
          </table:table-cell>
          <table:table-cell table:style-name="Default" table:number-columns-repeated="2"/>
          <table:table-cell/>
          <table:table-cell table:formula="of:=MAX([.M$117]*IF([.$E123];0.2;1)*(100+[.$G123]*IF([.$G123]&gt;0;[.$C$1];[.$C$2]))/100; 0)" office:value-type="float" office:value="0" calcext:value-type="float">
            <text:p>0</text:p>
          </table:table-cell>
          <table:table-cell table:formula="of:=MAX([.N$117]*IF([.$E123];0.2;1)*(100+[.$G123]*IF([.$G123]&gt;0;[.$C$1];[.$C$2]))/100; 0)" office:value-type="float" office:value="0" calcext:value-type="float">
            <text:p>0</text:p>
          </table:table-cell>
          <table:table-cell table:formula="of:=MAX([.O$117]*IF([.$E123];0.2;1)*(100+[.$G123]*IF([.$G123]&gt;0;[.$C$1];[.$C$2]))/100; 0)" office:value-type="float" office:value="1" calcext:value-type="float">
            <text:p>1</text:p>
          </table:table-cell>
          <table:table-cell table:formula="of:=MAX([.P$117]*IF([.$E123];0.2;1)*(100+[.$G123]*IF([.$G123]&gt;0;[.$C$1];[.$C$2]))/100; 0)" office:value-type="float" office:value="8" calcext:value-type="float">
            <text:p>8</text:p>
          </table:table-cell>
          <table:table-cell table:formula="of:=MAX([.Q$117]*IF([.$E123];0.2;1)*(100+[.$G123]*IF([.$G123]&gt;0;[.$C$1];[.$C$2]))/100; 0)" office:value-type="float" office:value="6" calcext:value-type="float">
            <text:p>6</text:p>
          </table:table-cell>
          <table:table-cell table:formula="of:=MAX([.R$117]*IF([.$E123];0.2;1)*(100+[.$G123]*IF([.$G123]&gt;0;[.$C$1];[.$C$2]))/100; 0)" office:value-type="float" office:value="19" calcext:value-type="float">
            <text:p>19</text:p>
          </table:table-cell>
          <table:table-cell table:formula="of:=MAX([.S$117]*IF([.$E123];0.2;1)*(100+[.$G123]*IF([.$G123]&gt;0;[.$C$1];[.$C$2]))/100; 0)" office:value-type="float" office:value="18" calcext:value-type="float">
            <text:p>18</text:p>
          </table:table-cell>
          <table:table-cell table:formula="of:=MAX([.T$117]*IF([.$E123];0.2;1)*(100+[.$G123]*IF([.$G123]&gt;0;[.$C$1];[.$C$2]))/100; 0)" office:value-type="float" office:value="19" calcext:value-type="float">
            <text:p>19</text:p>
          </table:table-cell>
          <table:table-cell table:formula="of:=MAX([.U$117]*IF([.$E123];0.2;1)*(100+[.$G123]*IF([.$G123]&gt;0;[.$C$1];[.$C$2]))/100; 0)" office:value-type="float" office:value="20" calcext:value-type="float">
            <text:p>20</text:p>
          </table:table-cell>
          <table:table-cell table:formula="of:=MAX([.V$117]*IF([.$E123];0.2;1)*(100+[.$G123]*IF([.$G123]&gt;0;[.$C$1];[.$C$2]))/100; 0)" office:value-type="float" office:value="6" calcext:value-type="float">
            <text:p>6</text:p>
          </table:table-cell>
          <table:table-cell table:formula="of:=MAX([.W$117]*IF([.$E123];0.2;1)*(100+[.$G123]*IF([.$G123]&gt;0;[.$C$1];[.$C$2]))/100; 0)" office:value-type="float" office:value="4" calcext:value-type="float">
            <text:p>4</text:p>
          </table:table-cell>
          <table:table-cell table:formula="of:=MAX([.X$117]*IF([.$E123];0.2;1)*(100+[.$G123]*IF([.$G123]&gt;0;[.$C$1];[.$C$2]))/100; 0)" office:value-type="float" office:value="8" calcext:value-type="float">
            <text:p>8</text:p>
          </table:table-cell>
          <table:table-cell table:formula="of:=MAX([.Y$117]*IF([.$E123];0.2;1)*(100+[.$G123]*IF([.$G123]&gt;0;[.$C$1];[.$C$2]))/100; 0)" office:value-type="float" office:value="0" calcext:value-type="float">
            <text:p>0</text:p>
          </table:table-cell>
          <table:table-cell table:formula="of:=MAX([.Z$117]*IF([.$E123];0.2;1)*(100+[.$G123]*IF([.$G123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4];[$'EcCo ammo'.$A$6:$'EcCo ammo'.$A$37];[$'EcCo ammo'.F$6:$'EcCo ammo'.F$37])" office:value-type="float" office:value="0" calcext:value-type="float">
            <text:p>0</text:p>
          </table:table-cell>
          <table:table-cell table:formula="of:=LOOKUP([.$B124];[$'EcCo ammo'.$A$6:$'EcCo ammo'.$A$37];[$'EcCo ammo'.G$6:$'EcCo ammo'.G$37])" office:value-type="float" office:value="0" calcext:value-type="float">
            <text:p>0</text:p>
          </table:table-cell>
          <table:table-cell table:formula="of:=LOOKUP([.$B124];[$'EcCo ammo'.$A$6:$'EcCo ammo'.$A$37];[$'EcCo ammo'.I$6:$'EcCo ammo'.I$37])" office:value-type="float" office:value="1" calcext:value-type="float">
            <text:p>1</text:p>
          </table:table-cell>
          <table:table-cell table:formula="of:=LOOKUP([.$B124];[$'EcCo ammo'.$A$6:$'EcCo ammo'.$A$37];[$'EcCo ammo'.J$6:$'EcCo ammo'.J$37])" office:value-type="float" office:value="1" calcext:value-type="float">
            <text:p>1</text:p>
          </table:table-cell>
          <table:table-cell table:formula="of:=[.H124]/[.I124]" office:value-type="float" office:value="1" calcext:value-type="float">
            <text:p>1.00</text:p>
          </table:table-cell>
          <table:table-cell table:formula="of:=ROUND(AVERAGE([.C124];[.D124]))" office:value-type="float" office:value="30" calcext:value-type="float">
            <text:p>30</text:p>
          </table:table-cell>
          <table:table-cell/>
          <table:table-cell table:formula="of:=MAX((100-MAX([.M$118]+MIN([.$G124];0);0))*INT(([.$K124]-[.AB124])*[.$J124])/100;0)" office:value-type="float" office:value="30" calcext:value-type="float">
            <text:p>30</text:p>
          </table:table-cell>
          <table:table-cell table:formula="of:=MAX((100-MAX([.N$118]+MIN([.$G124];0);0))*INT(([.$K124]-[.AC124])*[.$J124])/100;0)" office:value-type="float" office:value="22.5" calcext:value-type="float">
            <text:p>23</text:p>
          </table:table-cell>
          <table:table-cell table:formula="of:=MAX((100-MAX([.O$118]+MIN([.$G124];0);0))*INT(([.$K124]-[.AD124])*[.$J124])/100;0)" office:value-type="float" office:value="23.2" calcext:value-type="float">
            <text:p>23</text:p>
          </table:table-cell>
          <table:table-cell table:formula="of:=MAX((100-MAX([.P$118]+MIN([.$G124];0);0))*INT(([.$K124]-[.AE124])*[.$J124])/100;0)" office:value-type="float" office:value="8.8" calcext:value-type="float">
            <text:p>9</text:p>
          </table:table-cell>
          <table:table-cell table:formula="of:=MAX((100-MAX([.Q$118]+MIN([.$G124];0);0))*INT(([.$K124]-[.AF124])*[.$J124])/100;0)" office:value-type="float" office:value="6" calcext:value-type="float">
            <text:p>6</text:p>
          </table:table-cell>
          <table:table-cell table:formula="of:=MAX((100-MAX([.R$118]+MIN([.$G124];0);0))*INT(([.$K124]-[.AG124])*[.$J124])/100;0)" office:value-type="float" office:value="1.1" calcext:value-type="float">
            <text:p>1</text:p>
          </table:table-cell>
          <table:table-cell table:formula="of:=MAX((100-MAX([.S$118]+MIN([.$G124];0);0))*INT(([.$K124]-[.AH124])*[.$J124])/100;0)" office:value-type="float" office:value="2.4" calcext:value-type="float">
            <text:p>2</text:p>
          </table:table-cell>
          <table:table-cell table:formula="of:=MAX((100-MAX([.T$118]+MIN([.$G124];0);0))*INT(([.$K124]-[.AI124])*[.$J124])/100;0)" office:value-type="float" office:value="1.1" calcext:value-type="float">
            <text:p>1</text:p>
          </table:table-cell>
          <table:table-cell table:formula="of:=MAX((100-MAX([.U$118]+MIN([.$G124];0);0))*INT(([.$K124]-[.AJ124])*[.$J124])/100;0)" office:value-type="float" office:value="2" calcext:value-type="float">
            <text:p>2</text:p>
          </table:table-cell>
          <table:table-cell table:formula="of:=MAX((100-MAX([.V$118]+MIN([.$G124];0);0))*INT(([.$K124]-[.AK124])*[.$J124])/100;0)" office:value-type="float" office:value="14.4" calcext:value-type="float">
            <text:p>14</text:p>
          </table:table-cell>
          <table:table-cell table:formula="of:=MAX((100-MAX([.W$118]+MIN([.$G124];0);0))*INT(([.$K124]-[.AL124])*[.$J124])/100;0)" office:value-type="float" office:value="23.4" calcext:value-type="float">
            <text:p>23</text:p>
          </table:table-cell>
          <table:table-cell table:formula="of:=MAX((100-MAX([.X$118]+MIN([.$G124];0);0))*INT(([.$K124]-[.AM124])*[.$J124])/100;0)" office:value-type="float" office:value="17.6" calcext:value-type="float">
            <text:p>18</text:p>
          </table:table-cell>
          <table:table-cell table:style-name="Default" table:number-columns-repeated="2"/>
          <table:table-cell/>
          <table:table-cell table:formula="of:=MAX([.M$117]*IF([.$E124];0.2;1)*(100+[.$G124]*IF([.$G124]&gt;0;[.$C$1];[.$C$2]))/100; 0)" office:value-type="float" office:value="0" calcext:value-type="float">
            <text:p>0</text:p>
          </table:table-cell>
          <table:table-cell table:formula="of:=MAX([.N$117]*IF([.$E124];0.2;1)*(100+[.$G124]*IF([.$G124]&gt;0;[.$C$1];[.$C$2]))/100; 0)" office:value-type="float" office:value="0" calcext:value-type="float">
            <text:p>0</text:p>
          </table:table-cell>
          <table:table-cell table:formula="of:=MAX([.O$117]*IF([.$E124];0.2;1)*(100+[.$G124]*IF([.$G124]&gt;0;[.$C$1];[.$C$2]))/100; 0)" office:value-type="float" office:value="1" calcext:value-type="float">
            <text:p>1</text:p>
          </table:table-cell>
          <table:table-cell table:formula="of:=MAX([.P$117]*IF([.$E124];0.2;1)*(100+[.$G124]*IF([.$G124]&gt;0;[.$C$1];[.$C$2]))/100; 0)" office:value-type="float" office:value="8" calcext:value-type="float">
            <text:p>8</text:p>
          </table:table-cell>
          <table:table-cell table:formula="of:=MAX([.Q$117]*IF([.$E124];0.2;1)*(100+[.$G124]*IF([.$G124]&gt;0;[.$C$1];[.$C$2]))/100; 0)" office:value-type="float" office:value="6" calcext:value-type="float">
            <text:p>6</text:p>
          </table:table-cell>
          <table:table-cell table:formula="of:=MAX([.R$117]*IF([.$E124];0.2;1)*(100+[.$G124]*IF([.$G124]&gt;0;[.$C$1];[.$C$2]))/100; 0)" office:value-type="float" office:value="19" calcext:value-type="float">
            <text:p>19</text:p>
          </table:table-cell>
          <table:table-cell table:formula="of:=MAX([.S$117]*IF([.$E124];0.2;1)*(100+[.$G124]*IF([.$G124]&gt;0;[.$C$1];[.$C$2]))/100; 0)" office:value-type="float" office:value="18" calcext:value-type="float">
            <text:p>18</text:p>
          </table:table-cell>
          <table:table-cell table:formula="of:=MAX([.T$117]*IF([.$E124];0.2;1)*(100+[.$G124]*IF([.$G124]&gt;0;[.$C$1];[.$C$2]))/100; 0)" office:value-type="float" office:value="19" calcext:value-type="float">
            <text:p>19</text:p>
          </table:table-cell>
          <table:table-cell table:formula="of:=MAX([.U$117]*IF([.$E124];0.2;1)*(100+[.$G124]*IF([.$G124]&gt;0;[.$C$1];[.$C$2]))/100; 0)" office:value-type="float" office:value="20" calcext:value-type="float">
            <text:p>20</text:p>
          </table:table-cell>
          <table:table-cell table:formula="of:=MAX([.V$117]*IF([.$E124];0.2;1)*(100+[.$G124]*IF([.$G124]&gt;0;[.$C$1];[.$C$2]))/100; 0)" office:value-type="float" office:value="6" calcext:value-type="float">
            <text:p>6</text:p>
          </table:table-cell>
          <table:table-cell table:formula="of:=MAX([.W$117]*IF([.$E124];0.2;1)*(100+[.$G124]*IF([.$G124]&gt;0;[.$C$1];[.$C$2]))/100; 0)" office:value-type="float" office:value="4" calcext:value-type="float">
            <text:p>4</text:p>
          </table:table-cell>
          <table:table-cell table:formula="of:=MAX([.X$117]*IF([.$E124];0.2;1)*(100+[.$G124]*IF([.$G124]&gt;0;[.$C$1];[.$C$2]))/100; 0)" office:value-type="float" office:value="8" calcext:value-type="float">
            <text:p>8</text:p>
          </table:table-cell>
          <table:table-cell table:formula="of:=MAX([.Y$117]*IF([.$E124];0.2;1)*(100+[.$G124]*IF([.$G124]&gt;0;[.$C$1];[.$C$2]))/100; 0)" office:value-type="float" office:value="0" calcext:value-type="float">
            <text:p>0</text:p>
          </table:table-cell>
          <table:table-cell table:formula="of:=MAX([.Z$117]*IF([.$E124];0.2;1)*(100+[.$G124]*IF([.$G124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5];[$'EcCo ammo'.$A$6:$'EcCo ammo'.$A$37];[$'EcCo ammo'.F$6:$'EcCo ammo'.F$37])" office:value-type="float" office:value="0" calcext:value-type="float">
            <text:p>0</text:p>
          </table:table-cell>
          <table:table-cell table:formula="of:=LOOKUP([.$B125];[$'EcCo ammo'.$A$6:$'EcCo ammo'.$A$37];[$'EcCo ammo'.G$6:$'EcCo ammo'.G$37])" office:value-type="float" office:value="0" calcext:value-type="float">
            <text:p>0</text:p>
          </table:table-cell>
          <table:table-cell table:formula="of:=LOOKUP([.$B125];[$'EcCo ammo'.$A$6:$'EcCo ammo'.$A$37];[$'EcCo ammo'.I$6:$'EcCo ammo'.I$37])" office:value-type="float" office:value="1" calcext:value-type="float">
            <text:p>1</text:p>
          </table:table-cell>
          <table:table-cell table:formula="of:=LOOKUP([.$B125];[$'EcCo ammo'.$A$6:$'EcCo ammo'.$A$37];[$'EcCo ammo'.J$6:$'EcCo ammo'.J$37])" office:value-type="float" office:value="1" calcext:value-type="float">
            <text:p>1</text:p>
          </table:table-cell>
          <table:table-cell table:formula="of:=[.H125]/[.I125]" office:value-type="float" office:value="1" calcext:value-type="float">
            <text:p>1.00</text:p>
          </table:table-cell>
          <table:table-cell table:formula="of:=ROUND(AVERAGE([.C125];[.D125]))" office:value-type="float" office:value="35" calcext:value-type="float">
            <text:p>35</text:p>
          </table:table-cell>
          <table:table-cell/>
          <table:table-cell table:formula="of:=MAX((100-MAX([.M$118]+MIN([.$G125];0);0))*INT(([.$K125]-[.AB125])*[.$J125])/100;0)" office:value-type="float" office:value="35" calcext:value-type="float">
            <text:p>35</text:p>
          </table:table-cell>
          <table:table-cell table:formula="of:=MAX((100-MAX([.N$118]+MIN([.$G125];0);0))*INT(([.$K125]-[.AC125])*[.$J125])/100;0)" office:value-type="float" office:value="26.25" calcext:value-type="float">
            <text:p>26</text:p>
          </table:table-cell>
          <table:table-cell table:formula="of:=MAX((100-MAX([.O$118]+MIN([.$G125];0);0))*INT(([.$K125]-[.AD125])*[.$J125])/100;0)" office:value-type="float" office:value="27.2" calcext:value-type="float">
            <text:p>27</text:p>
          </table:table-cell>
          <table:table-cell table:formula="of:=MAX((100-MAX([.P$118]+MIN([.$G125];0);0))*INT(([.$K125]-[.AE125])*[.$J125])/100;0)" office:value-type="float" office:value="10.8" calcext:value-type="float">
            <text:p>11</text:p>
          </table:table-cell>
          <table:table-cell table:formula="of:=MAX((100-MAX([.Q$118]+MIN([.$G125];0);0))*INT(([.$K125]-[.AF125])*[.$J125])/100;0)" office:value-type="float" office:value="7.25" calcext:value-type="float">
            <text:p>7</text:p>
          </table:table-cell>
          <table:table-cell table:formula="of:=MAX((100-MAX([.R$118]+MIN([.$G125];0);0))*INT(([.$K125]-[.AG125])*[.$J125])/100;0)" office:value-type="float" office:value="1.6" calcext:value-type="float">
            <text:p>2</text:p>
          </table:table-cell>
          <table:table-cell table:formula="of:=MAX((100-MAX([.S$118]+MIN([.$G125];0);0))*INT(([.$K125]-[.AH125])*[.$J125])/100;0)" office:value-type="float" office:value="3.4" calcext:value-type="float">
            <text:p>3</text:p>
          </table:table-cell>
          <table:table-cell table:formula="of:=MAX((100-MAX([.T$118]+MIN([.$G125];0);0))*INT(([.$K125]-[.AI125])*[.$J125])/100;0)" office:value-type="float" office:value="1.6" calcext:value-type="float">
            <text:p>2</text:p>
          </table:table-cell>
          <table:table-cell table:formula="of:=MAX((100-MAX([.U$118]+MIN([.$G125];0);0))*INT(([.$K125]-[.AJ125])*[.$J125])/100;0)" office:value-type="float" office:value="3" calcext:value-type="float">
            <text:p>3</text:p>
          </table:table-cell>
          <table:table-cell table:formula="of:=MAX((100-MAX([.V$118]+MIN([.$G125];0);0))*INT(([.$K125]-[.AK125])*[.$J125])/100;0)" office:value-type="float" office:value="17.4" calcext:value-type="float">
            <text:p>17</text:p>
          </table:table-cell>
          <table:table-cell table:formula="of:=MAX((100-MAX([.W$118]+MIN([.$G125];0);0))*INT(([.$K125]-[.AL125])*[.$J125])/100;0)" office:value-type="float" office:value="27.9" calcext:value-type="float">
            <text:p>28</text:p>
          </table:table-cell>
          <table:table-cell table:formula="of:=MAX((100-MAX([.X$118]+MIN([.$G125];0);0))*INT(([.$K125]-[.AM125])*[.$J125])/100;0)" office:value-type="float" office:value="21.6" calcext:value-type="float">
            <text:p>22</text:p>
          </table:table-cell>
          <table:table-cell table:style-name="Default" table:number-columns-repeated="2"/>
          <table:table-cell/>
          <table:table-cell table:formula="of:=MAX([.M$117]*IF([.$E125];0.2;1)*(100+[.$G125]*IF([.$G125]&gt;0;[.$C$1];[.$C$2]))/100; 0)" office:value-type="float" office:value="0" calcext:value-type="float">
            <text:p>0</text:p>
          </table:table-cell>
          <table:table-cell table:formula="of:=MAX([.N$117]*IF([.$E125];0.2;1)*(100+[.$G125]*IF([.$G125]&gt;0;[.$C$1];[.$C$2]))/100; 0)" office:value-type="float" office:value="0" calcext:value-type="float">
            <text:p>0</text:p>
          </table:table-cell>
          <table:table-cell table:formula="of:=MAX([.O$117]*IF([.$E125];0.2;1)*(100+[.$G125]*IF([.$G125]&gt;0;[.$C$1];[.$C$2]))/100; 0)" office:value-type="float" office:value="1" calcext:value-type="float">
            <text:p>1</text:p>
          </table:table-cell>
          <table:table-cell table:formula="of:=MAX([.P$117]*IF([.$E125];0.2;1)*(100+[.$G125]*IF([.$G125]&gt;0;[.$C$1];[.$C$2]))/100; 0)" office:value-type="float" office:value="8" calcext:value-type="float">
            <text:p>8</text:p>
          </table:table-cell>
          <table:table-cell table:formula="of:=MAX([.Q$117]*IF([.$E125];0.2;1)*(100+[.$G125]*IF([.$G125]&gt;0;[.$C$1];[.$C$2]))/100; 0)" office:value-type="float" office:value="6" calcext:value-type="float">
            <text:p>6</text:p>
          </table:table-cell>
          <table:table-cell table:formula="of:=MAX([.R$117]*IF([.$E125];0.2;1)*(100+[.$G125]*IF([.$G125]&gt;0;[.$C$1];[.$C$2]))/100; 0)" office:value-type="float" office:value="19" calcext:value-type="float">
            <text:p>19</text:p>
          </table:table-cell>
          <table:table-cell table:formula="of:=MAX([.S$117]*IF([.$E125];0.2;1)*(100+[.$G125]*IF([.$G125]&gt;0;[.$C$1];[.$C$2]))/100; 0)" office:value-type="float" office:value="18" calcext:value-type="float">
            <text:p>18</text:p>
          </table:table-cell>
          <table:table-cell table:formula="of:=MAX([.T$117]*IF([.$E125];0.2;1)*(100+[.$G125]*IF([.$G125]&gt;0;[.$C$1];[.$C$2]))/100; 0)" office:value-type="float" office:value="19" calcext:value-type="float">
            <text:p>19</text:p>
          </table:table-cell>
          <table:table-cell table:formula="of:=MAX([.U$117]*IF([.$E125];0.2;1)*(100+[.$G125]*IF([.$G125]&gt;0;[.$C$1];[.$C$2]))/100; 0)" office:value-type="float" office:value="20" calcext:value-type="float">
            <text:p>20</text:p>
          </table:table-cell>
          <table:table-cell table:formula="of:=MAX([.V$117]*IF([.$E125];0.2;1)*(100+[.$G125]*IF([.$G125]&gt;0;[.$C$1];[.$C$2]))/100; 0)" office:value-type="float" office:value="6" calcext:value-type="float">
            <text:p>6</text:p>
          </table:table-cell>
          <table:table-cell table:formula="of:=MAX([.W$117]*IF([.$E125];0.2;1)*(100+[.$G125]*IF([.$G125]&gt;0;[.$C$1];[.$C$2]))/100; 0)" office:value-type="float" office:value="4" calcext:value-type="float">
            <text:p>4</text:p>
          </table:table-cell>
          <table:table-cell table:formula="of:=MAX([.X$117]*IF([.$E125];0.2;1)*(100+[.$G125]*IF([.$G125]&gt;0;[.$C$1];[.$C$2]))/100; 0)" office:value-type="float" office:value="8" calcext:value-type="float">
            <text:p>8</text:p>
          </table:table-cell>
          <table:table-cell table:formula="of:=MAX([.Y$117]*IF([.$E125];0.2;1)*(100+[.$G125]*IF([.$G125]&gt;0;[.$C$1];[.$C$2]))/100; 0)" office:value-type="float" office:value="0" calcext:value-type="float">
            <text:p>0</text:p>
          </table:table-cell>
          <table:table-cell table:formula="of:=MAX([.Z$117]*IF([.$E125];0.2;1)*(100+[.$G125]*IF([.$G125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7"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Default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 office:value-type="string" calcext:value-type="string" table:number-columns-spanned="14" table:number-rows-spanned="1">
            <text:p>PLASMA DAMAGE</text:p>
          </table:table-cell>
          <table:covered-table-cell table:number-columns-repeated="13" table:style-name="Default"/>
          <table:table-cell/>
          <table:table-cell table:style-name="Default" table:number-columns-repeated="17"/>
          <table:table-cell table:number-columns-repeated="3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2" table:formula="of:=OFFSET([$'EcCo Armor (0.9)'.$A$2];[.M$129];0)" office:value-type="string" office:string-value="None" calcext:value-type="string">
            <text:p>None</text:p>
          </table:table-cell>
          <table:table-cell table:style-name="ce22" table:formula="of:=OFFSET([$'EcCo Armor (0.9)'.$A$2];[.N$129];0)" office:value-type="string" office:string-value="Metal Armor" calcext:value-type="string">
            <text:p>Metal Armor</text:p>
          </table:table-cell>
          <table:table-cell table:style-name="ce22" table:formula="of:=OFFSET([$'EcCo Armor (0.9)'.$A$2];[.O$129];0)" office:value-type="string" office:string-value="Combat Armor" calcext:value-type="string">
            <text:p>Combat Armor</text:p>
          </table:table-cell>
          <table:table-cell table:style-name="ce22" table:formula="of:=OFFSET([$'EcCo Armor (0.9)'.$A$2];[.P$129];0)" office:value-type="string" office:string-value="Power Armor" calcext:value-type="string">
            <text:p>Power Armor</text:p>
          </table:table-cell>
          <table:table-cell table:style-name="ce22" table:formula="of:=OFFSET([$'EcCo Armor (0.9)'.$A$2];[.Q$129];0)" office:value-type="string" office:string-value="Brotherhood" calcext:value-type="string">
            <text:p>Brotherhood</text:p>
          </table:table-cell>
          <table:table-cell table:style-name="ce22" table:formula="of:=OFFSET([$'EcCo Armor (0.9)'.$A$2];[.R$129];0)" office:value-type="string" office:string-value="Adv. Power" calcext:value-type="string">
            <text:p>Adv. Power</text:p>
          </table:table-cell>
          <table:table-cell table:style-name="ce22" table:formula="of:=OFFSET([$'EcCo Armor (0.9)'.$A$2];[.S$129];0)" office:value-type="string" office:string-value="Adv. Power MKII" calcext:value-type="string">
            <text:p>Adv. Power MKII</text:p>
          </table:table-cell>
          <table:table-cell table:style-name="ce22" table:formula="of:=OFFSET([$'EcCo Armor (0.9)'.$A$2];[.T$129];0)" office:value-type="string" office:string-value="Tesla Armor" calcext:value-type="string">
            <text:p>Tesla Armor</text:p>
          </table:table-cell>
          <table:table-cell table:style-name="ce22" table:formula="of:=OFFSET([$'EcCo Armor (0.9)'.$A$2];[.U$129];0)" office:value-type="string" office:string-value="Frank Horrigan" calcext:value-type="string">
            <text:p>Frank Horrigan</text:p>
          </table:table-cell>
          <table:table-cell table:style-name="ce22" table:formula="of:=OFFSET([$'EcCo Armor (0.9)'.$A$2];[.V$129];0)" office:value-type="string" office:string-value="Wanamingo" calcext:value-type="string">
            <text:p>Wanamingo</text:p>
          </table:table-cell>
          <table:table-cell table:style-name="ce22" table:formula="of:=OFFSET([$'EcCo Armor (0.9)'.$A$2];[.W$129];0)" office:value-type="string" office:string-value="Deathclaw" calcext:value-type="string">
            <text:p>Deathclaw</text:p>
          </table:table-cell>
          <table:table-cell table:style-name="ce22" table:formula="of:=OFFSET([$'EcCo Armor (0.9)'.$A$2];[.X$129];0)" office:value-type="string" office:string-value="T. Deathclaw" calcext:value-type="string">
            <text:p>T. Deathclaw</text:p>
          </table:table-cell>
          <table:table-cell table:style-name="ce22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 (0.9)'.$K$2];[.M$129];0)" office:value-type="float" office:value="0" calcext:value-type="float">
            <text:p>0</text:p>
          </table:table-cell>
          <table:table-cell table:style-name="ce3" table:formula="of:=OFFSET([$'EcCo Armor (0.9)'.$K$2];[.N$129];0)" office:value-type="float" office:value="4" calcext:value-type="float">
            <text:p>4</text:p>
          </table:table-cell>
          <table:table-cell table:style-name="ce3" table:formula="of:=OFFSET([$'EcCo Armor (0.9)'.$K$2];[.O$129];0)" office:value-type="float" office:value="4" calcext:value-type="float">
            <text:p>4</text:p>
          </table:table-cell>
          <table:table-cell table:style-name="ce3" table:formula="of:=OFFSET([$'EcCo Armor (0.9)'.$K$2];[.P$129];0)" office:value-type="float" office:value="10" calcext:value-type="float">
            <text:p>10</text:p>
          </table:table-cell>
          <table:table-cell table:style-name="ce3" table:formula="of:=OFFSET([$'EcCo Armor (0.9)'.$K$2];[.Q$129];0)" office:value-type="float" office:value="7" calcext:value-type="float">
            <text:p>7</text:p>
          </table:table-cell>
          <table:table-cell table:style-name="ce3" table:formula="of:=OFFSET([$'EcCo Armor (0.9)'.$K$2];[.R$129];0)" office:value-type="float" office:value="15" calcext:value-type="float">
            <text:p>15</text:p>
          </table:table-cell>
          <table:table-cell table:style-name="ce3" table:formula="of:=OFFSET([$'EcCo Armor (0.9)'.$K$2];[.S$129];0)" office:value-type="float" office:value="18" calcext:value-type="float">
            <text:p>18</text:p>
          </table:table-cell>
          <table:table-cell table:style-name="ce3" table:formula="of:=OFFSET([$'EcCo Armor (0.9)'.$K$2];[.T$129];0)" office:value-type="float" office:value="10" calcext:value-type="float">
            <text:p>10</text:p>
          </table:table-cell>
          <table:table-cell table:style-name="ce3" table:formula="of:=OFFSET([$'EcCo Armor (0.9)'.$K$2];[.U$129];0)" office:value-type="float" office:value="20" calcext:value-type="float">
            <text:p>20</text:p>
          </table:table-cell>
          <table:table-cell table:style-name="ce3" table:formula="of:=OFFSET([$'EcCo Armor (0.9)'.$K$2];[.V$129];0)" office:value-type="float" office:value="5" calcext:value-type="float">
            <text:p>5</text:p>
          </table:table-cell>
          <table:table-cell table:style-name="ce3" table:formula="of:=OFFSET([$'EcCo Armor (0.9)'.$K$2];[.W$129];0)" office:value-type="float" office:value="4" calcext:value-type="float">
            <text:p>4</text:p>
          </table:table-cell>
          <table:table-cell table:style-name="ce3" table:formula="of:=OFFSET([$'EcCo Armor (0.9)'.$K$2];[.X$129];0)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 (0.9)'.$L$2];[.M$129];0)" office:value-type="float" office:value="0" calcext:value-type="float">
            <text:p>0</text:p>
          </table:table-cell>
          <table:table-cell table:style-name="ce3" table:formula="of:=OFFSET([$'EcCo Armor (0.9)'.$L$2];[.N$129];0)" office:value-type="float" office:value="20" calcext:value-type="float">
            <text:p>20</text:p>
          </table:table-cell>
          <table:table-cell table:style-name="ce3" table:formula="of:=OFFSET([$'EcCo Armor (0.9)'.$L$2];[.O$129];0)" office:value-type="float" office:value="50" calcext:value-type="float">
            <text:p>50</text:p>
          </table:table-cell>
          <table:table-cell table:style-name="ce3" table:formula="of:=OFFSET([$'EcCo Armor (0.9)'.$L$2];[.P$129];0)" office:value-type="float" office:value="40" calcext:value-type="float">
            <text:p>40</text:p>
          </table:table-cell>
          <table:table-cell table:style-name="ce3" table:formula="of:=OFFSET([$'EcCo Armor (0.9)'.$L$2];[.Q$129];0)" office:value-type="float" office:value="60" calcext:value-type="float">
            <text:p>60</text:p>
          </table:table-cell>
          <table:table-cell table:style-name="ce3" table:formula="of:=OFFSET([$'EcCo Armor (0.9)'.$L$2];[.R$129];0)" office:value-type="float" office:value="60" calcext:value-type="float">
            <text:p>60</text:p>
          </table:table-cell>
          <table:table-cell table:style-name="ce3" table:formula="of:=OFFSET([$'EcCo Armor (0.9)'.$L$2];[.S$129];0)" office:value-type="float" office:value="60" calcext:value-type="float">
            <text:p>60</text:p>
          </table:table-cell>
          <table:table-cell table:style-name="ce3" table:formula="of:=OFFSET([$'EcCo Armor (0.9)'.$L$2];[.T$129];0)" office:value-type="float" office:value="80" calcext:value-type="float">
            <text:p>80</text:p>
          </table:table-cell>
          <table:table-cell table:style-name="ce3" table:formula="of:=OFFSET([$'EcCo Armor (0.9)'.$L$2];[.U$129];0)" office:value-type="float" office:value="70" calcext:value-type="float">
            <text:p>70</text:p>
          </table:table-cell>
          <table:table-cell table:style-name="ce3" table:formula="of:=OFFSET([$'EcCo Armor (0.9)'.$L$2];[.V$129];0)" office:value-type="float" office:value="50" calcext:value-type="float">
            <text:p>50</text:p>
          </table:table-cell>
          <table:table-cell table:style-name="ce3" table:formula="of:=OFFSET([$'EcCo Armor (0.9)'.$L$2];[.W$129];0)" office:value-type="float" office:value="20" calcext:value-type="float">
            <text:p>20</text:p>
          </table:table-cell>
          <table:table-cell table:style-name="ce3" table:formula="of:=OFFSET([$'EcCo Armor (0.9)'.$L$2];[.X$129];0)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formula="of:=LOOKUP([.$B135];[$'EcCo ammo'.$A$6:$'EcCo ammo'.$A$37];[$'EcCo ammo'.F$6:$'EcCo ammo'.F$37])" office:value-type="float" office:value="0" calcext:value-type="float">
            <text:p>0</text:p>
          </table:table-cell>
          <table:table-cell table:formula="of:=LOOKUP([.$B135];[$'EcCo ammo'.$A$6:$'EcCo ammo'.$A$37];[$'EcCo ammo'.G$6:$'EcCo ammo'.G$37])" office:value-type="float" office:value="0" calcext:value-type="float">
            <text:p>0</text:p>
          </table:table-cell>
          <table:table-cell table:formula="of:=LOOKUP([.$B135];[$'EcCo ammo'.$A$6:$'EcCo ammo'.$A$37];[$'EcCo ammo'.I$6:$'EcCo ammo'.I$37])" office:value-type="float" office:value="1" calcext:value-type="float">
            <text:p>1</text:p>
          </table:table-cell>
          <table:table-cell table:formula="of:=LOOKUP([.$B135];[$'EcCo ammo'.$A$6:$'EcCo ammo'.$A$37];[$'EcCo ammo'.J$6:$'EcCo ammo'.J$37])" office:value-type="float" office:value="1" calcext:value-type="float">
            <text:p>1</text:p>
          </table:table-cell>
          <table:table-cell table:formula="of:=[.H135]/[.I135]" office:value-type="float" office:value="1" calcext:value-type="float">
            <text:p>1.00</text:p>
          </table:table-cell>
          <table:table-cell table:formula="of:=ROUND(AVERAGE([.C135];[.D135]))" office:value-type="float" office:value="28" calcext:value-type="float">
            <text:p>28</text:p>
          </table:table-cell>
          <table:table-cell/>
          <table:table-cell table:formula="of:=MAX((100-MAX([.M$133]+MIN([.$G135];0);0))*INT(([.$K135]-[.AB135])*[.$J135])/100;0)" office:value-type="float" office:value="28" calcext:value-type="float">
            <text:p>28</text:p>
          </table:table-cell>
          <table:table-cell table:formula="of:=MAX((100-MAX([.N$133]+MIN([.$G135];0);0))*INT(([.$K135]-[.AC135])*[.$J135])/100;0)" office:value-type="float" office:value="19.2" calcext:value-type="float">
            <text:p>19</text:p>
          </table:table-cell>
          <table:table-cell table:formula="of:=MAX((100-MAX([.O$133]+MIN([.$G135];0);0))*INT(([.$K135]-[.AD135])*[.$J135])/100;0)" office:value-type="float" office:value="12" calcext:value-type="float">
            <text:p>12</text:p>
          </table:table-cell>
          <table:table-cell table:formula="of:=MAX((100-MAX([.P$133]+MIN([.$G135];0);0))*INT(([.$K135]-[.AE135])*[.$J135])/100;0)" office:value-type="float" office:value="10.8" calcext:value-type="float">
            <text:p>11</text:p>
          </table:table-cell>
          <table:table-cell table:formula="of:=MAX((100-MAX([.Q$133]+MIN([.$G135];0);0))*INT(([.$K135]-[.AF135])*[.$J135])/100;0)" office:value-type="float" office:value="8.4" calcext:value-type="float">
            <text:p>8</text:p>
          </table:table-cell>
          <table:table-cell table:formula="of:=MAX((100-MAX([.R$133]+MIN([.$G135];0);0))*INT(([.$K135]-[.AG135])*[.$J135])/100;0)" office:value-type="float" office:value="5.2" calcext:value-type="float">
            <text:p>5</text:p>
          </table:table-cell>
          <table:table-cell table:formula="of:=MAX((100-MAX([.S$133]+MIN([.$G135];0);0))*INT(([.$K135]-[.AH135])*[.$J135])/100;0)" office:value-type="float" office:value="4" calcext:value-type="float">
            <text:p>4</text:p>
          </table:table-cell>
          <table:table-cell table:formula="of:=MAX((100-MAX([.T$133]+MIN([.$G135];0);0))*INT(([.$K135]-[.AI135])*[.$J135])/100;0)" office:value-type="float" office:value="3.6" calcext:value-type="float">
            <text:p>4</text:p>
          </table:table-cell>
          <table:table-cell table:formula="of:=MAX((100-MAX([.U$133]+MIN([.$G135];0);0))*INT(([.$K135]-[.AJ135])*[.$J135])/100;0)" office:value-type="float" office:value="2.4" calcext:value-type="float">
            <text:p>2</text:p>
          </table:table-cell>
          <table:table-cell table:formula="of:=MAX((100-MAX([.V$133]+MIN([.$G135];0);0))*INT(([.$K135]-[.AK135])*[.$J135])/100;0)" office:value-type="float" office:value="11.5" calcext:value-type="float">
            <text:p>12</text:p>
          </table:table-cell>
          <table:table-cell table:formula="of:=MAX((100-MAX([.W$133]+MIN([.$G135];0);0))*INT(([.$K135]-[.AL135])*[.$J135])/100;0)" office:value-type="float" office:value="19.2" calcext:value-type="float">
            <text:p>19</text:p>
          </table:table-cell>
          <table:table-cell table:formula="of:=MAX((100-MAX([.X$133]+MIN([.$G135];0);0))*INT(([.$K135]-[.AM135])*[.$J135])/100;0)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formula="of:=MAX([.M$132]*IF([.$E135];0.2;1)*(100+[.$G135]*IF([.$G135]&gt;0;[.$C$1];[.$C$2]))/100; 0)" office:value-type="float" office:value="0" calcext:value-type="float">
            <text:p>0</text:p>
          </table:table-cell>
          <table:table-cell table:formula="of:=MAX([.N$132]*IF([.$E135];0.2;1)*(100+[.$G135]*IF([.$G135]&gt;0;[.$C$1];[.$C$2]))/100; 0)" office:value-type="float" office:value="4" calcext:value-type="float">
            <text:p>4</text:p>
          </table:table-cell>
          <table:table-cell table:formula="of:=MAX([.O$132]*IF([.$E135];0.2;1)*(100+[.$G135]*IF([.$G135]&gt;0;[.$C$1];[.$C$2]))/100; 0)" office:value-type="float" office:value="4" calcext:value-type="float">
            <text:p>4</text:p>
          </table:table-cell>
          <table:table-cell table:formula="of:=MAX([.P$132]*IF([.$E135];0.2;1)*(100+[.$G135]*IF([.$G135]&gt;0;[.$C$1];[.$C$2]))/100; 0)" office:value-type="float" office:value="10" calcext:value-type="float">
            <text:p>10</text:p>
          </table:table-cell>
          <table:table-cell table:formula="of:=MAX([.Q$132]*IF([.$E135];0.2;1)*(100+[.$G135]*IF([.$G135]&gt;0;[.$C$1];[.$C$2]))/100; 0)" office:value-type="float" office:value="7" calcext:value-type="float">
            <text:p>7</text:p>
          </table:table-cell>
          <table:table-cell table:formula="of:=MAX([.R$132]*IF([.$E135];0.2;1)*(100+[.$G135]*IF([.$G135]&gt;0;[.$C$1];[.$C$2]))/100; 0)" office:value-type="float" office:value="15" calcext:value-type="float">
            <text:p>15</text:p>
          </table:table-cell>
          <table:table-cell table:formula="of:=MAX([.S$132]*IF([.$E135];0.2;1)*(100+[.$G135]*IF([.$G135]&gt;0;[.$C$1];[.$C$2]))/100; 0)" office:value-type="float" office:value="18" calcext:value-type="float">
            <text:p>18</text:p>
          </table:table-cell>
          <table:table-cell table:formula="of:=MAX([.T$132]*IF([.$E135];0.2;1)*(100+[.$G135]*IF([.$G135]&gt;0;[.$C$1];[.$C$2]))/100; 0)" office:value-type="float" office:value="10" calcext:value-type="float">
            <text:p>10</text:p>
          </table:table-cell>
          <table:table-cell table:formula="of:=MAX([.U$132]*IF([.$E135];0.2;1)*(100+[.$G135]*IF([.$G135]&gt;0;[.$C$1];[.$C$2]))/100; 0)" office:value-type="float" office:value="20" calcext:value-type="float">
            <text:p>20</text:p>
          </table:table-cell>
          <table:table-cell table:formula="of:=MAX([.V$132]*IF([.$E135];0.2;1)*(100+[.$G135]*IF([.$G135]&gt;0;[.$C$1];[.$C$2]))/100; 0)" office:value-type="float" office:value="5" calcext:value-type="float">
            <text:p>5</text:p>
          </table:table-cell>
          <table:table-cell table:formula="of:=MAX([.W$132]*IF([.$E135];0.2;1)*(100+[.$G135]*IF([.$G135]&gt;0;[.$C$1];[.$C$2]))/100; 0)" office:value-type="float" office:value="4" calcext:value-type="float">
            <text:p>4</text:p>
          </table:table-cell>
          <table:table-cell table:formula="of:=MAX([.X$132]*IF([.$E135];0.2;1)*(100+[.$G135]*IF([.$G135]&gt;0;[.$C$1];[.$C$2]))/100; 0)" office:value-type="float" office:value="8" calcext:value-type="float">
            <text:p>8</text:p>
          </table:table-cell>
          <table:table-cell table:formula="of:=MAX([.Y$132]*IF([.$E135];0.2;1)*(100+[.$G135]*IF([.$G135]&gt;0;[.$C$1];[.$C$2]))/100; 0)" office:value-type="float" office:value="0" calcext:value-type="float">
            <text:p>0</text:p>
          </table:table-cell>
          <table:table-cell table:formula="of:=MAX([.Z$132]*IF([.$E135];0.2;1)*(100+[.$G135]*IF([.$G135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formula="of:=LOOKUP([.$B136];[$'EcCo ammo'.$A$6:$'EcCo ammo'.$A$37];[$'EcCo ammo'.F$6:$'EcCo ammo'.F$37])" office:value-type="float" office:value="0" calcext:value-type="float">
            <text:p>0</text:p>
          </table:table-cell>
          <table:table-cell table:formula="of:=LOOKUP([.$B136];[$'EcCo ammo'.$A$6:$'EcCo ammo'.$A$37];[$'EcCo ammo'.G$6:$'EcCo ammo'.G$37])" office:value-type="float" office:value="0" calcext:value-type="float">
            <text:p>0</text:p>
          </table:table-cell>
          <table:table-cell table:formula="of:=LOOKUP([.$B136];[$'EcCo ammo'.$A$6:$'EcCo ammo'.$A$37];[$'EcCo ammo'.I$6:$'EcCo ammo'.I$37])" office:value-type="float" office:value="1" calcext:value-type="float">
            <text:p>1</text:p>
          </table:table-cell>
          <table:table-cell table:formula="of:=LOOKUP([.$B136];[$'EcCo ammo'.$A$6:$'EcCo ammo'.$A$37];[$'EcCo ammo'.J$6:$'EcCo ammo'.J$37])" office:value-type="float" office:value="1" calcext:value-type="float">
            <text:p>1</text:p>
          </table:table-cell>
          <table:table-cell table:formula="of:=[.H136]/[.I136]" office:value-type="float" office:value="1" calcext:value-type="float">
            <text:p>1.00</text:p>
          </table:table-cell>
          <table:table-cell table:formula="of:=ROUND(AVERAGE([.C136];[.D136]))" office:value-type="float" office:value="28" calcext:value-type="float">
            <text:p>28</text:p>
          </table:table-cell>
          <table:table-cell/>
          <table:table-cell table:formula="of:=MAX((100-MAX([.M$133]+MIN([.$G136];0);0))*INT(([.$K136]-[.AB136])*[.$J136])/100;0)" office:value-type="float" office:value="28" calcext:value-type="float">
            <text:p>28</text:p>
          </table:table-cell>
          <table:table-cell table:formula="of:=MAX((100-MAX([.N$133]+MIN([.$G136];0);0))*INT(([.$K136]-[.AC136])*[.$J136])/100;0)" office:value-type="float" office:value="19.2" calcext:value-type="float">
            <text:p>19</text:p>
          </table:table-cell>
          <table:table-cell table:formula="of:=MAX((100-MAX([.O$133]+MIN([.$G136];0);0))*INT(([.$K136]-[.AD136])*[.$J136])/100;0)" office:value-type="float" office:value="12" calcext:value-type="float">
            <text:p>12</text:p>
          </table:table-cell>
          <table:table-cell table:formula="of:=MAX((100-MAX([.P$133]+MIN([.$G136];0);0))*INT(([.$K136]-[.AE136])*[.$J136])/100;0)" office:value-type="float" office:value="10.8" calcext:value-type="float">
            <text:p>11</text:p>
          </table:table-cell>
          <table:table-cell table:formula="of:=MAX((100-MAX([.Q$133]+MIN([.$G136];0);0))*INT(([.$K136]-[.AF136])*[.$J136])/100;0)" office:value-type="float" office:value="8.4" calcext:value-type="float">
            <text:p>8</text:p>
          </table:table-cell>
          <table:table-cell table:formula="of:=MAX((100-MAX([.R$133]+MIN([.$G136];0);0))*INT(([.$K136]-[.AG136])*[.$J136])/100;0)" office:value-type="float" office:value="5.2" calcext:value-type="float">
            <text:p>5</text:p>
          </table:table-cell>
          <table:table-cell table:formula="of:=MAX((100-MAX([.S$133]+MIN([.$G136];0);0))*INT(([.$K136]-[.AH136])*[.$J136])/100;0)" office:value-type="float" office:value="4" calcext:value-type="float">
            <text:p>4</text:p>
          </table:table-cell>
          <table:table-cell table:formula="of:=MAX((100-MAX([.T$133]+MIN([.$G136];0);0))*INT(([.$K136]-[.AI136])*[.$J136])/100;0)" office:value-type="float" office:value="3.6" calcext:value-type="float">
            <text:p>4</text:p>
          </table:table-cell>
          <table:table-cell table:formula="of:=MAX((100-MAX([.U$133]+MIN([.$G136];0);0))*INT(([.$K136]-[.AJ136])*[.$J136])/100;0)" office:value-type="float" office:value="2.4" calcext:value-type="float">
            <text:p>2</text:p>
          </table:table-cell>
          <table:table-cell table:formula="of:=MAX((100-MAX([.V$133]+MIN([.$G136];0);0))*INT(([.$K136]-[.AK136])*[.$J136])/100;0)" office:value-type="float" office:value="11.5" calcext:value-type="float">
            <text:p>12</text:p>
          </table:table-cell>
          <table:table-cell table:formula="of:=MAX((100-MAX([.W$133]+MIN([.$G136];0);0))*INT(([.$K136]-[.AL136])*[.$J136])/100;0)" office:value-type="float" office:value="19.2" calcext:value-type="float">
            <text:p>19</text:p>
          </table:table-cell>
          <table:table-cell table:formula="of:=MAX((100-MAX([.X$133]+MIN([.$G136];0);0))*INT(([.$K136]-[.AM136])*[.$J136])/100;0)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formula="of:=MAX([.M$132]*IF([.$E136];0.2;1)*(100+[.$G136]*IF([.$G136]&gt;0;[.$C$1];[.$C$2]))/100; 0)" office:value-type="float" office:value="0" calcext:value-type="float">
            <text:p>0</text:p>
          </table:table-cell>
          <table:table-cell table:formula="of:=MAX([.N$132]*IF([.$E136];0.2;1)*(100+[.$G136]*IF([.$G136]&gt;0;[.$C$1];[.$C$2]))/100; 0)" office:value-type="float" office:value="4" calcext:value-type="float">
            <text:p>4</text:p>
          </table:table-cell>
          <table:table-cell table:formula="of:=MAX([.O$132]*IF([.$E136];0.2;1)*(100+[.$G136]*IF([.$G136]&gt;0;[.$C$1];[.$C$2]))/100; 0)" office:value-type="float" office:value="4" calcext:value-type="float">
            <text:p>4</text:p>
          </table:table-cell>
          <table:table-cell table:formula="of:=MAX([.P$132]*IF([.$E136];0.2;1)*(100+[.$G136]*IF([.$G136]&gt;0;[.$C$1];[.$C$2]))/100; 0)" office:value-type="float" office:value="10" calcext:value-type="float">
            <text:p>10</text:p>
          </table:table-cell>
          <table:table-cell table:formula="of:=MAX([.Q$132]*IF([.$E136];0.2;1)*(100+[.$G136]*IF([.$G136]&gt;0;[.$C$1];[.$C$2]))/100; 0)" office:value-type="float" office:value="7" calcext:value-type="float">
            <text:p>7</text:p>
          </table:table-cell>
          <table:table-cell table:formula="of:=MAX([.R$132]*IF([.$E136];0.2;1)*(100+[.$G136]*IF([.$G136]&gt;0;[.$C$1];[.$C$2]))/100; 0)" office:value-type="float" office:value="15" calcext:value-type="float">
            <text:p>15</text:p>
          </table:table-cell>
          <table:table-cell table:formula="of:=MAX([.S$132]*IF([.$E136];0.2;1)*(100+[.$G136]*IF([.$G136]&gt;0;[.$C$1];[.$C$2]))/100; 0)" office:value-type="float" office:value="18" calcext:value-type="float">
            <text:p>18</text:p>
          </table:table-cell>
          <table:table-cell table:formula="of:=MAX([.T$132]*IF([.$E136];0.2;1)*(100+[.$G136]*IF([.$G136]&gt;0;[.$C$1];[.$C$2]))/100; 0)" office:value-type="float" office:value="10" calcext:value-type="float">
            <text:p>10</text:p>
          </table:table-cell>
          <table:table-cell table:formula="of:=MAX([.U$132]*IF([.$E136];0.2;1)*(100+[.$G136]*IF([.$G136]&gt;0;[.$C$1];[.$C$2]))/100; 0)" office:value-type="float" office:value="20" calcext:value-type="float">
            <text:p>20</text:p>
          </table:table-cell>
          <table:table-cell table:formula="of:=MAX([.V$132]*IF([.$E136];0.2;1)*(100+[.$G136]*IF([.$G136]&gt;0;[.$C$1];[.$C$2]))/100; 0)" office:value-type="float" office:value="5" calcext:value-type="float">
            <text:p>5</text:p>
          </table:table-cell>
          <table:table-cell table:formula="of:=MAX([.W$132]*IF([.$E136];0.2;1)*(100+[.$G136]*IF([.$G136]&gt;0;[.$C$1];[.$C$2]))/100; 0)" office:value-type="float" office:value="4" calcext:value-type="float">
            <text:p>4</text:p>
          </table:table-cell>
          <table:table-cell table:formula="of:=MAX([.X$132]*IF([.$E136];0.2;1)*(100+[.$G136]*IF([.$G136]&gt;0;[.$C$1];[.$C$2]))/100; 0)" office:value-type="float" office:value="8" calcext:value-type="float">
            <text:p>8</text:p>
          </table:table-cell>
          <table:table-cell table:formula="of:=MAX([.Y$132]*IF([.$E136];0.2;1)*(100+[.$G136]*IF([.$G136]&gt;0;[.$C$1];[.$C$2]))/100; 0)" office:value-type="float" office:value="0" calcext:value-type="float">
            <text:p>0</text:p>
          </table:table-cell>
          <table:table-cell table:formula="of:=MAX([.Z$132]*IF([.$E136];0.2;1)*(100+[.$G136]*IF([.$G136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formula="of:=LOOKUP([.$B137];[$'EcCo ammo'.$A$6:$'EcCo ammo'.$A$37];[$'EcCo ammo'.F$6:$'EcCo ammo'.F$37])" office:value-type="float" office:value="0" calcext:value-type="float">
            <text:p>0</text:p>
          </table:table-cell>
          <table:table-cell table:formula="of:=LOOKUP([.$B137];[$'EcCo ammo'.$A$6:$'EcCo ammo'.$A$37];[$'EcCo ammo'.G$6:$'EcCo ammo'.G$37])" office:value-type="float" office:value="0" calcext:value-type="float">
            <text:p>0</text:p>
          </table:table-cell>
          <table:table-cell table:formula="of:=LOOKUP([.$B137];[$'EcCo ammo'.$A$6:$'EcCo ammo'.$A$37];[$'EcCo ammo'.I$6:$'EcCo ammo'.I$37])" office:value-type="float" office:value="1" calcext:value-type="float">
            <text:p>1</text:p>
          </table:table-cell>
          <table:table-cell table:formula="of:=LOOKUP([.$B137];[$'EcCo ammo'.$A$6:$'EcCo ammo'.$A$37];[$'EcCo ammo'.J$6:$'EcCo ammo'.J$37])" office:value-type="float" office:value="1" calcext:value-type="float">
            <text:p>1</text:p>
          </table:table-cell>
          <table:table-cell table:formula="of:=[.H137]/[.I137]" office:value-type="float" office:value="1" calcext:value-type="float">
            <text:p>1.00</text:p>
          </table:table-cell>
          <table:table-cell table:formula="of:=ROUND(AVERAGE([.C137];[.D137]))" office:value-type="float" office:value="50" calcext:value-type="float">
            <text:p>50</text:p>
          </table:table-cell>
          <table:table-cell/>
          <table:table-cell table:formula="of:=MAX((100-MAX([.M$133]+MIN([.$G137];0);0))*INT(([.$K137]-[.AB137])*[.$J137])/100;0)" office:value-type="float" office:value="50" calcext:value-type="float">
            <text:p>50</text:p>
          </table:table-cell>
          <table:table-cell table:formula="of:=MAX((100-MAX([.N$133]+MIN([.$G137];0);0))*INT(([.$K137]-[.AC137])*[.$J137])/100;0)" office:value-type="float" office:value="36.8" calcext:value-type="float">
            <text:p>37</text:p>
          </table:table-cell>
          <table:table-cell table:formula="of:=MAX((100-MAX([.O$133]+MIN([.$G137];0);0))*INT(([.$K137]-[.AD137])*[.$J137])/100;0)" office:value-type="float" office:value="23" calcext:value-type="float">
            <text:p>23</text:p>
          </table:table-cell>
          <table:table-cell table:formula="of:=MAX((100-MAX([.P$133]+MIN([.$G137];0);0))*INT(([.$K137]-[.AE137])*[.$J137])/100;0)" office:value-type="float" office:value="24" calcext:value-type="float">
            <text:p>24</text:p>
          </table:table-cell>
          <table:table-cell table:formula="of:=MAX((100-MAX([.Q$133]+MIN([.$G137];0);0))*INT(([.$K137]-[.AF137])*[.$J137])/100;0)" office:value-type="float" office:value="17.2" calcext:value-type="float">
            <text:p>17</text:p>
          </table:table-cell>
          <table:table-cell table:formula="of:=MAX((100-MAX([.R$133]+MIN([.$G137];0);0))*INT(([.$K137]-[.AG137])*[.$J137])/100;0)" office:value-type="float" office:value="14" calcext:value-type="float">
            <text:p>14</text:p>
          </table:table-cell>
          <table:table-cell table:formula="of:=MAX((100-MAX([.S$133]+MIN([.$G137];0);0))*INT(([.$K137]-[.AH137])*[.$J137])/100;0)" office:value-type="float" office:value="12.8" calcext:value-type="float">
            <text:p>13</text:p>
          </table:table-cell>
          <table:table-cell table:formula="of:=MAX((100-MAX([.T$133]+MIN([.$G137];0);0))*INT(([.$K137]-[.AI137])*[.$J137])/100;0)" office:value-type="float" office:value="8" calcext:value-type="float">
            <text:p>8</text:p>
          </table:table-cell>
          <table:table-cell table:formula="of:=MAX((100-MAX([.U$133]+MIN([.$G137];0);0))*INT(([.$K137]-[.AJ137])*[.$J137])/100;0)" office:value-type="float" office:value="9" calcext:value-type="float">
            <text:p>9</text:p>
          </table:table-cell>
          <table:table-cell table:formula="of:=MAX((100-MAX([.V$133]+MIN([.$G137];0);0))*INT(([.$K137]-[.AK137])*[.$J137])/100;0)" office:value-type="float" office:value="22.5" calcext:value-type="float">
            <text:p>23</text:p>
          </table:table-cell>
          <table:table-cell table:formula="of:=MAX((100-MAX([.W$133]+MIN([.$G137];0);0))*INT(([.$K137]-[.AL137])*[.$J137])/100;0)" office:value-type="float" office:value="36.8" calcext:value-type="float">
            <text:p>37</text:p>
          </table:table-cell>
          <table:table-cell table:formula="of:=MAX((100-MAX([.X$133]+MIN([.$G137];0);0))*INT(([.$K137]-[.AM137])*[.$J137])/100;0)" office:value-type="float" office:value="25.2" calcext:value-type="float">
            <text:p>25</text:p>
          </table:table-cell>
          <table:table-cell table:style-name="Default" table:number-columns-repeated="2"/>
          <table:table-cell/>
          <table:table-cell table:formula="of:=MAX([.M$132]*IF([.$E137];0.2;1)*(100+[.$G137]*IF([.$G137]&gt;0;[.$C$1];[.$C$2]))/100; 0)" office:value-type="float" office:value="0" calcext:value-type="float">
            <text:p>0</text:p>
          </table:table-cell>
          <table:table-cell table:formula="of:=MAX([.N$132]*IF([.$E137];0.2;1)*(100+[.$G137]*IF([.$G137]&gt;0;[.$C$1];[.$C$2]))/100; 0)" office:value-type="float" office:value="4" calcext:value-type="float">
            <text:p>4</text:p>
          </table:table-cell>
          <table:table-cell table:formula="of:=MAX([.O$132]*IF([.$E137];0.2;1)*(100+[.$G137]*IF([.$G137]&gt;0;[.$C$1];[.$C$2]))/100; 0)" office:value-type="float" office:value="4" calcext:value-type="float">
            <text:p>4</text:p>
          </table:table-cell>
          <table:table-cell table:formula="of:=MAX([.P$132]*IF([.$E137];0.2;1)*(100+[.$G137]*IF([.$G137]&gt;0;[.$C$1];[.$C$2]))/100; 0)" office:value-type="float" office:value="10" calcext:value-type="float">
            <text:p>10</text:p>
          </table:table-cell>
          <table:table-cell table:formula="of:=MAX([.Q$132]*IF([.$E137];0.2;1)*(100+[.$G137]*IF([.$G137]&gt;0;[.$C$1];[.$C$2]))/100; 0)" office:value-type="float" office:value="7" calcext:value-type="float">
            <text:p>7</text:p>
          </table:table-cell>
          <table:table-cell table:formula="of:=MAX([.R$132]*IF([.$E137];0.2;1)*(100+[.$G137]*IF([.$G137]&gt;0;[.$C$1];[.$C$2]))/100; 0)" office:value-type="float" office:value="15" calcext:value-type="float">
            <text:p>15</text:p>
          </table:table-cell>
          <table:table-cell table:formula="of:=MAX([.S$132]*IF([.$E137];0.2;1)*(100+[.$G137]*IF([.$G137]&gt;0;[.$C$1];[.$C$2]))/100; 0)" office:value-type="float" office:value="18" calcext:value-type="float">
            <text:p>18</text:p>
          </table:table-cell>
          <table:table-cell table:formula="of:=MAX([.T$132]*IF([.$E137];0.2;1)*(100+[.$G137]*IF([.$G137]&gt;0;[.$C$1];[.$C$2]))/100; 0)" office:value-type="float" office:value="10" calcext:value-type="float">
            <text:p>10</text:p>
          </table:table-cell>
          <table:table-cell table:formula="of:=MAX([.U$132]*IF([.$E137];0.2;1)*(100+[.$G137]*IF([.$G137]&gt;0;[.$C$1];[.$C$2]))/100; 0)" office:value-type="float" office:value="20" calcext:value-type="float">
            <text:p>20</text:p>
          </table:table-cell>
          <table:table-cell table:formula="of:=MAX([.V$132]*IF([.$E137];0.2;1)*(100+[.$G137]*IF([.$G137]&gt;0;[.$C$1];[.$C$2]))/100; 0)" office:value-type="float" office:value="5" calcext:value-type="float">
            <text:p>5</text:p>
          </table:table-cell>
          <table:table-cell table:formula="of:=MAX([.W$132]*IF([.$E137];0.2;1)*(100+[.$G137]*IF([.$G137]&gt;0;[.$C$1];[.$C$2]))/100; 0)" office:value-type="float" office:value="4" calcext:value-type="float">
            <text:p>4</text:p>
          </table:table-cell>
          <table:table-cell table:formula="of:=MAX([.X$132]*IF([.$E137];0.2;1)*(100+[.$G137]*IF([.$G137]&gt;0;[.$C$1];[.$C$2]))/100; 0)" office:value-type="float" office:value="8" calcext:value-type="float">
            <text:p>8</text:p>
          </table:table-cell>
          <table:table-cell table:formula="of:=MAX([.Y$132]*IF([.$E137];0.2;1)*(100+[.$G137]*IF([.$G137]&gt;0;[.$C$1];[.$C$2]))/100; 0)" office:value-type="float" office:value="0" calcext:value-type="float">
            <text:p>0</text:p>
          </table:table-cell>
          <table:table-cell table:formula="of:=MAX([.Z$132]*IF([.$E137];0.2;1)*(100+[.$G137]*IF([.$G137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formula="of:=LOOKUP([.$B138];[$'EcCo ammo'.$A$6:$'EcCo ammo'.$A$37];[$'EcCo ammo'.F$6:$'EcCo ammo'.F$37])" office:value-type="float" office:value="0" calcext:value-type="float">
            <text:p>0</text:p>
          </table:table-cell>
          <table:table-cell table:formula="of:=LOOKUP([.$B138];[$'EcCo ammo'.$A$6:$'EcCo ammo'.$A$37];[$'EcCo ammo'.G$6:$'EcCo ammo'.G$37])" office:value-type="float" office:value="0" calcext:value-type="float">
            <text:p>0</text:p>
          </table:table-cell>
          <table:table-cell table:formula="of:=LOOKUP([.$B138];[$'EcCo ammo'.$A$6:$'EcCo ammo'.$A$37];[$'EcCo ammo'.I$6:$'EcCo ammo'.I$37])" office:value-type="float" office:value="1" calcext:value-type="float">
            <text:p>1</text:p>
          </table:table-cell>
          <table:table-cell table:formula="of:=LOOKUP([.$B138];[$'EcCo ammo'.$A$6:$'EcCo ammo'.$A$37];[$'EcCo ammo'.J$6:$'EcCo ammo'.J$37])" office:value-type="float" office:value="1" calcext:value-type="float">
            <text:p>1</text:p>
          </table:table-cell>
          <table:table-cell table:formula="of:=[.H138]/[.I138]" office:value-type="float" office:value="1" calcext:value-type="float">
            <text:p>1.00</text:p>
          </table:table-cell>
          <table:table-cell table:formula="of:=ROUND(AVERAGE([.C138];[.D138]))" office:value-type="float" office:value="50" calcext:value-type="float">
            <text:p>50</text:p>
          </table:table-cell>
          <table:table-cell/>
          <table:table-cell table:formula="of:=MAX((100-MAX([.M$133]+MIN([.$G138];0);0))*INT(([.$K138]-[.AB138])*[.$J138])/100;0)" office:value-type="float" office:value="50" calcext:value-type="float">
            <text:p>50</text:p>
          </table:table-cell>
          <table:table-cell table:formula="of:=MAX((100-MAX([.N$133]+MIN([.$G138];0);0))*INT(([.$K138]-[.AC138])*[.$J138])/100;0)" office:value-type="float" office:value="36.8" calcext:value-type="float">
            <text:p>37</text:p>
          </table:table-cell>
          <table:table-cell table:formula="of:=MAX((100-MAX([.O$133]+MIN([.$G138];0);0))*INT(([.$K138]-[.AD138])*[.$J138])/100;0)" office:value-type="float" office:value="23" calcext:value-type="float">
            <text:p>23</text:p>
          </table:table-cell>
          <table:table-cell table:formula="of:=MAX((100-MAX([.P$133]+MIN([.$G138];0);0))*INT(([.$K138]-[.AE138])*[.$J138])/100;0)" office:value-type="float" office:value="24" calcext:value-type="float">
            <text:p>24</text:p>
          </table:table-cell>
          <table:table-cell table:formula="of:=MAX((100-MAX([.Q$133]+MIN([.$G138];0);0))*INT(([.$K138]-[.AF138])*[.$J138])/100;0)" office:value-type="float" office:value="17.2" calcext:value-type="float">
            <text:p>17</text:p>
          </table:table-cell>
          <table:table-cell table:formula="of:=MAX((100-MAX([.R$133]+MIN([.$G138];0);0))*INT(([.$K138]-[.AG138])*[.$J138])/100;0)" office:value-type="float" office:value="14" calcext:value-type="float">
            <text:p>14</text:p>
          </table:table-cell>
          <table:table-cell table:formula="of:=MAX((100-MAX([.S$133]+MIN([.$G138];0);0))*INT(([.$K138]-[.AH138])*[.$J138])/100;0)" office:value-type="float" office:value="12.8" calcext:value-type="float">
            <text:p>13</text:p>
          </table:table-cell>
          <table:table-cell table:formula="of:=MAX((100-MAX([.T$133]+MIN([.$G138];0);0))*INT(([.$K138]-[.AI138])*[.$J138])/100;0)" office:value-type="float" office:value="8" calcext:value-type="float">
            <text:p>8</text:p>
          </table:table-cell>
          <table:table-cell table:formula="of:=MAX((100-MAX([.U$133]+MIN([.$G138];0);0))*INT(([.$K138]-[.AJ138])*[.$J138])/100;0)" office:value-type="float" office:value="9" calcext:value-type="float">
            <text:p>9</text:p>
          </table:table-cell>
          <table:table-cell table:formula="of:=MAX((100-MAX([.V$133]+MIN([.$G138];0);0))*INT(([.$K138]-[.AK138])*[.$J138])/100;0)" office:value-type="float" office:value="22.5" calcext:value-type="float">
            <text:p>23</text:p>
          </table:table-cell>
          <table:table-cell table:formula="of:=MAX((100-MAX([.W$133]+MIN([.$G138];0);0))*INT(([.$K138]-[.AL138])*[.$J138])/100;0)" office:value-type="float" office:value="36.8" calcext:value-type="float">
            <text:p>37</text:p>
          </table:table-cell>
          <table:table-cell table:formula="of:=MAX((100-MAX([.X$133]+MIN([.$G138];0);0))*INT(([.$K138]-[.AM138])*[.$J138])/100;0)" office:value-type="float" office:value="25.2" calcext:value-type="float">
            <text:p>25</text:p>
          </table:table-cell>
          <table:table-cell table:style-name="Default" table:number-columns-repeated="2"/>
          <table:table-cell/>
          <table:table-cell table:formula="of:=MAX([.M$132]*IF([.$E138];0.2;1)*(100+[.$G138]*IF([.$G138]&gt;0;[.$C$1];[.$C$2]))/100; 0)" office:value-type="float" office:value="0" calcext:value-type="float">
            <text:p>0</text:p>
          </table:table-cell>
          <table:table-cell table:formula="of:=MAX([.N$132]*IF([.$E138];0.2;1)*(100+[.$G138]*IF([.$G138]&gt;0;[.$C$1];[.$C$2]))/100; 0)" office:value-type="float" office:value="4" calcext:value-type="float">
            <text:p>4</text:p>
          </table:table-cell>
          <table:table-cell table:formula="of:=MAX([.O$132]*IF([.$E138];0.2;1)*(100+[.$G138]*IF([.$G138]&gt;0;[.$C$1];[.$C$2]))/100; 0)" office:value-type="float" office:value="4" calcext:value-type="float">
            <text:p>4</text:p>
          </table:table-cell>
          <table:table-cell table:formula="of:=MAX([.P$132]*IF([.$E138];0.2;1)*(100+[.$G138]*IF([.$G138]&gt;0;[.$C$1];[.$C$2]))/100; 0)" office:value-type="float" office:value="10" calcext:value-type="float">
            <text:p>10</text:p>
          </table:table-cell>
          <table:table-cell table:formula="of:=MAX([.Q$132]*IF([.$E138];0.2;1)*(100+[.$G138]*IF([.$G138]&gt;0;[.$C$1];[.$C$2]))/100; 0)" office:value-type="float" office:value="7" calcext:value-type="float">
            <text:p>7</text:p>
          </table:table-cell>
          <table:table-cell table:formula="of:=MAX([.R$132]*IF([.$E138];0.2;1)*(100+[.$G138]*IF([.$G138]&gt;0;[.$C$1];[.$C$2]))/100; 0)" office:value-type="float" office:value="15" calcext:value-type="float">
            <text:p>15</text:p>
          </table:table-cell>
          <table:table-cell table:formula="of:=MAX([.S$132]*IF([.$E138];0.2;1)*(100+[.$G138]*IF([.$G138]&gt;0;[.$C$1];[.$C$2]))/100; 0)" office:value-type="float" office:value="18" calcext:value-type="float">
            <text:p>18</text:p>
          </table:table-cell>
          <table:table-cell table:formula="of:=MAX([.T$132]*IF([.$E138];0.2;1)*(100+[.$G138]*IF([.$G138]&gt;0;[.$C$1];[.$C$2]))/100; 0)" office:value-type="float" office:value="10" calcext:value-type="float">
            <text:p>10</text:p>
          </table:table-cell>
          <table:table-cell table:formula="of:=MAX([.U$132]*IF([.$E138];0.2;1)*(100+[.$G138]*IF([.$G138]&gt;0;[.$C$1];[.$C$2]))/100; 0)" office:value-type="float" office:value="20" calcext:value-type="float">
            <text:p>20</text:p>
          </table:table-cell>
          <table:table-cell table:formula="of:=MAX([.V$132]*IF([.$E138];0.2;1)*(100+[.$G138]*IF([.$G138]&gt;0;[.$C$1];[.$C$2]))/100; 0)" office:value-type="float" office:value="5" calcext:value-type="float">
            <text:p>5</text:p>
          </table:table-cell>
          <table:table-cell table:formula="of:=MAX([.W$132]*IF([.$E138];0.2;1)*(100+[.$G138]*IF([.$G138]&gt;0;[.$C$1];[.$C$2]))/100; 0)" office:value-type="float" office:value="4" calcext:value-type="float">
            <text:p>4</text:p>
          </table:table-cell>
          <table:table-cell table:formula="of:=MAX([.X$132]*IF([.$E138];0.2;1)*(100+[.$G138]*IF([.$G138]&gt;0;[.$C$1];[.$C$2]))/100; 0)" office:value-type="float" office:value="8" calcext:value-type="float">
            <text:p>8</text:p>
          </table:table-cell>
          <table:table-cell table:formula="of:=MAX([.Y$132]*IF([.$E138];0.2;1)*(100+[.$G138]*IF([.$G138]&gt;0;[.$C$1];[.$C$2]))/100; 0)" office:value-type="float" office:value="0" calcext:value-type="float">
            <text:p>0</text:p>
          </table:table-cell>
          <table:table-cell table:formula="of:=MAX([.Z$132]*IF([.$E138];0.2;1)*(100+[.$G138]*IF([.$G138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formula="of:=LOOKUP([.$B139];[$'EcCo ammo'.$A$6:$'EcCo ammo'.$A$37];[$'EcCo ammo'.F$6:$'EcCo ammo'.F$37])" office:value-type="float" office:value="0" calcext:value-type="float">
            <text:p>0</text:p>
          </table:table-cell>
          <table:table-cell table:formula="of:=LOOKUP([.$B139];[$'EcCo ammo'.$A$6:$'EcCo ammo'.$A$37];[$'EcCo ammo'.G$6:$'EcCo ammo'.G$37])" office:value-type="float" office:value="0" calcext:value-type="float">
            <text:p>0</text:p>
          </table:table-cell>
          <table:table-cell table:formula="of:=LOOKUP([.$B139];[$'EcCo ammo'.$A$6:$'EcCo ammo'.$A$37];[$'EcCo ammo'.I$6:$'EcCo ammo'.I$37])" office:value-type="float" office:value="1" calcext:value-type="float">
            <text:p>1</text:p>
          </table:table-cell>
          <table:table-cell table:formula="of:=LOOKUP([.$B139];[$'EcCo ammo'.$A$6:$'EcCo ammo'.$A$37];[$'EcCo ammo'.J$6:$'EcCo ammo'.J$37])" office:value-type="float" office:value="1" calcext:value-type="float">
            <text:p>1</text:p>
          </table:table-cell>
          <table:table-cell table:formula="of:=[.H139]/[.I139]" office:value-type="float" office:value="1" calcext:value-type="float">
            <text:p>1.00</text:p>
          </table:table-cell>
          <table:table-cell table:formula="of:=ROUND(AVERAGE([.C139];[.D139]))" office:value-type="float" office:value="55" calcext:value-type="float">
            <text:p>55</text:p>
          </table:table-cell>
          <table:table-cell/>
          <table:table-cell table:formula="of:=MAX((100-MAX([.M$133]+MIN([.$G139];0);0))*INT(([.$K139]-[.AB139])*[.$J139])/100;0)" office:value-type="float" office:value="55" calcext:value-type="float">
            <text:p>55</text:p>
          </table:table-cell>
          <table:table-cell table:formula="of:=MAX((100-MAX([.N$133]+MIN([.$G139];0);0))*INT(([.$K139]-[.AC139])*[.$J139])/100;0)" office:value-type="float" office:value="40.8" calcext:value-type="float">
            <text:p>41</text:p>
          </table:table-cell>
          <table:table-cell table:formula="of:=MAX((100-MAX([.O$133]+MIN([.$G139];0);0))*INT(([.$K139]-[.AD139])*[.$J139])/100;0)" office:value-type="float" office:value="25.5" calcext:value-type="float">
            <text:p>26</text:p>
          </table:table-cell>
          <table:table-cell table:formula="of:=MAX((100-MAX([.P$133]+MIN([.$G139];0);0))*INT(([.$K139]-[.AE139])*[.$J139])/100;0)" office:value-type="float" office:value="27" calcext:value-type="float">
            <text:p>27</text:p>
          </table:table-cell>
          <table:table-cell table:formula="of:=MAX((100-MAX([.Q$133]+MIN([.$G139];0);0))*INT(([.$K139]-[.AF139])*[.$J139])/100;0)" office:value-type="float" office:value="19.2" calcext:value-type="float">
            <text:p>19</text:p>
          </table:table-cell>
          <table:table-cell table:formula="of:=MAX((100-MAX([.R$133]+MIN([.$G139];0);0))*INT(([.$K139]-[.AG139])*[.$J139])/100;0)" office:value-type="float" office:value="16" calcext:value-type="float">
            <text:p>16</text:p>
          </table:table-cell>
          <table:table-cell table:formula="of:=MAX((100-MAX([.S$133]+MIN([.$G139];0);0))*INT(([.$K139]-[.AH139])*[.$J139])/100;0)" office:value-type="float" office:value="14.8" calcext:value-type="float">
            <text:p>15</text:p>
          </table:table-cell>
          <table:table-cell table:formula="of:=MAX((100-MAX([.T$133]+MIN([.$G139];0);0))*INT(([.$K139]-[.AI139])*[.$J139])/100;0)" office:value-type="float" office:value="9" calcext:value-type="float">
            <text:p>9</text:p>
          </table:table-cell>
          <table:table-cell table:formula="of:=MAX((100-MAX([.U$133]+MIN([.$G139];0);0))*INT(([.$K139]-[.AJ139])*[.$J139])/100;0)" office:value-type="float" office:value="10.5" calcext:value-type="float">
            <text:p>11</text:p>
          </table:table-cell>
          <table:table-cell table:formula="of:=MAX((100-MAX([.V$133]+MIN([.$G139];0);0))*INT(([.$K139]-[.AK139])*[.$J139])/100;0)" office:value-type="float" office:value="25" calcext:value-type="float">
            <text:p>25</text:p>
          </table:table-cell>
          <table:table-cell table:formula="of:=MAX((100-MAX([.W$133]+MIN([.$G139];0);0))*INT(([.$K139]-[.AL139])*[.$J139])/100;0)" office:value-type="float" office:value="40.8" calcext:value-type="float">
            <text:p>41</text:p>
          </table:table-cell>
          <table:table-cell table:formula="of:=MAX((100-MAX([.X$133]+MIN([.$G139];0);0))*INT(([.$K139]-[.AM139])*[.$J139])/100;0)" office:value-type="float" office:value="28.2" calcext:value-type="float">
            <text:p>28</text:p>
          </table:table-cell>
          <table:table-cell table:style-name="Default" table:number-columns-repeated="2"/>
          <table:table-cell/>
          <table:table-cell table:formula="of:=MAX([.M$132]*IF([.$E139];0.2;1)*(100+[.$G139]*IF([.$G139]&gt;0;[.$C$1];[.$C$2]))/100; 0)" office:value-type="float" office:value="0" calcext:value-type="float">
            <text:p>0</text:p>
          </table:table-cell>
          <table:table-cell table:formula="of:=MAX([.N$132]*IF([.$E139];0.2;1)*(100+[.$G139]*IF([.$G139]&gt;0;[.$C$1];[.$C$2]))/100; 0)" office:value-type="float" office:value="4" calcext:value-type="float">
            <text:p>4</text:p>
          </table:table-cell>
          <table:table-cell table:formula="of:=MAX([.O$132]*IF([.$E139];0.2;1)*(100+[.$G139]*IF([.$G139]&gt;0;[.$C$1];[.$C$2]))/100; 0)" office:value-type="float" office:value="4" calcext:value-type="float">
            <text:p>4</text:p>
          </table:table-cell>
          <table:table-cell table:formula="of:=MAX([.P$132]*IF([.$E139];0.2;1)*(100+[.$G139]*IF([.$G139]&gt;0;[.$C$1];[.$C$2]))/100; 0)" office:value-type="float" office:value="10" calcext:value-type="float">
            <text:p>10</text:p>
          </table:table-cell>
          <table:table-cell table:formula="of:=MAX([.Q$132]*IF([.$E139];0.2;1)*(100+[.$G139]*IF([.$G139]&gt;0;[.$C$1];[.$C$2]))/100; 0)" office:value-type="float" office:value="7" calcext:value-type="float">
            <text:p>7</text:p>
          </table:table-cell>
          <table:table-cell table:formula="of:=MAX([.R$132]*IF([.$E139];0.2;1)*(100+[.$G139]*IF([.$G139]&gt;0;[.$C$1];[.$C$2]))/100; 0)" office:value-type="float" office:value="15" calcext:value-type="float">
            <text:p>15</text:p>
          </table:table-cell>
          <table:table-cell table:formula="of:=MAX([.S$132]*IF([.$E139];0.2;1)*(100+[.$G139]*IF([.$G139]&gt;0;[.$C$1];[.$C$2]))/100; 0)" office:value-type="float" office:value="18" calcext:value-type="float">
            <text:p>18</text:p>
          </table:table-cell>
          <table:table-cell table:formula="of:=MAX([.T$132]*IF([.$E139];0.2;1)*(100+[.$G139]*IF([.$G139]&gt;0;[.$C$1];[.$C$2]))/100; 0)" office:value-type="float" office:value="10" calcext:value-type="float">
            <text:p>10</text:p>
          </table:table-cell>
          <table:table-cell table:formula="of:=MAX([.U$132]*IF([.$E139];0.2;1)*(100+[.$G139]*IF([.$G139]&gt;0;[.$C$1];[.$C$2]))/100; 0)" office:value-type="float" office:value="20" calcext:value-type="float">
            <text:p>20</text:p>
          </table:table-cell>
          <table:table-cell table:formula="of:=MAX([.V$132]*IF([.$E139];0.2;1)*(100+[.$G139]*IF([.$G139]&gt;0;[.$C$1];[.$C$2]))/100; 0)" office:value-type="float" office:value="5" calcext:value-type="float">
            <text:p>5</text:p>
          </table:table-cell>
          <table:table-cell table:formula="of:=MAX([.W$132]*IF([.$E139];0.2;1)*(100+[.$G139]*IF([.$G139]&gt;0;[.$C$1];[.$C$2]))/100; 0)" office:value-type="float" office:value="4" calcext:value-type="float">
            <text:p>4</text:p>
          </table:table-cell>
          <table:table-cell table:formula="of:=MAX([.X$132]*IF([.$E139];0.2;1)*(100+[.$G139]*IF([.$G139]&gt;0;[.$C$1];[.$C$2]))/100; 0)" office:value-type="float" office:value="8" calcext:value-type="float">
            <text:p>8</text:p>
          </table:table-cell>
          <table:table-cell table:formula="of:=MAX([.Y$132]*IF([.$E139];0.2;1)*(100+[.$G139]*IF([.$G139]&gt;0;[.$C$1];[.$C$2]))/100; 0)" office:value-type="float" office:value="0" calcext:value-type="float">
            <text:p>0</text:p>
          </table:table-cell>
          <table:table-cell table:formula="of:=MAX([.Z$132]*IF([.$E139];0.2;1)*(100+[.$G139]*IF([.$G139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Default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 office:value-type="string" calcext:value-type="string" table:number-columns-spanned="14" table:number-rows-spanned="1">
            <text:p>ELECTRICAL DAMAGE</text:p>
          </table:table-cell>
          <table:covered-table-cell table:number-columns-repeated="13" table:style-name="Default"/>
          <table:table-cell/>
          <table:table-cell table:style-name="Default" table:number-columns-repeated="17"/>
          <table:table-cell table:number-columns-repeated="3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2" table:formula="of:=OFFSET([$'EcCo Armor (0.9)'.$A$2];[.M$145];0)" office:value-type="string" office:string-value="None" calcext:value-type="string">
            <text:p>None</text:p>
          </table:table-cell>
          <table:table-cell table:style-name="ce22" table:formula="of:=OFFSET([$'EcCo Armor (0.9)'.$A$2];[.N$145];0)" office:value-type="string" office:string-value="Metal Armor" calcext:value-type="string">
            <text:p>Metal Armor</text:p>
          </table:table-cell>
          <table:table-cell table:style-name="ce22" table:formula="of:=OFFSET([$'EcCo Armor (0.9)'.$A$2];[.O$145];0)" office:value-type="string" office:string-value="Leather Jacket" calcext:value-type="string">
            <text:p>Leather Jacket</text:p>
          </table:table-cell>
          <table:table-cell table:style-name="ce22" table:formula="of:=OFFSET([$'EcCo Armor (0.9)'.$A$2];[.P$145];0)" office:value-type="string" office:string-value="Leather MkII" calcext:value-type="string">
            <text:p>Leather MkII</text:p>
          </table:table-cell>
          <table:table-cell table:style-name="ce22" table:formula="of:=OFFSET([$'EcCo Armor (0.9)'.$A$2];[.Q$145];0)" office:value-type="string" office:string-value="Combat Armor" calcext:value-type="string">
            <text:p>Combat Armor</text:p>
          </table:table-cell>
          <table:table-cell table:style-name="ce22" table:formula="of:=OFFSET([$'EcCo Armor (0.9)'.$A$2];[.R$145];0)" office:value-type="string" office:string-value="Brotherhood" calcext:value-type="string">
            <text:p>Brotherhood</text:p>
          </table:table-cell>
          <table:table-cell table:style-name="ce22" table:formula="of:=OFFSET([$'EcCo Armor (0.9)'.$A$2];[.S$145];0)" office:value-type="string" office:string-value="Power Armor" calcext:value-type="string">
            <text:p>Power Armor</text:p>
          </table:table-cell>
          <table:table-cell table:style-name="ce22" table:formula="of:=OFFSET([$'EcCo Armor (0.9)'.$A$2];[.T$145];0)" office:value-type="string" office:string-value="Adv. Power" calcext:value-type="string">
            <text:p>Adv. Power</text:p>
          </table:table-cell>
          <table:table-cell table:style-name="ce22" table:formula="of:=OFFSET([$'EcCo Armor (0.9)'.$A$2];[.U$145];0)" office:value-type="string" office:string-value="Tesla Armor" calcext:value-type="string">
            <text:p>Tesla Armor</text:p>
          </table:table-cell>
          <table:table-cell table:style-name="ce22" table:formula="of:=OFFSET([$'EcCo Armor (0.9)'.$A$2];[.V$145];0)" office:value-type="string" office:string-value="Frank Horrigan" calcext:value-type="string">
            <text:p>Frank Horrigan</text:p>
          </table:table-cell>
          <table:table-cell table:style-name="ce22" table:formula="of:=OFFSET([$'EcCo Armor (0.9)'.$A$2];[.W$145];0)" office:value-type="string" office:string-value="Wanamingo" calcext:value-type="string">
            <text:p>Wanamingo</text:p>
          </table:table-cell>
          <table:table-cell table:style-name="ce22" table:formula="of:=OFFSET([$'EcCo Armor (0.9)'.$A$2];[.X$145];0)" office:value-type="string" office:string-value="T. Deathclaw" calcext:value-type="string">
            <text:p>T. Deathclaw</text:p>
          </table:table-cell>
          <table:table-cell table:style-name="ce22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 (0.9)'.$M$2];[.M$145];0)" office:value-type="float" office:value="0" calcext:value-type="float">
            <text:p>0</text:p>
          </table:table-cell>
          <table:table-cell table:style-name="ce3" table:formula="of:=OFFSET([$'EcCo Armor (0.9)'.$M$2];[.N$145];0)" office:value-type="float" office:value="0" calcext:value-type="float">
            <text:p>0</text:p>
          </table:table-cell>
          <table:table-cell table:style-name="ce3" table:formula="of:=OFFSET([$'EcCo Armor (0.9)'.$M$2];[.O$145];0)" office:value-type="float" office:value="0" calcext:value-type="float">
            <text:p>0</text:p>
          </table:table-cell>
          <table:table-cell table:style-name="ce3" table:formula="of:=OFFSET([$'EcCo Armor (0.9)'.$M$2];[.P$145];0)" office:value-type="float" office:value="1" calcext:value-type="float">
            <text:p>1</text:p>
          </table:table-cell>
          <table:table-cell table:style-name="ce3" table:formula="of:=OFFSET([$'EcCo Armor (0.9)'.$M$2];[.Q$145];0)" office:value-type="float" office:value="2" calcext:value-type="float">
            <text:p>2</text:p>
          </table:table-cell>
          <table:table-cell table:style-name="ce3" table:formula="of:=OFFSET([$'EcCo Armor (0.9)'.$M$2];[.R$145];0)" office:value-type="float" office:value="6" calcext:value-type="float">
            <text:p>6</text:p>
          </table:table-cell>
          <table:table-cell table:style-name="ce3" table:formula="of:=OFFSET([$'EcCo Armor (0.9)'.$M$2];[.S$145];0)" office:value-type="float" office:value="12" calcext:value-type="float">
            <text:p>12</text:p>
          </table:table-cell>
          <table:table-cell table:style-name="ce3" table:formula="of:=OFFSET([$'EcCo Armor (0.9)'.$M$2];[.T$145];0)" office:value-type="float" office:value="15" calcext:value-type="float">
            <text:p>15</text:p>
          </table:table-cell>
          <table:table-cell table:style-name="ce3" table:formula="of:=OFFSET([$'EcCo Armor (0.9)'.$M$2];[.U$145];0)" office:value-type="float" office:value="12" calcext:value-type="float">
            <text:p>12</text:p>
          </table:table-cell>
          <table:table-cell table:style-name="ce3" table:formula="of:=OFFSET([$'EcCo Armor (0.9)'.$M$2];[.V$145];0)" office:value-type="float" office:value="15" calcext:value-type="float">
            <text:p>15</text:p>
          </table:table-cell>
          <table:table-cell table:style-name="ce3" table:formula="of:=OFFSET([$'EcCo Armor (0.9)'.$M$2];[.W$145];0)" office:value-type="float" office:value="3" calcext:value-type="float">
            <text:p>3</text:p>
          </table:table-cell>
          <table:table-cell table:style-name="ce3" table:formula="of:=OFFSET([$'EcCo Armor (0.9)'.$M$2];[.X$145];0)" office:value-type="float" office:value="8" calcext:value-type="float">
            <text:p>8</text:p>
          </table:table-cell>
          <table:table-cell table:style-name="ce3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 (0.9)'.$N$2];[.M$145];0)" office:value-type="float" office:value="0" calcext:value-type="float">
            <text:p>0</text:p>
          </table:table-cell>
          <table:table-cell table:style-name="ce3" table:formula="of:=OFFSET([$'EcCo Armor (0.9)'.$N$2];[.N$145];0)" office:value-type="float" office:value="0" calcext:value-type="float">
            <text:p>0</text:p>
          </table:table-cell>
          <table:table-cell table:style-name="ce3" table:formula="of:=OFFSET([$'EcCo Armor (0.9)'.$N$2];[.O$145];0)" office:value-type="float" office:value="30" calcext:value-type="float">
            <text:p>30</text:p>
          </table:table-cell>
          <table:table-cell table:style-name="ce3" table:formula="of:=OFFSET([$'EcCo Armor (0.9)'.$N$2];[.P$145];0)" office:value-type="float" office:value="40" calcext:value-type="float">
            <text:p>40</text:p>
          </table:table-cell>
          <table:table-cell table:style-name="ce3" table:formula="of:=OFFSET([$'EcCo Armor (0.9)'.$N$2];[.Q$145];0)" office:value-type="float" office:value="50" calcext:value-type="float">
            <text:p>50</text:p>
          </table:table-cell>
          <table:table-cell table:style-name="ce3" table:formula="of:=OFFSET([$'EcCo Armor (0.9)'.$N$2];[.R$145];0)" office:value-type="float" office:value="60" calcext:value-type="float">
            <text:p>60</text:p>
          </table:table-cell>
          <table:table-cell table:style-name="ce3" table:formula="of:=OFFSET([$'EcCo Armor (0.9)'.$N$2];[.S$145];0)" office:value-type="float" office:value="40" calcext:value-type="float">
            <text:p>40</text:p>
          </table:table-cell>
          <table:table-cell table:style-name="ce3" table:formula="of:=OFFSET([$'EcCo Armor (0.9)'.$N$2];[.T$145];0)" office:value-type="float" office:value="60" calcext:value-type="float">
            <text:p>60</text:p>
          </table:table-cell>
          <table:table-cell table:style-name="ce3" table:formula="of:=OFFSET([$'EcCo Armor (0.9)'.$N$2];[.U$145];0)" office:value-type="float" office:value="80" calcext:value-type="float">
            <text:p>80</text:p>
          </table:table-cell>
          <table:table-cell table:style-name="ce3" table:formula="of:=OFFSET([$'EcCo Armor (0.9)'.$N$2];[.V$145];0)" office:value-type="float" office:value="20" calcext:value-type="float">
            <text:p>20</text:p>
          </table:table-cell>
          <table:table-cell table:style-name="ce3" table:formula="of:=OFFSET([$'EcCo Armor (0.9)'.$N$2];[.W$145];0)" office:value-type="float" office:value="55" calcext:value-type="float">
            <text:p>55</text:p>
          </table:table-cell>
          <table:table-cell table:style-name="ce3" table:formula="of:=OFFSET([$'EcCo Armor (0.9)'.$N$2];[.X$145];0)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/>
          <table:table-cell table:style-name="Default" table:number-columns-repeated="14"/>
          <table:table-cell/>
          <table:table-cell table:style-name="Default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Taser</text:p>
          </table:table-cell>
          <table:table-cell office:value-type="string" calcext:value-type="string">
            <text:p>Small Energy Ce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1];[$'EcCo ammo'.$A$6:$'EcCo ammo'.$A$37];[$'EcCo ammo'.F$6:$'EcCo ammo'.F$37])" office:value-type="float" office:value="0" calcext:value-type="float">
            <text:p>0</text:p>
          </table:table-cell>
          <table:table-cell table:formula="of:=LOOKUP([.$B151];[$'EcCo ammo'.$A$6:$'EcCo ammo'.$A$37];[$'EcCo ammo'.G$6:$'EcCo ammo'.G$37])" office:value-type="float" office:value="0" calcext:value-type="float">
            <text:p>0</text:p>
          </table:table-cell>
          <table:table-cell table:formula="of:=LOOKUP([.$B151];[$'EcCo ammo'.$A$6:$'EcCo ammo'.$A$37];[$'EcCo ammo'.I$6:$'EcCo ammo'.I$37])" office:value-type="float" office:value="1" calcext:value-type="float">
            <text:p>1</text:p>
          </table:table-cell>
          <table:table-cell table:formula="of:=LOOKUP([.$B151];[$'EcCo ammo'.$A$6:$'EcCo ammo'.$A$37];[$'EcCo ammo'.J$6:$'EcCo ammo'.J$37])" office:value-type="float" office:value="1" calcext:value-type="float">
            <text:p>1</text:p>
          </table:table-cell>
          <table:table-cell table:formula="of:=[.H151]/[.I151]" office:value-type="float" office:value="1" calcext:value-type="float">
            <text:p>1.00</text:p>
          </table:table-cell>
          <table:table-cell table:formula="of:=ROUND(AVERAGE([.C151];[.D151]))" office:value-type="float" office:value="4" calcext:value-type="float">
            <text:p>4</text:p>
          </table:table-cell>
          <table:table-cell/>
          <table:table-cell table:style-name="Default" table:formula="of:=ROUNDUP(MAX((100-MAX([.M$149]+10*MIN([.AB151];0);0))*INT(([.$K151]-MAX([.AB151];0))*[.$J151])/100;0);0)" office:value-type="float" office:value="4" calcext:value-type="float">
            <text:p>4</text:p>
          </table:table-cell>
          <table:table-cell table:style-name="Default" table:formula="of:=ROUNDUP(MAX((100-MAX([.N$149]+10*MIN([.AC151];0);0))*INT(([.$K151]-MAX([.AC151];0))*[.$J151])/100;0);0)" office:value-type="float" office:value="4" calcext:value-type="float">
            <text:p>4</text:p>
          </table:table-cell>
          <table:table-cell table:style-name="Default" table:formula="of:=ROUNDUP(MAX((100-MAX([.O$149]+10*MIN([.AD151];0);0))*INT(([.$K151]-MAX([.AD151];0))*[.$J151])/100;0);0)" office:value-type="float" office:value="3" calcext:value-type="float">
            <text:p>3</text:p>
          </table:table-cell>
          <table:table-cell table:style-name="Default" table:formula="of:=ROUNDUP(MAX((100-MAX([.P$149]+10*MIN([.AE151];0);0))*INT(([.$K151]-MAX([.AE151];0))*[.$J151])/100;0);0)" office:value-type="float" office:value="2" calcext:value-type="float">
            <text:p>2</text:p>
          </table:table-cell>
          <table:table-cell table:style-name="Default" table:formula="of:=ROUNDUP(MAX((100-MAX([.Q$149]+10*MIN([.AF151];0);0))*INT(([.$K151]-MAX([.AF151];0))*[.$J151])/100;0);0)" office:value-type="float" office:value="1" calcext:value-type="float">
            <text:p>1</text:p>
          </table:table-cell>
          <table:table-cell table:style-name="Default" table:formula="of:=ROUNDUP(MAX((100-MAX([.R$149]+10*MIN([.AG151];0);0))*INT(([.$K151]-MAX([.AG151];0))*[.$J151])/100;0);0)" office:value-type="float" office:value="0" calcext:value-type="float">
            <text:p>0</text:p>
          </table:table-cell>
          <table:table-cell table:style-name="Default" table:formula="of:=ROUNDUP(MAX((100-MAX([.S$149]+10*MIN([.AH151];0);0))*INT(([.$K151]-MAX([.AH151];0))*[.$J151])/100;0);0)" office:value-type="float" office:value="0" calcext:value-type="float">
            <text:p>0</text:p>
          </table:table-cell>
          <table:table-cell table:style-name="Default" table:formula="of:=ROUNDUP(MAX((100-MAX([.T$149]+10*MIN([.AI151];0);0))*INT(([.$K151]-MAX([.AI151];0))*[.$J151])/100;0);0)" office:value-type="float" office:value="0" calcext:value-type="float">
            <text:p>0</text:p>
          </table:table-cell>
          <table:table-cell table:style-name="Default" table:formula="of:=ROUNDUP(MAX((100-MAX([.U$149]+10*MIN([.AJ151];0);0))*INT(([.$K151]-MAX([.AJ151];0))*[.$J151])/100;0);0)" office:value-type="float" office:value="0" calcext:value-type="float">
            <text:p>0</text:p>
          </table:table-cell>
          <table:table-cell table:style-name="Default" table:formula="of:=ROUNDUP(MAX((100-MAX([.V$149]+10*MIN([.AK151];0);0))*INT(([.$K151]-MAX([.AK151];0))*[.$J151])/100;0);0)" office:value-type="float" office:value="0" calcext:value-type="float">
            <text:p>0</text:p>
          </table:table-cell>
          <table:table-cell table:style-name="Default" table:formula="of:=ROUNDUP(MAX((100-MAX([.W$149]+10*MIN([.AL151];0);0))*INT(([.$K151]-MAX([.AL151];0))*[.$J151])/100;0);0)" office:value-type="float" office:value="1" calcext:value-type="float">
            <text:p>1</text:p>
          </table:table-cell>
          <table:table-cell table:style-name="Default" table:formula="of:=ROUNDUP(MAX((100-MAX([.X$149]+10*MIN([.AM151];0);0))*INT(([.$K151]-MAX([.AM151];0))*[.$J151])/100;0);0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MAX([.M$148]*IF([.$E151];0.2;1)*(100+[.$G151]*IF([.$G151]&gt;0;[.$C$1];[.$C$2]))/100; 0)" office:value-type="float" office:value="0" calcext:value-type="float">
            <text:p>0</text:p>
          </table:table-cell>
          <table:table-cell table:formula="of:=MAX([.N$148]*IF([.$E151];0.2;1)*(100+[.$G151]*IF([.$G151]&gt;0;[.$C$1];[.$C$2]))/100; 0)" office:value-type="float" office:value="0" calcext:value-type="float">
            <text:p>0</text:p>
          </table:table-cell>
          <table:table-cell table:formula="of:=MAX([.O$148]*IF([.$E151];0.2;1)*(100+[.$G151]*IF([.$G151]&gt;0;[.$C$1];[.$C$2]))/100; 0)" office:value-type="float" office:value="0" calcext:value-type="float">
            <text:p>0</text:p>
          </table:table-cell>
          <table:table-cell table:formula="of:=MAX([.P$148]*IF([.$E151];0.2;1)*(100+[.$G151]*IF([.$G151]&gt;0;[.$C$1];[.$C$2]))/100; 0)" office:value-type="float" office:value="1" calcext:value-type="float">
            <text:p>1</text:p>
          </table:table-cell>
          <table:table-cell table:formula="of:=MAX([.Q$148]*IF([.$E151];0.2;1)*(100+[.$G151]*IF([.$G151]&gt;0;[.$C$1];[.$C$2]))/100; 0)" office:value-type="float" office:value="2" calcext:value-type="float">
            <text:p>2</text:p>
          </table:table-cell>
          <table:table-cell table:formula="of:=MAX([.R$148]*IF([.$E151];0.2;1)*(100+[.$G151]*IF([.$G151]&gt;0;[.$C$1];[.$C$2]))/100; 0)" office:value-type="float" office:value="6" calcext:value-type="float">
            <text:p>6</text:p>
          </table:table-cell>
          <table:table-cell table:formula="of:=MAX([.S$148]*IF([.$E151];0.2;1)*(100+[.$G151]*IF([.$G151]&gt;0;[.$C$1];[.$C$2]))/100; 0)" office:value-type="float" office:value="12" calcext:value-type="float">
            <text:p>12</text:p>
          </table:table-cell>
          <table:table-cell table:formula="of:=MAX([.T$148]*IF([.$E151];0.2;1)*(100+[.$G151]*IF([.$G151]&gt;0;[.$C$1];[.$C$2]))/100; 0)" office:value-type="float" office:value="15" calcext:value-type="float">
            <text:p>15</text:p>
          </table:table-cell>
          <table:table-cell table:formula="of:=MAX([.U$148]*IF([.$E151];0.2;1)*(100+[.$G151]*IF([.$G151]&gt;0;[.$C$1];[.$C$2]))/100; 0)" office:value-type="float" office:value="12" calcext:value-type="float">
            <text:p>12</text:p>
          </table:table-cell>
          <table:table-cell table:formula="of:=MAX([.V$148]*IF([.$E151];0.2;1)*(100+[.$G151]*IF([.$G151]&gt;0;[.$C$1];[.$C$2]))/100; 0)" office:value-type="float" office:value="15" calcext:value-type="float">
            <text:p>15</text:p>
          </table:table-cell>
          <table:table-cell table:formula="of:=MAX([.W$148]*IF([.$E151];0.2;1)*(100+[.$G151]*IF([.$G151]&gt;0;[.$C$1];[.$C$2]))/100; 0)" office:value-type="float" office:value="3" calcext:value-type="float">
            <text:p>3</text:p>
          </table:table-cell>
          <table:table-cell table:formula="of:=MAX([.X$148]*IF([.$E151];0.2;1)*(100+[.$G151]*IF([.$G151]&gt;0;[.$C$1];[.$C$2]))/100; 0)" office:value-type="float" office:value="8" calcext:value-type="float">
            <text:p>8</text:p>
          </table:table-cell>
          <table:table-cell table:formula="of:=MAX([.Y$148]*IF([.$E151];0.2;1)*(100+[.$G151]*IF([.$G151]&gt;0;[.$C$1];[.$C$2]))/100; 0)" office:value-type="float" office:value="0" calcext:value-type="float">
            <text:p>0</text:p>
          </table:table-cell>
          <table:table-cell table:formula="of:=MAX([.Z$148]*IF([.$E151];0.2;1)*(100+[.$G151]*IF([.$G151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2];[$'EcCo ammo'.$A$6:$'EcCo ammo'.$A$37];[$'EcCo ammo'.F$6:$'EcCo ammo'.F$37])" office:value-type="float" office:value="0" calcext:value-type="float">
            <text:p>0</text:p>
          </table:table-cell>
          <table:table-cell table:formula="of:=LOOKUP([.$B152];[$'EcCo ammo'.$A$6:$'EcCo ammo'.$A$37];[$'EcCo ammo'.G$6:$'EcCo ammo'.G$37])" office:value-type="float" office:value="0" calcext:value-type="float">
            <text:p>0</text:p>
          </table:table-cell>
          <table:table-cell table:formula="of:=LOOKUP([.$B152];[$'EcCo ammo'.$A$6:$'EcCo ammo'.$A$37];[$'EcCo ammo'.I$6:$'EcCo ammo'.I$37])" office:value-type="float" office:value="1" calcext:value-type="float">
            <text:p>1</text:p>
          </table:table-cell>
          <table:table-cell table:formula="of:=LOOKUP([.$B152];[$'EcCo ammo'.$A$6:$'EcCo ammo'.$A$37];[$'EcCo ammo'.J$6:$'EcCo ammo'.J$37])" office:value-type="float" office:value="1" calcext:value-type="float">
            <text:p>1</text:p>
          </table:table-cell>
          <table:table-cell table:formula="of:=[.H152]/[.I152]" office:value-type="float" office:value="1" calcext:value-type="float">
            <text:p>1.00</text:p>
          </table:table-cell>
          <table:table-cell table:formula="of:=ROUND(AVERAGE([.C152];[.D152]))" office:value-type="float" office:value="16" calcext:value-type="float">
            <text:p>16</text:p>
          </table:table-cell>
          <table:table-cell/>
          <table:table-cell table:style-name="Default" table:formula="of:=ROUNDUP(MAX((100-MAX([.M$149]+10*MIN([.AB152];0);0))*INT(([.$K152]-MAX([.AB152];0))*[.$J152])/100;0);0)" office:value-type="float" office:value="16" calcext:value-type="float">
            <text:p>16</text:p>
          </table:table-cell>
          <table:table-cell table:style-name="Default" table:formula="of:=ROUNDUP(MAX((100-MAX([.N$149]+10*MIN([.AC152];0);0))*INT(([.$K152]-MAX([.AC152];0))*[.$J152])/100;0);0)" office:value-type="float" office:value="16" calcext:value-type="float">
            <text:p>16</text:p>
          </table:table-cell>
          <table:table-cell table:style-name="Default" table:formula="of:=ROUNDUP(MAX((100-MAX([.O$149]+10*MIN([.AD152];0);0))*INT(([.$K152]-MAX([.AD152];0))*[.$J152])/100;0);0)" office:value-type="float" office:value="12" calcext:value-type="float">
            <text:p>12</text:p>
          </table:table-cell>
          <table:table-cell table:style-name="Default" table:formula="of:=ROUNDUP(MAX((100-MAX([.P$149]+10*MIN([.AE152];0);0))*INT(([.$K152]-MAX([.AE152];0))*[.$J152])/100;0);0)" office:value-type="float" office:value="9" calcext:value-type="float">
            <text:p>9</text:p>
          </table:table-cell>
          <table:table-cell table:style-name="Default" table:formula="of:=ROUNDUP(MAX((100-MAX([.Q$149]+10*MIN([.AF152];0);0))*INT(([.$K152]-MAX([.AF152];0))*[.$J152])/100;0);0)" office:value-type="float" office:value="7" calcext:value-type="float">
            <text:p>7</text:p>
          </table:table-cell>
          <table:table-cell table:style-name="Default" table:formula="of:=ROUNDUP(MAX((100-MAX([.R$149]+10*MIN([.AG152];0);0))*INT(([.$K152]-MAX([.AG152];0))*[.$J152])/100;0);0)" office:value-type="float" office:value="4" calcext:value-type="float">
            <text:p>4</text:p>
          </table:table-cell>
          <table:table-cell table:style-name="Default" table:formula="of:=ROUNDUP(MAX((100-MAX([.S$149]+10*MIN([.AH152];0);0))*INT(([.$K152]-MAX([.AH152];0))*[.$J152])/100;0);0)" office:value-type="float" office:value="3" calcext:value-type="float">
            <text:p>3</text:p>
          </table:table-cell>
          <table:table-cell table:style-name="Default" table:formula="of:=ROUNDUP(MAX((100-MAX([.T$149]+10*MIN([.AI152];0);0))*INT(([.$K152]-MAX([.AI152];0))*[.$J152])/100;0);0)" office:value-type="float" office:value="1" calcext:value-type="float">
            <text:p>1</text:p>
          </table:table-cell>
          <table:table-cell table:style-name="Default" table:formula="of:=ROUNDUP(MAX((100-MAX([.U$149]+10*MIN([.AJ152];0);0))*INT(([.$K152]-MAX([.AJ152];0))*[.$J152])/100;0);0)" office:value-type="float" office:value="1" calcext:value-type="float">
            <text:p>1</text:p>
          </table:table-cell>
          <table:table-cell table:style-name="Default" table:formula="of:=ROUNDUP(MAX((100-MAX([.V$149]+10*MIN([.AK152];0);0))*INT(([.$K152]-MAX([.AK152];0))*[.$J152])/100;0);0)" office:value-type="float" office:value="1" calcext:value-type="float">
            <text:p>1</text:p>
          </table:table-cell>
          <table:table-cell table:style-name="Default" table:formula="of:=ROUNDUP(MAX((100-MAX([.W$149]+10*MIN([.AL152];0);0))*INT(([.$K152]-MAX([.AL152];0))*[.$J152])/100;0);0)" office:value-type="float" office:value="6" calcext:value-type="float">
            <text:p>6</text:p>
          </table:table-cell>
          <table:table-cell table:style-name="Default" table:formula="of:=ROUNDUP(MAX((100-MAX([.X$149]+10*MIN([.AM152];0);0))*INT(([.$K152]-MAX([.AM152];0))*[.$J152])/100;0);0)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formula="of:=MAX([.M$148]*IF([.$E152];0.2;1)*(100+[.$G152]*IF([.$G152]&gt;0;[.$C$1];[.$C$2]))/100; 0)" office:value-type="float" office:value="0" calcext:value-type="float">
            <text:p>0</text:p>
          </table:table-cell>
          <table:table-cell table:formula="of:=MAX([.N$148]*IF([.$E152];0.2;1)*(100+[.$G152]*IF([.$G152]&gt;0;[.$C$1];[.$C$2]))/100; 0)" office:value-type="float" office:value="0" calcext:value-type="float">
            <text:p>0</text:p>
          </table:table-cell>
          <table:table-cell table:formula="of:=MAX([.O$148]*IF([.$E152];0.2;1)*(100+[.$G152]*IF([.$G152]&gt;0;[.$C$1];[.$C$2]))/100; 0)" office:value-type="float" office:value="0" calcext:value-type="float">
            <text:p>0</text:p>
          </table:table-cell>
          <table:table-cell table:formula="of:=MAX([.P$148]*IF([.$E152];0.2;1)*(100+[.$G152]*IF([.$G152]&gt;0;[.$C$1];[.$C$2]))/100; 0)" office:value-type="float" office:value="1" calcext:value-type="float">
            <text:p>1</text:p>
          </table:table-cell>
          <table:table-cell table:formula="of:=MAX([.Q$148]*IF([.$E152];0.2;1)*(100+[.$G152]*IF([.$G152]&gt;0;[.$C$1];[.$C$2]))/100; 0)" office:value-type="float" office:value="2" calcext:value-type="float">
            <text:p>2</text:p>
          </table:table-cell>
          <table:table-cell table:formula="of:=MAX([.R$148]*IF([.$E152];0.2;1)*(100+[.$G152]*IF([.$G152]&gt;0;[.$C$1];[.$C$2]))/100; 0)" office:value-type="float" office:value="6" calcext:value-type="float">
            <text:p>6</text:p>
          </table:table-cell>
          <table:table-cell table:formula="of:=MAX([.S$148]*IF([.$E152];0.2;1)*(100+[.$G152]*IF([.$G152]&gt;0;[.$C$1];[.$C$2]))/100; 0)" office:value-type="float" office:value="12" calcext:value-type="float">
            <text:p>12</text:p>
          </table:table-cell>
          <table:table-cell table:formula="of:=MAX([.T$148]*IF([.$E152];0.2;1)*(100+[.$G152]*IF([.$G152]&gt;0;[.$C$1];[.$C$2]))/100; 0)" office:value-type="float" office:value="15" calcext:value-type="float">
            <text:p>15</text:p>
          </table:table-cell>
          <table:table-cell table:formula="of:=MAX([.U$148]*IF([.$E152];0.2;1)*(100+[.$G152]*IF([.$G152]&gt;0;[.$C$1];[.$C$2]))/100; 0)" office:value-type="float" office:value="12" calcext:value-type="float">
            <text:p>12</text:p>
          </table:table-cell>
          <table:table-cell table:formula="of:=MAX([.V$148]*IF([.$E152];0.2;1)*(100+[.$G152]*IF([.$G152]&gt;0;[.$C$1];[.$C$2]))/100; 0)" office:value-type="float" office:value="15" calcext:value-type="float">
            <text:p>15</text:p>
          </table:table-cell>
          <table:table-cell table:formula="of:=MAX([.W$148]*IF([.$E152];0.2;1)*(100+[.$G152]*IF([.$G152]&gt;0;[.$C$1];[.$C$2]))/100; 0)" office:value-type="float" office:value="3" calcext:value-type="float">
            <text:p>3</text:p>
          </table:table-cell>
          <table:table-cell table:formula="of:=MAX([.X$148]*IF([.$E152];0.2;1)*(100+[.$G152]*IF([.$G152]&gt;0;[.$C$1];[.$C$2]))/100; 0)" office:value-type="float" office:value="8" calcext:value-type="float">
            <text:p>8</text:p>
          </table:table-cell>
          <table:table-cell table:formula="of:=MAX([.Y$148]*IF([.$E152];0.2;1)*(100+[.$G152]*IF([.$G152]&gt;0;[.$C$1];[.$C$2]))/100; 0)" office:value-type="float" office:value="0" calcext:value-type="float">
            <text:p>0</text:p>
          </table:table-cell>
          <table:table-cell table:formula="of:=MAX([.Z$148]*IF([.$E152];0.2;1)*(100+[.$G152]*IF([.$G152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3];[$'EcCo ammo'.$A$6:$'EcCo ammo'.$A$37];[$'EcCo ammo'.F$6:$'EcCo ammo'.F$37])" office:value-type="float" office:value="0" calcext:value-type="float">
            <text:p>0</text:p>
          </table:table-cell>
          <table:table-cell table:formula="of:=LOOKUP([.$B153];[$'EcCo ammo'.$A$6:$'EcCo ammo'.$A$37];[$'EcCo ammo'.G$6:$'EcCo ammo'.G$37])" office:value-type="float" office:value="0" calcext:value-type="float">
            <text:p>0</text:p>
          </table:table-cell>
          <table:table-cell table:formula="of:=LOOKUP([.$B153];[$'EcCo ammo'.$A$6:$'EcCo ammo'.$A$37];[$'EcCo ammo'.I$6:$'EcCo ammo'.I$37])" office:value-type="float" office:value="1" calcext:value-type="float">
            <text:p>1</text:p>
          </table:table-cell>
          <table:table-cell table:formula="of:=LOOKUP([.$B153];[$'EcCo ammo'.$A$6:$'EcCo ammo'.$A$37];[$'EcCo ammo'.J$6:$'EcCo ammo'.J$37])" office:value-type="float" office:value="1" calcext:value-type="float">
            <text:p>1</text:p>
          </table:table-cell>
          <table:table-cell table:formula="of:=[.H153]/[.I153]" office:value-type="float" office:value="1" calcext:value-type="float">
            <text:p>1.00</text:p>
          </table:table-cell>
          <table:table-cell table:formula="of:=ROUND(AVERAGE([.C153];[.D153]))" office:value-type="float" office:value="26" calcext:value-type="float">
            <text:p>26</text:p>
          </table:table-cell>
          <table:table-cell/>
          <table:table-cell table:style-name="Default" table:formula="of:=ROUNDUP(MAX((100-MAX([.M$149]+10*MIN([.AB153];0);0))*INT(([.$K153]-MAX([.AB153];0))*[.$J153])/100;0);0)" office:value-type="float" office:value="26" calcext:value-type="float">
            <text:p>26</text:p>
          </table:table-cell>
          <table:table-cell table:style-name="Default" table:formula="of:=ROUNDUP(MAX((100-MAX([.N$149]+10*MIN([.AC153];0);0))*INT(([.$K153]-MAX([.AC153];0))*[.$J153])/100;0);0)" office:value-type="float" office:value="26" calcext:value-type="float">
            <text:p>26</text:p>
          </table:table-cell>
          <table:table-cell table:style-name="Default" table:formula="of:=ROUNDUP(MAX((100-MAX([.O$149]+10*MIN([.AD153];0);0))*INT(([.$K153]-MAX([.AD153];0))*[.$J153])/100;0);0)" office:value-type="float" office:value="19" calcext:value-type="float">
            <text:p>19</text:p>
          </table:table-cell>
          <table:table-cell table:style-name="Default" table:formula="of:=ROUNDUP(MAX((100-MAX([.P$149]+10*MIN([.AE153];0);0))*INT(([.$K153]-MAX([.AE153];0))*[.$J153])/100;0);0)" office:value-type="float" office:value="15" calcext:value-type="float">
            <text:p>15</text:p>
          </table:table-cell>
          <table:table-cell table:style-name="Default" table:formula="of:=ROUNDUP(MAX((100-MAX([.Q$149]+10*MIN([.AF153];0);0))*INT(([.$K153]-MAX([.AF153];0))*[.$J153])/100;0);0)" office:value-type="float" office:value="12" calcext:value-type="float">
            <text:p>12</text:p>
          </table:table-cell>
          <table:table-cell table:style-name="Default" table:formula="of:=ROUNDUP(MAX((100-MAX([.R$149]+10*MIN([.AG153];0);0))*INT(([.$K153]-MAX([.AG153];0))*[.$J153])/100;0);0)" office:value-type="float" office:value="8" calcext:value-type="float">
            <text:p>8</text:p>
          </table:table-cell>
          <table:table-cell table:style-name="Default" table:formula="of:=ROUNDUP(MAX((100-MAX([.S$149]+10*MIN([.AH153];0);0))*INT(([.$K153]-MAX([.AH153];0))*[.$J153])/100;0);0)" office:value-type="float" office:value="9" calcext:value-type="float">
            <text:p>9</text:p>
          </table:table-cell>
          <table:table-cell table:style-name="Default" table:formula="of:=ROUNDUP(MAX((100-MAX([.T$149]+10*MIN([.AI153];0);0))*INT(([.$K153]-MAX([.AI153];0))*[.$J153])/100;0);0)" office:value-type="float" office:value="5" calcext:value-type="float">
            <text:p>5</text:p>
          </table:table-cell>
          <table:table-cell table:style-name="Default" table:formula="of:=ROUNDUP(MAX((100-MAX([.U$149]+10*MIN([.AJ153];0);0))*INT(([.$K153]-MAX([.AJ153];0))*[.$J153])/100;0);0)" office:value-type="float" office:value="3" calcext:value-type="float">
            <text:p>3</text:p>
          </table:table-cell>
          <table:table-cell table:style-name="Default" table:formula="of:=ROUNDUP(MAX((100-MAX([.V$149]+10*MIN([.AK153];0);0))*INT(([.$K153]-MAX([.AK153];0))*[.$J153])/100;0);0)" office:value-type="float" office:value="9" calcext:value-type="float">
            <text:p>9</text:p>
          </table:table-cell>
          <table:table-cell table:style-name="Default" table:formula="of:=ROUNDUP(MAX((100-MAX([.W$149]+10*MIN([.AL153];0);0))*INT(([.$K153]-MAX([.AL153];0))*[.$J153])/100;0);0)" office:value-type="float" office:value="11" calcext:value-type="float">
            <text:p>11</text:p>
          </table:table-cell>
          <table:table-cell table:style-name="Default" table:formula="of:=ROUNDUP(MAX((100-MAX([.X$149]+10*MIN([.AM153];0);0))*INT(([.$K153]-MAX([.AM153];0))*[.$J153])/100;0);0)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formula="of:=MAX([.M$148]*IF([.$E153];0.2;1)*(100+[.$G153]*IF([.$G153]&gt;0;[.$C$1];[.$C$2]))/100; 0)" office:value-type="float" office:value="0" calcext:value-type="float">
            <text:p>0</text:p>
          </table:table-cell>
          <table:table-cell table:formula="of:=MAX([.N$148]*IF([.$E153];0.2;1)*(100+[.$G153]*IF([.$G153]&gt;0;[.$C$1];[.$C$2]))/100; 0)" office:value-type="float" office:value="0" calcext:value-type="float">
            <text:p>0</text:p>
          </table:table-cell>
          <table:table-cell table:formula="of:=MAX([.O$148]*IF([.$E153];0.2;1)*(100+[.$G153]*IF([.$G153]&gt;0;[.$C$1];[.$C$2]))/100; 0)" office:value-type="float" office:value="0" calcext:value-type="float">
            <text:p>0</text:p>
          </table:table-cell>
          <table:table-cell table:formula="of:=MAX([.P$148]*IF([.$E153];0.2;1)*(100+[.$G153]*IF([.$G153]&gt;0;[.$C$1];[.$C$2]))/100; 0)" office:value-type="float" office:value="1" calcext:value-type="float">
            <text:p>1</text:p>
          </table:table-cell>
          <table:table-cell table:formula="of:=MAX([.Q$148]*IF([.$E153];0.2;1)*(100+[.$G153]*IF([.$G153]&gt;0;[.$C$1];[.$C$2]))/100; 0)" office:value-type="float" office:value="2" calcext:value-type="float">
            <text:p>2</text:p>
          </table:table-cell>
          <table:table-cell table:formula="of:=MAX([.R$148]*IF([.$E153];0.2;1)*(100+[.$G153]*IF([.$G153]&gt;0;[.$C$1];[.$C$2]))/100; 0)" office:value-type="float" office:value="6" calcext:value-type="float">
            <text:p>6</text:p>
          </table:table-cell>
          <table:table-cell table:formula="of:=MAX([.S$148]*IF([.$E153];0.2;1)*(100+[.$G153]*IF([.$G153]&gt;0;[.$C$1];[.$C$2]))/100; 0)" office:value-type="float" office:value="12" calcext:value-type="float">
            <text:p>12</text:p>
          </table:table-cell>
          <table:table-cell table:formula="of:=MAX([.T$148]*IF([.$E153];0.2;1)*(100+[.$G153]*IF([.$G153]&gt;0;[.$C$1];[.$C$2]))/100; 0)" office:value-type="float" office:value="15" calcext:value-type="float">
            <text:p>15</text:p>
          </table:table-cell>
          <table:table-cell table:formula="of:=MAX([.U$148]*IF([.$E153];0.2;1)*(100+[.$G153]*IF([.$G153]&gt;0;[.$C$1];[.$C$2]))/100; 0)" office:value-type="float" office:value="12" calcext:value-type="float">
            <text:p>12</text:p>
          </table:table-cell>
          <table:table-cell table:formula="of:=MAX([.V$148]*IF([.$E153];0.2;1)*(100+[.$G153]*IF([.$G153]&gt;0;[.$C$1];[.$C$2]))/100; 0)" office:value-type="float" office:value="15" calcext:value-type="float">
            <text:p>15</text:p>
          </table:table-cell>
          <table:table-cell table:formula="of:=MAX([.W$148]*IF([.$E153];0.2;1)*(100+[.$G153]*IF([.$G153]&gt;0;[.$C$1];[.$C$2]))/100; 0)" office:value-type="float" office:value="3" calcext:value-type="float">
            <text:p>3</text:p>
          </table:table-cell>
          <table:table-cell table:formula="of:=MAX([.X$148]*IF([.$E153];0.2;1)*(100+[.$G153]*IF([.$G153]&gt;0;[.$C$1];[.$C$2]))/100; 0)" office:value-type="float" office:value="8" calcext:value-type="float">
            <text:p>8</text:p>
          </table:table-cell>
          <table:table-cell table:formula="of:=MAX([.Y$148]*IF([.$E153];0.2;1)*(100+[.$G153]*IF([.$G153]&gt;0;[.$C$1];[.$C$2]))/100; 0)" office:value-type="float" office:value="0" calcext:value-type="float">
            <text:p>0</text:p>
          </table:table-cell>
          <table:table-cell table:formula="of:=MAX([.Z$148]*IF([.$E153];0.2;1)*(100+[.$G153]*IF([.$G153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54];[$'EcCo ammo'.$A$6:$'EcCo ammo'.$A$37];[$'EcCo ammo'.F$6:$'EcCo ammo'.F$37])" office:value-type="float" office:value="0" calcext:value-type="float">
            <text:p>0</text:p>
          </table:table-cell>
          <table:table-cell table:formula="of:=LOOKUP([.$B154];[$'EcCo ammo'.$A$6:$'EcCo ammo'.$A$37];[$'EcCo ammo'.G$6:$'EcCo ammo'.G$37])" office:value-type="float" office:value="0" calcext:value-type="float">
            <text:p>0</text:p>
          </table:table-cell>
          <table:table-cell table:formula="of:=LOOKUP([.$B154];[$'EcCo ammo'.$A$6:$'EcCo ammo'.$A$37];[$'EcCo ammo'.I$6:$'EcCo ammo'.I$37])" office:value-type="float" office:value="1" calcext:value-type="float">
            <text:p>1</text:p>
          </table:table-cell>
          <table:table-cell table:formula="of:=LOOKUP([.$B154];[$'EcCo ammo'.$A$6:$'EcCo ammo'.$A$37];[$'EcCo ammo'.J$6:$'EcCo ammo'.J$37])" office:value-type="float" office:value="1" calcext:value-type="float">
            <text:p>1</text:p>
          </table:table-cell>
          <table:table-cell table:formula="of:=[.H154]/[.I154]" office:value-type="float" office:value="1" calcext:value-type="float">
            <text:p>1.00</text:p>
          </table:table-cell>
          <table:table-cell table:formula="of:=ROUND(AVERAGE([.C154];[.D154]))" office:value-type="float" office:value="39" calcext:value-type="float">
            <text:p>39</text:p>
          </table:table-cell>
          <table:table-cell/>
          <table:table-cell table:style-name="Default" table:formula="of:=ROUNDUP(MAX((100-MAX([.M$149]+10*MIN([.AB154];0);0))*INT(([.$K154]-MAX([.AB154];0))*[.$J154])/100;0);0)" office:value-type="float" office:value="39" calcext:value-type="float">
            <text:p>39</text:p>
          </table:table-cell>
          <table:table-cell table:style-name="Default" table:formula="of:=ROUNDUP(MAX((100-MAX([.N$149]+10*MIN([.AC154];0);0))*INT(([.$K154]-MAX([.AC154];0))*[.$J154])/100;0);0)" office:value-type="float" office:value="39" calcext:value-type="float">
            <text:p>39</text:p>
          </table:table-cell>
          <table:table-cell table:style-name="Default" table:formula="of:=ROUNDUP(MAX((100-MAX([.O$149]+10*MIN([.AD154];0);0))*INT(([.$K154]-MAX([.AD154];0))*[.$J154])/100;0);0)" office:value-type="float" office:value="28" calcext:value-type="float">
            <text:p>28</text:p>
          </table:table-cell>
          <table:table-cell table:style-name="Default" table:formula="of:=ROUNDUP(MAX((100-MAX([.P$149]+10*MIN([.AE154];0);0))*INT(([.$K154]-MAX([.AE154];0))*[.$J154])/100;0);0)" office:value-type="float" office:value="23" calcext:value-type="float">
            <text:p>23</text:p>
          </table:table-cell>
          <table:table-cell table:style-name="Default" table:formula="of:=ROUNDUP(MAX((100-MAX([.Q$149]+10*MIN([.AF154];0);0))*INT(([.$K154]-MAX([.AF154];0))*[.$J154])/100;0);0)" office:value-type="float" office:value="19" calcext:value-type="float">
            <text:p>19</text:p>
          </table:table-cell>
          <table:table-cell table:style-name="Default" table:formula="of:=ROUNDUP(MAX((100-MAX([.R$149]+10*MIN([.AG154];0);0))*INT(([.$K154]-MAX([.AG154];0))*[.$J154])/100;0);0)" office:value-type="float" office:value="15" calcext:value-type="float">
            <text:p>15</text:p>
          </table:table-cell>
          <table:table-cell table:style-name="Default" table:formula="of:=ROUNDUP(MAX((100-MAX([.S$149]+10*MIN([.AH154];0);0))*INT(([.$K154]-MAX([.AH154];0))*[.$J154])/100;0);0)" office:value-type="float" office:value="22" calcext:value-type="float">
            <text:p>22</text:p>
          </table:table-cell>
          <table:table-cell table:style-name="Default" table:formula="of:=ROUNDUP(MAX((100-MAX([.T$149]+10*MIN([.AI154];0);0))*INT(([.$K154]-MAX([.AI154];0))*[.$J154])/100;0);0)" office:value-type="float" office:value="15" calcext:value-type="float">
            <text:p>15</text:p>
          </table:table-cell>
          <table:table-cell table:style-name="Default" table:formula="of:=ROUNDUP(MAX((100-MAX([.U$149]+10*MIN([.AJ154];0);0))*INT(([.$K154]-MAX([.AJ154];0))*[.$J154])/100;0);0)" office:value-type="float" office:value="8" calcext:value-type="float">
            <text:p>8</text:p>
          </table:table-cell>
          <table:table-cell table:style-name="Default" table:formula="of:=ROUNDUP(MAX((100-MAX([.V$149]+10*MIN([.AK154];0);0))*INT(([.$K154]-MAX([.AK154];0))*[.$J154])/100;0);0)" office:value-type="float" office:value="29" calcext:value-type="float">
            <text:p>29</text:p>
          </table:table-cell>
          <table:table-cell table:style-name="Default" table:formula="of:=ROUNDUP(MAX((100-MAX([.W$149]+10*MIN([.AL154];0);0))*INT(([.$K154]-MAX([.AL154];0))*[.$J154])/100;0);0)" office:value-type="float" office:value="18" calcext:value-type="float">
            <text:p>18</text:p>
          </table:table-cell>
          <table:table-cell table:style-name="Default" table:formula="of:=ROUNDUP(MAX((100-MAX([.X$149]+10*MIN([.AM154];0);0))*INT(([.$K154]-MAX([.AM154];0))*[.$J154])/100;0);0)" office:value-type="float" office:value="23" calcext:value-type="float">
            <text:p>23</text:p>
          </table:table-cell>
          <table:table-cell table:style-name="Default" table:number-columns-repeated="2"/>
          <table:table-cell/>
          <table:table-cell table:formula="of:=MAX([.M$148]*IF([.$E154];0.2;1)*(100+[.$G154]*IF([.$G154]&gt;0;[.$C$1];[.$C$2]))/100; 0)" office:value-type="float" office:value="0" calcext:value-type="float">
            <text:p>0</text:p>
          </table:table-cell>
          <table:table-cell table:formula="of:=MAX([.N$148]*IF([.$E154];0.2;1)*(100+[.$G154]*IF([.$G154]&gt;0;[.$C$1];[.$C$2]))/100; 0)" office:value-type="float" office:value="0" calcext:value-type="float">
            <text:p>0</text:p>
          </table:table-cell>
          <table:table-cell table:formula="of:=MAX([.O$148]*IF([.$E154];0.2;1)*(100+[.$G154]*IF([.$G154]&gt;0;[.$C$1];[.$C$2]))/100; 0)" office:value-type="float" office:value="0" calcext:value-type="float">
            <text:p>0</text:p>
          </table:table-cell>
          <table:table-cell table:formula="of:=MAX([.P$148]*IF([.$E154];0.2;1)*(100+[.$G154]*IF([.$G154]&gt;0;[.$C$1];[.$C$2]))/100; 0)" office:value-type="float" office:value="0.2" calcext:value-type="float">
            <text:p>0</text:p>
          </table:table-cell>
          <table:table-cell table:formula="of:=MAX([.Q$148]*IF([.$E154];0.2;1)*(100+[.$G154]*IF([.$G154]&gt;0;[.$C$1];[.$C$2]))/100; 0)" office:value-type="float" office:value="0.4" calcext:value-type="float">
            <text:p>0</text:p>
          </table:table-cell>
          <table:table-cell table:formula="of:=MAX([.R$148]*IF([.$E154];0.2;1)*(100+[.$G154]*IF([.$G154]&gt;0;[.$C$1];[.$C$2]))/100; 0)" office:value-type="float" office:value="1.2" calcext:value-type="float">
            <text:p>1</text:p>
          </table:table-cell>
          <table:table-cell table:formula="of:=MAX([.S$148]*IF([.$E154];0.2;1)*(100+[.$G154]*IF([.$G154]&gt;0;[.$C$1];[.$C$2]))/100; 0)" office:value-type="float" office:value="2.4" calcext:value-type="float">
            <text:p>2</text:p>
          </table:table-cell>
          <table:table-cell table:formula="of:=MAX([.T$148]*IF([.$E154];0.2;1)*(100+[.$G154]*IF([.$G154]&gt;0;[.$C$1];[.$C$2]))/100; 0)" office:value-type="float" office:value="3" calcext:value-type="float">
            <text:p>3</text:p>
          </table:table-cell>
          <table:table-cell table:formula="of:=MAX([.U$148]*IF([.$E154];0.2;1)*(100+[.$G154]*IF([.$G154]&gt;0;[.$C$1];[.$C$2]))/100; 0)" office:value-type="float" office:value="2.4" calcext:value-type="float">
            <text:p>2</text:p>
          </table:table-cell>
          <table:table-cell table:formula="of:=MAX([.V$148]*IF([.$E154];0.2;1)*(100+[.$G154]*IF([.$G154]&gt;0;[.$C$1];[.$C$2]))/100; 0)" office:value-type="float" office:value="3" calcext:value-type="float">
            <text:p>3</text:p>
          </table:table-cell>
          <table:table-cell table:formula="of:=MAX([.W$148]*IF([.$E154];0.2;1)*(100+[.$G154]*IF([.$G154]&gt;0;[.$C$1];[.$C$2]))/100; 0)" office:value-type="float" office:value="0.6" calcext:value-type="float">
            <text:p>1</text:p>
          </table:table-cell>
          <table:table-cell table:formula="of:=MAX([.X$148]*IF([.$E154];0.2;1)*(100+[.$G154]*IF([.$G154]&gt;0;[.$C$1];[.$C$2]))/100; 0)" office:value-type="float" office:value="1.6" calcext:value-type="float">
            <text:p>2</text:p>
          </table:table-cell>
          <table:table-cell table:formula="of:=MAX([.Y$148]*IF([.$E154];0.2;1)*(100+[.$G154]*IF([.$G154]&gt;0;[.$C$1];[.$C$2]))/100; 0)" office:value-type="float" office:value="0" calcext:value-type="float">
            <text:p>0</text:p>
          </table:table-cell>
          <table:table-cell table:formula="of:=MAX([.Z$148]*IF([.$E154];0.2;1)*(100+[.$G154]*IF([.$G154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5];[$'EcCo ammo'.$A$6:$'EcCo ammo'.$A$37];[$'EcCo ammo'.F$6:$'EcCo ammo'.F$37])" office:value-type="float" office:value="0" calcext:value-type="float">
            <text:p>0</text:p>
          </table:table-cell>
          <table:table-cell table:formula="of:=LOOKUP([.$B155];[$'EcCo ammo'.$A$6:$'EcCo ammo'.$A$37];[$'EcCo ammo'.G$6:$'EcCo ammo'.G$37])" office:value-type="float" office:value="0" calcext:value-type="float">
            <text:p>0</text:p>
          </table:table-cell>
          <table:table-cell table:formula="of:=LOOKUP([.$B155];[$'EcCo ammo'.$A$6:$'EcCo ammo'.$A$37];[$'EcCo ammo'.I$6:$'EcCo ammo'.I$37])" office:value-type="float" office:value="1" calcext:value-type="float">
            <text:p>1</text:p>
          </table:table-cell>
          <table:table-cell table:formula="of:=LOOKUP([.$B155];[$'EcCo ammo'.$A$6:$'EcCo ammo'.$A$37];[$'EcCo ammo'.J$6:$'EcCo ammo'.J$37])" office:value-type="float" office:value="1" calcext:value-type="float">
            <text:p>1</text:p>
          </table:table-cell>
          <table:table-cell table:formula="of:=[.H155]/[.I155]" office:value-type="float" office:value="1" calcext:value-type="float">
            <text:p>1.00</text:p>
          </table:table-cell>
          <table:table-cell table:formula="of:=ROUND(AVERAGE([.C155];[.D155]))" office:value-type="float" office:value="60" calcext:value-type="float">
            <text:p>60</text:p>
          </table:table-cell>
          <table:table-cell/>
          <table:table-cell table:style-name="Default" table:formula="of:=ROUNDUP(MAX((100-MAX([.M$149]+10*MIN([.AB155];0);0))*INT(([.$K155]-MAX([.AB155];0))*[.$J155])/100;0);0)" office:value-type="float" office:value="60" calcext:value-type="float">
            <text:p>60</text:p>
          </table:table-cell>
          <table:table-cell table:style-name="Default" table:formula="of:=ROUNDUP(MAX((100-MAX([.N$149]+10*MIN([.AC155];0);0))*INT(([.$K155]-MAX([.AC155];0))*[.$J155])/100;0);0)" office:value-type="float" office:value="60" calcext:value-type="float">
            <text:p>60</text:p>
          </table:table-cell>
          <table:table-cell table:style-name="Default" table:formula="of:=ROUNDUP(MAX((100-MAX([.O$149]+10*MIN([.AD155];0);0))*INT(([.$K155]-MAX([.AD155];0))*[.$J155])/100;0);0)" office:value-type="float" office:value="42" calcext:value-type="float">
            <text:p>42</text:p>
          </table:table-cell>
          <table:table-cell table:style-name="Default" table:formula="of:=ROUNDUP(MAX((100-MAX([.P$149]+10*MIN([.AE155];0);0))*INT(([.$K155]-MAX([.AE155];0))*[.$J155])/100;0);0)" office:value-type="float" office:value="36" calcext:value-type="float">
            <text:p>36</text:p>
          </table:table-cell>
          <table:table-cell table:style-name="Default" table:formula="of:=ROUNDUP(MAX((100-MAX([.Q$149]+10*MIN([.AF155];0);0))*INT(([.$K155]-MAX([.AF155];0))*[.$J155])/100;0);0)" office:value-type="float" office:value="29" calcext:value-type="float">
            <text:p>29</text:p>
          </table:table-cell>
          <table:table-cell table:style-name="Default" table:formula="of:=ROUNDUP(MAX((100-MAX([.R$149]+10*MIN([.AG155];0);0))*INT(([.$K155]-MAX([.AG155];0))*[.$J155])/100;0);0)" office:value-type="float" office:value="22" calcext:value-type="float">
            <text:p>22</text:p>
          </table:table-cell>
          <table:table-cell table:style-name="Default" table:formula="of:=ROUNDUP(MAX((100-MAX([.S$149]+10*MIN([.AH155];0);0))*INT(([.$K155]-MAX([.AH155];0))*[.$J155])/100;0);0)" office:value-type="float" office:value="29" calcext:value-type="float">
            <text:p>29</text:p>
          </table:table-cell>
          <table:table-cell table:style-name="Default" table:formula="of:=ROUNDUP(MAX((100-MAX([.T$149]+10*MIN([.AI155];0);0))*INT(([.$K155]-MAX([.AI155];0))*[.$J155])/100;0);0)" office:value-type="float" office:value="18" calcext:value-type="float">
            <text:p>18</text:p>
          </table:table-cell>
          <table:table-cell table:style-name="Default" table:formula="of:=ROUNDUP(MAX((100-MAX([.U$149]+10*MIN([.AJ155];0);0))*INT(([.$K155]-MAX([.AJ155];0))*[.$J155])/100;0);0)" office:value-type="float" office:value="10" calcext:value-type="float">
            <text:p>10</text:p>
          </table:table-cell>
          <table:table-cell table:style-name="Default" table:formula="of:=ROUNDUP(MAX((100-MAX([.V$149]+10*MIN([.AK155];0);0))*INT(([.$K155]-MAX([.AK155];0))*[.$J155])/100;0);0)" office:value-type="float" office:value="36" calcext:value-type="float">
            <text:p>36</text:p>
          </table:table-cell>
          <table:table-cell table:style-name="Default" table:formula="of:=ROUNDUP(MAX((100-MAX([.W$149]+10*MIN([.AL155];0);0))*INT(([.$K155]-MAX([.AL155];0))*[.$J155])/100;0);0)" office:value-type="float" office:value="26" calcext:value-type="float">
            <text:p>26</text:p>
          </table:table-cell>
          <table:table-cell table:style-name="Default" table:formula="of:=ROUNDUP(MAX((100-MAX([.X$149]+10*MIN([.AM155];0);0))*INT(([.$K155]-MAX([.AM155];0))*[.$J155])/100;0);0)" office:value-type="float" office:value="32" calcext:value-type="float">
            <text:p>32</text:p>
          </table:table-cell>
          <table:table-cell table:style-name="Default" table:number-columns-repeated="2"/>
          <table:table-cell/>
          <table:table-cell table:formula="of:=MAX([.M$148]*IF([.$E155];0.2;1)*(100+[.$G155]*IF([.$G155]&gt;0;[.$C$1];[.$C$2]))/100; 0)" office:value-type="float" office:value="0" calcext:value-type="float">
            <text:p>0</text:p>
          </table:table-cell>
          <table:table-cell table:formula="of:=MAX([.N$148]*IF([.$E155];0.2;1)*(100+[.$G155]*IF([.$G155]&gt;0;[.$C$1];[.$C$2]))/100; 0)" office:value-type="float" office:value="0" calcext:value-type="float">
            <text:p>0</text:p>
          </table:table-cell>
          <table:table-cell table:formula="of:=MAX([.O$148]*IF([.$E155];0.2;1)*(100+[.$G155]*IF([.$G155]&gt;0;[.$C$1];[.$C$2]))/100; 0)" office:value-type="float" office:value="0" calcext:value-type="float">
            <text:p>0</text:p>
          </table:table-cell>
          <table:table-cell table:formula="of:=MAX([.P$148]*IF([.$E155];0.2;1)*(100+[.$G155]*IF([.$G155]&gt;0;[.$C$1];[.$C$2]))/100; 0)" office:value-type="float" office:value="1" calcext:value-type="float">
            <text:p>1</text:p>
          </table:table-cell>
          <table:table-cell table:formula="of:=MAX([.Q$148]*IF([.$E155];0.2;1)*(100+[.$G155]*IF([.$G155]&gt;0;[.$C$1];[.$C$2]))/100; 0)" office:value-type="float" office:value="2" calcext:value-type="float">
            <text:p>2</text:p>
          </table:table-cell>
          <table:table-cell table:formula="of:=MAX([.R$148]*IF([.$E155];0.2;1)*(100+[.$G155]*IF([.$G155]&gt;0;[.$C$1];[.$C$2]))/100; 0)" office:value-type="float" office:value="6" calcext:value-type="float">
            <text:p>6</text:p>
          </table:table-cell>
          <table:table-cell table:formula="of:=MAX([.S$148]*IF([.$E155];0.2;1)*(100+[.$G155]*IF([.$G155]&gt;0;[.$C$1];[.$C$2]))/100; 0)" office:value-type="float" office:value="12" calcext:value-type="float">
            <text:p>12</text:p>
          </table:table-cell>
          <table:table-cell table:formula="of:=MAX([.T$148]*IF([.$E155];0.2;1)*(100+[.$G155]*IF([.$G155]&gt;0;[.$C$1];[.$C$2]))/100; 0)" office:value-type="float" office:value="15" calcext:value-type="float">
            <text:p>15</text:p>
          </table:table-cell>
          <table:table-cell table:formula="of:=MAX([.U$148]*IF([.$E155];0.2;1)*(100+[.$G155]*IF([.$G155]&gt;0;[.$C$1];[.$C$2]))/100; 0)" office:value-type="float" office:value="12" calcext:value-type="float">
            <text:p>12</text:p>
          </table:table-cell>
          <table:table-cell table:formula="of:=MAX([.V$148]*IF([.$E155];0.2;1)*(100+[.$G155]*IF([.$G155]&gt;0;[.$C$1];[.$C$2]))/100; 0)" office:value-type="float" office:value="15" calcext:value-type="float">
            <text:p>15</text:p>
          </table:table-cell>
          <table:table-cell table:formula="of:=MAX([.W$148]*IF([.$E155];0.2;1)*(100+[.$G155]*IF([.$G155]&gt;0;[.$C$1];[.$C$2]))/100; 0)" office:value-type="float" office:value="3" calcext:value-type="float">
            <text:p>3</text:p>
          </table:table-cell>
          <table:table-cell table:formula="of:=MAX([.X$148]*IF([.$E155];0.2;1)*(100+[.$G155]*IF([.$G155]&gt;0;[.$C$1];[.$C$2]))/100; 0)" office:value-type="float" office:value="8" calcext:value-type="float">
            <text:p>8</text:p>
          </table:table-cell>
          <table:table-cell table:formula="of:=MAX([.Y$148]*IF([.$E155];0.2;1)*(100+[.$G155]*IF([.$G155]&gt;0;[.$C$1];[.$C$2]))/100; 0)" office:value-type="float" office:value="0" calcext:value-type="float">
            <text:p>0</text:p>
          </table:table-cell>
          <table:table-cell table:formula="of:=MAX([.Z$148]*IF([.$E155];0.2;1)*(100+[.$G155]*IF([.$G155]&gt;0;[.$C$1];[.$C$2]))/100; 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56];[$'EcCo ammo'.$A$6:$'EcCo ammo'.$A$37];[$'EcCo ammo'.F$6:$'EcCo ammo'.F$37])" office:value-type="float" office:value="0" calcext:value-type="float">
            <text:p>0</text:p>
          </table:table-cell>
          <table:table-cell table:formula="of:=LOOKUP([.$B156];[$'EcCo ammo'.$A$6:$'EcCo ammo'.$A$37];[$'EcCo ammo'.G$6:$'EcCo ammo'.G$37])" office:value-type="float" office:value="0" calcext:value-type="float">
            <text:p>0</text:p>
          </table:table-cell>
          <table:table-cell table:formula="of:=LOOKUP([.$B156];[$'EcCo ammo'.$A$6:$'EcCo ammo'.$A$37];[$'EcCo ammo'.I$6:$'EcCo ammo'.I$37])" office:value-type="float" office:value="1" calcext:value-type="float">
            <text:p>1</text:p>
          </table:table-cell>
          <table:table-cell table:formula="of:=LOOKUP([.$B156];[$'EcCo ammo'.$A$6:$'EcCo ammo'.$A$37];[$'EcCo ammo'.J$6:$'EcCo ammo'.J$37])" office:value-type="float" office:value="1" calcext:value-type="float">
            <text:p>1</text:p>
          </table:table-cell>
          <table:table-cell table:formula="of:=[.H156]/[.I156]" office:value-type="float" office:value="1" calcext:value-type="float">
            <text:p>1.00</text:p>
          </table:table-cell>
          <table:table-cell table:formula="of:=ROUND(AVERAGE([.C156];[.D156]))" office:value-type="float" office:value="66" calcext:value-type="float">
            <text:p>66</text:p>
          </table:table-cell>
          <table:table-cell/>
          <table:table-cell table:style-name="Default" table:formula="of:=ROUNDUP(MAX((100-MAX([.M$149]+10*MIN([.AB156];0);0))*INT(([.$K156]-MAX([.AB156];0))*[.$J156])/100;0);0)" office:value-type="float" office:value="66" calcext:value-type="float">
            <text:p>66</text:p>
          </table:table-cell>
          <table:table-cell table:style-name="Default" table:formula="of:=ROUNDUP(MAX((100-MAX([.N$149]+10*MIN([.AC156];0);0))*INT(([.$K156]-MAX([.AC156];0))*[.$J156])/100;0);0)" office:value-type="float" office:value="66" calcext:value-type="float">
            <text:p>66</text:p>
          </table:table-cell>
          <table:table-cell table:style-name="Default" table:formula="of:=ROUNDUP(MAX((100-MAX([.O$149]+10*MIN([.AD156];0);0))*INT(([.$K156]-MAX([.AD156];0))*[.$J156])/100;0);0)" office:value-type="float" office:value="47" calcext:value-type="float">
            <text:p>47</text:p>
          </table:table-cell>
          <table:table-cell table:style-name="Default" table:formula="of:=ROUNDUP(MAX((100-MAX([.P$149]+10*MIN([.AE156];0);0))*INT(([.$K156]-MAX([.AE156];0))*[.$J156])/100;0);0)" office:value-type="float" office:value="39" calcext:value-type="float">
            <text:p>39</text:p>
          </table:table-cell>
          <table:table-cell table:style-name="Default" table:formula="of:=ROUNDUP(MAX((100-MAX([.Q$149]+10*MIN([.AF156];0);0))*INT(([.$K156]-MAX([.AF156];0))*[.$J156])/100;0);0)" office:value-type="float" office:value="33" calcext:value-type="float">
            <text:p>33</text:p>
          </table:table-cell>
          <table:table-cell table:style-name="Default" table:formula="of:=ROUNDUP(MAX((100-MAX([.R$149]+10*MIN([.AG156];0);0))*INT(([.$K156]-MAX([.AG156];0))*[.$J156])/100;0);0)" office:value-type="float" office:value="26" calcext:value-type="float">
            <text:p>26</text:p>
          </table:table-cell>
          <table:table-cell table:style-name="Default" table:formula="of:=ROUNDUP(MAX((100-MAX([.S$149]+10*MIN([.AH156];0);0))*INT(([.$K156]-MAX([.AH156];0))*[.$J156])/100;0);0)" office:value-type="float" office:value="38" calcext:value-type="float">
            <text:p>38</text:p>
          </table:table-cell>
          <table:table-cell table:style-name="Default" table:formula="of:=ROUNDUP(MAX((100-MAX([.T$149]+10*MIN([.AI156];0);0))*INT(([.$K156]-MAX([.AI156];0))*[.$J156])/100;0);0)" office:value-type="float" office:value="26" calcext:value-type="float">
            <text:p>26</text:p>
          </table:table-cell>
          <table:table-cell table:style-name="Default" table:formula="of:=ROUNDUP(MAX((100-MAX([.U$149]+10*MIN([.AJ156];0);0))*INT(([.$K156]-MAX([.AJ156];0))*[.$J156])/100;0);0)" office:value-type="float" office:value="13" calcext:value-type="float">
            <text:p>13</text:p>
          </table:table-cell>
          <table:table-cell table:style-name="Default" table:formula="of:=ROUNDUP(MAX((100-MAX([.V$149]+10*MIN([.AK156];0);0))*INT(([.$K156]-MAX([.AK156];0))*[.$J156])/100;0);0)" office:value-type="float" office:value="51" calcext:value-type="float">
            <text:p>51</text:p>
          </table:table-cell>
          <table:table-cell table:style-name="Default" table:formula="of:=ROUNDUP(MAX((100-MAX([.W$149]+10*MIN([.AL156];0);0))*INT(([.$K156]-MAX([.AL156];0))*[.$J156])/100;0);0)" office:value-type="float" office:value="30" calcext:value-type="float">
            <text:p>30</text:p>
          </table:table-cell>
          <table:table-cell table:style-name="Default" table:formula="of:=ROUNDUP(MAX((100-MAX([.X$149]+10*MIN([.AM156];0);0))*INT(([.$K156]-MAX([.AM156];0))*[.$J156])/100;0);0)" office:value-type="float" office:value="39" calcext:value-type="float">
            <text:p>39</text:p>
          </table:table-cell>
          <table:table-cell table:style-name="Default" table:number-columns-repeated="2"/>
          <table:table-cell/>
          <table:table-cell table:formula="of:=MAX([.M$148]*IF([.$E156];0.2;1)*(100+[.$G156]*IF([.$G156]&gt;0;[.$C$1];[.$C$2]))/100; 0)" office:value-type="float" office:value="0" calcext:value-type="float">
            <text:p>0</text:p>
          </table:table-cell>
          <table:table-cell table:formula="of:=MAX([.N$148]*IF([.$E156];0.2;1)*(100+[.$G156]*IF([.$G156]&gt;0;[.$C$1];[.$C$2]))/100; 0)" office:value-type="float" office:value="0" calcext:value-type="float">
            <text:p>0</text:p>
          </table:table-cell>
          <table:table-cell table:formula="of:=MAX([.O$148]*IF([.$E156];0.2;1)*(100+[.$G156]*IF([.$G156]&gt;0;[.$C$1];[.$C$2]))/100; 0)" office:value-type="float" office:value="0" calcext:value-type="float">
            <text:p>0</text:p>
          </table:table-cell>
          <table:table-cell table:formula="of:=MAX([.P$148]*IF([.$E156];0.2;1)*(100+[.$G156]*IF([.$G156]&gt;0;[.$C$1];[.$C$2]))/100; 0)" office:value-type="float" office:value="0.2" calcext:value-type="float">
            <text:p>0</text:p>
          </table:table-cell>
          <table:table-cell table:formula="of:=MAX([.Q$148]*IF([.$E156];0.2;1)*(100+[.$G156]*IF([.$G156]&gt;0;[.$C$1];[.$C$2]))/100; 0)" office:value-type="float" office:value="0.4" calcext:value-type="float">
            <text:p>0</text:p>
          </table:table-cell>
          <table:table-cell table:formula="of:=MAX([.R$148]*IF([.$E156];0.2;1)*(100+[.$G156]*IF([.$G156]&gt;0;[.$C$1];[.$C$2]))/100; 0)" office:value-type="float" office:value="1.2" calcext:value-type="float">
            <text:p>1</text:p>
          </table:table-cell>
          <table:table-cell table:formula="of:=MAX([.S$148]*IF([.$E156];0.2;1)*(100+[.$G156]*IF([.$G156]&gt;0;[.$C$1];[.$C$2]))/100; 0)" office:value-type="float" office:value="2.4" calcext:value-type="float">
            <text:p>2</text:p>
          </table:table-cell>
          <table:table-cell table:formula="of:=MAX([.T$148]*IF([.$E156];0.2;1)*(100+[.$G156]*IF([.$G156]&gt;0;[.$C$1];[.$C$2]))/100; 0)" office:value-type="float" office:value="3" calcext:value-type="float">
            <text:p>3</text:p>
          </table:table-cell>
          <table:table-cell table:formula="of:=MAX([.U$148]*IF([.$E156];0.2;1)*(100+[.$G156]*IF([.$G156]&gt;0;[.$C$1];[.$C$2]))/100; 0)" office:value-type="float" office:value="2.4" calcext:value-type="float">
            <text:p>2</text:p>
          </table:table-cell>
          <table:table-cell table:formula="of:=MAX([.V$148]*IF([.$E156];0.2;1)*(100+[.$G156]*IF([.$G156]&gt;0;[.$C$1];[.$C$2]))/100; 0)" office:value-type="float" office:value="3" calcext:value-type="float">
            <text:p>3</text:p>
          </table:table-cell>
          <table:table-cell table:formula="of:=MAX([.W$148]*IF([.$E156];0.2;1)*(100+[.$G156]*IF([.$G156]&gt;0;[.$C$1];[.$C$2]))/100; 0)" office:value-type="float" office:value="0.6" calcext:value-type="float">
            <text:p>1</text:p>
          </table:table-cell>
          <table:table-cell table:formula="of:=MAX([.X$148]*IF([.$E156];0.2;1)*(100+[.$G156]*IF([.$G156]&gt;0;[.$C$1];[.$C$2]))/100; 0)" office:value-type="float" office:value="1.6" calcext:value-type="float">
            <text:p>2</text:p>
          </table:table-cell>
          <table:table-cell table:formula="of:=MAX([.Y$148]*IF([.$E156];0.2;1)*(100+[.$G156]*IF([.$G156]&gt;0;[.$C$1];[.$C$2]))/100; 0)" office:value-type="float" office:value="0" calcext:value-type="float">
            <text:p>0</text:p>
          </table:table-cell>
          <table:table-cell table:formula="of:=MAX([.Z$148]*IF([.$E156];0.2;1)*(100+[.$G156]*IF([.$G156]&gt;0;[.$C$1];[.$C$2]))/100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EcCo (YAAM) damage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ce17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9" table:number-columns-repeated="17" table:default-cell-style-name="Default"/>
        <table:table-column table:style-name="co24" table:number-columns-repeated="2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number-columns-repeated="17" table:default-cell-style-name="Default"/>
        <table:table-column table:style-name="co22" table:number-columns-repeated="3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 office:value-type="string" calcext:value-type="string" table:number-columns-spanned="14" table:number-rows-spanned="1">
            <text:p>NORMAL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/>
          <table:table-cell table:style-name="ce34" office:value-type="string" calcext:value-type="string" table:number-columns-spanned="3" table:number-rows-spanned="1">
            <text:p>YAAM Overpenetration mult:</text:p>
          </table:table-cell>
          <table:covered-table-cell table:number-columns-repeated="2"/>
          <table:table-cell table:style-name="Default"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2" table:formula="of:=OFFSET([$'EcCo Armor (0.8)'.$A$2];[.M$2];0)" office:value-type="string" office:string-value="None" calcext:value-type="string">
            <text:p>None</text:p>
          </table:table-cell>
          <table:table-cell table:style-name="ce22" table:formula="of:=OFFSET([$'EcCo Armor (0.8)'.$A$2];[.N$2];0)" office:value-type="string" office:string-value="Robes" calcext:value-type="string">
            <text:p>Robes</text:p>
          </table:table-cell>
          <table:table-cell table:style-name="ce22" table:formula="of:=OFFSET([$'EcCo Armor (0.8)'.$A$2];[.O$2];0)" office:value-type="string" office:string-value="Leather Jacket" calcext:value-type="string">
            <text:p>Leather Jacket</text:p>
          </table:table-cell>
          <table:table-cell table:style-name="ce22" table:formula="of:=OFFSET([$'EcCo Armor (0.8)'.$A$2];[.P$2];0)" office:value-type="string" office:string-value="Leather Armor" calcext:value-type="string">
            <text:p>Leather Armor</text:p>
          </table:table-cell>
          <table:table-cell table:style-name="ce22" table:formula="of:=OFFSET([$'EcCo Armor (0.8)'.$A$2];[.Q$2];0)" office:value-type="string" office:string-value="Comb Lth. Jack" calcext:value-type="string">
            <text:p>Comb Lth. Jack</text:p>
          </table:table-cell>
          <table:table-cell table:style-name="ce22" table:formula="of:=OFFSET([$'EcCo Armor (0.8)'.$A$2];[.R$2];0)" office:value-type="string" office:string-value="Leather MkII" calcext:value-type="string">
            <text:p>Leather MkII</text:p>
          </table:table-cell>
          <table:table-cell table:style-name="ce22" table:formula="of:=OFFSET([$'EcCo Armor (0.8)'.$A$2];[.S$2];0)" office:value-type="string" office:string-value="Metal Armor" calcext:value-type="string">
            <text:p>Metal Armor</text:p>
          </table:table-cell>
          <table:table-cell table:style-name="ce22" table:formula="of:=OFFSET([$'EcCo Armor (0.8)'.$A$2];[.T$2];0)" office:value-type="string" office:string-value="Tesla Armor" calcext:value-type="string">
            <text:p>Tesla Armor</text:p>
          </table:table-cell>
          <table:table-cell table:style-name="ce22" table:formula="of:=OFFSET([$'EcCo Armor (0.8)'.$A$2];[.U$2];0)" office:value-type="string" office:string-value="Metal MkII" calcext:value-type="string">
            <text:p>Metal MkII</text:p>
          </table:table-cell>
          <table:table-cell table:style-name="ce22" table:formula="of:=OFFSET([$'EcCo Armor (0.8)'.$A$2];[.V$2];0)" office:value-type="string" office:string-value="Combat Armor" calcext:value-type="string">
            <text:p>Combat Armor</text:p>
          </table:table-cell>
          <table:table-cell table:style-name="ce22" table:formula="of:=OFFSET([$'EcCo Armor (0.8)'.$A$2];[.W$2];0)" office:value-type="string" office:string-value="Combat MkII" calcext:value-type="string">
            <text:p>Combat MkII</text:p>
          </table:table-cell>
          <table:table-cell table:style-name="ce22" table:formula="of:=OFFSET([$'EcCo Armor (0.8)'.$A$2];[.X$2];0)" office:value-type="string" office:string-value="Brotherhood" calcext:value-type="string">
            <text:p>Brotherhood</text:p>
          </table:table-cell>
          <table:table-cell table:style-name="ce22" table:formula="of:=OFFSET([$'EcCo Armor (0.8)'.$A$2];[.Y$2];0)" office:value-type="string" office:string-value="Power Armor" calcext:value-type="string">
            <text:p>Power Armor</text:p>
          </table:table-cell>
          <table:table-cell table:style-name="ce22" table:formula="of:=OFFSET([$'EcCo Armor (0.8)'.$A$2];[.Z$2];0)" office:value-type="string" office:string-value="Hard. Power" calcext:value-type="string">
            <text:p>Hard. Power</text:p>
          </table:table-cell>
          <table:table-cell table:style-name="ce22" table:formula="of:=OFFSET([$'EcCo Armor (0.8)'.$A$2];[.AA$2];0)" office:value-type="string" office:string-value="Adv. Power" calcext:value-type="string">
            <text:p>Adv. Power</text:p>
          </table:table-cell>
          <table:table-cell table:style-name="ce22" table:formula="of:=OFFSET([$'EcCo Armor (0.8)'.$A$2];[.AB$2];0)" office:value-type="string" office:string-value="Adv. Power MKII" calcext:value-type="string">
            <text:p>Adv. Power MKII</text:p>
          </table:table-cell>
          <table:table-cell table:style-name="ce22" table:formula="of:=OFFSET([$'EcCo Armor (0.8)'.$A$2];[.AC$2];0)" office:value-type="string" office:string-value="Frank Horrigan" calcext:value-type="string">
            <text:p>Frank Horrigan</text:p>
          </table:table-cell>
          <table:table-cell table:style-name="ce22" table:number-columns-repeated="3"/>
          <table:table-cell table:number-columns-repeated="3"/>
          <table:table-cell table:style-name="ce26" office:value-type="string" calcext:value-type="string" table:number-columns-spanned="5" table:number-rows-spanned="1">
            <text:p>Effective DT</text:p>
          </table:table-cell>
          <table:covered-table-cell table:number-columns-repeated="4" table:style-name="ce22"/>
          <table:table-cell table:style-name="ce22" table:number-columns-repeated="12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 (0.8)'.$E$2];[.M$2];0)" office:value-type="float" office:value="0" calcext:value-type="float">
            <text:p>0</text:p>
          </table:table-cell>
          <table:table-cell table:style-name="ce3" table:formula="of:=OFFSET([$'EcCo Armor (0.8)'.$E$2];[.N$2];0)" office:value-type="float" office:value="0" calcext:value-type="float">
            <text:p>0</text:p>
          </table:table-cell>
          <table:table-cell table:style-name="ce3" table:formula="of:=OFFSET([$'EcCo Armor (0.8)'.$E$2];[.O$2];0)" office:value-type="float" office:value="0" calcext:value-type="float">
            <text:p>0</text:p>
          </table:table-cell>
          <table:table-cell table:style-name="ce3" table:formula="of:=OFFSET([$'EcCo Armor (0.8)'.$E$2];[.P$2];0)" office:value-type="float" office:value="2" calcext:value-type="float">
            <text:p>2</text:p>
          </table:table-cell>
          <table:table-cell table:style-name="ce3" table:formula="of:=OFFSET([$'EcCo Armor (0.8)'.$E$2];[.Q$2];0)" office:value-type="float" office:value="2" calcext:value-type="float">
            <text:p>2</text:p>
          </table:table-cell>
          <table:table-cell table:style-name="ce3" table:formula="of:=OFFSET([$'EcCo Armor (0.8)'.$E$2];[.R$2];0)" office:value-type="float" office:value="2" calcext:value-type="float">
            <text:p>2</text:p>
          </table:table-cell>
          <table:table-cell table:style-name="ce3" table:formula="of:=OFFSET([$'EcCo Armor (0.8)'.$E$2];[.S$2];0)" office:value-type="float" office:value="4" calcext:value-type="float">
            <text:p>4</text:p>
          </table:table-cell>
          <table:table-cell table:style-name="ce3" table:formula="of:=OFFSET([$'EcCo Armor (0.8)'.$E$2];[.T$2];0)" office:value-type="float" office:value="4" calcext:value-type="float">
            <text:p>4</text:p>
          </table:table-cell>
          <table:table-cell table:style-name="ce3" table:formula="of:=OFFSET([$'EcCo Armor (0.8)'.$E$2];[.U$2];0)" office:value-type="float" office:value="4" calcext:value-type="float">
            <text:p>4</text:p>
          </table:table-cell>
          <table:table-cell table:style-name="ce3" table:formula="of:=OFFSET([$'EcCo Armor (0.8)'.$E$2];[.V$2];0)" office:value-type="float" office:value="6" calcext:value-type="float">
            <text:p>6</text:p>
          </table:table-cell>
          <table:table-cell table:style-name="ce3" table:formula="of:=OFFSET([$'EcCo Armor (0.8)'.$E$2];[.W$2];0)" office:value-type="float" office:value="6" calcext:value-type="float">
            <text:p>6</text:p>
          </table:table-cell>
          <table:table-cell table:style-name="ce3" table:formula="of:=OFFSET([$'EcCo Armor (0.8)'.$E$2];[.X$2];0)" office:value-type="float" office:value="8" calcext:value-type="float">
            <text:p>8</text:p>
          </table:table-cell>
          <table:table-cell table:style-name="ce3" table:formula="of:=OFFSET([$'EcCo Armor (0.8)'.$E$2];[.Y$2];0)" office:value-type="float" office:value="10" calcext:value-type="float">
            <text:p>10</text:p>
          </table:table-cell>
          <table:table-cell table:style-name="ce3" table:formula="of:=OFFSET([$'EcCo Armor (0.8)'.$E$2];[.Z$2];0)" office:value-type="float" office:value="12" calcext:value-type="float">
            <text:p>12</text:p>
          </table:table-cell>
          <table:table-cell table:style-name="ce3" table:formula="of:=OFFSET([$'EcCo Armor (0.8)'.$E$2];[.AA$2];0)" office:value-type="float" office:value="14" calcext:value-type="float">
            <text:p>14</text:p>
          </table:table-cell>
          <table:table-cell table:style-name="ce3" table:formula="of:=OFFSET([$'EcCo Armor (0.8)'.$E$2];[.AB$2];0)" office:value-type="float" office:value="14" calcext:value-type="float">
            <text:p>14</text:p>
          </table:table-cell>
          <table:table-cell table:style-name="ce3" table:formula="of:=OFFSET([$'EcCo Armor (0.8)'.$E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4"/>
          <table:table-cell table:style-name="ce3" table:number-columns-repeated="17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 (0.8)'.$F$2];[.M$2];0)" office:value-type="float" office:value="0" calcext:value-type="float">
            <text:p>0</text:p>
          </table:table-cell>
          <table:table-cell table:style-name="ce3" table:formula="of:=OFFSET([$'EcCo Armor (0.8)'.$F$2];[.N$2];0)" office:value-type="float" office:value="10" calcext:value-type="float">
            <text:p>10</text:p>
          </table:table-cell>
          <table:table-cell table:style-name="ce3" table:formula="of:=OFFSET([$'EcCo Armor (0.8)'.$F$2];[.O$2];0)" office:value-type="float" office:value="20" calcext:value-type="float">
            <text:p>20</text:p>
          </table:table-cell>
          <table:table-cell table:style-name="ce3" table:formula="of:=OFFSET([$'EcCo Armor (0.8)'.$F$2];[.P$2];0)" office:value-type="float" office:value="25" calcext:value-type="float">
            <text:p>25</text:p>
          </table:table-cell>
          <table:table-cell table:style-name="ce3" table:formula="of:=OFFSET([$'EcCo Armor (0.8)'.$F$2];[.Q$2];0)" office:value-type="float" office:value="30" calcext:value-type="float">
            <text:p>30</text:p>
          </table:table-cell>
          <table:table-cell table:style-name="ce3" table:formula="of:=OFFSET([$'EcCo Armor (0.8)'.$F$2];[.R$2];0)" office:value-type="float" office:value="30" calcext:value-type="float">
            <text:p>30</text:p>
          </table:table-cell>
          <table:table-cell table:style-name="ce3" table:formula="of:=OFFSET([$'EcCo Armor (0.8)'.$F$2];[.S$2];0)" office:value-type="float" office:value="30" calcext:value-type="float">
            <text:p>30</text:p>
          </table:table-cell>
          <table:table-cell table:style-name="ce3" table:formula="of:=OFFSET([$'EcCo Armor (0.8)'.$F$2];[.T$2];0)" office:value-type="float" office:value="35" calcext:value-type="float">
            <text:p>35</text:p>
          </table:table-cell>
          <table:table-cell table:style-name="ce3" table:formula="of:=OFFSET([$'EcCo Armor (0.8)'.$F$2];[.U$2];0)" office:value-type="float" office:value="35" calcext:value-type="float">
            <text:p>35</text:p>
          </table:table-cell>
          <table:table-cell table:style-name="ce3" table:formula="of:=OFFSET([$'EcCo Armor (0.8)'.$F$2];[.V$2];0)" office:value-type="float" office:value="40" calcext:value-type="float">
            <text:p>40</text:p>
          </table:table-cell>
          <table:table-cell table:style-name="ce3" table:formula="of:=OFFSET([$'EcCo Armor (0.8)'.$F$2];[.W$2];0)" office:value-type="float" office:value="45" calcext:value-type="float">
            <text:p>45</text:p>
          </table:table-cell>
          <table:table-cell table:style-name="ce3" table:formula="of:=OFFSET([$'EcCo Armor (0.8)'.$F$2];[.X$2];0)" office:value-type="float" office:value="45" calcext:value-type="float">
            <text:p>45</text:p>
          </table:table-cell>
          <table:table-cell table:style-name="ce3" table:formula="of:=OFFSET([$'EcCo Armor (0.8)'.$F$2];[.Y$2];0)" office:value-type="float" office:value="50" calcext:value-type="float">
            <text:p>50</text:p>
          </table:table-cell>
          <table:table-cell table:style-name="ce3" table:formula="of:=OFFSET([$'EcCo Armor (0.8)'.$F$2];[.Z$2];0)" office:value-type="float" office:value="50" calcext:value-type="float">
            <text:p>50</text:p>
          </table:table-cell>
          <table:table-cell table:style-name="ce3" table:formula="of:=OFFSET([$'EcCo Armor (0.8)'.$F$2];[.AA$2];0)" office:value-type="float" office:value="65" calcext:value-type="float">
            <text:p>65</text:p>
          </table:table-cell>
          <table:table-cell table:style-name="ce3" table:formula="of:=OFFSET([$'EcCo Armor (0.8)'.$F$2];[.AB$2];0)" office:value-type="float" office:value="70" calcext:value-type="float">
            <text:p>70</text:p>
          </table:table-cell>
          <table:table-cell table:style-name="ce3" table:formula="of:=OFFSET([$'EcCo Armor (0.8)'.$F$2];[.AC$2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4"/>
          <table:table-cell table:style-name="ce3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T Mod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7];[$'EcCo ammo'.$A$6:$'EcCo ammo'.$A$37];[$'EcCo ammo'.F$6:$'EcCo ammo'.F$37])" office:value-type="float" office:value="0" calcext:value-type="float">
            <text:p>0</text:p>
          </table:table-cell>
          <table:table-cell table:formula="of:=FLOOR(LOOKUP([.$B7];[$'EcCo ammo'.$A$6:$'EcCo ammo'.$A$37];[$'EcCo ammo'.H$6:$'EcCo ammo'.H$37]))" office:value-type="float" office:value="2" calcext:value-type="float">
            <text:p>2</text:p>
          </table:table-cell>
          <table:table-cell table:formula="of:=LOOKUP([.$B7];[$'EcCo ammo'.$A$6:$'EcCo ammo'.$A$37];[$'EcCo ammo'.I$6:$'EcCo ammo'.I$37])" office:value-type="float" office:value="1" calcext:value-type="float">
            <text:p>1</text:p>
          </table:table-cell>
          <table:table-cell table:formula="of:=LOOKUP([.$B7];[$'EcCo ammo'.$A$6:$'EcCo ammo'.$A$37];[$'EcCo ammo'.J$6:$'EcCo ammo'.J$37])" office:value-type="float" office:value="1" calcext:value-type="float">
            <text:p>1</text:p>
          </table:table-cell>
          <table:table-cell table:formula="of:=[.H7]/[.I7]" office:value-type="float" office:value="1" calcext:value-type="float">
            <text:p>1.00</text:p>
          </table:table-cell>
          <table:table-cell table:formula="of:=ROUND(AVERAGE([.C7];[.D7]))" office:value-type="float" office:value="16" calcext:value-type="float">
            <text:p>16</text:p>
          </table:table-cell>
          <table:table-cell/>
          <table:table-cell table:formula="of:=ROUNDUP(MAX((100-MAX([.M$5]+[.$E$2]*MIN([.AJ7];0);0))*INT(([.$K7]-MAX([.AJ7];0))*[.$J7])/100;0);0)" office:value-type="float" office:value="16" calcext:value-type="float">
            <text:p>16</text:p>
          </table:table-cell>
          <table:table-cell table:formula="of:=ROUNDUP(MAX((100-MAX([.N$5]+[.$E$2]*MIN([.AK7];0);0))*INT(([.$K7]-MAX([.AK7];0))*[.$J7])/100;0);0)" office:value-type="float" office:value="16" calcext:value-type="float">
            <text:p>16</text:p>
          </table:table-cell>
          <table:table-cell table:formula="of:=ROUNDUP(MAX((100-MAX([.O$5]+[.$E$2]*MIN([.AL7];0);0))*INT(([.$K7]-MAX([.AL7];0))*[.$J7])/100;0);0)" office:value-type="float" office:value="16" calcext:value-type="float">
            <text:p>16</text:p>
          </table:table-cell>
          <table:table-cell table:formula="of:=ROUNDUP(MAX((100-MAX([.P$5]+[.$E$2]*MIN([.AM7];0);0))*INT(([.$K7]-MAX([.AM7];0))*[.$J7])/100;0);0)" office:value-type="float" office:value="12" calcext:value-type="float">
            <text:p>12</text:p>
          </table:table-cell>
          <table:table-cell table:formula="of:=ROUNDUP(MAX((100-MAX([.Q$5]+[.$E$2]*MIN([.AN7];0);0))*INT(([.$K7]-MAX([.AN7];0))*[.$J7])/100;0);0)" office:value-type="float" office:value="12" calcext:value-type="float">
            <text:p>12</text:p>
          </table:table-cell>
          <table:table-cell table:formula="of:=ROUNDUP(MAX((100-MAX([.R$5]+[.$E$2]*MIN([.AO7];0);0))*INT(([.$K7]-MAX([.AO7];0))*[.$J7])/100;0);0)" office:value-type="float" office:value="12" calcext:value-type="float">
            <text:p>12</text:p>
          </table:table-cell>
          <table:table-cell table:formula="of:=ROUNDUP(MAX((100-MAX([.S$5]+[.$E$2]*MIN([.AP7];0);0))*INT(([.$K7]-MAX([.AP7];0))*[.$J7])/100;0);0)" office:value-type="float" office:value="10" calcext:value-type="float">
            <text:p>10</text:p>
          </table:table-cell>
          <table:table-cell table:formula="of:=ROUNDUP(MAX((100-MAX([.T$5]+[.$E$2]*MIN([.AQ7];0);0))*INT(([.$K7]-MAX([.AQ7];0))*[.$J7])/100;0);0)" office:value-type="float" office:value="10" calcext:value-type="float">
            <text:p>10</text:p>
          </table:table-cell>
          <table:table-cell table:formula="of:=ROUNDUP(MAX((100-MAX([.U$5]+[.$E$2]*MIN([.AR7];0);0))*INT(([.$K7]-MAX([.AR7];0))*[.$J7])/100;0);0)" office:value-type="float" office:value="10" calcext:value-type="float">
            <text:p>10</text:p>
          </table:table-cell>
          <table:table-cell table:formula="of:=ROUNDUP(MAX((100-MAX([.V$5]+[.$E$2]*MIN([.AS7];0);0))*INT(([.$K7]-MAX([.AS7];0))*[.$J7])/100;0);0)" office:value-type="float" office:value="8" calcext:value-type="float">
            <text:p>8</text:p>
          </table:table-cell>
          <table:table-cell table:formula="of:=ROUNDUP(MAX((100-MAX([.W$5]+[.$E$2]*MIN([.AT7];0);0))*INT(([.$K7]-MAX([.AT7];0))*[.$J7])/100;0);0)" office:value-type="float" office:value="7" calcext:value-type="float">
            <text:p>7</text:p>
          </table:table-cell>
          <table:table-cell table:formula="of:=ROUNDUP(MAX((100-MAX([.X$5]+[.$E$2]*MIN([.AU7];0);0))*INT(([.$K7]-MAX([.AU7];0))*[.$J7])/100;0);0)" office:value-type="float" office:value="6" calcext:value-type="float">
            <text:p>6</text:p>
          </table:table-cell>
          <table:table-cell table:formula="of:=ROUNDUP(MAX((100-MAX([.Y$5]+[.$E$2]*MIN([.AV7];0);0))*INT(([.$K7]-MAX([.AV7];0))*[.$J7])/100;0);0)" office:value-type="float" office:value="4" calcext:value-type="float">
            <text:p>4</text:p>
          </table:table-cell>
          <table:table-cell table:formula="of:=ROUNDUP(MAX((100-MAX([.Z$5]+[.$E$2]*MIN([.AW7];0);0))*INT(([.$K7]-MAX([.AW7];0))*[.$J7])/100;0);0)" office:value-type="float" office:value="3" calcext:value-type="float">
            <text:p>3</text:p>
          </table:table-cell>
          <table:table-cell table:formula="of:=ROUNDUP(MAX((100-MAX([.AA$5]+[.$E$2]*MIN([.AX7];0);0))*INT(([.$K7]-MAX([.AX7];0))*[.$J7])/100;0);0)" office:value-type="float" office:value="2" calcext:value-type="float">
            <text:p>2</text:p>
          </table:table-cell>
          <table:table-cell table:formula="of:=ROUNDUP(MAX((100-MAX([.AB$5]+[.$E$2]*MIN([.AY7];0);0))*INT(([.$K7]-MAX([.AY7];0))*[.$J7])/100;0);0)" office:value-type="float" office:value="2" calcext:value-type="float">
            <text:p>2</text:p>
          </table:table-cell>
          <table:table-cell table:formula="of:=ROUNDUP(MAX((100-MAX([.AC$5]+[.$E$2]*MIN([.AZ7];0);0))*INT(([.$K7]-MAX([.AZ7];0))*[.$J7])/100;0);0)" office:value-type="float" office:value="0" calcext:value-type="float">
            <text:p>0</text:p>
          </table:table-cell>
          <table:table-cell table:number-columns-repeated="6"/>
          <table:table-cell table:formula="of:=FLOOR([.M$4]*IF([.$E7];0.2;1))-[.$G7]" office:value-type="float" office:value="-2" calcext:value-type="float">
            <text:p>-2</text:p>
          </table:table-cell>
          <table:table-cell table:formula="of:=FLOOR([.N$4]*IF([.$E7];0.2;1))-[.$G7]" office:value-type="float" office:value="-2" calcext:value-type="float">
            <text:p>-2</text:p>
          </table:table-cell>
          <table:table-cell table:formula="of:=FLOOR([.O$4]*IF([.$E7];0.2;1))-[.$G7]" office:value-type="float" office:value="-2" calcext:value-type="float">
            <text:p>-2</text:p>
          </table:table-cell>
          <table:table-cell table:formula="of:=FLOOR([.P$4]*IF([.$E7];0.2;1))-[.$G7]" office:value-type="float" office:value="0" calcext:value-type="float">
            <text:p>0</text:p>
          </table:table-cell>
          <table:table-cell table:formula="of:=FLOOR([.Q$4]*IF([.$E7];0.2;1))-[.$G7]" office:value-type="float" office:value="0" calcext:value-type="float">
            <text:p>0</text:p>
          </table:table-cell>
          <table:table-cell table:formula="of:=FLOOR([.R$4]*IF([.$E7];0.2;1))-[.$G7]" office:value-type="float" office:value="0" calcext:value-type="float">
            <text:p>0</text:p>
          </table:table-cell>
          <table:table-cell table:formula="of:=FLOOR([.S$4]*IF([.$E7];0.2;1))-[.$G7]" office:value-type="float" office:value="2" calcext:value-type="float">
            <text:p>2</text:p>
          </table:table-cell>
          <table:table-cell table:formula="of:=FLOOR([.T$4]*IF([.$E7];0.2;1))-[.$G7]" office:value-type="float" office:value="2" calcext:value-type="float">
            <text:p>2</text:p>
          </table:table-cell>
          <table:table-cell table:formula="of:=FLOOR([.U$4]*IF([.$E7];0.2;1))-[.$G7]" office:value-type="float" office:value="2" calcext:value-type="float">
            <text:p>2</text:p>
          </table:table-cell>
          <table:table-cell table:formula="of:=FLOOR([.V$4]*IF([.$E7];0.2;1))-[.$G7]" office:value-type="float" office:value="4" calcext:value-type="float">
            <text:p>4</text:p>
          </table:table-cell>
          <table:table-cell table:formula="of:=FLOOR([.W$4]*IF([.$E7];0.2;1))-[.$G7]" office:value-type="float" office:value="4" calcext:value-type="float">
            <text:p>4</text:p>
          </table:table-cell>
          <table:table-cell table:formula="of:=FLOOR([.X$4]*IF([.$E7];0.2;1))-[.$G7]" office:value-type="float" office:value="6" calcext:value-type="float">
            <text:p>6</text:p>
          </table:table-cell>
          <table:table-cell table:formula="of:=FLOOR([.Y$4]*IF([.$E7];0.2;1))-[.$G7]" office:value-type="float" office:value="8" calcext:value-type="float">
            <text:p>8</text:p>
          </table:table-cell>
          <table:table-cell table:formula="of:=FLOOR([.Z$4]*IF([.$E7];0.2;1))-[.$G7]" office:value-type="float" office:value="10" calcext:value-type="float">
            <text:p>10</text:p>
          </table:table-cell>
          <table:table-cell table:formula="of:=FLOOR([.AA$4]*IF([.$E7];0.2;1))-[.$G7]" office:value-type="float" office:value="12" calcext:value-type="float">
            <text:p>12</text:p>
          </table:table-cell>
          <table:table-cell table:formula="of:=FLOOR([.AB$4]*IF([.$E7];0.2;1))-[.$G7]" office:value-type="float" office:value="12" calcext:value-type="float">
            <text:p>12</text:p>
          </table:table-cell>
          <table:table-cell table:formula="of:=FLOOR([.AC$4]*IF([.$E7];0.2;1))-[.$G7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];[$'EcCo ammo'.$A$6:$'EcCo ammo'.$A$37];[$'EcCo ammo'.H$6:$'EcCo ammo'.H$37]))" office:value-type="float" office:value="12" calcext:value-type="float">
            <text:p>12</text:p>
          </table:table-cell>
          <table:table-cell table:formula="of:=LOOKUP([.$B8];[$'EcCo ammo'.$A$6:$'EcCo ammo'.$A$37];[$'EcCo ammo'.I$6:$'EcCo ammo'.I$37])" office:value-type="float" office:value="4" calcext:value-type="float">
            <text:p>4</text:p>
          </table:table-cell>
          <table:table-cell table:formula="of:=LOOKUP([.$B8];[$'EcCo ammo'.$A$6:$'EcCo ammo'.$A$37];[$'EcCo ammo'.J$6:$'EcCo ammo'.J$37])" office:value-type="float" office:value="5" calcext:value-type="float">
            <text:p>5</text:p>
          </table:table-cell>
          <table:table-cell table:formula="of:=[.H8]/[.I8]" office:value-type="float" office:value="0.8" calcext:value-type="float">
            <text:p>0.80</text:p>
          </table:table-cell>
          <table:table-cell table:formula="of:=ROUND(AVERAGE([.C8];[.D8]))" office:value-type="float" office:value="16" calcext:value-type="float">
            <text:p>16</text:p>
          </table:table-cell>
          <table:table-cell/>
          <table:table-cell table:formula="of:=ROUNDUP(MAX((100-MAX([.M$5]+[.$E$2]*MIN([.AJ8];0);0))*INT(([.$K8]-MAX([.AJ8];0))*[.$J8])/100;0);0)" office:value-type="float" office:value="12" calcext:value-type="float">
            <text:p>12</text:p>
          </table:table-cell>
          <table:table-cell table:formula="of:=ROUNDUP(MAX((100-MAX([.N$5]+[.$E$2]*MIN([.AK8];0);0))*INT(([.$K8]-MAX([.AK8];0))*[.$J8])/100;0);0)" office:value-type="float" office:value="12" calcext:value-type="float">
            <text:p>12</text:p>
          </table:table-cell>
          <table:table-cell table:formula="of:=ROUNDUP(MAX((100-MAX([.O$5]+[.$E$2]*MIN([.AL8];0);0))*INT(([.$K8]-MAX([.AL8];0))*[.$J8])/100;0);0)" office:value-type="float" office:value="12" calcext:value-type="float">
            <text:p>12</text:p>
          </table:table-cell>
          <table:table-cell table:formula="of:=ROUNDUP(MAX((100-MAX([.P$5]+[.$E$2]*MIN([.AM8];0);0))*INT(([.$K8]-MAX([.AM8];0))*[.$J8])/100;0);0)" office:value-type="float" office:value="12" calcext:value-type="float">
            <text:p>12</text:p>
          </table:table-cell>
          <table:table-cell table:formula="of:=ROUNDUP(MAX((100-MAX([.Q$5]+[.$E$2]*MIN([.AN8];0);0))*INT(([.$K8]-MAX([.AN8];0))*[.$J8])/100;0);0)" office:value-type="float" office:value="12" calcext:value-type="float">
            <text:p>12</text:p>
          </table:table-cell>
          <table:table-cell table:formula="of:=ROUNDUP(MAX((100-MAX([.R$5]+[.$E$2]*MIN([.AO8];0);0))*INT(([.$K8]-MAX([.AO8];0))*[.$J8])/100;0);0)" office:value-type="float" office:value="12" calcext:value-type="float">
            <text:p>12</text:p>
          </table:table-cell>
          <table:table-cell table:formula="of:=ROUNDUP(MAX((100-MAX([.S$5]+[.$E$2]*MIN([.AP8];0);0))*INT(([.$K8]-MAX([.AP8];0))*[.$J8])/100;0);0)" office:value-type="float" office:value="12" calcext:value-type="float">
            <text:p>12</text:p>
          </table:table-cell>
          <table:table-cell table:formula="of:=ROUNDUP(MAX((100-MAX([.T$5]+[.$E$2]*MIN([.AQ8];0);0))*INT(([.$K8]-MAX([.AQ8];0))*[.$J8])/100;0);0)" office:value-type="float" office:value="12" calcext:value-type="float">
            <text:p>12</text:p>
          </table:table-cell>
          <table:table-cell table:formula="of:=ROUNDUP(MAX((100-MAX([.U$5]+[.$E$2]*MIN([.AR8];0);0))*INT(([.$K8]-MAX([.AR8];0))*[.$J8])/100;0);0)" office:value-type="float" office:value="12" calcext:value-type="float">
            <text:p>12</text:p>
          </table:table-cell>
          <table:table-cell table:formula="of:=ROUNDUP(MAX((100-MAX([.V$5]+[.$E$2]*MIN([.AS8];0);0))*INT(([.$K8]-MAX([.AS8];0))*[.$J8])/100;0);0)" office:value-type="float" office:value="12" calcext:value-type="float">
            <text:p>12</text:p>
          </table:table-cell>
          <table:table-cell table:formula="of:=ROUNDUP(MAX((100-MAX([.W$5]+[.$E$2]*MIN([.AT8];0);0))*INT(([.$K8]-MAX([.AT8];0))*[.$J8])/100;0);0)" office:value-type="float" office:value="12" calcext:value-type="float">
            <text:p>12</text:p>
          </table:table-cell>
          <table:table-cell table:formula="of:=ROUNDUP(MAX((100-MAX([.X$5]+[.$E$2]*MIN([.AU8];0);0))*INT(([.$K8]-MAX([.AU8];0))*[.$J8])/100;0);0)" office:value-type="float" office:value="12" calcext:value-type="float">
            <text:p>12</text:p>
          </table:table-cell>
          <table:table-cell table:formula="of:=ROUNDUP(MAX((100-MAX([.Y$5]+[.$E$2]*MIN([.AV8];0);0))*INT(([.$K8]-MAX([.AV8];0))*[.$J8])/100;0);0)" office:value-type="float" office:value="9" calcext:value-type="float">
            <text:p>9</text:p>
          </table:table-cell>
          <table:table-cell table:formula="of:=ROUNDUP(MAX((100-MAX([.Z$5]+[.$E$2]*MIN([.AW8];0);0))*INT(([.$K8]-MAX([.AW8];0))*[.$J8])/100;0);0)" office:value-type="float" office:value="6" calcext:value-type="float">
            <text:p>6</text:p>
          </table:table-cell>
          <table:table-cell table:formula="of:=ROUNDUP(MAX((100-MAX([.AA$5]+[.$E$2]*MIN([.AX8];0);0))*INT(([.$K8]-MAX([.AX8];0))*[.$J8])/100;0);0)" office:value-type="float" office:value="4" calcext:value-type="float">
            <text:p>4</text:p>
          </table:table-cell>
          <table:table-cell table:formula="of:=ROUNDUP(MAX((100-MAX([.AB$5]+[.$E$2]*MIN([.AY8];0);0))*INT(([.$K8]-MAX([.AY8];0))*[.$J8])/100;0);0)" office:value-type="float" office:value="4" calcext:value-type="float">
            <text:p>4</text:p>
          </table:table-cell>
          <table:table-cell table:formula="of:=ROUNDUP(MAX((100-MAX([.AC$5]+[.$E$2]*MIN([.AZ8];0);0))*INT(([.$K8]-MAX([.AZ8];0))*[.$J8])/100;0);0)" office:value-type="float" office:value="2" calcext:value-type="float">
            <text:p>2</text:p>
          </table:table-cell>
          <table:table-cell table:number-columns-repeated="6"/>
          <table:table-cell table:formula="of:=FLOOR([.M$4]*IF([.$E8];0.2;1))-[.$G8]" office:value-type="float" office:value="-12" calcext:value-type="float">
            <text:p>-12</text:p>
          </table:table-cell>
          <table:table-cell table:formula="of:=FLOOR([.N$4]*IF([.$E8];0.2;1))-[.$G8]" office:value-type="float" office:value="-12" calcext:value-type="float">
            <text:p>-12</text:p>
          </table:table-cell>
          <table:table-cell table:formula="of:=FLOOR([.O$4]*IF([.$E8];0.2;1))-[.$G8]" office:value-type="float" office:value="-12" calcext:value-type="float">
            <text:p>-12</text:p>
          </table:table-cell>
          <table:table-cell table:formula="of:=FLOOR([.P$4]*IF([.$E8];0.2;1))-[.$G8]" office:value-type="float" office:value="-10" calcext:value-type="float">
            <text:p>-10</text:p>
          </table:table-cell>
          <table:table-cell table:formula="of:=FLOOR([.Q$4]*IF([.$E8];0.2;1))-[.$G8]" office:value-type="float" office:value="-10" calcext:value-type="float">
            <text:p>-10</text:p>
          </table:table-cell>
          <table:table-cell table:formula="of:=FLOOR([.R$4]*IF([.$E8];0.2;1))-[.$G8]" office:value-type="float" office:value="-10" calcext:value-type="float">
            <text:p>-10</text:p>
          </table:table-cell>
          <table:table-cell table:formula="of:=FLOOR([.S$4]*IF([.$E8];0.2;1))-[.$G8]" office:value-type="float" office:value="-8" calcext:value-type="float">
            <text:p>-8</text:p>
          </table:table-cell>
          <table:table-cell table:formula="of:=FLOOR([.T$4]*IF([.$E8];0.2;1))-[.$G8]" office:value-type="float" office:value="-8" calcext:value-type="float">
            <text:p>-8</text:p>
          </table:table-cell>
          <table:table-cell table:formula="of:=FLOOR([.U$4]*IF([.$E8];0.2;1))-[.$G8]" office:value-type="float" office:value="-8" calcext:value-type="float">
            <text:p>-8</text:p>
          </table:table-cell>
          <table:table-cell table:formula="of:=FLOOR([.V$4]*IF([.$E8];0.2;1))-[.$G8]" office:value-type="float" office:value="-6" calcext:value-type="float">
            <text:p>-6</text:p>
          </table:table-cell>
          <table:table-cell table:formula="of:=FLOOR([.W$4]*IF([.$E8];0.2;1))-[.$G8]" office:value-type="float" office:value="-6" calcext:value-type="float">
            <text:p>-6</text:p>
          </table:table-cell>
          <table:table-cell table:formula="of:=FLOOR([.X$4]*IF([.$E8];0.2;1))-[.$G8]" office:value-type="float" office:value="-4" calcext:value-type="float">
            <text:p>-4</text:p>
          </table:table-cell>
          <table:table-cell table:formula="of:=FLOOR([.Y$4]*IF([.$E8];0.2;1))-[.$G8]" office:value-type="float" office:value="-2" calcext:value-type="float">
            <text:p>-2</text:p>
          </table:table-cell>
          <table:table-cell table:formula="of:=FLOOR([.Z$4]*IF([.$E8];0.2;1))-[.$G8]" office:value-type="float" office:value="0" calcext:value-type="float">
            <text:p>0</text:p>
          </table:table-cell>
          <table:table-cell table:formula="of:=FLOOR([.AA$4]*IF([.$E8];0.2;1))-[.$G8]" office:value-type="float" office:value="2" calcext:value-type="float">
            <text:p>2</text:p>
          </table:table-cell>
          <table:table-cell table:formula="of:=FLOOR([.AB$4]*IF([.$E8];0.2;1))-[.$G8]" office:value-type="float" office:value="2" calcext:value-type="float">
            <text:p>2</text:p>
          </table:table-cell>
          <table:table-cell table:formula="of:=FLOOR([.AC$4]*IF([.$E8];0.2;1))-[.$G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FMJ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9];[$'EcCo ammo'.$A$6:$'EcCo ammo'.$A$37];[$'EcCo ammo'.F$6:$'EcCo ammo'.F$37])" office:value-type="float" office:value="0" calcext:value-type="float">
            <text:p>0</text:p>
          </table:table-cell>
          <table:table-cell table:formula="of:=FLOOR(LOOKUP([.$B9];[$'EcCo ammo'.$A$6:$'EcCo ammo'.$A$37];[$'EcCo ammo'.H$6:$'EcCo ammo'.H$37]))" office:value-type="float" office:value="2" calcext:value-type="float">
            <text:p>2</text:p>
          </table:table-cell>
          <table:table-cell table:formula="of:=LOOKUP([.$B9];[$'EcCo ammo'.$A$6:$'EcCo ammo'.$A$37];[$'EcCo ammo'.I$6:$'EcCo ammo'.I$37])" office:value-type="float" office:value="1" calcext:value-type="float">
            <text:p>1</text:p>
          </table:table-cell>
          <table:table-cell table:formula="of:=LOOKUP([.$B9];[$'EcCo ammo'.$A$6:$'EcCo ammo'.$A$37];[$'EcCo ammo'.J$6:$'EcCo ammo'.J$37])" office:value-type="float" office:value="1" calcext:value-type="float">
            <text:p>1</text:p>
          </table:table-cell>
          <table:table-cell table:formula="of:=[.H9]/[.I9]" office:value-type="float" office:value="1" calcext:value-type="float">
            <text:p>1.00</text:p>
          </table:table-cell>
          <table:table-cell table:formula="of:=ROUND(AVERAGE([.C9];[.D9]))" office:value-type="float" office:value="16" calcext:value-type="float">
            <text:p>16</text:p>
          </table:table-cell>
          <table:table-cell/>
          <table:table-cell table:formula="of:=ROUNDUP(MAX((100-MAX([.M$5]+[.$E$2]*MIN([.AJ9];0);0))*INT(([.$K9]-MAX([.AJ9];0))*[.$J9])/100;0);0)" office:value-type="float" office:value="16" calcext:value-type="float">
            <text:p>16</text:p>
          </table:table-cell>
          <table:table-cell table:formula="of:=ROUNDUP(MAX((100-MAX([.N$5]+[.$E$2]*MIN([.AK9];0);0))*INT(([.$K9]-MAX([.AK9];0))*[.$J9])/100;0);0)" office:value-type="float" office:value="16" calcext:value-type="float">
            <text:p>16</text:p>
          </table:table-cell>
          <table:table-cell table:formula="of:=ROUNDUP(MAX((100-MAX([.O$5]+[.$E$2]*MIN([.AL9];0);0))*INT(([.$K9]-MAX([.AL9];0))*[.$J9])/100;0);0)" office:value-type="float" office:value="16" calcext:value-type="float">
            <text:p>16</text:p>
          </table:table-cell>
          <table:table-cell table:formula="of:=ROUNDUP(MAX((100-MAX([.P$5]+[.$E$2]*MIN([.AM9];0);0))*INT(([.$K9]-MAX([.AM9];0))*[.$J9])/100;0);0)" office:value-type="float" office:value="12" calcext:value-type="float">
            <text:p>12</text:p>
          </table:table-cell>
          <table:table-cell table:formula="of:=ROUNDUP(MAX((100-MAX([.Q$5]+[.$E$2]*MIN([.AN9];0);0))*INT(([.$K9]-MAX([.AN9];0))*[.$J9])/100;0);0)" office:value-type="float" office:value="12" calcext:value-type="float">
            <text:p>12</text:p>
          </table:table-cell>
          <table:table-cell table:formula="of:=ROUNDUP(MAX((100-MAX([.R$5]+[.$E$2]*MIN([.AO9];0);0))*INT(([.$K9]-MAX([.AO9];0))*[.$J9])/100;0);0)" office:value-type="float" office:value="12" calcext:value-type="float">
            <text:p>12</text:p>
          </table:table-cell>
          <table:table-cell table:formula="of:=ROUNDUP(MAX((100-MAX([.S$5]+[.$E$2]*MIN([.AP9];0);0))*INT(([.$K9]-MAX([.AP9];0))*[.$J9])/100;0);0)" office:value-type="float" office:value="10" calcext:value-type="float">
            <text:p>10</text:p>
          </table:table-cell>
          <table:table-cell table:formula="of:=ROUNDUP(MAX((100-MAX([.T$5]+[.$E$2]*MIN([.AQ9];0);0))*INT(([.$K9]-MAX([.AQ9];0))*[.$J9])/100;0);0)" office:value-type="float" office:value="10" calcext:value-type="float">
            <text:p>10</text:p>
          </table:table-cell>
          <table:table-cell table:formula="of:=ROUNDUP(MAX((100-MAX([.U$5]+[.$E$2]*MIN([.AR9];0);0))*INT(([.$K9]-MAX([.AR9];0))*[.$J9])/100;0);0)" office:value-type="float" office:value="10" calcext:value-type="float">
            <text:p>10</text:p>
          </table:table-cell>
          <table:table-cell table:formula="of:=ROUNDUP(MAX((100-MAX([.V$5]+[.$E$2]*MIN([.AS9];0);0))*INT(([.$K9]-MAX([.AS9];0))*[.$J9])/100;0);0)" office:value-type="float" office:value="8" calcext:value-type="float">
            <text:p>8</text:p>
          </table:table-cell>
          <table:table-cell table:formula="of:=ROUNDUP(MAX((100-MAX([.W$5]+[.$E$2]*MIN([.AT9];0);0))*INT(([.$K9]-MAX([.AT9];0))*[.$J9])/100;0);0)" office:value-type="float" office:value="7" calcext:value-type="float">
            <text:p>7</text:p>
          </table:table-cell>
          <table:table-cell table:formula="of:=ROUNDUP(MAX((100-MAX([.X$5]+[.$E$2]*MIN([.AU9];0);0))*INT(([.$K9]-MAX([.AU9];0))*[.$J9])/100;0);0)" office:value-type="float" office:value="6" calcext:value-type="float">
            <text:p>6</text:p>
          </table:table-cell>
          <table:table-cell table:formula="of:=ROUNDUP(MAX((100-MAX([.Y$5]+[.$E$2]*MIN([.AV9];0);0))*INT(([.$K9]-MAX([.AV9];0))*[.$J9])/100;0);0)" office:value-type="float" office:value="4" calcext:value-type="float">
            <text:p>4</text:p>
          </table:table-cell>
          <table:table-cell table:formula="of:=ROUNDUP(MAX((100-MAX([.Z$5]+[.$E$2]*MIN([.AW9];0);0))*INT(([.$K9]-MAX([.AW9];0))*[.$J9])/100;0);0)" office:value-type="float" office:value="3" calcext:value-type="float">
            <text:p>3</text:p>
          </table:table-cell>
          <table:table-cell table:formula="of:=ROUNDUP(MAX((100-MAX([.AA$5]+[.$E$2]*MIN([.AX9];0);0))*INT(([.$K9]-MAX([.AX9];0))*[.$J9])/100;0);0)" office:value-type="float" office:value="2" calcext:value-type="float">
            <text:p>2</text:p>
          </table:table-cell>
          <table:table-cell table:formula="of:=ROUNDUP(MAX((100-MAX([.AB$5]+[.$E$2]*MIN([.AY9];0);0))*INT(([.$K9]-MAX([.AY9];0))*[.$J9])/100;0);0)" office:value-type="float" office:value="2" calcext:value-type="float">
            <text:p>2</text:p>
          </table:table-cell>
          <table:table-cell table:formula="of:=ROUNDUP(MAX((100-MAX([.AC$5]+[.$E$2]*MIN([.AZ9];0);0))*INT(([.$K9]-MAX([.AZ9];0))*[.$J9])/100;0);0)" office:value-type="float" office:value="0" calcext:value-type="float">
            <text:p>0</text:p>
          </table:table-cell>
          <table:table-cell table:number-columns-repeated="6"/>
          <table:table-cell table:formula="of:=FLOOR([.M$4]*IF([.$E9];0.2;1))-[.$G9]" office:value-type="float" office:value="-2" calcext:value-type="float">
            <text:p>-2</text:p>
          </table:table-cell>
          <table:table-cell table:formula="of:=FLOOR([.N$4]*IF([.$E9];0.2;1))-[.$G9]" office:value-type="float" office:value="-2" calcext:value-type="float">
            <text:p>-2</text:p>
          </table:table-cell>
          <table:table-cell table:formula="of:=FLOOR([.O$4]*IF([.$E9];0.2;1))-[.$G9]" office:value-type="float" office:value="-2" calcext:value-type="float">
            <text:p>-2</text:p>
          </table:table-cell>
          <table:table-cell table:formula="of:=FLOOR([.P$4]*IF([.$E9];0.2;1))-[.$G9]" office:value-type="float" office:value="0" calcext:value-type="float">
            <text:p>0</text:p>
          </table:table-cell>
          <table:table-cell table:formula="of:=FLOOR([.Q$4]*IF([.$E9];0.2;1))-[.$G9]" office:value-type="float" office:value="0" calcext:value-type="float">
            <text:p>0</text:p>
          </table:table-cell>
          <table:table-cell table:formula="of:=FLOOR([.R$4]*IF([.$E9];0.2;1))-[.$G9]" office:value-type="float" office:value="0" calcext:value-type="float">
            <text:p>0</text:p>
          </table:table-cell>
          <table:table-cell table:formula="of:=FLOOR([.S$4]*IF([.$E9];0.2;1))-[.$G9]" office:value-type="float" office:value="2" calcext:value-type="float">
            <text:p>2</text:p>
          </table:table-cell>
          <table:table-cell table:formula="of:=FLOOR([.T$4]*IF([.$E9];0.2;1))-[.$G9]" office:value-type="float" office:value="2" calcext:value-type="float">
            <text:p>2</text:p>
          </table:table-cell>
          <table:table-cell table:formula="of:=FLOOR([.U$4]*IF([.$E9];0.2;1))-[.$G9]" office:value-type="float" office:value="2" calcext:value-type="float">
            <text:p>2</text:p>
          </table:table-cell>
          <table:table-cell table:formula="of:=FLOOR([.V$4]*IF([.$E9];0.2;1))-[.$G9]" office:value-type="float" office:value="4" calcext:value-type="float">
            <text:p>4</text:p>
          </table:table-cell>
          <table:table-cell table:formula="of:=FLOOR([.W$4]*IF([.$E9];0.2;1))-[.$G9]" office:value-type="float" office:value="4" calcext:value-type="float">
            <text:p>4</text:p>
          </table:table-cell>
          <table:table-cell table:formula="of:=FLOOR([.X$4]*IF([.$E9];0.2;1))-[.$G9]" office:value-type="float" office:value="6" calcext:value-type="float">
            <text:p>6</text:p>
          </table:table-cell>
          <table:table-cell table:formula="of:=FLOOR([.Y$4]*IF([.$E9];0.2;1))-[.$G9]" office:value-type="float" office:value="8" calcext:value-type="float">
            <text:p>8</text:p>
          </table:table-cell>
          <table:table-cell table:formula="of:=FLOOR([.Z$4]*IF([.$E9];0.2;1))-[.$G9]" office:value-type="float" office:value="10" calcext:value-type="float">
            <text:p>10</text:p>
          </table:table-cell>
          <table:table-cell table:formula="of:=FLOOR([.AA$4]*IF([.$E9];0.2;1))-[.$G9]" office:value-type="float" office:value="12" calcext:value-type="float">
            <text:p>12</text:p>
          </table:table-cell>
          <table:table-cell table:formula="of:=FLOOR([.AB$4]*IF([.$E9];0.2;1))-[.$G9]" office:value-type="float" office:value="12" calcext:value-type="float">
            <text:p>12</text:p>
          </table:table-cell>
          <table:table-cell table:formula="of:=FLOOR([.AC$4]*IF([.$E9];0.2;1))-[.$G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d Hunting Rifle</text:p>
          </table:table-cell>
          <table:table-cell office:value-type="string" calcext:value-type="string">
            <text:p>.223 AP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10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0];[$'EcCo ammo'.$A$6:$'EcCo ammo'.$A$37];[$'EcCo ammo'.H$6:$'EcCo ammo'.H$37]))" office:value-type="float" office:value="12" calcext:value-type="float">
            <text:p>12</text:p>
          </table:table-cell>
          <table:table-cell table:formula="of:=LOOKUP([.$B10];[$'EcCo ammo'.$A$6:$'EcCo ammo'.$A$37];[$'EcCo ammo'.I$6:$'EcCo ammo'.I$37])" office:value-type="float" office:value="4" calcext:value-type="float">
            <text:p>4</text:p>
          </table:table-cell>
          <table:table-cell table:formula="of:=LOOKUP([.$B10];[$'EcCo ammo'.$A$6:$'EcCo ammo'.$A$37];[$'EcCo ammo'.J$6:$'EcCo ammo'.J$37])" office:value-type="float" office:value="5" calcext:value-type="float">
            <text:p>5</text:p>
          </table:table-cell>
          <table:table-cell table:formula="of:=[.H10]/[.I10]" office:value-type="float" office:value="0.8" calcext:value-type="float">
            <text:p>0.80</text:p>
          </table:table-cell>
          <table:table-cell table:formula="of:=ROUND(AVERAGE([.C10];[.D10]))" office:value-type="float" office:value="16" calcext:value-type="float">
            <text:p>16</text:p>
          </table:table-cell>
          <table:table-cell/>
          <table:table-cell table:formula="of:=ROUNDUP(MAX((100-MAX([.M$5]+[.$E$2]*MIN([.AJ10];0);0))*INT(([.$K10]-MAX([.AJ10];0))*[.$J10])/100;0);0)" office:value-type="float" office:value="12" calcext:value-type="float">
            <text:p>12</text:p>
          </table:table-cell>
          <table:table-cell table:formula="of:=ROUNDUP(MAX((100-MAX([.N$5]+[.$E$2]*MIN([.AK10];0);0))*INT(([.$K10]-MAX([.AK10];0))*[.$J10])/100;0);0)" office:value-type="float" office:value="12" calcext:value-type="float">
            <text:p>12</text:p>
          </table:table-cell>
          <table:table-cell table:formula="of:=ROUNDUP(MAX((100-MAX([.O$5]+[.$E$2]*MIN([.AL10];0);0))*INT(([.$K10]-MAX([.AL10];0))*[.$J10])/100;0);0)" office:value-type="float" office:value="12" calcext:value-type="float">
            <text:p>12</text:p>
          </table:table-cell>
          <table:table-cell table:formula="of:=ROUNDUP(MAX((100-MAX([.P$5]+[.$E$2]*MIN([.AM10];0);0))*INT(([.$K10]-MAX([.AM10];0))*[.$J10])/100;0);0)" office:value-type="float" office:value="12" calcext:value-type="float">
            <text:p>12</text:p>
          </table:table-cell>
          <table:table-cell table:formula="of:=ROUNDUP(MAX((100-MAX([.Q$5]+[.$E$2]*MIN([.AN10];0);0))*INT(([.$K10]-MAX([.AN10];0))*[.$J10])/100;0);0)" office:value-type="float" office:value="12" calcext:value-type="float">
            <text:p>12</text:p>
          </table:table-cell>
          <table:table-cell table:formula="of:=ROUNDUP(MAX((100-MAX([.R$5]+[.$E$2]*MIN([.AO10];0);0))*INT(([.$K10]-MAX([.AO10];0))*[.$J10])/100;0);0)" office:value-type="float" office:value="12" calcext:value-type="float">
            <text:p>12</text:p>
          </table:table-cell>
          <table:table-cell table:formula="of:=ROUNDUP(MAX((100-MAX([.S$5]+[.$E$2]*MIN([.AP10];0);0))*INT(([.$K10]-MAX([.AP10];0))*[.$J10])/100;0);0)" office:value-type="float" office:value="12" calcext:value-type="float">
            <text:p>12</text:p>
          </table:table-cell>
          <table:table-cell table:formula="of:=ROUNDUP(MAX((100-MAX([.T$5]+[.$E$2]*MIN([.AQ10];0);0))*INT(([.$K10]-MAX([.AQ10];0))*[.$J10])/100;0);0)" office:value-type="float" office:value="12" calcext:value-type="float">
            <text:p>12</text:p>
          </table:table-cell>
          <table:table-cell table:formula="of:=ROUNDUP(MAX((100-MAX([.U$5]+[.$E$2]*MIN([.AR10];0);0))*INT(([.$K10]-MAX([.AR10];0))*[.$J10])/100;0);0)" office:value-type="float" office:value="12" calcext:value-type="float">
            <text:p>12</text:p>
          </table:table-cell>
          <table:table-cell table:formula="of:=ROUNDUP(MAX((100-MAX([.V$5]+[.$E$2]*MIN([.AS10];0);0))*INT(([.$K10]-MAX([.AS10];0))*[.$J10])/100;0);0)" office:value-type="float" office:value="12" calcext:value-type="float">
            <text:p>12</text:p>
          </table:table-cell>
          <table:table-cell table:formula="of:=ROUNDUP(MAX((100-MAX([.W$5]+[.$E$2]*MIN([.AT10];0);0))*INT(([.$K10]-MAX([.AT10];0))*[.$J10])/100;0);0)" office:value-type="float" office:value="12" calcext:value-type="float">
            <text:p>12</text:p>
          </table:table-cell>
          <table:table-cell table:formula="of:=ROUNDUP(MAX((100-MAX([.X$5]+[.$E$2]*MIN([.AU10];0);0))*INT(([.$K10]-MAX([.AU10];0))*[.$J10])/100;0);0)" office:value-type="float" office:value="12" calcext:value-type="float">
            <text:p>12</text:p>
          </table:table-cell>
          <table:table-cell table:formula="of:=ROUNDUP(MAX((100-MAX([.Y$5]+[.$E$2]*MIN([.AV10];0);0))*INT(([.$K10]-MAX([.AV10];0))*[.$J10])/100;0);0)" office:value-type="float" office:value="9" calcext:value-type="float">
            <text:p>9</text:p>
          </table:table-cell>
          <table:table-cell table:formula="of:=ROUNDUP(MAX((100-MAX([.Z$5]+[.$E$2]*MIN([.AW10];0);0))*INT(([.$K10]-MAX([.AW10];0))*[.$J10])/100;0);0)" office:value-type="float" office:value="6" calcext:value-type="float">
            <text:p>6</text:p>
          </table:table-cell>
          <table:table-cell table:formula="of:=ROUNDUP(MAX((100-MAX([.AA$5]+[.$E$2]*MIN([.AX10];0);0))*INT(([.$K10]-MAX([.AX10];0))*[.$J10])/100;0);0)" office:value-type="float" office:value="4" calcext:value-type="float">
            <text:p>4</text:p>
          </table:table-cell>
          <table:table-cell table:formula="of:=ROUNDUP(MAX((100-MAX([.AB$5]+[.$E$2]*MIN([.AY10];0);0))*INT(([.$K10]-MAX([.AY10];0))*[.$J10])/100;0);0)" office:value-type="float" office:value="4" calcext:value-type="float">
            <text:p>4</text:p>
          </table:table-cell>
          <table:table-cell table:formula="of:=ROUNDUP(MAX((100-MAX([.AC$5]+[.$E$2]*MIN([.AZ10];0);0))*INT(([.$K10]-MAX([.AZ10];0))*[.$J10])/100;0);0)" office:value-type="float" office:value="2" calcext:value-type="float">
            <text:p>2</text:p>
          </table:table-cell>
          <table:table-cell table:number-columns-repeated="6"/>
          <table:table-cell table:formula="of:=FLOOR([.M$4]*IF([.$E10];0.2;1))-[.$G10]" office:value-type="float" office:value="-12" calcext:value-type="float">
            <text:p>-12</text:p>
          </table:table-cell>
          <table:table-cell table:formula="of:=FLOOR([.N$4]*IF([.$E10];0.2;1))-[.$G10]" office:value-type="float" office:value="-12" calcext:value-type="float">
            <text:p>-12</text:p>
          </table:table-cell>
          <table:table-cell table:formula="of:=FLOOR([.O$4]*IF([.$E10];0.2;1))-[.$G10]" office:value-type="float" office:value="-12" calcext:value-type="float">
            <text:p>-12</text:p>
          </table:table-cell>
          <table:table-cell table:formula="of:=FLOOR([.P$4]*IF([.$E10];0.2;1))-[.$G10]" office:value-type="float" office:value="-10" calcext:value-type="float">
            <text:p>-10</text:p>
          </table:table-cell>
          <table:table-cell table:formula="of:=FLOOR([.Q$4]*IF([.$E10];0.2;1))-[.$G10]" office:value-type="float" office:value="-10" calcext:value-type="float">
            <text:p>-10</text:p>
          </table:table-cell>
          <table:table-cell table:formula="of:=FLOOR([.R$4]*IF([.$E10];0.2;1))-[.$G10]" office:value-type="float" office:value="-10" calcext:value-type="float">
            <text:p>-10</text:p>
          </table:table-cell>
          <table:table-cell table:formula="of:=FLOOR([.S$4]*IF([.$E10];0.2;1))-[.$G10]" office:value-type="float" office:value="-8" calcext:value-type="float">
            <text:p>-8</text:p>
          </table:table-cell>
          <table:table-cell table:formula="of:=FLOOR([.T$4]*IF([.$E10];0.2;1))-[.$G10]" office:value-type="float" office:value="-8" calcext:value-type="float">
            <text:p>-8</text:p>
          </table:table-cell>
          <table:table-cell table:formula="of:=FLOOR([.U$4]*IF([.$E10];0.2;1))-[.$G10]" office:value-type="float" office:value="-8" calcext:value-type="float">
            <text:p>-8</text:p>
          </table:table-cell>
          <table:table-cell table:formula="of:=FLOOR([.V$4]*IF([.$E10];0.2;1))-[.$G10]" office:value-type="float" office:value="-6" calcext:value-type="float">
            <text:p>-6</text:p>
          </table:table-cell>
          <table:table-cell table:formula="of:=FLOOR([.W$4]*IF([.$E10];0.2;1))-[.$G10]" office:value-type="float" office:value="-6" calcext:value-type="float">
            <text:p>-6</text:p>
          </table:table-cell>
          <table:table-cell table:formula="of:=FLOOR([.X$4]*IF([.$E10];0.2;1))-[.$G10]" office:value-type="float" office:value="-4" calcext:value-type="float">
            <text:p>-4</text:p>
          </table:table-cell>
          <table:table-cell table:formula="of:=FLOOR([.Y$4]*IF([.$E10];0.2;1))-[.$G10]" office:value-type="float" office:value="-2" calcext:value-type="float">
            <text:p>-2</text:p>
          </table:table-cell>
          <table:table-cell table:formula="of:=FLOOR([.Z$4]*IF([.$E10];0.2;1))-[.$G10]" office:value-type="float" office:value="0" calcext:value-type="float">
            <text:p>0</text:p>
          </table:table-cell>
          <table:table-cell table:formula="of:=FLOOR([.AA$4]*IF([.$E10];0.2;1))-[.$G10]" office:value-type="float" office:value="2" calcext:value-type="float">
            <text:p>2</text:p>
          </table:table-cell>
          <table:table-cell table:formula="of:=FLOOR([.AB$4]*IF([.$E10];0.2;1))-[.$G10]" office:value-type="float" office:value="2" calcext:value-type="float">
            <text:p>2</text:p>
          </table:table-cell>
          <table:table-cell table:formula="of:=FLOOR([.AC$4]*IF([.$E10];0.2;1))-[.$G1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LOOKUP([.$B11];[$'EcCo ammo'.$A$6:$'EcCo ammo'.$A$37];[$'EcCo ammo'.F$6:$'EcCo ammo'.F$37])" office:value-type="float" office:value="0" calcext:value-type="float">
            <text:p>0</text:p>
          </table:table-cell>
          <table:table-cell table:formula="of:=FLOOR(LOOKUP([.$B11];[$'EcCo ammo'.$A$6:$'EcCo ammo'.$A$37];[$'EcCo ammo'.H$6:$'EcCo ammo'.H$37]))" office:value-type="float" office:value="2" calcext:value-type="float">
            <text:p>2</text:p>
          </table:table-cell>
          <table:table-cell table:formula="of:=LOOKUP([.$B11];[$'EcCo ammo'.$A$6:$'EcCo ammo'.$A$37];[$'EcCo ammo'.I$6:$'EcCo ammo'.I$37])" office:value-type="float" office:value="1" calcext:value-type="float">
            <text:p>1</text:p>
          </table:table-cell>
          <table:table-cell table:formula="of:=LOOKUP([.$B11];[$'EcCo ammo'.$A$6:$'EcCo ammo'.$A$37];[$'EcCo ammo'.J$6:$'EcCo ammo'.J$37])" office:value-type="float" office:value="1" calcext:value-type="float">
            <text:p>1</text:p>
          </table:table-cell>
          <table:table-cell table:formula="of:=[.H11]/[.I11]" office:value-type="float" office:value="1" calcext:value-type="float">
            <text:p>1.00</text:p>
          </table:table-cell>
          <table:table-cell table:formula="of:=ROUND(AVERAGE([.C11];[.D11]))" office:value-type="float" office:value="19" calcext:value-type="float">
            <text:p>19</text:p>
          </table:table-cell>
          <table:table-cell/>
          <table:table-cell table:formula="of:=ROUNDUP(MAX((100-MAX([.M$5]+[.$E$2]*MIN([.AJ11];0);0))*INT(([.$K11]-MAX([.AJ11];0))*[.$J11])/100;0);0)" office:value-type="float" office:value="19" calcext:value-type="float">
            <text:p>19</text:p>
          </table:table-cell>
          <table:table-cell table:formula="of:=ROUNDUP(MAX((100-MAX([.N$5]+[.$E$2]*MIN([.AK11];0);0))*INT(([.$K11]-MAX([.AK11];0))*[.$J11])/100;0);0)" office:value-type="float" office:value="19" calcext:value-type="float">
            <text:p>19</text:p>
          </table:table-cell>
          <table:table-cell table:formula="of:=ROUNDUP(MAX((100-MAX([.O$5]+[.$E$2]*MIN([.AL11];0);0))*INT(([.$K11]-MAX([.AL11];0))*[.$J11])/100;0);0)" office:value-type="float" office:value="19" calcext:value-type="float">
            <text:p>19</text:p>
          </table:table-cell>
          <table:table-cell table:formula="of:=ROUNDUP(MAX((100-MAX([.P$5]+[.$E$2]*MIN([.AM11];0);0))*INT(([.$K11]-MAX([.AM11];0))*[.$J11])/100;0);0)" office:value-type="float" office:value="19" calcext:value-type="float">
            <text:p>19</text:p>
          </table:table-cell>
          <table:table-cell table:formula="of:=ROUNDUP(MAX((100-MAX([.Q$5]+[.$E$2]*MIN([.AN11];0);0))*INT(([.$K11]-MAX([.AN11];0))*[.$J11])/100;0);0)" office:value-type="float" office:value="18" calcext:value-type="float">
            <text:p>18</text:p>
          </table:table-cell>
          <table:table-cell table:formula="of:=ROUNDUP(MAX((100-MAX([.R$5]+[.$E$2]*MIN([.AO11];0);0))*INT(([.$K11]-MAX([.AO11];0))*[.$J11])/100;0);0)" office:value-type="float" office:value="18" calcext:value-type="float">
            <text:p>18</text:p>
          </table:table-cell>
          <table:table-cell table:formula="of:=ROUNDUP(MAX((100-MAX([.S$5]+[.$E$2]*MIN([.AP11];0);0))*INT(([.$K11]-MAX([.AP11];0))*[.$J11])/100;0);0)" office:value-type="float" office:value="18" calcext:value-type="float">
            <text:p>18</text:p>
          </table:table-cell>
          <table:table-cell table:formula="of:=ROUNDUP(MAX((100-MAX([.T$5]+[.$E$2]*MIN([.AQ11];0);0))*INT(([.$K11]-MAX([.AQ11];0))*[.$J11])/100;0);0)" office:value-type="float" office:value="17" calcext:value-type="float">
            <text:p>17</text:p>
          </table:table-cell>
          <table:table-cell table:formula="of:=ROUNDUP(MAX((100-MAX([.U$5]+[.$E$2]*MIN([.AR11];0);0))*INT(([.$K11]-MAX([.AR11];0))*[.$J11])/100;0);0)" office:value-type="float" office:value="17" calcext:value-type="float">
            <text:p>17</text:p>
          </table:table-cell>
          <table:table-cell table:formula="of:=ROUNDUP(MAX((100-MAX([.V$5]+[.$E$2]*MIN([.AS11];0);0))*INT(([.$K11]-MAX([.AS11];0))*[.$J11])/100;0);0)" office:value-type="float" office:value="14" calcext:value-type="float">
            <text:p>14</text:p>
          </table:table-cell>
          <table:table-cell table:formula="of:=ROUNDUP(MAX((100-MAX([.W$5]+[.$E$2]*MIN([.AT11];0);0))*INT(([.$K11]-MAX([.AT11];0))*[.$J11])/100;0);0)" office:value-type="float" office:value="13" calcext:value-type="float">
            <text:p>13</text:p>
          </table:table-cell>
          <table:table-cell table:formula="of:=ROUNDUP(MAX((100-MAX([.X$5]+[.$E$2]*MIN([.AU11];0);0))*INT(([.$K11]-MAX([.AU11];0))*[.$J11])/100;0);0)" office:value-type="float" office:value="13" calcext:value-type="float">
            <text:p>13</text:p>
          </table:table-cell>
          <table:table-cell table:formula="of:=ROUNDUP(MAX((100-MAX([.Y$5]+[.$E$2]*MIN([.AV11];0);0))*INT(([.$K11]-MAX([.AV11];0))*[.$J11])/100;0);0)" office:value-type="float" office:value="10" calcext:value-type="float">
            <text:p>10</text:p>
          </table:table-cell>
          <table:table-cell table:formula="of:=ROUNDUP(MAX((100-MAX([.Z$5]+[.$E$2]*MIN([.AW11];0);0))*INT(([.$K11]-MAX([.AW11];0))*[.$J11])/100;0);0)" office:value-type="float" office:value="10" calcext:value-type="float">
            <text:p>10</text:p>
          </table:table-cell>
          <table:table-cell table:formula="of:=ROUNDUP(MAX((100-MAX([.AA$5]+[.$E$2]*MIN([.AX11];0);0))*INT(([.$K11]-MAX([.AX11];0))*[.$J11])/100;0);0)" office:value-type="float" office:value="7" calcext:value-type="float">
            <text:p>7</text:p>
          </table:table-cell>
          <table:table-cell table:formula="of:=ROUNDUP(MAX((100-MAX([.AB$5]+[.$E$2]*MIN([.AY11];0);0))*INT(([.$K11]-MAX([.AY11];0))*[.$J11])/100;0);0)" office:value-type="float" office:value="6" calcext:value-type="float">
            <text:p>6</text:p>
          </table:table-cell>
          <table:table-cell table:formula="of:=ROUNDUP(MAX((100-MAX([.AC$5]+[.$E$2]*MIN([.AZ11];0);0))*INT(([.$K11]-MAX([.AZ11];0))*[.$J11])/100;0);0)" office:value-type="float" office:value="6" calcext:value-type="float">
            <text:p>6</text:p>
          </table:table-cell>
          <table:table-cell table:number-columns-repeated="6"/>
          <table:table-cell table:formula="of:=FLOOR([.M$4]*IF([.$E11];0.2;1))-[.$G11]" office:value-type="float" office:value="-2" calcext:value-type="float">
            <text:p>-2</text:p>
          </table:table-cell>
          <table:table-cell table:formula="of:=FLOOR([.N$4]*IF([.$E11];0.2;1))-[.$G11]" office:value-type="float" office:value="-2" calcext:value-type="float">
            <text:p>-2</text:p>
          </table:table-cell>
          <table:table-cell table:formula="of:=FLOOR([.O$4]*IF([.$E11];0.2;1))-[.$G11]" office:value-type="float" office:value="-2" calcext:value-type="float">
            <text:p>-2</text:p>
          </table:table-cell>
          <table:table-cell table:formula="of:=FLOOR([.P$4]*IF([.$E11];0.2;1))-[.$G11]" office:value-type="float" office:value="-2" calcext:value-type="float">
            <text:p>-2</text:p>
          </table:table-cell>
          <table:table-cell table:formula="of:=FLOOR([.Q$4]*IF([.$E11];0.2;1))-[.$G11]" office:value-type="float" office:value="-2" calcext:value-type="float">
            <text:p>-2</text:p>
          </table:table-cell>
          <table:table-cell table:formula="of:=FLOOR([.R$4]*IF([.$E11];0.2;1))-[.$G11]" office:value-type="float" office:value="-2" calcext:value-type="float">
            <text:p>-2</text:p>
          </table:table-cell>
          <table:table-cell table:formula="of:=FLOOR([.S$4]*IF([.$E11];0.2;1))-[.$G11]" office:value-type="float" office:value="-2" calcext:value-type="float">
            <text:p>-2</text:p>
          </table:table-cell>
          <table:table-cell table:formula="of:=FLOOR([.T$4]*IF([.$E11];0.2;1))-[.$G11]" office:value-type="float" office:value="-2" calcext:value-type="float">
            <text:p>-2</text:p>
          </table:table-cell>
          <table:table-cell table:formula="of:=FLOOR([.U$4]*IF([.$E11];0.2;1))-[.$G11]" office:value-type="float" office:value="-2" calcext:value-type="float">
            <text:p>-2</text:p>
          </table:table-cell>
          <table:table-cell table:formula="of:=FLOOR([.V$4]*IF([.$E11];0.2;1))-[.$G11]" office:value-type="float" office:value="-1" calcext:value-type="float">
            <text:p>-1</text:p>
          </table:table-cell>
          <table:table-cell table:formula="of:=FLOOR([.W$4]*IF([.$E11];0.2;1))-[.$G11]" office:value-type="float" office:value="-1" calcext:value-type="float">
            <text:p>-1</text:p>
          </table:table-cell>
          <table:table-cell table:formula="of:=FLOOR([.X$4]*IF([.$E11];0.2;1))-[.$G11]" office:value-type="float" office:value="-1" calcext:value-type="float">
            <text:p>-1</text:p>
          </table:table-cell>
          <table:table-cell table:formula="of:=FLOOR([.Y$4]*IF([.$E11];0.2;1))-[.$G11]" office:value-type="float" office:value="0" calcext:value-type="float">
            <text:p>0</text:p>
          </table:table-cell>
          <table:table-cell table:formula="of:=FLOOR([.Z$4]*IF([.$E11];0.2;1))-[.$G11]" office:value-type="float" office:value="0" calcext:value-type="float">
            <text:p>0</text:p>
          </table:table-cell>
          <table:table-cell table:formula="of:=FLOOR([.AA$4]*IF([.$E11];0.2;1))-[.$G11]" office:value-type="float" office:value="0" calcext:value-type="float">
            <text:p>0</text:p>
          </table:table-cell>
          <table:table-cell table:formula="of:=FLOOR([.AB$4]*IF([.$E11];0.2;1))-[.$G11]" office:value-type="float" office:value="0" calcext:value-type="float">
            <text:p>0</text:p>
          </table:table-cell>
          <table:table-cell table:formula="of:=FLOOR([.AC$4]*IF([.$E11];0.2;1))-[.$G1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70E3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LOOKUP([.$B1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2];[$'EcCo ammo'.$A$6:$'EcCo ammo'.$A$37];[$'EcCo ammo'.H$6:$'EcCo ammo'.H$37]))" office:value-type="float" office:value="12" calcext:value-type="float">
            <text:p>12</text:p>
          </table:table-cell>
          <table:table-cell table:formula="of:=LOOKUP([.$B12];[$'EcCo ammo'.$A$6:$'EcCo ammo'.$A$37];[$'EcCo ammo'.I$6:$'EcCo ammo'.I$37])" office:value-type="float" office:value="4" calcext:value-type="float">
            <text:p>4</text:p>
          </table:table-cell>
          <table:table-cell table:formula="of:=LOOKUP([.$B12];[$'EcCo ammo'.$A$6:$'EcCo ammo'.$A$37];[$'EcCo ammo'.J$6:$'EcCo ammo'.J$37])" office:value-type="float" office:value="5" calcext:value-type="float">
            <text:p>5</text:p>
          </table:table-cell>
          <table:table-cell table:formula="of:=[.H12]/[.I12]" office:value-type="float" office:value="0.8" calcext:value-type="float">
            <text:p>0.80</text:p>
          </table:table-cell>
          <table:table-cell table:formula="of:=ROUND(AVERAGE([.C12];[.D12]))" office:value-type="float" office:value="19" calcext:value-type="float">
            <text:p>19</text:p>
          </table:table-cell>
          <table:table-cell/>
          <table:table-cell table:formula="of:=ROUNDUP(MAX((100-MAX([.M$5]+[.$E$2]*MIN([.AJ12];0);0))*INT(([.$K12]-MAX([.AJ12];0))*[.$J12])/100;0);0)" office:value-type="float" office:value="15" calcext:value-type="float">
            <text:p>15</text:p>
          </table:table-cell>
          <table:table-cell table:formula="of:=ROUNDUP(MAX((100-MAX([.N$5]+[.$E$2]*MIN([.AK12];0);0))*INT(([.$K12]-MAX([.AK12];0))*[.$J12])/100;0);0)" office:value-type="float" office:value="15" calcext:value-type="float">
            <text:p>15</text:p>
          </table:table-cell>
          <table:table-cell table:formula="of:=ROUNDUP(MAX((100-MAX([.O$5]+[.$E$2]*MIN([.AL12];0);0))*INT(([.$K12]-MAX([.AL12];0))*[.$J12])/100;0);0)" office:value-type="float" office:value="15" calcext:value-type="float">
            <text:p>15</text:p>
          </table:table-cell>
          <table:table-cell table:formula="of:=ROUNDUP(MAX((100-MAX([.P$5]+[.$E$2]*MIN([.AM12];0);0))*INT(([.$K12]-MAX([.AM12];0))*[.$J12])/100;0);0)" office:value-type="float" office:value="15" calcext:value-type="float">
            <text:p>15</text:p>
          </table:table-cell>
          <table:table-cell table:formula="of:=ROUNDUP(MAX((100-MAX([.Q$5]+[.$E$2]*MIN([.AN12];0);0))*INT(([.$K12]-MAX([.AN12];0))*[.$J12])/100;0);0)" office:value-type="float" office:value="15" calcext:value-type="float">
            <text:p>15</text:p>
          </table:table-cell>
          <table:table-cell table:formula="of:=ROUNDUP(MAX((100-MAX([.R$5]+[.$E$2]*MIN([.AO12];0);0))*INT(([.$K12]-MAX([.AO12];0))*[.$J12])/100;0);0)" office:value-type="float" office:value="15" calcext:value-type="float">
            <text:p>15</text:p>
          </table:table-cell>
          <table:table-cell table:formula="of:=ROUNDUP(MAX((100-MAX([.S$5]+[.$E$2]*MIN([.AP12];0);0))*INT(([.$K12]-MAX([.AP12];0))*[.$J12])/100;0);0)" office:value-type="float" office:value="15" calcext:value-type="float">
            <text:p>15</text:p>
          </table:table-cell>
          <table:table-cell table:formula="of:=ROUNDUP(MAX((100-MAX([.T$5]+[.$E$2]*MIN([.AQ12];0);0))*INT(([.$K12]-MAX([.AQ12];0))*[.$J12])/100;0);0)" office:value-type="float" office:value="15" calcext:value-type="float">
            <text:p>15</text:p>
          </table:table-cell>
          <table:table-cell table:formula="of:=ROUNDUP(MAX((100-MAX([.U$5]+[.$E$2]*MIN([.AR12];0);0))*INT(([.$K12]-MAX([.AR12];0))*[.$J12])/100;0);0)" office:value-type="float" office:value="15" calcext:value-type="float">
            <text:p>15</text:p>
          </table:table-cell>
          <table:table-cell table:formula="of:=ROUNDUP(MAX((100-MAX([.V$5]+[.$E$2]*MIN([.AS12];0);0))*INT(([.$K12]-MAX([.AS12];0))*[.$J12])/100;0);0)" office:value-type="float" office:value="15" calcext:value-type="float">
            <text:p>15</text:p>
          </table:table-cell>
          <table:table-cell table:formula="of:=ROUNDUP(MAX((100-MAX([.W$5]+[.$E$2]*MIN([.AT12];0);0))*INT(([.$K12]-MAX([.AT12];0))*[.$J12])/100;0);0)" office:value-type="float" office:value="15" calcext:value-type="float">
            <text:p>15</text:p>
          </table:table-cell>
          <table:table-cell table:formula="of:=ROUNDUP(MAX((100-MAX([.X$5]+[.$E$2]*MIN([.AU12];0);0))*INT(([.$K12]-MAX([.AU12];0))*[.$J12])/100;0);0)" office:value-type="float" office:value="15" calcext:value-type="float">
            <text:p>15</text:p>
          </table:table-cell>
          <table:table-cell table:formula="of:=ROUNDUP(MAX((100-MAX([.Y$5]+[.$E$2]*MIN([.AV12];0);0))*INT(([.$K12]-MAX([.AV12];0))*[.$J12])/100;0);0)" office:value-type="float" office:value="15" calcext:value-type="float">
            <text:p>15</text:p>
          </table:table-cell>
          <table:table-cell table:formula="of:=ROUNDUP(MAX((100-MAX([.Z$5]+[.$E$2]*MIN([.AW12];0);0))*INT(([.$K12]-MAX([.AW12];0))*[.$J12])/100;0);0)" office:value-type="float" office:value="15" calcext:value-type="float">
            <text:p>15</text:p>
          </table:table-cell>
          <table:table-cell table:formula="of:=ROUNDUP(MAX((100-MAX([.AA$5]+[.$E$2]*MIN([.AX12];0);0))*INT(([.$K12]-MAX([.AX12];0))*[.$J12])/100;0);0)" office:value-type="float" office:value="15" calcext:value-type="float">
            <text:p>15</text:p>
          </table:table-cell>
          <table:table-cell table:formula="of:=ROUNDUP(MAX((100-MAX([.AB$5]+[.$E$2]*MIN([.AY12];0);0))*INT(([.$K12]-MAX([.AY12];0))*[.$J12])/100;0);0)" office:value-type="float" office:value="15" calcext:value-type="float">
            <text:p>15</text:p>
          </table:table-cell>
          <table:table-cell table:formula="of:=ROUNDUP(MAX((100-MAX([.AC$5]+[.$E$2]*MIN([.AZ12];0);0))*INT(([.$K12]-MAX([.AZ12];0))*[.$J12])/100;0);0)" office:value-type="float" office:value="15" calcext:value-type="float">
            <text:p>15</text:p>
          </table:table-cell>
          <table:table-cell table:number-columns-repeated="6"/>
          <table:table-cell table:formula="of:=FLOOR([.M$4]*IF([.$E12];0.2;1))-[.$G12]" office:value-type="float" office:value="-12" calcext:value-type="float">
            <text:p>-12</text:p>
          </table:table-cell>
          <table:table-cell table:formula="of:=FLOOR([.N$4]*IF([.$E12];0.2;1))-[.$G12]" office:value-type="float" office:value="-12" calcext:value-type="float">
            <text:p>-12</text:p>
          </table:table-cell>
          <table:table-cell table:formula="of:=FLOOR([.O$4]*IF([.$E12];0.2;1))-[.$G12]" office:value-type="float" office:value="-12" calcext:value-type="float">
            <text:p>-12</text:p>
          </table:table-cell>
          <table:table-cell table:formula="of:=FLOOR([.P$4]*IF([.$E12];0.2;1))-[.$G12]" office:value-type="float" office:value="-12" calcext:value-type="float">
            <text:p>-12</text:p>
          </table:table-cell>
          <table:table-cell table:formula="of:=FLOOR([.Q$4]*IF([.$E12];0.2;1))-[.$G12]" office:value-type="float" office:value="-12" calcext:value-type="float">
            <text:p>-12</text:p>
          </table:table-cell>
          <table:table-cell table:formula="of:=FLOOR([.R$4]*IF([.$E12];0.2;1))-[.$G12]" office:value-type="float" office:value="-12" calcext:value-type="float">
            <text:p>-12</text:p>
          </table:table-cell>
          <table:table-cell table:formula="of:=FLOOR([.S$4]*IF([.$E12];0.2;1))-[.$G12]" office:value-type="float" office:value="-12" calcext:value-type="float">
            <text:p>-12</text:p>
          </table:table-cell>
          <table:table-cell table:formula="of:=FLOOR([.T$4]*IF([.$E12];0.2;1))-[.$G12]" office:value-type="float" office:value="-12" calcext:value-type="float">
            <text:p>-12</text:p>
          </table:table-cell>
          <table:table-cell table:formula="of:=FLOOR([.U$4]*IF([.$E12];0.2;1))-[.$G12]" office:value-type="float" office:value="-12" calcext:value-type="float">
            <text:p>-12</text:p>
          </table:table-cell>
          <table:table-cell table:formula="of:=FLOOR([.V$4]*IF([.$E12];0.2;1))-[.$G12]" office:value-type="float" office:value="-11" calcext:value-type="float">
            <text:p>-11</text:p>
          </table:table-cell>
          <table:table-cell table:formula="of:=FLOOR([.W$4]*IF([.$E12];0.2;1))-[.$G12]" office:value-type="float" office:value="-11" calcext:value-type="float">
            <text:p>-11</text:p>
          </table:table-cell>
          <table:table-cell table:formula="of:=FLOOR([.X$4]*IF([.$E12];0.2;1))-[.$G12]" office:value-type="float" office:value="-11" calcext:value-type="float">
            <text:p>-11</text:p>
          </table:table-cell>
          <table:table-cell table:formula="of:=FLOOR([.Y$4]*IF([.$E12];0.2;1))-[.$G12]" office:value-type="float" office:value="-10" calcext:value-type="float">
            <text:p>-10</text:p>
          </table:table-cell>
          <table:table-cell table:formula="of:=FLOOR([.Z$4]*IF([.$E12];0.2;1))-[.$G12]" office:value-type="float" office:value="-10" calcext:value-type="float">
            <text:p>-10</text:p>
          </table:table-cell>
          <table:table-cell table:formula="of:=FLOOR([.AA$4]*IF([.$E12];0.2;1))-[.$G12]" office:value-type="float" office:value="-10" calcext:value-type="float">
            <text:p>-10</text:p>
          </table:table-cell>
          <table:table-cell table:formula="of:=FLOOR([.AB$4]*IF([.$E12];0.2;1))-[.$G12]" office:value-type="float" office:value="-10" calcext:value-type="float">
            <text:p>-10</text:p>
          </table:table-cell>
          <table:table-cell table:formula="of:=FLOOR([.AC$4]*IF([.$E12];0.2;1))-[.$G12]"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FMJ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3];[$'EcCo ammo'.$A$6:$'EcCo ammo'.$A$37];[$'EcCo ammo'.F$6:$'EcCo ammo'.F$37])" office:value-type="float" office:value="0" calcext:value-type="float">
            <text:p>0</text:p>
          </table:table-cell>
          <table:table-cell table:formula="of:=FLOOR(LOOKUP([.$B13];[$'EcCo ammo'.$A$6:$'EcCo ammo'.$A$37];[$'EcCo ammo'.H$6:$'EcCo ammo'.H$37]))" office:value-type="float" office:value="2" calcext:value-type="float">
            <text:p>2</text:p>
          </table:table-cell>
          <table:table-cell table:formula="of:=LOOKUP([.$B13];[$'EcCo ammo'.$A$6:$'EcCo ammo'.$A$37];[$'EcCo ammo'.I$6:$'EcCo ammo'.I$37])" office:value-type="float" office:value="1" calcext:value-type="float">
            <text:p>1</text:p>
          </table:table-cell>
          <table:table-cell table:formula="of:=LOOKUP([.$B13];[$'EcCo ammo'.$A$6:$'EcCo ammo'.$A$37];[$'EcCo ammo'.J$6:$'EcCo ammo'.J$37])" office:value-type="float" office:value="1" calcext:value-type="float">
            <text:p>1</text:p>
          </table:table-cell>
          <table:table-cell table:formula="of:=[.H13]/[.I13]" office:value-type="float" office:value="1" calcext:value-type="float">
            <text:p>1.00</text:p>
          </table:table-cell>
          <table:table-cell table:formula="of:=ROUND(AVERAGE([.C13];[.D13]))" office:value-type="float" office:value="20" calcext:value-type="float">
            <text:p>20</text:p>
          </table:table-cell>
          <table:table-cell/>
          <table:table-cell table:formula="of:=ROUNDUP(MAX((100-MAX([.M$5]+[.$E$2]*MIN([.AJ13];0);0))*INT(([.$K13]-MAX([.AJ13];0))*[.$J13])/100;0);0)" office:value-type="float" office:value="20" calcext:value-type="float">
            <text:p>20</text:p>
          </table:table-cell>
          <table:table-cell table:formula="of:=ROUNDUP(MAX((100-MAX([.N$5]+[.$E$2]*MIN([.AK13];0);0))*INT(([.$K13]-MAX([.AK13];0))*[.$J13])/100;0);0)" office:value-type="float" office:value="20" calcext:value-type="float">
            <text:p>20</text:p>
          </table:table-cell>
          <table:table-cell table:formula="of:=ROUNDUP(MAX((100-MAX([.O$5]+[.$E$2]*MIN([.AL13];0);0))*INT(([.$K13]-MAX([.AL13];0))*[.$J13])/100;0);0)" office:value-type="float" office:value="20" calcext:value-type="float">
            <text:p>20</text:p>
          </table:table-cell>
          <table:table-cell table:formula="of:=ROUNDUP(MAX((100-MAX([.P$5]+[.$E$2]*MIN([.AM13];0);0))*INT(([.$K13]-MAX([.AM13];0))*[.$J13])/100;0);0)" office:value-type="float" office:value="15" calcext:value-type="float">
            <text:p>15</text:p>
          </table:table-cell>
          <table:table-cell table:formula="of:=ROUNDUP(MAX((100-MAX([.Q$5]+[.$E$2]*MIN([.AN13];0);0))*INT(([.$K13]-MAX([.AN13];0))*[.$J13])/100;0);0)" office:value-type="float" office:value="14" calcext:value-type="float">
            <text:p>14</text:p>
          </table:table-cell>
          <table:table-cell table:formula="of:=ROUNDUP(MAX((100-MAX([.R$5]+[.$E$2]*MIN([.AO13];0);0))*INT(([.$K13]-MAX([.AO13];0))*[.$J13])/100;0);0)" office:value-type="float" office:value="14" calcext:value-type="float">
            <text:p>14</text:p>
          </table:table-cell>
          <table:table-cell table:formula="of:=ROUNDUP(MAX((100-MAX([.S$5]+[.$E$2]*MIN([.AP13];0);0))*INT(([.$K13]-MAX([.AP13];0))*[.$J13])/100;0);0)" office:value-type="float" office:value="13" calcext:value-type="float">
            <text:p>13</text:p>
          </table:table-cell>
          <table:table-cell table:formula="of:=ROUNDUP(MAX((100-MAX([.T$5]+[.$E$2]*MIN([.AQ13];0);0))*INT(([.$K13]-MAX([.AQ13];0))*[.$J13])/100;0);0)" office:value-type="float" office:value="12" calcext:value-type="float">
            <text:p>12</text:p>
          </table:table-cell>
          <table:table-cell table:formula="of:=ROUNDUP(MAX((100-MAX([.U$5]+[.$E$2]*MIN([.AR13];0);0))*INT(([.$K13]-MAX([.AR13];0))*[.$J13])/100;0);0)" office:value-type="float" office:value="12" calcext:value-type="float">
            <text:p>12</text:p>
          </table:table-cell>
          <table:table-cell table:formula="of:=ROUNDUP(MAX((100-MAX([.V$5]+[.$E$2]*MIN([.AS13];0);0))*INT(([.$K13]-MAX([.AS13];0))*[.$J13])/100;0);0)" office:value-type="float" office:value="10" calcext:value-type="float">
            <text:p>10</text:p>
          </table:table-cell>
          <table:table-cell table:formula="of:=ROUNDUP(MAX((100-MAX([.W$5]+[.$E$2]*MIN([.AT13];0);0))*INT(([.$K13]-MAX([.AT13];0))*[.$J13])/100;0);0)" office:value-type="float" office:value="9" calcext:value-type="float">
            <text:p>9</text:p>
          </table:table-cell>
          <table:table-cell table:formula="of:=ROUNDUP(MAX((100-MAX([.X$5]+[.$E$2]*MIN([.AU13];0);0))*INT(([.$K13]-MAX([.AU13];0))*[.$J13])/100;0);0)" office:value-type="float" office:value="8" calcext:value-type="float">
            <text:p>8</text:p>
          </table:table-cell>
          <table:table-cell table:formula="of:=ROUNDUP(MAX((100-MAX([.Y$5]+[.$E$2]*MIN([.AV13];0);0))*INT(([.$K13]-MAX([.AV13];0))*[.$J13])/100;0);0)" office:value-type="float" office:value="6" calcext:value-type="float">
            <text:p>6</text:p>
          </table:table-cell>
          <table:table-cell table:formula="of:=ROUNDUP(MAX((100-MAX([.Z$5]+[.$E$2]*MIN([.AW13];0);0))*INT(([.$K13]-MAX([.AW13];0))*[.$J13])/100;0);0)" office:value-type="float" office:value="5" calcext:value-type="float">
            <text:p>5</text:p>
          </table:table-cell>
          <table:table-cell table:formula="of:=ROUNDUP(MAX((100-MAX([.AA$5]+[.$E$2]*MIN([.AX13];0);0))*INT(([.$K13]-MAX([.AX13];0))*[.$J13])/100;0);0)" office:value-type="float" office:value="3" calcext:value-type="float">
            <text:p>3</text:p>
          </table:table-cell>
          <table:table-cell table:formula="of:=ROUNDUP(MAX((100-MAX([.AB$5]+[.$E$2]*MIN([.AY13];0);0))*INT(([.$K13]-MAX([.AY13];0))*[.$J13])/100;0);0)" office:value-type="float" office:value="3" calcext:value-type="float">
            <text:p>3</text:p>
          </table:table-cell>
          <table:table-cell table:formula="of:=ROUNDUP(MAX((100-MAX([.AC$5]+[.$E$2]*MIN([.AZ13];0);0))*INT(([.$K13]-MAX([.AZ13];0))*[.$J13])/100;0);0)" office:value-type="float" office:value="1" calcext:value-type="float">
            <text:p>1</text:p>
          </table:table-cell>
          <table:table-cell table:number-columns-repeated="6"/>
          <table:table-cell table:formula="of:=FLOOR([.M$4]*IF([.$E13];0.2;1))-[.$G13]" office:value-type="float" office:value="-2" calcext:value-type="float">
            <text:p>-2</text:p>
          </table:table-cell>
          <table:table-cell table:formula="of:=FLOOR([.N$4]*IF([.$E13];0.2;1))-[.$G13]" office:value-type="float" office:value="-2" calcext:value-type="float">
            <text:p>-2</text:p>
          </table:table-cell>
          <table:table-cell table:formula="of:=FLOOR([.O$4]*IF([.$E13];0.2;1))-[.$G13]" office:value-type="float" office:value="-2" calcext:value-type="float">
            <text:p>-2</text:p>
          </table:table-cell>
          <table:table-cell table:formula="of:=FLOOR([.P$4]*IF([.$E13];0.2;1))-[.$G13]" office:value-type="float" office:value="0" calcext:value-type="float">
            <text:p>0</text:p>
          </table:table-cell>
          <table:table-cell table:formula="of:=FLOOR([.Q$4]*IF([.$E13];0.2;1))-[.$G13]" office:value-type="float" office:value="0" calcext:value-type="float">
            <text:p>0</text:p>
          </table:table-cell>
          <table:table-cell table:formula="of:=FLOOR([.R$4]*IF([.$E13];0.2;1))-[.$G13]" office:value-type="float" office:value="0" calcext:value-type="float">
            <text:p>0</text:p>
          </table:table-cell>
          <table:table-cell table:formula="of:=FLOOR([.S$4]*IF([.$E13];0.2;1))-[.$G13]" office:value-type="float" office:value="2" calcext:value-type="float">
            <text:p>2</text:p>
          </table:table-cell>
          <table:table-cell table:formula="of:=FLOOR([.T$4]*IF([.$E13];0.2;1))-[.$G13]" office:value-type="float" office:value="2" calcext:value-type="float">
            <text:p>2</text:p>
          </table:table-cell>
          <table:table-cell table:formula="of:=FLOOR([.U$4]*IF([.$E13];0.2;1))-[.$G13]" office:value-type="float" office:value="2" calcext:value-type="float">
            <text:p>2</text:p>
          </table:table-cell>
          <table:table-cell table:formula="of:=FLOOR([.V$4]*IF([.$E13];0.2;1))-[.$G13]" office:value-type="float" office:value="4" calcext:value-type="float">
            <text:p>4</text:p>
          </table:table-cell>
          <table:table-cell table:formula="of:=FLOOR([.W$4]*IF([.$E13];0.2;1))-[.$G13]" office:value-type="float" office:value="4" calcext:value-type="float">
            <text:p>4</text:p>
          </table:table-cell>
          <table:table-cell table:formula="of:=FLOOR([.X$4]*IF([.$E13];0.2;1))-[.$G13]" office:value-type="float" office:value="6" calcext:value-type="float">
            <text:p>6</text:p>
          </table:table-cell>
          <table:table-cell table:formula="of:=FLOOR([.Y$4]*IF([.$E13];0.2;1))-[.$G13]" office:value-type="float" office:value="8" calcext:value-type="float">
            <text:p>8</text:p>
          </table:table-cell>
          <table:table-cell table:formula="of:=FLOOR([.Z$4]*IF([.$E13];0.2;1))-[.$G13]" office:value-type="float" office:value="10" calcext:value-type="float">
            <text:p>10</text:p>
          </table:table-cell>
          <table:table-cell table:formula="of:=FLOOR([.AA$4]*IF([.$E13];0.2;1))-[.$G13]" office:value-type="float" office:value="12" calcext:value-type="float">
            <text:p>12</text:p>
          </table:table-cell>
          <table:table-cell table:formula="of:=FLOOR([.AB$4]*IF([.$E13];0.2;1))-[.$G13]" office:value-type="float" office:value="12" calcext:value-type="float">
            <text:p>12</text:p>
          </table:table-cell>
          <table:table-cell table:formula="of:=FLOOR([.AC$4]*IF([.$E13];0.2;1))-[.$G1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Dual Minigun</text:p>
          </table:table-cell>
          <table:table-cell office:value-type="string" calcext:value-type="string">
            <text:p>.223 AP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4];[$'EcCo ammo'.$A$6:$'EcCo ammo'.$A$37];[$'EcCo ammo'.H$6:$'EcCo ammo'.H$37]))" office:value-type="float" office:value="12" calcext:value-type="float">
            <text:p>12</text:p>
          </table:table-cell>
          <table:table-cell table:formula="of:=LOOKUP([.$B14];[$'EcCo ammo'.$A$6:$'EcCo ammo'.$A$37];[$'EcCo ammo'.I$6:$'EcCo ammo'.I$37])" office:value-type="float" office:value="4" calcext:value-type="float">
            <text:p>4</text:p>
          </table:table-cell>
          <table:table-cell table:formula="of:=LOOKUP([.$B14];[$'EcCo ammo'.$A$6:$'EcCo ammo'.$A$37];[$'EcCo ammo'.J$6:$'EcCo ammo'.J$37])" office:value-type="float" office:value="5" calcext:value-type="float">
            <text:p>5</text:p>
          </table:table-cell>
          <table:table-cell table:formula="of:=[.H14]/[.I14]" office:value-type="float" office:value="0.8" calcext:value-type="float">
            <text:p>0.80</text:p>
          </table:table-cell>
          <table:table-cell table:formula="of:=ROUND(AVERAGE([.C14];[.D14]))" office:value-type="float" office:value="20" calcext:value-type="float">
            <text:p>20</text:p>
          </table:table-cell>
          <table:table-cell/>
          <table:table-cell table:formula="of:=ROUNDUP(MAX((100-MAX([.M$5]+[.$E$2]*MIN([.AJ14];0);0))*INT(([.$K14]-MAX([.AJ14];0))*[.$J14])/100;0);0)" office:value-type="float" office:value="16" calcext:value-type="float">
            <text:p>16</text:p>
          </table:table-cell>
          <table:table-cell table:formula="of:=ROUNDUP(MAX((100-MAX([.N$5]+[.$E$2]*MIN([.AK14];0);0))*INT(([.$K14]-MAX([.AK14];0))*[.$J14])/100;0);0)" office:value-type="float" office:value="16" calcext:value-type="float">
            <text:p>16</text:p>
          </table:table-cell>
          <table:table-cell table:formula="of:=ROUNDUP(MAX((100-MAX([.O$5]+[.$E$2]*MIN([.AL14];0);0))*INT(([.$K14]-MAX([.AL14];0))*[.$J14])/100;0);0)" office:value-type="float" office:value="16" calcext:value-type="float">
            <text:p>16</text:p>
          </table:table-cell>
          <table:table-cell table:formula="of:=ROUNDUP(MAX((100-MAX([.P$5]+[.$E$2]*MIN([.AM14];0);0))*INT(([.$K14]-MAX([.AM14];0))*[.$J14])/100;0);0)" office:value-type="float" office:value="16" calcext:value-type="float">
            <text:p>16</text:p>
          </table:table-cell>
          <table:table-cell table:formula="of:=ROUNDUP(MAX((100-MAX([.Q$5]+[.$E$2]*MIN([.AN14];0);0))*INT(([.$K14]-MAX([.AN14];0))*[.$J14])/100;0);0)" office:value-type="float" office:value="16" calcext:value-type="float">
            <text:p>16</text:p>
          </table:table-cell>
          <table:table-cell table:formula="of:=ROUNDUP(MAX((100-MAX([.R$5]+[.$E$2]*MIN([.AO14];0);0))*INT(([.$K14]-MAX([.AO14];0))*[.$J14])/100;0);0)" office:value-type="float" office:value="16" calcext:value-type="float">
            <text:p>16</text:p>
          </table:table-cell>
          <table:table-cell table:formula="of:=ROUNDUP(MAX((100-MAX([.S$5]+[.$E$2]*MIN([.AP14];0);0))*INT(([.$K14]-MAX([.AP14];0))*[.$J14])/100;0);0)" office:value-type="float" office:value="16" calcext:value-type="float">
            <text:p>16</text:p>
          </table:table-cell>
          <table:table-cell table:formula="of:=ROUNDUP(MAX((100-MAX([.T$5]+[.$E$2]*MIN([.AQ14];0);0))*INT(([.$K14]-MAX([.AQ14];0))*[.$J14])/100;0);0)" office:value-type="float" office:value="16" calcext:value-type="float">
            <text:p>16</text:p>
          </table:table-cell>
          <table:table-cell table:formula="of:=ROUNDUP(MAX((100-MAX([.U$5]+[.$E$2]*MIN([.AR14];0);0))*INT(([.$K14]-MAX([.AR14];0))*[.$J14])/100;0);0)" office:value-type="float" office:value="16" calcext:value-type="float">
            <text:p>16</text:p>
          </table:table-cell>
          <table:table-cell table:formula="of:=ROUNDUP(MAX((100-MAX([.V$5]+[.$E$2]*MIN([.AS14];0);0))*INT(([.$K14]-MAX([.AS14];0))*[.$J14])/100;0);0)" office:value-type="float" office:value="16" calcext:value-type="float">
            <text:p>16</text:p>
          </table:table-cell>
          <table:table-cell table:formula="of:=ROUNDUP(MAX((100-MAX([.W$5]+[.$E$2]*MIN([.AT14];0);0))*INT(([.$K14]-MAX([.AT14];0))*[.$J14])/100;0);0)" office:value-type="float" office:value="16" calcext:value-type="float">
            <text:p>16</text:p>
          </table:table-cell>
          <table:table-cell table:formula="of:=ROUNDUP(MAX((100-MAX([.X$5]+[.$E$2]*MIN([.AU14];0);0))*INT(([.$K14]-MAX([.AU14];0))*[.$J14])/100;0);0)" office:value-type="float" office:value="16" calcext:value-type="float">
            <text:p>16</text:p>
          </table:table-cell>
          <table:table-cell table:formula="of:=ROUNDUP(MAX((100-MAX([.Y$5]+[.$E$2]*MIN([.AV14];0);0))*INT(([.$K14]-MAX([.AV14];0))*[.$J14])/100;0);0)" office:value-type="float" office:value="12" calcext:value-type="float">
            <text:p>12</text:p>
          </table:table-cell>
          <table:table-cell table:formula="of:=ROUNDUP(MAX((100-MAX([.Z$5]+[.$E$2]*MIN([.AW14];0);0))*INT(([.$K14]-MAX([.AW14];0))*[.$J14])/100;0);0)" office:value-type="float" office:value="8" calcext:value-type="float">
            <text:p>8</text:p>
          </table:table-cell>
          <table:table-cell table:formula="of:=ROUNDUP(MAX((100-MAX([.AA$5]+[.$E$2]*MIN([.AX14];0);0))*INT(([.$K14]-MAX([.AX14];0))*[.$J14])/100;0);0)" office:value-type="float" office:value="5" calcext:value-type="float">
            <text:p>5</text:p>
          </table:table-cell>
          <table:table-cell table:formula="of:=ROUNDUP(MAX((100-MAX([.AB$5]+[.$E$2]*MIN([.AY14];0);0))*INT(([.$K14]-MAX([.AY14];0))*[.$J14])/100;0);0)" office:value-type="float" office:value="5" calcext:value-type="float">
            <text:p>5</text:p>
          </table:table-cell>
          <table:table-cell table:formula="of:=ROUNDUP(MAX((100-MAX([.AC$5]+[.$E$2]*MIN([.AZ14];0);0))*INT(([.$K14]-MAX([.AZ14];0))*[.$J14])/100;0);0)" office:value-type="float" office:value="3" calcext:value-type="float">
            <text:p>3</text:p>
          </table:table-cell>
          <table:table-cell table:number-columns-repeated="6"/>
          <table:table-cell table:formula="of:=FLOOR([.M$4]*IF([.$E14];0.2;1))-[.$G14]" office:value-type="float" office:value="-12" calcext:value-type="float">
            <text:p>-12</text:p>
          </table:table-cell>
          <table:table-cell table:formula="of:=FLOOR([.N$4]*IF([.$E14];0.2;1))-[.$G14]" office:value-type="float" office:value="-12" calcext:value-type="float">
            <text:p>-12</text:p>
          </table:table-cell>
          <table:table-cell table:formula="of:=FLOOR([.O$4]*IF([.$E14];0.2;1))-[.$G14]" office:value-type="float" office:value="-12" calcext:value-type="float">
            <text:p>-12</text:p>
          </table:table-cell>
          <table:table-cell table:formula="of:=FLOOR([.P$4]*IF([.$E14];0.2;1))-[.$G14]" office:value-type="float" office:value="-10" calcext:value-type="float">
            <text:p>-10</text:p>
          </table:table-cell>
          <table:table-cell table:formula="of:=FLOOR([.Q$4]*IF([.$E14];0.2;1))-[.$G14]" office:value-type="float" office:value="-10" calcext:value-type="float">
            <text:p>-10</text:p>
          </table:table-cell>
          <table:table-cell table:formula="of:=FLOOR([.R$4]*IF([.$E14];0.2;1))-[.$G14]" office:value-type="float" office:value="-10" calcext:value-type="float">
            <text:p>-10</text:p>
          </table:table-cell>
          <table:table-cell table:formula="of:=FLOOR([.S$4]*IF([.$E14];0.2;1))-[.$G14]" office:value-type="float" office:value="-8" calcext:value-type="float">
            <text:p>-8</text:p>
          </table:table-cell>
          <table:table-cell table:formula="of:=FLOOR([.T$4]*IF([.$E14];0.2;1))-[.$G14]" office:value-type="float" office:value="-8" calcext:value-type="float">
            <text:p>-8</text:p>
          </table:table-cell>
          <table:table-cell table:formula="of:=FLOOR([.U$4]*IF([.$E14];0.2;1))-[.$G14]" office:value-type="float" office:value="-8" calcext:value-type="float">
            <text:p>-8</text:p>
          </table:table-cell>
          <table:table-cell table:formula="of:=FLOOR([.V$4]*IF([.$E14];0.2;1))-[.$G14]" office:value-type="float" office:value="-6" calcext:value-type="float">
            <text:p>-6</text:p>
          </table:table-cell>
          <table:table-cell table:formula="of:=FLOOR([.W$4]*IF([.$E14];0.2;1))-[.$G14]" office:value-type="float" office:value="-6" calcext:value-type="float">
            <text:p>-6</text:p>
          </table:table-cell>
          <table:table-cell table:formula="of:=FLOOR([.X$4]*IF([.$E14];0.2;1))-[.$G14]" office:value-type="float" office:value="-4" calcext:value-type="float">
            <text:p>-4</text:p>
          </table:table-cell>
          <table:table-cell table:formula="of:=FLOOR([.Y$4]*IF([.$E14];0.2;1))-[.$G14]" office:value-type="float" office:value="-2" calcext:value-type="float">
            <text:p>-2</text:p>
          </table:table-cell>
          <table:table-cell table:formula="of:=FLOOR([.Z$4]*IF([.$E14];0.2;1))-[.$G14]" office:value-type="float" office:value="0" calcext:value-type="float">
            <text:p>0</text:p>
          </table:table-cell>
          <table:table-cell table:formula="of:=FLOOR([.AA$4]*IF([.$E14];0.2;1))-[.$G14]" office:value-type="float" office:value="2" calcext:value-type="float">
            <text:p>2</text:p>
          </table:table-cell>
          <table:table-cell table:formula="of:=FLOOR([.AB$4]*IF([.$E14];0.2;1))-[.$G14]" office:value-type="float" office:value="2" calcext:value-type="float">
            <text:p>2</text:p>
          </table:table-cell>
          <table:table-cell table:formula="of:=FLOOR([.AC$4]*IF([.$E14];0.2;1))-[.$G1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5];[$'EcCo ammo'.$A$6:$'EcCo ammo'.$A$37];[$'EcCo ammo'.F$6:$'EcCo ammo'.F$37])" office:value-type="float" office:value="0" calcext:value-type="float">
            <text:p>0</text:p>
          </table:table-cell>
          <table:table-cell table:formula="of:=FLOOR(LOOKUP([.$B15];[$'EcCo ammo'.$A$6:$'EcCo ammo'.$A$37];[$'EcCo ammo'.H$6:$'EcCo ammo'.H$37]))" office:value-type="float" office:value="2" calcext:value-type="float">
            <text:p>2</text:p>
          </table:table-cell>
          <table:table-cell table:formula="of:=LOOKUP([.$B15];[$'EcCo ammo'.$A$6:$'EcCo ammo'.$A$37];[$'EcCo ammo'.I$6:$'EcCo ammo'.I$37])" office:value-type="float" office:value="1" calcext:value-type="float">
            <text:p>1</text:p>
          </table:table-cell>
          <table:table-cell table:formula="of:=LOOKUP([.$B15];[$'EcCo ammo'.$A$6:$'EcCo ammo'.$A$37];[$'EcCo ammo'.J$6:$'EcCo ammo'.J$37])" office:value-type="float" office:value="1" calcext:value-type="float">
            <text:p>1</text:p>
          </table:table-cell>
          <table:table-cell table:formula="of:=[.H15]/[.I15]" office:value-type="float" office:value="1" calcext:value-type="float">
            <text:p>1.00</text:p>
          </table:table-cell>
          <table:table-cell table:formula="of:=ROUND(AVERAGE([.C15];[.D15]))" office:value-type="float" office:value="21" calcext:value-type="float">
            <text:p>21</text:p>
          </table:table-cell>
          <table:table-cell/>
          <table:table-cell table:formula="of:=ROUNDUP(MAX((100-MAX([.M$5]+[.$E$2]*MIN([.AJ15];0);0))*INT(([.$K15]-MAX([.AJ15];0))*[.$J15])/100;0);0)" office:value-type="float" office:value="21" calcext:value-type="float">
            <text:p>21</text:p>
          </table:table-cell>
          <table:table-cell table:formula="of:=ROUNDUP(MAX((100-MAX([.N$5]+[.$E$2]*MIN([.AK15];0);0))*INT(([.$K15]-MAX([.AK15];0))*[.$J15])/100;0);0)" office:value-type="float" office:value="21" calcext:value-type="float">
            <text:p>21</text:p>
          </table:table-cell>
          <table:table-cell table:formula="of:=ROUNDUP(MAX((100-MAX([.O$5]+[.$E$2]*MIN([.AL15];0);0))*INT(([.$K15]-MAX([.AL15];0))*[.$J15])/100;0);0)" office:value-type="float" office:value="21" calcext:value-type="float">
            <text:p>21</text:p>
          </table:table-cell>
          <table:table-cell table:formula="of:=ROUNDUP(MAX((100-MAX([.P$5]+[.$E$2]*MIN([.AM15];0);0))*INT(([.$K15]-MAX([.AM15];0))*[.$J15])/100;0);0)" office:value-type="float" office:value="16" calcext:value-type="float">
            <text:p>16</text:p>
          </table:table-cell>
          <table:table-cell table:formula="of:=ROUNDUP(MAX((100-MAX([.Q$5]+[.$E$2]*MIN([.AN15];0);0))*INT(([.$K15]-MAX([.AN15];0))*[.$J15])/100;0);0)" office:value-type="float" office:value="15" calcext:value-type="float">
            <text:p>15</text:p>
          </table:table-cell>
          <table:table-cell table:formula="of:=ROUNDUP(MAX((100-MAX([.R$5]+[.$E$2]*MIN([.AO15];0);0))*INT(([.$K15]-MAX([.AO15];0))*[.$J15])/100;0);0)" office:value-type="float" office:value="15" calcext:value-type="float">
            <text:p>15</text:p>
          </table:table-cell>
          <table:table-cell table:formula="of:=ROUNDUP(MAX((100-MAX([.S$5]+[.$E$2]*MIN([.AP15];0);0))*INT(([.$K15]-MAX([.AP15];0))*[.$J15])/100;0);0)" office:value-type="float" office:value="14" calcext:value-type="float">
            <text:p>14</text:p>
          </table:table-cell>
          <table:table-cell table:formula="of:=ROUNDUP(MAX((100-MAX([.T$5]+[.$E$2]*MIN([.AQ15];0);0))*INT(([.$K15]-MAX([.AQ15];0))*[.$J15])/100;0);0)" office:value-type="float" office:value="13" calcext:value-type="float">
            <text:p>13</text:p>
          </table:table-cell>
          <table:table-cell table:formula="of:=ROUNDUP(MAX((100-MAX([.U$5]+[.$E$2]*MIN([.AR15];0);0))*INT(([.$K15]-MAX([.AR15];0))*[.$J15])/100;0);0)" office:value-type="float" office:value="13" calcext:value-type="float">
            <text:p>13</text:p>
          </table:table-cell>
          <table:table-cell table:formula="of:=ROUNDUP(MAX((100-MAX([.V$5]+[.$E$2]*MIN([.AS15];0);0))*INT(([.$K15]-MAX([.AS15];0))*[.$J15])/100;0);0)" office:value-type="float" office:value="11" calcext:value-type="float">
            <text:p>11</text:p>
          </table:table-cell>
          <table:table-cell table:formula="of:=ROUNDUP(MAX((100-MAX([.W$5]+[.$E$2]*MIN([.AT15];0);0))*INT(([.$K15]-MAX([.AT15];0))*[.$J15])/100;0);0)" office:value-type="float" office:value="10" calcext:value-type="float">
            <text:p>10</text:p>
          </table:table-cell>
          <table:table-cell table:formula="of:=ROUNDUP(MAX((100-MAX([.X$5]+[.$E$2]*MIN([.AU15];0);0))*INT(([.$K15]-MAX([.AU15];0))*[.$J15])/100;0);0)" office:value-type="float" office:value="9" calcext:value-type="float">
            <text:p>9</text:p>
          </table:table-cell>
          <table:table-cell table:formula="of:=ROUNDUP(MAX((100-MAX([.Y$5]+[.$E$2]*MIN([.AV15];0);0))*INT(([.$K15]-MAX([.AV15];0))*[.$J15])/100;0);0)" office:value-type="float" office:value="7" calcext:value-type="float">
            <text:p>7</text:p>
          </table:table-cell>
          <table:table-cell table:formula="of:=ROUNDUP(MAX((100-MAX([.Z$5]+[.$E$2]*MIN([.AW15];0);0))*INT(([.$K15]-MAX([.AW15];0))*[.$J15])/100;0);0)" office:value-type="float" office:value="6" calcext:value-type="float">
            <text:p>6</text:p>
          </table:table-cell>
          <table:table-cell table:formula="of:=ROUNDUP(MAX((100-MAX([.AA$5]+[.$E$2]*MIN([.AX15];0);0))*INT(([.$K15]-MAX([.AX15];0))*[.$J15])/100;0);0)" office:value-type="float" office:value="4" calcext:value-type="float">
            <text:p>4</text:p>
          </table:table-cell>
          <table:table-cell table:formula="of:=ROUNDUP(MAX((100-MAX([.AB$5]+[.$E$2]*MIN([.AY15];0);0))*INT(([.$K15]-MAX([.AY15];0))*[.$J15])/100;0);0)" office:value-type="float" office:value="3" calcext:value-type="float">
            <text:p>3</text:p>
          </table:table-cell>
          <table:table-cell table:formula="of:=ROUNDUP(MAX((100-MAX([.AC$5]+[.$E$2]*MIN([.AZ15];0);0))*INT(([.$K15]-MAX([.AZ15];0))*[.$J15])/100;0);0)" office:value-type="float" office:value="1" calcext:value-type="float">
            <text:p>1</text:p>
          </table:table-cell>
          <table:table-cell table:number-columns-repeated="6"/>
          <table:table-cell table:formula="of:=FLOOR([.M$4]*IF([.$E15];0.2;1))-[.$G15]" office:value-type="float" office:value="-2" calcext:value-type="float">
            <text:p>-2</text:p>
          </table:table-cell>
          <table:table-cell table:formula="of:=FLOOR([.N$4]*IF([.$E15];0.2;1))-[.$G15]" office:value-type="float" office:value="-2" calcext:value-type="float">
            <text:p>-2</text:p>
          </table:table-cell>
          <table:table-cell table:formula="of:=FLOOR([.O$4]*IF([.$E15];0.2;1))-[.$G15]" office:value-type="float" office:value="-2" calcext:value-type="float">
            <text:p>-2</text:p>
          </table:table-cell>
          <table:table-cell table:formula="of:=FLOOR([.P$4]*IF([.$E15];0.2;1))-[.$G15]" office:value-type="float" office:value="0" calcext:value-type="float">
            <text:p>0</text:p>
          </table:table-cell>
          <table:table-cell table:formula="of:=FLOOR([.Q$4]*IF([.$E15];0.2;1))-[.$G15]" office:value-type="float" office:value="0" calcext:value-type="float">
            <text:p>0</text:p>
          </table:table-cell>
          <table:table-cell table:formula="of:=FLOOR([.R$4]*IF([.$E15];0.2;1))-[.$G15]" office:value-type="float" office:value="0" calcext:value-type="float">
            <text:p>0</text:p>
          </table:table-cell>
          <table:table-cell table:formula="of:=FLOOR([.S$4]*IF([.$E15];0.2;1))-[.$G15]" office:value-type="float" office:value="2" calcext:value-type="float">
            <text:p>2</text:p>
          </table:table-cell>
          <table:table-cell table:formula="of:=FLOOR([.T$4]*IF([.$E15];0.2;1))-[.$G15]" office:value-type="float" office:value="2" calcext:value-type="float">
            <text:p>2</text:p>
          </table:table-cell>
          <table:table-cell table:formula="of:=FLOOR([.U$4]*IF([.$E15];0.2;1))-[.$G15]" office:value-type="float" office:value="2" calcext:value-type="float">
            <text:p>2</text:p>
          </table:table-cell>
          <table:table-cell table:formula="of:=FLOOR([.V$4]*IF([.$E15];0.2;1))-[.$G15]" office:value-type="float" office:value="4" calcext:value-type="float">
            <text:p>4</text:p>
          </table:table-cell>
          <table:table-cell table:formula="of:=FLOOR([.W$4]*IF([.$E15];0.2;1))-[.$G15]" office:value-type="float" office:value="4" calcext:value-type="float">
            <text:p>4</text:p>
          </table:table-cell>
          <table:table-cell table:formula="of:=FLOOR([.X$4]*IF([.$E15];0.2;1))-[.$G15]" office:value-type="float" office:value="6" calcext:value-type="float">
            <text:p>6</text:p>
          </table:table-cell>
          <table:table-cell table:formula="of:=FLOOR([.Y$4]*IF([.$E15];0.2;1))-[.$G15]" office:value-type="float" office:value="8" calcext:value-type="float">
            <text:p>8</text:p>
          </table:table-cell>
          <table:table-cell table:formula="of:=FLOOR([.Z$4]*IF([.$E15];0.2;1))-[.$G15]" office:value-type="float" office:value="10" calcext:value-type="float">
            <text:p>10</text:p>
          </table:table-cell>
          <table:table-cell table:formula="of:=FLOOR([.AA$4]*IF([.$E15];0.2;1))-[.$G15]" office:value-type="float" office:value="12" calcext:value-type="float">
            <text:p>12</text:p>
          </table:table-cell>
          <table:table-cell table:formula="of:=FLOOR([.AB$4]*IF([.$E15];0.2;1))-[.$G15]" office:value-type="float" office:value="12" calcext:value-type="float">
            <text:p>12</text:p>
          </table:table-cell>
          <table:table-cell table:formula="of:=FLOOR([.AC$4]*IF([.$E15];0.2;1))-[.$G15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 Support Weapon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LOOKUP([.$B1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6];[$'EcCo ammo'.$A$6:$'EcCo ammo'.$A$37];[$'EcCo ammo'.H$6:$'EcCo ammo'.H$37]))" office:value-type="float" office:value="12" calcext:value-type="float">
            <text:p>12</text:p>
          </table:table-cell>
          <table:table-cell table:formula="of:=LOOKUP([.$B16];[$'EcCo ammo'.$A$6:$'EcCo ammo'.$A$37];[$'EcCo ammo'.I$6:$'EcCo ammo'.I$37])" office:value-type="float" office:value="4" calcext:value-type="float">
            <text:p>4</text:p>
          </table:table-cell>
          <table:table-cell table:formula="of:=LOOKUP([.$B16];[$'EcCo ammo'.$A$6:$'EcCo ammo'.$A$37];[$'EcCo ammo'.J$6:$'EcCo ammo'.J$37])" office:value-type="float" office:value="5" calcext:value-type="float">
            <text:p>5</text:p>
          </table:table-cell>
          <table:table-cell table:formula="of:=[.H16]/[.I16]" office:value-type="float" office:value="0.8" calcext:value-type="float">
            <text:p>0.80</text:p>
          </table:table-cell>
          <table:table-cell table:formula="of:=ROUND(AVERAGE([.C16];[.D16]))" office:value-type="float" office:value="21" calcext:value-type="float">
            <text:p>21</text:p>
          </table:table-cell>
          <table:table-cell/>
          <table:table-cell table:formula="of:=ROUNDUP(MAX((100-MAX([.M$5]+[.$E$2]*MIN([.AJ16];0);0))*INT(([.$K16]-MAX([.AJ16];0))*[.$J16])/100;0);0)" office:value-type="float" office:value="16" calcext:value-type="float">
            <text:p>16</text:p>
          </table:table-cell>
          <table:table-cell table:formula="of:=ROUNDUP(MAX((100-MAX([.N$5]+[.$E$2]*MIN([.AK16];0);0))*INT(([.$K16]-MAX([.AK16];0))*[.$J16])/100;0);0)" office:value-type="float" office:value="16" calcext:value-type="float">
            <text:p>16</text:p>
          </table:table-cell>
          <table:table-cell table:formula="of:=ROUNDUP(MAX((100-MAX([.O$5]+[.$E$2]*MIN([.AL16];0);0))*INT(([.$K16]-MAX([.AL16];0))*[.$J16])/100;0);0)" office:value-type="float" office:value="16" calcext:value-type="float">
            <text:p>16</text:p>
          </table:table-cell>
          <table:table-cell table:formula="of:=ROUNDUP(MAX((100-MAX([.P$5]+[.$E$2]*MIN([.AM16];0);0))*INT(([.$K16]-MAX([.AM16];0))*[.$J16])/100;0);0)" office:value-type="float" office:value="16" calcext:value-type="float">
            <text:p>16</text:p>
          </table:table-cell>
          <table:table-cell table:formula="of:=ROUNDUP(MAX((100-MAX([.Q$5]+[.$E$2]*MIN([.AN16];0);0))*INT(([.$K16]-MAX([.AN16];0))*[.$J16])/100;0);0)" office:value-type="float" office:value="16" calcext:value-type="float">
            <text:p>16</text:p>
          </table:table-cell>
          <table:table-cell table:formula="of:=ROUNDUP(MAX((100-MAX([.R$5]+[.$E$2]*MIN([.AO16];0);0))*INT(([.$K16]-MAX([.AO16];0))*[.$J16])/100;0);0)" office:value-type="float" office:value="16" calcext:value-type="float">
            <text:p>16</text:p>
          </table:table-cell>
          <table:table-cell table:formula="of:=ROUNDUP(MAX((100-MAX([.S$5]+[.$E$2]*MIN([.AP16];0);0))*INT(([.$K16]-MAX([.AP16];0))*[.$J16])/100;0);0)" office:value-type="float" office:value="16" calcext:value-type="float">
            <text:p>16</text:p>
          </table:table-cell>
          <table:table-cell table:formula="of:=ROUNDUP(MAX((100-MAX([.T$5]+[.$E$2]*MIN([.AQ16];0);0))*INT(([.$K16]-MAX([.AQ16];0))*[.$J16])/100;0);0)" office:value-type="float" office:value="16" calcext:value-type="float">
            <text:p>16</text:p>
          </table:table-cell>
          <table:table-cell table:formula="of:=ROUNDUP(MAX((100-MAX([.U$5]+[.$E$2]*MIN([.AR16];0);0))*INT(([.$K16]-MAX([.AR16];0))*[.$J16])/100;0);0)" office:value-type="float" office:value="16" calcext:value-type="float">
            <text:p>16</text:p>
          </table:table-cell>
          <table:table-cell table:formula="of:=ROUNDUP(MAX((100-MAX([.V$5]+[.$E$2]*MIN([.AS16];0);0))*INT(([.$K16]-MAX([.AS16];0))*[.$J16])/100;0);0)" office:value-type="float" office:value="16" calcext:value-type="float">
            <text:p>16</text:p>
          </table:table-cell>
          <table:table-cell table:formula="of:=ROUNDUP(MAX((100-MAX([.W$5]+[.$E$2]*MIN([.AT16];0);0))*INT(([.$K16]-MAX([.AT16];0))*[.$J16])/100;0);0)" office:value-type="float" office:value="16" calcext:value-type="float">
            <text:p>16</text:p>
          </table:table-cell>
          <table:table-cell table:formula="of:=ROUNDUP(MAX((100-MAX([.X$5]+[.$E$2]*MIN([.AU16];0);0))*INT(([.$K16]-MAX([.AU16];0))*[.$J16])/100;0);0)" office:value-type="float" office:value="16" calcext:value-type="float">
            <text:p>16</text:p>
          </table:table-cell>
          <table:table-cell table:formula="of:=ROUNDUP(MAX((100-MAX([.Y$5]+[.$E$2]*MIN([.AV16];0);0))*INT(([.$K16]-MAX([.AV16];0))*[.$J16])/100;0);0)" office:value-type="float" office:value="12" calcext:value-type="float">
            <text:p>12</text:p>
          </table:table-cell>
          <table:table-cell table:formula="of:=ROUNDUP(MAX((100-MAX([.Z$5]+[.$E$2]*MIN([.AW16];0);0))*INT(([.$K16]-MAX([.AW16];0))*[.$J16])/100;0);0)" office:value-type="float" office:value="8" calcext:value-type="float">
            <text:p>8</text:p>
          </table:table-cell>
          <table:table-cell table:formula="of:=ROUNDUP(MAX((100-MAX([.AA$5]+[.$E$2]*MIN([.AX16];0);0))*INT(([.$K16]-MAX([.AX16];0))*[.$J16])/100;0);0)" office:value-type="float" office:value="6" calcext:value-type="float">
            <text:p>6</text:p>
          </table:table-cell>
          <table:table-cell table:formula="of:=ROUNDUP(MAX((100-MAX([.AB$5]+[.$E$2]*MIN([.AY16];0);0))*INT(([.$K16]-MAX([.AY16];0))*[.$J16])/100;0);0)" office:value-type="float" office:value="5" calcext:value-type="float">
            <text:p>5</text:p>
          </table:table-cell>
          <table:table-cell table:formula="of:=ROUNDUP(MAX((100-MAX([.AC$5]+[.$E$2]*MIN([.AZ16];0);0))*INT(([.$K16]-MAX([.AZ16];0))*[.$J16])/100;0);0)" office:value-type="float" office:value="3" calcext:value-type="float">
            <text:p>3</text:p>
          </table:table-cell>
          <table:table-cell table:number-columns-repeated="6"/>
          <table:table-cell table:formula="of:=FLOOR([.M$4]*IF([.$E16];0.2;1))-[.$G16]" office:value-type="float" office:value="-12" calcext:value-type="float">
            <text:p>-12</text:p>
          </table:table-cell>
          <table:table-cell table:formula="of:=FLOOR([.N$4]*IF([.$E16];0.2;1))-[.$G16]" office:value-type="float" office:value="-12" calcext:value-type="float">
            <text:p>-12</text:p>
          </table:table-cell>
          <table:table-cell table:formula="of:=FLOOR([.O$4]*IF([.$E16];0.2;1))-[.$G16]" office:value-type="float" office:value="-12" calcext:value-type="float">
            <text:p>-12</text:p>
          </table:table-cell>
          <table:table-cell table:formula="of:=FLOOR([.P$4]*IF([.$E16];0.2;1))-[.$G16]" office:value-type="float" office:value="-10" calcext:value-type="float">
            <text:p>-10</text:p>
          </table:table-cell>
          <table:table-cell table:formula="of:=FLOOR([.Q$4]*IF([.$E16];0.2;1))-[.$G16]" office:value-type="float" office:value="-10" calcext:value-type="float">
            <text:p>-10</text:p>
          </table:table-cell>
          <table:table-cell table:formula="of:=FLOOR([.R$4]*IF([.$E16];0.2;1))-[.$G16]" office:value-type="float" office:value="-10" calcext:value-type="float">
            <text:p>-10</text:p>
          </table:table-cell>
          <table:table-cell table:formula="of:=FLOOR([.S$4]*IF([.$E16];0.2;1))-[.$G16]" office:value-type="float" office:value="-8" calcext:value-type="float">
            <text:p>-8</text:p>
          </table:table-cell>
          <table:table-cell table:formula="of:=FLOOR([.T$4]*IF([.$E16];0.2;1))-[.$G16]" office:value-type="float" office:value="-8" calcext:value-type="float">
            <text:p>-8</text:p>
          </table:table-cell>
          <table:table-cell table:formula="of:=FLOOR([.U$4]*IF([.$E16];0.2;1))-[.$G16]" office:value-type="float" office:value="-8" calcext:value-type="float">
            <text:p>-8</text:p>
          </table:table-cell>
          <table:table-cell table:formula="of:=FLOOR([.V$4]*IF([.$E16];0.2;1))-[.$G16]" office:value-type="float" office:value="-6" calcext:value-type="float">
            <text:p>-6</text:p>
          </table:table-cell>
          <table:table-cell table:formula="of:=FLOOR([.W$4]*IF([.$E16];0.2;1))-[.$G16]" office:value-type="float" office:value="-6" calcext:value-type="float">
            <text:p>-6</text:p>
          </table:table-cell>
          <table:table-cell table:formula="of:=FLOOR([.X$4]*IF([.$E16];0.2;1))-[.$G16]" office:value-type="float" office:value="-4" calcext:value-type="float">
            <text:p>-4</text:p>
          </table:table-cell>
          <table:table-cell table:formula="of:=FLOOR([.Y$4]*IF([.$E16];0.2;1))-[.$G16]" office:value-type="float" office:value="-2" calcext:value-type="float">
            <text:p>-2</text:p>
          </table:table-cell>
          <table:table-cell table:formula="of:=FLOOR([.Z$4]*IF([.$E16];0.2;1))-[.$G16]" office:value-type="float" office:value="0" calcext:value-type="float">
            <text:p>0</text:p>
          </table:table-cell>
          <table:table-cell table:formula="of:=FLOOR([.AA$4]*IF([.$E16];0.2;1))-[.$G16]" office:value-type="float" office:value="2" calcext:value-type="float">
            <text:p>2</text:p>
          </table:table-cell>
          <table:table-cell table:formula="of:=FLOOR([.AB$4]*IF([.$E16];0.2;1))-[.$G16]" office:value-type="float" office:value="2" calcext:value-type="float">
            <text:p>2</text:p>
          </table:table-cell>
          <table:table-cell table:formula="of:=FLOOR([.AC$4]*IF([.$E16];0.2;1))-[.$G1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FMJ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17];[$'EcCo ammo'.$A$6:$'EcCo ammo'.$A$37];[$'EcCo ammo'.F$6:$'EcCo ammo'.F$37])" office:value-type="float" office:value="0" calcext:value-type="float">
            <text:p>0</text:p>
          </table:table-cell>
          <table:table-cell table:formula="of:=FLOOR(LOOKUP([.$B17];[$'EcCo ammo'.$A$6:$'EcCo ammo'.$A$37];[$'EcCo ammo'.H$6:$'EcCo ammo'.H$37]))" office:value-type="float" office:value="2" calcext:value-type="float">
            <text:p>2</text:p>
          </table:table-cell>
          <table:table-cell table:formula="of:=LOOKUP([.$B17];[$'EcCo ammo'.$A$6:$'EcCo ammo'.$A$37];[$'EcCo ammo'.I$6:$'EcCo ammo'.I$37])" office:value-type="float" office:value="1" calcext:value-type="float">
            <text:p>1</text:p>
          </table:table-cell>
          <table:table-cell table:formula="of:=LOOKUP([.$B17];[$'EcCo ammo'.$A$6:$'EcCo ammo'.$A$37];[$'EcCo ammo'.J$6:$'EcCo ammo'.J$37])" office:value-type="float" office:value="1" calcext:value-type="float">
            <text:p>1</text:p>
          </table:table-cell>
          <table:table-cell table:formula="of:=[.H17]/[.I17]" office:value-type="float" office:value="1" calcext:value-type="float">
            <text:p>1.00</text:p>
          </table:table-cell>
          <table:table-cell table:formula="of:=ROUND(AVERAGE([.C17];[.D17]))" office:value-type="float" office:value="22" calcext:value-type="float">
            <text:p>22</text:p>
          </table:table-cell>
          <table:table-cell/>
          <table:table-cell table:formula="of:=ROUNDUP(MAX((100-MAX([.M$5]+[.$E$2]*MIN([.AJ17];0);0))*INT(([.$K17]-MAX([.AJ17];0))*[.$J17])/100;0);0)" office:value-type="float" office:value="22" calcext:value-type="float">
            <text:p>22</text:p>
          </table:table-cell>
          <table:table-cell table:formula="of:=ROUNDUP(MAX((100-MAX([.N$5]+[.$E$2]*MIN([.AK17];0);0))*INT(([.$K17]-MAX([.AK17];0))*[.$J17])/100;0);0)" office:value-type="float" office:value="22" calcext:value-type="float">
            <text:p>22</text:p>
          </table:table-cell>
          <table:table-cell table:formula="of:=ROUNDUP(MAX((100-MAX([.O$5]+[.$E$2]*MIN([.AL17];0);0))*INT(([.$K17]-MAX([.AL17];0))*[.$J17])/100;0);0)" office:value-type="float" office:value="22" calcext:value-type="float">
            <text:p>22</text:p>
          </table:table-cell>
          <table:table-cell table:formula="of:=ROUNDUP(MAX((100-MAX([.P$5]+[.$E$2]*MIN([.AM17];0);0))*INT(([.$K17]-MAX([.AM17];0))*[.$J17])/100;0);0)" office:value-type="float" office:value="17" calcext:value-type="float">
            <text:p>17</text:p>
          </table:table-cell>
          <table:table-cell table:formula="of:=ROUNDUP(MAX((100-MAX([.Q$5]+[.$E$2]*MIN([.AN17];0);0))*INT(([.$K17]-MAX([.AN17];0))*[.$J17])/100;0);0)" office:value-type="float" office:value="16" calcext:value-type="float">
            <text:p>16</text:p>
          </table:table-cell>
          <table:table-cell table:formula="of:=ROUNDUP(MAX((100-MAX([.R$5]+[.$E$2]*MIN([.AO17];0);0))*INT(([.$K17]-MAX([.AO17];0))*[.$J17])/100;0);0)" office:value-type="float" office:value="16" calcext:value-type="float">
            <text:p>16</text:p>
          </table:table-cell>
          <table:table-cell table:formula="of:=ROUNDUP(MAX((100-MAX([.S$5]+[.$E$2]*MIN([.AP17];0);0))*INT(([.$K17]-MAX([.AP17];0))*[.$J17])/100;0);0)" office:value-type="float" office:value="14" calcext:value-type="float">
            <text:p>14</text:p>
          </table:table-cell>
          <table:table-cell table:formula="of:=ROUNDUP(MAX((100-MAX([.T$5]+[.$E$2]*MIN([.AQ17];0);0))*INT(([.$K17]-MAX([.AQ17];0))*[.$J17])/100;0);0)" office:value-type="float" office:value="13" calcext:value-type="float">
            <text:p>13</text:p>
          </table:table-cell>
          <table:table-cell table:formula="of:=ROUNDUP(MAX((100-MAX([.U$5]+[.$E$2]*MIN([.AR17];0);0))*INT(([.$K17]-MAX([.AR17];0))*[.$J17])/100;0);0)" office:value-type="float" office:value="13" calcext:value-type="float">
            <text:p>13</text:p>
          </table:table-cell>
          <table:table-cell table:formula="of:=ROUNDUP(MAX((100-MAX([.V$5]+[.$E$2]*MIN([.AS17];0);0))*INT(([.$K17]-MAX([.AS17];0))*[.$J17])/100;0);0)" office:value-type="float" office:value="11" calcext:value-type="float">
            <text:p>11</text:p>
          </table:table-cell>
          <table:table-cell table:formula="of:=ROUNDUP(MAX((100-MAX([.W$5]+[.$E$2]*MIN([.AT17];0);0))*INT(([.$K17]-MAX([.AT17];0))*[.$J17])/100;0);0)" office:value-type="float" office:value="10" calcext:value-type="float">
            <text:p>10</text:p>
          </table:table-cell>
          <table:table-cell table:formula="of:=ROUNDUP(MAX((100-MAX([.X$5]+[.$E$2]*MIN([.AU17];0);0))*INT(([.$K17]-MAX([.AU17];0))*[.$J17])/100;0);0)" office:value-type="float" office:value="9" calcext:value-type="float">
            <text:p>9</text:p>
          </table:table-cell>
          <table:table-cell table:formula="of:=ROUNDUP(MAX((100-MAX([.Y$5]+[.$E$2]*MIN([.AV17];0);0))*INT(([.$K17]-MAX([.AV17];0))*[.$J17])/100;0);0)" office:value-type="float" office:value="7" calcext:value-type="float">
            <text:p>7</text:p>
          </table:table-cell>
          <table:table-cell table:formula="of:=ROUNDUP(MAX((100-MAX([.Z$5]+[.$E$2]*MIN([.AW17];0);0))*INT(([.$K17]-MAX([.AW17];0))*[.$J17])/100;0);0)" office:value-type="float" office:value="6" calcext:value-type="float">
            <text:p>6</text:p>
          </table:table-cell>
          <table:table-cell table:formula="of:=ROUNDUP(MAX((100-MAX([.AA$5]+[.$E$2]*MIN([.AX17];0);0))*INT(([.$K17]-MAX([.AX17];0))*[.$J17])/100;0);0)" office:value-type="float" office:value="4" calcext:value-type="float">
            <text:p>4</text:p>
          </table:table-cell>
          <table:table-cell table:formula="of:=ROUNDUP(MAX((100-MAX([.AB$5]+[.$E$2]*MIN([.AY17];0);0))*INT(([.$K17]-MAX([.AY17];0))*[.$J17])/100;0);0)" office:value-type="float" office:value="3" calcext:value-type="float">
            <text:p>3</text:p>
          </table:table-cell>
          <table:table-cell table:formula="of:=ROUNDUP(MAX((100-MAX([.AC$5]+[.$E$2]*MIN([.AZ17];0);0))*INT(([.$K17]-MAX([.AZ17];0))*[.$J17])/100;0);0)" office:value-type="float" office:value="2" calcext:value-type="float">
            <text:p>2</text:p>
          </table:table-cell>
          <table:table-cell table:number-columns-repeated="6"/>
          <table:table-cell table:formula="of:=FLOOR([.M$4]*IF([.$E17];0.2;1))-[.$G17]" office:value-type="float" office:value="-2" calcext:value-type="float">
            <text:p>-2</text:p>
          </table:table-cell>
          <table:table-cell table:formula="of:=FLOOR([.N$4]*IF([.$E17];0.2;1))-[.$G17]" office:value-type="float" office:value="-2" calcext:value-type="float">
            <text:p>-2</text:p>
          </table:table-cell>
          <table:table-cell table:formula="of:=FLOOR([.O$4]*IF([.$E17];0.2;1))-[.$G17]" office:value-type="float" office:value="-2" calcext:value-type="float">
            <text:p>-2</text:p>
          </table:table-cell>
          <table:table-cell table:formula="of:=FLOOR([.P$4]*IF([.$E17];0.2;1))-[.$G17]" office:value-type="float" office:value="0" calcext:value-type="float">
            <text:p>0</text:p>
          </table:table-cell>
          <table:table-cell table:formula="of:=FLOOR([.Q$4]*IF([.$E17];0.2;1))-[.$G17]" office:value-type="float" office:value="0" calcext:value-type="float">
            <text:p>0</text:p>
          </table:table-cell>
          <table:table-cell table:formula="of:=FLOOR([.R$4]*IF([.$E17];0.2;1))-[.$G17]" office:value-type="float" office:value="0" calcext:value-type="float">
            <text:p>0</text:p>
          </table:table-cell>
          <table:table-cell table:formula="of:=FLOOR([.S$4]*IF([.$E17];0.2;1))-[.$G17]" office:value-type="float" office:value="2" calcext:value-type="float">
            <text:p>2</text:p>
          </table:table-cell>
          <table:table-cell table:formula="of:=FLOOR([.T$4]*IF([.$E17];0.2;1))-[.$G17]" office:value-type="float" office:value="2" calcext:value-type="float">
            <text:p>2</text:p>
          </table:table-cell>
          <table:table-cell table:formula="of:=FLOOR([.U$4]*IF([.$E17];0.2;1))-[.$G17]" office:value-type="float" office:value="2" calcext:value-type="float">
            <text:p>2</text:p>
          </table:table-cell>
          <table:table-cell table:formula="of:=FLOOR([.V$4]*IF([.$E17];0.2;1))-[.$G17]" office:value-type="float" office:value="4" calcext:value-type="float">
            <text:p>4</text:p>
          </table:table-cell>
          <table:table-cell table:formula="of:=FLOOR([.W$4]*IF([.$E17];0.2;1))-[.$G17]" office:value-type="float" office:value="4" calcext:value-type="float">
            <text:p>4</text:p>
          </table:table-cell>
          <table:table-cell table:formula="of:=FLOOR([.X$4]*IF([.$E17];0.2;1))-[.$G17]" office:value-type="float" office:value="6" calcext:value-type="float">
            <text:p>6</text:p>
          </table:table-cell>
          <table:table-cell table:formula="of:=FLOOR([.Y$4]*IF([.$E17];0.2;1))-[.$G17]" office:value-type="float" office:value="8" calcext:value-type="float">
            <text:p>8</text:p>
          </table:table-cell>
          <table:table-cell table:formula="of:=FLOOR([.Z$4]*IF([.$E17];0.2;1))-[.$G17]" office:value-type="float" office:value="10" calcext:value-type="float">
            <text:p>10</text:p>
          </table:table-cell>
          <table:table-cell table:formula="of:=FLOOR([.AA$4]*IF([.$E17];0.2;1))-[.$G17]" office:value-type="float" office:value="12" calcext:value-type="float">
            <text:p>12</text:p>
          </table:table-cell>
          <table:table-cell table:formula="of:=FLOOR([.AB$4]*IF([.$E17];0.2;1))-[.$G17]" office:value-type="float" office:value="12" calcext:value-type="float">
            <text:p>12</text:p>
          </table:table-cell>
          <table:table-cell table:formula="of:=FLOOR([.AC$4]*IF([.$E17];0.2;1))-[.$G17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3 Pistol</text:p>
          </table:table-cell>
          <table:table-cell office:value-type="string" calcext:value-type="string">
            <text:p>.223 AP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18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18];[$'EcCo ammo'.$A$6:$'EcCo ammo'.$A$37];[$'EcCo ammo'.H$6:$'EcCo ammo'.H$37]))" office:value-type="float" office:value="12" calcext:value-type="float">
            <text:p>12</text:p>
          </table:table-cell>
          <table:table-cell table:formula="of:=LOOKUP([.$B18];[$'EcCo ammo'.$A$6:$'EcCo ammo'.$A$37];[$'EcCo ammo'.I$6:$'EcCo ammo'.I$37])" office:value-type="float" office:value="4" calcext:value-type="float">
            <text:p>4</text:p>
          </table:table-cell>
          <table:table-cell table:formula="of:=LOOKUP([.$B18];[$'EcCo ammo'.$A$6:$'EcCo ammo'.$A$37];[$'EcCo ammo'.J$6:$'EcCo ammo'.J$37])" office:value-type="float" office:value="5" calcext:value-type="float">
            <text:p>5</text:p>
          </table:table-cell>
          <table:table-cell table:formula="of:=[.H18]/[.I18]" office:value-type="float" office:value="0.8" calcext:value-type="float">
            <text:p>0.80</text:p>
          </table:table-cell>
          <table:table-cell table:formula="of:=ROUND(AVERAGE([.C18];[.D18]))" office:value-type="float" office:value="22" calcext:value-type="float">
            <text:p>22</text:p>
          </table:table-cell>
          <table:table-cell/>
          <table:table-cell table:formula="of:=ROUNDUP(MAX((100-MAX([.M$5]+[.$E$2]*MIN([.AJ18];0);0))*INT(([.$K18]-MAX([.AJ18];0))*[.$J18])/100;0);0)" office:value-type="float" office:value="17" calcext:value-type="float">
            <text:p>17</text:p>
          </table:table-cell>
          <table:table-cell table:formula="of:=ROUNDUP(MAX((100-MAX([.N$5]+[.$E$2]*MIN([.AK18];0);0))*INT(([.$K18]-MAX([.AK18];0))*[.$J18])/100;0);0)" office:value-type="float" office:value="17" calcext:value-type="float">
            <text:p>17</text:p>
          </table:table-cell>
          <table:table-cell table:formula="of:=ROUNDUP(MAX((100-MAX([.O$5]+[.$E$2]*MIN([.AL18];0);0))*INT(([.$K18]-MAX([.AL18];0))*[.$J18])/100;0);0)" office:value-type="float" office:value="17" calcext:value-type="float">
            <text:p>17</text:p>
          </table:table-cell>
          <table:table-cell table:formula="of:=ROUNDUP(MAX((100-MAX([.P$5]+[.$E$2]*MIN([.AM18];0);0))*INT(([.$K18]-MAX([.AM18];0))*[.$J18])/100;0);0)" office:value-type="float" office:value="17" calcext:value-type="float">
            <text:p>17</text:p>
          </table:table-cell>
          <table:table-cell table:formula="of:=ROUNDUP(MAX((100-MAX([.Q$5]+[.$E$2]*MIN([.AN18];0);0))*INT(([.$K18]-MAX([.AN18];0))*[.$J18])/100;0);0)" office:value-type="float" office:value="17" calcext:value-type="float">
            <text:p>17</text:p>
          </table:table-cell>
          <table:table-cell table:formula="of:=ROUNDUP(MAX((100-MAX([.R$5]+[.$E$2]*MIN([.AO18];0);0))*INT(([.$K18]-MAX([.AO18];0))*[.$J18])/100;0);0)" office:value-type="float" office:value="17" calcext:value-type="float">
            <text:p>17</text:p>
          </table:table-cell>
          <table:table-cell table:formula="of:=ROUNDUP(MAX((100-MAX([.S$5]+[.$E$2]*MIN([.AP18];0);0))*INT(([.$K18]-MAX([.AP18];0))*[.$J18])/100;0);0)" office:value-type="float" office:value="17" calcext:value-type="float">
            <text:p>17</text:p>
          </table:table-cell>
          <table:table-cell table:formula="of:=ROUNDUP(MAX((100-MAX([.T$5]+[.$E$2]*MIN([.AQ18];0);0))*INT(([.$K18]-MAX([.AQ18];0))*[.$J18])/100;0);0)" office:value-type="float" office:value="17" calcext:value-type="float">
            <text:p>17</text:p>
          </table:table-cell>
          <table:table-cell table:formula="of:=ROUNDUP(MAX((100-MAX([.U$5]+[.$E$2]*MIN([.AR18];0);0))*INT(([.$K18]-MAX([.AR18];0))*[.$J18])/100;0);0)" office:value-type="float" office:value="17" calcext:value-type="float">
            <text:p>17</text:p>
          </table:table-cell>
          <table:table-cell table:formula="of:=ROUNDUP(MAX((100-MAX([.V$5]+[.$E$2]*MIN([.AS18];0);0))*INT(([.$K18]-MAX([.AS18];0))*[.$J18])/100;0);0)" office:value-type="float" office:value="17" calcext:value-type="float">
            <text:p>17</text:p>
          </table:table-cell>
          <table:table-cell table:formula="of:=ROUNDUP(MAX((100-MAX([.W$5]+[.$E$2]*MIN([.AT18];0);0))*INT(([.$K18]-MAX([.AT18];0))*[.$J18])/100;0);0)" office:value-type="float" office:value="17" calcext:value-type="float">
            <text:p>17</text:p>
          </table:table-cell>
          <table:table-cell table:formula="of:=ROUNDUP(MAX((100-MAX([.X$5]+[.$E$2]*MIN([.AU18];0);0))*INT(([.$K18]-MAX([.AU18];0))*[.$J18])/100;0);0)" office:value-type="float" office:value="17" calcext:value-type="float">
            <text:p>17</text:p>
          </table:table-cell>
          <table:table-cell table:formula="of:=ROUNDUP(MAX((100-MAX([.Y$5]+[.$E$2]*MIN([.AV18];0);0))*INT(([.$K18]-MAX([.AV18];0))*[.$J18])/100;0);0)" office:value-type="float" office:value="12" calcext:value-type="float">
            <text:p>12</text:p>
          </table:table-cell>
          <table:table-cell table:formula="of:=ROUNDUP(MAX((100-MAX([.Z$5]+[.$E$2]*MIN([.AW18];0);0))*INT(([.$K18]-MAX([.AW18];0))*[.$J18])/100;0);0)" office:value-type="float" office:value="9" calcext:value-type="float">
            <text:p>9</text:p>
          </table:table-cell>
          <table:table-cell table:formula="of:=ROUNDUP(MAX((100-MAX([.AA$5]+[.$E$2]*MIN([.AX18];0);0))*INT(([.$K18]-MAX([.AX18];0))*[.$J18])/100;0);0)" office:value-type="float" office:value="6" calcext:value-type="float">
            <text:p>6</text:p>
          </table:table-cell>
          <table:table-cell table:formula="of:=ROUNDUP(MAX((100-MAX([.AB$5]+[.$E$2]*MIN([.AY18];0);0))*INT(([.$K18]-MAX([.AY18];0))*[.$J18])/100;0);0)" office:value-type="float" office:value="5" calcext:value-type="float">
            <text:p>5</text:p>
          </table:table-cell>
          <table:table-cell table:formula="of:=ROUNDUP(MAX((100-MAX([.AC$5]+[.$E$2]*MIN([.AZ18];0);0))*INT(([.$K18]-MAX([.AZ18];0))*[.$J18])/100;0);0)" office:value-type="float" office:value="4" calcext:value-type="float">
            <text:p>4</text:p>
          </table:table-cell>
          <table:table-cell table:number-columns-repeated="6"/>
          <table:table-cell table:formula="of:=FLOOR([.M$4]*IF([.$E18];0.2;1))-[.$G18]" office:value-type="float" office:value="-12" calcext:value-type="float">
            <text:p>-12</text:p>
          </table:table-cell>
          <table:table-cell table:formula="of:=FLOOR([.N$4]*IF([.$E18];0.2;1))-[.$G18]" office:value-type="float" office:value="-12" calcext:value-type="float">
            <text:p>-12</text:p>
          </table:table-cell>
          <table:table-cell table:formula="of:=FLOOR([.O$4]*IF([.$E18];0.2;1))-[.$G18]" office:value-type="float" office:value="-12" calcext:value-type="float">
            <text:p>-12</text:p>
          </table:table-cell>
          <table:table-cell table:formula="of:=FLOOR([.P$4]*IF([.$E18];0.2;1))-[.$G18]" office:value-type="float" office:value="-10" calcext:value-type="float">
            <text:p>-10</text:p>
          </table:table-cell>
          <table:table-cell table:formula="of:=FLOOR([.Q$4]*IF([.$E18];0.2;1))-[.$G18]" office:value-type="float" office:value="-10" calcext:value-type="float">
            <text:p>-10</text:p>
          </table:table-cell>
          <table:table-cell table:formula="of:=FLOOR([.R$4]*IF([.$E18];0.2;1))-[.$G18]" office:value-type="float" office:value="-10" calcext:value-type="float">
            <text:p>-10</text:p>
          </table:table-cell>
          <table:table-cell table:formula="of:=FLOOR([.S$4]*IF([.$E18];0.2;1))-[.$G18]" office:value-type="float" office:value="-8" calcext:value-type="float">
            <text:p>-8</text:p>
          </table:table-cell>
          <table:table-cell table:formula="of:=FLOOR([.T$4]*IF([.$E18];0.2;1))-[.$G18]" office:value-type="float" office:value="-8" calcext:value-type="float">
            <text:p>-8</text:p>
          </table:table-cell>
          <table:table-cell table:formula="of:=FLOOR([.U$4]*IF([.$E18];0.2;1))-[.$G18]" office:value-type="float" office:value="-8" calcext:value-type="float">
            <text:p>-8</text:p>
          </table:table-cell>
          <table:table-cell table:formula="of:=FLOOR([.V$4]*IF([.$E18];0.2;1))-[.$G18]" office:value-type="float" office:value="-6" calcext:value-type="float">
            <text:p>-6</text:p>
          </table:table-cell>
          <table:table-cell table:formula="of:=FLOOR([.W$4]*IF([.$E18];0.2;1))-[.$G18]" office:value-type="float" office:value="-6" calcext:value-type="float">
            <text:p>-6</text:p>
          </table:table-cell>
          <table:table-cell table:formula="of:=FLOOR([.X$4]*IF([.$E18];0.2;1))-[.$G18]" office:value-type="float" office:value="-4" calcext:value-type="float">
            <text:p>-4</text:p>
          </table:table-cell>
          <table:table-cell table:formula="of:=FLOOR([.Y$4]*IF([.$E18];0.2;1))-[.$G18]" office:value-type="float" office:value="-2" calcext:value-type="float">
            <text:p>-2</text:p>
          </table:table-cell>
          <table:table-cell table:formula="of:=FLOOR([.Z$4]*IF([.$E18];0.2;1))-[.$G18]" office:value-type="float" office:value="0" calcext:value-type="float">
            <text:p>0</text:p>
          </table:table-cell>
          <table:table-cell table:formula="of:=FLOOR([.AA$4]*IF([.$E18];0.2;1))-[.$G18]" office:value-type="float" office:value="2" calcext:value-type="float">
            <text:p>2</text:p>
          </table:table-cell>
          <table:table-cell table:formula="of:=FLOOR([.AB$4]*IF([.$E18];0.2;1))-[.$G18]" office:value-type="float" office:value="2" calcext:value-type="float">
            <text:p>2</text:p>
          </table:table-cell>
          <table:table-cell table:formula="of:=FLOOR([.AC$4]*IF([.$E18];0.2;1))-[.$G18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19];[$'EcCo ammo'.$A$6:$'EcCo ammo'.$A$37];[$'EcCo ammo'.F$6:$'EcCo ammo'.F$37])" office:value-type="float" office:value="10" calcext:value-type="float">
            <text:p>10</text:p>
          </table:table-cell>
          <table:table-cell table:formula="of:=FLOOR(LOOKUP([.$B19];[$'EcCo ammo'.$A$6:$'EcCo ammo'.$A$37];[$'EcCo ammo'.H$6:$'EcCo ammo'.H$37]))" office:value-type="float" office:value="0" calcext:value-type="float">
            <text:p>0</text:p>
          </table:table-cell>
          <table:table-cell table:formula="of:=LOOKUP([.$B19];[$'EcCo ammo'.$A$6:$'EcCo ammo'.$A$37];[$'EcCo ammo'.I$6:$'EcCo ammo'.I$37])" office:value-type="float" office:value="3" calcext:value-type="float">
            <text:p>3</text:p>
          </table:table-cell>
          <table:table-cell table:formula="of:=LOOKUP([.$B19];[$'EcCo ammo'.$A$6:$'EcCo ammo'.$A$37];[$'EcCo ammo'.J$6:$'EcCo ammo'.J$37])" office:value-type="float" office:value="2" calcext:value-type="float">
            <text:p>2</text:p>
          </table:table-cell>
          <table:table-cell table:formula="of:=[.H19]/[.I19]" office:value-type="float" office:value="1.5" calcext:value-type="float">
            <text:p>1.50</text:p>
          </table:table-cell>
          <table:table-cell table:formula="of:=ROUND(AVERAGE([.C19];[.D19]))" office:value-type="float" office:value="13" calcext:value-type="float">
            <text:p>13</text:p>
          </table:table-cell>
          <table:table-cell/>
          <table:table-cell table:formula="of:=ROUNDUP(MAX((100-MAX([.M$5]+[.$E$2]*MIN([.AJ19];0);0))*INT(([.$K19]-MAX([.AJ19];0))*[.$J19])/100;0);0)" office:value-type="float" office:value="19" calcext:value-type="float">
            <text:p>19</text:p>
          </table:table-cell>
          <table:table-cell table:formula="of:=ROUNDUP(MAX((100-MAX([.N$5]+[.$E$2]*MIN([.AK19];0);0))*INT(([.$K19]-MAX([.AK19];0))*[.$J19])/100;0);0)" office:value-type="float" office:value="18" calcext:value-type="float">
            <text:p>18</text:p>
          </table:table-cell>
          <table:table-cell table:formula="of:=ROUNDUP(MAX((100-MAX([.O$5]+[.$E$2]*MIN([.AL19];0);0))*INT(([.$K19]-MAX([.AL19];0))*[.$J19])/100;0);0)" office:value-type="float" office:value="16" calcext:value-type="float">
            <text:p>16</text:p>
          </table:table-cell>
          <table:table-cell table:formula="of:=ROUNDUP(MAX((100-MAX([.P$5]+[.$E$2]*MIN([.AM19];0);0))*INT(([.$K19]-MAX([.AM19];0))*[.$J19])/100;0);0)" office:value-type="float" office:value="12" calcext:value-type="float">
            <text:p>12</text:p>
          </table:table-cell>
          <table:table-cell table:formula="of:=ROUNDUP(MAX((100-MAX([.Q$5]+[.$E$2]*MIN([.AN19];0);0))*INT(([.$K19]-MAX([.AN19];0))*[.$J19])/100;0);0)" office:value-type="float" office:value="12" calcext:value-type="float">
            <text:p>12</text:p>
          </table:table-cell>
          <table:table-cell table:formula="of:=ROUNDUP(MAX((100-MAX([.R$5]+[.$E$2]*MIN([.AO19];0);0))*INT(([.$K19]-MAX([.AO19];0))*[.$J19])/100;0);0)" office:value-type="float" office:value="12" calcext:value-type="float">
            <text:p>12</text:p>
          </table:table-cell>
          <table:table-cell table:formula="of:=ROUNDUP(MAX((100-MAX([.S$5]+[.$E$2]*MIN([.AP19];0);0))*INT(([.$K19]-MAX([.AP19];0))*[.$J19])/100;0);0)" office:value-type="float" office:value="10" calcext:value-type="float">
            <text:p>10</text:p>
          </table:table-cell>
          <table:table-cell table:formula="of:=ROUNDUP(MAX((100-MAX([.T$5]+[.$E$2]*MIN([.AQ19];0);0))*INT(([.$K19]-MAX([.AQ19];0))*[.$J19])/100;0);0)" office:value-type="float" office:value="9" calcext:value-type="float">
            <text:p>9</text:p>
          </table:table-cell>
          <table:table-cell table:formula="of:=ROUNDUP(MAX((100-MAX([.U$5]+[.$E$2]*MIN([.AR19];0);0))*INT(([.$K19]-MAX([.AR19];0))*[.$J19])/100;0);0)" office:value-type="float" office:value="9" calcext:value-type="float">
            <text:p>9</text:p>
          </table:table-cell>
          <table:table-cell table:formula="of:=ROUNDUP(MAX((100-MAX([.V$5]+[.$E$2]*MIN([.AS19];0);0))*INT(([.$K19]-MAX([.AS19];0))*[.$J19])/100;0);0)" office:value-type="float" office:value="6" calcext:value-type="float">
            <text:p>6</text:p>
          </table:table-cell>
          <table:table-cell table:formula="of:=ROUNDUP(MAX((100-MAX([.W$5]+[.$E$2]*MIN([.AT19];0);0))*INT(([.$K19]-MAX([.AT19];0))*[.$J19])/100;0);0)" office:value-type="float" office:value="6" calcext:value-type="float">
            <text:p>6</text:p>
          </table:table-cell>
          <table:table-cell table:formula="of:=ROUNDUP(MAX((100-MAX([.X$5]+[.$E$2]*MIN([.AU19];0);0))*INT(([.$K19]-MAX([.AU19];0))*[.$J19])/100;0);0)" office:value-type="float" office:value="4" calcext:value-type="float">
            <text:p>4</text:p>
          </table:table-cell>
          <table:table-cell table:formula="of:=ROUNDUP(MAX((100-MAX([.Y$5]+[.$E$2]*MIN([.AV19];0);0))*INT(([.$K19]-MAX([.AV19];0))*[.$J19])/100;0);0)" office:value-type="float" office:value="2" calcext:value-type="float">
            <text:p>2</text:p>
          </table:table-cell>
          <table:table-cell table:formula="of:=ROUNDUP(MAX((100-MAX([.Z$5]+[.$E$2]*MIN([.AW19];0);0))*INT(([.$K19]-MAX([.AW19];0))*[.$J19])/100;0);0)" office:value-type="float" office:value="1" calcext:value-type="float">
            <text:p>1</text:p>
          </table:table-cell>
          <table:table-cell table:formula="of:=ROUNDUP(MAX((100-MAX([.AA$5]+[.$E$2]*MIN([.AX19];0);0))*INT(([.$K19]-MAX([.AX19];0))*[.$J19])/100;0);0)" office:value-type="float" office:value="0" calcext:value-type="float">
            <text:p>0</text:p>
          </table:table-cell>
          <table:table-cell table:formula="of:=ROUNDUP(MAX((100-MAX([.AB$5]+[.$E$2]*MIN([.AY19];0);0))*INT(([.$K19]-MAX([.AY19];0))*[.$J19])/100;0);0)" office:value-type="float" office:value="0" calcext:value-type="float">
            <text:p>0</text:p>
          </table:table-cell>
          <table:table-cell table:formula="of:=ROUNDUP(MAX((100-MAX([.AC$5]+[.$E$2]*MIN([.AZ19];0);0))*INT(([.$K19]-MAX([.AZ19];0))*[.$J19])/100;0);0)" office:value-type="float" office:value="0" calcext:value-type="float">
            <text:p>0</text:p>
          </table:table-cell>
          <table:table-cell table:number-columns-repeated="6"/>
          <table:table-cell table:formula="of:=FLOOR([.M$4]*IF([.$E19];0.2;1))-[.$G19]" office:value-type="float" office:value="0" calcext:value-type="float">
            <text:p>0</text:p>
          </table:table-cell>
          <table:table-cell table:formula="of:=FLOOR([.N$4]*IF([.$E19];0.2;1))-[.$G19]" office:value-type="float" office:value="0" calcext:value-type="float">
            <text:p>0</text:p>
          </table:table-cell>
          <table:table-cell table:formula="of:=FLOOR([.O$4]*IF([.$E19];0.2;1))-[.$G19]" office:value-type="float" office:value="0" calcext:value-type="float">
            <text:p>0</text:p>
          </table:table-cell>
          <table:table-cell table:formula="of:=FLOOR([.P$4]*IF([.$E19];0.2;1))-[.$G19]" office:value-type="float" office:value="2" calcext:value-type="float">
            <text:p>2</text:p>
          </table:table-cell>
          <table:table-cell table:formula="of:=FLOOR([.Q$4]*IF([.$E19];0.2;1))-[.$G19]" office:value-type="float" office:value="2" calcext:value-type="float">
            <text:p>2</text:p>
          </table:table-cell>
          <table:table-cell table:formula="of:=FLOOR([.R$4]*IF([.$E19];0.2;1))-[.$G19]" office:value-type="float" office:value="2" calcext:value-type="float">
            <text:p>2</text:p>
          </table:table-cell>
          <table:table-cell table:formula="of:=FLOOR([.S$4]*IF([.$E19];0.2;1))-[.$G19]" office:value-type="float" office:value="4" calcext:value-type="float">
            <text:p>4</text:p>
          </table:table-cell>
          <table:table-cell table:formula="of:=FLOOR([.T$4]*IF([.$E19];0.2;1))-[.$G19]" office:value-type="float" office:value="4" calcext:value-type="float">
            <text:p>4</text:p>
          </table:table-cell>
          <table:table-cell table:formula="of:=FLOOR([.U$4]*IF([.$E19];0.2;1))-[.$G19]" office:value-type="float" office:value="4" calcext:value-type="float">
            <text:p>4</text:p>
          </table:table-cell>
          <table:table-cell table:formula="of:=FLOOR([.V$4]*IF([.$E19];0.2;1))-[.$G19]" office:value-type="float" office:value="6" calcext:value-type="float">
            <text:p>6</text:p>
          </table:table-cell>
          <table:table-cell table:formula="of:=FLOOR([.W$4]*IF([.$E19];0.2;1))-[.$G19]" office:value-type="float" office:value="6" calcext:value-type="float">
            <text:p>6</text:p>
          </table:table-cell>
          <table:table-cell table:formula="of:=FLOOR([.X$4]*IF([.$E19];0.2;1))-[.$G19]" office:value-type="float" office:value="8" calcext:value-type="float">
            <text:p>8</text:p>
          </table:table-cell>
          <table:table-cell table:formula="of:=FLOOR([.Y$4]*IF([.$E19];0.2;1))-[.$G19]" office:value-type="float" office:value="10" calcext:value-type="float">
            <text:p>10</text:p>
          </table:table-cell>
          <table:table-cell table:formula="of:=FLOOR([.Z$4]*IF([.$E19];0.2;1))-[.$G19]" office:value-type="float" office:value="12" calcext:value-type="float">
            <text:p>12</text:p>
          </table:table-cell>
          <table:table-cell table:formula="of:=FLOOR([.AA$4]*IF([.$E19];0.2;1))-[.$G19]" office:value-type="float" office:value="14" calcext:value-type="float">
            <text:p>14</text:p>
          </table:table-cell>
          <table:table-cell table:formula="of:=FLOOR([.AB$4]*IF([.$E19];0.2;1))-[.$G19]" office:value-type="float" office:value="14" calcext:value-type="float">
            <text:p>14</text:p>
          </table:table-cell>
          <table:table-cell table:formula="of:=FLOOR([.AC$4]*IF([.$E19];0.2;1))-[.$G1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.44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0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0];[$'EcCo ammo'.$A$6:$'EcCo ammo'.$A$37];[$'EcCo ammo'.H$6:$'EcCo ammo'.H$37]))" office:value-type="float" office:value="7" calcext:value-type="float">
            <text:p>7</text:p>
          </table:table-cell>
          <table:table-cell table:formula="of:=LOOKUP([.$B20];[$'EcCo ammo'.$A$6:$'EcCo ammo'.$A$37];[$'EcCo ammo'.I$6:$'EcCo ammo'.I$37])" office:value-type="float" office:value="1" calcext:value-type="float">
            <text:p>1</text:p>
          </table:table-cell>
          <table:table-cell table:formula="of:=LOOKUP([.$B20];[$'EcCo ammo'.$A$6:$'EcCo ammo'.$A$37];[$'EcCo ammo'.J$6:$'EcCo ammo'.J$37])" office:value-type="float" office:value="1" calcext:value-type="float">
            <text:p>1</text:p>
          </table:table-cell>
          <table:table-cell table:formula="of:=[.H20]/[.I20]" office:value-type="float" office:value="1" calcext:value-type="float">
            <text:p>1.00</text:p>
          </table:table-cell>
          <table:table-cell table:formula="of:=ROUND(AVERAGE([.C20];[.D20]))" office:value-type="float" office:value="13" calcext:value-type="float">
            <text:p>13</text:p>
          </table:table-cell>
          <table:table-cell/>
          <table:table-cell table:formula="of:=ROUNDUP(MAX((100-MAX([.M$5]+[.$E$2]*MIN([.AJ20];0);0))*INT(([.$K20]-MAX([.AJ20];0))*[.$J20])/100;0);0)" office:value-type="float" office:value="13" calcext:value-type="float">
            <text:p>13</text:p>
          </table:table-cell>
          <table:table-cell table:formula="of:=ROUNDUP(MAX((100-MAX([.N$5]+[.$E$2]*MIN([.AK20];0);0))*INT(([.$K20]-MAX([.AK20];0))*[.$J20])/100;0);0)" office:value-type="float" office:value="13" calcext:value-type="float">
            <text:p>13</text:p>
          </table:table-cell>
          <table:table-cell table:formula="of:=ROUNDUP(MAX((100-MAX([.O$5]+[.$E$2]*MIN([.AL20];0);0))*INT(([.$K20]-MAX([.AL20];0))*[.$J20])/100;0);0)" office:value-type="float" office:value="13" calcext:value-type="float">
            <text:p>13</text:p>
          </table:table-cell>
          <table:table-cell table:formula="of:=ROUNDUP(MAX((100-MAX([.P$5]+[.$E$2]*MIN([.AM20];0);0))*INT(([.$K20]-MAX([.AM20];0))*[.$J20])/100;0);0)" office:value-type="float" office:value="13" calcext:value-type="float">
            <text:p>13</text:p>
          </table:table-cell>
          <table:table-cell table:formula="of:=ROUNDUP(MAX((100-MAX([.Q$5]+[.$E$2]*MIN([.AN20];0);0))*INT(([.$K20]-MAX([.AN20];0))*[.$J20])/100;0);0)" office:value-type="float" office:value="13" calcext:value-type="float">
            <text:p>13</text:p>
          </table:table-cell>
          <table:table-cell table:formula="of:=ROUNDUP(MAX((100-MAX([.R$5]+[.$E$2]*MIN([.AO20];0);0))*INT(([.$K20]-MAX([.AO20];0))*[.$J20])/100;0);0)" office:value-type="float" office:value="13" calcext:value-type="float">
            <text:p>13</text:p>
          </table:table-cell>
          <table:table-cell table:formula="of:=ROUNDUP(MAX((100-MAX([.S$5]+[.$E$2]*MIN([.AP20];0);0))*INT(([.$K20]-MAX([.AP20];0))*[.$J20])/100;0);0)" office:value-type="float" office:value="13" calcext:value-type="float">
            <text:p>13</text:p>
          </table:table-cell>
          <table:table-cell table:formula="of:=ROUNDUP(MAX((100-MAX([.T$5]+[.$E$2]*MIN([.AQ20];0);0))*INT(([.$K20]-MAX([.AQ20];0))*[.$J20])/100;0);0)" office:value-type="float" office:value="13" calcext:value-type="float">
            <text:p>13</text:p>
          </table:table-cell>
          <table:table-cell table:formula="of:=ROUNDUP(MAX((100-MAX([.U$5]+[.$E$2]*MIN([.AR20];0);0))*INT(([.$K20]-MAX([.AR20];0))*[.$J20])/100;0);0)" office:value-type="float" office:value="13" calcext:value-type="float">
            <text:p>13</text:p>
          </table:table-cell>
          <table:table-cell table:formula="of:=ROUNDUP(MAX((100-MAX([.V$5]+[.$E$2]*MIN([.AS20];0);0))*INT(([.$K20]-MAX([.AS20];0))*[.$J20])/100;0);0)" office:value-type="float" office:value="10" calcext:value-type="float">
            <text:p>10</text:p>
          </table:table-cell>
          <table:table-cell table:formula="of:=ROUNDUP(MAX((100-MAX([.W$5]+[.$E$2]*MIN([.AT20];0);0))*INT(([.$K20]-MAX([.AT20];0))*[.$J20])/100;0);0)" office:value-type="float" office:value="9" calcext:value-type="float">
            <text:p>9</text:p>
          </table:table-cell>
          <table:table-cell table:formula="of:=ROUNDUP(MAX((100-MAX([.X$5]+[.$E$2]*MIN([.AU20];0);0))*INT(([.$K20]-MAX([.AU20];0))*[.$J20])/100;0);0)" office:value-type="float" office:value="7" calcext:value-type="float">
            <text:p>7</text:p>
          </table:table-cell>
          <table:table-cell table:formula="of:=ROUNDUP(MAX((100-MAX([.Y$5]+[.$E$2]*MIN([.AV20];0);0))*INT(([.$K20]-MAX([.AV20];0))*[.$J20])/100;0);0)" office:value-type="float" office:value="5" calcext:value-type="float">
            <text:p>5</text:p>
          </table:table-cell>
          <table:table-cell table:formula="of:=ROUNDUP(MAX((100-MAX([.Z$5]+[.$E$2]*MIN([.AW20];0);0))*INT(([.$K20]-MAX([.AW20];0))*[.$J20])/100;0);0)" office:value-type="float" office:value="4" calcext:value-type="float">
            <text:p>4</text:p>
          </table:table-cell>
          <table:table-cell table:formula="of:=ROUNDUP(MAX((100-MAX([.AA$5]+[.$E$2]*MIN([.AX20];0);0))*INT(([.$K20]-MAX([.AX20];0))*[.$J20])/100;0);0)" office:value-type="float" office:value="3" calcext:value-type="float">
            <text:p>3</text:p>
          </table:table-cell>
          <table:table-cell table:formula="of:=ROUNDUP(MAX((100-MAX([.AB$5]+[.$E$2]*MIN([.AY20];0);0))*INT(([.$K20]-MAX([.AY20];0))*[.$J20])/100;0);0)" office:value-type="float" office:value="2" calcext:value-type="float">
            <text:p>2</text:p>
          </table:table-cell>
          <table:table-cell table:formula="of:=ROUNDUP(MAX((100-MAX([.AC$5]+[.$E$2]*MIN([.AZ20];0);0))*INT(([.$K20]-MAX([.AZ20];0))*[.$J20])/100;0);0)" office:value-type="float" office:value="0" calcext:value-type="float">
            <text:p>0</text:p>
          </table:table-cell>
          <table:table-cell table:number-columns-repeated="6"/>
          <table:table-cell table:formula="of:=FLOOR([.M$4]*IF([.$E20];0.2;1))-[.$G20]" office:value-type="float" office:value="-7" calcext:value-type="float">
            <text:p>-7</text:p>
          </table:table-cell>
          <table:table-cell table:formula="of:=FLOOR([.N$4]*IF([.$E20];0.2;1))-[.$G20]" office:value-type="float" office:value="-7" calcext:value-type="float">
            <text:p>-7</text:p>
          </table:table-cell>
          <table:table-cell table:formula="of:=FLOOR([.O$4]*IF([.$E20];0.2;1))-[.$G20]" office:value-type="float" office:value="-7" calcext:value-type="float">
            <text:p>-7</text:p>
          </table:table-cell>
          <table:table-cell table:formula="of:=FLOOR([.P$4]*IF([.$E20];0.2;1))-[.$G20]" office:value-type="float" office:value="-5" calcext:value-type="float">
            <text:p>-5</text:p>
          </table:table-cell>
          <table:table-cell table:formula="of:=FLOOR([.Q$4]*IF([.$E20];0.2;1))-[.$G20]" office:value-type="float" office:value="-5" calcext:value-type="float">
            <text:p>-5</text:p>
          </table:table-cell>
          <table:table-cell table:formula="of:=FLOOR([.R$4]*IF([.$E20];0.2;1))-[.$G20]" office:value-type="float" office:value="-5" calcext:value-type="float">
            <text:p>-5</text:p>
          </table:table-cell>
          <table:table-cell table:formula="of:=FLOOR([.S$4]*IF([.$E20];0.2;1))-[.$G20]" office:value-type="float" office:value="-3" calcext:value-type="float">
            <text:p>-3</text:p>
          </table:table-cell>
          <table:table-cell table:formula="of:=FLOOR([.T$4]*IF([.$E20];0.2;1))-[.$G20]" office:value-type="float" office:value="-3" calcext:value-type="float">
            <text:p>-3</text:p>
          </table:table-cell>
          <table:table-cell table:formula="of:=FLOOR([.U$4]*IF([.$E20];0.2;1))-[.$G20]" office:value-type="float" office:value="-3" calcext:value-type="float">
            <text:p>-3</text:p>
          </table:table-cell>
          <table:table-cell table:formula="of:=FLOOR([.V$4]*IF([.$E20];0.2;1))-[.$G20]" office:value-type="float" office:value="-1" calcext:value-type="float">
            <text:p>-1</text:p>
          </table:table-cell>
          <table:table-cell table:formula="of:=FLOOR([.W$4]*IF([.$E20];0.2;1))-[.$G20]" office:value-type="float" office:value="-1" calcext:value-type="float">
            <text:p>-1</text:p>
          </table:table-cell>
          <table:table-cell table:formula="of:=FLOOR([.X$4]*IF([.$E20];0.2;1))-[.$G20]" office:value-type="float" office:value="1" calcext:value-type="float">
            <text:p>1</text:p>
          </table:table-cell>
          <table:table-cell table:formula="of:=FLOOR([.Y$4]*IF([.$E20];0.2;1))-[.$G20]" office:value-type="float" office:value="3" calcext:value-type="float">
            <text:p>3</text:p>
          </table:table-cell>
          <table:table-cell table:formula="of:=FLOOR([.Z$4]*IF([.$E20];0.2;1))-[.$G20]" office:value-type="float" office:value="5" calcext:value-type="float">
            <text:p>5</text:p>
          </table:table-cell>
          <table:table-cell table:formula="of:=FLOOR([.AA$4]*IF([.$E20];0.2;1))-[.$G20]" office:value-type="float" office:value="7" calcext:value-type="float">
            <text:p>7</text:p>
          </table:table-cell>
          <table:table-cell table:formula="of:=FLOOR([.AB$4]*IF([.$E20];0.2;1))-[.$G20]" office:value-type="float" office:value="7" calcext:value-type="float">
            <text:p>7</text:p>
          </table:table-cell>
          <table:table-cell table:formula="of:=FLOOR([.AC$4]*IF([.$E20];0.2;1))-[.$G20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1];[$'EcCo ammo'.$A$6:$'EcCo ammo'.$A$37];[$'EcCo ammo'.F$6:$'EcCo ammo'.F$37])" office:value-type="float" office:value="10" calcext:value-type="float">
            <text:p>10</text:p>
          </table:table-cell>
          <table:table-cell table:formula="of:=FLOOR(LOOKUP([.$B21];[$'EcCo ammo'.$A$6:$'EcCo ammo'.$A$37];[$'EcCo ammo'.H$6:$'EcCo ammo'.H$37]))" office:value-type="float" office:value="0" calcext:value-type="float">
            <text:p>0</text:p>
          </table:table-cell>
          <table:table-cell table:formula="of:=LOOKUP([.$B21];[$'EcCo ammo'.$A$6:$'EcCo ammo'.$A$37];[$'EcCo ammo'.I$6:$'EcCo ammo'.I$37])" office:value-type="float" office:value="3" calcext:value-type="float">
            <text:p>3</text:p>
          </table:table-cell>
          <table:table-cell table:formula="of:=LOOKUP([.$B21];[$'EcCo ammo'.$A$6:$'EcCo ammo'.$A$37];[$'EcCo ammo'.J$6:$'EcCo ammo'.J$37])" office:value-type="float" office:value="2" calcext:value-type="float">
            <text:p>2</text:p>
          </table:table-cell>
          <table:table-cell table:formula="of:=[.H21]/[.I21]" office:value-type="float" office:value="1.5" calcext:value-type="float">
            <text:p>1.50</text:p>
          </table:table-cell>
          <table:table-cell table:formula="of:=ROUND(AVERAGE([.C21];[.D21]))" office:value-type="float" office:value="13" calcext:value-type="float">
            <text:p>13</text:p>
          </table:table-cell>
          <table:table-cell/>
          <table:table-cell table:formula="of:=ROUNDUP(MAX((100-MAX([.M$5]+[.$E$2]*MIN([.AJ21];0);0))*INT(([.$K21]-MAX([.AJ21];0))*[.$J21])/100;0);0)" office:value-type="float" office:value="19" calcext:value-type="float">
            <text:p>19</text:p>
          </table:table-cell>
          <table:table-cell table:formula="of:=ROUNDUP(MAX((100-MAX([.N$5]+[.$E$2]*MIN([.AK21];0);0))*INT(([.$K21]-MAX([.AK21];0))*[.$J21])/100;0);0)" office:value-type="float" office:value="18" calcext:value-type="float">
            <text:p>18</text:p>
          </table:table-cell>
          <table:table-cell table:formula="of:=ROUNDUP(MAX((100-MAX([.O$5]+[.$E$2]*MIN([.AL21];0);0))*INT(([.$K21]-MAX([.AL21];0))*[.$J21])/100;0);0)" office:value-type="float" office:value="16" calcext:value-type="float">
            <text:p>16</text:p>
          </table:table-cell>
          <table:table-cell table:formula="of:=ROUNDUP(MAX((100-MAX([.P$5]+[.$E$2]*MIN([.AM21];0);0))*INT(([.$K21]-MAX([.AM21];0))*[.$J21])/100;0);0)" office:value-type="float" office:value="12" calcext:value-type="float">
            <text:p>12</text:p>
          </table:table-cell>
          <table:table-cell table:formula="of:=ROUNDUP(MAX((100-MAX([.Q$5]+[.$E$2]*MIN([.AN21];0);0))*INT(([.$K21]-MAX([.AN21];0))*[.$J21])/100;0);0)" office:value-type="float" office:value="12" calcext:value-type="float">
            <text:p>12</text:p>
          </table:table-cell>
          <table:table-cell table:formula="of:=ROUNDUP(MAX((100-MAX([.R$5]+[.$E$2]*MIN([.AO21];0);0))*INT(([.$K21]-MAX([.AO21];0))*[.$J21])/100;0);0)" office:value-type="float" office:value="12" calcext:value-type="float">
            <text:p>12</text:p>
          </table:table-cell>
          <table:table-cell table:formula="of:=ROUNDUP(MAX((100-MAX([.S$5]+[.$E$2]*MIN([.AP21];0);0))*INT(([.$K21]-MAX([.AP21];0))*[.$J21])/100;0);0)" office:value-type="float" office:value="10" calcext:value-type="float">
            <text:p>10</text:p>
          </table:table-cell>
          <table:table-cell table:formula="of:=ROUNDUP(MAX((100-MAX([.T$5]+[.$E$2]*MIN([.AQ21];0);0))*INT(([.$K21]-MAX([.AQ21];0))*[.$J21])/100;0);0)" office:value-type="float" office:value="9" calcext:value-type="float">
            <text:p>9</text:p>
          </table:table-cell>
          <table:table-cell table:formula="of:=ROUNDUP(MAX((100-MAX([.U$5]+[.$E$2]*MIN([.AR21];0);0))*INT(([.$K21]-MAX([.AR21];0))*[.$J21])/100;0);0)" office:value-type="float" office:value="9" calcext:value-type="float">
            <text:p>9</text:p>
          </table:table-cell>
          <table:table-cell table:formula="of:=ROUNDUP(MAX((100-MAX([.V$5]+[.$E$2]*MIN([.AS21];0);0))*INT(([.$K21]-MAX([.AS21];0))*[.$J21])/100;0);0)" office:value-type="float" office:value="6" calcext:value-type="float">
            <text:p>6</text:p>
          </table:table-cell>
          <table:table-cell table:formula="of:=ROUNDUP(MAX((100-MAX([.W$5]+[.$E$2]*MIN([.AT21];0);0))*INT(([.$K21]-MAX([.AT21];0))*[.$J21])/100;0);0)" office:value-type="float" office:value="6" calcext:value-type="float">
            <text:p>6</text:p>
          </table:table-cell>
          <table:table-cell table:formula="of:=ROUNDUP(MAX((100-MAX([.X$5]+[.$E$2]*MIN([.AU21];0);0))*INT(([.$K21]-MAX([.AU21];0))*[.$J21])/100;0);0)" office:value-type="float" office:value="4" calcext:value-type="float">
            <text:p>4</text:p>
          </table:table-cell>
          <table:table-cell table:formula="of:=ROUNDUP(MAX((100-MAX([.Y$5]+[.$E$2]*MIN([.AV21];0);0))*INT(([.$K21]-MAX([.AV21];0))*[.$J21])/100;0);0)" office:value-type="float" office:value="2" calcext:value-type="float">
            <text:p>2</text:p>
          </table:table-cell>
          <table:table-cell table:formula="of:=ROUNDUP(MAX((100-MAX([.Z$5]+[.$E$2]*MIN([.AW21];0);0))*INT(([.$K21]-MAX([.AW21];0))*[.$J21])/100;0);0)" office:value-type="float" office:value="1" calcext:value-type="float">
            <text:p>1</text:p>
          </table:table-cell>
          <table:table-cell table:formula="of:=ROUNDUP(MAX((100-MAX([.AA$5]+[.$E$2]*MIN([.AX21];0);0))*INT(([.$K21]-MAX([.AX21];0))*[.$J21])/100;0);0)" office:value-type="float" office:value="0" calcext:value-type="float">
            <text:p>0</text:p>
          </table:table-cell>
          <table:table-cell table:formula="of:=ROUNDUP(MAX((100-MAX([.AB$5]+[.$E$2]*MIN([.AY21];0);0))*INT(([.$K21]-MAX([.AY21];0))*[.$J21])/100;0);0)" office:value-type="float" office:value="0" calcext:value-type="float">
            <text:p>0</text:p>
          </table:table-cell>
          <table:table-cell table:formula="of:=ROUNDUP(MAX((100-MAX([.AC$5]+[.$E$2]*MIN([.AZ21];0);0))*INT(([.$K21]-MAX([.AZ21];0))*[.$J21])/100;0);0)" office:value-type="float" office:value="0" calcext:value-type="float">
            <text:p>0</text:p>
          </table:table-cell>
          <table:table-cell table:number-columns-repeated="6"/>
          <table:table-cell table:formula="of:=FLOOR([.M$4]*IF([.$E21];0.2;1))-[.$G21]" office:value-type="float" office:value="0" calcext:value-type="float">
            <text:p>0</text:p>
          </table:table-cell>
          <table:table-cell table:formula="of:=FLOOR([.N$4]*IF([.$E21];0.2;1))-[.$G21]" office:value-type="float" office:value="0" calcext:value-type="float">
            <text:p>0</text:p>
          </table:table-cell>
          <table:table-cell table:formula="of:=FLOOR([.O$4]*IF([.$E21];0.2;1))-[.$G21]" office:value-type="float" office:value="0" calcext:value-type="float">
            <text:p>0</text:p>
          </table:table-cell>
          <table:table-cell table:formula="of:=FLOOR([.P$4]*IF([.$E21];0.2;1))-[.$G21]" office:value-type="float" office:value="2" calcext:value-type="float">
            <text:p>2</text:p>
          </table:table-cell>
          <table:table-cell table:formula="of:=FLOOR([.Q$4]*IF([.$E21];0.2;1))-[.$G21]" office:value-type="float" office:value="2" calcext:value-type="float">
            <text:p>2</text:p>
          </table:table-cell>
          <table:table-cell table:formula="of:=FLOOR([.R$4]*IF([.$E21];0.2;1))-[.$G21]" office:value-type="float" office:value="2" calcext:value-type="float">
            <text:p>2</text:p>
          </table:table-cell>
          <table:table-cell table:formula="of:=FLOOR([.S$4]*IF([.$E21];0.2;1))-[.$G21]" office:value-type="float" office:value="4" calcext:value-type="float">
            <text:p>4</text:p>
          </table:table-cell>
          <table:table-cell table:formula="of:=FLOOR([.T$4]*IF([.$E21];0.2;1))-[.$G21]" office:value-type="float" office:value="4" calcext:value-type="float">
            <text:p>4</text:p>
          </table:table-cell>
          <table:table-cell table:formula="of:=FLOOR([.U$4]*IF([.$E21];0.2;1))-[.$G21]" office:value-type="float" office:value="4" calcext:value-type="float">
            <text:p>4</text:p>
          </table:table-cell>
          <table:table-cell table:formula="of:=FLOOR([.V$4]*IF([.$E21];0.2;1))-[.$G21]" office:value-type="float" office:value="6" calcext:value-type="float">
            <text:p>6</text:p>
          </table:table-cell>
          <table:table-cell table:formula="of:=FLOOR([.W$4]*IF([.$E21];0.2;1))-[.$G21]" office:value-type="float" office:value="6" calcext:value-type="float">
            <text:p>6</text:p>
          </table:table-cell>
          <table:table-cell table:formula="of:=FLOOR([.X$4]*IF([.$E21];0.2;1))-[.$G21]" office:value-type="float" office:value="8" calcext:value-type="float">
            <text:p>8</text:p>
          </table:table-cell>
          <table:table-cell table:formula="of:=FLOOR([.Y$4]*IF([.$E21];0.2;1))-[.$G21]" office:value-type="float" office:value="10" calcext:value-type="float">
            <text:p>10</text:p>
          </table:table-cell>
          <table:table-cell table:formula="of:=FLOOR([.Z$4]*IF([.$E21];0.2;1))-[.$G21]" office:value-type="float" office:value="12" calcext:value-type="float">
            <text:p>12</text:p>
          </table:table-cell>
          <table:table-cell table:formula="of:=FLOOR([.AA$4]*IF([.$E21];0.2;1))-[.$G21]" office:value-type="float" office:value="14" calcext:value-type="float">
            <text:p>14</text:p>
          </table:table-cell>
          <table:table-cell table:formula="of:=FLOOR([.AB$4]*IF([.$E21];0.2;1))-[.$G21]" office:value-type="float" office:value="14" calcext:value-type="float">
            <text:p>14</text:p>
          </table:table-cell>
          <table:table-cell table:formula="of:=FLOOR([.AC$4]*IF([.$E21];0.2;1))-[.$G2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rt Eagle (Exp. Mag.)</text:p>
          </table:table-cell>
          <table:table-cell office:value-type="string" calcext:value-type="string">
            <text:p>.44 magnum FMJ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2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2];[$'EcCo ammo'.$A$6:$'EcCo ammo'.$A$37];[$'EcCo ammo'.H$6:$'EcCo ammo'.H$37]))" office:value-type="float" office:value="7" calcext:value-type="float">
            <text:p>7</text:p>
          </table:table-cell>
          <table:table-cell table:formula="of:=LOOKUP([.$B22];[$'EcCo ammo'.$A$6:$'EcCo ammo'.$A$37];[$'EcCo ammo'.I$6:$'EcCo ammo'.I$37])" office:value-type="float" office:value="1" calcext:value-type="float">
            <text:p>1</text:p>
          </table:table-cell>
          <table:table-cell table:formula="of:=LOOKUP([.$B22];[$'EcCo ammo'.$A$6:$'EcCo ammo'.$A$37];[$'EcCo ammo'.J$6:$'EcCo ammo'.J$37])" office:value-type="float" office:value="1" calcext:value-type="float">
            <text:p>1</text:p>
          </table:table-cell>
          <table:table-cell table:formula="of:=[.H22]/[.I22]" office:value-type="float" office:value="1" calcext:value-type="float">
            <text:p>1.00</text:p>
          </table:table-cell>
          <table:table-cell table:formula="of:=ROUND(AVERAGE([.C22];[.D22]))" office:value-type="float" office:value="13" calcext:value-type="float">
            <text:p>13</text:p>
          </table:table-cell>
          <table:table-cell/>
          <table:table-cell table:formula="of:=ROUNDUP(MAX((100-MAX([.M$5]+[.$E$2]*MIN([.AJ22];0);0))*INT(([.$K22]-MAX([.AJ22];0))*[.$J22])/100;0);0)" office:value-type="float" office:value="13" calcext:value-type="float">
            <text:p>13</text:p>
          </table:table-cell>
          <table:table-cell table:formula="of:=ROUNDUP(MAX((100-MAX([.N$5]+[.$E$2]*MIN([.AK22];0);0))*INT(([.$K22]-MAX([.AK22];0))*[.$J22])/100;0);0)" office:value-type="float" office:value="13" calcext:value-type="float">
            <text:p>13</text:p>
          </table:table-cell>
          <table:table-cell table:formula="of:=ROUNDUP(MAX((100-MAX([.O$5]+[.$E$2]*MIN([.AL22];0);0))*INT(([.$K22]-MAX([.AL22];0))*[.$J22])/100;0);0)" office:value-type="float" office:value="13" calcext:value-type="float">
            <text:p>13</text:p>
          </table:table-cell>
          <table:table-cell table:formula="of:=ROUNDUP(MAX((100-MAX([.P$5]+[.$E$2]*MIN([.AM22];0);0))*INT(([.$K22]-MAX([.AM22];0))*[.$J22])/100;0);0)" office:value-type="float" office:value="13" calcext:value-type="float">
            <text:p>13</text:p>
          </table:table-cell>
          <table:table-cell table:formula="of:=ROUNDUP(MAX((100-MAX([.Q$5]+[.$E$2]*MIN([.AN22];0);0))*INT(([.$K22]-MAX([.AN22];0))*[.$J22])/100;0);0)" office:value-type="float" office:value="13" calcext:value-type="float">
            <text:p>13</text:p>
          </table:table-cell>
          <table:table-cell table:formula="of:=ROUNDUP(MAX((100-MAX([.R$5]+[.$E$2]*MIN([.AO22];0);0))*INT(([.$K22]-MAX([.AO22];0))*[.$J22])/100;0);0)" office:value-type="float" office:value="13" calcext:value-type="float">
            <text:p>13</text:p>
          </table:table-cell>
          <table:table-cell table:formula="of:=ROUNDUP(MAX((100-MAX([.S$5]+[.$E$2]*MIN([.AP22];0);0))*INT(([.$K22]-MAX([.AP22];0))*[.$J22])/100;0);0)" office:value-type="float" office:value="13" calcext:value-type="float">
            <text:p>13</text:p>
          </table:table-cell>
          <table:table-cell table:formula="of:=ROUNDUP(MAX((100-MAX([.T$5]+[.$E$2]*MIN([.AQ22];0);0))*INT(([.$K22]-MAX([.AQ22];0))*[.$J22])/100;0);0)" office:value-type="float" office:value="13" calcext:value-type="float">
            <text:p>13</text:p>
          </table:table-cell>
          <table:table-cell table:formula="of:=ROUNDUP(MAX((100-MAX([.U$5]+[.$E$2]*MIN([.AR22];0);0))*INT(([.$K22]-MAX([.AR22];0))*[.$J22])/100;0);0)" office:value-type="float" office:value="13" calcext:value-type="float">
            <text:p>13</text:p>
          </table:table-cell>
          <table:table-cell table:formula="of:=ROUNDUP(MAX((100-MAX([.V$5]+[.$E$2]*MIN([.AS22];0);0))*INT(([.$K22]-MAX([.AS22];0))*[.$J22])/100;0);0)" office:value-type="float" office:value="10" calcext:value-type="float">
            <text:p>10</text:p>
          </table:table-cell>
          <table:table-cell table:formula="of:=ROUNDUP(MAX((100-MAX([.W$5]+[.$E$2]*MIN([.AT22];0);0))*INT(([.$K22]-MAX([.AT22];0))*[.$J22])/100;0);0)" office:value-type="float" office:value="9" calcext:value-type="float">
            <text:p>9</text:p>
          </table:table-cell>
          <table:table-cell table:formula="of:=ROUNDUP(MAX((100-MAX([.X$5]+[.$E$2]*MIN([.AU22];0);0))*INT(([.$K22]-MAX([.AU22];0))*[.$J22])/100;0);0)" office:value-type="float" office:value="7" calcext:value-type="float">
            <text:p>7</text:p>
          </table:table-cell>
          <table:table-cell table:formula="of:=ROUNDUP(MAX((100-MAX([.Y$5]+[.$E$2]*MIN([.AV22];0);0))*INT(([.$K22]-MAX([.AV22];0))*[.$J22])/100;0);0)" office:value-type="float" office:value="5" calcext:value-type="float">
            <text:p>5</text:p>
          </table:table-cell>
          <table:table-cell table:formula="of:=ROUNDUP(MAX((100-MAX([.Z$5]+[.$E$2]*MIN([.AW22];0);0))*INT(([.$K22]-MAX([.AW22];0))*[.$J22])/100;0);0)" office:value-type="float" office:value="4" calcext:value-type="float">
            <text:p>4</text:p>
          </table:table-cell>
          <table:table-cell table:formula="of:=ROUNDUP(MAX((100-MAX([.AA$5]+[.$E$2]*MIN([.AX22];0);0))*INT(([.$K22]-MAX([.AX22];0))*[.$J22])/100;0);0)" office:value-type="float" office:value="3" calcext:value-type="float">
            <text:p>3</text:p>
          </table:table-cell>
          <table:table-cell table:formula="of:=ROUNDUP(MAX((100-MAX([.AB$5]+[.$E$2]*MIN([.AY22];0);0))*INT(([.$K22]-MAX([.AY22];0))*[.$J22])/100;0);0)" office:value-type="float" office:value="2" calcext:value-type="float">
            <text:p>2</text:p>
          </table:table-cell>
          <table:table-cell table:formula="of:=ROUNDUP(MAX((100-MAX([.AC$5]+[.$E$2]*MIN([.AZ22];0);0))*INT(([.$K22]-MAX([.AZ22];0))*[.$J22])/100;0);0)" office:value-type="float" office:value="0" calcext:value-type="float">
            <text:p>0</text:p>
          </table:table-cell>
          <table:table-cell table:number-columns-repeated="6"/>
          <table:table-cell table:formula="of:=FLOOR([.M$4]*IF([.$E22];0.2;1))-[.$G22]" office:value-type="float" office:value="-7" calcext:value-type="float">
            <text:p>-7</text:p>
          </table:table-cell>
          <table:table-cell table:formula="of:=FLOOR([.N$4]*IF([.$E22];0.2;1))-[.$G22]" office:value-type="float" office:value="-7" calcext:value-type="float">
            <text:p>-7</text:p>
          </table:table-cell>
          <table:table-cell table:formula="of:=FLOOR([.O$4]*IF([.$E22];0.2;1))-[.$G22]" office:value-type="float" office:value="-7" calcext:value-type="float">
            <text:p>-7</text:p>
          </table:table-cell>
          <table:table-cell table:formula="of:=FLOOR([.P$4]*IF([.$E22];0.2;1))-[.$G22]" office:value-type="float" office:value="-5" calcext:value-type="float">
            <text:p>-5</text:p>
          </table:table-cell>
          <table:table-cell table:formula="of:=FLOOR([.Q$4]*IF([.$E22];0.2;1))-[.$G22]" office:value-type="float" office:value="-5" calcext:value-type="float">
            <text:p>-5</text:p>
          </table:table-cell>
          <table:table-cell table:formula="of:=FLOOR([.R$4]*IF([.$E22];0.2;1))-[.$G22]" office:value-type="float" office:value="-5" calcext:value-type="float">
            <text:p>-5</text:p>
          </table:table-cell>
          <table:table-cell table:formula="of:=FLOOR([.S$4]*IF([.$E22];0.2;1))-[.$G22]" office:value-type="float" office:value="-3" calcext:value-type="float">
            <text:p>-3</text:p>
          </table:table-cell>
          <table:table-cell table:formula="of:=FLOOR([.T$4]*IF([.$E22];0.2;1))-[.$G22]" office:value-type="float" office:value="-3" calcext:value-type="float">
            <text:p>-3</text:p>
          </table:table-cell>
          <table:table-cell table:formula="of:=FLOOR([.U$4]*IF([.$E22];0.2;1))-[.$G22]" office:value-type="float" office:value="-3" calcext:value-type="float">
            <text:p>-3</text:p>
          </table:table-cell>
          <table:table-cell table:formula="of:=FLOOR([.V$4]*IF([.$E22];0.2;1))-[.$G22]" office:value-type="float" office:value="-1" calcext:value-type="float">
            <text:p>-1</text:p>
          </table:table-cell>
          <table:table-cell table:formula="of:=FLOOR([.W$4]*IF([.$E22];0.2;1))-[.$G22]" office:value-type="float" office:value="-1" calcext:value-type="float">
            <text:p>-1</text:p>
          </table:table-cell>
          <table:table-cell table:formula="of:=FLOOR([.X$4]*IF([.$E22];0.2;1))-[.$G22]" office:value-type="float" office:value="1" calcext:value-type="float">
            <text:p>1</text:p>
          </table:table-cell>
          <table:table-cell table:formula="of:=FLOOR([.Y$4]*IF([.$E22];0.2;1))-[.$G22]" office:value-type="float" office:value="3" calcext:value-type="float">
            <text:p>3</text:p>
          </table:table-cell>
          <table:table-cell table:formula="of:=FLOOR([.Z$4]*IF([.$E22];0.2;1))-[.$G22]" office:value-type="float" office:value="5" calcext:value-type="float">
            <text:p>5</text:p>
          </table:table-cell>
          <table:table-cell table:formula="of:=FLOOR([.AA$4]*IF([.$E22];0.2;1))-[.$G22]" office:value-type="float" office:value="7" calcext:value-type="float">
            <text:p>7</text:p>
          </table:table-cell>
          <table:table-cell table:formula="of:=FLOOR([.AB$4]*IF([.$E22];0.2;1))-[.$G22]" office:value-type="float" office:value="7" calcext:value-type="float">
            <text:p>7</text:p>
          </table:table-cell>
          <table:table-cell table:formula="of:=FLOOR([.AC$4]*IF([.$E22];0.2;1))-[.$G22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3];[$'EcCo ammo'.$A$6:$'EcCo ammo'.$A$37];[$'EcCo ammo'.F$6:$'EcCo ammo'.F$37])" office:value-type="float" office:value="10" calcext:value-type="float">
            <text:p>10</text:p>
          </table:table-cell>
          <table:table-cell table:formula="of:=FLOOR(LOOKUP([.$B23];[$'EcCo ammo'.$A$6:$'EcCo ammo'.$A$37];[$'EcCo ammo'.H$6:$'EcCo ammo'.H$37]))" office:value-type="float" office:value="0" calcext:value-type="float">
            <text:p>0</text:p>
          </table:table-cell>
          <table:table-cell table:formula="of:=LOOKUP([.$B23];[$'EcCo ammo'.$A$6:$'EcCo ammo'.$A$37];[$'EcCo ammo'.I$6:$'EcCo ammo'.I$37])" office:value-type="float" office:value="3" calcext:value-type="float">
            <text:p>3</text:p>
          </table:table-cell>
          <table:table-cell table:formula="of:=LOOKUP([.$B23];[$'EcCo ammo'.$A$6:$'EcCo ammo'.$A$37];[$'EcCo ammo'.J$6:$'EcCo ammo'.J$37])" office:value-type="float" office:value="2" calcext:value-type="float">
            <text:p>2</text:p>
          </table:table-cell>
          <table:table-cell table:formula="of:=[.H23]/[.I23]" office:value-type="float" office:value="1.5" calcext:value-type="float">
            <text:p>1.50</text:p>
          </table:table-cell>
          <table:table-cell table:formula="of:=ROUND(AVERAGE([.C23];[.D23]))" office:value-type="float" office:value="17" calcext:value-type="float">
            <text:p>17</text:p>
          </table:table-cell>
          <table:table-cell/>
          <table:table-cell table:formula="of:=ROUNDUP(MAX((100-MAX([.M$5]+[.$E$2]*MIN([.AJ23];0);0))*INT(([.$K23]-MAX([.AJ23];0))*[.$J23])/100;0);0)" office:value-type="float" office:value="25" calcext:value-type="float">
            <text:p>25</text:p>
          </table:table-cell>
          <table:table-cell table:formula="of:=ROUNDUP(MAX((100-MAX([.N$5]+[.$E$2]*MIN([.AK23];0);0))*INT(([.$K23]-MAX([.AK23];0))*[.$J23])/100;0);0)" office:value-type="float" office:value="23" calcext:value-type="float">
            <text:p>23</text:p>
          </table:table-cell>
          <table:table-cell table:formula="of:=ROUNDUP(MAX((100-MAX([.O$5]+[.$E$2]*MIN([.AL23];0);0))*INT(([.$K23]-MAX([.AL23];0))*[.$J23])/100;0);0)" office:value-type="float" office:value="20" calcext:value-type="float">
            <text:p>20</text:p>
          </table:table-cell>
          <table:table-cell table:formula="of:=ROUNDUP(MAX((100-MAX([.P$5]+[.$E$2]*MIN([.AM23];0);0))*INT(([.$K23]-MAX([.AM23];0))*[.$J23])/100;0);0)" office:value-type="float" office:value="17" calcext:value-type="float">
            <text:p>17</text:p>
          </table:table-cell>
          <table:table-cell table:formula="of:=ROUNDUP(MAX((100-MAX([.Q$5]+[.$E$2]*MIN([.AN23];0);0))*INT(([.$K23]-MAX([.AN23];0))*[.$J23])/100;0);0)" office:value-type="float" office:value="16" calcext:value-type="float">
            <text:p>16</text:p>
          </table:table-cell>
          <table:table-cell table:formula="of:=ROUNDUP(MAX((100-MAX([.R$5]+[.$E$2]*MIN([.AO23];0);0))*INT(([.$K23]-MAX([.AO23];0))*[.$J23])/100;0);0)" office:value-type="float" office:value="16" calcext:value-type="float">
            <text:p>16</text:p>
          </table:table-cell>
          <table:table-cell table:formula="of:=ROUNDUP(MAX((100-MAX([.S$5]+[.$E$2]*MIN([.AP23];0);0))*INT(([.$K23]-MAX([.AP23];0))*[.$J23])/100;0);0)" office:value-type="float" office:value="14" calcext:value-type="float">
            <text:p>14</text:p>
          </table:table-cell>
          <table:table-cell table:formula="of:=ROUNDUP(MAX((100-MAX([.T$5]+[.$E$2]*MIN([.AQ23];0);0))*INT(([.$K23]-MAX([.AQ23];0))*[.$J23])/100;0);0)" office:value-type="float" office:value="13" calcext:value-type="float">
            <text:p>13</text:p>
          </table:table-cell>
          <table:table-cell table:formula="of:=ROUNDUP(MAX((100-MAX([.U$5]+[.$E$2]*MIN([.AR23];0);0))*INT(([.$K23]-MAX([.AR23];0))*[.$J23])/100;0);0)" office:value-type="float" office:value="13" calcext:value-type="float">
            <text:p>13</text:p>
          </table:table-cell>
          <table:table-cell table:formula="of:=ROUNDUP(MAX((100-MAX([.V$5]+[.$E$2]*MIN([.AS23];0);0))*INT(([.$K23]-MAX([.AS23];0))*[.$J23])/100;0);0)" office:value-type="float" office:value="10" calcext:value-type="float">
            <text:p>10</text:p>
          </table:table-cell>
          <table:table-cell table:formula="of:=ROUNDUP(MAX((100-MAX([.W$5]+[.$E$2]*MIN([.AT23];0);0))*INT(([.$K23]-MAX([.AT23];0))*[.$J23])/100;0);0)" office:value-type="float" office:value="9" calcext:value-type="float">
            <text:p>9</text:p>
          </table:table-cell>
          <table:table-cell table:formula="of:=ROUNDUP(MAX((100-MAX([.X$5]+[.$E$2]*MIN([.AU23];0);0))*INT(([.$K23]-MAX([.AU23];0))*[.$J23])/100;0);0)" office:value-type="float" office:value="8" calcext:value-type="float">
            <text:p>8</text:p>
          </table:table-cell>
          <table:table-cell table:formula="of:=ROUNDUP(MAX((100-MAX([.Y$5]+[.$E$2]*MIN([.AV23];0);0))*INT(([.$K23]-MAX([.AV23];0))*[.$J23])/100;0);0)" office:value-type="float" office:value="5" calcext:value-type="float">
            <text:p>5</text:p>
          </table:table-cell>
          <table:table-cell table:formula="of:=ROUNDUP(MAX((100-MAX([.Z$5]+[.$E$2]*MIN([.AW23];0);0))*INT(([.$K23]-MAX([.AW23];0))*[.$J23])/100;0);0)" office:value-type="float" office:value="4" calcext:value-type="float">
            <text:p>4</text:p>
          </table:table-cell>
          <table:table-cell table:formula="of:=ROUNDUP(MAX((100-MAX([.AA$5]+[.$E$2]*MIN([.AX23];0);0))*INT(([.$K23]-MAX([.AX23];0))*[.$J23])/100;0);0)" office:value-type="float" office:value="2" calcext:value-type="float">
            <text:p>2</text:p>
          </table:table-cell>
          <table:table-cell table:formula="of:=ROUNDUP(MAX((100-MAX([.AB$5]+[.$E$2]*MIN([.AY23];0);0))*INT(([.$K23]-MAX([.AY23];0))*[.$J23])/100;0);0)" office:value-type="float" office:value="2" calcext:value-type="float">
            <text:p>2</text:p>
          </table:table-cell>
          <table:table-cell table:formula="of:=ROUNDUP(MAX((100-MAX([.AC$5]+[.$E$2]*MIN([.AZ23];0);0))*INT(([.$K23]-MAX([.AZ23];0))*[.$J23])/100;0);0)" office:value-type="float" office:value="0" calcext:value-type="float">
            <text:p>0</text:p>
          </table:table-cell>
          <table:table-cell table:number-columns-repeated="6"/>
          <table:table-cell table:formula="of:=FLOOR([.M$4]*IF([.$E23];0.2;1))-[.$G23]" office:value-type="float" office:value="0" calcext:value-type="float">
            <text:p>0</text:p>
          </table:table-cell>
          <table:table-cell table:formula="of:=FLOOR([.N$4]*IF([.$E23];0.2;1))-[.$G23]" office:value-type="float" office:value="0" calcext:value-type="float">
            <text:p>0</text:p>
          </table:table-cell>
          <table:table-cell table:formula="of:=FLOOR([.O$4]*IF([.$E23];0.2;1))-[.$G23]" office:value-type="float" office:value="0" calcext:value-type="float">
            <text:p>0</text:p>
          </table:table-cell>
          <table:table-cell table:formula="of:=FLOOR([.P$4]*IF([.$E23];0.2;1))-[.$G23]" office:value-type="float" office:value="2" calcext:value-type="float">
            <text:p>2</text:p>
          </table:table-cell>
          <table:table-cell table:formula="of:=FLOOR([.Q$4]*IF([.$E23];0.2;1))-[.$G23]" office:value-type="float" office:value="2" calcext:value-type="float">
            <text:p>2</text:p>
          </table:table-cell>
          <table:table-cell table:formula="of:=FLOOR([.R$4]*IF([.$E23];0.2;1))-[.$G23]" office:value-type="float" office:value="2" calcext:value-type="float">
            <text:p>2</text:p>
          </table:table-cell>
          <table:table-cell table:formula="of:=FLOOR([.S$4]*IF([.$E23];0.2;1))-[.$G23]" office:value-type="float" office:value="4" calcext:value-type="float">
            <text:p>4</text:p>
          </table:table-cell>
          <table:table-cell table:formula="of:=FLOOR([.T$4]*IF([.$E23];0.2;1))-[.$G23]" office:value-type="float" office:value="4" calcext:value-type="float">
            <text:p>4</text:p>
          </table:table-cell>
          <table:table-cell table:formula="of:=FLOOR([.U$4]*IF([.$E23];0.2;1))-[.$G23]" office:value-type="float" office:value="4" calcext:value-type="float">
            <text:p>4</text:p>
          </table:table-cell>
          <table:table-cell table:formula="of:=FLOOR([.V$4]*IF([.$E23];0.2;1))-[.$G23]" office:value-type="float" office:value="6" calcext:value-type="float">
            <text:p>6</text:p>
          </table:table-cell>
          <table:table-cell table:formula="of:=FLOOR([.W$4]*IF([.$E23];0.2;1))-[.$G23]" office:value-type="float" office:value="6" calcext:value-type="float">
            <text:p>6</text:p>
          </table:table-cell>
          <table:table-cell table:formula="of:=FLOOR([.X$4]*IF([.$E23];0.2;1))-[.$G23]" office:value-type="float" office:value="8" calcext:value-type="float">
            <text:p>8</text:p>
          </table:table-cell>
          <table:table-cell table:formula="of:=FLOOR([.Y$4]*IF([.$E23];0.2;1))-[.$G23]" office:value-type="float" office:value="10" calcext:value-type="float">
            <text:p>10</text:p>
          </table:table-cell>
          <table:table-cell table:formula="of:=FLOOR([.Z$4]*IF([.$E23];0.2;1))-[.$G23]" office:value-type="float" office:value="12" calcext:value-type="float">
            <text:p>12</text:p>
          </table:table-cell>
          <table:table-cell table:formula="of:=FLOOR([.AA$4]*IF([.$E23];0.2;1))-[.$G23]" office:value-type="float" office:value="14" calcext:value-type="float">
            <text:p>14</text:p>
          </table:table-cell>
          <table:table-cell table:formula="of:=FLOOR([.AB$4]*IF([.$E23];0.2;1))-[.$G23]" office:value-type="float" office:value="14" calcext:value-type="float">
            <text:p>14</text:p>
          </table:table-cell>
          <table:table-cell table:formula="of:=FLOOR([.AC$4]*IF([.$E23];0.2;1))-[.$G2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Revolver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4];[$'EcCo ammo'.$A$6:$'EcCo ammo'.$A$37];[$'EcCo ammo'.H$6:$'EcCo ammo'.H$37]))" office:value-type="float" office:value="7" calcext:value-type="float">
            <text:p>7</text:p>
          </table:table-cell>
          <table:table-cell table:formula="of:=LOOKUP([.$B24];[$'EcCo ammo'.$A$6:$'EcCo ammo'.$A$37];[$'EcCo ammo'.I$6:$'EcCo ammo'.I$37])" office:value-type="float" office:value="1" calcext:value-type="float">
            <text:p>1</text:p>
          </table:table-cell>
          <table:table-cell table:formula="of:=LOOKUP([.$B24];[$'EcCo ammo'.$A$6:$'EcCo ammo'.$A$37];[$'EcCo ammo'.J$6:$'EcCo ammo'.J$37])" office:value-type="float" office:value="1" calcext:value-type="float">
            <text:p>1</text:p>
          </table:table-cell>
          <table:table-cell table:formula="of:=[.H24]/[.I24]" office:value-type="float" office:value="1" calcext:value-type="float">
            <text:p>1.00</text:p>
          </table:table-cell>
          <table:table-cell table:formula="of:=ROUND(AVERAGE([.C24];[.D24]))" office:value-type="float" office:value="17" calcext:value-type="float">
            <text:p>17</text:p>
          </table:table-cell>
          <table:table-cell/>
          <table:table-cell table:formula="of:=ROUNDUP(MAX((100-MAX([.M$5]+[.$E$2]*MIN([.AJ24];0);0))*INT(([.$K24]-MAX([.AJ24];0))*[.$J24])/100;0);0)" office:value-type="float" office:value="17" calcext:value-type="float">
            <text:p>17</text:p>
          </table:table-cell>
          <table:table-cell table:formula="of:=ROUNDUP(MAX((100-MAX([.N$5]+[.$E$2]*MIN([.AK24];0);0))*INT(([.$K24]-MAX([.AK24];0))*[.$J24])/100;0);0)" office:value-type="float" office:value="17" calcext:value-type="float">
            <text:p>17</text:p>
          </table:table-cell>
          <table:table-cell table:formula="of:=ROUNDUP(MAX((100-MAX([.O$5]+[.$E$2]*MIN([.AL24];0);0))*INT(([.$K24]-MAX([.AL24];0))*[.$J24])/100;0);0)" office:value-type="float" office:value="17" calcext:value-type="float">
            <text:p>17</text:p>
          </table:table-cell>
          <table:table-cell table:formula="of:=ROUNDUP(MAX((100-MAX([.P$5]+[.$E$2]*MIN([.AM24];0);0))*INT(([.$K24]-MAX([.AM24];0))*[.$J24])/100;0);0)" office:value-type="float" office:value="17" calcext:value-type="float">
            <text:p>17</text:p>
          </table:table-cell>
          <table:table-cell table:formula="of:=ROUNDUP(MAX((100-MAX([.Q$5]+[.$E$2]*MIN([.AN24];0);0))*INT(([.$K24]-MAX([.AN24];0))*[.$J24])/100;0);0)" office:value-type="float" office:value="17" calcext:value-type="float">
            <text:p>17</text:p>
          </table:table-cell>
          <table:table-cell table:formula="of:=ROUNDUP(MAX((100-MAX([.R$5]+[.$E$2]*MIN([.AO24];0);0))*INT(([.$K24]-MAX([.AO24];0))*[.$J24])/100;0);0)" office:value-type="float" office:value="17" calcext:value-type="float">
            <text:p>17</text:p>
          </table:table-cell>
          <table:table-cell table:formula="of:=ROUNDUP(MAX((100-MAX([.S$5]+[.$E$2]*MIN([.AP24];0);0))*INT(([.$K24]-MAX([.AP24];0))*[.$J24])/100;0);0)" office:value-type="float" office:value="17" calcext:value-type="float">
            <text:p>17</text:p>
          </table:table-cell>
          <table:table-cell table:formula="of:=ROUNDUP(MAX((100-MAX([.T$5]+[.$E$2]*MIN([.AQ24];0);0))*INT(([.$K24]-MAX([.AQ24];0))*[.$J24])/100;0);0)" office:value-type="float" office:value="17" calcext:value-type="float">
            <text:p>17</text:p>
          </table:table-cell>
          <table:table-cell table:formula="of:=ROUNDUP(MAX((100-MAX([.U$5]+[.$E$2]*MIN([.AR24];0);0))*INT(([.$K24]-MAX([.AR24];0))*[.$J24])/100;0);0)" office:value-type="float" office:value="17" calcext:value-type="float">
            <text:p>17</text:p>
          </table:table-cell>
          <table:table-cell table:formula="of:=ROUNDUP(MAX((100-MAX([.V$5]+[.$E$2]*MIN([.AS24];0);0))*INT(([.$K24]-MAX([.AS24];0))*[.$J24])/100;0);0)" office:value-type="float" office:value="12" calcext:value-type="float">
            <text:p>12</text:p>
          </table:table-cell>
          <table:table-cell table:formula="of:=ROUNDUP(MAX((100-MAX([.W$5]+[.$E$2]*MIN([.AT24];0);0))*INT(([.$K24]-MAX([.AT24];0))*[.$J24])/100;0);0)" office:value-type="float" office:value="12" calcext:value-type="float">
            <text:p>12</text:p>
          </table:table-cell>
          <table:table-cell table:formula="of:=ROUNDUP(MAX((100-MAX([.X$5]+[.$E$2]*MIN([.AU24];0);0))*INT(([.$K24]-MAX([.AU24];0))*[.$J24])/100;0);0)" office:value-type="float" office:value="9" calcext:value-type="float">
            <text:p>9</text:p>
          </table:table-cell>
          <table:table-cell table:formula="of:=ROUNDUP(MAX((100-MAX([.Y$5]+[.$E$2]*MIN([.AV24];0);0))*INT(([.$K24]-MAX([.AV24];0))*[.$J24])/100;0);0)" office:value-type="float" office:value="7" calcext:value-type="float">
            <text:p>7</text:p>
          </table:table-cell>
          <table:table-cell table:formula="of:=ROUNDUP(MAX((100-MAX([.Z$5]+[.$E$2]*MIN([.AW24];0);0))*INT(([.$K24]-MAX([.AW24];0))*[.$J24])/100;0);0)" office:value-type="float" office:value="6" calcext:value-type="float">
            <text:p>6</text:p>
          </table:table-cell>
          <table:table-cell table:formula="of:=ROUNDUP(MAX((100-MAX([.AA$5]+[.$E$2]*MIN([.AX24];0);0))*INT(([.$K24]-MAX([.AX24];0))*[.$J24])/100;0);0)" office:value-type="float" office:value="4" calcext:value-type="float">
            <text:p>4</text:p>
          </table:table-cell>
          <table:table-cell table:formula="of:=ROUNDUP(MAX((100-MAX([.AB$5]+[.$E$2]*MIN([.AY24];0);0))*INT(([.$K24]-MAX([.AY24];0))*[.$J24])/100;0);0)" office:value-type="float" office:value="3" calcext:value-type="float">
            <text:p>3</text:p>
          </table:table-cell>
          <table:table-cell table:formula="of:=ROUNDUP(MAX((100-MAX([.AC$5]+[.$E$2]*MIN([.AZ24];0);0))*INT(([.$K24]-MAX([.AZ24];0))*[.$J24])/100;0);0)" office:value-type="float" office:value="2" calcext:value-type="float">
            <text:p>2</text:p>
          </table:table-cell>
          <table:table-cell table:number-columns-repeated="6"/>
          <table:table-cell table:formula="of:=FLOOR([.M$4]*IF([.$E24];0.2;1))-[.$G24]" office:value-type="float" office:value="-7" calcext:value-type="float">
            <text:p>-7</text:p>
          </table:table-cell>
          <table:table-cell table:formula="of:=FLOOR([.N$4]*IF([.$E24];0.2;1))-[.$G24]" office:value-type="float" office:value="-7" calcext:value-type="float">
            <text:p>-7</text:p>
          </table:table-cell>
          <table:table-cell table:formula="of:=FLOOR([.O$4]*IF([.$E24];0.2;1))-[.$G24]" office:value-type="float" office:value="-7" calcext:value-type="float">
            <text:p>-7</text:p>
          </table:table-cell>
          <table:table-cell table:formula="of:=FLOOR([.P$4]*IF([.$E24];0.2;1))-[.$G24]" office:value-type="float" office:value="-5" calcext:value-type="float">
            <text:p>-5</text:p>
          </table:table-cell>
          <table:table-cell table:formula="of:=FLOOR([.Q$4]*IF([.$E24];0.2;1))-[.$G24]" office:value-type="float" office:value="-5" calcext:value-type="float">
            <text:p>-5</text:p>
          </table:table-cell>
          <table:table-cell table:formula="of:=FLOOR([.R$4]*IF([.$E24];0.2;1))-[.$G24]" office:value-type="float" office:value="-5" calcext:value-type="float">
            <text:p>-5</text:p>
          </table:table-cell>
          <table:table-cell table:formula="of:=FLOOR([.S$4]*IF([.$E24];0.2;1))-[.$G24]" office:value-type="float" office:value="-3" calcext:value-type="float">
            <text:p>-3</text:p>
          </table:table-cell>
          <table:table-cell table:formula="of:=FLOOR([.T$4]*IF([.$E24];0.2;1))-[.$G24]" office:value-type="float" office:value="-3" calcext:value-type="float">
            <text:p>-3</text:p>
          </table:table-cell>
          <table:table-cell table:formula="of:=FLOOR([.U$4]*IF([.$E24];0.2;1))-[.$G24]" office:value-type="float" office:value="-3" calcext:value-type="float">
            <text:p>-3</text:p>
          </table:table-cell>
          <table:table-cell table:formula="of:=FLOOR([.V$4]*IF([.$E24];0.2;1))-[.$G24]" office:value-type="float" office:value="-1" calcext:value-type="float">
            <text:p>-1</text:p>
          </table:table-cell>
          <table:table-cell table:formula="of:=FLOOR([.W$4]*IF([.$E24];0.2;1))-[.$G24]" office:value-type="float" office:value="-1" calcext:value-type="float">
            <text:p>-1</text:p>
          </table:table-cell>
          <table:table-cell table:formula="of:=FLOOR([.X$4]*IF([.$E24];0.2;1))-[.$G24]" office:value-type="float" office:value="1" calcext:value-type="float">
            <text:p>1</text:p>
          </table:table-cell>
          <table:table-cell table:formula="of:=FLOOR([.Y$4]*IF([.$E24];0.2;1))-[.$G24]" office:value-type="float" office:value="3" calcext:value-type="float">
            <text:p>3</text:p>
          </table:table-cell>
          <table:table-cell table:formula="of:=FLOOR([.Z$4]*IF([.$E24];0.2;1))-[.$G24]" office:value-type="float" office:value="5" calcext:value-type="float">
            <text:p>5</text:p>
          </table:table-cell>
          <table:table-cell table:formula="of:=FLOOR([.AA$4]*IF([.$E24];0.2;1))-[.$G24]" office:value-type="float" office:value="7" calcext:value-type="float">
            <text:p>7</text:p>
          </table:table-cell>
          <table:table-cell table:formula="of:=FLOOR([.AB$4]*IF([.$E24];0.2;1))-[.$G24]" office:value-type="float" office:value="7" calcext:value-type="float">
            <text:p>7</text:p>
          </table:table-cell>
          <table:table-cell table:formula="of:=FLOOR([.AC$4]*IF([.$E24];0.2;1))-[.$G24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JHP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5];[$'EcCo ammo'.$A$6:$'EcCo ammo'.$A$37];[$'EcCo ammo'.F$6:$'EcCo ammo'.F$37])" office:value-type="float" office:value="10" calcext:value-type="float">
            <text:p>10</text:p>
          </table:table-cell>
          <table:table-cell table:formula="of:=FLOOR(LOOKUP([.$B25];[$'EcCo ammo'.$A$6:$'EcCo ammo'.$A$37];[$'EcCo ammo'.H$6:$'EcCo ammo'.H$37]))" office:value-type="float" office:value="0" calcext:value-type="float">
            <text:p>0</text:p>
          </table:table-cell>
          <table:table-cell table:formula="of:=LOOKUP([.$B25];[$'EcCo ammo'.$A$6:$'EcCo ammo'.$A$37];[$'EcCo ammo'.I$6:$'EcCo ammo'.I$37])" office:value-type="float" office:value="3" calcext:value-type="float">
            <text:p>3</text:p>
          </table:table-cell>
          <table:table-cell table:formula="of:=LOOKUP([.$B25];[$'EcCo ammo'.$A$6:$'EcCo ammo'.$A$37];[$'EcCo ammo'.J$6:$'EcCo ammo'.J$37])" office:value-type="float" office:value="2" calcext:value-type="float">
            <text:p>2</text:p>
          </table:table-cell>
          <table:table-cell table:formula="of:=[.H25]/[.I25]" office:value-type="float" office:value="1.5" calcext:value-type="float">
            <text:p>1.50</text:p>
          </table:table-cell>
          <table:table-cell table:formula="of:=ROUND(AVERAGE([.C25];[.D25]))" office:value-type="float" office:value="17" calcext:value-type="float">
            <text:p>17</text:p>
          </table:table-cell>
          <table:table-cell/>
          <table:table-cell table:formula="of:=ROUNDUP(MAX((100-MAX([.M$5]+[.$E$2]*MIN([.AJ25];0);0))*INT(([.$K25]-MAX([.AJ25];0))*[.$J25])/100;0);0)" office:value-type="float" office:value="25" calcext:value-type="float">
            <text:p>25</text:p>
          </table:table-cell>
          <table:table-cell table:formula="of:=ROUNDUP(MAX((100-MAX([.N$5]+[.$E$2]*MIN([.AK25];0);0))*INT(([.$K25]-MAX([.AK25];0))*[.$J25])/100;0);0)" office:value-type="float" office:value="23" calcext:value-type="float">
            <text:p>23</text:p>
          </table:table-cell>
          <table:table-cell table:formula="of:=ROUNDUP(MAX((100-MAX([.O$5]+[.$E$2]*MIN([.AL25];0);0))*INT(([.$K25]-MAX([.AL25];0))*[.$J25])/100;0);0)" office:value-type="float" office:value="20" calcext:value-type="float">
            <text:p>20</text:p>
          </table:table-cell>
          <table:table-cell table:formula="of:=ROUNDUP(MAX((100-MAX([.P$5]+[.$E$2]*MIN([.AM25];0);0))*INT(([.$K25]-MAX([.AM25];0))*[.$J25])/100;0);0)" office:value-type="float" office:value="17" calcext:value-type="float">
            <text:p>17</text:p>
          </table:table-cell>
          <table:table-cell table:formula="of:=ROUNDUP(MAX((100-MAX([.Q$5]+[.$E$2]*MIN([.AN25];0);0))*INT(([.$K25]-MAX([.AN25];0))*[.$J25])/100;0);0)" office:value-type="float" office:value="16" calcext:value-type="float">
            <text:p>16</text:p>
          </table:table-cell>
          <table:table-cell table:formula="of:=ROUNDUP(MAX((100-MAX([.R$5]+[.$E$2]*MIN([.AO25];0);0))*INT(([.$K25]-MAX([.AO25];0))*[.$J25])/100;0);0)" office:value-type="float" office:value="16" calcext:value-type="float">
            <text:p>16</text:p>
          </table:table-cell>
          <table:table-cell table:formula="of:=ROUNDUP(MAX((100-MAX([.S$5]+[.$E$2]*MIN([.AP25];0);0))*INT(([.$K25]-MAX([.AP25];0))*[.$J25])/100;0);0)" office:value-type="float" office:value="14" calcext:value-type="float">
            <text:p>14</text:p>
          </table:table-cell>
          <table:table-cell table:formula="of:=ROUNDUP(MAX((100-MAX([.T$5]+[.$E$2]*MIN([.AQ25];0);0))*INT(([.$K25]-MAX([.AQ25];0))*[.$J25])/100;0);0)" office:value-type="float" office:value="13" calcext:value-type="float">
            <text:p>13</text:p>
          </table:table-cell>
          <table:table-cell table:formula="of:=ROUNDUP(MAX((100-MAX([.U$5]+[.$E$2]*MIN([.AR25];0);0))*INT(([.$K25]-MAX([.AR25];0))*[.$J25])/100;0);0)" office:value-type="float" office:value="13" calcext:value-type="float">
            <text:p>13</text:p>
          </table:table-cell>
          <table:table-cell table:formula="of:=ROUNDUP(MAX((100-MAX([.V$5]+[.$E$2]*MIN([.AS25];0);0))*INT(([.$K25]-MAX([.AS25];0))*[.$J25])/100;0);0)" office:value-type="float" office:value="10" calcext:value-type="float">
            <text:p>10</text:p>
          </table:table-cell>
          <table:table-cell table:formula="of:=ROUNDUP(MAX((100-MAX([.W$5]+[.$E$2]*MIN([.AT25];0);0))*INT(([.$K25]-MAX([.AT25];0))*[.$J25])/100;0);0)" office:value-type="float" office:value="9" calcext:value-type="float">
            <text:p>9</text:p>
          </table:table-cell>
          <table:table-cell table:formula="of:=ROUNDUP(MAX((100-MAX([.X$5]+[.$E$2]*MIN([.AU25];0);0))*INT(([.$K25]-MAX([.AU25];0))*[.$J25])/100;0);0)" office:value-type="float" office:value="8" calcext:value-type="float">
            <text:p>8</text:p>
          </table:table-cell>
          <table:table-cell table:formula="of:=ROUNDUP(MAX((100-MAX([.Y$5]+[.$E$2]*MIN([.AV25];0);0))*INT(([.$K25]-MAX([.AV25];0))*[.$J25])/100;0);0)" office:value-type="float" office:value="5" calcext:value-type="float">
            <text:p>5</text:p>
          </table:table-cell>
          <table:table-cell table:formula="of:=ROUNDUP(MAX((100-MAX([.Z$5]+[.$E$2]*MIN([.AW25];0);0))*INT(([.$K25]-MAX([.AW25];0))*[.$J25])/100;0);0)" office:value-type="float" office:value="4" calcext:value-type="float">
            <text:p>4</text:p>
          </table:table-cell>
          <table:table-cell table:formula="of:=ROUNDUP(MAX((100-MAX([.AA$5]+[.$E$2]*MIN([.AX25];0);0))*INT(([.$K25]-MAX([.AX25];0))*[.$J25])/100;0);0)" office:value-type="float" office:value="2" calcext:value-type="float">
            <text:p>2</text:p>
          </table:table-cell>
          <table:table-cell table:formula="of:=ROUNDUP(MAX((100-MAX([.AB$5]+[.$E$2]*MIN([.AY25];0);0))*INT(([.$K25]-MAX([.AY25];0))*[.$J25])/100;0);0)" office:value-type="float" office:value="2" calcext:value-type="float">
            <text:p>2</text:p>
          </table:table-cell>
          <table:table-cell table:formula="of:=ROUNDUP(MAX((100-MAX([.AC$5]+[.$E$2]*MIN([.AZ25];0);0))*INT(([.$K25]-MAX([.AZ25];0))*[.$J25])/100;0);0)" office:value-type="float" office:value="0" calcext:value-type="float">
            <text:p>0</text:p>
          </table:table-cell>
          <table:table-cell table:number-columns-repeated="6"/>
          <table:table-cell table:formula="of:=FLOOR([.M$4]*IF([.$E25];0.2;1))-[.$G25]" office:value-type="float" office:value="0" calcext:value-type="float">
            <text:p>0</text:p>
          </table:table-cell>
          <table:table-cell table:formula="of:=FLOOR([.N$4]*IF([.$E25];0.2;1))-[.$G25]" office:value-type="float" office:value="0" calcext:value-type="float">
            <text:p>0</text:p>
          </table:table-cell>
          <table:table-cell table:formula="of:=FLOOR([.O$4]*IF([.$E25];0.2;1))-[.$G25]" office:value-type="float" office:value="0" calcext:value-type="float">
            <text:p>0</text:p>
          </table:table-cell>
          <table:table-cell table:formula="of:=FLOOR([.P$4]*IF([.$E25];0.2;1))-[.$G25]" office:value-type="float" office:value="2" calcext:value-type="float">
            <text:p>2</text:p>
          </table:table-cell>
          <table:table-cell table:formula="of:=FLOOR([.Q$4]*IF([.$E25];0.2;1))-[.$G25]" office:value-type="float" office:value="2" calcext:value-type="float">
            <text:p>2</text:p>
          </table:table-cell>
          <table:table-cell table:formula="of:=FLOOR([.R$4]*IF([.$E25];0.2;1))-[.$G25]" office:value-type="float" office:value="2" calcext:value-type="float">
            <text:p>2</text:p>
          </table:table-cell>
          <table:table-cell table:formula="of:=FLOOR([.S$4]*IF([.$E25];0.2;1))-[.$G25]" office:value-type="float" office:value="4" calcext:value-type="float">
            <text:p>4</text:p>
          </table:table-cell>
          <table:table-cell table:formula="of:=FLOOR([.T$4]*IF([.$E25];0.2;1))-[.$G25]" office:value-type="float" office:value="4" calcext:value-type="float">
            <text:p>4</text:p>
          </table:table-cell>
          <table:table-cell table:formula="of:=FLOOR([.U$4]*IF([.$E25];0.2;1))-[.$G25]" office:value-type="float" office:value="4" calcext:value-type="float">
            <text:p>4</text:p>
          </table:table-cell>
          <table:table-cell table:formula="of:=FLOOR([.V$4]*IF([.$E25];0.2;1))-[.$G25]" office:value-type="float" office:value="6" calcext:value-type="float">
            <text:p>6</text:p>
          </table:table-cell>
          <table:table-cell table:formula="of:=FLOOR([.W$4]*IF([.$E25];0.2;1))-[.$G25]" office:value-type="float" office:value="6" calcext:value-type="float">
            <text:p>6</text:p>
          </table:table-cell>
          <table:table-cell table:formula="of:=FLOOR([.X$4]*IF([.$E25];0.2;1))-[.$G25]" office:value-type="float" office:value="8" calcext:value-type="float">
            <text:p>8</text:p>
          </table:table-cell>
          <table:table-cell table:formula="of:=FLOOR([.Y$4]*IF([.$E25];0.2;1))-[.$G25]" office:value-type="float" office:value="10" calcext:value-type="float">
            <text:p>10</text:p>
          </table:table-cell>
          <table:table-cell table:formula="of:=FLOOR([.Z$4]*IF([.$E25];0.2;1))-[.$G25]" office:value-type="float" office:value="12" calcext:value-type="float">
            <text:p>12</text:p>
          </table:table-cell>
          <table:table-cell table:formula="of:=FLOOR([.AA$4]*IF([.$E25];0.2;1))-[.$G25]" office:value-type="float" office:value="14" calcext:value-type="float">
            <text:p>14</text:p>
          </table:table-cell>
          <table:table-cell table:formula="of:=FLOOR([.AB$4]*IF([.$E25];0.2;1))-[.$G25]" office:value-type="float" office:value="14" calcext:value-type="float">
            <text:p>14</text:p>
          </table:table-cell>
          <table:table-cell table:formula="of:=FLOOR([.AC$4]*IF([.$E25];0.2;1))-[.$G2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44 Magnum (Speed Load)</text:p>
          </table:table-cell>
          <table:table-cell office:value-type="string" calcext:value-type="string">
            <text:p>.44 magnum FMJ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6];[$'EcCo ammo'.$A$6:$'EcCo ammo'.$A$37];[$'EcCo ammo'.H$6:$'EcCo ammo'.H$37]))" office:value-type="float" office:value="7" calcext:value-type="float">
            <text:p>7</text:p>
          </table:table-cell>
          <table:table-cell table:formula="of:=LOOKUP([.$B26];[$'EcCo ammo'.$A$6:$'EcCo ammo'.$A$37];[$'EcCo ammo'.I$6:$'EcCo ammo'.I$37])" office:value-type="float" office:value="1" calcext:value-type="float">
            <text:p>1</text:p>
          </table:table-cell>
          <table:table-cell table:formula="of:=LOOKUP([.$B26];[$'EcCo ammo'.$A$6:$'EcCo ammo'.$A$37];[$'EcCo ammo'.J$6:$'EcCo ammo'.J$37])" office:value-type="float" office:value="1" calcext:value-type="float">
            <text:p>1</text:p>
          </table:table-cell>
          <table:table-cell table:formula="of:=[.H26]/[.I26]" office:value-type="float" office:value="1" calcext:value-type="float">
            <text:p>1.00</text:p>
          </table:table-cell>
          <table:table-cell table:formula="of:=ROUND(AVERAGE([.C26];[.D26]))" office:value-type="float" office:value="17" calcext:value-type="float">
            <text:p>17</text:p>
          </table:table-cell>
          <table:table-cell/>
          <table:table-cell table:formula="of:=ROUNDUP(MAX((100-MAX([.M$5]+[.$E$2]*MIN([.AJ26];0);0))*INT(([.$K26]-MAX([.AJ26];0))*[.$J26])/100;0);0)" office:value-type="float" office:value="17" calcext:value-type="float">
            <text:p>17</text:p>
          </table:table-cell>
          <table:table-cell table:formula="of:=ROUNDUP(MAX((100-MAX([.N$5]+[.$E$2]*MIN([.AK26];0);0))*INT(([.$K26]-MAX([.AK26];0))*[.$J26])/100;0);0)" office:value-type="float" office:value="17" calcext:value-type="float">
            <text:p>17</text:p>
          </table:table-cell>
          <table:table-cell table:formula="of:=ROUNDUP(MAX((100-MAX([.O$5]+[.$E$2]*MIN([.AL26];0);0))*INT(([.$K26]-MAX([.AL26];0))*[.$J26])/100;0);0)" office:value-type="float" office:value="17" calcext:value-type="float">
            <text:p>17</text:p>
          </table:table-cell>
          <table:table-cell table:formula="of:=ROUNDUP(MAX((100-MAX([.P$5]+[.$E$2]*MIN([.AM26];0);0))*INT(([.$K26]-MAX([.AM26];0))*[.$J26])/100;0);0)" office:value-type="float" office:value="17" calcext:value-type="float">
            <text:p>17</text:p>
          </table:table-cell>
          <table:table-cell table:formula="of:=ROUNDUP(MAX((100-MAX([.Q$5]+[.$E$2]*MIN([.AN26];0);0))*INT(([.$K26]-MAX([.AN26];0))*[.$J26])/100;0);0)" office:value-type="float" office:value="17" calcext:value-type="float">
            <text:p>17</text:p>
          </table:table-cell>
          <table:table-cell table:formula="of:=ROUNDUP(MAX((100-MAX([.R$5]+[.$E$2]*MIN([.AO26];0);0))*INT(([.$K26]-MAX([.AO26];0))*[.$J26])/100;0);0)" office:value-type="float" office:value="17" calcext:value-type="float">
            <text:p>17</text:p>
          </table:table-cell>
          <table:table-cell table:formula="of:=ROUNDUP(MAX((100-MAX([.S$5]+[.$E$2]*MIN([.AP26];0);0))*INT(([.$K26]-MAX([.AP26];0))*[.$J26])/100;0);0)" office:value-type="float" office:value="17" calcext:value-type="float">
            <text:p>17</text:p>
          </table:table-cell>
          <table:table-cell table:formula="of:=ROUNDUP(MAX((100-MAX([.T$5]+[.$E$2]*MIN([.AQ26];0);0))*INT(([.$K26]-MAX([.AQ26];0))*[.$J26])/100;0);0)" office:value-type="float" office:value="17" calcext:value-type="float">
            <text:p>17</text:p>
          </table:table-cell>
          <table:table-cell table:formula="of:=ROUNDUP(MAX((100-MAX([.U$5]+[.$E$2]*MIN([.AR26];0);0))*INT(([.$K26]-MAX([.AR26];0))*[.$J26])/100;0);0)" office:value-type="float" office:value="17" calcext:value-type="float">
            <text:p>17</text:p>
          </table:table-cell>
          <table:table-cell table:formula="of:=ROUNDUP(MAX((100-MAX([.V$5]+[.$E$2]*MIN([.AS26];0);0))*INT(([.$K26]-MAX([.AS26];0))*[.$J26])/100;0);0)" office:value-type="float" office:value="12" calcext:value-type="float">
            <text:p>12</text:p>
          </table:table-cell>
          <table:table-cell table:formula="of:=ROUNDUP(MAX((100-MAX([.W$5]+[.$E$2]*MIN([.AT26];0);0))*INT(([.$K26]-MAX([.AT26];0))*[.$J26])/100;0);0)" office:value-type="float" office:value="12" calcext:value-type="float">
            <text:p>12</text:p>
          </table:table-cell>
          <table:table-cell table:formula="of:=ROUNDUP(MAX((100-MAX([.X$5]+[.$E$2]*MIN([.AU26];0);0))*INT(([.$K26]-MAX([.AU26];0))*[.$J26])/100;0);0)" office:value-type="float" office:value="9" calcext:value-type="float">
            <text:p>9</text:p>
          </table:table-cell>
          <table:table-cell table:formula="of:=ROUNDUP(MAX((100-MAX([.Y$5]+[.$E$2]*MIN([.AV26];0);0))*INT(([.$K26]-MAX([.AV26];0))*[.$J26])/100;0);0)" office:value-type="float" office:value="7" calcext:value-type="float">
            <text:p>7</text:p>
          </table:table-cell>
          <table:table-cell table:formula="of:=ROUNDUP(MAX((100-MAX([.Z$5]+[.$E$2]*MIN([.AW26];0);0))*INT(([.$K26]-MAX([.AW26];0))*[.$J26])/100;0);0)" office:value-type="float" office:value="6" calcext:value-type="float">
            <text:p>6</text:p>
          </table:table-cell>
          <table:table-cell table:formula="of:=ROUNDUP(MAX((100-MAX([.AA$5]+[.$E$2]*MIN([.AX26];0);0))*INT(([.$K26]-MAX([.AX26];0))*[.$J26])/100;0);0)" office:value-type="float" office:value="4" calcext:value-type="float">
            <text:p>4</text:p>
          </table:table-cell>
          <table:table-cell table:formula="of:=ROUNDUP(MAX((100-MAX([.AB$5]+[.$E$2]*MIN([.AY26];0);0))*INT(([.$K26]-MAX([.AY26];0))*[.$J26])/100;0);0)" office:value-type="float" office:value="3" calcext:value-type="float">
            <text:p>3</text:p>
          </table:table-cell>
          <table:table-cell table:formula="of:=ROUNDUP(MAX((100-MAX([.AC$5]+[.$E$2]*MIN([.AZ26];0);0))*INT(([.$K26]-MAX([.AZ26];0))*[.$J26])/100;0);0)" office:value-type="float" office:value="2" calcext:value-type="float">
            <text:p>2</text:p>
          </table:table-cell>
          <table:table-cell table:number-columns-repeated="6"/>
          <table:table-cell table:formula="of:=FLOOR([.M$4]*IF([.$E26];0.2;1))-[.$G26]" office:value-type="float" office:value="-7" calcext:value-type="float">
            <text:p>-7</text:p>
          </table:table-cell>
          <table:table-cell table:formula="of:=FLOOR([.N$4]*IF([.$E26];0.2;1))-[.$G26]" office:value-type="float" office:value="-7" calcext:value-type="float">
            <text:p>-7</text:p>
          </table:table-cell>
          <table:table-cell table:formula="of:=FLOOR([.O$4]*IF([.$E26];0.2;1))-[.$G26]" office:value-type="float" office:value="-7" calcext:value-type="float">
            <text:p>-7</text:p>
          </table:table-cell>
          <table:table-cell table:formula="of:=FLOOR([.P$4]*IF([.$E26];0.2;1))-[.$G26]" office:value-type="float" office:value="-5" calcext:value-type="float">
            <text:p>-5</text:p>
          </table:table-cell>
          <table:table-cell table:formula="of:=FLOOR([.Q$4]*IF([.$E26];0.2;1))-[.$G26]" office:value-type="float" office:value="-5" calcext:value-type="float">
            <text:p>-5</text:p>
          </table:table-cell>
          <table:table-cell table:formula="of:=FLOOR([.R$4]*IF([.$E26];0.2;1))-[.$G26]" office:value-type="float" office:value="-5" calcext:value-type="float">
            <text:p>-5</text:p>
          </table:table-cell>
          <table:table-cell table:formula="of:=FLOOR([.S$4]*IF([.$E26];0.2;1))-[.$G26]" office:value-type="float" office:value="-3" calcext:value-type="float">
            <text:p>-3</text:p>
          </table:table-cell>
          <table:table-cell table:formula="of:=FLOOR([.T$4]*IF([.$E26];0.2;1))-[.$G26]" office:value-type="float" office:value="-3" calcext:value-type="float">
            <text:p>-3</text:p>
          </table:table-cell>
          <table:table-cell table:formula="of:=FLOOR([.U$4]*IF([.$E26];0.2;1))-[.$G26]" office:value-type="float" office:value="-3" calcext:value-type="float">
            <text:p>-3</text:p>
          </table:table-cell>
          <table:table-cell table:formula="of:=FLOOR([.V$4]*IF([.$E26];0.2;1))-[.$G26]" office:value-type="float" office:value="-1" calcext:value-type="float">
            <text:p>-1</text:p>
          </table:table-cell>
          <table:table-cell table:formula="of:=FLOOR([.W$4]*IF([.$E26];0.2;1))-[.$G26]" office:value-type="float" office:value="-1" calcext:value-type="float">
            <text:p>-1</text:p>
          </table:table-cell>
          <table:table-cell table:formula="of:=FLOOR([.X$4]*IF([.$E26];0.2;1))-[.$G26]" office:value-type="float" office:value="1" calcext:value-type="float">
            <text:p>1</text:p>
          </table:table-cell>
          <table:table-cell table:formula="of:=FLOOR([.Y$4]*IF([.$E26];0.2;1))-[.$G26]" office:value-type="float" office:value="3" calcext:value-type="float">
            <text:p>3</text:p>
          </table:table-cell>
          <table:table-cell table:formula="of:=FLOOR([.Z$4]*IF([.$E26];0.2;1))-[.$G26]" office:value-type="float" office:value="5" calcext:value-type="float">
            <text:p>5</text:p>
          </table:table-cell>
          <table:table-cell table:formula="of:=FLOOR([.AA$4]*IF([.$E26];0.2;1))-[.$G26]" office:value-type="float" office:value="7" calcext:value-type="float">
            <text:p>7</text:p>
          </table:table-cell>
          <table:table-cell table:formula="of:=FLOOR([.AB$4]*IF([.$E26];0.2;1))-[.$G26]" office:value-type="float" office:value="7" calcext:value-type="float">
            <text:p>7</text:p>
          </table:table-cell>
          <table:table-cell table:formula="of:=FLOOR([.AC$4]*IF([.$E26];0.2;1))-[.$G2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.45 Calib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LOOKUP([.$B27];[$'EcCo ammo'.$A$6:$'EcCo ammo'.$A$37];[$'EcCo ammo'.F$6:$'EcCo ammo'.F$37])" office:value-type="float" office:value="0" calcext:value-type="float">
            <text:p>0</text:p>
          </table:table-cell>
          <table:table-cell table:formula="of:=FLOOR(LOOKUP([.$B27];[$'EcCo ammo'.$A$6:$'EcCo ammo'.$A$37];[$'EcCo ammo'.H$6:$'EcCo ammo'.H$37]))" office:value-type="float" office:value="3" calcext:value-type="float">
            <text:p>3</text:p>
          </table:table-cell>
          <table:table-cell table:formula="of:=LOOKUP([.$B27];[$'EcCo ammo'.$A$6:$'EcCo ammo'.$A$37];[$'EcCo ammo'.I$6:$'EcCo ammo'.I$37])" office:value-type="float" office:value="1" calcext:value-type="float">
            <text:p>1</text:p>
          </table:table-cell>
          <table:table-cell table:formula="of:=LOOKUP([.$B27];[$'EcCo ammo'.$A$6:$'EcCo ammo'.$A$37];[$'EcCo ammo'.J$6:$'EcCo ammo'.J$37])" office:value-type="float" office:value="1" calcext:value-type="float">
            <text:p>1</text:p>
          </table:table-cell>
          <table:table-cell table:formula="of:=[.H27]/[.I27]" office:value-type="float" office:value="1" calcext:value-type="float">
            <text:p>1.00</text:p>
          </table:table-cell>
          <table:table-cell table:formula="of:=ROUND(AVERAGE([.C27];[.D27]))" office:value-type="float" office:value="15" calcext:value-type="float">
            <text:p>15</text:p>
          </table:table-cell>
          <table:table-cell/>
          <table:table-cell table:formula="of:=ROUNDUP(MAX((100-MAX([.M$5]+[.$E$2]*MIN([.AJ27];0);0))*INT(([.$K27]-MAX([.AJ27];0))*[.$J27])/100;0);0)" office:value-type="float" office:value="15" calcext:value-type="float">
            <text:p>15</text:p>
          </table:table-cell>
          <table:table-cell table:formula="of:=ROUNDUP(MAX((100-MAX([.N$5]+[.$E$2]*MIN([.AK27];0);0))*INT(([.$K27]-MAX([.AK27];0))*[.$J27])/100;0);0)" office:value-type="float" office:value="15" calcext:value-type="float">
            <text:p>15</text:p>
          </table:table-cell>
          <table:table-cell table:formula="of:=ROUNDUP(MAX((100-MAX([.O$5]+[.$E$2]*MIN([.AL27];0);0))*INT(([.$K27]-MAX([.AL27];0))*[.$J27])/100;0);0)" office:value-type="float" office:value="15" calcext:value-type="float">
            <text:p>15</text:p>
          </table:table-cell>
          <table:table-cell table:formula="of:=ROUNDUP(MAX((100-MAX([.P$5]+[.$E$2]*MIN([.AM27];0);0))*INT(([.$K27]-MAX([.AM27];0))*[.$J27])/100;0);0)" office:value-type="float" office:value="13" calcext:value-type="float">
            <text:p>13</text:p>
          </table:table-cell>
          <table:table-cell table:formula="of:=ROUNDUP(MAX((100-MAX([.Q$5]+[.$E$2]*MIN([.AN27];0);0))*INT(([.$K27]-MAX([.AN27];0))*[.$J27])/100;0);0)" office:value-type="float" office:value="12" calcext:value-type="float">
            <text:p>12</text:p>
          </table:table-cell>
          <table:table-cell table:formula="of:=ROUNDUP(MAX((100-MAX([.R$5]+[.$E$2]*MIN([.AO27];0);0))*INT(([.$K27]-MAX([.AO27];0))*[.$J27])/100;0);0)" office:value-type="float" office:value="12" calcext:value-type="float">
            <text:p>12</text:p>
          </table:table-cell>
          <table:table-cell table:formula="of:=ROUNDUP(MAX((100-MAX([.S$5]+[.$E$2]*MIN([.AP27];0);0))*INT(([.$K27]-MAX([.AP27];0))*[.$J27])/100;0);0)" office:value-type="float" office:value="10" calcext:value-type="float">
            <text:p>10</text:p>
          </table:table-cell>
          <table:table-cell table:formula="of:=ROUNDUP(MAX((100-MAX([.T$5]+[.$E$2]*MIN([.AQ27];0);0))*INT(([.$K27]-MAX([.AQ27];0))*[.$J27])/100;0);0)" office:value-type="float" office:value="10" calcext:value-type="float">
            <text:p>10</text:p>
          </table:table-cell>
          <table:table-cell table:formula="of:=ROUNDUP(MAX((100-MAX([.U$5]+[.$E$2]*MIN([.AR27];0);0))*INT(([.$K27]-MAX([.AR27];0))*[.$J27])/100;0);0)" office:value-type="float" office:value="10" calcext:value-type="float">
            <text:p>10</text:p>
          </table:table-cell>
          <table:table-cell table:formula="of:=ROUNDUP(MAX((100-MAX([.V$5]+[.$E$2]*MIN([.AS27];0);0))*INT(([.$K27]-MAX([.AS27];0))*[.$J27])/100;0);0)" office:value-type="float" office:value="8" calcext:value-type="float">
            <text:p>8</text:p>
          </table:table-cell>
          <table:table-cell table:formula="of:=ROUNDUP(MAX((100-MAX([.W$5]+[.$E$2]*MIN([.AT27];0);0))*INT(([.$K27]-MAX([.AT27];0))*[.$J27])/100;0);0)" office:value-type="float" office:value="7" calcext:value-type="float">
            <text:p>7</text:p>
          </table:table-cell>
          <table:table-cell table:formula="of:=ROUNDUP(MAX((100-MAX([.X$5]+[.$E$2]*MIN([.AU27];0);0))*INT(([.$K27]-MAX([.AU27];0))*[.$J27])/100;0);0)" office:value-type="float" office:value="6" calcext:value-type="float">
            <text:p>6</text:p>
          </table:table-cell>
          <table:table-cell table:formula="of:=ROUNDUP(MAX((100-MAX([.Y$5]+[.$E$2]*MIN([.AV27];0);0))*INT(([.$K27]-MAX([.AV27];0))*[.$J27])/100;0);0)" office:value-type="float" office:value="4" calcext:value-type="float">
            <text:p>4</text:p>
          </table:table-cell>
          <table:table-cell table:formula="of:=ROUNDUP(MAX((100-MAX([.Z$5]+[.$E$2]*MIN([.AW27];0);0))*INT(([.$K27]-MAX([.AW27];0))*[.$J27])/100;0);0)" office:value-type="float" office:value="3" calcext:value-type="float">
            <text:p>3</text:p>
          </table:table-cell>
          <table:table-cell table:formula="of:=ROUNDUP(MAX((100-MAX([.AA$5]+[.$E$2]*MIN([.AX27];0);0))*INT(([.$K27]-MAX([.AX27];0))*[.$J27])/100;0);0)" office:value-type="float" office:value="2" calcext:value-type="float">
            <text:p>2</text:p>
          </table:table-cell>
          <table:table-cell table:formula="of:=ROUNDUP(MAX((100-MAX([.AB$5]+[.$E$2]*MIN([.AY27];0);0))*INT(([.$K27]-MAX([.AY27];0))*[.$J27])/100;0);0)" office:value-type="float" office:value="2" calcext:value-type="float">
            <text:p>2</text:p>
          </table:table-cell>
          <table:table-cell table:formula="of:=ROUNDUP(MAX((100-MAX([.AC$5]+[.$E$2]*MIN([.AZ27];0);0))*INT(([.$K27]-MAX([.AZ27];0))*[.$J27])/100;0);0)" office:value-type="float" office:value="0" calcext:value-type="float">
            <text:p>0</text:p>
          </table:table-cell>
          <table:table-cell table:number-columns-repeated="6"/>
          <table:table-cell table:formula="of:=FLOOR([.M$4]*IF([.$E27];0.2;1))-[.$G27]" office:value-type="float" office:value="-3" calcext:value-type="float">
            <text:p>-3</text:p>
          </table:table-cell>
          <table:table-cell table:formula="of:=FLOOR([.N$4]*IF([.$E27];0.2;1))-[.$G27]" office:value-type="float" office:value="-3" calcext:value-type="float">
            <text:p>-3</text:p>
          </table:table-cell>
          <table:table-cell table:formula="of:=FLOOR([.O$4]*IF([.$E27];0.2;1))-[.$G27]" office:value-type="float" office:value="-3" calcext:value-type="float">
            <text:p>-3</text:p>
          </table:table-cell>
          <table:table-cell table:formula="of:=FLOOR([.P$4]*IF([.$E27];0.2;1))-[.$G27]" office:value-type="float" office:value="-1" calcext:value-type="float">
            <text:p>-1</text:p>
          </table:table-cell>
          <table:table-cell table:formula="of:=FLOOR([.Q$4]*IF([.$E27];0.2;1))-[.$G27]" office:value-type="float" office:value="-1" calcext:value-type="float">
            <text:p>-1</text:p>
          </table:table-cell>
          <table:table-cell table:formula="of:=FLOOR([.R$4]*IF([.$E27];0.2;1))-[.$G27]" office:value-type="float" office:value="-1" calcext:value-type="float">
            <text:p>-1</text:p>
          </table:table-cell>
          <table:table-cell table:formula="of:=FLOOR([.S$4]*IF([.$E27];0.2;1))-[.$G27]" office:value-type="float" office:value="1" calcext:value-type="float">
            <text:p>1</text:p>
          </table:table-cell>
          <table:table-cell table:formula="of:=FLOOR([.T$4]*IF([.$E27];0.2;1))-[.$G27]" office:value-type="float" office:value="1" calcext:value-type="float">
            <text:p>1</text:p>
          </table:table-cell>
          <table:table-cell table:formula="of:=FLOOR([.U$4]*IF([.$E27];0.2;1))-[.$G27]" office:value-type="float" office:value="1" calcext:value-type="float">
            <text:p>1</text:p>
          </table:table-cell>
          <table:table-cell table:formula="of:=FLOOR([.V$4]*IF([.$E27];0.2;1))-[.$G27]" office:value-type="float" office:value="3" calcext:value-type="float">
            <text:p>3</text:p>
          </table:table-cell>
          <table:table-cell table:formula="of:=FLOOR([.W$4]*IF([.$E27];0.2;1))-[.$G27]" office:value-type="float" office:value="3" calcext:value-type="float">
            <text:p>3</text:p>
          </table:table-cell>
          <table:table-cell table:formula="of:=FLOOR([.X$4]*IF([.$E27];0.2;1))-[.$G27]" office:value-type="float" office:value="5" calcext:value-type="float">
            <text:p>5</text:p>
          </table:table-cell>
          <table:table-cell table:formula="of:=FLOOR([.Y$4]*IF([.$E27];0.2;1))-[.$G27]" office:value-type="float" office:value="7" calcext:value-type="float">
            <text:p>7</text:p>
          </table:table-cell>
          <table:table-cell table:formula="of:=FLOOR([.Z$4]*IF([.$E27];0.2;1))-[.$G27]" office:value-type="float" office:value="9" calcext:value-type="float">
            <text:p>9</text:p>
          </table:table-cell>
          <table:table-cell table:formula="of:=FLOOR([.AA$4]*IF([.$E27];0.2;1))-[.$G27]" office:value-type="float" office:value="11" calcext:value-type="float">
            <text:p>11</text:p>
          </table:table-cell>
          <table:table-cell table:formula="of:=FLOOR([.AB$4]*IF([.$E27];0.2;1))-[.$G27]" office:value-type="float" office:value="11" calcext:value-type="float">
            <text:p>11</text:p>
          </table:table-cell>
          <table:table-cell table:formula="of:=FLOOR([.AC$4]*IF([.$E27];0.2;1))-[.$G2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A1 "Grease Gun" SMG</text:p>
          </table:table-cell>
          <table:table-cell office:value-type="string" calcext:value-type="string">
            <text:p>.45 Calibe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LOOKUP([.$B28];[$'EcCo ammo'.$A$6:$'EcCo ammo'.$A$37];[$'EcCo ammo'.F$6:$'EcCo ammo'.F$37])" office:value-type="float" office:value="0" calcext:value-type="float">
            <text:p>0</text:p>
          </table:table-cell>
          <table:table-cell table:formula="of:=FLOOR(LOOKUP([.$B28];[$'EcCo ammo'.$A$6:$'EcCo ammo'.$A$37];[$'EcCo ammo'.H$6:$'EcCo ammo'.H$37]))" office:value-type="float" office:value="3" calcext:value-type="float">
            <text:p>3</text:p>
          </table:table-cell>
          <table:table-cell table:formula="of:=LOOKUP([.$B28];[$'EcCo ammo'.$A$6:$'EcCo ammo'.$A$37];[$'EcCo ammo'.I$6:$'EcCo ammo'.I$37])" office:value-type="float" office:value="1" calcext:value-type="float">
            <text:p>1</text:p>
          </table:table-cell>
          <table:table-cell table:formula="of:=LOOKUP([.$B28];[$'EcCo ammo'.$A$6:$'EcCo ammo'.$A$37];[$'EcCo ammo'.J$6:$'EcCo ammo'.J$37])" office:value-type="float" office:value="1" calcext:value-type="float">
            <text:p>1</text:p>
          </table:table-cell>
          <table:table-cell table:formula="of:=[.H28]/[.I28]" office:value-type="float" office:value="1" calcext:value-type="float">
            <text:p>1.00</text:p>
          </table:table-cell>
          <table:table-cell table:formula="of:=ROUND(AVERAGE([.C28];[.D28]))" office:value-type="float" office:value="18" calcext:value-type="float">
            <text:p>18</text:p>
          </table:table-cell>
          <table:table-cell/>
          <table:table-cell table:formula="of:=ROUNDUP(MAX((100-MAX([.M$5]+[.$E$2]*MIN([.AJ28];0);0))*INT(([.$K28]-MAX([.AJ28];0))*[.$J28])/100;0);0)" office:value-type="float" office:value="18" calcext:value-type="float">
            <text:p>18</text:p>
          </table:table-cell>
          <table:table-cell table:formula="of:=ROUNDUP(MAX((100-MAX([.N$5]+[.$E$2]*MIN([.AK28];0);0))*INT(([.$K28]-MAX([.AK28];0))*[.$J28])/100;0);0)" office:value-type="float" office:value="18" calcext:value-type="float">
            <text:p>18</text:p>
          </table:table-cell>
          <table:table-cell table:formula="of:=ROUNDUP(MAX((100-MAX([.O$5]+[.$E$2]*MIN([.AL28];0);0))*INT(([.$K28]-MAX([.AL28];0))*[.$J28])/100;0);0)" office:value-type="float" office:value="18" calcext:value-type="float">
            <text:p>18</text:p>
          </table:table-cell>
          <table:table-cell table:formula="of:=ROUNDUP(MAX((100-MAX([.P$5]+[.$E$2]*MIN([.AM28];0);0))*INT(([.$K28]-MAX([.AM28];0))*[.$J28])/100;0);0)" office:value-type="float" office:value="16" calcext:value-type="float">
            <text:p>16</text:p>
          </table:table-cell>
          <table:table-cell table:formula="of:=ROUNDUP(MAX((100-MAX([.Q$5]+[.$E$2]*MIN([.AN28];0);0))*INT(([.$K28]-MAX([.AN28];0))*[.$J28])/100;0);0)" office:value-type="float" office:value="15" calcext:value-type="float">
            <text:p>15</text:p>
          </table:table-cell>
          <table:table-cell table:formula="of:=ROUNDUP(MAX((100-MAX([.R$5]+[.$E$2]*MIN([.AO28];0);0))*INT(([.$K28]-MAX([.AO28];0))*[.$J28])/100;0);0)" office:value-type="float" office:value="15" calcext:value-type="float">
            <text:p>15</text:p>
          </table:table-cell>
          <table:table-cell table:formula="of:=ROUNDUP(MAX((100-MAX([.S$5]+[.$E$2]*MIN([.AP28];0);0))*INT(([.$K28]-MAX([.AP28];0))*[.$J28])/100;0);0)" office:value-type="float" office:value="12" calcext:value-type="float">
            <text:p>12</text:p>
          </table:table-cell>
          <table:table-cell table:formula="of:=ROUNDUP(MAX((100-MAX([.T$5]+[.$E$2]*MIN([.AQ28];0);0))*INT(([.$K28]-MAX([.AQ28];0))*[.$J28])/100;0);0)" office:value-type="float" office:value="12" calcext:value-type="float">
            <text:p>12</text:p>
          </table:table-cell>
          <table:table-cell table:formula="of:=ROUNDUP(MAX((100-MAX([.U$5]+[.$E$2]*MIN([.AR28];0);0))*INT(([.$K28]-MAX([.AR28];0))*[.$J28])/100;0);0)" office:value-type="float" office:value="12" calcext:value-type="float">
            <text:p>12</text:p>
          </table:table-cell>
          <table:table-cell table:formula="of:=ROUNDUP(MAX((100-MAX([.V$5]+[.$E$2]*MIN([.AS28];0);0))*INT(([.$K28]-MAX([.AS28];0))*[.$J28])/100;0);0)" office:value-type="float" office:value="9" calcext:value-type="float">
            <text:p>9</text:p>
          </table:table-cell>
          <table:table-cell table:formula="of:=ROUNDUP(MAX((100-MAX([.W$5]+[.$E$2]*MIN([.AT28];0);0))*INT(([.$K28]-MAX([.AT28];0))*[.$J28])/100;0);0)" office:value-type="float" office:value="9" calcext:value-type="float">
            <text:p>9</text:p>
          </table:table-cell>
          <table:table-cell table:formula="of:=ROUNDUP(MAX((100-MAX([.X$5]+[.$E$2]*MIN([.AU28];0);0))*INT(([.$K28]-MAX([.AU28];0))*[.$J28])/100;0);0)" office:value-type="float" office:value="8" calcext:value-type="float">
            <text:p>8</text:p>
          </table:table-cell>
          <table:table-cell table:formula="of:=ROUNDUP(MAX((100-MAX([.Y$5]+[.$E$2]*MIN([.AV28];0);0))*INT(([.$K28]-MAX([.AV28];0))*[.$J28])/100;0);0)" office:value-type="float" office:value="6" calcext:value-type="float">
            <text:p>6</text:p>
          </table:table-cell>
          <table:table-cell table:formula="of:=ROUNDUP(MAX((100-MAX([.Z$5]+[.$E$2]*MIN([.AW28];0);0))*INT(([.$K28]-MAX([.AW28];0))*[.$J28])/100;0);0)" office:value-type="float" office:value="5" calcext:value-type="float">
            <text:p>5</text:p>
          </table:table-cell>
          <table:table-cell table:formula="of:=ROUNDUP(MAX((100-MAX([.AA$5]+[.$E$2]*MIN([.AX28];0);0))*INT(([.$K28]-MAX([.AX28];0))*[.$J28])/100;0);0)" office:value-type="float" office:value="3" calcext:value-type="float">
            <text:p>3</text:p>
          </table:table-cell>
          <table:table-cell table:formula="of:=ROUNDUP(MAX((100-MAX([.AB$5]+[.$E$2]*MIN([.AY28];0);0))*INT(([.$K28]-MAX([.AY28];0))*[.$J28])/100;0);0)" office:value-type="float" office:value="3" calcext:value-type="float">
            <text:p>3</text:p>
          </table:table-cell>
          <table:table-cell table:formula="of:=ROUNDUP(MAX((100-MAX([.AC$5]+[.$E$2]*MIN([.AZ28];0);0))*INT(([.$K28]-MAX([.AZ28];0))*[.$J28])/100;0);0)" office:value-type="float" office:value="1" calcext:value-type="float">
            <text:p>1</text:p>
          </table:table-cell>
          <table:table-cell table:number-columns-repeated="6"/>
          <table:table-cell table:formula="of:=FLOOR([.M$4]*IF([.$E28];0.2;1))-[.$G28]" office:value-type="float" office:value="-3" calcext:value-type="float">
            <text:p>-3</text:p>
          </table:table-cell>
          <table:table-cell table:formula="of:=FLOOR([.N$4]*IF([.$E28];0.2;1))-[.$G28]" office:value-type="float" office:value="-3" calcext:value-type="float">
            <text:p>-3</text:p>
          </table:table-cell>
          <table:table-cell table:formula="of:=FLOOR([.O$4]*IF([.$E28];0.2;1))-[.$G28]" office:value-type="float" office:value="-3" calcext:value-type="float">
            <text:p>-3</text:p>
          </table:table-cell>
          <table:table-cell table:formula="of:=FLOOR([.P$4]*IF([.$E28];0.2;1))-[.$G28]" office:value-type="float" office:value="-1" calcext:value-type="float">
            <text:p>-1</text:p>
          </table:table-cell>
          <table:table-cell table:formula="of:=FLOOR([.Q$4]*IF([.$E28];0.2;1))-[.$G28]" office:value-type="float" office:value="-1" calcext:value-type="float">
            <text:p>-1</text:p>
          </table:table-cell>
          <table:table-cell table:formula="of:=FLOOR([.R$4]*IF([.$E28];0.2;1))-[.$G28]" office:value-type="float" office:value="-1" calcext:value-type="float">
            <text:p>-1</text:p>
          </table:table-cell>
          <table:table-cell table:formula="of:=FLOOR([.S$4]*IF([.$E28];0.2;1))-[.$G28]" office:value-type="float" office:value="1" calcext:value-type="float">
            <text:p>1</text:p>
          </table:table-cell>
          <table:table-cell table:formula="of:=FLOOR([.T$4]*IF([.$E28];0.2;1))-[.$G28]" office:value-type="float" office:value="1" calcext:value-type="float">
            <text:p>1</text:p>
          </table:table-cell>
          <table:table-cell table:formula="of:=FLOOR([.U$4]*IF([.$E28];0.2;1))-[.$G28]" office:value-type="float" office:value="1" calcext:value-type="float">
            <text:p>1</text:p>
          </table:table-cell>
          <table:table-cell table:formula="of:=FLOOR([.V$4]*IF([.$E28];0.2;1))-[.$G28]" office:value-type="float" office:value="3" calcext:value-type="float">
            <text:p>3</text:p>
          </table:table-cell>
          <table:table-cell table:formula="of:=FLOOR([.W$4]*IF([.$E28];0.2;1))-[.$G28]" office:value-type="float" office:value="3" calcext:value-type="float">
            <text:p>3</text:p>
          </table:table-cell>
          <table:table-cell table:formula="of:=FLOOR([.X$4]*IF([.$E28];0.2;1))-[.$G28]" office:value-type="float" office:value="5" calcext:value-type="float">
            <text:p>5</text:p>
          </table:table-cell>
          <table:table-cell table:formula="of:=FLOOR([.Y$4]*IF([.$E28];0.2;1))-[.$G28]" office:value-type="float" office:value="7" calcext:value-type="float">
            <text:p>7</text:p>
          </table:table-cell>
          <table:table-cell table:formula="of:=FLOOR([.Z$4]*IF([.$E28];0.2;1))-[.$G28]" office:value-type="float" office:value="9" calcext:value-type="float">
            <text:p>9</text:p>
          </table:table-cell>
          <table:table-cell table:formula="of:=FLOOR([.AA$4]*IF([.$E28];0.2;1))-[.$G28]" office:value-type="float" office:value="11" calcext:value-type="float">
            <text:p>11</text:p>
          </table:table-cell>
          <table:table-cell table:formula="of:=FLOOR([.AB$4]*IF([.$E28];0.2;1))-[.$G28]" office:value-type="float" office:value="11" calcext:value-type="float">
            <text:p>11</text:p>
          </table:table-cell>
          <table:table-cell table:formula="of:=FLOOR([.AC$4]*IF([.$E28];0.2;1))-[.$G28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zar AMR</text:p>
          </table:table-cell>
          <table:table-cell office:value-type="string" calcext:value-type="string">
            <text:p>.50 BMG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LOOKUP([.$B2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29];[$'EcCo ammo'.$A$6:$'EcCo ammo'.$A$37];[$'EcCo ammo'.H$6:$'EcCo ammo'.H$37]))" office:value-type="float" office:value="18" calcext:value-type="float">
            <text:p>18</text:p>
          </table:table-cell>
          <table:table-cell table:formula="of:=LOOKUP([.$B29];[$'EcCo ammo'.$A$6:$'EcCo ammo'.$A$37];[$'EcCo ammo'.I$6:$'EcCo ammo'.I$37])" office:value-type="float" office:value="1" calcext:value-type="float">
            <text:p>1</text:p>
          </table:table-cell>
          <table:table-cell table:formula="of:=LOOKUP([.$B29];[$'EcCo ammo'.$A$6:$'EcCo ammo'.$A$37];[$'EcCo ammo'.J$6:$'EcCo ammo'.J$37])" office:value-type="float" office:value="1" calcext:value-type="float">
            <text:p>1</text:p>
          </table:table-cell>
          <table:table-cell table:formula="of:=[.H29]/[.I29]" office:value-type="float" office:value="1" calcext:value-type="float">
            <text:p>1.00</text:p>
          </table:table-cell>
          <table:table-cell table:formula="of:=ROUND(AVERAGE([.C29];[.D29]))" office:value-type="float" office:value="73" calcext:value-type="float">
            <text:p>73</text:p>
          </table:table-cell>
          <table:table-cell/>
          <table:table-cell table:formula="of:=ROUNDUP(MAX((100-MAX([.M$5]+[.$E$2]*MIN([.AJ29];0);0))*INT(([.$K29]-MAX([.AJ29];0))*[.$J29])/100;0);0)" office:value-type="float" office:value="73" calcext:value-type="float">
            <text:p>73</text:p>
          </table:table-cell>
          <table:table-cell table:formula="of:=ROUNDUP(MAX((100-MAX([.N$5]+[.$E$2]*MIN([.AK29];0);0))*INT(([.$K29]-MAX([.AK29];0))*[.$J29])/100;0);0)" office:value-type="float" office:value="73" calcext:value-type="float">
            <text:p>73</text:p>
          </table:table-cell>
          <table:table-cell table:formula="of:=ROUNDUP(MAX((100-MAX([.O$5]+[.$E$2]*MIN([.AL29];0);0))*INT(([.$K29]-MAX([.AL29];0))*[.$J29])/100;0);0)" office:value-type="float" office:value="73" calcext:value-type="float">
            <text:p>73</text:p>
          </table:table-cell>
          <table:table-cell table:formula="of:=ROUNDUP(MAX((100-MAX([.P$5]+[.$E$2]*MIN([.AM29];0);0))*INT(([.$K29]-MAX([.AM29];0))*[.$J29])/100;0);0)" office:value-type="float" office:value="73" calcext:value-type="float">
            <text:p>73</text:p>
          </table:table-cell>
          <table:table-cell table:formula="of:=ROUNDUP(MAX((100-MAX([.Q$5]+[.$E$2]*MIN([.AN29];0);0))*INT(([.$K29]-MAX([.AN29];0))*[.$J29])/100;0);0)" office:value-type="float" office:value="73" calcext:value-type="float">
            <text:p>73</text:p>
          </table:table-cell>
          <table:table-cell table:formula="of:=ROUNDUP(MAX((100-MAX([.R$5]+[.$E$2]*MIN([.AO29];0);0))*INT(([.$K29]-MAX([.AO29];0))*[.$J29])/100;0);0)" office:value-type="float" office:value="73" calcext:value-type="float">
            <text:p>73</text:p>
          </table:table-cell>
          <table:table-cell table:formula="of:=ROUNDUP(MAX((100-MAX([.S$5]+[.$E$2]*MIN([.AP29];0);0))*INT(([.$K29]-MAX([.AP29];0))*[.$J29])/100;0);0)" office:value-type="float" office:value="73" calcext:value-type="float">
            <text:p>73</text:p>
          </table:table-cell>
          <table:table-cell table:formula="of:=ROUNDUP(MAX((100-MAX([.T$5]+[.$E$2]*MIN([.AQ29];0);0))*INT(([.$K29]-MAX([.AQ29];0))*[.$J29])/100;0);0)" office:value-type="float" office:value="73" calcext:value-type="float">
            <text:p>73</text:p>
          </table:table-cell>
          <table:table-cell table:formula="of:=ROUNDUP(MAX((100-MAX([.U$5]+[.$E$2]*MIN([.AR29];0);0))*INT(([.$K29]-MAX([.AR29];0))*[.$J29])/100;0);0)" office:value-type="float" office:value="73" calcext:value-type="float">
            <text:p>73</text:p>
          </table:table-cell>
          <table:table-cell table:formula="of:=ROUNDUP(MAX((100-MAX([.V$5]+[.$E$2]*MIN([.AS29];0);0))*INT(([.$K29]-MAX([.AS29];0))*[.$J29])/100;0);0)" office:value-type="float" office:value="73" calcext:value-type="float">
            <text:p>73</text:p>
          </table:table-cell>
          <table:table-cell table:formula="of:=ROUNDUP(MAX((100-MAX([.W$5]+[.$E$2]*MIN([.AT29];0);0))*INT(([.$K29]-MAX([.AT29];0))*[.$J29])/100;0);0)" office:value-type="float" office:value="73" calcext:value-type="float">
            <text:p>73</text:p>
          </table:table-cell>
          <table:table-cell table:formula="of:=ROUNDUP(MAX((100-MAX([.X$5]+[.$E$2]*MIN([.AU29];0);0))*INT(([.$K29]-MAX([.AU29];0))*[.$J29])/100;0);0)" office:value-type="float" office:value="73" calcext:value-type="float">
            <text:p>73</text:p>
          </table:table-cell>
          <table:table-cell table:formula="of:=ROUNDUP(MAX((100-MAX([.Y$5]+[.$E$2]*MIN([.AV29];0);0))*INT(([.$K29]-MAX([.AV29];0))*[.$J29])/100;0);0)" office:value-type="float" office:value="73" calcext:value-type="float">
            <text:p>73</text:p>
          </table:table-cell>
          <table:table-cell table:formula="of:=ROUNDUP(MAX((100-MAX([.Z$5]+[.$E$2]*MIN([.AW29];0);0))*INT(([.$K29]-MAX([.AW29];0))*[.$J29])/100;0);0)" office:value-type="float" office:value="73" calcext:value-type="float">
            <text:p>73</text:p>
          </table:table-cell>
          <table:table-cell table:formula="of:=ROUNDUP(MAX((100-MAX([.AA$5]+[.$E$2]*MIN([.AX29];0);0))*INT(([.$K29]-MAX([.AX29];0))*[.$J29])/100;0);0)" office:value-type="float" office:value="55" calcext:value-type="float">
            <text:p>55</text:p>
          </table:table-cell>
          <table:table-cell table:formula="of:=ROUNDUP(MAX((100-MAX([.AB$5]+[.$E$2]*MIN([.AY29];0);0))*INT(([.$K29]-MAX([.AY29];0))*[.$J29])/100;0);0)" office:value-type="float" office:value="52" calcext:value-type="float">
            <text:p>52</text:p>
          </table:table-cell>
          <table:table-cell table:formula="of:=ROUNDUP(MAX((100-MAX([.AC$5]+[.$E$2]*MIN([.AZ29];0);0))*INT(([.$K29]-MAX([.AZ29];0))*[.$J29])/100;0);0)" office:value-type="float" office:value="22" calcext:value-type="float">
            <text:p>22</text:p>
          </table:table-cell>
          <table:table-cell table:number-columns-repeated="6"/>
          <table:table-cell table:formula="of:=FLOOR([.M$4]*IF([.$E29];0.2;1))-[.$G29]" office:value-type="float" office:value="-18" calcext:value-type="float">
            <text:p>-18</text:p>
          </table:table-cell>
          <table:table-cell table:formula="of:=FLOOR([.N$4]*IF([.$E29];0.2;1))-[.$G29]" office:value-type="float" office:value="-18" calcext:value-type="float">
            <text:p>-18</text:p>
          </table:table-cell>
          <table:table-cell table:formula="of:=FLOOR([.O$4]*IF([.$E29];0.2;1))-[.$G29]" office:value-type="float" office:value="-18" calcext:value-type="float">
            <text:p>-18</text:p>
          </table:table-cell>
          <table:table-cell table:formula="of:=FLOOR([.P$4]*IF([.$E29];0.2;1))-[.$G29]" office:value-type="float" office:value="-16" calcext:value-type="float">
            <text:p>-16</text:p>
          </table:table-cell>
          <table:table-cell table:formula="of:=FLOOR([.Q$4]*IF([.$E29];0.2;1))-[.$G29]" office:value-type="float" office:value="-16" calcext:value-type="float">
            <text:p>-16</text:p>
          </table:table-cell>
          <table:table-cell table:formula="of:=FLOOR([.R$4]*IF([.$E29];0.2;1))-[.$G29]" office:value-type="float" office:value="-16" calcext:value-type="float">
            <text:p>-16</text:p>
          </table:table-cell>
          <table:table-cell table:formula="of:=FLOOR([.S$4]*IF([.$E29];0.2;1))-[.$G29]" office:value-type="float" office:value="-14" calcext:value-type="float">
            <text:p>-14</text:p>
          </table:table-cell>
          <table:table-cell table:formula="of:=FLOOR([.T$4]*IF([.$E29];0.2;1))-[.$G29]" office:value-type="float" office:value="-14" calcext:value-type="float">
            <text:p>-14</text:p>
          </table:table-cell>
          <table:table-cell table:formula="of:=FLOOR([.U$4]*IF([.$E29];0.2;1))-[.$G29]" office:value-type="float" office:value="-14" calcext:value-type="float">
            <text:p>-14</text:p>
          </table:table-cell>
          <table:table-cell table:formula="of:=FLOOR([.V$4]*IF([.$E29];0.2;1))-[.$G29]" office:value-type="float" office:value="-12" calcext:value-type="float">
            <text:p>-12</text:p>
          </table:table-cell>
          <table:table-cell table:formula="of:=FLOOR([.W$4]*IF([.$E29];0.2;1))-[.$G29]" office:value-type="float" office:value="-12" calcext:value-type="float">
            <text:p>-12</text:p>
          </table:table-cell>
          <table:table-cell table:formula="of:=FLOOR([.X$4]*IF([.$E29];0.2;1))-[.$G29]" office:value-type="float" office:value="-10" calcext:value-type="float">
            <text:p>-10</text:p>
          </table:table-cell>
          <table:table-cell table:formula="of:=FLOOR([.Y$4]*IF([.$E29];0.2;1))-[.$G29]" office:value-type="float" office:value="-8" calcext:value-type="float">
            <text:p>-8</text:p>
          </table:table-cell>
          <table:table-cell table:formula="of:=FLOOR([.Z$4]*IF([.$E29];0.2;1))-[.$G29]" office:value-type="float" office:value="-6" calcext:value-type="float">
            <text:p>-6</text:p>
          </table:table-cell>
          <table:table-cell table:formula="of:=FLOOR([.AA$4]*IF([.$E29];0.2;1))-[.$G29]" office:value-type="float" office:value="-4" calcext:value-type="float">
            <text:p>-4</text:p>
          </table:table-cell>
          <table:table-cell table:formula="of:=FLOOR([.AB$4]*IF([.$E29];0.2;1))-[.$G29]" office:value-type="float" office:value="-4" calcext:value-type="float">
            <text:p>-4</text:p>
          </table:table-cell>
          <table:table-cell table:formula="of:=FLOOR([.AC$4]*IF([.$E29];0.2;1))-[.$G2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LOOKUP([.$B30];[$'EcCo ammo'.$A$6:$'EcCo ammo'.$A$37];[$'EcCo ammo'.F$6:$'EcCo ammo'.F$37])" office:value-type="float" office:value="10" calcext:value-type="float">
            <text:p>10</text:p>
          </table:table-cell>
          <table:table-cell table:formula="of:=FLOOR(LOOKUP([.$B30];[$'EcCo ammo'.$A$6:$'EcCo ammo'.$A$37];[$'EcCo ammo'.H$6:$'EcCo ammo'.H$37]))" office:value-type="float" office:value="0" calcext:value-type="float">
            <text:p>0</text:p>
          </table:table-cell>
          <table:table-cell table:formula="of:=LOOKUP([.$B30];[$'EcCo ammo'.$A$6:$'EcCo ammo'.$A$37];[$'EcCo ammo'.I$6:$'EcCo ammo'.I$37])" office:value-type="float" office:value="3" calcext:value-type="float">
            <text:p>3</text:p>
          </table:table-cell>
          <table:table-cell table:formula="of:=LOOKUP([.$B30];[$'EcCo ammo'.$A$6:$'EcCo ammo'.$A$37];[$'EcCo ammo'.J$6:$'EcCo ammo'.J$37])" office:value-type="float" office:value="2" calcext:value-type="float">
            <text:p>2</text:p>
          </table:table-cell>
          <table:table-cell table:formula="of:=[.H30]/[.I30]" office:value-type="float" office:value="1.5" calcext:value-type="float">
            <text:p>1.50</text:p>
          </table:table-cell>
          <table:table-cell table:formula="of:=ROUND(AVERAGE([.C30];[.D30]))" office:value-type="float" office:value="7" calcext:value-type="float">
            <text:p>7</text:p>
          </table:table-cell>
          <table:table-cell/>
          <table:table-cell table:formula="of:=ROUNDUP(MAX((100-MAX([.M$5]+[.$E$2]*MIN([.AJ30];0);0))*INT(([.$K30]-MAX([.AJ30];0))*[.$J30])/100;0);0)" office:value-type="float" office:value="10" calcext:value-type="float">
            <text:p>10</text:p>
          </table:table-cell>
          <table:table-cell table:formula="of:=ROUNDUP(MAX((100-MAX([.N$5]+[.$E$2]*MIN([.AK30];0);0))*INT(([.$K30]-MAX([.AK30];0))*[.$J30])/100;0);0)" office:value-type="float" office:value="9" calcext:value-type="float">
            <text:p>9</text:p>
          </table:table-cell>
          <table:table-cell table:formula="of:=ROUNDUP(MAX((100-MAX([.O$5]+[.$E$2]*MIN([.AL30];0);0))*INT(([.$K30]-MAX([.AL30];0))*[.$J30])/100;0);0)" office:value-type="float" office:value="8" calcext:value-type="float">
            <text:p>8</text:p>
          </table:table-cell>
          <table:table-cell table:formula="of:=ROUNDUP(MAX((100-MAX([.P$5]+[.$E$2]*MIN([.AM30];0);0))*INT(([.$K30]-MAX([.AM30];0))*[.$J30])/100;0);0)" office:value-type="float" office:value="6" calcext:value-type="float">
            <text:p>6</text:p>
          </table:table-cell>
          <table:table-cell table:formula="of:=ROUNDUP(MAX((100-MAX([.Q$5]+[.$E$2]*MIN([.AN30];0);0))*INT(([.$K30]-MAX([.AN30];0))*[.$J30])/100;0);0)" office:value-type="float" office:value="5" calcext:value-type="float">
            <text:p>5</text:p>
          </table:table-cell>
          <table:table-cell table:formula="of:=ROUNDUP(MAX((100-MAX([.R$5]+[.$E$2]*MIN([.AO30];0);0))*INT(([.$K30]-MAX([.AO30];0))*[.$J30])/100;0);0)" office:value-type="float" office:value="5" calcext:value-type="float">
            <text:p>5</text:p>
          </table:table-cell>
          <table:table-cell table:formula="of:=ROUNDUP(MAX((100-MAX([.S$5]+[.$E$2]*MIN([.AP30];0);0))*INT(([.$K30]-MAX([.AP30];0))*[.$J30])/100;0);0)" office:value-type="float" office:value="3" calcext:value-type="float">
            <text:p>3</text:p>
          </table:table-cell>
          <table:table-cell table:formula="of:=ROUNDUP(MAX((100-MAX([.T$5]+[.$E$2]*MIN([.AQ30];0);0))*INT(([.$K30]-MAX([.AQ30];0))*[.$J30])/100;0);0)" office:value-type="float" office:value="3" calcext:value-type="float">
            <text:p>3</text:p>
          </table:table-cell>
          <table:table-cell table:formula="of:=ROUNDUP(MAX((100-MAX([.U$5]+[.$E$2]*MIN([.AR30];0);0))*INT(([.$K30]-MAX([.AR30];0))*[.$J30])/100;0);0)" office:value-type="float" office:value="3" calcext:value-type="float">
            <text:p>3</text:p>
          </table:table-cell>
          <table:table-cell table:formula="of:=ROUNDUP(MAX((100-MAX([.V$5]+[.$E$2]*MIN([.AS30];0);0))*INT(([.$K30]-MAX([.AS30];0))*[.$J30])/100;0);0)" office:value-type="float" office:value="1" calcext:value-type="float">
            <text:p>1</text:p>
          </table:table-cell>
          <table:table-cell table:formula="of:=ROUNDUP(MAX((100-MAX([.W$5]+[.$E$2]*MIN([.AT30];0);0))*INT(([.$K30]-MAX([.AT30];0))*[.$J30])/100;0);0)" office:value-type="float" office:value="1" calcext:value-type="float">
            <text:p>1</text:p>
          </table:table-cell>
          <table:table-cell table:formula="of:=ROUNDUP(MAX((100-MAX([.X$5]+[.$E$2]*MIN([.AU30];0);0))*INT(([.$K30]-MAX([.AU30];0))*[.$J30])/100;0);0)" office:value-type="float" office:value="0" calcext:value-type="float">
            <text:p>0</text:p>
          </table:table-cell>
          <table:table-cell table:formula="of:=ROUNDUP(MAX((100-MAX([.Y$5]+[.$E$2]*MIN([.AV30];0);0))*INT(([.$K30]-MAX([.AV30];0))*[.$J30])/100;0);0)" office:value-type="float" office:value="0" calcext:value-type="float">
            <text:p>0</text:p>
          </table:table-cell>
          <table:table-cell table:formula="of:=ROUNDUP(MAX((100-MAX([.Z$5]+[.$E$2]*MIN([.AW30];0);0))*INT(([.$K30]-MAX([.AW30];0))*[.$J30])/100;0);0)" office:value-type="float" office:value="0" calcext:value-type="float">
            <text:p>0</text:p>
          </table:table-cell>
          <table:table-cell table:formula="of:=ROUNDUP(MAX((100-MAX([.AA$5]+[.$E$2]*MIN([.AX30];0);0))*INT(([.$K30]-MAX([.AX30];0))*[.$J30])/100;0);0)" office:value-type="float" office:value="0" calcext:value-type="float">
            <text:p>0</text:p>
          </table:table-cell>
          <table:table-cell table:formula="of:=ROUNDUP(MAX((100-MAX([.AB$5]+[.$E$2]*MIN([.AY30];0);0))*INT(([.$K30]-MAX([.AY30];0))*[.$J30])/100;0);0)" office:value-type="float" office:value="0" calcext:value-type="float">
            <text:p>0</text:p>
          </table:table-cell>
          <table:table-cell table:formula="of:=ROUNDUP(MAX((100-MAX([.AC$5]+[.$E$2]*MIN([.AZ30];0);0))*INT(([.$K30]-MAX([.AZ30];0))*[.$J30])/100;0);0)" office:value-type="float" office:value="0" calcext:value-type="float">
            <text:p>0</text:p>
          </table:table-cell>
          <table:table-cell table:number-columns-repeated="6"/>
          <table:table-cell table:formula="of:=FLOOR([.M$4]*IF([.$E30];0.2;1))-[.$G30]" office:value-type="float" office:value="0" calcext:value-type="float">
            <text:p>0</text:p>
          </table:table-cell>
          <table:table-cell table:formula="of:=FLOOR([.N$4]*IF([.$E30];0.2;1))-[.$G30]" office:value-type="float" office:value="0" calcext:value-type="float">
            <text:p>0</text:p>
          </table:table-cell>
          <table:table-cell table:formula="of:=FLOOR([.O$4]*IF([.$E30];0.2;1))-[.$G30]" office:value-type="float" office:value="0" calcext:value-type="float">
            <text:p>0</text:p>
          </table:table-cell>
          <table:table-cell table:formula="of:=FLOOR([.P$4]*IF([.$E30];0.2;1))-[.$G30]" office:value-type="float" office:value="2" calcext:value-type="float">
            <text:p>2</text:p>
          </table:table-cell>
          <table:table-cell table:formula="of:=FLOOR([.Q$4]*IF([.$E30];0.2;1))-[.$G30]" office:value-type="float" office:value="2" calcext:value-type="float">
            <text:p>2</text:p>
          </table:table-cell>
          <table:table-cell table:formula="of:=FLOOR([.R$4]*IF([.$E30];0.2;1))-[.$G30]" office:value-type="float" office:value="2" calcext:value-type="float">
            <text:p>2</text:p>
          </table:table-cell>
          <table:table-cell table:formula="of:=FLOOR([.S$4]*IF([.$E30];0.2;1))-[.$G30]" office:value-type="float" office:value="4" calcext:value-type="float">
            <text:p>4</text:p>
          </table:table-cell>
          <table:table-cell table:formula="of:=FLOOR([.T$4]*IF([.$E30];0.2;1))-[.$G30]" office:value-type="float" office:value="4" calcext:value-type="float">
            <text:p>4</text:p>
          </table:table-cell>
          <table:table-cell table:formula="of:=FLOOR([.U$4]*IF([.$E30];0.2;1))-[.$G30]" office:value-type="float" office:value="4" calcext:value-type="float">
            <text:p>4</text:p>
          </table:table-cell>
          <table:table-cell table:formula="of:=FLOOR([.V$4]*IF([.$E30];0.2;1))-[.$G30]" office:value-type="float" office:value="6" calcext:value-type="float">
            <text:p>6</text:p>
          </table:table-cell>
          <table:table-cell table:formula="of:=FLOOR([.W$4]*IF([.$E30];0.2;1))-[.$G30]" office:value-type="float" office:value="6" calcext:value-type="float">
            <text:p>6</text:p>
          </table:table-cell>
          <table:table-cell table:formula="of:=FLOOR([.X$4]*IF([.$E30];0.2;1))-[.$G30]" office:value-type="float" office:value="8" calcext:value-type="float">
            <text:p>8</text:p>
          </table:table-cell>
          <table:table-cell table:formula="of:=FLOOR([.Y$4]*IF([.$E30];0.2;1))-[.$G30]" office:value-type="float" office:value="10" calcext:value-type="float">
            <text:p>10</text:p>
          </table:table-cell>
          <table:table-cell table:formula="of:=FLOOR([.Z$4]*IF([.$E30];0.2;1))-[.$G30]" office:value-type="float" office:value="12" calcext:value-type="float">
            <text:p>12</text:p>
          </table:table-cell>
          <table:table-cell table:formula="of:=FLOOR([.AA$4]*IF([.$E30];0.2;1))-[.$G30]" office:value-type="float" office:value="14" calcext:value-type="float">
            <text:p>14</text:p>
          </table:table-cell>
          <table:table-cell table:formula="of:=FLOOR([.AB$4]*IF([.$E30];0.2;1))-[.$G30]" office:value-type="float" office:value="14" calcext:value-type="float">
            <text:p>14</text:p>
          </table:table-cell>
          <table:table-cell table:formula="of:=FLOOR([.AC$4]*IF([.$E30];0.2;1))-[.$G3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p Gun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LOOKUP([.$B3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1];[$'EcCo ammo'.$A$6:$'EcCo ammo'.$A$37];[$'EcCo ammo'.H$6:$'EcCo ammo'.H$37]))" office:value-type="float" office:value="5" calcext:value-type="float">
            <text:p>5</text:p>
          </table:table-cell>
          <table:table-cell table:formula="of:=LOOKUP([.$B31];[$'EcCo ammo'.$A$6:$'EcCo ammo'.$A$37];[$'EcCo ammo'.I$6:$'EcCo ammo'.I$37])" office:value-type="float" office:value="1" calcext:value-type="float">
            <text:p>1</text:p>
          </table:table-cell>
          <table:table-cell table:formula="of:=LOOKUP([.$B31];[$'EcCo ammo'.$A$6:$'EcCo ammo'.$A$37];[$'EcCo ammo'.J$6:$'EcCo ammo'.J$37])" office:value-type="float" office:value="1" calcext:value-type="float">
            <text:p>1</text:p>
          </table:table-cell>
          <table:table-cell table:formula="of:=[.H31]/[.I31]" office:value-type="float" office:value="1" calcext:value-type="float">
            <text:p>1.00</text:p>
          </table:table-cell>
          <table:table-cell table:formula="of:=ROUND(AVERAGE([.C31];[.D31]))" office:value-type="float" office:value="7" calcext:value-type="float">
            <text:p>7</text:p>
          </table:table-cell>
          <table:table-cell/>
          <table:table-cell table:formula="of:=ROUNDUP(MAX((100-MAX([.M$5]+[.$E$2]*MIN([.AJ31];0);0))*INT(([.$K31]-MAX([.AJ31];0))*[.$J31])/100;0);0)" office:value-type="float" office:value="7" calcext:value-type="float">
            <text:p>7</text:p>
          </table:table-cell>
          <table:table-cell table:formula="of:=ROUNDUP(MAX((100-MAX([.N$5]+[.$E$2]*MIN([.AK31];0);0))*INT(([.$K31]-MAX([.AK31];0))*[.$J31])/100;0);0)" office:value-type="float" office:value="7" calcext:value-type="float">
            <text:p>7</text:p>
          </table:table-cell>
          <table:table-cell table:formula="of:=ROUNDUP(MAX((100-MAX([.O$5]+[.$E$2]*MIN([.AL31];0);0))*INT(([.$K31]-MAX([.AL31];0))*[.$J31])/100;0);0)" office:value-type="float" office:value="7" calcext:value-type="float">
            <text:p>7</text:p>
          </table:table-cell>
          <table:table-cell table:formula="of:=ROUNDUP(MAX((100-MAX([.P$5]+[.$E$2]*MIN([.AM31];0);0))*INT(([.$K31]-MAX([.AM31];0))*[.$J31])/100;0);0)" office:value-type="float" office:value="7" calcext:value-type="float">
            <text:p>7</text:p>
          </table:table-cell>
          <table:table-cell table:formula="of:=ROUNDUP(MAX((100-MAX([.Q$5]+[.$E$2]*MIN([.AN31];0);0))*INT(([.$K31]-MAX([.AN31];0))*[.$J31])/100;0);0)" office:value-type="float" office:value="7" calcext:value-type="float">
            <text:p>7</text:p>
          </table:table-cell>
          <table:table-cell table:formula="of:=ROUNDUP(MAX((100-MAX([.R$5]+[.$E$2]*MIN([.AO31];0);0))*INT(([.$K31]-MAX([.AO31];0))*[.$J31])/100;0);0)" office:value-type="float" office:value="7" calcext:value-type="float">
            <text:p>7</text:p>
          </table:table-cell>
          <table:table-cell table:formula="of:=ROUNDUP(MAX((100-MAX([.S$5]+[.$E$2]*MIN([.AP31];0);0))*INT(([.$K31]-MAX([.AP31];0))*[.$J31])/100;0);0)" office:value-type="float" office:value="6" calcext:value-type="float">
            <text:p>6</text:p>
          </table:table-cell>
          <table:table-cell table:formula="of:=ROUNDUP(MAX((100-MAX([.T$5]+[.$E$2]*MIN([.AQ31];0);0))*INT(([.$K31]-MAX([.AQ31];0))*[.$J31])/100;0);0)" office:value-type="float" office:value="6" calcext:value-type="float">
            <text:p>6</text:p>
          </table:table-cell>
          <table:table-cell table:formula="of:=ROUNDUP(MAX((100-MAX([.U$5]+[.$E$2]*MIN([.AR31];0);0))*INT(([.$K31]-MAX([.AR31];0))*[.$J31])/100;0);0)" office:value-type="float" office:value="6" calcext:value-type="float">
            <text:p>6</text:p>
          </table:table-cell>
          <table:table-cell table:formula="of:=ROUNDUP(MAX((100-MAX([.V$5]+[.$E$2]*MIN([.AS31];0);0))*INT(([.$K31]-MAX([.AS31];0))*[.$J31])/100;0);0)" office:value-type="float" office:value="4" calcext:value-type="float">
            <text:p>4</text:p>
          </table:table-cell>
          <table:table-cell table:formula="of:=ROUNDUP(MAX((100-MAX([.W$5]+[.$E$2]*MIN([.AT31];0);0))*INT(([.$K31]-MAX([.AT31];0))*[.$J31])/100;0);0)" office:value-type="float" office:value="4" calcext:value-type="float">
            <text:p>4</text:p>
          </table:table-cell>
          <table:table-cell table:formula="of:=ROUNDUP(MAX((100-MAX([.X$5]+[.$E$2]*MIN([.AU31];0);0))*INT(([.$K31]-MAX([.AU31];0))*[.$J31])/100;0);0)" office:value-type="float" office:value="3" calcext:value-type="float">
            <text:p>3</text:p>
          </table:table-cell>
          <table:table-cell table:formula="of:=ROUNDUP(MAX((100-MAX([.Y$5]+[.$E$2]*MIN([.AV31];0);0))*INT(([.$K31]-MAX([.AV31];0))*[.$J31])/100;0);0)" office:value-type="float" office:value="1" calcext:value-type="float">
            <text:p>1</text:p>
          </table:table-cell>
          <table:table-cell table:formula="of:=ROUNDUP(MAX((100-MAX([.Z$5]+[.$E$2]*MIN([.AW31];0);0))*INT(([.$K31]-MAX([.AW31];0))*[.$J31])/100;0);0)" office:value-type="float" office:value="0" calcext:value-type="float">
            <text:p>0</text:p>
          </table:table-cell>
          <table:table-cell table:formula="of:=ROUNDUP(MAX((100-MAX([.AA$5]+[.$E$2]*MIN([.AX31];0);0))*INT(([.$K31]-MAX([.AX31];0))*[.$J31])/100;0);0)" office:value-type="float" office:value="0" calcext:value-type="float">
            <text:p>0</text:p>
          </table:table-cell>
          <table:table-cell table:formula="of:=ROUNDUP(MAX((100-MAX([.AB$5]+[.$E$2]*MIN([.AY31];0);0))*INT(([.$K31]-MAX([.AY31];0))*[.$J31])/100;0);0)" office:value-type="float" office:value="0" calcext:value-type="float">
            <text:p>0</text:p>
          </table:table-cell>
          <table:table-cell table:formula="of:=ROUNDUP(MAX((100-MAX([.AC$5]+[.$E$2]*MIN([.AZ31];0);0))*INT(([.$K31]-MAX([.AZ31];0))*[.$J31])/100;0);0)" office:value-type="float" office:value="0" calcext:value-type="float">
            <text:p>0</text:p>
          </table:table-cell>
          <table:table-cell table:number-columns-repeated="6"/>
          <table:table-cell table:formula="of:=FLOOR([.M$4]*IF([.$E31];0.2;1))-[.$G31]" office:value-type="float" office:value="-5" calcext:value-type="float">
            <text:p>-5</text:p>
          </table:table-cell>
          <table:table-cell table:formula="of:=FLOOR([.N$4]*IF([.$E31];0.2;1))-[.$G31]" office:value-type="float" office:value="-5" calcext:value-type="float">
            <text:p>-5</text:p>
          </table:table-cell>
          <table:table-cell table:formula="of:=FLOOR([.O$4]*IF([.$E31];0.2;1))-[.$G31]" office:value-type="float" office:value="-5" calcext:value-type="float">
            <text:p>-5</text:p>
          </table:table-cell>
          <table:table-cell table:formula="of:=FLOOR([.P$4]*IF([.$E31];0.2;1))-[.$G31]" office:value-type="float" office:value="-3" calcext:value-type="float">
            <text:p>-3</text:p>
          </table:table-cell>
          <table:table-cell table:formula="of:=FLOOR([.Q$4]*IF([.$E31];0.2;1))-[.$G31]" office:value-type="float" office:value="-3" calcext:value-type="float">
            <text:p>-3</text:p>
          </table:table-cell>
          <table:table-cell table:formula="of:=FLOOR([.R$4]*IF([.$E31];0.2;1))-[.$G31]" office:value-type="float" office:value="-3" calcext:value-type="float">
            <text:p>-3</text:p>
          </table:table-cell>
          <table:table-cell table:formula="of:=FLOOR([.S$4]*IF([.$E31];0.2;1))-[.$G31]" office:value-type="float" office:value="-1" calcext:value-type="float">
            <text:p>-1</text:p>
          </table:table-cell>
          <table:table-cell table:formula="of:=FLOOR([.T$4]*IF([.$E31];0.2;1))-[.$G31]" office:value-type="float" office:value="-1" calcext:value-type="float">
            <text:p>-1</text:p>
          </table:table-cell>
          <table:table-cell table:formula="of:=FLOOR([.U$4]*IF([.$E31];0.2;1))-[.$G31]" office:value-type="float" office:value="-1" calcext:value-type="float">
            <text:p>-1</text:p>
          </table:table-cell>
          <table:table-cell table:formula="of:=FLOOR([.V$4]*IF([.$E31];0.2;1))-[.$G31]" office:value-type="float" office:value="1" calcext:value-type="float">
            <text:p>1</text:p>
          </table:table-cell>
          <table:table-cell table:formula="of:=FLOOR([.W$4]*IF([.$E31];0.2;1))-[.$G31]" office:value-type="float" office:value="1" calcext:value-type="float">
            <text:p>1</text:p>
          </table:table-cell>
          <table:table-cell table:formula="of:=FLOOR([.X$4]*IF([.$E31];0.2;1))-[.$G31]" office:value-type="float" office:value="3" calcext:value-type="float">
            <text:p>3</text:p>
          </table:table-cell>
          <table:table-cell table:formula="of:=FLOOR([.Y$4]*IF([.$E31];0.2;1))-[.$G31]" office:value-type="float" office:value="5" calcext:value-type="float">
            <text:p>5</text:p>
          </table:table-cell>
          <table:table-cell table:formula="of:=FLOOR([.Z$4]*IF([.$E31];0.2;1))-[.$G31]" office:value-type="float" office:value="7" calcext:value-type="float">
            <text:p>7</text:p>
          </table:table-cell>
          <table:table-cell table:formula="of:=FLOOR([.AA$4]*IF([.$E31];0.2;1))-[.$G31]" office:value-type="float" office:value="9" calcext:value-type="float">
            <text:p>9</text:p>
          </table:table-cell>
          <table:table-cell table:formula="of:=FLOOR([.AB$4]*IF([.$E31];0.2;1))-[.$G31]" office:value-type="float" office:value="9" calcext:value-type="float">
            <text:p>9</text:p>
          </table:table-cell>
          <table:table-cell table:formula="of:=FLOOR([.AC$4]*IF([.$E31];0.2;1))-[.$G31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JH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2];[$'EcCo ammo'.$A$6:$'EcCo ammo'.$A$37];[$'EcCo ammo'.F$6:$'EcCo ammo'.F$37])" office:value-type="float" office:value="10" calcext:value-type="float">
            <text:p>10</text:p>
          </table:table-cell>
          <table:table-cell table:formula="of:=FLOOR(LOOKUP([.$B32];[$'EcCo ammo'.$A$6:$'EcCo ammo'.$A$37];[$'EcCo ammo'.H$6:$'EcCo ammo'.H$37]))" office:value-type="float" office:value="0" calcext:value-type="float">
            <text:p>0</text:p>
          </table:table-cell>
          <table:table-cell table:formula="of:=LOOKUP([.$B32];[$'EcCo ammo'.$A$6:$'EcCo ammo'.$A$37];[$'EcCo ammo'.I$6:$'EcCo ammo'.I$37])" office:value-type="float" office:value="3" calcext:value-type="float">
            <text:p>3</text:p>
          </table:table-cell>
          <table:table-cell table:formula="of:=LOOKUP([.$B32];[$'EcCo ammo'.$A$6:$'EcCo ammo'.$A$37];[$'EcCo ammo'.J$6:$'EcCo ammo'.J$37])" office:value-type="float" office:value="2" calcext:value-type="float">
            <text:p>2</text:p>
          </table:table-cell>
          <table:table-cell table:formula="of:=[.H32]/[.I32]" office:value-type="float" office:value="1.5" calcext:value-type="float">
            <text:p>1.50</text:p>
          </table:table-cell>
          <table:table-cell table:formula="of:=ROUND(AVERAGE([.C32];[.D32]))" office:value-type="float" office:value="9" calcext:value-type="float">
            <text:p>9</text:p>
          </table:table-cell>
          <table:table-cell/>
          <table:table-cell table:formula="of:=ROUNDUP(MAX((100-MAX([.M$5]+[.$E$2]*MIN([.AJ32];0);0))*INT(([.$K32]-MAX([.AJ32];0))*[.$J32])/100;0);0)" office:value-type="float" office:value="13" calcext:value-type="float">
            <text:p>13</text:p>
          </table:table-cell>
          <table:table-cell table:formula="of:=ROUNDUP(MAX((100-MAX([.N$5]+[.$E$2]*MIN([.AK32];0);0))*INT(([.$K32]-MAX([.AK32];0))*[.$J32])/100;0);0)" office:value-type="float" office:value="12" calcext:value-type="float">
            <text:p>12</text:p>
          </table:table-cell>
          <table:table-cell table:formula="of:=ROUNDUP(MAX((100-MAX([.O$5]+[.$E$2]*MIN([.AL32];0);0))*INT(([.$K32]-MAX([.AL32];0))*[.$J32])/100;0);0)" office:value-type="float" office:value="11" calcext:value-type="float">
            <text:p>11</text:p>
          </table:table-cell>
          <table:table-cell table:formula="of:=ROUNDUP(MAX((100-MAX([.P$5]+[.$E$2]*MIN([.AM32];0);0))*INT(([.$K32]-MAX([.AM32];0))*[.$J32])/100;0);0)" office:value-type="float" office:value="8" calcext:value-type="float">
            <text:p>8</text:p>
          </table:table-cell>
          <table:table-cell table:formula="of:=ROUNDUP(MAX((100-MAX([.Q$5]+[.$E$2]*MIN([.AN32];0);0))*INT(([.$K32]-MAX([.AN32];0))*[.$J32])/100;0);0)" office:value-type="float" office:value="7" calcext:value-type="float">
            <text:p>7</text:p>
          </table:table-cell>
          <table:table-cell table:formula="of:=ROUNDUP(MAX((100-MAX([.R$5]+[.$E$2]*MIN([.AO32];0);0))*INT(([.$K32]-MAX([.AO32];0))*[.$J32])/100;0);0)" office:value-type="float" office:value="7" calcext:value-type="float">
            <text:p>7</text:p>
          </table:table-cell>
          <table:table-cell table:formula="of:=ROUNDUP(MAX((100-MAX([.S$5]+[.$E$2]*MIN([.AP32];0);0))*INT(([.$K32]-MAX([.AP32];0))*[.$J32])/100;0);0)" office:value-type="float" office:value="5" calcext:value-type="float">
            <text:p>5</text:p>
          </table:table-cell>
          <table:table-cell table:formula="of:=ROUNDUP(MAX((100-MAX([.T$5]+[.$E$2]*MIN([.AQ32];0);0))*INT(([.$K32]-MAX([.AQ32];0))*[.$J32])/100;0);0)" office:value-type="float" office:value="5" calcext:value-type="float">
            <text:p>5</text:p>
          </table:table-cell>
          <table:table-cell table:formula="of:=ROUNDUP(MAX((100-MAX([.U$5]+[.$E$2]*MIN([.AR32];0);0))*INT(([.$K32]-MAX([.AR32];0))*[.$J32])/100;0);0)" office:value-type="float" office:value="5" calcext:value-type="float">
            <text:p>5</text:p>
          </table:table-cell>
          <table:table-cell table:formula="of:=ROUNDUP(MAX((100-MAX([.V$5]+[.$E$2]*MIN([.AS32];0);0))*INT(([.$K32]-MAX([.AS32];0))*[.$J32])/100;0);0)" office:value-type="float" office:value="3" calcext:value-type="float">
            <text:p>3</text:p>
          </table:table-cell>
          <table:table-cell table:formula="of:=ROUNDUP(MAX((100-MAX([.W$5]+[.$E$2]*MIN([.AT32];0);0))*INT(([.$K32]-MAX([.AT32];0))*[.$J32])/100;0);0)" office:value-type="float" office:value="3" calcext:value-type="float">
            <text:p>3</text:p>
          </table:table-cell>
          <table:table-cell table:formula="of:=ROUNDUP(MAX((100-MAX([.X$5]+[.$E$2]*MIN([.AU32];0);0))*INT(([.$K32]-MAX([.AU32];0))*[.$J32])/100;0);0)" office:value-type="float" office:value="1" calcext:value-type="float">
            <text:p>1</text:p>
          </table:table-cell>
          <table:table-cell table:formula="of:=ROUNDUP(MAX((100-MAX([.Y$5]+[.$E$2]*MIN([.AV32];0);0))*INT(([.$K32]-MAX([.AV32];0))*[.$J32])/100;0);0)" office:value-type="float" office:value="0" calcext:value-type="float">
            <text:p>0</text:p>
          </table:table-cell>
          <table:table-cell table:formula="of:=ROUNDUP(MAX((100-MAX([.Z$5]+[.$E$2]*MIN([.AW32];0);0))*INT(([.$K32]-MAX([.AW32];0))*[.$J32])/100;0);0)" office:value-type="float" office:value="0" calcext:value-type="float">
            <text:p>0</text:p>
          </table:table-cell>
          <table:table-cell table:formula="of:=ROUNDUP(MAX((100-MAX([.AA$5]+[.$E$2]*MIN([.AX32];0);0))*INT(([.$K32]-MAX([.AX32];0))*[.$J32])/100;0);0)" office:value-type="float" office:value="0" calcext:value-type="float">
            <text:p>0</text:p>
          </table:table-cell>
          <table:table-cell table:formula="of:=ROUNDUP(MAX((100-MAX([.AB$5]+[.$E$2]*MIN([.AY32];0);0))*INT(([.$K32]-MAX([.AY32];0))*[.$J32])/100;0);0)" office:value-type="float" office:value="0" calcext:value-type="float">
            <text:p>0</text:p>
          </table:table-cell>
          <table:table-cell table:formula="of:=ROUNDUP(MAX((100-MAX([.AC$5]+[.$E$2]*MIN([.AZ32];0);0))*INT(([.$K32]-MAX([.AZ32];0))*[.$J32])/100;0);0)" office:value-type="float" office:value="0" calcext:value-type="float">
            <text:p>0</text:p>
          </table:table-cell>
          <table:table-cell table:number-columns-repeated="6"/>
          <table:table-cell table:formula="of:=FLOOR([.M$4]*IF([.$E32];0.2;1))-[.$G32]" office:value-type="float" office:value="0" calcext:value-type="float">
            <text:p>0</text:p>
          </table:table-cell>
          <table:table-cell table:formula="of:=FLOOR([.N$4]*IF([.$E32];0.2;1))-[.$G32]" office:value-type="float" office:value="0" calcext:value-type="float">
            <text:p>0</text:p>
          </table:table-cell>
          <table:table-cell table:formula="of:=FLOOR([.O$4]*IF([.$E32];0.2;1))-[.$G32]" office:value-type="float" office:value="0" calcext:value-type="float">
            <text:p>0</text:p>
          </table:table-cell>
          <table:table-cell table:formula="of:=FLOOR([.P$4]*IF([.$E32];0.2;1))-[.$G32]" office:value-type="float" office:value="2" calcext:value-type="float">
            <text:p>2</text:p>
          </table:table-cell>
          <table:table-cell table:formula="of:=FLOOR([.Q$4]*IF([.$E32];0.2;1))-[.$G32]" office:value-type="float" office:value="2" calcext:value-type="float">
            <text:p>2</text:p>
          </table:table-cell>
          <table:table-cell table:formula="of:=FLOOR([.R$4]*IF([.$E32];0.2;1))-[.$G32]" office:value-type="float" office:value="2" calcext:value-type="float">
            <text:p>2</text:p>
          </table:table-cell>
          <table:table-cell table:formula="of:=FLOOR([.S$4]*IF([.$E32];0.2;1))-[.$G32]" office:value-type="float" office:value="4" calcext:value-type="float">
            <text:p>4</text:p>
          </table:table-cell>
          <table:table-cell table:formula="of:=FLOOR([.T$4]*IF([.$E32];0.2;1))-[.$G32]" office:value-type="float" office:value="4" calcext:value-type="float">
            <text:p>4</text:p>
          </table:table-cell>
          <table:table-cell table:formula="of:=FLOOR([.U$4]*IF([.$E32];0.2;1))-[.$G32]" office:value-type="float" office:value="4" calcext:value-type="float">
            <text:p>4</text:p>
          </table:table-cell>
          <table:table-cell table:formula="of:=FLOOR([.V$4]*IF([.$E32];0.2;1))-[.$G32]" office:value-type="float" office:value="6" calcext:value-type="float">
            <text:p>6</text:p>
          </table:table-cell>
          <table:table-cell table:formula="of:=FLOOR([.W$4]*IF([.$E32];0.2;1))-[.$G32]" office:value-type="float" office:value="6" calcext:value-type="float">
            <text:p>6</text:p>
          </table:table-cell>
          <table:table-cell table:formula="of:=FLOOR([.X$4]*IF([.$E32];0.2;1))-[.$G32]" office:value-type="float" office:value="8" calcext:value-type="float">
            <text:p>8</text:p>
          </table:table-cell>
          <table:table-cell table:formula="of:=FLOOR([.Y$4]*IF([.$E32];0.2;1))-[.$G32]" office:value-type="float" office:value="10" calcext:value-type="float">
            <text:p>10</text:p>
          </table:table-cell>
          <table:table-cell table:formula="of:=FLOOR([.Z$4]*IF([.$E32];0.2;1))-[.$G32]" office:value-type="float" office:value="12" calcext:value-type="float">
            <text:p>12</text:p>
          </table:table-cell>
          <table:table-cell table:formula="of:=FLOOR([.AA$4]*IF([.$E32];0.2;1))-[.$G32]" office:value-type="float" office:value="14" calcext:value-type="float">
            <text:p>14</text:p>
          </table:table-cell>
          <table:table-cell table:formula="of:=FLOOR([.AB$4]*IF([.$E32];0.2;1))-[.$G32]" office:value-type="float" office:value="14" calcext:value-type="float">
            <text:p>14</text:p>
          </table:table-cell>
          <table:table-cell table:formula="of:=FLOOR([.AC$4]*IF([.$E32];0.2;1))-[.$G3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Pistol</text:p>
          </table:table-cell>
          <table:table-cell office:value-type="string" calcext:value-type="string">
            <text:p>10mm A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3];[$'EcCo ammo'.$A$6:$'EcCo ammo'.$A$37];[$'EcCo ammo'.H$6:$'EcCo ammo'.H$37]))" office:value-type="float" office:value="5" calcext:value-type="float">
            <text:p>5</text:p>
          </table:table-cell>
          <table:table-cell table:formula="of:=LOOKUP([.$B33];[$'EcCo ammo'.$A$6:$'EcCo ammo'.$A$37];[$'EcCo ammo'.I$6:$'EcCo ammo'.I$37])" office:value-type="float" office:value="1" calcext:value-type="float">
            <text:p>1</text:p>
          </table:table-cell>
          <table:table-cell table:formula="of:=LOOKUP([.$B33];[$'EcCo ammo'.$A$6:$'EcCo ammo'.$A$37];[$'EcCo ammo'.J$6:$'EcCo ammo'.J$37])" office:value-type="float" office:value="1" calcext:value-type="float">
            <text:p>1</text:p>
          </table:table-cell>
          <table:table-cell table:formula="of:=[.H33]/[.I33]" office:value-type="float" office:value="1" calcext:value-type="float">
            <text:p>1.00</text:p>
          </table:table-cell>
          <table:table-cell table:formula="of:=ROUND(AVERAGE([.C33];[.D33]))" office:value-type="float" office:value="9" calcext:value-type="float">
            <text:p>9</text:p>
          </table:table-cell>
          <table:table-cell/>
          <table:table-cell table:formula="of:=ROUNDUP(MAX((100-MAX([.M$5]+[.$E$2]*MIN([.AJ33];0);0))*INT(([.$K33]-MAX([.AJ33];0))*[.$J33])/100;0);0)" office:value-type="float" office:value="9" calcext:value-type="float">
            <text:p>9</text:p>
          </table:table-cell>
          <table:table-cell table:formula="of:=ROUNDUP(MAX((100-MAX([.N$5]+[.$E$2]*MIN([.AK33];0);0))*INT(([.$K33]-MAX([.AK33];0))*[.$J33])/100;0);0)" office:value-type="float" office:value="9" calcext:value-type="float">
            <text:p>9</text:p>
          </table:table-cell>
          <table:table-cell table:formula="of:=ROUNDUP(MAX((100-MAX([.O$5]+[.$E$2]*MIN([.AL33];0);0))*INT(([.$K33]-MAX([.AL33];0))*[.$J33])/100;0);0)" office:value-type="float" office:value="9" calcext:value-type="float">
            <text:p>9</text:p>
          </table:table-cell>
          <table:table-cell table:formula="of:=ROUNDUP(MAX((100-MAX([.P$5]+[.$E$2]*MIN([.AM33];0);0))*INT(([.$K33]-MAX([.AM33];0))*[.$J33])/100;0);0)" office:value-type="float" office:value="9" calcext:value-type="float">
            <text:p>9</text:p>
          </table:table-cell>
          <table:table-cell table:formula="of:=ROUNDUP(MAX((100-MAX([.Q$5]+[.$E$2]*MIN([.AN33];0);0))*INT(([.$K33]-MAX([.AN33];0))*[.$J33])/100;0);0)" office:value-type="float" office:value="9" calcext:value-type="float">
            <text:p>9</text:p>
          </table:table-cell>
          <table:table-cell table:formula="of:=ROUNDUP(MAX((100-MAX([.R$5]+[.$E$2]*MIN([.AO33];0);0))*INT(([.$K33]-MAX([.AO33];0))*[.$J33])/100;0);0)" office:value-type="float" office:value="9" calcext:value-type="float">
            <text:p>9</text:p>
          </table:table-cell>
          <table:table-cell table:formula="of:=ROUNDUP(MAX((100-MAX([.S$5]+[.$E$2]*MIN([.AP33];0);0))*INT(([.$K33]-MAX([.AP33];0))*[.$J33])/100;0);0)" office:value-type="float" office:value="8" calcext:value-type="float">
            <text:p>8</text:p>
          </table:table-cell>
          <table:table-cell table:formula="of:=ROUNDUP(MAX((100-MAX([.T$5]+[.$E$2]*MIN([.AQ33];0);0))*INT(([.$K33]-MAX([.AQ33];0))*[.$J33])/100;0);0)" office:value-type="float" office:value="7" calcext:value-type="float">
            <text:p>7</text:p>
          </table:table-cell>
          <table:table-cell table:formula="of:=ROUNDUP(MAX((100-MAX([.U$5]+[.$E$2]*MIN([.AR33];0);0))*INT(([.$K33]-MAX([.AR33];0))*[.$J33])/100;0);0)" office:value-type="float" office:value="7" calcext:value-type="float">
            <text:p>7</text:p>
          </table:table-cell>
          <table:table-cell table:formula="of:=ROUNDUP(MAX((100-MAX([.V$5]+[.$E$2]*MIN([.AS33];0);0))*INT(([.$K33]-MAX([.AS33];0))*[.$J33])/100;0);0)" office:value-type="float" office:value="5" calcext:value-type="float">
            <text:p>5</text:p>
          </table:table-cell>
          <table:table-cell table:formula="of:=ROUNDUP(MAX((100-MAX([.W$5]+[.$E$2]*MIN([.AT33];0);0))*INT(([.$K33]-MAX([.AT33];0))*[.$J33])/100;0);0)" office:value-type="float" office:value="5" calcext:value-type="float">
            <text:p>5</text:p>
          </table:table-cell>
          <table:table-cell table:formula="of:=ROUNDUP(MAX((100-MAX([.X$5]+[.$E$2]*MIN([.AU33];0);0))*INT(([.$K33]-MAX([.AU33];0))*[.$J33])/100;0);0)" office:value-type="float" office:value="4" calcext:value-type="float">
            <text:p>4</text:p>
          </table:table-cell>
          <table:table-cell table:formula="of:=ROUNDUP(MAX((100-MAX([.Y$5]+[.$E$2]*MIN([.AV33];0);0))*INT(([.$K33]-MAX([.AV33];0))*[.$J33])/100;0);0)" office:value-type="float" office:value="2" calcext:value-type="float">
            <text:p>2</text:p>
          </table:table-cell>
          <table:table-cell table:formula="of:=ROUNDUP(MAX((100-MAX([.Z$5]+[.$E$2]*MIN([.AW33];0);0))*INT(([.$K33]-MAX([.AW33];0))*[.$J33])/100;0);0)" office:value-type="float" office:value="1" calcext:value-type="float">
            <text:p>1</text:p>
          </table:table-cell>
          <table:table-cell table:formula="of:=ROUNDUP(MAX((100-MAX([.AA$5]+[.$E$2]*MIN([.AX33];0);0))*INT(([.$K33]-MAX([.AX33];0))*[.$J33])/100;0);0)" office:value-type="float" office:value="0" calcext:value-type="float">
            <text:p>0</text:p>
          </table:table-cell>
          <table:table-cell table:formula="of:=ROUNDUP(MAX((100-MAX([.AB$5]+[.$E$2]*MIN([.AY33];0);0))*INT(([.$K33]-MAX([.AY33];0))*[.$J33])/100;0);0)" office:value-type="float" office:value="0" calcext:value-type="float">
            <text:p>0</text:p>
          </table:table-cell>
          <table:table-cell table:formula="of:=ROUNDUP(MAX((100-MAX([.AC$5]+[.$E$2]*MIN([.AZ33];0);0))*INT(([.$K33]-MAX([.AZ33];0))*[.$J33])/100;0);0)" office:value-type="float" office:value="0" calcext:value-type="float">
            <text:p>0</text:p>
          </table:table-cell>
          <table:table-cell table:number-columns-repeated="6"/>
          <table:table-cell table:formula="of:=FLOOR([.M$4]*IF([.$E33];0.2;1))-[.$G33]" office:value-type="float" office:value="-5" calcext:value-type="float">
            <text:p>-5</text:p>
          </table:table-cell>
          <table:table-cell table:formula="of:=FLOOR([.N$4]*IF([.$E33];0.2;1))-[.$G33]" office:value-type="float" office:value="-5" calcext:value-type="float">
            <text:p>-5</text:p>
          </table:table-cell>
          <table:table-cell table:formula="of:=FLOOR([.O$4]*IF([.$E33];0.2;1))-[.$G33]" office:value-type="float" office:value="-5" calcext:value-type="float">
            <text:p>-5</text:p>
          </table:table-cell>
          <table:table-cell table:formula="of:=FLOOR([.P$4]*IF([.$E33];0.2;1))-[.$G33]" office:value-type="float" office:value="-3" calcext:value-type="float">
            <text:p>-3</text:p>
          </table:table-cell>
          <table:table-cell table:formula="of:=FLOOR([.Q$4]*IF([.$E33];0.2;1))-[.$G33]" office:value-type="float" office:value="-3" calcext:value-type="float">
            <text:p>-3</text:p>
          </table:table-cell>
          <table:table-cell table:formula="of:=FLOOR([.R$4]*IF([.$E33];0.2;1))-[.$G33]" office:value-type="float" office:value="-3" calcext:value-type="float">
            <text:p>-3</text:p>
          </table:table-cell>
          <table:table-cell table:formula="of:=FLOOR([.S$4]*IF([.$E33];0.2;1))-[.$G33]" office:value-type="float" office:value="-1" calcext:value-type="float">
            <text:p>-1</text:p>
          </table:table-cell>
          <table:table-cell table:formula="of:=FLOOR([.T$4]*IF([.$E33];0.2;1))-[.$G33]" office:value-type="float" office:value="-1" calcext:value-type="float">
            <text:p>-1</text:p>
          </table:table-cell>
          <table:table-cell table:formula="of:=FLOOR([.U$4]*IF([.$E33];0.2;1))-[.$G33]" office:value-type="float" office:value="-1" calcext:value-type="float">
            <text:p>-1</text:p>
          </table:table-cell>
          <table:table-cell table:formula="of:=FLOOR([.V$4]*IF([.$E33];0.2;1))-[.$G33]" office:value-type="float" office:value="1" calcext:value-type="float">
            <text:p>1</text:p>
          </table:table-cell>
          <table:table-cell table:formula="of:=FLOOR([.W$4]*IF([.$E33];0.2;1))-[.$G33]" office:value-type="float" office:value="1" calcext:value-type="float">
            <text:p>1</text:p>
          </table:table-cell>
          <table:table-cell table:formula="of:=FLOOR([.X$4]*IF([.$E33];0.2;1))-[.$G33]" office:value-type="float" office:value="3" calcext:value-type="float">
            <text:p>3</text:p>
          </table:table-cell>
          <table:table-cell table:formula="of:=FLOOR([.Y$4]*IF([.$E33];0.2;1))-[.$G33]" office:value-type="float" office:value="5" calcext:value-type="float">
            <text:p>5</text:p>
          </table:table-cell>
          <table:table-cell table:formula="of:=FLOOR([.Z$4]*IF([.$E33];0.2;1))-[.$G33]" office:value-type="float" office:value="7" calcext:value-type="float">
            <text:p>7</text:p>
          </table:table-cell>
          <table:table-cell table:formula="of:=FLOOR([.AA$4]*IF([.$E33];0.2;1))-[.$G33]" office:value-type="float" office:value="9" calcext:value-type="float">
            <text:p>9</text:p>
          </table:table-cell>
          <table:table-cell table:formula="of:=FLOOR([.AB$4]*IF([.$E33];0.2;1))-[.$G33]" office:value-type="float" office:value="9" calcext:value-type="float">
            <text:p>9</text:p>
          </table:table-cell>
          <table:table-cell table:formula="of:=FLOOR([.AC$4]*IF([.$E33];0.2;1))-[.$G33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JH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4];[$'EcCo ammo'.$A$6:$'EcCo ammo'.$A$37];[$'EcCo ammo'.F$6:$'EcCo ammo'.F$37])" office:value-type="float" office:value="10" calcext:value-type="float">
            <text:p>10</text:p>
          </table:table-cell>
          <table:table-cell table:formula="of:=FLOOR(LOOKUP([.$B34];[$'EcCo ammo'.$A$6:$'EcCo ammo'.$A$37];[$'EcCo ammo'.H$6:$'EcCo ammo'.H$37]))" office:value-type="float" office:value="0" calcext:value-type="float">
            <text:p>0</text:p>
          </table:table-cell>
          <table:table-cell table:formula="of:=LOOKUP([.$B34];[$'EcCo ammo'.$A$6:$'EcCo ammo'.$A$37];[$'EcCo ammo'.I$6:$'EcCo ammo'.I$37])" office:value-type="float" office:value="3" calcext:value-type="float">
            <text:p>3</text:p>
          </table:table-cell>
          <table:table-cell table:formula="of:=LOOKUP([.$B34];[$'EcCo ammo'.$A$6:$'EcCo ammo'.$A$37];[$'EcCo ammo'.J$6:$'EcCo ammo'.J$37])" office:value-type="float" office:value="2" calcext:value-type="float">
            <text:p>2</text:p>
          </table:table-cell>
          <table:table-cell table:formula="of:=[.H34]/[.I34]" office:value-type="float" office:value="1.5" calcext:value-type="float">
            <text:p>1.50</text:p>
          </table:table-cell>
          <table:table-cell table:formula="of:=ROUND(AVERAGE([.C34];[.D34]))" office:value-type="float" office:value="10" calcext:value-type="float">
            <text:p>10</text:p>
          </table:table-cell>
          <table:table-cell/>
          <table:table-cell table:formula="of:=ROUNDUP(MAX((100-MAX([.M$5]+[.$E$2]*MIN([.AJ34];0);0))*INT(([.$K34]-MAX([.AJ34];0))*[.$J34])/100;0);0)" office:value-type="float" office:value="15" calcext:value-type="float">
            <text:p>15</text:p>
          </table:table-cell>
          <table:table-cell table:formula="of:=ROUNDUP(MAX((100-MAX([.N$5]+[.$E$2]*MIN([.AK34];0);0))*INT(([.$K34]-MAX([.AK34];0))*[.$J34])/100;0);0)" office:value-type="float" office:value="14" calcext:value-type="float">
            <text:p>14</text:p>
          </table:table-cell>
          <table:table-cell table:formula="of:=ROUNDUP(MAX((100-MAX([.O$5]+[.$E$2]*MIN([.AL34];0);0))*INT(([.$K34]-MAX([.AL34];0))*[.$J34])/100;0);0)" office:value-type="float" office:value="12" calcext:value-type="float">
            <text:p>12</text:p>
          </table:table-cell>
          <table:table-cell table:formula="of:=ROUNDUP(MAX((100-MAX([.P$5]+[.$E$2]*MIN([.AM34];0);0))*INT(([.$K34]-MAX([.AM34];0))*[.$J34])/100;0);0)" office:value-type="float" office:value="9" calcext:value-type="float">
            <text:p>9</text:p>
          </table:table-cell>
          <table:table-cell table:formula="of:=ROUNDUP(MAX((100-MAX([.Q$5]+[.$E$2]*MIN([.AN34];0);0))*INT(([.$K34]-MAX([.AN34];0))*[.$J34])/100;0);0)" office:value-type="float" office:value="9" calcext:value-type="float">
            <text:p>9</text:p>
          </table:table-cell>
          <table:table-cell table:formula="of:=ROUNDUP(MAX((100-MAX([.R$5]+[.$E$2]*MIN([.AO34];0);0))*INT(([.$K34]-MAX([.AO34];0))*[.$J34])/100;0);0)" office:value-type="float" office:value="9" calcext:value-type="float">
            <text:p>9</text:p>
          </table:table-cell>
          <table:table-cell table:formula="of:=ROUNDUP(MAX((100-MAX([.S$5]+[.$E$2]*MIN([.AP34];0);0))*INT(([.$K34]-MAX([.AP34];0))*[.$J34])/100;0);0)" office:value-type="float" office:value="7" calcext:value-type="float">
            <text:p>7</text:p>
          </table:table-cell>
          <table:table-cell table:formula="of:=ROUNDUP(MAX((100-MAX([.T$5]+[.$E$2]*MIN([.AQ34];0);0))*INT(([.$K34]-MAX([.AQ34];0))*[.$J34])/100;0);0)" office:value-type="float" office:value="6" calcext:value-type="float">
            <text:p>6</text:p>
          </table:table-cell>
          <table:table-cell table:formula="of:=ROUNDUP(MAX((100-MAX([.U$5]+[.$E$2]*MIN([.AR34];0);0))*INT(([.$K34]-MAX([.AR34];0))*[.$J34])/100;0);0)" office:value-type="float" office:value="6" calcext:value-type="float">
            <text:p>6</text:p>
          </table:table-cell>
          <table:table-cell table:formula="of:=ROUNDUP(MAX((100-MAX([.V$5]+[.$E$2]*MIN([.AS34];0);0))*INT(([.$K34]-MAX([.AS34];0))*[.$J34])/100;0);0)" office:value-type="float" office:value="4" calcext:value-type="float">
            <text:p>4</text:p>
          </table:table-cell>
          <table:table-cell table:formula="of:=ROUNDUP(MAX((100-MAX([.W$5]+[.$E$2]*MIN([.AT34];0);0))*INT(([.$K34]-MAX([.AT34];0))*[.$J34])/100;0);0)" office:value-type="float" office:value="4" calcext:value-type="float">
            <text:p>4</text:p>
          </table:table-cell>
          <table:table-cell table:formula="of:=ROUNDUP(MAX((100-MAX([.X$5]+[.$E$2]*MIN([.AU34];0);0))*INT(([.$K34]-MAX([.AU34];0))*[.$J34])/100;0);0)" office:value-type="float" office:value="2" calcext:value-type="float">
            <text:p>2</text:p>
          </table:table-cell>
          <table:table-cell table:formula="of:=ROUNDUP(MAX((100-MAX([.Y$5]+[.$E$2]*MIN([.AV34];0);0))*INT(([.$K34]-MAX([.AV34];0))*[.$J34])/100;0);0)" office:value-type="float" office:value="0" calcext:value-type="float">
            <text:p>0</text:p>
          </table:table-cell>
          <table:table-cell table:formula="of:=ROUNDUP(MAX((100-MAX([.Z$5]+[.$E$2]*MIN([.AW34];0);0))*INT(([.$K34]-MAX([.AW34];0))*[.$J34])/100;0);0)" office:value-type="float" office:value="0" calcext:value-type="float">
            <text:p>0</text:p>
          </table:table-cell>
          <table:table-cell table:formula="of:=ROUNDUP(MAX((100-MAX([.AA$5]+[.$E$2]*MIN([.AX34];0);0))*INT(([.$K34]-MAX([.AX34];0))*[.$J34])/100;0);0)" office:value-type="float" office:value="0" calcext:value-type="float">
            <text:p>0</text:p>
          </table:table-cell>
          <table:table-cell table:formula="of:=ROUNDUP(MAX((100-MAX([.AB$5]+[.$E$2]*MIN([.AY34];0);0))*INT(([.$K34]-MAX([.AY34];0))*[.$J34])/100;0);0)" office:value-type="float" office:value="0" calcext:value-type="float">
            <text:p>0</text:p>
          </table:table-cell>
          <table:table-cell table:formula="of:=ROUNDUP(MAX((100-MAX([.AC$5]+[.$E$2]*MIN([.AZ34];0);0))*INT(([.$K34]-MAX([.AZ34];0))*[.$J34])/100;0);0)" office:value-type="float" office:value="0" calcext:value-type="float">
            <text:p>0</text:p>
          </table:table-cell>
          <table:table-cell table:number-columns-repeated="6"/>
          <table:table-cell table:formula="of:=FLOOR([.M$4]*IF([.$E34];0.2;1))-[.$G34]" office:value-type="float" office:value="0" calcext:value-type="float">
            <text:p>0</text:p>
          </table:table-cell>
          <table:table-cell table:formula="of:=FLOOR([.N$4]*IF([.$E34];0.2;1))-[.$G34]" office:value-type="float" office:value="0" calcext:value-type="float">
            <text:p>0</text:p>
          </table:table-cell>
          <table:table-cell table:formula="of:=FLOOR([.O$4]*IF([.$E34];0.2;1))-[.$G34]" office:value-type="float" office:value="0" calcext:value-type="float">
            <text:p>0</text:p>
          </table:table-cell>
          <table:table-cell table:formula="of:=FLOOR([.P$4]*IF([.$E34];0.2;1))-[.$G34]" office:value-type="float" office:value="2" calcext:value-type="float">
            <text:p>2</text:p>
          </table:table-cell>
          <table:table-cell table:formula="of:=FLOOR([.Q$4]*IF([.$E34];0.2;1))-[.$G34]" office:value-type="float" office:value="2" calcext:value-type="float">
            <text:p>2</text:p>
          </table:table-cell>
          <table:table-cell table:formula="of:=FLOOR([.R$4]*IF([.$E34];0.2;1))-[.$G34]" office:value-type="float" office:value="2" calcext:value-type="float">
            <text:p>2</text:p>
          </table:table-cell>
          <table:table-cell table:formula="of:=FLOOR([.S$4]*IF([.$E34];0.2;1))-[.$G34]" office:value-type="float" office:value="4" calcext:value-type="float">
            <text:p>4</text:p>
          </table:table-cell>
          <table:table-cell table:formula="of:=FLOOR([.T$4]*IF([.$E34];0.2;1))-[.$G34]" office:value-type="float" office:value="4" calcext:value-type="float">
            <text:p>4</text:p>
          </table:table-cell>
          <table:table-cell table:formula="of:=FLOOR([.U$4]*IF([.$E34];0.2;1))-[.$G34]" office:value-type="float" office:value="4" calcext:value-type="float">
            <text:p>4</text:p>
          </table:table-cell>
          <table:table-cell table:formula="of:=FLOOR([.V$4]*IF([.$E34];0.2;1))-[.$G34]" office:value-type="float" office:value="6" calcext:value-type="float">
            <text:p>6</text:p>
          </table:table-cell>
          <table:table-cell table:formula="of:=FLOOR([.W$4]*IF([.$E34];0.2;1))-[.$G34]" office:value-type="float" office:value="6" calcext:value-type="float">
            <text:p>6</text:p>
          </table:table-cell>
          <table:table-cell table:formula="of:=FLOOR([.X$4]*IF([.$E34];0.2;1))-[.$G34]" office:value-type="float" office:value="8" calcext:value-type="float">
            <text:p>8</text:p>
          </table:table-cell>
          <table:table-cell table:formula="of:=FLOOR([.Y$4]*IF([.$E34];0.2;1))-[.$G34]" office:value-type="float" office:value="10" calcext:value-type="float">
            <text:p>10</text:p>
          </table:table-cell>
          <table:table-cell table:formula="of:=FLOOR([.Z$4]*IF([.$E34];0.2;1))-[.$G34]" office:value-type="float" office:value="12" calcext:value-type="float">
            <text:p>12</text:p>
          </table:table-cell>
          <table:table-cell table:formula="of:=FLOOR([.AA$4]*IF([.$E34];0.2;1))-[.$G34]" office:value-type="float" office:value="14" calcext:value-type="float">
            <text:p>14</text:p>
          </table:table-cell>
          <table:table-cell table:formula="of:=FLOOR([.AB$4]*IF([.$E34];0.2;1))-[.$G34]" office:value-type="float" office:value="14" calcext:value-type="float">
            <text:p>14</text:p>
          </table:table-cell>
          <table:table-cell table:formula="of:=FLOOR([.AC$4]*IF([.$E34];0.2;1))-[.$G3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mm SMG</text:p>
          </table:table-cell>
          <table:table-cell office:value-type="string" calcext:value-type="string">
            <text:p>10mm A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5];[$'EcCo ammo'.$A$6:$'EcCo ammo'.$A$37];[$'EcCo ammo'.H$6:$'EcCo ammo'.H$37]))" office:value-type="float" office:value="5" calcext:value-type="float">
            <text:p>5</text:p>
          </table:table-cell>
          <table:table-cell table:formula="of:=LOOKUP([.$B35];[$'EcCo ammo'.$A$6:$'EcCo ammo'.$A$37];[$'EcCo ammo'.I$6:$'EcCo ammo'.I$37])" office:value-type="float" office:value="1" calcext:value-type="float">
            <text:p>1</text:p>
          </table:table-cell>
          <table:table-cell table:formula="of:=LOOKUP([.$B35];[$'EcCo ammo'.$A$6:$'EcCo ammo'.$A$37];[$'EcCo ammo'.J$6:$'EcCo ammo'.J$37])" office:value-type="float" office:value="1" calcext:value-type="float">
            <text:p>1</text:p>
          </table:table-cell>
          <table:table-cell table:formula="of:=[.H35]/[.I35]" office:value-type="float" office:value="1" calcext:value-type="float">
            <text:p>1.00</text:p>
          </table:table-cell>
          <table:table-cell table:formula="of:=ROUND(AVERAGE([.C35];[.D35]))" office:value-type="float" office:value="10" calcext:value-type="float">
            <text:p>10</text:p>
          </table:table-cell>
          <table:table-cell/>
          <table:table-cell table:formula="of:=ROUNDUP(MAX((100-MAX([.M$5]+[.$E$2]*MIN([.AJ35];0);0))*INT(([.$K35]-MAX([.AJ35];0))*[.$J35])/100;0);0)" office:value-type="float" office:value="10" calcext:value-type="float">
            <text:p>10</text:p>
          </table:table-cell>
          <table:table-cell table:formula="of:=ROUNDUP(MAX((100-MAX([.N$5]+[.$E$2]*MIN([.AK35];0);0))*INT(([.$K35]-MAX([.AK35];0))*[.$J35])/100;0);0)" office:value-type="float" office:value="10" calcext:value-type="float">
            <text:p>10</text:p>
          </table:table-cell>
          <table:table-cell table:formula="of:=ROUNDUP(MAX((100-MAX([.O$5]+[.$E$2]*MIN([.AL35];0);0))*INT(([.$K35]-MAX([.AL35];0))*[.$J35])/100;0);0)" office:value-type="float" office:value="10" calcext:value-type="float">
            <text:p>10</text:p>
          </table:table-cell>
          <table:table-cell table:formula="of:=ROUNDUP(MAX((100-MAX([.P$5]+[.$E$2]*MIN([.AM35];0);0))*INT(([.$K35]-MAX([.AM35];0))*[.$J35])/100;0);0)" office:value-type="float" office:value="10" calcext:value-type="float">
            <text:p>10</text:p>
          </table:table-cell>
          <table:table-cell table:formula="of:=ROUNDUP(MAX((100-MAX([.Q$5]+[.$E$2]*MIN([.AN35];0);0))*INT(([.$K35]-MAX([.AN35];0))*[.$J35])/100;0);0)" office:value-type="float" office:value="10" calcext:value-type="float">
            <text:p>10</text:p>
          </table:table-cell>
          <table:table-cell table:formula="of:=ROUNDUP(MAX((100-MAX([.R$5]+[.$E$2]*MIN([.AO35];0);0))*INT(([.$K35]-MAX([.AO35];0))*[.$J35])/100;0);0)" office:value-type="float" office:value="10" calcext:value-type="float">
            <text:p>10</text:p>
          </table:table-cell>
          <table:table-cell table:formula="of:=ROUNDUP(MAX((100-MAX([.S$5]+[.$E$2]*MIN([.AP35];0);0))*INT(([.$K35]-MAX([.AP35];0))*[.$J35])/100;0);0)" office:value-type="float" office:value="8" calcext:value-type="float">
            <text:p>8</text:p>
          </table:table-cell>
          <table:table-cell table:formula="of:=ROUNDUP(MAX((100-MAX([.T$5]+[.$E$2]*MIN([.AQ35];0);0))*INT(([.$K35]-MAX([.AQ35];0))*[.$J35])/100;0);0)" office:value-type="float" office:value="8" calcext:value-type="float">
            <text:p>8</text:p>
          </table:table-cell>
          <table:table-cell table:formula="of:=ROUNDUP(MAX((100-MAX([.U$5]+[.$E$2]*MIN([.AR35];0);0))*INT(([.$K35]-MAX([.AR35];0))*[.$J35])/100;0);0)" office:value-type="float" office:value="8" calcext:value-type="float">
            <text:p>8</text:p>
          </table:table-cell>
          <table:table-cell table:formula="of:=ROUNDUP(MAX((100-MAX([.V$5]+[.$E$2]*MIN([.AS35];0);0))*INT(([.$K35]-MAX([.AS35];0))*[.$J35])/100;0);0)" office:value-type="float" office:value="6" calcext:value-type="float">
            <text:p>6</text:p>
          </table:table-cell>
          <table:table-cell table:formula="of:=ROUNDUP(MAX((100-MAX([.W$5]+[.$E$2]*MIN([.AT35];0);0))*INT(([.$K35]-MAX([.AT35];0))*[.$J35])/100;0);0)" office:value-type="float" office:value="5" calcext:value-type="float">
            <text:p>5</text:p>
          </table:table-cell>
          <table:table-cell table:formula="of:=ROUNDUP(MAX((100-MAX([.X$5]+[.$E$2]*MIN([.AU35];0);0))*INT(([.$K35]-MAX([.AU35];0))*[.$J35])/100;0);0)" office:value-type="float" office:value="4" calcext:value-type="float">
            <text:p>4</text:p>
          </table:table-cell>
          <table:table-cell table:formula="of:=ROUNDUP(MAX((100-MAX([.Y$5]+[.$E$2]*MIN([.AV35];0);0))*INT(([.$K35]-MAX([.AV35];0))*[.$J35])/100;0);0)" office:value-type="float" office:value="3" calcext:value-type="float">
            <text:p>3</text:p>
          </table:table-cell>
          <table:table-cell table:formula="of:=ROUNDUP(MAX((100-MAX([.Z$5]+[.$E$2]*MIN([.AW35];0);0))*INT(([.$K35]-MAX([.AW35];0))*[.$J35])/100;0);0)" office:value-type="float" office:value="2" calcext:value-type="float">
            <text:p>2</text:p>
          </table:table-cell>
          <table:table-cell table:formula="of:=ROUNDUP(MAX((100-MAX([.AA$5]+[.$E$2]*MIN([.AX35];0);0))*INT(([.$K35]-MAX([.AX35];0))*[.$J35])/100;0);0)" office:value-type="float" office:value="1" calcext:value-type="float">
            <text:p>1</text:p>
          </table:table-cell>
          <table:table-cell table:formula="of:=ROUNDUP(MAX((100-MAX([.AB$5]+[.$E$2]*MIN([.AY35];0);0))*INT(([.$K35]-MAX([.AY35];0))*[.$J35])/100;0);0)" office:value-type="float" office:value="1" calcext:value-type="float">
            <text:p>1</text:p>
          </table:table-cell>
          <table:table-cell table:formula="of:=ROUNDUP(MAX((100-MAX([.AC$5]+[.$E$2]*MIN([.AZ35];0);0))*INT(([.$K35]-MAX([.AZ35];0))*[.$J35])/100;0);0)" office:value-type="float" office:value="0" calcext:value-type="float">
            <text:p>0</text:p>
          </table:table-cell>
          <table:table-cell table:number-columns-repeated="6"/>
          <table:table-cell table:formula="of:=FLOOR([.M$4]*IF([.$E35];0.2;1))-[.$G35]" office:value-type="float" office:value="-5" calcext:value-type="float">
            <text:p>-5</text:p>
          </table:table-cell>
          <table:table-cell table:formula="of:=FLOOR([.N$4]*IF([.$E35];0.2;1))-[.$G35]" office:value-type="float" office:value="-5" calcext:value-type="float">
            <text:p>-5</text:p>
          </table:table-cell>
          <table:table-cell table:formula="of:=FLOOR([.O$4]*IF([.$E35];0.2;1))-[.$G35]" office:value-type="float" office:value="-5" calcext:value-type="float">
            <text:p>-5</text:p>
          </table:table-cell>
          <table:table-cell table:formula="of:=FLOOR([.P$4]*IF([.$E35];0.2;1))-[.$G35]" office:value-type="float" office:value="-3" calcext:value-type="float">
            <text:p>-3</text:p>
          </table:table-cell>
          <table:table-cell table:formula="of:=FLOOR([.Q$4]*IF([.$E35];0.2;1))-[.$G35]" office:value-type="float" office:value="-3" calcext:value-type="float">
            <text:p>-3</text:p>
          </table:table-cell>
          <table:table-cell table:formula="of:=FLOOR([.R$4]*IF([.$E35];0.2;1))-[.$G35]" office:value-type="float" office:value="-3" calcext:value-type="float">
            <text:p>-3</text:p>
          </table:table-cell>
          <table:table-cell table:formula="of:=FLOOR([.S$4]*IF([.$E35];0.2;1))-[.$G35]" office:value-type="float" office:value="-1" calcext:value-type="float">
            <text:p>-1</text:p>
          </table:table-cell>
          <table:table-cell table:formula="of:=FLOOR([.T$4]*IF([.$E35];0.2;1))-[.$G35]" office:value-type="float" office:value="-1" calcext:value-type="float">
            <text:p>-1</text:p>
          </table:table-cell>
          <table:table-cell table:formula="of:=FLOOR([.U$4]*IF([.$E35];0.2;1))-[.$G35]" office:value-type="float" office:value="-1" calcext:value-type="float">
            <text:p>-1</text:p>
          </table:table-cell>
          <table:table-cell table:formula="of:=FLOOR([.V$4]*IF([.$E35];0.2;1))-[.$G35]" office:value-type="float" office:value="1" calcext:value-type="float">
            <text:p>1</text:p>
          </table:table-cell>
          <table:table-cell table:formula="of:=FLOOR([.W$4]*IF([.$E35];0.2;1))-[.$G35]" office:value-type="float" office:value="1" calcext:value-type="float">
            <text:p>1</text:p>
          </table:table-cell>
          <table:table-cell table:formula="of:=FLOOR([.X$4]*IF([.$E35];0.2;1))-[.$G35]" office:value-type="float" office:value="3" calcext:value-type="float">
            <text:p>3</text:p>
          </table:table-cell>
          <table:table-cell table:formula="of:=FLOOR([.Y$4]*IF([.$E35];0.2;1))-[.$G35]" office:value-type="float" office:value="5" calcext:value-type="float">
            <text:p>5</text:p>
          </table:table-cell>
          <table:table-cell table:formula="of:=FLOOR([.Z$4]*IF([.$E35];0.2;1))-[.$G35]" office:value-type="float" office:value="7" calcext:value-type="float">
            <text:p>7</text:p>
          </table:table-cell>
          <table:table-cell table:formula="of:=FLOOR([.AA$4]*IF([.$E35];0.2;1))-[.$G35]" office:value-type="float" office:value="9" calcext:value-type="float">
            <text:p>9</text:p>
          </table:table-cell>
          <table:table-cell table:formula="of:=FLOOR([.AB$4]*IF([.$E35];0.2;1))-[.$G35]" office:value-type="float" office:value="9" calcext:value-type="float">
            <text:p>9</text:p>
          </table:table-cell>
          <table:table-cell table:formula="of:=FLOOR([.AC$4]*IF([.$E35];0.2;1))-[.$G35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JH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6];[$'EcCo ammo'.$A$6:$'EcCo ammo'.$A$37];[$'EcCo ammo'.F$6:$'EcCo ammo'.F$37])" office:value-type="float" office:value="10" calcext:value-type="float">
            <text:p>10</text:p>
          </table:table-cell>
          <table:table-cell table:formula="of:=FLOOR(LOOKUP([.$B36];[$'EcCo ammo'.$A$6:$'EcCo ammo'.$A$37];[$'EcCo ammo'.H$6:$'EcCo ammo'.H$37]))" office:value-type="float" office:value="0" calcext:value-type="float">
            <text:p>0</text:p>
          </table:table-cell>
          <table:table-cell table:formula="of:=LOOKUP([.$B36];[$'EcCo ammo'.$A$6:$'EcCo ammo'.$A$37];[$'EcCo ammo'.I$6:$'EcCo ammo'.I$37])" office:value-type="float" office:value="3" calcext:value-type="float">
            <text:p>3</text:p>
          </table:table-cell>
          <table:table-cell table:formula="of:=LOOKUP([.$B36];[$'EcCo ammo'.$A$6:$'EcCo ammo'.$A$37];[$'EcCo ammo'.J$6:$'EcCo ammo'.J$37])" office:value-type="float" office:value="2" calcext:value-type="float">
            <text:p>2</text:p>
          </table:table-cell>
          <table:table-cell table:formula="of:=[.H36]/[.I36]" office:value-type="float" office:value="1.5" calcext:value-type="float">
            <text:p>1.50</text:p>
          </table:table-cell>
          <table:table-cell table:formula="of:=ROUND(AVERAGE([.C36];[.D36]))" office:value-type="float" office:value="11" calcext:value-type="float">
            <text:p>11</text:p>
          </table:table-cell>
          <table:table-cell/>
          <table:table-cell table:formula="of:=ROUNDUP(MAX((100-MAX([.M$5]+[.$E$2]*MIN([.AJ36];0);0))*INT(([.$K36]-MAX([.AJ36];0))*[.$J36])/100;0);0)" office:value-type="float" office:value="16" calcext:value-type="float">
            <text:p>16</text:p>
          </table:table-cell>
          <table:table-cell table:formula="of:=ROUNDUP(MAX((100-MAX([.N$5]+[.$E$2]*MIN([.AK36];0);0))*INT(([.$K36]-MAX([.AK36];0))*[.$J36])/100;0);0)" office:value-type="float" office:value="15" calcext:value-type="float">
            <text:p>15</text:p>
          </table:table-cell>
          <table:table-cell table:formula="of:=ROUNDUP(MAX((100-MAX([.O$5]+[.$E$2]*MIN([.AL36];0);0))*INT(([.$K36]-MAX([.AL36];0))*[.$J36])/100;0);0)" office:value-type="float" office:value="13" calcext:value-type="float">
            <text:p>13</text:p>
          </table:table-cell>
          <table:table-cell table:formula="of:=ROUNDUP(MAX((100-MAX([.P$5]+[.$E$2]*MIN([.AM36];0);0))*INT(([.$K36]-MAX([.AM36];0))*[.$J36])/100;0);0)" office:value-type="float" office:value="10" calcext:value-type="float">
            <text:p>10</text:p>
          </table:table-cell>
          <table:table-cell table:formula="of:=ROUNDUP(MAX((100-MAX([.Q$5]+[.$E$2]*MIN([.AN36];0);0))*INT(([.$K36]-MAX([.AN36];0))*[.$J36])/100;0);0)" office:value-type="float" office:value="10" calcext:value-type="float">
            <text:p>10</text:p>
          </table:table-cell>
          <table:table-cell table:formula="of:=ROUNDUP(MAX((100-MAX([.R$5]+[.$E$2]*MIN([.AO36];0);0))*INT(([.$K36]-MAX([.AO36];0))*[.$J36])/100;0);0)" office:value-type="float" office:value="10" calcext:value-type="float">
            <text:p>10</text:p>
          </table:table-cell>
          <table:table-cell table:formula="of:=ROUNDUP(MAX((100-MAX([.S$5]+[.$E$2]*MIN([.AP36];0);0))*INT(([.$K36]-MAX([.AP36];0))*[.$J36])/100;0);0)" office:value-type="float" office:value="7" calcext:value-type="float">
            <text:p>7</text:p>
          </table:table-cell>
          <table:table-cell table:formula="of:=ROUNDUP(MAX((100-MAX([.T$5]+[.$E$2]*MIN([.AQ36];0);0))*INT(([.$K36]-MAX([.AQ36];0))*[.$J36])/100;0);0)" office:value-type="float" office:value="7" calcext:value-type="float">
            <text:p>7</text:p>
          </table:table-cell>
          <table:table-cell table:formula="of:=ROUNDUP(MAX((100-MAX([.U$5]+[.$E$2]*MIN([.AR36];0);0))*INT(([.$K36]-MAX([.AR36];0))*[.$J36])/100;0);0)" office:value-type="float" office:value="7" calcext:value-type="float">
            <text:p>7</text:p>
          </table:table-cell>
          <table:table-cell table:formula="of:=ROUNDUP(MAX((100-MAX([.V$5]+[.$E$2]*MIN([.AS36];0);0))*INT(([.$K36]-MAX([.AS36];0))*[.$J36])/100;0);0)" office:value-type="float" office:value="5" calcext:value-type="float">
            <text:p>5</text:p>
          </table:table-cell>
          <table:table-cell table:formula="of:=ROUNDUP(MAX((100-MAX([.W$5]+[.$E$2]*MIN([.AT36];0);0))*INT(([.$K36]-MAX([.AT36];0))*[.$J36])/100;0);0)" office:value-type="float" office:value="4" calcext:value-type="float">
            <text:p>4</text:p>
          </table:table-cell>
          <table:table-cell table:formula="of:=ROUNDUP(MAX((100-MAX([.X$5]+[.$E$2]*MIN([.AU36];0);0))*INT(([.$K36]-MAX([.AU36];0))*[.$J36])/100;0);0)" office:value-type="float" office:value="3" calcext:value-type="float">
            <text:p>3</text:p>
          </table:table-cell>
          <table:table-cell table:formula="of:=ROUNDUP(MAX((100-MAX([.Y$5]+[.$E$2]*MIN([.AV36];0);0))*INT(([.$K36]-MAX([.AV36];0))*[.$J36])/100;0);0)" office:value-type="float" office:value="1" calcext:value-type="float">
            <text:p>1</text:p>
          </table:table-cell>
          <table:table-cell table:formula="of:=ROUNDUP(MAX((100-MAX([.Z$5]+[.$E$2]*MIN([.AW36];0);0))*INT(([.$K36]-MAX([.AW36];0))*[.$J36])/100;0);0)" office:value-type="float" office:value="0" calcext:value-type="float">
            <text:p>0</text:p>
          </table:table-cell>
          <table:table-cell table:formula="of:=ROUNDUP(MAX((100-MAX([.AA$5]+[.$E$2]*MIN([.AX36];0);0))*INT(([.$K36]-MAX([.AX36];0))*[.$J36])/100;0);0)" office:value-type="float" office:value="0" calcext:value-type="float">
            <text:p>0</text:p>
          </table:table-cell>
          <table:table-cell table:formula="of:=ROUNDUP(MAX((100-MAX([.AB$5]+[.$E$2]*MIN([.AY36];0);0))*INT(([.$K36]-MAX([.AY36];0))*[.$J36])/100;0);0)" office:value-type="float" office:value="0" calcext:value-type="float">
            <text:p>0</text:p>
          </table:table-cell>
          <table:table-cell table:formula="of:=ROUNDUP(MAX((100-MAX([.AC$5]+[.$E$2]*MIN([.AZ36];0);0))*INT(([.$K36]-MAX([.AZ36];0))*[.$J36])/100;0);0)" office:value-type="float" office:value="0" calcext:value-type="float">
            <text:p>0</text:p>
          </table:table-cell>
          <table:table-cell table:number-columns-repeated="6"/>
          <table:table-cell table:formula="of:=FLOOR([.M$4]*IF([.$E36];0.2;1))-[.$G36]" office:value-type="float" office:value="0" calcext:value-type="float">
            <text:p>0</text:p>
          </table:table-cell>
          <table:table-cell table:formula="of:=FLOOR([.N$4]*IF([.$E36];0.2;1))-[.$G36]" office:value-type="float" office:value="0" calcext:value-type="float">
            <text:p>0</text:p>
          </table:table-cell>
          <table:table-cell table:formula="of:=FLOOR([.O$4]*IF([.$E36];0.2;1))-[.$G36]" office:value-type="float" office:value="0" calcext:value-type="float">
            <text:p>0</text:p>
          </table:table-cell>
          <table:table-cell table:formula="of:=FLOOR([.P$4]*IF([.$E36];0.2;1))-[.$G36]" office:value-type="float" office:value="2" calcext:value-type="float">
            <text:p>2</text:p>
          </table:table-cell>
          <table:table-cell table:formula="of:=FLOOR([.Q$4]*IF([.$E36];0.2;1))-[.$G36]" office:value-type="float" office:value="2" calcext:value-type="float">
            <text:p>2</text:p>
          </table:table-cell>
          <table:table-cell table:formula="of:=FLOOR([.R$4]*IF([.$E36];0.2;1))-[.$G36]" office:value-type="float" office:value="2" calcext:value-type="float">
            <text:p>2</text:p>
          </table:table-cell>
          <table:table-cell table:formula="of:=FLOOR([.S$4]*IF([.$E36];0.2;1))-[.$G36]" office:value-type="float" office:value="4" calcext:value-type="float">
            <text:p>4</text:p>
          </table:table-cell>
          <table:table-cell table:formula="of:=FLOOR([.T$4]*IF([.$E36];0.2;1))-[.$G36]" office:value-type="float" office:value="4" calcext:value-type="float">
            <text:p>4</text:p>
          </table:table-cell>
          <table:table-cell table:formula="of:=FLOOR([.U$4]*IF([.$E36];0.2;1))-[.$G36]" office:value-type="float" office:value="4" calcext:value-type="float">
            <text:p>4</text:p>
          </table:table-cell>
          <table:table-cell table:formula="of:=FLOOR([.V$4]*IF([.$E36];0.2;1))-[.$G36]" office:value-type="float" office:value="6" calcext:value-type="float">
            <text:p>6</text:p>
          </table:table-cell>
          <table:table-cell table:formula="of:=FLOOR([.W$4]*IF([.$E36];0.2;1))-[.$G36]" office:value-type="float" office:value="6" calcext:value-type="float">
            <text:p>6</text:p>
          </table:table-cell>
          <table:table-cell table:formula="of:=FLOOR([.X$4]*IF([.$E36];0.2;1))-[.$G36]" office:value-type="float" office:value="8" calcext:value-type="float">
            <text:p>8</text:p>
          </table:table-cell>
          <table:table-cell table:formula="of:=FLOOR([.Y$4]*IF([.$E36];0.2;1))-[.$G36]" office:value-type="float" office:value="10" calcext:value-type="float">
            <text:p>10</text:p>
          </table:table-cell>
          <table:table-cell table:formula="of:=FLOOR([.Z$4]*IF([.$E36];0.2;1))-[.$G36]" office:value-type="float" office:value="12" calcext:value-type="float">
            <text:p>12</text:p>
          </table:table-cell>
          <table:table-cell table:formula="of:=FLOOR([.AA$4]*IF([.$E36];0.2;1))-[.$G36]" office:value-type="float" office:value="14" calcext:value-type="float">
            <text:p>14</text:p>
          </table:table-cell>
          <table:table-cell table:formula="of:=FLOOR([.AB$4]*IF([.$E36];0.2;1))-[.$G36]" office:value-type="float" office:value="14" calcext:value-type="float">
            <text:p>14</text:p>
          </table:table-cell>
          <table:table-cell table:formula="of:=FLOOR([.AC$4]*IF([.$E36];0.2;1))-[.$G3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 Rifle</text:p>
          </table:table-cell>
          <table:table-cell office:value-type="string" calcext:value-type="string">
            <text:p>10mm A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LOOKUP([.$B3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7];[$'EcCo ammo'.$A$6:$'EcCo ammo'.$A$37];[$'EcCo ammo'.H$6:$'EcCo ammo'.H$37]))" office:value-type="float" office:value="5" calcext:value-type="float">
            <text:p>5</text:p>
          </table:table-cell>
          <table:table-cell table:formula="of:=LOOKUP([.$B37];[$'EcCo ammo'.$A$6:$'EcCo ammo'.$A$37];[$'EcCo ammo'.I$6:$'EcCo ammo'.I$37])" office:value-type="float" office:value="1" calcext:value-type="float">
            <text:p>1</text:p>
          </table:table-cell>
          <table:table-cell table:formula="of:=LOOKUP([.$B37];[$'EcCo ammo'.$A$6:$'EcCo ammo'.$A$37];[$'EcCo ammo'.J$6:$'EcCo ammo'.J$37])" office:value-type="float" office:value="1" calcext:value-type="float">
            <text:p>1</text:p>
          </table:table-cell>
          <table:table-cell table:formula="of:=[.H37]/[.I37]" office:value-type="float" office:value="1" calcext:value-type="float">
            <text:p>1.00</text:p>
          </table:table-cell>
          <table:table-cell table:formula="of:=ROUND(AVERAGE([.C37];[.D37]))" office:value-type="float" office:value="11" calcext:value-type="float">
            <text:p>11</text:p>
          </table:table-cell>
          <table:table-cell/>
          <table:table-cell table:formula="of:=ROUNDUP(MAX((100-MAX([.M$5]+[.$E$2]*MIN([.AJ37];0);0))*INT(([.$K37]-MAX([.AJ37];0))*[.$J37])/100;0);0)" office:value-type="float" office:value="11" calcext:value-type="float">
            <text:p>11</text:p>
          </table:table-cell>
          <table:table-cell table:formula="of:=ROUNDUP(MAX((100-MAX([.N$5]+[.$E$2]*MIN([.AK37];0);0))*INT(([.$K37]-MAX([.AK37];0))*[.$J37])/100;0);0)" office:value-type="float" office:value="11" calcext:value-type="float">
            <text:p>11</text:p>
          </table:table-cell>
          <table:table-cell table:formula="of:=ROUNDUP(MAX((100-MAX([.O$5]+[.$E$2]*MIN([.AL37];0);0))*INT(([.$K37]-MAX([.AL37];0))*[.$J37])/100;0);0)" office:value-type="float" office:value="11" calcext:value-type="float">
            <text:p>11</text:p>
          </table:table-cell>
          <table:table-cell table:formula="of:=ROUNDUP(MAX((100-MAX([.P$5]+[.$E$2]*MIN([.AM37];0);0))*INT(([.$K37]-MAX([.AM37];0))*[.$J37])/100;0);0)" office:value-type="float" office:value="11" calcext:value-type="float">
            <text:p>11</text:p>
          </table:table-cell>
          <table:table-cell table:formula="of:=ROUNDUP(MAX((100-MAX([.Q$5]+[.$E$2]*MIN([.AN37];0);0))*INT(([.$K37]-MAX([.AN37];0))*[.$J37])/100;0);0)" office:value-type="float" office:value="11" calcext:value-type="float">
            <text:p>11</text:p>
          </table:table-cell>
          <table:table-cell table:formula="of:=ROUNDUP(MAX((100-MAX([.R$5]+[.$E$2]*MIN([.AO37];0);0))*INT(([.$K37]-MAX([.AO37];0))*[.$J37])/100;0);0)" office:value-type="float" office:value="11" calcext:value-type="float">
            <text:p>11</text:p>
          </table:table-cell>
          <table:table-cell table:formula="of:=ROUNDUP(MAX((100-MAX([.S$5]+[.$E$2]*MIN([.AP37];0);0))*INT(([.$K37]-MAX([.AP37];0))*[.$J37])/100;0);0)" office:value-type="float" office:value="9" calcext:value-type="float">
            <text:p>9</text:p>
          </table:table-cell>
          <table:table-cell table:formula="of:=ROUNDUP(MAX((100-MAX([.T$5]+[.$E$2]*MIN([.AQ37];0);0))*INT(([.$K37]-MAX([.AQ37];0))*[.$J37])/100;0);0)" office:value-type="float" office:value="9" calcext:value-type="float">
            <text:p>9</text:p>
          </table:table-cell>
          <table:table-cell table:formula="of:=ROUNDUP(MAX((100-MAX([.U$5]+[.$E$2]*MIN([.AR37];0);0))*INT(([.$K37]-MAX([.AR37];0))*[.$J37])/100;0);0)" office:value-type="float" office:value="9" calcext:value-type="float">
            <text:p>9</text:p>
          </table:table-cell>
          <table:table-cell table:formula="of:=ROUNDUP(MAX((100-MAX([.V$5]+[.$E$2]*MIN([.AS37];0);0))*INT(([.$K37]-MAX([.AS37];0))*[.$J37])/100;0);0)" office:value-type="float" office:value="6" calcext:value-type="float">
            <text:p>6</text:p>
          </table:table-cell>
          <table:table-cell table:formula="of:=ROUNDUP(MAX((100-MAX([.W$5]+[.$E$2]*MIN([.AT37];0);0))*INT(([.$K37]-MAX([.AT37];0))*[.$J37])/100;0);0)" office:value-type="float" office:value="6" calcext:value-type="float">
            <text:p>6</text:p>
          </table:table-cell>
          <table:table-cell table:formula="of:=ROUNDUP(MAX((100-MAX([.X$5]+[.$E$2]*MIN([.AU37];0);0))*INT(([.$K37]-MAX([.AU37];0))*[.$J37])/100;0);0)" office:value-type="float" office:value="5" calcext:value-type="float">
            <text:p>5</text:p>
          </table:table-cell>
          <table:table-cell table:formula="of:=ROUNDUP(MAX((100-MAX([.Y$5]+[.$E$2]*MIN([.AV37];0);0))*INT(([.$K37]-MAX([.AV37];0))*[.$J37])/100;0);0)" office:value-type="float" office:value="3" calcext:value-type="float">
            <text:p>3</text:p>
          </table:table-cell>
          <table:table-cell table:formula="of:=ROUNDUP(MAX((100-MAX([.Z$5]+[.$E$2]*MIN([.AW37];0);0))*INT(([.$K37]-MAX([.AW37];0))*[.$J37])/100;0);0)" office:value-type="float" office:value="2" calcext:value-type="float">
            <text:p>2</text:p>
          </table:table-cell>
          <table:table-cell table:formula="of:=ROUNDUP(MAX((100-MAX([.AA$5]+[.$E$2]*MIN([.AX37];0);0))*INT(([.$K37]-MAX([.AX37];0))*[.$J37])/100;0);0)" office:value-type="float" office:value="1" calcext:value-type="float">
            <text:p>1</text:p>
          </table:table-cell>
          <table:table-cell table:formula="of:=ROUNDUP(MAX((100-MAX([.AB$5]+[.$E$2]*MIN([.AY37];0);0))*INT(([.$K37]-MAX([.AY37];0))*[.$J37])/100;0);0)" office:value-type="float" office:value="1" calcext:value-type="float">
            <text:p>1</text:p>
          </table:table-cell>
          <table:table-cell table:formula="of:=ROUNDUP(MAX((100-MAX([.AC$5]+[.$E$2]*MIN([.AZ37];0);0))*INT(([.$K37]-MAX([.AZ37];0))*[.$J37])/100;0);0)" office:value-type="float" office:value="0" calcext:value-type="float">
            <text:p>0</text:p>
          </table:table-cell>
          <table:table-cell table:number-columns-repeated="6"/>
          <table:table-cell table:formula="of:=FLOOR([.M$4]*IF([.$E37];0.2;1))-[.$G37]" office:value-type="float" office:value="-5" calcext:value-type="float">
            <text:p>-5</text:p>
          </table:table-cell>
          <table:table-cell table:formula="of:=FLOOR([.N$4]*IF([.$E37];0.2;1))-[.$G37]" office:value-type="float" office:value="-5" calcext:value-type="float">
            <text:p>-5</text:p>
          </table:table-cell>
          <table:table-cell table:formula="of:=FLOOR([.O$4]*IF([.$E37];0.2;1))-[.$G37]" office:value-type="float" office:value="-5" calcext:value-type="float">
            <text:p>-5</text:p>
          </table:table-cell>
          <table:table-cell table:formula="of:=FLOOR([.P$4]*IF([.$E37];0.2;1))-[.$G37]" office:value-type="float" office:value="-3" calcext:value-type="float">
            <text:p>-3</text:p>
          </table:table-cell>
          <table:table-cell table:formula="of:=FLOOR([.Q$4]*IF([.$E37];0.2;1))-[.$G37]" office:value-type="float" office:value="-3" calcext:value-type="float">
            <text:p>-3</text:p>
          </table:table-cell>
          <table:table-cell table:formula="of:=FLOOR([.R$4]*IF([.$E37];0.2;1))-[.$G37]" office:value-type="float" office:value="-3" calcext:value-type="float">
            <text:p>-3</text:p>
          </table:table-cell>
          <table:table-cell table:formula="of:=FLOOR([.S$4]*IF([.$E37];0.2;1))-[.$G37]" office:value-type="float" office:value="-1" calcext:value-type="float">
            <text:p>-1</text:p>
          </table:table-cell>
          <table:table-cell table:formula="of:=FLOOR([.T$4]*IF([.$E37];0.2;1))-[.$G37]" office:value-type="float" office:value="-1" calcext:value-type="float">
            <text:p>-1</text:p>
          </table:table-cell>
          <table:table-cell table:formula="of:=FLOOR([.U$4]*IF([.$E37];0.2;1))-[.$G37]" office:value-type="float" office:value="-1" calcext:value-type="float">
            <text:p>-1</text:p>
          </table:table-cell>
          <table:table-cell table:formula="of:=FLOOR([.V$4]*IF([.$E37];0.2;1))-[.$G37]" office:value-type="float" office:value="1" calcext:value-type="float">
            <text:p>1</text:p>
          </table:table-cell>
          <table:table-cell table:formula="of:=FLOOR([.W$4]*IF([.$E37];0.2;1))-[.$G37]" office:value-type="float" office:value="1" calcext:value-type="float">
            <text:p>1</text:p>
          </table:table-cell>
          <table:table-cell table:formula="of:=FLOOR([.X$4]*IF([.$E37];0.2;1))-[.$G37]" office:value-type="float" office:value="3" calcext:value-type="float">
            <text:p>3</text:p>
          </table:table-cell>
          <table:table-cell table:formula="of:=FLOOR([.Y$4]*IF([.$E37];0.2;1))-[.$G37]" office:value-type="float" office:value="5" calcext:value-type="float">
            <text:p>5</text:p>
          </table:table-cell>
          <table:table-cell table:formula="of:=FLOOR([.Z$4]*IF([.$E37];0.2;1))-[.$G37]" office:value-type="float" office:value="7" calcext:value-type="float">
            <text:p>7</text:p>
          </table:table-cell>
          <table:table-cell table:formula="of:=FLOOR([.AA$4]*IF([.$E37];0.2;1))-[.$G37]" office:value-type="float" office:value="9" calcext:value-type="float">
            <text:p>9</text:p>
          </table:table-cell>
          <table:table-cell table:formula="of:=FLOOR([.AB$4]*IF([.$E37];0.2;1))-[.$G37]" office:value-type="float" office:value="9" calcext:value-type="float">
            <text:p>9</text:p>
          </table:table-cell>
          <table:table-cell table:formula="of:=FLOOR([.AC$4]*IF([.$E37];0.2;1))-[.$G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JH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38];[$'EcCo ammo'.$A$6:$'EcCo ammo'.$A$37];[$'EcCo ammo'.F$6:$'EcCo ammo'.F$37])" office:value-type="float" office:value="10" calcext:value-type="float">
            <text:p>10</text:p>
          </table:table-cell>
          <table:table-cell table:formula="of:=FLOOR(LOOKUP([.$B38];[$'EcCo ammo'.$A$6:$'EcCo ammo'.$A$37];[$'EcCo ammo'.H$6:$'EcCo ammo'.H$37]))" office:value-type="float" office:value="0" calcext:value-type="float">
            <text:p>0</text:p>
          </table:table-cell>
          <table:table-cell table:formula="of:=LOOKUP([.$B38];[$'EcCo ammo'.$A$6:$'EcCo ammo'.$A$37];[$'EcCo ammo'.I$6:$'EcCo ammo'.I$37])" office:value-type="float" office:value="3" calcext:value-type="float">
            <text:p>3</text:p>
          </table:table-cell>
          <table:table-cell table:formula="of:=LOOKUP([.$B38];[$'EcCo ammo'.$A$6:$'EcCo ammo'.$A$37];[$'EcCo ammo'.J$6:$'EcCo ammo'.J$37])" office:value-type="float" office:value="2" calcext:value-type="float">
            <text:p>2</text:p>
          </table:table-cell>
          <table:table-cell table:formula="of:=[.H38]/[.I38]" office:value-type="float" office:value="1.5" calcext:value-type="float">
            <text:p>1.50</text:p>
          </table:table-cell>
          <table:table-cell table:formula="of:=ROUND(AVERAGE([.C38];[.D38]))" office:value-type="float" office:value="14" calcext:value-type="float">
            <text:p>14</text:p>
          </table:table-cell>
          <table:table-cell/>
          <table:table-cell table:formula="of:=ROUNDUP(MAX((100-MAX([.M$5]+[.$E$2]*MIN([.AJ38];0);0))*INT(([.$K38]-MAX([.AJ38];0))*[.$J38])/100;0);0)" office:value-type="float" office:value="21" calcext:value-type="float">
            <text:p>21</text:p>
          </table:table-cell>
          <table:table-cell table:formula="of:=ROUNDUP(MAX((100-MAX([.N$5]+[.$E$2]*MIN([.AK38];0);0))*INT(([.$K38]-MAX([.AK38];0))*[.$J38])/100;0);0)" office:value-type="float" office:value="19" calcext:value-type="float">
            <text:p>19</text:p>
          </table:table-cell>
          <table:table-cell table:formula="of:=ROUNDUP(MAX((100-MAX([.O$5]+[.$E$2]*MIN([.AL38];0);0))*INT(([.$K38]-MAX([.AL38];0))*[.$J38])/100;0);0)" office:value-type="float" office:value="17" calcext:value-type="float">
            <text:p>17</text:p>
          </table:table-cell>
          <table:table-cell table:formula="of:=ROUNDUP(MAX((100-MAX([.P$5]+[.$E$2]*MIN([.AM38];0);0))*INT(([.$K38]-MAX([.AM38];0))*[.$J38])/100;0);0)" office:value-type="float" office:value="14" calcext:value-type="float">
            <text:p>14</text:p>
          </table:table-cell>
          <table:table-cell table:formula="of:=ROUNDUP(MAX((100-MAX([.Q$5]+[.$E$2]*MIN([.AN38];0);0))*INT(([.$K38]-MAX([.AN38];0))*[.$J38])/100;0);0)" office:value-type="float" office:value="13" calcext:value-type="float">
            <text:p>13</text:p>
          </table:table-cell>
          <table:table-cell table:formula="of:=ROUNDUP(MAX((100-MAX([.R$5]+[.$E$2]*MIN([.AO38];0);0))*INT(([.$K38]-MAX([.AO38];0))*[.$J38])/100;0);0)" office:value-type="float" office:value="13" calcext:value-type="float">
            <text:p>13</text:p>
          </table:table-cell>
          <table:table-cell table:formula="of:=ROUNDUP(MAX((100-MAX([.S$5]+[.$E$2]*MIN([.AP38];0);0))*INT(([.$K38]-MAX([.AP38];0))*[.$J38])/100;0);0)" office:value-type="float" office:value="11" calcext:value-type="float">
            <text:p>11</text:p>
          </table:table-cell>
          <table:table-cell table:formula="of:=ROUNDUP(MAX((100-MAX([.T$5]+[.$E$2]*MIN([.AQ38];0);0))*INT(([.$K38]-MAX([.AQ38];0))*[.$J38])/100;0);0)" office:value-type="float" office:value="10" calcext:value-type="float">
            <text:p>10</text:p>
          </table:table-cell>
          <table:table-cell table:formula="of:=ROUNDUP(MAX((100-MAX([.U$5]+[.$E$2]*MIN([.AR38];0);0))*INT(([.$K38]-MAX([.AR38];0))*[.$J38])/100;0);0)" office:value-type="float" office:value="10" calcext:value-type="float">
            <text:p>10</text:p>
          </table:table-cell>
          <table:table-cell table:formula="of:=ROUNDUP(MAX((100-MAX([.V$5]+[.$E$2]*MIN([.AS38];0);0))*INT(([.$K38]-MAX([.AS38];0))*[.$J38])/100;0);0)" office:value-type="float" office:value="8" calcext:value-type="float">
            <text:p>8</text:p>
          </table:table-cell>
          <table:table-cell table:formula="of:=ROUNDUP(MAX((100-MAX([.W$5]+[.$E$2]*MIN([.AT38];0);0))*INT(([.$K38]-MAX([.AT38];0))*[.$J38])/100;0);0)" office:value-type="float" office:value="7" calcext:value-type="float">
            <text:p>7</text:p>
          </table:table-cell>
          <table:table-cell table:formula="of:=ROUNDUP(MAX((100-MAX([.X$5]+[.$E$2]*MIN([.AU38];0);0))*INT(([.$K38]-MAX([.AU38];0))*[.$J38])/100;0);0)" office:value-type="float" office:value="5" calcext:value-type="float">
            <text:p>5</text:p>
          </table:table-cell>
          <table:table-cell table:formula="of:=ROUNDUP(MAX((100-MAX([.Y$5]+[.$E$2]*MIN([.AV38];0);0))*INT(([.$K38]-MAX([.AV38];0))*[.$J38])/100;0);0)" office:value-type="float" office:value="3" calcext:value-type="float">
            <text:p>3</text:p>
          </table:table-cell>
          <table:table-cell table:formula="of:=ROUNDUP(MAX((100-MAX([.Z$5]+[.$E$2]*MIN([.AW38];0);0))*INT(([.$K38]-MAX([.AW38];0))*[.$J38])/100;0);0)" office:value-type="float" office:value="2" calcext:value-type="float">
            <text:p>2</text:p>
          </table:table-cell>
          <table:table-cell table:formula="of:=ROUNDUP(MAX((100-MAX([.AA$5]+[.$E$2]*MIN([.AX38];0);0))*INT(([.$K38]-MAX([.AX38];0))*[.$J38])/100;0);0)" office:value-type="float" office:value="0" calcext:value-type="float">
            <text:p>0</text:p>
          </table:table-cell>
          <table:table-cell table:formula="of:=ROUNDUP(MAX((100-MAX([.AB$5]+[.$E$2]*MIN([.AY38];0);0))*INT(([.$K38]-MAX([.AY38];0))*[.$J38])/100;0);0)" office:value-type="float" office:value="0" calcext:value-type="float">
            <text:p>0</text:p>
          </table:table-cell>
          <table:table-cell table:formula="of:=ROUNDUP(MAX((100-MAX([.AC$5]+[.$E$2]*MIN([.AZ38];0);0))*INT(([.$K38]-MAX([.AZ38];0))*[.$J38])/100;0);0)" office:value-type="float" office:value="0" calcext:value-type="float">
            <text:p>0</text:p>
          </table:table-cell>
          <table:table-cell table:number-columns-repeated="6"/>
          <table:table-cell table:formula="of:=FLOOR([.M$4]*IF([.$E38];0.2;1))-[.$G38]" office:value-type="float" office:value="0" calcext:value-type="float">
            <text:p>0</text:p>
          </table:table-cell>
          <table:table-cell table:formula="of:=FLOOR([.N$4]*IF([.$E38];0.2;1))-[.$G38]" office:value-type="float" office:value="0" calcext:value-type="float">
            <text:p>0</text:p>
          </table:table-cell>
          <table:table-cell table:formula="of:=FLOOR([.O$4]*IF([.$E38];0.2;1))-[.$G38]" office:value-type="float" office:value="0" calcext:value-type="float">
            <text:p>0</text:p>
          </table:table-cell>
          <table:table-cell table:formula="of:=FLOOR([.P$4]*IF([.$E38];0.2;1))-[.$G38]" office:value-type="float" office:value="2" calcext:value-type="float">
            <text:p>2</text:p>
          </table:table-cell>
          <table:table-cell table:formula="of:=FLOOR([.Q$4]*IF([.$E38];0.2;1))-[.$G38]" office:value-type="float" office:value="2" calcext:value-type="float">
            <text:p>2</text:p>
          </table:table-cell>
          <table:table-cell table:formula="of:=FLOOR([.R$4]*IF([.$E38];0.2;1))-[.$G38]" office:value-type="float" office:value="2" calcext:value-type="float">
            <text:p>2</text:p>
          </table:table-cell>
          <table:table-cell table:formula="of:=FLOOR([.S$4]*IF([.$E38];0.2;1))-[.$G38]" office:value-type="float" office:value="4" calcext:value-type="float">
            <text:p>4</text:p>
          </table:table-cell>
          <table:table-cell table:formula="of:=FLOOR([.T$4]*IF([.$E38];0.2;1))-[.$G38]" office:value-type="float" office:value="4" calcext:value-type="float">
            <text:p>4</text:p>
          </table:table-cell>
          <table:table-cell table:formula="of:=FLOOR([.U$4]*IF([.$E38];0.2;1))-[.$G38]" office:value-type="float" office:value="4" calcext:value-type="float">
            <text:p>4</text:p>
          </table:table-cell>
          <table:table-cell table:formula="of:=FLOOR([.V$4]*IF([.$E38];0.2;1))-[.$G38]" office:value-type="float" office:value="6" calcext:value-type="float">
            <text:p>6</text:p>
          </table:table-cell>
          <table:table-cell table:formula="of:=FLOOR([.W$4]*IF([.$E38];0.2;1))-[.$G38]" office:value-type="float" office:value="6" calcext:value-type="float">
            <text:p>6</text:p>
          </table:table-cell>
          <table:table-cell table:formula="of:=FLOOR([.X$4]*IF([.$E38];0.2;1))-[.$G38]" office:value-type="float" office:value="8" calcext:value-type="float">
            <text:p>8</text:p>
          </table:table-cell>
          <table:table-cell table:formula="of:=FLOOR([.Y$4]*IF([.$E38];0.2;1))-[.$G38]" office:value-type="float" office:value="10" calcext:value-type="float">
            <text:p>10</text:p>
          </table:table-cell>
          <table:table-cell table:formula="of:=FLOOR([.Z$4]*IF([.$E38];0.2;1))-[.$G38]" office:value-type="float" office:value="12" calcext:value-type="float">
            <text:p>12</text:p>
          </table:table-cell>
          <table:table-cell table:formula="of:=FLOOR([.AA$4]*IF([.$E38];0.2;1))-[.$G38]" office:value-type="float" office:value="14" calcext:value-type="float">
            <text:p>14</text:p>
          </table:table-cell>
          <table:table-cell table:formula="of:=FLOOR([.AB$4]*IF([.$E38];0.2;1))-[.$G38]" office:value-type="float" office:value="14" calcext:value-type="float">
            <text:p>14</text:p>
          </table:table-cell>
          <table:table-cell table:formula="of:=FLOOR([.AC$4]*IF([.$E38];0.2;1))-[.$G3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P90c</text:p>
          </table:table-cell>
          <table:table-cell office:value-type="string" calcext:value-type="string">
            <text:p>10mm A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3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39];[$'EcCo ammo'.$A$6:$'EcCo ammo'.$A$37];[$'EcCo ammo'.H$6:$'EcCo ammo'.H$37]))" office:value-type="float" office:value="5" calcext:value-type="float">
            <text:p>5</text:p>
          </table:table-cell>
          <table:table-cell table:formula="of:=LOOKUP([.$B39];[$'EcCo ammo'.$A$6:$'EcCo ammo'.$A$37];[$'EcCo ammo'.I$6:$'EcCo ammo'.I$37])" office:value-type="float" office:value="1" calcext:value-type="float">
            <text:p>1</text:p>
          </table:table-cell>
          <table:table-cell table:formula="of:=LOOKUP([.$B39];[$'EcCo ammo'.$A$6:$'EcCo ammo'.$A$37];[$'EcCo ammo'.J$6:$'EcCo ammo'.J$37])" office:value-type="float" office:value="1" calcext:value-type="float">
            <text:p>1</text:p>
          </table:table-cell>
          <table:table-cell table:formula="of:=[.H39]/[.I39]" office:value-type="float" office:value="1" calcext:value-type="float">
            <text:p>1.00</text:p>
          </table:table-cell>
          <table:table-cell table:formula="of:=ROUND(AVERAGE([.C39];[.D39]))" office:value-type="float" office:value="14" calcext:value-type="float">
            <text:p>14</text:p>
          </table:table-cell>
          <table:table-cell/>
          <table:table-cell table:formula="of:=ROUNDUP(MAX((100-MAX([.M$5]+[.$E$2]*MIN([.AJ39];0);0))*INT(([.$K39]-MAX([.AJ39];0))*[.$J39])/100;0);0)" office:value-type="float" office:value="14" calcext:value-type="float">
            <text:p>14</text:p>
          </table:table-cell>
          <table:table-cell table:formula="of:=ROUNDUP(MAX((100-MAX([.N$5]+[.$E$2]*MIN([.AK39];0);0))*INT(([.$K39]-MAX([.AK39];0))*[.$J39])/100;0);0)" office:value-type="float" office:value="14" calcext:value-type="float">
            <text:p>14</text:p>
          </table:table-cell>
          <table:table-cell table:formula="of:=ROUNDUP(MAX((100-MAX([.O$5]+[.$E$2]*MIN([.AL39];0);0))*INT(([.$K39]-MAX([.AL39];0))*[.$J39])/100;0);0)" office:value-type="float" office:value="14" calcext:value-type="float">
            <text:p>14</text:p>
          </table:table-cell>
          <table:table-cell table:formula="of:=ROUNDUP(MAX((100-MAX([.P$5]+[.$E$2]*MIN([.AM39];0);0))*INT(([.$K39]-MAX([.AM39];0))*[.$J39])/100;0);0)" office:value-type="float" office:value="14" calcext:value-type="float">
            <text:p>14</text:p>
          </table:table-cell>
          <table:table-cell table:formula="of:=ROUNDUP(MAX((100-MAX([.Q$5]+[.$E$2]*MIN([.AN39];0);0))*INT(([.$K39]-MAX([.AN39];0))*[.$J39])/100;0);0)" office:value-type="float" office:value="14" calcext:value-type="float">
            <text:p>14</text:p>
          </table:table-cell>
          <table:table-cell table:formula="of:=ROUNDUP(MAX((100-MAX([.R$5]+[.$E$2]*MIN([.AO39];0);0))*INT(([.$K39]-MAX([.AO39];0))*[.$J39])/100;0);0)" office:value-type="float" office:value="14" calcext:value-type="float">
            <text:p>14</text:p>
          </table:table-cell>
          <table:table-cell table:formula="of:=ROUNDUP(MAX((100-MAX([.S$5]+[.$E$2]*MIN([.AP39];0);0))*INT(([.$K39]-MAX([.AP39];0))*[.$J39])/100;0);0)" office:value-type="float" office:value="12" calcext:value-type="float">
            <text:p>12</text:p>
          </table:table-cell>
          <table:table-cell table:formula="of:=ROUNDUP(MAX((100-MAX([.T$5]+[.$E$2]*MIN([.AQ39];0);0))*INT(([.$K39]-MAX([.AQ39];0))*[.$J39])/100;0);0)" office:value-type="float" office:value="11" calcext:value-type="float">
            <text:p>11</text:p>
          </table:table-cell>
          <table:table-cell table:formula="of:=ROUNDUP(MAX((100-MAX([.U$5]+[.$E$2]*MIN([.AR39];0);0))*INT(([.$K39]-MAX([.AR39];0))*[.$J39])/100;0);0)" office:value-type="float" office:value="11" calcext:value-type="float">
            <text:p>11</text:p>
          </table:table-cell>
          <table:table-cell table:formula="of:=ROUNDUP(MAX((100-MAX([.V$5]+[.$E$2]*MIN([.AS39];0);0))*INT(([.$K39]-MAX([.AS39];0))*[.$J39])/100;0);0)" office:value-type="float" office:value="8" calcext:value-type="float">
            <text:p>8</text:p>
          </table:table-cell>
          <table:table-cell table:formula="of:=ROUNDUP(MAX((100-MAX([.W$5]+[.$E$2]*MIN([.AT39];0);0))*INT(([.$K39]-MAX([.AT39];0))*[.$J39])/100;0);0)" office:value-type="float" office:value="8" calcext:value-type="float">
            <text:p>8</text:p>
          </table:table-cell>
          <table:table-cell table:formula="of:=ROUNDUP(MAX((100-MAX([.X$5]+[.$E$2]*MIN([.AU39];0);0))*INT(([.$K39]-MAX([.AU39];0))*[.$J39])/100;0);0)" office:value-type="float" office:value="7" calcext:value-type="float">
            <text:p>7</text:p>
          </table:table-cell>
          <table:table-cell table:formula="of:=ROUNDUP(MAX((100-MAX([.Y$5]+[.$E$2]*MIN([.AV39];0);0))*INT(([.$K39]-MAX([.AV39];0))*[.$J39])/100;0);0)" office:value-type="float" office:value="5" calcext:value-type="float">
            <text:p>5</text:p>
          </table:table-cell>
          <table:table-cell table:formula="of:=ROUNDUP(MAX((100-MAX([.Z$5]+[.$E$2]*MIN([.AW39];0);0))*INT(([.$K39]-MAX([.AW39];0))*[.$J39])/100;0);0)" office:value-type="float" office:value="4" calcext:value-type="float">
            <text:p>4</text:p>
          </table:table-cell>
          <table:table-cell table:formula="of:=ROUNDUP(MAX((100-MAX([.AA$5]+[.$E$2]*MIN([.AX39];0);0))*INT(([.$K39]-MAX([.AX39];0))*[.$J39])/100;0);0)" office:value-type="float" office:value="2" calcext:value-type="float">
            <text:p>2</text:p>
          </table:table-cell>
          <table:table-cell table:formula="of:=ROUNDUP(MAX((100-MAX([.AB$5]+[.$E$2]*MIN([.AY39];0);0))*INT(([.$K39]-MAX([.AY39];0))*[.$J39])/100;0);0)" office:value-type="float" office:value="2" calcext:value-type="float">
            <text:p>2</text:p>
          </table:table-cell>
          <table:table-cell table:formula="of:=ROUNDUP(MAX((100-MAX([.AC$5]+[.$E$2]*MIN([.AZ39];0);0))*INT(([.$K39]-MAX([.AZ39];0))*[.$J39])/100;0);0)" office:value-type="float" office:value="0" calcext:value-type="float">
            <text:p>0</text:p>
          </table:table-cell>
          <table:table-cell table:number-columns-repeated="6"/>
          <table:table-cell table:formula="of:=FLOOR([.M$4]*IF([.$E39];0.2;1))-[.$G39]" office:value-type="float" office:value="-5" calcext:value-type="float">
            <text:p>-5</text:p>
          </table:table-cell>
          <table:table-cell table:formula="of:=FLOOR([.N$4]*IF([.$E39];0.2;1))-[.$G39]" office:value-type="float" office:value="-5" calcext:value-type="float">
            <text:p>-5</text:p>
          </table:table-cell>
          <table:table-cell table:formula="of:=FLOOR([.O$4]*IF([.$E39];0.2;1))-[.$G39]" office:value-type="float" office:value="-5" calcext:value-type="float">
            <text:p>-5</text:p>
          </table:table-cell>
          <table:table-cell table:formula="of:=FLOOR([.P$4]*IF([.$E39];0.2;1))-[.$G39]" office:value-type="float" office:value="-3" calcext:value-type="float">
            <text:p>-3</text:p>
          </table:table-cell>
          <table:table-cell table:formula="of:=FLOOR([.Q$4]*IF([.$E39];0.2;1))-[.$G39]" office:value-type="float" office:value="-3" calcext:value-type="float">
            <text:p>-3</text:p>
          </table:table-cell>
          <table:table-cell table:formula="of:=FLOOR([.R$4]*IF([.$E39];0.2;1))-[.$G39]" office:value-type="float" office:value="-3" calcext:value-type="float">
            <text:p>-3</text:p>
          </table:table-cell>
          <table:table-cell table:formula="of:=FLOOR([.S$4]*IF([.$E39];0.2;1))-[.$G39]" office:value-type="float" office:value="-1" calcext:value-type="float">
            <text:p>-1</text:p>
          </table:table-cell>
          <table:table-cell table:formula="of:=FLOOR([.T$4]*IF([.$E39];0.2;1))-[.$G39]" office:value-type="float" office:value="-1" calcext:value-type="float">
            <text:p>-1</text:p>
          </table:table-cell>
          <table:table-cell table:formula="of:=FLOOR([.U$4]*IF([.$E39];0.2;1))-[.$G39]" office:value-type="float" office:value="-1" calcext:value-type="float">
            <text:p>-1</text:p>
          </table:table-cell>
          <table:table-cell table:formula="of:=FLOOR([.V$4]*IF([.$E39];0.2;1))-[.$G39]" office:value-type="float" office:value="1" calcext:value-type="float">
            <text:p>1</text:p>
          </table:table-cell>
          <table:table-cell table:formula="of:=FLOOR([.W$4]*IF([.$E39];0.2;1))-[.$G39]" office:value-type="float" office:value="1" calcext:value-type="float">
            <text:p>1</text:p>
          </table:table-cell>
          <table:table-cell table:formula="of:=FLOOR([.X$4]*IF([.$E39];0.2;1))-[.$G39]" office:value-type="float" office:value="3" calcext:value-type="float">
            <text:p>3</text:p>
          </table:table-cell>
          <table:table-cell table:formula="of:=FLOOR([.Y$4]*IF([.$E39];0.2;1))-[.$G39]" office:value-type="float" office:value="5" calcext:value-type="float">
            <text:p>5</text:p>
          </table:table-cell>
          <table:table-cell table:formula="of:=FLOOR([.Z$4]*IF([.$E39];0.2;1))-[.$G39]" office:value-type="float" office:value="7" calcext:value-type="float">
            <text:p>7</text:p>
          </table:table-cell>
          <table:table-cell table:formula="of:=FLOOR([.AA$4]*IF([.$E39];0.2;1))-[.$G39]" office:value-type="float" office:value="9" calcext:value-type="float">
            <text:p>9</text:p>
          </table:table-cell>
          <table:table-cell table:formula="of:=FLOOR([.AB$4]*IF([.$E39];0.2;1))-[.$G39]" office:value-type="float" office:value="9" calcext:value-type="float">
            <text:p>9</text:p>
          </table:table-cell>
          <table:table-cell table:formula="of:=FLOOR([.AC$4]*IF([.$E39];0.2;1))-[.$G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hotshell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40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0];[$'EcCo ammo'.$A$6:$'EcCo ammo'.$A$37];[$'EcCo ammo'.H$6:$'EcCo ammo'.H$37]))" office:value-type="float" office:value="0" calcext:value-type="float">
            <text:p>0</text:p>
          </table:table-cell>
          <table:table-cell table:formula="of:=LOOKUP([.$B40];[$'EcCo ammo'.$A$6:$'EcCo ammo'.$A$37];[$'EcCo ammo'.I$6:$'EcCo ammo'.I$37])" office:value-type="float" office:value="1" calcext:value-type="float">
            <text:p>1</text:p>
          </table:table-cell>
          <table:table-cell table:formula="of:=LOOKUP([.$B40];[$'EcCo ammo'.$A$6:$'EcCo ammo'.$A$37];[$'EcCo ammo'.J$6:$'EcCo ammo'.J$37])" office:value-type="float" office:value="1" calcext:value-type="float">
            <text:p>1</text:p>
          </table:table-cell>
          <table:table-cell table:formula="of:=[.H40]/[.I40]" office:value-type="float" office:value="1" calcext:value-type="float">
            <text:p>1.00</text:p>
          </table:table-cell>
          <table:table-cell table:formula="of:=ROUND(AVERAGE([.C40];[.D40]))" office:value-type="float" office:value="20" calcext:value-type="float">
            <text:p>20</text:p>
          </table:table-cell>
          <table:table-cell/>
          <table:table-cell table:formula="of:=ROUNDUP(MAX((100-MAX([.M$5]+[.$E$2]*MIN([.AJ40];0);0))*INT(([.$K40]-MAX([.AJ40];0))*[.$J40])/100;0);0)" office:value-type="float" office:value="20" calcext:value-type="float">
            <text:p>20</text:p>
          </table:table-cell>
          <table:table-cell table:formula="of:=ROUNDUP(MAX((100-MAX([.N$5]+[.$E$2]*MIN([.AK40];0);0))*INT(([.$K40]-MAX([.AK40];0))*[.$J40])/100;0);0)" office:value-type="float" office:value="18" calcext:value-type="float">
            <text:p>18</text:p>
          </table:table-cell>
          <table:table-cell table:formula="of:=ROUNDUP(MAX((100-MAX([.O$5]+[.$E$2]*MIN([.AL40];0);0))*INT(([.$K40]-MAX([.AL40];0))*[.$J40])/100;0);0)" office:value-type="float" office:value="16" calcext:value-type="float">
            <text:p>16</text:p>
          </table:table-cell>
          <table:table-cell table:formula="of:=ROUNDUP(MAX((100-MAX([.P$5]+[.$E$2]*MIN([.AM40];0);0))*INT(([.$K40]-MAX([.AM40];0))*[.$J40])/100;0);0)" office:value-type="float" office:value="14" calcext:value-type="float">
            <text:p>14</text:p>
          </table:table-cell>
          <table:table-cell table:formula="of:=ROUNDUP(MAX((100-MAX([.Q$5]+[.$E$2]*MIN([.AN40];0);0))*INT(([.$K40]-MAX([.AN40];0))*[.$J40])/100;0);0)" office:value-type="float" office:value="13" calcext:value-type="float">
            <text:p>13</text:p>
          </table:table-cell>
          <table:table-cell table:formula="of:=ROUNDUP(MAX((100-MAX([.R$5]+[.$E$2]*MIN([.AO40];0);0))*INT(([.$K40]-MAX([.AO40];0))*[.$J40])/100;0);0)" office:value-type="float" office:value="13" calcext:value-type="float">
            <text:p>13</text:p>
          </table:table-cell>
          <table:table-cell table:formula="of:=ROUNDUP(MAX((100-MAX([.S$5]+[.$E$2]*MIN([.AP40];0);0))*INT(([.$K40]-MAX([.AP40];0))*[.$J40])/100;0);0)" office:value-type="float" office:value="12" calcext:value-type="float">
            <text:p>12</text:p>
          </table:table-cell>
          <table:table-cell table:formula="of:=ROUNDUP(MAX((100-MAX([.T$5]+[.$E$2]*MIN([.AQ40];0);0))*INT(([.$K40]-MAX([.AQ40];0))*[.$J40])/100;0);0)" office:value-type="float" office:value="11" calcext:value-type="float">
            <text:p>11</text:p>
          </table:table-cell>
          <table:table-cell table:formula="of:=ROUNDUP(MAX((100-MAX([.U$5]+[.$E$2]*MIN([.AR40];0);0))*INT(([.$K40]-MAX([.AR40];0))*[.$J40])/100;0);0)" office:value-type="float" office:value="11" calcext:value-type="float">
            <text:p>11</text:p>
          </table:table-cell>
          <table:table-cell table:formula="of:=ROUNDUP(MAX((100-MAX([.V$5]+[.$E$2]*MIN([.AS40];0);0))*INT(([.$K40]-MAX([.AS40];0))*[.$J40])/100;0);0)" office:value-type="float" office:value="9" calcext:value-type="float">
            <text:p>9</text:p>
          </table:table-cell>
          <table:table-cell table:formula="of:=ROUNDUP(MAX((100-MAX([.W$5]+[.$E$2]*MIN([.AT40];0);0))*INT(([.$K40]-MAX([.AT40];0))*[.$J40])/100;0);0)" office:value-type="float" office:value="8" calcext:value-type="float">
            <text:p>8</text:p>
          </table:table-cell>
          <table:table-cell table:formula="of:=ROUNDUP(MAX((100-MAX([.X$5]+[.$E$2]*MIN([.AU40];0);0))*INT(([.$K40]-MAX([.AU40];0))*[.$J40])/100;0);0)" office:value-type="float" office:value="7" calcext:value-type="float">
            <text:p>7</text:p>
          </table:table-cell>
          <table:table-cell table:formula="of:=ROUNDUP(MAX((100-MAX([.Y$5]+[.$E$2]*MIN([.AV40];0);0))*INT(([.$K40]-MAX([.AV40];0))*[.$J40])/100;0);0)" office:value-type="float" office:value="5" calcext:value-type="float">
            <text:p>5</text:p>
          </table:table-cell>
          <table:table-cell table:formula="of:=ROUNDUP(MAX((100-MAX([.Z$5]+[.$E$2]*MIN([.AW40];0);0))*INT(([.$K40]-MAX([.AW40];0))*[.$J40])/100;0);0)" office:value-type="float" office:value="4" calcext:value-type="float">
            <text:p>4</text:p>
          </table:table-cell>
          <table:table-cell table:formula="of:=ROUNDUP(MAX((100-MAX([.AA$5]+[.$E$2]*MIN([.AX40];0);0))*INT(([.$K40]-MAX([.AX40];0))*[.$J40])/100;0);0)" office:value-type="float" office:value="3" calcext:value-type="float">
            <text:p>3</text:p>
          </table:table-cell>
          <table:table-cell table:formula="of:=ROUNDUP(MAX((100-MAX([.AB$5]+[.$E$2]*MIN([.AY40];0);0))*INT(([.$K40]-MAX([.AY40];0))*[.$J40])/100;0);0)" office:value-type="float" office:value="2" calcext:value-type="float">
            <text:p>2</text:p>
          </table:table-cell>
          <table:table-cell table:formula="of:=ROUNDUP(MAX((100-MAX([.AC$5]+[.$E$2]*MIN([.AZ40];0);0))*INT(([.$K40]-MAX([.AZ40];0))*[.$J40])/100;0);0)" office:value-type="float" office:value="0" calcext:value-type="float">
            <text:p>0</text:p>
          </table:table-cell>
          <table:table-cell table:number-columns-repeated="6"/>
          <table:table-cell table:formula="of:=FLOOR([.M$4]*IF([.$E40];0.2;1))-[.$G40]" office:value-type="float" office:value="0" calcext:value-type="float">
            <text:p>0</text:p>
          </table:table-cell>
          <table:table-cell table:formula="of:=FLOOR([.N$4]*IF([.$E40];0.2;1))-[.$G40]" office:value-type="float" office:value="0" calcext:value-type="float">
            <text:p>0</text:p>
          </table:table-cell>
          <table:table-cell table:formula="of:=FLOOR([.O$4]*IF([.$E40];0.2;1))-[.$G40]" office:value-type="float" office:value="0" calcext:value-type="float">
            <text:p>0</text:p>
          </table:table-cell>
          <table:table-cell table:formula="of:=FLOOR([.P$4]*IF([.$E40];0.2;1))-[.$G40]" office:value-type="float" office:value="2" calcext:value-type="float">
            <text:p>2</text:p>
          </table:table-cell>
          <table:table-cell table:formula="of:=FLOOR([.Q$4]*IF([.$E40];0.2;1))-[.$G40]" office:value-type="float" office:value="2" calcext:value-type="float">
            <text:p>2</text:p>
          </table:table-cell>
          <table:table-cell table:formula="of:=FLOOR([.R$4]*IF([.$E40];0.2;1))-[.$G40]" office:value-type="float" office:value="2" calcext:value-type="float">
            <text:p>2</text:p>
          </table:table-cell>
          <table:table-cell table:formula="of:=FLOOR([.S$4]*IF([.$E40];0.2;1))-[.$G40]" office:value-type="float" office:value="4" calcext:value-type="float">
            <text:p>4</text:p>
          </table:table-cell>
          <table:table-cell table:formula="of:=FLOOR([.T$4]*IF([.$E40];0.2;1))-[.$G40]" office:value-type="float" office:value="4" calcext:value-type="float">
            <text:p>4</text:p>
          </table:table-cell>
          <table:table-cell table:formula="of:=FLOOR([.U$4]*IF([.$E40];0.2;1))-[.$G40]" office:value-type="float" office:value="4" calcext:value-type="float">
            <text:p>4</text:p>
          </table:table-cell>
          <table:table-cell table:formula="of:=FLOOR([.V$4]*IF([.$E40];0.2;1))-[.$G40]" office:value-type="float" office:value="6" calcext:value-type="float">
            <text:p>6</text:p>
          </table:table-cell>
          <table:table-cell table:formula="of:=FLOOR([.W$4]*IF([.$E40];0.2;1))-[.$G40]" office:value-type="float" office:value="6" calcext:value-type="float">
            <text:p>6</text:p>
          </table:table-cell>
          <table:table-cell table:formula="of:=FLOOR([.X$4]*IF([.$E40];0.2;1))-[.$G40]" office:value-type="float" office:value="8" calcext:value-type="float">
            <text:p>8</text:p>
          </table:table-cell>
          <table:table-cell table:formula="of:=FLOOR([.Y$4]*IF([.$E40];0.2;1))-[.$G40]" office:value-type="float" office:value="10" calcext:value-type="float">
            <text:p>10</text:p>
          </table:table-cell>
          <table:table-cell table:formula="of:=FLOOR([.Z$4]*IF([.$E40];0.2;1))-[.$G40]" office:value-type="float" office:value="12" calcext:value-type="float">
            <text:p>12</text:p>
          </table:table-cell>
          <table:table-cell table:formula="of:=FLOOR([.AA$4]*IF([.$E40];0.2;1))-[.$G40]" office:value-type="float" office:value="14" calcext:value-type="float">
            <text:p>14</text:p>
          </table:table-cell>
          <table:table-cell table:formula="of:=FLOOR([.AB$4]*IF([.$E40];0.2;1))-[.$G40]" office:value-type="float" office:value="14" calcext:value-type="float">
            <text:p>14</text:p>
          </table:table-cell>
          <table:table-cell table:formula="of:=FLOOR([.AC$4]*IF([.$E40];0.2;1))-[.$G4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Slug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41];[$'EcCo ammo'.$A$6:$'EcCo ammo'.$A$37];[$'EcCo ammo'.F$6:$'EcCo ammo'.F$37])" office:value-type="float" office:value="0" calcext:value-type="float">
            <text:p>0</text:p>
          </table:table-cell>
          <table:table-cell table:formula="of:=FLOOR(LOOKUP([.$B41];[$'EcCo ammo'.$A$6:$'EcCo ammo'.$A$37];[$'EcCo ammo'.H$6:$'EcCo ammo'.H$37]))" office:value-type="float" office:value="8" calcext:value-type="float">
            <text:p>8</text:p>
          </table:table-cell>
          <table:table-cell table:formula="of:=LOOKUP([.$B41];[$'EcCo ammo'.$A$6:$'EcCo ammo'.$A$37];[$'EcCo ammo'.I$6:$'EcCo ammo'.I$37])" office:value-type="float" office:value="1" calcext:value-type="float">
            <text:p>1</text:p>
          </table:table-cell>
          <table:table-cell table:formula="of:=LOOKUP([.$B41];[$'EcCo ammo'.$A$6:$'EcCo ammo'.$A$37];[$'EcCo ammo'.J$6:$'EcCo ammo'.J$37])" office:value-type="float" office:value="1" calcext:value-type="float">
            <text:p>1</text:p>
          </table:table-cell>
          <table:table-cell table:formula="of:=[.H41]/[.I41]" office:value-type="float" office:value="1" calcext:value-type="float">
            <text:p>1.00</text:p>
          </table:table-cell>
          <table:table-cell table:formula="of:=ROUND(AVERAGE([.C41];[.D41]))" office:value-type="float" office:value="20" calcext:value-type="float">
            <text:p>20</text:p>
          </table:table-cell>
          <table:table-cell/>
          <table:table-cell table:formula="of:=ROUNDUP(MAX((100-MAX([.M$5]+[.$E$2]*MIN([.AJ41];0);0))*INT(([.$K41]-MAX([.AJ41];0))*[.$J41])/100;0);0)" office:value-type="float" office:value="20" calcext:value-type="float">
            <text:p>20</text:p>
          </table:table-cell>
          <table:table-cell table:formula="of:=ROUNDUP(MAX((100-MAX([.N$5]+[.$E$2]*MIN([.AK41];0);0))*INT(([.$K41]-MAX([.AK41];0))*[.$J41])/100;0);0)" office:value-type="float" office:value="20" calcext:value-type="float">
            <text:p>20</text:p>
          </table:table-cell>
          <table:table-cell table:formula="of:=ROUNDUP(MAX((100-MAX([.O$5]+[.$E$2]*MIN([.AL41];0);0))*INT(([.$K41]-MAX([.AL41];0))*[.$J41])/100;0);0)" office:value-type="float" office:value="20" calcext:value-type="float">
            <text:p>20</text:p>
          </table:table-cell>
          <table:table-cell table:formula="of:=ROUNDUP(MAX((100-MAX([.P$5]+[.$E$2]*MIN([.AM41];0);0))*INT(([.$K41]-MAX([.AM41];0))*[.$J41])/100;0);0)" office:value-type="float" office:value="20" calcext:value-type="float">
            <text:p>20</text:p>
          </table:table-cell>
          <table:table-cell table:formula="of:=ROUNDUP(MAX((100-MAX([.Q$5]+[.$E$2]*MIN([.AN41];0);0))*INT(([.$K41]-MAX([.AN41];0))*[.$J41])/100;0);0)" office:value-type="float" office:value="20" calcext:value-type="float">
            <text:p>20</text:p>
          </table:table-cell>
          <table:table-cell table:formula="of:=ROUNDUP(MAX((100-MAX([.R$5]+[.$E$2]*MIN([.AO41];0);0))*INT(([.$K41]-MAX([.AO41];0))*[.$J41])/100;0);0)" office:value-type="float" office:value="20" calcext:value-type="float">
            <text:p>20</text:p>
          </table:table-cell>
          <table:table-cell table:formula="of:=ROUNDUP(MAX((100-MAX([.S$5]+[.$E$2]*MIN([.AP41];0);0))*INT(([.$K41]-MAX([.AP41];0))*[.$J41])/100;0);0)" office:value-type="float" office:value="20" calcext:value-type="float">
            <text:p>20</text:p>
          </table:table-cell>
          <table:table-cell table:formula="of:=ROUNDUP(MAX((100-MAX([.T$5]+[.$E$2]*MIN([.AQ41];0);0))*INT(([.$K41]-MAX([.AQ41];0))*[.$J41])/100;0);0)" office:value-type="float" office:value="20" calcext:value-type="float">
            <text:p>20</text:p>
          </table:table-cell>
          <table:table-cell table:formula="of:=ROUNDUP(MAX((100-MAX([.U$5]+[.$E$2]*MIN([.AR41];0);0))*INT(([.$K41]-MAX([.AR41];0))*[.$J41])/100;0);0)" office:value-type="float" office:value="20" calcext:value-type="float">
            <text:p>20</text:p>
          </table:table-cell>
          <table:table-cell table:formula="of:=ROUNDUP(MAX((100-MAX([.V$5]+[.$E$2]*MIN([.AS41];0);0))*INT(([.$K41]-MAX([.AS41];0))*[.$J41])/100;0);0)" office:value-type="float" office:value="16" calcext:value-type="float">
            <text:p>16</text:p>
          </table:table-cell>
          <table:table-cell table:formula="of:=ROUNDUP(MAX((100-MAX([.W$5]+[.$E$2]*MIN([.AT41];0);0))*INT(([.$K41]-MAX([.AT41];0))*[.$J41])/100;0);0)" office:value-type="float" office:value="15" calcext:value-type="float">
            <text:p>15</text:p>
          </table:table-cell>
          <table:table-cell table:formula="of:=ROUNDUP(MAX((100-MAX([.X$5]+[.$E$2]*MIN([.AU41];0);0))*INT(([.$K41]-MAX([.AU41];0))*[.$J41])/100;0);0)" office:value-type="float" office:value="11" calcext:value-type="float">
            <text:p>11</text:p>
          </table:table-cell>
          <table:table-cell table:formula="of:=ROUNDUP(MAX((100-MAX([.Y$5]+[.$E$2]*MIN([.AV41];0);0))*INT(([.$K41]-MAX([.AV41];0))*[.$J41])/100;0);0)" office:value-type="float" office:value="9" calcext:value-type="float">
            <text:p>9</text:p>
          </table:table-cell>
          <table:table-cell table:formula="of:=ROUNDUP(MAX((100-MAX([.Z$5]+[.$E$2]*MIN([.AW41];0);0))*INT(([.$K41]-MAX([.AW41];0))*[.$J41])/100;0);0)" office:value-type="float" office:value="8" calcext:value-type="float">
            <text:p>8</text:p>
          </table:table-cell>
          <table:table-cell table:formula="of:=ROUNDUP(MAX((100-MAX([.AA$5]+[.$E$2]*MIN([.AX41];0);0))*INT(([.$K41]-MAX([.AX41];0))*[.$J41])/100;0);0)" office:value-type="float" office:value="5" calcext:value-type="float">
            <text:p>5</text:p>
          </table:table-cell>
          <table:table-cell table:formula="of:=ROUNDUP(MAX((100-MAX([.AB$5]+[.$E$2]*MIN([.AY41];0);0))*INT(([.$K41]-MAX([.AY41];0))*[.$J41])/100;0);0)" office:value-type="float" office:value="5" calcext:value-type="float">
            <text:p>5</text:p>
          </table:table-cell>
          <table:table-cell table:formula="of:=ROUNDUP(MAX((100-MAX([.AC$5]+[.$E$2]*MIN([.AZ41];0);0))*INT(([.$K41]-MAX([.AZ41];0))*[.$J41])/100;0);0)" office:value-type="float" office:value="3" calcext:value-type="float">
            <text:p>3</text:p>
          </table:table-cell>
          <table:table-cell table:number-columns-repeated="6"/>
          <table:table-cell table:formula="of:=FLOOR([.M$4]*IF([.$E41];0.2;1))-[.$G41]" office:value-type="float" office:value="-8" calcext:value-type="float">
            <text:p>-8</text:p>
          </table:table-cell>
          <table:table-cell table:formula="of:=FLOOR([.N$4]*IF([.$E41];0.2;1))-[.$G41]" office:value-type="float" office:value="-8" calcext:value-type="float">
            <text:p>-8</text:p>
          </table:table-cell>
          <table:table-cell table:formula="of:=FLOOR([.O$4]*IF([.$E41];0.2;1))-[.$G41]" office:value-type="float" office:value="-8" calcext:value-type="float">
            <text:p>-8</text:p>
          </table:table-cell>
          <table:table-cell table:formula="of:=FLOOR([.P$4]*IF([.$E41];0.2;1))-[.$G41]" office:value-type="float" office:value="-6" calcext:value-type="float">
            <text:p>-6</text:p>
          </table:table-cell>
          <table:table-cell table:formula="of:=FLOOR([.Q$4]*IF([.$E41];0.2;1))-[.$G41]" office:value-type="float" office:value="-6" calcext:value-type="float">
            <text:p>-6</text:p>
          </table:table-cell>
          <table:table-cell table:formula="of:=FLOOR([.R$4]*IF([.$E41];0.2;1))-[.$G41]" office:value-type="float" office:value="-6" calcext:value-type="float">
            <text:p>-6</text:p>
          </table:table-cell>
          <table:table-cell table:formula="of:=FLOOR([.S$4]*IF([.$E41];0.2;1))-[.$G41]" office:value-type="float" office:value="-4" calcext:value-type="float">
            <text:p>-4</text:p>
          </table:table-cell>
          <table:table-cell table:formula="of:=FLOOR([.T$4]*IF([.$E41];0.2;1))-[.$G41]" office:value-type="float" office:value="-4" calcext:value-type="float">
            <text:p>-4</text:p>
          </table:table-cell>
          <table:table-cell table:formula="of:=FLOOR([.U$4]*IF([.$E41];0.2;1))-[.$G41]" office:value-type="float" office:value="-4" calcext:value-type="float">
            <text:p>-4</text:p>
          </table:table-cell>
          <table:table-cell table:formula="of:=FLOOR([.V$4]*IF([.$E41];0.2;1))-[.$G41]" office:value-type="float" office:value="-2" calcext:value-type="float">
            <text:p>-2</text:p>
          </table:table-cell>
          <table:table-cell table:formula="of:=FLOOR([.W$4]*IF([.$E41];0.2;1))-[.$G41]" office:value-type="float" office:value="-2" calcext:value-type="float">
            <text:p>-2</text:p>
          </table:table-cell>
          <table:table-cell table:formula="of:=FLOOR([.X$4]*IF([.$E41];0.2;1))-[.$G41]" office:value-type="float" office:value="0" calcext:value-type="float">
            <text:p>0</text:p>
          </table:table-cell>
          <table:table-cell table:formula="of:=FLOOR([.Y$4]*IF([.$E41];0.2;1))-[.$G41]" office:value-type="float" office:value="2" calcext:value-type="float">
            <text:p>2</text:p>
          </table:table-cell>
          <table:table-cell table:formula="of:=FLOOR([.Z$4]*IF([.$E41];0.2;1))-[.$G41]" office:value-type="float" office:value="4" calcext:value-type="float">
            <text:p>4</text:p>
          </table:table-cell>
          <table:table-cell table:formula="of:=FLOOR([.AA$4]*IF([.$E41];0.2;1))-[.$G41]" office:value-type="float" office:value="6" calcext:value-type="float">
            <text:p>6</text:p>
          </table:table-cell>
          <table:table-cell table:formula="of:=FLOOR([.AB$4]*IF([.$E41];0.2;1))-[.$G41]" office:value-type="float" office:value="6" calcext:value-type="float">
            <text:p>6</text:p>
          </table:table-cell>
          <table:table-cell table:formula="of:=FLOOR([.AC$4]*IF([.$E41];0.2;1))-[.$G4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12 ga. Buckshot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LOOKUP([.$B4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2];[$'EcCo ammo'.$A$6:$'EcCo ammo'.$A$37];[$'EcCo ammo'.H$6:$'EcCo ammo'.H$37]))" office:value-type="float" office:value="2" calcext:value-type="float">
            <text:p>2</text:p>
          </table:table-cell>
          <table:table-cell table:formula="of:=LOOKUP([.$B42];[$'EcCo ammo'.$A$6:$'EcCo ammo'.$A$37];[$'EcCo ammo'.I$6:$'EcCo ammo'.I$37])" office:value-type="float" office:value="5" calcext:value-type="float">
            <text:p>5</text:p>
          </table:table-cell>
          <table:table-cell table:formula="of:=LOOKUP([.$B42];[$'EcCo ammo'.$A$6:$'EcCo ammo'.$A$37];[$'EcCo ammo'.J$6:$'EcCo ammo'.J$37])" office:value-type="float" office:value="4" calcext:value-type="float">
            <text:p>4</text:p>
          </table:table-cell>
          <table:table-cell table:formula="of:=[.H42]/[.I42]" office:value-type="float" office:value="1.25" calcext:value-type="float">
            <text:p>1.25</text:p>
          </table:table-cell>
          <table:table-cell table:formula="of:=ROUND(AVERAGE([.C42];[.D42]))" office:value-type="float" office:value="20" calcext:value-type="float">
            <text:p>20</text:p>
          </table:table-cell>
          <table:table-cell/>
          <table:table-cell table:formula="of:=ROUNDUP(MAX((100-MAX([.M$5]+[.$E$2]*MIN([.AJ42];0);0))*INT(([.$K42]-MAX([.AJ42];0))*[.$J42])/100;0);0)" office:value-type="float" office:value="25" calcext:value-type="float">
            <text:p>25</text:p>
          </table:table-cell>
          <table:table-cell table:formula="of:=ROUNDUP(MAX((100-MAX([.N$5]+[.$E$2]*MIN([.AK42];0);0))*INT(([.$K42]-MAX([.AK42];0))*[.$J42])/100;0);0)" office:value-type="float" office:value="25" calcext:value-type="float">
            <text:p>25</text:p>
          </table:table-cell>
          <table:table-cell table:formula="of:=ROUNDUP(MAX((100-MAX([.O$5]+[.$E$2]*MIN([.AL42];0);0))*INT(([.$K42]-MAX([.AL42];0))*[.$J42])/100;0);0)" office:value-type="float" office:value="25" calcext:value-type="float">
            <text:p>25</text:p>
          </table:table-cell>
          <table:table-cell table:formula="of:=ROUNDUP(MAX((100-MAX([.P$5]+[.$E$2]*MIN([.AM42];0);0))*INT(([.$K42]-MAX([.AM42];0))*[.$J42])/100;0);0)" office:value-type="float" office:value="19" calcext:value-type="float">
            <text:p>19</text:p>
          </table:table-cell>
          <table:table-cell table:formula="of:=ROUNDUP(MAX((100-MAX([.Q$5]+[.$E$2]*MIN([.AN42];0);0))*INT(([.$K42]-MAX([.AN42];0))*[.$J42])/100;0);0)" office:value-type="float" office:value="18" calcext:value-type="float">
            <text:p>18</text:p>
          </table:table-cell>
          <table:table-cell table:formula="of:=ROUNDUP(MAX((100-MAX([.R$5]+[.$E$2]*MIN([.AO42];0);0))*INT(([.$K42]-MAX([.AO42];0))*[.$J42])/100;0);0)" office:value-type="float" office:value="18" calcext:value-type="float">
            <text:p>18</text:p>
          </table:table-cell>
          <table:table-cell table:formula="of:=ROUNDUP(MAX((100-MAX([.S$5]+[.$E$2]*MIN([.AP42];0);0))*INT(([.$K42]-MAX([.AP42];0))*[.$J42])/100;0);0)" office:value-type="float" office:value="16" calcext:value-type="float">
            <text:p>16</text:p>
          </table:table-cell>
          <table:table-cell table:formula="of:=ROUNDUP(MAX((100-MAX([.T$5]+[.$E$2]*MIN([.AQ42];0);0))*INT(([.$K42]-MAX([.AQ42];0))*[.$J42])/100;0);0)" office:value-type="float" office:value="15" calcext:value-type="float">
            <text:p>15</text:p>
          </table:table-cell>
          <table:table-cell table:formula="of:=ROUNDUP(MAX((100-MAX([.U$5]+[.$E$2]*MIN([.AR42];0);0))*INT(([.$K42]-MAX([.AR42];0))*[.$J42])/100;0);0)" office:value-type="float" office:value="15" calcext:value-type="float">
            <text:p>15</text:p>
          </table:table-cell>
          <table:table-cell table:formula="of:=ROUNDUP(MAX((100-MAX([.V$5]+[.$E$2]*MIN([.AS42];0);0))*INT(([.$K42]-MAX([.AS42];0))*[.$J42])/100;0);0)" office:value-type="float" office:value="12" calcext:value-type="float">
            <text:p>12</text:p>
          </table:table-cell>
          <table:table-cell table:formula="of:=ROUNDUP(MAX((100-MAX([.W$5]+[.$E$2]*MIN([.AT42];0);0))*INT(([.$K42]-MAX([.AT42];0))*[.$J42])/100;0);0)" office:value-type="float" office:value="11" calcext:value-type="float">
            <text:p>11</text:p>
          </table:table-cell>
          <table:table-cell table:formula="of:=ROUNDUP(MAX((100-MAX([.X$5]+[.$E$2]*MIN([.AU42];0);0))*INT(([.$K42]-MAX([.AU42];0))*[.$J42])/100;0);0)" office:value-type="float" office:value="10" calcext:value-type="float">
            <text:p>10</text:p>
          </table:table-cell>
          <table:table-cell table:formula="of:=ROUNDUP(MAX((100-MAX([.Y$5]+[.$E$2]*MIN([.AV42];0);0))*INT(([.$K42]-MAX([.AV42];0))*[.$J42])/100;0);0)" office:value-type="float" office:value="8" calcext:value-type="float">
            <text:p>8</text:p>
          </table:table-cell>
          <table:table-cell table:formula="of:=ROUNDUP(MAX((100-MAX([.Z$5]+[.$E$2]*MIN([.AW42];0);0))*INT(([.$K42]-MAX([.AW42];0))*[.$J42])/100;0);0)" office:value-type="float" office:value="6" calcext:value-type="float">
            <text:p>6</text:p>
          </table:table-cell>
          <table:table-cell table:formula="of:=ROUNDUP(MAX((100-MAX([.AA$5]+[.$E$2]*MIN([.AX42];0);0))*INT(([.$K42]-MAX([.AX42];0))*[.$J42])/100;0);0)" office:value-type="float" office:value="4" calcext:value-type="float">
            <text:p>4</text:p>
          </table:table-cell>
          <table:table-cell table:formula="of:=ROUNDUP(MAX((100-MAX([.AB$5]+[.$E$2]*MIN([.AY42];0);0))*INT(([.$K42]-MAX([.AY42];0))*[.$J42])/100;0);0)" office:value-type="float" office:value="3" calcext:value-type="float">
            <text:p>3</text:p>
          </table:table-cell>
          <table:table-cell table:formula="of:=ROUNDUP(MAX((100-MAX([.AC$5]+[.$E$2]*MIN([.AZ42];0);0))*INT(([.$K42]-MAX([.AZ42];0))*[.$J42])/100;0);0)" office:value-type="float" office:value="1" calcext:value-type="float">
            <text:p>1</text:p>
          </table:table-cell>
          <table:table-cell table:number-columns-repeated="6"/>
          <table:table-cell table:formula="of:=FLOOR([.M$4]*IF([.$E42];0.2;1))-[.$G42]" office:value-type="float" office:value="-2" calcext:value-type="float">
            <text:p>-2</text:p>
          </table:table-cell>
          <table:table-cell table:formula="of:=FLOOR([.N$4]*IF([.$E42];0.2;1))-[.$G42]" office:value-type="float" office:value="-2" calcext:value-type="float">
            <text:p>-2</text:p>
          </table:table-cell>
          <table:table-cell table:formula="of:=FLOOR([.O$4]*IF([.$E42];0.2;1))-[.$G42]" office:value-type="float" office:value="-2" calcext:value-type="float">
            <text:p>-2</text:p>
          </table:table-cell>
          <table:table-cell table:formula="of:=FLOOR([.P$4]*IF([.$E42];0.2;1))-[.$G42]" office:value-type="float" office:value="0" calcext:value-type="float">
            <text:p>0</text:p>
          </table:table-cell>
          <table:table-cell table:formula="of:=FLOOR([.Q$4]*IF([.$E42];0.2;1))-[.$G42]" office:value-type="float" office:value="0" calcext:value-type="float">
            <text:p>0</text:p>
          </table:table-cell>
          <table:table-cell table:formula="of:=FLOOR([.R$4]*IF([.$E42];0.2;1))-[.$G42]" office:value-type="float" office:value="0" calcext:value-type="float">
            <text:p>0</text:p>
          </table:table-cell>
          <table:table-cell table:formula="of:=FLOOR([.S$4]*IF([.$E42];0.2;1))-[.$G42]" office:value-type="float" office:value="2" calcext:value-type="float">
            <text:p>2</text:p>
          </table:table-cell>
          <table:table-cell table:formula="of:=FLOOR([.T$4]*IF([.$E42];0.2;1))-[.$G42]" office:value-type="float" office:value="2" calcext:value-type="float">
            <text:p>2</text:p>
          </table:table-cell>
          <table:table-cell table:formula="of:=FLOOR([.U$4]*IF([.$E42];0.2;1))-[.$G42]" office:value-type="float" office:value="2" calcext:value-type="float">
            <text:p>2</text:p>
          </table:table-cell>
          <table:table-cell table:formula="of:=FLOOR([.V$4]*IF([.$E42];0.2;1))-[.$G42]" office:value-type="float" office:value="4" calcext:value-type="float">
            <text:p>4</text:p>
          </table:table-cell>
          <table:table-cell table:formula="of:=FLOOR([.W$4]*IF([.$E42];0.2;1))-[.$G42]" office:value-type="float" office:value="4" calcext:value-type="float">
            <text:p>4</text:p>
          </table:table-cell>
          <table:table-cell table:formula="of:=FLOOR([.X$4]*IF([.$E42];0.2;1))-[.$G42]" office:value-type="float" office:value="6" calcext:value-type="float">
            <text:p>6</text:p>
          </table:table-cell>
          <table:table-cell table:formula="of:=FLOOR([.Y$4]*IF([.$E42];0.2;1))-[.$G42]" office:value-type="float" office:value="8" calcext:value-type="float">
            <text:p>8</text:p>
          </table:table-cell>
          <table:table-cell table:formula="of:=FLOOR([.Z$4]*IF([.$E42];0.2;1))-[.$G42]" office:value-type="float" office:value="10" calcext:value-type="float">
            <text:p>10</text:p>
          </table:table-cell>
          <table:table-cell table:formula="of:=FLOOR([.AA$4]*IF([.$E42];0.2;1))-[.$G42]" office:value-type="float" office:value="12" calcext:value-type="float">
            <text:p>12</text:p>
          </table:table-cell>
          <table:table-cell table:formula="of:=FLOOR([.AB$4]*IF([.$E42];0.2;1))-[.$G42]" office:value-type="float" office:value="12" calcext:value-type="float">
            <text:p>12</text:p>
          </table:table-cell>
          <table:table-cell table:formula="of:=FLOOR([.AC$4]*IF([.$E42];0.2;1))-[.$G42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hotshell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3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3];[$'EcCo ammo'.$A$6:$'EcCo ammo'.$A$37];[$'EcCo ammo'.H$6:$'EcCo ammo'.H$37]))" office:value-type="float" office:value="0" calcext:value-type="float">
            <text:p>0</text:p>
          </table:table-cell>
          <table:table-cell table:formula="of:=LOOKUP([.$B43];[$'EcCo ammo'.$A$6:$'EcCo ammo'.$A$37];[$'EcCo ammo'.I$6:$'EcCo ammo'.I$37])" office:value-type="float" office:value="1" calcext:value-type="float">
            <text:p>1</text:p>
          </table:table-cell>
          <table:table-cell table:formula="of:=LOOKUP([.$B43];[$'EcCo ammo'.$A$6:$'EcCo ammo'.$A$37];[$'EcCo ammo'.J$6:$'EcCo ammo'.J$37])" office:value-type="float" office:value="1" calcext:value-type="float">
            <text:p>1</text:p>
          </table:table-cell>
          <table:table-cell table:formula="of:=[.H43]/[.I43]" office:value-type="float" office:value="1" calcext:value-type="float">
            <text:p>1.00</text:p>
          </table:table-cell>
          <table:table-cell table:formula="of:=ROUND(AVERAGE([.C43];[.D43]))" office:value-type="float" office:value="20" calcext:value-type="float">
            <text:p>20</text:p>
          </table:table-cell>
          <table:table-cell/>
          <table:table-cell table:formula="of:=ROUNDUP(MAX((100-MAX([.M$5]+[.$E$2]*MIN([.AJ43];0);0))*INT(([.$K43]-MAX([.AJ43];0))*[.$J43])/100;0);0)" office:value-type="float" office:value="20" calcext:value-type="float">
            <text:p>20</text:p>
          </table:table-cell>
          <table:table-cell table:formula="of:=ROUNDUP(MAX((100-MAX([.N$5]+[.$E$2]*MIN([.AK43];0);0))*INT(([.$K43]-MAX([.AK43];0))*[.$J43])/100;0);0)" office:value-type="float" office:value="18" calcext:value-type="float">
            <text:p>18</text:p>
          </table:table-cell>
          <table:table-cell table:formula="of:=ROUNDUP(MAX((100-MAX([.O$5]+[.$E$2]*MIN([.AL43];0);0))*INT(([.$K43]-MAX([.AL43];0))*[.$J43])/100;0);0)" office:value-type="float" office:value="16" calcext:value-type="float">
            <text:p>16</text:p>
          </table:table-cell>
          <table:table-cell table:formula="of:=ROUNDUP(MAX((100-MAX([.P$5]+[.$E$2]*MIN([.AM43];0);0))*INT(([.$K43]-MAX([.AM43];0))*[.$J43])/100;0);0)" office:value-type="float" office:value="14" calcext:value-type="float">
            <text:p>14</text:p>
          </table:table-cell>
          <table:table-cell table:formula="of:=ROUNDUP(MAX((100-MAX([.Q$5]+[.$E$2]*MIN([.AN43];0);0))*INT(([.$K43]-MAX([.AN43];0))*[.$J43])/100;0);0)" office:value-type="float" office:value="13" calcext:value-type="float">
            <text:p>13</text:p>
          </table:table-cell>
          <table:table-cell table:formula="of:=ROUNDUP(MAX((100-MAX([.R$5]+[.$E$2]*MIN([.AO43];0);0))*INT(([.$K43]-MAX([.AO43];0))*[.$J43])/100;0);0)" office:value-type="float" office:value="13" calcext:value-type="float">
            <text:p>13</text:p>
          </table:table-cell>
          <table:table-cell table:formula="of:=ROUNDUP(MAX((100-MAX([.S$5]+[.$E$2]*MIN([.AP43];0);0))*INT(([.$K43]-MAX([.AP43];0))*[.$J43])/100;0);0)" office:value-type="float" office:value="12" calcext:value-type="float">
            <text:p>12</text:p>
          </table:table-cell>
          <table:table-cell table:formula="of:=ROUNDUP(MAX((100-MAX([.T$5]+[.$E$2]*MIN([.AQ43];0);0))*INT(([.$K43]-MAX([.AQ43];0))*[.$J43])/100;0);0)" office:value-type="float" office:value="11" calcext:value-type="float">
            <text:p>11</text:p>
          </table:table-cell>
          <table:table-cell table:formula="of:=ROUNDUP(MAX((100-MAX([.U$5]+[.$E$2]*MIN([.AR43];0);0))*INT(([.$K43]-MAX([.AR43];0))*[.$J43])/100;0);0)" office:value-type="float" office:value="11" calcext:value-type="float">
            <text:p>11</text:p>
          </table:table-cell>
          <table:table-cell table:formula="of:=ROUNDUP(MAX((100-MAX([.V$5]+[.$E$2]*MIN([.AS43];0);0))*INT(([.$K43]-MAX([.AS43];0))*[.$J43])/100;0);0)" office:value-type="float" office:value="9" calcext:value-type="float">
            <text:p>9</text:p>
          </table:table-cell>
          <table:table-cell table:formula="of:=ROUNDUP(MAX((100-MAX([.W$5]+[.$E$2]*MIN([.AT43];0);0))*INT(([.$K43]-MAX([.AT43];0))*[.$J43])/100;0);0)" office:value-type="float" office:value="8" calcext:value-type="float">
            <text:p>8</text:p>
          </table:table-cell>
          <table:table-cell table:formula="of:=ROUNDUP(MAX((100-MAX([.X$5]+[.$E$2]*MIN([.AU43];0);0))*INT(([.$K43]-MAX([.AU43];0))*[.$J43])/100;0);0)" office:value-type="float" office:value="7" calcext:value-type="float">
            <text:p>7</text:p>
          </table:table-cell>
          <table:table-cell table:formula="of:=ROUNDUP(MAX((100-MAX([.Y$5]+[.$E$2]*MIN([.AV43];0);0))*INT(([.$K43]-MAX([.AV43];0))*[.$J43])/100;0);0)" office:value-type="float" office:value="5" calcext:value-type="float">
            <text:p>5</text:p>
          </table:table-cell>
          <table:table-cell table:formula="of:=ROUNDUP(MAX((100-MAX([.Z$5]+[.$E$2]*MIN([.AW43];0);0))*INT(([.$K43]-MAX([.AW43];0))*[.$J43])/100;0);0)" office:value-type="float" office:value="4" calcext:value-type="float">
            <text:p>4</text:p>
          </table:table-cell>
          <table:table-cell table:formula="of:=ROUNDUP(MAX((100-MAX([.AA$5]+[.$E$2]*MIN([.AX43];0);0))*INT(([.$K43]-MAX([.AX43];0))*[.$J43])/100;0);0)" office:value-type="float" office:value="3" calcext:value-type="float">
            <text:p>3</text:p>
          </table:table-cell>
          <table:table-cell table:formula="of:=ROUNDUP(MAX((100-MAX([.AB$5]+[.$E$2]*MIN([.AY43];0);0))*INT(([.$K43]-MAX([.AY43];0))*[.$J43])/100;0);0)" office:value-type="float" office:value="2" calcext:value-type="float">
            <text:p>2</text:p>
          </table:table-cell>
          <table:table-cell table:formula="of:=ROUNDUP(MAX((100-MAX([.AC$5]+[.$E$2]*MIN([.AZ43];0);0))*INT(([.$K43]-MAX([.AZ43];0))*[.$J43])/100;0);0)" office:value-type="float" office:value="0" calcext:value-type="float">
            <text:p>0</text:p>
          </table:table-cell>
          <table:table-cell table:number-columns-repeated="6"/>
          <table:table-cell table:formula="of:=FLOOR([.M$4]*IF([.$E43];0.2;1))-[.$G43]" office:value-type="float" office:value="0" calcext:value-type="float">
            <text:p>0</text:p>
          </table:table-cell>
          <table:table-cell table:formula="of:=FLOOR([.N$4]*IF([.$E43];0.2;1))-[.$G43]" office:value-type="float" office:value="0" calcext:value-type="float">
            <text:p>0</text:p>
          </table:table-cell>
          <table:table-cell table:formula="of:=FLOOR([.O$4]*IF([.$E43];0.2;1))-[.$G43]" office:value-type="float" office:value="0" calcext:value-type="float">
            <text:p>0</text:p>
          </table:table-cell>
          <table:table-cell table:formula="of:=FLOOR([.P$4]*IF([.$E43];0.2;1))-[.$G43]" office:value-type="float" office:value="2" calcext:value-type="float">
            <text:p>2</text:p>
          </table:table-cell>
          <table:table-cell table:formula="of:=FLOOR([.Q$4]*IF([.$E43];0.2;1))-[.$G43]" office:value-type="float" office:value="2" calcext:value-type="float">
            <text:p>2</text:p>
          </table:table-cell>
          <table:table-cell table:formula="of:=FLOOR([.R$4]*IF([.$E43];0.2;1))-[.$G43]" office:value-type="float" office:value="2" calcext:value-type="float">
            <text:p>2</text:p>
          </table:table-cell>
          <table:table-cell table:formula="of:=FLOOR([.S$4]*IF([.$E43];0.2;1))-[.$G43]" office:value-type="float" office:value="4" calcext:value-type="float">
            <text:p>4</text:p>
          </table:table-cell>
          <table:table-cell table:formula="of:=FLOOR([.T$4]*IF([.$E43];0.2;1))-[.$G43]" office:value-type="float" office:value="4" calcext:value-type="float">
            <text:p>4</text:p>
          </table:table-cell>
          <table:table-cell table:formula="of:=FLOOR([.U$4]*IF([.$E43];0.2;1))-[.$G43]" office:value-type="float" office:value="4" calcext:value-type="float">
            <text:p>4</text:p>
          </table:table-cell>
          <table:table-cell table:formula="of:=FLOOR([.V$4]*IF([.$E43];0.2;1))-[.$G43]" office:value-type="float" office:value="6" calcext:value-type="float">
            <text:p>6</text:p>
          </table:table-cell>
          <table:table-cell table:formula="of:=FLOOR([.W$4]*IF([.$E43];0.2;1))-[.$G43]" office:value-type="float" office:value="6" calcext:value-type="float">
            <text:p>6</text:p>
          </table:table-cell>
          <table:table-cell table:formula="of:=FLOOR([.X$4]*IF([.$E43];0.2;1))-[.$G43]" office:value-type="float" office:value="8" calcext:value-type="float">
            <text:p>8</text:p>
          </table:table-cell>
          <table:table-cell table:formula="of:=FLOOR([.Y$4]*IF([.$E43];0.2;1))-[.$G43]" office:value-type="float" office:value="10" calcext:value-type="float">
            <text:p>10</text:p>
          </table:table-cell>
          <table:table-cell table:formula="of:=FLOOR([.Z$4]*IF([.$E43];0.2;1))-[.$G43]" office:value-type="float" office:value="12" calcext:value-type="float">
            <text:p>12</text:p>
          </table:table-cell>
          <table:table-cell table:formula="of:=FLOOR([.AA$4]*IF([.$E43];0.2;1))-[.$G43]" office:value-type="float" office:value="14" calcext:value-type="float">
            <text:p>14</text:p>
          </table:table-cell>
          <table:table-cell table:formula="of:=FLOOR([.AB$4]*IF([.$E43];0.2;1))-[.$G43]" office:value-type="float" office:value="14" calcext:value-type="float">
            <text:p>14</text:p>
          </table:table-cell>
          <table:table-cell table:formula="of:=FLOOR([.AC$4]*IF([.$E43];0.2;1))-[.$G4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Slug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4];[$'EcCo ammo'.$A$6:$'EcCo ammo'.$A$37];[$'EcCo ammo'.F$6:$'EcCo ammo'.F$37])" office:value-type="float" office:value="0" calcext:value-type="float">
            <text:p>0</text:p>
          </table:table-cell>
          <table:table-cell table:formula="of:=FLOOR(LOOKUP([.$B44];[$'EcCo ammo'.$A$6:$'EcCo ammo'.$A$37];[$'EcCo ammo'.H$6:$'EcCo ammo'.H$37]))" office:value-type="float" office:value="8" calcext:value-type="float">
            <text:p>8</text:p>
          </table:table-cell>
          <table:table-cell table:formula="of:=LOOKUP([.$B44];[$'EcCo ammo'.$A$6:$'EcCo ammo'.$A$37];[$'EcCo ammo'.I$6:$'EcCo ammo'.I$37])" office:value-type="float" office:value="1" calcext:value-type="float">
            <text:p>1</text:p>
          </table:table-cell>
          <table:table-cell table:formula="of:=LOOKUP([.$B44];[$'EcCo ammo'.$A$6:$'EcCo ammo'.$A$37];[$'EcCo ammo'.J$6:$'EcCo ammo'.J$37])" office:value-type="float" office:value="1" calcext:value-type="float">
            <text:p>1</text:p>
          </table:table-cell>
          <table:table-cell table:formula="of:=[.H44]/[.I44]" office:value-type="float" office:value="1" calcext:value-type="float">
            <text:p>1.00</text:p>
          </table:table-cell>
          <table:table-cell table:formula="of:=ROUND(AVERAGE([.C44];[.D44]))" office:value-type="float" office:value="20" calcext:value-type="float">
            <text:p>20</text:p>
          </table:table-cell>
          <table:table-cell/>
          <table:table-cell table:formula="of:=ROUNDUP(MAX((100-MAX([.M$5]+[.$E$2]*MIN([.AJ44];0);0))*INT(([.$K44]-MAX([.AJ44];0))*[.$J44])/100;0);0)" office:value-type="float" office:value="20" calcext:value-type="float">
            <text:p>20</text:p>
          </table:table-cell>
          <table:table-cell table:formula="of:=ROUNDUP(MAX((100-MAX([.N$5]+[.$E$2]*MIN([.AK44];0);0))*INT(([.$K44]-MAX([.AK44];0))*[.$J44])/100;0);0)" office:value-type="float" office:value="20" calcext:value-type="float">
            <text:p>20</text:p>
          </table:table-cell>
          <table:table-cell table:formula="of:=ROUNDUP(MAX((100-MAX([.O$5]+[.$E$2]*MIN([.AL44];0);0))*INT(([.$K44]-MAX([.AL44];0))*[.$J44])/100;0);0)" office:value-type="float" office:value="20" calcext:value-type="float">
            <text:p>20</text:p>
          </table:table-cell>
          <table:table-cell table:formula="of:=ROUNDUP(MAX((100-MAX([.P$5]+[.$E$2]*MIN([.AM44];0);0))*INT(([.$K44]-MAX([.AM44];0))*[.$J44])/100;0);0)" office:value-type="float" office:value="20" calcext:value-type="float">
            <text:p>20</text:p>
          </table:table-cell>
          <table:table-cell table:formula="of:=ROUNDUP(MAX((100-MAX([.Q$5]+[.$E$2]*MIN([.AN44];0);0))*INT(([.$K44]-MAX([.AN44];0))*[.$J44])/100;0);0)" office:value-type="float" office:value="20" calcext:value-type="float">
            <text:p>20</text:p>
          </table:table-cell>
          <table:table-cell table:formula="of:=ROUNDUP(MAX((100-MAX([.R$5]+[.$E$2]*MIN([.AO44];0);0))*INT(([.$K44]-MAX([.AO44];0))*[.$J44])/100;0);0)" office:value-type="float" office:value="20" calcext:value-type="float">
            <text:p>20</text:p>
          </table:table-cell>
          <table:table-cell table:formula="of:=ROUNDUP(MAX((100-MAX([.S$5]+[.$E$2]*MIN([.AP44];0);0))*INT(([.$K44]-MAX([.AP44];0))*[.$J44])/100;0);0)" office:value-type="float" office:value="20" calcext:value-type="float">
            <text:p>20</text:p>
          </table:table-cell>
          <table:table-cell table:formula="of:=ROUNDUP(MAX((100-MAX([.T$5]+[.$E$2]*MIN([.AQ44];0);0))*INT(([.$K44]-MAX([.AQ44];0))*[.$J44])/100;0);0)" office:value-type="float" office:value="20" calcext:value-type="float">
            <text:p>20</text:p>
          </table:table-cell>
          <table:table-cell table:formula="of:=ROUNDUP(MAX((100-MAX([.U$5]+[.$E$2]*MIN([.AR44];0);0))*INT(([.$K44]-MAX([.AR44];0))*[.$J44])/100;0);0)" office:value-type="float" office:value="20" calcext:value-type="float">
            <text:p>20</text:p>
          </table:table-cell>
          <table:table-cell table:formula="of:=ROUNDUP(MAX((100-MAX([.V$5]+[.$E$2]*MIN([.AS44];0);0))*INT(([.$K44]-MAX([.AS44];0))*[.$J44])/100;0);0)" office:value-type="float" office:value="16" calcext:value-type="float">
            <text:p>16</text:p>
          </table:table-cell>
          <table:table-cell table:formula="of:=ROUNDUP(MAX((100-MAX([.W$5]+[.$E$2]*MIN([.AT44];0);0))*INT(([.$K44]-MAX([.AT44];0))*[.$J44])/100;0);0)" office:value-type="float" office:value="15" calcext:value-type="float">
            <text:p>15</text:p>
          </table:table-cell>
          <table:table-cell table:formula="of:=ROUNDUP(MAX((100-MAX([.X$5]+[.$E$2]*MIN([.AU44];0);0))*INT(([.$K44]-MAX([.AU44];0))*[.$J44])/100;0);0)" office:value-type="float" office:value="11" calcext:value-type="float">
            <text:p>11</text:p>
          </table:table-cell>
          <table:table-cell table:formula="of:=ROUNDUP(MAX((100-MAX([.Y$5]+[.$E$2]*MIN([.AV44];0);0))*INT(([.$K44]-MAX([.AV44];0))*[.$J44])/100;0);0)" office:value-type="float" office:value="9" calcext:value-type="float">
            <text:p>9</text:p>
          </table:table-cell>
          <table:table-cell table:formula="of:=ROUNDUP(MAX((100-MAX([.Z$5]+[.$E$2]*MIN([.AW44];0);0))*INT(([.$K44]-MAX([.AW44];0))*[.$J44])/100;0);0)" office:value-type="float" office:value="8" calcext:value-type="float">
            <text:p>8</text:p>
          </table:table-cell>
          <table:table-cell table:formula="of:=ROUNDUP(MAX((100-MAX([.AA$5]+[.$E$2]*MIN([.AX44];0);0))*INT(([.$K44]-MAX([.AX44];0))*[.$J44])/100;0);0)" office:value-type="float" office:value="5" calcext:value-type="float">
            <text:p>5</text:p>
          </table:table-cell>
          <table:table-cell table:formula="of:=ROUNDUP(MAX((100-MAX([.AB$5]+[.$E$2]*MIN([.AY44];0);0))*INT(([.$K44]-MAX([.AY44];0))*[.$J44])/100;0);0)" office:value-type="float" office:value="5" calcext:value-type="float">
            <text:p>5</text:p>
          </table:table-cell>
          <table:table-cell table:formula="of:=ROUNDUP(MAX((100-MAX([.AC$5]+[.$E$2]*MIN([.AZ44];0);0))*INT(([.$K44]-MAX([.AZ44];0))*[.$J44])/100;0);0)" office:value-type="float" office:value="3" calcext:value-type="float">
            <text:p>3</text:p>
          </table:table-cell>
          <table:table-cell table:number-columns-repeated="6"/>
          <table:table-cell table:formula="of:=FLOOR([.M$4]*IF([.$E44];0.2;1))-[.$G44]" office:value-type="float" office:value="-8" calcext:value-type="float">
            <text:p>-8</text:p>
          </table:table-cell>
          <table:table-cell table:formula="of:=FLOOR([.N$4]*IF([.$E44];0.2;1))-[.$G44]" office:value-type="float" office:value="-8" calcext:value-type="float">
            <text:p>-8</text:p>
          </table:table-cell>
          <table:table-cell table:formula="of:=FLOOR([.O$4]*IF([.$E44];0.2;1))-[.$G44]" office:value-type="float" office:value="-8" calcext:value-type="float">
            <text:p>-8</text:p>
          </table:table-cell>
          <table:table-cell table:formula="of:=FLOOR([.P$4]*IF([.$E44];0.2;1))-[.$G44]" office:value-type="float" office:value="-6" calcext:value-type="float">
            <text:p>-6</text:p>
          </table:table-cell>
          <table:table-cell table:formula="of:=FLOOR([.Q$4]*IF([.$E44];0.2;1))-[.$G44]" office:value-type="float" office:value="-6" calcext:value-type="float">
            <text:p>-6</text:p>
          </table:table-cell>
          <table:table-cell table:formula="of:=FLOOR([.R$4]*IF([.$E44];0.2;1))-[.$G44]" office:value-type="float" office:value="-6" calcext:value-type="float">
            <text:p>-6</text:p>
          </table:table-cell>
          <table:table-cell table:formula="of:=FLOOR([.S$4]*IF([.$E44];0.2;1))-[.$G44]" office:value-type="float" office:value="-4" calcext:value-type="float">
            <text:p>-4</text:p>
          </table:table-cell>
          <table:table-cell table:formula="of:=FLOOR([.T$4]*IF([.$E44];0.2;1))-[.$G44]" office:value-type="float" office:value="-4" calcext:value-type="float">
            <text:p>-4</text:p>
          </table:table-cell>
          <table:table-cell table:formula="of:=FLOOR([.U$4]*IF([.$E44];0.2;1))-[.$G44]" office:value-type="float" office:value="-4" calcext:value-type="float">
            <text:p>-4</text:p>
          </table:table-cell>
          <table:table-cell table:formula="of:=FLOOR([.V$4]*IF([.$E44];0.2;1))-[.$G44]" office:value-type="float" office:value="-2" calcext:value-type="float">
            <text:p>-2</text:p>
          </table:table-cell>
          <table:table-cell table:formula="of:=FLOOR([.W$4]*IF([.$E44];0.2;1))-[.$G44]" office:value-type="float" office:value="-2" calcext:value-type="float">
            <text:p>-2</text:p>
          </table:table-cell>
          <table:table-cell table:formula="of:=FLOOR([.X$4]*IF([.$E44];0.2;1))-[.$G44]" office:value-type="float" office:value="0" calcext:value-type="float">
            <text:p>0</text:p>
          </table:table-cell>
          <table:table-cell table:formula="of:=FLOOR([.Y$4]*IF([.$E44];0.2;1))-[.$G44]" office:value-type="float" office:value="2" calcext:value-type="float">
            <text:p>2</text:p>
          </table:table-cell>
          <table:table-cell table:formula="of:=FLOOR([.Z$4]*IF([.$E44];0.2;1))-[.$G44]" office:value-type="float" office:value="4" calcext:value-type="float">
            <text:p>4</text:p>
          </table:table-cell>
          <table:table-cell table:formula="of:=FLOOR([.AA$4]*IF([.$E44];0.2;1))-[.$G44]" office:value-type="float" office:value="6" calcext:value-type="float">
            <text:p>6</text:p>
          </table:table-cell>
          <table:table-cell table:formula="of:=FLOOR([.AB$4]*IF([.$E44];0.2;1))-[.$G44]" office:value-type="float" office:value="6" calcext:value-type="float">
            <text:p>6</text:p>
          </table:table-cell>
          <table:table-cell table:formula="of:=FLOOR([.AC$4]*IF([.$E44];0.2;1))-[.$G44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ed-Off Shotgun</text:p>
          </table:table-cell>
          <table:table-cell office:value-type="string" calcext:value-type="string">
            <text:p>12 ga. Bucksho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4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5];[$'EcCo ammo'.$A$6:$'EcCo ammo'.$A$37];[$'EcCo ammo'.H$6:$'EcCo ammo'.H$37]))" office:value-type="float" office:value="2" calcext:value-type="float">
            <text:p>2</text:p>
          </table:table-cell>
          <table:table-cell table:formula="of:=LOOKUP([.$B45];[$'EcCo ammo'.$A$6:$'EcCo ammo'.$A$37];[$'EcCo ammo'.I$6:$'EcCo ammo'.I$37])" office:value-type="float" office:value="5" calcext:value-type="float">
            <text:p>5</text:p>
          </table:table-cell>
          <table:table-cell table:formula="of:=LOOKUP([.$B45];[$'EcCo ammo'.$A$6:$'EcCo ammo'.$A$37];[$'EcCo ammo'.J$6:$'EcCo ammo'.J$37])" office:value-type="float" office:value="4" calcext:value-type="float">
            <text:p>4</text:p>
          </table:table-cell>
          <table:table-cell table:formula="of:=[.H45]/[.I45]" office:value-type="float" office:value="1.25" calcext:value-type="float">
            <text:p>1.25</text:p>
          </table:table-cell>
          <table:table-cell table:formula="of:=ROUND(AVERAGE([.C45];[.D45]))" office:value-type="float" office:value="20" calcext:value-type="float">
            <text:p>20</text:p>
          </table:table-cell>
          <table:table-cell/>
          <table:table-cell table:formula="of:=ROUNDUP(MAX((100-MAX([.M$5]+[.$E$2]*MIN([.AJ45];0);0))*INT(([.$K45]-MAX([.AJ45];0))*[.$J45])/100;0);0)" office:value-type="float" office:value="25" calcext:value-type="float">
            <text:p>25</text:p>
          </table:table-cell>
          <table:table-cell table:formula="of:=ROUNDUP(MAX((100-MAX([.N$5]+[.$E$2]*MIN([.AK45];0);0))*INT(([.$K45]-MAX([.AK45];0))*[.$J45])/100;0);0)" office:value-type="float" office:value="25" calcext:value-type="float">
            <text:p>25</text:p>
          </table:table-cell>
          <table:table-cell table:formula="of:=ROUNDUP(MAX((100-MAX([.O$5]+[.$E$2]*MIN([.AL45];0);0))*INT(([.$K45]-MAX([.AL45];0))*[.$J45])/100;0);0)" office:value-type="float" office:value="25" calcext:value-type="float">
            <text:p>25</text:p>
          </table:table-cell>
          <table:table-cell table:formula="of:=ROUNDUP(MAX((100-MAX([.P$5]+[.$E$2]*MIN([.AM45];0);0))*INT(([.$K45]-MAX([.AM45];0))*[.$J45])/100;0);0)" office:value-type="float" office:value="19" calcext:value-type="float">
            <text:p>19</text:p>
          </table:table-cell>
          <table:table-cell table:formula="of:=ROUNDUP(MAX((100-MAX([.Q$5]+[.$E$2]*MIN([.AN45];0);0))*INT(([.$K45]-MAX([.AN45];0))*[.$J45])/100;0);0)" office:value-type="float" office:value="18" calcext:value-type="float">
            <text:p>18</text:p>
          </table:table-cell>
          <table:table-cell table:formula="of:=ROUNDUP(MAX((100-MAX([.R$5]+[.$E$2]*MIN([.AO45];0);0))*INT(([.$K45]-MAX([.AO45];0))*[.$J45])/100;0);0)" office:value-type="float" office:value="18" calcext:value-type="float">
            <text:p>18</text:p>
          </table:table-cell>
          <table:table-cell table:formula="of:=ROUNDUP(MAX((100-MAX([.S$5]+[.$E$2]*MIN([.AP45];0);0))*INT(([.$K45]-MAX([.AP45];0))*[.$J45])/100;0);0)" office:value-type="float" office:value="16" calcext:value-type="float">
            <text:p>16</text:p>
          </table:table-cell>
          <table:table-cell table:formula="of:=ROUNDUP(MAX((100-MAX([.T$5]+[.$E$2]*MIN([.AQ45];0);0))*INT(([.$K45]-MAX([.AQ45];0))*[.$J45])/100;0);0)" office:value-type="float" office:value="15" calcext:value-type="float">
            <text:p>15</text:p>
          </table:table-cell>
          <table:table-cell table:formula="of:=ROUNDUP(MAX((100-MAX([.U$5]+[.$E$2]*MIN([.AR45];0);0))*INT(([.$K45]-MAX([.AR45];0))*[.$J45])/100;0);0)" office:value-type="float" office:value="15" calcext:value-type="float">
            <text:p>15</text:p>
          </table:table-cell>
          <table:table-cell table:formula="of:=ROUNDUP(MAX((100-MAX([.V$5]+[.$E$2]*MIN([.AS45];0);0))*INT(([.$K45]-MAX([.AS45];0))*[.$J45])/100;0);0)" office:value-type="float" office:value="12" calcext:value-type="float">
            <text:p>12</text:p>
          </table:table-cell>
          <table:table-cell table:formula="of:=ROUNDUP(MAX((100-MAX([.W$5]+[.$E$2]*MIN([.AT45];0);0))*INT(([.$K45]-MAX([.AT45];0))*[.$J45])/100;0);0)" office:value-type="float" office:value="11" calcext:value-type="float">
            <text:p>11</text:p>
          </table:table-cell>
          <table:table-cell table:formula="of:=ROUNDUP(MAX((100-MAX([.X$5]+[.$E$2]*MIN([.AU45];0);0))*INT(([.$K45]-MAX([.AU45];0))*[.$J45])/100;0);0)" office:value-type="float" office:value="10" calcext:value-type="float">
            <text:p>10</text:p>
          </table:table-cell>
          <table:table-cell table:formula="of:=ROUNDUP(MAX((100-MAX([.Y$5]+[.$E$2]*MIN([.AV45];0);0))*INT(([.$K45]-MAX([.AV45];0))*[.$J45])/100;0);0)" office:value-type="float" office:value="8" calcext:value-type="float">
            <text:p>8</text:p>
          </table:table-cell>
          <table:table-cell table:formula="of:=ROUNDUP(MAX((100-MAX([.Z$5]+[.$E$2]*MIN([.AW45];0);0))*INT(([.$K45]-MAX([.AW45];0))*[.$J45])/100;0);0)" office:value-type="float" office:value="6" calcext:value-type="float">
            <text:p>6</text:p>
          </table:table-cell>
          <table:table-cell table:formula="of:=ROUNDUP(MAX((100-MAX([.AA$5]+[.$E$2]*MIN([.AX45];0);0))*INT(([.$K45]-MAX([.AX45];0))*[.$J45])/100;0);0)" office:value-type="float" office:value="4" calcext:value-type="float">
            <text:p>4</text:p>
          </table:table-cell>
          <table:table-cell table:formula="of:=ROUNDUP(MAX((100-MAX([.AB$5]+[.$E$2]*MIN([.AY45];0);0))*INT(([.$K45]-MAX([.AY45];0))*[.$J45])/100;0);0)" office:value-type="float" office:value="3" calcext:value-type="float">
            <text:p>3</text:p>
          </table:table-cell>
          <table:table-cell table:formula="of:=ROUNDUP(MAX((100-MAX([.AC$5]+[.$E$2]*MIN([.AZ45];0);0))*INT(([.$K45]-MAX([.AZ45];0))*[.$J45])/100;0);0)" office:value-type="float" office:value="1" calcext:value-type="float">
            <text:p>1</text:p>
          </table:table-cell>
          <table:table-cell table:number-columns-repeated="6"/>
          <table:table-cell table:formula="of:=FLOOR([.M$4]*IF([.$E45];0.2;1))-[.$G45]" office:value-type="float" office:value="-2" calcext:value-type="float">
            <text:p>-2</text:p>
          </table:table-cell>
          <table:table-cell table:formula="of:=FLOOR([.N$4]*IF([.$E45];0.2;1))-[.$G45]" office:value-type="float" office:value="-2" calcext:value-type="float">
            <text:p>-2</text:p>
          </table:table-cell>
          <table:table-cell table:formula="of:=FLOOR([.O$4]*IF([.$E45];0.2;1))-[.$G45]" office:value-type="float" office:value="-2" calcext:value-type="float">
            <text:p>-2</text:p>
          </table:table-cell>
          <table:table-cell table:formula="of:=FLOOR([.P$4]*IF([.$E45];0.2;1))-[.$G45]" office:value-type="float" office:value="0" calcext:value-type="float">
            <text:p>0</text:p>
          </table:table-cell>
          <table:table-cell table:formula="of:=FLOOR([.Q$4]*IF([.$E45];0.2;1))-[.$G45]" office:value-type="float" office:value="0" calcext:value-type="float">
            <text:p>0</text:p>
          </table:table-cell>
          <table:table-cell table:formula="of:=FLOOR([.R$4]*IF([.$E45];0.2;1))-[.$G45]" office:value-type="float" office:value="0" calcext:value-type="float">
            <text:p>0</text:p>
          </table:table-cell>
          <table:table-cell table:formula="of:=FLOOR([.S$4]*IF([.$E45];0.2;1))-[.$G45]" office:value-type="float" office:value="2" calcext:value-type="float">
            <text:p>2</text:p>
          </table:table-cell>
          <table:table-cell table:formula="of:=FLOOR([.T$4]*IF([.$E45];0.2;1))-[.$G45]" office:value-type="float" office:value="2" calcext:value-type="float">
            <text:p>2</text:p>
          </table:table-cell>
          <table:table-cell table:formula="of:=FLOOR([.U$4]*IF([.$E45];0.2;1))-[.$G45]" office:value-type="float" office:value="2" calcext:value-type="float">
            <text:p>2</text:p>
          </table:table-cell>
          <table:table-cell table:formula="of:=FLOOR([.V$4]*IF([.$E45];0.2;1))-[.$G45]" office:value-type="float" office:value="4" calcext:value-type="float">
            <text:p>4</text:p>
          </table:table-cell>
          <table:table-cell table:formula="of:=FLOOR([.W$4]*IF([.$E45];0.2;1))-[.$G45]" office:value-type="float" office:value="4" calcext:value-type="float">
            <text:p>4</text:p>
          </table:table-cell>
          <table:table-cell table:formula="of:=FLOOR([.X$4]*IF([.$E45];0.2;1))-[.$G45]" office:value-type="float" office:value="6" calcext:value-type="float">
            <text:p>6</text:p>
          </table:table-cell>
          <table:table-cell table:formula="of:=FLOOR([.Y$4]*IF([.$E45];0.2;1))-[.$G45]" office:value-type="float" office:value="8" calcext:value-type="float">
            <text:p>8</text:p>
          </table:table-cell>
          <table:table-cell table:formula="of:=FLOOR([.Z$4]*IF([.$E45];0.2;1))-[.$G45]" office:value-type="float" office:value="10" calcext:value-type="float">
            <text:p>10</text:p>
          </table:table-cell>
          <table:table-cell table:formula="of:=FLOOR([.AA$4]*IF([.$E45];0.2;1))-[.$G45]" office:value-type="float" office:value="12" calcext:value-type="float">
            <text:p>12</text:p>
          </table:table-cell>
          <table:table-cell table:formula="of:=FLOOR([.AB$4]*IF([.$E45];0.2;1))-[.$G45]" office:value-type="float" office:value="12" calcext:value-type="float">
            <text:p>12</text:p>
          </table:table-cell>
          <table:table-cell table:formula="of:=FLOOR([.AC$4]*IF([.$E45];0.2;1))-[.$G45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hotshell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6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6];[$'EcCo ammo'.$A$6:$'EcCo ammo'.$A$37];[$'EcCo ammo'.H$6:$'EcCo ammo'.H$37]))" office:value-type="float" office:value="0" calcext:value-type="float">
            <text:p>0</text:p>
          </table:table-cell>
          <table:table-cell table:formula="of:=LOOKUP([.$B46];[$'EcCo ammo'.$A$6:$'EcCo ammo'.$A$37];[$'EcCo ammo'.I$6:$'EcCo ammo'.I$37])" office:value-type="float" office:value="1" calcext:value-type="float">
            <text:p>1</text:p>
          </table:table-cell>
          <table:table-cell table:formula="of:=LOOKUP([.$B46];[$'EcCo ammo'.$A$6:$'EcCo ammo'.$A$37];[$'EcCo ammo'.J$6:$'EcCo ammo'.J$37])" office:value-type="float" office:value="1" calcext:value-type="float">
            <text:p>1</text:p>
          </table:table-cell>
          <table:table-cell table:formula="of:=[.H46]/[.I46]" office:value-type="float" office:value="1" calcext:value-type="float">
            <text:p>1.00</text:p>
          </table:table-cell>
          <table:table-cell table:formula="of:=ROUND(AVERAGE([.C46];[.D46]))" office:value-type="float" office:value="23" calcext:value-type="float">
            <text:p>23</text:p>
          </table:table-cell>
          <table:table-cell/>
          <table:table-cell table:formula="of:=ROUNDUP(MAX((100-MAX([.M$5]+[.$E$2]*MIN([.AJ46];0);0))*INT(([.$K46]-MAX([.AJ46];0))*[.$J46])/100;0);0)" office:value-type="float" office:value="23" calcext:value-type="float">
            <text:p>23</text:p>
          </table:table-cell>
          <table:table-cell table:formula="of:=ROUNDUP(MAX((100-MAX([.N$5]+[.$E$2]*MIN([.AK46];0);0))*INT(([.$K46]-MAX([.AK46];0))*[.$J46])/100;0);0)" office:value-type="float" office:value="21" calcext:value-type="float">
            <text:p>21</text:p>
          </table:table-cell>
          <table:table-cell table:formula="of:=ROUNDUP(MAX((100-MAX([.O$5]+[.$E$2]*MIN([.AL46];0);0))*INT(([.$K46]-MAX([.AL46];0))*[.$J46])/100;0);0)" office:value-type="float" office:value="19" calcext:value-type="float">
            <text:p>19</text:p>
          </table:table-cell>
          <table:table-cell table:formula="of:=ROUNDUP(MAX((100-MAX([.P$5]+[.$E$2]*MIN([.AM46];0);0))*INT(([.$K46]-MAX([.AM46];0))*[.$J46])/100;0);0)" office:value-type="float" office:value="16" calcext:value-type="float">
            <text:p>16</text:p>
          </table:table-cell>
          <table:table-cell table:formula="of:=ROUNDUP(MAX((100-MAX([.Q$5]+[.$E$2]*MIN([.AN46];0);0))*INT(([.$K46]-MAX([.AN46];0))*[.$J46])/100;0);0)" office:value-type="float" office:value="15" calcext:value-type="float">
            <text:p>15</text:p>
          </table:table-cell>
          <table:table-cell table:formula="of:=ROUNDUP(MAX((100-MAX([.R$5]+[.$E$2]*MIN([.AO46];0);0))*INT(([.$K46]-MAX([.AO46];0))*[.$J46])/100;0);0)" office:value-type="float" office:value="15" calcext:value-type="float">
            <text:p>15</text:p>
          </table:table-cell>
          <table:table-cell table:formula="of:=ROUNDUP(MAX((100-MAX([.S$5]+[.$E$2]*MIN([.AP46];0);0))*INT(([.$K46]-MAX([.AP46];0))*[.$J46])/100;0);0)" office:value-type="float" office:value="14" calcext:value-type="float">
            <text:p>14</text:p>
          </table:table-cell>
          <table:table-cell table:formula="of:=ROUNDUP(MAX((100-MAX([.T$5]+[.$E$2]*MIN([.AQ46];0);0))*INT(([.$K46]-MAX([.AQ46];0))*[.$J46])/100;0);0)" office:value-type="float" office:value="13" calcext:value-type="float">
            <text:p>13</text:p>
          </table:table-cell>
          <table:table-cell table:formula="of:=ROUNDUP(MAX((100-MAX([.U$5]+[.$E$2]*MIN([.AR46];0);0))*INT(([.$K46]-MAX([.AR46];0))*[.$J46])/100;0);0)" office:value-type="float" office:value="13" calcext:value-type="float">
            <text:p>13</text:p>
          </table:table-cell>
          <table:table-cell table:formula="of:=ROUNDUP(MAX((100-MAX([.V$5]+[.$E$2]*MIN([.AS46];0);0))*INT(([.$K46]-MAX([.AS46];0))*[.$J46])/100;0);0)" office:value-type="float" office:value="11" calcext:value-type="float">
            <text:p>11</text:p>
          </table:table-cell>
          <table:table-cell table:formula="of:=ROUNDUP(MAX((100-MAX([.W$5]+[.$E$2]*MIN([.AT46];0);0))*INT(([.$K46]-MAX([.AT46];0))*[.$J46])/100;0);0)" office:value-type="float" office:value="10" calcext:value-type="float">
            <text:p>10</text:p>
          </table:table-cell>
          <table:table-cell table:formula="of:=ROUNDUP(MAX((100-MAX([.X$5]+[.$E$2]*MIN([.AU46];0);0))*INT(([.$K46]-MAX([.AU46];0))*[.$J46])/100;0);0)" office:value-type="float" office:value="9" calcext:value-type="float">
            <text:p>9</text:p>
          </table:table-cell>
          <table:table-cell table:formula="of:=ROUNDUP(MAX((100-MAX([.Y$5]+[.$E$2]*MIN([.AV46];0);0))*INT(([.$K46]-MAX([.AV46];0))*[.$J46])/100;0);0)" office:value-type="float" office:value="7" calcext:value-type="float">
            <text:p>7</text:p>
          </table:table-cell>
          <table:table-cell table:formula="of:=ROUNDUP(MAX((100-MAX([.Z$5]+[.$E$2]*MIN([.AW46];0);0))*INT(([.$K46]-MAX([.AW46];0))*[.$J46])/100;0);0)" office:value-type="float" office:value="6" calcext:value-type="float">
            <text:p>6</text:p>
          </table:table-cell>
          <table:table-cell table:formula="of:=ROUNDUP(MAX((100-MAX([.AA$5]+[.$E$2]*MIN([.AX46];0);0))*INT(([.$K46]-MAX([.AX46];0))*[.$J46])/100;0);0)" office:value-type="float" office:value="4" calcext:value-type="float">
            <text:p>4</text:p>
          </table:table-cell>
          <table:table-cell table:formula="of:=ROUNDUP(MAX((100-MAX([.AB$5]+[.$E$2]*MIN([.AY46];0);0))*INT(([.$K46]-MAX([.AY46];0))*[.$J46])/100;0);0)" office:value-type="float" office:value="3" calcext:value-type="float">
            <text:p>3</text:p>
          </table:table-cell>
          <table:table-cell table:formula="of:=ROUNDUP(MAX((100-MAX([.AC$5]+[.$E$2]*MIN([.AZ46];0);0))*INT(([.$K46]-MAX([.AZ46];0))*[.$J46])/100;0);0)" office:value-type="float" office:value="1" calcext:value-type="float">
            <text:p>1</text:p>
          </table:table-cell>
          <table:table-cell table:number-columns-repeated="6"/>
          <table:table-cell table:formula="of:=FLOOR([.M$4]*IF([.$E46];0.2;1))-[.$G46]" office:value-type="float" office:value="0" calcext:value-type="float">
            <text:p>0</text:p>
          </table:table-cell>
          <table:table-cell table:formula="of:=FLOOR([.N$4]*IF([.$E46];0.2;1))-[.$G46]" office:value-type="float" office:value="0" calcext:value-type="float">
            <text:p>0</text:p>
          </table:table-cell>
          <table:table-cell table:formula="of:=FLOOR([.O$4]*IF([.$E46];0.2;1))-[.$G46]" office:value-type="float" office:value="0" calcext:value-type="float">
            <text:p>0</text:p>
          </table:table-cell>
          <table:table-cell table:formula="of:=FLOOR([.P$4]*IF([.$E46];0.2;1))-[.$G46]" office:value-type="float" office:value="2" calcext:value-type="float">
            <text:p>2</text:p>
          </table:table-cell>
          <table:table-cell table:formula="of:=FLOOR([.Q$4]*IF([.$E46];0.2;1))-[.$G46]" office:value-type="float" office:value="2" calcext:value-type="float">
            <text:p>2</text:p>
          </table:table-cell>
          <table:table-cell table:formula="of:=FLOOR([.R$4]*IF([.$E46];0.2;1))-[.$G46]" office:value-type="float" office:value="2" calcext:value-type="float">
            <text:p>2</text:p>
          </table:table-cell>
          <table:table-cell table:formula="of:=FLOOR([.S$4]*IF([.$E46];0.2;1))-[.$G46]" office:value-type="float" office:value="4" calcext:value-type="float">
            <text:p>4</text:p>
          </table:table-cell>
          <table:table-cell table:formula="of:=FLOOR([.T$4]*IF([.$E46];0.2;1))-[.$G46]" office:value-type="float" office:value="4" calcext:value-type="float">
            <text:p>4</text:p>
          </table:table-cell>
          <table:table-cell table:formula="of:=FLOOR([.U$4]*IF([.$E46];0.2;1))-[.$G46]" office:value-type="float" office:value="4" calcext:value-type="float">
            <text:p>4</text:p>
          </table:table-cell>
          <table:table-cell table:formula="of:=FLOOR([.V$4]*IF([.$E46];0.2;1))-[.$G46]" office:value-type="float" office:value="6" calcext:value-type="float">
            <text:p>6</text:p>
          </table:table-cell>
          <table:table-cell table:formula="of:=FLOOR([.W$4]*IF([.$E46];0.2;1))-[.$G46]" office:value-type="float" office:value="6" calcext:value-type="float">
            <text:p>6</text:p>
          </table:table-cell>
          <table:table-cell table:formula="of:=FLOOR([.X$4]*IF([.$E46];0.2;1))-[.$G46]" office:value-type="float" office:value="8" calcext:value-type="float">
            <text:p>8</text:p>
          </table:table-cell>
          <table:table-cell table:formula="of:=FLOOR([.Y$4]*IF([.$E46];0.2;1))-[.$G46]" office:value-type="float" office:value="10" calcext:value-type="float">
            <text:p>10</text:p>
          </table:table-cell>
          <table:table-cell table:formula="of:=FLOOR([.Z$4]*IF([.$E46];0.2;1))-[.$G46]" office:value-type="float" office:value="12" calcext:value-type="float">
            <text:p>12</text:p>
          </table:table-cell>
          <table:table-cell table:formula="of:=FLOOR([.AA$4]*IF([.$E46];0.2;1))-[.$G46]" office:value-type="float" office:value="14" calcext:value-type="float">
            <text:p>14</text:p>
          </table:table-cell>
          <table:table-cell table:formula="of:=FLOOR([.AB$4]*IF([.$E46];0.2;1))-[.$G46]" office:value-type="float" office:value="14" calcext:value-type="float">
            <text:p>14</text:p>
          </table:table-cell>
          <table:table-cell table:formula="of:=FLOOR([.AC$4]*IF([.$E46];0.2;1))-[.$G4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Slug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7];[$'EcCo ammo'.$A$6:$'EcCo ammo'.$A$37];[$'EcCo ammo'.F$6:$'EcCo ammo'.F$37])" office:value-type="float" office:value="0" calcext:value-type="float">
            <text:p>0</text:p>
          </table:table-cell>
          <table:table-cell table:formula="of:=FLOOR(LOOKUP([.$B47];[$'EcCo ammo'.$A$6:$'EcCo ammo'.$A$37];[$'EcCo ammo'.H$6:$'EcCo ammo'.H$37]))" office:value-type="float" office:value="8" calcext:value-type="float">
            <text:p>8</text:p>
          </table:table-cell>
          <table:table-cell table:formula="of:=LOOKUP([.$B47];[$'EcCo ammo'.$A$6:$'EcCo ammo'.$A$37];[$'EcCo ammo'.I$6:$'EcCo ammo'.I$37])" office:value-type="float" office:value="1" calcext:value-type="float">
            <text:p>1</text:p>
          </table:table-cell>
          <table:table-cell table:formula="of:=LOOKUP([.$B47];[$'EcCo ammo'.$A$6:$'EcCo ammo'.$A$37];[$'EcCo ammo'.J$6:$'EcCo ammo'.J$37])" office:value-type="float" office:value="1" calcext:value-type="float">
            <text:p>1</text:p>
          </table:table-cell>
          <table:table-cell table:formula="of:=[.H47]/[.I47]" office:value-type="float" office:value="1" calcext:value-type="float">
            <text:p>1.00</text:p>
          </table:table-cell>
          <table:table-cell table:formula="of:=ROUND(AVERAGE([.C47];[.D47]))" office:value-type="float" office:value="23" calcext:value-type="float">
            <text:p>23</text:p>
          </table:table-cell>
          <table:table-cell/>
          <table:table-cell table:formula="of:=ROUNDUP(MAX((100-MAX([.M$5]+[.$E$2]*MIN([.AJ47];0);0))*INT(([.$K47]-MAX([.AJ47];0))*[.$J47])/100;0);0)" office:value-type="float" office:value="23" calcext:value-type="float">
            <text:p>23</text:p>
          </table:table-cell>
          <table:table-cell table:formula="of:=ROUNDUP(MAX((100-MAX([.N$5]+[.$E$2]*MIN([.AK47];0);0))*INT(([.$K47]-MAX([.AK47];0))*[.$J47])/100;0);0)" office:value-type="float" office:value="23" calcext:value-type="float">
            <text:p>23</text:p>
          </table:table-cell>
          <table:table-cell table:formula="of:=ROUNDUP(MAX((100-MAX([.O$5]+[.$E$2]*MIN([.AL47];0);0))*INT(([.$K47]-MAX([.AL47];0))*[.$J47])/100;0);0)" office:value-type="float" office:value="23" calcext:value-type="float">
            <text:p>23</text:p>
          </table:table-cell>
          <table:table-cell table:formula="of:=ROUNDUP(MAX((100-MAX([.P$5]+[.$E$2]*MIN([.AM47];0);0))*INT(([.$K47]-MAX([.AM47];0))*[.$J47])/100;0);0)" office:value-type="float" office:value="23" calcext:value-type="float">
            <text:p>23</text:p>
          </table:table-cell>
          <table:table-cell table:formula="of:=ROUNDUP(MAX((100-MAX([.Q$5]+[.$E$2]*MIN([.AN47];0);0))*INT(([.$K47]-MAX([.AN47];0))*[.$J47])/100;0);0)" office:value-type="float" office:value="23" calcext:value-type="float">
            <text:p>23</text:p>
          </table:table-cell>
          <table:table-cell table:formula="of:=ROUNDUP(MAX((100-MAX([.R$5]+[.$E$2]*MIN([.AO47];0);0))*INT(([.$K47]-MAX([.AO47];0))*[.$J47])/100;0);0)" office:value-type="float" office:value="23" calcext:value-type="float">
            <text:p>23</text:p>
          </table:table-cell>
          <table:table-cell table:formula="of:=ROUNDUP(MAX((100-MAX([.S$5]+[.$E$2]*MIN([.AP47];0);0))*INT(([.$K47]-MAX([.AP47];0))*[.$J47])/100;0);0)" office:value-type="float" office:value="23" calcext:value-type="float">
            <text:p>23</text:p>
          </table:table-cell>
          <table:table-cell table:formula="of:=ROUNDUP(MAX((100-MAX([.T$5]+[.$E$2]*MIN([.AQ47];0);0))*INT(([.$K47]-MAX([.AQ47];0))*[.$J47])/100;0);0)" office:value-type="float" office:value="23" calcext:value-type="float">
            <text:p>23</text:p>
          </table:table-cell>
          <table:table-cell table:formula="of:=ROUNDUP(MAX((100-MAX([.U$5]+[.$E$2]*MIN([.AR47];0);0))*INT(([.$K47]-MAX([.AR47];0))*[.$J47])/100;0);0)" office:value-type="float" office:value="23" calcext:value-type="float">
            <text:p>23</text:p>
          </table:table-cell>
          <table:table-cell table:formula="of:=ROUNDUP(MAX((100-MAX([.V$5]+[.$E$2]*MIN([.AS47];0);0))*INT(([.$K47]-MAX([.AS47];0))*[.$J47])/100;0);0)" office:value-type="float" office:value="19" calcext:value-type="float">
            <text:p>19</text:p>
          </table:table-cell>
          <table:table-cell table:formula="of:=ROUNDUP(MAX((100-MAX([.W$5]+[.$E$2]*MIN([.AT47];0);0))*INT(([.$K47]-MAX([.AT47];0))*[.$J47])/100;0);0)" office:value-type="float" office:value="18" calcext:value-type="float">
            <text:p>18</text:p>
          </table:table-cell>
          <table:table-cell table:formula="of:=ROUNDUP(MAX((100-MAX([.X$5]+[.$E$2]*MIN([.AU47];0);0))*INT(([.$K47]-MAX([.AU47];0))*[.$J47])/100;0);0)" office:value-type="float" office:value="13" calcext:value-type="float">
            <text:p>13</text:p>
          </table:table-cell>
          <table:table-cell table:formula="of:=ROUNDUP(MAX((100-MAX([.Y$5]+[.$E$2]*MIN([.AV47];0);0))*INT(([.$K47]-MAX([.AV47];0))*[.$J47])/100;0);0)" office:value-type="float" office:value="11" calcext:value-type="float">
            <text:p>11</text:p>
          </table:table-cell>
          <table:table-cell table:formula="of:=ROUNDUP(MAX((100-MAX([.Z$5]+[.$E$2]*MIN([.AW47];0);0))*INT(([.$K47]-MAX([.AW47];0))*[.$J47])/100;0);0)" office:value-type="float" office:value="10" calcext:value-type="float">
            <text:p>10</text:p>
          </table:table-cell>
          <table:table-cell table:formula="of:=ROUNDUP(MAX((100-MAX([.AA$5]+[.$E$2]*MIN([.AX47];0);0))*INT(([.$K47]-MAX([.AX47];0))*[.$J47])/100;0);0)" office:value-type="float" office:value="6" calcext:value-type="float">
            <text:p>6</text:p>
          </table:table-cell>
          <table:table-cell table:formula="of:=ROUNDUP(MAX((100-MAX([.AB$5]+[.$E$2]*MIN([.AY47];0);0))*INT(([.$K47]-MAX([.AY47];0))*[.$J47])/100;0);0)" office:value-type="float" office:value="6" calcext:value-type="float">
            <text:p>6</text:p>
          </table:table-cell>
          <table:table-cell table:formula="of:=ROUNDUP(MAX((100-MAX([.AC$5]+[.$E$2]*MIN([.AZ47];0);0))*INT(([.$K47]-MAX([.AZ47];0))*[.$J47])/100;0);0)" office:value-type="float" office:value="4" calcext:value-type="float">
            <text:p>4</text:p>
          </table:table-cell>
          <table:table-cell table:number-columns-repeated="6"/>
          <table:table-cell table:formula="of:=FLOOR([.M$4]*IF([.$E47];0.2;1))-[.$G47]" office:value-type="float" office:value="-8" calcext:value-type="float">
            <text:p>-8</text:p>
          </table:table-cell>
          <table:table-cell table:formula="of:=FLOOR([.N$4]*IF([.$E47];0.2;1))-[.$G47]" office:value-type="float" office:value="-8" calcext:value-type="float">
            <text:p>-8</text:p>
          </table:table-cell>
          <table:table-cell table:formula="of:=FLOOR([.O$4]*IF([.$E47];0.2;1))-[.$G47]" office:value-type="float" office:value="-8" calcext:value-type="float">
            <text:p>-8</text:p>
          </table:table-cell>
          <table:table-cell table:formula="of:=FLOOR([.P$4]*IF([.$E47];0.2;1))-[.$G47]" office:value-type="float" office:value="-6" calcext:value-type="float">
            <text:p>-6</text:p>
          </table:table-cell>
          <table:table-cell table:formula="of:=FLOOR([.Q$4]*IF([.$E47];0.2;1))-[.$G47]" office:value-type="float" office:value="-6" calcext:value-type="float">
            <text:p>-6</text:p>
          </table:table-cell>
          <table:table-cell table:formula="of:=FLOOR([.R$4]*IF([.$E47];0.2;1))-[.$G47]" office:value-type="float" office:value="-6" calcext:value-type="float">
            <text:p>-6</text:p>
          </table:table-cell>
          <table:table-cell table:formula="of:=FLOOR([.S$4]*IF([.$E47];0.2;1))-[.$G47]" office:value-type="float" office:value="-4" calcext:value-type="float">
            <text:p>-4</text:p>
          </table:table-cell>
          <table:table-cell table:formula="of:=FLOOR([.T$4]*IF([.$E47];0.2;1))-[.$G47]" office:value-type="float" office:value="-4" calcext:value-type="float">
            <text:p>-4</text:p>
          </table:table-cell>
          <table:table-cell table:formula="of:=FLOOR([.U$4]*IF([.$E47];0.2;1))-[.$G47]" office:value-type="float" office:value="-4" calcext:value-type="float">
            <text:p>-4</text:p>
          </table:table-cell>
          <table:table-cell table:formula="of:=FLOOR([.V$4]*IF([.$E47];0.2;1))-[.$G47]" office:value-type="float" office:value="-2" calcext:value-type="float">
            <text:p>-2</text:p>
          </table:table-cell>
          <table:table-cell table:formula="of:=FLOOR([.W$4]*IF([.$E47];0.2;1))-[.$G47]" office:value-type="float" office:value="-2" calcext:value-type="float">
            <text:p>-2</text:p>
          </table:table-cell>
          <table:table-cell table:formula="of:=FLOOR([.X$4]*IF([.$E47];0.2;1))-[.$G47]" office:value-type="float" office:value="0" calcext:value-type="float">
            <text:p>0</text:p>
          </table:table-cell>
          <table:table-cell table:formula="of:=FLOOR([.Y$4]*IF([.$E47];0.2;1))-[.$G47]" office:value-type="float" office:value="2" calcext:value-type="float">
            <text:p>2</text:p>
          </table:table-cell>
          <table:table-cell table:formula="of:=FLOOR([.Z$4]*IF([.$E47];0.2;1))-[.$G47]" office:value-type="float" office:value="4" calcext:value-type="float">
            <text:p>4</text:p>
          </table:table-cell>
          <table:table-cell table:formula="of:=FLOOR([.AA$4]*IF([.$E47];0.2;1))-[.$G47]" office:value-type="float" office:value="6" calcext:value-type="float">
            <text:p>6</text:p>
          </table:table-cell>
          <table:table-cell table:formula="of:=FLOOR([.AB$4]*IF([.$E47];0.2;1))-[.$G47]" office:value-type="float" office:value="6" calcext:value-type="float">
            <text:p>6</text:p>
          </table:table-cell>
          <table:table-cell table:formula="of:=FLOOR([.AC$4]*IF([.$E47];0.2;1))-[.$G47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 Shotgun</text:p>
          </table:table-cell>
          <table:table-cell office:value-type="string" calcext:value-type="string">
            <text:p>12 ga. Buckshot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48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8];[$'EcCo ammo'.$A$6:$'EcCo ammo'.$A$37];[$'EcCo ammo'.H$6:$'EcCo ammo'.H$37]))" office:value-type="float" office:value="2" calcext:value-type="float">
            <text:p>2</text:p>
          </table:table-cell>
          <table:table-cell table:formula="of:=LOOKUP([.$B48];[$'EcCo ammo'.$A$6:$'EcCo ammo'.$A$37];[$'EcCo ammo'.I$6:$'EcCo ammo'.I$37])" office:value-type="float" office:value="5" calcext:value-type="float">
            <text:p>5</text:p>
          </table:table-cell>
          <table:table-cell table:formula="of:=LOOKUP([.$B48];[$'EcCo ammo'.$A$6:$'EcCo ammo'.$A$37];[$'EcCo ammo'.J$6:$'EcCo ammo'.J$37])" office:value-type="float" office:value="4" calcext:value-type="float">
            <text:p>4</text:p>
          </table:table-cell>
          <table:table-cell table:formula="of:=[.H48]/[.I48]" office:value-type="float" office:value="1.25" calcext:value-type="float">
            <text:p>1.25</text:p>
          </table:table-cell>
          <table:table-cell table:formula="of:=ROUND(AVERAGE([.C48];[.D48]))" office:value-type="float" office:value="23" calcext:value-type="float">
            <text:p>23</text:p>
          </table:table-cell>
          <table:table-cell/>
          <table:table-cell table:formula="of:=ROUNDUP(MAX((100-MAX([.M$5]+[.$E$2]*MIN([.AJ48];0);0))*INT(([.$K48]-MAX([.AJ48];0))*[.$J48])/100;0);0)" office:value-type="float" office:value="28" calcext:value-type="float">
            <text:p>28</text:p>
          </table:table-cell>
          <table:table-cell table:formula="of:=ROUNDUP(MAX((100-MAX([.N$5]+[.$E$2]*MIN([.AK48];0);0))*INT(([.$K48]-MAX([.AK48];0))*[.$J48])/100;0);0)" office:value-type="float" office:value="28" calcext:value-type="float">
            <text:p>28</text:p>
          </table:table-cell>
          <table:table-cell table:formula="of:=ROUNDUP(MAX((100-MAX([.O$5]+[.$E$2]*MIN([.AL48];0);0))*INT(([.$K48]-MAX([.AL48];0))*[.$J48])/100;0);0)" office:value-type="float" office:value="28" calcext:value-type="float">
            <text:p>28</text:p>
          </table:table-cell>
          <table:table-cell table:formula="of:=ROUNDUP(MAX((100-MAX([.P$5]+[.$E$2]*MIN([.AM48];0);0))*INT(([.$K48]-MAX([.AM48];0))*[.$J48])/100;0);0)" office:value-type="float" office:value="21" calcext:value-type="float">
            <text:p>21</text:p>
          </table:table-cell>
          <table:table-cell table:formula="of:=ROUNDUP(MAX((100-MAX([.Q$5]+[.$E$2]*MIN([.AN48];0);0))*INT(([.$K48]-MAX([.AN48];0))*[.$J48])/100;0);0)" office:value-type="float" office:value="20" calcext:value-type="float">
            <text:p>20</text:p>
          </table:table-cell>
          <table:table-cell table:formula="of:=ROUNDUP(MAX((100-MAX([.R$5]+[.$E$2]*MIN([.AO48];0);0))*INT(([.$K48]-MAX([.AO48];0))*[.$J48])/100;0);0)" office:value-type="float" office:value="20" calcext:value-type="float">
            <text:p>20</text:p>
          </table:table-cell>
          <table:table-cell table:formula="of:=ROUNDUP(MAX((100-MAX([.S$5]+[.$E$2]*MIN([.AP48];0);0))*INT(([.$K48]-MAX([.AP48];0))*[.$J48])/100;0);0)" office:value-type="float" office:value="19" calcext:value-type="float">
            <text:p>19</text:p>
          </table:table-cell>
          <table:table-cell table:formula="of:=ROUNDUP(MAX((100-MAX([.T$5]+[.$E$2]*MIN([.AQ48];0);0))*INT(([.$K48]-MAX([.AQ48];0))*[.$J48])/100;0);0)" office:value-type="float" office:value="17" calcext:value-type="float">
            <text:p>17</text:p>
          </table:table-cell>
          <table:table-cell table:formula="of:=ROUNDUP(MAX((100-MAX([.U$5]+[.$E$2]*MIN([.AR48];0);0))*INT(([.$K48]-MAX([.AR48];0))*[.$J48])/100;0);0)" office:value-type="float" office:value="17" calcext:value-type="float">
            <text:p>17</text:p>
          </table:table-cell>
          <table:table-cell table:formula="of:=ROUNDUP(MAX((100-MAX([.V$5]+[.$E$2]*MIN([.AS48];0);0))*INT(([.$K48]-MAX([.AS48];0))*[.$J48])/100;0);0)" office:value-type="float" office:value="14" calcext:value-type="float">
            <text:p>14</text:p>
          </table:table-cell>
          <table:table-cell table:formula="of:=ROUNDUP(MAX((100-MAX([.W$5]+[.$E$2]*MIN([.AT48];0);0))*INT(([.$K48]-MAX([.AT48];0))*[.$J48])/100;0);0)" office:value-type="float" office:value="13" calcext:value-type="float">
            <text:p>13</text:p>
          </table:table-cell>
          <table:table-cell table:formula="of:=ROUNDUP(MAX((100-MAX([.X$5]+[.$E$2]*MIN([.AU48];0);0))*INT(([.$K48]-MAX([.AU48];0))*[.$J48])/100;0);0)" office:value-type="float" office:value="12" calcext:value-type="float">
            <text:p>12</text:p>
          </table:table-cell>
          <table:table-cell table:formula="of:=ROUNDUP(MAX((100-MAX([.Y$5]+[.$E$2]*MIN([.AV48];0);0))*INT(([.$K48]-MAX([.AV48];0))*[.$J48])/100;0);0)" office:value-type="float" office:value="9" calcext:value-type="float">
            <text:p>9</text:p>
          </table:table-cell>
          <table:table-cell table:formula="of:=ROUNDUP(MAX((100-MAX([.Z$5]+[.$E$2]*MIN([.AW48];0);0))*INT(([.$K48]-MAX([.AW48];0))*[.$J48])/100;0);0)" office:value-type="float" office:value="8" calcext:value-type="float">
            <text:p>8</text:p>
          </table:table-cell>
          <table:table-cell table:formula="of:=ROUNDUP(MAX((100-MAX([.AA$5]+[.$E$2]*MIN([.AX48];0);0))*INT(([.$K48]-MAX([.AX48];0))*[.$J48])/100;0);0)" office:value-type="float" office:value="5" calcext:value-type="float">
            <text:p>5</text:p>
          </table:table-cell>
          <table:table-cell table:formula="of:=ROUNDUP(MAX((100-MAX([.AB$5]+[.$E$2]*MIN([.AY48];0);0))*INT(([.$K48]-MAX([.AY48];0))*[.$J48])/100;0);0)" office:value-type="float" office:value="4" calcext:value-type="float">
            <text:p>4</text:p>
          </table:table-cell>
          <table:table-cell table:formula="of:=ROUNDUP(MAX((100-MAX([.AC$5]+[.$E$2]*MIN([.AZ48];0);0))*INT(([.$K48]-MAX([.AZ48];0))*[.$J48])/100;0);0)" office:value-type="float" office:value="2" calcext:value-type="float">
            <text:p>2</text:p>
          </table:table-cell>
          <table:table-cell table:number-columns-repeated="6"/>
          <table:table-cell table:formula="of:=FLOOR([.M$4]*IF([.$E48];0.2;1))-[.$G48]" office:value-type="float" office:value="-2" calcext:value-type="float">
            <text:p>-2</text:p>
          </table:table-cell>
          <table:table-cell table:formula="of:=FLOOR([.N$4]*IF([.$E48];0.2;1))-[.$G48]" office:value-type="float" office:value="-2" calcext:value-type="float">
            <text:p>-2</text:p>
          </table:table-cell>
          <table:table-cell table:formula="of:=FLOOR([.O$4]*IF([.$E48];0.2;1))-[.$G48]" office:value-type="float" office:value="-2" calcext:value-type="float">
            <text:p>-2</text:p>
          </table:table-cell>
          <table:table-cell table:formula="of:=FLOOR([.P$4]*IF([.$E48];0.2;1))-[.$G48]" office:value-type="float" office:value="0" calcext:value-type="float">
            <text:p>0</text:p>
          </table:table-cell>
          <table:table-cell table:formula="of:=FLOOR([.Q$4]*IF([.$E48];0.2;1))-[.$G48]" office:value-type="float" office:value="0" calcext:value-type="float">
            <text:p>0</text:p>
          </table:table-cell>
          <table:table-cell table:formula="of:=FLOOR([.R$4]*IF([.$E48];0.2;1))-[.$G48]" office:value-type="float" office:value="0" calcext:value-type="float">
            <text:p>0</text:p>
          </table:table-cell>
          <table:table-cell table:formula="of:=FLOOR([.S$4]*IF([.$E48];0.2;1))-[.$G48]" office:value-type="float" office:value="2" calcext:value-type="float">
            <text:p>2</text:p>
          </table:table-cell>
          <table:table-cell table:formula="of:=FLOOR([.T$4]*IF([.$E48];0.2;1))-[.$G48]" office:value-type="float" office:value="2" calcext:value-type="float">
            <text:p>2</text:p>
          </table:table-cell>
          <table:table-cell table:formula="of:=FLOOR([.U$4]*IF([.$E48];0.2;1))-[.$G48]" office:value-type="float" office:value="2" calcext:value-type="float">
            <text:p>2</text:p>
          </table:table-cell>
          <table:table-cell table:formula="of:=FLOOR([.V$4]*IF([.$E48];0.2;1))-[.$G48]" office:value-type="float" office:value="4" calcext:value-type="float">
            <text:p>4</text:p>
          </table:table-cell>
          <table:table-cell table:formula="of:=FLOOR([.W$4]*IF([.$E48];0.2;1))-[.$G48]" office:value-type="float" office:value="4" calcext:value-type="float">
            <text:p>4</text:p>
          </table:table-cell>
          <table:table-cell table:formula="of:=FLOOR([.X$4]*IF([.$E48];0.2;1))-[.$G48]" office:value-type="float" office:value="6" calcext:value-type="float">
            <text:p>6</text:p>
          </table:table-cell>
          <table:table-cell table:formula="of:=FLOOR([.Y$4]*IF([.$E48];0.2;1))-[.$G48]" office:value-type="float" office:value="8" calcext:value-type="float">
            <text:p>8</text:p>
          </table:table-cell>
          <table:table-cell table:formula="of:=FLOOR([.Z$4]*IF([.$E48];0.2;1))-[.$G48]" office:value-type="float" office:value="10" calcext:value-type="float">
            <text:p>10</text:p>
          </table:table-cell>
          <table:table-cell table:formula="of:=FLOOR([.AA$4]*IF([.$E48];0.2;1))-[.$G48]" office:value-type="float" office:value="12" calcext:value-type="float">
            <text:p>12</text:p>
          </table:table-cell>
          <table:table-cell table:formula="of:=FLOOR([.AB$4]*IF([.$E48];0.2;1))-[.$G48]" office:value-type="float" office:value="12" calcext:value-type="float">
            <text:p>12</text:p>
          </table:table-cell>
          <table:table-cell table:formula="of:=FLOOR([.AC$4]*IF([.$E48];0.2;1))-[.$G4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hotshell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49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49];[$'EcCo ammo'.$A$6:$'EcCo ammo'.$A$37];[$'EcCo ammo'.H$6:$'EcCo ammo'.H$37]))" office:value-type="float" office:value="0" calcext:value-type="float">
            <text:p>0</text:p>
          </table:table-cell>
          <table:table-cell table:formula="of:=LOOKUP([.$B49];[$'EcCo ammo'.$A$6:$'EcCo ammo'.$A$37];[$'EcCo ammo'.I$6:$'EcCo ammo'.I$37])" office:value-type="float" office:value="1" calcext:value-type="float">
            <text:p>1</text:p>
          </table:table-cell>
          <table:table-cell table:formula="of:=LOOKUP([.$B49];[$'EcCo ammo'.$A$6:$'EcCo ammo'.$A$37];[$'EcCo ammo'.J$6:$'EcCo ammo'.J$37])" office:value-type="float" office:value="1" calcext:value-type="float">
            <text:p>1</text:p>
          </table:table-cell>
          <table:table-cell table:formula="of:=[.H49]/[.I49]" office:value-type="float" office:value="1" calcext:value-type="float">
            <text:p>1.00</text:p>
          </table:table-cell>
          <table:table-cell table:formula="of:=ROUND(AVERAGE([.C49];[.D49]))" office:value-type="float" office:value="29" calcext:value-type="float">
            <text:p>29</text:p>
          </table:table-cell>
          <table:table-cell/>
          <table:table-cell table:formula="of:=ROUNDUP(MAX((100-MAX([.M$5]+[.$E$2]*MIN([.AJ49];0);0))*INT(([.$K49]-MAX([.AJ49];0))*[.$J49])/100;0);0)" office:value-type="float" office:value="29" calcext:value-type="float">
            <text:p>29</text:p>
          </table:table-cell>
          <table:table-cell table:formula="of:=ROUNDUP(MAX((100-MAX([.N$5]+[.$E$2]*MIN([.AK49];0);0))*INT(([.$K49]-MAX([.AK49];0))*[.$J49])/100;0);0)" office:value-type="float" office:value="27" calcext:value-type="float">
            <text:p>27</text:p>
          </table:table-cell>
          <table:table-cell table:formula="of:=ROUNDUP(MAX((100-MAX([.O$5]+[.$E$2]*MIN([.AL49];0);0))*INT(([.$K49]-MAX([.AL49];0))*[.$J49])/100;0);0)" office:value-type="float" office:value="24" calcext:value-type="float">
            <text:p>24</text:p>
          </table:table-cell>
          <table:table-cell table:formula="of:=ROUNDUP(MAX((100-MAX([.P$5]+[.$E$2]*MIN([.AM49];0);0))*INT(([.$K49]-MAX([.AM49];0))*[.$J49])/100;0);0)" office:value-type="float" office:value="21" calcext:value-type="float">
            <text:p>21</text:p>
          </table:table-cell>
          <table:table-cell table:formula="of:=ROUNDUP(MAX((100-MAX([.Q$5]+[.$E$2]*MIN([.AN49];0);0))*INT(([.$K49]-MAX([.AN49];0))*[.$J49])/100;0);0)" office:value-type="float" office:value="19" calcext:value-type="float">
            <text:p>19</text:p>
          </table:table-cell>
          <table:table-cell table:formula="of:=ROUNDUP(MAX((100-MAX([.R$5]+[.$E$2]*MIN([.AO49];0);0))*INT(([.$K49]-MAX([.AO49];0))*[.$J49])/100;0);0)" office:value-type="float" office:value="19" calcext:value-type="float">
            <text:p>19</text:p>
          </table:table-cell>
          <table:table-cell table:formula="of:=ROUNDUP(MAX((100-MAX([.S$5]+[.$E$2]*MIN([.AP49];0);0))*INT(([.$K49]-MAX([.AP49];0))*[.$J49])/100;0);0)" office:value-type="float" office:value="18" calcext:value-type="float">
            <text:p>18</text:p>
          </table:table-cell>
          <table:table-cell table:formula="of:=ROUNDUP(MAX((100-MAX([.T$5]+[.$E$2]*MIN([.AQ49];0);0))*INT(([.$K49]-MAX([.AQ49];0))*[.$J49])/100;0);0)" office:value-type="float" office:value="17" calcext:value-type="float">
            <text:p>17</text:p>
          </table:table-cell>
          <table:table-cell table:formula="of:=ROUNDUP(MAX((100-MAX([.U$5]+[.$E$2]*MIN([.AR49];0);0))*INT(([.$K49]-MAX([.AR49];0))*[.$J49])/100;0);0)" office:value-type="float" office:value="17" calcext:value-type="float">
            <text:p>17</text:p>
          </table:table-cell>
          <table:table-cell table:formula="of:=ROUNDUP(MAX((100-MAX([.V$5]+[.$E$2]*MIN([.AS49];0);0))*INT(([.$K49]-MAX([.AS49];0))*[.$J49])/100;0);0)" office:value-type="float" office:value="14" calcext:value-type="float">
            <text:p>14</text:p>
          </table:table-cell>
          <table:table-cell table:formula="of:=ROUNDUP(MAX((100-MAX([.W$5]+[.$E$2]*MIN([.AT49];0);0))*INT(([.$K49]-MAX([.AT49];0))*[.$J49])/100;0);0)" office:value-type="float" office:value="13" calcext:value-type="float">
            <text:p>13</text:p>
          </table:table-cell>
          <table:table-cell table:formula="of:=ROUNDUP(MAX((100-MAX([.X$5]+[.$E$2]*MIN([.AU49];0);0))*INT(([.$K49]-MAX([.AU49];0))*[.$J49])/100;0);0)" office:value-type="float" office:value="12" calcext:value-type="float">
            <text:p>12</text:p>
          </table:table-cell>
          <table:table-cell table:formula="of:=ROUNDUP(MAX((100-MAX([.Y$5]+[.$E$2]*MIN([.AV49];0);0))*INT(([.$K49]-MAX([.AV49];0))*[.$J49])/100;0);0)" office:value-type="float" office:value="10" calcext:value-type="float">
            <text:p>10</text:p>
          </table:table-cell>
          <table:table-cell table:formula="of:=ROUNDUP(MAX((100-MAX([.Z$5]+[.$E$2]*MIN([.AW49];0);0))*INT(([.$K49]-MAX([.AW49];0))*[.$J49])/100;0);0)" office:value-type="float" office:value="9" calcext:value-type="float">
            <text:p>9</text:p>
          </table:table-cell>
          <table:table-cell table:formula="of:=ROUNDUP(MAX((100-MAX([.AA$5]+[.$E$2]*MIN([.AX49];0);0))*INT(([.$K49]-MAX([.AX49];0))*[.$J49])/100;0);0)" office:value-type="float" office:value="6" calcext:value-type="float">
            <text:p>6</text:p>
          </table:table-cell>
          <table:table-cell table:formula="of:=ROUNDUP(MAX((100-MAX([.AB$5]+[.$E$2]*MIN([.AY49];0);0))*INT(([.$K49]-MAX([.AY49];0))*[.$J49])/100;0);0)" office:value-type="float" office:value="5" calcext:value-type="float">
            <text:p>5</text:p>
          </table:table-cell>
          <table:table-cell table:formula="of:=ROUNDUP(MAX((100-MAX([.AC$5]+[.$E$2]*MIN([.AZ49];0);0))*INT(([.$K49]-MAX([.AZ49];0))*[.$J49])/100;0);0)" office:value-type="float" office:value="3" calcext:value-type="float">
            <text:p>3</text:p>
          </table:table-cell>
          <table:table-cell table:number-columns-repeated="6"/>
          <table:table-cell table:formula="of:=FLOOR([.M$4]*IF([.$E49];0.2;1))-[.$G49]" office:value-type="float" office:value="0" calcext:value-type="float">
            <text:p>0</text:p>
          </table:table-cell>
          <table:table-cell table:formula="of:=FLOOR([.N$4]*IF([.$E49];0.2;1))-[.$G49]" office:value-type="float" office:value="0" calcext:value-type="float">
            <text:p>0</text:p>
          </table:table-cell>
          <table:table-cell table:formula="of:=FLOOR([.O$4]*IF([.$E49];0.2;1))-[.$G49]" office:value-type="float" office:value="0" calcext:value-type="float">
            <text:p>0</text:p>
          </table:table-cell>
          <table:table-cell table:formula="of:=FLOOR([.P$4]*IF([.$E49];0.2;1))-[.$G49]" office:value-type="float" office:value="2" calcext:value-type="float">
            <text:p>2</text:p>
          </table:table-cell>
          <table:table-cell table:formula="of:=FLOOR([.Q$4]*IF([.$E49];0.2;1))-[.$G49]" office:value-type="float" office:value="2" calcext:value-type="float">
            <text:p>2</text:p>
          </table:table-cell>
          <table:table-cell table:formula="of:=FLOOR([.R$4]*IF([.$E49];0.2;1))-[.$G49]" office:value-type="float" office:value="2" calcext:value-type="float">
            <text:p>2</text:p>
          </table:table-cell>
          <table:table-cell table:formula="of:=FLOOR([.S$4]*IF([.$E49];0.2;1))-[.$G49]" office:value-type="float" office:value="4" calcext:value-type="float">
            <text:p>4</text:p>
          </table:table-cell>
          <table:table-cell table:formula="of:=FLOOR([.T$4]*IF([.$E49];0.2;1))-[.$G49]" office:value-type="float" office:value="4" calcext:value-type="float">
            <text:p>4</text:p>
          </table:table-cell>
          <table:table-cell table:formula="of:=FLOOR([.U$4]*IF([.$E49];0.2;1))-[.$G49]" office:value-type="float" office:value="4" calcext:value-type="float">
            <text:p>4</text:p>
          </table:table-cell>
          <table:table-cell table:formula="of:=FLOOR([.V$4]*IF([.$E49];0.2;1))-[.$G49]" office:value-type="float" office:value="6" calcext:value-type="float">
            <text:p>6</text:p>
          </table:table-cell>
          <table:table-cell table:formula="of:=FLOOR([.W$4]*IF([.$E49];0.2;1))-[.$G49]" office:value-type="float" office:value="6" calcext:value-type="float">
            <text:p>6</text:p>
          </table:table-cell>
          <table:table-cell table:formula="of:=FLOOR([.X$4]*IF([.$E49];0.2;1))-[.$G49]" office:value-type="float" office:value="8" calcext:value-type="float">
            <text:p>8</text:p>
          </table:table-cell>
          <table:table-cell table:formula="of:=FLOOR([.Y$4]*IF([.$E49];0.2;1))-[.$G49]" office:value-type="float" office:value="10" calcext:value-type="float">
            <text:p>10</text:p>
          </table:table-cell>
          <table:table-cell table:formula="of:=FLOOR([.Z$4]*IF([.$E49];0.2;1))-[.$G49]" office:value-type="float" office:value="12" calcext:value-type="float">
            <text:p>12</text:p>
          </table:table-cell>
          <table:table-cell table:formula="of:=FLOOR([.AA$4]*IF([.$E49];0.2;1))-[.$G49]" office:value-type="float" office:value="14" calcext:value-type="float">
            <text:p>14</text:p>
          </table:table-cell>
          <table:table-cell table:formula="of:=FLOOR([.AB$4]*IF([.$E49];0.2;1))-[.$G49]" office:value-type="float" office:value="14" calcext:value-type="float">
            <text:p>14</text:p>
          </table:table-cell>
          <table:table-cell table:formula="of:=FLOOR([.AC$4]*IF([.$E49];0.2;1))-[.$G4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Slug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50];[$'EcCo ammo'.$A$6:$'EcCo ammo'.$A$37];[$'EcCo ammo'.F$6:$'EcCo ammo'.F$37])" office:value-type="float" office:value="0" calcext:value-type="float">
            <text:p>0</text:p>
          </table:table-cell>
          <table:table-cell table:formula="of:=FLOOR(LOOKUP([.$B50];[$'EcCo ammo'.$A$6:$'EcCo ammo'.$A$37];[$'EcCo ammo'.H$6:$'EcCo ammo'.H$37]))" office:value-type="float" office:value="8" calcext:value-type="float">
            <text:p>8</text:p>
          </table:table-cell>
          <table:table-cell table:formula="of:=LOOKUP([.$B50];[$'EcCo ammo'.$A$6:$'EcCo ammo'.$A$37];[$'EcCo ammo'.I$6:$'EcCo ammo'.I$37])" office:value-type="float" office:value="1" calcext:value-type="float">
            <text:p>1</text:p>
          </table:table-cell>
          <table:table-cell table:formula="of:=LOOKUP([.$B50];[$'EcCo ammo'.$A$6:$'EcCo ammo'.$A$37];[$'EcCo ammo'.J$6:$'EcCo ammo'.J$37])" office:value-type="float" office:value="1" calcext:value-type="float">
            <text:p>1</text:p>
          </table:table-cell>
          <table:table-cell table:formula="of:=[.H50]/[.I50]" office:value-type="float" office:value="1" calcext:value-type="float">
            <text:p>1.00</text:p>
          </table:table-cell>
          <table:table-cell table:formula="of:=ROUND(AVERAGE([.C50];[.D50]))" office:value-type="float" office:value="29" calcext:value-type="float">
            <text:p>29</text:p>
          </table:table-cell>
          <table:table-cell/>
          <table:table-cell table:formula="of:=ROUNDUP(MAX((100-MAX([.M$5]+[.$E$2]*MIN([.AJ50];0);0))*INT(([.$K50]-MAX([.AJ50];0))*[.$J50])/100;0);0)" office:value-type="float" office:value="29" calcext:value-type="float">
            <text:p>29</text:p>
          </table:table-cell>
          <table:table-cell table:formula="of:=ROUNDUP(MAX((100-MAX([.N$5]+[.$E$2]*MIN([.AK50];0);0))*INT(([.$K50]-MAX([.AK50];0))*[.$J50])/100;0);0)" office:value-type="float" office:value="29" calcext:value-type="float">
            <text:p>29</text:p>
          </table:table-cell>
          <table:table-cell table:formula="of:=ROUNDUP(MAX((100-MAX([.O$5]+[.$E$2]*MIN([.AL50];0);0))*INT(([.$K50]-MAX([.AL50];0))*[.$J50])/100;0);0)" office:value-type="float" office:value="29" calcext:value-type="float">
            <text:p>29</text:p>
          </table:table-cell>
          <table:table-cell table:formula="of:=ROUNDUP(MAX((100-MAX([.P$5]+[.$E$2]*MIN([.AM50];0);0))*INT(([.$K50]-MAX([.AM50];0))*[.$J50])/100;0);0)" office:value-type="float" office:value="29" calcext:value-type="float">
            <text:p>29</text:p>
          </table:table-cell>
          <table:table-cell table:formula="of:=ROUNDUP(MAX((100-MAX([.Q$5]+[.$E$2]*MIN([.AN50];0);0))*INT(([.$K50]-MAX([.AN50];0))*[.$J50])/100;0);0)" office:value-type="float" office:value="29" calcext:value-type="float">
            <text:p>29</text:p>
          </table:table-cell>
          <table:table-cell table:formula="of:=ROUNDUP(MAX((100-MAX([.R$5]+[.$E$2]*MIN([.AO50];0);0))*INT(([.$K50]-MAX([.AO50];0))*[.$J50])/100;0);0)" office:value-type="float" office:value="29" calcext:value-type="float">
            <text:p>29</text:p>
          </table:table-cell>
          <table:table-cell table:formula="of:=ROUNDUP(MAX((100-MAX([.S$5]+[.$E$2]*MIN([.AP50];0);0))*INT(([.$K50]-MAX([.AP50];0))*[.$J50])/100;0);0)" office:value-type="float" office:value="29" calcext:value-type="float">
            <text:p>29</text:p>
          </table:table-cell>
          <table:table-cell table:formula="of:=ROUNDUP(MAX((100-MAX([.T$5]+[.$E$2]*MIN([.AQ50];0);0))*INT(([.$K50]-MAX([.AQ50];0))*[.$J50])/100;0);0)" office:value-type="float" office:value="29" calcext:value-type="float">
            <text:p>29</text:p>
          </table:table-cell>
          <table:table-cell table:formula="of:=ROUNDUP(MAX((100-MAX([.U$5]+[.$E$2]*MIN([.AR50];0);0))*INT(([.$K50]-MAX([.AR50];0))*[.$J50])/100;0);0)" office:value-type="float" office:value="29" calcext:value-type="float">
            <text:p>29</text:p>
          </table:table-cell>
          <table:table-cell table:formula="of:=ROUNDUP(MAX((100-MAX([.V$5]+[.$E$2]*MIN([.AS50];0);0))*INT(([.$K50]-MAX([.AS50];0))*[.$J50])/100;0);0)" office:value-type="float" office:value="24" calcext:value-type="float">
            <text:p>24</text:p>
          </table:table-cell>
          <table:table-cell table:formula="of:=ROUNDUP(MAX((100-MAX([.W$5]+[.$E$2]*MIN([.AT50];0);0))*INT(([.$K50]-MAX([.AT50];0))*[.$J50])/100;0);0)" office:value-type="float" office:value="22" calcext:value-type="float">
            <text:p>22</text:p>
          </table:table-cell>
          <table:table-cell table:formula="of:=ROUNDUP(MAX((100-MAX([.X$5]+[.$E$2]*MIN([.AU50];0);0))*INT(([.$K50]-MAX([.AU50];0))*[.$J50])/100;0);0)" office:value-type="float" office:value="16" calcext:value-type="float">
            <text:p>16</text:p>
          </table:table-cell>
          <table:table-cell table:formula="of:=ROUNDUP(MAX((100-MAX([.Y$5]+[.$E$2]*MIN([.AV50];0);0))*INT(([.$K50]-MAX([.AV50];0))*[.$J50])/100;0);0)" office:value-type="float" office:value="14" calcext:value-type="float">
            <text:p>14</text:p>
          </table:table-cell>
          <table:table-cell table:formula="of:=ROUNDUP(MAX((100-MAX([.Z$5]+[.$E$2]*MIN([.AW50];0);0))*INT(([.$K50]-MAX([.AW50];0))*[.$J50])/100;0);0)" office:value-type="float" office:value="13" calcext:value-type="float">
            <text:p>13</text:p>
          </table:table-cell>
          <table:table-cell table:formula="of:=ROUNDUP(MAX((100-MAX([.AA$5]+[.$E$2]*MIN([.AX50];0);0))*INT(([.$K50]-MAX([.AX50];0))*[.$J50])/100;0);0)" office:value-type="float" office:value="9" calcext:value-type="float">
            <text:p>9</text:p>
          </table:table-cell>
          <table:table-cell table:formula="of:=ROUNDUP(MAX((100-MAX([.AB$5]+[.$E$2]*MIN([.AY50];0);0))*INT(([.$K50]-MAX([.AY50];0))*[.$J50])/100;0);0)" office:value-type="float" office:value="7" calcext:value-type="float">
            <text:p>7</text:p>
          </table:table-cell>
          <table:table-cell table:formula="of:=ROUNDUP(MAX((100-MAX([.AC$5]+[.$E$2]*MIN([.AZ50];0);0))*INT(([.$K50]-MAX([.AZ50];0))*[.$J50])/100;0);0)" office:value-type="float" office:value="6" calcext:value-type="float">
            <text:p>6</text:p>
          </table:table-cell>
          <table:table-cell table:number-columns-repeated="6"/>
          <table:table-cell table:formula="of:=FLOOR([.M$4]*IF([.$E50];0.2;1))-[.$G50]" office:value-type="float" office:value="-8" calcext:value-type="float">
            <text:p>-8</text:p>
          </table:table-cell>
          <table:table-cell table:formula="of:=FLOOR([.N$4]*IF([.$E50];0.2;1))-[.$G50]" office:value-type="float" office:value="-8" calcext:value-type="float">
            <text:p>-8</text:p>
          </table:table-cell>
          <table:table-cell table:formula="of:=FLOOR([.O$4]*IF([.$E50];0.2;1))-[.$G50]" office:value-type="float" office:value="-8" calcext:value-type="float">
            <text:p>-8</text:p>
          </table:table-cell>
          <table:table-cell table:formula="of:=FLOOR([.P$4]*IF([.$E50];0.2;1))-[.$G50]" office:value-type="float" office:value="-6" calcext:value-type="float">
            <text:p>-6</text:p>
          </table:table-cell>
          <table:table-cell table:formula="of:=FLOOR([.Q$4]*IF([.$E50];0.2;1))-[.$G50]" office:value-type="float" office:value="-6" calcext:value-type="float">
            <text:p>-6</text:p>
          </table:table-cell>
          <table:table-cell table:formula="of:=FLOOR([.R$4]*IF([.$E50];0.2;1))-[.$G50]" office:value-type="float" office:value="-6" calcext:value-type="float">
            <text:p>-6</text:p>
          </table:table-cell>
          <table:table-cell table:formula="of:=FLOOR([.S$4]*IF([.$E50];0.2;1))-[.$G50]" office:value-type="float" office:value="-4" calcext:value-type="float">
            <text:p>-4</text:p>
          </table:table-cell>
          <table:table-cell table:formula="of:=FLOOR([.T$4]*IF([.$E50];0.2;1))-[.$G50]" office:value-type="float" office:value="-4" calcext:value-type="float">
            <text:p>-4</text:p>
          </table:table-cell>
          <table:table-cell table:formula="of:=FLOOR([.U$4]*IF([.$E50];0.2;1))-[.$G50]" office:value-type="float" office:value="-4" calcext:value-type="float">
            <text:p>-4</text:p>
          </table:table-cell>
          <table:table-cell table:formula="of:=FLOOR([.V$4]*IF([.$E50];0.2;1))-[.$G50]" office:value-type="float" office:value="-2" calcext:value-type="float">
            <text:p>-2</text:p>
          </table:table-cell>
          <table:table-cell table:formula="of:=FLOOR([.W$4]*IF([.$E50];0.2;1))-[.$G50]" office:value-type="float" office:value="-2" calcext:value-type="float">
            <text:p>-2</text:p>
          </table:table-cell>
          <table:table-cell table:formula="of:=FLOOR([.X$4]*IF([.$E50];0.2;1))-[.$G50]" office:value-type="float" office:value="0" calcext:value-type="float">
            <text:p>0</text:p>
          </table:table-cell>
          <table:table-cell table:formula="of:=FLOOR([.Y$4]*IF([.$E50];0.2;1))-[.$G50]" office:value-type="float" office:value="2" calcext:value-type="float">
            <text:p>2</text:p>
          </table:table-cell>
          <table:table-cell table:formula="of:=FLOOR([.Z$4]*IF([.$E50];0.2;1))-[.$G50]" office:value-type="float" office:value="4" calcext:value-type="float">
            <text:p>4</text:p>
          </table:table-cell>
          <table:table-cell table:formula="of:=FLOOR([.AA$4]*IF([.$E50];0.2;1))-[.$G50]" office:value-type="float" office:value="6" calcext:value-type="float">
            <text:p>6</text:p>
          </table:table-cell>
          <table:table-cell table:formula="of:=FLOOR([.AB$4]*IF([.$E50];0.2;1))-[.$G50]" office:value-type="float" office:value="6" calcext:value-type="float">
            <text:p>6</text:p>
          </table:table-cell>
          <table:table-cell table:formula="of:=FLOOR([.AC$4]*IF([.$E50];0.2;1))-[.$G5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CAWS</text:p>
          </table:table-cell>
          <table:table-cell office:value-type="string" calcext:value-type="string">
            <text:p>12 ga. Buckshot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LOOKUP([.$B51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1];[$'EcCo ammo'.$A$6:$'EcCo ammo'.$A$37];[$'EcCo ammo'.H$6:$'EcCo ammo'.H$37]))" office:value-type="float" office:value="2" calcext:value-type="float">
            <text:p>2</text:p>
          </table:table-cell>
          <table:table-cell table:formula="of:=LOOKUP([.$B51];[$'EcCo ammo'.$A$6:$'EcCo ammo'.$A$37];[$'EcCo ammo'.I$6:$'EcCo ammo'.I$37])" office:value-type="float" office:value="5" calcext:value-type="float">
            <text:p>5</text:p>
          </table:table-cell>
          <table:table-cell table:formula="of:=LOOKUP([.$B51];[$'EcCo ammo'.$A$6:$'EcCo ammo'.$A$37];[$'EcCo ammo'.J$6:$'EcCo ammo'.J$37])" office:value-type="float" office:value="4" calcext:value-type="float">
            <text:p>4</text:p>
          </table:table-cell>
          <table:table-cell table:formula="of:=[.H51]/[.I51]" office:value-type="float" office:value="1.25" calcext:value-type="float">
            <text:p>1.25</text:p>
          </table:table-cell>
          <table:table-cell table:formula="of:=ROUND(AVERAGE([.C51];[.D51]))" office:value-type="float" office:value="29" calcext:value-type="float">
            <text:p>29</text:p>
          </table:table-cell>
          <table:table-cell/>
          <table:table-cell table:formula="of:=ROUNDUP(MAX((100-MAX([.M$5]+[.$E$2]*MIN([.AJ51];0);0))*INT(([.$K51]-MAX([.AJ51];0))*[.$J51])/100;0);0)" office:value-type="float" office:value="36" calcext:value-type="float">
            <text:p>36</text:p>
          </table:table-cell>
          <table:table-cell table:formula="of:=ROUNDUP(MAX((100-MAX([.N$5]+[.$E$2]*MIN([.AK51];0);0))*INT(([.$K51]-MAX([.AK51];0))*[.$J51])/100;0);0)" office:value-type="float" office:value="36" calcext:value-type="float">
            <text:p>36</text:p>
          </table:table-cell>
          <table:table-cell table:formula="of:=ROUNDUP(MAX((100-MAX([.O$5]+[.$E$2]*MIN([.AL51];0);0))*INT(([.$K51]-MAX([.AL51];0))*[.$J51])/100;0);0)" office:value-type="float" office:value="36" calcext:value-type="float">
            <text:p>36</text:p>
          </table:table-cell>
          <table:table-cell table:formula="of:=ROUNDUP(MAX((100-MAX([.P$5]+[.$E$2]*MIN([.AM51];0);0))*INT(([.$K51]-MAX([.AM51];0))*[.$J51])/100;0);0)" office:value-type="float" office:value="27" calcext:value-type="float">
            <text:p>27</text:p>
          </table:table-cell>
          <table:table-cell table:formula="of:=ROUNDUP(MAX((100-MAX([.Q$5]+[.$E$2]*MIN([.AN51];0);0))*INT(([.$K51]-MAX([.AN51];0))*[.$J51])/100;0);0)" office:value-type="float" office:value="26" calcext:value-type="float">
            <text:p>26</text:p>
          </table:table-cell>
          <table:table-cell table:formula="of:=ROUNDUP(MAX((100-MAX([.R$5]+[.$E$2]*MIN([.AO51];0);0))*INT(([.$K51]-MAX([.AO51];0))*[.$J51])/100;0);0)" office:value-type="float" office:value="26" calcext:value-type="float">
            <text:p>26</text:p>
          </table:table-cell>
          <table:table-cell table:formula="of:=ROUNDUP(MAX((100-MAX([.S$5]+[.$E$2]*MIN([.AP51];0);0))*INT(([.$K51]-MAX([.AP51];0))*[.$J51])/100;0);0)" office:value-type="float" office:value="24" calcext:value-type="float">
            <text:p>24</text:p>
          </table:table-cell>
          <table:table-cell table:formula="of:=ROUNDUP(MAX((100-MAX([.T$5]+[.$E$2]*MIN([.AQ51];0);0))*INT(([.$K51]-MAX([.AQ51];0))*[.$J51])/100;0);0)" office:value-type="float" office:value="22" calcext:value-type="float">
            <text:p>22</text:p>
          </table:table-cell>
          <table:table-cell table:formula="of:=ROUNDUP(MAX((100-MAX([.U$5]+[.$E$2]*MIN([.AR51];0);0))*INT(([.$K51]-MAX([.AR51];0))*[.$J51])/100;0);0)" office:value-type="float" office:value="22" calcext:value-type="float">
            <text:p>22</text:p>
          </table:table-cell>
          <table:table-cell table:formula="of:=ROUNDUP(MAX((100-MAX([.V$5]+[.$E$2]*MIN([.AS51];0);0))*INT(([.$K51]-MAX([.AS51];0))*[.$J51])/100;0);0)" office:value-type="float" office:value="19" calcext:value-type="float">
            <text:p>19</text:p>
          </table:table-cell>
          <table:table-cell table:formula="of:=ROUNDUP(MAX((100-MAX([.W$5]+[.$E$2]*MIN([.AT51];0);0))*INT(([.$K51]-MAX([.AT51];0))*[.$J51])/100;0);0)" office:value-type="float" office:value="18" calcext:value-type="float">
            <text:p>18</text:p>
          </table:table-cell>
          <table:table-cell table:formula="of:=ROUNDUP(MAX((100-MAX([.X$5]+[.$E$2]*MIN([.AU51];0);0))*INT(([.$K51]-MAX([.AU51];0))*[.$J51])/100;0);0)" office:value-type="float" office:value="16" calcext:value-type="float">
            <text:p>16</text:p>
          </table:table-cell>
          <table:table-cell table:formula="of:=ROUNDUP(MAX((100-MAX([.Y$5]+[.$E$2]*MIN([.AV51];0);0))*INT(([.$K51]-MAX([.AV51];0))*[.$J51])/100;0);0)" office:value-type="float" office:value="13" calcext:value-type="float">
            <text:p>13</text:p>
          </table:table-cell>
          <table:table-cell table:formula="of:=ROUNDUP(MAX((100-MAX([.Z$5]+[.$E$2]*MIN([.AW51];0);0))*INT(([.$K51]-MAX([.AW51];0))*[.$J51])/100;0);0)" office:value-type="float" office:value="12" calcext:value-type="float">
            <text:p>12</text:p>
          </table:table-cell>
          <table:table-cell table:formula="of:=ROUNDUP(MAX((100-MAX([.AA$5]+[.$E$2]*MIN([.AX51];0);0))*INT(([.$K51]-MAX([.AX51];0))*[.$J51])/100;0);0)" office:value-type="float" office:value="8" calcext:value-type="float">
            <text:p>8</text:p>
          </table:table-cell>
          <table:table-cell table:formula="of:=ROUNDUP(MAX((100-MAX([.AB$5]+[.$E$2]*MIN([.AY51];0);0))*INT(([.$K51]-MAX([.AY51];0))*[.$J51])/100;0);0)" office:value-type="float" office:value="7" calcext:value-type="float">
            <text:p>7</text:p>
          </table:table-cell>
          <table:table-cell table:formula="of:=ROUNDUP(MAX((100-MAX([.AC$5]+[.$E$2]*MIN([.AZ51];0);0))*INT(([.$K51]-MAX([.AZ51];0))*[.$J51])/100;0);0)" office:value-type="float" office:value="4" calcext:value-type="float">
            <text:p>4</text:p>
          </table:table-cell>
          <table:table-cell table:number-columns-repeated="6"/>
          <table:table-cell table:formula="of:=FLOOR([.M$4]*IF([.$E51];0.2;1))-[.$G51]" office:value-type="float" office:value="-2" calcext:value-type="float">
            <text:p>-2</text:p>
          </table:table-cell>
          <table:table-cell table:formula="of:=FLOOR([.N$4]*IF([.$E51];0.2;1))-[.$G51]" office:value-type="float" office:value="-2" calcext:value-type="float">
            <text:p>-2</text:p>
          </table:table-cell>
          <table:table-cell table:formula="of:=FLOOR([.O$4]*IF([.$E51];0.2;1))-[.$G51]" office:value-type="float" office:value="-2" calcext:value-type="float">
            <text:p>-2</text:p>
          </table:table-cell>
          <table:table-cell table:formula="of:=FLOOR([.P$4]*IF([.$E51];0.2;1))-[.$G51]" office:value-type="float" office:value="0" calcext:value-type="float">
            <text:p>0</text:p>
          </table:table-cell>
          <table:table-cell table:formula="of:=FLOOR([.Q$4]*IF([.$E51];0.2;1))-[.$G51]" office:value-type="float" office:value="0" calcext:value-type="float">
            <text:p>0</text:p>
          </table:table-cell>
          <table:table-cell table:formula="of:=FLOOR([.R$4]*IF([.$E51];0.2;1))-[.$G51]" office:value-type="float" office:value="0" calcext:value-type="float">
            <text:p>0</text:p>
          </table:table-cell>
          <table:table-cell table:formula="of:=FLOOR([.S$4]*IF([.$E51];0.2;1))-[.$G51]" office:value-type="float" office:value="2" calcext:value-type="float">
            <text:p>2</text:p>
          </table:table-cell>
          <table:table-cell table:formula="of:=FLOOR([.T$4]*IF([.$E51];0.2;1))-[.$G51]" office:value-type="float" office:value="2" calcext:value-type="float">
            <text:p>2</text:p>
          </table:table-cell>
          <table:table-cell table:formula="of:=FLOOR([.U$4]*IF([.$E51];0.2;1))-[.$G51]" office:value-type="float" office:value="2" calcext:value-type="float">
            <text:p>2</text:p>
          </table:table-cell>
          <table:table-cell table:formula="of:=FLOOR([.V$4]*IF([.$E51];0.2;1))-[.$G51]" office:value-type="float" office:value="4" calcext:value-type="float">
            <text:p>4</text:p>
          </table:table-cell>
          <table:table-cell table:formula="of:=FLOOR([.W$4]*IF([.$E51];0.2;1))-[.$G51]" office:value-type="float" office:value="4" calcext:value-type="float">
            <text:p>4</text:p>
          </table:table-cell>
          <table:table-cell table:formula="of:=FLOOR([.X$4]*IF([.$E51];0.2;1))-[.$G51]" office:value-type="float" office:value="6" calcext:value-type="float">
            <text:p>6</text:p>
          </table:table-cell>
          <table:table-cell table:formula="of:=FLOOR([.Y$4]*IF([.$E51];0.2;1))-[.$G51]" office:value-type="float" office:value="8" calcext:value-type="float">
            <text:p>8</text:p>
          </table:table-cell>
          <table:table-cell table:formula="of:=FLOOR([.Z$4]*IF([.$E51];0.2;1))-[.$G51]" office:value-type="float" office:value="10" calcext:value-type="float">
            <text:p>10</text:p>
          </table:table-cell>
          <table:table-cell table:formula="of:=FLOOR([.AA$4]*IF([.$E51];0.2;1))-[.$G51]" office:value-type="float" office:value="12" calcext:value-type="float">
            <text:p>12</text:p>
          </table:table-cell>
          <table:table-cell table:formula="of:=FLOOR([.AB$4]*IF([.$E51];0.2;1))-[.$G51]" office:value-type="float" office:value="12" calcext:value-type="float">
            <text:p>12</text:p>
          </table:table-cell>
          <table:table-cell table:formula="of:=FLOOR([.AC$4]*IF([.$E51];0.2;1))-[.$G5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hotshell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2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2];[$'EcCo ammo'.$A$6:$'EcCo ammo'.$A$37];[$'EcCo ammo'.H$6:$'EcCo ammo'.H$37]))" office:value-type="float" office:value="0" calcext:value-type="float">
            <text:p>0</text:p>
          </table:table-cell>
          <table:table-cell table:formula="of:=LOOKUP([.$B52];[$'EcCo ammo'.$A$6:$'EcCo ammo'.$A$37];[$'EcCo ammo'.I$6:$'EcCo ammo'.I$37])" office:value-type="float" office:value="1" calcext:value-type="float">
            <text:p>1</text:p>
          </table:table-cell>
          <table:table-cell table:formula="of:=LOOKUP([.$B52];[$'EcCo ammo'.$A$6:$'EcCo ammo'.$A$37];[$'EcCo ammo'.J$6:$'EcCo ammo'.J$37])" office:value-type="float" office:value="1" calcext:value-type="float">
            <text:p>1</text:p>
          </table:table-cell>
          <table:table-cell table:formula="of:=[.H52]/[.I52]" office:value-type="float" office:value="1" calcext:value-type="float">
            <text:p>1.00</text:p>
          </table:table-cell>
          <table:table-cell table:formula="of:=ROUND(AVERAGE([.C52];[.D52]))" office:value-type="float" office:value="31" calcext:value-type="float">
            <text:p>31</text:p>
          </table:table-cell>
          <table:table-cell/>
          <table:table-cell table:formula="of:=ROUNDUP(MAX((100-MAX([.M$5]+[.$E$2]*MIN([.AJ52];0);0))*INT(([.$K52]-MAX([.AJ52];0))*[.$J52])/100;0);0)" office:value-type="float" office:value="31" calcext:value-type="float">
            <text:p>31</text:p>
          </table:table-cell>
          <table:table-cell table:formula="of:=ROUNDUP(MAX((100-MAX([.N$5]+[.$E$2]*MIN([.AK52];0);0))*INT(([.$K52]-MAX([.AK52];0))*[.$J52])/100;0);0)" office:value-type="float" office:value="28" calcext:value-type="float">
            <text:p>28</text:p>
          </table:table-cell>
          <table:table-cell table:formula="of:=ROUNDUP(MAX((100-MAX([.O$5]+[.$E$2]*MIN([.AL52];0);0))*INT(([.$K52]-MAX([.AL52];0))*[.$J52])/100;0);0)" office:value-type="float" office:value="25" calcext:value-type="float">
            <text:p>25</text:p>
          </table:table-cell>
          <table:table-cell table:formula="of:=ROUNDUP(MAX((100-MAX([.P$5]+[.$E$2]*MIN([.AM52];0);0))*INT(([.$K52]-MAX([.AM52];0))*[.$J52])/100;0);0)" office:value-type="float" office:value="22" calcext:value-type="float">
            <text:p>22</text:p>
          </table:table-cell>
          <table:table-cell table:formula="of:=ROUNDUP(MAX((100-MAX([.Q$5]+[.$E$2]*MIN([.AN52];0);0))*INT(([.$K52]-MAX([.AN52];0))*[.$J52])/100;0);0)" office:value-type="float" office:value="21" calcext:value-type="float">
            <text:p>21</text:p>
          </table:table-cell>
          <table:table-cell table:formula="of:=ROUNDUP(MAX((100-MAX([.R$5]+[.$E$2]*MIN([.AO52];0);0))*INT(([.$K52]-MAX([.AO52];0))*[.$J52])/100;0);0)" office:value-type="float" office:value="21" calcext:value-type="float">
            <text:p>21</text:p>
          </table:table-cell>
          <table:table-cell table:formula="of:=ROUNDUP(MAX((100-MAX([.S$5]+[.$E$2]*MIN([.AP52];0);0))*INT(([.$K52]-MAX([.AP52];0))*[.$J52])/100;0);0)" office:value-type="float" office:value="19" calcext:value-type="float">
            <text:p>19</text:p>
          </table:table-cell>
          <table:table-cell table:formula="of:=ROUNDUP(MAX((100-MAX([.T$5]+[.$E$2]*MIN([.AQ52];0);0))*INT(([.$K52]-MAX([.AQ52];0))*[.$J52])/100;0);0)" office:value-type="float" office:value="18" calcext:value-type="float">
            <text:p>18</text:p>
          </table:table-cell>
          <table:table-cell table:formula="of:=ROUNDUP(MAX((100-MAX([.U$5]+[.$E$2]*MIN([.AR52];0);0))*INT(([.$K52]-MAX([.AR52];0))*[.$J52])/100;0);0)" office:value-type="float" office:value="18" calcext:value-type="float">
            <text:p>18</text:p>
          </table:table-cell>
          <table:table-cell table:formula="of:=ROUNDUP(MAX((100-MAX([.V$5]+[.$E$2]*MIN([.AS52];0);0))*INT(([.$K52]-MAX([.AS52];0))*[.$J52])/100;0);0)" office:value-type="float" office:value="15" calcext:value-type="float">
            <text:p>15</text:p>
          </table:table-cell>
          <table:table-cell table:formula="of:=ROUNDUP(MAX((100-MAX([.W$5]+[.$E$2]*MIN([.AT52];0);0))*INT(([.$K52]-MAX([.AT52];0))*[.$J52])/100;0);0)" office:value-type="float" office:value="14" calcext:value-type="float">
            <text:p>14</text:p>
          </table:table-cell>
          <table:table-cell table:formula="of:=ROUNDUP(MAX((100-MAX([.X$5]+[.$E$2]*MIN([.AU52];0);0))*INT(([.$K52]-MAX([.AU52];0))*[.$J52])/100;0);0)" office:value-type="float" office:value="13" calcext:value-type="float">
            <text:p>13</text:p>
          </table:table-cell>
          <table:table-cell table:formula="of:=ROUNDUP(MAX((100-MAX([.Y$5]+[.$E$2]*MIN([.AV52];0);0))*INT(([.$K52]-MAX([.AV52];0))*[.$J52])/100;0);0)" office:value-type="float" office:value="11" calcext:value-type="float">
            <text:p>11</text:p>
          </table:table-cell>
          <table:table-cell table:formula="of:=ROUNDUP(MAX((100-MAX([.Z$5]+[.$E$2]*MIN([.AW52];0);0))*INT(([.$K52]-MAX([.AW52];0))*[.$J52])/100;0);0)" office:value-type="float" office:value="10" calcext:value-type="float">
            <text:p>10</text:p>
          </table:table-cell>
          <table:table-cell table:formula="of:=ROUNDUP(MAX((100-MAX([.AA$5]+[.$E$2]*MIN([.AX52];0);0))*INT(([.$K52]-MAX([.AX52];0))*[.$J52])/100;0);0)" office:value-type="float" office:value="6" calcext:value-type="float">
            <text:p>6</text:p>
          </table:table-cell>
          <table:table-cell table:formula="of:=ROUNDUP(MAX((100-MAX([.AB$5]+[.$E$2]*MIN([.AY52];0);0))*INT(([.$K52]-MAX([.AY52];0))*[.$J52])/100;0);0)" office:value-type="float" office:value="6" calcext:value-type="float">
            <text:p>6</text:p>
          </table:table-cell>
          <table:table-cell table:formula="of:=ROUNDUP(MAX((100-MAX([.AC$5]+[.$E$2]*MIN([.AZ52];0);0))*INT(([.$K52]-MAX([.AZ52];0))*[.$J52])/100;0);0)" office:value-type="float" office:value="4" calcext:value-type="float">
            <text:p>4</text:p>
          </table:table-cell>
          <table:table-cell table:number-columns-repeated="6"/>
          <table:table-cell table:formula="of:=FLOOR([.M$4]*IF([.$E52];0.2;1))-[.$G52]" office:value-type="float" office:value="0" calcext:value-type="float">
            <text:p>0</text:p>
          </table:table-cell>
          <table:table-cell table:formula="of:=FLOOR([.N$4]*IF([.$E52];0.2;1))-[.$G52]" office:value-type="float" office:value="0" calcext:value-type="float">
            <text:p>0</text:p>
          </table:table-cell>
          <table:table-cell table:formula="of:=FLOOR([.O$4]*IF([.$E52];0.2;1))-[.$G52]" office:value-type="float" office:value="0" calcext:value-type="float">
            <text:p>0</text:p>
          </table:table-cell>
          <table:table-cell table:formula="of:=FLOOR([.P$4]*IF([.$E52];0.2;1))-[.$G52]" office:value-type="float" office:value="2" calcext:value-type="float">
            <text:p>2</text:p>
          </table:table-cell>
          <table:table-cell table:formula="of:=FLOOR([.Q$4]*IF([.$E52];0.2;1))-[.$G52]" office:value-type="float" office:value="2" calcext:value-type="float">
            <text:p>2</text:p>
          </table:table-cell>
          <table:table-cell table:formula="of:=FLOOR([.R$4]*IF([.$E52];0.2;1))-[.$G52]" office:value-type="float" office:value="2" calcext:value-type="float">
            <text:p>2</text:p>
          </table:table-cell>
          <table:table-cell table:formula="of:=FLOOR([.S$4]*IF([.$E52];0.2;1))-[.$G52]" office:value-type="float" office:value="4" calcext:value-type="float">
            <text:p>4</text:p>
          </table:table-cell>
          <table:table-cell table:formula="of:=FLOOR([.T$4]*IF([.$E52];0.2;1))-[.$G52]" office:value-type="float" office:value="4" calcext:value-type="float">
            <text:p>4</text:p>
          </table:table-cell>
          <table:table-cell table:formula="of:=FLOOR([.U$4]*IF([.$E52];0.2;1))-[.$G52]" office:value-type="float" office:value="4" calcext:value-type="float">
            <text:p>4</text:p>
          </table:table-cell>
          <table:table-cell table:formula="of:=FLOOR([.V$4]*IF([.$E52];0.2;1))-[.$G52]" office:value-type="float" office:value="6" calcext:value-type="float">
            <text:p>6</text:p>
          </table:table-cell>
          <table:table-cell table:formula="of:=FLOOR([.W$4]*IF([.$E52];0.2;1))-[.$G52]" office:value-type="float" office:value="6" calcext:value-type="float">
            <text:p>6</text:p>
          </table:table-cell>
          <table:table-cell table:formula="of:=FLOOR([.X$4]*IF([.$E52];0.2;1))-[.$G52]" office:value-type="float" office:value="8" calcext:value-type="float">
            <text:p>8</text:p>
          </table:table-cell>
          <table:table-cell table:formula="of:=FLOOR([.Y$4]*IF([.$E52];0.2;1))-[.$G52]" office:value-type="float" office:value="10" calcext:value-type="float">
            <text:p>10</text:p>
          </table:table-cell>
          <table:table-cell table:formula="of:=FLOOR([.Z$4]*IF([.$E52];0.2;1))-[.$G52]" office:value-type="float" office:value="12" calcext:value-type="float">
            <text:p>12</text:p>
          </table:table-cell>
          <table:table-cell table:formula="of:=FLOOR([.AA$4]*IF([.$E52];0.2;1))-[.$G52]" office:value-type="float" office:value="14" calcext:value-type="float">
            <text:p>14</text:p>
          </table:table-cell>
          <table:table-cell table:formula="of:=FLOOR([.AB$4]*IF([.$E52];0.2;1))-[.$G52]" office:value-type="float" office:value="14" calcext:value-type="float">
            <text:p>14</text:p>
          </table:table-cell>
          <table:table-cell table:formula="of:=FLOOR([.AC$4]*IF([.$E52];0.2;1))-[.$G5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Slugs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3];[$'EcCo ammo'.$A$6:$'EcCo ammo'.$A$37];[$'EcCo ammo'.F$6:$'EcCo ammo'.F$37])" office:value-type="float" office:value="0" calcext:value-type="float">
            <text:p>0</text:p>
          </table:table-cell>
          <table:table-cell table:formula="of:=FLOOR(LOOKUP([.$B53];[$'EcCo ammo'.$A$6:$'EcCo ammo'.$A$37];[$'EcCo ammo'.H$6:$'EcCo ammo'.H$37]))" office:value-type="float" office:value="8" calcext:value-type="float">
            <text:p>8</text:p>
          </table:table-cell>
          <table:table-cell table:formula="of:=LOOKUP([.$B53];[$'EcCo ammo'.$A$6:$'EcCo ammo'.$A$37];[$'EcCo ammo'.I$6:$'EcCo ammo'.I$37])" office:value-type="float" office:value="1" calcext:value-type="float">
            <text:p>1</text:p>
          </table:table-cell>
          <table:table-cell table:formula="of:=LOOKUP([.$B53];[$'EcCo ammo'.$A$6:$'EcCo ammo'.$A$37];[$'EcCo ammo'.J$6:$'EcCo ammo'.J$37])" office:value-type="float" office:value="1" calcext:value-type="float">
            <text:p>1</text:p>
          </table:table-cell>
          <table:table-cell table:formula="of:=[.H53]/[.I53]" office:value-type="float" office:value="1" calcext:value-type="float">
            <text:p>1.00</text:p>
          </table:table-cell>
          <table:table-cell table:formula="of:=ROUND(AVERAGE([.C53];[.D53]))" office:value-type="float" office:value="31" calcext:value-type="float">
            <text:p>31</text:p>
          </table:table-cell>
          <table:table-cell/>
          <table:table-cell table:formula="of:=ROUNDUP(MAX((100-MAX([.M$5]+[.$E$2]*MIN([.AJ53];0);0))*INT(([.$K53]-MAX([.AJ53];0))*[.$J53])/100;0);0)" office:value-type="float" office:value="31" calcext:value-type="float">
            <text:p>31</text:p>
          </table:table-cell>
          <table:table-cell table:formula="of:=ROUNDUP(MAX((100-MAX([.N$5]+[.$E$2]*MIN([.AK53];0);0))*INT(([.$K53]-MAX([.AK53];0))*[.$J53])/100;0);0)" office:value-type="float" office:value="31" calcext:value-type="float">
            <text:p>31</text:p>
          </table:table-cell>
          <table:table-cell table:formula="of:=ROUNDUP(MAX((100-MAX([.O$5]+[.$E$2]*MIN([.AL53];0);0))*INT(([.$K53]-MAX([.AL53];0))*[.$J53])/100;0);0)" office:value-type="float" office:value="31" calcext:value-type="float">
            <text:p>31</text:p>
          </table:table-cell>
          <table:table-cell table:formula="of:=ROUNDUP(MAX((100-MAX([.P$5]+[.$E$2]*MIN([.AM53];0);0))*INT(([.$K53]-MAX([.AM53];0))*[.$J53])/100;0);0)" office:value-type="float" office:value="31" calcext:value-type="float">
            <text:p>31</text:p>
          </table:table-cell>
          <table:table-cell table:formula="of:=ROUNDUP(MAX((100-MAX([.Q$5]+[.$E$2]*MIN([.AN53];0);0))*INT(([.$K53]-MAX([.AN53];0))*[.$J53])/100;0);0)" office:value-type="float" office:value="31" calcext:value-type="float">
            <text:p>31</text:p>
          </table:table-cell>
          <table:table-cell table:formula="of:=ROUNDUP(MAX((100-MAX([.R$5]+[.$E$2]*MIN([.AO53];0);0))*INT(([.$K53]-MAX([.AO53];0))*[.$J53])/100;0);0)" office:value-type="float" office:value="31" calcext:value-type="float">
            <text:p>31</text:p>
          </table:table-cell>
          <table:table-cell table:formula="of:=ROUNDUP(MAX((100-MAX([.S$5]+[.$E$2]*MIN([.AP53];0);0))*INT(([.$K53]-MAX([.AP53];0))*[.$J53])/100;0);0)" office:value-type="float" office:value="31" calcext:value-type="float">
            <text:p>31</text:p>
          </table:table-cell>
          <table:table-cell table:formula="of:=ROUNDUP(MAX((100-MAX([.T$5]+[.$E$2]*MIN([.AQ53];0);0))*INT(([.$K53]-MAX([.AQ53];0))*[.$J53])/100;0);0)" office:value-type="float" office:value="31" calcext:value-type="float">
            <text:p>31</text:p>
          </table:table-cell>
          <table:table-cell table:formula="of:=ROUNDUP(MAX((100-MAX([.U$5]+[.$E$2]*MIN([.AR53];0);0))*INT(([.$K53]-MAX([.AR53];0))*[.$J53])/100;0);0)" office:value-type="float" office:value="31" calcext:value-type="float">
            <text:p>31</text:p>
          </table:table-cell>
          <table:table-cell table:formula="of:=ROUNDUP(MAX((100-MAX([.V$5]+[.$E$2]*MIN([.AS53];0);0))*INT(([.$K53]-MAX([.AS53];0))*[.$J53])/100;0);0)" office:value-type="float" office:value="25" calcext:value-type="float">
            <text:p>25</text:p>
          </table:table-cell>
          <table:table-cell table:formula="of:=ROUNDUP(MAX((100-MAX([.W$5]+[.$E$2]*MIN([.AT53];0);0))*INT(([.$K53]-MAX([.AT53];0))*[.$J53])/100;0);0)" office:value-type="float" office:value="24" calcext:value-type="float">
            <text:p>24</text:p>
          </table:table-cell>
          <table:table-cell table:formula="of:=ROUNDUP(MAX((100-MAX([.X$5]+[.$E$2]*MIN([.AU53];0);0))*INT(([.$K53]-MAX([.AU53];0))*[.$J53])/100;0);0)" office:value-type="float" office:value="18" calcext:value-type="float">
            <text:p>18</text:p>
          </table:table-cell>
          <table:table-cell table:formula="of:=ROUNDUP(MAX((100-MAX([.Y$5]+[.$E$2]*MIN([.AV53];0);0))*INT(([.$K53]-MAX([.AV53];0))*[.$J53])/100;0);0)" office:value-type="float" office:value="15" calcext:value-type="float">
            <text:p>15</text:p>
          </table:table-cell>
          <table:table-cell table:formula="of:=ROUNDUP(MAX((100-MAX([.Z$5]+[.$E$2]*MIN([.AW53];0);0))*INT(([.$K53]-MAX([.AW53];0))*[.$J53])/100;0);0)" office:value-type="float" office:value="14" calcext:value-type="float">
            <text:p>14</text:p>
          </table:table-cell>
          <table:table-cell table:formula="of:=ROUNDUP(MAX((100-MAX([.AA$5]+[.$E$2]*MIN([.AX53];0);0))*INT(([.$K53]-MAX([.AX53];0))*[.$J53])/100;0);0)" office:value-type="float" office:value="9" calcext:value-type="float">
            <text:p>9</text:p>
          </table:table-cell>
          <table:table-cell table:formula="of:=ROUNDUP(MAX((100-MAX([.AB$5]+[.$E$2]*MIN([.AY53];0);0))*INT(([.$K53]-MAX([.AY53];0))*[.$J53])/100;0);0)" office:value-type="float" office:value="8" calcext:value-type="float">
            <text:p>8</text:p>
          </table:table-cell>
          <table:table-cell table:formula="of:=ROUNDUP(MAX((100-MAX([.AC$5]+[.$E$2]*MIN([.AZ53];0);0))*INT(([.$K53]-MAX([.AZ53];0))*[.$J53])/100;0);0)" office:value-type="float" office:value="6" calcext:value-type="float">
            <text:p>6</text:p>
          </table:table-cell>
          <table:table-cell table:number-columns-repeated="6"/>
          <table:table-cell table:formula="of:=FLOOR([.M$4]*IF([.$E53];0.2;1))-[.$G53]" office:value-type="float" office:value="-8" calcext:value-type="float">
            <text:p>-8</text:p>
          </table:table-cell>
          <table:table-cell table:formula="of:=FLOOR([.N$4]*IF([.$E53];0.2;1))-[.$G53]" office:value-type="float" office:value="-8" calcext:value-type="float">
            <text:p>-8</text:p>
          </table:table-cell>
          <table:table-cell table:formula="of:=FLOOR([.O$4]*IF([.$E53];0.2;1))-[.$G53]" office:value-type="float" office:value="-8" calcext:value-type="float">
            <text:p>-8</text:p>
          </table:table-cell>
          <table:table-cell table:formula="of:=FLOOR([.P$4]*IF([.$E53];0.2;1))-[.$G53]" office:value-type="float" office:value="-6" calcext:value-type="float">
            <text:p>-6</text:p>
          </table:table-cell>
          <table:table-cell table:formula="of:=FLOOR([.Q$4]*IF([.$E53];0.2;1))-[.$G53]" office:value-type="float" office:value="-6" calcext:value-type="float">
            <text:p>-6</text:p>
          </table:table-cell>
          <table:table-cell table:formula="of:=FLOOR([.R$4]*IF([.$E53];0.2;1))-[.$G53]" office:value-type="float" office:value="-6" calcext:value-type="float">
            <text:p>-6</text:p>
          </table:table-cell>
          <table:table-cell table:formula="of:=FLOOR([.S$4]*IF([.$E53];0.2;1))-[.$G53]" office:value-type="float" office:value="-4" calcext:value-type="float">
            <text:p>-4</text:p>
          </table:table-cell>
          <table:table-cell table:formula="of:=FLOOR([.T$4]*IF([.$E53];0.2;1))-[.$G53]" office:value-type="float" office:value="-4" calcext:value-type="float">
            <text:p>-4</text:p>
          </table:table-cell>
          <table:table-cell table:formula="of:=FLOOR([.U$4]*IF([.$E53];0.2;1))-[.$G53]" office:value-type="float" office:value="-4" calcext:value-type="float">
            <text:p>-4</text:p>
          </table:table-cell>
          <table:table-cell table:formula="of:=FLOOR([.V$4]*IF([.$E53];0.2;1))-[.$G53]" office:value-type="float" office:value="-2" calcext:value-type="float">
            <text:p>-2</text:p>
          </table:table-cell>
          <table:table-cell table:formula="of:=FLOOR([.W$4]*IF([.$E53];0.2;1))-[.$G53]" office:value-type="float" office:value="-2" calcext:value-type="float">
            <text:p>-2</text:p>
          </table:table-cell>
          <table:table-cell table:formula="of:=FLOOR([.X$4]*IF([.$E53];0.2;1))-[.$G53]" office:value-type="float" office:value="0" calcext:value-type="float">
            <text:p>0</text:p>
          </table:table-cell>
          <table:table-cell table:formula="of:=FLOOR([.Y$4]*IF([.$E53];0.2;1))-[.$G53]" office:value-type="float" office:value="2" calcext:value-type="float">
            <text:p>2</text:p>
          </table:table-cell>
          <table:table-cell table:formula="of:=FLOOR([.Z$4]*IF([.$E53];0.2;1))-[.$G53]" office:value-type="float" office:value="4" calcext:value-type="float">
            <text:p>4</text:p>
          </table:table-cell>
          <table:table-cell table:formula="of:=FLOOR([.AA$4]*IF([.$E53];0.2;1))-[.$G53]" office:value-type="float" office:value="6" calcext:value-type="float">
            <text:p>6</text:p>
          </table:table-cell>
          <table:table-cell table:formula="of:=FLOOR([.AB$4]*IF([.$E53];0.2;1))-[.$G53]" office:value-type="float" office:value="6" calcext:value-type="float">
            <text:p>6</text:p>
          </table:table-cell>
          <table:table-cell table:formula="of:=FLOOR([.AC$4]*IF([.$E53];0.2;1))-[.$G53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cor Jackhammer</text:p>
          </table:table-cell>
          <table:table-cell office:value-type="string" calcext:value-type="string">
            <text:p>12 ga. Buckshot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LOOKUP([.$B54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4];[$'EcCo ammo'.$A$6:$'EcCo ammo'.$A$37];[$'EcCo ammo'.H$6:$'EcCo ammo'.H$37]))" office:value-type="float" office:value="2" calcext:value-type="float">
            <text:p>2</text:p>
          </table:table-cell>
          <table:table-cell table:formula="of:=LOOKUP([.$B54];[$'EcCo ammo'.$A$6:$'EcCo ammo'.$A$37];[$'EcCo ammo'.I$6:$'EcCo ammo'.I$37])" office:value-type="float" office:value="5" calcext:value-type="float">
            <text:p>5</text:p>
          </table:table-cell>
          <table:table-cell table:formula="of:=LOOKUP([.$B54];[$'EcCo ammo'.$A$6:$'EcCo ammo'.$A$37];[$'EcCo ammo'.J$6:$'EcCo ammo'.J$37])" office:value-type="float" office:value="4" calcext:value-type="float">
            <text:p>4</text:p>
          </table:table-cell>
          <table:table-cell table:formula="of:=[.H54]/[.I54]" office:value-type="float" office:value="1.25" calcext:value-type="float">
            <text:p>1.25</text:p>
          </table:table-cell>
          <table:table-cell table:formula="of:=ROUND(AVERAGE([.C54];[.D54]))" office:value-type="float" office:value="31" calcext:value-type="float">
            <text:p>31</text:p>
          </table:table-cell>
          <table:table-cell/>
          <table:table-cell table:formula="of:=ROUNDUP(MAX((100-MAX([.M$5]+[.$E$2]*MIN([.AJ54];0);0))*INT(([.$K54]-MAX([.AJ54];0))*[.$J54])/100;0);0)" office:value-type="float" office:value="38" calcext:value-type="float">
            <text:p>38</text:p>
          </table:table-cell>
          <table:table-cell table:formula="of:=ROUNDUP(MAX((100-MAX([.N$5]+[.$E$2]*MIN([.AK54];0);0))*INT(([.$K54]-MAX([.AK54];0))*[.$J54])/100;0);0)" office:value-type="float" office:value="38" calcext:value-type="float">
            <text:p>38</text:p>
          </table:table-cell>
          <table:table-cell table:formula="of:=ROUNDUP(MAX((100-MAX([.O$5]+[.$E$2]*MIN([.AL54];0);0))*INT(([.$K54]-MAX([.AL54];0))*[.$J54])/100;0);0)" office:value-type="float" office:value="38" calcext:value-type="float">
            <text:p>38</text:p>
          </table:table-cell>
          <table:table-cell table:formula="of:=ROUNDUP(MAX((100-MAX([.P$5]+[.$E$2]*MIN([.AM54];0);0))*INT(([.$K54]-MAX([.AM54];0))*[.$J54])/100;0);0)" office:value-type="float" office:value="29" calcext:value-type="float">
            <text:p>29</text:p>
          </table:table-cell>
          <table:table-cell table:formula="of:=ROUNDUP(MAX((100-MAX([.Q$5]+[.$E$2]*MIN([.AN54];0);0))*INT(([.$K54]-MAX([.AN54];0))*[.$J54])/100;0);0)" office:value-type="float" office:value="27" calcext:value-type="float">
            <text:p>27</text:p>
          </table:table-cell>
          <table:table-cell table:formula="of:=ROUNDUP(MAX((100-MAX([.R$5]+[.$E$2]*MIN([.AO54];0);0))*INT(([.$K54]-MAX([.AO54];0))*[.$J54])/100;0);0)" office:value-type="float" office:value="27" calcext:value-type="float">
            <text:p>27</text:p>
          </table:table-cell>
          <table:table-cell table:formula="of:=ROUNDUP(MAX((100-MAX([.S$5]+[.$E$2]*MIN([.AP54];0);0))*INT(([.$K54]-MAX([.AP54];0))*[.$J54])/100;0);0)" office:value-type="float" office:value="26" calcext:value-type="float">
            <text:p>26</text:p>
          </table:table-cell>
          <table:table-cell table:formula="of:=ROUNDUP(MAX((100-MAX([.T$5]+[.$E$2]*MIN([.AQ54];0);0))*INT(([.$K54]-MAX([.AQ54];0))*[.$J54])/100;0);0)" office:value-type="float" office:value="24" calcext:value-type="float">
            <text:p>24</text:p>
          </table:table-cell>
          <table:table-cell table:formula="of:=ROUNDUP(MAX((100-MAX([.U$5]+[.$E$2]*MIN([.AR54];0);0))*INT(([.$K54]-MAX([.AR54];0))*[.$J54])/100;0);0)" office:value-type="float" office:value="24" calcext:value-type="float">
            <text:p>24</text:p>
          </table:table-cell>
          <table:table-cell table:formula="of:=ROUNDUP(MAX((100-MAX([.V$5]+[.$E$2]*MIN([.AS54];0);0))*INT(([.$K54]-MAX([.AS54];0))*[.$J54])/100;0);0)" office:value-type="float" office:value="20" calcext:value-type="float">
            <text:p>20</text:p>
          </table:table-cell>
          <table:table-cell table:formula="of:=ROUNDUP(MAX((100-MAX([.W$5]+[.$E$2]*MIN([.AT54];0);0))*INT(([.$K54]-MAX([.AT54];0))*[.$J54])/100;0);0)" office:value-type="float" office:value="19" calcext:value-type="float">
            <text:p>19</text:p>
          </table:table-cell>
          <table:table-cell table:formula="of:=ROUNDUP(MAX((100-MAX([.X$5]+[.$E$2]*MIN([.AU54];0);0))*INT(([.$K54]-MAX([.AU54];0))*[.$J54])/100;0);0)" office:value-type="float" office:value="18" calcext:value-type="float">
            <text:p>18</text:p>
          </table:table-cell>
          <table:table-cell table:formula="of:=ROUNDUP(MAX((100-MAX([.Y$5]+[.$E$2]*MIN([.AV54];0);0))*INT(([.$K54]-MAX([.AV54];0))*[.$J54])/100;0);0)" office:value-type="float" office:value="14" calcext:value-type="float">
            <text:p>14</text:p>
          </table:table-cell>
          <table:table-cell table:formula="of:=ROUNDUP(MAX((100-MAX([.Z$5]+[.$E$2]*MIN([.AW54];0);0))*INT(([.$K54]-MAX([.AW54];0))*[.$J54])/100;0);0)" office:value-type="float" office:value="13" calcext:value-type="float">
            <text:p>13</text:p>
          </table:table-cell>
          <table:table-cell table:formula="of:=ROUNDUP(MAX((100-MAX([.AA$5]+[.$E$2]*MIN([.AX54];0);0))*INT(([.$K54]-MAX([.AX54];0))*[.$J54])/100;0);0)" office:value-type="float" office:value="9" calcext:value-type="float">
            <text:p>9</text:p>
          </table:table-cell>
          <table:table-cell table:formula="of:=ROUNDUP(MAX((100-MAX([.AB$5]+[.$E$2]*MIN([.AY54];0);0))*INT(([.$K54]-MAX([.AY54];0))*[.$J54])/100;0);0)" office:value-type="float" office:value="7" calcext:value-type="float">
            <text:p>7</text:p>
          </table:table-cell>
          <table:table-cell table:formula="of:=ROUNDUP(MAX((100-MAX([.AC$5]+[.$E$2]*MIN([.AZ54];0);0))*INT(([.$K54]-MAX([.AZ54];0))*[.$J54])/100;0);0)" office:value-type="float" office:value="5" calcext:value-type="float">
            <text:p>5</text:p>
          </table:table-cell>
          <table:table-cell table:number-columns-repeated="6"/>
          <table:table-cell table:formula="of:=FLOOR([.M$4]*IF([.$E54];0.2;1))-[.$G54]" office:value-type="float" office:value="-2" calcext:value-type="float">
            <text:p>-2</text:p>
          </table:table-cell>
          <table:table-cell table:formula="of:=FLOOR([.N$4]*IF([.$E54];0.2;1))-[.$G54]" office:value-type="float" office:value="-2" calcext:value-type="float">
            <text:p>-2</text:p>
          </table:table-cell>
          <table:table-cell table:formula="of:=FLOOR([.O$4]*IF([.$E54];0.2;1))-[.$G54]" office:value-type="float" office:value="-2" calcext:value-type="float">
            <text:p>-2</text:p>
          </table:table-cell>
          <table:table-cell table:formula="of:=FLOOR([.P$4]*IF([.$E54];0.2;1))-[.$G54]" office:value-type="float" office:value="0" calcext:value-type="float">
            <text:p>0</text:p>
          </table:table-cell>
          <table:table-cell table:formula="of:=FLOOR([.Q$4]*IF([.$E54];0.2;1))-[.$G54]" office:value-type="float" office:value="0" calcext:value-type="float">
            <text:p>0</text:p>
          </table:table-cell>
          <table:table-cell table:formula="of:=FLOOR([.R$4]*IF([.$E54];0.2;1))-[.$G54]" office:value-type="float" office:value="0" calcext:value-type="float">
            <text:p>0</text:p>
          </table:table-cell>
          <table:table-cell table:formula="of:=FLOOR([.S$4]*IF([.$E54];0.2;1))-[.$G54]" office:value-type="float" office:value="2" calcext:value-type="float">
            <text:p>2</text:p>
          </table:table-cell>
          <table:table-cell table:formula="of:=FLOOR([.T$4]*IF([.$E54];0.2;1))-[.$G54]" office:value-type="float" office:value="2" calcext:value-type="float">
            <text:p>2</text:p>
          </table:table-cell>
          <table:table-cell table:formula="of:=FLOOR([.U$4]*IF([.$E54];0.2;1))-[.$G54]" office:value-type="float" office:value="2" calcext:value-type="float">
            <text:p>2</text:p>
          </table:table-cell>
          <table:table-cell table:formula="of:=FLOOR([.V$4]*IF([.$E54];0.2;1))-[.$G54]" office:value-type="float" office:value="4" calcext:value-type="float">
            <text:p>4</text:p>
          </table:table-cell>
          <table:table-cell table:formula="of:=FLOOR([.W$4]*IF([.$E54];0.2;1))-[.$G54]" office:value-type="float" office:value="4" calcext:value-type="float">
            <text:p>4</text:p>
          </table:table-cell>
          <table:table-cell table:formula="of:=FLOOR([.X$4]*IF([.$E54];0.2;1))-[.$G54]" office:value-type="float" office:value="6" calcext:value-type="float">
            <text:p>6</text:p>
          </table:table-cell>
          <table:table-cell table:formula="of:=FLOOR([.Y$4]*IF([.$E54];0.2;1))-[.$G54]" office:value-type="float" office:value="8" calcext:value-type="float">
            <text:p>8</text:p>
          </table:table-cell>
          <table:table-cell table:formula="of:=FLOOR([.Z$4]*IF([.$E54];0.2;1))-[.$G54]" office:value-type="float" office:value="10" calcext:value-type="float">
            <text:p>10</text:p>
          </table:table-cell>
          <table:table-cell table:formula="of:=FLOOR([.AA$4]*IF([.$E54];0.2;1))-[.$G54]" office:value-type="float" office:value="12" calcext:value-type="float">
            <text:p>12</text:p>
          </table:table-cell>
          <table:table-cell table:formula="of:=FLOOR([.AB$4]*IF([.$E54];0.2;1))-[.$G54]" office:value-type="float" office:value="12" calcext:value-type="float">
            <text:p>12</text:p>
          </table:table-cell>
          <table:table-cell table:formula="of:=FLOOR([.AC$4]*IF([.$E54];0.2;1))-[.$G5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A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55];[$'EcCo ammo'.$A$6:$'EcCo ammo'.$A$37];[$'EcCo ammo'.F$6:$'EcCo ammo'.F$37])" office:value-type="float" office:value="-20" calcext:value-type="float">
            <text:p>-20</text:p>
          </table:table-cell>
          <table:table-cell table:formula="of:=FLOOR(LOOKUP([.$B55];[$'EcCo ammo'.$A$6:$'EcCo ammo'.$A$37];[$'EcCo ammo'.H$6:$'EcCo ammo'.H$37]))" office:value-type="float" office:value="10" calcext:value-type="float">
            <text:p>10</text:p>
          </table:table-cell>
          <table:table-cell table:formula="of:=LOOKUP([.$B55];[$'EcCo ammo'.$A$6:$'EcCo ammo'.$A$37];[$'EcCo ammo'.I$6:$'EcCo ammo'.I$37])" office:value-type="float" office:value="1" calcext:value-type="float">
            <text:p>1</text:p>
          </table:table-cell>
          <table:table-cell table:formula="of:=LOOKUP([.$B55];[$'EcCo ammo'.$A$6:$'EcCo ammo'.$A$37];[$'EcCo ammo'.J$6:$'EcCo ammo'.J$37])" office:value-type="float" office:value="1" calcext:value-type="float">
            <text:p>1</text:p>
          </table:table-cell>
          <table:table-cell table:formula="of:=[.H55]/[.I55]" office:value-type="float" office:value="1" calcext:value-type="float">
            <text:p>1.00</text:p>
          </table:table-cell>
          <table:table-cell table:formula="of:=ROUND(AVERAGE([.C55];[.D55]))" office:value-type="float" office:value="17" calcext:value-type="float">
            <text:p>17</text:p>
          </table:table-cell>
          <table:table-cell/>
          <table:table-cell table:formula="of:=ROUNDUP(MAX((100-MAX([.M$5]+[.$E$2]*MIN([.AJ55];0);0))*INT(([.$K55]-MAX([.AJ55];0))*[.$J55])/100;0);0)" office:value-type="float" office:value="17" calcext:value-type="float">
            <text:p>17</text:p>
          </table:table-cell>
          <table:table-cell table:formula="of:=ROUNDUP(MAX((100-MAX([.N$5]+[.$E$2]*MIN([.AK55];0);0))*INT(([.$K55]-MAX([.AK55];0))*[.$J55])/100;0);0)" office:value-type="float" office:value="17" calcext:value-type="float">
            <text:p>17</text:p>
          </table:table-cell>
          <table:table-cell table:formula="of:=ROUNDUP(MAX((100-MAX([.O$5]+[.$E$2]*MIN([.AL55];0);0))*INT(([.$K55]-MAX([.AL55];0))*[.$J55])/100;0);0)" office:value-type="float" office:value="17" calcext:value-type="float">
            <text:p>17</text:p>
          </table:table-cell>
          <table:table-cell table:formula="of:=ROUNDUP(MAX((100-MAX([.P$5]+[.$E$2]*MIN([.AM55];0);0))*INT(([.$K55]-MAX([.AM55];0))*[.$J55])/100;0);0)" office:value-type="float" office:value="17" calcext:value-type="float">
            <text:p>17</text:p>
          </table:table-cell>
          <table:table-cell table:formula="of:=ROUNDUP(MAX((100-MAX([.Q$5]+[.$E$2]*MIN([.AN55];0);0))*INT(([.$K55]-MAX([.AN55];0))*[.$J55])/100;0);0)" office:value-type="float" office:value="17" calcext:value-type="float">
            <text:p>17</text:p>
          </table:table-cell>
          <table:table-cell table:formula="of:=ROUNDUP(MAX((100-MAX([.R$5]+[.$E$2]*MIN([.AO55];0);0))*INT(([.$K55]-MAX([.AO55];0))*[.$J55])/100;0);0)" office:value-type="float" office:value="17" calcext:value-type="float">
            <text:p>17</text:p>
          </table:table-cell>
          <table:table-cell table:formula="of:=ROUNDUP(MAX((100-MAX([.S$5]+[.$E$2]*MIN([.AP55];0);0))*INT(([.$K55]-MAX([.AP55];0))*[.$J55])/100;0);0)" office:value-type="float" office:value="17" calcext:value-type="float">
            <text:p>17</text:p>
          </table:table-cell>
          <table:table-cell table:formula="of:=ROUNDUP(MAX((100-MAX([.T$5]+[.$E$2]*MIN([.AQ55];0);0))*INT(([.$K55]-MAX([.AQ55];0))*[.$J55])/100;0);0)" office:value-type="float" office:value="17" calcext:value-type="float">
            <text:p>17</text:p>
          </table:table-cell>
          <table:table-cell table:formula="of:=ROUNDUP(MAX((100-MAX([.U$5]+[.$E$2]*MIN([.AR55];0);0))*INT(([.$K55]-MAX([.AR55];0))*[.$J55])/100;0);0)" office:value-type="float" office:value="17" calcext:value-type="float">
            <text:p>17</text:p>
          </table:table-cell>
          <table:table-cell table:formula="of:=ROUNDUP(MAX((100-MAX([.V$5]+[.$E$2]*MIN([.AS55];0);0))*INT(([.$K55]-MAX([.AS55];0))*[.$J55])/100;0);0)" office:value-type="float" office:value="17" calcext:value-type="float">
            <text:p>17</text:p>
          </table:table-cell>
          <table:table-cell table:formula="of:=ROUNDUP(MAX((100-MAX([.W$5]+[.$E$2]*MIN([.AT55];0);0))*INT(([.$K55]-MAX([.AT55];0))*[.$J55])/100;0);0)" office:value-type="float" office:value="17" calcext:value-type="float">
            <text:p>17</text:p>
          </table:table-cell>
          <table:table-cell table:formula="of:=ROUNDUP(MAX((100-MAX([.X$5]+[.$E$2]*MIN([.AU55];0);0))*INT(([.$K55]-MAX([.AU55];0))*[.$J55])/100;0);0)" office:value-type="float" office:value="13" calcext:value-type="float">
            <text:p>13</text:p>
          </table:table-cell>
          <table:table-cell table:formula="of:=ROUNDUP(MAX((100-MAX([.Y$5]+[.$E$2]*MIN([.AV55];0);0))*INT(([.$K55]-MAX([.AV55];0))*[.$J55])/100;0);0)" office:value-type="float" office:value="9" calcext:value-type="float">
            <text:p>9</text:p>
          </table:table-cell>
          <table:table-cell table:formula="of:=ROUNDUP(MAX((100-MAX([.Z$5]+[.$E$2]*MIN([.AW55];0);0))*INT(([.$K55]-MAX([.AW55];0))*[.$J55])/100;0);0)" office:value-type="float" office:value="8" calcext:value-type="float">
            <text:p>8</text:p>
          </table:table-cell>
          <table:table-cell table:formula="of:=ROUNDUP(MAX((100-MAX([.AA$5]+[.$E$2]*MIN([.AX55];0);0))*INT(([.$K55]-MAX([.AX55];0))*[.$J55])/100;0);0)" office:value-type="float" office:value="5" calcext:value-type="float">
            <text:p>5</text:p>
          </table:table-cell>
          <table:table-cell table:formula="of:=ROUNDUP(MAX((100-MAX([.AB$5]+[.$E$2]*MIN([.AY55];0);0))*INT(([.$K55]-MAX([.AY55];0))*[.$J55])/100;0);0)" office:value-type="float" office:value="4" calcext:value-type="float">
            <text:p>4</text:p>
          </table:table-cell>
          <table:table-cell table:formula="of:=ROUNDUP(MAX((100-MAX([.AC$5]+[.$E$2]*MIN([.AZ55];0);0))*INT(([.$K55]-MAX([.AZ55];0))*[.$J55])/100;0);0)" office:value-type="float" office:value="3" calcext:value-type="float">
            <text:p>3</text:p>
          </table:table-cell>
          <table:table-cell table:number-columns-repeated="6"/>
          <table:table-cell table:formula="of:=FLOOR([.M$4]*IF([.$E55];0.2;1))-[.$G55]" office:value-type="float" office:value="-10" calcext:value-type="float">
            <text:p>-10</text:p>
          </table:table-cell>
          <table:table-cell table:formula="of:=FLOOR([.N$4]*IF([.$E55];0.2;1))-[.$G55]" office:value-type="float" office:value="-10" calcext:value-type="float">
            <text:p>-10</text:p>
          </table:table-cell>
          <table:table-cell table:formula="of:=FLOOR([.O$4]*IF([.$E55];0.2;1))-[.$G55]" office:value-type="float" office:value="-10" calcext:value-type="float">
            <text:p>-10</text:p>
          </table:table-cell>
          <table:table-cell table:formula="of:=FLOOR([.P$4]*IF([.$E55];0.2;1))-[.$G55]" office:value-type="float" office:value="-8" calcext:value-type="float">
            <text:p>-8</text:p>
          </table:table-cell>
          <table:table-cell table:formula="of:=FLOOR([.Q$4]*IF([.$E55];0.2;1))-[.$G55]" office:value-type="float" office:value="-8" calcext:value-type="float">
            <text:p>-8</text:p>
          </table:table-cell>
          <table:table-cell table:formula="of:=FLOOR([.R$4]*IF([.$E55];0.2;1))-[.$G55]" office:value-type="float" office:value="-8" calcext:value-type="float">
            <text:p>-8</text:p>
          </table:table-cell>
          <table:table-cell table:formula="of:=FLOOR([.S$4]*IF([.$E55];0.2;1))-[.$G55]" office:value-type="float" office:value="-6" calcext:value-type="float">
            <text:p>-6</text:p>
          </table:table-cell>
          <table:table-cell table:formula="of:=FLOOR([.T$4]*IF([.$E55];0.2;1))-[.$G55]" office:value-type="float" office:value="-6" calcext:value-type="float">
            <text:p>-6</text:p>
          </table:table-cell>
          <table:table-cell table:formula="of:=FLOOR([.U$4]*IF([.$E55];0.2;1))-[.$G55]" office:value-type="float" office:value="-6" calcext:value-type="float">
            <text:p>-6</text:p>
          </table:table-cell>
          <table:table-cell table:formula="of:=FLOOR([.V$4]*IF([.$E55];0.2;1))-[.$G55]" office:value-type="float" office:value="-4" calcext:value-type="float">
            <text:p>-4</text:p>
          </table:table-cell>
          <table:table-cell table:formula="of:=FLOOR([.W$4]*IF([.$E55];0.2;1))-[.$G55]" office:value-type="float" office:value="-4" calcext:value-type="float">
            <text:p>-4</text:p>
          </table:table-cell>
          <table:table-cell table:formula="of:=FLOOR([.X$4]*IF([.$E55];0.2;1))-[.$G55]" office:value-type="float" office:value="-2" calcext:value-type="float">
            <text:p>-2</text:p>
          </table:table-cell>
          <table:table-cell table:formula="of:=FLOOR([.Y$4]*IF([.$E55];0.2;1))-[.$G55]" office:value-type="float" office:value="0" calcext:value-type="float">
            <text:p>0</text:p>
          </table:table-cell>
          <table:table-cell table:formula="of:=FLOOR([.Z$4]*IF([.$E55];0.2;1))-[.$G55]" office:value-type="float" office:value="2" calcext:value-type="float">
            <text:p>2</text:p>
          </table:table-cell>
          <table:table-cell table:formula="of:=FLOOR([.AA$4]*IF([.$E55];0.2;1))-[.$G55]" office:value-type="float" office:value="4" calcext:value-type="float">
            <text:p>4</text:p>
          </table:table-cell>
          <table:table-cell table:formula="of:=FLOOR([.AB$4]*IF([.$E55];0.2;1))-[.$G55]" office:value-type="float" office:value="4" calcext:value-type="float">
            <text:p>4</text:p>
          </table:table-cell>
          <table:table-cell table:formula="of:=FLOOR([.AC$4]*IF([.$E55];0.2;1))-[.$G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mm Pistol</text:p>
          </table:table-cell>
          <table:table-cell office:value-type="string" calcext:value-type="string">
            <text:p>14mm JHP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LOOKUP([.$B56];[$'EcCo ammo'.$A$6:$'EcCo ammo'.$A$37];[$'EcCo ammo'.F$6:$'EcCo ammo'.F$37])" office:value-type="float" office:value="10" calcext:value-type="float">
            <text:p>10</text:p>
          </table:table-cell>
          <table:table-cell table:formula="of:=FLOOR(LOOKUP([.$B56];[$'EcCo ammo'.$A$6:$'EcCo ammo'.$A$37];[$'EcCo ammo'.H$6:$'EcCo ammo'.H$37]))" office:value-type="float" office:value="3" calcext:value-type="float">
            <text:p>3</text:p>
          </table:table-cell>
          <table:table-cell table:formula="of:=LOOKUP([.$B56];[$'EcCo ammo'.$A$6:$'EcCo ammo'.$A$37];[$'EcCo ammo'.I$6:$'EcCo ammo'.I$37])" office:value-type="float" office:value="4" calcext:value-type="float">
            <text:p>4</text:p>
          </table:table-cell>
          <table:table-cell table:formula="of:=LOOKUP([.$B56];[$'EcCo ammo'.$A$6:$'EcCo ammo'.$A$37];[$'EcCo ammo'.J$6:$'EcCo ammo'.J$37])" office:value-type="float" office:value="3" calcext:value-type="float">
            <text:p>3</text:p>
          </table:table-cell>
          <table:table-cell table:formula="of:=[.H56]/[.I56]" office:value-type="float" office:value="1.33333333333333" calcext:value-type="float">
            <text:p>1.33</text:p>
          </table:table-cell>
          <table:table-cell table:formula="of:=ROUND(AVERAGE([.C56];[.D56]))" office:value-type="float" office:value="17" calcext:value-type="float">
            <text:p>17</text:p>
          </table:table-cell>
          <table:table-cell/>
          <table:table-cell table:formula="of:=ROUNDUP(MAX((100-MAX([.M$5]+[.$E$2]*MIN([.AJ56];0);0))*INT(([.$K56]-MAX([.AJ56];0))*[.$J56])/100;0);0)" office:value-type="float" office:value="22" calcext:value-type="float">
            <text:p>22</text:p>
          </table:table-cell>
          <table:table-cell table:formula="of:=ROUNDUP(MAX((100-MAX([.N$5]+[.$E$2]*MIN([.AK56];0);0))*INT(([.$K56]-MAX([.AK56];0))*[.$J56])/100;0);0)" office:value-type="float" office:value="22" calcext:value-type="float">
            <text:p>22</text:p>
          </table:table-cell>
          <table:table-cell table:formula="of:=ROUNDUP(MAX((100-MAX([.O$5]+[.$E$2]*MIN([.AL56];0);0))*INT(([.$K56]-MAX([.AL56];0))*[.$J56])/100;0);0)" office:value-type="float" office:value="22" calcext:value-type="float">
            <text:p>22</text:p>
          </table:table-cell>
          <table:table-cell table:formula="of:=ROUNDUP(MAX((100-MAX([.P$5]+[.$E$2]*MIN([.AM56];0);0))*INT(([.$K56]-MAX([.AM56];0))*[.$J56])/100;0);0)" office:value-type="float" office:value="19" calcext:value-type="float">
            <text:p>19</text:p>
          </table:table-cell>
          <table:table-cell table:formula="of:=ROUNDUP(MAX((100-MAX([.Q$5]+[.$E$2]*MIN([.AN56];0);0))*INT(([.$K56]-MAX([.AN56];0))*[.$J56])/100;0);0)" office:value-type="float" office:value="18" calcext:value-type="float">
            <text:p>18</text:p>
          </table:table-cell>
          <table:table-cell table:formula="of:=ROUNDUP(MAX((100-MAX([.R$5]+[.$E$2]*MIN([.AO56];0);0))*INT(([.$K56]-MAX([.AO56];0))*[.$J56])/100;0);0)" office:value-type="float" office:value="18" calcext:value-type="float">
            <text:p>18</text:p>
          </table:table-cell>
          <table:table-cell table:formula="of:=ROUNDUP(MAX((100-MAX([.S$5]+[.$E$2]*MIN([.AP56];0);0))*INT(([.$K56]-MAX([.AP56];0))*[.$J56])/100;0);0)" office:value-type="float" office:value="15" calcext:value-type="float">
            <text:p>15</text:p>
          </table:table-cell>
          <table:table-cell table:formula="of:=ROUNDUP(MAX((100-MAX([.T$5]+[.$E$2]*MIN([.AQ56];0);0))*INT(([.$K56]-MAX([.AQ56];0))*[.$J56])/100;0);0)" office:value-type="float" office:value="14" calcext:value-type="float">
            <text:p>14</text:p>
          </table:table-cell>
          <table:table-cell table:formula="of:=ROUNDUP(MAX((100-MAX([.U$5]+[.$E$2]*MIN([.AR56];0);0))*INT(([.$K56]-MAX([.AR56];0))*[.$J56])/100;0);0)" office:value-type="float" office:value="14" calcext:value-type="float">
            <text:p>14</text:p>
          </table:table-cell>
          <table:table-cell table:formula="of:=ROUNDUP(MAX((100-MAX([.V$5]+[.$E$2]*MIN([.AS56];0);0))*INT(([.$K56]-MAX([.AS56];0))*[.$J56])/100;0);0)" office:value-type="float" office:value="11" calcext:value-type="float">
            <text:p>11</text:p>
          </table:table-cell>
          <table:table-cell table:formula="of:=ROUNDUP(MAX((100-MAX([.W$5]+[.$E$2]*MIN([.AT56];0);0))*INT(([.$K56]-MAX([.AT56];0))*[.$J56])/100;0);0)" office:value-type="float" office:value="10" calcext:value-type="float">
            <text:p>10</text:p>
          </table:table-cell>
          <table:table-cell table:formula="of:=ROUNDUP(MAX((100-MAX([.X$5]+[.$E$2]*MIN([.AU56];0);0))*INT(([.$K56]-MAX([.AU56];0))*[.$J56])/100;0);0)" office:value-type="float" office:value="9" calcext:value-type="float">
            <text:p>9</text:p>
          </table:table-cell>
          <table:table-cell table:formula="of:=ROUNDUP(MAX((100-MAX([.Y$5]+[.$E$2]*MIN([.AV56];0);0))*INT(([.$K56]-MAX([.AV56];0))*[.$J56])/100;0);0)" office:value-type="float" office:value="7" calcext:value-type="float">
            <text:p>7</text:p>
          </table:table-cell>
          <table:table-cell table:formula="of:=ROUNDUP(MAX((100-MAX([.Z$5]+[.$E$2]*MIN([.AW56];0);0))*INT(([.$K56]-MAX([.AW56];0))*[.$J56])/100;0);0)" office:value-type="float" office:value="5" calcext:value-type="float">
            <text:p>5</text:p>
          </table:table-cell>
          <table:table-cell table:formula="of:=ROUNDUP(MAX((100-MAX([.AA$5]+[.$E$2]*MIN([.AX56];0);0))*INT(([.$K56]-MAX([.AX56];0))*[.$J56])/100;0);0)" office:value-type="float" office:value="3" calcext:value-type="float">
            <text:p>3</text:p>
          </table:table-cell>
          <table:table-cell table:formula="of:=ROUNDUP(MAX((100-MAX([.AB$5]+[.$E$2]*MIN([.AY56];0);0))*INT(([.$K56]-MAX([.AY56];0))*[.$J56])/100;0);0)" office:value-type="float" office:value="3" calcext:value-type="float">
            <text:p>3</text:p>
          </table:table-cell>
          <table:table-cell table:formula="of:=ROUNDUP(MAX((100-MAX([.AC$5]+[.$E$2]*MIN([.AZ56];0);0))*INT(([.$K56]-MAX([.AZ56];0))*[.$J56])/100;0);0)" office:value-type="float" office:value="0" calcext:value-type="float">
            <text:p>0</text:p>
          </table:table-cell>
          <table:table-cell table:number-columns-repeated="6"/>
          <table:table-cell table:formula="of:=FLOOR([.M$4]*IF([.$E56];0.2;1))-[.$G56]" office:value-type="float" office:value="-3" calcext:value-type="float">
            <text:p>-3</text:p>
          </table:table-cell>
          <table:table-cell table:formula="of:=FLOOR([.N$4]*IF([.$E56];0.2;1))-[.$G56]" office:value-type="float" office:value="-3" calcext:value-type="float">
            <text:p>-3</text:p>
          </table:table-cell>
          <table:table-cell table:formula="of:=FLOOR([.O$4]*IF([.$E56];0.2;1))-[.$G56]" office:value-type="float" office:value="-3" calcext:value-type="float">
            <text:p>-3</text:p>
          </table:table-cell>
          <table:table-cell table:formula="of:=FLOOR([.P$4]*IF([.$E56];0.2;1))-[.$G56]" office:value-type="float" office:value="-1" calcext:value-type="float">
            <text:p>-1</text:p>
          </table:table-cell>
          <table:table-cell table:formula="of:=FLOOR([.Q$4]*IF([.$E56];0.2;1))-[.$G56]" office:value-type="float" office:value="-1" calcext:value-type="float">
            <text:p>-1</text:p>
          </table:table-cell>
          <table:table-cell table:formula="of:=FLOOR([.R$4]*IF([.$E56];0.2;1))-[.$G56]" office:value-type="float" office:value="-1" calcext:value-type="float">
            <text:p>-1</text:p>
          </table:table-cell>
          <table:table-cell table:formula="of:=FLOOR([.S$4]*IF([.$E56];0.2;1))-[.$G56]" office:value-type="float" office:value="1" calcext:value-type="float">
            <text:p>1</text:p>
          </table:table-cell>
          <table:table-cell table:formula="of:=FLOOR([.T$4]*IF([.$E56];0.2;1))-[.$G56]" office:value-type="float" office:value="1" calcext:value-type="float">
            <text:p>1</text:p>
          </table:table-cell>
          <table:table-cell table:formula="of:=FLOOR([.U$4]*IF([.$E56];0.2;1))-[.$G56]" office:value-type="float" office:value="1" calcext:value-type="float">
            <text:p>1</text:p>
          </table:table-cell>
          <table:table-cell table:formula="of:=FLOOR([.V$4]*IF([.$E56];0.2;1))-[.$G56]" office:value-type="float" office:value="3" calcext:value-type="float">
            <text:p>3</text:p>
          </table:table-cell>
          <table:table-cell table:formula="of:=FLOOR([.W$4]*IF([.$E56];0.2;1))-[.$G56]" office:value-type="float" office:value="3" calcext:value-type="float">
            <text:p>3</text:p>
          </table:table-cell>
          <table:table-cell table:formula="of:=FLOOR([.X$4]*IF([.$E56];0.2;1))-[.$G56]" office:value-type="float" office:value="5" calcext:value-type="float">
            <text:p>5</text:p>
          </table:table-cell>
          <table:table-cell table:formula="of:=FLOOR([.Y$4]*IF([.$E56];0.2;1))-[.$G56]" office:value-type="float" office:value="7" calcext:value-type="float">
            <text:p>7</text:p>
          </table:table-cell>
          <table:table-cell table:formula="of:=FLOOR([.Z$4]*IF([.$E56];0.2;1))-[.$G56]" office:value-type="float" office:value="9" calcext:value-type="float">
            <text:p>9</text:p>
          </table:table-cell>
          <table:table-cell table:formula="of:=FLOOR([.AA$4]*IF([.$E56];0.2;1))-[.$G56]" office:value-type="float" office:value="11" calcext:value-type="float">
            <text:p>11</text:p>
          </table:table-cell>
          <table:table-cell table:formula="of:=FLOOR([.AB$4]*IF([.$E56];0.2;1))-[.$G56]" office:value-type="float" office:value="11" calcext:value-type="float">
            <text:p>11</text:p>
          </table:table-cell>
          <table:table-cell table:formula="of:=FLOOR([.AC$4]*IF([.$E56];0.2;1))-[.$G56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K12 Gauss Pistol</text:p>
          </table:table-cell>
          <table:table-cell office:value-type="string" calcext:value-type="string">
            <text:p>2mm EC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LOOKUP([.$B57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7];[$'EcCo ammo'.$A$6:$'EcCo ammo'.$A$37];[$'EcCo ammo'.H$6:$'EcCo ammo'.H$37]))" office:value-type="float" office:value="30" calcext:value-type="float">
            <text:p>30</text:p>
          </table:table-cell>
          <table:table-cell table:formula="of:=LOOKUP([.$B57];[$'EcCo ammo'.$A$6:$'EcCo ammo'.$A$37];[$'EcCo ammo'.I$6:$'EcCo ammo'.I$37])" office:value-type="float" office:value="1" calcext:value-type="float">
            <text:p>1</text:p>
          </table:table-cell>
          <table:table-cell table:formula="of:=LOOKUP([.$B57];[$'EcCo ammo'.$A$6:$'EcCo ammo'.$A$37];[$'EcCo ammo'.J$6:$'EcCo ammo'.J$37])" office:value-type="float" office:value="1" calcext:value-type="float">
            <text:p>1</text:p>
          </table:table-cell>
          <table:table-cell table:formula="of:=[.H57]/[.I57]" office:value-type="float" office:value="1" calcext:value-type="float">
            <text:p>1.00</text:p>
          </table:table-cell>
          <table:table-cell table:formula="of:=ROUND(AVERAGE([.C57];[.D57]))" office:value-type="float" office:value="27" calcext:value-type="float">
            <text:p>27</text:p>
          </table:table-cell>
          <table:table-cell/>
          <table:table-cell table:formula="of:=ROUNDUP(MAX((100-MAX([.M$5]+[.$E$2]*MIN([.AJ57];0);0))*INT(([.$K57]-MAX([.AJ57];0))*[.$J57])/100;0);0)" office:value-type="float" office:value="27" calcext:value-type="float">
            <text:p>27</text:p>
          </table:table-cell>
          <table:table-cell table:formula="of:=ROUNDUP(MAX((100-MAX([.N$5]+[.$E$2]*MIN([.AK57];0);0))*INT(([.$K57]-MAX([.AK57];0))*[.$J57])/100;0);0)" office:value-type="float" office:value="27" calcext:value-type="float">
            <text:p>27</text:p>
          </table:table-cell>
          <table:table-cell table:formula="of:=ROUNDUP(MAX((100-MAX([.O$5]+[.$E$2]*MIN([.AL57];0);0))*INT(([.$K57]-MAX([.AL57];0))*[.$J57])/100;0);0)" office:value-type="float" office:value="27" calcext:value-type="float">
            <text:p>27</text:p>
          </table:table-cell>
          <table:table-cell table:formula="of:=ROUNDUP(MAX((100-MAX([.P$5]+[.$E$2]*MIN([.AM57];0);0))*INT(([.$K57]-MAX([.AM57];0))*[.$J57])/100;0);0)" office:value-type="float" office:value="27" calcext:value-type="float">
            <text:p>27</text:p>
          </table:table-cell>
          <table:table-cell table:formula="of:=ROUNDUP(MAX((100-MAX([.Q$5]+[.$E$2]*MIN([.AN57];0);0))*INT(([.$K57]-MAX([.AN57];0))*[.$J57])/100;0);0)" office:value-type="float" office:value="27" calcext:value-type="float">
            <text:p>27</text:p>
          </table:table-cell>
          <table:table-cell table:formula="of:=ROUNDUP(MAX((100-MAX([.R$5]+[.$E$2]*MIN([.AO57];0);0))*INT(([.$K57]-MAX([.AO57];0))*[.$J57])/100;0);0)" office:value-type="float" office:value="27" calcext:value-type="float">
            <text:p>27</text:p>
          </table:table-cell>
          <table:table-cell table:formula="of:=ROUNDUP(MAX((100-MAX([.S$5]+[.$E$2]*MIN([.AP57];0);0))*INT(([.$K57]-MAX([.AP57];0))*[.$J57])/100;0);0)" office:value-type="float" office:value="27" calcext:value-type="float">
            <text:p>27</text:p>
          </table:table-cell>
          <table:table-cell table:formula="of:=ROUNDUP(MAX((100-MAX([.T$5]+[.$E$2]*MIN([.AQ57];0);0))*INT(([.$K57]-MAX([.AQ57];0))*[.$J57])/100;0);0)" office:value-type="float" office:value="27" calcext:value-type="float">
            <text:p>27</text:p>
          </table:table-cell>
          <table:table-cell table:formula="of:=ROUNDUP(MAX((100-MAX([.U$5]+[.$E$2]*MIN([.AR57];0);0))*INT(([.$K57]-MAX([.AR57];0))*[.$J57])/100;0);0)" office:value-type="float" office:value="27" calcext:value-type="float">
            <text:p>27</text:p>
          </table:table-cell>
          <table:table-cell table:formula="of:=ROUNDUP(MAX((100-MAX([.V$5]+[.$E$2]*MIN([.AS57];0);0))*INT(([.$K57]-MAX([.AS57];0))*[.$J57])/100;0);0)" office:value-type="float" office:value="27" calcext:value-type="float">
            <text:p>27</text:p>
          </table:table-cell>
          <table:table-cell table:formula="of:=ROUNDUP(MAX((100-MAX([.W$5]+[.$E$2]*MIN([.AT57];0);0))*INT(([.$K57]-MAX([.AT57];0))*[.$J57])/100;0);0)" office:value-type="float" office:value="27" calcext:value-type="float">
            <text:p>27</text:p>
          </table:table-cell>
          <table:table-cell table:formula="of:=ROUNDUP(MAX((100-MAX([.X$5]+[.$E$2]*MIN([.AU57];0);0))*INT(([.$K57]-MAX([.AU57];0))*[.$J57])/100;0);0)" office:value-type="float" office:value="27" calcext:value-type="float">
            <text:p>27</text:p>
          </table:table-cell>
          <table:table-cell table:formula="of:=ROUNDUP(MAX((100-MAX([.Y$5]+[.$E$2]*MIN([.AV57];0);0))*INT(([.$K57]-MAX([.AV57];0))*[.$J57])/100;0);0)" office:value-type="float" office:value="27" calcext:value-type="float">
            <text:p>27</text:p>
          </table:table-cell>
          <table:table-cell table:formula="of:=ROUNDUP(MAX((100-MAX([.Z$5]+[.$E$2]*MIN([.AW57];0);0))*INT(([.$K57]-MAX([.AW57];0))*[.$J57])/100;0);0)" office:value-type="float" office:value="27" calcext:value-type="float">
            <text:p>27</text:p>
          </table:table-cell>
          <table:table-cell table:formula="of:=ROUNDUP(MAX((100-MAX([.AA$5]+[.$E$2]*MIN([.AX57];0);0))*INT(([.$K57]-MAX([.AX57];0))*[.$J57])/100;0);0)" office:value-type="float" office:value="27" calcext:value-type="float">
            <text:p>27</text:p>
          </table:table-cell>
          <table:table-cell table:formula="of:=ROUNDUP(MAX((100-MAX([.AB$5]+[.$E$2]*MIN([.AY57];0);0))*INT(([.$K57]-MAX([.AY57];0))*[.$J57])/100;0);0)" office:value-type="float" office:value="27" calcext:value-type="float">
            <text:p>27</text:p>
          </table:table-cell>
          <table:table-cell table:formula="of:=ROUNDUP(MAX((100-MAX([.AC$5]+[.$E$2]*MIN([.AZ57];0);0))*INT(([.$K57]-MAX([.AZ57];0))*[.$J57])/100;0);0)" office:value-type="float" office:value="27" calcext:value-type="float">
            <text:p>27</text:p>
          </table:table-cell>
          <table:table-cell table:number-columns-repeated="6"/>
          <table:table-cell table:formula="of:=FLOOR([.M$4]*IF([.$E57];0.2;1))-[.$G57]" office:value-type="float" office:value="-30" calcext:value-type="float">
            <text:p>-30</text:p>
          </table:table-cell>
          <table:table-cell table:formula="of:=FLOOR([.N$4]*IF([.$E57];0.2;1))-[.$G57]" office:value-type="float" office:value="-30" calcext:value-type="float">
            <text:p>-30</text:p>
          </table:table-cell>
          <table:table-cell table:formula="of:=FLOOR([.O$4]*IF([.$E57];0.2;1))-[.$G57]" office:value-type="float" office:value="-30" calcext:value-type="float">
            <text:p>-30</text:p>
          </table:table-cell>
          <table:table-cell table:formula="of:=FLOOR([.P$4]*IF([.$E57];0.2;1))-[.$G57]" office:value-type="float" office:value="-28" calcext:value-type="float">
            <text:p>-28</text:p>
          </table:table-cell>
          <table:table-cell table:formula="of:=FLOOR([.Q$4]*IF([.$E57];0.2;1))-[.$G57]" office:value-type="float" office:value="-28" calcext:value-type="float">
            <text:p>-28</text:p>
          </table:table-cell>
          <table:table-cell table:formula="of:=FLOOR([.R$4]*IF([.$E57];0.2;1))-[.$G57]" office:value-type="float" office:value="-28" calcext:value-type="float">
            <text:p>-28</text:p>
          </table:table-cell>
          <table:table-cell table:formula="of:=FLOOR([.S$4]*IF([.$E57];0.2;1))-[.$G57]" office:value-type="float" office:value="-26" calcext:value-type="float">
            <text:p>-26</text:p>
          </table:table-cell>
          <table:table-cell table:formula="of:=FLOOR([.T$4]*IF([.$E57];0.2;1))-[.$G57]" office:value-type="float" office:value="-26" calcext:value-type="float">
            <text:p>-26</text:p>
          </table:table-cell>
          <table:table-cell table:formula="of:=FLOOR([.U$4]*IF([.$E57];0.2;1))-[.$G57]" office:value-type="float" office:value="-26" calcext:value-type="float">
            <text:p>-26</text:p>
          </table:table-cell>
          <table:table-cell table:formula="of:=FLOOR([.V$4]*IF([.$E57];0.2;1))-[.$G57]" office:value-type="float" office:value="-24" calcext:value-type="float">
            <text:p>-24</text:p>
          </table:table-cell>
          <table:table-cell table:formula="of:=FLOOR([.W$4]*IF([.$E57];0.2;1))-[.$G57]" office:value-type="float" office:value="-24" calcext:value-type="float">
            <text:p>-24</text:p>
          </table:table-cell>
          <table:table-cell table:formula="of:=FLOOR([.X$4]*IF([.$E57];0.2;1))-[.$G57]" office:value-type="float" office:value="-22" calcext:value-type="float">
            <text:p>-22</text:p>
          </table:table-cell>
          <table:table-cell table:formula="of:=FLOOR([.Y$4]*IF([.$E57];0.2;1))-[.$G57]" office:value-type="float" office:value="-20" calcext:value-type="float">
            <text:p>-20</text:p>
          </table:table-cell>
          <table:table-cell table:formula="of:=FLOOR([.Z$4]*IF([.$E57];0.2;1))-[.$G57]" office:value-type="float" office:value="-18" calcext:value-type="float">
            <text:p>-18</text:p>
          </table:table-cell>
          <table:table-cell table:formula="of:=FLOOR([.AA$4]*IF([.$E57];0.2;1))-[.$G57]" office:value-type="float" office:value="-16" calcext:value-type="float">
            <text:p>-16</text:p>
          </table:table-cell>
          <table:table-cell table:formula="of:=FLOOR([.AB$4]*IF([.$E57];0.2;1))-[.$G57]" office:value-type="float" office:value="-16" calcext:value-type="float">
            <text:p>-16</text:p>
          </table:table-cell>
          <table:table-cell table:formula="of:=FLOOR([.AC$4]*IF([.$E57];0.2;1))-[.$G57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72 Gauss Rifle</text:p>
          </table:table-cell>
          <table:table-cell office:value-type="string" calcext:value-type="string">
            <text:p>2mm EC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LOOKUP([.$B58];[$'EcCo ammo'.$A$6:$'EcCo ammo'.$A$37];[$'EcCo ammo'.F$6:$'EcCo ammo'.F$37])" office:value-type="float" office:value="-30" calcext:value-type="float">
            <text:p>-30</text:p>
          </table:table-cell>
          <table:table-cell table:formula="of:=FLOOR(LOOKUP([.$B58];[$'EcCo ammo'.$A$6:$'EcCo ammo'.$A$37];[$'EcCo ammo'.H$6:$'EcCo ammo'.H$37]))" office:value-type="float" office:value="30" calcext:value-type="float">
            <text:p>30</text:p>
          </table:table-cell>
          <table:table-cell table:formula="of:=LOOKUP([.$B58];[$'EcCo ammo'.$A$6:$'EcCo ammo'.$A$37];[$'EcCo ammo'.I$6:$'EcCo ammo'.I$37])" office:value-type="float" office:value="1" calcext:value-type="float">
            <text:p>1</text:p>
          </table:table-cell>
          <table:table-cell table:formula="of:=LOOKUP([.$B58];[$'EcCo ammo'.$A$6:$'EcCo ammo'.$A$37];[$'EcCo ammo'.J$6:$'EcCo ammo'.J$37])" office:value-type="float" office:value="1" calcext:value-type="float">
            <text:p>1</text:p>
          </table:table-cell>
          <table:table-cell table:formula="of:=[.H58]/[.I58]" office:value-type="float" office:value="1" calcext:value-type="float">
            <text:p>1.00</text:p>
          </table:table-cell>
          <table:table-cell table:formula="of:=ROUND(AVERAGE([.C58];[.D58]))" office:value-type="float" office:value="40" calcext:value-type="float">
            <text:p>40</text:p>
          </table:table-cell>
          <table:table-cell/>
          <table:table-cell table:formula="of:=ROUNDUP(MAX((100-MAX([.M$5]+[.$E$2]*MIN([.AJ58];0);0))*INT(([.$K58]-MAX([.AJ58];0))*[.$J58])/100;0);0)" office:value-type="float" office:value="40" calcext:value-type="float">
            <text:p>40</text:p>
          </table:table-cell>
          <table:table-cell table:formula="of:=ROUNDUP(MAX((100-MAX([.N$5]+[.$E$2]*MIN([.AK58];0);0))*INT(([.$K58]-MAX([.AK58];0))*[.$J58])/100;0);0)" office:value-type="float" office:value="40" calcext:value-type="float">
            <text:p>40</text:p>
          </table:table-cell>
          <table:table-cell table:formula="of:=ROUNDUP(MAX((100-MAX([.O$5]+[.$E$2]*MIN([.AL58];0);0))*INT(([.$K58]-MAX([.AL58];0))*[.$J58])/100;0);0)" office:value-type="float" office:value="40" calcext:value-type="float">
            <text:p>40</text:p>
          </table:table-cell>
          <table:table-cell table:formula="of:=ROUNDUP(MAX((100-MAX([.P$5]+[.$E$2]*MIN([.AM58];0);0))*INT(([.$K58]-MAX([.AM58];0))*[.$J58])/100;0);0)" office:value-type="float" office:value="40" calcext:value-type="float">
            <text:p>40</text:p>
          </table:table-cell>
          <table:table-cell table:formula="of:=ROUNDUP(MAX((100-MAX([.Q$5]+[.$E$2]*MIN([.AN58];0);0))*INT(([.$K58]-MAX([.AN58];0))*[.$J58])/100;0);0)" office:value-type="float" office:value="40" calcext:value-type="float">
            <text:p>40</text:p>
          </table:table-cell>
          <table:table-cell table:formula="of:=ROUNDUP(MAX((100-MAX([.R$5]+[.$E$2]*MIN([.AO58];0);0))*INT(([.$K58]-MAX([.AO58];0))*[.$J58])/100;0);0)" office:value-type="float" office:value="40" calcext:value-type="float">
            <text:p>40</text:p>
          </table:table-cell>
          <table:table-cell table:formula="of:=ROUNDUP(MAX((100-MAX([.S$5]+[.$E$2]*MIN([.AP58];0);0))*INT(([.$K58]-MAX([.AP58];0))*[.$J58])/100;0);0)" office:value-type="float" office:value="40" calcext:value-type="float">
            <text:p>40</text:p>
          </table:table-cell>
          <table:table-cell table:formula="of:=ROUNDUP(MAX((100-MAX([.T$5]+[.$E$2]*MIN([.AQ58];0);0))*INT(([.$K58]-MAX([.AQ58];0))*[.$J58])/100;0);0)" office:value-type="float" office:value="40" calcext:value-type="float">
            <text:p>40</text:p>
          </table:table-cell>
          <table:table-cell table:formula="of:=ROUNDUP(MAX((100-MAX([.U$5]+[.$E$2]*MIN([.AR58];0);0))*INT(([.$K58]-MAX([.AR58];0))*[.$J58])/100;0);0)" office:value-type="float" office:value="40" calcext:value-type="float">
            <text:p>40</text:p>
          </table:table-cell>
          <table:table-cell table:formula="of:=ROUNDUP(MAX((100-MAX([.V$5]+[.$E$2]*MIN([.AS58];0);0))*INT(([.$K58]-MAX([.AS58];0))*[.$J58])/100;0);0)" office:value-type="float" office:value="40" calcext:value-type="float">
            <text:p>40</text:p>
          </table:table-cell>
          <table:table-cell table:formula="of:=ROUNDUP(MAX((100-MAX([.W$5]+[.$E$2]*MIN([.AT58];0);0))*INT(([.$K58]-MAX([.AT58];0))*[.$J58])/100;0);0)" office:value-type="float" office:value="40" calcext:value-type="float">
            <text:p>40</text:p>
          </table:table-cell>
          <table:table-cell table:formula="of:=ROUNDUP(MAX((100-MAX([.X$5]+[.$E$2]*MIN([.AU58];0);0))*INT(([.$K58]-MAX([.AU58];0))*[.$J58])/100;0);0)" office:value-type="float" office:value="40" calcext:value-type="float">
            <text:p>40</text:p>
          </table:table-cell>
          <table:table-cell table:formula="of:=ROUNDUP(MAX((100-MAX([.Y$5]+[.$E$2]*MIN([.AV58];0);0))*INT(([.$K58]-MAX([.AV58];0))*[.$J58])/100;0);0)" office:value-type="float" office:value="40" calcext:value-type="float">
            <text:p>40</text:p>
          </table:table-cell>
          <table:table-cell table:formula="of:=ROUNDUP(MAX((100-MAX([.Z$5]+[.$E$2]*MIN([.AW58];0);0))*INT(([.$K58]-MAX([.AW58];0))*[.$J58])/100;0);0)" office:value-type="float" office:value="40" calcext:value-type="float">
            <text:p>40</text:p>
          </table:table-cell>
          <table:table-cell table:formula="of:=ROUNDUP(MAX((100-MAX([.AA$5]+[.$E$2]*MIN([.AX58];0);0))*INT(([.$K58]-MAX([.AX58];0))*[.$J58])/100;0);0)" office:value-type="float" office:value="40" calcext:value-type="float">
            <text:p>40</text:p>
          </table:table-cell>
          <table:table-cell table:formula="of:=ROUNDUP(MAX((100-MAX([.AB$5]+[.$E$2]*MIN([.AY58];0);0))*INT(([.$K58]-MAX([.AY58];0))*[.$J58])/100;0);0)" office:value-type="float" office:value="40" calcext:value-type="float">
            <text:p>40</text:p>
          </table:table-cell>
          <table:table-cell table:formula="of:=ROUNDUP(MAX((100-MAX([.AC$5]+[.$E$2]*MIN([.AZ58];0);0))*INT(([.$K58]-MAX([.AZ58];0))*[.$J58])/100;0);0)" office:value-type="float" office:value="40" calcext:value-type="float">
            <text:p>40</text:p>
          </table:table-cell>
          <table:table-cell table:number-columns-repeated="6"/>
          <table:table-cell table:formula="of:=FLOOR([.M$4]*IF([.$E58];0.2;1))-[.$G58]" office:value-type="float" office:value="-30" calcext:value-type="float">
            <text:p>-30</text:p>
          </table:table-cell>
          <table:table-cell table:formula="of:=FLOOR([.N$4]*IF([.$E58];0.2;1))-[.$G58]" office:value-type="float" office:value="-30" calcext:value-type="float">
            <text:p>-30</text:p>
          </table:table-cell>
          <table:table-cell table:formula="of:=FLOOR([.O$4]*IF([.$E58];0.2;1))-[.$G58]" office:value-type="float" office:value="-30" calcext:value-type="float">
            <text:p>-30</text:p>
          </table:table-cell>
          <table:table-cell table:formula="of:=FLOOR([.P$4]*IF([.$E58];0.2;1))-[.$G58]" office:value-type="float" office:value="-28" calcext:value-type="float">
            <text:p>-28</text:p>
          </table:table-cell>
          <table:table-cell table:formula="of:=FLOOR([.Q$4]*IF([.$E58];0.2;1))-[.$G58]" office:value-type="float" office:value="-28" calcext:value-type="float">
            <text:p>-28</text:p>
          </table:table-cell>
          <table:table-cell table:formula="of:=FLOOR([.R$4]*IF([.$E58];0.2;1))-[.$G58]" office:value-type="float" office:value="-28" calcext:value-type="float">
            <text:p>-28</text:p>
          </table:table-cell>
          <table:table-cell table:formula="of:=FLOOR([.S$4]*IF([.$E58];0.2;1))-[.$G58]" office:value-type="float" office:value="-26" calcext:value-type="float">
            <text:p>-26</text:p>
          </table:table-cell>
          <table:table-cell table:formula="of:=FLOOR([.T$4]*IF([.$E58];0.2;1))-[.$G58]" office:value-type="float" office:value="-26" calcext:value-type="float">
            <text:p>-26</text:p>
          </table:table-cell>
          <table:table-cell table:formula="of:=FLOOR([.U$4]*IF([.$E58];0.2;1))-[.$G58]" office:value-type="float" office:value="-26" calcext:value-type="float">
            <text:p>-26</text:p>
          </table:table-cell>
          <table:table-cell table:formula="of:=FLOOR([.V$4]*IF([.$E58];0.2;1))-[.$G58]" office:value-type="float" office:value="-24" calcext:value-type="float">
            <text:p>-24</text:p>
          </table:table-cell>
          <table:table-cell table:formula="of:=FLOOR([.W$4]*IF([.$E58];0.2;1))-[.$G58]" office:value-type="float" office:value="-24" calcext:value-type="float">
            <text:p>-24</text:p>
          </table:table-cell>
          <table:table-cell table:formula="of:=FLOOR([.X$4]*IF([.$E58];0.2;1))-[.$G58]" office:value-type="float" office:value="-22" calcext:value-type="float">
            <text:p>-22</text:p>
          </table:table-cell>
          <table:table-cell table:formula="of:=FLOOR([.Y$4]*IF([.$E58];0.2;1))-[.$G58]" office:value-type="float" office:value="-20" calcext:value-type="float">
            <text:p>-20</text:p>
          </table:table-cell>
          <table:table-cell table:formula="of:=FLOOR([.Z$4]*IF([.$E58];0.2;1))-[.$G58]" office:value-type="float" office:value="-18" calcext:value-type="float">
            <text:p>-18</text:p>
          </table:table-cell>
          <table:table-cell table:formula="of:=FLOOR([.AA$4]*IF([.$E58];0.2;1))-[.$G58]" office:value-type="float" office:value="-16" calcext:value-type="float">
            <text:p>-16</text:p>
          </table:table-cell>
          <table:table-cell table:formula="of:=FLOOR([.AB$4]*IF([.$E58];0.2;1))-[.$G58]" office:value-type="float" office:value="-16" calcext:value-type="float">
            <text:p>-16</text:p>
          </table:table-cell>
          <table:table-cell table:formula="of:=FLOOR([.AC$4]*IF([.$E58];0.2;1))-[.$G58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</text:p>
          </table:table-cell>
          <table:table-cell office:value-type="string" calcext:value-type="string">
            <text:p>4.7mm Caseles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LOOKUP([.$B59];[$'EcCo ammo'.$A$6:$'EcCo ammo'.$A$37];[$'EcCo ammo'.F$6:$'EcCo ammo'.F$37])" office:value-type="float" office:value="-5" calcext:value-type="float">
            <text:p>-5</text:p>
          </table:table-cell>
          <table:table-cell table:formula="of:=FLOOR(LOOKUP([.$B59];[$'EcCo ammo'.$A$6:$'EcCo ammo'.$A$37];[$'EcCo ammo'.H$6:$'EcCo ammo'.H$37]))" office:value-type="float" office:value="8" calcext:value-type="float">
            <text:p>8</text:p>
          </table:table-cell>
          <table:table-cell table:formula="of:=LOOKUP([.$B59];[$'EcCo ammo'.$A$6:$'EcCo ammo'.$A$37];[$'EcCo ammo'.I$6:$'EcCo ammo'.I$37])" office:value-type="float" office:value="1" calcext:value-type="float">
            <text:p>1</text:p>
          </table:table-cell>
          <table:table-cell table:formula="of:=LOOKUP([.$B59];[$'EcCo ammo'.$A$6:$'EcCo ammo'.$A$37];[$'EcCo ammo'.J$6:$'EcCo ammo'.J$37])" office:value-type="float" office:value="1" calcext:value-type="float">
            <text:p>1</text:p>
          </table:table-cell>
          <table:table-cell table:formula="of:=[.H59]/[.I59]" office:value-type="float" office:value="1" calcext:value-type="float">
            <text:p>1.00</text:p>
          </table:table-cell>
          <table:table-cell table:formula="of:=ROUND(AVERAGE([.C59];[.D59]))" office:value-type="float" office:value="15" calcext:value-type="float">
            <text:p>15</text:p>
          </table:table-cell>
          <table:table-cell/>
          <table:table-cell table:formula="of:=ROUNDUP(MAX((100-MAX([.M$5]+[.$E$2]*MIN([.AJ59];0);0))*INT(([.$K59]-MAX([.AJ59];0))*[.$J59])/100;0);0)" office:value-type="float" office:value="15" calcext:value-type="float">
            <text:p>15</text:p>
          </table:table-cell>
          <table:table-cell table:formula="of:=ROUNDUP(MAX((100-MAX([.N$5]+[.$E$2]*MIN([.AK59];0);0))*INT(([.$K59]-MAX([.AK59];0))*[.$J59])/100;0);0)" office:value-type="float" office:value="15" calcext:value-type="float">
            <text:p>15</text:p>
          </table:table-cell>
          <table:table-cell table:formula="of:=ROUNDUP(MAX((100-MAX([.O$5]+[.$E$2]*MIN([.AL59];0);0))*INT(([.$K59]-MAX([.AL59];0))*[.$J59])/100;0);0)" office:value-type="float" office:value="15" calcext:value-type="float">
            <text:p>15</text:p>
          </table:table-cell>
          <table:table-cell table:formula="of:=ROUNDUP(MAX((100-MAX([.P$5]+[.$E$2]*MIN([.AM59];0);0))*INT(([.$K59]-MAX([.AM59];0))*[.$J59])/100;0);0)" office:value-type="float" office:value="15" calcext:value-type="float">
            <text:p>15</text:p>
          </table:table-cell>
          <table:table-cell table:formula="of:=ROUNDUP(MAX((100-MAX([.Q$5]+[.$E$2]*MIN([.AN59];0);0))*INT(([.$K59]-MAX([.AN59];0))*[.$J59])/100;0);0)" office:value-type="float" office:value="15" calcext:value-type="float">
            <text:p>15</text:p>
          </table:table-cell>
          <table:table-cell table:formula="of:=ROUNDUP(MAX((100-MAX([.R$5]+[.$E$2]*MIN([.AO59];0);0))*INT(([.$K59]-MAX([.AO59];0))*[.$J59])/100;0);0)" office:value-type="float" office:value="15" calcext:value-type="float">
            <text:p>15</text:p>
          </table:table-cell>
          <table:table-cell table:formula="of:=ROUNDUP(MAX((100-MAX([.S$5]+[.$E$2]*MIN([.AP59];0);0))*INT(([.$K59]-MAX([.AP59];0))*[.$J59])/100;0);0)" office:value-type="float" office:value="15" calcext:value-type="float">
            <text:p>15</text:p>
          </table:table-cell>
          <table:table-cell table:formula="of:=ROUNDUP(MAX((100-MAX([.T$5]+[.$E$2]*MIN([.AQ59];0);0))*INT(([.$K59]-MAX([.AQ59];0))*[.$J59])/100;0);0)" office:value-type="float" office:value="15" calcext:value-type="float">
            <text:p>15</text:p>
          </table:table-cell>
          <table:table-cell table:formula="of:=ROUNDUP(MAX((100-MAX([.U$5]+[.$E$2]*MIN([.AR59];0);0))*INT(([.$K59]-MAX([.AR59];0))*[.$J59])/100;0);0)" office:value-type="float" office:value="15" calcext:value-type="float">
            <text:p>15</text:p>
          </table:table-cell>
          <table:table-cell table:formula="of:=ROUNDUP(MAX((100-MAX([.V$5]+[.$E$2]*MIN([.AS59];0);0))*INT(([.$K59]-MAX([.AS59];0))*[.$J59])/100;0);0)" office:value-type="float" office:value="12" calcext:value-type="float">
            <text:p>12</text:p>
          </table:table-cell>
          <table:table-cell table:formula="of:=ROUNDUP(MAX((100-MAX([.W$5]+[.$E$2]*MIN([.AT59];0);0))*INT(([.$K59]-MAX([.AT59];0))*[.$J59])/100;0);0)" office:value-type="float" office:value="12" calcext:value-type="float">
            <text:p>12</text:p>
          </table:table-cell>
          <table:table-cell table:formula="of:=ROUNDUP(MAX((100-MAX([.X$5]+[.$E$2]*MIN([.AU59];0);0))*INT(([.$K59]-MAX([.AU59];0))*[.$J59])/100;0);0)" office:value-type="float" office:value="9" calcext:value-type="float">
            <text:p>9</text:p>
          </table:table-cell>
          <table:table-cell table:formula="of:=ROUNDUP(MAX((100-MAX([.Y$5]+[.$E$2]*MIN([.AV59];0);0))*INT(([.$K59]-MAX([.AV59];0))*[.$J59])/100;0);0)" office:value-type="float" office:value="7" calcext:value-type="float">
            <text:p>7</text:p>
          </table:table-cell>
          <table:table-cell table:formula="of:=ROUNDUP(MAX((100-MAX([.Z$5]+[.$E$2]*MIN([.AW59];0);0))*INT(([.$K59]-MAX([.AW59];0))*[.$J59])/100;0);0)" office:value-type="float" office:value="6" calcext:value-type="float">
            <text:p>6</text:p>
          </table:table-cell>
          <table:table-cell table:formula="of:=ROUNDUP(MAX((100-MAX([.AA$5]+[.$E$2]*MIN([.AX59];0);0))*INT(([.$K59]-MAX([.AX59];0))*[.$J59])/100;0);0)" office:value-type="float" office:value="4" calcext:value-type="float">
            <text:p>4</text:p>
          </table:table-cell>
          <table:table-cell table:formula="of:=ROUNDUP(MAX((100-MAX([.AB$5]+[.$E$2]*MIN([.AY59];0);0))*INT(([.$K59]-MAX([.AY59];0))*[.$J59])/100;0);0)" office:value-type="float" office:value="3" calcext:value-type="float">
            <text:p>3</text:p>
          </table:table-cell>
          <table:table-cell table:formula="of:=ROUNDUP(MAX((100-MAX([.AC$5]+[.$E$2]*MIN([.AZ59];0);0))*INT(([.$K59]-MAX([.AZ59];0))*[.$J59])/100;0);0)" office:value-type="float" office:value="1" calcext:value-type="float">
            <text:p>1</text:p>
          </table:table-cell>
          <table:table-cell table:number-columns-repeated="6"/>
          <table:table-cell table:formula="of:=FLOOR([.M$4]*IF([.$E59];0.2;1))-[.$G59]" office:value-type="float" office:value="-8" calcext:value-type="float">
            <text:p>-8</text:p>
          </table:table-cell>
          <table:table-cell table:formula="of:=FLOOR([.N$4]*IF([.$E59];0.2;1))-[.$G59]" office:value-type="float" office:value="-8" calcext:value-type="float">
            <text:p>-8</text:p>
          </table:table-cell>
          <table:table-cell table:formula="of:=FLOOR([.O$4]*IF([.$E59];0.2;1))-[.$G59]" office:value-type="float" office:value="-8" calcext:value-type="float">
            <text:p>-8</text:p>
          </table:table-cell>
          <table:table-cell table:formula="of:=FLOOR([.P$4]*IF([.$E59];0.2;1))-[.$G59]" office:value-type="float" office:value="-6" calcext:value-type="float">
            <text:p>-6</text:p>
          </table:table-cell>
          <table:table-cell table:formula="of:=FLOOR([.Q$4]*IF([.$E59];0.2;1))-[.$G59]" office:value-type="float" office:value="-6" calcext:value-type="float">
            <text:p>-6</text:p>
          </table:table-cell>
          <table:table-cell table:formula="of:=FLOOR([.R$4]*IF([.$E59];0.2;1))-[.$G59]" office:value-type="float" office:value="-6" calcext:value-type="float">
            <text:p>-6</text:p>
          </table:table-cell>
          <table:table-cell table:formula="of:=FLOOR([.S$4]*IF([.$E59];0.2;1))-[.$G59]" office:value-type="float" office:value="-4" calcext:value-type="float">
            <text:p>-4</text:p>
          </table:table-cell>
          <table:table-cell table:formula="of:=FLOOR([.T$4]*IF([.$E59];0.2;1))-[.$G59]" office:value-type="float" office:value="-4" calcext:value-type="float">
            <text:p>-4</text:p>
          </table:table-cell>
          <table:table-cell table:formula="of:=FLOOR([.U$4]*IF([.$E59];0.2;1))-[.$G59]" office:value-type="float" office:value="-4" calcext:value-type="float">
            <text:p>-4</text:p>
          </table:table-cell>
          <table:table-cell table:formula="of:=FLOOR([.V$4]*IF([.$E59];0.2;1))-[.$G59]" office:value-type="float" office:value="-2" calcext:value-type="float">
            <text:p>-2</text:p>
          </table:table-cell>
          <table:table-cell table:formula="of:=FLOOR([.W$4]*IF([.$E59];0.2;1))-[.$G59]" office:value-type="float" office:value="-2" calcext:value-type="float">
            <text:p>-2</text:p>
          </table:table-cell>
          <table:table-cell table:formula="of:=FLOOR([.X$4]*IF([.$E59];0.2;1))-[.$G59]" office:value-type="float" office:value="0" calcext:value-type="float">
            <text:p>0</text:p>
          </table:table-cell>
          <table:table-cell table:formula="of:=FLOOR([.Y$4]*IF([.$E59];0.2;1))-[.$G59]" office:value-type="float" office:value="2" calcext:value-type="float">
            <text:p>2</text:p>
          </table:table-cell>
          <table:table-cell table:formula="of:=FLOOR([.Z$4]*IF([.$E59];0.2;1))-[.$G59]" office:value-type="float" office:value="4" calcext:value-type="float">
            <text:p>4</text:p>
          </table:table-cell>
          <table:table-cell table:formula="of:=FLOOR([.AA$4]*IF([.$E59];0.2;1))-[.$G59]" office:value-type="float" office:value="6" calcext:value-type="float">
            <text:p>6</text:p>
          </table:table-cell>
          <table:table-cell table:formula="of:=FLOOR([.AB$4]*IF([.$E59];0.2;1))-[.$G59]" office:value-type="float" office:value="6" calcext:value-type="float">
            <text:p>6</text:p>
          </table:table-cell>
          <table:table-cell table:formula="of:=FLOOR([.AC$4]*IF([.$E59];0.2;1))-[.$G5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&amp;K G11E</text:p>
          </table:table-cell>
          <table:table-cell office:value-type="string" calcext:value-type="string">
            <text:p>4.7mm Caseles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LOOKUP([.$B60];[$'EcCo ammo'.$A$6:$'EcCo ammo'.$A$37];[$'EcCo ammo'.F$6:$'EcCo ammo'.F$37])" office:value-type="float" office:value="-5" calcext:value-type="float">
            <text:p>-5</text:p>
          </table:table-cell>
          <table:table-cell table:formula="of:=FLOOR(LOOKUP([.$B60];[$'EcCo ammo'.$A$6:$'EcCo ammo'.$A$37];[$'EcCo ammo'.H$6:$'EcCo ammo'.H$37]))" office:value-type="float" office:value="8" calcext:value-type="float">
            <text:p>8</text:p>
          </table:table-cell>
          <table:table-cell table:formula="of:=LOOKUP([.$B60];[$'EcCo ammo'.$A$6:$'EcCo ammo'.$A$37];[$'EcCo ammo'.I$6:$'EcCo ammo'.I$37])" office:value-type="float" office:value="1" calcext:value-type="float">
            <text:p>1</text:p>
          </table:table-cell>
          <table:table-cell table:formula="of:=LOOKUP([.$B60];[$'EcCo ammo'.$A$6:$'EcCo ammo'.$A$37];[$'EcCo ammo'.J$6:$'EcCo ammo'.J$37])" office:value-type="float" office:value="1" calcext:value-type="float">
            <text:p>1</text:p>
          </table:table-cell>
          <table:table-cell table:formula="of:=[.H60]/[.I60]" office:value-type="float" office:value="1" calcext:value-type="float">
            <text:p>1.00</text:p>
          </table:table-cell>
          <table:table-cell table:formula="of:=ROUND(AVERAGE([.C60];[.D60]))" office:value-type="float" office:value="18" calcext:value-type="float">
            <text:p>18</text:p>
          </table:table-cell>
          <table:table-cell/>
          <table:table-cell table:formula="of:=ROUNDUP(MAX((100-MAX([.M$5]+[.$E$2]*MIN([.AJ60];0);0))*INT(([.$K60]-MAX([.AJ60];0))*[.$J60])/100;0);0)" office:value-type="float" office:value="18" calcext:value-type="float">
            <text:p>18</text:p>
          </table:table-cell>
          <table:table-cell table:formula="of:=ROUNDUP(MAX((100-MAX([.N$5]+[.$E$2]*MIN([.AK60];0);0))*INT(([.$K60]-MAX([.AK60];0))*[.$J60])/100;0);0)" office:value-type="float" office:value="18" calcext:value-type="float">
            <text:p>18</text:p>
          </table:table-cell>
          <table:table-cell table:formula="of:=ROUNDUP(MAX((100-MAX([.O$5]+[.$E$2]*MIN([.AL60];0);0))*INT(([.$K60]-MAX([.AL60];0))*[.$J60])/100;0);0)" office:value-type="float" office:value="18" calcext:value-type="float">
            <text:p>18</text:p>
          </table:table-cell>
          <table:table-cell table:formula="of:=ROUNDUP(MAX((100-MAX([.P$5]+[.$E$2]*MIN([.AM60];0);0))*INT(([.$K60]-MAX([.AM60];0))*[.$J60])/100;0);0)" office:value-type="float" office:value="18" calcext:value-type="float">
            <text:p>18</text:p>
          </table:table-cell>
          <table:table-cell table:formula="of:=ROUNDUP(MAX((100-MAX([.Q$5]+[.$E$2]*MIN([.AN60];0);0))*INT(([.$K60]-MAX([.AN60];0))*[.$J60])/100;0);0)" office:value-type="float" office:value="18" calcext:value-type="float">
            <text:p>18</text:p>
          </table:table-cell>
          <table:table-cell table:formula="of:=ROUNDUP(MAX((100-MAX([.R$5]+[.$E$2]*MIN([.AO60];0);0))*INT(([.$K60]-MAX([.AO60];0))*[.$J60])/100;0);0)" office:value-type="float" office:value="18" calcext:value-type="float">
            <text:p>18</text:p>
          </table:table-cell>
          <table:table-cell table:formula="of:=ROUNDUP(MAX((100-MAX([.S$5]+[.$E$2]*MIN([.AP60];0);0))*INT(([.$K60]-MAX([.AP60];0))*[.$J60])/100;0);0)" office:value-type="float" office:value="18" calcext:value-type="float">
            <text:p>18</text:p>
          </table:table-cell>
          <table:table-cell table:formula="of:=ROUNDUP(MAX((100-MAX([.T$5]+[.$E$2]*MIN([.AQ60];0);0))*INT(([.$K60]-MAX([.AQ60];0))*[.$J60])/100;0);0)" office:value-type="float" office:value="18" calcext:value-type="float">
            <text:p>18</text:p>
          </table:table-cell>
          <table:table-cell table:formula="of:=ROUNDUP(MAX((100-MAX([.U$5]+[.$E$2]*MIN([.AR60];0);0))*INT(([.$K60]-MAX([.AR60];0))*[.$J60])/100;0);0)" office:value-type="float" office:value="18" calcext:value-type="float">
            <text:p>18</text:p>
          </table:table-cell>
          <table:table-cell table:formula="of:=ROUNDUP(MAX((100-MAX([.V$5]+[.$E$2]*MIN([.AS60];0);0))*INT(([.$K60]-MAX([.AS60];0))*[.$J60])/100;0);0)" office:value-type="float" office:value="15" calcext:value-type="float">
            <text:p>15</text:p>
          </table:table-cell>
          <table:table-cell table:formula="of:=ROUNDUP(MAX((100-MAX([.W$5]+[.$E$2]*MIN([.AT60];0);0))*INT(([.$K60]-MAX([.AT60];0))*[.$J60])/100;0);0)" office:value-type="float" office:value="14" calcext:value-type="float">
            <text:p>14</text:p>
          </table:table-cell>
          <table:table-cell table:formula="of:=ROUNDUP(MAX((100-MAX([.X$5]+[.$E$2]*MIN([.AU60];0);0))*INT(([.$K60]-MAX([.AU60];0))*[.$J60])/100;0);0)" office:value-type="float" office:value="10" calcext:value-type="float">
            <text:p>10</text:p>
          </table:table-cell>
          <table:table-cell table:formula="of:=ROUNDUP(MAX((100-MAX([.Y$5]+[.$E$2]*MIN([.AV60];0);0))*INT(([.$K60]-MAX([.AV60];0))*[.$J60])/100;0);0)" office:value-type="float" office:value="8" calcext:value-type="float">
            <text:p>8</text:p>
          </table:table-cell>
          <table:table-cell table:formula="of:=ROUNDUP(MAX((100-MAX([.Z$5]+[.$E$2]*MIN([.AW60];0);0))*INT(([.$K60]-MAX([.AW60];0))*[.$J60])/100;0);0)" office:value-type="float" office:value="7" calcext:value-type="float">
            <text:p>7</text:p>
          </table:table-cell>
          <table:table-cell table:formula="of:=ROUNDUP(MAX((100-MAX([.AA$5]+[.$E$2]*MIN([.AX60];0);0))*INT(([.$K60]-MAX([.AX60];0))*[.$J60])/100;0);0)" office:value-type="float" office:value="5" calcext:value-type="float">
            <text:p>5</text:p>
          </table:table-cell>
          <table:table-cell table:formula="of:=ROUNDUP(MAX((100-MAX([.AB$5]+[.$E$2]*MIN([.AY60];0);0))*INT(([.$K60]-MAX([.AY60];0))*[.$J60])/100;0);0)" office:value-type="float" office:value="4" calcext:value-type="float">
            <text:p>4</text:p>
          </table:table-cell>
          <table:table-cell table:formula="of:=ROUNDUP(MAX((100-MAX([.AC$5]+[.$E$2]*MIN([.AZ60];0);0))*INT(([.$K60]-MAX([.AZ60];0))*[.$J60])/100;0);0)" office:value-type="float" office:value="2" calcext:value-type="float">
            <text:p>2</text:p>
          </table:table-cell>
          <table:table-cell table:number-columns-repeated="6"/>
          <table:table-cell table:formula="of:=FLOOR([.M$4]*IF([.$E60];0.2;1))-[.$G60]" office:value-type="float" office:value="-8" calcext:value-type="float">
            <text:p>-8</text:p>
          </table:table-cell>
          <table:table-cell table:formula="of:=FLOOR([.N$4]*IF([.$E60];0.2;1))-[.$G60]" office:value-type="float" office:value="-8" calcext:value-type="float">
            <text:p>-8</text:p>
          </table:table-cell>
          <table:table-cell table:formula="of:=FLOOR([.O$4]*IF([.$E60];0.2;1))-[.$G60]" office:value-type="float" office:value="-8" calcext:value-type="float">
            <text:p>-8</text:p>
          </table:table-cell>
          <table:table-cell table:formula="of:=FLOOR([.P$4]*IF([.$E60];0.2;1))-[.$G60]" office:value-type="float" office:value="-6" calcext:value-type="float">
            <text:p>-6</text:p>
          </table:table-cell>
          <table:table-cell table:formula="of:=FLOOR([.Q$4]*IF([.$E60];0.2;1))-[.$G60]" office:value-type="float" office:value="-6" calcext:value-type="float">
            <text:p>-6</text:p>
          </table:table-cell>
          <table:table-cell table:formula="of:=FLOOR([.R$4]*IF([.$E60];0.2;1))-[.$G60]" office:value-type="float" office:value="-6" calcext:value-type="float">
            <text:p>-6</text:p>
          </table:table-cell>
          <table:table-cell table:formula="of:=FLOOR([.S$4]*IF([.$E60];0.2;1))-[.$G60]" office:value-type="float" office:value="-4" calcext:value-type="float">
            <text:p>-4</text:p>
          </table:table-cell>
          <table:table-cell table:formula="of:=FLOOR([.T$4]*IF([.$E60];0.2;1))-[.$G60]" office:value-type="float" office:value="-4" calcext:value-type="float">
            <text:p>-4</text:p>
          </table:table-cell>
          <table:table-cell table:formula="of:=FLOOR([.U$4]*IF([.$E60];0.2;1))-[.$G60]" office:value-type="float" office:value="-4" calcext:value-type="float">
            <text:p>-4</text:p>
          </table:table-cell>
          <table:table-cell table:formula="of:=FLOOR([.V$4]*IF([.$E60];0.2;1))-[.$G60]" office:value-type="float" office:value="-2" calcext:value-type="float">
            <text:p>-2</text:p>
          </table:table-cell>
          <table:table-cell table:formula="of:=FLOOR([.W$4]*IF([.$E60];0.2;1))-[.$G60]" office:value-type="float" office:value="-2" calcext:value-type="float">
            <text:p>-2</text:p>
          </table:table-cell>
          <table:table-cell table:formula="of:=FLOOR([.X$4]*IF([.$E60];0.2;1))-[.$G60]" office:value-type="float" office:value="0" calcext:value-type="float">
            <text:p>0</text:p>
          </table:table-cell>
          <table:table-cell table:formula="of:=FLOOR([.Y$4]*IF([.$E60];0.2;1))-[.$G60]" office:value-type="float" office:value="2" calcext:value-type="float">
            <text:p>2</text:p>
          </table:table-cell>
          <table:table-cell table:formula="of:=FLOOR([.Z$4]*IF([.$E60];0.2;1))-[.$G60]" office:value-type="float" office:value="4" calcext:value-type="float">
            <text:p>4</text:p>
          </table:table-cell>
          <table:table-cell table:formula="of:=FLOOR([.AA$4]*IF([.$E60];0.2;1))-[.$G60]" office:value-type="float" office:value="6" calcext:value-type="float">
            <text:p>6</text:p>
          </table:table-cell>
          <table:table-cell table:formula="of:=FLOOR([.AB$4]*IF([.$E60];0.2;1))-[.$G60]" office:value-type="float" office:value="6" calcext:value-type="float">
            <text:p>6</text:p>
          </table:table-cell>
          <table:table-cell table:formula="of:=FLOOR([.AC$4]*IF([.$E60];0.2;1))-[.$G6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dicator Minigun</text:p>
          </table:table-cell>
          <table:table-cell office:value-type="string" calcext:value-type="string">
            <text:p>4.7mm Casel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LOOKUP([.$B61];[$'EcCo ammo'.$A$6:$'EcCo ammo'.$A$37];[$'EcCo ammo'.F$6:$'EcCo ammo'.F$37])" office:value-type="float" office:value="-5" calcext:value-type="float">
            <text:p>-5</text:p>
          </table:table-cell>
          <table:table-cell table:formula="of:=FLOOR(LOOKUP([.$B61];[$'EcCo ammo'.$A$6:$'EcCo ammo'.$A$37];[$'EcCo ammo'.H$6:$'EcCo ammo'.H$37]))" office:value-type="float" office:value="8" calcext:value-type="float">
            <text:p>8</text:p>
          </table:table-cell>
          <table:table-cell table:formula="of:=LOOKUP([.$B61];[$'EcCo ammo'.$A$6:$'EcCo ammo'.$A$37];[$'EcCo ammo'.I$6:$'EcCo ammo'.I$37])" office:value-type="float" office:value="1" calcext:value-type="float">
            <text:p>1</text:p>
          </table:table-cell>
          <table:table-cell table:formula="of:=LOOKUP([.$B61];[$'EcCo ammo'.$A$6:$'EcCo ammo'.$A$37];[$'EcCo ammo'.J$6:$'EcCo ammo'.J$37])" office:value-type="float" office:value="1" calcext:value-type="float">
            <text:p>1</text:p>
          </table:table-cell>
          <table:table-cell table:formula="of:=[.H61]/[.I61]" office:value-type="float" office:value="1" calcext:value-type="float">
            <text:p>1.00</text:p>
          </table:table-cell>
          <table:table-cell table:formula="of:=ROUND(AVERAGE([.C61];[.D61]))" office:value-type="float" office:value="17" calcext:value-type="float">
            <text:p>17</text:p>
          </table:table-cell>
          <table:table-cell/>
          <table:table-cell table:formula="of:=ROUNDUP(MAX((100-MAX([.M$5]+[.$E$2]*MIN([.AJ61];0);0))*INT(([.$K61]-MAX([.AJ61];0))*[.$J61])/100;0);0)" office:value-type="float" office:value="17" calcext:value-type="float">
            <text:p>17</text:p>
          </table:table-cell>
          <table:table-cell table:formula="of:=ROUNDUP(MAX((100-MAX([.N$5]+[.$E$2]*MIN([.AK61];0);0))*INT(([.$K61]-MAX([.AK61];0))*[.$J61])/100;0);0)" office:value-type="float" office:value="17" calcext:value-type="float">
            <text:p>17</text:p>
          </table:table-cell>
          <table:table-cell table:formula="of:=ROUNDUP(MAX((100-MAX([.O$5]+[.$E$2]*MIN([.AL61];0);0))*INT(([.$K61]-MAX([.AL61];0))*[.$J61])/100;0);0)" office:value-type="float" office:value="17" calcext:value-type="float">
            <text:p>17</text:p>
          </table:table-cell>
          <table:table-cell table:formula="of:=ROUNDUP(MAX((100-MAX([.P$5]+[.$E$2]*MIN([.AM61];0);0))*INT(([.$K61]-MAX([.AM61];0))*[.$J61])/100;0);0)" office:value-type="float" office:value="17" calcext:value-type="float">
            <text:p>17</text:p>
          </table:table-cell>
          <table:table-cell table:formula="of:=ROUNDUP(MAX((100-MAX([.Q$5]+[.$E$2]*MIN([.AN61];0);0))*INT(([.$K61]-MAX([.AN61];0))*[.$J61])/100;0);0)" office:value-type="float" office:value="17" calcext:value-type="float">
            <text:p>17</text:p>
          </table:table-cell>
          <table:table-cell table:formula="of:=ROUNDUP(MAX((100-MAX([.R$5]+[.$E$2]*MIN([.AO61];0);0))*INT(([.$K61]-MAX([.AO61];0))*[.$J61])/100;0);0)" office:value-type="float" office:value="17" calcext:value-type="float">
            <text:p>17</text:p>
          </table:table-cell>
          <table:table-cell table:formula="of:=ROUNDUP(MAX((100-MAX([.S$5]+[.$E$2]*MIN([.AP61];0);0))*INT(([.$K61]-MAX([.AP61];0))*[.$J61])/100;0);0)" office:value-type="float" office:value="17" calcext:value-type="float">
            <text:p>17</text:p>
          </table:table-cell>
          <table:table-cell table:formula="of:=ROUNDUP(MAX((100-MAX([.T$5]+[.$E$2]*MIN([.AQ61];0);0))*INT(([.$K61]-MAX([.AQ61];0))*[.$J61])/100;0);0)" office:value-type="float" office:value="17" calcext:value-type="float">
            <text:p>17</text:p>
          </table:table-cell>
          <table:table-cell table:formula="of:=ROUNDUP(MAX((100-MAX([.U$5]+[.$E$2]*MIN([.AR61];0);0))*INT(([.$K61]-MAX([.AR61];0))*[.$J61])/100;0);0)" office:value-type="float" office:value="17" calcext:value-type="float">
            <text:p>17</text:p>
          </table:table-cell>
          <table:table-cell table:formula="of:=ROUNDUP(MAX((100-MAX([.V$5]+[.$E$2]*MIN([.AS61];0);0))*INT(([.$K61]-MAX([.AS61];0))*[.$J61])/100;0);0)" office:value-type="float" office:value="17" calcext:value-type="float">
            <text:p>17</text:p>
          </table:table-cell>
          <table:table-cell table:formula="of:=ROUNDUP(MAX((100-MAX([.W$5]+[.$E$2]*MIN([.AT61];0);0))*INT(([.$K61]-MAX([.AT61];0))*[.$J61])/100;0);0)" office:value-type="float" office:value="17" calcext:value-type="float">
            <text:p>17</text:p>
          </table:table-cell>
          <table:table-cell table:formula="of:=ROUNDUP(MAX((100-MAX([.X$5]+[.$E$2]*MIN([.AU61];0);0))*INT(([.$K61]-MAX([.AU61];0))*[.$J61])/100;0);0)" office:value-type="float" office:value="17" calcext:value-type="float">
            <text:p>17</text:p>
          </table:table-cell>
          <table:table-cell table:formula="of:=ROUNDUP(MAX((100-MAX([.Y$5]+[.$E$2]*MIN([.AV61];0);0))*INT(([.$K61]-MAX([.AV61];0))*[.$J61])/100;0);0)" office:value-type="float" office:value="17" calcext:value-type="float">
            <text:p>17</text:p>
          </table:table-cell>
          <table:table-cell table:formula="of:=ROUNDUP(MAX((100-MAX([.Z$5]+[.$E$2]*MIN([.AW61];0);0))*INT(([.$K61]-MAX([.AW61];0))*[.$J61])/100;0);0)" office:value-type="float" office:value="17" calcext:value-type="float">
            <text:p>17</text:p>
          </table:table-cell>
          <table:table-cell table:formula="of:=ROUNDUP(MAX((100-MAX([.AA$5]+[.$E$2]*MIN([.AX61];0);0))*INT(([.$K61]-MAX([.AX61];0))*[.$J61])/100;0);0)" office:value-type="float" office:value="17" calcext:value-type="float">
            <text:p>17</text:p>
          </table:table-cell>
          <table:table-cell table:formula="of:=ROUNDUP(MAX((100-MAX([.AB$5]+[.$E$2]*MIN([.AY61];0);0))*INT(([.$K61]-MAX([.AY61];0))*[.$J61])/100;0);0)" office:value-type="float" office:value="16" calcext:value-type="float">
            <text:p>16</text:p>
          </table:table-cell>
          <table:table-cell table:formula="of:=ROUNDUP(MAX((100-MAX([.AC$5]+[.$E$2]*MIN([.AZ61];0);0))*INT(([.$K61]-MAX([.AZ61];0))*[.$J61])/100;0);0)" office:value-type="float" office:value="12" calcext:value-type="float">
            <text:p>12</text:p>
          </table:table-cell>
          <table:table-cell table:number-columns-repeated="6"/>
          <table:table-cell table:formula="of:=FLOOR([.M$4]*IF([.$E61];0.2;1))-[.$G61]" office:value-type="float" office:value="-8" calcext:value-type="float">
            <text:p>-8</text:p>
          </table:table-cell>
          <table:table-cell table:formula="of:=FLOOR([.N$4]*IF([.$E61];0.2;1))-[.$G61]" office:value-type="float" office:value="-8" calcext:value-type="float">
            <text:p>-8</text:p>
          </table:table-cell>
          <table:table-cell table:formula="of:=FLOOR([.O$4]*IF([.$E61];0.2;1))-[.$G61]" office:value-type="float" office:value="-8" calcext:value-type="float">
            <text:p>-8</text:p>
          </table:table-cell>
          <table:table-cell table:formula="of:=FLOOR([.P$4]*IF([.$E61];0.2;1))-[.$G61]" office:value-type="float" office:value="-8" calcext:value-type="float">
            <text:p>-8</text:p>
          </table:table-cell>
          <table:table-cell table:formula="of:=FLOOR([.Q$4]*IF([.$E61];0.2;1))-[.$G61]" office:value-type="float" office:value="-8" calcext:value-type="float">
            <text:p>-8</text:p>
          </table:table-cell>
          <table:table-cell table:formula="of:=FLOOR([.R$4]*IF([.$E61];0.2;1))-[.$G61]" office:value-type="float" office:value="-8" calcext:value-type="float">
            <text:p>-8</text:p>
          </table:table-cell>
          <table:table-cell table:formula="of:=FLOOR([.S$4]*IF([.$E61];0.2;1))-[.$G61]" office:value-type="float" office:value="-8" calcext:value-type="float">
            <text:p>-8</text:p>
          </table:table-cell>
          <table:table-cell table:formula="of:=FLOOR([.T$4]*IF([.$E61];0.2;1))-[.$G61]" office:value-type="float" office:value="-8" calcext:value-type="float">
            <text:p>-8</text:p>
          </table:table-cell>
          <table:table-cell table:formula="of:=FLOOR([.U$4]*IF([.$E61];0.2;1))-[.$G61]" office:value-type="float" office:value="-8" calcext:value-type="float">
            <text:p>-8</text:p>
          </table:table-cell>
          <table:table-cell table:formula="of:=FLOOR([.V$4]*IF([.$E61];0.2;1))-[.$G61]" office:value-type="float" office:value="-7" calcext:value-type="float">
            <text:p>-7</text:p>
          </table:table-cell>
          <table:table-cell table:formula="of:=FLOOR([.W$4]*IF([.$E61];0.2;1))-[.$G61]" office:value-type="float" office:value="-7" calcext:value-type="float">
            <text:p>-7</text:p>
          </table:table-cell>
          <table:table-cell table:formula="of:=FLOOR([.X$4]*IF([.$E61];0.2;1))-[.$G61]" office:value-type="float" office:value="-7" calcext:value-type="float">
            <text:p>-7</text:p>
          </table:table-cell>
          <table:table-cell table:formula="of:=FLOOR([.Y$4]*IF([.$E61];0.2;1))-[.$G61]" office:value-type="float" office:value="-6" calcext:value-type="float">
            <text:p>-6</text:p>
          </table:table-cell>
          <table:table-cell table:formula="of:=FLOOR([.Z$4]*IF([.$E61];0.2;1))-[.$G61]" office:value-type="float" office:value="-6" calcext:value-type="float">
            <text:p>-6</text:p>
          </table:table-cell>
          <table:table-cell table:formula="of:=FLOOR([.AA$4]*IF([.$E61];0.2;1))-[.$G61]" office:value-type="float" office:value="-6" calcext:value-type="float">
            <text:p>-6</text:p>
          </table:table-cell>
          <table:table-cell table:formula="of:=FLOOR([.AB$4]*IF([.$E61];0.2;1))-[.$G61]" office:value-type="float" office:value="-6" calcext:value-type="float">
            <text:p>-6</text:p>
          </table:table-cell>
          <table:table-cell table:formula="of:=FLOOR([.AC$4]*IF([.$E61];0.2;1))-[.$G61]" office:value-type="float" office:value="-4" calcext:value-type="float">
            <text:p>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JH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2];[$'EcCo ammo'.$A$6:$'EcCo ammo'.$A$37];[$'EcCo ammo'.F$6:$'EcCo ammo'.F$37])" office:value-type="float" office:value="10" calcext:value-type="float">
            <text:p>10</text:p>
          </table:table-cell>
          <table:table-cell table:formula="of:=FLOOR(LOOKUP([.$B62];[$'EcCo ammo'.$A$6:$'EcCo ammo'.$A$37];[$'EcCo ammo'.H$6:$'EcCo ammo'.H$37]))" office:value-type="float" office:value="0" calcext:value-type="float">
            <text:p>0</text:p>
          </table:table-cell>
          <table:table-cell table:formula="of:=LOOKUP([.$B62];[$'EcCo ammo'.$A$6:$'EcCo ammo'.$A$37];[$'EcCo ammo'.I$6:$'EcCo ammo'.I$37])" office:value-type="float" office:value="4" calcext:value-type="float">
            <text:p>4</text:p>
          </table:table-cell>
          <table:table-cell table:formula="of:=LOOKUP([.$B62];[$'EcCo ammo'.$A$6:$'EcCo ammo'.$A$37];[$'EcCo ammo'.J$6:$'EcCo ammo'.J$37])" office:value-type="float" office:value="3" calcext:value-type="float">
            <text:p>3</text:p>
          </table:table-cell>
          <table:table-cell table:formula="of:=[.H62]/[.I62]" office:value-type="float" office:value="1.33333333333333" calcext:value-type="float">
            <text:p>1.33</text:p>
          </table:table-cell>
          <table:table-cell table:formula="of:=ROUND(AVERAGE([.C62];[.D62]))" office:value-type="float" office:value="12" calcext:value-type="float">
            <text:p>12</text:p>
          </table:table-cell>
          <table:table-cell/>
          <table:table-cell table:formula="of:=ROUNDUP(MAX((100-MAX([.M$5]+[.$E$2]*MIN([.AJ62];0);0))*INT(([.$K62]-MAX([.AJ62];0))*[.$J62])/100;0);0)" office:value-type="float" office:value="16" calcext:value-type="float">
            <text:p>16</text:p>
          </table:table-cell>
          <table:table-cell table:formula="of:=ROUNDUP(MAX((100-MAX([.N$5]+[.$E$2]*MIN([.AK62];0);0))*INT(([.$K62]-MAX([.AK62];0))*[.$J62])/100;0);0)" office:value-type="float" office:value="15" calcext:value-type="float">
            <text:p>15</text:p>
          </table:table-cell>
          <table:table-cell table:formula="of:=ROUNDUP(MAX((100-MAX([.O$5]+[.$E$2]*MIN([.AL62];0);0))*INT(([.$K62]-MAX([.AL62];0))*[.$J62])/100;0);0)" office:value-type="float" office:value="13" calcext:value-type="float">
            <text:p>13</text:p>
          </table:table-cell>
          <table:table-cell table:formula="of:=ROUNDUP(MAX((100-MAX([.P$5]+[.$E$2]*MIN([.AM62];0);0))*INT(([.$K62]-MAX([.AM62];0))*[.$J62])/100;0);0)" office:value-type="float" office:value="10" calcext:value-type="float">
            <text:p>10</text:p>
          </table:table-cell>
          <table:table-cell table:formula="of:=ROUNDUP(MAX((100-MAX([.Q$5]+[.$E$2]*MIN([.AN62];0);0))*INT(([.$K62]-MAX([.AN62];0))*[.$J62])/100;0);0)" office:value-type="float" office:value="10" calcext:value-type="float">
            <text:p>10</text:p>
          </table:table-cell>
          <table:table-cell table:formula="of:=ROUNDUP(MAX((100-MAX([.R$5]+[.$E$2]*MIN([.AO62];0);0))*INT(([.$K62]-MAX([.AO62];0))*[.$J62])/100;0);0)" office:value-type="float" office:value="10" calcext:value-type="float">
            <text:p>10</text:p>
          </table:table-cell>
          <table:table-cell table:formula="of:=ROUNDUP(MAX((100-MAX([.S$5]+[.$E$2]*MIN([.AP62];0);0))*INT(([.$K62]-MAX([.AP62];0))*[.$J62])/100;0);0)" office:value-type="float" office:value="7" calcext:value-type="float">
            <text:p>7</text:p>
          </table:table-cell>
          <table:table-cell table:formula="of:=ROUNDUP(MAX((100-MAX([.T$5]+[.$E$2]*MIN([.AQ62];0);0))*INT(([.$K62]-MAX([.AQ62];0))*[.$J62])/100;0);0)" office:value-type="float" office:value="7" calcext:value-type="float">
            <text:p>7</text:p>
          </table:table-cell>
          <table:table-cell table:formula="of:=ROUNDUP(MAX((100-MAX([.U$5]+[.$E$2]*MIN([.AR62];0);0))*INT(([.$K62]-MAX([.AR62];0))*[.$J62])/100;0);0)" office:value-type="float" office:value="7" calcext:value-type="float">
            <text:p>7</text:p>
          </table:table-cell>
          <table:table-cell table:formula="of:=ROUNDUP(MAX((100-MAX([.V$5]+[.$E$2]*MIN([.AS62];0);0))*INT(([.$K62]-MAX([.AS62];0))*[.$J62])/100;0);0)" office:value-type="float" office:value="5" calcext:value-type="float">
            <text:p>5</text:p>
          </table:table-cell>
          <table:table-cell table:formula="of:=ROUNDUP(MAX((100-MAX([.W$5]+[.$E$2]*MIN([.AT62];0);0))*INT(([.$K62]-MAX([.AT62];0))*[.$J62])/100;0);0)" office:value-type="float" office:value="4" calcext:value-type="float">
            <text:p>4</text:p>
          </table:table-cell>
          <table:table-cell table:formula="of:=ROUNDUP(MAX((100-MAX([.X$5]+[.$E$2]*MIN([.AU62];0);0))*INT(([.$K62]-MAX([.AU62];0))*[.$J62])/100;0);0)" office:value-type="float" office:value="3" calcext:value-type="float">
            <text:p>3</text:p>
          </table:table-cell>
          <table:table-cell table:formula="of:=ROUNDUP(MAX((100-MAX([.Y$5]+[.$E$2]*MIN([.AV62];0);0))*INT(([.$K62]-MAX([.AV62];0))*[.$J62])/100;0);0)" office:value-type="float" office:value="1" calcext:value-type="float">
            <text:p>1</text:p>
          </table:table-cell>
          <table:table-cell table:formula="of:=ROUNDUP(MAX((100-MAX([.Z$5]+[.$E$2]*MIN([.AW62];0);0))*INT(([.$K62]-MAX([.AW62];0))*[.$J62])/100;0);0)" office:value-type="float" office:value="0" calcext:value-type="float">
            <text:p>0</text:p>
          </table:table-cell>
          <table:table-cell table:formula="of:=ROUNDUP(MAX((100-MAX([.AA$5]+[.$E$2]*MIN([.AX62];0);0))*INT(([.$K62]-MAX([.AX62];0))*[.$J62])/100;0);0)" office:value-type="float" office:value="0" calcext:value-type="float">
            <text:p>0</text:p>
          </table:table-cell>
          <table:table-cell table:formula="of:=ROUNDUP(MAX((100-MAX([.AB$5]+[.$E$2]*MIN([.AY62];0);0))*INT(([.$K62]-MAX([.AY62];0))*[.$J62])/100;0);0)" office:value-type="float" office:value="0" calcext:value-type="float">
            <text:p>0</text:p>
          </table:table-cell>
          <table:table-cell table:formula="of:=ROUNDUP(MAX((100-MAX([.AC$5]+[.$E$2]*MIN([.AZ62];0);0))*INT(([.$K62]-MAX([.AZ62];0))*[.$J62])/100;0);0)" office:value-type="float" office:value="0" calcext:value-type="float">
            <text:p>0</text:p>
          </table:table-cell>
          <table:table-cell table:number-columns-repeated="6"/>
          <table:table-cell table:formula="of:=FLOOR([.M$4]*IF([.$E62];0.2;1))-[.$G62]" office:value-type="float" office:value="0" calcext:value-type="float">
            <text:p>0</text:p>
          </table:table-cell>
          <table:table-cell table:formula="of:=FLOOR([.N$4]*IF([.$E62];0.2;1))-[.$G62]" office:value-type="float" office:value="0" calcext:value-type="float">
            <text:p>0</text:p>
          </table:table-cell>
          <table:table-cell table:formula="of:=FLOOR([.O$4]*IF([.$E62];0.2;1))-[.$G62]" office:value-type="float" office:value="0" calcext:value-type="float">
            <text:p>0</text:p>
          </table:table-cell>
          <table:table-cell table:formula="of:=FLOOR([.P$4]*IF([.$E62];0.2;1))-[.$G62]" office:value-type="float" office:value="2" calcext:value-type="float">
            <text:p>2</text:p>
          </table:table-cell>
          <table:table-cell table:formula="of:=FLOOR([.Q$4]*IF([.$E62];0.2;1))-[.$G62]" office:value-type="float" office:value="2" calcext:value-type="float">
            <text:p>2</text:p>
          </table:table-cell>
          <table:table-cell table:formula="of:=FLOOR([.R$4]*IF([.$E62];0.2;1))-[.$G62]" office:value-type="float" office:value="2" calcext:value-type="float">
            <text:p>2</text:p>
          </table:table-cell>
          <table:table-cell table:formula="of:=FLOOR([.S$4]*IF([.$E62];0.2;1))-[.$G62]" office:value-type="float" office:value="4" calcext:value-type="float">
            <text:p>4</text:p>
          </table:table-cell>
          <table:table-cell table:formula="of:=FLOOR([.T$4]*IF([.$E62];0.2;1))-[.$G62]" office:value-type="float" office:value="4" calcext:value-type="float">
            <text:p>4</text:p>
          </table:table-cell>
          <table:table-cell table:formula="of:=FLOOR([.U$4]*IF([.$E62];0.2;1))-[.$G62]" office:value-type="float" office:value="4" calcext:value-type="float">
            <text:p>4</text:p>
          </table:table-cell>
          <table:table-cell table:formula="of:=FLOOR([.V$4]*IF([.$E62];0.2;1))-[.$G62]" office:value-type="float" office:value="6" calcext:value-type="float">
            <text:p>6</text:p>
          </table:table-cell>
          <table:table-cell table:formula="of:=FLOOR([.W$4]*IF([.$E62];0.2;1))-[.$G62]" office:value-type="float" office:value="6" calcext:value-type="float">
            <text:p>6</text:p>
          </table:table-cell>
          <table:table-cell table:formula="of:=FLOOR([.X$4]*IF([.$E62];0.2;1))-[.$G62]" office:value-type="float" office:value="8" calcext:value-type="float">
            <text:p>8</text:p>
          </table:table-cell>
          <table:table-cell table:formula="of:=FLOOR([.Y$4]*IF([.$E62];0.2;1))-[.$G62]" office:value-type="float" office:value="10" calcext:value-type="float">
            <text:p>10</text:p>
          </table:table-cell>
          <table:table-cell table:formula="of:=FLOOR([.Z$4]*IF([.$E62];0.2;1))-[.$G62]" office:value-type="float" office:value="12" calcext:value-type="float">
            <text:p>12</text:p>
          </table:table-cell>
          <table:table-cell table:formula="of:=FLOOR([.AA$4]*IF([.$E62];0.2;1))-[.$G62]" office:value-type="float" office:value="14" calcext:value-type="float">
            <text:p>14</text:p>
          </table:table-cell>
          <table:table-cell table:formula="of:=FLOOR([.AB$4]*IF([.$E62];0.2;1))-[.$G62]" office:value-type="float" office:value="14" calcext:value-type="float">
            <text:p>14</text:p>
          </table:table-cell>
          <table:table-cell table:formula="of:=FLOOR([.AC$4]*IF([.$E62];0.2;1))-[.$G62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gun</text:p>
          </table:table-cell>
          <table:table-cell office:value-type="string" calcext:value-type="string">
            <text:p>5mm A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3];[$'EcCo ammo'.$A$6:$'EcCo ammo'.$A$37];[$'EcCo ammo'.H$6:$'EcCo ammo'.H$37]))" office:value-type="float" office:value="8" calcext:value-type="float">
            <text:p>8</text:p>
          </table:table-cell>
          <table:table-cell table:formula="of:=LOOKUP([.$B63];[$'EcCo ammo'.$A$6:$'EcCo ammo'.$A$37];[$'EcCo ammo'.I$6:$'EcCo ammo'.I$37])" office:value-type="float" office:value="1" calcext:value-type="float">
            <text:p>1</text:p>
          </table:table-cell>
          <table:table-cell table:formula="of:=LOOKUP([.$B63];[$'EcCo ammo'.$A$6:$'EcCo ammo'.$A$37];[$'EcCo ammo'.J$6:$'EcCo ammo'.J$37])" office:value-type="float" office:value="1" calcext:value-type="float">
            <text:p>1</text:p>
          </table:table-cell>
          <table:table-cell table:formula="of:=[.H63]/[.I63]" office:value-type="float" office:value="1" calcext:value-type="float">
            <text:p>1.00</text:p>
          </table:table-cell>
          <table:table-cell table:formula="of:=ROUND(AVERAGE([.C63];[.D63]))" office:value-type="float" office:value="12" calcext:value-type="float">
            <text:p>12</text:p>
          </table:table-cell>
          <table:table-cell/>
          <table:table-cell table:formula="of:=ROUNDUP(MAX((100-MAX([.M$5]+[.$E$2]*MIN([.AJ63];0);0))*INT(([.$K63]-MAX([.AJ63];0))*[.$J63])/100;0);0)" office:value-type="float" office:value="12" calcext:value-type="float">
            <text:p>12</text:p>
          </table:table-cell>
          <table:table-cell table:formula="of:=ROUNDUP(MAX((100-MAX([.N$5]+[.$E$2]*MIN([.AK63];0);0))*INT(([.$K63]-MAX([.AK63];0))*[.$J63])/100;0);0)" office:value-type="float" office:value="12" calcext:value-type="float">
            <text:p>12</text:p>
          </table:table-cell>
          <table:table-cell table:formula="of:=ROUNDUP(MAX((100-MAX([.O$5]+[.$E$2]*MIN([.AL63];0);0))*INT(([.$K63]-MAX([.AL63];0))*[.$J63])/100;0);0)" office:value-type="float" office:value="12" calcext:value-type="float">
            <text:p>12</text:p>
          </table:table-cell>
          <table:table-cell table:formula="of:=ROUNDUP(MAX((100-MAX([.P$5]+[.$E$2]*MIN([.AM63];0);0))*INT(([.$K63]-MAX([.AM63];0))*[.$J63])/100;0);0)" office:value-type="float" office:value="12" calcext:value-type="float">
            <text:p>12</text:p>
          </table:table-cell>
          <table:table-cell table:formula="of:=ROUNDUP(MAX((100-MAX([.Q$5]+[.$E$2]*MIN([.AN63];0);0))*INT(([.$K63]-MAX([.AN63];0))*[.$J63])/100;0);0)" office:value-type="float" office:value="12" calcext:value-type="float">
            <text:p>12</text:p>
          </table:table-cell>
          <table:table-cell table:formula="of:=ROUNDUP(MAX((100-MAX([.R$5]+[.$E$2]*MIN([.AO63];0);0))*INT(([.$K63]-MAX([.AO63];0))*[.$J63])/100;0);0)" office:value-type="float" office:value="12" calcext:value-type="float">
            <text:p>12</text:p>
          </table:table-cell>
          <table:table-cell table:formula="of:=ROUNDUP(MAX((100-MAX([.S$5]+[.$E$2]*MIN([.AP63];0);0))*INT(([.$K63]-MAX([.AP63];0))*[.$J63])/100;0);0)" office:value-type="float" office:value="12" calcext:value-type="float">
            <text:p>12</text:p>
          </table:table-cell>
          <table:table-cell table:formula="of:=ROUNDUP(MAX((100-MAX([.T$5]+[.$E$2]*MIN([.AQ63];0);0))*INT(([.$K63]-MAX([.AQ63];0))*[.$J63])/100;0);0)" office:value-type="float" office:value="12" calcext:value-type="float">
            <text:p>12</text:p>
          </table:table-cell>
          <table:table-cell table:formula="of:=ROUNDUP(MAX((100-MAX([.U$5]+[.$E$2]*MIN([.AR63];0);0))*INT(([.$K63]-MAX([.AR63];0))*[.$J63])/100;0);0)" office:value-type="float" office:value="12" calcext:value-type="float">
            <text:p>12</text:p>
          </table:table-cell>
          <table:table-cell table:formula="of:=ROUNDUP(MAX((100-MAX([.V$5]+[.$E$2]*MIN([.AS63];0);0))*INT(([.$K63]-MAX([.AS63];0))*[.$J63])/100;0);0)" office:value-type="float" office:value="10" calcext:value-type="float">
            <text:p>10</text:p>
          </table:table-cell>
          <table:table-cell table:formula="of:=ROUNDUP(MAX((100-MAX([.W$5]+[.$E$2]*MIN([.AT63];0);0))*INT(([.$K63]-MAX([.AT63];0))*[.$J63])/100;0);0)" office:value-type="float" office:value="9" calcext:value-type="float">
            <text:p>9</text:p>
          </table:table-cell>
          <table:table-cell table:formula="of:=ROUNDUP(MAX((100-MAX([.X$5]+[.$E$2]*MIN([.AU63];0);0))*INT(([.$K63]-MAX([.AU63];0))*[.$J63])/100;0);0)" office:value-type="float" office:value="7" calcext:value-type="float">
            <text:p>7</text:p>
          </table:table-cell>
          <table:table-cell table:formula="of:=ROUNDUP(MAX((100-MAX([.Y$5]+[.$E$2]*MIN([.AV63];0);0))*INT(([.$K63]-MAX([.AV63];0))*[.$J63])/100;0);0)" office:value-type="float" office:value="5" calcext:value-type="float">
            <text:p>5</text:p>
          </table:table-cell>
          <table:table-cell table:formula="of:=ROUNDUP(MAX((100-MAX([.Z$5]+[.$E$2]*MIN([.AW63];0);0))*INT(([.$K63]-MAX([.AW63];0))*[.$J63])/100;0);0)" office:value-type="float" office:value="4" calcext:value-type="float">
            <text:p>4</text:p>
          </table:table-cell>
          <table:table-cell table:formula="of:=ROUNDUP(MAX((100-MAX([.AA$5]+[.$E$2]*MIN([.AX63];0);0))*INT(([.$K63]-MAX([.AX63];0))*[.$J63])/100;0);0)" office:value-type="float" office:value="3" calcext:value-type="float">
            <text:p>3</text:p>
          </table:table-cell>
          <table:table-cell table:formula="of:=ROUNDUP(MAX((100-MAX([.AB$5]+[.$E$2]*MIN([.AY63];0);0))*INT(([.$K63]-MAX([.AY63];0))*[.$J63])/100;0);0)" office:value-type="float" office:value="2" calcext:value-type="float">
            <text:p>2</text:p>
          </table:table-cell>
          <table:table-cell table:formula="of:=ROUNDUP(MAX((100-MAX([.AC$5]+[.$E$2]*MIN([.AZ63];0);0))*INT(([.$K63]-MAX([.AZ63];0))*[.$J63])/100;0);0)" office:value-type="float" office:value="0" calcext:value-type="float">
            <text:p>0</text:p>
          </table:table-cell>
          <table:table-cell table:number-columns-repeated="6"/>
          <table:table-cell table:formula="of:=FLOOR([.M$4]*IF([.$E63];0.2;1))-[.$G63]" office:value-type="float" office:value="-8" calcext:value-type="float">
            <text:p>-8</text:p>
          </table:table-cell>
          <table:table-cell table:formula="of:=FLOOR([.N$4]*IF([.$E63];0.2;1))-[.$G63]" office:value-type="float" office:value="-8" calcext:value-type="float">
            <text:p>-8</text:p>
          </table:table-cell>
          <table:table-cell table:formula="of:=FLOOR([.O$4]*IF([.$E63];0.2;1))-[.$G63]" office:value-type="float" office:value="-8" calcext:value-type="float">
            <text:p>-8</text:p>
          </table:table-cell>
          <table:table-cell table:formula="of:=FLOOR([.P$4]*IF([.$E63];0.2;1))-[.$G63]" office:value-type="float" office:value="-6" calcext:value-type="float">
            <text:p>-6</text:p>
          </table:table-cell>
          <table:table-cell table:formula="of:=FLOOR([.Q$4]*IF([.$E63];0.2;1))-[.$G63]" office:value-type="float" office:value="-6" calcext:value-type="float">
            <text:p>-6</text:p>
          </table:table-cell>
          <table:table-cell table:formula="of:=FLOOR([.R$4]*IF([.$E63];0.2;1))-[.$G63]" office:value-type="float" office:value="-6" calcext:value-type="float">
            <text:p>-6</text:p>
          </table:table-cell>
          <table:table-cell table:formula="of:=FLOOR([.S$4]*IF([.$E63];0.2;1))-[.$G63]" office:value-type="float" office:value="-4" calcext:value-type="float">
            <text:p>-4</text:p>
          </table:table-cell>
          <table:table-cell table:formula="of:=FLOOR([.T$4]*IF([.$E63];0.2;1))-[.$G63]" office:value-type="float" office:value="-4" calcext:value-type="float">
            <text:p>-4</text:p>
          </table:table-cell>
          <table:table-cell table:formula="of:=FLOOR([.U$4]*IF([.$E63];0.2;1))-[.$G63]" office:value-type="float" office:value="-4" calcext:value-type="float">
            <text:p>-4</text:p>
          </table:table-cell>
          <table:table-cell table:formula="of:=FLOOR([.V$4]*IF([.$E63];0.2;1))-[.$G63]" office:value-type="float" office:value="-2" calcext:value-type="float">
            <text:p>-2</text:p>
          </table:table-cell>
          <table:table-cell table:formula="of:=FLOOR([.W$4]*IF([.$E63];0.2;1))-[.$G63]" office:value-type="float" office:value="-2" calcext:value-type="float">
            <text:p>-2</text:p>
          </table:table-cell>
          <table:table-cell table:formula="of:=FLOOR([.X$4]*IF([.$E63];0.2;1))-[.$G63]" office:value-type="float" office:value="0" calcext:value-type="float">
            <text:p>0</text:p>
          </table:table-cell>
          <table:table-cell table:formula="of:=FLOOR([.Y$4]*IF([.$E63];0.2;1))-[.$G63]" office:value-type="float" office:value="2" calcext:value-type="float">
            <text:p>2</text:p>
          </table:table-cell>
          <table:table-cell table:formula="of:=FLOOR([.Z$4]*IF([.$E63];0.2;1))-[.$G63]" office:value-type="float" office:value="4" calcext:value-type="float">
            <text:p>4</text:p>
          </table:table-cell>
          <table:table-cell table:formula="of:=FLOOR([.AA$4]*IF([.$E63];0.2;1))-[.$G63]" office:value-type="float" office:value="6" calcext:value-type="float">
            <text:p>6</text:p>
          </table:table-cell>
          <table:table-cell table:formula="of:=FLOOR([.AB$4]*IF([.$E63];0.2;1))-[.$G63]" office:value-type="float" office:value="6" calcext:value-type="float">
            <text:p>6</text:p>
          </table:table-cell>
          <table:table-cell table:formula="of:=FLOOR([.AC$4]*IF([.$E63];0.2;1))-[.$G63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4];[$'EcCo ammo'.$A$6:$'EcCo ammo'.$A$37];[$'EcCo ammo'.F$6:$'EcCo ammo'.F$37])" office:value-type="float" office:value="10" calcext:value-type="float">
            <text:p>10</text:p>
          </table:table-cell>
          <table:table-cell table:formula="of:=FLOOR(LOOKUP([.$B64];[$'EcCo ammo'.$A$6:$'EcCo ammo'.$A$37];[$'EcCo ammo'.H$6:$'EcCo ammo'.H$37]))" office:value-type="float" office:value="0" calcext:value-type="float">
            <text:p>0</text:p>
          </table:table-cell>
          <table:table-cell table:formula="of:=LOOKUP([.$B64];[$'EcCo ammo'.$A$6:$'EcCo ammo'.$A$37];[$'EcCo ammo'.I$6:$'EcCo ammo'.I$37])" office:value-type="float" office:value="4" calcext:value-type="float">
            <text:p>4</text:p>
          </table:table-cell>
          <table:table-cell table:formula="of:=LOOKUP([.$B64];[$'EcCo ammo'.$A$6:$'EcCo ammo'.$A$37];[$'EcCo ammo'.J$6:$'EcCo ammo'.J$37])" office:value-type="float" office:value="3" calcext:value-type="float">
            <text:p>3</text:p>
          </table:table-cell>
          <table:table-cell table:formula="of:=[.H64]/[.I64]" office:value-type="float" office:value="1.33333333333333" calcext:value-type="float">
            <text:p>1.33</text:p>
          </table:table-cell>
          <table:table-cell table:formula="of:=ROUND(AVERAGE([.C64];[.D64]))" office:value-type="float" office:value="12" calcext:value-type="float">
            <text:p>12</text:p>
          </table:table-cell>
          <table:table-cell/>
          <table:table-cell table:formula="of:=ROUNDUP(MAX((100-MAX([.M$5]+[.$E$2]*MIN([.AJ64];0);0))*INT(([.$K64]-MAX([.AJ64];0))*[.$J64])/100;0);0)" office:value-type="float" office:value="16" calcext:value-type="float">
            <text:p>16</text:p>
          </table:table-cell>
          <table:table-cell table:formula="of:=ROUNDUP(MAX((100-MAX([.N$5]+[.$E$2]*MIN([.AK64];0);0))*INT(([.$K64]-MAX([.AK64];0))*[.$J64])/100;0);0)" office:value-type="float" office:value="15" calcext:value-type="float">
            <text:p>15</text:p>
          </table:table-cell>
          <table:table-cell table:formula="of:=ROUNDUP(MAX((100-MAX([.O$5]+[.$E$2]*MIN([.AL64];0);0))*INT(([.$K64]-MAX([.AL64];0))*[.$J64])/100;0);0)" office:value-type="float" office:value="13" calcext:value-type="float">
            <text:p>13</text:p>
          </table:table-cell>
          <table:table-cell table:formula="of:=ROUNDUP(MAX((100-MAX([.P$5]+[.$E$2]*MIN([.AM64];0);0))*INT(([.$K64]-MAX([.AM64];0))*[.$J64])/100;0);0)" office:value-type="float" office:value="10" calcext:value-type="float">
            <text:p>10</text:p>
          </table:table-cell>
          <table:table-cell table:formula="of:=ROUNDUP(MAX((100-MAX([.Q$5]+[.$E$2]*MIN([.AN64];0);0))*INT(([.$K64]-MAX([.AN64];0))*[.$J64])/100;0);0)" office:value-type="float" office:value="10" calcext:value-type="float">
            <text:p>10</text:p>
          </table:table-cell>
          <table:table-cell table:formula="of:=ROUNDUP(MAX((100-MAX([.R$5]+[.$E$2]*MIN([.AO64];0);0))*INT(([.$K64]-MAX([.AO64];0))*[.$J64])/100;0);0)" office:value-type="float" office:value="10" calcext:value-type="float">
            <text:p>10</text:p>
          </table:table-cell>
          <table:table-cell table:formula="of:=ROUNDUP(MAX((100-MAX([.S$5]+[.$E$2]*MIN([.AP64];0);0))*INT(([.$K64]-MAX([.AP64];0))*[.$J64])/100;0);0)" office:value-type="float" office:value="7" calcext:value-type="float">
            <text:p>7</text:p>
          </table:table-cell>
          <table:table-cell table:formula="of:=ROUNDUP(MAX((100-MAX([.T$5]+[.$E$2]*MIN([.AQ64];0);0))*INT(([.$K64]-MAX([.AQ64];0))*[.$J64])/100;0);0)" office:value-type="float" office:value="7" calcext:value-type="float">
            <text:p>7</text:p>
          </table:table-cell>
          <table:table-cell table:formula="of:=ROUNDUP(MAX((100-MAX([.U$5]+[.$E$2]*MIN([.AR64];0);0))*INT(([.$K64]-MAX([.AR64];0))*[.$J64])/100;0);0)" office:value-type="float" office:value="7" calcext:value-type="float">
            <text:p>7</text:p>
          </table:table-cell>
          <table:table-cell table:formula="of:=ROUNDUP(MAX((100-MAX([.V$5]+[.$E$2]*MIN([.AS64];0);0))*INT(([.$K64]-MAX([.AS64];0))*[.$J64])/100;0);0)" office:value-type="float" office:value="5" calcext:value-type="float">
            <text:p>5</text:p>
          </table:table-cell>
          <table:table-cell table:formula="of:=ROUNDUP(MAX((100-MAX([.W$5]+[.$E$2]*MIN([.AT64];0);0))*INT(([.$K64]-MAX([.AT64];0))*[.$J64])/100;0);0)" office:value-type="float" office:value="4" calcext:value-type="float">
            <text:p>4</text:p>
          </table:table-cell>
          <table:table-cell table:formula="of:=ROUNDUP(MAX((100-MAX([.X$5]+[.$E$2]*MIN([.AU64];0);0))*INT(([.$K64]-MAX([.AU64];0))*[.$J64])/100;0);0)" office:value-type="float" office:value="3" calcext:value-type="float">
            <text:p>3</text:p>
          </table:table-cell>
          <table:table-cell table:formula="of:=ROUNDUP(MAX((100-MAX([.Y$5]+[.$E$2]*MIN([.AV64];0);0))*INT(([.$K64]-MAX([.AV64];0))*[.$J64])/100;0);0)" office:value-type="float" office:value="1" calcext:value-type="float">
            <text:p>1</text:p>
          </table:table-cell>
          <table:table-cell table:formula="of:=ROUNDUP(MAX((100-MAX([.Z$5]+[.$E$2]*MIN([.AW64];0);0))*INT(([.$K64]-MAX([.AW64];0))*[.$J64])/100;0);0)" office:value-type="float" office:value="0" calcext:value-type="float">
            <text:p>0</text:p>
          </table:table-cell>
          <table:table-cell table:formula="of:=ROUNDUP(MAX((100-MAX([.AA$5]+[.$E$2]*MIN([.AX64];0);0))*INT(([.$K64]-MAX([.AX64];0))*[.$J64])/100;0);0)" office:value-type="float" office:value="0" calcext:value-type="float">
            <text:p>0</text:p>
          </table:table-cell>
          <table:table-cell table:formula="of:=ROUNDUP(MAX((100-MAX([.AB$5]+[.$E$2]*MIN([.AY64];0);0))*INT(([.$K64]-MAX([.AY64];0))*[.$J64])/100;0);0)" office:value-type="float" office:value="0" calcext:value-type="float">
            <text:p>0</text:p>
          </table:table-cell>
          <table:table-cell table:formula="of:=ROUNDUP(MAX((100-MAX([.AC$5]+[.$E$2]*MIN([.AZ64];0);0))*INT(([.$K64]-MAX([.AZ64];0))*[.$J64])/100;0);0)" office:value-type="float" office:value="0" calcext:value-type="float">
            <text:p>0</text:p>
          </table:table-cell>
          <table:table-cell table:number-columns-repeated="6"/>
          <table:table-cell table:formula="of:=FLOOR([.M$4]*IF([.$E64];0.2;1))-[.$G64]" office:value-type="float" office:value="0" calcext:value-type="float">
            <text:p>0</text:p>
          </table:table-cell>
          <table:table-cell table:formula="of:=FLOOR([.N$4]*IF([.$E64];0.2;1))-[.$G64]" office:value-type="float" office:value="0" calcext:value-type="float">
            <text:p>0</text:p>
          </table:table-cell>
          <table:table-cell table:formula="of:=FLOOR([.O$4]*IF([.$E64];0.2;1))-[.$G64]" office:value-type="float" office:value="0" calcext:value-type="float">
            <text:p>0</text:p>
          </table:table-cell>
          <table:table-cell table:formula="of:=FLOOR([.P$4]*IF([.$E64];0.2;1))-[.$G64]" office:value-type="float" office:value="2" calcext:value-type="float">
            <text:p>2</text:p>
          </table:table-cell>
          <table:table-cell table:formula="of:=FLOOR([.Q$4]*IF([.$E64];0.2;1))-[.$G64]" office:value-type="float" office:value="2" calcext:value-type="float">
            <text:p>2</text:p>
          </table:table-cell>
          <table:table-cell table:formula="of:=FLOOR([.R$4]*IF([.$E64];0.2;1))-[.$G64]" office:value-type="float" office:value="2" calcext:value-type="float">
            <text:p>2</text:p>
          </table:table-cell>
          <table:table-cell table:formula="of:=FLOOR([.S$4]*IF([.$E64];0.2;1))-[.$G64]" office:value-type="float" office:value="4" calcext:value-type="float">
            <text:p>4</text:p>
          </table:table-cell>
          <table:table-cell table:formula="of:=FLOOR([.T$4]*IF([.$E64];0.2;1))-[.$G64]" office:value-type="float" office:value="4" calcext:value-type="float">
            <text:p>4</text:p>
          </table:table-cell>
          <table:table-cell table:formula="of:=FLOOR([.U$4]*IF([.$E64];0.2;1))-[.$G64]" office:value-type="float" office:value="4" calcext:value-type="float">
            <text:p>4</text:p>
          </table:table-cell>
          <table:table-cell table:formula="of:=FLOOR([.V$4]*IF([.$E64];0.2;1))-[.$G64]" office:value-type="float" office:value="6" calcext:value-type="float">
            <text:p>6</text:p>
          </table:table-cell>
          <table:table-cell table:formula="of:=FLOOR([.W$4]*IF([.$E64];0.2;1))-[.$G64]" office:value-type="float" office:value="6" calcext:value-type="float">
            <text:p>6</text:p>
          </table:table-cell>
          <table:table-cell table:formula="of:=FLOOR([.X$4]*IF([.$E64];0.2;1))-[.$G64]" office:value-type="float" office:value="8" calcext:value-type="float">
            <text:p>8</text:p>
          </table:table-cell>
          <table:table-cell table:formula="of:=FLOOR([.Y$4]*IF([.$E64];0.2;1))-[.$G64]" office:value-type="float" office:value="10" calcext:value-type="float">
            <text:p>10</text:p>
          </table:table-cell>
          <table:table-cell table:formula="of:=FLOOR([.Z$4]*IF([.$E64];0.2;1))-[.$G64]" office:value-type="float" office:value="12" calcext:value-type="float">
            <text:p>12</text:p>
          </table:table-cell>
          <table:table-cell table:formula="of:=FLOOR([.AA$4]*IF([.$E64];0.2;1))-[.$G64]" office:value-type="float" office:value="14" calcext:value-type="float">
            <text:p>14</text:p>
          </table:table-cell>
          <table:table-cell table:formula="of:=FLOOR([.AB$4]*IF([.$E64];0.2;1))-[.$G64]" office:value-type="float" office:value="14" calcext:value-type="float">
            <text:p>14</text:p>
          </table:table-cell>
          <table:table-cell table:formula="of:=FLOOR([.AC$4]*IF([.$E64];0.2;1))-[.$G6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l Minigun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LOOKUP([.$B6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5];[$'EcCo ammo'.$A$6:$'EcCo ammo'.$A$37];[$'EcCo ammo'.H$6:$'EcCo ammo'.H$37]))" office:value-type="float" office:value="8" calcext:value-type="float">
            <text:p>8</text:p>
          </table:table-cell>
          <table:table-cell table:formula="of:=LOOKUP([.$B65];[$'EcCo ammo'.$A$6:$'EcCo ammo'.$A$37];[$'EcCo ammo'.I$6:$'EcCo ammo'.I$37])" office:value-type="float" office:value="1" calcext:value-type="float">
            <text:p>1</text:p>
          </table:table-cell>
          <table:table-cell table:formula="of:=LOOKUP([.$B65];[$'EcCo ammo'.$A$6:$'EcCo ammo'.$A$37];[$'EcCo ammo'.J$6:$'EcCo ammo'.J$37])" office:value-type="float" office:value="1" calcext:value-type="float">
            <text:p>1</text:p>
          </table:table-cell>
          <table:table-cell table:formula="of:=[.H65]/[.I65]" office:value-type="float" office:value="1" calcext:value-type="float">
            <text:p>1.00</text:p>
          </table:table-cell>
          <table:table-cell table:formula="of:=ROUND(AVERAGE([.C65];[.D65]))" office:value-type="float" office:value="12" calcext:value-type="float">
            <text:p>12</text:p>
          </table:table-cell>
          <table:table-cell/>
          <table:table-cell table:formula="of:=ROUNDUP(MAX((100-MAX([.M$5]+[.$E$2]*MIN([.AJ65];0);0))*INT(([.$K65]-MAX([.AJ65];0))*[.$J65])/100;0);0)" office:value-type="float" office:value="12" calcext:value-type="float">
            <text:p>12</text:p>
          </table:table-cell>
          <table:table-cell table:formula="of:=ROUNDUP(MAX((100-MAX([.N$5]+[.$E$2]*MIN([.AK65];0);0))*INT(([.$K65]-MAX([.AK65];0))*[.$J65])/100;0);0)" office:value-type="float" office:value="12" calcext:value-type="float">
            <text:p>12</text:p>
          </table:table-cell>
          <table:table-cell table:formula="of:=ROUNDUP(MAX((100-MAX([.O$5]+[.$E$2]*MIN([.AL65];0);0))*INT(([.$K65]-MAX([.AL65];0))*[.$J65])/100;0);0)" office:value-type="float" office:value="12" calcext:value-type="float">
            <text:p>12</text:p>
          </table:table-cell>
          <table:table-cell table:formula="of:=ROUNDUP(MAX((100-MAX([.P$5]+[.$E$2]*MIN([.AM65];0);0))*INT(([.$K65]-MAX([.AM65];0))*[.$J65])/100;0);0)" office:value-type="float" office:value="12" calcext:value-type="float">
            <text:p>12</text:p>
          </table:table-cell>
          <table:table-cell table:formula="of:=ROUNDUP(MAX((100-MAX([.Q$5]+[.$E$2]*MIN([.AN65];0);0))*INT(([.$K65]-MAX([.AN65];0))*[.$J65])/100;0);0)" office:value-type="float" office:value="12" calcext:value-type="float">
            <text:p>12</text:p>
          </table:table-cell>
          <table:table-cell table:formula="of:=ROUNDUP(MAX((100-MAX([.R$5]+[.$E$2]*MIN([.AO65];0);0))*INT(([.$K65]-MAX([.AO65];0))*[.$J65])/100;0);0)" office:value-type="float" office:value="12" calcext:value-type="float">
            <text:p>12</text:p>
          </table:table-cell>
          <table:table-cell table:formula="of:=ROUNDUP(MAX((100-MAX([.S$5]+[.$E$2]*MIN([.AP65];0);0))*INT(([.$K65]-MAX([.AP65];0))*[.$J65])/100;0);0)" office:value-type="float" office:value="12" calcext:value-type="float">
            <text:p>12</text:p>
          </table:table-cell>
          <table:table-cell table:formula="of:=ROUNDUP(MAX((100-MAX([.T$5]+[.$E$2]*MIN([.AQ65];0);0))*INT(([.$K65]-MAX([.AQ65];0))*[.$J65])/100;0);0)" office:value-type="float" office:value="12" calcext:value-type="float">
            <text:p>12</text:p>
          </table:table-cell>
          <table:table-cell table:formula="of:=ROUNDUP(MAX((100-MAX([.U$5]+[.$E$2]*MIN([.AR65];0);0))*INT(([.$K65]-MAX([.AR65];0))*[.$J65])/100;0);0)" office:value-type="float" office:value="12" calcext:value-type="float">
            <text:p>12</text:p>
          </table:table-cell>
          <table:table-cell table:formula="of:=ROUNDUP(MAX((100-MAX([.V$5]+[.$E$2]*MIN([.AS65];0);0))*INT(([.$K65]-MAX([.AS65];0))*[.$J65])/100;0);0)" office:value-type="float" office:value="10" calcext:value-type="float">
            <text:p>10</text:p>
          </table:table-cell>
          <table:table-cell table:formula="of:=ROUNDUP(MAX((100-MAX([.W$5]+[.$E$2]*MIN([.AT65];0);0))*INT(([.$K65]-MAX([.AT65];0))*[.$J65])/100;0);0)" office:value-type="float" office:value="9" calcext:value-type="float">
            <text:p>9</text:p>
          </table:table-cell>
          <table:table-cell table:formula="of:=ROUNDUP(MAX((100-MAX([.X$5]+[.$E$2]*MIN([.AU65];0);0))*INT(([.$K65]-MAX([.AU65];0))*[.$J65])/100;0);0)" office:value-type="float" office:value="7" calcext:value-type="float">
            <text:p>7</text:p>
          </table:table-cell>
          <table:table-cell table:formula="of:=ROUNDUP(MAX((100-MAX([.Y$5]+[.$E$2]*MIN([.AV65];0);0))*INT(([.$K65]-MAX([.AV65];0))*[.$J65])/100;0);0)" office:value-type="float" office:value="5" calcext:value-type="float">
            <text:p>5</text:p>
          </table:table-cell>
          <table:table-cell table:formula="of:=ROUNDUP(MAX((100-MAX([.Z$5]+[.$E$2]*MIN([.AW65];0);0))*INT(([.$K65]-MAX([.AW65];0))*[.$J65])/100;0);0)" office:value-type="float" office:value="4" calcext:value-type="float">
            <text:p>4</text:p>
          </table:table-cell>
          <table:table-cell table:formula="of:=ROUNDUP(MAX((100-MAX([.AA$5]+[.$E$2]*MIN([.AX65];0);0))*INT(([.$K65]-MAX([.AX65];0))*[.$J65])/100;0);0)" office:value-type="float" office:value="3" calcext:value-type="float">
            <text:p>3</text:p>
          </table:table-cell>
          <table:table-cell table:formula="of:=ROUNDUP(MAX((100-MAX([.AB$5]+[.$E$2]*MIN([.AY65];0);0))*INT(([.$K65]-MAX([.AY65];0))*[.$J65])/100;0);0)" office:value-type="float" office:value="2" calcext:value-type="float">
            <text:p>2</text:p>
          </table:table-cell>
          <table:table-cell table:formula="of:=ROUNDUP(MAX((100-MAX([.AC$5]+[.$E$2]*MIN([.AZ65];0);0))*INT(([.$K65]-MAX([.AZ65];0))*[.$J65])/100;0);0)" office:value-type="float" office:value="0" calcext:value-type="float">
            <text:p>0</text:p>
          </table:table-cell>
          <table:table-cell table:number-columns-repeated="6"/>
          <table:table-cell table:formula="of:=FLOOR([.M$4]*IF([.$E65];0.2;1))-[.$G65]" office:value-type="float" office:value="-8" calcext:value-type="float">
            <text:p>-8</text:p>
          </table:table-cell>
          <table:table-cell table:formula="of:=FLOOR([.N$4]*IF([.$E65];0.2;1))-[.$G65]" office:value-type="float" office:value="-8" calcext:value-type="float">
            <text:p>-8</text:p>
          </table:table-cell>
          <table:table-cell table:formula="of:=FLOOR([.O$4]*IF([.$E65];0.2;1))-[.$G65]" office:value-type="float" office:value="-8" calcext:value-type="float">
            <text:p>-8</text:p>
          </table:table-cell>
          <table:table-cell table:formula="of:=FLOOR([.P$4]*IF([.$E65];0.2;1))-[.$G65]" office:value-type="float" office:value="-6" calcext:value-type="float">
            <text:p>-6</text:p>
          </table:table-cell>
          <table:table-cell table:formula="of:=FLOOR([.Q$4]*IF([.$E65];0.2;1))-[.$G65]" office:value-type="float" office:value="-6" calcext:value-type="float">
            <text:p>-6</text:p>
          </table:table-cell>
          <table:table-cell table:formula="of:=FLOOR([.R$4]*IF([.$E65];0.2;1))-[.$G65]" office:value-type="float" office:value="-6" calcext:value-type="float">
            <text:p>-6</text:p>
          </table:table-cell>
          <table:table-cell table:formula="of:=FLOOR([.S$4]*IF([.$E65];0.2;1))-[.$G65]" office:value-type="float" office:value="-4" calcext:value-type="float">
            <text:p>-4</text:p>
          </table:table-cell>
          <table:table-cell table:formula="of:=FLOOR([.T$4]*IF([.$E65];0.2;1))-[.$G65]" office:value-type="float" office:value="-4" calcext:value-type="float">
            <text:p>-4</text:p>
          </table:table-cell>
          <table:table-cell table:formula="of:=FLOOR([.U$4]*IF([.$E65];0.2;1))-[.$G65]" office:value-type="float" office:value="-4" calcext:value-type="float">
            <text:p>-4</text:p>
          </table:table-cell>
          <table:table-cell table:formula="of:=FLOOR([.V$4]*IF([.$E65];0.2;1))-[.$G65]" office:value-type="float" office:value="-2" calcext:value-type="float">
            <text:p>-2</text:p>
          </table:table-cell>
          <table:table-cell table:formula="of:=FLOOR([.W$4]*IF([.$E65];0.2;1))-[.$G65]" office:value-type="float" office:value="-2" calcext:value-type="float">
            <text:p>-2</text:p>
          </table:table-cell>
          <table:table-cell table:formula="of:=FLOOR([.X$4]*IF([.$E65];0.2;1))-[.$G65]" office:value-type="float" office:value="0" calcext:value-type="float">
            <text:p>0</text:p>
          </table:table-cell>
          <table:table-cell table:formula="of:=FLOOR([.Y$4]*IF([.$E65];0.2;1))-[.$G65]" office:value-type="float" office:value="2" calcext:value-type="float">
            <text:p>2</text:p>
          </table:table-cell>
          <table:table-cell table:formula="of:=FLOOR([.Z$4]*IF([.$E65];0.2;1))-[.$G65]" office:value-type="float" office:value="4" calcext:value-type="float">
            <text:p>4</text:p>
          </table:table-cell>
          <table:table-cell table:formula="of:=FLOOR([.AA$4]*IF([.$E65];0.2;1))-[.$G65]" office:value-type="float" office:value="6" calcext:value-type="float">
            <text:p>6</text:p>
          </table:table-cell>
          <table:table-cell table:formula="of:=FLOOR([.AB$4]*IF([.$E65];0.2;1))-[.$G65]" office:value-type="float" office:value="6" calcext:value-type="float">
            <text:p>6</text:p>
          </table:table-cell>
          <table:table-cell table:formula="of:=FLOOR([.AC$4]*IF([.$E65];0.2;1))-[.$G65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6];[$'EcCo ammo'.$A$6:$'EcCo ammo'.$A$37];[$'EcCo ammo'.F$6:$'EcCo ammo'.F$37])" office:value-type="float" office:value="10" calcext:value-type="float">
            <text:p>10</text:p>
          </table:table-cell>
          <table:table-cell table:formula="of:=FLOOR(LOOKUP([.$B66];[$'EcCo ammo'.$A$6:$'EcCo ammo'.$A$37];[$'EcCo ammo'.H$6:$'EcCo ammo'.H$37]))" office:value-type="float" office:value="0" calcext:value-type="float">
            <text:p>0</text:p>
          </table:table-cell>
          <table:table-cell table:formula="of:=LOOKUP([.$B66];[$'EcCo ammo'.$A$6:$'EcCo ammo'.$A$37];[$'EcCo ammo'.I$6:$'EcCo ammo'.I$37])" office:value-type="float" office:value="4" calcext:value-type="float">
            <text:p>4</text:p>
          </table:table-cell>
          <table:table-cell table:formula="of:=LOOKUP([.$B66];[$'EcCo ammo'.$A$6:$'EcCo ammo'.$A$37];[$'EcCo ammo'.J$6:$'EcCo ammo'.J$37])" office:value-type="float" office:value="3" calcext:value-type="float">
            <text:p>3</text:p>
          </table:table-cell>
          <table:table-cell table:formula="of:=[.H66]/[.I66]" office:value-type="float" office:value="1.33333333333333" calcext:value-type="float">
            <text:p>1.33</text:p>
          </table:table-cell>
          <table:table-cell table:formula="of:=ROUND(AVERAGE([.C66];[.D66]))" office:value-type="float" office:value="13" calcext:value-type="float">
            <text:p>13</text:p>
          </table:table-cell>
          <table:table-cell/>
          <table:table-cell table:formula="of:=ROUNDUP(MAX((100-MAX([.M$5]+[.$E$2]*MIN([.AJ66];0);0))*INT(([.$K66]-MAX([.AJ66];0))*[.$J66])/100;0);0)" office:value-type="float" office:value="17" calcext:value-type="float">
            <text:p>17</text:p>
          </table:table-cell>
          <table:table-cell table:formula="of:=ROUNDUP(MAX((100-MAX([.N$5]+[.$E$2]*MIN([.AK66];0);0))*INT(([.$K66]-MAX([.AK66];0))*[.$J66])/100;0);0)" office:value-type="float" office:value="16" calcext:value-type="float">
            <text:p>16</text:p>
          </table:table-cell>
          <table:table-cell table:formula="of:=ROUNDUP(MAX((100-MAX([.O$5]+[.$E$2]*MIN([.AL66];0);0))*INT(([.$K66]-MAX([.AL66];0))*[.$J66])/100;0);0)" office:value-type="float" office:value="14" calcext:value-type="float">
            <text:p>14</text:p>
          </table:table-cell>
          <table:table-cell table:formula="of:=ROUNDUP(MAX((100-MAX([.P$5]+[.$E$2]*MIN([.AM66];0);0))*INT(([.$K66]-MAX([.AM66];0))*[.$J66])/100;0);0)" office:value-type="float" office:value="11" calcext:value-type="float">
            <text:p>11</text:p>
          </table:table-cell>
          <table:table-cell table:formula="of:=ROUNDUP(MAX((100-MAX([.Q$5]+[.$E$2]*MIN([.AN66];0);0))*INT(([.$K66]-MAX([.AN66];0))*[.$J66])/100;0);0)" office:value-type="float" office:value="10" calcext:value-type="float">
            <text:p>10</text:p>
          </table:table-cell>
          <table:table-cell table:formula="of:=ROUNDUP(MAX((100-MAX([.R$5]+[.$E$2]*MIN([.AO66];0);0))*INT(([.$K66]-MAX([.AO66];0))*[.$J66])/100;0);0)" office:value-type="float" office:value="10" calcext:value-type="float">
            <text:p>10</text:p>
          </table:table-cell>
          <table:table-cell table:formula="of:=ROUNDUP(MAX((100-MAX([.S$5]+[.$E$2]*MIN([.AP66];0);0))*INT(([.$K66]-MAX([.AP66];0))*[.$J66])/100;0);0)" office:value-type="float" office:value="9" calcext:value-type="float">
            <text:p>9</text:p>
          </table:table-cell>
          <table:table-cell table:formula="of:=ROUNDUP(MAX((100-MAX([.T$5]+[.$E$2]*MIN([.AQ66];0);0))*INT(([.$K66]-MAX([.AQ66];0))*[.$J66])/100;0);0)" office:value-type="float" office:value="8" calcext:value-type="float">
            <text:p>8</text:p>
          </table:table-cell>
          <table:table-cell table:formula="of:=ROUNDUP(MAX((100-MAX([.U$5]+[.$E$2]*MIN([.AR66];0);0))*INT(([.$K66]-MAX([.AR66];0))*[.$J66])/100;0);0)" office:value-type="float" office:value="8" calcext:value-type="float">
            <text:p>8</text:p>
          </table:table-cell>
          <table:table-cell table:formula="of:=ROUNDUP(MAX((100-MAX([.V$5]+[.$E$2]*MIN([.AS66];0);0))*INT(([.$K66]-MAX([.AS66];0))*[.$J66])/100;0);0)" office:value-type="float" office:value="6" calcext:value-type="float">
            <text:p>6</text:p>
          </table:table-cell>
          <table:table-cell table:formula="of:=ROUNDUP(MAX((100-MAX([.W$5]+[.$E$2]*MIN([.AT66];0);0))*INT(([.$K66]-MAX([.AT66];0))*[.$J66])/100;0);0)" office:value-type="float" office:value="5" calcext:value-type="float">
            <text:p>5</text:p>
          </table:table-cell>
          <table:table-cell table:formula="of:=ROUNDUP(MAX((100-MAX([.X$5]+[.$E$2]*MIN([.AU66];0);0))*INT(([.$K66]-MAX([.AU66];0))*[.$J66])/100;0);0)" office:value-type="float" office:value="4" calcext:value-type="float">
            <text:p>4</text:p>
          </table:table-cell>
          <table:table-cell table:formula="of:=ROUNDUP(MAX((100-MAX([.Y$5]+[.$E$2]*MIN([.AV66];0);0))*INT(([.$K66]-MAX([.AV66];0))*[.$J66])/100;0);0)" office:value-type="float" office:value="2" calcext:value-type="float">
            <text:p>2</text:p>
          </table:table-cell>
          <table:table-cell table:formula="of:=ROUNDUP(MAX((100-MAX([.Z$5]+[.$E$2]*MIN([.AW66];0);0))*INT(([.$K66]-MAX([.AW66];0))*[.$J66])/100;0);0)" office:value-type="float" office:value="1" calcext:value-type="float">
            <text:p>1</text:p>
          </table:table-cell>
          <table:table-cell table:formula="of:=ROUNDUP(MAX((100-MAX([.AA$5]+[.$E$2]*MIN([.AX66];0);0))*INT(([.$K66]-MAX([.AX66];0))*[.$J66])/100;0);0)" office:value-type="float" office:value="0" calcext:value-type="float">
            <text:p>0</text:p>
          </table:table-cell>
          <table:table-cell table:formula="of:=ROUNDUP(MAX((100-MAX([.AB$5]+[.$E$2]*MIN([.AY66];0);0))*INT(([.$K66]-MAX([.AY66];0))*[.$J66])/100;0);0)" office:value-type="float" office:value="0" calcext:value-type="float">
            <text:p>0</text:p>
          </table:table-cell>
          <table:table-cell table:formula="of:=ROUNDUP(MAX((100-MAX([.AC$5]+[.$E$2]*MIN([.AZ66];0);0))*INT(([.$K66]-MAX([.AZ66];0))*[.$J66])/100;0);0)" office:value-type="float" office:value="0" calcext:value-type="float">
            <text:p>0</text:p>
          </table:table-cell>
          <table:table-cell table:number-columns-repeated="6"/>
          <table:table-cell table:formula="of:=FLOOR([.M$4]*IF([.$E66];0.2;1))-[.$G66]" office:value-type="float" office:value="0" calcext:value-type="float">
            <text:p>0</text:p>
          </table:table-cell>
          <table:table-cell table:formula="of:=FLOOR([.N$4]*IF([.$E66];0.2;1))-[.$G66]" office:value-type="float" office:value="0" calcext:value-type="float">
            <text:p>0</text:p>
          </table:table-cell>
          <table:table-cell table:formula="of:=FLOOR([.O$4]*IF([.$E66];0.2;1))-[.$G66]" office:value-type="float" office:value="0" calcext:value-type="float">
            <text:p>0</text:p>
          </table:table-cell>
          <table:table-cell table:formula="of:=FLOOR([.P$4]*IF([.$E66];0.2;1))-[.$G66]" office:value-type="float" office:value="2" calcext:value-type="float">
            <text:p>2</text:p>
          </table:table-cell>
          <table:table-cell table:formula="of:=FLOOR([.Q$4]*IF([.$E66];0.2;1))-[.$G66]" office:value-type="float" office:value="2" calcext:value-type="float">
            <text:p>2</text:p>
          </table:table-cell>
          <table:table-cell table:formula="of:=FLOOR([.R$4]*IF([.$E66];0.2;1))-[.$G66]" office:value-type="float" office:value="2" calcext:value-type="float">
            <text:p>2</text:p>
          </table:table-cell>
          <table:table-cell table:formula="of:=FLOOR([.S$4]*IF([.$E66];0.2;1))-[.$G66]" office:value-type="float" office:value="4" calcext:value-type="float">
            <text:p>4</text:p>
          </table:table-cell>
          <table:table-cell table:formula="of:=FLOOR([.T$4]*IF([.$E66];0.2;1))-[.$G66]" office:value-type="float" office:value="4" calcext:value-type="float">
            <text:p>4</text:p>
          </table:table-cell>
          <table:table-cell table:formula="of:=FLOOR([.U$4]*IF([.$E66];0.2;1))-[.$G66]" office:value-type="float" office:value="4" calcext:value-type="float">
            <text:p>4</text:p>
          </table:table-cell>
          <table:table-cell table:formula="of:=FLOOR([.V$4]*IF([.$E66];0.2;1))-[.$G66]" office:value-type="float" office:value="6" calcext:value-type="float">
            <text:p>6</text:p>
          </table:table-cell>
          <table:table-cell table:formula="of:=FLOOR([.W$4]*IF([.$E66];0.2;1))-[.$G66]" office:value-type="float" office:value="6" calcext:value-type="float">
            <text:p>6</text:p>
          </table:table-cell>
          <table:table-cell table:formula="of:=FLOOR([.X$4]*IF([.$E66];0.2;1))-[.$G66]" office:value-type="float" office:value="8" calcext:value-type="float">
            <text:p>8</text:p>
          </table:table-cell>
          <table:table-cell table:formula="of:=FLOOR([.Y$4]*IF([.$E66];0.2;1))-[.$G66]" office:value-type="float" office:value="10" calcext:value-type="float">
            <text:p>10</text:p>
          </table:table-cell>
          <table:table-cell table:formula="of:=FLOOR([.Z$4]*IF([.$E66];0.2;1))-[.$G66]" office:value-type="float" office:value="12" calcext:value-type="float">
            <text:p>12</text:p>
          </table:table-cell>
          <table:table-cell table:formula="of:=FLOOR([.AA$4]*IF([.$E66];0.2;1))-[.$G66]" office:value-type="float" office:value="14" calcext:value-type="float">
            <text:p>14</text:p>
          </table:table-cell>
          <table:table-cell table:formula="of:=FLOOR([.AB$4]*IF([.$E66];0.2;1))-[.$G66]" office:value-type="float" office:value="14" calcext:value-type="float">
            <text:p>14</text:p>
          </table:table-cell>
          <table:table-cell table:formula="of:=FLOOR([.AC$4]*IF([.$E66];0.2;1))-[.$G66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7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7];[$'EcCo ammo'.$A$6:$'EcCo ammo'.$A$37];[$'EcCo ammo'.H$6:$'EcCo ammo'.H$37]))" office:value-type="float" office:value="8" calcext:value-type="float">
            <text:p>8</text:p>
          </table:table-cell>
          <table:table-cell table:formula="of:=LOOKUP([.$B67];[$'EcCo ammo'.$A$6:$'EcCo ammo'.$A$37];[$'EcCo ammo'.I$6:$'EcCo ammo'.I$37])" office:value-type="float" office:value="1" calcext:value-type="float">
            <text:p>1</text:p>
          </table:table-cell>
          <table:table-cell table:formula="of:=LOOKUP([.$B67];[$'EcCo ammo'.$A$6:$'EcCo ammo'.$A$37];[$'EcCo ammo'.J$6:$'EcCo ammo'.J$37])" office:value-type="float" office:value="1" calcext:value-type="float">
            <text:p>1</text:p>
          </table:table-cell>
          <table:table-cell table:formula="of:=[.H67]/[.I67]" office:value-type="float" office:value="1" calcext:value-type="float">
            <text:p>1.00</text:p>
          </table:table-cell>
          <table:table-cell table:formula="of:=ROUND(AVERAGE([.C67];[.D67]))" office:value-type="float" office:value="13" calcext:value-type="float">
            <text:p>13</text:p>
          </table:table-cell>
          <table:table-cell/>
          <table:table-cell table:formula="of:=ROUNDUP(MAX((100-MAX([.M$5]+[.$E$2]*MIN([.AJ67];0);0))*INT(([.$K67]-MAX([.AJ67];0))*[.$J67])/100;0);0)" office:value-type="float" office:value="13" calcext:value-type="float">
            <text:p>13</text:p>
          </table:table-cell>
          <table:table-cell table:formula="of:=ROUNDUP(MAX((100-MAX([.N$5]+[.$E$2]*MIN([.AK67];0);0))*INT(([.$K67]-MAX([.AK67];0))*[.$J67])/100;0);0)" office:value-type="float" office:value="13" calcext:value-type="float">
            <text:p>13</text:p>
          </table:table-cell>
          <table:table-cell table:formula="of:=ROUNDUP(MAX((100-MAX([.O$5]+[.$E$2]*MIN([.AL67];0);0))*INT(([.$K67]-MAX([.AL67];0))*[.$J67])/100;0);0)" office:value-type="float" office:value="13" calcext:value-type="float">
            <text:p>13</text:p>
          </table:table-cell>
          <table:table-cell table:formula="of:=ROUNDUP(MAX((100-MAX([.P$5]+[.$E$2]*MIN([.AM67];0);0))*INT(([.$K67]-MAX([.AM67];0))*[.$J67])/100;0);0)" office:value-type="float" office:value="13" calcext:value-type="float">
            <text:p>13</text:p>
          </table:table-cell>
          <table:table-cell table:formula="of:=ROUNDUP(MAX((100-MAX([.Q$5]+[.$E$2]*MIN([.AN67];0);0))*INT(([.$K67]-MAX([.AN67];0))*[.$J67])/100;0);0)" office:value-type="float" office:value="13" calcext:value-type="float">
            <text:p>13</text:p>
          </table:table-cell>
          <table:table-cell table:formula="of:=ROUNDUP(MAX((100-MAX([.R$5]+[.$E$2]*MIN([.AO67];0);0))*INT(([.$K67]-MAX([.AO67];0))*[.$J67])/100;0);0)" office:value-type="float" office:value="13" calcext:value-type="float">
            <text:p>13</text:p>
          </table:table-cell>
          <table:table-cell table:formula="of:=ROUNDUP(MAX((100-MAX([.S$5]+[.$E$2]*MIN([.AP67];0);0))*INT(([.$K67]-MAX([.AP67];0))*[.$J67])/100;0);0)" office:value-type="float" office:value="13" calcext:value-type="float">
            <text:p>13</text:p>
          </table:table-cell>
          <table:table-cell table:formula="of:=ROUNDUP(MAX((100-MAX([.T$5]+[.$E$2]*MIN([.AQ67];0);0))*INT(([.$K67]-MAX([.AQ67];0))*[.$J67])/100;0);0)" office:value-type="float" office:value="13" calcext:value-type="float">
            <text:p>13</text:p>
          </table:table-cell>
          <table:table-cell table:formula="of:=ROUNDUP(MAX((100-MAX([.U$5]+[.$E$2]*MIN([.AR67];0);0))*INT(([.$K67]-MAX([.AR67];0))*[.$J67])/100;0);0)" office:value-type="float" office:value="13" calcext:value-type="float">
            <text:p>13</text:p>
          </table:table-cell>
          <table:table-cell table:formula="of:=ROUNDUP(MAX((100-MAX([.V$5]+[.$E$2]*MIN([.AS67];0);0))*INT(([.$K67]-MAX([.AS67];0))*[.$J67])/100;0);0)" office:value-type="float" office:value="11" calcext:value-type="float">
            <text:p>11</text:p>
          </table:table-cell>
          <table:table-cell table:formula="of:=ROUNDUP(MAX((100-MAX([.W$5]+[.$E$2]*MIN([.AT67];0);0))*INT(([.$K67]-MAX([.AT67];0))*[.$J67])/100;0);0)" office:value-type="float" office:value="10" calcext:value-type="float">
            <text:p>10</text:p>
          </table:table-cell>
          <table:table-cell table:formula="of:=ROUNDUP(MAX((100-MAX([.X$5]+[.$E$2]*MIN([.AU67];0);0))*INT(([.$K67]-MAX([.AU67];0))*[.$J67])/100;0);0)" office:value-type="float" office:value="8" calcext:value-type="float">
            <text:p>8</text:p>
          </table:table-cell>
          <table:table-cell table:formula="of:=ROUNDUP(MAX((100-MAX([.Y$5]+[.$E$2]*MIN([.AV67];0);0))*INT(([.$K67]-MAX([.AV67];0))*[.$J67])/100;0);0)" office:value-type="float" office:value="6" calcext:value-type="float">
            <text:p>6</text:p>
          </table:table-cell>
          <table:table-cell table:formula="of:=ROUNDUP(MAX((100-MAX([.Z$5]+[.$E$2]*MIN([.AW67];0);0))*INT(([.$K67]-MAX([.AW67];0))*[.$J67])/100;0);0)" office:value-type="float" office:value="5" calcext:value-type="float">
            <text:p>5</text:p>
          </table:table-cell>
          <table:table-cell table:formula="of:=ROUNDUP(MAX((100-MAX([.AA$5]+[.$E$2]*MIN([.AX67];0);0))*INT(([.$K67]-MAX([.AX67];0))*[.$J67])/100;0);0)" office:value-type="float" office:value="3" calcext:value-type="float">
            <text:p>3</text:p>
          </table:table-cell>
          <table:table-cell table:formula="of:=ROUNDUP(MAX((100-MAX([.AB$5]+[.$E$2]*MIN([.AY67];0);0))*INT(([.$K67]-MAX([.AY67];0))*[.$J67])/100;0);0)" office:value-type="float" office:value="3" calcext:value-type="float">
            <text:p>3</text:p>
          </table:table-cell>
          <table:table-cell table:formula="of:=ROUNDUP(MAX((100-MAX([.AC$5]+[.$E$2]*MIN([.AZ67];0);0))*INT(([.$K67]-MAX([.AZ67];0))*[.$J67])/100;0);0)" office:value-type="float" office:value="1" calcext:value-type="float">
            <text:p>1</text:p>
          </table:table-cell>
          <table:table-cell table:number-columns-repeated="6"/>
          <table:table-cell table:formula="of:=FLOOR([.M$4]*IF([.$E67];0.2;1))-[.$G67]" office:value-type="float" office:value="-8" calcext:value-type="float">
            <text:p>-8</text:p>
          </table:table-cell>
          <table:table-cell table:formula="of:=FLOOR([.N$4]*IF([.$E67];0.2;1))-[.$G67]" office:value-type="float" office:value="-8" calcext:value-type="float">
            <text:p>-8</text:p>
          </table:table-cell>
          <table:table-cell table:formula="of:=FLOOR([.O$4]*IF([.$E67];0.2;1))-[.$G67]" office:value-type="float" office:value="-8" calcext:value-type="float">
            <text:p>-8</text:p>
          </table:table-cell>
          <table:table-cell table:formula="of:=FLOOR([.P$4]*IF([.$E67];0.2;1))-[.$G67]" office:value-type="float" office:value="-6" calcext:value-type="float">
            <text:p>-6</text:p>
          </table:table-cell>
          <table:table-cell table:formula="of:=FLOOR([.Q$4]*IF([.$E67];0.2;1))-[.$G67]" office:value-type="float" office:value="-6" calcext:value-type="float">
            <text:p>-6</text:p>
          </table:table-cell>
          <table:table-cell table:formula="of:=FLOOR([.R$4]*IF([.$E67];0.2;1))-[.$G67]" office:value-type="float" office:value="-6" calcext:value-type="float">
            <text:p>-6</text:p>
          </table:table-cell>
          <table:table-cell table:formula="of:=FLOOR([.S$4]*IF([.$E67];0.2;1))-[.$G67]" office:value-type="float" office:value="-4" calcext:value-type="float">
            <text:p>-4</text:p>
          </table:table-cell>
          <table:table-cell table:formula="of:=FLOOR([.T$4]*IF([.$E67];0.2;1))-[.$G67]" office:value-type="float" office:value="-4" calcext:value-type="float">
            <text:p>-4</text:p>
          </table:table-cell>
          <table:table-cell table:formula="of:=FLOOR([.U$4]*IF([.$E67];0.2;1))-[.$G67]" office:value-type="float" office:value="-4" calcext:value-type="float">
            <text:p>-4</text:p>
          </table:table-cell>
          <table:table-cell table:formula="of:=FLOOR([.V$4]*IF([.$E67];0.2;1))-[.$G67]" office:value-type="float" office:value="-2" calcext:value-type="float">
            <text:p>-2</text:p>
          </table:table-cell>
          <table:table-cell table:formula="of:=FLOOR([.W$4]*IF([.$E67];0.2;1))-[.$G67]" office:value-type="float" office:value="-2" calcext:value-type="float">
            <text:p>-2</text:p>
          </table:table-cell>
          <table:table-cell table:formula="of:=FLOOR([.X$4]*IF([.$E67];0.2;1))-[.$G67]" office:value-type="float" office:value="0" calcext:value-type="float">
            <text:p>0</text:p>
          </table:table-cell>
          <table:table-cell table:formula="of:=FLOOR([.Y$4]*IF([.$E67];0.2;1))-[.$G67]" office:value-type="float" office:value="2" calcext:value-type="float">
            <text:p>2</text:p>
          </table:table-cell>
          <table:table-cell table:formula="of:=FLOOR([.Z$4]*IF([.$E67];0.2;1))-[.$G67]" office:value-type="float" office:value="4" calcext:value-type="float">
            <text:p>4</text:p>
          </table:table-cell>
          <table:table-cell table:formula="of:=FLOOR([.AA$4]*IF([.$E67];0.2;1))-[.$G67]" office:value-type="float" office:value="6" calcext:value-type="float">
            <text:p>6</text:p>
          </table:table-cell>
          <table:table-cell table:formula="of:=FLOOR([.AB$4]*IF([.$E67];0.2;1))-[.$G67]" office:value-type="float" office:value="6" calcext:value-type="float">
            <text:p>6</text:p>
          </table:table-cell>
          <table:table-cell table:formula="of:=FLOOR([.AC$4]*IF([.$E67];0.2;1))-[.$G67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JH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8];[$'EcCo ammo'.$A$6:$'EcCo ammo'.$A$37];[$'EcCo ammo'.F$6:$'EcCo ammo'.F$37])" office:value-type="float" office:value="10" calcext:value-type="float">
            <text:p>10</text:p>
          </table:table-cell>
          <table:table-cell table:formula="of:=FLOOR(LOOKUP([.$B68];[$'EcCo ammo'.$A$6:$'EcCo ammo'.$A$37];[$'EcCo ammo'.H$6:$'EcCo ammo'.H$37]))" office:value-type="float" office:value="0" calcext:value-type="float">
            <text:p>0</text:p>
          </table:table-cell>
          <table:table-cell table:formula="of:=LOOKUP([.$B68];[$'EcCo ammo'.$A$6:$'EcCo ammo'.$A$37];[$'EcCo ammo'.I$6:$'EcCo ammo'.I$37])" office:value-type="float" office:value="4" calcext:value-type="float">
            <text:p>4</text:p>
          </table:table-cell>
          <table:table-cell table:formula="of:=LOOKUP([.$B68];[$'EcCo ammo'.$A$6:$'EcCo ammo'.$A$37];[$'EcCo ammo'.J$6:$'EcCo ammo'.J$37])" office:value-type="float" office:value="3" calcext:value-type="float">
            <text:p>3</text:p>
          </table:table-cell>
          <table:table-cell table:formula="of:=[.H68]/[.I68]" office:value-type="float" office:value="1.33333333333333" calcext:value-type="float">
            <text:p>1.33</text:p>
          </table:table-cell>
          <table:table-cell table:formula="of:=ROUND(AVERAGE([.C68];[.D68]))" office:value-type="float" office:value="13" calcext:value-type="float">
            <text:p>13</text:p>
          </table:table-cell>
          <table:table-cell/>
          <table:table-cell table:formula="of:=ROUNDUP(MAX((100-MAX([.M$5]+[.$E$2]*MIN([.AJ68];0);0))*INT(([.$K68]-MAX([.AJ68];0))*[.$J68])/100;0);0)" office:value-type="float" office:value="17" calcext:value-type="float">
            <text:p>17</text:p>
          </table:table-cell>
          <table:table-cell table:formula="of:=ROUNDUP(MAX((100-MAX([.N$5]+[.$E$2]*MIN([.AK68];0);0))*INT(([.$K68]-MAX([.AK68];0))*[.$J68])/100;0);0)" office:value-type="float" office:value="16" calcext:value-type="float">
            <text:p>16</text:p>
          </table:table-cell>
          <table:table-cell table:formula="of:=ROUNDUP(MAX((100-MAX([.O$5]+[.$E$2]*MIN([.AL68];0);0))*INT(([.$K68]-MAX([.AL68];0))*[.$J68])/100;0);0)" office:value-type="float" office:value="14" calcext:value-type="float">
            <text:p>14</text:p>
          </table:table-cell>
          <table:table-cell table:formula="of:=ROUNDUP(MAX((100-MAX([.P$5]+[.$E$2]*MIN([.AM68];0);0))*INT(([.$K68]-MAX([.AM68];0))*[.$J68])/100;0);0)" office:value-type="float" office:value="11" calcext:value-type="float">
            <text:p>11</text:p>
          </table:table-cell>
          <table:table-cell table:formula="of:=ROUNDUP(MAX((100-MAX([.Q$5]+[.$E$2]*MIN([.AN68];0);0))*INT(([.$K68]-MAX([.AN68];0))*[.$J68])/100;0);0)" office:value-type="float" office:value="10" calcext:value-type="float">
            <text:p>10</text:p>
          </table:table-cell>
          <table:table-cell table:formula="of:=ROUNDUP(MAX((100-MAX([.R$5]+[.$E$2]*MIN([.AO68];0);0))*INT(([.$K68]-MAX([.AO68];0))*[.$J68])/100;0);0)" office:value-type="float" office:value="10" calcext:value-type="float">
            <text:p>10</text:p>
          </table:table-cell>
          <table:table-cell table:formula="of:=ROUNDUP(MAX((100-MAX([.S$5]+[.$E$2]*MIN([.AP68];0);0))*INT(([.$K68]-MAX([.AP68];0))*[.$J68])/100;0);0)" office:value-type="float" office:value="9" calcext:value-type="float">
            <text:p>9</text:p>
          </table:table-cell>
          <table:table-cell table:formula="of:=ROUNDUP(MAX((100-MAX([.T$5]+[.$E$2]*MIN([.AQ68];0);0))*INT(([.$K68]-MAX([.AQ68];0))*[.$J68])/100;0);0)" office:value-type="float" office:value="8" calcext:value-type="float">
            <text:p>8</text:p>
          </table:table-cell>
          <table:table-cell table:formula="of:=ROUNDUP(MAX((100-MAX([.U$5]+[.$E$2]*MIN([.AR68];0);0))*INT(([.$K68]-MAX([.AR68];0))*[.$J68])/100;0);0)" office:value-type="float" office:value="8" calcext:value-type="float">
            <text:p>8</text:p>
          </table:table-cell>
          <table:table-cell table:formula="of:=ROUNDUP(MAX((100-MAX([.V$5]+[.$E$2]*MIN([.AS68];0);0))*INT(([.$K68]-MAX([.AS68];0))*[.$J68])/100;0);0)" office:value-type="float" office:value="6" calcext:value-type="float">
            <text:p>6</text:p>
          </table:table-cell>
          <table:table-cell table:formula="of:=ROUNDUP(MAX((100-MAX([.W$5]+[.$E$2]*MIN([.AT68];0);0))*INT(([.$K68]-MAX([.AT68];0))*[.$J68])/100;0);0)" office:value-type="float" office:value="5" calcext:value-type="float">
            <text:p>5</text:p>
          </table:table-cell>
          <table:table-cell table:formula="of:=ROUNDUP(MAX((100-MAX([.X$5]+[.$E$2]*MIN([.AU68];0);0))*INT(([.$K68]-MAX([.AU68];0))*[.$J68])/100;0);0)" office:value-type="float" office:value="4" calcext:value-type="float">
            <text:p>4</text:p>
          </table:table-cell>
          <table:table-cell table:formula="of:=ROUNDUP(MAX((100-MAX([.Y$5]+[.$E$2]*MIN([.AV68];0);0))*INT(([.$K68]-MAX([.AV68];0))*[.$J68])/100;0);0)" office:value-type="float" office:value="2" calcext:value-type="float">
            <text:p>2</text:p>
          </table:table-cell>
          <table:table-cell table:formula="of:=ROUNDUP(MAX((100-MAX([.Z$5]+[.$E$2]*MIN([.AW68];0);0))*INT(([.$K68]-MAX([.AW68];0))*[.$J68])/100;0);0)" office:value-type="float" office:value="1" calcext:value-type="float">
            <text:p>1</text:p>
          </table:table-cell>
          <table:table-cell table:formula="of:=ROUNDUP(MAX((100-MAX([.AA$5]+[.$E$2]*MIN([.AX68];0);0))*INT(([.$K68]-MAX([.AX68];0))*[.$J68])/100;0);0)" office:value-type="float" office:value="0" calcext:value-type="float">
            <text:p>0</text:p>
          </table:table-cell>
          <table:table-cell table:formula="of:=ROUNDUP(MAX((100-MAX([.AB$5]+[.$E$2]*MIN([.AY68];0);0))*INT(([.$K68]-MAX([.AY68];0))*[.$J68])/100;0);0)" office:value-type="float" office:value="0" calcext:value-type="float">
            <text:p>0</text:p>
          </table:table-cell>
          <table:table-cell table:formula="of:=ROUNDUP(MAX((100-MAX([.AC$5]+[.$E$2]*MIN([.AZ68];0);0))*INT(([.$K68]-MAX([.AZ68];0))*[.$J68])/100;0);0)" office:value-type="float" office:value="0" calcext:value-type="float">
            <text:p>0</text:p>
          </table:table-cell>
          <table:table-cell table:number-columns-repeated="6"/>
          <table:table-cell table:formula="of:=FLOOR([.M$4]*IF([.$E68];0.2;1))-[.$G68]" office:value-type="float" office:value="0" calcext:value-type="float">
            <text:p>0</text:p>
          </table:table-cell>
          <table:table-cell table:formula="of:=FLOOR([.N$4]*IF([.$E68];0.2;1))-[.$G68]" office:value-type="float" office:value="0" calcext:value-type="float">
            <text:p>0</text:p>
          </table:table-cell>
          <table:table-cell table:formula="of:=FLOOR([.O$4]*IF([.$E68];0.2;1))-[.$G68]" office:value-type="float" office:value="0" calcext:value-type="float">
            <text:p>0</text:p>
          </table:table-cell>
          <table:table-cell table:formula="of:=FLOOR([.P$4]*IF([.$E68];0.2;1))-[.$G68]" office:value-type="float" office:value="2" calcext:value-type="float">
            <text:p>2</text:p>
          </table:table-cell>
          <table:table-cell table:formula="of:=FLOOR([.Q$4]*IF([.$E68];0.2;1))-[.$G68]" office:value-type="float" office:value="2" calcext:value-type="float">
            <text:p>2</text:p>
          </table:table-cell>
          <table:table-cell table:formula="of:=FLOOR([.R$4]*IF([.$E68];0.2;1))-[.$G68]" office:value-type="float" office:value="2" calcext:value-type="float">
            <text:p>2</text:p>
          </table:table-cell>
          <table:table-cell table:formula="of:=FLOOR([.S$4]*IF([.$E68];0.2;1))-[.$G68]" office:value-type="float" office:value="4" calcext:value-type="float">
            <text:p>4</text:p>
          </table:table-cell>
          <table:table-cell table:formula="of:=FLOOR([.T$4]*IF([.$E68];0.2;1))-[.$G68]" office:value-type="float" office:value="4" calcext:value-type="float">
            <text:p>4</text:p>
          </table:table-cell>
          <table:table-cell table:formula="of:=FLOOR([.U$4]*IF([.$E68];0.2;1))-[.$G68]" office:value-type="float" office:value="4" calcext:value-type="float">
            <text:p>4</text:p>
          </table:table-cell>
          <table:table-cell table:formula="of:=FLOOR([.V$4]*IF([.$E68];0.2;1))-[.$G68]" office:value-type="float" office:value="6" calcext:value-type="float">
            <text:p>6</text:p>
          </table:table-cell>
          <table:table-cell table:formula="of:=FLOOR([.W$4]*IF([.$E68];0.2;1))-[.$G68]" office:value-type="float" office:value="6" calcext:value-type="float">
            <text:p>6</text:p>
          </table:table-cell>
          <table:table-cell table:formula="of:=FLOOR([.X$4]*IF([.$E68];0.2;1))-[.$G68]" office:value-type="float" office:value="8" calcext:value-type="float">
            <text:p>8</text:p>
          </table:table-cell>
          <table:table-cell table:formula="of:=FLOOR([.Y$4]*IF([.$E68];0.2;1))-[.$G68]" office:value-type="float" office:value="10" calcext:value-type="float">
            <text:p>10</text:p>
          </table:table-cell>
          <table:table-cell table:formula="of:=FLOOR([.Z$4]*IF([.$E68];0.2;1))-[.$G68]" office:value-type="float" office:value="12" calcext:value-type="float">
            <text:p>12</text:p>
          </table:table-cell>
          <table:table-cell table:formula="of:=FLOOR([.AA$4]*IF([.$E68];0.2;1))-[.$G68]" office:value-type="float" office:value="14" calcext:value-type="float">
            <text:p>14</text:p>
          </table:table-cell>
          <table:table-cell table:formula="of:=FLOOR([.AB$4]*IF([.$E68];0.2;1))-[.$G68]" office:value-type="float" office:value="14" calcext:value-type="float">
            <text:p>14</text:p>
          </table:table-cell>
          <table:table-cell table:formula="of:=FLOOR([.AC$4]*IF([.$E68];0.2;1))-[.$G6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Rifle (Exp. Mag.)</text:p>
          </table:table-cell>
          <table:table-cell office:value-type="string" calcext:value-type="string">
            <text:p>5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69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69];[$'EcCo ammo'.$A$6:$'EcCo ammo'.$A$37];[$'EcCo ammo'.H$6:$'EcCo ammo'.H$37]))" office:value-type="float" office:value="8" calcext:value-type="float">
            <text:p>8</text:p>
          </table:table-cell>
          <table:table-cell table:formula="of:=LOOKUP([.$B69];[$'EcCo ammo'.$A$6:$'EcCo ammo'.$A$37];[$'EcCo ammo'.I$6:$'EcCo ammo'.I$37])" office:value-type="float" office:value="1" calcext:value-type="float">
            <text:p>1</text:p>
          </table:table-cell>
          <table:table-cell table:formula="of:=LOOKUP([.$B69];[$'EcCo ammo'.$A$6:$'EcCo ammo'.$A$37];[$'EcCo ammo'.J$6:$'EcCo ammo'.J$37])" office:value-type="float" office:value="1" calcext:value-type="float">
            <text:p>1</text:p>
          </table:table-cell>
          <table:table-cell table:formula="of:=[.H69]/[.I69]" office:value-type="float" office:value="1" calcext:value-type="float">
            <text:p>1.00</text:p>
          </table:table-cell>
          <table:table-cell table:formula="of:=ROUND(AVERAGE([.C69];[.D69]))" office:value-type="float" office:value="13" calcext:value-type="float">
            <text:p>13</text:p>
          </table:table-cell>
          <table:table-cell/>
          <table:table-cell table:formula="of:=ROUNDUP(MAX((100-MAX([.M$5]+[.$E$2]*MIN([.AJ69];0);0))*INT(([.$K69]-MAX([.AJ69];0))*[.$J69])/100;0);0)" office:value-type="float" office:value="13" calcext:value-type="float">
            <text:p>13</text:p>
          </table:table-cell>
          <table:table-cell table:formula="of:=ROUNDUP(MAX((100-MAX([.N$5]+[.$E$2]*MIN([.AK69];0);0))*INT(([.$K69]-MAX([.AK69];0))*[.$J69])/100;0);0)" office:value-type="float" office:value="13" calcext:value-type="float">
            <text:p>13</text:p>
          </table:table-cell>
          <table:table-cell table:formula="of:=ROUNDUP(MAX((100-MAX([.O$5]+[.$E$2]*MIN([.AL69];0);0))*INT(([.$K69]-MAX([.AL69];0))*[.$J69])/100;0);0)" office:value-type="float" office:value="13" calcext:value-type="float">
            <text:p>13</text:p>
          </table:table-cell>
          <table:table-cell table:formula="of:=ROUNDUP(MAX((100-MAX([.P$5]+[.$E$2]*MIN([.AM69];0);0))*INT(([.$K69]-MAX([.AM69];0))*[.$J69])/100;0);0)" office:value-type="float" office:value="13" calcext:value-type="float">
            <text:p>13</text:p>
          </table:table-cell>
          <table:table-cell table:formula="of:=ROUNDUP(MAX((100-MAX([.Q$5]+[.$E$2]*MIN([.AN69];0);0))*INT(([.$K69]-MAX([.AN69];0))*[.$J69])/100;0);0)" office:value-type="float" office:value="13" calcext:value-type="float">
            <text:p>13</text:p>
          </table:table-cell>
          <table:table-cell table:formula="of:=ROUNDUP(MAX((100-MAX([.R$5]+[.$E$2]*MIN([.AO69];0);0))*INT(([.$K69]-MAX([.AO69];0))*[.$J69])/100;0);0)" office:value-type="float" office:value="13" calcext:value-type="float">
            <text:p>13</text:p>
          </table:table-cell>
          <table:table-cell table:formula="of:=ROUNDUP(MAX((100-MAX([.S$5]+[.$E$2]*MIN([.AP69];0);0))*INT(([.$K69]-MAX([.AP69];0))*[.$J69])/100;0);0)" office:value-type="float" office:value="13" calcext:value-type="float">
            <text:p>13</text:p>
          </table:table-cell>
          <table:table-cell table:formula="of:=ROUNDUP(MAX((100-MAX([.T$5]+[.$E$2]*MIN([.AQ69];0);0))*INT(([.$K69]-MAX([.AQ69];0))*[.$J69])/100;0);0)" office:value-type="float" office:value="13" calcext:value-type="float">
            <text:p>13</text:p>
          </table:table-cell>
          <table:table-cell table:formula="of:=ROUNDUP(MAX((100-MAX([.U$5]+[.$E$2]*MIN([.AR69];0);0))*INT(([.$K69]-MAX([.AR69];0))*[.$J69])/100;0);0)" office:value-type="float" office:value="13" calcext:value-type="float">
            <text:p>13</text:p>
          </table:table-cell>
          <table:table-cell table:formula="of:=ROUNDUP(MAX((100-MAX([.V$5]+[.$E$2]*MIN([.AS69];0);0))*INT(([.$K69]-MAX([.AS69];0))*[.$J69])/100;0);0)" office:value-type="float" office:value="11" calcext:value-type="float">
            <text:p>11</text:p>
          </table:table-cell>
          <table:table-cell table:formula="of:=ROUNDUP(MAX((100-MAX([.W$5]+[.$E$2]*MIN([.AT69];0);0))*INT(([.$K69]-MAX([.AT69];0))*[.$J69])/100;0);0)" office:value-type="float" office:value="10" calcext:value-type="float">
            <text:p>10</text:p>
          </table:table-cell>
          <table:table-cell table:formula="of:=ROUNDUP(MAX((100-MAX([.X$5]+[.$E$2]*MIN([.AU69];0);0))*INT(([.$K69]-MAX([.AU69];0))*[.$J69])/100;0);0)" office:value-type="float" office:value="8" calcext:value-type="float">
            <text:p>8</text:p>
          </table:table-cell>
          <table:table-cell table:formula="of:=ROUNDUP(MAX((100-MAX([.Y$5]+[.$E$2]*MIN([.AV69];0);0))*INT(([.$K69]-MAX([.AV69];0))*[.$J69])/100;0);0)" office:value-type="float" office:value="6" calcext:value-type="float">
            <text:p>6</text:p>
          </table:table-cell>
          <table:table-cell table:formula="of:=ROUNDUP(MAX((100-MAX([.Z$5]+[.$E$2]*MIN([.AW69];0);0))*INT(([.$K69]-MAX([.AW69];0))*[.$J69])/100;0);0)" office:value-type="float" office:value="5" calcext:value-type="float">
            <text:p>5</text:p>
          </table:table-cell>
          <table:table-cell table:formula="of:=ROUNDUP(MAX((100-MAX([.AA$5]+[.$E$2]*MIN([.AX69];0);0))*INT(([.$K69]-MAX([.AX69];0))*[.$J69])/100;0);0)" office:value-type="float" office:value="3" calcext:value-type="float">
            <text:p>3</text:p>
          </table:table-cell>
          <table:table-cell table:formula="of:=ROUNDUP(MAX((100-MAX([.AB$5]+[.$E$2]*MIN([.AY69];0);0))*INT(([.$K69]-MAX([.AY69];0))*[.$J69])/100;0);0)" office:value-type="float" office:value="3" calcext:value-type="float">
            <text:p>3</text:p>
          </table:table-cell>
          <table:table-cell table:formula="of:=ROUNDUP(MAX((100-MAX([.AC$5]+[.$E$2]*MIN([.AZ69];0);0))*INT(([.$K69]-MAX([.AZ69];0))*[.$J69])/100;0);0)" office:value-type="float" office:value="1" calcext:value-type="float">
            <text:p>1</text:p>
          </table:table-cell>
          <table:table-cell table:number-columns-repeated="6"/>
          <table:table-cell table:formula="of:=FLOOR([.M$4]*IF([.$E69];0.2;1))-[.$G69]" office:value-type="float" office:value="-8" calcext:value-type="float">
            <text:p>-8</text:p>
          </table:table-cell>
          <table:table-cell table:formula="of:=FLOOR([.N$4]*IF([.$E69];0.2;1))-[.$G69]" office:value-type="float" office:value="-8" calcext:value-type="float">
            <text:p>-8</text:p>
          </table:table-cell>
          <table:table-cell table:formula="of:=FLOOR([.O$4]*IF([.$E69];0.2;1))-[.$G69]" office:value-type="float" office:value="-8" calcext:value-type="float">
            <text:p>-8</text:p>
          </table:table-cell>
          <table:table-cell table:formula="of:=FLOOR([.P$4]*IF([.$E69];0.2;1))-[.$G69]" office:value-type="float" office:value="-6" calcext:value-type="float">
            <text:p>-6</text:p>
          </table:table-cell>
          <table:table-cell table:formula="of:=FLOOR([.Q$4]*IF([.$E69];0.2;1))-[.$G69]" office:value-type="float" office:value="-6" calcext:value-type="float">
            <text:p>-6</text:p>
          </table:table-cell>
          <table:table-cell table:formula="of:=FLOOR([.R$4]*IF([.$E69];0.2;1))-[.$G69]" office:value-type="float" office:value="-6" calcext:value-type="float">
            <text:p>-6</text:p>
          </table:table-cell>
          <table:table-cell table:formula="of:=FLOOR([.S$4]*IF([.$E69];0.2;1))-[.$G69]" office:value-type="float" office:value="-4" calcext:value-type="float">
            <text:p>-4</text:p>
          </table:table-cell>
          <table:table-cell table:formula="of:=FLOOR([.T$4]*IF([.$E69];0.2;1))-[.$G69]" office:value-type="float" office:value="-4" calcext:value-type="float">
            <text:p>-4</text:p>
          </table:table-cell>
          <table:table-cell table:formula="of:=FLOOR([.U$4]*IF([.$E69];0.2;1))-[.$G69]" office:value-type="float" office:value="-4" calcext:value-type="float">
            <text:p>-4</text:p>
          </table:table-cell>
          <table:table-cell table:formula="of:=FLOOR([.V$4]*IF([.$E69];0.2;1))-[.$G69]" office:value-type="float" office:value="-2" calcext:value-type="float">
            <text:p>-2</text:p>
          </table:table-cell>
          <table:table-cell table:formula="of:=FLOOR([.W$4]*IF([.$E69];0.2;1))-[.$G69]" office:value-type="float" office:value="-2" calcext:value-type="float">
            <text:p>-2</text:p>
          </table:table-cell>
          <table:table-cell table:formula="of:=FLOOR([.X$4]*IF([.$E69];0.2;1))-[.$G69]" office:value-type="float" office:value="0" calcext:value-type="float">
            <text:p>0</text:p>
          </table:table-cell>
          <table:table-cell table:formula="of:=FLOOR([.Y$4]*IF([.$E69];0.2;1))-[.$G69]" office:value-type="float" office:value="2" calcext:value-type="float">
            <text:p>2</text:p>
          </table:table-cell>
          <table:table-cell table:formula="of:=FLOOR([.Z$4]*IF([.$E69];0.2;1))-[.$G69]" office:value-type="float" office:value="4" calcext:value-type="float">
            <text:p>4</text:p>
          </table:table-cell>
          <table:table-cell table:formula="of:=FLOOR([.AA$4]*IF([.$E69];0.2;1))-[.$G69]" office:value-type="float" office:value="6" calcext:value-type="float">
            <text:p>6</text:p>
          </table:table-cell>
          <table:table-cell table:formula="of:=FLOOR([.AB$4]*IF([.$E69];0.2;1))-[.$G69]" office:value-type="float" office:value="6" calcext:value-type="float">
            <text:p>6</text:p>
          </table:table-cell>
          <table:table-cell table:formula="of:=FLOOR([.AC$4]*IF([.$E69];0.2;1))-[.$G6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JHP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LOOKUP([.$B70];[$'EcCo ammo'.$A$6:$'EcCo ammo'.$A$37];[$'EcCo ammo'.F$6:$'EcCo ammo'.F$37])" office:value-type="float" office:value="10" calcext:value-type="float">
            <text:p>10</text:p>
          </table:table-cell>
          <table:table-cell table:formula="of:=FLOOR(LOOKUP([.$B70];[$'EcCo ammo'.$A$6:$'EcCo ammo'.$A$37];[$'EcCo ammo'.H$6:$'EcCo ammo'.H$37]))" office:value-type="float" office:value="0" calcext:value-type="float">
            <text:p>0</text:p>
          </table:table-cell>
          <table:table-cell table:formula="of:=LOOKUP([.$B70];[$'EcCo ammo'.$A$6:$'EcCo ammo'.$A$37];[$'EcCo ammo'.I$6:$'EcCo ammo'.I$37])" office:value-type="float" office:value="4" calcext:value-type="float">
            <text:p>4</text:p>
          </table:table-cell>
          <table:table-cell table:formula="of:=LOOKUP([.$B70];[$'EcCo ammo'.$A$6:$'EcCo ammo'.$A$37];[$'EcCo ammo'.J$6:$'EcCo ammo'.J$37])" office:value-type="float" office:value="3" calcext:value-type="float">
            <text:p>3</text:p>
          </table:table-cell>
          <table:table-cell table:formula="of:=[.H70]/[.I70]" office:value-type="float" office:value="1.33333333333333" calcext:value-type="float">
            <text:p>1.33</text:p>
          </table:table-cell>
          <table:table-cell table:formula="of:=ROUND(AVERAGE([.C70];[.D70]))" office:value-type="float" office:value="15" calcext:value-type="float">
            <text:p>15</text:p>
          </table:table-cell>
          <table:table-cell/>
          <table:table-cell table:formula="of:=ROUNDUP(MAX((100-MAX([.M$5]+[.$E$2]*MIN([.AJ70];0);0))*INT(([.$K70]-MAX([.AJ70];0))*[.$J70])/100;0);0)" office:value-type="float" office:value="20" calcext:value-type="float">
            <text:p>20</text:p>
          </table:table-cell>
          <table:table-cell table:formula="of:=ROUNDUP(MAX((100-MAX([.N$5]+[.$E$2]*MIN([.AK70];0);0))*INT(([.$K70]-MAX([.AK70];0))*[.$J70])/100;0);0)" office:value-type="float" office:value="18" calcext:value-type="float">
            <text:p>18</text:p>
          </table:table-cell>
          <table:table-cell table:formula="of:=ROUNDUP(MAX((100-MAX([.O$5]+[.$E$2]*MIN([.AL70];0);0))*INT(([.$K70]-MAX([.AL70];0))*[.$J70])/100;0);0)" office:value-type="float" office:value="16" calcext:value-type="float">
            <text:p>16</text:p>
          </table:table-cell>
          <table:table-cell table:formula="of:=ROUNDUP(MAX((100-MAX([.P$5]+[.$E$2]*MIN([.AM70];0);0))*INT(([.$K70]-MAX([.AM70];0))*[.$J70])/100;0);0)" office:value-type="float" office:value="13" calcext:value-type="float">
            <text:p>13</text:p>
          </table:table-cell>
          <table:table-cell table:formula="of:=ROUNDUP(MAX((100-MAX([.Q$5]+[.$E$2]*MIN([.AN70];0);0))*INT(([.$K70]-MAX([.AN70];0))*[.$J70])/100;0);0)" office:value-type="float" office:value="12" calcext:value-type="float">
            <text:p>12</text:p>
          </table:table-cell>
          <table:table-cell table:formula="of:=ROUNDUP(MAX((100-MAX([.R$5]+[.$E$2]*MIN([.AO70];0);0))*INT(([.$K70]-MAX([.AO70];0))*[.$J70])/100;0);0)" office:value-type="float" office:value="12" calcext:value-type="float">
            <text:p>12</text:p>
          </table:table-cell>
          <table:table-cell table:formula="of:=ROUNDUP(MAX((100-MAX([.S$5]+[.$E$2]*MIN([.AP70];0);0))*INT(([.$K70]-MAX([.AP70];0))*[.$J70])/100;0);0)" office:value-type="float" office:value="10" calcext:value-type="float">
            <text:p>10</text:p>
          </table:table-cell>
          <table:table-cell table:formula="of:=ROUNDUP(MAX((100-MAX([.T$5]+[.$E$2]*MIN([.AQ70];0);0))*INT(([.$K70]-MAX([.AQ70];0))*[.$J70])/100;0);0)" office:value-type="float" office:value="10" calcext:value-type="float">
            <text:p>10</text:p>
          </table:table-cell>
          <table:table-cell table:formula="of:=ROUNDUP(MAX((100-MAX([.U$5]+[.$E$2]*MIN([.AR70];0);0))*INT(([.$K70]-MAX([.AR70];0))*[.$J70])/100;0);0)" office:value-type="float" office:value="10" calcext:value-type="float">
            <text:p>10</text:p>
          </table:table-cell>
          <table:table-cell table:formula="of:=ROUNDUP(MAX((100-MAX([.V$5]+[.$E$2]*MIN([.AS70];0);0))*INT(([.$K70]-MAX([.AS70];0))*[.$J70])/100;0);0)" office:value-type="float" office:value="8" calcext:value-type="float">
            <text:p>8</text:p>
          </table:table-cell>
          <table:table-cell table:formula="of:=ROUNDUP(MAX((100-MAX([.W$5]+[.$E$2]*MIN([.AT70];0);0))*INT(([.$K70]-MAX([.AT70];0))*[.$J70])/100;0);0)" office:value-type="float" office:value="7" calcext:value-type="float">
            <text:p>7</text:p>
          </table:table-cell>
          <table:table-cell table:formula="of:=ROUNDUP(MAX((100-MAX([.X$5]+[.$E$2]*MIN([.AU70];0);0))*INT(([.$K70]-MAX([.AU70];0))*[.$J70])/100;0);0)" office:value-type="float" office:value="5" calcext:value-type="float">
            <text:p>5</text:p>
          </table:table-cell>
          <table:table-cell table:formula="of:=ROUNDUP(MAX((100-MAX([.Y$5]+[.$E$2]*MIN([.AV70];0);0))*INT(([.$K70]-MAX([.AV70];0))*[.$J70])/100;0);0)" office:value-type="float" office:value="3" calcext:value-type="float">
            <text:p>3</text:p>
          </table:table-cell>
          <table:table-cell table:formula="of:=ROUNDUP(MAX((100-MAX([.Z$5]+[.$E$2]*MIN([.AW70];0);0))*INT(([.$K70]-MAX([.AW70];0))*[.$J70])/100;0);0)" office:value-type="float" office:value="2" calcext:value-type="float">
            <text:p>2</text:p>
          </table:table-cell>
          <table:table-cell table:formula="of:=ROUNDUP(MAX((100-MAX([.AA$5]+[.$E$2]*MIN([.AX70];0);0))*INT(([.$K70]-MAX([.AX70];0))*[.$J70])/100;0);0)" office:value-type="float" office:value="1" calcext:value-type="float">
            <text:p>1</text:p>
          </table:table-cell>
          <table:table-cell table:formula="of:=ROUNDUP(MAX((100-MAX([.AB$5]+[.$E$2]*MIN([.AY70];0);0))*INT(([.$K70]-MAX([.AY70];0))*[.$J70])/100;0);0)" office:value-type="float" office:value="1" calcext:value-type="float">
            <text:p>1</text:p>
          </table:table-cell>
          <table:table-cell table:formula="of:=ROUNDUP(MAX((100-MAX([.AC$5]+[.$E$2]*MIN([.AZ70];0);0))*INT(([.$K70]-MAX([.AZ70];0))*[.$J70])/100;0);0)" office:value-type="float" office:value="0" calcext:value-type="float">
            <text:p>0</text:p>
          </table:table-cell>
          <table:table-cell table:number-columns-repeated="6"/>
          <table:table-cell table:formula="of:=FLOOR([.M$4]*IF([.$E70];0.2;1))-[.$G70]" office:value-type="float" office:value="0" calcext:value-type="float">
            <text:p>0</text:p>
          </table:table-cell>
          <table:table-cell table:formula="of:=FLOOR([.N$4]*IF([.$E70];0.2;1))-[.$G70]" office:value-type="float" office:value="0" calcext:value-type="float">
            <text:p>0</text:p>
          </table:table-cell>
          <table:table-cell table:formula="of:=FLOOR([.O$4]*IF([.$E70];0.2;1))-[.$G70]" office:value-type="float" office:value="0" calcext:value-type="float">
            <text:p>0</text:p>
          </table:table-cell>
          <table:table-cell table:formula="of:=FLOOR([.P$4]*IF([.$E70];0.2;1))-[.$G70]" office:value-type="float" office:value="2" calcext:value-type="float">
            <text:p>2</text:p>
          </table:table-cell>
          <table:table-cell table:formula="of:=FLOOR([.Q$4]*IF([.$E70];0.2;1))-[.$G70]" office:value-type="float" office:value="2" calcext:value-type="float">
            <text:p>2</text:p>
          </table:table-cell>
          <table:table-cell table:formula="of:=FLOOR([.R$4]*IF([.$E70];0.2;1))-[.$G70]" office:value-type="float" office:value="2" calcext:value-type="float">
            <text:p>2</text:p>
          </table:table-cell>
          <table:table-cell table:formula="of:=FLOOR([.S$4]*IF([.$E70];0.2;1))-[.$G70]" office:value-type="float" office:value="4" calcext:value-type="float">
            <text:p>4</text:p>
          </table:table-cell>
          <table:table-cell table:formula="of:=FLOOR([.T$4]*IF([.$E70];0.2;1))-[.$G70]" office:value-type="float" office:value="4" calcext:value-type="float">
            <text:p>4</text:p>
          </table:table-cell>
          <table:table-cell table:formula="of:=FLOOR([.U$4]*IF([.$E70];0.2;1))-[.$G70]" office:value-type="float" office:value="4" calcext:value-type="float">
            <text:p>4</text:p>
          </table:table-cell>
          <table:table-cell table:formula="of:=FLOOR([.V$4]*IF([.$E70];0.2;1))-[.$G70]" office:value-type="float" office:value="6" calcext:value-type="float">
            <text:p>6</text:p>
          </table:table-cell>
          <table:table-cell table:formula="of:=FLOOR([.W$4]*IF([.$E70];0.2;1))-[.$G70]" office:value-type="float" office:value="6" calcext:value-type="float">
            <text:p>6</text:p>
          </table:table-cell>
          <table:table-cell table:formula="of:=FLOOR([.X$4]*IF([.$E70];0.2;1))-[.$G70]" office:value-type="float" office:value="8" calcext:value-type="float">
            <text:p>8</text:p>
          </table:table-cell>
          <table:table-cell table:formula="of:=FLOOR([.Y$4]*IF([.$E70];0.2;1))-[.$G70]" office:value-type="float" office:value="10" calcext:value-type="float">
            <text:p>10</text:p>
          </table:table-cell>
          <table:table-cell table:formula="of:=FLOOR([.Z$4]*IF([.$E70];0.2;1))-[.$G70]" office:value-type="float" office:value="12" calcext:value-type="float">
            <text:p>12</text:p>
          </table:table-cell>
          <table:table-cell table:formula="of:=FLOOR([.AA$4]*IF([.$E70];0.2;1))-[.$G70]" office:value-type="float" office:value="14" calcext:value-type="float">
            <text:p>14</text:p>
          </table:table-cell>
          <table:table-cell table:formula="of:=FLOOR([.AB$4]*IF([.$E70];0.2;1))-[.$G70]" office:value-type="float" office:value="14" calcext:value-type="float">
            <text:p>14</text:p>
          </table:table-cell>
          <table:table-cell table:formula="of:=FLOOR([.AC$4]*IF([.$E70];0.2;1))-[.$G7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nger Minigun</text:p>
          </table:table-cell>
          <table:table-cell office:value-type="string" calcext:value-type="string">
            <text:p>5mm AP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LOOKUP([.$B71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1];[$'EcCo ammo'.$A$6:$'EcCo ammo'.$A$37];[$'EcCo ammo'.H$6:$'EcCo ammo'.H$37]))" office:value-type="float" office:value="8" calcext:value-type="float">
            <text:p>8</text:p>
          </table:table-cell>
          <table:table-cell table:formula="of:=LOOKUP([.$B71];[$'EcCo ammo'.$A$6:$'EcCo ammo'.$A$37];[$'EcCo ammo'.I$6:$'EcCo ammo'.I$37])" office:value-type="float" office:value="1" calcext:value-type="float">
            <text:p>1</text:p>
          </table:table-cell>
          <table:table-cell table:formula="of:=LOOKUP([.$B71];[$'EcCo ammo'.$A$6:$'EcCo ammo'.$A$37];[$'EcCo ammo'.J$6:$'EcCo ammo'.J$37])" office:value-type="float" office:value="1" calcext:value-type="float">
            <text:p>1</text:p>
          </table:table-cell>
          <table:table-cell table:formula="of:=[.H71]/[.I71]" office:value-type="float" office:value="1" calcext:value-type="float">
            <text:p>1.00</text:p>
          </table:table-cell>
          <table:table-cell table:formula="of:=ROUND(AVERAGE([.C71];[.D71]))" office:value-type="float" office:value="15" calcext:value-type="float">
            <text:p>15</text:p>
          </table:table-cell>
          <table:table-cell/>
          <table:table-cell table:formula="of:=ROUNDUP(MAX((100-MAX([.M$5]+[.$E$2]*MIN([.AJ71];0);0))*INT(([.$K71]-MAX([.AJ71];0))*[.$J71])/100;0);0)" office:value-type="float" office:value="15" calcext:value-type="float">
            <text:p>15</text:p>
          </table:table-cell>
          <table:table-cell table:formula="of:=ROUNDUP(MAX((100-MAX([.N$5]+[.$E$2]*MIN([.AK71];0);0))*INT(([.$K71]-MAX([.AK71];0))*[.$J71])/100;0);0)" office:value-type="float" office:value="15" calcext:value-type="float">
            <text:p>15</text:p>
          </table:table-cell>
          <table:table-cell table:formula="of:=ROUNDUP(MAX((100-MAX([.O$5]+[.$E$2]*MIN([.AL71];0);0))*INT(([.$K71]-MAX([.AL71];0))*[.$J71])/100;0);0)" office:value-type="float" office:value="15" calcext:value-type="float">
            <text:p>15</text:p>
          </table:table-cell>
          <table:table-cell table:formula="of:=ROUNDUP(MAX((100-MAX([.P$5]+[.$E$2]*MIN([.AM71];0);0))*INT(([.$K71]-MAX([.AM71];0))*[.$J71])/100;0);0)" office:value-type="float" office:value="15" calcext:value-type="float">
            <text:p>15</text:p>
          </table:table-cell>
          <table:table-cell table:formula="of:=ROUNDUP(MAX((100-MAX([.Q$5]+[.$E$2]*MIN([.AN71];0);0))*INT(([.$K71]-MAX([.AN71];0))*[.$J71])/100;0);0)" office:value-type="float" office:value="15" calcext:value-type="float">
            <text:p>15</text:p>
          </table:table-cell>
          <table:table-cell table:formula="of:=ROUNDUP(MAX((100-MAX([.R$5]+[.$E$2]*MIN([.AO71];0);0))*INT(([.$K71]-MAX([.AO71];0))*[.$J71])/100;0);0)" office:value-type="float" office:value="15" calcext:value-type="float">
            <text:p>15</text:p>
          </table:table-cell>
          <table:table-cell table:formula="of:=ROUNDUP(MAX((100-MAX([.S$5]+[.$E$2]*MIN([.AP71];0);0))*INT(([.$K71]-MAX([.AP71];0))*[.$J71])/100;0);0)" office:value-type="float" office:value="15" calcext:value-type="float">
            <text:p>15</text:p>
          </table:table-cell>
          <table:table-cell table:formula="of:=ROUNDUP(MAX((100-MAX([.T$5]+[.$E$2]*MIN([.AQ71];0);0))*INT(([.$K71]-MAX([.AQ71];0))*[.$J71])/100;0);0)" office:value-type="float" office:value="15" calcext:value-type="float">
            <text:p>15</text:p>
          </table:table-cell>
          <table:table-cell table:formula="of:=ROUNDUP(MAX((100-MAX([.U$5]+[.$E$2]*MIN([.AR71];0);0))*INT(([.$K71]-MAX([.AR71];0))*[.$J71])/100;0);0)" office:value-type="float" office:value="15" calcext:value-type="float">
            <text:p>15</text:p>
          </table:table-cell>
          <table:table-cell table:formula="of:=ROUNDUP(MAX((100-MAX([.V$5]+[.$E$2]*MIN([.AS71];0);0))*INT(([.$K71]-MAX([.AS71];0))*[.$J71])/100;0);0)" office:value-type="float" office:value="12" calcext:value-type="float">
            <text:p>12</text:p>
          </table:table-cell>
          <table:table-cell table:formula="of:=ROUNDUP(MAX((100-MAX([.W$5]+[.$E$2]*MIN([.AT71];0);0))*INT(([.$K71]-MAX([.AT71];0))*[.$J71])/100;0);0)" office:value-type="float" office:value="12" calcext:value-type="float">
            <text:p>12</text:p>
          </table:table-cell>
          <table:table-cell table:formula="of:=ROUNDUP(MAX((100-MAX([.X$5]+[.$E$2]*MIN([.AU71];0);0))*INT(([.$K71]-MAX([.AU71];0))*[.$J71])/100;0);0)" office:value-type="float" office:value="9" calcext:value-type="float">
            <text:p>9</text:p>
          </table:table-cell>
          <table:table-cell table:formula="of:=ROUNDUP(MAX((100-MAX([.Y$5]+[.$E$2]*MIN([.AV71];0);0))*INT(([.$K71]-MAX([.AV71];0))*[.$J71])/100;0);0)" office:value-type="float" office:value="7" calcext:value-type="float">
            <text:p>7</text:p>
          </table:table-cell>
          <table:table-cell table:formula="of:=ROUNDUP(MAX((100-MAX([.Z$5]+[.$E$2]*MIN([.AW71];0);0))*INT(([.$K71]-MAX([.AW71];0))*[.$J71])/100;0);0)" office:value-type="float" office:value="6" calcext:value-type="float">
            <text:p>6</text:p>
          </table:table-cell>
          <table:table-cell table:formula="of:=ROUNDUP(MAX((100-MAX([.AA$5]+[.$E$2]*MIN([.AX71];0);0))*INT(([.$K71]-MAX([.AX71];0))*[.$J71])/100;0);0)" office:value-type="float" office:value="4" calcext:value-type="float">
            <text:p>4</text:p>
          </table:table-cell>
          <table:table-cell table:formula="of:=ROUNDUP(MAX((100-MAX([.AB$5]+[.$E$2]*MIN([.AY71];0);0))*INT(([.$K71]-MAX([.AY71];0))*[.$J71])/100;0);0)" office:value-type="float" office:value="3" calcext:value-type="float">
            <text:p>3</text:p>
          </table:table-cell>
          <table:table-cell table:formula="of:=ROUNDUP(MAX((100-MAX([.AC$5]+[.$E$2]*MIN([.AZ71];0);0))*INT(([.$K71]-MAX([.AZ71];0))*[.$J71])/100;0);0)" office:value-type="float" office:value="1" calcext:value-type="float">
            <text:p>1</text:p>
          </table:table-cell>
          <table:table-cell table:number-columns-repeated="6"/>
          <table:table-cell table:formula="of:=FLOOR([.M$4]*IF([.$E71];0.2;1))-[.$G71]" office:value-type="float" office:value="-8" calcext:value-type="float">
            <text:p>-8</text:p>
          </table:table-cell>
          <table:table-cell table:formula="of:=FLOOR([.N$4]*IF([.$E71];0.2;1))-[.$G71]" office:value-type="float" office:value="-8" calcext:value-type="float">
            <text:p>-8</text:p>
          </table:table-cell>
          <table:table-cell table:formula="of:=FLOOR([.O$4]*IF([.$E71];0.2;1))-[.$G71]" office:value-type="float" office:value="-8" calcext:value-type="float">
            <text:p>-8</text:p>
          </table:table-cell>
          <table:table-cell table:formula="of:=FLOOR([.P$4]*IF([.$E71];0.2;1))-[.$G71]" office:value-type="float" office:value="-6" calcext:value-type="float">
            <text:p>-6</text:p>
          </table:table-cell>
          <table:table-cell table:formula="of:=FLOOR([.Q$4]*IF([.$E71];0.2;1))-[.$G71]" office:value-type="float" office:value="-6" calcext:value-type="float">
            <text:p>-6</text:p>
          </table:table-cell>
          <table:table-cell table:formula="of:=FLOOR([.R$4]*IF([.$E71];0.2;1))-[.$G71]" office:value-type="float" office:value="-6" calcext:value-type="float">
            <text:p>-6</text:p>
          </table:table-cell>
          <table:table-cell table:formula="of:=FLOOR([.S$4]*IF([.$E71];0.2;1))-[.$G71]" office:value-type="float" office:value="-4" calcext:value-type="float">
            <text:p>-4</text:p>
          </table:table-cell>
          <table:table-cell table:formula="of:=FLOOR([.T$4]*IF([.$E71];0.2;1))-[.$G71]" office:value-type="float" office:value="-4" calcext:value-type="float">
            <text:p>-4</text:p>
          </table:table-cell>
          <table:table-cell table:formula="of:=FLOOR([.U$4]*IF([.$E71];0.2;1))-[.$G71]" office:value-type="float" office:value="-4" calcext:value-type="float">
            <text:p>-4</text:p>
          </table:table-cell>
          <table:table-cell table:formula="of:=FLOOR([.V$4]*IF([.$E71];0.2;1))-[.$G71]" office:value-type="float" office:value="-2" calcext:value-type="float">
            <text:p>-2</text:p>
          </table:table-cell>
          <table:table-cell table:formula="of:=FLOOR([.W$4]*IF([.$E71];0.2;1))-[.$G71]" office:value-type="float" office:value="-2" calcext:value-type="float">
            <text:p>-2</text:p>
          </table:table-cell>
          <table:table-cell table:formula="of:=FLOOR([.X$4]*IF([.$E71];0.2;1))-[.$G71]" office:value-type="float" office:value="0" calcext:value-type="float">
            <text:p>0</text:p>
          </table:table-cell>
          <table:table-cell table:formula="of:=FLOOR([.Y$4]*IF([.$E71];0.2;1))-[.$G71]" office:value-type="float" office:value="2" calcext:value-type="float">
            <text:p>2</text:p>
          </table:table-cell>
          <table:table-cell table:formula="of:=FLOOR([.Z$4]*IF([.$E71];0.2;1))-[.$G71]" office:value-type="float" office:value="4" calcext:value-type="float">
            <text:p>4</text:p>
          </table:table-cell>
          <table:table-cell table:formula="of:=FLOOR([.AA$4]*IF([.$E71];0.2;1))-[.$G71]" office:value-type="float" office:value="6" calcext:value-type="float">
            <text:p>6</text:p>
          </table:table-cell>
          <table:table-cell table:formula="of:=FLOOR([.AB$4]*IF([.$E71];0.2;1))-[.$G71]" office:value-type="float" office:value="6" calcext:value-type="float">
            <text:p>6</text:p>
          </table:table-cell>
          <table:table-cell table:formula="of:=FLOOR([.AC$4]*IF([.$E71];0.2;1))-[.$G7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LOOKUP([.$B72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2];[$'EcCo ammo'.$A$6:$'EcCo ammo'.$A$37];[$'EcCo ammo'.H$6:$'EcCo ammo'.H$37]))" office:value-type="float" office:value="7" calcext:value-type="float">
            <text:p>7</text:p>
          </table:table-cell>
          <table:table-cell table:formula="of:=LOOKUP([.$B72];[$'EcCo ammo'.$A$6:$'EcCo ammo'.$A$37];[$'EcCo ammo'.I$6:$'EcCo ammo'.I$37])" office:value-type="float" office:value="1" calcext:value-type="float">
            <text:p>1</text:p>
          </table:table-cell>
          <table:table-cell table:formula="of:=LOOKUP([.$B72];[$'EcCo ammo'.$A$6:$'EcCo ammo'.$A$37];[$'EcCo ammo'.J$6:$'EcCo ammo'.J$37])" office:value-type="float" office:value="1" calcext:value-type="float">
            <text:p>1</text:p>
          </table:table-cell>
          <table:table-cell table:formula="of:=[.H72]/[.I72]" office:value-type="float" office:value="1" calcext:value-type="float">
            <text:p>1.00</text:p>
          </table:table-cell>
          <table:table-cell table:formula="of:=ROUND(AVERAGE([.C72];[.D72]))" office:value-type="float" office:value="24" calcext:value-type="float">
            <text:p>24</text:p>
          </table:table-cell>
          <table:table-cell/>
          <table:table-cell table:formula="of:=ROUNDUP(MAX((100-MAX([.M$5]+[.$E$2]*MIN([.AJ72];0);0))*INT(([.$K72]-MAX([.AJ72];0))*[.$J72])/100;0);0)" office:value-type="float" office:value="24" calcext:value-type="float">
            <text:p>24</text:p>
          </table:table-cell>
          <table:table-cell table:formula="of:=ROUNDUP(MAX((100-MAX([.N$5]+[.$E$2]*MIN([.AK72];0);0))*INT(([.$K72]-MAX([.AK72];0))*[.$J72])/100;0);0)" office:value-type="float" office:value="24" calcext:value-type="float">
            <text:p>24</text:p>
          </table:table-cell>
          <table:table-cell table:formula="of:=ROUNDUP(MAX((100-MAX([.O$5]+[.$E$2]*MIN([.AL72];0);0))*INT(([.$K72]-MAX([.AL72];0))*[.$J72])/100;0);0)" office:value-type="float" office:value="24" calcext:value-type="float">
            <text:p>24</text:p>
          </table:table-cell>
          <table:table-cell table:formula="of:=ROUNDUP(MAX((100-MAX([.P$5]+[.$E$2]*MIN([.AM72];0);0))*INT(([.$K72]-MAX([.AM72];0))*[.$J72])/100;0);0)" office:value-type="float" office:value="24" calcext:value-type="float">
            <text:p>24</text:p>
          </table:table-cell>
          <table:table-cell table:formula="of:=ROUNDUP(MAX((100-MAX([.Q$5]+[.$E$2]*MIN([.AN72];0);0))*INT(([.$K72]-MAX([.AN72];0))*[.$J72])/100;0);0)" office:value-type="float" office:value="24" calcext:value-type="float">
            <text:p>24</text:p>
          </table:table-cell>
          <table:table-cell table:formula="of:=ROUNDUP(MAX((100-MAX([.R$5]+[.$E$2]*MIN([.AO72];0);0))*INT(([.$K72]-MAX([.AO72];0))*[.$J72])/100;0);0)" office:value-type="float" office:value="24" calcext:value-type="float">
            <text:p>24</text:p>
          </table:table-cell>
          <table:table-cell table:formula="of:=ROUNDUP(MAX((100-MAX([.S$5]+[.$E$2]*MIN([.AP72];0);0))*INT(([.$K72]-MAX([.AP72];0))*[.$J72])/100;0);0)" office:value-type="float" office:value="24" calcext:value-type="float">
            <text:p>24</text:p>
          </table:table-cell>
          <table:table-cell table:formula="of:=ROUNDUP(MAX((100-MAX([.T$5]+[.$E$2]*MIN([.AQ72];0);0))*INT(([.$K72]-MAX([.AQ72];0))*[.$J72])/100;0);0)" office:value-type="float" office:value="23" calcext:value-type="float">
            <text:p>23</text:p>
          </table:table-cell>
          <table:table-cell table:formula="of:=ROUNDUP(MAX((100-MAX([.U$5]+[.$E$2]*MIN([.AR72];0);0))*INT(([.$K72]-MAX([.AR72];0))*[.$J72])/100;0);0)" office:value-type="float" office:value="23" calcext:value-type="float">
            <text:p>23</text:p>
          </table:table-cell>
          <table:table-cell table:formula="of:=ROUNDUP(MAX((100-MAX([.V$5]+[.$E$2]*MIN([.AS72];0);0))*INT(([.$K72]-MAX([.AS72];0))*[.$J72])/100;0);0)" office:value-type="float" office:value="17" calcext:value-type="float">
            <text:p>17</text:p>
          </table:table-cell>
          <table:table-cell table:formula="of:=ROUNDUP(MAX((100-MAX([.W$5]+[.$E$2]*MIN([.AT72];0);0))*INT(([.$K72]-MAX([.AT72];0))*[.$J72])/100;0);0)" office:value-type="float" office:value="16" calcext:value-type="float">
            <text:p>16</text:p>
          </table:table-cell>
          <table:table-cell table:formula="of:=ROUNDUP(MAX((100-MAX([.X$5]+[.$E$2]*MIN([.AU72];0);0))*INT(([.$K72]-MAX([.AU72];0))*[.$J72])/100;0);0)" office:value-type="float" office:value="13" calcext:value-type="float">
            <text:p>13</text:p>
          </table:table-cell>
          <table:table-cell table:formula="of:=ROUNDUP(MAX((100-MAX([.Y$5]+[.$E$2]*MIN([.AV72];0);0))*INT(([.$K72]-MAX([.AV72];0))*[.$J72])/100;0);0)" office:value-type="float" office:value="11" calcext:value-type="float">
            <text:p>11</text:p>
          </table:table-cell>
          <table:table-cell table:formula="of:=ROUNDUP(MAX((100-MAX([.Z$5]+[.$E$2]*MIN([.AW72];0);0))*INT(([.$K72]-MAX([.AW72];0))*[.$J72])/100;0);0)" office:value-type="float" office:value="10" calcext:value-type="float">
            <text:p>10</text:p>
          </table:table-cell>
          <table:table-cell table:formula="of:=ROUNDUP(MAX((100-MAX([.AA$5]+[.$E$2]*MIN([.AX72];0);0))*INT(([.$K72]-MAX([.AX72];0))*[.$J72])/100;0);0)" office:value-type="float" office:value="6" calcext:value-type="float">
            <text:p>6</text:p>
          </table:table-cell>
          <table:table-cell table:formula="of:=ROUNDUP(MAX((100-MAX([.AB$5]+[.$E$2]*MIN([.AY72];0);0))*INT(([.$K72]-MAX([.AY72];0))*[.$J72])/100;0);0)" office:value-type="float" office:value="6" calcext:value-type="float">
            <text:p>6</text:p>
          </table:table-cell>
          <table:table-cell table:formula="of:=ROUNDUP(MAX((100-MAX([.AC$5]+[.$E$2]*MIN([.AZ72];0);0))*INT(([.$K72]-MAX([.AZ72];0))*[.$J72])/100;0);0)" office:value-type="float" office:value="4" calcext:value-type="float">
            <text:p>4</text:p>
          </table:table-cell>
          <table:table-cell table:number-columns-repeated="6"/>
          <table:table-cell table:formula="of:=FLOOR([.M$4]*IF([.$E72];0.2;1))-[.$G72]" office:value-type="float" office:value="-7" calcext:value-type="float">
            <text:p>-7</text:p>
          </table:table-cell>
          <table:table-cell table:formula="of:=FLOOR([.N$4]*IF([.$E72];0.2;1))-[.$G72]" office:value-type="float" office:value="-7" calcext:value-type="float">
            <text:p>-7</text:p>
          </table:table-cell>
          <table:table-cell table:formula="of:=FLOOR([.O$4]*IF([.$E72];0.2;1))-[.$G72]" office:value-type="float" office:value="-7" calcext:value-type="float">
            <text:p>-7</text:p>
          </table:table-cell>
          <table:table-cell table:formula="of:=FLOOR([.P$4]*IF([.$E72];0.2;1))-[.$G72]" office:value-type="float" office:value="-5" calcext:value-type="float">
            <text:p>-5</text:p>
          </table:table-cell>
          <table:table-cell table:formula="of:=FLOOR([.Q$4]*IF([.$E72];0.2;1))-[.$G72]" office:value-type="float" office:value="-5" calcext:value-type="float">
            <text:p>-5</text:p>
          </table:table-cell>
          <table:table-cell table:formula="of:=FLOOR([.R$4]*IF([.$E72];0.2;1))-[.$G72]" office:value-type="float" office:value="-5" calcext:value-type="float">
            <text:p>-5</text:p>
          </table:table-cell>
          <table:table-cell table:formula="of:=FLOOR([.S$4]*IF([.$E72];0.2;1))-[.$G72]" office:value-type="float" office:value="-3" calcext:value-type="float">
            <text:p>-3</text:p>
          </table:table-cell>
          <table:table-cell table:formula="of:=FLOOR([.T$4]*IF([.$E72];0.2;1))-[.$G72]" office:value-type="float" office:value="-3" calcext:value-type="float">
            <text:p>-3</text:p>
          </table:table-cell>
          <table:table-cell table:formula="of:=FLOOR([.U$4]*IF([.$E72];0.2;1))-[.$G72]" office:value-type="float" office:value="-3" calcext:value-type="float">
            <text:p>-3</text:p>
          </table:table-cell>
          <table:table-cell table:formula="of:=FLOOR([.V$4]*IF([.$E72];0.2;1))-[.$G72]" office:value-type="float" office:value="-1" calcext:value-type="float">
            <text:p>-1</text:p>
          </table:table-cell>
          <table:table-cell table:formula="of:=FLOOR([.W$4]*IF([.$E72];0.2;1))-[.$G72]" office:value-type="float" office:value="-1" calcext:value-type="float">
            <text:p>-1</text:p>
          </table:table-cell>
          <table:table-cell table:formula="of:=FLOOR([.X$4]*IF([.$E72];0.2;1))-[.$G72]" office:value-type="float" office:value="1" calcext:value-type="float">
            <text:p>1</text:p>
          </table:table-cell>
          <table:table-cell table:formula="of:=FLOOR([.Y$4]*IF([.$E72];0.2;1))-[.$G72]" office:value-type="float" office:value="3" calcext:value-type="float">
            <text:p>3</text:p>
          </table:table-cell>
          <table:table-cell table:formula="of:=FLOOR([.Z$4]*IF([.$E72];0.2;1))-[.$G72]" office:value-type="float" office:value="5" calcext:value-type="float">
            <text:p>5</text:p>
          </table:table-cell>
          <table:table-cell table:formula="of:=FLOOR([.AA$4]*IF([.$E72];0.2;1))-[.$G72]" office:value-type="float" office:value="7" calcext:value-type="float">
            <text:p>7</text:p>
          </table:table-cell>
          <table:table-cell table:formula="of:=FLOOR([.AB$4]*IF([.$E72];0.2;1))-[.$G72]" office:value-type="float" office:value="7" calcext:value-type="float">
            <text:p>7</text:p>
          </table:table-cell>
          <table:table-cell table:formula="of:=FLOOR([.AC$4]*IF([.$E72];0.2;1))-[.$G72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(Night Sight)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LOOKUP([.$B73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3];[$'EcCo ammo'.$A$6:$'EcCo ammo'.$A$37];[$'EcCo ammo'.H$6:$'EcCo ammo'.H$37]))" office:value-type="float" office:value="7" calcext:value-type="float">
            <text:p>7</text:p>
          </table:table-cell>
          <table:table-cell table:formula="of:=LOOKUP([.$B73];[$'EcCo ammo'.$A$6:$'EcCo ammo'.$A$37];[$'EcCo ammo'.I$6:$'EcCo ammo'.I$37])" office:value-type="float" office:value="1" calcext:value-type="float">
            <text:p>1</text:p>
          </table:table-cell>
          <table:table-cell table:formula="of:=LOOKUP([.$B73];[$'EcCo ammo'.$A$6:$'EcCo ammo'.$A$37];[$'EcCo ammo'.J$6:$'EcCo ammo'.J$37])" office:value-type="float" office:value="1" calcext:value-type="float">
            <text:p>1</text:p>
          </table:table-cell>
          <table:table-cell table:formula="of:=[.H73]/[.I73]" office:value-type="float" office:value="1" calcext:value-type="float">
            <text:p>1.00</text:p>
          </table:table-cell>
          <table:table-cell table:formula="of:=ROUND(AVERAGE([.C73];[.D73]))" office:value-type="float" office:value="24" calcext:value-type="float">
            <text:p>24</text:p>
          </table:table-cell>
          <table:table-cell/>
          <table:table-cell table:formula="of:=ROUNDUP(MAX((100-MAX([.M$5]+[.$E$2]*MIN([.AJ73];0);0))*INT(([.$K73]-MAX([.AJ73];0))*[.$J73])/100;0);0)" office:value-type="float" office:value="24" calcext:value-type="float">
            <text:p>24</text:p>
          </table:table-cell>
          <table:table-cell table:formula="of:=ROUNDUP(MAX((100-MAX([.N$5]+[.$E$2]*MIN([.AK73];0);0))*INT(([.$K73]-MAX([.AK73];0))*[.$J73])/100;0);0)" office:value-type="float" office:value="24" calcext:value-type="float">
            <text:p>24</text:p>
          </table:table-cell>
          <table:table-cell table:formula="of:=ROUNDUP(MAX((100-MAX([.O$5]+[.$E$2]*MIN([.AL73];0);0))*INT(([.$K73]-MAX([.AL73];0))*[.$J73])/100;0);0)" office:value-type="float" office:value="24" calcext:value-type="float">
            <text:p>24</text:p>
          </table:table-cell>
          <table:table-cell table:formula="of:=ROUNDUP(MAX((100-MAX([.P$5]+[.$E$2]*MIN([.AM73];0);0))*INT(([.$K73]-MAX([.AM73];0))*[.$J73])/100;0);0)" office:value-type="float" office:value="24" calcext:value-type="float">
            <text:p>24</text:p>
          </table:table-cell>
          <table:table-cell table:formula="of:=ROUNDUP(MAX((100-MAX([.Q$5]+[.$E$2]*MIN([.AN73];0);0))*INT(([.$K73]-MAX([.AN73];0))*[.$J73])/100;0);0)" office:value-type="float" office:value="24" calcext:value-type="float">
            <text:p>24</text:p>
          </table:table-cell>
          <table:table-cell table:formula="of:=ROUNDUP(MAX((100-MAX([.R$5]+[.$E$2]*MIN([.AO73];0);0))*INT(([.$K73]-MAX([.AO73];0))*[.$J73])/100;0);0)" office:value-type="float" office:value="24" calcext:value-type="float">
            <text:p>24</text:p>
          </table:table-cell>
          <table:table-cell table:formula="of:=ROUNDUP(MAX((100-MAX([.S$5]+[.$E$2]*MIN([.AP73];0);0))*INT(([.$K73]-MAX([.AP73];0))*[.$J73])/100;0);0)" office:value-type="float" office:value="24" calcext:value-type="float">
            <text:p>24</text:p>
          </table:table-cell>
          <table:table-cell table:formula="of:=ROUNDUP(MAX((100-MAX([.T$5]+[.$E$2]*MIN([.AQ73];0);0))*INT(([.$K73]-MAX([.AQ73];0))*[.$J73])/100;0);0)" office:value-type="float" office:value="23" calcext:value-type="float">
            <text:p>23</text:p>
          </table:table-cell>
          <table:table-cell table:formula="of:=ROUNDUP(MAX((100-MAX([.U$5]+[.$E$2]*MIN([.AR73];0);0))*INT(([.$K73]-MAX([.AR73];0))*[.$J73])/100;0);0)" office:value-type="float" office:value="23" calcext:value-type="float">
            <text:p>23</text:p>
          </table:table-cell>
          <table:table-cell table:formula="of:=ROUNDUP(MAX((100-MAX([.V$5]+[.$E$2]*MIN([.AS73];0);0))*INT(([.$K73]-MAX([.AS73];0))*[.$J73])/100;0);0)" office:value-type="float" office:value="17" calcext:value-type="float">
            <text:p>17</text:p>
          </table:table-cell>
          <table:table-cell table:formula="of:=ROUNDUP(MAX((100-MAX([.W$5]+[.$E$2]*MIN([.AT73];0);0))*INT(([.$K73]-MAX([.AT73];0))*[.$J73])/100;0);0)" office:value-type="float" office:value="16" calcext:value-type="float">
            <text:p>16</text:p>
          </table:table-cell>
          <table:table-cell table:formula="of:=ROUNDUP(MAX((100-MAX([.X$5]+[.$E$2]*MIN([.AU73];0);0))*INT(([.$K73]-MAX([.AU73];0))*[.$J73])/100;0);0)" office:value-type="float" office:value="13" calcext:value-type="float">
            <text:p>13</text:p>
          </table:table-cell>
          <table:table-cell table:formula="of:=ROUNDUP(MAX((100-MAX([.Y$5]+[.$E$2]*MIN([.AV73];0);0))*INT(([.$K73]-MAX([.AV73];0))*[.$J73])/100;0);0)" office:value-type="float" office:value="11" calcext:value-type="float">
            <text:p>11</text:p>
          </table:table-cell>
          <table:table-cell table:formula="of:=ROUNDUP(MAX((100-MAX([.Z$5]+[.$E$2]*MIN([.AW73];0);0))*INT(([.$K73]-MAX([.AW73];0))*[.$J73])/100;0);0)" office:value-type="float" office:value="10" calcext:value-type="float">
            <text:p>10</text:p>
          </table:table-cell>
          <table:table-cell table:formula="of:=ROUNDUP(MAX((100-MAX([.AA$5]+[.$E$2]*MIN([.AX73];0);0))*INT(([.$K73]-MAX([.AX73];0))*[.$J73])/100;0);0)" office:value-type="float" office:value="6" calcext:value-type="float">
            <text:p>6</text:p>
          </table:table-cell>
          <table:table-cell table:formula="of:=ROUNDUP(MAX((100-MAX([.AB$5]+[.$E$2]*MIN([.AY73];0);0))*INT(([.$K73]-MAX([.AY73];0))*[.$J73])/100;0);0)" office:value-type="float" office:value="6" calcext:value-type="float">
            <text:p>6</text:p>
          </table:table-cell>
          <table:table-cell table:formula="of:=ROUNDUP(MAX((100-MAX([.AC$5]+[.$E$2]*MIN([.AZ73];0);0))*INT(([.$K73]-MAX([.AZ73];0))*[.$J73])/100;0);0)" office:value-type="float" office:value="4" calcext:value-type="float">
            <text:p>4</text:p>
          </table:table-cell>
          <table:table-cell table:number-columns-repeated="6"/>
          <table:table-cell table:formula="of:=FLOOR([.M$4]*IF([.$E73];0.2;1))-[.$G73]" office:value-type="float" office:value="-7" calcext:value-type="float">
            <text:p>-7</text:p>
          </table:table-cell>
          <table:table-cell table:formula="of:=FLOOR([.N$4]*IF([.$E73];0.2;1))-[.$G73]" office:value-type="float" office:value="-7" calcext:value-type="float">
            <text:p>-7</text:p>
          </table:table-cell>
          <table:table-cell table:formula="of:=FLOOR([.O$4]*IF([.$E73];0.2;1))-[.$G73]" office:value-type="float" office:value="-7" calcext:value-type="float">
            <text:p>-7</text:p>
          </table:table-cell>
          <table:table-cell table:formula="of:=FLOOR([.P$4]*IF([.$E73];0.2;1))-[.$G73]" office:value-type="float" office:value="-5" calcext:value-type="float">
            <text:p>-5</text:p>
          </table:table-cell>
          <table:table-cell table:formula="of:=FLOOR([.Q$4]*IF([.$E73];0.2;1))-[.$G73]" office:value-type="float" office:value="-5" calcext:value-type="float">
            <text:p>-5</text:p>
          </table:table-cell>
          <table:table-cell table:formula="of:=FLOOR([.R$4]*IF([.$E73];0.2;1))-[.$G73]" office:value-type="float" office:value="-5" calcext:value-type="float">
            <text:p>-5</text:p>
          </table:table-cell>
          <table:table-cell table:formula="of:=FLOOR([.S$4]*IF([.$E73];0.2;1))-[.$G73]" office:value-type="float" office:value="-3" calcext:value-type="float">
            <text:p>-3</text:p>
          </table:table-cell>
          <table:table-cell table:formula="of:=FLOOR([.T$4]*IF([.$E73];0.2;1))-[.$G73]" office:value-type="float" office:value="-3" calcext:value-type="float">
            <text:p>-3</text:p>
          </table:table-cell>
          <table:table-cell table:formula="of:=FLOOR([.U$4]*IF([.$E73];0.2;1))-[.$G73]" office:value-type="float" office:value="-3" calcext:value-type="float">
            <text:p>-3</text:p>
          </table:table-cell>
          <table:table-cell table:formula="of:=FLOOR([.V$4]*IF([.$E73];0.2;1))-[.$G73]" office:value-type="float" office:value="-1" calcext:value-type="float">
            <text:p>-1</text:p>
          </table:table-cell>
          <table:table-cell table:formula="of:=FLOOR([.W$4]*IF([.$E73];0.2;1))-[.$G73]" office:value-type="float" office:value="-1" calcext:value-type="float">
            <text:p>-1</text:p>
          </table:table-cell>
          <table:table-cell table:formula="of:=FLOOR([.X$4]*IF([.$E73];0.2;1))-[.$G73]" office:value-type="float" office:value="1" calcext:value-type="float">
            <text:p>1</text:p>
          </table:table-cell>
          <table:table-cell table:formula="of:=FLOOR([.Y$4]*IF([.$E73];0.2;1))-[.$G73]" office:value-type="float" office:value="3" calcext:value-type="float">
            <text:p>3</text:p>
          </table:table-cell>
          <table:table-cell table:formula="of:=FLOOR([.Z$4]*IF([.$E73];0.2;1))-[.$G73]" office:value-type="float" office:value="5" calcext:value-type="float">
            <text:p>5</text:p>
          </table:table-cell>
          <table:table-cell table:formula="of:=FLOOR([.AA$4]*IF([.$E73];0.2;1))-[.$G73]" office:value-type="float" office:value="7" calcext:value-type="float">
            <text:p>7</text:p>
          </table:table-cell>
          <table:table-cell table:formula="of:=FLOOR([.AB$4]*IF([.$E73];0.2;1))-[.$G73]" office:value-type="float" office:value="7" calcext:value-type="float">
            <text:p>7</text:p>
          </table:table-cell>
          <table:table-cell table:formula="of:=FLOOR([.AC$4]*IF([.$E73];0.2;1))-[.$G73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N FAL HPFA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LOOKUP([.$B7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4];[$'EcCo ammo'.$A$6:$'EcCo ammo'.$A$37];[$'EcCo ammo'.H$6:$'EcCo ammo'.H$37]))" office:value-type="float" office:value="7" calcext:value-type="float">
            <text:p>7</text:p>
          </table:table-cell>
          <table:table-cell table:formula="of:=LOOKUP([.$B74];[$'EcCo ammo'.$A$6:$'EcCo ammo'.$A$37];[$'EcCo ammo'.I$6:$'EcCo ammo'.I$37])" office:value-type="float" office:value="1" calcext:value-type="float">
            <text:p>1</text:p>
          </table:table-cell>
          <table:table-cell table:formula="of:=LOOKUP([.$B74];[$'EcCo ammo'.$A$6:$'EcCo ammo'.$A$37];[$'EcCo ammo'.J$6:$'EcCo ammo'.J$37])" office:value-type="float" office:value="1" calcext:value-type="float">
            <text:p>1</text:p>
          </table:table-cell>
          <table:table-cell table:formula="of:=[.H74]/[.I74]" office:value-type="float" office:value="1" calcext:value-type="float">
            <text:p>1.00</text:p>
          </table:table-cell>
          <table:table-cell table:formula="of:=ROUND(AVERAGE([.C74];[.D74]))" office:value-type="float" office:value="24" calcext:value-type="float">
            <text:p>24</text:p>
          </table:table-cell>
          <table:table-cell/>
          <table:table-cell table:formula="of:=ROUNDUP(MAX((100-MAX([.M$5]+[.$E$2]*MIN([.AJ74];0);0))*INT(([.$K74]-MAX([.AJ74];0))*[.$J74])/100;0);0)" office:value-type="float" office:value="24" calcext:value-type="float">
            <text:p>24</text:p>
          </table:table-cell>
          <table:table-cell table:formula="of:=ROUNDUP(MAX((100-MAX([.N$5]+[.$E$2]*MIN([.AK74];0);0))*INT(([.$K74]-MAX([.AK74];0))*[.$J74])/100;0);0)" office:value-type="float" office:value="24" calcext:value-type="float">
            <text:p>24</text:p>
          </table:table-cell>
          <table:table-cell table:formula="of:=ROUNDUP(MAX((100-MAX([.O$5]+[.$E$2]*MIN([.AL74];0);0))*INT(([.$K74]-MAX([.AL74];0))*[.$J74])/100;0);0)" office:value-type="float" office:value="24" calcext:value-type="float">
            <text:p>24</text:p>
          </table:table-cell>
          <table:table-cell table:formula="of:=ROUNDUP(MAX((100-MAX([.P$5]+[.$E$2]*MIN([.AM74];0);0))*INT(([.$K74]-MAX([.AM74];0))*[.$J74])/100;0);0)" office:value-type="float" office:value="24" calcext:value-type="float">
            <text:p>24</text:p>
          </table:table-cell>
          <table:table-cell table:formula="of:=ROUNDUP(MAX((100-MAX([.Q$5]+[.$E$2]*MIN([.AN74];0);0))*INT(([.$K74]-MAX([.AN74];0))*[.$J74])/100;0);0)" office:value-type="float" office:value="24" calcext:value-type="float">
            <text:p>24</text:p>
          </table:table-cell>
          <table:table-cell table:formula="of:=ROUNDUP(MAX((100-MAX([.R$5]+[.$E$2]*MIN([.AO74];0);0))*INT(([.$K74]-MAX([.AO74];0))*[.$J74])/100;0);0)" office:value-type="float" office:value="24" calcext:value-type="float">
            <text:p>24</text:p>
          </table:table-cell>
          <table:table-cell table:formula="of:=ROUNDUP(MAX((100-MAX([.S$5]+[.$E$2]*MIN([.AP74];0);0))*INT(([.$K74]-MAX([.AP74];0))*[.$J74])/100;0);0)" office:value-type="float" office:value="24" calcext:value-type="float">
            <text:p>24</text:p>
          </table:table-cell>
          <table:table-cell table:formula="of:=ROUNDUP(MAX((100-MAX([.T$5]+[.$E$2]*MIN([.AQ74];0);0))*INT(([.$K74]-MAX([.AQ74];0))*[.$J74])/100;0);0)" office:value-type="float" office:value="23" calcext:value-type="float">
            <text:p>23</text:p>
          </table:table-cell>
          <table:table-cell table:formula="of:=ROUNDUP(MAX((100-MAX([.U$5]+[.$E$2]*MIN([.AR74];0);0))*INT(([.$K74]-MAX([.AR74];0))*[.$J74])/100;0);0)" office:value-type="float" office:value="23" calcext:value-type="float">
            <text:p>23</text:p>
          </table:table-cell>
          <table:table-cell table:formula="of:=ROUNDUP(MAX((100-MAX([.V$5]+[.$E$2]*MIN([.AS74];0);0))*INT(([.$K74]-MAX([.AS74];0))*[.$J74])/100;0);0)" office:value-type="float" office:value="17" calcext:value-type="float">
            <text:p>17</text:p>
          </table:table-cell>
          <table:table-cell table:formula="of:=ROUNDUP(MAX((100-MAX([.W$5]+[.$E$2]*MIN([.AT74];0);0))*INT(([.$K74]-MAX([.AT74];0))*[.$J74])/100;0);0)" office:value-type="float" office:value="16" calcext:value-type="float">
            <text:p>16</text:p>
          </table:table-cell>
          <table:table-cell table:formula="of:=ROUNDUP(MAX((100-MAX([.X$5]+[.$E$2]*MIN([.AU74];0);0))*INT(([.$K74]-MAX([.AU74];0))*[.$J74])/100;0);0)" office:value-type="float" office:value="13" calcext:value-type="float">
            <text:p>13</text:p>
          </table:table-cell>
          <table:table-cell table:formula="of:=ROUNDUP(MAX((100-MAX([.Y$5]+[.$E$2]*MIN([.AV74];0);0))*INT(([.$K74]-MAX([.AV74];0))*[.$J74])/100;0);0)" office:value-type="float" office:value="11" calcext:value-type="float">
            <text:p>11</text:p>
          </table:table-cell>
          <table:table-cell table:formula="of:=ROUNDUP(MAX((100-MAX([.Z$5]+[.$E$2]*MIN([.AW74];0);0))*INT(([.$K74]-MAX([.AW74];0))*[.$J74])/100;0);0)" office:value-type="float" office:value="10" calcext:value-type="float">
            <text:p>10</text:p>
          </table:table-cell>
          <table:table-cell table:formula="of:=ROUNDUP(MAX((100-MAX([.AA$5]+[.$E$2]*MIN([.AX74];0);0))*INT(([.$K74]-MAX([.AX74];0))*[.$J74])/100;0);0)" office:value-type="float" office:value="6" calcext:value-type="float">
            <text:p>6</text:p>
          </table:table-cell>
          <table:table-cell table:formula="of:=ROUNDUP(MAX((100-MAX([.AB$5]+[.$E$2]*MIN([.AY74];0);0))*INT(([.$K74]-MAX([.AY74];0))*[.$J74])/100;0);0)" office:value-type="float" office:value="6" calcext:value-type="float">
            <text:p>6</text:p>
          </table:table-cell>
          <table:table-cell table:formula="of:=ROUNDUP(MAX((100-MAX([.AC$5]+[.$E$2]*MIN([.AZ74];0);0))*INT(([.$K74]-MAX([.AZ74];0))*[.$J74])/100;0);0)" office:value-type="float" office:value="4" calcext:value-type="float">
            <text:p>4</text:p>
          </table:table-cell>
          <table:table-cell table:number-columns-repeated="6"/>
          <table:table-cell table:formula="of:=FLOOR([.M$4]*IF([.$E74];0.2;1))-[.$G74]" office:value-type="float" office:value="-7" calcext:value-type="float">
            <text:p>-7</text:p>
          </table:table-cell>
          <table:table-cell table:formula="of:=FLOOR([.N$4]*IF([.$E74];0.2;1))-[.$G74]" office:value-type="float" office:value="-7" calcext:value-type="float">
            <text:p>-7</text:p>
          </table:table-cell>
          <table:table-cell table:formula="of:=FLOOR([.O$4]*IF([.$E74];0.2;1))-[.$G74]" office:value-type="float" office:value="-7" calcext:value-type="float">
            <text:p>-7</text:p>
          </table:table-cell>
          <table:table-cell table:formula="of:=FLOOR([.P$4]*IF([.$E74];0.2;1))-[.$G74]" office:value-type="float" office:value="-5" calcext:value-type="float">
            <text:p>-5</text:p>
          </table:table-cell>
          <table:table-cell table:formula="of:=FLOOR([.Q$4]*IF([.$E74];0.2;1))-[.$G74]" office:value-type="float" office:value="-5" calcext:value-type="float">
            <text:p>-5</text:p>
          </table:table-cell>
          <table:table-cell table:formula="of:=FLOOR([.R$4]*IF([.$E74];0.2;1))-[.$G74]" office:value-type="float" office:value="-5" calcext:value-type="float">
            <text:p>-5</text:p>
          </table:table-cell>
          <table:table-cell table:formula="of:=FLOOR([.S$4]*IF([.$E74];0.2;1))-[.$G74]" office:value-type="float" office:value="-3" calcext:value-type="float">
            <text:p>-3</text:p>
          </table:table-cell>
          <table:table-cell table:formula="of:=FLOOR([.T$4]*IF([.$E74];0.2;1))-[.$G74]" office:value-type="float" office:value="-3" calcext:value-type="float">
            <text:p>-3</text:p>
          </table:table-cell>
          <table:table-cell table:formula="of:=FLOOR([.U$4]*IF([.$E74];0.2;1))-[.$G74]" office:value-type="float" office:value="-3" calcext:value-type="float">
            <text:p>-3</text:p>
          </table:table-cell>
          <table:table-cell table:formula="of:=FLOOR([.V$4]*IF([.$E74];0.2;1))-[.$G74]" office:value-type="float" office:value="-1" calcext:value-type="float">
            <text:p>-1</text:p>
          </table:table-cell>
          <table:table-cell table:formula="of:=FLOOR([.W$4]*IF([.$E74];0.2;1))-[.$G74]" office:value-type="float" office:value="-1" calcext:value-type="float">
            <text:p>-1</text:p>
          </table:table-cell>
          <table:table-cell table:formula="of:=FLOOR([.X$4]*IF([.$E74];0.2;1))-[.$G74]" office:value-type="float" office:value="1" calcext:value-type="float">
            <text:p>1</text:p>
          </table:table-cell>
          <table:table-cell table:formula="of:=FLOOR([.Y$4]*IF([.$E74];0.2;1))-[.$G74]" office:value-type="float" office:value="3" calcext:value-type="float">
            <text:p>3</text:p>
          </table:table-cell>
          <table:table-cell table:formula="of:=FLOOR([.Z$4]*IF([.$E74];0.2;1))-[.$G74]" office:value-type="float" office:value="5" calcext:value-type="float">
            <text:p>5</text:p>
          </table:table-cell>
          <table:table-cell table:formula="of:=FLOOR([.AA$4]*IF([.$E74];0.2;1))-[.$G74]" office:value-type="float" office:value="7" calcext:value-type="float">
            <text:p>7</text:p>
          </table:table-cell>
          <table:table-cell table:formula="of:=FLOOR([.AB$4]*IF([.$E74];0.2;1))-[.$G74]" office:value-type="float" office:value="7" calcext:value-type="float">
            <text:p>7</text:p>
          </table:table-cell>
          <table:table-cell table:formula="of:=FLOOR([.AC$4]*IF([.$E74];0.2;1))-[.$G74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7.62m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LOOKUP([.$B7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5];[$'EcCo ammo'.$A$6:$'EcCo ammo'.$A$37];[$'EcCo ammo'.H$6:$'EcCo ammo'.H$37]))" office:value-type="float" office:value="7" calcext:value-type="float">
            <text:p>7</text:p>
          </table:table-cell>
          <table:table-cell table:formula="of:=LOOKUP([.$B75];[$'EcCo ammo'.$A$6:$'EcCo ammo'.$A$37];[$'EcCo ammo'.I$6:$'EcCo ammo'.I$37])" office:value-type="float" office:value="1" calcext:value-type="float">
            <text:p>1</text:p>
          </table:table-cell>
          <table:table-cell table:formula="of:=LOOKUP([.$B75];[$'EcCo ammo'.$A$6:$'EcCo ammo'.$A$37];[$'EcCo ammo'.J$6:$'EcCo ammo'.J$37])" office:value-type="float" office:value="1" calcext:value-type="float">
            <text:p>1</text:p>
          </table:table-cell>
          <table:table-cell table:formula="of:=[.H75]/[.I75]" office:value-type="float" office:value="1" calcext:value-type="float">
            <text:p>1.00</text:p>
          </table:table-cell>
          <table:table-cell table:formula="of:=ROUND(AVERAGE([.C75];[.D75]))" office:value-type="float" office:value="26" calcext:value-type="float">
            <text:p>26</text:p>
          </table:table-cell>
          <table:table-cell/>
          <table:table-cell table:formula="of:=ROUNDUP(MAX((100-MAX([.M$5]+[.$E$2]*MIN([.AJ75];0);0))*INT(([.$K75]-MAX([.AJ75];0))*[.$J75])/100;0);0)" office:value-type="float" office:value="26" calcext:value-type="float">
            <text:p>26</text:p>
          </table:table-cell>
          <table:table-cell table:formula="of:=ROUNDUP(MAX((100-MAX([.N$5]+[.$E$2]*MIN([.AK75];0);0))*INT(([.$K75]-MAX([.AK75];0))*[.$J75])/100;0);0)" office:value-type="float" office:value="26" calcext:value-type="float">
            <text:p>26</text:p>
          </table:table-cell>
          <table:table-cell table:formula="of:=ROUNDUP(MAX((100-MAX([.O$5]+[.$E$2]*MIN([.AL75];0);0))*INT(([.$K75]-MAX([.AL75];0))*[.$J75])/100;0);0)" office:value-type="float" office:value="26" calcext:value-type="float">
            <text:p>26</text:p>
          </table:table-cell>
          <table:table-cell table:formula="of:=ROUNDUP(MAX((100-MAX([.P$5]+[.$E$2]*MIN([.AM75];0);0))*INT(([.$K75]-MAX([.AM75];0))*[.$J75])/100;0);0)" office:value-type="float" office:value="26" calcext:value-type="float">
            <text:p>26</text:p>
          </table:table-cell>
          <table:table-cell table:formula="of:=ROUNDUP(MAX((100-MAX([.Q$5]+[.$E$2]*MIN([.AN75];0);0))*INT(([.$K75]-MAX([.AN75];0))*[.$J75])/100;0);0)" office:value-type="float" office:value="26" calcext:value-type="float">
            <text:p>26</text:p>
          </table:table-cell>
          <table:table-cell table:formula="of:=ROUNDUP(MAX((100-MAX([.R$5]+[.$E$2]*MIN([.AO75];0);0))*INT(([.$K75]-MAX([.AO75];0))*[.$J75])/100;0);0)" office:value-type="float" office:value="26" calcext:value-type="float">
            <text:p>26</text:p>
          </table:table-cell>
          <table:table-cell table:formula="of:=ROUNDUP(MAX((100-MAX([.S$5]+[.$E$2]*MIN([.AP75];0);0))*INT(([.$K75]-MAX([.AP75];0))*[.$J75])/100;0);0)" office:value-type="float" office:value="26" calcext:value-type="float">
            <text:p>26</text:p>
          </table:table-cell>
          <table:table-cell table:formula="of:=ROUNDUP(MAX((100-MAX([.T$5]+[.$E$2]*MIN([.AQ75];0);0))*INT(([.$K75]-MAX([.AQ75];0))*[.$J75])/100;0);0)" office:value-type="float" office:value="25" calcext:value-type="float">
            <text:p>25</text:p>
          </table:table-cell>
          <table:table-cell table:formula="of:=ROUNDUP(MAX((100-MAX([.U$5]+[.$E$2]*MIN([.AR75];0);0))*INT(([.$K75]-MAX([.AR75];0))*[.$J75])/100;0);0)" office:value-type="float" office:value="25" calcext:value-type="float">
            <text:p>25</text:p>
          </table:table-cell>
          <table:table-cell table:formula="of:=ROUNDUP(MAX((100-MAX([.V$5]+[.$E$2]*MIN([.AS75];0);0))*INT(([.$K75]-MAX([.AS75];0))*[.$J75])/100;0);0)" office:value-type="float" office:value="19" calcext:value-type="float">
            <text:p>19</text:p>
          </table:table-cell>
          <table:table-cell table:formula="of:=ROUNDUP(MAX((100-MAX([.W$5]+[.$E$2]*MIN([.AT75];0);0))*INT(([.$K75]-MAX([.AT75];0))*[.$J75])/100;0);0)" office:value-type="float" office:value="17" calcext:value-type="float">
            <text:p>17</text:p>
          </table:table-cell>
          <table:table-cell table:formula="of:=ROUNDUP(MAX((100-MAX([.X$5]+[.$E$2]*MIN([.AU75];0);0))*INT(([.$K75]-MAX([.AU75];0))*[.$J75])/100;0);0)" office:value-type="float" office:value="14" calcext:value-type="float">
            <text:p>14</text:p>
          </table:table-cell>
          <table:table-cell table:formula="of:=ROUNDUP(MAX((100-MAX([.Y$5]+[.$E$2]*MIN([.AV75];0);0))*INT(([.$K75]-MAX([.AV75];0))*[.$J75])/100;0);0)" office:value-type="float" office:value="12" calcext:value-type="float">
            <text:p>12</text:p>
          </table:table-cell>
          <table:table-cell table:formula="of:=ROUNDUP(MAX((100-MAX([.Z$5]+[.$E$2]*MIN([.AW75];0);0))*INT(([.$K75]-MAX([.AW75];0))*[.$J75])/100;0);0)" office:value-type="float" office:value="11" calcext:value-type="float">
            <text:p>11</text:p>
          </table:table-cell>
          <table:table-cell table:formula="of:=ROUNDUP(MAX((100-MAX([.AA$5]+[.$E$2]*MIN([.AX75];0);0))*INT(([.$K75]-MAX([.AX75];0))*[.$J75])/100;0);0)" office:value-type="float" office:value="7" calcext:value-type="float">
            <text:p>7</text:p>
          </table:table-cell>
          <table:table-cell table:formula="of:=ROUNDUP(MAX((100-MAX([.AB$5]+[.$E$2]*MIN([.AY75];0);0))*INT(([.$K75]-MAX([.AY75];0))*[.$J75])/100;0);0)" office:value-type="float" office:value="6" calcext:value-type="float">
            <text:p>6</text:p>
          </table:table-cell>
          <table:table-cell table:formula="of:=ROUNDUP(MAX((100-MAX([.AC$5]+[.$E$2]*MIN([.AZ75];0);0))*INT(([.$K75]-MAX([.AZ75];0))*[.$J75])/100;0);0)" office:value-type="float" office:value="4" calcext:value-type="float">
            <text:p>4</text:p>
          </table:table-cell>
          <table:table-cell table:number-columns-repeated="6"/>
          <table:table-cell table:formula="of:=FLOOR([.M$4]*IF([.$E75];0.2;1))-[.$G75]" office:value-type="float" office:value="-7" calcext:value-type="float">
            <text:p>-7</text:p>
          </table:table-cell>
          <table:table-cell table:formula="of:=FLOOR([.N$4]*IF([.$E75];0.2;1))-[.$G75]" office:value-type="float" office:value="-7" calcext:value-type="float">
            <text:p>-7</text:p>
          </table:table-cell>
          <table:table-cell table:formula="of:=FLOOR([.O$4]*IF([.$E75];0.2;1))-[.$G75]" office:value-type="float" office:value="-7" calcext:value-type="float">
            <text:p>-7</text:p>
          </table:table-cell>
          <table:table-cell table:formula="of:=FLOOR([.P$4]*IF([.$E75];0.2;1))-[.$G75]" office:value-type="float" office:value="-5" calcext:value-type="float">
            <text:p>-5</text:p>
          </table:table-cell>
          <table:table-cell table:formula="of:=FLOOR([.Q$4]*IF([.$E75];0.2;1))-[.$G75]" office:value-type="float" office:value="-5" calcext:value-type="float">
            <text:p>-5</text:p>
          </table:table-cell>
          <table:table-cell table:formula="of:=FLOOR([.R$4]*IF([.$E75];0.2;1))-[.$G75]" office:value-type="float" office:value="-5" calcext:value-type="float">
            <text:p>-5</text:p>
          </table:table-cell>
          <table:table-cell table:formula="of:=FLOOR([.S$4]*IF([.$E75];0.2;1))-[.$G75]" office:value-type="float" office:value="-3" calcext:value-type="float">
            <text:p>-3</text:p>
          </table:table-cell>
          <table:table-cell table:formula="of:=FLOOR([.T$4]*IF([.$E75];0.2;1))-[.$G75]" office:value-type="float" office:value="-3" calcext:value-type="float">
            <text:p>-3</text:p>
          </table:table-cell>
          <table:table-cell table:formula="of:=FLOOR([.U$4]*IF([.$E75];0.2;1))-[.$G75]" office:value-type="float" office:value="-3" calcext:value-type="float">
            <text:p>-3</text:p>
          </table:table-cell>
          <table:table-cell table:formula="of:=FLOOR([.V$4]*IF([.$E75];0.2;1))-[.$G75]" office:value-type="float" office:value="-1" calcext:value-type="float">
            <text:p>-1</text:p>
          </table:table-cell>
          <table:table-cell table:formula="of:=FLOOR([.W$4]*IF([.$E75];0.2;1))-[.$G75]" office:value-type="float" office:value="-1" calcext:value-type="float">
            <text:p>-1</text:p>
          </table:table-cell>
          <table:table-cell table:formula="of:=FLOOR([.X$4]*IF([.$E75];0.2;1))-[.$G75]" office:value-type="float" office:value="1" calcext:value-type="float">
            <text:p>1</text:p>
          </table:table-cell>
          <table:table-cell table:formula="of:=FLOOR([.Y$4]*IF([.$E75];0.2;1))-[.$G75]" office:value-type="float" office:value="3" calcext:value-type="float">
            <text:p>3</text:p>
          </table:table-cell>
          <table:table-cell table:formula="of:=FLOOR([.Z$4]*IF([.$E75];0.2;1))-[.$G75]" office:value-type="float" office:value="5" calcext:value-type="float">
            <text:p>5</text:p>
          </table:table-cell>
          <table:table-cell table:formula="of:=FLOOR([.AA$4]*IF([.$E75];0.2;1))-[.$G75]" office:value-type="float" office:value="7" calcext:value-type="float">
            <text:p>7</text:p>
          </table:table-cell>
          <table:table-cell table:formula="of:=FLOOR([.AB$4]*IF([.$E75];0.2;1))-[.$G75]" office:value-type="float" office:value="7" calcext:value-type="float">
            <text:p>7</text:p>
          </table:table-cell>
          <table:table-cell table:formula="of:=FLOOR([.AC$4]*IF([.$E75];0.2;1))-[.$G7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 Rifle</text:p>
          </table:table-cell>
          <table:table-cell office:value-type="string" calcext:value-type="string">
            <text:p>7.62mm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LOOKUP([.$B76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76];[$'EcCo ammo'.$A$6:$'EcCo ammo'.$A$37];[$'EcCo ammo'.H$6:$'EcCo ammo'.H$37]))" office:value-type="float" office:value="7" calcext:value-type="float">
            <text:p>7</text:p>
          </table:table-cell>
          <table:table-cell table:formula="of:=LOOKUP([.$B76];[$'EcCo ammo'.$A$6:$'EcCo ammo'.$A$37];[$'EcCo ammo'.I$6:$'EcCo ammo'.I$37])" office:value-type="float" office:value="1" calcext:value-type="float">
            <text:p>1</text:p>
          </table:table-cell>
          <table:table-cell table:formula="of:=LOOKUP([.$B76];[$'EcCo ammo'.$A$6:$'EcCo ammo'.$A$37];[$'EcCo ammo'.J$6:$'EcCo ammo'.J$37])" office:value-type="float" office:value="1" calcext:value-type="float">
            <text:p>1</text:p>
          </table:table-cell>
          <table:table-cell table:formula="of:=[.H76]/[.I76]" office:value-type="float" office:value="1" calcext:value-type="float">
            <text:p>1.00</text:p>
          </table:table-cell>
          <table:table-cell table:formula="of:=ROUND(AVERAGE([.C76];[.D76]))" office:value-type="float" office:value="33" calcext:value-type="float">
            <text:p>33</text:p>
          </table:table-cell>
          <table:table-cell/>
          <table:table-cell table:formula="of:=ROUNDUP(MAX((100-MAX([.M$5]+[.$E$2]*MIN([.AJ76];0);0))*INT(([.$K76]-MAX([.AJ76];0))*[.$J76])/100;0);0)" office:value-type="float" office:value="33" calcext:value-type="float">
            <text:p>33</text:p>
          </table:table-cell>
          <table:table-cell table:formula="of:=ROUNDUP(MAX((100-MAX([.N$5]+[.$E$2]*MIN([.AK76];0);0))*INT(([.$K76]-MAX([.AK76];0))*[.$J76])/100;0);0)" office:value-type="float" office:value="33" calcext:value-type="float">
            <text:p>33</text:p>
          </table:table-cell>
          <table:table-cell table:formula="of:=ROUNDUP(MAX((100-MAX([.O$5]+[.$E$2]*MIN([.AL76];0);0))*INT(([.$K76]-MAX([.AL76];0))*[.$J76])/100;0);0)" office:value-type="float" office:value="33" calcext:value-type="float">
            <text:p>33</text:p>
          </table:table-cell>
          <table:table-cell table:formula="of:=ROUNDUP(MAX((100-MAX([.P$5]+[.$E$2]*MIN([.AM76];0);0))*INT(([.$K76]-MAX([.AM76];0))*[.$J76])/100;0);0)" office:value-type="float" office:value="33" calcext:value-type="float">
            <text:p>33</text:p>
          </table:table-cell>
          <table:table-cell table:formula="of:=ROUNDUP(MAX((100-MAX([.Q$5]+[.$E$2]*MIN([.AN76];0);0))*INT(([.$K76]-MAX([.AN76];0))*[.$J76])/100;0);0)" office:value-type="float" office:value="33" calcext:value-type="float">
            <text:p>33</text:p>
          </table:table-cell>
          <table:table-cell table:formula="of:=ROUNDUP(MAX((100-MAX([.R$5]+[.$E$2]*MIN([.AO76];0);0))*INT(([.$K76]-MAX([.AO76];0))*[.$J76])/100;0);0)" office:value-type="float" office:value="33" calcext:value-type="float">
            <text:p>33</text:p>
          </table:table-cell>
          <table:table-cell table:formula="of:=ROUNDUP(MAX((100-MAX([.S$5]+[.$E$2]*MIN([.AP76];0);0))*INT(([.$K76]-MAX([.AP76];0))*[.$J76])/100;0);0)" office:value-type="float" office:value="33" calcext:value-type="float">
            <text:p>33</text:p>
          </table:table-cell>
          <table:table-cell table:formula="of:=ROUNDUP(MAX((100-MAX([.T$5]+[.$E$2]*MIN([.AQ76];0);0))*INT(([.$K76]-MAX([.AQ76];0))*[.$J76])/100;0);0)" office:value-type="float" office:value="32" calcext:value-type="float">
            <text:p>32</text:p>
          </table:table-cell>
          <table:table-cell table:formula="of:=ROUNDUP(MAX((100-MAX([.U$5]+[.$E$2]*MIN([.AR76];0);0))*INT(([.$K76]-MAX([.AR76];0))*[.$J76])/100;0);0)" office:value-type="float" office:value="32" calcext:value-type="float">
            <text:p>32</text:p>
          </table:table-cell>
          <table:table-cell table:formula="of:=ROUNDUP(MAX((100-MAX([.V$5]+[.$E$2]*MIN([.AS76];0);0))*INT(([.$K76]-MAX([.AS76];0))*[.$J76])/100;0);0)" office:value-type="float" office:value="24" calcext:value-type="float">
            <text:p>24</text:p>
          </table:table-cell>
          <table:table-cell table:formula="of:=ROUNDUP(MAX((100-MAX([.W$5]+[.$E$2]*MIN([.AT76];0);0))*INT(([.$K76]-MAX([.AT76];0))*[.$J76])/100;0);0)" office:value-type="float" office:value="22" calcext:value-type="float">
            <text:p>22</text:p>
          </table:table-cell>
          <table:table-cell table:formula="of:=ROUNDUP(MAX((100-MAX([.X$5]+[.$E$2]*MIN([.AU76];0);0))*INT(([.$K76]-MAX([.AU76];0))*[.$J76])/100;0);0)" office:value-type="float" office:value="18" calcext:value-type="float">
            <text:p>18</text:p>
          </table:table-cell>
          <table:table-cell table:formula="of:=ROUNDUP(MAX((100-MAX([.Y$5]+[.$E$2]*MIN([.AV76];0);0))*INT(([.$K76]-MAX([.AV76];0))*[.$J76])/100;0);0)" office:value-type="float" office:value="15" calcext:value-type="float">
            <text:p>15</text:p>
          </table:table-cell>
          <table:table-cell table:formula="of:=ROUNDUP(MAX((100-MAX([.Z$5]+[.$E$2]*MIN([.AW76];0);0))*INT(([.$K76]-MAX([.AW76];0))*[.$J76])/100;0);0)" office:value-type="float" office:value="14" calcext:value-type="float">
            <text:p>14</text:p>
          </table:table-cell>
          <table:table-cell table:formula="of:=ROUNDUP(MAX((100-MAX([.AA$5]+[.$E$2]*MIN([.AX76];0);0))*INT(([.$K76]-MAX([.AX76];0))*[.$J76])/100;0);0)" office:value-type="float" office:value="10" calcext:value-type="float">
            <text:p>10</text:p>
          </table:table-cell>
          <table:table-cell table:formula="of:=ROUNDUP(MAX((100-MAX([.AB$5]+[.$E$2]*MIN([.AY76];0);0))*INT(([.$K76]-MAX([.AY76];0))*[.$J76])/100;0);0)" office:value-type="float" office:value="8" calcext:value-type="float">
            <text:p>8</text:p>
          </table:table-cell>
          <table:table-cell table:formula="of:=ROUNDUP(MAX((100-MAX([.AC$5]+[.$E$2]*MIN([.AZ76];0);0))*INT(([.$K76]-MAX([.AZ76];0))*[.$J76])/100;0);0)" office:value-type="float" office:value="6" calcext:value-type="float">
            <text:p>6</text:p>
          </table:table-cell>
          <table:table-cell table:number-columns-repeated="6"/>
          <table:table-cell table:formula="of:=FLOOR([.M$4]*IF([.$E76];0.2;1))-[.$G76]" office:value-type="float" office:value="-7" calcext:value-type="float">
            <text:p>-7</text:p>
          </table:table-cell>
          <table:table-cell table:formula="of:=FLOOR([.N$4]*IF([.$E76];0.2;1))-[.$G76]" office:value-type="float" office:value="-7" calcext:value-type="float">
            <text:p>-7</text:p>
          </table:table-cell>
          <table:table-cell table:formula="of:=FLOOR([.O$4]*IF([.$E76];0.2;1))-[.$G76]" office:value-type="float" office:value="-7" calcext:value-type="float">
            <text:p>-7</text:p>
          </table:table-cell>
          <table:table-cell table:formula="of:=FLOOR([.P$4]*IF([.$E76];0.2;1))-[.$G76]" office:value-type="float" office:value="-5" calcext:value-type="float">
            <text:p>-5</text:p>
          </table:table-cell>
          <table:table-cell table:formula="of:=FLOOR([.Q$4]*IF([.$E76];0.2;1))-[.$G76]" office:value-type="float" office:value="-5" calcext:value-type="float">
            <text:p>-5</text:p>
          </table:table-cell>
          <table:table-cell table:formula="of:=FLOOR([.R$4]*IF([.$E76];0.2;1))-[.$G76]" office:value-type="float" office:value="-5" calcext:value-type="float">
            <text:p>-5</text:p>
          </table:table-cell>
          <table:table-cell table:formula="of:=FLOOR([.S$4]*IF([.$E76];0.2;1))-[.$G76]" office:value-type="float" office:value="-3" calcext:value-type="float">
            <text:p>-3</text:p>
          </table:table-cell>
          <table:table-cell table:formula="of:=FLOOR([.T$4]*IF([.$E76];0.2;1))-[.$G76]" office:value-type="float" office:value="-3" calcext:value-type="float">
            <text:p>-3</text:p>
          </table:table-cell>
          <table:table-cell table:formula="of:=FLOOR([.U$4]*IF([.$E76];0.2;1))-[.$G76]" office:value-type="float" office:value="-3" calcext:value-type="float">
            <text:p>-3</text:p>
          </table:table-cell>
          <table:table-cell table:formula="of:=FLOOR([.V$4]*IF([.$E76];0.2;1))-[.$G76]" office:value-type="float" office:value="-1" calcext:value-type="float">
            <text:p>-1</text:p>
          </table:table-cell>
          <table:table-cell table:formula="of:=FLOOR([.W$4]*IF([.$E76];0.2;1))-[.$G76]" office:value-type="float" office:value="-1" calcext:value-type="float">
            <text:p>-1</text:p>
          </table:table-cell>
          <table:table-cell table:formula="of:=FLOOR([.X$4]*IF([.$E76];0.2;1))-[.$G76]" office:value-type="float" office:value="1" calcext:value-type="float">
            <text:p>1</text:p>
          </table:table-cell>
          <table:table-cell table:formula="of:=FLOOR([.Y$4]*IF([.$E76];0.2;1))-[.$G76]" office:value-type="float" office:value="3" calcext:value-type="float">
            <text:p>3</text:p>
          </table:table-cell>
          <table:table-cell table:formula="of:=FLOOR([.Z$4]*IF([.$E76];0.2;1))-[.$G76]" office:value-type="float" office:value="5" calcext:value-type="float">
            <text:p>5</text:p>
          </table:table-cell>
          <table:table-cell table:formula="of:=FLOOR([.AA$4]*IF([.$E76];0.2;1))-[.$G76]" office:value-type="float" office:value="7" calcext:value-type="float">
            <text:p>7</text:p>
          </table:table-cell>
          <table:table-cell table:formula="of:=FLOOR([.AB$4]*IF([.$E76];0.2;1))-[.$G76]" office:value-type="float" office:value="7" calcext:value-type="float">
            <text:p>7</text:p>
          </table:table-cell>
          <table:table-cell table:formula="of:=FLOOR([.AC$4]*IF([.$E76];0.2;1))-[.$G7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bal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OKUP([.$B77];[$'EcCo ammo'.$A$6:$'EcCo ammo'.$A$37];[$'EcCo ammo'.F$6:$'EcCo ammo'.F$37])" office:value-type="float" office:value="0" calcext:value-type="float">
            <text:p>0</text:p>
          </table:table-cell>
          <table:table-cell table:formula="of:=FLOOR(LOOKUP([.$B77];[$'EcCo ammo'.$A$6:$'EcCo ammo'.$A$37];[$'EcCo ammo'.H$6:$'EcCo ammo'.H$37]))" office:value-type="float" office:value="2" calcext:value-type="float">
            <text:p>2</text:p>
          </table:table-cell>
          <table:table-cell table:formula="of:=LOOKUP([.$B77];[$'EcCo ammo'.$A$6:$'EcCo ammo'.$A$37];[$'EcCo ammo'.I$6:$'EcCo ammo'.I$37])" office:value-type="float" office:value="1" calcext:value-type="float">
            <text:p>1</text:p>
          </table:table-cell>
          <table:table-cell table:formula="of:=LOOKUP([.$B77];[$'EcCo ammo'.$A$6:$'EcCo ammo'.$A$37];[$'EcCo ammo'.J$6:$'EcCo ammo'.J$37])" office:value-type="float" office:value="1" calcext:value-type="float">
            <text:p>1</text:p>
          </table:table-cell>
          <table:table-cell table:formula="of:=[.H77]/[.I77]" office:value-type="float" office:value="1" calcext:value-type="float">
            <text:p>1.00</text:p>
          </table:table-cell>
          <table:table-cell table:formula="of:=ROUND(AVERAGE([.C77];[.D77]))" office:value-type="float" office:value="8" calcext:value-type="float">
            <text:p>8</text:p>
          </table:table-cell>
          <table:table-cell/>
          <table:table-cell table:formula="of:=ROUNDUP(MAX((100-MAX([.M$5]+[.$E$2]*MIN([.AJ77];0);0))*INT(([.$K77]-MAX([.AJ77];0))*[.$J77])/100;0);0)" office:value-type="float" office:value="8" calcext:value-type="float">
            <text:p>8</text:p>
          </table:table-cell>
          <table:table-cell table:formula="of:=ROUNDUP(MAX((100-MAX([.N$5]+[.$E$2]*MIN([.AK77];0);0))*INT(([.$K77]-MAX([.AK77];0))*[.$J77])/100;0);0)" office:value-type="float" office:value="8" calcext:value-type="float">
            <text:p>8</text:p>
          </table:table-cell>
          <table:table-cell table:formula="of:=ROUNDUP(MAX((100-MAX([.O$5]+[.$E$2]*MIN([.AL77];0);0))*INT(([.$K77]-MAX([.AL77];0))*[.$J77])/100;0);0)" office:value-type="float" office:value="8" calcext:value-type="float">
            <text:p>8</text:p>
          </table:table-cell>
          <table:table-cell table:formula="of:=ROUNDUP(MAX((100-MAX([.P$5]+[.$E$2]*MIN([.AM77];0);0))*INT(([.$K77]-MAX([.AM77];0))*[.$J77])/100;0);0)" office:value-type="float" office:value="6" calcext:value-type="float">
            <text:p>6</text:p>
          </table:table-cell>
          <table:table-cell table:formula="of:=ROUNDUP(MAX((100-MAX([.Q$5]+[.$E$2]*MIN([.AN77];0);0))*INT(([.$K77]-MAX([.AN77];0))*[.$J77])/100;0);0)" office:value-type="float" office:value="6" calcext:value-type="float">
            <text:p>6</text:p>
          </table:table-cell>
          <table:table-cell table:formula="of:=ROUNDUP(MAX((100-MAX([.R$5]+[.$E$2]*MIN([.AO77];0);0))*INT(([.$K77]-MAX([.AO77];0))*[.$J77])/100;0);0)" office:value-type="float" office:value="6" calcext:value-type="float">
            <text:p>6</text:p>
          </table:table-cell>
          <table:table-cell table:formula="of:=ROUNDUP(MAX((100-MAX([.S$5]+[.$E$2]*MIN([.AP77];0);0))*INT(([.$K77]-MAX([.AP77];0))*[.$J77])/100;0);0)" office:value-type="float" office:value="5" calcext:value-type="float">
            <text:p>5</text:p>
          </table:table-cell>
          <table:table-cell table:formula="of:=ROUNDUP(MAX((100-MAX([.T$5]+[.$E$2]*MIN([.AQ77];0);0))*INT(([.$K77]-MAX([.AQ77];0))*[.$J77])/100;0);0)" office:value-type="float" office:value="4" calcext:value-type="float">
            <text:p>4</text:p>
          </table:table-cell>
          <table:table-cell table:formula="of:=ROUNDUP(MAX((100-MAX([.U$5]+[.$E$2]*MIN([.AR77];0);0))*INT(([.$K77]-MAX([.AR77];0))*[.$J77])/100;0);0)" office:value-type="float" office:value="4" calcext:value-type="float">
            <text:p>4</text:p>
          </table:table-cell>
          <table:table-cell table:formula="of:=ROUNDUP(MAX((100-MAX([.V$5]+[.$E$2]*MIN([.AS77];0);0))*INT(([.$K77]-MAX([.AS77];0))*[.$J77])/100;0);0)" office:value-type="float" office:value="3" calcext:value-type="float">
            <text:p>3</text:p>
          </table:table-cell>
          <table:table-cell table:formula="of:=ROUNDUP(MAX((100-MAX([.W$5]+[.$E$2]*MIN([.AT77];0);0))*INT(([.$K77]-MAX([.AT77];0))*[.$J77])/100;0);0)" office:value-type="float" office:value="3" calcext:value-type="float">
            <text:p>3</text:p>
          </table:table-cell>
          <table:table-cell table:formula="of:=ROUNDUP(MAX((100-MAX([.X$5]+[.$E$2]*MIN([.AU77];0);0))*INT(([.$K77]-MAX([.AU77];0))*[.$J77])/100;0);0)" office:value-type="float" office:value="2" calcext:value-type="float">
            <text:p>2</text:p>
          </table:table-cell>
          <table:table-cell table:formula="of:=ROUNDUP(MAX((100-MAX([.Y$5]+[.$E$2]*MIN([.AV77];0);0))*INT(([.$K77]-MAX([.AV77];0))*[.$J77])/100;0);0)" office:value-type="float" office:value="0" calcext:value-type="float">
            <text:p>0</text:p>
          </table:table-cell>
          <table:table-cell table:formula="of:=ROUNDUP(MAX((100-MAX([.Z$5]+[.$E$2]*MIN([.AW77];0);0))*INT(([.$K77]-MAX([.AW77];0))*[.$J77])/100;0);0)" office:value-type="float" office:value="0" calcext:value-type="float">
            <text:p>0</text:p>
          </table:table-cell>
          <table:table-cell table:formula="of:=ROUNDUP(MAX((100-MAX([.AA$5]+[.$E$2]*MIN([.AX77];0);0))*INT(([.$K77]-MAX([.AX77];0))*[.$J77])/100;0);0)" office:value-type="float" office:value="0" calcext:value-type="float">
            <text:p>0</text:p>
          </table:table-cell>
          <table:table-cell table:formula="of:=ROUNDUP(MAX((100-MAX([.AB$5]+[.$E$2]*MIN([.AY77];0);0))*INT(([.$K77]-MAX([.AY77];0))*[.$J77])/100;0);0)" office:value-type="float" office:value="0" calcext:value-type="float">
            <text:p>0</text:p>
          </table:table-cell>
          <table:table-cell table:formula="of:=ROUNDUP(MAX((100-MAX([.AC$5]+[.$E$2]*MIN([.AZ77];0);0))*INT(([.$K77]-MAX([.AZ77];0))*[.$J77])/100;0);0)" office:value-type="float" office:value="0" calcext:value-type="float">
            <text:p>0</text:p>
          </table:table-cell>
          <table:table-cell table:number-columns-repeated="6"/>
          <table:table-cell table:formula="of:=FLOOR([.M$4]*IF([.$E77];0.2;1))-[.$G77]" office:value-type="float" office:value="-2" calcext:value-type="float">
            <text:p>-2</text:p>
          </table:table-cell>
          <table:table-cell table:formula="of:=FLOOR([.N$4]*IF([.$E77];0.2;1))-[.$G77]" office:value-type="float" office:value="-2" calcext:value-type="float">
            <text:p>-2</text:p>
          </table:table-cell>
          <table:table-cell table:formula="of:=FLOOR([.O$4]*IF([.$E77];0.2;1))-[.$G77]" office:value-type="float" office:value="-2" calcext:value-type="float">
            <text:p>-2</text:p>
          </table:table-cell>
          <table:table-cell table:formula="of:=FLOOR([.P$4]*IF([.$E77];0.2;1))-[.$G77]" office:value-type="float" office:value="0" calcext:value-type="float">
            <text:p>0</text:p>
          </table:table-cell>
          <table:table-cell table:formula="of:=FLOOR([.Q$4]*IF([.$E77];0.2;1))-[.$G77]" office:value-type="float" office:value="0" calcext:value-type="float">
            <text:p>0</text:p>
          </table:table-cell>
          <table:table-cell table:formula="of:=FLOOR([.R$4]*IF([.$E77];0.2;1))-[.$G77]" office:value-type="float" office:value="0" calcext:value-type="float">
            <text:p>0</text:p>
          </table:table-cell>
          <table:table-cell table:formula="of:=FLOOR([.S$4]*IF([.$E77];0.2;1))-[.$G77]" office:value-type="float" office:value="2" calcext:value-type="float">
            <text:p>2</text:p>
          </table:table-cell>
          <table:table-cell table:formula="of:=FLOOR([.T$4]*IF([.$E77];0.2;1))-[.$G77]" office:value-type="float" office:value="2" calcext:value-type="float">
            <text:p>2</text:p>
          </table:table-cell>
          <table:table-cell table:formula="of:=FLOOR([.U$4]*IF([.$E77];0.2;1))-[.$G77]" office:value-type="float" office:value="2" calcext:value-type="float">
            <text:p>2</text:p>
          </table:table-cell>
          <table:table-cell table:formula="of:=FLOOR([.V$4]*IF([.$E77];0.2;1))-[.$G77]" office:value-type="float" office:value="4" calcext:value-type="float">
            <text:p>4</text:p>
          </table:table-cell>
          <table:table-cell table:formula="of:=FLOOR([.W$4]*IF([.$E77];0.2;1))-[.$G77]" office:value-type="float" office:value="4" calcext:value-type="float">
            <text:p>4</text:p>
          </table:table-cell>
          <table:table-cell table:formula="of:=FLOOR([.X$4]*IF([.$E77];0.2;1))-[.$G77]" office:value-type="float" office:value="6" calcext:value-type="float">
            <text:p>6</text:p>
          </table:table-cell>
          <table:table-cell table:formula="of:=FLOOR([.Y$4]*IF([.$E77];0.2;1))-[.$G77]" office:value-type="float" office:value="8" calcext:value-type="float">
            <text:p>8</text:p>
          </table:table-cell>
          <table:table-cell table:formula="of:=FLOOR([.Z$4]*IF([.$E77];0.2;1))-[.$G77]" office:value-type="float" office:value="10" calcext:value-type="float">
            <text:p>10</text:p>
          </table:table-cell>
          <table:table-cell table:formula="of:=FLOOR([.AA$4]*IF([.$E77];0.2;1))-[.$G77]" office:value-type="float" office:value="12" calcext:value-type="float">
            <text:p>12</text:p>
          </table:table-cell>
          <table:table-cell table:formula="of:=FLOOR([.AB$4]*IF([.$E77];0.2;1))-[.$G77]" office:value-type="float" office:value="12" calcext:value-type="float">
            <text:p>12</text:p>
          </table:table-cell>
          <table:table-cell table:formula="of:=FLOOR([.AC$4]*IF([.$E77];0.2;1))-[.$G77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SMG</text:p>
          </table:table-cell>
          <table:table-cell office:value-type="string" calcext:value-type="string">
            <text:p>9mm A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OKUP([.$B78];[$'EcCo ammo'.$A$6:$'EcCo ammo'.$A$37];[$'EcCo ammo'.F$6:$'EcCo ammo'.F$37])" office:value-type="float" office:value="0" calcext:value-type="float">
            <text:p>0</text:p>
          </table:table-cell>
          <table:table-cell table:formula="of:=FLOOR(LOOKUP([.$B78];[$'EcCo ammo'.$A$6:$'EcCo ammo'.$A$37];[$'EcCo ammo'.H$6:$'EcCo ammo'.H$37]))" office:value-type="float" office:value="5" calcext:value-type="float">
            <text:p>5</text:p>
          </table:table-cell>
          <table:table-cell table:formula="of:=LOOKUP([.$B78];[$'EcCo ammo'.$A$6:$'EcCo ammo'.$A$37];[$'EcCo ammo'.I$6:$'EcCo ammo'.I$37])" office:value-type="float" office:value="1" calcext:value-type="float">
            <text:p>1</text:p>
          </table:table-cell>
          <table:table-cell table:formula="of:=LOOKUP([.$B78];[$'EcCo ammo'.$A$6:$'EcCo ammo'.$A$37];[$'EcCo ammo'.J$6:$'EcCo ammo'.J$37])" office:value-type="float" office:value="1" calcext:value-type="float">
            <text:p>1</text:p>
          </table:table-cell>
          <table:table-cell table:formula="of:=[.H78]/[.I78]" office:value-type="float" office:value="1" calcext:value-type="float">
            <text:p>1.00</text:p>
          </table:table-cell>
          <table:table-cell table:formula="of:=ROUND(AVERAGE([.C78];[.D78]))" office:value-type="float" office:value="8" calcext:value-type="float">
            <text:p>8</text:p>
          </table:table-cell>
          <table:table-cell/>
          <table:table-cell table:formula="of:=ROUNDUP(MAX((100-MAX([.M$5]+[.$E$2]*MIN([.AJ78];0);0))*INT(([.$K78]-MAX([.AJ78];0))*[.$J78])/100;0);0)" office:value-type="float" office:value="8" calcext:value-type="float">
            <text:p>8</text:p>
          </table:table-cell>
          <table:table-cell table:formula="of:=ROUNDUP(MAX((100-MAX([.N$5]+[.$E$2]*MIN([.AK78];0);0))*INT(([.$K78]-MAX([.AK78];0))*[.$J78])/100;0);0)" office:value-type="float" office:value="8" calcext:value-type="float">
            <text:p>8</text:p>
          </table:table-cell>
          <table:table-cell table:formula="of:=ROUNDUP(MAX((100-MAX([.O$5]+[.$E$2]*MIN([.AL78];0);0))*INT(([.$K78]-MAX([.AL78];0))*[.$J78])/100;0);0)" office:value-type="float" office:value="8" calcext:value-type="float">
            <text:p>8</text:p>
          </table:table-cell>
          <table:table-cell table:formula="of:=ROUNDUP(MAX((100-MAX([.P$5]+[.$E$2]*MIN([.AM78];0);0))*INT(([.$K78]-MAX([.AM78];0))*[.$J78])/100;0);0)" office:value-type="float" office:value="8" calcext:value-type="float">
            <text:p>8</text:p>
          </table:table-cell>
          <table:table-cell table:formula="of:=ROUNDUP(MAX((100-MAX([.Q$5]+[.$E$2]*MIN([.AN78];0);0))*INT(([.$K78]-MAX([.AN78];0))*[.$J78])/100;0);0)" office:value-type="float" office:value="8" calcext:value-type="float">
            <text:p>8</text:p>
          </table:table-cell>
          <table:table-cell table:formula="of:=ROUNDUP(MAX((100-MAX([.R$5]+[.$E$2]*MIN([.AO78];0);0))*INT(([.$K78]-MAX([.AO78];0))*[.$J78])/100;0);0)" office:value-type="float" office:value="8" calcext:value-type="float">
            <text:p>8</text:p>
          </table:table-cell>
          <table:table-cell table:formula="of:=ROUNDUP(MAX((100-MAX([.S$5]+[.$E$2]*MIN([.AP78];0);0))*INT(([.$K78]-MAX([.AP78];0))*[.$J78])/100;0);0)" office:value-type="float" office:value="7" calcext:value-type="float">
            <text:p>7</text:p>
          </table:table-cell>
          <table:table-cell table:formula="of:=ROUNDUP(MAX((100-MAX([.T$5]+[.$E$2]*MIN([.AQ78];0);0))*INT(([.$K78]-MAX([.AQ78];0))*[.$J78])/100;0);0)" office:value-type="float" office:value="6" calcext:value-type="float">
            <text:p>6</text:p>
          </table:table-cell>
          <table:table-cell table:formula="of:=ROUNDUP(MAX((100-MAX([.U$5]+[.$E$2]*MIN([.AR78];0);0))*INT(([.$K78]-MAX([.AR78];0))*[.$J78])/100;0);0)" office:value-type="float" office:value="6" calcext:value-type="float">
            <text:p>6</text:p>
          </table:table-cell>
          <table:table-cell table:formula="of:=ROUNDUP(MAX((100-MAX([.V$5]+[.$E$2]*MIN([.AS78];0);0))*INT(([.$K78]-MAX([.AS78];0))*[.$J78])/100;0);0)" office:value-type="float" office:value="5" calcext:value-type="float">
            <text:p>5</text:p>
          </table:table-cell>
          <table:table-cell table:formula="of:=ROUNDUP(MAX((100-MAX([.W$5]+[.$E$2]*MIN([.AT78];0);0))*INT(([.$K78]-MAX([.AT78];0))*[.$J78])/100;0);0)" office:value-type="float" office:value="4" calcext:value-type="float">
            <text:p>4</text:p>
          </table:table-cell>
          <table:table-cell table:formula="of:=ROUNDUP(MAX((100-MAX([.X$5]+[.$E$2]*MIN([.AU78];0);0))*INT(([.$K78]-MAX([.AU78];0))*[.$J78])/100;0);0)" office:value-type="float" office:value="3" calcext:value-type="float">
            <text:p>3</text:p>
          </table:table-cell>
          <table:table-cell table:formula="of:=ROUNDUP(MAX((100-MAX([.Y$5]+[.$E$2]*MIN([.AV78];0);0))*INT(([.$K78]-MAX([.AV78];0))*[.$J78])/100;0);0)" office:value-type="float" office:value="2" calcext:value-type="float">
            <text:p>2</text:p>
          </table:table-cell>
          <table:table-cell table:formula="of:=ROUNDUP(MAX((100-MAX([.Z$5]+[.$E$2]*MIN([.AW78];0);0))*INT(([.$K78]-MAX([.AW78];0))*[.$J78])/100;0);0)" office:value-type="float" office:value="1" calcext:value-type="float">
            <text:p>1</text:p>
          </table:table-cell>
          <table:table-cell table:formula="of:=ROUNDUP(MAX((100-MAX([.AA$5]+[.$E$2]*MIN([.AX78];0);0))*INT(([.$K78]-MAX([.AX78];0))*[.$J78])/100;0);0)" office:value-type="float" office:value="0" calcext:value-type="float">
            <text:p>0</text:p>
          </table:table-cell>
          <table:table-cell table:formula="of:=ROUNDUP(MAX((100-MAX([.AB$5]+[.$E$2]*MIN([.AY78];0);0))*INT(([.$K78]-MAX([.AY78];0))*[.$J78])/100;0);0)" office:value-type="float" office:value="0" calcext:value-type="float">
            <text:p>0</text:p>
          </table:table-cell>
          <table:table-cell table:formula="of:=ROUNDUP(MAX((100-MAX([.AC$5]+[.$E$2]*MIN([.AZ78];0);0))*INT(([.$K78]-MAX([.AZ78];0))*[.$J78])/100;0);0)" office:value-type="float" office:value="0" calcext:value-type="float">
            <text:p>0</text:p>
          </table:table-cell>
          <table:table-cell table:number-columns-repeated="6"/>
          <table:table-cell table:formula="of:=FLOOR([.M$4]*IF([.$E78];0.2;1))-[.$G78]" office:value-type="float" office:value="-5" calcext:value-type="float">
            <text:p>-5</text:p>
          </table:table-cell>
          <table:table-cell table:formula="of:=FLOOR([.N$4]*IF([.$E78];0.2;1))-[.$G78]" office:value-type="float" office:value="-5" calcext:value-type="float">
            <text:p>-5</text:p>
          </table:table-cell>
          <table:table-cell table:formula="of:=FLOOR([.O$4]*IF([.$E78];0.2;1))-[.$G78]" office:value-type="float" office:value="-5" calcext:value-type="float">
            <text:p>-5</text:p>
          </table:table-cell>
          <table:table-cell table:formula="of:=FLOOR([.P$4]*IF([.$E78];0.2;1))-[.$G78]" office:value-type="float" office:value="-3" calcext:value-type="float">
            <text:p>-3</text:p>
          </table:table-cell>
          <table:table-cell table:formula="of:=FLOOR([.Q$4]*IF([.$E78];0.2;1))-[.$G78]" office:value-type="float" office:value="-3" calcext:value-type="float">
            <text:p>-3</text:p>
          </table:table-cell>
          <table:table-cell table:formula="of:=FLOOR([.R$4]*IF([.$E78];0.2;1))-[.$G78]" office:value-type="float" office:value="-3" calcext:value-type="float">
            <text:p>-3</text:p>
          </table:table-cell>
          <table:table-cell table:formula="of:=FLOOR([.S$4]*IF([.$E78];0.2;1))-[.$G78]" office:value-type="float" office:value="-1" calcext:value-type="float">
            <text:p>-1</text:p>
          </table:table-cell>
          <table:table-cell table:formula="of:=FLOOR([.T$4]*IF([.$E78];0.2;1))-[.$G78]" office:value-type="float" office:value="-1" calcext:value-type="float">
            <text:p>-1</text:p>
          </table:table-cell>
          <table:table-cell table:formula="of:=FLOOR([.U$4]*IF([.$E78];0.2;1))-[.$G78]" office:value-type="float" office:value="-1" calcext:value-type="float">
            <text:p>-1</text:p>
          </table:table-cell>
          <table:table-cell table:formula="of:=FLOOR([.V$4]*IF([.$E78];0.2;1))-[.$G78]" office:value-type="float" office:value="1" calcext:value-type="float">
            <text:p>1</text:p>
          </table:table-cell>
          <table:table-cell table:formula="of:=FLOOR([.W$4]*IF([.$E78];0.2;1))-[.$G78]" office:value-type="float" office:value="1" calcext:value-type="float">
            <text:p>1</text:p>
          </table:table-cell>
          <table:table-cell table:formula="of:=FLOOR([.X$4]*IF([.$E78];0.2;1))-[.$G78]" office:value-type="float" office:value="3" calcext:value-type="float">
            <text:p>3</text:p>
          </table:table-cell>
          <table:table-cell table:formula="of:=FLOOR([.Y$4]*IF([.$E78];0.2;1))-[.$G78]" office:value-type="float" office:value="5" calcext:value-type="float">
            <text:p>5</text:p>
          </table:table-cell>
          <table:table-cell table:formula="of:=FLOOR([.Z$4]*IF([.$E78];0.2;1))-[.$G78]" office:value-type="float" office:value="7" calcext:value-type="float">
            <text:p>7</text:p>
          </table:table-cell>
          <table:table-cell table:formula="of:=FLOOR([.AA$4]*IF([.$E78];0.2;1))-[.$G78]" office:value-type="float" office:value="9" calcext:value-type="float">
            <text:p>9</text:p>
          </table:table-cell>
          <table:table-cell table:formula="of:=FLOOR([.AB$4]*IF([.$E78];0.2;1))-[.$G78]" office:value-type="float" office:value="9" calcext:value-type="float">
            <text:p>9</text:p>
          </table:table-cell>
          <table:table-cell table:formula="of:=FLOOR([.AC$4]*IF([.$E78];0.2;1))-[.$G7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bal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79];[$'EcCo ammo'.$A$6:$'EcCo ammo'.$A$37];[$'EcCo ammo'.F$6:$'EcCo ammo'.F$37])" office:value-type="float" office:value="0" calcext:value-type="float">
            <text:p>0</text:p>
          </table:table-cell>
          <table:table-cell table:formula="of:=FLOOR(LOOKUP([.$B79];[$'EcCo ammo'.$A$6:$'EcCo ammo'.$A$37];[$'EcCo ammo'.H$6:$'EcCo ammo'.H$37]))" office:value-type="float" office:value="2" calcext:value-type="float">
            <text:p>2</text:p>
          </table:table-cell>
          <table:table-cell table:formula="of:=LOOKUP([.$B79];[$'EcCo ammo'.$A$6:$'EcCo ammo'.$A$37];[$'EcCo ammo'.I$6:$'EcCo ammo'.I$37])" office:value-type="float" office:value="1" calcext:value-type="float">
            <text:p>1</text:p>
          </table:table-cell>
          <table:table-cell table:formula="of:=LOOKUP([.$B79];[$'EcCo ammo'.$A$6:$'EcCo ammo'.$A$37];[$'EcCo ammo'.J$6:$'EcCo ammo'.J$37])" office:value-type="float" office:value="1" calcext:value-type="float">
            <text:p>1</text:p>
          </table:table-cell>
          <table:table-cell table:formula="of:=[.H79]/[.I79]" office:value-type="float" office:value="1" calcext:value-type="float">
            <text:p>1.00</text:p>
          </table:table-cell>
          <table:table-cell table:formula="of:=ROUND(AVERAGE([.C79];[.D79]))" office:value-type="float" office:value="13" calcext:value-type="float">
            <text:p>13</text:p>
          </table:table-cell>
          <table:table-cell/>
          <table:table-cell table:formula="of:=ROUNDUP(MAX((100-MAX([.M$5]+[.$E$2]*MIN([.AJ79];0);0))*INT(([.$K79]-MAX([.AJ79];0))*[.$J79])/100;0);0)" office:value-type="float" office:value="13" calcext:value-type="float">
            <text:p>13</text:p>
          </table:table-cell>
          <table:table-cell table:formula="of:=ROUNDUP(MAX((100-MAX([.N$5]+[.$E$2]*MIN([.AK79];0);0))*INT(([.$K79]-MAX([.AK79];0))*[.$J79])/100;0);0)" office:value-type="float" office:value="13" calcext:value-type="float">
            <text:p>13</text:p>
          </table:table-cell>
          <table:table-cell table:formula="of:=ROUNDUP(MAX((100-MAX([.O$5]+[.$E$2]*MIN([.AL79];0);0))*INT(([.$K79]-MAX([.AL79];0))*[.$J79])/100;0);0)" office:value-type="float" office:value="13" calcext:value-type="float">
            <text:p>13</text:p>
          </table:table-cell>
          <table:table-cell table:formula="of:=ROUNDUP(MAX((100-MAX([.P$5]+[.$E$2]*MIN([.AM79];0);0))*INT(([.$K79]-MAX([.AM79];0))*[.$J79])/100;0);0)" office:value-type="float" office:value="10" calcext:value-type="float">
            <text:p>10</text:p>
          </table:table-cell>
          <table:table-cell table:formula="of:=ROUNDUP(MAX((100-MAX([.Q$5]+[.$E$2]*MIN([.AN79];0);0))*INT(([.$K79]-MAX([.AN79];0))*[.$J79])/100;0);0)" office:value-type="float" office:value="10" calcext:value-type="float">
            <text:p>10</text:p>
          </table:table-cell>
          <table:table-cell table:formula="of:=ROUNDUP(MAX((100-MAX([.R$5]+[.$E$2]*MIN([.AO79];0);0))*INT(([.$K79]-MAX([.AO79];0))*[.$J79])/100;0);0)" office:value-type="float" office:value="10" calcext:value-type="float">
            <text:p>10</text:p>
          </table:table-cell>
          <table:table-cell table:formula="of:=ROUNDUP(MAX((100-MAX([.S$5]+[.$E$2]*MIN([.AP79];0);0))*INT(([.$K79]-MAX([.AP79];0))*[.$J79])/100;0);0)" office:value-type="float" office:value="8" calcext:value-type="float">
            <text:p>8</text:p>
          </table:table-cell>
          <table:table-cell table:formula="of:=ROUNDUP(MAX((100-MAX([.T$5]+[.$E$2]*MIN([.AQ79];0);0))*INT(([.$K79]-MAX([.AQ79];0))*[.$J79])/100;0);0)" office:value-type="float" office:value="8" calcext:value-type="float">
            <text:p>8</text:p>
          </table:table-cell>
          <table:table-cell table:formula="of:=ROUNDUP(MAX((100-MAX([.U$5]+[.$E$2]*MIN([.AR79];0);0))*INT(([.$K79]-MAX([.AR79];0))*[.$J79])/100;0);0)" office:value-type="float" office:value="8" calcext:value-type="float">
            <text:p>8</text:p>
          </table:table-cell>
          <table:table-cell table:formula="of:=ROUNDUP(MAX((100-MAX([.V$5]+[.$E$2]*MIN([.AS79];0);0))*INT(([.$K79]-MAX([.AS79];0))*[.$J79])/100;0);0)" office:value-type="float" office:value="6" calcext:value-type="float">
            <text:p>6</text:p>
          </table:table-cell>
          <table:table-cell table:formula="of:=ROUNDUP(MAX((100-MAX([.W$5]+[.$E$2]*MIN([.AT79];0);0))*INT(([.$K79]-MAX([.AT79];0))*[.$J79])/100;0);0)" office:value-type="float" office:value="5" calcext:value-type="float">
            <text:p>5</text:p>
          </table:table-cell>
          <table:table-cell table:formula="of:=ROUNDUP(MAX((100-MAX([.X$5]+[.$E$2]*MIN([.AU79];0);0))*INT(([.$K79]-MAX([.AU79];0))*[.$J79])/100;0);0)" office:value-type="float" office:value="4" calcext:value-type="float">
            <text:p>4</text:p>
          </table:table-cell>
          <table:table-cell table:formula="of:=ROUNDUP(MAX((100-MAX([.Y$5]+[.$E$2]*MIN([.AV79];0);0))*INT(([.$K79]-MAX([.AV79];0))*[.$J79])/100;0);0)" office:value-type="float" office:value="3" calcext:value-type="float">
            <text:p>3</text:p>
          </table:table-cell>
          <table:table-cell table:formula="of:=ROUNDUP(MAX((100-MAX([.Z$5]+[.$E$2]*MIN([.AW79];0);0))*INT(([.$K79]-MAX([.AW79];0))*[.$J79])/100;0);0)" office:value-type="float" office:value="2" calcext:value-type="float">
            <text:p>2</text:p>
          </table:table-cell>
          <table:table-cell table:formula="of:=ROUNDUP(MAX((100-MAX([.AA$5]+[.$E$2]*MIN([.AX79];0);0))*INT(([.$K79]-MAX([.AX79];0))*[.$J79])/100;0);0)" office:value-type="float" office:value="1" calcext:value-type="float">
            <text:p>1</text:p>
          </table:table-cell>
          <table:table-cell table:formula="of:=ROUNDUP(MAX((100-MAX([.AB$5]+[.$E$2]*MIN([.AY79];0);0))*INT(([.$K79]-MAX([.AY79];0))*[.$J79])/100;0);0)" office:value-type="float" office:value="1" calcext:value-type="float">
            <text:p>1</text:p>
          </table:table-cell>
          <table:table-cell table:formula="of:=ROUNDUP(MAX((100-MAX([.AC$5]+[.$E$2]*MIN([.AZ79];0);0))*INT(([.$K79]-MAX([.AZ79];0))*[.$J79])/100;0);0)" office:value-type="float" office:value="0" calcext:value-type="float">
            <text:p>0</text:p>
          </table:table-cell>
          <table:table-cell table:number-columns-repeated="6"/>
          <table:table-cell table:formula="of:=FLOOR([.M$4]*IF([.$E79];0.2;1))-[.$G79]" office:value-type="float" office:value="-2" calcext:value-type="float">
            <text:p>-2</text:p>
          </table:table-cell>
          <table:table-cell table:formula="of:=FLOOR([.N$4]*IF([.$E79];0.2;1))-[.$G79]" office:value-type="float" office:value="-2" calcext:value-type="float">
            <text:p>-2</text:p>
          </table:table-cell>
          <table:table-cell table:formula="of:=FLOOR([.O$4]*IF([.$E79];0.2;1))-[.$G79]" office:value-type="float" office:value="-2" calcext:value-type="float">
            <text:p>-2</text:p>
          </table:table-cell>
          <table:table-cell table:formula="of:=FLOOR([.P$4]*IF([.$E79];0.2;1))-[.$G79]" office:value-type="float" office:value="0" calcext:value-type="float">
            <text:p>0</text:p>
          </table:table-cell>
          <table:table-cell table:formula="of:=FLOOR([.Q$4]*IF([.$E79];0.2;1))-[.$G79]" office:value-type="float" office:value="0" calcext:value-type="float">
            <text:p>0</text:p>
          </table:table-cell>
          <table:table-cell table:formula="of:=FLOOR([.R$4]*IF([.$E79];0.2;1))-[.$G79]" office:value-type="float" office:value="0" calcext:value-type="float">
            <text:p>0</text:p>
          </table:table-cell>
          <table:table-cell table:formula="of:=FLOOR([.S$4]*IF([.$E79];0.2;1))-[.$G79]" office:value-type="float" office:value="2" calcext:value-type="float">
            <text:p>2</text:p>
          </table:table-cell>
          <table:table-cell table:formula="of:=FLOOR([.T$4]*IF([.$E79];0.2;1))-[.$G79]" office:value-type="float" office:value="2" calcext:value-type="float">
            <text:p>2</text:p>
          </table:table-cell>
          <table:table-cell table:formula="of:=FLOOR([.U$4]*IF([.$E79];0.2;1))-[.$G79]" office:value-type="float" office:value="2" calcext:value-type="float">
            <text:p>2</text:p>
          </table:table-cell>
          <table:table-cell table:formula="of:=FLOOR([.V$4]*IF([.$E79];0.2;1))-[.$G79]" office:value-type="float" office:value="4" calcext:value-type="float">
            <text:p>4</text:p>
          </table:table-cell>
          <table:table-cell table:formula="of:=FLOOR([.W$4]*IF([.$E79];0.2;1))-[.$G79]" office:value-type="float" office:value="4" calcext:value-type="float">
            <text:p>4</text:p>
          </table:table-cell>
          <table:table-cell table:formula="of:=FLOOR([.X$4]*IF([.$E79];0.2;1))-[.$G79]" office:value-type="float" office:value="6" calcext:value-type="float">
            <text:p>6</text:p>
          </table:table-cell>
          <table:table-cell table:formula="of:=FLOOR([.Y$4]*IF([.$E79];0.2;1))-[.$G79]" office:value-type="float" office:value="8" calcext:value-type="float">
            <text:p>8</text:p>
          </table:table-cell>
          <table:table-cell table:formula="of:=FLOOR([.Z$4]*IF([.$E79];0.2;1))-[.$G79]" office:value-type="float" office:value="10" calcext:value-type="float">
            <text:p>10</text:p>
          </table:table-cell>
          <table:table-cell table:formula="of:=FLOOR([.AA$4]*IF([.$E79];0.2;1))-[.$G79]" office:value-type="float" office:value="12" calcext:value-type="float">
            <text:p>12</text:p>
          </table:table-cell>
          <table:table-cell table:formula="of:=FLOOR([.AB$4]*IF([.$E79];0.2;1))-[.$G79]" office:value-type="float" office:value="12" calcext:value-type="float">
            <text:p>12</text:p>
          </table:table-cell>
          <table:table-cell table:formula="of:=FLOOR([.AC$4]*IF([.$E79];0.2;1))-[.$G79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mm Mauser</text:p>
          </table:table-cell>
          <table:table-cell office:value-type="string" calcext:value-type="string">
            <text:p>9mm AP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LOOKUP([.$B80];[$'EcCo ammo'.$A$6:$'EcCo ammo'.$A$37];[$'EcCo ammo'.F$6:$'EcCo ammo'.F$37])" office:value-type="float" office:value="0" calcext:value-type="float">
            <text:p>0</text:p>
          </table:table-cell>
          <table:table-cell table:formula="of:=FLOOR(LOOKUP([.$B80];[$'EcCo ammo'.$A$6:$'EcCo ammo'.$A$37];[$'EcCo ammo'.H$6:$'EcCo ammo'.H$37]))" office:value-type="float" office:value="5" calcext:value-type="float">
            <text:p>5</text:p>
          </table:table-cell>
          <table:table-cell table:formula="of:=LOOKUP([.$B80];[$'EcCo ammo'.$A$6:$'EcCo ammo'.$A$37];[$'EcCo ammo'.I$6:$'EcCo ammo'.I$37])" office:value-type="float" office:value="1" calcext:value-type="float">
            <text:p>1</text:p>
          </table:table-cell>
          <table:table-cell table:formula="of:=LOOKUP([.$B80];[$'EcCo ammo'.$A$6:$'EcCo ammo'.$A$37];[$'EcCo ammo'.J$6:$'EcCo ammo'.J$37])" office:value-type="float" office:value="1" calcext:value-type="float">
            <text:p>1</text:p>
          </table:table-cell>
          <table:table-cell table:formula="of:=[.H80]/[.I80]" office:value-type="float" office:value="1" calcext:value-type="float">
            <text:p>1.00</text:p>
          </table:table-cell>
          <table:table-cell table:formula="of:=ROUND(AVERAGE([.C80];[.D80]))" office:value-type="float" office:value="13" calcext:value-type="float">
            <text:p>13</text:p>
          </table:table-cell>
          <table:table-cell/>
          <table:table-cell table:formula="of:=ROUNDUP(MAX((100-MAX([.M$5]+[.$E$2]*MIN([.AJ80];0);0))*INT(([.$K80]-MAX([.AJ80];0))*[.$J80])/100;0);0)" office:value-type="float" office:value="13" calcext:value-type="float">
            <text:p>13</text:p>
          </table:table-cell>
          <table:table-cell table:formula="of:=ROUNDUP(MAX((100-MAX([.N$5]+[.$E$2]*MIN([.AK80];0);0))*INT(([.$K80]-MAX([.AK80];0))*[.$J80])/100;0);0)" office:value-type="float" office:value="13" calcext:value-type="float">
            <text:p>13</text:p>
          </table:table-cell>
          <table:table-cell table:formula="of:=ROUNDUP(MAX((100-MAX([.O$5]+[.$E$2]*MIN([.AL80];0);0))*INT(([.$K80]-MAX([.AL80];0))*[.$J80])/100;0);0)" office:value-type="float" office:value="13" calcext:value-type="float">
            <text:p>13</text:p>
          </table:table-cell>
          <table:table-cell table:formula="of:=ROUNDUP(MAX((100-MAX([.P$5]+[.$E$2]*MIN([.AM80];0);0))*INT(([.$K80]-MAX([.AM80];0))*[.$J80])/100;0);0)" office:value-type="float" office:value="13" calcext:value-type="float">
            <text:p>13</text:p>
          </table:table-cell>
          <table:table-cell table:formula="of:=ROUNDUP(MAX((100-MAX([.Q$5]+[.$E$2]*MIN([.AN80];0);0))*INT(([.$K80]-MAX([.AN80];0))*[.$J80])/100;0);0)" office:value-type="float" office:value="13" calcext:value-type="float">
            <text:p>13</text:p>
          </table:table-cell>
          <table:table-cell table:formula="of:=ROUNDUP(MAX((100-MAX([.R$5]+[.$E$2]*MIN([.AO80];0);0))*INT(([.$K80]-MAX([.AO80];0))*[.$J80])/100;0);0)" office:value-type="float" office:value="13" calcext:value-type="float">
            <text:p>13</text:p>
          </table:table-cell>
          <table:table-cell table:formula="of:=ROUNDUP(MAX((100-MAX([.S$5]+[.$E$2]*MIN([.AP80];0);0))*INT(([.$K80]-MAX([.AP80];0))*[.$J80])/100;0);0)" office:value-type="float" office:value="11" calcext:value-type="float">
            <text:p>11</text:p>
          </table:table-cell>
          <table:table-cell table:formula="of:=ROUNDUP(MAX((100-MAX([.T$5]+[.$E$2]*MIN([.AQ80];0);0))*INT(([.$K80]-MAX([.AQ80];0))*[.$J80])/100;0);0)" office:value-type="float" office:value="10" calcext:value-type="float">
            <text:p>10</text:p>
          </table:table-cell>
          <table:table-cell table:formula="of:=ROUNDUP(MAX((100-MAX([.U$5]+[.$E$2]*MIN([.AR80];0);0))*INT(([.$K80]-MAX([.AR80];0))*[.$J80])/100;0);0)" office:value-type="float" office:value="10" calcext:value-type="float">
            <text:p>10</text:p>
          </table:table-cell>
          <table:table-cell table:formula="of:=ROUNDUP(MAX((100-MAX([.V$5]+[.$E$2]*MIN([.AS80];0);0))*INT(([.$K80]-MAX([.AS80];0))*[.$J80])/100;0);0)" office:value-type="float" office:value="8" calcext:value-type="float">
            <text:p>8</text:p>
          </table:table-cell>
          <table:table-cell table:formula="of:=ROUNDUP(MAX((100-MAX([.W$5]+[.$E$2]*MIN([.AT80];0);0))*INT(([.$K80]-MAX([.AT80];0))*[.$J80])/100;0);0)" office:value-type="float" office:value="7" calcext:value-type="float">
            <text:p>7</text:p>
          </table:table-cell>
          <table:table-cell table:formula="of:=ROUNDUP(MAX((100-MAX([.X$5]+[.$E$2]*MIN([.AU80];0);0))*INT(([.$K80]-MAX([.AU80];0))*[.$J80])/100;0);0)" office:value-type="float" office:value="6" calcext:value-type="float">
            <text:p>6</text:p>
          </table:table-cell>
          <table:table-cell table:formula="of:=ROUNDUP(MAX((100-MAX([.Y$5]+[.$E$2]*MIN([.AV80];0);0))*INT(([.$K80]-MAX([.AV80];0))*[.$J80])/100;0);0)" office:value-type="float" office:value="4" calcext:value-type="float">
            <text:p>4</text:p>
          </table:table-cell>
          <table:table-cell table:formula="of:=ROUNDUP(MAX((100-MAX([.Z$5]+[.$E$2]*MIN([.AW80];0);0))*INT(([.$K80]-MAX([.AW80];0))*[.$J80])/100;0);0)" office:value-type="float" office:value="3" calcext:value-type="float">
            <text:p>3</text:p>
          </table:table-cell>
          <table:table-cell table:formula="of:=ROUNDUP(MAX((100-MAX([.AA$5]+[.$E$2]*MIN([.AX80];0);0))*INT(([.$K80]-MAX([.AX80];0))*[.$J80])/100;0);0)" office:value-type="float" office:value="2" calcext:value-type="float">
            <text:p>2</text:p>
          </table:table-cell>
          <table:table-cell table:formula="of:=ROUNDUP(MAX((100-MAX([.AB$5]+[.$E$2]*MIN([.AY80];0);0))*INT(([.$K80]-MAX([.AY80];0))*[.$J80])/100;0);0)" office:value-type="float" office:value="2" calcext:value-type="float">
            <text:p>2</text:p>
          </table:table-cell>
          <table:table-cell table:formula="of:=ROUNDUP(MAX((100-MAX([.AC$5]+[.$E$2]*MIN([.AZ80];0);0))*INT(([.$K80]-MAX([.AZ80];0))*[.$J80])/100;0);0)" office:value-type="float" office:value="0" calcext:value-type="float">
            <text:p>0</text:p>
          </table:table-cell>
          <table:table-cell table:number-columns-repeated="6"/>
          <table:table-cell table:formula="of:=FLOOR([.M$4]*IF([.$E80];0.2;1))-[.$G80]" office:value-type="float" office:value="-5" calcext:value-type="float">
            <text:p>-5</text:p>
          </table:table-cell>
          <table:table-cell table:formula="of:=FLOOR([.N$4]*IF([.$E80];0.2;1))-[.$G80]" office:value-type="float" office:value="-5" calcext:value-type="float">
            <text:p>-5</text:p>
          </table:table-cell>
          <table:table-cell table:formula="of:=FLOOR([.O$4]*IF([.$E80];0.2;1))-[.$G80]" office:value-type="float" office:value="-5" calcext:value-type="float">
            <text:p>-5</text:p>
          </table:table-cell>
          <table:table-cell table:formula="of:=FLOOR([.P$4]*IF([.$E80];0.2;1))-[.$G80]" office:value-type="float" office:value="-3" calcext:value-type="float">
            <text:p>-3</text:p>
          </table:table-cell>
          <table:table-cell table:formula="of:=FLOOR([.Q$4]*IF([.$E80];0.2;1))-[.$G80]" office:value-type="float" office:value="-3" calcext:value-type="float">
            <text:p>-3</text:p>
          </table:table-cell>
          <table:table-cell table:formula="of:=FLOOR([.R$4]*IF([.$E80];0.2;1))-[.$G80]" office:value-type="float" office:value="-3" calcext:value-type="float">
            <text:p>-3</text:p>
          </table:table-cell>
          <table:table-cell table:formula="of:=FLOOR([.S$4]*IF([.$E80];0.2;1))-[.$G80]" office:value-type="float" office:value="-1" calcext:value-type="float">
            <text:p>-1</text:p>
          </table:table-cell>
          <table:table-cell table:formula="of:=FLOOR([.T$4]*IF([.$E80];0.2;1))-[.$G80]" office:value-type="float" office:value="-1" calcext:value-type="float">
            <text:p>-1</text:p>
          </table:table-cell>
          <table:table-cell table:formula="of:=FLOOR([.U$4]*IF([.$E80];0.2;1))-[.$G80]" office:value-type="float" office:value="-1" calcext:value-type="float">
            <text:p>-1</text:p>
          </table:table-cell>
          <table:table-cell table:formula="of:=FLOOR([.V$4]*IF([.$E80];0.2;1))-[.$G80]" office:value-type="float" office:value="1" calcext:value-type="float">
            <text:p>1</text:p>
          </table:table-cell>
          <table:table-cell table:formula="of:=FLOOR([.W$4]*IF([.$E80];0.2;1))-[.$G80]" office:value-type="float" office:value="1" calcext:value-type="float">
            <text:p>1</text:p>
          </table:table-cell>
          <table:table-cell table:formula="of:=FLOOR([.X$4]*IF([.$E80];0.2;1))-[.$G80]" office:value-type="float" office:value="3" calcext:value-type="float">
            <text:p>3</text:p>
          </table:table-cell>
          <table:table-cell table:formula="of:=FLOOR([.Y$4]*IF([.$E80];0.2;1))-[.$G80]" office:value-type="float" office:value="5" calcext:value-type="float">
            <text:p>5</text:p>
          </table:table-cell>
          <table:table-cell table:formula="of:=FLOOR([.Z$4]*IF([.$E80];0.2;1))-[.$G80]" office:value-type="float" office:value="7" calcext:value-type="float">
            <text:p>7</text:p>
          </table:table-cell>
          <table:table-cell table:formula="of:=FLOOR([.AA$4]*IF([.$E80];0.2;1))-[.$G80]" office:value-type="float" office:value="9" calcext:value-type="float">
            <text:p>9</text:p>
          </table:table-cell>
          <table:table-cell table:formula="of:=FLOOR([.AB$4]*IF([.$E80];0.2;1))-[.$G80]" office:value-type="float" office:value="9" calcext:value-type="float">
            <text:p>9</text:p>
          </table:table-cell>
          <table:table-cell table:formula="of:=FLOOR([.AC$4]*IF([.$E80];0.2;1))-[.$G80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Fist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LOOKUP([.$B81];[$'EcCo ammo'.$A$6:$'EcCo ammo'.$A$37];[$'EcCo ammo'.F$6:$'EcCo ammo'.F$37])" office:value-type="float" office:value="0" calcext:value-type="float">
            <text:p>0</text:p>
          </table:table-cell>
          <table:table-cell table:formula="of:=FLOOR(LOOKUP([.$B81];[$'EcCo ammo'.$A$6:$'EcCo ammo'.$A$37];[$'EcCo ammo'.H$6:$'EcCo ammo'.H$37]))" office:value-type="float" office:value="3" calcext:value-type="float">
            <text:p>3</text:p>
          </table:table-cell>
          <table:table-cell table:formula="of:=LOOKUP([.$B81];[$'EcCo ammo'.$A$6:$'EcCo ammo'.$A$37];[$'EcCo ammo'.I$6:$'EcCo ammo'.I$37])" office:value-type="float" office:value="1" calcext:value-type="float">
            <text:p>1</text:p>
          </table:table-cell>
          <table:table-cell table:formula="of:=LOOKUP([.$B81];[$'EcCo ammo'.$A$6:$'EcCo ammo'.$A$37];[$'EcCo ammo'.J$6:$'EcCo ammo'.J$37])" office:value-type="float" office:value="1" calcext:value-type="float">
            <text:p>1</text:p>
          </table:table-cell>
          <table:table-cell table:formula="of:=[.H81]/[.I81]" office:value-type="float" office:value="1" calcext:value-type="float">
            <text:p>1.00</text:p>
          </table:table-cell>
          <table:table-cell table:formula="of:=ROUND(AVERAGE([.C81];[.D81]))" office:value-type="float" office:value="18" calcext:value-type="float">
            <text:p>18</text:p>
          </table:table-cell>
          <table:table-cell/>
          <table:table-cell table:formula="of:=ROUNDUP(MAX((100-MAX([.M$5]+[.$E$2]*MIN([.AJ81];0);0))*INT(([.$K81]-MAX([.AJ81];0))*[.$J81])/100;0);0)" office:value-type="float" office:value="18" calcext:value-type="float">
            <text:p>18</text:p>
          </table:table-cell>
          <table:table-cell table:formula="of:=ROUNDUP(MAX((100-MAX([.N$5]+[.$E$2]*MIN([.AK81];0);0))*INT(([.$K81]-MAX([.AK81];0))*[.$J81])/100;0);0)" office:value-type="float" office:value="18" calcext:value-type="float">
            <text:p>18</text:p>
          </table:table-cell>
          <table:table-cell table:formula="of:=ROUNDUP(MAX((100-MAX([.O$5]+[.$E$2]*MIN([.AL81];0);0))*INT(([.$K81]-MAX([.AL81];0))*[.$J81])/100;0);0)" office:value-type="float" office:value="18" calcext:value-type="float">
            <text:p>18</text:p>
          </table:table-cell>
          <table:table-cell table:formula="of:=ROUNDUP(MAX((100-MAX([.P$5]+[.$E$2]*MIN([.AM81];0);0))*INT(([.$K81]-MAX([.AM81];0))*[.$J81])/100;0);0)" office:value-type="float" office:value="18" calcext:value-type="float">
            <text:p>18</text:p>
          </table:table-cell>
          <table:table-cell table:formula="of:=ROUNDUP(MAX((100-MAX([.Q$5]+[.$E$2]*MIN([.AN81];0);0))*INT(([.$K81]-MAX([.AN81];0))*[.$J81])/100;0);0)" office:value-type="float" office:value="18" calcext:value-type="float">
            <text:p>18</text:p>
          </table:table-cell>
          <table:table-cell table:formula="of:=ROUNDUP(MAX((100-MAX([.R$5]+[.$E$2]*MIN([.AO81];0);0))*INT(([.$K81]-MAX([.AO81];0))*[.$J81])/100;0);0)" office:value-type="float" office:value="18" calcext:value-type="float">
            <text:p>18</text:p>
          </table:table-cell>
          <table:table-cell table:formula="of:=ROUNDUP(MAX((100-MAX([.S$5]+[.$E$2]*MIN([.AP81];0);0))*INT(([.$K81]-MAX([.AP81];0))*[.$J81])/100;0);0)" office:value-type="float" office:value="18" calcext:value-type="float">
            <text:p>18</text:p>
          </table:table-cell>
          <table:table-cell table:formula="of:=ROUNDUP(MAX((100-MAX([.T$5]+[.$E$2]*MIN([.AQ81];0);0))*INT(([.$K81]-MAX([.AQ81];0))*[.$J81])/100;0);0)" office:value-type="float" office:value="18" calcext:value-type="float">
            <text:p>18</text:p>
          </table:table-cell>
          <table:table-cell table:formula="of:=ROUNDUP(MAX((100-MAX([.U$5]+[.$E$2]*MIN([.AR81];0);0))*INT(([.$K81]-MAX([.AR81];0))*[.$J81])/100;0);0)" office:value-type="float" office:value="18" calcext:value-type="float">
            <text:p>18</text:p>
          </table:table-cell>
          <table:table-cell table:formula="of:=ROUNDUP(MAX((100-MAX([.V$5]+[.$E$2]*MIN([.AS81];0);0))*INT(([.$K81]-MAX([.AS81];0))*[.$J81])/100;0);0)" office:value-type="float" office:value="15" calcext:value-type="float">
            <text:p>15</text:p>
          </table:table-cell>
          <table:table-cell table:formula="of:=ROUNDUP(MAX((100-MAX([.W$5]+[.$E$2]*MIN([.AT81];0);0))*INT(([.$K81]-MAX([.AT81];0))*[.$J81])/100;0);0)" office:value-type="float" office:value="14" calcext:value-type="float">
            <text:p>14</text:p>
          </table:table-cell>
          <table:table-cell table:formula="of:=ROUNDUP(MAX((100-MAX([.X$5]+[.$E$2]*MIN([.AU81];0);0))*INT(([.$K81]-MAX([.AU81];0))*[.$J81])/100;0);0)" office:value-type="float" office:value="14" calcext:value-type="float">
            <text:p>14</text:p>
          </table:table-cell>
          <table:table-cell table:formula="of:=ROUNDUP(MAX((100-MAX([.Y$5]+[.$E$2]*MIN([.AV81];0);0))*INT(([.$K81]-MAX([.AV81];0))*[.$J81])/100;0);0)" office:value-type="float" office:value="11" calcext:value-type="float">
            <text:p>11</text:p>
          </table:table-cell>
          <table:table-cell table:formula="of:=ROUNDUP(MAX((100-MAX([.Z$5]+[.$E$2]*MIN([.AW81];0);0))*INT(([.$K81]-MAX([.AW81];0))*[.$J81])/100;0);0)" office:value-type="float" office:value="11" calcext:value-type="float">
            <text:p>11</text:p>
          </table:table-cell>
          <table:table-cell table:formula="of:=ROUNDUP(MAX((100-MAX([.AA$5]+[.$E$2]*MIN([.AX81];0);0))*INT(([.$K81]-MAX([.AX81];0))*[.$J81])/100;0);0)" office:value-type="float" office:value="9" calcext:value-type="float">
            <text:p>9</text:p>
          </table:table-cell>
          <table:table-cell table:formula="of:=ROUNDUP(MAX((100-MAX([.AB$5]+[.$E$2]*MIN([.AY81];0);0))*INT(([.$K81]-MAX([.AY81];0))*[.$J81])/100;0);0)" office:value-type="float" office:value="8" calcext:value-type="float">
            <text:p>8</text:p>
          </table:table-cell>
          <table:table-cell table:formula="of:=ROUNDUP(MAX((100-MAX([.AC$5]+[.$E$2]*MIN([.AZ81];0);0))*INT(([.$K81]-MAX([.AZ81];0))*[.$J81])/100;0);0)" office:value-type="float" office:value="6" calcext:value-type="float">
            <text:p>6</text:p>
          </table:table-cell>
          <table:table-cell table:number-columns-repeated="6"/>
          <table:table-cell table:formula="of:=FLOOR([.M$4]*IF([.$E81];0.2;1))-[.$G81]" office:value-type="float" office:value="-3" calcext:value-type="float">
            <text:p>-3</text:p>
          </table:table-cell>
          <table:table-cell table:formula="of:=FLOOR([.N$4]*IF([.$E81];0.2;1))-[.$G81]" office:value-type="float" office:value="-3" calcext:value-type="float">
            <text:p>-3</text:p>
          </table:table-cell>
          <table:table-cell table:formula="of:=FLOOR([.O$4]*IF([.$E81];0.2;1))-[.$G81]" office:value-type="float" office:value="-3" calcext:value-type="float">
            <text:p>-3</text:p>
          </table:table-cell>
          <table:table-cell table:formula="of:=FLOOR([.P$4]*IF([.$E81];0.2;1))-[.$G81]" office:value-type="float" office:value="-3" calcext:value-type="float">
            <text:p>-3</text:p>
          </table:table-cell>
          <table:table-cell table:formula="of:=FLOOR([.Q$4]*IF([.$E81];0.2;1))-[.$G81]" office:value-type="float" office:value="-3" calcext:value-type="float">
            <text:p>-3</text:p>
          </table:table-cell>
          <table:table-cell table:formula="of:=FLOOR([.R$4]*IF([.$E81];0.2;1))-[.$G81]" office:value-type="float" office:value="-3" calcext:value-type="float">
            <text:p>-3</text:p>
          </table:table-cell>
          <table:table-cell table:formula="of:=FLOOR([.S$4]*IF([.$E81];0.2;1))-[.$G81]" office:value-type="float" office:value="-3" calcext:value-type="float">
            <text:p>-3</text:p>
          </table:table-cell>
          <table:table-cell table:formula="of:=FLOOR([.T$4]*IF([.$E81];0.2;1))-[.$G81]" office:value-type="float" office:value="-3" calcext:value-type="float">
            <text:p>-3</text:p>
          </table:table-cell>
          <table:table-cell table:formula="of:=FLOOR([.U$4]*IF([.$E81];0.2;1))-[.$G81]" office:value-type="float" office:value="-3" calcext:value-type="float">
            <text:p>-3</text:p>
          </table:table-cell>
          <table:table-cell table:formula="of:=FLOOR([.V$4]*IF([.$E81];0.2;1))-[.$G81]" office:value-type="float" office:value="-2" calcext:value-type="float">
            <text:p>-2</text:p>
          </table:table-cell>
          <table:table-cell table:formula="of:=FLOOR([.W$4]*IF([.$E81];0.2;1))-[.$G81]" office:value-type="float" office:value="-2" calcext:value-type="float">
            <text:p>-2</text:p>
          </table:table-cell>
          <table:table-cell table:formula="of:=FLOOR([.X$4]*IF([.$E81];0.2;1))-[.$G81]" office:value-type="float" office:value="-2" calcext:value-type="float">
            <text:p>-2</text:p>
          </table:table-cell>
          <table:table-cell table:formula="of:=FLOOR([.Y$4]*IF([.$E81];0.2;1))-[.$G81]" office:value-type="float" office:value="-1" calcext:value-type="float">
            <text:p>-1</text:p>
          </table:table-cell>
          <table:table-cell table:formula="of:=FLOOR([.Z$4]*IF([.$E81];0.2;1))-[.$G81]" office:value-type="float" office:value="-1" calcext:value-type="float">
            <text:p>-1</text:p>
          </table:table-cell>
          <table:table-cell table:formula="of:=FLOOR([.AA$4]*IF([.$E81];0.2;1))-[.$G81]" office:value-type="float" office:value="-1" calcext:value-type="float">
            <text:p>-1</text:p>
          </table:table-cell>
          <table:table-cell table:formula="of:=FLOOR([.AB$4]*IF([.$E81];0.2;1))-[.$G81]" office:value-type="float" office:value="-1" calcext:value-type="float">
            <text:p>-1</text:p>
          </table:table-cell>
          <table:table-cell table:formula="of:=FLOOR([.AC$4]*IF([.$E81];0.2;1))-[.$G8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pper</text:p>
          </table:table-cell>
          <table:table-cell office:value-type="string" calcext:value-type="string">
            <text:p>Small Energy Cel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LOOKUP([.$B82];[$'EcCo ammo'.$A$6:$'EcCo ammo'.$A$37];[$'EcCo ammo'.F$6:$'EcCo ammo'.F$37])" office:value-type="float" office:value="0" calcext:value-type="float">
            <text:p>0</text:p>
          </table:table-cell>
          <table:table-cell table:formula="of:=FLOOR(LOOKUP([.$B82];[$'EcCo ammo'.$A$6:$'EcCo ammo'.$A$37];[$'EcCo ammo'.H$6:$'EcCo ammo'.H$37]))" office:value-type="float" office:value="3" calcext:value-type="float">
            <text:p>3</text:p>
          </table:table-cell>
          <table:table-cell table:formula="of:=LOOKUP([.$B82];[$'EcCo ammo'.$A$6:$'EcCo ammo'.$A$37];[$'EcCo ammo'.I$6:$'EcCo ammo'.I$37])" office:value-type="float" office:value="1" calcext:value-type="float">
            <text:p>1</text:p>
          </table:table-cell>
          <table:table-cell table:formula="of:=LOOKUP([.$B82];[$'EcCo ammo'.$A$6:$'EcCo ammo'.$A$37];[$'EcCo ammo'.J$6:$'EcCo ammo'.J$37])" office:value-type="float" office:value="1" calcext:value-type="float">
            <text:p>1</text:p>
          </table:table-cell>
          <table:table-cell table:formula="of:=[.H82]/[.I82]" office:value-type="float" office:value="1" calcext:value-type="float">
            <text:p>1.00</text:p>
          </table:table-cell>
          <table:table-cell table:formula="of:=ROUND(AVERAGE([.C82];[.D82]))" office:value-type="float" office:value="24" calcext:value-type="float">
            <text:p>24</text:p>
          </table:table-cell>
          <table:table-cell/>
          <table:table-cell table:formula="of:=ROUNDUP(MAX((100-MAX([.M$5]+[.$E$2]*MIN([.AJ82];0);0))*INT(([.$K82]-MAX([.AJ82];0))*[.$J82])/100;0);0)" office:value-type="float" office:value="24" calcext:value-type="float">
            <text:p>24</text:p>
          </table:table-cell>
          <table:table-cell table:formula="of:=ROUNDUP(MAX((100-MAX([.N$5]+[.$E$2]*MIN([.AK82];0);0))*INT(([.$K82]-MAX([.AK82];0))*[.$J82])/100;0);0)" office:value-type="float" office:value="24" calcext:value-type="float">
            <text:p>24</text:p>
          </table:table-cell>
          <table:table-cell table:formula="of:=ROUNDUP(MAX((100-MAX([.O$5]+[.$E$2]*MIN([.AL82];0);0))*INT(([.$K82]-MAX([.AL82];0))*[.$J82])/100;0);0)" office:value-type="float" office:value="24" calcext:value-type="float">
            <text:p>24</text:p>
          </table:table-cell>
          <table:table-cell table:formula="of:=ROUNDUP(MAX((100-MAX([.P$5]+[.$E$2]*MIN([.AM82];0);0))*INT(([.$K82]-MAX([.AM82];0))*[.$J82])/100;0);0)" office:value-type="float" office:value="24" calcext:value-type="float">
            <text:p>24</text:p>
          </table:table-cell>
          <table:table-cell table:formula="of:=ROUNDUP(MAX((100-MAX([.Q$5]+[.$E$2]*MIN([.AN82];0);0))*INT(([.$K82]-MAX([.AN82];0))*[.$J82])/100;0);0)" office:value-type="float" office:value="24" calcext:value-type="float">
            <text:p>24</text:p>
          </table:table-cell>
          <table:table-cell table:formula="of:=ROUNDUP(MAX((100-MAX([.R$5]+[.$E$2]*MIN([.AO82];0);0))*INT(([.$K82]-MAX([.AO82];0))*[.$J82])/100;0);0)" office:value-type="float" office:value="24" calcext:value-type="float">
            <text:p>24</text:p>
          </table:table-cell>
          <table:table-cell table:formula="of:=ROUNDUP(MAX((100-MAX([.S$5]+[.$E$2]*MIN([.AP82];0);0))*INT(([.$K82]-MAX([.AP82];0))*[.$J82])/100;0);0)" office:value-type="float" office:value="24" calcext:value-type="float">
            <text:p>24</text:p>
          </table:table-cell>
          <table:table-cell table:formula="of:=ROUNDUP(MAX((100-MAX([.T$5]+[.$E$2]*MIN([.AQ82];0);0))*INT(([.$K82]-MAX([.AQ82];0))*[.$J82])/100;0);0)" office:value-type="float" office:value="23" calcext:value-type="float">
            <text:p>23</text:p>
          </table:table-cell>
          <table:table-cell table:formula="of:=ROUNDUP(MAX((100-MAX([.U$5]+[.$E$2]*MIN([.AR82];0);0))*INT(([.$K82]-MAX([.AR82];0))*[.$J82])/100;0);0)" office:value-type="float" office:value="23" calcext:value-type="float">
            <text:p>23</text:p>
          </table:table-cell>
          <table:table-cell table:formula="of:=ROUNDUP(MAX((100-MAX([.V$5]+[.$E$2]*MIN([.AS82];0);0))*INT(([.$K82]-MAX([.AS82];0))*[.$J82])/100;0);0)" office:value-type="float" office:value="20" calcext:value-type="float">
            <text:p>20</text:p>
          </table:table-cell>
          <table:table-cell table:formula="of:=ROUNDUP(MAX((100-MAX([.W$5]+[.$E$2]*MIN([.AT82];0);0))*INT(([.$K82]-MAX([.AT82];0))*[.$J82])/100;0);0)" office:value-type="float" office:value="18" calcext:value-type="float">
            <text:p>18</text:p>
          </table:table-cell>
          <table:table-cell table:formula="of:=ROUNDUP(MAX((100-MAX([.X$5]+[.$E$2]*MIN([.AU82];0);0))*INT(([.$K82]-MAX([.AU82];0))*[.$J82])/100;0);0)" office:value-type="float" office:value="18" calcext:value-type="float">
            <text:p>18</text:p>
          </table:table-cell>
          <table:table-cell table:formula="of:=ROUNDUP(MAX((100-MAX([.Y$5]+[.$E$2]*MIN([.AV82];0);0))*INT(([.$K82]-MAX([.AV82];0))*[.$J82])/100;0);0)" office:value-type="float" office:value="15" calcext:value-type="float">
            <text:p>15</text:p>
          </table:table-cell>
          <table:table-cell table:formula="of:=ROUNDUP(MAX((100-MAX([.Z$5]+[.$E$2]*MIN([.AW82];0);0))*INT(([.$K82]-MAX([.AW82];0))*[.$J82])/100;0);0)" office:value-type="float" office:value="15" calcext:value-type="float">
            <text:p>15</text:p>
          </table:table-cell>
          <table:table-cell table:formula="of:=ROUNDUP(MAX((100-MAX([.AA$5]+[.$E$2]*MIN([.AX82];0);0))*INT(([.$K82]-MAX([.AX82];0))*[.$J82])/100;0);0)" office:value-type="float" office:value="11" calcext:value-type="float">
            <text:p>11</text:p>
          </table:table-cell>
          <table:table-cell table:formula="of:=ROUNDUP(MAX((100-MAX([.AB$5]+[.$E$2]*MIN([.AY82];0);0))*INT(([.$K82]-MAX([.AY82];0))*[.$J82])/100;0);0)" office:value-type="float" office:value="10" calcext:value-type="float">
            <text:p>10</text:p>
          </table:table-cell>
          <table:table-cell table:formula="of:=ROUNDUP(MAX((100-MAX([.AC$5]+[.$E$2]*MIN([.AZ82];0);0))*INT(([.$K82]-MAX([.AZ82];0))*[.$J82])/100;0);0)" office:value-type="float" office:value="7" calcext:value-type="float">
            <text:p>7</text:p>
          </table:table-cell>
          <table:table-cell table:number-columns-repeated="6"/>
          <table:table-cell table:formula="of:=FLOOR([.M$4]*IF([.$E82];0.2;1))-[.$G82]" office:value-type="float" office:value="-3" calcext:value-type="float">
            <text:p>-3</text:p>
          </table:table-cell>
          <table:table-cell table:formula="of:=FLOOR([.N$4]*IF([.$E82];0.2;1))-[.$G82]" office:value-type="float" office:value="-3" calcext:value-type="float">
            <text:p>-3</text:p>
          </table:table-cell>
          <table:table-cell table:formula="of:=FLOOR([.O$4]*IF([.$E82];0.2;1))-[.$G82]" office:value-type="float" office:value="-3" calcext:value-type="float">
            <text:p>-3</text:p>
          </table:table-cell>
          <table:table-cell table:formula="of:=FLOOR([.P$4]*IF([.$E82];0.2;1))-[.$G82]" office:value-type="float" office:value="-3" calcext:value-type="float">
            <text:p>-3</text:p>
          </table:table-cell>
          <table:table-cell table:formula="of:=FLOOR([.Q$4]*IF([.$E82];0.2;1))-[.$G82]" office:value-type="float" office:value="-3" calcext:value-type="float">
            <text:p>-3</text:p>
          </table:table-cell>
          <table:table-cell table:formula="of:=FLOOR([.R$4]*IF([.$E82];0.2;1))-[.$G82]" office:value-type="float" office:value="-3" calcext:value-type="float">
            <text:p>-3</text:p>
          </table:table-cell>
          <table:table-cell table:formula="of:=FLOOR([.S$4]*IF([.$E82];0.2;1))-[.$G82]" office:value-type="float" office:value="-3" calcext:value-type="float">
            <text:p>-3</text:p>
          </table:table-cell>
          <table:table-cell table:formula="of:=FLOOR([.T$4]*IF([.$E82];0.2;1))-[.$G82]" office:value-type="float" office:value="-3" calcext:value-type="float">
            <text:p>-3</text:p>
          </table:table-cell>
          <table:table-cell table:formula="of:=FLOOR([.U$4]*IF([.$E82];0.2;1))-[.$G82]" office:value-type="float" office:value="-3" calcext:value-type="float">
            <text:p>-3</text:p>
          </table:table-cell>
          <table:table-cell table:formula="of:=FLOOR([.V$4]*IF([.$E82];0.2;1))-[.$G82]" office:value-type="float" office:value="-2" calcext:value-type="float">
            <text:p>-2</text:p>
          </table:table-cell>
          <table:table-cell table:formula="of:=FLOOR([.W$4]*IF([.$E82];0.2;1))-[.$G82]" office:value-type="float" office:value="-2" calcext:value-type="float">
            <text:p>-2</text:p>
          </table:table-cell>
          <table:table-cell table:formula="of:=FLOOR([.X$4]*IF([.$E82];0.2;1))-[.$G82]" office:value-type="float" office:value="-2" calcext:value-type="float">
            <text:p>-2</text:p>
          </table:table-cell>
          <table:table-cell table:formula="of:=FLOOR([.Y$4]*IF([.$E82];0.2;1))-[.$G82]" office:value-type="float" office:value="-1" calcext:value-type="float">
            <text:p>-1</text:p>
          </table:table-cell>
          <table:table-cell table:formula="of:=FLOOR([.Z$4]*IF([.$E82];0.2;1))-[.$G82]" office:value-type="float" office:value="-1" calcext:value-type="float">
            <text:p>-1</text:p>
          </table:table-cell>
          <table:table-cell table:formula="of:=FLOOR([.AA$4]*IF([.$E82];0.2;1))-[.$G82]" office:value-type="float" office:value="-1" calcext:value-type="float">
            <text:p>-1</text:p>
          </table:table-cell>
          <table:table-cell table:formula="of:=FLOOR([.AB$4]*IF([.$E82];0.2;1))-[.$G82]" office:value-type="float" office:value="-1" calcext:value-type="float">
            <text:p>-1</text:p>
          </table:table-cell>
          <table:table-cell table:formula="of:=FLOOR([.AC$4]*IF([.$E82];0.2;1))-[.$G8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 Power Fist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LOOKUP([.$B83];[$'EcCo ammo'.$A$6:$'EcCo ammo'.$A$37];[$'EcCo ammo'.F$6:$'EcCo ammo'.F$37])" office:value-type="float" office:value="0" calcext:value-type="float">
            <text:p>0</text:p>
          </table:table-cell>
          <table:table-cell table:formula="of:=FLOOR(LOOKUP([.$B83];[$'EcCo ammo'.$A$6:$'EcCo ammo'.$A$37];[$'EcCo ammo'.H$6:$'EcCo ammo'.H$37]))" office:value-type="float" office:value="3" calcext:value-type="float">
            <text:p>3</text:p>
          </table:table-cell>
          <table:table-cell table:formula="of:=LOOKUP([.$B83];[$'EcCo ammo'.$A$6:$'EcCo ammo'.$A$37];[$'EcCo ammo'.I$6:$'EcCo ammo'.I$37])" office:value-type="float" office:value="1" calcext:value-type="float">
            <text:p>1</text:p>
          </table:table-cell>
          <table:table-cell table:formula="of:=LOOKUP([.$B83];[$'EcCo ammo'.$A$6:$'EcCo ammo'.$A$37];[$'EcCo ammo'.J$6:$'EcCo ammo'.J$37])" office:value-type="float" office:value="1" calcext:value-type="float">
            <text:p>1</text:p>
          </table:table-cell>
          <table:table-cell table:formula="of:=[.H83]/[.I83]" office:value-type="float" office:value="1" calcext:value-type="float">
            <text:p>1.00</text:p>
          </table:table-cell>
          <table:table-cell table:formula="of:=ROUND(AVERAGE([.C83];[.D83]))" office:value-type="float" office:value="30" calcext:value-type="float">
            <text:p>30</text:p>
          </table:table-cell>
          <table:table-cell/>
          <table:table-cell table:formula="of:=ROUNDUP(MAX((100-MAX([.M$5]+[.$E$2]*MIN([.AJ83];0);0))*INT(([.$K83]-MAX([.AJ83];0))*[.$J83])/100;0);0)" office:value-type="float" office:value="30" calcext:value-type="float">
            <text:p>30</text:p>
          </table:table-cell>
          <table:table-cell table:formula="of:=ROUNDUP(MAX((100-MAX([.N$5]+[.$E$2]*MIN([.AK83];0);0))*INT(([.$K83]-MAX([.AK83];0))*[.$J83])/100;0);0)" office:value-type="float" office:value="30" calcext:value-type="float">
            <text:p>30</text:p>
          </table:table-cell>
          <table:table-cell table:formula="of:=ROUNDUP(MAX((100-MAX([.O$5]+[.$E$2]*MIN([.AL83];0);0))*INT(([.$K83]-MAX([.AL83];0))*[.$J83])/100;0);0)" office:value-type="float" office:value="30" calcext:value-type="float">
            <text:p>30</text:p>
          </table:table-cell>
          <table:table-cell table:formula="of:=ROUNDUP(MAX((100-MAX([.P$5]+[.$E$2]*MIN([.AM83];0);0))*INT(([.$K83]-MAX([.AM83];0))*[.$J83])/100;0);0)" office:value-type="float" office:value="30" calcext:value-type="float">
            <text:p>30</text:p>
          </table:table-cell>
          <table:table-cell table:formula="of:=ROUNDUP(MAX((100-MAX([.Q$5]+[.$E$2]*MIN([.AN83];0);0))*INT(([.$K83]-MAX([.AN83];0))*[.$J83])/100;0);0)" office:value-type="float" office:value="30" calcext:value-type="float">
            <text:p>30</text:p>
          </table:table-cell>
          <table:table-cell table:formula="of:=ROUNDUP(MAX((100-MAX([.R$5]+[.$E$2]*MIN([.AO83];0);0))*INT(([.$K83]-MAX([.AO83];0))*[.$J83])/100;0);0)" office:value-type="float" office:value="30" calcext:value-type="float">
            <text:p>30</text:p>
          </table:table-cell>
          <table:table-cell table:formula="of:=ROUNDUP(MAX((100-MAX([.S$5]+[.$E$2]*MIN([.AP83];0);0))*INT(([.$K83]-MAX([.AP83];0))*[.$J83])/100;0);0)" office:value-type="float" office:value="30" calcext:value-type="float">
            <text:p>30</text:p>
          </table:table-cell>
          <table:table-cell table:formula="of:=ROUNDUP(MAX((100-MAX([.T$5]+[.$E$2]*MIN([.AQ83];0);0))*INT(([.$K83]-MAX([.AQ83];0))*[.$J83])/100;0);0)" office:value-type="float" office:value="29" calcext:value-type="float">
            <text:p>29</text:p>
          </table:table-cell>
          <table:table-cell table:formula="of:=ROUNDUP(MAX((100-MAX([.U$5]+[.$E$2]*MIN([.AR83];0);0))*INT(([.$K83]-MAX([.AR83];0))*[.$J83])/100;0);0)" office:value-type="float" office:value="29" calcext:value-type="float">
            <text:p>29</text:p>
          </table:table-cell>
          <table:table-cell table:formula="of:=ROUNDUP(MAX((100-MAX([.V$5]+[.$E$2]*MIN([.AS83];0);0))*INT(([.$K83]-MAX([.AS83];0))*[.$J83])/100;0);0)" office:value-type="float" office:value="24" calcext:value-type="float">
            <text:p>24</text:p>
          </table:table-cell>
          <table:table-cell table:formula="of:=ROUNDUP(MAX((100-MAX([.W$5]+[.$E$2]*MIN([.AT83];0);0))*INT(([.$K83]-MAX([.AT83];0))*[.$J83])/100;0);0)" office:value-type="float" office:value="23" calcext:value-type="float">
            <text:p>23</text:p>
          </table:table-cell>
          <table:table-cell table:formula="of:=ROUNDUP(MAX((100-MAX([.X$5]+[.$E$2]*MIN([.AU83];0);0))*INT(([.$K83]-MAX([.AU83];0))*[.$J83])/100;0);0)" office:value-type="float" office:value="23" calcext:value-type="float">
            <text:p>23</text:p>
          </table:table-cell>
          <table:table-cell table:formula="of:=ROUNDUP(MAX((100-MAX([.Y$5]+[.$E$2]*MIN([.AV83];0);0))*INT(([.$K83]-MAX([.AV83];0))*[.$J83])/100;0);0)" office:value-type="float" office:value="18" calcext:value-type="float">
            <text:p>18</text:p>
          </table:table-cell>
          <table:table-cell table:formula="of:=ROUNDUP(MAX((100-MAX([.Z$5]+[.$E$2]*MIN([.AW83];0);0))*INT(([.$K83]-MAX([.AW83];0))*[.$J83])/100;0);0)" office:value-type="float" office:value="18" calcext:value-type="float">
            <text:p>18</text:p>
          </table:table-cell>
          <table:table-cell table:formula="of:=ROUNDUP(MAX((100-MAX([.AA$5]+[.$E$2]*MIN([.AX83];0);0))*INT(([.$K83]-MAX([.AX83];0))*[.$J83])/100;0);0)" office:value-type="float" office:value="14" calcext:value-type="float">
            <text:p>14</text:p>
          </table:table-cell>
          <table:table-cell table:formula="of:=ROUNDUP(MAX((100-MAX([.AB$5]+[.$E$2]*MIN([.AY83];0);0))*INT(([.$K83]-MAX([.AY83];0))*[.$J83])/100;0);0)" office:value-type="float" office:value="12" calcext:value-type="float">
            <text:p>12</text:p>
          </table:table-cell>
          <table:table-cell table:formula="of:=ROUNDUP(MAX((100-MAX([.AC$5]+[.$E$2]*MIN([.AZ83];0);0))*INT(([.$K83]-MAX([.AZ83];0))*[.$J83])/100;0);0)" office:value-type="float" office:value="9" calcext:value-type="float">
            <text:p>9</text:p>
          </table:table-cell>
          <table:table-cell table:number-columns-repeated="6"/>
          <table:table-cell table:formula="of:=FLOOR([.M$4]*IF([.$E83];0.2;1))-[.$G83]" office:value-type="float" office:value="-3" calcext:value-type="float">
            <text:p>-3</text:p>
          </table:table-cell>
          <table:table-cell table:formula="of:=FLOOR([.N$4]*IF([.$E83];0.2;1))-[.$G83]" office:value-type="float" office:value="-3" calcext:value-type="float">
            <text:p>-3</text:p>
          </table:table-cell>
          <table:table-cell table:formula="of:=FLOOR([.O$4]*IF([.$E83];0.2;1))-[.$G83]" office:value-type="float" office:value="-3" calcext:value-type="float">
            <text:p>-3</text:p>
          </table:table-cell>
          <table:table-cell table:formula="of:=FLOOR([.P$4]*IF([.$E83];0.2;1))-[.$G83]" office:value-type="float" office:value="-3" calcext:value-type="float">
            <text:p>-3</text:p>
          </table:table-cell>
          <table:table-cell table:formula="of:=FLOOR([.Q$4]*IF([.$E83];0.2;1))-[.$G83]" office:value-type="float" office:value="-3" calcext:value-type="float">
            <text:p>-3</text:p>
          </table:table-cell>
          <table:table-cell table:formula="of:=FLOOR([.R$4]*IF([.$E83];0.2;1))-[.$G83]" office:value-type="float" office:value="-3" calcext:value-type="float">
            <text:p>-3</text:p>
          </table:table-cell>
          <table:table-cell table:formula="of:=FLOOR([.S$4]*IF([.$E83];0.2;1))-[.$G83]" office:value-type="float" office:value="-3" calcext:value-type="float">
            <text:p>-3</text:p>
          </table:table-cell>
          <table:table-cell table:formula="of:=FLOOR([.T$4]*IF([.$E83];0.2;1))-[.$G83]" office:value-type="float" office:value="-3" calcext:value-type="float">
            <text:p>-3</text:p>
          </table:table-cell>
          <table:table-cell table:formula="of:=FLOOR([.U$4]*IF([.$E83];0.2;1))-[.$G83]" office:value-type="float" office:value="-3" calcext:value-type="float">
            <text:p>-3</text:p>
          </table:table-cell>
          <table:table-cell table:formula="of:=FLOOR([.V$4]*IF([.$E83];0.2;1))-[.$G83]" office:value-type="float" office:value="-2" calcext:value-type="float">
            <text:p>-2</text:p>
          </table:table-cell>
          <table:table-cell table:formula="of:=FLOOR([.W$4]*IF([.$E83];0.2;1))-[.$G83]" office:value-type="float" office:value="-2" calcext:value-type="float">
            <text:p>-2</text:p>
          </table:table-cell>
          <table:table-cell table:formula="of:=FLOOR([.X$4]*IF([.$E83];0.2;1))-[.$G83]" office:value-type="float" office:value="-2" calcext:value-type="float">
            <text:p>-2</text:p>
          </table:table-cell>
          <table:table-cell table:formula="of:=FLOOR([.Y$4]*IF([.$E83];0.2;1))-[.$G83]" office:value-type="float" office:value="-1" calcext:value-type="float">
            <text:p>-1</text:p>
          </table:table-cell>
          <table:table-cell table:formula="of:=FLOOR([.Z$4]*IF([.$E83];0.2;1))-[.$G83]" office:value-type="float" office:value="-1" calcext:value-type="float">
            <text:p>-1</text:p>
          </table:table-cell>
          <table:table-cell table:formula="of:=FLOOR([.AA$4]*IF([.$E83];0.2;1))-[.$G83]" office:value-type="float" office:value="-1" calcext:value-type="float">
            <text:p>-1</text:p>
          </table:table-cell>
          <table:table-cell table:formula="of:=FLOOR([.AB$4]*IF([.$E83];0.2;1))-[.$G83]" office:value-type="float" office:value="-1" calcext:value-type="float">
            <text:p>-1</text:p>
          </table:table-cell>
          <table:table-cell table:formula="of:=FLOOR([.AC$4]*IF([.$E83];0.2;1))-[.$G8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LOOKUP([.$B84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4];[$'EcCo ammo'.$A$6:$'EcCo ammo'.$A$37];[$'EcCo ammo'.H$6:$'EcCo ammo'.H$37]))" office:value-type="float" office:value="2" calcext:value-type="float">
            <text:p>2</text:p>
          </table:table-cell>
          <table:table-cell table:formula="of:=LOOKUP([.$B84];[$'EcCo ammo'.$A$6:$'EcCo ammo'.$A$37];[$'EcCo ammo'.I$6:$'EcCo ammo'.I$37])" office:value-type="float" office:value="1" calcext:value-type="float">
            <text:p>1</text:p>
          </table:table-cell>
          <table:table-cell table:formula="of:=LOOKUP([.$B84];[$'EcCo ammo'.$A$6:$'EcCo ammo'.$A$37];[$'EcCo ammo'.J$6:$'EcCo ammo'.J$37])" office:value-type="float" office:value="1" calcext:value-type="float">
            <text:p>1</text:p>
          </table:table-cell>
          <table:table-cell table:formula="of:=[.H84]/[.I84]" office:value-type="float" office:value="1" calcext:value-type="float">
            <text:p>1.00</text:p>
          </table:table-cell>
          <table:table-cell table:formula="of:=ROUND(AVERAGE([.C84];[.D84]))" office:value-type="float" office:value="16" calcext:value-type="float">
            <text:p>16</text:p>
          </table:table-cell>
          <table:table-cell/>
          <table:table-cell table:formula="of:=ROUNDUP(MAX((100-MAX([.M$5]+[.$E$2]*MIN([.AJ84];0);0))*INT(([.$K84]-MAX([.AJ84];0))*[.$J84])/100;0);0)" office:value-type="float" office:value="16" calcext:value-type="float">
            <text:p>16</text:p>
          </table:table-cell>
          <table:table-cell table:formula="of:=ROUNDUP(MAX((100-MAX([.N$5]+[.$E$2]*MIN([.AK84];0);0))*INT(([.$K84]-MAX([.AK84];0))*[.$J84])/100;0);0)" office:value-type="float" office:value="16" calcext:value-type="float">
            <text:p>16</text:p>
          </table:table-cell>
          <table:table-cell table:formula="of:=ROUNDUP(MAX((100-MAX([.O$5]+[.$E$2]*MIN([.AL84];0);0))*INT(([.$K84]-MAX([.AL84];0))*[.$J84])/100;0);0)" office:value-type="float" office:value="16" calcext:value-type="float">
            <text:p>16</text:p>
          </table:table-cell>
          <table:table-cell table:formula="of:=ROUNDUP(MAX((100-MAX([.P$5]+[.$E$2]*MIN([.AM84];0);0))*INT(([.$K84]-MAX([.AM84];0))*[.$J84])/100;0);0)" office:value-type="float" office:value="16" calcext:value-type="float">
            <text:p>16</text:p>
          </table:table-cell>
          <table:table-cell table:formula="of:=ROUNDUP(MAX((100-MAX([.Q$5]+[.$E$2]*MIN([.AN84];0);0))*INT(([.$K84]-MAX([.AN84];0))*[.$J84])/100;0);0)" office:value-type="float" office:value="15" calcext:value-type="float">
            <text:p>15</text:p>
          </table:table-cell>
          <table:table-cell table:formula="of:=ROUNDUP(MAX((100-MAX([.R$5]+[.$E$2]*MIN([.AO84];0);0))*INT(([.$K84]-MAX([.AO84];0))*[.$J84])/100;0);0)" office:value-type="float" office:value="15" calcext:value-type="float">
            <text:p>15</text:p>
          </table:table-cell>
          <table:table-cell table:formula="of:=ROUNDUP(MAX((100-MAX([.S$5]+[.$E$2]*MIN([.AP84];0);0))*INT(([.$K84]-MAX([.AP84];0))*[.$J84])/100;0);0)" office:value-type="float" office:value="15" calcext:value-type="float">
            <text:p>15</text:p>
          </table:table-cell>
          <table:table-cell table:formula="of:=ROUNDUP(MAX((100-MAX([.T$5]+[.$E$2]*MIN([.AQ84];0);0))*INT(([.$K84]-MAX([.AQ84];0))*[.$J84])/100;0);0)" office:value-type="float" office:value="14" calcext:value-type="float">
            <text:p>14</text:p>
          </table:table-cell>
          <table:table-cell table:formula="of:=ROUNDUP(MAX((100-MAX([.U$5]+[.$E$2]*MIN([.AR84];0);0))*INT(([.$K84]-MAX([.AR84];0))*[.$J84])/100;0);0)" office:value-type="float" office:value="14" calcext:value-type="float">
            <text:p>14</text:p>
          </table:table-cell>
          <table:table-cell table:formula="of:=ROUNDUP(MAX((100-MAX([.V$5]+[.$E$2]*MIN([.AS84];0);0))*INT(([.$K84]-MAX([.AS84];0))*[.$J84])/100;0);0)" office:value-type="float" office:value="12" calcext:value-type="float">
            <text:p>12</text:p>
          </table:table-cell>
          <table:table-cell table:formula="of:=ROUNDUP(MAX((100-MAX([.W$5]+[.$E$2]*MIN([.AT84];0);0))*INT(([.$K84]-MAX([.AT84];0))*[.$J84])/100;0);0)" office:value-type="float" office:value="11" calcext:value-type="float">
            <text:p>11</text:p>
          </table:table-cell>
          <table:table-cell table:formula="of:=ROUNDUP(MAX((100-MAX([.X$5]+[.$E$2]*MIN([.AU84];0);0))*INT(([.$K84]-MAX([.AU84];0))*[.$J84])/100;0);0)" office:value-type="float" office:value="11" calcext:value-type="float">
            <text:p>11</text:p>
          </table:table-cell>
          <table:table-cell table:formula="of:=ROUNDUP(MAX((100-MAX([.Y$5]+[.$E$2]*MIN([.AV84];0);0))*INT(([.$K84]-MAX([.AV84];0))*[.$J84])/100;0);0)" office:value-type="float" office:value="8" calcext:value-type="float">
            <text:p>8</text:p>
          </table:table-cell>
          <table:table-cell table:formula="of:=ROUNDUP(MAX((100-MAX([.Z$5]+[.$E$2]*MIN([.AW84];0);0))*INT(([.$K84]-MAX([.AW84];0))*[.$J84])/100;0);0)" office:value-type="float" office:value="8" calcext:value-type="float">
            <text:p>8</text:p>
          </table:table-cell>
          <table:table-cell table:formula="of:=ROUNDUP(MAX((100-MAX([.AA$5]+[.$E$2]*MIN([.AX84];0);0))*INT(([.$K84]-MAX([.AX84];0))*[.$J84])/100;0);0)" office:value-type="float" office:value="6" calcext:value-type="float">
            <text:p>6</text:p>
          </table:table-cell>
          <table:table-cell table:formula="of:=ROUNDUP(MAX((100-MAX([.AB$5]+[.$E$2]*MIN([.AY84];0);0))*INT(([.$K84]-MAX([.AY84];0))*[.$J84])/100;0);0)" office:value-type="float" office:value="5" calcext:value-type="float">
            <text:p>5</text:p>
          </table:table-cell>
          <table:table-cell table:formula="of:=ROUNDUP(MAX((100-MAX([.AC$5]+[.$E$2]*MIN([.AZ84];0);0))*INT(([.$K84]-MAX([.AZ84];0))*[.$J84])/100;0);0)" office:value-type="float" office:value="5" calcext:value-type="float">
            <text:p>5</text:p>
          </table:table-cell>
          <table:table-cell table:number-columns-repeated="6"/>
          <table:table-cell table:formula="of:=FLOOR([.M$4]*IF([.$E84];0.2;1))-[.$G84]" office:value-type="float" office:value="-2" calcext:value-type="float">
            <text:p>-2</text:p>
          </table:table-cell>
          <table:table-cell table:formula="of:=FLOOR([.N$4]*IF([.$E84];0.2;1))-[.$G84]" office:value-type="float" office:value="-2" calcext:value-type="float">
            <text:p>-2</text:p>
          </table:table-cell>
          <table:table-cell table:formula="of:=FLOOR([.O$4]*IF([.$E84];0.2;1))-[.$G84]" office:value-type="float" office:value="-2" calcext:value-type="float">
            <text:p>-2</text:p>
          </table:table-cell>
          <table:table-cell table:formula="of:=FLOOR([.P$4]*IF([.$E84];0.2;1))-[.$G84]" office:value-type="float" office:value="-2" calcext:value-type="float">
            <text:p>-2</text:p>
          </table:table-cell>
          <table:table-cell table:formula="of:=FLOOR([.Q$4]*IF([.$E84];0.2;1))-[.$G84]" office:value-type="float" office:value="-2" calcext:value-type="float">
            <text:p>-2</text:p>
          </table:table-cell>
          <table:table-cell table:formula="of:=FLOOR([.R$4]*IF([.$E84];0.2;1))-[.$G84]" office:value-type="float" office:value="-2" calcext:value-type="float">
            <text:p>-2</text:p>
          </table:table-cell>
          <table:table-cell table:formula="of:=FLOOR([.S$4]*IF([.$E84];0.2;1))-[.$G84]" office:value-type="float" office:value="-2" calcext:value-type="float">
            <text:p>-2</text:p>
          </table:table-cell>
          <table:table-cell table:formula="of:=FLOOR([.T$4]*IF([.$E84];0.2;1))-[.$G84]" office:value-type="float" office:value="-2" calcext:value-type="float">
            <text:p>-2</text:p>
          </table:table-cell>
          <table:table-cell table:formula="of:=FLOOR([.U$4]*IF([.$E84];0.2;1))-[.$G84]" office:value-type="float" office:value="-2" calcext:value-type="float">
            <text:p>-2</text:p>
          </table:table-cell>
          <table:table-cell table:formula="of:=FLOOR([.V$4]*IF([.$E84];0.2;1))-[.$G84]" office:value-type="float" office:value="-1" calcext:value-type="float">
            <text:p>-1</text:p>
          </table:table-cell>
          <table:table-cell table:formula="of:=FLOOR([.W$4]*IF([.$E84];0.2;1))-[.$G84]" office:value-type="float" office:value="-1" calcext:value-type="float">
            <text:p>-1</text:p>
          </table:table-cell>
          <table:table-cell table:formula="of:=FLOOR([.X$4]*IF([.$E84];0.2;1))-[.$G84]" office:value-type="float" office:value="-1" calcext:value-type="float">
            <text:p>-1</text:p>
          </table:table-cell>
          <table:table-cell table:formula="of:=FLOOR([.Y$4]*IF([.$E84];0.2;1))-[.$G84]" office:value-type="float" office:value="0" calcext:value-type="float">
            <text:p>0</text:p>
          </table:table-cell>
          <table:table-cell table:formula="of:=FLOOR([.Z$4]*IF([.$E84];0.2;1))-[.$G84]" office:value-type="float" office:value="0" calcext:value-type="float">
            <text:p>0</text:p>
          </table:table-cell>
          <table:table-cell table:formula="of:=FLOOR([.AA$4]*IF([.$E84];0.2;1))-[.$G84]" office:value-type="float" office:value="0" calcext:value-type="float">
            <text:p>0</text:p>
          </table:table-cell>
          <table:table-cell table:formula="of:=FLOOR([.AB$4]*IF([.$E84];0.2;1))-[.$G84]" office:value-type="float" office:value="0" calcext:value-type="float">
            <text:p>0</text:p>
          </table:table-cell>
          <table:table-cell table:formula="of:=FLOOR([.AC$4]*IF([.$E84];0.2;1))-[.$G8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dler Pistol</text:p>
          </table:table-cell>
          <table:table-cell office:value-type="string" calcext:value-type="string">
            <text:p>HN AP Needler Cartridg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LOOKUP([.$B85];[$'EcCo ammo'.$A$6:$'EcCo ammo'.$A$37];[$'EcCo ammo'.F$6:$'EcCo ammo'.F$37])" office:value-type="float" office:value="-10" calcext:value-type="float">
            <text:p>-10</text:p>
          </table:table-cell>
          <table:table-cell table:formula="of:=FLOOR(LOOKUP([.$B85];[$'EcCo ammo'.$A$6:$'EcCo ammo'.$A$37];[$'EcCo ammo'.H$6:$'EcCo ammo'.H$37]))" office:value-type="float" office:value="9" calcext:value-type="float">
            <text:p>9</text:p>
          </table:table-cell>
          <table:table-cell table:formula="of:=LOOKUP([.$B85];[$'EcCo ammo'.$A$6:$'EcCo ammo'.$A$37];[$'EcCo ammo'.I$6:$'EcCo ammo'.I$37])" office:value-type="float" office:value="1" calcext:value-type="float">
            <text:p>1</text:p>
          </table:table-cell>
          <table:table-cell table:formula="of:=LOOKUP([.$B85];[$'EcCo ammo'.$A$6:$'EcCo ammo'.$A$37];[$'EcCo ammo'.J$6:$'EcCo ammo'.J$37])" office:value-type="float" office:value="1" calcext:value-type="float">
            <text:p>1</text:p>
          </table:table-cell>
          <table:table-cell table:formula="of:=[.H85]/[.I85]" office:value-type="float" office:value="1" calcext:value-type="float">
            <text:p>1.00</text:p>
          </table:table-cell>
          <table:table-cell table:formula="of:=ROUND(AVERAGE([.C85];[.D85]))" office:value-type="float" office:value="16" calcext:value-type="float">
            <text:p>16</text:p>
          </table:table-cell>
          <table:table-cell/>
          <table:table-cell table:formula="of:=ROUNDUP(MAX((100-MAX([.M$5]+[.$E$2]*MIN([.AJ85];0);0))*INT(([.$K85]-MAX([.AJ85];0))*[.$J85])/100;0);0)" office:value-type="float" office:value="16" calcext:value-type="float">
            <text:p>16</text:p>
          </table:table-cell>
          <table:table-cell table:formula="of:=ROUNDUP(MAX((100-MAX([.N$5]+[.$E$2]*MIN([.AK85];0);0))*INT(([.$K85]-MAX([.AK85];0))*[.$J85])/100;0);0)" office:value-type="float" office:value="16" calcext:value-type="float">
            <text:p>16</text:p>
          </table:table-cell>
          <table:table-cell table:formula="of:=ROUNDUP(MAX((100-MAX([.O$5]+[.$E$2]*MIN([.AL85];0);0))*INT(([.$K85]-MAX([.AL85];0))*[.$J85])/100;0);0)" office:value-type="float" office:value="16" calcext:value-type="float">
            <text:p>16</text:p>
          </table:table-cell>
          <table:table-cell table:formula="of:=ROUNDUP(MAX((100-MAX([.P$5]+[.$E$2]*MIN([.AM85];0);0))*INT(([.$K85]-MAX([.AM85];0))*[.$J85])/100;0);0)" office:value-type="float" office:value="16" calcext:value-type="float">
            <text:p>16</text:p>
          </table:table-cell>
          <table:table-cell table:formula="of:=ROUNDUP(MAX((100-MAX([.Q$5]+[.$E$2]*MIN([.AN85];0);0))*INT(([.$K85]-MAX([.AN85];0))*[.$J85])/100;0);0)" office:value-type="float" office:value="16" calcext:value-type="float">
            <text:p>16</text:p>
          </table:table-cell>
          <table:table-cell table:formula="of:=ROUNDUP(MAX((100-MAX([.R$5]+[.$E$2]*MIN([.AO85];0);0))*INT(([.$K85]-MAX([.AO85];0))*[.$J85])/100;0);0)" office:value-type="float" office:value="16" calcext:value-type="float">
            <text:p>16</text:p>
          </table:table-cell>
          <table:table-cell table:formula="of:=ROUNDUP(MAX((100-MAX([.S$5]+[.$E$2]*MIN([.AP85];0);0))*INT(([.$K85]-MAX([.AP85];0))*[.$J85])/100;0);0)" office:value-type="float" office:value="16" calcext:value-type="float">
            <text:p>16</text:p>
          </table:table-cell>
          <table:table-cell table:formula="of:=ROUNDUP(MAX((100-MAX([.T$5]+[.$E$2]*MIN([.AQ85];0);0))*INT(([.$K85]-MAX([.AQ85];0))*[.$J85])/100;0);0)" office:value-type="float" office:value="16" calcext:value-type="float">
            <text:p>16</text:p>
          </table:table-cell>
          <table:table-cell table:formula="of:=ROUNDUP(MAX((100-MAX([.U$5]+[.$E$2]*MIN([.AR85];0);0))*INT(([.$K85]-MAX([.AR85];0))*[.$J85])/100;0);0)" office:value-type="float" office:value="16" calcext:value-type="float">
            <text:p>16</text:p>
          </table:table-cell>
          <table:table-cell table:formula="of:=ROUNDUP(MAX((100-MAX([.V$5]+[.$E$2]*MIN([.AS85];0);0))*INT(([.$K85]-MAX([.AS85];0))*[.$J85])/100;0);0)" office:value-type="float" office:value="16" calcext:value-type="float">
            <text:p>16</text:p>
          </table:table-cell>
          <table:table-cell table:formula="of:=ROUNDUP(MAX((100-MAX([.W$5]+[.$E$2]*MIN([.AT85];0);0))*INT(([.$K85]-MAX([.AT85];0))*[.$J85])/100;0);0)" office:value-type="float" office:value="16" calcext:value-type="float">
            <text:p>16</text:p>
          </table:table-cell>
          <table:table-cell table:formula="of:=ROUNDUP(MAX((100-MAX([.X$5]+[.$E$2]*MIN([.AU85];0);0))*INT(([.$K85]-MAX([.AU85];0))*[.$J85])/100;0);0)" office:value-type="float" office:value="16" calcext:value-type="float">
            <text:p>16</text:p>
          </table:table-cell>
          <table:table-cell table:formula="of:=ROUNDUP(MAX((100-MAX([.Y$5]+[.$E$2]*MIN([.AV85];0);0))*INT(([.$K85]-MAX([.AV85];0))*[.$J85])/100;0);0)" office:value-type="float" office:value="16" calcext:value-type="float">
            <text:p>16</text:p>
          </table:table-cell>
          <table:table-cell table:formula="of:=ROUNDUP(MAX((100-MAX([.Z$5]+[.$E$2]*MIN([.AW85];0);0))*INT(([.$K85]-MAX([.AW85];0))*[.$J85])/100;0);0)" office:value-type="float" office:value="16" calcext:value-type="float">
            <text:p>16</text:p>
          </table:table-cell>
          <table:table-cell table:formula="of:=ROUNDUP(MAX((100-MAX([.AA$5]+[.$E$2]*MIN([.AX85];0);0))*INT(([.$K85]-MAX([.AX85];0))*[.$J85])/100;0);0)" office:value-type="float" office:value="16" calcext:value-type="float">
            <text:p>16</text:p>
          </table:table-cell>
          <table:table-cell table:formula="of:=ROUNDUP(MAX((100-MAX([.AB$5]+[.$E$2]*MIN([.AY85];0);0))*INT(([.$K85]-MAX([.AY85];0))*[.$J85])/100;0);0)" office:value-type="float" office:value="16" calcext:value-type="float">
            <text:p>16</text:p>
          </table:table-cell>
          <table:table-cell table:formula="of:=ROUNDUP(MAX((100-MAX([.AC$5]+[.$E$2]*MIN([.AZ85];0);0))*INT(([.$K85]-MAX([.AZ85];0))*[.$J85])/100;0);0)" office:value-type="float" office:value="13" calcext:value-type="float">
            <text:p>13</text:p>
          </table:table-cell>
          <table:table-cell table:number-columns-repeated="6"/>
          <table:table-cell table:formula="of:=FLOOR([.M$4]*IF([.$E85];0.2;1))-[.$G85]" office:value-type="float" office:value="-9" calcext:value-type="float">
            <text:p>-9</text:p>
          </table:table-cell>
          <table:table-cell table:formula="of:=FLOOR([.N$4]*IF([.$E85];0.2;1))-[.$G85]" office:value-type="float" office:value="-9" calcext:value-type="float">
            <text:p>-9</text:p>
          </table:table-cell>
          <table:table-cell table:formula="of:=FLOOR([.O$4]*IF([.$E85];0.2;1))-[.$G85]" office:value-type="float" office:value="-9" calcext:value-type="float">
            <text:p>-9</text:p>
          </table:table-cell>
          <table:table-cell table:formula="of:=FLOOR([.P$4]*IF([.$E85];0.2;1))-[.$G85]" office:value-type="float" office:value="-9" calcext:value-type="float">
            <text:p>-9</text:p>
          </table:table-cell>
          <table:table-cell table:formula="of:=FLOOR([.Q$4]*IF([.$E85];0.2;1))-[.$G85]" office:value-type="float" office:value="-9" calcext:value-type="float">
            <text:p>-9</text:p>
          </table:table-cell>
          <table:table-cell table:formula="of:=FLOOR([.R$4]*IF([.$E85];0.2;1))-[.$G85]" office:value-type="float" office:value="-9" calcext:value-type="float">
            <text:p>-9</text:p>
          </table:table-cell>
          <table:table-cell table:formula="of:=FLOOR([.S$4]*IF([.$E85];0.2;1))-[.$G85]" office:value-type="float" office:value="-9" calcext:value-type="float">
            <text:p>-9</text:p>
          </table:table-cell>
          <table:table-cell table:formula="of:=FLOOR([.T$4]*IF([.$E85];0.2;1))-[.$G85]" office:value-type="float" office:value="-9" calcext:value-type="float">
            <text:p>-9</text:p>
          </table:table-cell>
          <table:table-cell table:formula="of:=FLOOR([.U$4]*IF([.$E85];0.2;1))-[.$G85]" office:value-type="float" office:value="-9" calcext:value-type="float">
            <text:p>-9</text:p>
          </table:table-cell>
          <table:table-cell table:formula="of:=FLOOR([.V$4]*IF([.$E85];0.2;1))-[.$G85]" office:value-type="float" office:value="-8" calcext:value-type="float">
            <text:p>-8</text:p>
          </table:table-cell>
          <table:table-cell table:formula="of:=FLOOR([.W$4]*IF([.$E85];0.2;1))-[.$G85]" office:value-type="float" office:value="-8" calcext:value-type="float">
            <text:p>-8</text:p>
          </table:table-cell>
          <table:table-cell table:formula="of:=FLOOR([.X$4]*IF([.$E85];0.2;1))-[.$G85]" office:value-type="float" office:value="-8" calcext:value-type="float">
            <text:p>-8</text:p>
          </table:table-cell>
          <table:table-cell table:formula="of:=FLOOR([.Y$4]*IF([.$E85];0.2;1))-[.$G85]" office:value-type="float" office:value="-7" calcext:value-type="float">
            <text:p>-7</text:p>
          </table:table-cell>
          <table:table-cell table:formula="of:=FLOOR([.Z$4]*IF([.$E85];0.2;1))-[.$G85]" office:value-type="float" office:value="-7" calcext:value-type="float">
            <text:p>-7</text:p>
          </table:table-cell>
          <table:table-cell table:formula="of:=FLOOR([.AA$4]*IF([.$E85];0.2;1))-[.$G85]" office:value-type="float" office:value="-7" calcext:value-type="float">
            <text:p>-7</text:p>
          </table:table-cell>
          <table:table-cell table:formula="of:=FLOOR([.AB$4]*IF([.$E85];0.2;1))-[.$G85]" office:value-type="float" office:value="-7" calcext:value-type="float">
            <text:p>-7</text:p>
          </table:table-cell>
          <table:table-cell table:formula="of:=FLOOR([.AC$4]*IF([.$E85];0.2;1))-[.$G85]" office:value-type="float" office:value="-5" calcext:value-type="float">
            <text:p>-5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 office:value-type="string" calcext:value-type="string" table:number-columns-spanned="14" table:number-rows-spanned="1">
            <text:p>EXPLOSIVE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8" table:formula="of:=OFFSET([$'EcCo Armor (0.8)'.$A$2];[.M90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 (0.8)'.$A$2];[.N90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 (0.8)'.$A$2];[.O90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 (0.8)'.$A$2];[.P90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 (0.8)'.$A$2];[.Q90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 (0.8)'.$A$2];[.R90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 (0.8)'.$A$2];[.S90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 (0.8)'.$A$2];[.T90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 (0.8)'.$A$2];[.U90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 (0.8)'.$A$2];[.V90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 (0.8)'.$A$2];[.W90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 (0.8)'.$A$2];[.X90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 (0.8)'.$A$2];[.Y90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 (0.8)'.$A$2];[.Z90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 (0.8)'.$A$2];[.AA90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 (0.8)'.$A$2];[.AB90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 (0.8)'.$A$2];[.AC90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6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covered-table-cell/>
          <table:covered-table-cell table:number-columns-repeated="19" table:style-name="ce10"/>
          <table:table-cell table:number-columns-repeated="2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 (0.8)'.$O$2];[.M$90];0)" office:value-type="float" office:value="0" calcext:value-type="float">
            <text:p>0</text:p>
          </table:table-cell>
          <table:table-cell table:style-name="ce3" table:formula="of:=OFFSET([$'EcCo Armor (0.8)'.$O$2];[.N$90];0)" office:value-type="float" office:value="0" calcext:value-type="float">
            <text:p>0</text:p>
          </table:table-cell>
          <table:table-cell table:style-name="ce3" table:formula="of:=OFFSET([$'EcCo Armor (0.8)'.$O$2];[.O$90];0)" office:value-type="float" office:value="0" calcext:value-type="float">
            <text:p>0</text:p>
          </table:table-cell>
          <table:table-cell table:style-name="ce3" table:formula="of:=OFFSET([$'EcCo Armor (0.8)'.$O$2];[.P$90];0)" office:value-type="float" office:value="1" calcext:value-type="float">
            <text:p>1</text:p>
          </table:table-cell>
          <table:table-cell table:style-name="ce3" table:formula="of:=OFFSET([$'EcCo Armor (0.8)'.$O$2];[.Q$90];0)" office:value-type="float" office:value="0" calcext:value-type="float">
            <text:p>0</text:p>
          </table:table-cell>
          <table:table-cell table:style-name="ce3" table:formula="of:=OFFSET([$'EcCo Armor (0.8)'.$O$2];[.R$90];0)" office:value-type="float" office:value="1" calcext:value-type="float">
            <text:p>1</text:p>
          </table:table-cell>
          <table:table-cell table:style-name="ce3" table:formula="of:=OFFSET([$'EcCo Armor (0.8)'.$O$2];[.S$90];0)" office:value-type="float" office:value="4" calcext:value-type="float">
            <text:p>4</text:p>
          </table:table-cell>
          <table:table-cell table:style-name="ce3" table:formula="of:=OFFSET([$'EcCo Armor (0.8)'.$O$2];[.T$90];0)" office:value-type="float" office:value="4" calcext:value-type="float">
            <text:p>4</text:p>
          </table:table-cell>
          <table:table-cell table:style-name="ce3" table:formula="of:=OFFSET([$'EcCo Armor (0.8)'.$O$2];[.U$90];0)" office:value-type="float" office:value="4" calcext:value-type="float">
            <text:p>4</text:p>
          </table:table-cell>
          <table:table-cell table:style-name="ce3" table:formula="of:=OFFSET([$'EcCo Armor (0.8)'.$O$2];[.V$90];0)" office:value-type="float" office:value="6" calcext:value-type="float">
            <text:p>6</text:p>
          </table:table-cell>
          <table:table-cell table:style-name="ce3" table:formula="of:=OFFSET([$'EcCo Armor (0.8)'.$O$2];[.W$90];0)" office:value-type="float" office:value="8" calcext:value-type="float">
            <text:p>8</text:p>
          </table:table-cell>
          <table:table-cell table:style-name="ce3" table:formula="of:=OFFSET([$'EcCo Armor (0.8)'.$O$2];[.X$90];0)" office:value-type="float" office:value="9" calcext:value-type="float">
            <text:p>9</text:p>
          </table:table-cell>
          <table:table-cell table:style-name="ce3" table:formula="of:=OFFSET([$'EcCo Armor (0.8)'.$O$2];[.Y$90];0)" office:value-type="float" office:value="16" calcext:value-type="float">
            <text:p>16</text:p>
          </table:table-cell>
          <table:table-cell table:style-name="ce3" table:formula="of:=OFFSET([$'EcCo Armor (0.8)'.$O$2];[.Z$90];0)" office:value-type="float" office:value="18" calcext:value-type="float">
            <text:p>18</text:p>
          </table:table-cell>
          <table:table-cell table:style-name="ce3" table:formula="of:=OFFSET([$'EcCo Armor (0.8)'.$O$2];[.AA$90];0)" office:value-type="float" office:value="20" calcext:value-type="float">
            <text:p>20</text:p>
          </table:table-cell>
          <table:table-cell table:style-name="ce3" table:formula="of:=OFFSET([$'EcCo Armor (0.8)'.$O$2];[.AB$90];0)" office:value-type="float" office:value="20" calcext:value-type="float">
            <text:p>20</text:p>
          </table:table-cell>
          <table:table-cell table:style-name="ce3" table:formula="of:=OFFSET([$'EcCo Armor (0.8)'.$O$2];[.AC$90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 (0.8)'.$P$2];[.M$90];0)" office:value-type="float" office:value="0" calcext:value-type="float">
            <text:p>0</text:p>
          </table:table-cell>
          <table:table-cell table:style-name="ce3" table:formula="of:=OFFSET([$'EcCo Armor (0.8)'.$P$2];[.N$90];0)" office:value-type="float" office:value="20" calcext:value-type="float">
            <text:p>20</text:p>
          </table:table-cell>
          <table:table-cell table:style-name="ce3" table:formula="of:=OFFSET([$'EcCo Armor (0.8)'.$P$2];[.O$90];0)" office:value-type="float" office:value="20" calcext:value-type="float">
            <text:p>20</text:p>
          </table:table-cell>
          <table:table-cell table:style-name="ce3" table:formula="of:=OFFSET([$'EcCo Armor (0.8)'.$P$2];[.P$90];0)" office:value-type="float" office:value="20" calcext:value-type="float">
            <text:p>20</text:p>
          </table:table-cell>
          <table:table-cell table:style-name="ce3" table:formula="of:=OFFSET([$'EcCo Armor (0.8)'.$P$2];[.Q$90];0)" office:value-type="float" office:value="20" calcext:value-type="float">
            <text:p>20</text:p>
          </table:table-cell>
          <table:table-cell table:style-name="ce3" table:formula="of:=OFFSET([$'EcCo Armor (0.8)'.$P$2];[.R$90];0)" office:value-type="float" office:value="25" calcext:value-type="float">
            <text:p>25</text:p>
          </table:table-cell>
          <table:table-cell table:style-name="ce3" table:formula="of:=OFFSET([$'EcCo Armor (0.8)'.$P$2];[.S$90];0)" office:value-type="float" office:value="25" calcext:value-type="float">
            <text:p>25</text:p>
          </table:table-cell>
          <table:table-cell table:style-name="ce3" table:formula="of:=OFFSET([$'EcCo Armor (0.8)'.$P$2];[.T$90];0)" office:value-type="float" office:value="30" calcext:value-type="float">
            <text:p>30</text:p>
          </table:table-cell>
          <table:table-cell table:style-name="ce3" table:formula="of:=OFFSET([$'EcCo Armor (0.8)'.$P$2];[.U$90];0)" office:value-type="float" office:value="30" calcext:value-type="float">
            <text:p>30</text:p>
          </table:table-cell>
          <table:table-cell table:style-name="ce3" table:formula="of:=OFFSET([$'EcCo Armor (0.8)'.$P$2];[.V$90];0)" office:value-type="float" office:value="40" calcext:value-type="float">
            <text:p>40</text:p>
          </table:table-cell>
          <table:table-cell table:style-name="ce3" table:formula="of:=OFFSET([$'EcCo Armor (0.8)'.$P$2];[.W$90];0)" office:value-type="float" office:value="40" calcext:value-type="float">
            <text:p>40</text:p>
          </table:table-cell>
          <table:table-cell table:style-name="ce3" table:formula="of:=OFFSET([$'EcCo Armor (0.8)'.$P$2];[.X$90];0)" office:value-type="float" office:value="45" calcext:value-type="float">
            <text:p>45</text:p>
          </table:table-cell>
          <table:table-cell table:style-name="ce3" table:formula="of:=OFFSET([$'EcCo Armor (0.8)'.$P$2];[.Y$90];0)" office:value-type="float" office:value="50" calcext:value-type="float">
            <text:p>50</text:p>
          </table:table-cell>
          <table:table-cell table:style-name="ce3" table:formula="of:=OFFSET([$'EcCo Armor (0.8)'.$P$2];[.Z$90];0)" office:value-type="float" office:value="50" calcext:value-type="float">
            <text:p>50</text:p>
          </table:table-cell>
          <table:table-cell table:style-name="ce3" table:formula="of:=OFFSET([$'EcCo Armor (0.8)'.$P$2];[.AA$90];0)" office:value-type="float" office:value="65" calcext:value-type="float">
            <text:p>65</text:p>
          </table:table-cell>
          <table:table-cell table:style-name="ce3" table:formula="of:=OFFSET([$'EcCo Armor (0.8)'.$P$2];[.AB$90];0)" office:value-type="float" office:value="70" calcext:value-type="float">
            <text:p>70</text:p>
          </table:table-cell>
          <table:table-cell table:style-name="ce3" table:formula="of:=OFFSET([$'EcCo Armor (0.8)'.$P$2];[.AC$90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/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HE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formula="of:=LOOKUP([.$B97];[$'EcCo ammo'.$A$6:$'EcCo ammo'.$A$37];[$'EcCo ammo'.F$6:$'EcCo ammo'.F$37])" office:value-type="float" office:value="0" calcext:value-type="float">
            <text:p>0</text:p>
          </table:table-cell>
          <table:table-cell table:formula="of:=LOOKUP([.$B97];[$'EcCo ammo'.$A$6:$'EcCo ammo'.$A$37];[$'EcCo ammo'.H$6:$'EcCo ammo'.H$37])" office:value-type="float" office:value="4" calcext:value-type="float">
            <text:p>4</text:p>
          </table:table-cell>
          <table:table-cell table:formula="of:=LOOKUP([.$B97];[$'EcCo ammo'.$A$6:$'EcCo ammo'.$A$37];[$'EcCo ammo'.I$6:$'EcCo ammo'.I$37])" office:value-type="float" office:value="1" calcext:value-type="float">
            <text:p>1</text:p>
          </table:table-cell>
          <table:table-cell table:formula="of:=LOOKUP([.$B97];[$'EcCo ammo'.$A$6:$'EcCo ammo'.$A$37];[$'EcCo ammo'.J$6:$'EcCo ammo'.J$37])" office:value-type="float" office:value="1" calcext:value-type="float">
            <text:p>1</text:p>
          </table:table-cell>
          <table:table-cell table:formula="of:=[.H97]/[.I97]" office:value-type="float" office:value="1" calcext:value-type="float">
            <text:p>1.00</text:p>
          </table:table-cell>
          <table:table-cell table:formula="of:=ROUND(AVERAGE([.C97];[.D97]))" office:value-type="float" office:value="30" calcext:value-type="float">
            <text:p>30</text:p>
          </table:table-cell>
          <table:table-cell/>
          <table:table-cell table:formula="of:=ROUNDUP(MAX((100-MAX([.M$95]+10*MIN([.M$94]-[.$G97];0);0))*INT(([.$K97]-MAX([.M$94]-[.$G97];0))*[.$J97])/100;0);0)" office:value-type="float" office:value="30" calcext:value-type="float">
            <text:p>30</text:p>
          </table:table-cell>
          <table:table-cell table:formula="of:=ROUNDUP(MAX((100-MAX([.N$95]+10*MIN([.N$94]-[.$G97];0);0))*INT(([.$K97]-MAX([.N$94]-[.$G97];0))*[.$J97])/100;0);0)" office:value-type="float" office:value="30" calcext:value-type="float">
            <text:p>30</text:p>
          </table:table-cell>
          <table:table-cell table:formula="of:=ROUNDUP(MAX((100-MAX([.O$95]+10*MIN([.O$94]-[.$G97];0);0))*INT(([.$K97]-MAX([.O$94]-[.$G97];0))*[.$J97])/100;0);0)" office:value-type="float" office:value="30" calcext:value-type="float">
            <text:p>30</text:p>
          </table:table-cell>
          <table:table-cell table:formula="of:=ROUNDUP(MAX((100-MAX([.P$95]+10*MIN([.P$94]-[.$G97];0);0))*INT(([.$K97]-MAX([.P$94]-[.$G97];0))*[.$J97])/100;0);0)" office:value-type="float" office:value="30" calcext:value-type="float">
            <text:p>30</text:p>
          </table:table-cell>
          <table:table-cell table:formula="of:=ROUNDUP(MAX((100-MAX([.Q$95]+10*MIN([.Q$94]-[.$G97];0);0))*INT(([.$K97]-MAX([.Q$94]-[.$G97];0))*[.$J97])/100;0);0)" office:value-type="float" office:value="30" calcext:value-type="float">
            <text:p>30</text:p>
          </table:table-cell>
          <table:table-cell table:formula="of:=ROUNDUP(MAX((100-MAX([.R$95]+10*MIN([.R$94]-[.$G97];0);0))*INT(([.$K97]-MAX([.R$94]-[.$G97];0))*[.$J97])/100;0);0)" office:value-type="float" office:value="30" calcext:value-type="float">
            <text:p>30</text:p>
          </table:table-cell>
          <table:table-cell table:formula="of:=ROUNDUP(MAX((100-MAX([.S$95]+10*MIN([.S$94]-[.$G97];0);0))*INT(([.$K97]-MAX([.S$94]-[.$G97];0))*[.$J97])/100;0);0)" office:value-type="float" office:value="23" calcext:value-type="float">
            <text:p>23</text:p>
          </table:table-cell>
          <table:table-cell table:formula="of:=ROUNDUP(MAX((100-MAX([.T$95]+10*MIN([.T$94]-[.$G97];0);0))*INT(([.$K97]-MAX([.T$94]-[.$G97];0))*[.$J97])/100;0);0)" office:value-type="float" office:value="21" calcext:value-type="float">
            <text:p>21</text:p>
          </table:table-cell>
          <table:table-cell table:formula="of:=ROUNDUP(MAX((100-MAX([.U$95]+10*MIN([.U$94]-[.$G97];0);0))*INT(([.$K97]-MAX([.U$94]-[.$G97];0))*[.$J97])/100;0);0)" office:value-type="float" office:value="21" calcext:value-type="float">
            <text:p>21</text:p>
          </table:table-cell>
          <table:table-cell table:formula="of:=ROUNDUP(MAX((100-MAX([.V$95]+10*MIN([.V$94]-[.$G97];0);0))*INT(([.$K97]-MAX([.V$94]-[.$G97];0))*[.$J97])/100;0);0)" office:value-type="float" office:value="17" calcext:value-type="float">
            <text:p>17</text:p>
          </table:table-cell>
          <table:table-cell table:formula="of:=ROUNDUP(MAX((100-MAX([.W$95]+10*MIN([.W$94]-[.$G97];0);0))*INT(([.$K97]-MAX([.W$94]-[.$G97];0))*[.$J97])/100;0);0)" office:value-type="float" office:value="16" calcext:value-type="float">
            <text:p>16</text:p>
          </table:table-cell>
          <table:table-cell table:formula="of:=ROUNDUP(MAX((100-MAX([.X$95]+10*MIN([.X$94]-[.$G97];0);0))*INT(([.$K97]-MAX([.X$94]-[.$G97];0))*[.$J97])/100;0);0)" office:value-type="float" office:value="14" calcext:value-type="float">
            <text:p>14</text:p>
          </table:table-cell>
          <table:table-cell table:formula="of:=ROUNDUP(MAX((100-MAX([.Y$95]+10*MIN([.Y$94]-[.$G97];0);0))*INT(([.$K97]-MAX([.Y$94]-[.$G97];0))*[.$J97])/100;0);0)" office:value-type="float" office:value="9" calcext:value-type="float">
            <text:p>9</text:p>
          </table:table-cell>
          <table:table-cell table:formula="of:=ROUNDUP(MAX((100-MAX([.Z$95]+10*MIN([.Z$94]-[.$G97];0);0))*INT(([.$K97]-MAX([.Z$94]-[.$G97];0))*[.$J97])/100;0);0)" office:value-type="float" office:value="8" calcext:value-type="float">
            <text:p>8</text:p>
          </table:table-cell>
          <table:table-cell table:formula="of:=ROUNDUP(MAX((100-MAX([.AA$95]+10*MIN([.AA$94]-[.$G97];0);0))*INT(([.$K97]-MAX([.AA$94]-[.$G97];0))*[.$J97])/100;0);0)" office:value-type="float" office:value="5" calcext:value-type="float">
            <text:p>5</text:p>
          </table:table-cell>
          <table:table-cell table:formula="of:=ROUNDUP(MAX((100-MAX([.AB$95]+10*MIN([.AB$94]-[.$G97];0);0))*INT(([.$K97]-MAX([.AB$94]-[.$G97];0))*[.$J97])/100;0);0)" office:value-type="float" office:value="5" calcext:value-type="float">
            <text:p>5</text:p>
          </table:table-cell>
          <table:table-cell table:formula="of:=ROUNDUP(MAX((100-MAX([.AC$95]+10*MIN([.AC$94]-[.$G97];0);0))*INT(([.$K97]-MAX([.AC$94]-[.$G97];0))*[.$J97])/100;0);0)" office:value-type="float" office:value="5" calcext:value-type="float">
            <text:p>5</text:p>
          </table:table-cell>
          <table:table-cell table:number-columns-repeated="6"/>
          <table:table-cell table:formula="of:=FLOOR([.M$94]*IF([.$E97];0.2;1))-[.$G97]" office:value-type="float" office:value="-4" calcext:value-type="float">
            <text:p>-4</text:p>
          </table:table-cell>
          <table:table-cell table:formula="of:=FLOOR([.N$94]*IF([.$E97];0.2;1))-[.$G97]" office:value-type="float" office:value="-4" calcext:value-type="float">
            <text:p>-4</text:p>
          </table:table-cell>
          <table:table-cell table:formula="of:=FLOOR([.O$94]*IF([.$E97];0.2;1))-[.$G97]" office:value-type="float" office:value="-4" calcext:value-type="float">
            <text:p>-4</text:p>
          </table:table-cell>
          <table:table-cell table:formula="of:=FLOOR([.P$94]*IF([.$E97];0.2;1))-[.$G97]" office:value-type="float" office:value="-3" calcext:value-type="float">
            <text:p>-3</text:p>
          </table:table-cell>
          <table:table-cell table:formula="of:=FLOOR([.Q$94]*IF([.$E97];0.2;1))-[.$G97]" office:value-type="float" office:value="-4" calcext:value-type="float">
            <text:p>-4</text:p>
          </table:table-cell>
          <table:table-cell table:formula="of:=FLOOR([.R$94]*IF([.$E97];0.2;1))-[.$G97]" office:value-type="float" office:value="-3" calcext:value-type="float">
            <text:p>-3</text:p>
          </table:table-cell>
          <table:table-cell table:formula="of:=FLOOR([.S$94]*IF([.$E97];0.2;1))-[.$G97]" office:value-type="float" office:value="0" calcext:value-type="float">
            <text:p>0</text:p>
          </table:table-cell>
          <table:table-cell table:formula="of:=FLOOR([.T$94]*IF([.$E97];0.2;1))-[.$G97]" office:value-type="float" office:value="0" calcext:value-type="float">
            <text:p>0</text:p>
          </table:table-cell>
          <table:table-cell table:formula="of:=FLOOR([.U$94]*IF([.$E97];0.2;1))-[.$G97]" office:value-type="float" office:value="0" calcext:value-type="float">
            <text:p>0</text:p>
          </table:table-cell>
          <table:table-cell table:formula="of:=FLOOR([.V$94]*IF([.$E97];0.2;1))-[.$G97]" office:value-type="float" office:value="2" calcext:value-type="float">
            <text:p>2</text:p>
          </table:table-cell>
          <table:table-cell table:formula="of:=FLOOR([.W$94]*IF([.$E97];0.2;1))-[.$G97]" office:value-type="float" office:value="4" calcext:value-type="float">
            <text:p>4</text:p>
          </table:table-cell>
          <table:table-cell table:formula="of:=FLOOR([.X$94]*IF([.$E97];0.2;1))-[.$G97]" office:value-type="float" office:value="5" calcext:value-type="float">
            <text:p>5</text:p>
          </table:table-cell>
          <table:table-cell table:formula="of:=FLOOR([.Y$94]*IF([.$E97];0.2;1))-[.$G97]" office:value-type="float" office:value="12" calcext:value-type="float">
            <text:p>12</text:p>
          </table:table-cell>
          <table:table-cell table:formula="of:=FLOOR([.Z$94]*IF([.$E97];0.2;1))-[.$G97]" office:value-type="float" office:value="14" calcext:value-type="float">
            <text:p>14</text:p>
          </table:table-cell>
          <table:table-cell table:formula="of:=FLOOR([.AA$94]*IF([.$E97];0.2;1))-[.$G97]" office:value-type="float" office:value="16" calcext:value-type="float">
            <text:p>16</text:p>
          </table:table-cell>
          <table:table-cell table:formula="of:=FLOOR([.AB$94]*IF([.$E97];0.2;1))-[.$G97]" office:value-type="float" office:value="16" calcext:value-type="float">
            <text:p>16</text:p>
          </table:table-cell>
          <table:table-cell table:formula="of:=FLOOR([.AC$94]*IF([.$E97];0.2;1))-[.$G97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ade Launcher</text:p>
          </table:table-cell>
          <table:table-cell office:value-type="string" calcext:value-type="string">
            <text:p>40mm IC Grenade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formula="of:=LOOKUP([.$B98];[$'EcCo ammo'.$A$6:$'EcCo ammo'.$A$37];[$'EcCo ammo'.F$6:$'EcCo ammo'.F$37])" office:value-type="float" office:value="0" calcext:value-type="float">
            <text:p>0</text:p>
          </table:table-cell>
          <table:table-cell table:formula="of:=LOOKUP([.$B98];[$'EcCo ammo'.$A$6:$'EcCo ammo'.$A$37];[$'EcCo ammo'.H$6:$'EcCo ammo'.H$37])" office:value-type="float" office:value="0" calcext:value-type="float">
            <text:p>0</text:p>
          </table:table-cell>
          <table:table-cell table:formula="of:=LOOKUP([.$B98];[$'EcCo ammo'.$A$6:$'EcCo ammo'.$A$37];[$'EcCo ammo'.I$6:$'EcCo ammo'.I$37])" office:value-type="float" office:value="4" calcext:value-type="float">
            <text:p>4</text:p>
          </table:table-cell>
          <table:table-cell table:formula="of:=LOOKUP([.$B98];[$'EcCo ammo'.$A$6:$'EcCo ammo'.$A$37];[$'EcCo ammo'.J$6:$'EcCo ammo'.J$37])" office:value-type="float" office:value="3" calcext:value-type="float">
            <text:p>3</text:p>
          </table:table-cell>
          <table:table-cell table:formula="of:=[.H98]/[.I98]" office:value-type="float" office:value="1.33333333333333" calcext:value-type="float">
            <text:p>1.33</text:p>
          </table:table-cell>
          <table:table-cell table:formula="of:=ROUND(AVERAGE([.C98];[.D98]))" office:value-type="float" office:value="30" calcext:value-type="float">
            <text:p>30</text:p>
          </table:table-cell>
          <table:table-cell/>
          <table:table-cell table:formula="of:=ROUNDUP(MAX((100-MAX([.M$95]+10*MIN([.M$94]-[.$G98];0);0))*INT(([.$K98]-MAX([.M$94]-[.$G98];0))*[.$J98])/100;0);0)" office:value-type="float" office:value="39" calcext:value-type="float">
            <text:p>39</text:p>
          </table:table-cell>
          <table:table-cell table:formula="of:=ROUNDUP(MAX((100-MAX([.N$95]+10*MIN([.N$94]-[.$G98];0);0))*INT(([.$K98]-MAX([.N$94]-[.$G98];0))*[.$J98])/100;0);0)" office:value-type="float" office:value="32" calcext:value-type="float">
            <text:p>32</text:p>
          </table:table-cell>
          <table:table-cell table:formula="of:=ROUNDUP(MAX((100-MAX([.O$95]+10*MIN([.O$94]-[.$G98];0);0))*INT(([.$K98]-MAX([.O$94]-[.$G98];0))*[.$J98])/100;0);0)" office:value-type="float" office:value="32" calcext:value-type="float">
            <text:p>32</text:p>
          </table:table-cell>
          <table:table-cell table:formula="of:=ROUNDUP(MAX((100-MAX([.P$95]+10*MIN([.P$94]-[.$G98];0);0))*INT(([.$K98]-MAX([.P$94]-[.$G98];0))*[.$J98])/100;0);0)" office:value-type="float" office:value="31" calcext:value-type="float">
            <text:p>31</text:p>
          </table:table-cell>
          <table:table-cell table:formula="of:=ROUNDUP(MAX((100-MAX([.Q$95]+10*MIN([.Q$94]-[.$G98];0);0))*INT(([.$K98]-MAX([.Q$94]-[.$G98];0))*[.$J98])/100;0);0)" office:value-type="float" office:value="32" calcext:value-type="float">
            <text:p>32</text:p>
          </table:table-cell>
          <table:table-cell table:formula="of:=ROUNDUP(MAX((100-MAX([.R$95]+10*MIN([.R$94]-[.$G98];0);0))*INT(([.$K98]-MAX([.R$94]-[.$G98];0))*[.$J98])/100;0);0)" office:value-type="float" office:value="29" calcext:value-type="float">
            <text:p>29</text:p>
          </table:table-cell>
          <table:table-cell table:formula="of:=ROUNDUP(MAX((100-MAX([.S$95]+10*MIN([.S$94]-[.$G98];0);0))*INT(([.$K98]-MAX([.S$94]-[.$G98];0))*[.$J98])/100;0);0)" office:value-type="float" office:value="26" calcext:value-type="float">
            <text:p>26</text:p>
          </table:table-cell>
          <table:table-cell table:formula="of:=ROUNDUP(MAX((100-MAX([.T$95]+10*MIN([.T$94]-[.$G98];0);0))*INT(([.$K98]-MAX([.T$94]-[.$G98];0))*[.$J98])/100;0);0)" office:value-type="float" office:value="24" calcext:value-type="float">
            <text:p>24</text:p>
          </table:table-cell>
          <table:table-cell table:formula="of:=ROUNDUP(MAX((100-MAX([.U$95]+10*MIN([.U$94]-[.$G98];0);0))*INT(([.$K98]-MAX([.U$94]-[.$G98];0))*[.$J98])/100;0);0)" office:value-type="float" office:value="24" calcext:value-type="float">
            <text:p>24</text:p>
          </table:table-cell>
          <table:table-cell table:formula="of:=ROUNDUP(MAX((100-MAX([.V$95]+10*MIN([.V$94]-[.$G98];0);0))*INT(([.$K98]-MAX([.V$94]-[.$G98];0))*[.$J98])/100;0);0)" office:value-type="float" office:value="19" calcext:value-type="float">
            <text:p>19</text:p>
          </table:table-cell>
          <table:table-cell table:formula="of:=ROUNDUP(MAX((100-MAX([.W$95]+10*MIN([.W$94]-[.$G98];0);0))*INT(([.$K98]-MAX([.W$94]-[.$G98];0))*[.$J98])/100;0);0)" office:value-type="float" office:value="18" calcext:value-type="float">
            <text:p>18</text:p>
          </table:table-cell>
          <table:table-cell table:formula="of:=ROUNDUP(MAX((100-MAX([.X$95]+10*MIN([.X$94]-[.$G98];0);0))*INT(([.$K98]-MAX([.X$94]-[.$G98];0))*[.$J98])/100;0);0)" office:value-type="float" office:value="15" calcext:value-type="float">
            <text:p>15</text:p>
          </table:table-cell>
          <table:table-cell table:formula="of:=ROUNDUP(MAX((100-MAX([.Y$95]+10*MIN([.Y$94]-[.$G98];0);0))*INT(([.$K98]-MAX([.Y$94]-[.$G98];0))*[.$J98])/100;0);0)" office:value-type="float" office:value="9" calcext:value-type="float">
            <text:p>9</text:p>
          </table:table-cell>
          <table:table-cell table:formula="of:=ROUNDUP(MAX((100-MAX([.Z$95]+10*MIN([.Z$94]-[.$G98];0);0))*INT(([.$K98]-MAX([.Z$94]-[.$G98];0))*[.$J98])/100;0);0)" office:value-type="float" office:value="8" calcext:value-type="float">
            <text:p>8</text:p>
          </table:table-cell>
          <table:table-cell table:formula="of:=ROUNDUP(MAX((100-MAX([.AA$95]+10*MIN([.AA$94]-[.$G98];0);0))*INT(([.$K98]-MAX([.AA$94]-[.$G98];0))*[.$J98])/100;0);0)" office:value-type="float" office:value="5" calcext:value-type="float">
            <text:p>5</text:p>
          </table:table-cell>
          <table:table-cell table:formula="of:=ROUNDUP(MAX((100-MAX([.AB$95]+10*MIN([.AB$94]-[.$G98];0);0))*INT(([.$K98]-MAX([.AB$94]-[.$G98];0))*[.$J98])/100;0);0)" office:value-type="float" office:value="4" calcext:value-type="float">
            <text:p>4</text:p>
          </table:table-cell>
          <table:table-cell table:formula="of:=ROUNDUP(MAX((100-MAX([.AC$95]+10*MIN([.AC$94]-[.$G98];0);0))*INT(([.$K98]-MAX([.AC$94]-[.$G98];0))*[.$J98])/100;0);0)" office:value-type="float" office:value="4" calcext:value-type="float">
            <text:p>4</text:p>
          </table:table-cell>
          <table:table-cell table:number-columns-repeated="6"/>
          <table:table-cell table:formula="of:=FLOOR([.M$94]*IF([.$E98];0.2;1))-[.$G98]" office:value-type="float" office:value="0" calcext:value-type="float">
            <text:p>0</text:p>
          </table:table-cell>
          <table:table-cell table:formula="of:=FLOOR([.N$94]*IF([.$E98];0.2;1))-[.$G98]" office:value-type="float" office:value="0" calcext:value-type="float">
            <text:p>0</text:p>
          </table:table-cell>
          <table:table-cell table:formula="of:=FLOOR([.O$94]*IF([.$E98];0.2;1))-[.$G98]" office:value-type="float" office:value="0" calcext:value-type="float">
            <text:p>0</text:p>
          </table:table-cell>
          <table:table-cell table:formula="of:=FLOOR([.P$94]*IF([.$E98];0.2;1))-[.$G98]" office:value-type="float" office:value="1" calcext:value-type="float">
            <text:p>1</text:p>
          </table:table-cell>
          <table:table-cell table:formula="of:=FLOOR([.Q$94]*IF([.$E98];0.2;1))-[.$G98]" office:value-type="float" office:value="0" calcext:value-type="float">
            <text:p>0</text:p>
          </table:table-cell>
          <table:table-cell table:formula="of:=FLOOR([.R$94]*IF([.$E98];0.2;1))-[.$G98]" office:value-type="float" office:value="1" calcext:value-type="float">
            <text:p>1</text:p>
          </table:table-cell>
          <table:table-cell table:formula="of:=FLOOR([.S$94]*IF([.$E98];0.2;1))-[.$G98]" office:value-type="float" office:value="4" calcext:value-type="float">
            <text:p>4</text:p>
          </table:table-cell>
          <table:table-cell table:formula="of:=FLOOR([.T$94]*IF([.$E98];0.2;1))-[.$G98]" office:value-type="float" office:value="4" calcext:value-type="float">
            <text:p>4</text:p>
          </table:table-cell>
          <table:table-cell table:formula="of:=FLOOR([.U$94]*IF([.$E98];0.2;1))-[.$G98]" office:value-type="float" office:value="4" calcext:value-type="float">
            <text:p>4</text:p>
          </table:table-cell>
          <table:table-cell table:formula="of:=FLOOR([.V$94]*IF([.$E98];0.2;1))-[.$G98]" office:value-type="float" office:value="6" calcext:value-type="float">
            <text:p>6</text:p>
          </table:table-cell>
          <table:table-cell table:formula="of:=FLOOR([.W$94]*IF([.$E98];0.2;1))-[.$G98]" office:value-type="float" office:value="8" calcext:value-type="float">
            <text:p>8</text:p>
          </table:table-cell>
          <table:table-cell table:formula="of:=FLOOR([.X$94]*IF([.$E98];0.2;1))-[.$G98]" office:value-type="float" office:value="9" calcext:value-type="float">
            <text:p>9</text:p>
          </table:table-cell>
          <table:table-cell table:formula="of:=FLOOR([.Y$94]*IF([.$E98];0.2;1))-[.$G98]" office:value-type="float" office:value="16" calcext:value-type="float">
            <text:p>16</text:p>
          </table:table-cell>
          <table:table-cell table:formula="of:=FLOOR([.Z$94]*IF([.$E98];0.2;1))-[.$G98]" office:value-type="float" office:value="18" calcext:value-type="float">
            <text:p>18</text:p>
          </table:table-cell>
          <table:table-cell table:formula="of:=FLOOR([.AA$94]*IF([.$E98];0.2;1))-[.$G98]" office:value-type="float" office:value="20" calcext:value-type="float">
            <text:p>20</text:p>
          </table:table-cell>
          <table:table-cell table:formula="of:=FLOOR([.AB$94]*IF([.$E98];0.2;1))-[.$G98]" office:value-type="float" office:value="20" calcext:value-type="float">
            <text:p>20</text:p>
          </table:table-cell>
          <table:table-cell table:formula="of:=FLOOR([.AC$94]*IF([.$E98];0.2;1))-[.$G9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HE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formula="of:=LOOKUP([.$B99];[$'EcCo ammo'.$A$6:$'EcCo ammo'.$A$37];[$'EcCo ammo'.F$6:$'EcCo ammo'.F$37])" office:value-type="float" office:value="0" calcext:value-type="float">
            <text:p>0</text:p>
          </table:table-cell>
          <table:table-cell table:formula="of:=LOOKUP([.$B99];[$'EcCo ammo'.$A$6:$'EcCo ammo'.$A$37];[$'EcCo ammo'.H$6:$'EcCo ammo'.H$37])" office:value-type="float" office:value="4" calcext:value-type="float">
            <text:p>4</text:p>
          </table:table-cell>
          <table:table-cell table:formula="of:=LOOKUP([.$B99];[$'EcCo ammo'.$A$6:$'EcCo ammo'.$A$37];[$'EcCo ammo'.I$6:$'EcCo ammo'.I$37])" office:value-type="float" office:value="1" calcext:value-type="float">
            <text:p>1</text:p>
          </table:table-cell>
          <table:table-cell table:formula="of:=LOOKUP([.$B99];[$'EcCo ammo'.$A$6:$'EcCo ammo'.$A$37];[$'EcCo ammo'.J$6:$'EcCo ammo'.J$37])" office:value-type="float" office:value="1" calcext:value-type="float">
            <text:p>1</text:p>
          </table:table-cell>
          <table:table-cell table:formula="of:=[.H99]/[.I99]" office:value-type="float" office:value="1" calcext:value-type="float">
            <text:p>1.00</text:p>
          </table:table-cell>
          <table:table-cell table:formula="of:=ROUND(AVERAGE([.C99];[.D99]))" office:value-type="float" office:value="35" calcext:value-type="float">
            <text:p>35</text:p>
          </table:table-cell>
          <table:table-cell/>
          <table:table-cell table:formula="of:=ROUNDUP(MAX((100-MAX([.M$95]+10*MIN([.M$94]-[.$G99];0);0))*INT(([.$K99]-MAX([.M$94]-[.$G99];0))*[.$J99])/100;0);0)" office:value-type="float" office:value="35" calcext:value-type="float">
            <text:p>35</text:p>
          </table:table-cell>
          <table:table-cell table:formula="of:=ROUNDUP(MAX((100-MAX([.N$95]+10*MIN([.N$94]-[.$G99];0);0))*INT(([.$K99]-MAX([.N$94]-[.$G99];0))*[.$J99])/100;0);0)" office:value-type="float" office:value="35" calcext:value-type="float">
            <text:p>35</text:p>
          </table:table-cell>
          <table:table-cell table:formula="of:=ROUNDUP(MAX((100-MAX([.O$95]+10*MIN([.O$94]-[.$G99];0);0))*INT(([.$K99]-MAX([.O$94]-[.$G99];0))*[.$J99])/100;0);0)" office:value-type="float" office:value="35" calcext:value-type="float">
            <text:p>35</text:p>
          </table:table-cell>
          <table:table-cell table:formula="of:=ROUNDUP(MAX((100-MAX([.P$95]+10*MIN([.P$94]-[.$G99];0);0))*INT(([.$K99]-MAX([.P$94]-[.$G99];0))*[.$J99])/100;0);0)" office:value-type="float" office:value="35" calcext:value-type="float">
            <text:p>35</text:p>
          </table:table-cell>
          <table:table-cell table:formula="of:=ROUNDUP(MAX((100-MAX([.Q$95]+10*MIN([.Q$94]-[.$G99];0);0))*INT(([.$K99]-MAX([.Q$94]-[.$G99];0))*[.$J99])/100;0);0)" office:value-type="float" office:value="35" calcext:value-type="float">
            <text:p>35</text:p>
          </table:table-cell>
          <table:table-cell table:formula="of:=ROUNDUP(MAX((100-MAX([.R$95]+10*MIN([.R$94]-[.$G99];0);0))*INT(([.$K99]-MAX([.R$94]-[.$G99];0))*[.$J99])/100;0);0)" office:value-type="float" office:value="35" calcext:value-type="float">
            <text:p>35</text:p>
          </table:table-cell>
          <table:table-cell table:formula="of:=ROUNDUP(MAX((100-MAX([.S$95]+10*MIN([.S$94]-[.$G99];0);0))*INT(([.$K99]-MAX([.S$94]-[.$G99];0))*[.$J99])/100;0);0)" office:value-type="float" office:value="27" calcext:value-type="float">
            <text:p>27</text:p>
          </table:table-cell>
          <table:table-cell table:formula="of:=ROUNDUP(MAX((100-MAX([.T$95]+10*MIN([.T$94]-[.$G99];0);0))*INT(([.$K99]-MAX([.T$94]-[.$G99];0))*[.$J99])/100;0);0)" office:value-type="float" office:value="25" calcext:value-type="float">
            <text:p>25</text:p>
          </table:table-cell>
          <table:table-cell table:formula="of:=ROUNDUP(MAX((100-MAX([.U$95]+10*MIN([.U$94]-[.$G99];0);0))*INT(([.$K99]-MAX([.U$94]-[.$G99];0))*[.$J99])/100;0);0)" office:value-type="float" office:value="25" calcext:value-type="float">
            <text:p>25</text:p>
          </table:table-cell>
          <table:table-cell table:formula="of:=ROUNDUP(MAX((100-MAX([.V$95]+10*MIN([.V$94]-[.$G99];0);0))*INT(([.$K99]-MAX([.V$94]-[.$G99];0))*[.$J99])/100;0);0)" office:value-type="float" office:value="20" calcext:value-type="float">
            <text:p>20</text:p>
          </table:table-cell>
          <table:table-cell table:formula="of:=ROUNDUP(MAX((100-MAX([.W$95]+10*MIN([.W$94]-[.$G99];0);0))*INT(([.$K99]-MAX([.W$94]-[.$G99];0))*[.$J99])/100;0);0)" office:value-type="float" office:value="19" calcext:value-type="float">
            <text:p>19</text:p>
          </table:table-cell>
          <table:table-cell table:formula="of:=ROUNDUP(MAX((100-MAX([.X$95]+10*MIN([.X$94]-[.$G99];0);0))*INT(([.$K99]-MAX([.X$94]-[.$G99];0))*[.$J99])/100;0);0)" office:value-type="float" office:value="17" calcext:value-type="float">
            <text:p>17</text:p>
          </table:table-cell>
          <table:table-cell table:formula="of:=ROUNDUP(MAX((100-MAX([.Y$95]+10*MIN([.Y$94]-[.$G99];0);0))*INT(([.$K99]-MAX([.Y$94]-[.$G99];0))*[.$J99])/100;0);0)" office:value-type="float" office:value="12" calcext:value-type="float">
            <text:p>12</text:p>
          </table:table-cell>
          <table:table-cell table:formula="of:=ROUNDUP(MAX((100-MAX([.Z$95]+10*MIN([.Z$94]-[.$G99];0);0))*INT(([.$K99]-MAX([.Z$94]-[.$G99];0))*[.$J99])/100;0);0)" office:value-type="float" office:value="11" calcext:value-type="float">
            <text:p>11</text:p>
          </table:table-cell>
          <table:table-cell table:formula="of:=ROUNDUP(MAX((100-MAX([.AA$95]+10*MIN([.AA$94]-[.$G99];0);0))*INT(([.$K99]-MAX([.AA$94]-[.$G99];0))*[.$J99])/100;0);0)" office:value-type="float" office:value="7" calcext:value-type="float">
            <text:p>7</text:p>
          </table:table-cell>
          <table:table-cell table:formula="of:=ROUNDUP(MAX((100-MAX([.AB$95]+10*MIN([.AB$94]-[.$G99];0);0))*INT(([.$K99]-MAX([.AB$94]-[.$G99];0))*[.$J99])/100;0);0)" office:value-type="float" office:value="6" calcext:value-type="float">
            <text:p>6</text:p>
          </table:table-cell>
          <table:table-cell table:formula="of:=ROUNDUP(MAX((100-MAX([.AC$95]+10*MIN([.AC$94]-[.$G99];0);0))*INT(([.$K99]-MAX([.AC$94]-[.$G99];0))*[.$J99])/100;0);0)" office:value-type="float" office:value="6" calcext:value-type="float">
            <text:p>6</text:p>
          </table:table-cell>
          <table:table-cell table:number-columns-repeated="6"/>
          <table:table-cell table:formula="of:=FLOOR([.M$94]*IF([.$E99];0.2;1))-[.$G99]" office:value-type="float" office:value="-4" calcext:value-type="float">
            <text:p>-4</text:p>
          </table:table-cell>
          <table:table-cell table:formula="of:=FLOOR([.N$94]*IF([.$E99];0.2;1))-[.$G99]" office:value-type="float" office:value="-4" calcext:value-type="float">
            <text:p>-4</text:p>
          </table:table-cell>
          <table:table-cell table:formula="of:=FLOOR([.O$94]*IF([.$E99];0.2;1))-[.$G99]" office:value-type="float" office:value="-4" calcext:value-type="float">
            <text:p>-4</text:p>
          </table:table-cell>
          <table:table-cell table:formula="of:=FLOOR([.P$94]*IF([.$E99];0.2;1))-[.$G99]" office:value-type="float" office:value="-3" calcext:value-type="float">
            <text:p>-3</text:p>
          </table:table-cell>
          <table:table-cell table:formula="of:=FLOOR([.Q$94]*IF([.$E99];0.2;1))-[.$G99]" office:value-type="float" office:value="-4" calcext:value-type="float">
            <text:p>-4</text:p>
          </table:table-cell>
          <table:table-cell table:formula="of:=FLOOR([.R$94]*IF([.$E99];0.2;1))-[.$G99]" office:value-type="float" office:value="-3" calcext:value-type="float">
            <text:p>-3</text:p>
          </table:table-cell>
          <table:table-cell table:formula="of:=FLOOR([.S$94]*IF([.$E99];0.2;1))-[.$G99]" office:value-type="float" office:value="0" calcext:value-type="float">
            <text:p>0</text:p>
          </table:table-cell>
          <table:table-cell table:formula="of:=FLOOR([.T$94]*IF([.$E99];0.2;1))-[.$G99]" office:value-type="float" office:value="0" calcext:value-type="float">
            <text:p>0</text:p>
          </table:table-cell>
          <table:table-cell table:formula="of:=FLOOR([.U$94]*IF([.$E99];0.2;1))-[.$G99]" office:value-type="float" office:value="0" calcext:value-type="float">
            <text:p>0</text:p>
          </table:table-cell>
          <table:table-cell table:formula="of:=FLOOR([.V$94]*IF([.$E99];0.2;1))-[.$G99]" office:value-type="float" office:value="2" calcext:value-type="float">
            <text:p>2</text:p>
          </table:table-cell>
          <table:table-cell table:formula="of:=FLOOR([.W$94]*IF([.$E99];0.2;1))-[.$G99]" office:value-type="float" office:value="4" calcext:value-type="float">
            <text:p>4</text:p>
          </table:table-cell>
          <table:table-cell table:formula="of:=FLOOR([.X$94]*IF([.$E99];0.2;1))-[.$G99]" office:value-type="float" office:value="5" calcext:value-type="float">
            <text:p>5</text:p>
          </table:table-cell>
          <table:table-cell table:formula="of:=FLOOR([.Y$94]*IF([.$E99];0.2;1))-[.$G99]" office:value-type="float" office:value="12" calcext:value-type="float">
            <text:p>12</text:p>
          </table:table-cell>
          <table:table-cell table:formula="of:=FLOOR([.Z$94]*IF([.$E99];0.2;1))-[.$G99]" office:value-type="float" office:value="14" calcext:value-type="float">
            <text:p>14</text:p>
          </table:table-cell>
          <table:table-cell table:formula="of:=FLOOR([.AA$94]*IF([.$E99];0.2;1))-[.$G99]" office:value-type="float" office:value="16" calcext:value-type="float">
            <text:p>16</text:p>
          </table:table-cell>
          <table:table-cell table:formula="of:=FLOOR([.AB$94]*IF([.$E99];0.2;1))-[.$G99]" office:value-type="float" office:value="16" calcext:value-type="float">
            <text:p>16</text:p>
          </table:table-cell>
          <table:table-cell table:formula="of:=FLOOR([.AC$94]*IF([.$E99];0.2;1))-[.$G99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40mm IC Grenade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formula="of:=LOOKUP([.$B100];[$'EcCo ammo'.$A$6:$'EcCo ammo'.$A$37];[$'EcCo ammo'.F$6:$'EcCo ammo'.F$37])" office:value-type="float" office:value="0" calcext:value-type="float">
            <text:p>0</text:p>
          </table:table-cell>
          <table:table-cell table:formula="of:=LOOKUP([.$B100];[$'EcCo ammo'.$A$6:$'EcCo ammo'.$A$37];[$'EcCo ammo'.H$6:$'EcCo ammo'.H$37])" office:value-type="float" office:value="0" calcext:value-type="float">
            <text:p>0</text:p>
          </table:table-cell>
          <table:table-cell table:formula="of:=LOOKUP([.$B100];[$'EcCo ammo'.$A$6:$'EcCo ammo'.$A$37];[$'EcCo ammo'.I$6:$'EcCo ammo'.I$37])" office:value-type="float" office:value="4" calcext:value-type="float">
            <text:p>4</text:p>
          </table:table-cell>
          <table:table-cell table:formula="of:=LOOKUP([.$B100];[$'EcCo ammo'.$A$6:$'EcCo ammo'.$A$37];[$'EcCo ammo'.J$6:$'EcCo ammo'.J$37])" office:value-type="float" office:value="3" calcext:value-type="float">
            <text:p>3</text:p>
          </table:table-cell>
          <table:table-cell table:formula="of:=[.H100]/[.I100]" office:value-type="float" office:value="1.33333333333333" calcext:value-type="float">
            <text:p>1.33</text:p>
          </table:table-cell>
          <table:table-cell table:formula="of:=ROUND(AVERAGE([.C100];[.D100]))" office:value-type="float" office:value="35" calcext:value-type="float">
            <text:p>35</text:p>
          </table:table-cell>
          <table:table-cell/>
          <table:table-cell table:formula="of:=ROUNDUP(MAX((100-MAX([.M$95]+10*MIN([.M$94]-[.$G100];0);0))*INT(([.$K100]-MAX([.M$94]-[.$G100];0))*[.$J100])/100;0);0)" office:value-type="float" office:value="46" calcext:value-type="float">
            <text:p>46</text:p>
          </table:table-cell>
          <table:table-cell table:formula="of:=ROUNDUP(MAX((100-MAX([.N$95]+10*MIN([.N$94]-[.$G100];0);0))*INT(([.$K100]-MAX([.N$94]-[.$G100];0))*[.$J100])/100;0);0)" office:value-type="float" office:value="37" calcext:value-type="float">
            <text:p>37</text:p>
          </table:table-cell>
          <table:table-cell table:formula="of:=ROUNDUP(MAX((100-MAX([.O$95]+10*MIN([.O$94]-[.$G100];0);0))*INT(([.$K100]-MAX([.O$94]-[.$G100];0))*[.$J100])/100;0);0)" office:value-type="float" office:value="37" calcext:value-type="float">
            <text:p>37</text:p>
          </table:table-cell>
          <table:table-cell table:formula="of:=ROUNDUP(MAX((100-MAX([.P$95]+10*MIN([.P$94]-[.$G100];0);0))*INT(([.$K100]-MAX([.P$94]-[.$G100];0))*[.$J100])/100;0);0)" office:value-type="float" office:value="36" calcext:value-type="float">
            <text:p>36</text:p>
          </table:table-cell>
          <table:table-cell table:formula="of:=ROUNDUP(MAX((100-MAX([.Q$95]+10*MIN([.Q$94]-[.$G100];0);0))*INT(([.$K100]-MAX([.Q$94]-[.$G100];0))*[.$J100])/100;0);0)" office:value-type="float" office:value="37" calcext:value-type="float">
            <text:p>37</text:p>
          </table:table-cell>
          <table:table-cell table:formula="of:=ROUNDUP(MAX((100-MAX([.R$95]+10*MIN([.R$94]-[.$G100];0);0))*INT(([.$K100]-MAX([.R$94]-[.$G100];0))*[.$J100])/100;0);0)" office:value-type="float" office:value="34" calcext:value-type="float">
            <text:p>34</text:p>
          </table:table-cell>
          <table:table-cell table:formula="of:=ROUNDUP(MAX((100-MAX([.S$95]+10*MIN([.S$94]-[.$G100];0);0))*INT(([.$K100]-MAX([.S$94]-[.$G100];0))*[.$J100])/100;0);0)" office:value-type="float" office:value="31" calcext:value-type="float">
            <text:p>31</text:p>
          </table:table-cell>
          <table:table-cell table:formula="of:=ROUNDUP(MAX((100-MAX([.T$95]+10*MIN([.T$94]-[.$G100];0);0))*INT(([.$K100]-MAX([.T$94]-[.$G100];0))*[.$J100])/100;0);0)" office:value-type="float" office:value="29" calcext:value-type="float">
            <text:p>29</text:p>
          </table:table-cell>
          <table:table-cell table:formula="of:=ROUNDUP(MAX((100-MAX([.U$95]+10*MIN([.U$94]-[.$G100];0);0))*INT(([.$K100]-MAX([.U$94]-[.$G100];0))*[.$J100])/100;0);0)" office:value-type="float" office:value="29" calcext:value-type="float">
            <text:p>29</text:p>
          </table:table-cell>
          <table:table-cell table:formula="of:=ROUNDUP(MAX((100-MAX([.V$95]+10*MIN([.V$94]-[.$G100];0);0))*INT(([.$K100]-MAX([.V$94]-[.$G100];0))*[.$J100])/100;0);0)" office:value-type="float" office:value="23" calcext:value-type="float">
            <text:p>23</text:p>
          </table:table-cell>
          <table:table-cell table:formula="of:=ROUNDUP(MAX((100-MAX([.W$95]+10*MIN([.W$94]-[.$G100];0);0))*INT(([.$K100]-MAX([.W$94]-[.$G100];0))*[.$J100])/100;0);0)" office:value-type="float" office:value="21" calcext:value-type="float">
            <text:p>21</text:p>
          </table:table-cell>
          <table:table-cell table:formula="of:=ROUNDUP(MAX((100-MAX([.X$95]+10*MIN([.X$94]-[.$G100];0);0))*INT(([.$K100]-MAX([.X$94]-[.$G100];0))*[.$J100])/100;0);0)" office:value-type="float" office:value="19" calcext:value-type="float">
            <text:p>19</text:p>
          </table:table-cell>
          <table:table-cell table:formula="of:=ROUNDUP(MAX((100-MAX([.Y$95]+10*MIN([.Y$94]-[.$G100];0);0))*INT(([.$K100]-MAX([.Y$94]-[.$G100];0))*[.$J100])/100;0);0)" office:value-type="float" office:value="13" calcext:value-type="float">
            <text:p>13</text:p>
          </table:table-cell>
          <table:table-cell table:formula="of:=ROUNDUP(MAX((100-MAX([.Z$95]+10*MIN([.Z$94]-[.$G100];0);0))*INT(([.$K100]-MAX([.Z$94]-[.$G100];0))*[.$J100])/100;0);0)" office:value-type="float" office:value="11" calcext:value-type="float">
            <text:p>11</text:p>
          </table:table-cell>
          <table:table-cell table:formula="of:=ROUNDUP(MAX((100-MAX([.AA$95]+10*MIN([.AA$94]-[.$G100];0);0))*INT(([.$K100]-MAX([.AA$94]-[.$G100];0))*[.$J100])/100;0);0)" office:value-type="float" office:value="7" calcext:value-type="float">
            <text:p>7</text:p>
          </table:table-cell>
          <table:table-cell table:formula="of:=ROUNDUP(MAX((100-MAX([.AB$95]+10*MIN([.AB$94]-[.$G100];0);0))*INT(([.$K100]-MAX([.AB$94]-[.$G100];0))*[.$J100])/100;0);0)" office:value-type="float" office:value="6" calcext:value-type="float">
            <text:p>6</text:p>
          </table:table-cell>
          <table:table-cell table:formula="of:=ROUNDUP(MAX((100-MAX([.AC$95]+10*MIN([.AC$94]-[.$G100];0);0))*INT(([.$K100]-MAX([.AC$94]-[.$G100];0))*[.$J100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0];0.2;1))-[.$G100]" office:value-type="float" office:value="0" calcext:value-type="float">
            <text:p>0</text:p>
          </table:table-cell>
          <table:table-cell table:formula="of:=FLOOR([.N$94]*IF([.$E100];0.2;1))-[.$G100]" office:value-type="float" office:value="0" calcext:value-type="float">
            <text:p>0</text:p>
          </table:table-cell>
          <table:table-cell table:formula="of:=FLOOR([.O$94]*IF([.$E100];0.2;1))-[.$G100]" office:value-type="float" office:value="0" calcext:value-type="float">
            <text:p>0</text:p>
          </table:table-cell>
          <table:table-cell table:formula="of:=FLOOR([.P$94]*IF([.$E100];0.2;1))-[.$G100]" office:value-type="float" office:value="1" calcext:value-type="float">
            <text:p>1</text:p>
          </table:table-cell>
          <table:table-cell table:formula="of:=FLOOR([.Q$94]*IF([.$E100];0.2;1))-[.$G100]" office:value-type="float" office:value="0" calcext:value-type="float">
            <text:p>0</text:p>
          </table:table-cell>
          <table:table-cell table:formula="of:=FLOOR([.R$94]*IF([.$E100];0.2;1))-[.$G100]" office:value-type="float" office:value="1" calcext:value-type="float">
            <text:p>1</text:p>
          </table:table-cell>
          <table:table-cell table:formula="of:=FLOOR([.S$94]*IF([.$E100];0.2;1))-[.$G100]" office:value-type="float" office:value="4" calcext:value-type="float">
            <text:p>4</text:p>
          </table:table-cell>
          <table:table-cell table:formula="of:=FLOOR([.T$94]*IF([.$E100];0.2;1))-[.$G100]" office:value-type="float" office:value="4" calcext:value-type="float">
            <text:p>4</text:p>
          </table:table-cell>
          <table:table-cell table:formula="of:=FLOOR([.U$94]*IF([.$E100];0.2;1))-[.$G100]" office:value-type="float" office:value="4" calcext:value-type="float">
            <text:p>4</text:p>
          </table:table-cell>
          <table:table-cell table:formula="of:=FLOOR([.V$94]*IF([.$E100];0.2;1))-[.$G100]" office:value-type="float" office:value="6" calcext:value-type="float">
            <text:p>6</text:p>
          </table:table-cell>
          <table:table-cell table:formula="of:=FLOOR([.W$94]*IF([.$E100];0.2;1))-[.$G100]" office:value-type="float" office:value="8" calcext:value-type="float">
            <text:p>8</text:p>
          </table:table-cell>
          <table:table-cell table:formula="of:=FLOOR([.X$94]*IF([.$E100];0.2;1))-[.$G100]" office:value-type="float" office:value="9" calcext:value-type="float">
            <text:p>9</text:p>
          </table:table-cell>
          <table:table-cell table:formula="of:=FLOOR([.Y$94]*IF([.$E100];0.2;1))-[.$G100]" office:value-type="float" office:value="16" calcext:value-type="float">
            <text:p>16</text:p>
          </table:table-cell>
          <table:table-cell table:formula="of:=FLOOR([.Z$94]*IF([.$E100];0.2;1))-[.$G100]" office:value-type="float" office:value="18" calcext:value-type="float">
            <text:p>18</text:p>
          </table:table-cell>
          <table:table-cell table:formula="of:=FLOOR([.AA$94]*IF([.$E100];0.2;1))-[.$G100]" office:value-type="float" office:value="20" calcext:value-type="float">
            <text:p>20</text:p>
          </table:table-cell>
          <table:table-cell table:formula="of:=FLOOR([.AB$94]*IF([.$E100];0.2;1))-[.$G100]" office:value-type="float" office:value="20" calcext:value-type="float">
            <text:p>20</text:p>
          </table:table-cell>
          <table:table-cell table:formula="of:=FLOOR([.AC$94]*IF([.$E100];0.2;1))-[.$G10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1];[$'EcCo ammo'.$A$6:$'EcCo ammo'.$A$37];[$'EcCo ammo'.F$6:$'EcCo ammo'.F$37])" office:value-type="float" office:value="0" calcext:value-type="float">
            <text:p>0</text:p>
          </table:table-cell>
          <table:table-cell table:formula="of:=LOOKUP([.$B101];[$'EcCo ammo'.$A$6:$'EcCo ammo'.$A$37];[$'EcCo ammo'.H$6:$'EcCo ammo'.H$37])" office:value-type="float" office:value="4" calcext:value-type="float">
            <text:p>4</text:p>
          </table:table-cell>
          <table:table-cell table:formula="of:=LOOKUP([.$B101];[$'EcCo ammo'.$A$6:$'EcCo ammo'.$A$37];[$'EcCo ammo'.I$6:$'EcCo ammo'.I$37])" office:value-type="float" office:value="4" calcext:value-type="float">
            <text:p>4</text:p>
          </table:table-cell>
          <table:table-cell table:formula="of:=LOOKUP([.$B101];[$'EcCo ammo'.$A$6:$'EcCo ammo'.$A$37];[$'EcCo ammo'.J$6:$'EcCo ammo'.J$37])" office:value-type="float" office:value="3" calcext:value-type="float">
            <text:p>3</text:p>
          </table:table-cell>
          <table:table-cell table:formula="of:=[.H101]/[.I101]" office:value-type="float" office:value="1.33333333333333" calcext:value-type="float">
            <text:p>1.33</text:p>
          </table:table-cell>
          <table:table-cell table:formula="of:=ROUND(AVERAGE([.C101];[.D101]))" office:value-type="float" office:value="20" calcext:value-type="float">
            <text:p>20</text:p>
          </table:table-cell>
          <table:table-cell/>
          <table:table-cell table:formula="of:=ROUNDUP(MAX((100-MAX([.M$95]+10*MIN([.M$94]-[.$G101];0);0))*INT(([.$K101]-MAX([.M$94]-[.$G101];0))*[.$J101])/100;0);0)" office:value-type="float" office:value="26" calcext:value-type="float">
            <text:p>26</text:p>
          </table:table-cell>
          <table:table-cell table:formula="of:=ROUNDUP(MAX((100-MAX([.N$95]+10*MIN([.N$94]-[.$G101];0);0))*INT(([.$K101]-MAX([.N$94]-[.$G101];0))*[.$J101])/100;0);0)" office:value-type="float" office:value="26" calcext:value-type="float">
            <text:p>26</text:p>
          </table:table-cell>
          <table:table-cell table:formula="of:=ROUNDUP(MAX((100-MAX([.O$95]+10*MIN([.O$94]-[.$G101];0);0))*INT(([.$K101]-MAX([.O$94]-[.$G101];0))*[.$J101])/100;0);0)" office:value-type="float" office:value="26" calcext:value-type="float">
            <text:p>26</text:p>
          </table:table-cell>
          <table:table-cell table:formula="of:=ROUNDUP(MAX((100-MAX([.P$95]+10*MIN([.P$94]-[.$G101];0);0))*INT(([.$K101]-MAX([.P$94]-[.$G101];0))*[.$J101])/100;0);0)" office:value-type="float" office:value="26" calcext:value-type="float">
            <text:p>26</text:p>
          </table:table-cell>
          <table:table-cell table:formula="of:=ROUNDUP(MAX((100-MAX([.Q$95]+10*MIN([.Q$94]-[.$G101];0);0))*INT(([.$K101]-MAX([.Q$94]-[.$G101];0))*[.$J101])/100;0);0)" office:value-type="float" office:value="26" calcext:value-type="float">
            <text:p>26</text:p>
          </table:table-cell>
          <table:table-cell table:formula="of:=ROUNDUP(MAX((100-MAX([.R$95]+10*MIN([.R$94]-[.$G101];0);0))*INT(([.$K101]-MAX([.R$94]-[.$G101];0))*[.$J101])/100;0);0)" office:value-type="float" office:value="26" calcext:value-type="float">
            <text:p>26</text:p>
          </table:table-cell>
          <table:table-cell table:formula="of:=ROUNDUP(MAX((100-MAX([.S$95]+10*MIN([.S$94]-[.$G101];0);0))*INT(([.$K101]-MAX([.S$94]-[.$G101];0))*[.$J101])/100;0);0)" office:value-type="float" office:value="20" calcext:value-type="float">
            <text:p>20</text:p>
          </table:table-cell>
          <table:table-cell table:formula="of:=ROUNDUP(MAX((100-MAX([.T$95]+10*MIN([.T$94]-[.$G101];0);0))*INT(([.$K101]-MAX([.T$94]-[.$G101];0))*[.$J101])/100;0);0)" office:value-type="float" office:value="19" calcext:value-type="float">
            <text:p>19</text:p>
          </table:table-cell>
          <table:table-cell table:formula="of:=ROUNDUP(MAX((100-MAX([.U$95]+10*MIN([.U$94]-[.$G101];0);0))*INT(([.$K101]-MAX([.U$94]-[.$G101];0))*[.$J101])/100;0);0)" office:value-type="float" office:value="19" calcext:value-type="float">
            <text:p>19</text:p>
          </table:table-cell>
          <table:table-cell table:formula="of:=ROUNDUP(MAX((100-MAX([.V$95]+10*MIN([.V$94]-[.$G101];0);0))*INT(([.$K101]-MAX([.V$94]-[.$G101];0))*[.$J101])/100;0);0)" office:value-type="float" office:value="14" calcext:value-type="float">
            <text:p>14</text:p>
          </table:table-cell>
          <table:table-cell table:formula="of:=ROUNDUP(MAX((100-MAX([.W$95]+10*MIN([.W$94]-[.$G101];0);0))*INT(([.$K101]-MAX([.W$94]-[.$G101];0))*[.$J101])/100;0);0)" office:value-type="float" office:value="13" calcext:value-type="float">
            <text:p>13</text:p>
          </table:table-cell>
          <table:table-cell table:formula="of:=ROUNDUP(MAX((100-MAX([.X$95]+10*MIN([.X$94]-[.$G101];0);0))*INT(([.$K101]-MAX([.X$94]-[.$G101];0))*[.$J101])/100;0);0)" office:value-type="float" office:value="11" calcext:value-type="float">
            <text:p>11</text:p>
          </table:table-cell>
          <table:table-cell table:formula="of:=ROUNDUP(MAX((100-MAX([.Y$95]+10*MIN([.Y$94]-[.$G101];0);0))*INT(([.$K101]-MAX([.Y$94]-[.$G101];0))*[.$J101])/100;0);0)" office:value-type="float" office:value="5" calcext:value-type="float">
            <text:p>5</text:p>
          </table:table-cell>
          <table:table-cell table:formula="of:=ROUNDUP(MAX((100-MAX([.Z$95]+10*MIN([.Z$94]-[.$G101];0);0))*INT(([.$K101]-MAX([.Z$94]-[.$G101];0))*[.$J101])/100;0);0)" office:value-type="float" office:value="4" calcext:value-type="float">
            <text:p>4</text:p>
          </table:table-cell>
          <table:table-cell table:formula="of:=ROUNDUP(MAX((100-MAX([.AA$95]+10*MIN([.AA$94]-[.$G101];0);0))*INT(([.$K101]-MAX([.AA$94]-[.$G101];0))*[.$J101])/100;0);0)" office:value-type="float" office:value="2" calcext:value-type="float">
            <text:p>2</text:p>
          </table:table-cell>
          <table:table-cell table:formula="of:=ROUNDUP(MAX((100-MAX([.AB$95]+10*MIN([.AB$94]-[.$G101];0);0))*INT(([.$K101]-MAX([.AB$94]-[.$G101];0))*[.$J101])/100;0);0)" office:value-type="float" office:value="2" calcext:value-type="float">
            <text:p>2</text:p>
          </table:table-cell>
          <table:table-cell table:formula="of:=ROUNDUP(MAX((100-MAX([.AC$95]+10*MIN([.AC$94]-[.$G101];0);0))*INT(([.$K101]-MAX([.AC$94]-[.$G101];0))*[.$J101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1];0.2;1))-[.$G101]" office:value-type="float" office:value="-4" calcext:value-type="float">
            <text:p>-4</text:p>
          </table:table-cell>
          <table:table-cell table:formula="of:=FLOOR([.N$94]*IF([.$E101];0.2;1))-[.$G101]" office:value-type="float" office:value="-4" calcext:value-type="float">
            <text:p>-4</text:p>
          </table:table-cell>
          <table:table-cell table:formula="of:=FLOOR([.O$94]*IF([.$E101];0.2;1))-[.$G101]" office:value-type="float" office:value="-4" calcext:value-type="float">
            <text:p>-4</text:p>
          </table:table-cell>
          <table:table-cell table:formula="of:=FLOOR([.P$94]*IF([.$E101];0.2;1))-[.$G101]" office:value-type="float" office:value="-3" calcext:value-type="float">
            <text:p>-3</text:p>
          </table:table-cell>
          <table:table-cell table:formula="of:=FLOOR([.Q$94]*IF([.$E101];0.2;1))-[.$G101]" office:value-type="float" office:value="-4" calcext:value-type="float">
            <text:p>-4</text:p>
          </table:table-cell>
          <table:table-cell table:formula="of:=FLOOR([.R$94]*IF([.$E101];0.2;1))-[.$G101]" office:value-type="float" office:value="-3" calcext:value-type="float">
            <text:p>-3</text:p>
          </table:table-cell>
          <table:table-cell table:formula="of:=FLOOR([.S$94]*IF([.$E101];0.2;1))-[.$G101]" office:value-type="float" office:value="0" calcext:value-type="float">
            <text:p>0</text:p>
          </table:table-cell>
          <table:table-cell table:formula="of:=FLOOR([.T$94]*IF([.$E101];0.2;1))-[.$G101]" office:value-type="float" office:value="0" calcext:value-type="float">
            <text:p>0</text:p>
          </table:table-cell>
          <table:table-cell table:formula="of:=FLOOR([.U$94]*IF([.$E101];0.2;1))-[.$G101]" office:value-type="float" office:value="0" calcext:value-type="float">
            <text:p>0</text:p>
          </table:table-cell>
          <table:table-cell table:formula="of:=FLOOR([.V$94]*IF([.$E101];0.2;1))-[.$G101]" office:value-type="float" office:value="2" calcext:value-type="float">
            <text:p>2</text:p>
          </table:table-cell>
          <table:table-cell table:formula="of:=FLOOR([.W$94]*IF([.$E101];0.2;1))-[.$G101]" office:value-type="float" office:value="4" calcext:value-type="float">
            <text:p>4</text:p>
          </table:table-cell>
          <table:table-cell table:formula="of:=FLOOR([.X$94]*IF([.$E101];0.2;1))-[.$G101]" office:value-type="float" office:value="5" calcext:value-type="float">
            <text:p>5</text:p>
          </table:table-cell>
          <table:table-cell table:formula="of:=FLOOR([.Y$94]*IF([.$E101];0.2;1))-[.$G101]" office:value-type="float" office:value="12" calcext:value-type="float">
            <text:p>12</text:p>
          </table:table-cell>
          <table:table-cell table:formula="of:=FLOOR([.Z$94]*IF([.$E101];0.2;1))-[.$G101]" office:value-type="float" office:value="14" calcext:value-type="float">
            <text:p>14</text:p>
          </table:table-cell>
          <table:table-cell table:formula="of:=FLOOR([.AA$94]*IF([.$E101];0.2;1))-[.$G101]" office:value-type="float" office:value="16" calcext:value-type="float">
            <text:p>16</text:p>
          </table:table-cell>
          <table:table-cell table:formula="of:=FLOOR([.AB$94]*IF([.$E101];0.2;1))-[.$G101]" office:value-type="float" office:value="16" calcext:value-type="float">
            <text:p>16</text:p>
          </table:table-cell>
          <table:table-cell table:formula="of:=FLOOR([.AC$94]*IF([.$E101];0.2;1))-[.$G101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cket AP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2];[$'EcCo ammo'.$A$6:$'EcCo ammo'.$A$37];[$'EcCo ammo'.F$6:$'EcCo ammo'.F$37])" office:value-type="float" office:value="-15" calcext:value-type="float">
            <text:p>-15</text:p>
          </table:table-cell>
          <table:table-cell table:formula="of:=LOOKUP([.$B102];[$'EcCo ammo'.$A$6:$'EcCo ammo'.$A$37];[$'EcCo ammo'.H$6:$'EcCo ammo'.H$37])" office:value-type="float" office:value="20" calcext:value-type="float">
            <text:p>20</text:p>
          </table:table-cell>
          <table:table-cell table:formula="of:=LOOKUP([.$B102];[$'EcCo ammo'.$A$6:$'EcCo ammo'.$A$37];[$'EcCo ammo'.I$6:$'EcCo ammo'.I$37])" office:value-type="float" office:value="1" calcext:value-type="float">
            <text:p>1</text:p>
          </table:table-cell>
          <table:table-cell table:formula="of:=LOOKUP([.$B102];[$'EcCo ammo'.$A$6:$'EcCo ammo'.$A$37];[$'EcCo ammo'.J$6:$'EcCo ammo'.J$37])" office:value-type="float" office:value="1" calcext:value-type="float">
            <text:p>1</text:p>
          </table:table-cell>
          <table:table-cell table:formula="of:=[.H102]/[.I102]" office:value-type="float" office:value="1" calcext:value-type="float">
            <text:p>1.00</text:p>
          </table:table-cell>
          <table:table-cell table:formula="of:=ROUND(AVERAGE([.C102];[.D102]))" office:value-type="float" office:value="20" calcext:value-type="float">
            <text:p>20</text:p>
          </table:table-cell>
          <table:table-cell/>
          <table:table-cell table:formula="of:=ROUNDUP(MAX((100-MAX([.M$95]+10*MIN([.M$94]-[.$G102];0);0))*INT(([.$K102]-MAX([.M$94]-[.$G102];0))*[.$J102])/100;0);0)" office:value-type="float" office:value="20" calcext:value-type="float">
            <text:p>20</text:p>
          </table:table-cell>
          <table:table-cell table:formula="of:=ROUNDUP(MAX((100-MAX([.N$95]+10*MIN([.N$94]-[.$G102];0);0))*INT(([.$K102]-MAX([.N$94]-[.$G102];0))*[.$J102])/100;0);0)" office:value-type="float" office:value="20" calcext:value-type="float">
            <text:p>20</text:p>
          </table:table-cell>
          <table:table-cell table:formula="of:=ROUNDUP(MAX((100-MAX([.O$95]+10*MIN([.O$94]-[.$G102];0);0))*INT(([.$K102]-MAX([.O$94]-[.$G102];0))*[.$J102])/100;0);0)" office:value-type="float" office:value="20" calcext:value-type="float">
            <text:p>20</text:p>
          </table:table-cell>
          <table:table-cell table:formula="of:=ROUNDUP(MAX((100-MAX([.P$95]+10*MIN([.P$94]-[.$G102];0);0))*INT(([.$K102]-MAX([.P$94]-[.$G102];0))*[.$J102])/100;0);0)" office:value-type="float" office:value="20" calcext:value-type="float">
            <text:p>20</text:p>
          </table:table-cell>
          <table:table-cell table:formula="of:=ROUNDUP(MAX((100-MAX([.Q$95]+10*MIN([.Q$94]-[.$G102];0);0))*INT(([.$K102]-MAX([.Q$94]-[.$G102];0))*[.$J102])/100;0);0)" office:value-type="float" office:value="20" calcext:value-type="float">
            <text:p>20</text:p>
          </table:table-cell>
          <table:table-cell table:formula="of:=ROUNDUP(MAX((100-MAX([.R$95]+10*MIN([.R$94]-[.$G102];0);0))*INT(([.$K102]-MAX([.R$94]-[.$G102];0))*[.$J102])/100;0);0)" office:value-type="float" office:value="20" calcext:value-type="float">
            <text:p>20</text:p>
          </table:table-cell>
          <table:table-cell table:formula="of:=ROUNDUP(MAX((100-MAX([.S$95]+10*MIN([.S$94]-[.$G102];0);0))*INT(([.$K102]-MAX([.S$94]-[.$G102];0))*[.$J102])/100;0);0)" office:value-type="float" office:value="20" calcext:value-type="float">
            <text:p>20</text:p>
          </table:table-cell>
          <table:table-cell table:formula="of:=ROUNDUP(MAX((100-MAX([.T$95]+10*MIN([.T$94]-[.$G102];0);0))*INT(([.$K102]-MAX([.T$94]-[.$G102];0))*[.$J102])/100;0);0)" office:value-type="float" office:value="20" calcext:value-type="float">
            <text:p>20</text:p>
          </table:table-cell>
          <table:table-cell table:formula="of:=ROUNDUP(MAX((100-MAX([.U$95]+10*MIN([.U$94]-[.$G102];0);0))*INT(([.$K102]-MAX([.U$94]-[.$G102];0))*[.$J102])/100;0);0)" office:value-type="float" office:value="20" calcext:value-type="float">
            <text:p>20</text:p>
          </table:table-cell>
          <table:table-cell table:formula="of:=ROUNDUP(MAX((100-MAX([.V$95]+10*MIN([.V$94]-[.$G102];0);0))*INT(([.$K102]-MAX([.V$94]-[.$G102];0))*[.$J102])/100;0);0)" office:value-type="float" office:value="20" calcext:value-type="float">
            <text:p>20</text:p>
          </table:table-cell>
          <table:table-cell table:formula="of:=ROUNDUP(MAX((100-MAX([.W$95]+10*MIN([.W$94]-[.$G102];0);0))*INT(([.$K102]-MAX([.W$94]-[.$G102];0))*[.$J102])/100;0);0)" office:value-type="float" office:value="20" calcext:value-type="float">
            <text:p>20</text:p>
          </table:table-cell>
          <table:table-cell table:formula="of:=ROUNDUP(MAX((100-MAX([.X$95]+10*MIN([.X$94]-[.$G102];0);0))*INT(([.$K102]-MAX([.X$94]-[.$G102];0))*[.$J102])/100;0);0)" office:value-type="float" office:value="20" calcext:value-type="float">
            <text:p>20</text:p>
          </table:table-cell>
          <table:table-cell table:formula="of:=ROUNDUP(MAX((100-MAX([.Y$95]+10*MIN([.Y$94]-[.$G102];0);0))*INT(([.$K102]-MAX([.Y$94]-[.$G102];0))*[.$J102])/100;0);0)" office:value-type="float" office:value="18" calcext:value-type="float">
            <text:p>18</text:p>
          </table:table-cell>
          <table:table-cell table:formula="of:=ROUNDUP(MAX((100-MAX([.Z$95]+10*MIN([.Z$94]-[.$G102];0);0))*INT(([.$K102]-MAX([.Z$94]-[.$G102];0))*[.$J102])/100;0);0)" office:value-type="float" office:value="14" calcext:value-type="float">
            <text:p>14</text:p>
          </table:table-cell>
          <table:table-cell table:formula="of:=ROUNDUP(MAX((100-MAX([.AA$95]+10*MIN([.AA$94]-[.$G102];0);0))*INT(([.$K102]-MAX([.AA$94]-[.$G102];0))*[.$J102])/100;0);0)" office:value-type="float" office:value="7" calcext:value-type="float">
            <text:p>7</text:p>
          </table:table-cell>
          <table:table-cell table:formula="of:=ROUNDUP(MAX((100-MAX([.AB$95]+10*MIN([.AB$94]-[.$G102];0);0))*INT(([.$K102]-MAX([.AB$94]-[.$G102];0))*[.$J102])/100;0);0)" office:value-type="float" office:value="6" calcext:value-type="float">
            <text:p>6</text:p>
          </table:table-cell>
          <table:table-cell table:formula="of:=ROUNDUP(MAX((100-MAX([.AC$95]+10*MIN([.AC$94]-[.$G102];0);0))*INT(([.$K102]-MAX([.AC$94]-[.$G102];0))*[.$J102])/100;0);0)" office:value-type="float" office:value="6" calcext:value-type="float">
            <text:p>6</text:p>
          </table:table-cell>
          <table:table-cell table:number-columns-repeated="6"/>
          <table:table-cell table:formula="of:=FLOOR([.M$94]*IF([.$E102];0.2;1))-[.$G102]" office:value-type="float" office:value="-20" calcext:value-type="float">
            <text:p>-20</text:p>
          </table:table-cell>
          <table:table-cell table:formula="of:=FLOOR([.N$94]*IF([.$E102];0.2;1))-[.$G102]" office:value-type="float" office:value="-20" calcext:value-type="float">
            <text:p>-20</text:p>
          </table:table-cell>
          <table:table-cell table:formula="of:=FLOOR([.O$94]*IF([.$E102];0.2;1))-[.$G102]" office:value-type="float" office:value="-20" calcext:value-type="float">
            <text:p>-20</text:p>
          </table:table-cell>
          <table:table-cell table:formula="of:=FLOOR([.P$94]*IF([.$E102];0.2;1))-[.$G102]" office:value-type="float" office:value="-19" calcext:value-type="float">
            <text:p>-19</text:p>
          </table:table-cell>
          <table:table-cell table:formula="of:=FLOOR([.Q$94]*IF([.$E102];0.2;1))-[.$G102]" office:value-type="float" office:value="-20" calcext:value-type="float">
            <text:p>-20</text:p>
          </table:table-cell>
          <table:table-cell table:formula="of:=FLOOR([.R$94]*IF([.$E102];0.2;1))-[.$G102]" office:value-type="float" office:value="-19" calcext:value-type="float">
            <text:p>-19</text:p>
          </table:table-cell>
          <table:table-cell table:formula="of:=FLOOR([.S$94]*IF([.$E102];0.2;1))-[.$G102]" office:value-type="float" office:value="-16" calcext:value-type="float">
            <text:p>-16</text:p>
          </table:table-cell>
          <table:table-cell table:formula="of:=FLOOR([.T$94]*IF([.$E102];0.2;1))-[.$G102]" office:value-type="float" office:value="-16" calcext:value-type="float">
            <text:p>-16</text:p>
          </table:table-cell>
          <table:table-cell table:formula="of:=FLOOR([.U$94]*IF([.$E102];0.2;1))-[.$G102]" office:value-type="float" office:value="-16" calcext:value-type="float">
            <text:p>-16</text:p>
          </table:table-cell>
          <table:table-cell table:formula="of:=FLOOR([.V$94]*IF([.$E102];0.2;1))-[.$G102]" office:value-type="float" office:value="-14" calcext:value-type="float">
            <text:p>-14</text:p>
          </table:table-cell>
          <table:table-cell table:formula="of:=FLOOR([.W$94]*IF([.$E102];0.2;1))-[.$G102]" office:value-type="float" office:value="-12" calcext:value-type="float">
            <text:p>-12</text:p>
          </table:table-cell>
          <table:table-cell table:formula="of:=FLOOR([.X$94]*IF([.$E102];0.2;1))-[.$G102]" office:value-type="float" office:value="-11" calcext:value-type="float">
            <text:p>-11</text:p>
          </table:table-cell>
          <table:table-cell table:formula="of:=FLOOR([.Y$94]*IF([.$E102];0.2;1))-[.$G102]" office:value-type="float" office:value="-4" calcext:value-type="float">
            <text:p>-4</text:p>
          </table:table-cell>
          <table:table-cell table:formula="of:=FLOOR([.Z$94]*IF([.$E102];0.2;1))-[.$G102]" office:value-type="float" office:value="-2" calcext:value-type="float">
            <text:p>-2</text:p>
          </table:table-cell>
          <table:table-cell table:formula="of:=FLOOR([.AA$94]*IF([.$E102];0.2;1))-[.$G102]" office:value-type="float" office:value="0" calcext:value-type="float">
            <text:p>0</text:p>
          </table:table-cell>
          <table:table-cell table:formula="of:=FLOOR([.AB$94]*IF([.$E102];0.2;1))-[.$G102]" office:value-type="float" office:value="0" calcext:value-type="float">
            <text:p>0</text:p>
          </table:table-cell>
          <table:table-cell table:formula="of:=FLOOR([.AC$94]*IF([.$E102];0.2;1))-[.$G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 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formula="of:=LOOKUP([.$B103];[$'EcCo ammo'.$A$6:$'EcCo ammo'.$A$37];[$'EcCo ammo'.F$6:$'EcCo ammo'.F$37])" office:value-type="float" office:value="0" calcext:value-type="float">
            <text:p>0</text:p>
          </table:table-cell>
          <table:table-cell table:formula="of:=LOOKUP([.$B103];[$'EcCo ammo'.$A$6:$'EcCo ammo'.$A$37];[$'EcCo ammo'.H$6:$'EcCo ammo'.H$37])" office:value-type="float" office:value="4" calcext:value-type="float">
            <text:p>4</text:p>
          </table:table-cell>
          <table:table-cell table:formula="of:=LOOKUP([.$B103];[$'EcCo ammo'.$A$6:$'EcCo ammo'.$A$37];[$'EcCo ammo'.I$6:$'EcCo ammo'.I$37])" office:value-type="float" office:value="1" calcext:value-type="float">
            <text:p>1</text:p>
          </table:table-cell>
          <table:table-cell table:formula="of:=LOOKUP([.$B103];[$'EcCo ammo'.$A$6:$'EcCo ammo'.$A$37];[$'EcCo ammo'.J$6:$'EcCo ammo'.J$37])" office:value-type="float" office:value="1" calcext:value-type="float">
            <text:p>1</text:p>
          </table:table-cell>
          <table:table-cell table:formula="of:=[.H103]/[.I103]" office:value-type="float" office:value="1" calcext:value-type="float">
            <text:p>1.00</text:p>
          </table:table-cell>
          <table:table-cell table:formula="of:=ROUND(AVERAGE([.C103];[.D103]))" office:value-type="float" office:value="20" calcext:value-type="float">
            <text:p>20</text:p>
          </table:table-cell>
          <table:table-cell/>
          <table:table-cell table:formula="of:=ROUNDUP(MAX((100-MAX([.M$95]+10*MIN([.M$94]-[.$G103];0);0))*INT(([.$K103]-MAX([.M$94]-[.$G103];0))*[.$J103])/100;0);0)" office:value-type="float" office:value="20" calcext:value-type="float">
            <text:p>20</text:p>
          </table:table-cell>
          <table:table-cell table:formula="of:=ROUNDUP(MAX((100-MAX([.N$95]+10*MIN([.N$94]-[.$G103];0);0))*INT(([.$K103]-MAX([.N$94]-[.$G103];0))*[.$J103])/100;0);0)" office:value-type="float" office:value="20" calcext:value-type="float">
            <text:p>20</text:p>
          </table:table-cell>
          <table:table-cell table:formula="of:=ROUNDUP(MAX((100-MAX([.O$95]+10*MIN([.O$94]-[.$G103];0);0))*INT(([.$K103]-MAX([.O$94]-[.$G103];0))*[.$J103])/100;0);0)" office:value-type="float" office:value="20" calcext:value-type="float">
            <text:p>20</text:p>
          </table:table-cell>
          <table:table-cell table:formula="of:=ROUNDUP(MAX((100-MAX([.P$95]+10*MIN([.P$94]-[.$G103];0);0))*INT(([.$K103]-MAX([.P$94]-[.$G103];0))*[.$J103])/100;0);0)" office:value-type="float" office:value="20" calcext:value-type="float">
            <text:p>20</text:p>
          </table:table-cell>
          <table:table-cell table:formula="of:=ROUNDUP(MAX((100-MAX([.Q$95]+10*MIN([.Q$94]-[.$G103];0);0))*INT(([.$K103]-MAX([.Q$94]-[.$G103];0))*[.$J103])/100;0);0)" office:value-type="float" office:value="20" calcext:value-type="float">
            <text:p>20</text:p>
          </table:table-cell>
          <table:table-cell table:formula="of:=ROUNDUP(MAX((100-MAX([.R$95]+10*MIN([.R$94]-[.$G103];0);0))*INT(([.$K103]-MAX([.R$94]-[.$G103];0))*[.$J103])/100;0);0)" office:value-type="float" office:value="20" calcext:value-type="float">
            <text:p>20</text:p>
          </table:table-cell>
          <table:table-cell table:formula="of:=ROUNDUP(MAX((100-MAX([.S$95]+10*MIN([.S$94]-[.$G103];0);0))*INT(([.$K103]-MAX([.S$94]-[.$G103];0))*[.$J103])/100;0);0)" office:value-type="float" office:value="15" calcext:value-type="float">
            <text:p>15</text:p>
          </table:table-cell>
          <table:table-cell table:formula="of:=ROUNDUP(MAX((100-MAX([.T$95]+10*MIN([.T$94]-[.$G103];0);0))*INT(([.$K103]-MAX([.T$94]-[.$G103];0))*[.$J103])/100;0);0)" office:value-type="float" office:value="14" calcext:value-type="float">
            <text:p>14</text:p>
          </table:table-cell>
          <table:table-cell table:formula="of:=ROUNDUP(MAX((100-MAX([.U$95]+10*MIN([.U$94]-[.$G103];0);0))*INT(([.$K103]-MAX([.U$94]-[.$G103];0))*[.$J103])/100;0);0)" office:value-type="float" office:value="14" calcext:value-type="float">
            <text:p>14</text:p>
          </table:table-cell>
          <table:table-cell table:formula="of:=ROUNDUP(MAX((100-MAX([.V$95]+10*MIN([.V$94]-[.$G103];0);0))*INT(([.$K103]-MAX([.V$94]-[.$G103];0))*[.$J103])/100;0);0)" office:value-type="float" office:value="11" calcext:value-type="float">
            <text:p>11</text:p>
          </table:table-cell>
          <table:table-cell table:formula="of:=ROUNDUP(MAX((100-MAX([.W$95]+10*MIN([.W$94]-[.$G103];0);0))*INT(([.$K103]-MAX([.W$94]-[.$G103];0))*[.$J103])/100;0);0)" office:value-type="float" office:value="10" calcext:value-type="float">
            <text:p>10</text:p>
          </table:table-cell>
          <table:table-cell table:formula="of:=ROUNDUP(MAX((100-MAX([.X$95]+10*MIN([.X$94]-[.$G103];0);0))*INT(([.$K103]-MAX([.X$94]-[.$G103];0))*[.$J103])/100;0);0)" office:value-type="float" office:value="9" calcext:value-type="float">
            <text:p>9</text:p>
          </table:table-cell>
          <table:table-cell table:formula="of:=ROUNDUP(MAX((100-MAX([.Y$95]+10*MIN([.Y$94]-[.$G103];0);0))*INT(([.$K103]-MAX([.Y$94]-[.$G103];0))*[.$J103])/100;0);0)" office:value-type="float" office:value="4" calcext:value-type="float">
            <text:p>4</text:p>
          </table:table-cell>
          <table:table-cell table:formula="of:=ROUNDUP(MAX((100-MAX([.Z$95]+10*MIN([.Z$94]-[.$G103];0);0))*INT(([.$K103]-MAX([.Z$94]-[.$G103];0))*[.$J103])/100;0);0)" office:value-type="float" office:value="3" calcext:value-type="float">
            <text:p>3</text:p>
          </table:table-cell>
          <table:table-cell table:formula="of:=ROUNDUP(MAX((100-MAX([.AA$95]+10*MIN([.AA$94]-[.$G103];0);0))*INT(([.$K103]-MAX([.AA$94]-[.$G103];0))*[.$J103])/100;0);0)" office:value-type="float" office:value="2" calcext:value-type="float">
            <text:p>2</text:p>
          </table:table-cell>
          <table:table-cell table:formula="of:=ROUNDUP(MAX((100-MAX([.AB$95]+10*MIN([.AB$94]-[.$G103];0);0))*INT(([.$K103]-MAX([.AB$94]-[.$G103];0))*[.$J103])/100;0);0)" office:value-type="float" office:value="2" calcext:value-type="float">
            <text:p>2</text:p>
          </table:table-cell>
          <table:table-cell table:formula="of:=ROUNDUP(MAX((100-MAX([.AC$95]+10*MIN([.AC$94]-[.$G103];0);0))*INT(([.$K103]-MAX([.AC$94]-[.$G103];0))*[.$J103])/100;0);0)" office:value-type="float" office:value="2" calcext:value-type="float">
            <text:p>2</text:p>
          </table:table-cell>
          <table:table-cell table:number-columns-repeated="6"/>
          <table:table-cell table:formula="of:=FLOOR([.M$94]*IF([.$E103];0.2;1))-[.$G103]" office:value-type="float" office:value="-4" calcext:value-type="float">
            <text:p>-4</text:p>
          </table:table-cell>
          <table:table-cell table:formula="of:=FLOOR([.N$94]*IF([.$E103];0.2;1))-[.$G103]" office:value-type="float" office:value="-4" calcext:value-type="float">
            <text:p>-4</text:p>
          </table:table-cell>
          <table:table-cell table:formula="of:=FLOOR([.O$94]*IF([.$E103];0.2;1))-[.$G103]" office:value-type="float" office:value="-4" calcext:value-type="float">
            <text:p>-4</text:p>
          </table:table-cell>
          <table:table-cell table:formula="of:=FLOOR([.P$94]*IF([.$E103];0.2;1))-[.$G103]" office:value-type="float" office:value="-3" calcext:value-type="float">
            <text:p>-3</text:p>
          </table:table-cell>
          <table:table-cell table:formula="of:=FLOOR([.Q$94]*IF([.$E103];0.2;1))-[.$G103]" office:value-type="float" office:value="-4" calcext:value-type="float">
            <text:p>-4</text:p>
          </table:table-cell>
          <table:table-cell table:formula="of:=FLOOR([.R$94]*IF([.$E103];0.2;1))-[.$G103]" office:value-type="float" office:value="-3" calcext:value-type="float">
            <text:p>-3</text:p>
          </table:table-cell>
          <table:table-cell table:formula="of:=FLOOR([.S$94]*IF([.$E103];0.2;1))-[.$G103]" office:value-type="float" office:value="0" calcext:value-type="float">
            <text:p>0</text:p>
          </table:table-cell>
          <table:table-cell table:formula="of:=FLOOR([.T$94]*IF([.$E103];0.2;1))-[.$G103]" office:value-type="float" office:value="0" calcext:value-type="float">
            <text:p>0</text:p>
          </table:table-cell>
          <table:table-cell table:formula="of:=FLOOR([.U$94]*IF([.$E103];0.2;1))-[.$G103]" office:value-type="float" office:value="0" calcext:value-type="float">
            <text:p>0</text:p>
          </table:table-cell>
          <table:table-cell table:formula="of:=FLOOR([.V$94]*IF([.$E103];0.2;1))-[.$G103]" office:value-type="float" office:value="2" calcext:value-type="float">
            <text:p>2</text:p>
          </table:table-cell>
          <table:table-cell table:formula="of:=FLOOR([.W$94]*IF([.$E103];0.2;1))-[.$G103]" office:value-type="float" office:value="4" calcext:value-type="float">
            <text:p>4</text:p>
          </table:table-cell>
          <table:table-cell table:formula="of:=FLOOR([.X$94]*IF([.$E103];0.2;1))-[.$G103]" office:value-type="float" office:value="5" calcext:value-type="float">
            <text:p>5</text:p>
          </table:table-cell>
          <table:table-cell table:formula="of:=FLOOR([.Y$94]*IF([.$E103];0.2;1))-[.$G103]" office:value-type="float" office:value="12" calcext:value-type="float">
            <text:p>12</text:p>
          </table:table-cell>
          <table:table-cell table:formula="of:=FLOOR([.Z$94]*IF([.$E103];0.2;1))-[.$G103]" office:value-type="float" office:value="14" calcext:value-type="float">
            <text:p>14</text:p>
          </table:table-cell>
          <table:table-cell table:formula="of:=FLOOR([.AA$94]*IF([.$E103];0.2;1))-[.$G103]" office:value-type="float" office:value="16" calcext:value-type="float">
            <text:p>16</text:p>
          </table:table-cell>
          <table:table-cell table:formula="of:=FLOOR([.AB$94]*IF([.$E103];0.2;1))-[.$G103]" office:value-type="float" office:value="16" calcext:value-type="float">
            <text:p>16</text:p>
          </table:table-cell>
          <table:table-cell table:formula="of:=FLOOR([.AC$94]*IF([.$E103];0.2;1))-[.$G103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Explosive Rocket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4];[$'EcCo ammo'.$A$6:$'EcCo ammo'.$A$37];[$'EcCo ammo'.F$6:$'EcCo ammo'.F$37])" office:value-type="float" office:value="0" calcext:value-type="float">
            <text:p>0</text:p>
          </table:table-cell>
          <table:table-cell table:formula="of:=LOOKUP([.$B104];[$'EcCo ammo'.$A$6:$'EcCo ammo'.$A$37];[$'EcCo ammo'.H$6:$'EcCo ammo'.H$37])" office:value-type="float" office:value="4" calcext:value-type="float">
            <text:p>4</text:p>
          </table:table-cell>
          <table:table-cell table:formula="of:=LOOKUP([.$B104];[$'EcCo ammo'.$A$6:$'EcCo ammo'.$A$37];[$'EcCo ammo'.I$6:$'EcCo ammo'.I$37])" office:value-type="float" office:value="4" calcext:value-type="float">
            <text:p>4</text:p>
          </table:table-cell>
          <table:table-cell table:formula="of:=LOOKUP([.$B104];[$'EcCo ammo'.$A$6:$'EcCo ammo'.$A$37];[$'EcCo ammo'.J$6:$'EcCo ammo'.J$37])" office:value-type="float" office:value="3" calcext:value-type="float">
            <text:p>3</text:p>
          </table:table-cell>
          <table:table-cell table:formula="of:=[.H104]/[.I104]" office:value-type="float" office:value="1.33333333333333" calcext:value-type="float">
            <text:p>1.33</text:p>
          </table:table-cell>
          <table:table-cell table:formula="of:=ROUND(AVERAGE([.C104];[.D104]))" office:value-type="float" office:value="68" calcext:value-type="float">
            <text:p>68</text:p>
          </table:table-cell>
          <table:table-cell/>
          <table:table-cell table:formula="of:=ROUNDUP(MAX((100-MAX([.M$95]+10*MIN([.M$94]-[.$G104];0);0))*INT(([.$K104]-MAX([.M$94]-[.$G104];0))*[.$J104])/100;0);0)" office:value-type="float" office:value="90" calcext:value-type="float">
            <text:p>90</text:p>
          </table:table-cell>
          <table:table-cell table:formula="of:=ROUNDUP(MAX((100-MAX([.N$95]+10*MIN([.N$94]-[.$G104];0);0))*INT(([.$K104]-MAX([.N$94]-[.$G104];0))*[.$J104])/100;0);0)" office:value-type="float" office:value="90" calcext:value-type="float">
            <text:p>90</text:p>
          </table:table-cell>
          <table:table-cell table:formula="of:=ROUNDUP(MAX((100-MAX([.O$95]+10*MIN([.O$94]-[.$G104];0);0))*INT(([.$K104]-MAX([.O$94]-[.$G104];0))*[.$J104])/100;0);0)" office:value-type="float" office:value="90" calcext:value-type="float">
            <text:p>90</text:p>
          </table:table-cell>
          <table:table-cell table:formula="of:=ROUNDUP(MAX((100-MAX([.P$95]+10*MIN([.P$94]-[.$G104];0);0))*INT(([.$K104]-MAX([.P$94]-[.$G104];0))*[.$J104])/100;0);0)" office:value-type="float" office:value="90" calcext:value-type="float">
            <text:p>90</text:p>
          </table:table-cell>
          <table:table-cell table:formula="of:=ROUNDUP(MAX((100-MAX([.Q$95]+10*MIN([.Q$94]-[.$G104];0);0))*INT(([.$K104]-MAX([.Q$94]-[.$G104];0))*[.$J104])/100;0);0)" office:value-type="float" office:value="90" calcext:value-type="float">
            <text:p>90</text:p>
          </table:table-cell>
          <table:table-cell table:formula="of:=ROUNDUP(MAX((100-MAX([.R$95]+10*MIN([.R$94]-[.$G104];0);0))*INT(([.$K104]-MAX([.R$94]-[.$G104];0))*[.$J104])/100;0);0)" office:value-type="float" office:value="90" calcext:value-type="float">
            <text:p>90</text:p>
          </table:table-cell>
          <table:table-cell table:formula="of:=ROUNDUP(MAX((100-MAX([.S$95]+10*MIN([.S$94]-[.$G104];0);0))*INT(([.$K104]-MAX([.S$94]-[.$G104];0))*[.$J104])/100;0);0)" office:value-type="float" office:value="68" calcext:value-type="float">
            <text:p>68</text:p>
          </table:table-cell>
          <table:table-cell table:formula="of:=ROUNDUP(MAX((100-MAX([.T$95]+10*MIN([.T$94]-[.$G104];0);0))*INT(([.$K104]-MAX([.T$94]-[.$G104];0))*[.$J104])/100;0);0)" office:value-type="float" office:value="63" calcext:value-type="float">
            <text:p>63</text:p>
          </table:table-cell>
          <table:table-cell table:formula="of:=ROUNDUP(MAX((100-MAX([.U$95]+10*MIN([.U$94]-[.$G104];0);0))*INT(([.$K104]-MAX([.U$94]-[.$G104];0))*[.$J104])/100;0);0)" office:value-type="float" office:value="63" calcext:value-type="float">
            <text:p>63</text:p>
          </table:table-cell>
          <table:table-cell table:formula="of:=ROUNDUP(MAX((100-MAX([.V$95]+10*MIN([.V$94]-[.$G104];0);0))*INT(([.$K104]-MAX([.V$94]-[.$G104];0))*[.$J104])/100;0);0)" office:value-type="float" office:value="53" calcext:value-type="float">
            <text:p>53</text:p>
          </table:table-cell>
          <table:table-cell table:formula="of:=ROUNDUP(MAX((100-MAX([.W$95]+10*MIN([.W$94]-[.$G104];0);0))*INT(([.$K104]-MAX([.W$94]-[.$G104];0))*[.$J104])/100;0);0)" office:value-type="float" office:value="51" calcext:value-type="float">
            <text:p>51</text:p>
          </table:table-cell>
          <table:table-cell table:formula="of:=ROUNDUP(MAX((100-MAX([.X$95]+10*MIN([.X$94]-[.$G104];0);0))*INT(([.$K104]-MAX([.X$94]-[.$G104];0))*[.$J104])/100;0);0)" office:value-type="float" office:value="46" calcext:value-type="float">
            <text:p>46</text:p>
          </table:table-cell>
          <table:table-cell table:formula="of:=ROUNDUP(MAX((100-MAX([.Y$95]+10*MIN([.Y$94]-[.$G104];0);0))*INT(([.$K104]-MAX([.Y$94]-[.$G104];0))*[.$J104])/100;0);0)" office:value-type="float" office:value="37" calcext:value-type="float">
            <text:p>37</text:p>
          </table:table-cell>
          <table:table-cell table:formula="of:=ROUNDUP(MAX((100-MAX([.Z$95]+10*MIN([.Z$94]-[.$G104];0);0))*INT(([.$K104]-MAX([.Z$94]-[.$G104];0))*[.$J104])/100;0);0)" office:value-type="float" office:value="36" calcext:value-type="float">
            <text:p>36</text:p>
          </table:table-cell>
          <table:table-cell table:formula="of:=ROUNDUP(MAX((100-MAX([.AA$95]+10*MIN([.AA$94]-[.$G104];0);0))*INT(([.$K104]-MAX([.AA$94]-[.$G104];0))*[.$J104])/100;0);0)" office:value-type="float" office:value="25" calcext:value-type="float">
            <text:p>25</text:p>
          </table:table-cell>
          <table:table-cell table:formula="of:=ROUNDUP(MAX((100-MAX([.AB$95]+10*MIN([.AB$94]-[.$G104];0);0))*INT(([.$K104]-MAX([.AB$94]-[.$G104];0))*[.$J104])/100;0);0)" office:value-type="float" office:value="21" calcext:value-type="float">
            <text:p>21</text:p>
          </table:table-cell>
          <table:table-cell table:formula="of:=ROUNDUP(MAX((100-MAX([.AC$95]+10*MIN([.AC$94]-[.$G104];0);0))*INT(([.$K104]-MAX([.AC$94]-[.$G104];0))*[.$J104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4];0.2;1))-[.$G104]" office:value-type="float" office:value="-4" calcext:value-type="float">
            <text:p>-4</text:p>
          </table:table-cell>
          <table:table-cell table:formula="of:=FLOOR([.N$94]*IF([.$E104];0.2;1))-[.$G104]" office:value-type="float" office:value="-4" calcext:value-type="float">
            <text:p>-4</text:p>
          </table:table-cell>
          <table:table-cell table:formula="of:=FLOOR([.O$94]*IF([.$E104];0.2;1))-[.$G104]" office:value-type="float" office:value="-4" calcext:value-type="float">
            <text:p>-4</text:p>
          </table:table-cell>
          <table:table-cell table:formula="of:=FLOOR([.P$94]*IF([.$E104];0.2;1))-[.$G104]" office:value-type="float" office:value="-3" calcext:value-type="float">
            <text:p>-3</text:p>
          </table:table-cell>
          <table:table-cell table:formula="of:=FLOOR([.Q$94]*IF([.$E104];0.2;1))-[.$G104]" office:value-type="float" office:value="-4" calcext:value-type="float">
            <text:p>-4</text:p>
          </table:table-cell>
          <table:table-cell table:formula="of:=FLOOR([.R$94]*IF([.$E104];0.2;1))-[.$G104]" office:value-type="float" office:value="-3" calcext:value-type="float">
            <text:p>-3</text:p>
          </table:table-cell>
          <table:table-cell table:formula="of:=FLOOR([.S$94]*IF([.$E104];0.2;1))-[.$G104]" office:value-type="float" office:value="0" calcext:value-type="float">
            <text:p>0</text:p>
          </table:table-cell>
          <table:table-cell table:formula="of:=FLOOR([.T$94]*IF([.$E104];0.2;1))-[.$G104]" office:value-type="float" office:value="0" calcext:value-type="float">
            <text:p>0</text:p>
          </table:table-cell>
          <table:table-cell table:formula="of:=FLOOR([.U$94]*IF([.$E104];0.2;1))-[.$G104]" office:value-type="float" office:value="0" calcext:value-type="float">
            <text:p>0</text:p>
          </table:table-cell>
          <table:table-cell table:formula="of:=FLOOR([.V$94]*IF([.$E104];0.2;1))-[.$G104]" office:value-type="float" office:value="2" calcext:value-type="float">
            <text:p>2</text:p>
          </table:table-cell>
          <table:table-cell table:formula="of:=FLOOR([.W$94]*IF([.$E104];0.2;1))-[.$G104]" office:value-type="float" office:value="4" calcext:value-type="float">
            <text:p>4</text:p>
          </table:table-cell>
          <table:table-cell table:formula="of:=FLOOR([.X$94]*IF([.$E104];0.2;1))-[.$G104]" office:value-type="float" office:value="5" calcext:value-type="float">
            <text:p>5</text:p>
          </table:table-cell>
          <table:table-cell table:formula="of:=FLOOR([.Y$94]*IF([.$E104];0.2;1))-[.$G104]" office:value-type="float" office:value="12" calcext:value-type="float">
            <text:p>12</text:p>
          </table:table-cell>
          <table:table-cell table:formula="of:=FLOOR([.Z$94]*IF([.$E104];0.2;1))-[.$G104]" office:value-type="float" office:value="14" calcext:value-type="float">
            <text:p>14</text:p>
          </table:table-cell>
          <table:table-cell table:formula="of:=FLOOR([.AA$94]*IF([.$E104];0.2;1))-[.$G104]" office:value-type="float" office:value="16" calcext:value-type="float">
            <text:p>16</text:p>
          </table:table-cell>
          <table:table-cell table:formula="of:=FLOOR([.AB$94]*IF([.$E104];0.2;1))-[.$G104]" office:value-type="float" office:value="16" calcext:value-type="float">
            <text:p>16</text:p>
          </table:table-cell>
          <table:table-cell table:formula="of:=FLOOR([.AC$94]*IF([.$E104];0.2;1))-[.$G104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cket AP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5];[$'EcCo ammo'.$A$6:$'EcCo ammo'.$A$37];[$'EcCo ammo'.F$6:$'EcCo ammo'.F$37])" office:value-type="float" office:value="-15" calcext:value-type="float">
            <text:p>-15</text:p>
          </table:table-cell>
          <table:table-cell table:formula="of:=LOOKUP([.$B105];[$'EcCo ammo'.$A$6:$'EcCo ammo'.$A$37];[$'EcCo ammo'.H$6:$'EcCo ammo'.H$37])" office:value-type="float" office:value="20" calcext:value-type="float">
            <text:p>20</text:p>
          </table:table-cell>
          <table:table-cell table:formula="of:=LOOKUP([.$B105];[$'EcCo ammo'.$A$6:$'EcCo ammo'.$A$37];[$'EcCo ammo'.I$6:$'EcCo ammo'.I$37])" office:value-type="float" office:value="1" calcext:value-type="float">
            <text:p>1</text:p>
          </table:table-cell>
          <table:table-cell table:formula="of:=LOOKUP([.$B105];[$'EcCo ammo'.$A$6:$'EcCo ammo'.$A$37];[$'EcCo ammo'.J$6:$'EcCo ammo'.J$37])" office:value-type="float" office:value="1" calcext:value-type="float">
            <text:p>1</text:p>
          </table:table-cell>
          <table:table-cell table:formula="of:=[.H105]/[.I105]" office:value-type="float" office:value="1" calcext:value-type="float">
            <text:p>1.00</text:p>
          </table:table-cell>
          <table:table-cell table:formula="of:=ROUND(AVERAGE([.C105];[.D105]))" office:value-type="float" office:value="68" calcext:value-type="float">
            <text:p>68</text:p>
          </table:table-cell>
          <table:table-cell/>
          <table:table-cell table:formula="of:=ROUNDUP(MAX((100-MAX([.M$95]+10*MIN([.M$94]-[.$G105];0);0))*INT(([.$K105]-MAX([.M$94]-[.$G105];0))*[.$J105])/100;0);0)" office:value-type="float" office:value="68" calcext:value-type="float">
            <text:p>68</text:p>
          </table:table-cell>
          <table:table-cell table:formula="of:=ROUNDUP(MAX((100-MAX([.N$95]+10*MIN([.N$94]-[.$G105];0);0))*INT(([.$K105]-MAX([.N$94]-[.$G105];0))*[.$J105])/100;0);0)" office:value-type="float" office:value="68" calcext:value-type="float">
            <text:p>68</text:p>
          </table:table-cell>
          <table:table-cell table:formula="of:=ROUNDUP(MAX((100-MAX([.O$95]+10*MIN([.O$94]-[.$G105];0);0))*INT(([.$K105]-MAX([.O$94]-[.$G105];0))*[.$J105])/100;0);0)" office:value-type="float" office:value="68" calcext:value-type="float">
            <text:p>68</text:p>
          </table:table-cell>
          <table:table-cell table:formula="of:=ROUNDUP(MAX((100-MAX([.P$95]+10*MIN([.P$94]-[.$G105];0);0))*INT(([.$K105]-MAX([.P$94]-[.$G105];0))*[.$J105])/100;0);0)" office:value-type="float" office:value="68" calcext:value-type="float">
            <text:p>68</text:p>
          </table:table-cell>
          <table:table-cell table:formula="of:=ROUNDUP(MAX((100-MAX([.Q$95]+10*MIN([.Q$94]-[.$G105];0);0))*INT(([.$K105]-MAX([.Q$94]-[.$G105];0))*[.$J105])/100;0);0)" office:value-type="float" office:value="68" calcext:value-type="float">
            <text:p>68</text:p>
          </table:table-cell>
          <table:table-cell table:formula="of:=ROUNDUP(MAX((100-MAX([.R$95]+10*MIN([.R$94]-[.$G105];0);0))*INT(([.$K105]-MAX([.R$94]-[.$G105];0))*[.$J105])/100;0);0)" office:value-type="float" office:value="68" calcext:value-type="float">
            <text:p>68</text:p>
          </table:table-cell>
          <table:table-cell table:formula="of:=ROUNDUP(MAX((100-MAX([.S$95]+10*MIN([.S$94]-[.$G105];0);0))*INT(([.$K105]-MAX([.S$94]-[.$G105];0))*[.$J105])/100;0);0)" office:value-type="float" office:value="68" calcext:value-type="float">
            <text:p>68</text:p>
          </table:table-cell>
          <table:table-cell table:formula="of:=ROUNDUP(MAX((100-MAX([.T$95]+10*MIN([.T$94]-[.$G105];0);0))*INT(([.$K105]-MAX([.T$94]-[.$G105];0))*[.$J105])/100;0);0)" office:value-type="float" office:value="68" calcext:value-type="float">
            <text:p>68</text:p>
          </table:table-cell>
          <table:table-cell table:formula="of:=ROUNDUP(MAX((100-MAX([.U$95]+10*MIN([.U$94]-[.$G105];0);0))*INT(([.$K105]-MAX([.U$94]-[.$G105];0))*[.$J105])/100;0);0)" office:value-type="float" office:value="68" calcext:value-type="float">
            <text:p>68</text:p>
          </table:table-cell>
          <table:table-cell table:formula="of:=ROUNDUP(MAX((100-MAX([.V$95]+10*MIN([.V$94]-[.$G105];0);0))*INT(([.$K105]-MAX([.V$94]-[.$G105];0))*[.$J105])/100;0);0)" office:value-type="float" office:value="68" calcext:value-type="float">
            <text:p>68</text:p>
          </table:table-cell>
          <table:table-cell table:formula="of:=ROUNDUP(MAX((100-MAX([.W$95]+10*MIN([.W$94]-[.$G105];0);0))*INT(([.$K105]-MAX([.W$94]-[.$G105];0))*[.$J105])/100;0);0)" office:value-type="float" office:value="68" calcext:value-type="float">
            <text:p>68</text:p>
          </table:table-cell>
          <table:table-cell table:formula="of:=ROUNDUP(MAX((100-MAX([.X$95]+10*MIN([.X$94]-[.$G105];0);0))*INT(([.$K105]-MAX([.X$94]-[.$G105];0))*[.$J105])/100;0);0)" office:value-type="float" office:value="68" calcext:value-type="float">
            <text:p>68</text:p>
          </table:table-cell>
          <table:table-cell table:formula="of:=ROUNDUP(MAX((100-MAX([.Y$95]+10*MIN([.Y$94]-[.$G105];0);0))*INT(([.$K105]-MAX([.Y$94]-[.$G105];0))*[.$J105])/100;0);0)" office:value-type="float" office:value="62" calcext:value-type="float">
            <text:p>62</text:p>
          </table:table-cell>
          <table:table-cell table:formula="of:=ROUNDUP(MAX((100-MAX([.Z$95]+10*MIN([.Z$94]-[.$G105];0);0))*INT(([.$K105]-MAX([.Z$94]-[.$G105];0))*[.$J105])/100;0);0)" office:value-type="float" office:value="48" calcext:value-type="float">
            <text:p>48</text:p>
          </table:table-cell>
          <table:table-cell table:formula="of:=ROUNDUP(MAX((100-MAX([.AA$95]+10*MIN([.AA$94]-[.$G105];0);0))*INT(([.$K105]-MAX([.AA$94]-[.$G105];0))*[.$J105])/100;0);0)" office:value-type="float" office:value="24" calcext:value-type="float">
            <text:p>24</text:p>
          </table:table-cell>
          <table:table-cell table:formula="of:=ROUNDUP(MAX((100-MAX([.AB$95]+10*MIN([.AB$94]-[.$G105];0);0))*INT(([.$K105]-MAX([.AB$94]-[.$G105];0))*[.$J105])/100;0);0)" office:value-type="float" office:value="21" calcext:value-type="float">
            <text:p>21</text:p>
          </table:table-cell>
          <table:table-cell table:formula="of:=ROUNDUP(MAX((100-MAX([.AC$95]+10*MIN([.AC$94]-[.$G105];0);0))*INT(([.$K105]-MAX([.AC$94]-[.$G105];0))*[.$J105])/100;0);0)" office:value-type="float" office:value="21" calcext:value-type="float">
            <text:p>21</text:p>
          </table:table-cell>
          <table:table-cell table:number-columns-repeated="6"/>
          <table:table-cell table:formula="of:=FLOOR([.M$94]*IF([.$E105];0.2;1))-[.$G105]" office:value-type="float" office:value="-20" calcext:value-type="float">
            <text:p>-20</text:p>
          </table:table-cell>
          <table:table-cell table:formula="of:=FLOOR([.N$94]*IF([.$E105];0.2;1))-[.$G105]" office:value-type="float" office:value="-20" calcext:value-type="float">
            <text:p>-20</text:p>
          </table:table-cell>
          <table:table-cell table:formula="of:=FLOOR([.O$94]*IF([.$E105];0.2;1))-[.$G105]" office:value-type="float" office:value="-20" calcext:value-type="float">
            <text:p>-20</text:p>
          </table:table-cell>
          <table:table-cell table:formula="of:=FLOOR([.P$94]*IF([.$E105];0.2;1))-[.$G105]" office:value-type="float" office:value="-19" calcext:value-type="float">
            <text:p>-19</text:p>
          </table:table-cell>
          <table:table-cell table:formula="of:=FLOOR([.Q$94]*IF([.$E105];0.2;1))-[.$G105]" office:value-type="float" office:value="-20" calcext:value-type="float">
            <text:p>-20</text:p>
          </table:table-cell>
          <table:table-cell table:formula="of:=FLOOR([.R$94]*IF([.$E105];0.2;1))-[.$G105]" office:value-type="float" office:value="-19" calcext:value-type="float">
            <text:p>-19</text:p>
          </table:table-cell>
          <table:table-cell table:formula="of:=FLOOR([.S$94]*IF([.$E105];0.2;1))-[.$G105]" office:value-type="float" office:value="-16" calcext:value-type="float">
            <text:p>-16</text:p>
          </table:table-cell>
          <table:table-cell table:formula="of:=FLOOR([.T$94]*IF([.$E105];0.2;1))-[.$G105]" office:value-type="float" office:value="-16" calcext:value-type="float">
            <text:p>-16</text:p>
          </table:table-cell>
          <table:table-cell table:formula="of:=FLOOR([.U$94]*IF([.$E105];0.2;1))-[.$G105]" office:value-type="float" office:value="-16" calcext:value-type="float">
            <text:p>-16</text:p>
          </table:table-cell>
          <table:table-cell table:formula="of:=FLOOR([.V$94]*IF([.$E105];0.2;1))-[.$G105]" office:value-type="float" office:value="-14" calcext:value-type="float">
            <text:p>-14</text:p>
          </table:table-cell>
          <table:table-cell table:formula="of:=FLOOR([.W$94]*IF([.$E105];0.2;1))-[.$G105]" office:value-type="float" office:value="-12" calcext:value-type="float">
            <text:p>-12</text:p>
          </table:table-cell>
          <table:table-cell table:formula="of:=FLOOR([.X$94]*IF([.$E105];0.2;1))-[.$G105]" office:value-type="float" office:value="-11" calcext:value-type="float">
            <text:p>-11</text:p>
          </table:table-cell>
          <table:table-cell table:formula="of:=FLOOR([.Y$94]*IF([.$E105];0.2;1))-[.$G105]" office:value-type="float" office:value="-4" calcext:value-type="float">
            <text:p>-4</text:p>
          </table:table-cell>
          <table:table-cell table:formula="of:=FLOOR([.Z$94]*IF([.$E105];0.2;1))-[.$G105]" office:value-type="float" office:value="-2" calcext:value-type="float">
            <text:p>-2</text:p>
          </table:table-cell>
          <table:table-cell table:formula="of:=FLOOR([.AA$94]*IF([.$E105];0.2;1))-[.$G105]" office:value-type="float" office:value="0" calcext:value-type="float">
            <text:p>0</text:p>
          </table:table-cell>
          <table:table-cell table:formula="of:=FLOOR([.AB$94]*IF([.$E105];0.2;1))-[.$G105]" office:value-type="float" office:value="0" calcext:value-type="float">
            <text:p>0</text:p>
          </table:table-cell>
          <table:table-cell table:formula="of:=FLOOR([.AC$94]*IF([.$E105];0.2;1))-[.$G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Launcher</text:p>
          </table:table-cell>
          <table:table-cell office:value-type="string" calcext:value-type="string">
            <text:p>Robo Rocket Ammo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Default"/>
          <table:table-cell table:formula="of:=LOOKUP([.$B106];[$'EcCo ammo'.$A$6:$'EcCo ammo'.$A$37];[$'EcCo ammo'.F$6:$'EcCo ammo'.F$37])" office:value-type="float" office:value="0" calcext:value-type="float">
            <text:p>0</text:p>
          </table:table-cell>
          <table:table-cell table:formula="of:=LOOKUP([.$B106];[$'EcCo ammo'.$A$6:$'EcCo ammo'.$A$37];[$'EcCo ammo'.H$6:$'EcCo ammo'.H$37])" office:value-type="float" office:value="4" calcext:value-type="float">
            <text:p>4</text:p>
          </table:table-cell>
          <table:table-cell table:formula="of:=LOOKUP([.$B106];[$'EcCo ammo'.$A$6:$'EcCo ammo'.$A$37];[$'EcCo ammo'.I$6:$'EcCo ammo'.I$37])" office:value-type="float" office:value="1" calcext:value-type="float">
            <text:p>1</text:p>
          </table:table-cell>
          <table:table-cell table:formula="of:=LOOKUP([.$B106];[$'EcCo ammo'.$A$6:$'EcCo ammo'.$A$37];[$'EcCo ammo'.J$6:$'EcCo ammo'.J$37])" office:value-type="float" office:value="1" calcext:value-type="float">
            <text:p>1</text:p>
          </table:table-cell>
          <table:table-cell table:formula="of:=[.H106]/[.I106]" office:value-type="float" office:value="1" calcext:value-type="float">
            <text:p>1.00</text:p>
          </table:table-cell>
          <table:table-cell table:formula="of:=ROUND(AVERAGE([.C106];[.D106]))" office:value-type="float" office:value="68" calcext:value-type="float">
            <text:p>68</text:p>
          </table:table-cell>
          <table:table-cell/>
          <table:table-cell table:formula="of:=ROUNDUP(MAX((100-MAX([.M$95]+10*MIN([.M$94]-[.$G106];0);0))*INT(([.$K106]-MAX([.M$94]-[.$G106];0))*[.$J106])/100;0);0)" office:value-type="float" office:value="68" calcext:value-type="float">
            <text:p>68</text:p>
          </table:table-cell>
          <table:table-cell table:formula="of:=ROUNDUP(MAX((100-MAX([.N$95]+10*MIN([.N$94]-[.$G106];0);0))*INT(([.$K106]-MAX([.N$94]-[.$G106];0))*[.$J106])/100;0);0)" office:value-type="float" office:value="68" calcext:value-type="float">
            <text:p>68</text:p>
          </table:table-cell>
          <table:table-cell table:formula="of:=ROUNDUP(MAX((100-MAX([.O$95]+10*MIN([.O$94]-[.$G106];0);0))*INT(([.$K106]-MAX([.O$94]-[.$G106];0))*[.$J106])/100;0);0)" office:value-type="float" office:value="68" calcext:value-type="float">
            <text:p>68</text:p>
          </table:table-cell>
          <table:table-cell table:formula="of:=ROUNDUP(MAX((100-MAX([.P$95]+10*MIN([.P$94]-[.$G106];0);0))*INT(([.$K106]-MAX([.P$94]-[.$G106];0))*[.$J106])/100;0);0)" office:value-type="float" office:value="68" calcext:value-type="float">
            <text:p>68</text:p>
          </table:table-cell>
          <table:table-cell table:formula="of:=ROUNDUP(MAX((100-MAX([.Q$95]+10*MIN([.Q$94]-[.$G106];0);0))*INT(([.$K106]-MAX([.Q$94]-[.$G106];0))*[.$J106])/100;0);0)" office:value-type="float" office:value="68" calcext:value-type="float">
            <text:p>68</text:p>
          </table:table-cell>
          <table:table-cell table:formula="of:=ROUNDUP(MAX((100-MAX([.R$95]+10*MIN([.R$94]-[.$G106];0);0))*INT(([.$K106]-MAX([.R$94]-[.$G106];0))*[.$J106])/100;0);0)" office:value-type="float" office:value="68" calcext:value-type="float">
            <text:p>68</text:p>
          </table:table-cell>
          <table:table-cell table:formula="of:=ROUNDUP(MAX((100-MAX([.S$95]+10*MIN([.S$94]-[.$G106];0);0))*INT(([.$K106]-MAX([.S$94]-[.$G106];0))*[.$J106])/100;0);0)" office:value-type="float" office:value="51" calcext:value-type="float">
            <text:p>51</text:p>
          </table:table-cell>
          <table:table-cell table:formula="of:=ROUNDUP(MAX((100-MAX([.T$95]+10*MIN([.T$94]-[.$G106];0);0))*INT(([.$K106]-MAX([.T$94]-[.$G106];0))*[.$J106])/100;0);0)" office:value-type="float" office:value="48" calcext:value-type="float">
            <text:p>48</text:p>
          </table:table-cell>
          <table:table-cell table:formula="of:=ROUNDUP(MAX((100-MAX([.U$95]+10*MIN([.U$94]-[.$G106];0);0))*INT(([.$K106]-MAX([.U$94]-[.$G106];0))*[.$J106])/100;0);0)" office:value-type="float" office:value="48" calcext:value-type="float">
            <text:p>48</text:p>
          </table:table-cell>
          <table:table-cell table:formula="of:=ROUNDUP(MAX((100-MAX([.V$95]+10*MIN([.V$94]-[.$G106];0);0))*INT(([.$K106]-MAX([.V$94]-[.$G106];0))*[.$J106])/100;0);0)" office:value-type="float" office:value="40" calcext:value-type="float">
            <text:p>40</text:p>
          </table:table-cell>
          <table:table-cell table:formula="of:=ROUNDUP(MAX((100-MAX([.W$95]+10*MIN([.W$94]-[.$G106];0);0))*INT(([.$K106]-MAX([.W$94]-[.$G106];0))*[.$J106])/100;0);0)" office:value-type="float" office:value="39" calcext:value-type="float">
            <text:p>39</text:p>
          </table:table-cell>
          <table:table-cell table:formula="of:=ROUNDUP(MAX((100-MAX([.X$95]+10*MIN([.X$94]-[.$G106];0);0))*INT(([.$K106]-MAX([.X$94]-[.$G106];0))*[.$J106])/100;0);0)" office:value-type="float" office:value="35" calcext:value-type="float">
            <text:p>35</text:p>
          </table:table-cell>
          <table:table-cell table:formula="of:=ROUNDUP(MAX((100-MAX([.Y$95]+10*MIN([.Y$94]-[.$G106];0);0))*INT(([.$K106]-MAX([.Y$94]-[.$G106];0))*[.$J106])/100;0);0)" office:value-type="float" office:value="28" calcext:value-type="float">
            <text:p>28</text:p>
          </table:table-cell>
          <table:table-cell table:formula="of:=ROUNDUP(MAX((100-MAX([.Z$95]+10*MIN([.Z$94]-[.$G106];0);0))*INT(([.$K106]-MAX([.Z$94]-[.$G106];0))*[.$J106])/100;0);0)" office:value-type="float" office:value="27" calcext:value-type="float">
            <text:p>27</text:p>
          </table:table-cell>
          <table:table-cell table:formula="of:=ROUNDUP(MAX((100-MAX([.AA$95]+10*MIN([.AA$94]-[.$G106];0);0))*INT(([.$K106]-MAX([.AA$94]-[.$G106];0))*[.$J106])/100;0);0)" office:value-type="float" office:value="19" calcext:value-type="float">
            <text:p>19</text:p>
          </table:table-cell>
          <table:table-cell table:formula="of:=ROUNDUP(MAX((100-MAX([.AB$95]+10*MIN([.AB$94]-[.$G106];0);0))*INT(([.$K106]-MAX([.AB$94]-[.$G106];0))*[.$J106])/100;0);0)" office:value-type="float" office:value="16" calcext:value-type="float">
            <text:p>16</text:p>
          </table:table-cell>
          <table:table-cell table:formula="of:=ROUNDUP(MAX((100-MAX([.AC$95]+10*MIN([.AC$94]-[.$G106];0);0))*INT(([.$K106]-MAX([.AC$94]-[.$G106];0))*[.$J106])/100;0);0)" office:value-type="float" office:value="16" calcext:value-type="float">
            <text:p>16</text:p>
          </table:table-cell>
          <table:table-cell table:number-columns-repeated="6"/>
          <table:table-cell table:formula="of:=FLOOR([.M$94]*IF([.$E106];0.2;1))-[.$G106]" office:value-type="float" office:value="-4" calcext:value-type="float">
            <text:p>-4</text:p>
          </table:table-cell>
          <table:table-cell table:formula="of:=FLOOR([.N$94]*IF([.$E106];0.2;1))-[.$G106]" office:value-type="float" office:value="-4" calcext:value-type="float">
            <text:p>-4</text:p>
          </table:table-cell>
          <table:table-cell table:formula="of:=FLOOR([.O$94]*IF([.$E106];0.2;1))-[.$G106]" office:value-type="float" office:value="-4" calcext:value-type="float">
            <text:p>-4</text:p>
          </table:table-cell>
          <table:table-cell table:formula="of:=FLOOR([.P$94]*IF([.$E106];0.2;1))-[.$G106]" office:value-type="float" office:value="-3" calcext:value-type="float">
            <text:p>-3</text:p>
          </table:table-cell>
          <table:table-cell table:formula="of:=FLOOR([.Q$94]*IF([.$E106];0.2;1))-[.$G106]" office:value-type="float" office:value="-4" calcext:value-type="float">
            <text:p>-4</text:p>
          </table:table-cell>
          <table:table-cell table:formula="of:=FLOOR([.R$94]*IF([.$E106];0.2;1))-[.$G106]" office:value-type="float" office:value="-3" calcext:value-type="float">
            <text:p>-3</text:p>
          </table:table-cell>
          <table:table-cell table:formula="of:=FLOOR([.S$94]*IF([.$E106];0.2;1))-[.$G106]" office:value-type="float" office:value="0" calcext:value-type="float">
            <text:p>0</text:p>
          </table:table-cell>
          <table:table-cell table:formula="of:=FLOOR([.T$94]*IF([.$E106];0.2;1))-[.$G106]" office:value-type="float" office:value="0" calcext:value-type="float">
            <text:p>0</text:p>
          </table:table-cell>
          <table:table-cell table:formula="of:=FLOOR([.U$94]*IF([.$E106];0.2;1))-[.$G106]" office:value-type="float" office:value="0" calcext:value-type="float">
            <text:p>0</text:p>
          </table:table-cell>
          <table:table-cell table:formula="of:=FLOOR([.V$94]*IF([.$E106];0.2;1))-[.$G106]" office:value-type="float" office:value="2" calcext:value-type="float">
            <text:p>2</text:p>
          </table:table-cell>
          <table:table-cell table:formula="of:=FLOOR([.W$94]*IF([.$E106];0.2;1))-[.$G106]" office:value-type="float" office:value="4" calcext:value-type="float">
            <text:p>4</text:p>
          </table:table-cell>
          <table:table-cell table:formula="of:=FLOOR([.X$94]*IF([.$E106];0.2;1))-[.$G106]" office:value-type="float" office:value="5" calcext:value-type="float">
            <text:p>5</text:p>
          </table:table-cell>
          <table:table-cell table:formula="of:=FLOOR([.Y$94]*IF([.$E106];0.2;1))-[.$G106]" office:value-type="float" office:value="12" calcext:value-type="float">
            <text:p>12</text:p>
          </table:table-cell>
          <table:table-cell table:formula="of:=FLOOR([.Z$94]*IF([.$E106];0.2;1))-[.$G106]" office:value-type="float" office:value="14" calcext:value-type="float">
            <text:p>14</text:p>
          </table:table-cell>
          <table:table-cell table:formula="of:=FLOOR([.AA$94]*IF([.$E106];0.2;1))-[.$G106]" office:value-type="float" office:value="16" calcext:value-type="float">
            <text:p>16</text:p>
          </table:table-cell>
          <table:table-cell table:formula="of:=FLOOR([.AB$94]*IF([.$E106];0.2;1))-[.$G106]" office:value-type="float" office:value="16" calcext:value-type="float">
            <text:p>16</text:p>
          </table:table-cell>
          <table:table-cell table:formula="of:=FLOOR([.AC$94]*IF([.$E106];0.2;1))-[.$G106]"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 office:value-type="string" calcext:value-type="string" table:number-columns-spanned="14" table:number-rows-spanned="1">
            <text:p>LASER DAMAGE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9" table:formula="of:=OFFSET([$'EcCo Armor (0.8)'.$A$2];[.M$2];0)" office:value-type="string" office:string-value="None" calcext:value-type="string" table:number-columns-spanned="1" table:number-rows-spanned="2">
            <text:p>None</text:p>
          </table:table-cell>
          <table:table-cell table:style-name="ce9" table:formula="of:=OFFSET([$'EcCo Armor (0.8)'.$A$2];[.N$2];0)" office:value-type="string" office:string-value="Robes" calcext:value-type="string" table:number-columns-spanned="1" table:number-rows-spanned="2">
            <text:p>Robes</text:p>
          </table:table-cell>
          <table:table-cell table:style-name="ce9" table:formula="of:=OFFSET([$'EcCo Armor (0.8)'.$A$2];[.O$2];0)" office:value-type="string" office:string-value="Leather Jacket" calcext:value-type="string" table:number-columns-spanned="1" table:number-rows-spanned="2">
            <text:p>Leather Jacket</text:p>
          </table:table-cell>
          <table:table-cell table:style-name="ce9" table:formula="of:=OFFSET([$'EcCo Armor (0.8)'.$A$2];[.P$2];0)" office:value-type="string" office:string-value="Leather Armor" calcext:value-type="string" table:number-columns-spanned="1" table:number-rows-spanned="2">
            <text:p>Leather Armor</text:p>
          </table:table-cell>
          <table:table-cell table:style-name="ce9" table:formula="of:=OFFSET([$'EcCo Armor (0.8)'.$A$2];[.Q$2];0)" office:value-type="string" office:string-value="Comb Lth. Jack" calcext:value-type="string" table:number-columns-spanned="1" table:number-rows-spanned="2">
            <text:p>Comb Lth. Jack</text:p>
          </table:table-cell>
          <table:table-cell table:style-name="ce9" table:formula="of:=OFFSET([$'EcCo Armor (0.8)'.$A$2];[.R$2];0)" office:value-type="string" office:string-value="Leather MkII" calcext:value-type="string" table:number-columns-spanned="1" table:number-rows-spanned="2">
            <text:p>Leather MkII</text:p>
          </table:table-cell>
          <table:table-cell table:style-name="ce9" table:formula="of:=OFFSET([$'EcCo Armor (0.8)'.$A$2];[.S$2];0)" office:value-type="string" office:string-value="Metal Armor" calcext:value-type="string" table:number-columns-spanned="1" table:number-rows-spanned="2">
            <text:p>Metal Armor</text:p>
          </table:table-cell>
          <table:table-cell table:style-name="ce9" table:formula="of:=OFFSET([$'EcCo Armor (0.8)'.$A$2];[.T$2];0)" office:value-type="string" office:string-value="Tesla Armor" calcext:value-type="string" table:number-columns-spanned="1" table:number-rows-spanned="2">
            <text:p>Tesla Armor</text:p>
          </table:table-cell>
          <table:table-cell table:style-name="ce9" table:formula="of:=OFFSET([$'EcCo Armor (0.8)'.$A$2];[.U$2];0)" office:value-type="string" office:string-value="Metal MkII" calcext:value-type="string" table:number-columns-spanned="1" table:number-rows-spanned="2">
            <text:p>Metal MkII</text:p>
          </table:table-cell>
          <table:table-cell table:style-name="ce9" table:formula="of:=OFFSET([$'EcCo Armor (0.8)'.$A$2];[.V$2];0)" office:value-type="string" office:string-value="Combat Armor" calcext:value-type="string" table:number-columns-spanned="1" table:number-rows-spanned="2">
            <text:p>Combat Armor</text:p>
          </table:table-cell>
          <table:table-cell table:style-name="ce9" table:formula="of:=OFFSET([$'EcCo Armor (0.8)'.$A$2];[.W$2];0)" office:value-type="string" office:string-value="Combat MkII" calcext:value-type="string" table:number-columns-spanned="1" table:number-rows-spanned="2">
            <text:p>Combat MkII</text:p>
          </table:table-cell>
          <table:table-cell table:style-name="ce9" table:formula="of:=OFFSET([$'EcCo Armor (0.8)'.$A$2];[.X$2];0)" office:value-type="string" office:string-value="Brotherhood" calcext:value-type="string" table:number-columns-spanned="1" table:number-rows-spanned="2">
            <text:p>Brotherhood</text:p>
          </table:table-cell>
          <table:table-cell table:style-name="ce9" table:formula="of:=OFFSET([$'EcCo Armor (0.8)'.$A$2];[.Y$2];0)" office:value-type="string" office:string-value="Power Armor" calcext:value-type="string" table:number-columns-spanned="1" table:number-rows-spanned="2">
            <text:p>Power Armor</text:p>
          </table:table-cell>
          <table:table-cell table:style-name="ce9" table:formula="of:=OFFSET([$'EcCo Armor (0.8)'.$A$2];[.Z$2];0)" office:value-type="string" office:string-value="Hard. Power" calcext:value-type="string" table:number-columns-spanned="1" table:number-rows-spanned="2">
            <text:p>Hard. Power</text:p>
          </table:table-cell>
          <table:table-cell table:style-name="ce9" table:formula="of:=OFFSET([$'EcCo Armor (0.8)'.$A$2];[.AA$2];0)" office:value-type="string" office:string-value="Adv. Power" calcext:value-type="string" table:number-columns-spanned="1" table:number-rows-spanned="2">
            <text:p>Adv. Power</text:p>
          </table:table-cell>
          <table:table-cell table:style-name="ce9" table:formula="of:=OFFSET([$'EcCo Armor (0.8)'.$A$2];[.AB$2];0)" office:value-type="string" office:string-value="Adv. Power MKII" calcext:value-type="string" table:number-columns-spanned="1" table:number-rows-spanned="2">
            <text:p>Adv. Power MKII</text:p>
          </table:table-cell>
          <table:table-cell table:style-name="ce9" table:formula="of:=OFFSET([$'EcCo Armor (0.8)'.$A$2];[.AC$2];0)" office:value-type="string" office:string-value="Frank Horrigan" calcext:value-type="string" table:number-columns-spanned="1" table:number-rows-spanned="2">
            <text:p>Frank Horrigan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table:number-columns-spanned="1" table:number-rows-spanned="2"/>
          <table:table-cell table:number-columns-repeated="23"/>
        </table:table-row>
        <table:table-row table:style-name="ro7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covered-table-cell table:number-columns-repeated="20" table:style-name="ce10"/>
          <table:table-cell table:number-columns-repeated="2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 (0.8)'.$G$2];[.M$2];0)" office:value-type="float" office:value="0" calcext:value-type="float">
            <text:p>0</text:p>
          </table:table-cell>
          <table:table-cell table:style-name="ce3" table:formula="of:=OFFSET([$'EcCo Armor (0.8)'.$G$2];[.N$2];0)" office:value-type="float" office:value="0" calcext:value-type="float">
            <text:p>0</text:p>
          </table:table-cell>
          <table:table-cell table:style-name="ce3" table:formula="of:=OFFSET([$'EcCo Armor (0.8)'.$G$2];[.O$2];0)" office:value-type="float" office:value="0" calcext:value-type="float">
            <text:p>0</text:p>
          </table:table-cell>
          <table:table-cell table:style-name="ce3" table:formula="of:=OFFSET([$'EcCo Armor (0.8)'.$G$2];[.P$2];0)" office:value-type="float" office:value="2" calcext:value-type="float">
            <text:p>2</text:p>
          </table:table-cell>
          <table:table-cell table:style-name="ce3" table:formula="of:=OFFSET([$'EcCo Armor (0.8)'.$G$2];[.Q$2];0)" office:value-type="float" office:value="2" calcext:value-type="float">
            <text:p>2</text:p>
          </table:table-cell>
          <table:table-cell table:style-name="ce3" table:formula="of:=OFFSET([$'EcCo Armor (0.8)'.$G$2];[.R$2];0)" office:value-type="float" office:value="2" calcext:value-type="float">
            <text:p>2</text:p>
          </table:table-cell>
          <table:table-cell table:style-name="ce3" table:formula="of:=OFFSET([$'EcCo Armor (0.8)'.$G$2];[.S$2];0)" office:value-type="float" office:value="4" calcext:value-type="float">
            <text:p>4</text:p>
          </table:table-cell>
          <table:table-cell table:style-name="ce3" table:formula="of:=OFFSET([$'EcCo Armor (0.8)'.$G$2];[.T$2];0)" office:value-type="float" office:value="3" calcext:value-type="float">
            <text:p>3</text:p>
          </table:table-cell>
          <table:table-cell table:style-name="ce3" table:formula="of:=OFFSET([$'EcCo Armor (0.8)'.$G$2];[.U$2];0)" office:value-type="float" office:value="3" calcext:value-type="float">
            <text:p>3</text:p>
          </table:table-cell>
          <table:table-cell table:style-name="ce3" table:formula="of:=OFFSET([$'EcCo Armor (0.8)'.$G$2];[.V$2];0)" office:value-type="float" office:value="4" calcext:value-type="float">
            <text:p>4</text:p>
          </table:table-cell>
          <table:table-cell table:style-name="ce3" table:formula="of:=OFFSET([$'EcCo Armor (0.8)'.$G$2];[.W$2];0)" office:value-type="float" office:value="5" calcext:value-type="float">
            <text:p>5</text:p>
          </table:table-cell>
          <table:table-cell table:style-name="ce3" table:formula="of:=OFFSET([$'EcCo Armor (0.8)'.$G$2];[.X$2];0)" office:value-type="float" office:value="6" calcext:value-type="float">
            <text:p>6</text:p>
          </table:table-cell>
          <table:table-cell table:style-name="ce3" table:formula="of:=OFFSET([$'EcCo Armor (0.8)'.$G$2];[.Y$2];0)" office:value-type="float" office:value="7" calcext:value-type="float">
            <text:p>7</text:p>
          </table:table-cell>
          <table:table-cell table:style-name="ce3" table:formula="of:=OFFSET([$'EcCo Armor (0.8)'.$G$2];[.Z$2];0)" office:value-type="float" office:value="8" calcext:value-type="float">
            <text:p>8</text:p>
          </table:table-cell>
          <table:table-cell table:style-name="ce3" table:formula="of:=OFFSET([$'EcCo Armor (0.8)'.$G$2];[.AA$2];0)" office:value-type="float" office:value="20" calcext:value-type="float">
            <text:p>20</text:p>
          </table:table-cell>
          <table:table-cell table:style-name="ce3" table:formula="of:=OFFSET([$'EcCo Armor (0.8)'.$G$2];[.AB$2];0)" office:value-type="float" office:value="25" calcext:value-type="float">
            <text:p>25</text:p>
          </table:table-cell>
          <table:table-cell table:style-name="ce3" table:formula="of:=OFFSET([$'EcCo Armor (0.8)'.$G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 (0.8)'.$H$2];[.M$2];0)" office:value-type="float" office:value="0" calcext:value-type="float">
            <text:p>0</text:p>
          </table:table-cell>
          <table:table-cell table:style-name="ce3" table:formula="of:=OFFSET([$'EcCo Armor (0.8)'.$H$2];[.N$2];0)" office:value-type="float" office:value="0" calcext:value-type="float">
            <text:p>0</text:p>
          </table:table-cell>
          <table:table-cell table:style-name="ce3" table:formula="of:=OFFSET([$'EcCo Armor (0.8)'.$H$2];[.O$2];0)" office:value-type="float" office:value="0" calcext:value-type="float">
            <text:p>0</text:p>
          </table:table-cell>
          <table:table-cell table:style-name="ce3" table:formula="of:=OFFSET([$'EcCo Armor (0.8)'.$H$2];[.P$2];0)" office:value-type="float" office:value="0" calcext:value-type="float">
            <text:p>0</text:p>
          </table:table-cell>
          <table:table-cell table:style-name="ce3" table:formula="of:=OFFSET([$'EcCo Armor (0.8)'.$H$2];[.Q$2];0)" office:value-type="float" office:value="0" calcext:value-type="float">
            <text:p>0</text:p>
          </table:table-cell>
          <table:table-cell table:style-name="ce3" table:formula="of:=OFFSET([$'EcCo Armor (0.8)'.$H$2];[.R$2];0)" office:value-type="float" office:value="10" calcext:value-type="float">
            <text:p>10</text:p>
          </table:table-cell>
          <table:table-cell table:style-name="ce3" table:formula="of:=OFFSET([$'EcCo Armor (0.8)'.$H$2];[.S$2];0)" office:value-type="float" office:value="40" calcext:value-type="float">
            <text:p>40</text:p>
          </table:table-cell>
          <table:table-cell table:style-name="ce3" table:formula="of:=OFFSET([$'EcCo Armor (0.8)'.$H$2];[.T$2];0)" office:value-type="float" office:value="90" calcext:value-type="float">
            <text:p>90</text:p>
          </table:table-cell>
          <table:table-cell table:style-name="ce3" table:formula="of:=OFFSET([$'EcCo Armor (0.8)'.$H$2];[.U$2];0)" office:value-type="float" office:value="65" calcext:value-type="float">
            <text:p>65</text:p>
          </table:table-cell>
          <table:table-cell table:style-name="ce3" table:formula="of:=OFFSET([$'EcCo Armor (0.8)'.$H$2];[.V$2];0)" office:value-type="float" office:value="25" calcext:value-type="float">
            <text:p>25</text:p>
          </table:table-cell>
          <table:table-cell table:style-name="ce3" table:formula="of:=OFFSET([$'EcCo Armor (0.8)'.$H$2];[.W$2];0)" office:value-type="float" office:value="30" calcext:value-type="float">
            <text:p>30</text:p>
          </table:table-cell>
          <table:table-cell table:style-name="ce3" table:formula="of:=OFFSET([$'EcCo Armor (0.8)'.$H$2];[.X$2];0)" office:value-type="float" office:value="65" calcext:value-type="float">
            <text:p>65</text:p>
          </table:table-cell>
          <table:table-cell table:style-name="ce3" table:formula="of:=OFFSET([$'EcCo Armor (0.8)'.$H$2];[.Y$2];0)" office:value-type="float" office:value="70" calcext:value-type="float">
            <text:p>70</text:p>
          </table:table-cell>
          <table:table-cell table:style-name="ce3" table:formula="of:=OFFSET([$'EcCo Armor (0.8)'.$H$2];[.Z$2];0)" office:value-type="float" office:value="70" calcext:value-type="float">
            <text:p>70</text:p>
          </table:table-cell>
          <table:table-cell table:style-name="ce3" table:formula="of:=OFFSET([$'EcCo Armor (0.8)'.$H$2];[.AA$2];0)" office:value-type="float" office:value="60" calcext:value-type="float">
            <text:p>60</text:p>
          </table:table-cell>
          <table:table-cell table:style-name="ce3" table:formula="of:=OFFSET([$'EcCo Armor (0.8)'.$H$2];[.AB$2];0)" office:value-type="float" office:value="70" calcext:value-type="float">
            <text:p>70</text:p>
          </table:table-cell>
          <table:table-cell table:style-name="ce3" table:formula="of:=OFFSET([$'EcCo Armor (0.8)'.$H$2];[.AC$2];0)" office:value-type="float" office:value="80" calcext:value-type="float">
            <text:p>8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17];[$'EcCo ammo'.$A$6:$'EcCo ammo'.$A$37];[$'EcCo ammo'.F$6:$'EcCo ammo'.F$37])" office:value-type="float" office:value="0" calcext:value-type="float">
            <text:p>0</text:p>
          </table:table-cell>
          <table:table-cell table:formula="of:=LOOKUP([.$B117];[$'EcCo ammo'.$A$6:$'EcCo ammo'.$A$37];[$'EcCo ammo'.H$6:$'EcCo ammo'.H$37])" office:value-type="float" office:value="3" calcext:value-type="float">
            <text:p>3</text:p>
          </table:table-cell>
          <table:table-cell table:formula="of:=LOOKUP([.$B117];[$'EcCo ammo'.$A$6:$'EcCo ammo'.$A$37];[$'EcCo ammo'.I$6:$'EcCo ammo'.I$37])" office:value-type="float" office:value="1" calcext:value-type="float">
            <text:p>1</text:p>
          </table:table-cell>
          <table:table-cell table:formula="of:=LOOKUP([.$B117];[$'EcCo ammo'.$A$6:$'EcCo ammo'.$A$37];[$'EcCo ammo'.J$6:$'EcCo ammo'.J$37])" office:value-type="float" office:value="1" calcext:value-type="float">
            <text:p>1</text:p>
          </table:table-cell>
          <table:table-cell table:formula="of:=[.H117]/[.I117]" office:value-type="float" office:value="1" calcext:value-type="float">
            <text:p>1.00</text:p>
          </table:table-cell>
          <table:table-cell table:formula="of:=ROUND(AVERAGE([.C117];[.D117]))" office:value-type="float" office:value="19" calcext:value-type="float">
            <text:p>19</text:p>
          </table:table-cell>
          <table:table-cell/>
          <table:table-cell table:formula="of:=ROUNDUP(MAX((100-MAX([.M$115]+10*MIN([.AJ117];0);0))*INT(([.$K117]-MAX([.AJ117];0))*[.$J117])/100;0);0)" office:value-type="float" office:value="19" calcext:value-type="float">
            <text:p>19</text:p>
          </table:table-cell>
          <table:table-cell table:formula="of:=ROUNDUP(MAX((100-MAX([.N$115]+10*MIN([.AK117];0);0))*INT(([.$K117]-MAX([.AK117];0))*[.$J117])/100;0);0)" office:value-type="float" office:value="19" calcext:value-type="float">
            <text:p>19</text:p>
          </table:table-cell>
          <table:table-cell table:formula="of:=ROUNDUP(MAX((100-MAX([.O$115]+10*MIN([.AL117];0);0))*INT(([.$K117]-MAX([.AL117];0))*[.$J117])/100;0);0)" office:value-type="float" office:value="19" calcext:value-type="float">
            <text:p>19</text:p>
          </table:table-cell>
          <table:table-cell table:formula="of:=ROUNDUP(MAX((100-MAX([.P$115]+10*MIN([.AM117];0);0))*INT(([.$K117]-MAX([.AM117];0))*[.$J117])/100;0);0)" office:value-type="float" office:value="19" calcext:value-type="float">
            <text:p>19</text:p>
          </table:table-cell>
          <table:table-cell table:formula="of:=ROUNDUP(MAX((100-MAX([.Q$115]+10*MIN([.AN117];0);0))*INT(([.$K117]-MAX([.AN117];0))*[.$J117])/100;0);0)" office:value-type="float" office:value="19" calcext:value-type="float">
            <text:p>19</text:p>
          </table:table-cell>
          <table:table-cell table:formula="of:=ROUNDUP(MAX((100-MAX([.R$115]+10*MIN([.AO117];0);0))*INT(([.$K117]-MAX([.AO117];0))*[.$J117])/100;0);0)" office:value-type="float" office:value="19" calcext:value-type="float">
            <text:p>19</text:p>
          </table:table-cell>
          <table:table-cell table:formula="of:=ROUNDUP(MAX((100-MAX([.S$115]+10*MIN([.AP117];0);0))*INT(([.$K117]-MAX([.AP117];0))*[.$J117])/100;0);0)" office:value-type="float" office:value="11" calcext:value-type="float">
            <text:p>11</text:p>
          </table:table-cell>
          <table:table-cell table:formula="of:=ROUNDUP(MAX((100-MAX([.T$115]+10*MIN([.AQ117];0);0))*INT(([.$K117]-MAX([.AQ117];0))*[.$J117])/100;0);0)" office:value-type="float" office:value="2" calcext:value-type="float">
            <text:p>2</text:p>
          </table:table-cell>
          <table:table-cell table:formula="of:=ROUNDUP(MAX((100-MAX([.U$115]+10*MIN([.AR117];0);0))*INT(([.$K117]-MAX([.AR117];0))*[.$J117])/100;0);0)" office:value-type="float" office:value="7" calcext:value-type="float">
            <text:p>7</text:p>
          </table:table-cell>
          <table:table-cell table:formula="of:=ROUNDUP(MAX((100-MAX([.V$115]+10*MIN([.AS117];0);0))*INT(([.$K117]-MAX([.AS117];0))*[.$J117])/100;0);0)" office:value-type="float" office:value="14" calcext:value-type="float">
            <text:p>14</text:p>
          </table:table-cell>
          <table:table-cell table:formula="of:=ROUNDUP(MAX((100-MAX([.W$115]+10*MIN([.AT117];0);0))*INT(([.$K117]-MAX([.AT117];0))*[.$J117])/100;0);0)" office:value-type="float" office:value="12" calcext:value-type="float">
            <text:p>12</text:p>
          </table:table-cell>
          <table:table-cell table:formula="of:=ROUNDUP(MAX((100-MAX([.X$115]+10*MIN([.AU117];0);0))*INT(([.$K117]-MAX([.AU117];0))*[.$J117])/100;0);0)" office:value-type="float" office:value="6" calcext:value-type="float">
            <text:p>6</text:p>
          </table:table-cell>
          <table:table-cell table:formula="of:=ROUNDUP(MAX((100-MAX([.Y$115]+10*MIN([.AV117];0);0))*INT(([.$K117]-MAX([.AV117];0))*[.$J117])/100;0);0)" office:value-type="float" office:value="5" calcext:value-type="float">
            <text:p>5</text:p>
          </table:table-cell>
          <table:table-cell table:formula="of:=ROUNDUP(MAX((100-MAX([.Z$115]+10*MIN([.AW117];0);0))*INT(([.$K117]-MAX([.AW117];0))*[.$J117])/100;0);0)" office:value-type="float" office:value="5" calcext:value-type="float">
            <text:p>5</text:p>
          </table:table-cell>
          <table:table-cell table:formula="of:=ROUNDUP(MAX((100-MAX([.AA$115]+10*MIN([.AX117];0);0))*INT(([.$K117]-MAX([.AX117];0))*[.$J117])/100;0);0)" office:value-type="float" office:value="1" calcext:value-type="float">
            <text:p>1</text:p>
          </table:table-cell>
          <table:table-cell table:formula="of:=ROUNDUP(MAX((100-MAX([.AB$115]+10*MIN([.AY117];0);0))*INT(([.$K117]-MAX([.AY117];0))*[.$J117])/100;0);0)" office:value-type="float" office:value="0" calcext:value-type="float">
            <text:p>0</text:p>
          </table:table-cell>
          <table:table-cell table:formula="of:=ROUNDUP(MAX((100-MAX([.AC$115]+10*MIN([.AZ117];0);0))*INT(([.$K117]-MAX([.AZ117];0))*[.$J117])/100;0);0)" office:value-type="float" office:value="1" calcext:value-type="float">
            <text:p>1</text:p>
          </table:table-cell>
          <table:table-cell table:number-columns-repeated="6"/>
          <table:table-cell table:formula="of:=FLOOR([.M$114]*IF([.$E117];0.2;1))-[.$G117]" office:value-type="float" office:value="-3" calcext:value-type="float">
            <text:p>-3</text:p>
          </table:table-cell>
          <table:table-cell table:formula="of:=FLOOR([.N$114]*IF([.$E117];0.2;1))-[.$G117]" office:value-type="float" office:value="-3" calcext:value-type="float">
            <text:p>-3</text:p>
          </table:table-cell>
          <table:table-cell table:formula="of:=FLOOR([.O$114]*IF([.$E117];0.2;1))-[.$G117]" office:value-type="float" office:value="-3" calcext:value-type="float">
            <text:p>-3</text:p>
          </table:table-cell>
          <table:table-cell table:formula="of:=FLOOR([.P$114]*IF([.$E117];0.2;1))-[.$G117]" office:value-type="float" office:value="-1" calcext:value-type="float">
            <text:p>-1</text:p>
          </table:table-cell>
          <table:table-cell table:formula="of:=FLOOR([.Q$114]*IF([.$E117];0.2;1))-[.$G117]" office:value-type="float" office:value="-1" calcext:value-type="float">
            <text:p>-1</text:p>
          </table:table-cell>
          <table:table-cell table:formula="of:=FLOOR([.R$114]*IF([.$E117];0.2;1))-[.$G117]" office:value-type="float" office:value="-1" calcext:value-type="float">
            <text:p>-1</text:p>
          </table:table-cell>
          <table:table-cell table:formula="of:=FLOOR([.S$114]*IF([.$E117];0.2;1))-[.$G117]" office:value-type="float" office:value="1" calcext:value-type="float">
            <text:p>1</text:p>
          </table:table-cell>
          <table:table-cell table:formula="of:=FLOOR([.T$114]*IF([.$E117];0.2;1))-[.$G117]" office:value-type="float" office:value="0" calcext:value-type="float">
            <text:p>0</text:p>
          </table:table-cell>
          <table:table-cell table:formula="of:=FLOOR([.U$114]*IF([.$E117];0.2;1))-[.$G117]" office:value-type="float" office:value="0" calcext:value-type="float">
            <text:p>0</text:p>
          </table:table-cell>
          <table:table-cell table:formula="of:=FLOOR([.V$114]*IF([.$E117];0.2;1))-[.$G117]" office:value-type="float" office:value="1" calcext:value-type="float">
            <text:p>1</text:p>
          </table:table-cell>
          <table:table-cell table:formula="of:=FLOOR([.W$114]*IF([.$E117];0.2;1))-[.$G117]" office:value-type="float" office:value="2" calcext:value-type="float">
            <text:p>2</text:p>
          </table:table-cell>
          <table:table-cell table:formula="of:=FLOOR([.X$114]*IF([.$E117];0.2;1))-[.$G117]" office:value-type="float" office:value="3" calcext:value-type="float">
            <text:p>3</text:p>
          </table:table-cell>
          <table:table-cell table:formula="of:=FLOOR([.Y$114]*IF([.$E117];0.2;1))-[.$G117]" office:value-type="float" office:value="4" calcext:value-type="float">
            <text:p>4</text:p>
          </table:table-cell>
          <table:table-cell table:formula="of:=FLOOR([.Z$114]*IF([.$E117];0.2;1))-[.$G117]" office:value-type="float" office:value="5" calcext:value-type="float">
            <text:p>5</text:p>
          </table:table-cell>
          <table:table-cell table:formula="of:=FLOOR([.AA$114]*IF([.$E117];0.2;1))-[.$G117]" office:value-type="float" office:value="17" calcext:value-type="float">
            <text:p>17</text:p>
          </table:table-cell>
          <table:table-cell table:formula="of:=FLOOR([.AB$114]*IF([.$E117];0.2;1))-[.$G117]" office:value-type="float" office:value="22" calcext:value-type="float">
            <text:p>22</text:p>
          </table:table-cell>
          <table:table-cell table:formula="of:=FLOOR([.AC$114]*IF([.$E117];0.2;1))-[.$G11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o-Laser Pistol</text:p>
          </table:table-cell>
          <table:table-cell office:value-type="string" calcext:value-type="string">
            <text:p>Small Energy Cel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18];[$'EcCo ammo'.$A$6:$'EcCo ammo'.$A$37];[$'EcCo ammo'.F$6:$'EcCo ammo'.F$37])" office:value-type="float" office:value="0" calcext:value-type="float">
            <text:p>0</text:p>
          </table:table-cell>
          <table:table-cell table:formula="of:=LOOKUP([.$B118];[$'EcCo ammo'.$A$6:$'EcCo ammo'.$A$37];[$'EcCo ammo'.H$6:$'EcCo ammo'.H$37])" office:value-type="float" office:value="3" calcext:value-type="float">
            <text:p>3</text:p>
          </table:table-cell>
          <table:table-cell table:formula="of:=LOOKUP([.$B118];[$'EcCo ammo'.$A$6:$'EcCo ammo'.$A$37];[$'EcCo ammo'.I$6:$'EcCo ammo'.I$37])" office:value-type="float" office:value="1" calcext:value-type="float">
            <text:p>1</text:p>
          </table:table-cell>
          <table:table-cell table:formula="of:=LOOKUP([.$B118];[$'EcCo ammo'.$A$6:$'EcCo ammo'.$A$37];[$'EcCo ammo'.J$6:$'EcCo ammo'.J$37])" office:value-type="float" office:value="1" calcext:value-type="float">
            <text:p>1</text:p>
          </table:table-cell>
          <table:table-cell table:formula="of:=[.H118]/[.I118]" office:value-type="float" office:value="1" calcext:value-type="float">
            <text:p>1.00</text:p>
          </table:table-cell>
          <table:table-cell table:formula="of:=ROUND(AVERAGE([.C118];[.D118]))" office:value-type="float" office:value="20" calcext:value-type="float">
            <text:p>20</text:p>
          </table:table-cell>
          <table:table-cell/>
          <table:table-cell table:formula="of:=ROUNDUP(MAX((100-MAX([.M$115]+10*MIN([.AJ118];0);0))*INT(([.$K118]-MAX([.AJ118];0))*[.$J118])/100;0);0)" office:value-type="float" office:value="20" calcext:value-type="float">
            <text:p>20</text:p>
          </table:table-cell>
          <table:table-cell table:formula="of:=ROUNDUP(MAX((100-MAX([.N$115]+10*MIN([.AK118];0);0))*INT(([.$K118]-MAX([.AK118];0))*[.$J118])/100;0);0)" office:value-type="float" office:value="20" calcext:value-type="float">
            <text:p>20</text:p>
          </table:table-cell>
          <table:table-cell table:formula="of:=ROUNDUP(MAX((100-MAX([.O$115]+10*MIN([.AL118];0);0))*INT(([.$K118]-MAX([.AL118];0))*[.$J118])/100;0);0)" office:value-type="float" office:value="20" calcext:value-type="float">
            <text:p>20</text:p>
          </table:table-cell>
          <table:table-cell table:formula="of:=ROUNDUP(MAX((100-MAX([.P$115]+10*MIN([.AM118];0);0))*INT(([.$K118]-MAX([.AM118];0))*[.$J118])/100;0);0)" office:value-type="float" office:value="20" calcext:value-type="float">
            <text:p>20</text:p>
          </table:table-cell>
          <table:table-cell table:formula="of:=ROUNDUP(MAX((100-MAX([.Q$115]+10*MIN([.AN118];0);0))*INT(([.$K118]-MAX([.AN118];0))*[.$J118])/100;0);0)" office:value-type="float" office:value="20" calcext:value-type="float">
            <text:p>20</text:p>
          </table:table-cell>
          <table:table-cell table:formula="of:=ROUNDUP(MAX((100-MAX([.R$115]+10*MIN([.AO118];0);0))*INT(([.$K118]-MAX([.AO118];0))*[.$J118])/100;0);0)" office:value-type="float" office:value="20" calcext:value-type="float">
            <text:p>20</text:p>
          </table:table-cell>
          <table:table-cell table:formula="of:=ROUNDUP(MAX((100-MAX([.S$115]+10*MIN([.AP118];0);0))*INT(([.$K118]-MAX([.AP118];0))*[.$J118])/100;0);0)" office:value-type="float" office:value="18" calcext:value-type="float">
            <text:p>18</text:p>
          </table:table-cell>
          <table:table-cell table:formula="of:=ROUNDUP(MAX((100-MAX([.T$115]+10*MIN([.AQ118];0);0))*INT(([.$K118]-MAX([.AQ118];0))*[.$J118])/100;0);0)" office:value-type="float" office:value="8" calcext:value-type="float">
            <text:p>8</text:p>
          </table:table-cell>
          <table:table-cell table:formula="of:=ROUNDUP(MAX((100-MAX([.U$115]+10*MIN([.AR118];0);0))*INT(([.$K118]-MAX([.AR118];0))*[.$J118])/100;0);0)" office:value-type="float" office:value="13" calcext:value-type="float">
            <text:p>13</text:p>
          </table:table-cell>
          <table:table-cell table:formula="of:=ROUNDUP(MAX((100-MAX([.V$115]+10*MIN([.AS118];0);0))*INT(([.$K118]-MAX([.AS118];0))*[.$J118])/100;0);0)" office:value-type="float" office:value="20" calcext:value-type="float">
            <text:p>20</text:p>
          </table:table-cell>
          <table:table-cell table:formula="of:=ROUNDUP(MAX((100-MAX([.W$115]+10*MIN([.AT118];0);0))*INT(([.$K118]-MAX([.AT118];0))*[.$J118])/100;0);0)" office:value-type="float" office:value="18" calcext:value-type="float">
            <text:p>18</text:p>
          </table:table-cell>
          <table:table-cell table:formula="of:=ROUNDUP(MAX((100-MAX([.X$115]+10*MIN([.AU118];0);0))*INT(([.$K118]-MAX([.AU118];0))*[.$J118])/100;0);0)" office:value-type="float" office:value="11" calcext:value-type="float">
            <text:p>11</text:p>
          </table:table-cell>
          <table:table-cell table:formula="of:=ROUNDUP(MAX((100-MAX([.Y$115]+10*MIN([.AV118];0);0))*INT(([.$K118]-MAX([.AV118];0))*[.$J118])/100;0);0)" office:value-type="float" office:value="10" calcext:value-type="float">
            <text:p>10</text:p>
          </table:table-cell>
          <table:table-cell table:formula="of:=ROUNDUP(MAX((100-MAX([.Z$115]+10*MIN([.AW118];0);0))*INT(([.$K118]-MAX([.AW118];0))*[.$J118])/100;0);0)" office:value-type="float" office:value="10" calcext:value-type="float">
            <text:p>10</text:p>
          </table:table-cell>
          <table:table-cell table:formula="of:=ROUNDUP(MAX((100-MAX([.AA$115]+10*MIN([.AX118];0);0))*INT(([.$K118]-MAX([.AX118];0))*[.$J118])/100;0);0)" office:value-type="float" office:value="8" calcext:value-type="float">
            <text:p>8</text:p>
          </table:table-cell>
          <table:table-cell table:formula="of:=ROUNDUP(MAX((100-MAX([.AB$115]+10*MIN([.AY118];0);0))*INT(([.$K118]-MAX([.AY118];0))*[.$J118])/100;0);0)" office:value-type="float" office:value="6" calcext:value-type="float">
            <text:p>6</text:p>
          </table:table-cell>
          <table:table-cell table:formula="of:=ROUNDUP(MAX((100-MAX([.AC$115]+10*MIN([.AZ118];0);0))*INT(([.$K118]-MAX([.AZ118];0))*[.$J118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18];0.2;1))-[.$G118]" office:value-type="float" office:value="-3" calcext:value-type="float">
            <text:p>-3</text:p>
          </table:table-cell>
          <table:table-cell table:formula="of:=FLOOR([.N$114]*IF([.$E118];0.2;1))-[.$G118]" office:value-type="float" office:value="-3" calcext:value-type="float">
            <text:p>-3</text:p>
          </table:table-cell>
          <table:table-cell table:formula="of:=FLOOR([.O$114]*IF([.$E118];0.2;1))-[.$G118]" office:value-type="float" office:value="-3" calcext:value-type="float">
            <text:p>-3</text:p>
          </table:table-cell>
          <table:table-cell table:formula="of:=FLOOR([.P$114]*IF([.$E118];0.2;1))-[.$G118]" office:value-type="float" office:value="-3" calcext:value-type="float">
            <text:p>-3</text:p>
          </table:table-cell>
          <table:table-cell table:formula="of:=FLOOR([.Q$114]*IF([.$E118];0.2;1))-[.$G118]" office:value-type="float" office:value="-3" calcext:value-type="float">
            <text:p>-3</text:p>
          </table:table-cell>
          <table:table-cell table:formula="of:=FLOOR([.R$114]*IF([.$E118];0.2;1))-[.$G118]" office:value-type="float" office:value="-3" calcext:value-type="float">
            <text:p>-3</text:p>
          </table:table-cell>
          <table:table-cell table:formula="of:=FLOOR([.S$114]*IF([.$E118];0.2;1))-[.$G118]" office:value-type="float" office:value="-3" calcext:value-type="float">
            <text:p>-3</text:p>
          </table:table-cell>
          <table:table-cell table:formula="of:=FLOOR([.T$114]*IF([.$E118];0.2;1))-[.$G118]" office:value-type="float" office:value="-3" calcext:value-type="float">
            <text:p>-3</text:p>
          </table:table-cell>
          <table:table-cell table:formula="of:=FLOOR([.U$114]*IF([.$E118];0.2;1))-[.$G118]" office:value-type="float" office:value="-3" calcext:value-type="float">
            <text:p>-3</text:p>
          </table:table-cell>
          <table:table-cell table:formula="of:=FLOOR([.V$114]*IF([.$E118];0.2;1))-[.$G118]" office:value-type="float" office:value="-3" calcext:value-type="float">
            <text:p>-3</text:p>
          </table:table-cell>
          <table:table-cell table:formula="of:=FLOOR([.W$114]*IF([.$E118];0.2;1))-[.$G118]" office:value-type="float" office:value="-2" calcext:value-type="float">
            <text:p>-2</text:p>
          </table:table-cell>
          <table:table-cell table:formula="of:=FLOOR([.X$114]*IF([.$E118];0.2;1))-[.$G118]" office:value-type="float" office:value="-2" calcext:value-type="float">
            <text:p>-2</text:p>
          </table:table-cell>
          <table:table-cell table:formula="of:=FLOOR([.Y$114]*IF([.$E118];0.2;1))-[.$G118]" office:value-type="float" office:value="-2" calcext:value-type="float">
            <text:p>-2</text:p>
          </table:table-cell>
          <table:table-cell table:formula="of:=FLOOR([.Z$114]*IF([.$E118];0.2;1))-[.$G118]" office:value-type="float" office:value="-2" calcext:value-type="float">
            <text:p>-2</text:p>
          </table:table-cell>
          <table:table-cell table:formula="of:=FLOOR([.AA$114]*IF([.$E118];0.2;1))-[.$G118]" office:value-type="float" office:value="1" calcext:value-type="float">
            <text:p>1</text:p>
          </table:table-cell>
          <table:table-cell table:formula="of:=FLOOR([.AB$114]*IF([.$E118];0.2;1))-[.$G118]" office:value-type="float" office:value="2" calcext:value-type="float">
            <text:p>2</text:p>
          </table:table-cell>
          <table:table-cell table:formula="of:=FLOOR([.AC$114]*IF([.$E118];0.2;1))-[.$G1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zer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19];[$'EcCo ammo'.$A$6:$'EcCo ammo'.$A$37];[$'EcCo ammo'.F$6:$'EcCo ammo'.F$37])" office:value-type="float" office:value="0" calcext:value-type="float">
            <text:p>0</text:p>
          </table:table-cell>
          <table:table-cell table:formula="of:=LOOKUP([.$B119];[$'EcCo ammo'.$A$6:$'EcCo ammo'.$A$37];[$'EcCo ammo'.H$6:$'EcCo ammo'.H$37])" office:value-type="float" office:value="3" calcext:value-type="float">
            <text:p>3</text:p>
          </table:table-cell>
          <table:table-cell table:formula="of:=LOOKUP([.$B119];[$'EcCo ammo'.$A$6:$'EcCo ammo'.$A$37];[$'EcCo ammo'.I$6:$'EcCo ammo'.I$37])" office:value-type="float" office:value="1" calcext:value-type="float">
            <text:p>1</text:p>
          </table:table-cell>
          <table:table-cell table:formula="of:=LOOKUP([.$B119];[$'EcCo ammo'.$A$6:$'EcCo ammo'.$A$37];[$'EcCo ammo'.J$6:$'EcCo ammo'.J$37])" office:value-type="float" office:value="1" calcext:value-type="float">
            <text:p>1</text:p>
          </table:table-cell>
          <table:table-cell table:formula="of:=[.H119]/[.I119]" office:value-type="float" office:value="1" calcext:value-type="float">
            <text:p>1.00</text:p>
          </table:table-cell>
          <table:table-cell table:formula="of:=ROUND(AVERAGE([.C119];[.D119]))" office:value-type="float" office:value="25" calcext:value-type="float">
            <text:p>25</text:p>
          </table:table-cell>
          <table:table-cell/>
          <table:table-cell table:formula="of:=ROUNDUP(MAX((100-MAX([.M$115]+10*MIN([.AJ119];0);0))*INT(([.$K119]-MAX([.AJ119];0))*[.$J119])/100;0);0)" office:value-type="float" office:value="25" calcext:value-type="float">
            <text:p>25</text:p>
          </table:table-cell>
          <table:table-cell table:formula="of:=ROUNDUP(MAX((100-MAX([.N$115]+10*MIN([.AK119];0);0))*INT(([.$K119]-MAX([.AK119];0))*[.$J119])/100;0);0)" office:value-type="float" office:value="25" calcext:value-type="float">
            <text:p>25</text:p>
          </table:table-cell>
          <table:table-cell table:formula="of:=ROUNDUP(MAX((100-MAX([.O$115]+10*MIN([.AL119];0);0))*INT(([.$K119]-MAX([.AL119];0))*[.$J119])/100;0);0)" office:value-type="float" office:value="25" calcext:value-type="float">
            <text:p>25</text:p>
          </table:table-cell>
          <table:table-cell table:formula="of:=ROUNDUP(MAX((100-MAX([.P$115]+10*MIN([.AM119];0);0))*INT(([.$K119]-MAX([.AM119];0))*[.$J119])/100;0);0)" office:value-type="float" office:value="25" calcext:value-type="float">
            <text:p>25</text:p>
          </table:table-cell>
          <table:table-cell table:formula="of:=ROUNDUP(MAX((100-MAX([.Q$115]+10*MIN([.AN119];0);0))*INT(([.$K119]-MAX([.AN119];0))*[.$J119])/100;0);0)" office:value-type="float" office:value="25" calcext:value-type="float">
            <text:p>25</text:p>
          </table:table-cell>
          <table:table-cell table:formula="of:=ROUNDUP(MAX((100-MAX([.R$115]+10*MIN([.AO119];0);0))*INT(([.$K119]-MAX([.AO119];0))*[.$J119])/100;0);0)" office:value-type="float" office:value="25" calcext:value-type="float">
            <text:p>25</text:p>
          </table:table-cell>
          <table:table-cell table:formula="of:=ROUNDUP(MAX((100-MAX([.S$115]+10*MIN([.AP119];0);0))*INT(([.$K119]-MAX([.AP119];0))*[.$J119])/100;0);0)" office:value-type="float" office:value="15" calcext:value-type="float">
            <text:p>15</text:p>
          </table:table-cell>
          <table:table-cell table:formula="of:=ROUNDUP(MAX((100-MAX([.T$115]+10*MIN([.AQ119];0);0))*INT(([.$K119]-MAX([.AQ119];0))*[.$J119])/100;0);0)" office:value-type="float" office:value="3" calcext:value-type="float">
            <text:p>3</text:p>
          </table:table-cell>
          <table:table-cell table:formula="of:=ROUNDUP(MAX((100-MAX([.U$115]+10*MIN([.AR119];0);0))*INT(([.$K119]-MAX([.AR119];0))*[.$J119])/100;0);0)" office:value-type="float" office:value="9" calcext:value-type="float">
            <text:p>9</text:p>
          </table:table-cell>
          <table:table-cell table:formula="of:=ROUNDUP(MAX((100-MAX([.V$115]+10*MIN([.AS119];0);0))*INT(([.$K119]-MAX([.AS119];0))*[.$J119])/100;0);0)" office:value-type="float" office:value="18" calcext:value-type="float">
            <text:p>18</text:p>
          </table:table-cell>
          <table:table-cell table:formula="of:=ROUNDUP(MAX((100-MAX([.W$115]+10*MIN([.AT119];0);0))*INT(([.$K119]-MAX([.AT119];0))*[.$J119])/100;0);0)" office:value-type="float" office:value="17" calcext:value-type="float">
            <text:p>17</text:p>
          </table:table-cell>
          <table:table-cell table:formula="of:=ROUNDUP(MAX((100-MAX([.X$115]+10*MIN([.AU119];0);0))*INT(([.$K119]-MAX([.AU119];0))*[.$J119])/100;0);0)" office:value-type="float" office:value="8" calcext:value-type="float">
            <text:p>8</text:p>
          </table:table-cell>
          <table:table-cell table:formula="of:=ROUNDUP(MAX((100-MAX([.Y$115]+10*MIN([.AV119];0);0))*INT(([.$K119]-MAX([.AV119];0))*[.$J119])/100;0);0)" office:value-type="float" office:value="7" calcext:value-type="float">
            <text:p>7</text:p>
          </table:table-cell>
          <table:table-cell table:formula="of:=ROUNDUP(MAX((100-MAX([.Z$115]+10*MIN([.AW119];0);0))*INT(([.$K119]-MAX([.AW119];0))*[.$J119])/100;0);0)" office:value-type="float" office:value="6" calcext:value-type="float">
            <text:p>6</text:p>
          </table:table-cell>
          <table:table-cell table:formula="of:=ROUNDUP(MAX((100-MAX([.AA$115]+10*MIN([.AX119];0);0))*INT(([.$K119]-MAX([.AX119];0))*[.$J119])/100;0);0)" office:value-type="float" office:value="4" calcext:value-type="float">
            <text:p>4</text:p>
          </table:table-cell>
          <table:table-cell table:formula="of:=ROUNDUP(MAX((100-MAX([.AB$115]+10*MIN([.AY119];0);0))*INT(([.$K119]-MAX([.AY119];0))*[.$J119])/100;0);0)" office:value-type="float" office:value="1" calcext:value-type="float">
            <text:p>1</text:p>
          </table:table-cell>
          <table:table-cell table:formula="of:=ROUNDUP(MAX((100-MAX([.AC$115]+10*MIN([.AZ119];0);0))*INT(([.$K119]-MAX([.AZ119];0))*[.$J119])/100;0);0)" office:value-type="float" office:value="2" calcext:value-type="float">
            <text:p>2</text:p>
          </table:table-cell>
          <table:table-cell table:number-columns-repeated="6"/>
          <table:table-cell table:formula="of:=FLOOR([.M$114]*IF([.$E119];0.2;1))-[.$G119]" office:value-type="float" office:value="-3" calcext:value-type="float">
            <text:p>-3</text:p>
          </table:table-cell>
          <table:table-cell table:formula="of:=FLOOR([.N$114]*IF([.$E119];0.2;1))-[.$G119]" office:value-type="float" office:value="-3" calcext:value-type="float">
            <text:p>-3</text:p>
          </table:table-cell>
          <table:table-cell table:formula="of:=FLOOR([.O$114]*IF([.$E119];0.2;1))-[.$G119]" office:value-type="float" office:value="-3" calcext:value-type="float">
            <text:p>-3</text:p>
          </table:table-cell>
          <table:table-cell table:formula="of:=FLOOR([.P$114]*IF([.$E119];0.2;1))-[.$G119]" office:value-type="float" office:value="-1" calcext:value-type="float">
            <text:p>-1</text:p>
          </table:table-cell>
          <table:table-cell table:formula="of:=FLOOR([.Q$114]*IF([.$E119];0.2;1))-[.$G119]" office:value-type="float" office:value="-1" calcext:value-type="float">
            <text:p>-1</text:p>
          </table:table-cell>
          <table:table-cell table:formula="of:=FLOOR([.R$114]*IF([.$E119];0.2;1))-[.$G119]" office:value-type="float" office:value="-1" calcext:value-type="float">
            <text:p>-1</text:p>
          </table:table-cell>
          <table:table-cell table:formula="of:=FLOOR([.S$114]*IF([.$E119];0.2;1))-[.$G119]" office:value-type="float" office:value="1" calcext:value-type="float">
            <text:p>1</text:p>
          </table:table-cell>
          <table:table-cell table:formula="of:=FLOOR([.T$114]*IF([.$E119];0.2;1))-[.$G119]" office:value-type="float" office:value="0" calcext:value-type="float">
            <text:p>0</text:p>
          </table:table-cell>
          <table:table-cell table:formula="of:=FLOOR([.U$114]*IF([.$E119];0.2;1))-[.$G119]" office:value-type="float" office:value="0" calcext:value-type="float">
            <text:p>0</text:p>
          </table:table-cell>
          <table:table-cell table:formula="of:=FLOOR([.V$114]*IF([.$E119];0.2;1))-[.$G119]" office:value-type="float" office:value="1" calcext:value-type="float">
            <text:p>1</text:p>
          </table:table-cell>
          <table:table-cell table:formula="of:=FLOOR([.W$114]*IF([.$E119];0.2;1))-[.$G119]" office:value-type="float" office:value="2" calcext:value-type="float">
            <text:p>2</text:p>
          </table:table-cell>
          <table:table-cell table:formula="of:=FLOOR([.X$114]*IF([.$E119];0.2;1))-[.$G119]" office:value-type="float" office:value="3" calcext:value-type="float">
            <text:p>3</text:p>
          </table:table-cell>
          <table:table-cell table:formula="of:=FLOOR([.Y$114]*IF([.$E119];0.2;1))-[.$G119]" office:value-type="float" office:value="4" calcext:value-type="float">
            <text:p>4</text:p>
          </table:table-cell>
          <table:table-cell table:formula="of:=FLOOR([.Z$114]*IF([.$E119];0.2;1))-[.$G119]" office:value-type="float" office:value="5" calcext:value-type="float">
            <text:p>5</text:p>
          </table:table-cell>
          <table:table-cell table:formula="of:=FLOOR([.AA$114]*IF([.$E119];0.2;1))-[.$G119]" office:value-type="float" office:value="17" calcext:value-type="float">
            <text:p>17</text:p>
          </table:table-cell>
          <table:table-cell table:formula="of:=FLOOR([.AB$114]*IF([.$E119];0.2;1))-[.$G119]" office:value-type="float" office:value="22" calcext:value-type="float">
            <text:p>22</text:p>
          </table:table-cell>
          <table:table-cell table:formula="of:=FLOOR([.AC$114]*IF([.$E119];0.2;1))-[.$G119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0];[$'EcCo ammo'.$A$6:$'EcCo ammo'.$A$37];[$'EcCo ammo'.F$6:$'EcCo ammo'.F$37])" office:value-type="float" office:value="0" calcext:value-type="float">
            <text:p>0</text:p>
          </table:table-cell>
          <table:table-cell table:formula="of:=LOOKUP([.$B120];[$'EcCo ammo'.$A$6:$'EcCo ammo'.$A$37];[$'EcCo ammo'.H$6:$'EcCo ammo'.H$37])" office:value-type="float" office:value="3" calcext:value-type="float">
            <text:p>3</text:p>
          </table:table-cell>
          <table:table-cell table:formula="of:=LOOKUP([.$B120];[$'EcCo ammo'.$A$6:$'EcCo ammo'.$A$37];[$'EcCo ammo'.I$6:$'EcCo ammo'.I$37])" office:value-type="float" office:value="1" calcext:value-type="float">
            <text:p>1</text:p>
          </table:table-cell>
          <table:table-cell table:formula="of:=LOOKUP([.$B120];[$'EcCo ammo'.$A$6:$'EcCo ammo'.$A$37];[$'EcCo ammo'.J$6:$'EcCo ammo'.J$37])" office:value-type="float" office:value="1" calcext:value-type="float">
            <text:p>1</text:p>
          </table:table-cell>
          <table:table-cell table:formula="of:=[.H120]/[.I120]" office:value-type="float" office:value="1" calcext:value-type="float">
            <text:p>1.00</text:p>
          </table:table-cell>
          <table:table-cell table:formula="of:=ROUND(AVERAGE([.C120];[.D120]))" office:value-type="float" office:value="35" calcext:value-type="float">
            <text:p>35</text:p>
          </table:table-cell>
          <table:table-cell/>
          <table:table-cell table:formula="of:=ROUNDUP(MAX((100-MAX([.M$115]+10*MIN([.AJ120];0);0))*INT(([.$K120]-MAX([.AJ120];0))*[.$J120])/100;0);0)" office:value-type="float" office:value="35" calcext:value-type="float">
            <text:p>35</text:p>
          </table:table-cell>
          <table:table-cell table:formula="of:=ROUNDUP(MAX((100-MAX([.N$115]+10*MIN([.AK120];0);0))*INT(([.$K120]-MAX([.AK120];0))*[.$J120])/100;0);0)" office:value-type="float" office:value="35" calcext:value-type="float">
            <text:p>35</text:p>
          </table:table-cell>
          <table:table-cell table:formula="of:=ROUNDUP(MAX((100-MAX([.O$115]+10*MIN([.AL120];0);0))*INT(([.$K120]-MAX([.AL120];0))*[.$J120])/100;0);0)" office:value-type="float" office:value="35" calcext:value-type="float">
            <text:p>35</text:p>
          </table:table-cell>
          <table:table-cell table:formula="of:=ROUNDUP(MAX((100-MAX([.P$115]+10*MIN([.AM120];0);0))*INT(([.$K120]-MAX([.AM120];0))*[.$J120])/100;0);0)" office:value-type="float" office:value="35" calcext:value-type="float">
            <text:p>35</text:p>
          </table:table-cell>
          <table:table-cell table:formula="of:=ROUNDUP(MAX((100-MAX([.Q$115]+10*MIN([.AN120];0);0))*INT(([.$K120]-MAX([.AN120];0))*[.$J120])/100;0);0)" office:value-type="float" office:value="35" calcext:value-type="float">
            <text:p>35</text:p>
          </table:table-cell>
          <table:table-cell table:formula="of:=ROUNDUP(MAX((100-MAX([.R$115]+10*MIN([.AO120];0);0))*INT(([.$K120]-MAX([.AO120];0))*[.$J120])/100;0);0)" office:value-type="float" office:value="35" calcext:value-type="float">
            <text:p>35</text:p>
          </table:table-cell>
          <table:table-cell table:formula="of:=ROUNDUP(MAX((100-MAX([.S$115]+10*MIN([.AP120];0);0))*INT(([.$K120]-MAX([.AP120];0))*[.$J120])/100;0);0)" office:value-type="float" office:value="21" calcext:value-type="float">
            <text:p>21</text:p>
          </table:table-cell>
          <table:table-cell table:formula="of:=ROUNDUP(MAX((100-MAX([.T$115]+10*MIN([.AQ120];0);0))*INT(([.$K120]-MAX([.AQ120];0))*[.$J120])/100;0);0)" office:value-type="float" office:value="4" calcext:value-type="float">
            <text:p>4</text:p>
          </table:table-cell>
          <table:table-cell table:formula="of:=ROUNDUP(MAX((100-MAX([.U$115]+10*MIN([.AR120];0);0))*INT(([.$K120]-MAX([.AR120];0))*[.$J120])/100;0);0)" office:value-type="float" office:value="13" calcext:value-type="float">
            <text:p>13</text:p>
          </table:table-cell>
          <table:table-cell table:formula="of:=ROUNDUP(MAX((100-MAX([.V$115]+10*MIN([.AS120];0);0))*INT(([.$K120]-MAX([.AS120];0))*[.$J120])/100;0);0)" office:value-type="float" office:value="26" calcext:value-type="float">
            <text:p>26</text:p>
          </table:table-cell>
          <table:table-cell table:formula="of:=ROUNDUP(MAX((100-MAX([.W$115]+10*MIN([.AT120];0);0))*INT(([.$K120]-MAX([.AT120];0))*[.$J120])/100;0);0)" office:value-type="float" office:value="24" calcext:value-type="float">
            <text:p>24</text:p>
          </table:table-cell>
          <table:table-cell table:formula="of:=ROUNDUP(MAX((100-MAX([.X$115]+10*MIN([.AU120];0);0))*INT(([.$K120]-MAX([.AU120];0))*[.$J120])/100;0);0)" office:value-type="float" office:value="12" calcext:value-type="float">
            <text:p>12</text:p>
          </table:table-cell>
          <table:table-cell table:formula="of:=ROUNDUP(MAX((100-MAX([.Y$115]+10*MIN([.AV120];0);0))*INT(([.$K120]-MAX([.AV120];0))*[.$J120])/100;0);0)" office:value-type="float" office:value="10" calcext:value-type="float">
            <text:p>10</text:p>
          </table:table-cell>
          <table:table-cell table:formula="of:=ROUNDUP(MAX((100-MAX([.Z$115]+10*MIN([.AW120];0);0))*INT(([.$K120]-MAX([.AW120];0))*[.$J120])/100;0);0)" office:value-type="float" office:value="9" calcext:value-type="float">
            <text:p>9</text:p>
          </table:table-cell>
          <table:table-cell table:formula="of:=ROUNDUP(MAX((100-MAX([.AA$115]+10*MIN([.AX120];0);0))*INT(([.$K120]-MAX([.AX120];0))*[.$J120])/100;0);0)" office:value-type="float" office:value="8" calcext:value-type="float">
            <text:p>8</text:p>
          </table:table-cell>
          <table:table-cell table:formula="of:=ROUNDUP(MAX((100-MAX([.AB$115]+10*MIN([.AY120];0);0))*INT(([.$K120]-MAX([.AY120];0))*[.$J120])/100;0);0)" office:value-type="float" office:value="4" calcext:value-type="float">
            <text:p>4</text:p>
          </table:table-cell>
          <table:table-cell table:formula="of:=ROUNDUP(MAX((100-MAX([.AC$115]+10*MIN([.AZ120];0);0))*INT(([.$K120]-MAX([.AZ120];0))*[.$J120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0];0.2;1))-[.$G120]" office:value-type="float" office:value="-3" calcext:value-type="float">
            <text:p>-3</text:p>
          </table:table-cell>
          <table:table-cell table:formula="of:=FLOOR([.N$114]*IF([.$E120];0.2;1))-[.$G120]" office:value-type="float" office:value="-3" calcext:value-type="float">
            <text:p>-3</text:p>
          </table:table-cell>
          <table:table-cell table:formula="of:=FLOOR([.O$114]*IF([.$E120];0.2;1))-[.$G120]" office:value-type="float" office:value="-3" calcext:value-type="float">
            <text:p>-3</text:p>
          </table:table-cell>
          <table:table-cell table:formula="of:=FLOOR([.P$114]*IF([.$E120];0.2;1))-[.$G120]" office:value-type="float" office:value="-1" calcext:value-type="float">
            <text:p>-1</text:p>
          </table:table-cell>
          <table:table-cell table:formula="of:=FLOOR([.Q$114]*IF([.$E120];0.2;1))-[.$G120]" office:value-type="float" office:value="-1" calcext:value-type="float">
            <text:p>-1</text:p>
          </table:table-cell>
          <table:table-cell table:formula="of:=FLOOR([.R$114]*IF([.$E120];0.2;1))-[.$G120]" office:value-type="float" office:value="-1" calcext:value-type="float">
            <text:p>-1</text:p>
          </table:table-cell>
          <table:table-cell table:formula="of:=FLOOR([.S$114]*IF([.$E120];0.2;1))-[.$G120]" office:value-type="float" office:value="1" calcext:value-type="float">
            <text:p>1</text:p>
          </table:table-cell>
          <table:table-cell table:formula="of:=FLOOR([.T$114]*IF([.$E120];0.2;1))-[.$G120]" office:value-type="float" office:value="0" calcext:value-type="float">
            <text:p>0</text:p>
          </table:table-cell>
          <table:table-cell table:formula="of:=FLOOR([.U$114]*IF([.$E120];0.2;1))-[.$G120]" office:value-type="float" office:value="0" calcext:value-type="float">
            <text:p>0</text:p>
          </table:table-cell>
          <table:table-cell table:formula="of:=FLOOR([.V$114]*IF([.$E120];0.2;1))-[.$G120]" office:value-type="float" office:value="1" calcext:value-type="float">
            <text:p>1</text:p>
          </table:table-cell>
          <table:table-cell table:formula="of:=FLOOR([.W$114]*IF([.$E120];0.2;1))-[.$G120]" office:value-type="float" office:value="2" calcext:value-type="float">
            <text:p>2</text:p>
          </table:table-cell>
          <table:table-cell table:formula="of:=FLOOR([.X$114]*IF([.$E120];0.2;1))-[.$G120]" office:value-type="float" office:value="3" calcext:value-type="float">
            <text:p>3</text:p>
          </table:table-cell>
          <table:table-cell table:formula="of:=FLOOR([.Y$114]*IF([.$E120];0.2;1))-[.$G120]" office:value-type="float" office:value="4" calcext:value-type="float">
            <text:p>4</text:p>
          </table:table-cell>
          <table:table-cell table:formula="of:=FLOOR([.Z$114]*IF([.$E120];0.2;1))-[.$G120]" office:value-type="float" office:value="5" calcext:value-type="float">
            <text:p>5</text:p>
          </table:table-cell>
          <table:table-cell table:formula="of:=FLOOR([.AA$114]*IF([.$E120];0.2;1))-[.$G120]" office:value-type="float" office:value="17" calcext:value-type="float">
            <text:p>17</text:p>
          </table:table-cell>
          <table:table-cell table:formula="of:=FLOOR([.AB$114]*IF([.$E120];0.2;1))-[.$G120]" office:value-type="float" office:value="22" calcext:value-type="float">
            <text:p>22</text:p>
          </table:table-cell>
          <table:table-cell table:formula="of:=FLOOR([.AC$114]*IF([.$E120];0.2;1))-[.$G120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ling Laser</text:p>
          </table:table-cell>
          <table:table-cell office:value-type="string" calcext:value-type="string">
            <text:p>Micro Fusion Cel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1];[$'EcCo ammo'.$A$6:$'EcCo ammo'.$A$37];[$'EcCo ammo'.F$6:$'EcCo ammo'.F$37])" office:value-type="float" office:value="0" calcext:value-type="float">
            <text:p>0</text:p>
          </table:table-cell>
          <table:table-cell table:formula="of:=LOOKUP([.$B121];[$'EcCo ammo'.$A$6:$'EcCo ammo'.$A$37];[$'EcCo ammo'.H$6:$'EcCo ammo'.H$37])" office:value-type="float" office:value="6" calcext:value-type="float">
            <text:p>6</text:p>
          </table:table-cell>
          <table:table-cell table:formula="of:=LOOKUP([.$B121];[$'EcCo ammo'.$A$6:$'EcCo ammo'.$A$37];[$'EcCo ammo'.I$6:$'EcCo ammo'.I$37])" office:value-type="float" office:value="1" calcext:value-type="float">
            <text:p>1</text:p>
          </table:table-cell>
          <table:table-cell table:formula="of:=LOOKUP([.$B121];[$'EcCo ammo'.$A$6:$'EcCo ammo'.$A$37];[$'EcCo ammo'.J$6:$'EcCo ammo'.J$37])" office:value-type="float" office:value="1" calcext:value-type="float">
            <text:p>1</text:p>
          </table:table-cell>
          <table:table-cell table:formula="of:=[.H121]/[.I121]" office:value-type="float" office:value="1" calcext:value-type="float">
            <text:p>1.00</text:p>
          </table:table-cell>
          <table:table-cell table:formula="of:=ROUND(AVERAGE([.C121];[.D121]))" office:value-type="float" office:value="30" calcext:value-type="float">
            <text:p>30</text:p>
          </table:table-cell>
          <table:table-cell/>
          <table:table-cell table:formula="of:=ROUNDUP(MAX((100-MAX([.M$115]+10*MIN([.AJ121];0);0))*INT(([.$K121]-MAX([.AJ121];0))*[.$J121])/100;0);0)" office:value-type="float" office:value="30" calcext:value-type="float">
            <text:p>30</text:p>
          </table:table-cell>
          <table:table-cell table:formula="of:=ROUNDUP(MAX((100-MAX([.N$115]+10*MIN([.AK121];0);0))*INT(([.$K121]-MAX([.AK121];0))*[.$J121])/100;0);0)" office:value-type="float" office:value="30" calcext:value-type="float">
            <text:p>30</text:p>
          </table:table-cell>
          <table:table-cell table:formula="of:=ROUNDUP(MAX((100-MAX([.O$115]+10*MIN([.AL121];0);0))*INT(([.$K121]-MAX([.AL121];0))*[.$J121])/100;0);0)" office:value-type="float" office:value="30" calcext:value-type="float">
            <text:p>30</text:p>
          </table:table-cell>
          <table:table-cell table:formula="of:=ROUNDUP(MAX((100-MAX([.P$115]+10*MIN([.AM121];0);0))*INT(([.$K121]-MAX([.AM121];0))*[.$J121])/100;0);0)" office:value-type="float" office:value="30" calcext:value-type="float">
            <text:p>30</text:p>
          </table:table-cell>
          <table:table-cell table:formula="of:=ROUNDUP(MAX((100-MAX([.Q$115]+10*MIN([.AN121];0);0))*INT(([.$K121]-MAX([.AN121];0))*[.$J121])/100;0);0)" office:value-type="float" office:value="30" calcext:value-type="float">
            <text:p>30</text:p>
          </table:table-cell>
          <table:table-cell table:formula="of:=ROUNDUP(MAX((100-MAX([.R$115]+10*MIN([.AO121];0);0))*INT(([.$K121]-MAX([.AO121];0))*[.$J121])/100;0);0)" office:value-type="float" office:value="30" calcext:value-type="float">
            <text:p>30</text:p>
          </table:table-cell>
          <table:table-cell table:formula="of:=ROUNDUP(MAX((100-MAX([.S$115]+10*MIN([.AP121];0);0))*INT(([.$K121]-MAX([.AP121];0))*[.$J121])/100;0);0)" office:value-type="float" office:value="24" calcext:value-type="float">
            <text:p>24</text:p>
          </table:table-cell>
          <table:table-cell table:formula="of:=ROUNDUP(MAX((100-MAX([.T$115]+10*MIN([.AQ121];0);0))*INT(([.$K121]-MAX([.AQ121];0))*[.$J121])/100;0);0)" office:value-type="float" office:value="12" calcext:value-type="float">
            <text:p>12</text:p>
          </table:table-cell>
          <table:table-cell table:formula="of:=ROUNDUP(MAX((100-MAX([.U$115]+10*MIN([.AR121];0);0))*INT(([.$K121]-MAX([.AR121];0))*[.$J121])/100;0);0)" office:value-type="float" office:value="20" calcext:value-type="float">
            <text:p>20</text:p>
          </table:table-cell>
          <table:table-cell table:formula="of:=ROUNDUP(MAX((100-MAX([.V$115]+10*MIN([.AS121];0);0))*INT(([.$K121]-MAX([.AS121];0))*[.$J121])/100;0);0)" office:value-type="float" office:value="29" calcext:value-type="float">
            <text:p>29</text:p>
          </table:table-cell>
          <table:table-cell table:formula="of:=ROUNDUP(MAX((100-MAX([.W$115]+10*MIN([.AT121];0);0))*INT(([.$K121]-MAX([.AT121];0))*[.$J121])/100;0);0)" office:value-type="float" office:value="24" calcext:value-type="float">
            <text:p>24</text:p>
          </table:table-cell>
          <table:table-cell table:formula="of:=ROUNDUP(MAX((100-MAX([.X$115]+10*MIN([.AU121];0);0))*INT(([.$K121]-MAX([.AU121];0))*[.$J121])/100;0);0)" office:value-type="float" office:value="11" calcext:value-type="float">
            <text:p>11</text:p>
          </table:table-cell>
          <table:table-cell table:formula="of:=ROUNDUP(MAX((100-MAX([.Y$115]+10*MIN([.AV121];0);0))*INT(([.$K121]-MAX([.AV121];0))*[.$J121])/100;0);0)" office:value-type="float" office:value="9" calcext:value-type="float">
            <text:p>9</text:p>
          </table:table-cell>
          <table:table-cell table:formula="of:=ROUNDUP(MAX((100-MAX([.Z$115]+10*MIN([.AW121];0);0))*INT(([.$K121]-MAX([.AW121];0))*[.$J121])/100;0);0)" office:value-type="float" office:value="9" calcext:value-type="float">
            <text:p>9</text:p>
          </table:table-cell>
          <table:table-cell table:formula="of:=ROUNDUP(MAX((100-MAX([.AA$115]+10*MIN([.AX121];0);0))*INT(([.$K121]-MAX([.AX121];0))*[.$J121])/100;0);0)" office:value-type="float" office:value="7" calcext:value-type="float">
            <text:p>7</text:p>
          </table:table-cell>
          <table:table-cell table:formula="of:=ROUNDUP(MAX((100-MAX([.AB$115]+10*MIN([.AY121];0);0))*INT(([.$K121]-MAX([.AY121];0))*[.$J121])/100;0);0)" office:value-type="float" office:value="4" calcext:value-type="float">
            <text:p>4</text:p>
          </table:table-cell>
          <table:table-cell table:formula="of:=ROUNDUP(MAX((100-MAX([.AC$115]+10*MIN([.AZ121];0);0))*INT(([.$K121]-MAX([.AZ121];0))*[.$J121])/100;0);0)" office:value-type="float" office:value="4" calcext:value-type="float">
            <text:p>4</text:p>
          </table:table-cell>
          <table:table-cell table:number-columns-repeated="6"/>
          <table:table-cell table:formula="of:=FLOOR([.M$114]*IF([.$E121];0.2;1))-[.$G121]" office:value-type="float" office:value="-6" calcext:value-type="float">
            <text:p>-6</text:p>
          </table:table-cell>
          <table:table-cell table:formula="of:=FLOOR([.N$114]*IF([.$E121];0.2;1))-[.$G121]" office:value-type="float" office:value="-6" calcext:value-type="float">
            <text:p>-6</text:p>
          </table:table-cell>
          <table:table-cell table:formula="of:=FLOOR([.O$114]*IF([.$E121];0.2;1))-[.$G121]" office:value-type="float" office:value="-6" calcext:value-type="float">
            <text:p>-6</text:p>
          </table:table-cell>
          <table:table-cell table:formula="of:=FLOOR([.P$114]*IF([.$E121];0.2;1))-[.$G121]" office:value-type="float" office:value="-4" calcext:value-type="float">
            <text:p>-4</text:p>
          </table:table-cell>
          <table:table-cell table:formula="of:=FLOOR([.Q$114]*IF([.$E121];0.2;1))-[.$G121]" office:value-type="float" office:value="-4" calcext:value-type="float">
            <text:p>-4</text:p>
          </table:table-cell>
          <table:table-cell table:formula="of:=FLOOR([.R$114]*IF([.$E121];0.2;1))-[.$G121]" office:value-type="float" office:value="-4" calcext:value-type="float">
            <text:p>-4</text:p>
          </table:table-cell>
          <table:table-cell table:formula="of:=FLOOR([.S$114]*IF([.$E121];0.2;1))-[.$G121]" office:value-type="float" office:value="-2" calcext:value-type="float">
            <text:p>-2</text:p>
          </table:table-cell>
          <table:table-cell table:formula="of:=FLOOR([.T$114]*IF([.$E121];0.2;1))-[.$G121]" office:value-type="float" office:value="-3" calcext:value-type="float">
            <text:p>-3</text:p>
          </table:table-cell>
          <table:table-cell table:formula="of:=FLOOR([.U$114]*IF([.$E121];0.2;1))-[.$G121]" office:value-type="float" office:value="-3" calcext:value-type="float">
            <text:p>-3</text:p>
          </table:table-cell>
          <table:table-cell table:formula="of:=FLOOR([.V$114]*IF([.$E121];0.2;1))-[.$G121]" office:value-type="float" office:value="-2" calcext:value-type="float">
            <text:p>-2</text:p>
          </table:table-cell>
          <table:table-cell table:formula="of:=FLOOR([.W$114]*IF([.$E121];0.2;1))-[.$G121]" office:value-type="float" office:value="-1" calcext:value-type="float">
            <text:p>-1</text:p>
          </table:table-cell>
          <table:table-cell table:formula="of:=FLOOR([.X$114]*IF([.$E121];0.2;1))-[.$G121]" office:value-type="float" office:value="0" calcext:value-type="float">
            <text:p>0</text:p>
          </table:table-cell>
          <table:table-cell table:formula="of:=FLOOR([.Y$114]*IF([.$E121];0.2;1))-[.$G121]" office:value-type="float" office:value="1" calcext:value-type="float">
            <text:p>1</text:p>
          </table:table-cell>
          <table:table-cell table:formula="of:=FLOOR([.Z$114]*IF([.$E121];0.2;1))-[.$G121]" office:value-type="float" office:value="2" calcext:value-type="float">
            <text:p>2</text:p>
          </table:table-cell>
          <table:table-cell table:formula="of:=FLOOR([.AA$114]*IF([.$E121];0.2;1))-[.$G121]" office:value-type="float" office:value="14" calcext:value-type="float">
            <text:p>14</text:p>
          </table:table-cell>
          <table:table-cell table:formula="of:=FLOOR([.AB$114]*IF([.$E121];0.2;1))-[.$G121]" office:value-type="float" office:value="19" calcext:value-type="float">
            <text:p>19</text:p>
          </table:table-cell>
          <table:table-cell table:formula="of:=FLOOR([.AC$114]*IF([.$E121];0.2;1))-[.$G12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 Rifle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22];[$'EcCo ammo'.$A$6:$'EcCo ammo'.$A$37];[$'EcCo ammo'.F$6:$'EcCo ammo'.F$37])" office:value-type="float" office:value="0" calcext:value-type="float">
            <text:p>0</text:p>
          </table:table-cell>
          <table:table-cell table:formula="of:=LOOKUP([.$B122];[$'EcCo ammo'.$A$6:$'EcCo ammo'.$A$37];[$'EcCo ammo'.H$6:$'EcCo ammo'.H$37])" office:value-type="float" office:value="6" calcext:value-type="float">
            <text:p>6</text:p>
          </table:table-cell>
          <table:table-cell table:formula="of:=LOOKUP([.$B122];[$'EcCo ammo'.$A$6:$'EcCo ammo'.$A$37];[$'EcCo ammo'.I$6:$'EcCo ammo'.I$37])" office:value-type="float" office:value="1" calcext:value-type="float">
            <text:p>1</text:p>
          </table:table-cell>
          <table:table-cell table:formula="of:=LOOKUP([.$B122];[$'EcCo ammo'.$A$6:$'EcCo ammo'.$A$37];[$'EcCo ammo'.J$6:$'EcCo ammo'.J$37])" office:value-type="float" office:value="1" calcext:value-type="float">
            <text:p>1</text:p>
          </table:table-cell>
          <table:table-cell table:formula="of:=[.H122]/[.I122]" office:value-type="float" office:value="1" calcext:value-type="float">
            <text:p>1.00</text:p>
          </table:table-cell>
          <table:table-cell table:formula="of:=ROUND(AVERAGE([.C122];[.D122]))" office:value-type="float" office:value="35" calcext:value-type="float">
            <text:p>35</text:p>
          </table:table-cell>
          <table:table-cell/>
          <table:table-cell table:formula="of:=ROUNDUP(MAX((100-MAX([.M$115]+10*MIN([.AJ122];0);0))*INT(([.$K122]-MAX([.AJ122];0))*[.$J122])/100;0);0)" office:value-type="float" office:value="35" calcext:value-type="float">
            <text:p>35</text:p>
          </table:table-cell>
          <table:table-cell table:formula="of:=ROUNDUP(MAX((100-MAX([.N$115]+10*MIN([.AK122];0);0))*INT(([.$K122]-MAX([.AK122];0))*[.$J122])/100;0);0)" office:value-type="float" office:value="35" calcext:value-type="float">
            <text:p>35</text:p>
          </table:table-cell>
          <table:table-cell table:formula="of:=ROUNDUP(MAX((100-MAX([.O$115]+10*MIN([.AL122];0);0))*INT(([.$K122]-MAX([.AL122];0))*[.$J122])/100;0);0)" office:value-type="float" office:value="35" calcext:value-type="float">
            <text:p>35</text:p>
          </table:table-cell>
          <table:table-cell table:formula="of:=ROUNDUP(MAX((100-MAX([.P$115]+10*MIN([.AM122];0);0))*INT(([.$K122]-MAX([.AM122];0))*[.$J122])/100;0);0)" office:value-type="float" office:value="35" calcext:value-type="float">
            <text:p>35</text:p>
          </table:table-cell>
          <table:table-cell table:formula="of:=ROUNDUP(MAX((100-MAX([.Q$115]+10*MIN([.AN122];0);0))*INT(([.$K122]-MAX([.AN122];0))*[.$J122])/100;0);0)" office:value-type="float" office:value="35" calcext:value-type="float">
            <text:p>35</text:p>
          </table:table-cell>
          <table:table-cell table:formula="of:=ROUNDUP(MAX((100-MAX([.R$115]+10*MIN([.AO122];0);0))*INT(([.$K122]-MAX([.AO122];0))*[.$J122])/100;0);0)" office:value-type="float" office:value="35" calcext:value-type="float">
            <text:p>35</text:p>
          </table:table-cell>
          <table:table-cell table:formula="of:=ROUNDUP(MAX((100-MAX([.S$115]+10*MIN([.AP122];0);0))*INT(([.$K122]-MAX([.AP122];0))*[.$J122])/100;0);0)" office:value-type="float" office:value="28" calcext:value-type="float">
            <text:p>28</text:p>
          </table:table-cell>
          <table:table-cell table:formula="of:=ROUNDUP(MAX((100-MAX([.T$115]+10*MIN([.AQ122];0);0))*INT(([.$K122]-MAX([.AQ122];0))*[.$J122])/100;0);0)" office:value-type="float" office:value="14" calcext:value-type="float">
            <text:p>14</text:p>
          </table:table-cell>
          <table:table-cell table:formula="of:=ROUNDUP(MAX((100-MAX([.U$115]+10*MIN([.AR122];0);0))*INT(([.$K122]-MAX([.AR122];0))*[.$J122])/100;0);0)" office:value-type="float" office:value="23" calcext:value-type="float">
            <text:p>23</text:p>
          </table:table-cell>
          <table:table-cell table:formula="of:=ROUNDUP(MAX((100-MAX([.V$115]+10*MIN([.AS122];0);0))*INT(([.$K122]-MAX([.AS122];0))*[.$J122])/100;0);0)" office:value-type="float" office:value="34" calcext:value-type="float">
            <text:p>34</text:p>
          </table:table-cell>
          <table:table-cell table:formula="of:=ROUNDUP(MAX((100-MAX([.W$115]+10*MIN([.AT122];0);0))*INT(([.$K122]-MAX([.AT122];0))*[.$J122])/100;0);0)" office:value-type="float" office:value="28" calcext:value-type="float">
            <text:p>28</text:p>
          </table:table-cell>
          <table:table-cell table:formula="of:=ROUNDUP(MAX((100-MAX([.X$115]+10*MIN([.AU122];0);0))*INT(([.$K122]-MAX([.AU122];0))*[.$J122])/100;0);0)" office:value-type="float" office:value="13" calcext:value-type="float">
            <text:p>13</text:p>
          </table:table-cell>
          <table:table-cell table:formula="of:=ROUNDUP(MAX((100-MAX([.Y$115]+10*MIN([.AV122];0);0))*INT(([.$K122]-MAX([.AV122];0))*[.$J122])/100;0);0)" office:value-type="float" office:value="11" calcext:value-type="float">
            <text:p>11</text:p>
          </table:table-cell>
          <table:table-cell table:formula="of:=ROUNDUP(MAX((100-MAX([.Z$115]+10*MIN([.AW122];0);0))*INT(([.$K122]-MAX([.AW122];0))*[.$J122])/100;0);0)" office:value-type="float" office:value="10" calcext:value-type="float">
            <text:p>10</text:p>
          </table:table-cell>
          <table:table-cell table:formula="of:=ROUNDUP(MAX((100-MAX([.AA$115]+10*MIN([.AX122];0);0))*INT(([.$K122]-MAX([.AX122];0))*[.$J122])/100;0);0)" office:value-type="float" office:value="9" calcext:value-type="float">
            <text:p>9</text:p>
          </table:table-cell>
          <table:table-cell table:formula="of:=ROUNDUP(MAX((100-MAX([.AB$115]+10*MIN([.AY122];0);0))*INT(([.$K122]-MAX([.AY122];0))*[.$J122])/100;0);0)" office:value-type="float" office:value="5" calcext:value-type="float">
            <text:p>5</text:p>
          </table:table-cell>
          <table:table-cell table:formula="of:=ROUNDUP(MAX((100-MAX([.AC$115]+10*MIN([.AZ122];0);0))*INT(([.$K122]-MAX([.AZ122];0))*[.$J122])/100;0);0)" office:value-type="float" office:value="5" calcext:value-type="float">
            <text:p>5</text:p>
          </table:table-cell>
          <table:table-cell table:number-columns-repeated="6"/>
          <table:table-cell table:formula="of:=FLOOR([.M$114]*IF([.$E122];0.2;1))-[.$G122]" office:value-type="float" office:value="-6" calcext:value-type="float">
            <text:p>-6</text:p>
          </table:table-cell>
          <table:table-cell table:formula="of:=FLOOR([.N$114]*IF([.$E122];0.2;1))-[.$G122]" office:value-type="float" office:value="-6" calcext:value-type="float">
            <text:p>-6</text:p>
          </table:table-cell>
          <table:table-cell table:formula="of:=FLOOR([.O$114]*IF([.$E122];0.2;1))-[.$G122]" office:value-type="float" office:value="-6" calcext:value-type="float">
            <text:p>-6</text:p>
          </table:table-cell>
          <table:table-cell table:formula="of:=FLOOR([.P$114]*IF([.$E122];0.2;1))-[.$G122]" office:value-type="float" office:value="-4" calcext:value-type="float">
            <text:p>-4</text:p>
          </table:table-cell>
          <table:table-cell table:formula="of:=FLOOR([.Q$114]*IF([.$E122];0.2;1))-[.$G122]" office:value-type="float" office:value="-4" calcext:value-type="float">
            <text:p>-4</text:p>
          </table:table-cell>
          <table:table-cell table:formula="of:=FLOOR([.R$114]*IF([.$E122];0.2;1))-[.$G122]" office:value-type="float" office:value="-4" calcext:value-type="float">
            <text:p>-4</text:p>
          </table:table-cell>
          <table:table-cell table:formula="of:=FLOOR([.S$114]*IF([.$E122];0.2;1))-[.$G122]" office:value-type="float" office:value="-2" calcext:value-type="float">
            <text:p>-2</text:p>
          </table:table-cell>
          <table:table-cell table:formula="of:=FLOOR([.T$114]*IF([.$E122];0.2;1))-[.$G122]" office:value-type="float" office:value="-3" calcext:value-type="float">
            <text:p>-3</text:p>
          </table:table-cell>
          <table:table-cell table:formula="of:=FLOOR([.U$114]*IF([.$E122];0.2;1))-[.$G122]" office:value-type="float" office:value="-3" calcext:value-type="float">
            <text:p>-3</text:p>
          </table:table-cell>
          <table:table-cell table:formula="of:=FLOOR([.V$114]*IF([.$E122];0.2;1))-[.$G122]" office:value-type="float" office:value="-2" calcext:value-type="float">
            <text:p>-2</text:p>
          </table:table-cell>
          <table:table-cell table:formula="of:=FLOOR([.W$114]*IF([.$E122];0.2;1))-[.$G122]" office:value-type="float" office:value="-1" calcext:value-type="float">
            <text:p>-1</text:p>
          </table:table-cell>
          <table:table-cell table:formula="of:=FLOOR([.X$114]*IF([.$E122];0.2;1))-[.$G122]" office:value-type="float" office:value="0" calcext:value-type="float">
            <text:p>0</text:p>
          </table:table-cell>
          <table:table-cell table:formula="of:=FLOOR([.Y$114]*IF([.$E122];0.2;1))-[.$G122]" office:value-type="float" office:value="1" calcext:value-type="float">
            <text:p>1</text:p>
          </table:table-cell>
          <table:table-cell table:formula="of:=FLOOR([.Z$114]*IF([.$E122];0.2;1))-[.$G122]" office:value-type="float" office:value="2" calcext:value-type="float">
            <text:p>2</text:p>
          </table:table-cell>
          <table:table-cell table:formula="of:=FLOOR([.AA$114]*IF([.$E122];0.2;1))-[.$G122]" office:value-type="float" office:value="14" calcext:value-type="float">
            <text:p>14</text:p>
          </table:table-cell>
          <table:table-cell table:formula="of:=FLOOR([.AB$114]*IF([.$E122];0.2;1))-[.$G122]" office:value-type="float" office:value="19" calcext:value-type="float">
            <text:p>19</text:p>
          </table:table-cell>
          <table:table-cell table:formula="of:=FLOOR([.AC$114]*IF([.$E122];0.2;1))-[.$G122]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 office:value-type="string" calcext:value-type="string" table:number-columns-spanned="14" table:number-rows-spanned="1">
            <text:p>PLASMA DAMAGE</text:p>
          </table:table-cell>
          <table:covered-table-cell table:number-columns-repeated="13"/>
          <table:table-cell table:number-columns-repeated="29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2" table:formula="of:=OFFSET([$'EcCo Armor (0.8)'.$A$2];[.M$2];0)" office:value-type="string" office:string-value="None" calcext:value-type="string">
            <text:p>None</text:p>
          </table:table-cell>
          <table:table-cell table:style-name="ce22" table:formula="of:=OFFSET([$'EcCo Armor (0.8)'.$A$2];[.N$2];0)" office:value-type="string" office:string-value="Robes" calcext:value-type="string">
            <text:p>Robes</text:p>
          </table:table-cell>
          <table:table-cell table:style-name="ce22" table:formula="of:=OFFSET([$'EcCo Armor (0.8)'.$A$2];[.O$2];0)" office:value-type="string" office:string-value="Leather Jacket" calcext:value-type="string">
            <text:p>Leather Jacket</text:p>
          </table:table-cell>
          <table:table-cell table:style-name="ce22" table:formula="of:=OFFSET([$'EcCo Armor (0.8)'.$A$2];[.P$2];0)" office:value-type="string" office:string-value="Leather Armor" calcext:value-type="string">
            <text:p>Leather Armor</text:p>
          </table:table-cell>
          <table:table-cell table:style-name="ce22" table:formula="of:=OFFSET([$'EcCo Armor (0.8)'.$A$2];[.Q$2];0)" office:value-type="string" office:string-value="Comb Lth. Jack" calcext:value-type="string">
            <text:p>Comb Lth. Jack</text:p>
          </table:table-cell>
          <table:table-cell table:style-name="ce22" table:formula="of:=OFFSET([$'EcCo Armor (0.8)'.$A$2];[.R$2];0)" office:value-type="string" office:string-value="Leather MkII" calcext:value-type="string">
            <text:p>Leather MkII</text:p>
          </table:table-cell>
          <table:table-cell table:style-name="ce22" table:formula="of:=OFFSET([$'EcCo Armor (0.8)'.$A$2];[.S$2];0)" office:value-type="string" office:string-value="Metal Armor" calcext:value-type="string">
            <text:p>Metal Armor</text:p>
          </table:table-cell>
          <table:table-cell table:style-name="ce22" table:formula="of:=OFFSET([$'EcCo Armor (0.8)'.$A$2];[.T$2];0)" office:value-type="string" office:string-value="Tesla Armor" calcext:value-type="string">
            <text:p>Tesla Armor</text:p>
          </table:table-cell>
          <table:table-cell table:style-name="ce22" table:formula="of:=OFFSET([$'EcCo Armor (0.8)'.$A$2];[.U$2];0)" office:value-type="string" office:string-value="Metal MkII" calcext:value-type="string">
            <text:p>Metal MkII</text:p>
          </table:table-cell>
          <table:table-cell table:style-name="ce22" table:formula="of:=OFFSET([$'EcCo Armor (0.8)'.$A$2];[.V$2];0)" office:value-type="string" office:string-value="Combat Armor" calcext:value-type="string">
            <text:p>Combat Armor</text:p>
          </table:table-cell>
          <table:table-cell table:style-name="ce22" table:formula="of:=OFFSET([$'EcCo Armor (0.8)'.$A$2];[.W$2];0)" office:value-type="string" office:string-value="Combat MkII" calcext:value-type="string">
            <text:p>Combat MkII</text:p>
          </table:table-cell>
          <table:table-cell table:style-name="ce22" table:formula="of:=OFFSET([$'EcCo Armor (0.8)'.$A$2];[.X$2];0)" office:value-type="string" office:string-value="Brotherhood" calcext:value-type="string">
            <text:p>Brotherhood</text:p>
          </table:table-cell>
          <table:table-cell table:style-name="ce22" table:formula="of:=OFFSET([$'EcCo Armor (0.8)'.$A$2];[.Y$2];0)" office:value-type="string" office:string-value="Power Armor" calcext:value-type="string">
            <text:p>Power Armor</text:p>
          </table:table-cell>
          <table:table-cell table:style-name="ce22" table:formula="of:=OFFSET([$'EcCo Armor (0.8)'.$A$2];[.Z$2];0)" office:value-type="string" office:string-value="Hard. Power" calcext:value-type="string">
            <text:p>Hard. Power</text:p>
          </table:table-cell>
          <table:table-cell table:style-name="ce22" table:formula="of:=OFFSET([$'EcCo Armor (0.8)'.$A$2];[.AA$2];0)" office:value-type="string" office:string-value="Adv. Power" calcext:value-type="string">
            <text:p>Adv. Power</text:p>
          </table:table-cell>
          <table:table-cell table:style-name="ce22" table:formula="of:=OFFSET([$'EcCo Armor (0.8)'.$A$2];[.AB$2];0)" office:value-type="string" office:string-value="Adv. Power MKII" calcext:value-type="string">
            <text:p>Adv. Power MKII</text:p>
          </table:table-cell>
          <table:table-cell table:style-name="ce22" table:formula="of:=OFFSET([$'EcCo Armor (0.8)'.$A$2];[.AC$2];0)" office:value-type="string" office:string-value="Frank Horrigan" calcext:value-type="string">
            <text:p>Frank Horrigan</text:p>
          </table:table-cell>
          <table:table-cell table:style-name="ce22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 (0.8)'.$K$2];[.M$2];0)" office:value-type="float" office:value="0" calcext:value-type="float">
            <text:p>0</text:p>
          </table:table-cell>
          <table:table-cell table:style-name="ce3" table:formula="of:=OFFSET([$'EcCo Armor (0.8)'.$K$2];[.N$2];0)" office:value-type="float" office:value="0" calcext:value-type="float">
            <text:p>0</text:p>
          </table:table-cell>
          <table:table-cell table:style-name="ce3" table:formula="of:=OFFSET([$'EcCo Armor (0.8)'.$K$2];[.O$2];0)" office:value-type="float" office:value="0" calcext:value-type="float">
            <text:p>0</text:p>
          </table:table-cell>
          <table:table-cell table:style-name="ce3" table:formula="of:=OFFSET([$'EcCo Armor (0.8)'.$K$2];[.P$2];0)" office:value-type="float" office:value="0" calcext:value-type="float">
            <text:p>0</text:p>
          </table:table-cell>
          <table:table-cell table:style-name="ce3" table:formula="of:=OFFSET([$'EcCo Armor (0.8)'.$K$2];[.Q$2];0)" office:value-type="float" office:value="0" calcext:value-type="float">
            <text:p>0</text:p>
          </table:table-cell>
          <table:table-cell table:style-name="ce3" table:formula="of:=OFFSET([$'EcCo Armor (0.8)'.$K$2];[.R$2];0)" office:value-type="float" office:value="1" calcext:value-type="float">
            <text:p>1</text:p>
          </table:table-cell>
          <table:table-cell table:style-name="ce3" table:formula="of:=OFFSET([$'EcCo Armor (0.8)'.$K$2];[.S$2];0)" office:value-type="float" office:value="4" calcext:value-type="float">
            <text:p>4</text:p>
          </table:table-cell>
          <table:table-cell table:style-name="ce3" table:formula="of:=OFFSET([$'EcCo Armor (0.8)'.$K$2];[.T$2];0)" office:value-type="float" office:value="10" calcext:value-type="float">
            <text:p>10</text:p>
          </table:table-cell>
          <table:table-cell table:style-name="ce3" table:formula="of:=OFFSET([$'EcCo Armor (0.8)'.$K$2];[.U$2];0)" office:value-type="float" office:value="4" calcext:value-type="float">
            <text:p>4</text:p>
          </table:table-cell>
          <table:table-cell table:style-name="ce3" table:formula="of:=OFFSET([$'EcCo Armor (0.8)'.$K$2];[.V$2];0)" office:value-type="float" office:value="4" calcext:value-type="float">
            <text:p>4</text:p>
          </table:table-cell>
          <table:table-cell table:style-name="ce3" table:formula="of:=OFFSET([$'EcCo Armor (0.8)'.$K$2];[.W$2];0)" office:value-type="float" office:value="5" calcext:value-type="float">
            <text:p>5</text:p>
          </table:table-cell>
          <table:table-cell table:style-name="ce3" table:formula="of:=OFFSET([$'EcCo Armor (0.8)'.$K$2];[.X$2];0)" office:value-type="float" office:value="7" calcext:value-type="float">
            <text:p>7</text:p>
          </table:table-cell>
          <table:table-cell table:style-name="ce3" table:formula="of:=OFFSET([$'EcCo Armor (0.8)'.$K$2];[.Y$2];0)" office:value-type="float" office:value="10" calcext:value-type="float">
            <text:p>10</text:p>
          </table:table-cell>
          <table:table-cell table:style-name="ce3" table:formula="of:=OFFSET([$'EcCo Armor (0.8)'.$K$2];[.Z$2];0)" office:value-type="float" office:value="13" calcext:value-type="float">
            <text:p>13</text:p>
          </table:table-cell>
          <table:table-cell table:style-name="ce3" table:formula="of:=OFFSET([$'EcCo Armor (0.8)'.$K$2];[.AA$2];0)" office:value-type="float" office:value="15" calcext:value-type="float">
            <text:p>15</text:p>
          </table:table-cell>
          <table:table-cell table:style-name="ce3" table:formula="of:=OFFSET([$'EcCo Armor (0.8)'.$K$2];[.AB$2];0)" office:value-type="float" office:value="18" calcext:value-type="float">
            <text:p>18</text:p>
          </table:table-cell>
          <table:table-cell table:style-name="ce3" table:formula="of:=OFFSET([$'EcCo Armor (0.8)'.$K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 (0.8)'.$L$2];[.M$2];0)" office:value-type="float" office:value="0" calcext:value-type="float">
            <text:p>0</text:p>
          </table:table-cell>
          <table:table-cell table:style-name="ce3" table:formula="of:=OFFSET([$'EcCo Armor (0.8)'.$L$2];[.N$2];0)" office:value-type="float" office:value="10" calcext:value-type="float">
            <text:p>10</text:p>
          </table:table-cell>
          <table:table-cell table:style-name="ce3" table:formula="of:=OFFSET([$'EcCo Armor (0.8)'.$L$2];[.O$2];0)" office:value-type="float" office:value="10" calcext:value-type="float">
            <text:p>10</text:p>
          </table:table-cell>
          <table:table-cell table:style-name="ce3" table:formula="of:=OFFSET([$'EcCo Armor (0.8)'.$L$2];[.P$2];0)" office:value-type="float" office:value="10" calcext:value-type="float">
            <text:p>10</text:p>
          </table:table-cell>
          <table:table-cell table:style-name="ce3" table:formula="of:=OFFSET([$'EcCo Armor (0.8)'.$L$2];[.Q$2];0)" office:value-type="float" office:value="10" calcext:value-type="float">
            <text:p>10</text:p>
          </table:table-cell>
          <table:table-cell table:style-name="ce3" table:formula="of:=OFFSET([$'EcCo Armor (0.8)'.$L$2];[.R$2];0)" office:value-type="float" office:value="10" calcext:value-type="float">
            <text:p>10</text:p>
          </table:table-cell>
          <table:table-cell table:style-name="ce3" table:formula="of:=OFFSET([$'EcCo Armor (0.8)'.$L$2];[.S$2];0)" office:value-type="float" office:value="20" calcext:value-type="float">
            <text:p>20</text:p>
          </table:table-cell>
          <table:table-cell table:style-name="ce3" table:formula="of:=OFFSET([$'EcCo Armor (0.8)'.$L$2];[.T$2];0)" office:value-type="float" office:value="80" calcext:value-type="float">
            <text:p>80</text:p>
          </table:table-cell>
          <table:table-cell table:style-name="ce3" table:formula="of:=OFFSET([$'EcCo Armor (0.8)'.$L$2];[.U$2];0)" office:value-type="float" office:value="25" calcext:value-type="float">
            <text:p>25</text:p>
          </table:table-cell>
          <table:table-cell table:style-name="ce3" table:formula="of:=OFFSET([$'EcCo Armor (0.8)'.$L$2];[.V$2];0)" office:value-type="float" office:value="50" calcext:value-type="float">
            <text:p>50</text:p>
          </table:table-cell>
          <table:table-cell table:style-name="ce3" table:formula="of:=OFFSET([$'EcCo Armor (0.8)'.$L$2];[.W$2];0)" office:value-type="float" office:value="50" calcext:value-type="float">
            <text:p>50</text:p>
          </table:table-cell>
          <table:table-cell table:style-name="ce3" table:formula="of:=OFFSET([$'EcCo Armor (0.8)'.$L$2];[.X$2];0)" office:value-type="float" office:value="60" calcext:value-type="float">
            <text:p>60</text:p>
          </table:table-cell>
          <table:table-cell table:style-name="ce3" table:formula="of:=OFFSET([$'EcCo Armor (0.8)'.$L$2];[.Y$2];0)" office:value-type="float" office:value="40" calcext:value-type="float">
            <text:p>40</text:p>
          </table:table-cell>
          <table:table-cell table:style-name="ce3" table:formula="of:=OFFSET([$'EcCo Armor (0.8)'.$L$2];[.Z$2];0)" office:value-type="float" office:value="40" calcext:value-type="float">
            <text:p>40</text:p>
          </table:table-cell>
          <table:table-cell table:style-name="ce3" table:formula="of:=OFFSET([$'EcCo Armor (0.8)'.$L$2];[.AA$2];0)" office:value-type="float" office:value="60" calcext:value-type="float">
            <text:p>60</text:p>
          </table:table-cell>
          <table:table-cell table:style-name="ce3" table:formula="of:=OFFSET([$'EcCo Armor (0.8)'.$L$2];[.AB$2];0)" office:value-type="float" office:value="60" calcext:value-type="float">
            <text:p>60</text:p>
          </table:table-cell>
          <table:table-cell table:style-name="ce3" table:formula="of:=OFFSET([$'EcCo Armor (0.8)'.$L$2];[.AC$2];0)" office:value-type="float" office:value="70" calcext:value-type="float">
            <text:p>7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lasma Pistol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formula="of:=LOOKUP([.$B132];[$'EcCo ammo'.$A$6:$'EcCo ammo'.$A$37];[$'EcCo ammo'.F$6:$'EcCo ammo'.F$37])" office:value-type="float" office:value="0" calcext:value-type="float">
            <text:p>0</text:p>
          </table:table-cell>
          <table:table-cell table:formula="of:=LOOKUP([.$B132];[$'EcCo ammo'.$A$6:$'EcCo ammo'.$A$37];[$'EcCo ammo'.H$6:$'EcCo ammo'.H$37])" office:value-type="float" office:value="3" calcext:value-type="float">
            <text:p>3</text:p>
          </table:table-cell>
          <table:table-cell table:formula="of:=LOOKUP([.$B132];[$'EcCo ammo'.$A$6:$'EcCo ammo'.$A$37];[$'EcCo ammo'.I$6:$'EcCo ammo'.I$37])" office:value-type="float" office:value="1" calcext:value-type="float">
            <text:p>1</text:p>
          </table:table-cell>
          <table:table-cell table:formula="of:=LOOKUP([.$B132];[$'EcCo ammo'.$A$6:$'EcCo ammo'.$A$37];[$'EcCo ammo'.J$6:$'EcCo ammo'.J$37])" office:value-type="float" office:value="1" calcext:value-type="float">
            <text:p>1</text:p>
          </table:table-cell>
          <table:table-cell table:formula="of:=[.H132]/[.I132]" office:value-type="float" office:value="1" calcext:value-type="float">
            <text:p>1.00</text:p>
          </table:table-cell>
          <table:table-cell table:formula="of:=ROUND(AVERAGE([.C132];[.D132]))" office:value-type="float" office:value="28" calcext:value-type="float">
            <text:p>28</text:p>
          </table:table-cell>
          <table:table-cell/>
          <table:table-cell table:formula="of:=ROUNDUP(MAX((100-MAX([.M$130]+10*MIN([.M$129]-[.$G132];0);0))*INT(([.$K132]-MAX([.M$129]-[.$G132];0))*[.$J132])/100;0);0)" office:value-type="float" office:value="28" calcext:value-type="float">
            <text:p>28</text:p>
          </table:table-cell>
          <table:table-cell table:formula="of:=ROUNDUP(MAX((100-MAX([.N$130]+10*MIN([.N$129]-[.$G132];0);0))*INT(([.$K132]-MAX([.N$129]-[.$G132];0))*[.$J132])/100;0);0)" office:value-type="float" office:value="28" calcext:value-type="float">
            <text:p>28</text:p>
          </table:table-cell>
          <table:table-cell table:formula="of:=ROUNDUP(MAX((100-MAX([.O$130]+10*MIN([.O$129]-[.$G132];0);0))*INT(([.$K132]-MAX([.O$129]-[.$G132];0))*[.$J132])/100;0);0)" office:value-type="float" office:value="28" calcext:value-type="float">
            <text:p>28</text:p>
          </table:table-cell>
          <table:table-cell table:formula="of:=ROUNDUP(MAX((100-MAX([.P$130]+10*MIN([.P$129]-[.$G132];0);0))*INT(([.$K132]-MAX([.P$129]-[.$G132];0))*[.$J132])/100;0);0)" office:value-type="float" office:value="28" calcext:value-type="float">
            <text:p>28</text:p>
          </table:table-cell>
          <table:table-cell table:formula="of:=ROUNDUP(MAX((100-MAX([.Q$130]+10*MIN([.Q$129]-[.$G132];0);0))*INT(([.$K132]-MAX([.Q$129]-[.$G132];0))*[.$J132])/100;0);0)" office:value-type="float" office:value="28" calcext:value-type="float">
            <text:p>28</text:p>
          </table:table-cell>
          <table:table-cell table:formula="of:=ROUNDUP(MAX((100-MAX([.R$130]+10*MIN([.R$129]-[.$G132];0);0))*INT(([.$K132]-MAX([.R$129]-[.$G132];0))*[.$J132])/100;0);0)" office:value-type="float" office:value="28" calcext:value-type="float">
            <text:p>28</text:p>
          </table:table-cell>
          <table:table-cell table:formula="of:=ROUNDUP(MAX((100-MAX([.S$130]+10*MIN([.S$129]-[.$G132];0);0))*INT(([.$K132]-MAX([.S$129]-[.$G132];0))*[.$J132])/100;0);0)" office:value-type="float" office:value="22" calcext:value-type="float">
            <text:p>22</text:p>
          </table:table-cell>
          <table:table-cell table:formula="of:=ROUNDUP(MAX((100-MAX([.T$130]+10*MIN([.T$129]-[.$G132];0);0))*INT(([.$K132]-MAX([.T$129]-[.$G132];0))*[.$J132])/100;0);0)" office:value-type="float" office:value="5" calcext:value-type="float">
            <text:p>5</text:p>
          </table:table-cell>
          <table:table-cell table:formula="of:=ROUNDUP(MAX((100-MAX([.U$130]+10*MIN([.U$129]-[.$G132];0);0))*INT(([.$K132]-MAX([.U$129]-[.$G132];0))*[.$J132])/100;0);0)" office:value-type="float" office:value="21" calcext:value-type="float">
            <text:p>21</text:p>
          </table:table-cell>
          <table:table-cell table:formula="of:=ROUNDUP(MAX((100-MAX([.V$130]+10*MIN([.V$129]-[.$G132];0);0))*INT(([.$K132]-MAX([.V$129]-[.$G132];0))*[.$J132])/100;0);0)" office:value-type="float" office:value="14" calcext:value-type="float">
            <text:p>14</text:p>
          </table:table-cell>
          <table:table-cell table:formula="of:=ROUNDUP(MAX((100-MAX([.W$130]+10*MIN([.W$129]-[.$G132];0);0))*INT(([.$K132]-MAX([.W$129]-[.$G132];0))*[.$J132])/100;0);0)" office:value-type="float" office:value="13" calcext:value-type="float">
            <text:p>13</text:p>
          </table:table-cell>
          <table:table-cell table:formula="of:=ROUNDUP(MAX((100-MAX([.X$130]+10*MIN([.X$129]-[.$G132];0);0))*INT(([.$K132]-MAX([.X$129]-[.$G132];0))*[.$J132])/100;0);0)" office:value-type="float" office:value="10" calcext:value-type="float">
            <text:p>10</text:p>
          </table:table-cell>
          <table:table-cell table:formula="of:=ROUNDUP(MAX((100-MAX([.Y$130]+10*MIN([.Y$129]-[.$G132];0);0))*INT(([.$K132]-MAX([.Y$129]-[.$G132];0))*[.$J132])/100;0);0)" office:value-type="float" office:value="13" calcext:value-type="float">
            <text:p>13</text:p>
          </table:table-cell>
          <table:table-cell table:formula="of:=ROUNDUP(MAX((100-MAX([.Z$130]+10*MIN([.Z$129]-[.$G132];0);0))*INT(([.$K132]-MAX([.Z$129]-[.$G132];0))*[.$J132])/100;0);0)" office:value-type="float" office:value="11" calcext:value-type="float">
            <text:p>11</text:p>
          </table:table-cell>
          <table:table-cell table:formula="of:=ROUNDUP(MAX((100-MAX([.AA$130]+10*MIN([.AA$129]-[.$G132];0);0))*INT(([.$K132]-MAX([.AA$129]-[.$G132];0))*[.$J132])/100;0);0)" office:value-type="float" office:value="7" calcext:value-type="float">
            <text:p>7</text:p>
          </table:table-cell>
          <table:table-cell table:formula="of:=ROUNDUP(MAX((100-MAX([.AB$130]+10*MIN([.AB$129]-[.$G132];0);0))*INT(([.$K132]-MAX([.AB$129]-[.$G132];0))*[.$J132])/100;0);0)" office:value-type="float" office:value="6" calcext:value-type="float">
            <text:p>6</text:p>
          </table:table-cell>
          <table:table-cell table:formula="of:=ROUNDUP(MAX((100-MAX([.AC$130]+10*MIN([.AC$129]-[.$G132];0);0))*INT(([.$K132]-MAX([.AC$129]-[.$G132];0))*[.$J132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Pistol (Ext. Cap.)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formula="of:=LOOKUP([.$B133];[$'EcCo ammo'.$A$6:$'EcCo ammo'.$A$37];[$'EcCo ammo'.F$6:$'EcCo ammo'.F$37])" office:value-type="float" office:value="0" calcext:value-type="float">
            <text:p>0</text:p>
          </table:table-cell>
          <table:table-cell table:formula="of:=LOOKUP([.$B133];[$'EcCo ammo'.$A$6:$'EcCo ammo'.$A$37];[$'EcCo ammo'.H$6:$'EcCo ammo'.H$37])" office:value-type="float" office:value="3" calcext:value-type="float">
            <text:p>3</text:p>
          </table:table-cell>
          <table:table-cell table:formula="of:=LOOKUP([.$B133];[$'EcCo ammo'.$A$6:$'EcCo ammo'.$A$37];[$'EcCo ammo'.I$6:$'EcCo ammo'.I$37])" office:value-type="float" office:value="1" calcext:value-type="float">
            <text:p>1</text:p>
          </table:table-cell>
          <table:table-cell table:formula="of:=LOOKUP([.$B133];[$'EcCo ammo'.$A$6:$'EcCo ammo'.$A$37];[$'EcCo ammo'.J$6:$'EcCo ammo'.J$37])" office:value-type="float" office:value="1" calcext:value-type="float">
            <text:p>1</text:p>
          </table:table-cell>
          <table:table-cell table:formula="of:=[.H133]/[.I133]" office:value-type="float" office:value="1" calcext:value-type="float">
            <text:p>1.00</text:p>
          </table:table-cell>
          <table:table-cell table:formula="of:=ROUND(AVERAGE([.C133];[.D133]))" office:value-type="float" office:value="28" calcext:value-type="float">
            <text:p>28</text:p>
          </table:table-cell>
          <table:table-cell/>
          <table:table-cell table:formula="of:=ROUNDUP(MAX((100-MAX([.M$130]+10*MIN([.M$129]-[.$G133];0);0))*INT(([.$K133]-MAX([.M$129]-[.$G133];0))*[.$J133])/100;0);0)" office:value-type="float" office:value="28" calcext:value-type="float">
            <text:p>28</text:p>
          </table:table-cell>
          <table:table-cell table:formula="of:=ROUNDUP(MAX((100-MAX([.N$130]+10*MIN([.N$129]-[.$G133];0);0))*INT(([.$K133]-MAX([.N$129]-[.$G133];0))*[.$J133])/100;0);0)" office:value-type="float" office:value="28" calcext:value-type="float">
            <text:p>28</text:p>
          </table:table-cell>
          <table:table-cell table:formula="of:=ROUNDUP(MAX((100-MAX([.O$130]+10*MIN([.O$129]-[.$G133];0);0))*INT(([.$K133]-MAX([.O$129]-[.$G133];0))*[.$J133])/100;0);0)" office:value-type="float" office:value="28" calcext:value-type="float">
            <text:p>28</text:p>
          </table:table-cell>
          <table:table-cell table:formula="of:=ROUNDUP(MAX((100-MAX([.P$130]+10*MIN([.P$129]-[.$G133];0);0))*INT(([.$K133]-MAX([.P$129]-[.$G133];0))*[.$J133])/100;0);0)" office:value-type="float" office:value="28" calcext:value-type="float">
            <text:p>28</text:p>
          </table:table-cell>
          <table:table-cell table:formula="of:=ROUNDUP(MAX((100-MAX([.Q$130]+10*MIN([.Q$129]-[.$G133];0);0))*INT(([.$K133]-MAX([.Q$129]-[.$G133];0))*[.$J133])/100;0);0)" office:value-type="float" office:value="28" calcext:value-type="float">
            <text:p>28</text:p>
          </table:table-cell>
          <table:table-cell table:formula="of:=ROUNDUP(MAX((100-MAX([.R$130]+10*MIN([.R$129]-[.$G133];0);0))*INT(([.$K133]-MAX([.R$129]-[.$G133];0))*[.$J133])/100;0);0)" office:value-type="float" office:value="28" calcext:value-type="float">
            <text:p>28</text:p>
          </table:table-cell>
          <table:table-cell table:formula="of:=ROUNDUP(MAX((100-MAX([.S$130]+10*MIN([.S$129]-[.$G133];0);0))*INT(([.$K133]-MAX([.S$129]-[.$G133];0))*[.$J133])/100;0);0)" office:value-type="float" office:value="22" calcext:value-type="float">
            <text:p>22</text:p>
          </table:table-cell>
          <table:table-cell table:formula="of:=ROUNDUP(MAX((100-MAX([.T$130]+10*MIN([.T$129]-[.$G133];0);0))*INT(([.$K133]-MAX([.T$129]-[.$G133];0))*[.$J133])/100;0);0)" office:value-type="float" office:value="5" calcext:value-type="float">
            <text:p>5</text:p>
          </table:table-cell>
          <table:table-cell table:formula="of:=ROUNDUP(MAX((100-MAX([.U$130]+10*MIN([.U$129]-[.$G133];0);0))*INT(([.$K133]-MAX([.U$129]-[.$G133];0))*[.$J133])/100;0);0)" office:value-type="float" office:value="21" calcext:value-type="float">
            <text:p>21</text:p>
          </table:table-cell>
          <table:table-cell table:formula="of:=ROUNDUP(MAX((100-MAX([.V$130]+10*MIN([.V$129]-[.$G133];0);0))*INT(([.$K133]-MAX([.V$129]-[.$G133];0))*[.$J133])/100;0);0)" office:value-type="float" office:value="14" calcext:value-type="float">
            <text:p>14</text:p>
          </table:table-cell>
          <table:table-cell table:formula="of:=ROUNDUP(MAX((100-MAX([.W$130]+10*MIN([.W$129]-[.$G133];0);0))*INT(([.$K133]-MAX([.W$129]-[.$G133];0))*[.$J133])/100;0);0)" office:value-type="float" office:value="13" calcext:value-type="float">
            <text:p>13</text:p>
          </table:table-cell>
          <table:table-cell table:formula="of:=ROUNDUP(MAX((100-MAX([.X$130]+10*MIN([.X$129]-[.$G133];0);0))*INT(([.$K133]-MAX([.X$129]-[.$G133];0))*[.$J133])/100;0);0)" office:value-type="float" office:value="10" calcext:value-type="float">
            <text:p>10</text:p>
          </table:table-cell>
          <table:table-cell table:formula="of:=ROUNDUP(MAX((100-MAX([.Y$130]+10*MIN([.Y$129]-[.$G133];0);0))*INT(([.$K133]-MAX([.Y$129]-[.$G133];0))*[.$J133])/100;0);0)" office:value-type="float" office:value="13" calcext:value-type="float">
            <text:p>13</text:p>
          </table:table-cell>
          <table:table-cell table:formula="of:=ROUNDUP(MAX((100-MAX([.Z$130]+10*MIN([.Z$129]-[.$G133];0);0))*INT(([.$K133]-MAX([.Z$129]-[.$G133];0))*[.$J133])/100;0);0)" office:value-type="float" office:value="11" calcext:value-type="float">
            <text:p>11</text:p>
          </table:table-cell>
          <table:table-cell table:formula="of:=ROUNDUP(MAX((100-MAX([.AA$130]+10*MIN([.AA$129]-[.$G133];0);0))*INT(([.$K133]-MAX([.AA$129]-[.$G133];0))*[.$J133])/100;0);0)" office:value-type="float" office:value="7" calcext:value-type="float">
            <text:p>7</text:p>
          </table:table-cell>
          <table:table-cell table:formula="of:=ROUNDUP(MAX((100-MAX([.AB$130]+10*MIN([.AB$129]-[.$G133];0);0))*INT(([.$K133]-MAX([.AB$129]-[.$G133];0))*[.$J133])/100;0);0)" office:value-type="float" office:value="6" calcext:value-type="float">
            <text:p>6</text:p>
          </table:table-cell>
          <table:table-cell table:formula="of:=ROUNDUP(MAX((100-MAX([.AC$130]+10*MIN([.AC$129]-[.$G133];0);0))*INT(([.$K133]-MAX([.AC$129]-[.$G133];0))*[.$J133])/100;0);0)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urbo 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formula="of:=LOOKUP([.$B134];[$'EcCo ammo'.$A$6:$'EcCo ammo'.$A$37];[$'EcCo ammo'.F$6:$'EcCo ammo'.F$37])" office:value-type="float" office:value="0" calcext:value-type="float">
            <text:p>0</text:p>
          </table:table-cell>
          <table:table-cell table:formula="of:=LOOKUP([.$B134];[$'EcCo ammo'.$A$6:$'EcCo ammo'.$A$37];[$'EcCo ammo'.H$6:$'EcCo ammo'.H$37])" office:value-type="float" office:value="6" calcext:value-type="float">
            <text:p>6</text:p>
          </table:table-cell>
          <table:table-cell table:formula="of:=LOOKUP([.$B134];[$'EcCo ammo'.$A$6:$'EcCo ammo'.$A$37];[$'EcCo ammo'.I$6:$'EcCo ammo'.I$37])" office:value-type="float" office:value="1" calcext:value-type="float">
            <text:p>1</text:p>
          </table:table-cell>
          <table:table-cell table:formula="of:=LOOKUP([.$B134];[$'EcCo ammo'.$A$6:$'EcCo ammo'.$A$37];[$'EcCo ammo'.J$6:$'EcCo ammo'.J$37])" office:value-type="float" office:value="1" calcext:value-type="float">
            <text:p>1</text:p>
          </table:table-cell>
          <table:table-cell table:formula="of:=[.H134]/[.I134]" office:value-type="float" office:value="1" calcext:value-type="float">
            <text:p>1.00</text:p>
          </table:table-cell>
          <table:table-cell table:formula="of:=ROUND(AVERAGE([.C134];[.D134]))" office:value-type="float" office:value="50" calcext:value-type="float">
            <text:p>50</text:p>
          </table:table-cell>
          <table:table-cell/>
          <table:table-cell table:formula="of:=ROUNDUP(MAX((100-MAX([.M$130]+10*MIN([.M$129]-[.$G134];0);0))*INT(([.$K134]-MAX([.M$129]-[.$G134];0))*[.$J134])/100;0);0)" office:value-type="float" office:value="50" calcext:value-type="float">
            <text:p>50</text:p>
          </table:table-cell>
          <table:table-cell table:formula="of:=ROUNDUP(MAX((100-MAX([.N$130]+10*MIN([.N$129]-[.$G134];0);0))*INT(([.$K134]-MAX([.N$129]-[.$G134];0))*[.$J134])/100;0);0)" office:value-type="float" office:value="50" calcext:value-type="float">
            <text:p>50</text:p>
          </table:table-cell>
          <table:table-cell table:formula="of:=ROUNDUP(MAX((100-MAX([.O$130]+10*MIN([.O$129]-[.$G134];0);0))*INT(([.$K134]-MAX([.O$129]-[.$G134];0))*[.$J134])/100;0);0)" office:value-type="float" office:value="50" calcext:value-type="float">
            <text:p>50</text:p>
          </table:table-cell>
          <table:table-cell table:formula="of:=ROUNDUP(MAX((100-MAX([.P$130]+10*MIN([.P$129]-[.$G134];0);0))*INT(([.$K134]-MAX([.P$129]-[.$G134];0))*[.$J134])/100;0);0)" office:value-type="float" office:value="50" calcext:value-type="float">
            <text:p>50</text:p>
          </table:table-cell>
          <table:table-cell table:formula="of:=ROUNDUP(MAX((100-MAX([.Q$130]+10*MIN([.Q$129]-[.$G134];0);0))*INT(([.$K134]-MAX([.Q$129]-[.$G134];0))*[.$J134])/100;0);0)" office:value-type="float" office:value="50" calcext:value-type="float">
            <text:p>50</text:p>
          </table:table-cell>
          <table:table-cell table:formula="of:=ROUNDUP(MAX((100-MAX([.R$130]+10*MIN([.R$129]-[.$G134];0);0))*INT(([.$K134]-MAX([.R$129]-[.$G134];0))*[.$J134])/100;0);0)" office:value-type="float" office:value="50" calcext:value-type="float">
            <text:p>50</text:p>
          </table:table-cell>
          <table:table-cell table:formula="of:=ROUNDUP(MAX((100-MAX([.S$130]+10*MIN([.S$129]-[.$G134];0);0))*INT(([.$K134]-MAX([.S$129]-[.$G134];0))*[.$J134])/100;0);0)" office:value-type="float" office:value="50" calcext:value-type="float">
            <text:p>50</text:p>
          </table:table-cell>
          <table:table-cell table:formula="of:=ROUNDUP(MAX((100-MAX([.T$130]+10*MIN([.T$129]-[.$G134];0);0))*INT(([.$K134]-MAX([.T$129]-[.$G134];0))*[.$J134])/100;0);0)" office:value-type="float" office:value="10" calcext:value-type="float">
            <text:p>10</text:p>
          </table:table-cell>
          <table:table-cell table:formula="of:=ROUNDUP(MAX((100-MAX([.U$130]+10*MIN([.U$129]-[.$G134];0);0))*INT(([.$K134]-MAX([.U$129]-[.$G134];0))*[.$J134])/100;0);0)" office:value-type="float" office:value="48" calcext:value-type="float">
            <text:p>48</text:p>
          </table:table-cell>
          <table:table-cell table:formula="of:=ROUNDUP(MAX((100-MAX([.V$130]+10*MIN([.V$129]-[.$G134];0);0))*INT(([.$K134]-MAX([.V$129]-[.$G134];0))*[.$J134])/100;0);0)" office:value-type="float" office:value="35" calcext:value-type="float">
            <text:p>35</text:p>
          </table:table-cell>
          <table:table-cell table:formula="of:=ROUNDUP(MAX((100-MAX([.W$130]+10*MIN([.W$129]-[.$G134];0);0))*INT(([.$K134]-MAX([.W$129]-[.$G134];0))*[.$J134])/100;0);0)" office:value-type="float" office:value="30" calcext:value-type="float">
            <text:p>30</text:p>
          </table:table-cell>
          <table:table-cell table:formula="of:=ROUNDUP(MAX((100-MAX([.X$130]+10*MIN([.X$129]-[.$G134];0);0))*INT(([.$K134]-MAX([.X$129]-[.$G134];0))*[.$J134])/100;0);0)" office:value-type="float" office:value="20" calcext:value-type="float">
            <text:p>20</text:p>
          </table:table-cell>
          <table:table-cell table:formula="of:=ROUNDUP(MAX((100-MAX([.Y$130]+10*MIN([.Y$129]-[.$G134];0);0))*INT(([.$K134]-MAX([.Y$129]-[.$G134];0))*[.$J134])/100;0);0)" office:value-type="float" office:value="28" calcext:value-type="float">
            <text:p>28</text:p>
          </table:table-cell>
          <table:table-cell table:formula="of:=ROUNDUP(MAX((100-MAX([.Z$130]+10*MIN([.Z$129]-[.$G134];0);0))*INT(([.$K134]-MAX([.Z$129]-[.$G134];0))*[.$J134])/100;0);0)" office:value-type="float" office:value="26" calcext:value-type="float">
            <text:p>26</text:p>
          </table:table-cell>
          <table:table-cell table:formula="of:=ROUNDUP(MAX((100-MAX([.AA$130]+10*MIN([.AA$129]-[.$G134];0);0))*INT(([.$K134]-MAX([.AA$129]-[.$G134];0))*[.$J134])/100;0);0)" office:value-type="float" office:value="17" calcext:value-type="float">
            <text:p>17</text:p>
          </table:table-cell>
          <table:table-cell table:formula="of:=ROUNDUP(MAX((100-MAX([.AB$130]+10*MIN([.AB$129]-[.$G134];0);0))*INT(([.$K134]-MAX([.AB$129]-[.$G134];0))*[.$J134])/100;0);0)" office:value-type="float" office:value="16" calcext:value-type="float">
            <text:p>16</text:p>
          </table:table-cell>
          <table:table-cell table:formula="of:=ROUNDUP(MAX((100-MAX([.AC$130]+10*MIN([.AC$129]-[.$G134];0);0))*INT(([.$K134]-MAX([.AC$129]-[.$G134];0))*[.$J134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nd Boss Plasma Gun</text:p>
          </table:table-cell>
          <table:table-cell office:value-type="string" calcext:value-type="string">
            <text:p>Micro Fusion Cell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formula="of:=LOOKUP([.$B135];[$'EcCo ammo'.$A$6:$'EcCo ammo'.$A$37];[$'EcCo ammo'.F$6:$'EcCo ammo'.F$37])" office:value-type="float" office:value="0" calcext:value-type="float">
            <text:p>0</text:p>
          </table:table-cell>
          <table:table-cell table:formula="of:=LOOKUP([.$B135];[$'EcCo ammo'.$A$6:$'EcCo ammo'.$A$37];[$'EcCo ammo'.H$6:$'EcCo ammo'.H$37])" office:value-type="float" office:value="6" calcext:value-type="float">
            <text:p>6</text:p>
          </table:table-cell>
          <table:table-cell table:formula="of:=LOOKUP([.$B135];[$'EcCo ammo'.$A$6:$'EcCo ammo'.$A$37];[$'EcCo ammo'.I$6:$'EcCo ammo'.I$37])" office:value-type="float" office:value="1" calcext:value-type="float">
            <text:p>1</text:p>
          </table:table-cell>
          <table:table-cell table:formula="of:=LOOKUP([.$B135];[$'EcCo ammo'.$A$6:$'EcCo ammo'.$A$37];[$'EcCo ammo'.J$6:$'EcCo ammo'.J$37])" office:value-type="float" office:value="1" calcext:value-type="float">
            <text:p>1</text:p>
          </table:table-cell>
          <table:table-cell table:formula="of:=[.H135]/[.I135]" office:value-type="float" office:value="1" calcext:value-type="float">
            <text:p>1.00</text:p>
          </table:table-cell>
          <table:table-cell table:formula="of:=ROUND(AVERAGE([.C135];[.D135]))" office:value-type="float" office:value="50" calcext:value-type="float">
            <text:p>50</text:p>
          </table:table-cell>
          <table:table-cell/>
          <table:table-cell table:formula="of:=ROUNDUP(MAX((100-MAX([.M$130]+10*MIN([.M$129]-[.$G135];0);0))*INT(([.$K135]-MAX([.M$129]-[.$G135];0))*[.$J135])/100;0);0)" office:value-type="float" office:value="50" calcext:value-type="float">
            <text:p>50</text:p>
          </table:table-cell>
          <table:table-cell table:formula="of:=ROUNDUP(MAX((100-MAX([.N$130]+10*MIN([.N$129]-[.$G135];0);0))*INT(([.$K135]-MAX([.N$129]-[.$G135];0))*[.$J135])/100;0);0)" office:value-type="float" office:value="50" calcext:value-type="float">
            <text:p>50</text:p>
          </table:table-cell>
          <table:table-cell table:formula="of:=ROUNDUP(MAX((100-MAX([.O$130]+10*MIN([.O$129]-[.$G135];0);0))*INT(([.$K135]-MAX([.O$129]-[.$G135];0))*[.$J135])/100;0);0)" office:value-type="float" office:value="50" calcext:value-type="float">
            <text:p>50</text:p>
          </table:table-cell>
          <table:table-cell table:formula="of:=ROUNDUP(MAX((100-MAX([.P$130]+10*MIN([.P$129]-[.$G135];0);0))*INT(([.$K135]-MAX([.P$129]-[.$G135];0))*[.$J135])/100;0);0)" office:value-type="float" office:value="50" calcext:value-type="float">
            <text:p>50</text:p>
          </table:table-cell>
          <table:table-cell table:formula="of:=ROUNDUP(MAX((100-MAX([.Q$130]+10*MIN([.Q$129]-[.$G135];0);0))*INT(([.$K135]-MAX([.Q$129]-[.$G135];0))*[.$J135])/100;0);0)" office:value-type="float" office:value="50" calcext:value-type="float">
            <text:p>50</text:p>
          </table:table-cell>
          <table:table-cell table:formula="of:=ROUNDUP(MAX((100-MAX([.R$130]+10*MIN([.R$129]-[.$G135];0);0))*INT(([.$K135]-MAX([.R$129]-[.$G135];0))*[.$J135])/100;0);0)" office:value-type="float" office:value="50" calcext:value-type="float">
            <text:p>50</text:p>
          </table:table-cell>
          <table:table-cell table:formula="of:=ROUNDUP(MAX((100-MAX([.S$130]+10*MIN([.S$129]-[.$G135];0);0))*INT(([.$K135]-MAX([.S$129]-[.$G135];0))*[.$J135])/100;0);0)" office:value-type="float" office:value="50" calcext:value-type="float">
            <text:p>50</text:p>
          </table:table-cell>
          <table:table-cell table:formula="of:=ROUNDUP(MAX((100-MAX([.T$130]+10*MIN([.T$129]-[.$G135];0);0))*INT(([.$K135]-MAX([.T$129]-[.$G135];0))*[.$J135])/100;0);0)" office:value-type="float" office:value="10" calcext:value-type="float">
            <text:p>10</text:p>
          </table:table-cell>
          <table:table-cell table:formula="of:=ROUNDUP(MAX((100-MAX([.U$130]+10*MIN([.U$129]-[.$G135];0);0))*INT(([.$K135]-MAX([.U$129]-[.$G135];0))*[.$J135])/100;0);0)" office:value-type="float" office:value="48" calcext:value-type="float">
            <text:p>48</text:p>
          </table:table-cell>
          <table:table-cell table:formula="of:=ROUNDUP(MAX((100-MAX([.V$130]+10*MIN([.V$129]-[.$G135];0);0))*INT(([.$K135]-MAX([.V$129]-[.$G135];0))*[.$J135])/100;0);0)" office:value-type="float" office:value="35" calcext:value-type="float">
            <text:p>35</text:p>
          </table:table-cell>
          <table:table-cell table:formula="of:=ROUNDUP(MAX((100-MAX([.W$130]+10*MIN([.W$129]-[.$G135];0);0))*INT(([.$K135]-MAX([.W$129]-[.$G135];0))*[.$J135])/100;0);0)" office:value-type="float" office:value="30" calcext:value-type="float">
            <text:p>30</text:p>
          </table:table-cell>
          <table:table-cell table:formula="of:=ROUNDUP(MAX((100-MAX([.X$130]+10*MIN([.X$129]-[.$G135];0);0))*INT(([.$K135]-MAX([.X$129]-[.$G135];0))*[.$J135])/100;0);0)" office:value-type="float" office:value="20" calcext:value-type="float">
            <text:p>20</text:p>
          </table:table-cell>
          <table:table-cell table:formula="of:=ROUNDUP(MAX((100-MAX([.Y$130]+10*MIN([.Y$129]-[.$G135];0);0))*INT(([.$K135]-MAX([.Y$129]-[.$G135];0))*[.$J135])/100;0);0)" office:value-type="float" office:value="28" calcext:value-type="float">
            <text:p>28</text:p>
          </table:table-cell>
          <table:table-cell table:formula="of:=ROUNDUP(MAX((100-MAX([.Z$130]+10*MIN([.Z$129]-[.$G135];0);0))*INT(([.$K135]-MAX([.Z$129]-[.$G135];0))*[.$J135])/100;0);0)" office:value-type="float" office:value="26" calcext:value-type="float">
            <text:p>26</text:p>
          </table:table-cell>
          <table:table-cell table:formula="of:=ROUNDUP(MAX((100-MAX([.AA$130]+10*MIN([.AA$129]-[.$G135];0);0))*INT(([.$K135]-MAX([.AA$129]-[.$G135];0))*[.$J135])/100;0);0)" office:value-type="float" office:value="17" calcext:value-type="float">
            <text:p>17</text:p>
          </table:table-cell>
          <table:table-cell table:formula="of:=ROUNDUP(MAX((100-MAX([.AB$130]+10*MIN([.AB$129]-[.$G135];0);0))*INT(([.$K135]-MAX([.AB$129]-[.$G135];0))*[.$J135])/100;0);0)" office:value-type="float" office:value="16" calcext:value-type="float">
            <text:p>16</text:p>
          </table:table-cell>
          <table:table-cell table:formula="of:=ROUNDUP(MAX((100-MAX([.AC$130]+10*MIN([.AC$129]-[.$G135];0);0))*INT(([.$K135]-MAX([.AC$129]-[.$G135];0))*[.$J135])/100;0);0)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lasma Rifle</text:p>
          </table:table-cell>
          <table:table-cell office:value-type="string" calcext:value-type="string">
            <text:p>Micro Fusion Cell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formula="of:=LOOKUP([.$B136];[$'EcCo ammo'.$A$6:$'EcCo ammo'.$A$37];[$'EcCo ammo'.F$6:$'EcCo ammo'.F$37])" office:value-type="float" office:value="0" calcext:value-type="float">
            <text:p>0</text:p>
          </table:table-cell>
          <table:table-cell table:formula="of:=LOOKUP([.$B136];[$'EcCo ammo'.$A$6:$'EcCo ammo'.$A$37];[$'EcCo ammo'.H$6:$'EcCo ammo'.H$37])" office:value-type="float" office:value="6" calcext:value-type="float">
            <text:p>6</text:p>
          </table:table-cell>
          <table:table-cell table:formula="of:=LOOKUP([.$B136];[$'EcCo ammo'.$A$6:$'EcCo ammo'.$A$37];[$'EcCo ammo'.I$6:$'EcCo ammo'.I$37])" office:value-type="float" office:value="1" calcext:value-type="float">
            <text:p>1</text:p>
          </table:table-cell>
          <table:table-cell table:formula="of:=LOOKUP([.$B136];[$'EcCo ammo'.$A$6:$'EcCo ammo'.$A$37];[$'EcCo ammo'.J$6:$'EcCo ammo'.J$37])" office:value-type="float" office:value="1" calcext:value-type="float">
            <text:p>1</text:p>
          </table:table-cell>
          <table:table-cell table:formula="of:=[.H136]/[.I136]" office:value-type="float" office:value="1" calcext:value-type="float">
            <text:p>1.00</text:p>
          </table:table-cell>
          <table:table-cell table:formula="of:=ROUND(AVERAGE([.C136];[.D136]))" office:value-type="float" office:value="55" calcext:value-type="float">
            <text:p>55</text:p>
          </table:table-cell>
          <table:table-cell/>
          <table:table-cell table:formula="of:=ROUNDUP(MAX((100-MAX([.M$130]+10*MIN([.M$129]-[.$G136];0);0))*INT(([.$K136]-MAX([.M$129]-[.$G136];0))*[.$J136])/100;0);0)" office:value-type="float" office:value="55" calcext:value-type="float">
            <text:p>55</text:p>
          </table:table-cell>
          <table:table-cell table:formula="of:=ROUNDUP(MAX((100-MAX([.N$130]+10*MIN([.N$129]-[.$G136];0);0))*INT(([.$K136]-MAX([.N$129]-[.$G136];0))*[.$J136])/100;0);0)" office:value-type="float" office:value="55" calcext:value-type="float">
            <text:p>55</text:p>
          </table:table-cell>
          <table:table-cell table:formula="of:=ROUNDUP(MAX((100-MAX([.O$130]+10*MIN([.O$129]-[.$G136];0);0))*INT(([.$K136]-MAX([.O$129]-[.$G136];0))*[.$J136])/100;0);0)" office:value-type="float" office:value="55" calcext:value-type="float">
            <text:p>55</text:p>
          </table:table-cell>
          <table:table-cell table:formula="of:=ROUNDUP(MAX((100-MAX([.P$130]+10*MIN([.P$129]-[.$G136];0);0))*INT(([.$K136]-MAX([.P$129]-[.$G136];0))*[.$J136])/100;0);0)" office:value-type="float" office:value="55" calcext:value-type="float">
            <text:p>55</text:p>
          </table:table-cell>
          <table:table-cell table:formula="of:=ROUNDUP(MAX((100-MAX([.Q$130]+10*MIN([.Q$129]-[.$G136];0);0))*INT(([.$K136]-MAX([.Q$129]-[.$G136];0))*[.$J136])/100;0);0)" office:value-type="float" office:value="55" calcext:value-type="float">
            <text:p>55</text:p>
          </table:table-cell>
          <table:table-cell table:formula="of:=ROUNDUP(MAX((100-MAX([.R$130]+10*MIN([.R$129]-[.$G136];0);0))*INT(([.$K136]-MAX([.R$129]-[.$G136];0))*[.$J136])/100;0);0)" office:value-type="float" office:value="55" calcext:value-type="float">
            <text:p>55</text:p>
          </table:table-cell>
          <table:table-cell table:formula="of:=ROUNDUP(MAX((100-MAX([.S$130]+10*MIN([.S$129]-[.$G136];0);0))*INT(([.$K136]-MAX([.S$129]-[.$G136];0))*[.$J136])/100;0);0)" office:value-type="float" office:value="55" calcext:value-type="float">
            <text:p>55</text:p>
          </table:table-cell>
          <table:table-cell table:formula="of:=ROUNDUP(MAX((100-MAX([.T$130]+10*MIN([.T$129]-[.$G136];0);0))*INT(([.$K136]-MAX([.T$129]-[.$G136];0))*[.$J136])/100;0);0)" office:value-type="float" office:value="11" calcext:value-type="float">
            <text:p>11</text:p>
          </table:table-cell>
          <table:table-cell table:formula="of:=ROUNDUP(MAX((100-MAX([.U$130]+10*MIN([.U$129]-[.$G136];0);0))*INT(([.$K136]-MAX([.U$129]-[.$G136];0))*[.$J136])/100;0);0)" office:value-type="float" office:value="53" calcext:value-type="float">
            <text:p>53</text:p>
          </table:table-cell>
          <table:table-cell table:formula="of:=ROUNDUP(MAX((100-MAX([.V$130]+10*MIN([.V$129]-[.$G136];0);0))*INT(([.$K136]-MAX([.V$129]-[.$G136];0))*[.$J136])/100;0);0)" office:value-type="float" office:value="39" calcext:value-type="float">
            <text:p>39</text:p>
          </table:table-cell>
          <table:table-cell table:formula="of:=ROUNDUP(MAX((100-MAX([.W$130]+10*MIN([.W$129]-[.$G136];0);0))*INT(([.$K136]-MAX([.W$129]-[.$G136];0))*[.$J136])/100;0);0)" office:value-type="float" office:value="33" calcext:value-type="float">
            <text:p>33</text:p>
          </table:table-cell>
          <table:table-cell table:formula="of:=ROUNDUP(MAX((100-MAX([.X$130]+10*MIN([.X$129]-[.$G136];0);0))*INT(([.$K136]-MAX([.X$129]-[.$G136];0))*[.$J136])/100;0);0)" office:value-type="float" office:value="22" calcext:value-type="float">
            <text:p>22</text:p>
          </table:table-cell>
          <table:table-cell table:formula="of:=ROUNDUP(MAX((100-MAX([.Y$130]+10*MIN([.Y$129]-[.$G136];0);0))*INT(([.$K136]-MAX([.Y$129]-[.$G136];0))*[.$J136])/100;0);0)" office:value-type="float" office:value="31" calcext:value-type="float">
            <text:p>31</text:p>
          </table:table-cell>
          <table:table-cell table:formula="of:=ROUNDUP(MAX((100-MAX([.Z$130]+10*MIN([.Z$129]-[.$G136];0);0))*INT(([.$K136]-MAX([.Z$129]-[.$G136];0))*[.$J136])/100;0);0)" office:value-type="float" office:value="29" calcext:value-type="float">
            <text:p>29</text:p>
          </table:table-cell>
          <table:table-cell table:formula="of:=ROUNDUP(MAX((100-MAX([.AA$130]+10*MIN([.AA$129]-[.$G136];0);0))*INT(([.$K136]-MAX([.AA$129]-[.$G136];0))*[.$J136])/100;0);0)" office:value-type="float" office:value="19" calcext:value-type="float">
            <text:p>19</text:p>
          </table:table-cell>
          <table:table-cell table:formula="of:=ROUNDUP(MAX((100-MAX([.AB$130]+10*MIN([.AB$129]-[.$G136];0);0))*INT(([.$K136]-MAX([.AB$129]-[.$G136];0))*[.$J136])/100;0);0)" office:value-type="float" office:value="18" calcext:value-type="float">
            <text:p>18</text:p>
          </table:table-cell>
          <table:table-cell table:formula="of:=ROUNDUP(MAX((100-MAX([.AC$130]+10*MIN([.AC$129]-[.$G136];0);0))*INT(([.$K136]-MAX([.AC$129]-[.$G136];0))*[.$J136])/100;0);0)" office:value-type="float" office:value="13" calcext:value-type="float">
            <text:p>13</text:p>
          </table:table-cell>
          <table:table-cell table:number-columns-repeated="26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5" office:value-type="string" calcext:value-type="string" table:number-columns-spanned="14" table:number-rows-spanned="1">
            <text:p>ELECTRICAL DAMAGE</text:p>
          </table:table-cell>
          <table:covered-table-cell table:number-columns-repeated="13"/>
          <table:table-cell table:number-columns-repeated="29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2" table:formula="of:=OFFSET([$'EcCo Armor (0.8)'.$A$2];[.M$2];0)" office:value-type="string" office:string-value="None" calcext:value-type="string">
            <text:p>None</text:p>
          </table:table-cell>
          <table:table-cell table:style-name="ce22" table:formula="of:=OFFSET([$'EcCo Armor (0.8)'.$A$2];[.N$2];0)" office:value-type="string" office:string-value="Robes" calcext:value-type="string">
            <text:p>Robes</text:p>
          </table:table-cell>
          <table:table-cell table:style-name="ce22" table:formula="of:=OFFSET([$'EcCo Armor (0.8)'.$A$2];[.O$2];0)" office:value-type="string" office:string-value="Leather Jacket" calcext:value-type="string">
            <text:p>Leather Jacket</text:p>
          </table:table-cell>
          <table:table-cell table:style-name="ce22" table:formula="of:=OFFSET([$'EcCo Armor (0.8)'.$A$2];[.P$2];0)" office:value-type="string" office:string-value="Leather Armor" calcext:value-type="string">
            <text:p>Leather Armor</text:p>
          </table:table-cell>
          <table:table-cell table:style-name="ce22" table:formula="of:=OFFSET([$'EcCo Armor (0.8)'.$A$2];[.Q$2];0)" office:value-type="string" office:string-value="Comb Lth. Jack" calcext:value-type="string">
            <text:p>Comb Lth. Jack</text:p>
          </table:table-cell>
          <table:table-cell table:style-name="ce22" table:formula="of:=OFFSET([$'EcCo Armor (0.8)'.$A$2];[.R$2];0)" office:value-type="string" office:string-value="Leather MkII" calcext:value-type="string">
            <text:p>Leather MkII</text:p>
          </table:table-cell>
          <table:table-cell table:style-name="ce22" table:formula="of:=OFFSET([$'EcCo Armor (0.8)'.$A$2];[.S$2];0)" office:value-type="string" office:string-value="Metal Armor" calcext:value-type="string">
            <text:p>Metal Armor</text:p>
          </table:table-cell>
          <table:table-cell table:style-name="ce22" table:formula="of:=OFFSET([$'EcCo Armor (0.8)'.$A$2];[.T$2];0)" office:value-type="string" office:string-value="Tesla Armor" calcext:value-type="string">
            <text:p>Tesla Armor</text:p>
          </table:table-cell>
          <table:table-cell table:style-name="ce22" table:formula="of:=OFFSET([$'EcCo Armor (0.8)'.$A$2];[.U$2];0)" office:value-type="string" office:string-value="Metal MkII" calcext:value-type="string">
            <text:p>Metal MkII</text:p>
          </table:table-cell>
          <table:table-cell table:style-name="ce22" table:formula="of:=OFFSET([$'EcCo Armor (0.8)'.$A$2];[.V$2];0)" office:value-type="string" office:string-value="Combat Armor" calcext:value-type="string">
            <text:p>Combat Armor</text:p>
          </table:table-cell>
          <table:table-cell table:style-name="ce22" table:formula="of:=OFFSET([$'EcCo Armor (0.8)'.$A$2];[.W$2];0)" office:value-type="string" office:string-value="Combat MkII" calcext:value-type="string">
            <text:p>Combat MkII</text:p>
          </table:table-cell>
          <table:table-cell table:style-name="ce22" table:formula="of:=OFFSET([$'EcCo Armor (0.8)'.$A$2];[.X$2];0)" office:value-type="string" office:string-value="Brotherhood" calcext:value-type="string">
            <text:p>Brotherhood</text:p>
          </table:table-cell>
          <table:table-cell table:style-name="ce22" table:formula="of:=OFFSET([$'EcCo Armor (0.8)'.$A$2];[.Y$2];0)" office:value-type="string" office:string-value="Power Armor" calcext:value-type="string">
            <text:p>Power Armor</text:p>
          </table:table-cell>
          <table:table-cell table:style-name="ce22" table:formula="of:=OFFSET([$'EcCo Armor (0.8)'.$A$2];[.Z$2];0)" office:value-type="string" office:string-value="Hard. Power" calcext:value-type="string">
            <text:p>Hard. Power</text:p>
          </table:table-cell>
          <table:table-cell table:style-name="ce22" table:formula="of:=OFFSET([$'EcCo Armor (0.8)'.$A$2];[.AA$2];0)" office:value-type="string" office:string-value="Adv. Power" calcext:value-type="string">
            <text:p>Adv. Power</text:p>
          </table:table-cell>
          <table:table-cell table:style-name="ce22" table:formula="of:=OFFSET([$'EcCo Armor (0.8)'.$A$2];[.AB$2];0)" office:value-type="string" office:string-value="Adv. Power MKII" calcext:value-type="string">
            <text:p>Adv. Power MKII</text:p>
          </table:table-cell>
          <table:table-cell table:style-name="ce22" table:formula="of:=OFFSET([$'EcCo Armor (0.8)'.$A$2];[.AC$2];0)" office:value-type="string" office:string-value="Frank Horrigan" calcext:value-type="string">
            <text:p>Frank Horrigan</text:p>
          </table:table-cell>
          <table:table-cell table:style-name="ce22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style-name="ce3" table:formula="of:=OFFSET([$'EcCo Armor (0.8)'.$M$2];[.M$2];0)" office:value-type="float" office:value="0" calcext:value-type="float">
            <text:p>0</text:p>
          </table:table-cell>
          <table:table-cell table:style-name="ce3" table:formula="of:=OFFSET([$'EcCo Armor (0.8)'.$M$2];[.N$2];0)" office:value-type="float" office:value="0" calcext:value-type="float">
            <text:p>0</text:p>
          </table:table-cell>
          <table:table-cell table:style-name="ce3" table:formula="of:=OFFSET([$'EcCo Armor (0.8)'.$M$2];[.O$2];0)" office:value-type="float" office:value="0" calcext:value-type="float">
            <text:p>0</text:p>
          </table:table-cell>
          <table:table-cell table:style-name="ce3" table:formula="of:=OFFSET([$'EcCo Armor (0.8)'.$M$2];[.P$2];0)" office:value-type="float" office:value="0" calcext:value-type="float">
            <text:p>0</text:p>
          </table:table-cell>
          <table:table-cell table:style-name="ce3" table:formula="of:=OFFSET([$'EcCo Armor (0.8)'.$M$2];[.Q$2];0)" office:value-type="float" office:value="0" calcext:value-type="float">
            <text:p>0</text:p>
          </table:table-cell>
          <table:table-cell table:style-name="ce3" table:formula="of:=OFFSET([$'EcCo Armor (0.8)'.$M$2];[.R$2];0)" office:value-type="float" office:value="1" calcext:value-type="float">
            <text:p>1</text:p>
          </table:table-cell>
          <table:table-cell table:style-name="ce3" table:formula="of:=OFFSET([$'EcCo Armor (0.8)'.$M$2];[.S$2];0)" office:value-type="float" office:value="0" calcext:value-type="float">
            <text:p>0</text:p>
          </table:table-cell>
          <table:table-cell table:style-name="ce3" table:formula="of:=OFFSET([$'EcCo Armor (0.8)'.$M$2];[.T$2];0)" office:value-type="float" office:value="12" calcext:value-type="float">
            <text:p>12</text:p>
          </table:table-cell>
          <table:table-cell table:style-name="ce3" table:formula="of:=OFFSET([$'EcCo Armor (0.8)'.$M$2];[.U$2];0)" office:value-type="float" office:value="1" calcext:value-type="float">
            <text:p>1</text:p>
          </table:table-cell>
          <table:table-cell table:style-name="ce3" table:formula="of:=OFFSET([$'EcCo Armor (0.8)'.$M$2];[.V$2];0)" office:value-type="float" office:value="2" calcext:value-type="float">
            <text:p>2</text:p>
          </table:table-cell>
          <table:table-cell table:style-name="ce3" table:formula="of:=OFFSET([$'EcCo Armor (0.8)'.$M$2];[.W$2];0)" office:value-type="float" office:value="3" calcext:value-type="float">
            <text:p>3</text:p>
          </table:table-cell>
          <table:table-cell table:style-name="ce3" table:formula="of:=OFFSET([$'EcCo Armor (0.8)'.$M$2];[.X$2];0)" office:value-type="float" office:value="6" calcext:value-type="float">
            <text:p>6</text:p>
          </table:table-cell>
          <table:table-cell table:style-name="ce3" table:formula="of:=OFFSET([$'EcCo Armor (0.8)'.$M$2];[.Y$2];0)" office:value-type="float" office:value="12" calcext:value-type="float">
            <text:p>12</text:p>
          </table:table-cell>
          <table:table-cell table:style-name="ce3" table:formula="of:=OFFSET([$'EcCo Armor (0.8)'.$M$2];[.Z$2];0)" office:value-type="float" office:value="13" calcext:value-type="float">
            <text:p>13</text:p>
          </table:table-cell>
          <table:table-cell table:style-name="ce3" table:formula="of:=OFFSET([$'EcCo Armor (0.8)'.$M$2];[.AA$2];0)" office:value-type="float" office:value="15" calcext:value-type="float">
            <text:p>15</text:p>
          </table:table-cell>
          <table:table-cell table:style-name="ce3" table:formula="of:=OFFSET([$'EcCo Armor (0.8)'.$M$2];[.AB$2];0)" office:value-type="float" office:value="15" calcext:value-type="float">
            <text:p>15</text:p>
          </table:table-cell>
          <table:table-cell table:style-name="ce3" table:formula="of:=OFFSET([$'EcCo Armor (0.8)'.$M$2];[.AC$2];0)" office:value-type="float" office:value="15" calcext:value-type="float">
            <text:p>15</text:p>
          </table:table-cell>
          <table:table-cell table:style-name="ce3" table:number-columns-repeated="2"/>
          <table:table-cell table:number-columns-repeated="24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table:formula="of:=OFFSET([$'EcCo Armor (0.8)'.$N$2];[.M$2];0)" office:value-type="float" office:value="0" calcext:value-type="float">
            <text:p>0</text:p>
          </table:table-cell>
          <table:table-cell table:style-name="ce3" table:formula="of:=OFFSET([$'EcCo Armor (0.8)'.$N$2];[.N$2];0)" office:value-type="float" office:value="40" calcext:value-type="float">
            <text:p>40</text:p>
          </table:table-cell>
          <table:table-cell table:style-name="ce3" table:formula="of:=OFFSET([$'EcCo Armor (0.8)'.$N$2];[.O$2];0)" office:value-type="float" office:value="30" calcext:value-type="float">
            <text:p>30</text:p>
          </table:table-cell>
          <table:table-cell table:style-name="ce3" table:formula="of:=OFFSET([$'EcCo Armor (0.8)'.$N$2];[.P$2];0)" office:value-type="float" office:value="30" calcext:value-type="float">
            <text:p>30</text:p>
          </table:table-cell>
          <table:table-cell table:style-name="ce3" table:formula="of:=OFFSET([$'EcCo Armor (0.8)'.$N$2];[.Q$2];0)" office:value-type="float" office:value="30" calcext:value-type="float">
            <text:p>30</text:p>
          </table:table-cell>
          <table:table-cell table:style-name="ce3" table:formula="of:=OFFSET([$'EcCo Armor (0.8)'.$N$2];[.R$2];0)" office:value-type="float" office:value="40" calcext:value-type="float">
            <text:p>40</text:p>
          </table:table-cell>
          <table:table-cell table:style-name="ce3" table:formula="of:=OFFSET([$'EcCo Armor (0.8)'.$N$2];[.S$2];0)" office:value-type="float" office:value="0" calcext:value-type="float">
            <text:p>0</text:p>
          </table:table-cell>
          <table:table-cell table:style-name="ce3" table:formula="of:=OFFSET([$'EcCo Armor (0.8)'.$N$2];[.T$2];0)" office:value-type="float" office:value="80" calcext:value-type="float">
            <text:p>80</text:p>
          </table:table-cell>
          <table:table-cell table:style-name="ce3" table:formula="of:=OFFSET([$'EcCo Armor (0.8)'.$N$2];[.U$2];0)" office:value-type="float" office:value="10" calcext:value-type="float">
            <text:p>10</text:p>
          </table:table-cell>
          <table:table-cell table:style-name="ce3" table:formula="of:=OFFSET([$'EcCo Armor (0.8)'.$N$2];[.V$2];0)" office:value-type="float" office:value="50" calcext:value-type="float">
            <text:p>50</text:p>
          </table:table-cell>
          <table:table-cell table:style-name="ce3" table:formula="of:=OFFSET([$'EcCo Armor (0.8)'.$N$2];[.W$2];0)" office:value-type="float" office:value="55" calcext:value-type="float">
            <text:p>55</text:p>
          </table:table-cell>
          <table:table-cell table:style-name="ce3" table:formula="of:=OFFSET([$'EcCo Armor (0.8)'.$N$2];[.X$2];0)" office:value-type="float" office:value="60" calcext:value-type="float">
            <text:p>60</text:p>
          </table:table-cell>
          <table:table-cell table:style-name="ce3" table:formula="of:=OFFSET([$'EcCo Armor (0.8)'.$N$2];[.Y$2];0)" office:value-type="float" office:value="40" calcext:value-type="float">
            <text:p>40</text:p>
          </table:table-cell>
          <table:table-cell table:style-name="ce3" table:formula="of:=OFFSET([$'EcCo Armor (0.8)'.$N$2];[.Z$2];0)" office:value-type="float" office:value="40" calcext:value-type="float">
            <text:p>40</text:p>
          </table:table-cell>
          <table:table-cell table:style-name="ce3" table:formula="of:=OFFSET([$'EcCo Armor (0.8)'.$N$2];[.AA$2];0)" office:value-type="float" office:value="60" calcext:value-type="float">
            <text:p>60</text:p>
          </table:table-cell>
          <table:table-cell table:style-name="ce3" table:formula="of:=OFFSET([$'EcCo Armor (0.8)'.$N$2];[.AB$2];0)" office:value-type="float" office:value="65" calcext:value-type="float">
            <text:p>65</text:p>
          </table:table-cell>
          <table:table-cell table:style-name="ce3" table:formula="of:=OFFSET([$'EcCo Armor (0.8)'.$N$2];[.AC$2];0)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table:style-name="Default" office:value-type="string" calcext:value-type="string">
            <text:p>PEN</text:p>
          </table:table-cell>
          <table:table-cell office:value-type="string" calcext:value-type="string">
            <text:p>AC Adj</text:p>
          </table:table-cell>
          <table:table-cell office:value-type="string" calcext:value-type="string">
            <text:p>DR Adj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table:style-name="Default"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aser</text:p>
          </table:table-cell>
          <table:table-cell office:value-type="string" calcext:value-type="string">
            <text:p>Small Energy Ce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48];[$'EcCo ammo'.$A$6:$'EcCo ammo'.$A$37];[$'EcCo ammo'.F$6:$'EcCo ammo'.F$37])" office:value-type="float" office:value="0" calcext:value-type="float">
            <text:p>0</text:p>
          </table:table-cell>
          <table:table-cell table:formula="of:=LOOKUP([.$B148];[$'EcCo ammo'.$A$6:$'EcCo ammo'.$A$37];[$'EcCo ammo'.H$6:$'EcCo ammo'.H$37])" office:value-type="float" office:value="3" calcext:value-type="float">
            <text:p>3</text:p>
          </table:table-cell>
          <table:table-cell table:formula="of:=LOOKUP([.$B148];[$'EcCo ammo'.$A$6:$'EcCo ammo'.$A$37];[$'EcCo ammo'.I$6:$'EcCo ammo'.I$37])" office:value-type="float" office:value="1" calcext:value-type="float">
            <text:p>1</text:p>
          </table:table-cell>
          <table:table-cell table:formula="of:=LOOKUP([.$B148];[$'EcCo ammo'.$A$6:$'EcCo ammo'.$A$37];[$'EcCo ammo'.J$6:$'EcCo ammo'.J$37])" office:value-type="float" office:value="1" calcext:value-type="float">
            <text:p>1</text:p>
          </table:table-cell>
          <table:table-cell table:formula="of:=[.H148]/[.I148]" office:value-type="float" office:value="1" calcext:value-type="float">
            <text:p>1.00</text:p>
          </table:table-cell>
          <table:table-cell table:formula="of:=ROUND(AVERAGE([.C148];[.D148]))" office:value-type="float" office:value="4" calcext:value-type="float">
            <text:p>4</text:p>
          </table:table-cell>
          <table:table-cell/>
          <table:table-cell table:formula="of:=ROUNDUP(MAX((100-MAX([.M$146]+10*MIN([.AJ148];0);0))*INT(([.$K148]-MAX([.AJ148];0))*[.$J148])/100;0);0)" office:value-type="float" office:value="4" calcext:value-type="float">
            <text:p>4</text:p>
          </table:table-cell>
          <table:table-cell table:formula="of:=ROUNDUP(MAX((100-MAX([.N$146]+10*MIN([.AK148];0);0))*INT(([.$K148]-MAX([.AK148];0))*[.$J148])/100;0);0)" office:value-type="float" office:value="4" calcext:value-type="float">
            <text:p>4</text:p>
          </table:table-cell>
          <table:table-cell table:formula="of:=ROUNDUP(MAX((100-MAX([.O$146]+10*MIN([.AL148];0);0))*INT(([.$K148]-MAX([.AL148];0))*[.$J148])/100;0);0)" office:value-type="float" office:value="4" calcext:value-type="float">
            <text:p>4</text:p>
          </table:table-cell>
          <table:table-cell table:formula="of:=ROUNDUP(MAX((100-MAX([.P$146]+10*MIN([.AM148];0);0))*INT(([.$K148]-MAX([.AM148];0))*[.$J148])/100;0);0)" office:value-type="float" office:value="4" calcext:value-type="float">
            <text:p>4</text:p>
          </table:table-cell>
          <table:table-cell table:formula="of:=ROUNDUP(MAX((100-MAX([.Q$146]+10*MIN([.AN148];0);0))*INT(([.$K148]-MAX([.AN148];0))*[.$J148])/100;0);0)" office:value-type="float" office:value="4" calcext:value-type="float">
            <text:p>4</text:p>
          </table:table-cell>
          <table:table-cell table:formula="of:=ROUNDUP(MAX((100-MAX([.R$146]+10*MIN([.AO148];0);0))*INT(([.$K148]-MAX([.AO148];0))*[.$J148])/100;0);0)" office:value-type="float" office:value="4" calcext:value-type="float">
            <text:p>4</text:p>
          </table:table-cell>
          <table:table-cell table:formula="of:=ROUNDUP(MAX((100-MAX([.S$146]+10*MIN([.AP148];0);0))*INT(([.$K148]-MAX([.AP148];0))*[.$J148])/100;0);0)" office:value-type="float" office:value="4" calcext:value-type="float">
            <text:p>4</text:p>
          </table:table-cell>
          <table:table-cell table:formula="of:=ROUNDUP(MAX((100-MAX([.T$146]+10*MIN([.AQ148];0);0))*INT(([.$K148]-MAX([.AQ148];0))*[.$J148])/100;0);0)" office:value-type="float" office:value="0" calcext:value-type="float">
            <text:p>0</text:p>
          </table:table-cell>
          <table:table-cell table:formula="of:=ROUNDUP(MAX((100-MAX([.U$146]+10*MIN([.AR148];0);0))*INT(([.$K148]-MAX([.AR148];0))*[.$J148])/100;0);0)" office:value-type="float" office:value="4" calcext:value-type="float">
            <text:p>4</text:p>
          </table:table-cell>
          <table:table-cell table:formula="of:=ROUNDUP(MAX((100-MAX([.V$146]+10*MIN([.AS148];0);0))*INT(([.$K148]-MAX([.AS148];0))*[.$J148])/100;0);0)" office:value-type="float" office:value="3" calcext:value-type="float">
            <text:p>3</text:p>
          </table:table-cell>
          <table:table-cell table:formula="of:=ROUNDUP(MAX((100-MAX([.W$146]+10*MIN([.AT148];0);0))*INT(([.$K148]-MAX([.AT148];0))*[.$J148])/100;0);0)" office:value-type="float" office:value="2" calcext:value-type="float">
            <text:p>2</text:p>
          </table:table-cell>
          <table:table-cell table:formula="of:=ROUNDUP(MAX((100-MAX([.X$146]+10*MIN([.AU148];0);0))*INT(([.$K148]-MAX([.AU148];0))*[.$J148])/100;0);0)" office:value-type="float" office:value="1" calcext:value-type="float">
            <text:p>1</text:p>
          </table:table-cell>
          <table:table-cell table:formula="of:=ROUNDUP(MAX((100-MAX([.Y$146]+10*MIN([.AV148];0);0))*INT(([.$K148]-MAX([.AV148];0))*[.$J148])/100;0);0)" office:value-type="float" office:value="0" calcext:value-type="float">
            <text:p>0</text:p>
          </table:table-cell>
          <table:table-cell table:formula="of:=ROUNDUP(MAX((100-MAX([.Z$146]+10*MIN([.AW148];0);0))*INT(([.$K148]-MAX([.AW148];0))*[.$J148])/100;0);0)" office:value-type="float" office:value="0" calcext:value-type="float">
            <text:p>0</text:p>
          </table:table-cell>
          <table:table-cell table:formula="of:=ROUNDUP(MAX((100-MAX([.AA$146]+10*MIN([.AX148];0);0))*INT(([.$K148]-MAX([.AX148];0))*[.$J148])/100;0);0)" office:value-type="float" office:value="0" calcext:value-type="float">
            <text:p>0</text:p>
          </table:table-cell>
          <table:table-cell table:formula="of:=ROUNDUP(MAX((100-MAX([.AB$146]+10*MIN([.AY148];0);0))*INT(([.$K148]-MAX([.AY148];0))*[.$J148])/100;0);0)" office:value-type="float" office:value="0" calcext:value-type="float">
            <text:p>0</text:p>
          </table:table-cell>
          <table:table-cell table:formula="of:=ROUNDUP(MAX((100-MAX([.AC$146]+10*MIN([.AZ148];0);0))*INT(([.$K148]-MAX([.AZ148];0))*[.$J148])/100;0);0)" office:value-type="float" office:value="0" calcext:value-type="float">
            <text:p>0</text:p>
          </table:table-cell>
          <table:table-cell table:number-columns-repeated="6"/>
          <table:table-cell table:formula="of:=FLOOR([.M$145]*IF([.$E148];0.2;1))-[.$G148]" office:value-type="float" office:value="-3" calcext:value-type="float">
            <text:p>-3</text:p>
          </table:table-cell>
          <table:table-cell table:formula="of:=FLOOR([.N$145]*IF([.$E148];0.2;1))-[.$G148]" office:value-type="float" office:value="-3" calcext:value-type="float">
            <text:p>-3</text:p>
          </table:table-cell>
          <table:table-cell table:formula="of:=FLOOR([.O$145]*IF([.$E148];0.2;1))-[.$G148]" office:value-type="float" office:value="-3" calcext:value-type="float">
            <text:p>-3</text:p>
          </table:table-cell>
          <table:table-cell table:formula="of:=FLOOR([.P$145]*IF([.$E148];0.2;1))-[.$G148]" office:value-type="float" office:value="-3" calcext:value-type="float">
            <text:p>-3</text:p>
          </table:table-cell>
          <table:table-cell table:formula="of:=FLOOR([.Q$145]*IF([.$E148];0.2;1))-[.$G148]" office:value-type="float" office:value="-3" calcext:value-type="float">
            <text:p>-3</text:p>
          </table:table-cell>
          <table:table-cell table:formula="of:=FLOOR([.R$145]*IF([.$E148];0.2;1))-[.$G148]" office:value-type="float" office:value="-2" calcext:value-type="float">
            <text:p>-2</text:p>
          </table:table-cell>
          <table:table-cell table:formula="of:=FLOOR([.S$145]*IF([.$E148];0.2;1))-[.$G148]" office:value-type="float" office:value="-3" calcext:value-type="float">
            <text:p>-3</text:p>
          </table:table-cell>
          <table:table-cell table:formula="of:=FLOOR([.T$145]*IF([.$E148];0.2;1))-[.$G148]" office:value-type="float" office:value="9" calcext:value-type="float">
            <text:p>9</text:p>
          </table:table-cell>
          <table:table-cell table:formula="of:=FLOOR([.U$145]*IF([.$E148];0.2;1))-[.$G148]" office:value-type="float" office:value="-2" calcext:value-type="float">
            <text:p>-2</text:p>
          </table:table-cell>
          <table:table-cell table:formula="of:=FLOOR([.V$145]*IF([.$E148];0.2;1))-[.$G148]" office:value-type="float" office:value="-1" calcext:value-type="float">
            <text:p>-1</text:p>
          </table:table-cell>
          <table:table-cell table:formula="of:=FLOOR([.W$145]*IF([.$E148];0.2;1))-[.$G148]" office:value-type="float" office:value="0" calcext:value-type="float">
            <text:p>0</text:p>
          </table:table-cell>
          <table:table-cell table:formula="of:=FLOOR([.X$145]*IF([.$E148];0.2;1))-[.$G148]" office:value-type="float" office:value="3" calcext:value-type="float">
            <text:p>3</text:p>
          </table:table-cell>
          <table:table-cell table:formula="of:=FLOOR([.Y$145]*IF([.$E148];0.2;1))-[.$G148]" office:value-type="float" office:value="9" calcext:value-type="float">
            <text:p>9</text:p>
          </table:table-cell>
          <table:table-cell table:formula="of:=FLOOR([.Z$145]*IF([.$E148];0.2;1))-[.$G148]" office:value-type="float" office:value="10" calcext:value-type="float">
            <text:p>10</text:p>
          </table:table-cell>
          <table:table-cell table:formula="of:=FLOOR([.AA$145]*IF([.$E148];0.2;1))-[.$G148]" office:value-type="float" office:value="12" calcext:value-type="float">
            <text:p>12</text:p>
          </table:table-cell>
          <table:table-cell table:formula="of:=FLOOR([.AB$145]*IF([.$E148];0.2;1))-[.$G148]" office:value-type="float" office:value="12" calcext:value-type="float">
            <text:p>12</text:p>
          </table:table-cell>
          <table:table-cell table:formula="of:=FLOOR([.AC$145]*IF([.$E148];0.2;1))-[.$G148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49];[$'EcCo ammo'.$A$6:$'EcCo ammo'.$A$37];[$'EcCo ammo'.F$6:$'EcCo ammo'.F$37])" office:value-type="float" office:value="0" calcext:value-type="float">
            <text:p>0</text:p>
          </table:table-cell>
          <table:table-cell table:formula="of:=LOOKUP([.$B149];[$'EcCo ammo'.$A$6:$'EcCo ammo'.$A$37];[$'EcCo ammo'.H$6:$'EcCo ammo'.H$37])" office:value-type="float" office:value="3" calcext:value-type="float">
            <text:p>3</text:p>
          </table:table-cell>
          <table:table-cell table:formula="of:=LOOKUP([.$B149];[$'EcCo ammo'.$A$6:$'EcCo ammo'.$A$37];[$'EcCo ammo'.I$6:$'EcCo ammo'.I$37])" office:value-type="float" office:value="1" calcext:value-type="float">
            <text:p>1</text:p>
          </table:table-cell>
          <table:table-cell table:formula="of:=LOOKUP([.$B149];[$'EcCo ammo'.$A$6:$'EcCo ammo'.$A$37];[$'EcCo ammo'.J$6:$'EcCo ammo'.J$37])" office:value-type="float" office:value="1" calcext:value-type="float">
            <text:p>1</text:p>
          </table:table-cell>
          <table:table-cell table:formula="of:=[.H149]/[.I149]" office:value-type="float" office:value="1" calcext:value-type="float">
            <text:p>1.00</text:p>
          </table:table-cell>
          <table:table-cell table:formula="of:=ROUND(AVERAGE([.C149];[.D149]))" office:value-type="float" office:value="16" calcext:value-type="float">
            <text:p>16</text:p>
          </table:table-cell>
          <table:table-cell/>
          <table:table-cell table:formula="of:=ROUNDUP(MAX((100-MAX([.M$146]+10*MIN([.AJ149];0);0))*INT(([.$K149]-MAX([.AJ149];0))*[.$J149])/100;0);0)" office:value-type="float" office:value="16" calcext:value-type="float">
            <text:p>16</text:p>
          </table:table-cell>
          <table:table-cell table:formula="of:=ROUNDUP(MAX((100-MAX([.N$146]+10*MIN([.AK149];0);0))*INT(([.$K149]-MAX([.AK149];0))*[.$J149])/100;0);0)" office:value-type="float" office:value="15" calcext:value-type="float">
            <text:p>15</text:p>
          </table:table-cell>
          <table:table-cell table:formula="of:=ROUNDUP(MAX((100-MAX([.O$146]+10*MIN([.AL149];0);0))*INT(([.$K149]-MAX([.AL149];0))*[.$J149])/100;0);0)" office:value-type="float" office:value="16" calcext:value-type="float">
            <text:p>16</text:p>
          </table:table-cell>
          <table:table-cell table:formula="of:=ROUNDUP(MAX((100-MAX([.P$146]+10*MIN([.AM149];0);0))*INT(([.$K149]-MAX([.AM149];0))*[.$J149])/100;0);0)" office:value-type="float" office:value="16" calcext:value-type="float">
            <text:p>16</text:p>
          </table:table-cell>
          <table:table-cell table:formula="of:=ROUNDUP(MAX((100-MAX([.Q$146]+10*MIN([.AN149];0);0))*INT(([.$K149]-MAX([.AN149];0))*[.$J149])/100;0);0)" office:value-type="float" office:value="16" calcext:value-type="float">
            <text:p>16</text:p>
          </table:table-cell>
          <table:table-cell table:formula="of:=ROUNDUP(MAX((100-MAX([.R$146]+10*MIN([.AO149];0);0))*INT(([.$K149]-MAX([.AO149];0))*[.$J149])/100;0);0)" office:value-type="float" office:value="13" calcext:value-type="float">
            <text:p>13</text:p>
          </table:table-cell>
          <table:table-cell table:formula="of:=ROUNDUP(MAX((100-MAX([.S$146]+10*MIN([.AP149];0);0))*INT(([.$K149]-MAX([.AP149];0))*[.$J149])/100;0);0)" office:value-type="float" office:value="16" calcext:value-type="float">
            <text:p>16</text:p>
          </table:table-cell>
          <table:table-cell table:formula="of:=ROUNDUP(MAX((100-MAX([.T$146]+10*MIN([.AQ149];0);0))*INT(([.$K149]-MAX([.AQ149];0))*[.$J149])/100;0);0)" office:value-type="float" office:value="2" calcext:value-type="float">
            <text:p>2</text:p>
          </table:table-cell>
          <table:table-cell table:formula="of:=ROUNDUP(MAX((100-MAX([.U$146]+10*MIN([.AR149];0);0))*INT(([.$K149]-MAX([.AR149];0))*[.$J149])/100;0);0)" office:value-type="float" office:value="16" calcext:value-type="float">
            <text:p>16</text:p>
          </table:table-cell>
          <table:table-cell table:formula="of:=ROUNDUP(MAX((100-MAX([.V$146]+10*MIN([.AS149];0);0))*INT(([.$K149]-MAX([.AS149];0))*[.$J149])/100;0);0)" office:value-type="float" office:value="10" calcext:value-type="float">
            <text:p>10</text:p>
          </table:table-cell>
          <table:table-cell table:formula="of:=ROUNDUP(MAX((100-MAX([.W$146]+10*MIN([.AT149];0);0))*INT(([.$K149]-MAX([.AT149];0))*[.$J149])/100;0);0)" office:value-type="float" office:value="8" calcext:value-type="float">
            <text:p>8</text:p>
          </table:table-cell>
          <table:table-cell table:formula="of:=ROUNDUP(MAX((100-MAX([.X$146]+10*MIN([.AU149];0);0))*INT(([.$K149]-MAX([.AU149];0))*[.$J149])/100;0);0)" office:value-type="float" office:value="6" calcext:value-type="float">
            <text:p>6</text:p>
          </table:table-cell>
          <table:table-cell table:formula="of:=ROUNDUP(MAX((100-MAX([.Y$146]+10*MIN([.AV149];0);0))*INT(([.$K149]-MAX([.AV149];0))*[.$J149])/100;0);0)" office:value-type="float" office:value="5" calcext:value-type="float">
            <text:p>5</text:p>
          </table:table-cell>
          <table:table-cell table:formula="of:=ROUNDUP(MAX((100-MAX([.Z$146]+10*MIN([.AW149];0);0))*INT(([.$K149]-MAX([.AW149];0))*[.$J149])/100;0);0)" office:value-type="float" office:value="4" calcext:value-type="float">
            <text:p>4</text:p>
          </table:table-cell>
          <table:table-cell table:formula="of:=ROUNDUP(MAX((100-MAX([.AA$146]+10*MIN([.AX149];0);0))*INT(([.$K149]-MAX([.AX149];0))*[.$J149])/100;0);0)" office:value-type="float" office:value="2" calcext:value-type="float">
            <text:p>2</text:p>
          </table:table-cell>
          <table:table-cell table:formula="of:=ROUNDUP(MAX((100-MAX([.AB$146]+10*MIN([.AY149];0);0))*INT(([.$K149]-MAX([.AY149];0))*[.$J149])/100;0);0)" office:value-type="float" office:value="2" calcext:value-type="float">
            <text:p>2</text:p>
          </table:table-cell>
          <table:table-cell table:formula="of:=ROUNDUP(MAX((100-MAX([.AC$146]+10*MIN([.AZ149];0);0))*INT(([.$K149]-MAX([.AZ149];0))*[.$J149])/100;0);0)" office:value-type="float" office:value="4" calcext:value-type="float">
            <text:p>4</text:p>
          </table:table-cell>
          <table:table-cell table:number-columns-repeated="6"/>
          <table:table-cell table:formula="of:=FLOOR([.M$145]*IF([.$E149];0.2;1))-[.$G149]" office:value-type="float" office:value="-3" calcext:value-type="float">
            <text:p>-3</text:p>
          </table:table-cell>
          <table:table-cell table:formula="of:=FLOOR([.N$145]*IF([.$E149];0.2;1))-[.$G149]" office:value-type="float" office:value="-3" calcext:value-type="float">
            <text:p>-3</text:p>
          </table:table-cell>
          <table:table-cell table:formula="of:=FLOOR([.O$145]*IF([.$E149];0.2;1))-[.$G149]" office:value-type="float" office:value="-3" calcext:value-type="float">
            <text:p>-3</text:p>
          </table:table-cell>
          <table:table-cell table:formula="of:=FLOOR([.P$145]*IF([.$E149];0.2;1))-[.$G149]" office:value-type="float" office:value="-3" calcext:value-type="float">
            <text:p>-3</text:p>
          </table:table-cell>
          <table:table-cell table:formula="of:=FLOOR([.Q$145]*IF([.$E149];0.2;1))-[.$G149]" office:value-type="float" office:value="-3" calcext:value-type="float">
            <text:p>-3</text:p>
          </table:table-cell>
          <table:table-cell table:formula="of:=FLOOR([.R$145]*IF([.$E149];0.2;1))-[.$G149]" office:value-type="float" office:value="-2" calcext:value-type="float">
            <text:p>-2</text:p>
          </table:table-cell>
          <table:table-cell table:formula="of:=FLOOR([.S$145]*IF([.$E149];0.2;1))-[.$G149]" office:value-type="float" office:value="-3" calcext:value-type="float">
            <text:p>-3</text:p>
          </table:table-cell>
          <table:table-cell table:formula="of:=FLOOR([.T$145]*IF([.$E149];0.2;1))-[.$G149]" office:value-type="float" office:value="9" calcext:value-type="float">
            <text:p>9</text:p>
          </table:table-cell>
          <table:table-cell table:formula="of:=FLOOR([.U$145]*IF([.$E149];0.2;1))-[.$G149]" office:value-type="float" office:value="-2" calcext:value-type="float">
            <text:p>-2</text:p>
          </table:table-cell>
          <table:table-cell table:formula="of:=FLOOR([.V$145]*IF([.$E149];0.2;1))-[.$G149]" office:value-type="float" office:value="-1" calcext:value-type="float">
            <text:p>-1</text:p>
          </table:table-cell>
          <table:table-cell table:formula="of:=FLOOR([.W$145]*IF([.$E149];0.2;1))-[.$G149]" office:value-type="float" office:value="0" calcext:value-type="float">
            <text:p>0</text:p>
          </table:table-cell>
          <table:table-cell table:formula="of:=FLOOR([.X$145]*IF([.$E149];0.2;1))-[.$G149]" office:value-type="float" office:value="3" calcext:value-type="float">
            <text:p>3</text:p>
          </table:table-cell>
          <table:table-cell table:formula="of:=FLOOR([.Y$145]*IF([.$E149];0.2;1))-[.$G149]" office:value-type="float" office:value="9" calcext:value-type="float">
            <text:p>9</text:p>
          </table:table-cell>
          <table:table-cell table:formula="of:=FLOOR([.Z$145]*IF([.$E149];0.2;1))-[.$G149]" office:value-type="float" office:value="10" calcext:value-type="float">
            <text:p>10</text:p>
          </table:table-cell>
          <table:table-cell table:formula="of:=FLOOR([.AA$145]*IF([.$E149];0.2;1))-[.$G149]" office:value-type="float" office:value="12" calcext:value-type="float">
            <text:p>12</text:p>
          </table:table-cell>
          <table:table-cell table:formula="of:=FLOOR([.AB$145]*IF([.$E149];0.2;1))-[.$G149]" office:value-type="float" office:value="12" calcext:value-type="float">
            <text:p>12</text:p>
          </table:table-cell>
          <table:table-cell table:formula="of:=FLOOR([.AC$145]*IF([.$E149];0.2;1))-[.$G14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 Cattle Prod</text:p>
          </table:table-cell>
          <table:table-cell office:value-type="string" calcext:value-type="string">
            <text:p>Small Energy Cel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0];[$'EcCo ammo'.$A$6:$'EcCo ammo'.$A$37];[$'EcCo ammo'.F$6:$'EcCo ammo'.F$37])" office:value-type="float" office:value="0" calcext:value-type="float">
            <text:p>0</text:p>
          </table:table-cell>
          <table:table-cell table:formula="of:=LOOKUP([.$B150];[$'EcCo ammo'.$A$6:$'EcCo ammo'.$A$37];[$'EcCo ammo'.H$6:$'EcCo ammo'.H$37])" office:value-type="float" office:value="3" calcext:value-type="float">
            <text:p>3</text:p>
          </table:table-cell>
          <table:table-cell table:formula="of:=LOOKUP([.$B150];[$'EcCo ammo'.$A$6:$'EcCo ammo'.$A$37];[$'EcCo ammo'.I$6:$'EcCo ammo'.I$37])" office:value-type="float" office:value="1" calcext:value-type="float">
            <text:p>1</text:p>
          </table:table-cell>
          <table:table-cell table:formula="of:=LOOKUP([.$B150];[$'EcCo ammo'.$A$6:$'EcCo ammo'.$A$37];[$'EcCo ammo'.J$6:$'EcCo ammo'.J$37])" office:value-type="float" office:value="1" calcext:value-type="float">
            <text:p>1</text:p>
          </table:table-cell>
          <table:table-cell table:formula="of:=[.H150]/[.I150]" office:value-type="float" office:value="1" calcext:value-type="float">
            <text:p>1.00</text:p>
          </table:table-cell>
          <table:table-cell table:formula="of:=ROUND(AVERAGE([.C150];[.D150]))" office:value-type="float" office:value="26" calcext:value-type="float">
            <text:p>26</text:p>
          </table:table-cell>
          <table:table-cell/>
          <table:table-cell table:formula="of:=ROUNDUP(MAX((100-MAX([.M$146]+10*MIN([.AJ150];0);0))*INT(([.$K150]-MAX([.AJ150];0))*[.$J150])/100;0);0)" office:value-type="float" office:value="26" calcext:value-type="float">
            <text:p>26</text:p>
          </table:table-cell>
          <table:table-cell table:formula="of:=ROUNDUP(MAX((100-MAX([.N$146]+10*MIN([.AK150];0);0))*INT(([.$K150]-MAX([.AK150];0))*[.$J150])/100;0);0)" office:value-type="float" office:value="24" calcext:value-type="float">
            <text:p>24</text:p>
          </table:table-cell>
          <table:table-cell table:formula="of:=ROUNDUP(MAX((100-MAX([.O$146]+10*MIN([.AL150];0);0))*INT(([.$K150]-MAX([.AL150];0))*[.$J150])/100;0);0)" office:value-type="float" office:value="26" calcext:value-type="float">
            <text:p>26</text:p>
          </table:table-cell>
          <table:table-cell table:formula="of:=ROUNDUP(MAX((100-MAX([.P$146]+10*MIN([.AM150];0);0))*INT(([.$K150]-MAX([.AM150];0))*[.$J150])/100;0);0)" office:value-type="float" office:value="26" calcext:value-type="float">
            <text:p>26</text:p>
          </table:table-cell>
          <table:table-cell table:formula="of:=ROUNDUP(MAX((100-MAX([.Q$146]+10*MIN([.AN150];0);0))*INT(([.$K150]-MAX([.AN150];0))*[.$J150])/100;0);0)" office:value-type="float" office:value="26" calcext:value-type="float">
            <text:p>26</text:p>
          </table:table-cell>
          <table:table-cell table:formula="of:=ROUNDUP(MAX((100-MAX([.R$146]+10*MIN([.AO150];0);0))*INT(([.$K150]-MAX([.AO150];0))*[.$J150])/100;0);0)" office:value-type="float" office:value="21" calcext:value-type="float">
            <text:p>21</text:p>
          </table:table-cell>
          <table:table-cell table:formula="of:=ROUNDUP(MAX((100-MAX([.S$146]+10*MIN([.AP150];0);0))*INT(([.$K150]-MAX([.AP150];0))*[.$J150])/100;0);0)" office:value-type="float" office:value="26" calcext:value-type="float">
            <text:p>26</text:p>
          </table:table-cell>
          <table:table-cell table:formula="of:=ROUNDUP(MAX((100-MAX([.T$146]+10*MIN([.AQ150];0);0))*INT(([.$K150]-MAX([.AQ150];0))*[.$J150])/100;0);0)" office:value-type="float" office:value="4" calcext:value-type="float">
            <text:p>4</text:p>
          </table:table-cell>
          <table:table-cell table:formula="of:=ROUNDUP(MAX((100-MAX([.U$146]+10*MIN([.AR150];0);0))*INT(([.$K150]-MAX([.AR150];0))*[.$J150])/100;0);0)" office:value-type="float" office:value="26" calcext:value-type="float">
            <text:p>26</text:p>
          </table:table-cell>
          <table:table-cell table:formula="of:=ROUNDUP(MAX((100-MAX([.V$146]+10*MIN([.AS150];0);0))*INT(([.$K150]-MAX([.AS150];0))*[.$J150])/100;0);0)" office:value-type="float" office:value="16" calcext:value-type="float">
            <text:p>16</text:p>
          </table:table-cell>
          <table:table-cell table:formula="of:=ROUNDUP(MAX((100-MAX([.W$146]+10*MIN([.AT150];0);0))*INT(([.$K150]-MAX([.AT150];0))*[.$J150])/100;0);0)" office:value-type="float" office:value="12" calcext:value-type="float">
            <text:p>12</text:p>
          </table:table-cell>
          <table:table-cell table:formula="of:=ROUNDUP(MAX((100-MAX([.X$146]+10*MIN([.AU150];0);0))*INT(([.$K150]-MAX([.AU150];0))*[.$J150])/100;0);0)" office:value-type="float" office:value="10" calcext:value-type="float">
            <text:p>10</text:p>
          </table:table-cell>
          <table:table-cell table:formula="of:=ROUNDUP(MAX((100-MAX([.Y$146]+10*MIN([.AV150];0);0))*INT(([.$K150]-MAX([.AV150];0))*[.$J150])/100;0);0)" office:value-type="float" office:value="11" calcext:value-type="float">
            <text:p>11</text:p>
          </table:table-cell>
          <table:table-cell table:formula="of:=ROUNDUP(MAX((100-MAX([.Z$146]+10*MIN([.AW150];0);0))*INT(([.$K150]-MAX([.AW150];0))*[.$J150])/100;0);0)" office:value-type="float" office:value="10" calcext:value-type="float">
            <text:p>10</text:p>
          </table:table-cell>
          <table:table-cell table:formula="of:=ROUNDUP(MAX((100-MAX([.AA$146]+10*MIN([.AX150];0);0))*INT(([.$K150]-MAX([.AX150];0))*[.$J150])/100;0);0)" office:value-type="float" office:value="6" calcext:value-type="float">
            <text:p>6</text:p>
          </table:table-cell>
          <table:table-cell table:formula="of:=ROUNDUP(MAX((100-MAX([.AB$146]+10*MIN([.AY150];0);0))*INT(([.$K150]-MAX([.AY150];0))*[.$J150])/100;0);0)" office:value-type="float" office:value="5" calcext:value-type="float">
            <text:p>5</text:p>
          </table:table-cell>
          <table:table-cell table:formula="of:=ROUNDUP(MAX((100-MAX([.AC$146]+10*MIN([.AZ150];0);0))*INT(([.$K150]-MAX([.AZ150];0))*[.$J150])/100;0);0)" office:value-type="float" office:value="12" calcext:value-type="float">
            <text:p>12</text:p>
          </table:table-cell>
          <table:table-cell table:number-columns-repeated="6"/>
          <table:table-cell table:formula="of:=FLOOR([.M$145]*IF([.$E150];0.2;1))-[.$G150]" office:value-type="float" office:value="-3" calcext:value-type="float">
            <text:p>-3</text:p>
          </table:table-cell>
          <table:table-cell table:formula="of:=FLOOR([.N$145]*IF([.$E150];0.2;1))-[.$G150]" office:value-type="float" office:value="-3" calcext:value-type="float">
            <text:p>-3</text:p>
          </table:table-cell>
          <table:table-cell table:formula="of:=FLOOR([.O$145]*IF([.$E150];0.2;1))-[.$G150]" office:value-type="float" office:value="-3" calcext:value-type="float">
            <text:p>-3</text:p>
          </table:table-cell>
          <table:table-cell table:formula="of:=FLOOR([.P$145]*IF([.$E150];0.2;1))-[.$G150]" office:value-type="float" office:value="-3" calcext:value-type="float">
            <text:p>-3</text:p>
          </table:table-cell>
          <table:table-cell table:formula="of:=FLOOR([.Q$145]*IF([.$E150];0.2;1))-[.$G150]" office:value-type="float" office:value="-3" calcext:value-type="float">
            <text:p>-3</text:p>
          </table:table-cell>
          <table:table-cell table:formula="of:=FLOOR([.R$145]*IF([.$E150];0.2;1))-[.$G150]" office:value-type="float" office:value="-2" calcext:value-type="float">
            <text:p>-2</text:p>
          </table:table-cell>
          <table:table-cell table:formula="of:=FLOOR([.S$145]*IF([.$E150];0.2;1))-[.$G150]" office:value-type="float" office:value="-3" calcext:value-type="float">
            <text:p>-3</text:p>
          </table:table-cell>
          <table:table-cell table:formula="of:=FLOOR([.T$145]*IF([.$E150];0.2;1))-[.$G150]" office:value-type="float" office:value="9" calcext:value-type="float">
            <text:p>9</text:p>
          </table:table-cell>
          <table:table-cell table:formula="of:=FLOOR([.U$145]*IF([.$E150];0.2;1))-[.$G150]" office:value-type="float" office:value="-2" calcext:value-type="float">
            <text:p>-2</text:p>
          </table:table-cell>
          <table:table-cell table:formula="of:=FLOOR([.V$145]*IF([.$E150];0.2;1))-[.$G150]" office:value-type="float" office:value="-1" calcext:value-type="float">
            <text:p>-1</text:p>
          </table:table-cell>
          <table:table-cell table:formula="of:=FLOOR([.W$145]*IF([.$E150];0.2;1))-[.$G150]" office:value-type="float" office:value="0" calcext:value-type="float">
            <text:p>0</text:p>
          </table:table-cell>
          <table:table-cell table:formula="of:=FLOOR([.X$145]*IF([.$E150];0.2;1))-[.$G150]" office:value-type="float" office:value="3" calcext:value-type="float">
            <text:p>3</text:p>
          </table:table-cell>
          <table:table-cell table:formula="of:=FLOOR([.Y$145]*IF([.$E150];0.2;1))-[.$G150]" office:value-type="float" office:value="9" calcext:value-type="float">
            <text:p>9</text:p>
          </table:table-cell>
          <table:table-cell table:formula="of:=FLOOR([.Z$145]*IF([.$E150];0.2;1))-[.$G150]" office:value-type="float" office:value="10" calcext:value-type="float">
            <text:p>10</text:p>
          </table:table-cell>
          <table:table-cell table:formula="of:=FLOOR([.AA$145]*IF([.$E150];0.2;1))-[.$G150]" office:value-type="float" office:value="12" calcext:value-type="float">
            <text:p>12</text:p>
          </table:table-cell>
          <table:table-cell table:formula="of:=FLOOR([.AB$145]*IF([.$E150];0.2;1))-[.$G150]" office:value-type="float" office:value="12" calcext:value-type="float">
            <text:p>12</text:p>
          </table:table-cell>
          <table:table-cell table:formula="of:=FLOOR([.AC$145]*IF([.$E150];0.2;1))-[.$G15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32 Pulse Pistol</text:p>
          </table:table-cell>
          <table:table-cell office:value-type="string" calcext:value-type="string">
            <text:p>Small Energy Cel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51];[$'EcCo ammo'.$A$6:$'EcCo ammo'.$A$37];[$'EcCo ammo'.F$6:$'EcCo ammo'.F$37])" office:value-type="float" office:value="0" calcext:value-type="float">
            <text:p>0</text:p>
          </table:table-cell>
          <table:table-cell table:formula="of:=LOOKUP([.$B151];[$'EcCo ammo'.$A$6:$'EcCo ammo'.$A$37];[$'EcCo ammo'.H$6:$'EcCo ammo'.H$37])" office:value-type="float" office:value="3" calcext:value-type="float">
            <text:p>3</text:p>
          </table:table-cell>
          <table:table-cell table:formula="of:=LOOKUP([.$B151];[$'EcCo ammo'.$A$6:$'EcCo ammo'.$A$37];[$'EcCo ammo'.I$6:$'EcCo ammo'.I$37])" office:value-type="float" office:value="1" calcext:value-type="float">
            <text:p>1</text:p>
          </table:table-cell>
          <table:table-cell table:formula="of:=LOOKUP([.$B151];[$'EcCo ammo'.$A$6:$'EcCo ammo'.$A$37];[$'EcCo ammo'.J$6:$'EcCo ammo'.J$37])" office:value-type="float" office:value="1" calcext:value-type="float">
            <text:p>1</text:p>
          </table:table-cell>
          <table:table-cell table:formula="of:=[.H151]/[.I151]" office:value-type="float" office:value="1" calcext:value-type="float">
            <text:p>1.00</text:p>
          </table:table-cell>
          <table:table-cell table:formula="of:=ROUND(AVERAGE([.C151];[.D151]))" office:value-type="float" office:value="39" calcext:value-type="float">
            <text:p>39</text:p>
          </table:table-cell>
          <table:table-cell/>
          <table:table-cell table:formula="of:=ROUNDUP(MAX((100-MAX([.M$146]+10*MIN([.AJ151];0);0))*INT(([.$K151]-MAX([.AJ151];0))*[.$J151])/100;0);0)" office:value-type="float" office:value="39" calcext:value-type="float">
            <text:p>39</text:p>
          </table:table-cell>
          <table:table-cell table:formula="of:=ROUNDUP(MAX((100-MAX([.N$146]+10*MIN([.AK151];0);0))*INT(([.$K151]-MAX([.AK151];0))*[.$J151])/100;0);0)" office:value-type="float" office:value="36" calcext:value-type="float">
            <text:p>36</text:p>
          </table:table-cell>
          <table:table-cell table:formula="of:=ROUNDUP(MAX((100-MAX([.O$146]+10*MIN([.AL151];0);0))*INT(([.$K151]-MAX([.AL151];0))*[.$J151])/100;0);0)" office:value-type="float" office:value="39" calcext:value-type="float">
            <text:p>39</text:p>
          </table:table-cell>
          <table:table-cell table:formula="of:=ROUNDUP(MAX((100-MAX([.P$146]+10*MIN([.AM151];0);0))*INT(([.$K151]-MAX([.AM151];0))*[.$J151])/100;0);0)" office:value-type="float" office:value="39" calcext:value-type="float">
            <text:p>39</text:p>
          </table:table-cell>
          <table:table-cell table:formula="of:=ROUNDUP(MAX((100-MAX([.Q$146]+10*MIN([.AN151];0);0))*INT(([.$K151]-MAX([.AN151];0))*[.$J151])/100;0);0)" office:value-type="float" office:value="39" calcext:value-type="float">
            <text:p>39</text:p>
          </table:table-cell>
          <table:table-cell table:formula="of:=ROUNDUP(MAX((100-MAX([.R$146]+10*MIN([.AO151];0);0))*INT(([.$K151]-MAX([.AO151];0))*[.$J151])/100;0);0)" office:value-type="float" office:value="36" calcext:value-type="float">
            <text:p>36</text:p>
          </table:table-cell>
          <table:table-cell table:formula="of:=ROUNDUP(MAX((100-MAX([.S$146]+10*MIN([.AP151];0);0))*INT(([.$K151]-MAX([.AP151];0))*[.$J151])/100;0);0)" office:value-type="float" office:value="39" calcext:value-type="float">
            <text:p>39</text:p>
          </table:table-cell>
          <table:table-cell table:formula="of:=ROUNDUP(MAX((100-MAX([.T$146]+10*MIN([.AQ151];0);0))*INT(([.$K151]-MAX([.AQ151];0))*[.$J151])/100;0);0)" office:value-type="float" office:value="12" calcext:value-type="float">
            <text:p>12</text:p>
          </table:table-cell>
          <table:table-cell table:formula="of:=ROUNDUP(MAX((100-MAX([.U$146]+10*MIN([.AR151];0);0))*INT(([.$K151]-MAX([.AR151];0))*[.$J151])/100;0);0)" office:value-type="float" office:value="39" calcext:value-type="float">
            <text:p>39</text:p>
          </table:table-cell>
          <table:table-cell table:formula="of:=ROUNDUP(MAX((100-MAX([.V$146]+10*MIN([.AS151];0);0))*INT(([.$K151]-MAX([.AS151];0))*[.$J151])/100;0);0)" office:value-type="float" office:value="32" calcext:value-type="float">
            <text:p>32</text:p>
          </table:table-cell>
          <table:table-cell table:formula="of:=ROUNDUP(MAX((100-MAX([.W$146]+10*MIN([.AT151];0);0))*INT(([.$K151]-MAX([.AT151];0))*[.$J151])/100;0);0)" office:value-type="float" office:value="30" calcext:value-type="float">
            <text:p>30</text:p>
          </table:table-cell>
          <table:table-cell table:formula="of:=ROUNDUP(MAX((100-MAX([.X$146]+10*MIN([.AU151];0);0))*INT(([.$K151]-MAX([.AU151];0))*[.$J151])/100;0);0)" office:value-type="float" office:value="24" calcext:value-type="float">
            <text:p>24</text:p>
          </table:table-cell>
          <table:table-cell table:formula="of:=ROUNDUP(MAX((100-MAX([.Y$146]+10*MIN([.AV151];0);0))*INT(([.$K151]-MAX([.AV151];0))*[.$J151])/100;0);0)" office:value-type="float" office:value="28" calcext:value-type="float">
            <text:p>28</text:p>
          </table:table-cell>
          <table:table-cell table:formula="of:=ROUNDUP(MAX((100-MAX([.Z$146]+10*MIN([.AW151];0);0))*INT(([.$K151]-MAX([.AW151];0))*[.$J151])/100;0);0)" office:value-type="float" office:value="28" calcext:value-type="float">
            <text:p>28</text:p>
          </table:table-cell>
          <table:table-cell table:formula="of:=ROUNDUP(MAX((100-MAX([.AA$146]+10*MIN([.AX151];0);0))*INT(([.$K151]-MAX([.AX151];0))*[.$J151])/100;0);0)" office:value-type="float" office:value="16" calcext:value-type="float">
            <text:p>16</text:p>
          </table:table-cell>
          <table:table-cell table:formula="of:=ROUNDUP(MAX((100-MAX([.AB$146]+10*MIN([.AY151];0);0))*INT(([.$K151]-MAX([.AY151];0))*[.$J151])/100;0);0)" office:value-type="float" office:value="14" calcext:value-type="float">
            <text:p>14</text:p>
          </table:table-cell>
          <table:table-cell table:formula="of:=ROUNDUP(MAX((100-MAX([.AC$146]+10*MIN([.AZ151];0);0))*INT(([.$K151]-MAX([.AZ151];0))*[.$J151])/100;0);0)" office:value-type="float" office:value="32" calcext:value-type="float">
            <text:p>32</text:p>
          </table:table-cell>
          <table:table-cell table:number-columns-repeated="6"/>
          <table:table-cell table:formula="of:=FLOOR([.M$145]*IF([.$E151];0.2;1))-[.$G151]" office:value-type="float" office:value="-3" calcext:value-type="float">
            <text:p>-3</text:p>
          </table:table-cell>
          <table:table-cell table:formula="of:=FLOOR([.N$145]*IF([.$E151];0.2;1))-[.$G151]" office:value-type="float" office:value="-3" calcext:value-type="float">
            <text:p>-3</text:p>
          </table:table-cell>
          <table:table-cell table:formula="of:=FLOOR([.O$145]*IF([.$E151];0.2;1))-[.$G151]" office:value-type="float" office:value="-3" calcext:value-type="float">
            <text:p>-3</text:p>
          </table:table-cell>
          <table:table-cell table:formula="of:=FLOOR([.P$145]*IF([.$E151];0.2;1))-[.$G151]" office:value-type="float" office:value="-3" calcext:value-type="float">
            <text:p>-3</text:p>
          </table:table-cell>
          <table:table-cell table:formula="of:=FLOOR([.Q$145]*IF([.$E151];0.2;1))-[.$G151]" office:value-type="float" office:value="-3" calcext:value-type="float">
            <text:p>-3</text:p>
          </table:table-cell>
          <table:table-cell table:formula="of:=FLOOR([.R$145]*IF([.$E151];0.2;1))-[.$G151]" office:value-type="float" office:value="-3" calcext:value-type="float">
            <text:p>-3</text:p>
          </table:table-cell>
          <table:table-cell table:formula="of:=FLOOR([.S$145]*IF([.$E151];0.2;1))-[.$G151]" office:value-type="float" office:value="-3" calcext:value-type="float">
            <text:p>-3</text:p>
          </table:table-cell>
          <table:table-cell table:formula="of:=FLOOR([.T$145]*IF([.$E151];0.2;1))-[.$G151]" office:value-type="float" office:value="-1" calcext:value-type="float">
            <text:p>-1</text:p>
          </table:table-cell>
          <table:table-cell table:formula="of:=FLOOR([.U$145]*IF([.$E151];0.2;1))-[.$G151]" office:value-type="float" office:value="-3" calcext:value-type="float">
            <text:p>-3</text:p>
          </table:table-cell>
          <table:table-cell table:formula="of:=FLOOR([.V$145]*IF([.$E151];0.2;1))-[.$G151]" office:value-type="float" office:value="-3" calcext:value-type="float">
            <text:p>-3</text:p>
          </table:table-cell>
          <table:table-cell table:formula="of:=FLOOR([.W$145]*IF([.$E151];0.2;1))-[.$G151]" office:value-type="float" office:value="-3" calcext:value-type="float">
            <text:p>-3</text:p>
          </table:table-cell>
          <table:table-cell table:formula="of:=FLOOR([.X$145]*IF([.$E151];0.2;1))-[.$G151]" office:value-type="float" office:value="-2" calcext:value-type="float">
            <text:p>-2</text:p>
          </table:table-cell>
          <table:table-cell table:formula="of:=FLOOR([.Y$145]*IF([.$E151];0.2;1))-[.$G151]" office:value-type="float" office:value="-1" calcext:value-type="float">
            <text:p>-1</text:p>
          </table:table-cell>
          <table:table-cell table:formula="of:=FLOOR([.Z$145]*IF([.$E151];0.2;1))-[.$G151]" office:value-type="float" office:value="-1" calcext:value-type="float">
            <text:p>-1</text:p>
          </table:table-cell>
          <table:table-cell table:formula="of:=FLOOR([.AA$145]*IF([.$E151];0.2;1))-[.$G151]" office:value-type="float" office:value="0" calcext:value-type="float">
            <text:p>0</text:p>
          </table:table-cell>
          <table:table-cell table:formula="of:=FLOOR([.AB$145]*IF([.$E151];0.2;1))-[.$G151]" office:value-type="float" office:value="0" calcext:value-type="float">
            <text:p>0</text:p>
          </table:table-cell>
          <table:table-cell table:formula="of:=FLOOR([.AC$145]*IF([.$E151];0.2;1))-[.$G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en Blaster</text:p>
          </table:table-cell>
          <table:table-cell office:value-type="string" calcext:value-type="string">
            <text:p>Small Energy Cel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formula="of:=LOOKUP([.$B152];[$'EcCo ammo'.$A$6:$'EcCo ammo'.$A$37];[$'EcCo ammo'.F$6:$'EcCo ammo'.F$37])" office:value-type="float" office:value="0" calcext:value-type="float">
            <text:p>0</text:p>
          </table:table-cell>
          <table:table-cell table:formula="of:=LOOKUP([.$B152];[$'EcCo ammo'.$A$6:$'EcCo ammo'.$A$37];[$'EcCo ammo'.H$6:$'EcCo ammo'.H$37])" office:value-type="float" office:value="3" calcext:value-type="float">
            <text:p>3</text:p>
          </table:table-cell>
          <table:table-cell table:formula="of:=LOOKUP([.$B152];[$'EcCo ammo'.$A$6:$'EcCo ammo'.$A$37];[$'EcCo ammo'.I$6:$'EcCo ammo'.I$37])" office:value-type="float" office:value="1" calcext:value-type="float">
            <text:p>1</text:p>
          </table:table-cell>
          <table:table-cell table:formula="of:=LOOKUP([.$B152];[$'EcCo ammo'.$A$6:$'EcCo ammo'.$A$37];[$'EcCo ammo'.J$6:$'EcCo ammo'.J$37])" office:value-type="float" office:value="1" calcext:value-type="float">
            <text:p>1</text:p>
          </table:table-cell>
          <table:table-cell table:formula="of:=[.H152]/[.I152]" office:value-type="float" office:value="1" calcext:value-type="float">
            <text:p>1.00</text:p>
          </table:table-cell>
          <table:table-cell table:formula="of:=ROUND(AVERAGE([.C152];[.D152]))" office:value-type="float" office:value="60" calcext:value-type="float">
            <text:p>60</text:p>
          </table:table-cell>
          <table:table-cell/>
          <table:table-cell table:formula="of:=ROUNDUP(MAX((100-MAX([.M$146]+10*MIN([.AJ152];0);0))*INT(([.$K152]-MAX([.AJ152];0))*[.$J152])/100;0);0)" office:value-type="float" office:value="60" calcext:value-type="float">
            <text:p>60</text:p>
          </table:table-cell>
          <table:table-cell table:formula="of:=ROUNDUP(MAX((100-MAX([.N$146]+10*MIN([.AK152];0);0))*INT(([.$K152]-MAX([.AK152];0))*[.$J152])/100;0);0)" office:value-type="float" office:value="54" calcext:value-type="float">
            <text:p>54</text:p>
          </table:table-cell>
          <table:table-cell table:formula="of:=ROUNDUP(MAX((100-MAX([.O$146]+10*MIN([.AL152];0);0))*INT(([.$K152]-MAX([.AL152];0))*[.$J152])/100;0);0)" office:value-type="float" office:value="60" calcext:value-type="float">
            <text:p>60</text:p>
          </table:table-cell>
          <table:table-cell table:formula="of:=ROUNDUP(MAX((100-MAX([.P$146]+10*MIN([.AM152];0);0))*INT(([.$K152]-MAX([.AM152];0))*[.$J152])/100;0);0)" office:value-type="float" office:value="60" calcext:value-type="float">
            <text:p>60</text:p>
          </table:table-cell>
          <table:table-cell table:formula="of:=ROUNDUP(MAX((100-MAX([.Q$146]+10*MIN([.AN152];0);0))*INT(([.$K152]-MAX([.AN152];0))*[.$J152])/100;0);0)" office:value-type="float" office:value="60" calcext:value-type="float">
            <text:p>60</text:p>
          </table:table-cell>
          <table:table-cell table:formula="of:=ROUNDUP(MAX((100-MAX([.R$146]+10*MIN([.AO152];0);0))*INT(([.$K152]-MAX([.AO152];0))*[.$J152])/100;0);0)" office:value-type="float" office:value="48" calcext:value-type="float">
            <text:p>48</text:p>
          </table:table-cell>
          <table:table-cell table:formula="of:=ROUNDUP(MAX((100-MAX([.S$146]+10*MIN([.AP152];0);0))*INT(([.$K152]-MAX([.AP152];0))*[.$J152])/100;0);0)" office:value-type="float" office:value="60" calcext:value-type="float">
            <text:p>60</text:p>
          </table:table-cell>
          <table:table-cell table:formula="of:=ROUNDUP(MAX((100-MAX([.T$146]+10*MIN([.AQ152];0);0))*INT(([.$K152]-MAX([.AQ152];0))*[.$J152])/100;0);0)" office:value-type="float" office:value="11" calcext:value-type="float">
            <text:p>11</text:p>
          </table:table-cell>
          <table:table-cell table:formula="of:=ROUNDUP(MAX((100-MAX([.U$146]+10*MIN([.AR152];0);0))*INT(([.$K152]-MAX([.AR152];0))*[.$J152])/100;0);0)" office:value-type="float" office:value="60" calcext:value-type="float">
            <text:p>60</text:p>
          </table:table-cell>
          <table:table-cell table:formula="of:=ROUNDUP(MAX((100-MAX([.V$146]+10*MIN([.AS152];0);0))*INT(([.$K152]-MAX([.AS152];0))*[.$J152])/100;0);0)" office:value-type="float" office:value="36" calcext:value-type="float">
            <text:p>36</text:p>
          </table:table-cell>
          <table:table-cell table:formula="of:=ROUNDUP(MAX((100-MAX([.W$146]+10*MIN([.AT152];0);0))*INT(([.$K152]-MAX([.AT152];0))*[.$J152])/100;0);0)" office:value-type="float" office:value="27" calcext:value-type="float">
            <text:p>27</text:p>
          </table:table-cell>
          <table:table-cell table:formula="of:=ROUNDUP(MAX((100-MAX([.X$146]+10*MIN([.AU152];0);0))*INT(([.$K152]-MAX([.AU152];0))*[.$J152])/100;0);0)" office:value-type="float" office:value="23" calcext:value-type="float">
            <text:p>23</text:p>
          </table:table-cell>
          <table:table-cell table:formula="of:=ROUNDUP(MAX((100-MAX([.Y$146]+10*MIN([.AV152];0);0))*INT(([.$K152]-MAX([.AV152];0))*[.$J152])/100;0);0)" office:value-type="float" office:value="31" calcext:value-type="float">
            <text:p>31</text:p>
          </table:table-cell>
          <table:table-cell table:formula="of:=ROUNDUP(MAX((100-MAX([.Z$146]+10*MIN([.AW152];0);0))*INT(([.$K152]-MAX([.AW152];0))*[.$J152])/100;0);0)" office:value-type="float" office:value="30" calcext:value-type="float">
            <text:p>30</text:p>
          </table:table-cell>
          <table:table-cell table:formula="of:=ROUNDUP(MAX((100-MAX([.AA$146]+10*MIN([.AX152];0);0))*INT(([.$K152]-MAX([.AX152];0))*[.$J152])/100;0);0)" office:value-type="float" office:value="20" calcext:value-type="float">
            <text:p>20</text:p>
          </table:table-cell>
          <table:table-cell table:formula="of:=ROUNDUP(MAX((100-MAX([.AB$146]+10*MIN([.AY152];0);0))*INT(([.$K152]-MAX([.AY152];0))*[.$J152])/100;0);0)" office:value-type="float" office:value="17" calcext:value-type="float">
            <text:p>17</text:p>
          </table:table-cell>
          <table:table-cell table:formula="of:=ROUNDUP(MAX((100-MAX([.AC$146]+10*MIN([.AZ152];0);0))*INT(([.$K152]-MAX([.AZ152];0))*[.$J152])/100;0);0)" office:value-type="float" office:value="39" calcext:value-type="float">
            <text:p>39</text:p>
          </table:table-cell>
          <table:table-cell table:number-columns-repeated="6"/>
          <table:table-cell table:formula="of:=FLOOR([.M$145]*IF([.$E152];0.2;1))-[.$G152]" office:value-type="float" office:value="-3" calcext:value-type="float">
            <text:p>-3</text:p>
          </table:table-cell>
          <table:table-cell table:formula="of:=FLOOR([.N$145]*IF([.$E152];0.2;1))-[.$G152]" office:value-type="float" office:value="-3" calcext:value-type="float">
            <text:p>-3</text:p>
          </table:table-cell>
          <table:table-cell table:formula="of:=FLOOR([.O$145]*IF([.$E152];0.2;1))-[.$G152]" office:value-type="float" office:value="-3" calcext:value-type="float">
            <text:p>-3</text:p>
          </table:table-cell>
          <table:table-cell table:formula="of:=FLOOR([.P$145]*IF([.$E152];0.2;1))-[.$G152]" office:value-type="float" office:value="-3" calcext:value-type="float">
            <text:p>-3</text:p>
          </table:table-cell>
          <table:table-cell table:formula="of:=FLOOR([.Q$145]*IF([.$E152];0.2;1))-[.$G152]" office:value-type="float" office:value="-3" calcext:value-type="float">
            <text:p>-3</text:p>
          </table:table-cell>
          <table:table-cell table:formula="of:=FLOOR([.R$145]*IF([.$E152];0.2;1))-[.$G152]" office:value-type="float" office:value="-2" calcext:value-type="float">
            <text:p>-2</text:p>
          </table:table-cell>
          <table:table-cell table:formula="of:=FLOOR([.S$145]*IF([.$E152];0.2;1))-[.$G152]" office:value-type="float" office:value="-3" calcext:value-type="float">
            <text:p>-3</text:p>
          </table:table-cell>
          <table:table-cell table:formula="of:=FLOOR([.T$145]*IF([.$E152];0.2;1))-[.$G152]" office:value-type="float" office:value="9" calcext:value-type="float">
            <text:p>9</text:p>
          </table:table-cell>
          <table:table-cell table:formula="of:=FLOOR([.U$145]*IF([.$E152];0.2;1))-[.$G152]" office:value-type="float" office:value="-2" calcext:value-type="float">
            <text:p>-2</text:p>
          </table:table-cell>
          <table:table-cell table:formula="of:=FLOOR([.V$145]*IF([.$E152];0.2;1))-[.$G152]" office:value-type="float" office:value="-1" calcext:value-type="float">
            <text:p>-1</text:p>
          </table:table-cell>
          <table:table-cell table:formula="of:=FLOOR([.W$145]*IF([.$E152];0.2;1))-[.$G152]" office:value-type="float" office:value="0" calcext:value-type="float">
            <text:p>0</text:p>
          </table:table-cell>
          <table:table-cell table:formula="of:=FLOOR([.X$145]*IF([.$E152];0.2;1))-[.$G152]" office:value-type="float" office:value="3" calcext:value-type="float">
            <text:p>3</text:p>
          </table:table-cell>
          <table:table-cell table:formula="of:=FLOOR([.Y$145]*IF([.$E152];0.2;1))-[.$G152]" office:value-type="float" office:value="9" calcext:value-type="float">
            <text:p>9</text:p>
          </table:table-cell>
          <table:table-cell table:formula="of:=FLOOR([.Z$145]*IF([.$E152];0.2;1))-[.$G152]" office:value-type="float" office:value="10" calcext:value-type="float">
            <text:p>10</text:p>
          </table:table-cell>
          <table:table-cell table:formula="of:=FLOOR([.AA$145]*IF([.$E152];0.2;1))-[.$G152]" office:value-type="float" office:value="12" calcext:value-type="float">
            <text:p>12</text:p>
          </table:table-cell>
          <table:table-cell table:formula="of:=FLOOR([.AB$145]*IF([.$E152];0.2;1))-[.$G152]" office:value-type="float" office:value="12" calcext:value-type="float">
            <text:p>12</text:p>
          </table:table-cell>
          <table:table-cell table:formula="of:=FLOOR([.AC$145]*IF([.$E152];0.2;1))-[.$G15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42B Pulse Rifle</text:p>
          </table:table-cell>
          <table:table-cell office:value-type="string" calcext:value-type="string">
            <text:p>Micro Fusion Cel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" calcext:value-type="float">
            <text:p>1</text:p>
          </table:table-cell>
          <table:table-cell table:formula="of:=LOOKUP([.$B153];[$'EcCo ammo'.$A$6:$'EcCo ammo'.$A$37];[$'EcCo ammo'.F$6:$'EcCo ammo'.F$37])" office:value-type="float" office:value="0" calcext:value-type="float">
            <text:p>0</text:p>
          </table:table-cell>
          <table:table-cell table:formula="of:=LOOKUP([.$B153];[$'EcCo ammo'.$A$6:$'EcCo ammo'.$A$37];[$'EcCo ammo'.H$6:$'EcCo ammo'.H$37])" office:value-type="float" office:value="6" calcext:value-type="float">
            <text:p>6</text:p>
          </table:table-cell>
          <table:table-cell table:formula="of:=LOOKUP([.$B153];[$'EcCo ammo'.$A$6:$'EcCo ammo'.$A$37];[$'EcCo ammo'.I$6:$'EcCo ammo'.I$37])" office:value-type="float" office:value="1" calcext:value-type="float">
            <text:p>1</text:p>
          </table:table-cell>
          <table:table-cell table:formula="of:=LOOKUP([.$B153];[$'EcCo ammo'.$A$6:$'EcCo ammo'.$A$37];[$'EcCo ammo'.J$6:$'EcCo ammo'.J$37])" office:value-type="float" office:value="1" calcext:value-type="float">
            <text:p>1</text:p>
          </table:table-cell>
          <table:table-cell table:formula="of:=[.H153]/[.I153]" office:value-type="float" office:value="1" calcext:value-type="float">
            <text:p>1.00</text:p>
          </table:table-cell>
          <table:table-cell table:formula="of:=ROUND(AVERAGE([.C153];[.D153]))" office:value-type="float" office:value="66" calcext:value-type="float">
            <text:p>66</text:p>
          </table:table-cell>
          <table:table-cell/>
          <table:table-cell table:formula="of:=ROUNDUP(MAX((100-MAX([.M$146]+10*MIN([.AJ153];0);0))*INT(([.$K153]-MAX([.AJ153];0))*[.$J153])/100;0);0)" office:value-type="float" office:value="66" calcext:value-type="float">
            <text:p>66</text:p>
          </table:table-cell>
          <table:table-cell table:formula="of:=ROUNDUP(MAX((100-MAX([.N$146]+10*MIN([.AK153];0);0))*INT(([.$K153]-MAX([.AK153];0))*[.$J153])/100;0);0)" office:value-type="float" office:value="66" calcext:value-type="float">
            <text:p>66</text:p>
          </table:table-cell>
          <table:table-cell table:formula="of:=ROUNDUP(MAX((100-MAX([.O$146]+10*MIN([.AL153];0);0))*INT(([.$K153]-MAX([.AL153];0))*[.$J153])/100;0);0)" office:value-type="float" office:value="66" calcext:value-type="float">
            <text:p>66</text:p>
          </table:table-cell>
          <table:table-cell table:formula="of:=ROUNDUP(MAX((100-MAX([.P$146]+10*MIN([.AM153];0);0))*INT(([.$K153]-MAX([.AM153];0))*[.$J153])/100;0);0)" office:value-type="float" office:value="66" calcext:value-type="float">
            <text:p>66</text:p>
          </table:table-cell>
          <table:table-cell table:formula="of:=ROUNDUP(MAX((100-MAX([.Q$146]+10*MIN([.AN153];0);0))*INT(([.$K153]-MAX([.AN153];0))*[.$J153])/100;0);0)" office:value-type="float" office:value="66" calcext:value-type="float">
            <text:p>66</text:p>
          </table:table-cell>
          <table:table-cell table:formula="of:=ROUNDUP(MAX((100-MAX([.R$146]+10*MIN([.AO153];0);0))*INT(([.$K153]-MAX([.AO153];0))*[.$J153])/100;0);0)" office:value-type="float" office:value="66" calcext:value-type="float">
            <text:p>66</text:p>
          </table:table-cell>
          <table:table-cell table:formula="of:=ROUNDUP(MAX((100-MAX([.S$146]+10*MIN([.AP153];0);0))*INT(([.$K153]-MAX([.AP153];0))*[.$J153])/100;0);0)" office:value-type="float" office:value="66" calcext:value-type="float">
            <text:p>66</text:p>
          </table:table-cell>
          <table:table-cell table:formula="of:=ROUNDUP(MAX((100-MAX([.T$146]+10*MIN([.AQ153];0);0))*INT(([.$K153]-MAX([.AQ153];0))*[.$J153])/100;0);0)" office:value-type="float" office:value="40" calcext:value-type="float">
            <text:p>40</text:p>
          </table:table-cell>
          <table:table-cell table:formula="of:=ROUNDUP(MAX((100-MAX([.U$146]+10*MIN([.AR153];0);0))*INT(([.$K153]-MAX([.AR153];0))*[.$J153])/100;0);0)" office:value-type="float" office:value="66" calcext:value-type="float">
            <text:p>66</text:p>
          </table:table-cell>
          <table:table-cell table:formula="of:=ROUNDUP(MAX((100-MAX([.V$146]+10*MIN([.AS153];0);0))*INT(([.$K153]-MAX([.AS153];0))*[.$J153])/100;0);0)" office:value-type="float" office:value="66" calcext:value-type="float">
            <text:p>66</text:p>
          </table:table-cell>
          <table:table-cell table:formula="of:=ROUNDUP(MAX((100-MAX([.W$146]+10*MIN([.AT153];0);0))*INT(([.$K153]-MAX([.AT153];0))*[.$J153])/100;0);0)" office:value-type="float" office:value="66" calcext:value-type="float">
            <text:p>66</text:p>
          </table:table-cell>
          <table:table-cell table:formula="of:=ROUNDUP(MAX((100-MAX([.X$146]+10*MIN([.AU153];0);0))*INT(([.$K153]-MAX([.AU153];0))*[.$J153])/100;0);0)" office:value-type="float" office:value="60" calcext:value-type="float">
            <text:p>60</text:p>
          </table:table-cell>
          <table:table-cell table:formula="of:=ROUNDUP(MAX((100-MAX([.Y$146]+10*MIN([.AV153];0);0))*INT(([.$K153]-MAX([.AV153];0))*[.$J153])/100;0);0)" office:value-type="float" office:value="66" calcext:value-type="float">
            <text:p>66</text:p>
          </table:table-cell>
          <table:table-cell table:formula="of:=ROUNDUP(MAX((100-MAX([.Z$146]+10*MIN([.AW153];0);0))*INT(([.$K153]-MAX([.AW153];0))*[.$J153])/100;0);0)" office:value-type="float" office:value="66" calcext:value-type="float">
            <text:p>66</text:p>
          </table:table-cell>
          <table:table-cell table:formula="of:=ROUNDUP(MAX((100-MAX([.AA$146]+10*MIN([.AX153];0);0))*INT(([.$K153]-MAX([.AX153];0))*[.$J153])/100;0);0)" office:value-type="float" office:value="47" calcext:value-type="float">
            <text:p>47</text:p>
          </table:table-cell>
          <table:table-cell table:formula="of:=ROUNDUP(MAX((100-MAX([.AB$146]+10*MIN([.AY153];0);0))*INT(([.$K153]-MAX([.AY153];0))*[.$J153])/100;0);0)" office:value-type="float" office:value="43" calcext:value-type="float">
            <text:p>43</text:p>
          </table:table-cell>
          <table:table-cell table:formula="of:=ROUNDUP(MAX((100-MAX([.AC$146]+10*MIN([.AZ153];0);0))*INT(([.$K153]-MAX([.AZ153];0))*[.$J153])/100;0);0)" office:value-type="float" office:value="66" calcext:value-type="float">
            <text:p>66</text:p>
          </table:table-cell>
          <table:table-cell table:number-columns-repeated="6"/>
          <table:table-cell table:formula="of:=FLOOR([.M$145]*IF([.$E153];0.2;1))-[.$G153]" office:value-type="float" office:value="-6" calcext:value-type="float">
            <text:p>-6</text:p>
          </table:table-cell>
          <table:table-cell table:formula="of:=FLOOR([.N$145]*IF([.$E153];0.2;1))-[.$G153]" office:value-type="float" office:value="-6" calcext:value-type="float">
            <text:p>-6</text:p>
          </table:table-cell>
          <table:table-cell table:formula="of:=FLOOR([.O$145]*IF([.$E153];0.2;1))-[.$G153]" office:value-type="float" office:value="-6" calcext:value-type="float">
            <text:p>-6</text:p>
          </table:table-cell>
          <table:table-cell table:formula="of:=FLOOR([.P$145]*IF([.$E153];0.2;1))-[.$G153]" office:value-type="float" office:value="-6" calcext:value-type="float">
            <text:p>-6</text:p>
          </table:table-cell>
          <table:table-cell table:formula="of:=FLOOR([.Q$145]*IF([.$E153];0.2;1))-[.$G153]" office:value-type="float" office:value="-6" calcext:value-type="float">
            <text:p>-6</text:p>
          </table:table-cell>
          <table:table-cell table:formula="of:=FLOOR([.R$145]*IF([.$E153];0.2;1))-[.$G153]" office:value-type="float" office:value="-6" calcext:value-type="float">
            <text:p>-6</text:p>
          </table:table-cell>
          <table:table-cell table:formula="of:=FLOOR([.S$145]*IF([.$E153];0.2;1))-[.$G153]" office:value-type="float" office:value="-6" calcext:value-type="float">
            <text:p>-6</text:p>
          </table:table-cell>
          <table:table-cell table:formula="of:=FLOOR([.T$145]*IF([.$E153];0.2;1))-[.$G153]" office:value-type="float" office:value="-4" calcext:value-type="float">
            <text:p>-4</text:p>
          </table:table-cell>
          <table:table-cell table:formula="of:=FLOOR([.U$145]*IF([.$E153];0.2;1))-[.$G153]" office:value-type="float" office:value="-6" calcext:value-type="float">
            <text:p>-6</text:p>
          </table:table-cell>
          <table:table-cell table:formula="of:=FLOOR([.V$145]*IF([.$E153];0.2;1))-[.$G153]" office:value-type="float" office:value="-6" calcext:value-type="float">
            <text:p>-6</text:p>
          </table:table-cell>
          <table:table-cell table:formula="of:=FLOOR([.W$145]*IF([.$E153];0.2;1))-[.$G153]" office:value-type="float" office:value="-6" calcext:value-type="float">
            <text:p>-6</text:p>
          </table:table-cell>
          <table:table-cell table:formula="of:=FLOOR([.X$145]*IF([.$E153];0.2;1))-[.$G153]" office:value-type="float" office:value="-5" calcext:value-type="float">
            <text:p>-5</text:p>
          </table:table-cell>
          <table:table-cell table:formula="of:=FLOOR([.Y$145]*IF([.$E153];0.2;1))-[.$G153]" office:value-type="float" office:value="-4" calcext:value-type="float">
            <text:p>-4</text:p>
          </table:table-cell>
          <table:table-cell table:formula="of:=FLOOR([.Z$145]*IF([.$E153];0.2;1))-[.$G153]" office:value-type="float" office:value="-4" calcext:value-type="float">
            <text:p>-4</text:p>
          </table:table-cell>
          <table:table-cell table:formula="of:=FLOOR([.AA$145]*IF([.$E153];0.2;1))-[.$G153]" office:value-type="float" office:value="-3" calcext:value-type="float">
            <text:p>-3</text:p>
          </table:table-cell>
          <table:table-cell table:formula="of:=FLOOR([.AB$145]*IF([.$E153];0.2;1))-[.$G153]" office:value-type="float" office:value="-3" calcext:value-type="float">
            <text:p>-3</text:p>
          </table:table-cell>
          <table:table-cell table:formula="of:=FLOOR([.AC$145]*IF([.$E153];0.2;1))-[.$G153]" office:value-type="float" office:value="-3" calcext:value-type="float">
            <text:p>-3</text:p>
          </table:table-cell>
          <table:table-cell table:number-columns-repeated="3"/>
        </table:table-row>
      </table:table>
      <table:table table:name="EcCo ammo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ce12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0" table:number-columns-repeated="17" table:default-cell-style-name="ce1"/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5" table:number-columns-spanned="14" table:number-rows-spanned="1"/>
          <table:covered-table-cell table:number-columns-repeated="13" table:style-name="Default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6" table:number-columns-repeated="17"/>
        </table:table-row>
        <table:table-row table:style-name="ro8">
          <table:table-cell table:number-columns-repeated="3"/>
          <table:table-cell table:style-name="Default"/>
          <table:table-cell table:number-columns-repeated="8"/>
          <table:table-cell table:style-name="ce22" table:number-columns-repeated="17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ce3" table:number-columns-repeated="17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table:style-name="Default" office:value-type="string" calcext:value-type="string">
            <text:p>Cali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AC Adjust</text:p>
          </table:table-cell>
          <table:table-cell office:value-type="string" calcext:value-type="string">
            <text:p>DR Mod</text:p>
          </table:table-cell>
          <table:table-cell office:value-type="string" calcext:value-type="string">
            <text:p>DT Mod (YAAM)</text:p>
          </table:table-cell>
          <table:table-cell office:value-type="string" calcext:value-type="string">
            <text:p>Dam Mult</text:p>
          </table:table-cell>
          <table:table-cell office:value-type="string" calcext:value-type="string">
            <text:p>Dam Div</text:p>
          </table:table-cell>
          <table:table-cell table:number-columns-repeated="2"/>
          <table:table-cell table:style-name="ce3" table:number-columns-repeated="17"/>
        </table:table-row>
        <table:table-row table:style-name="ro1">
          <table:table-cell office:value-type="string" calcext:value-type="string">
            <text:p>.223 AP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.223 FMJ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.44 magnum FMJ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.44 Magnum JH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44 ca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.45 Caliber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45 ca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.50 BMG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50 cal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50" calcext:value-type="float">
            <text:p>-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0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0mm JH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m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2 ga. Bucksho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2 ga. Shotshell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2 ga. Slug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gau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4mm A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-50" calcext:value-type="float">
            <text:p>-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4mm JH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mm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mm EC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m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-50" calcext:value-type="float">
            <text:p>-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4.7mm Caseless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mm caseless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40mm HE Grenades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40mm IC Grenades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mm grenad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mm AP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mm JHP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m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7.62mm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62mm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mm A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mm b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B'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plosive Rocke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amethrower Fuel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amethrower Fuel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amethrower Fuel MKII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40 cal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N AP Needler Cartridg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40" calcext:value-type="float">
            <text:p>-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N Needler Cartridg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 needler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cro Fusion Cel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bo Rocket Am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e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 AP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mall Energy Cell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Energy Cel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</table:table>
      <table:table table:name="EcCo Armor (0.9)" table:style-name="ta1">
        <table:table-column table:style-name="co34" table:default-cell-style-name="Default"/>
        <table:table-column table:style-name="co1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rmor Class</text:p>
          </table:table-cell>
          <table:table-cell office:value-type="string" calcext:value-type="string">
            <text:p>Norm DT</text:p>
          </table:table-cell>
          <table:table-cell office:value-type="string" calcext:value-type="string">
            <text:p>Norm DR</text:p>
          </table:table-cell>
          <table:table-cell office:value-type="string" calcext:value-type="string">
            <text:p>Lasr DT</text:p>
          </table:table-cell>
          <table:table-cell office:value-type="string" calcext:value-type="string">
            <text:p>Lasr DR</text:p>
          </table:table-cell>
          <table:table-cell office:value-type="string" calcext:value-type="string">
            <text:p>Fire DT</text:p>
          </table:table-cell>
          <table:table-cell office:value-type="string" calcext:value-type="string">
            <text:p>Fire DR</text:p>
          </table:table-cell>
          <table:table-cell office:value-type="string" calcext:value-type="string">
            <text:p>Plas DT</text:p>
          </table:table-cell>
          <table:table-cell office:value-type="string" calcext:value-type="string">
            <text:p>Plas DR</text:p>
          </table:table-cell>
          <table:table-cell office:value-type="string" calcext:value-type="string">
            <text:p>Elec DT</text:p>
          </table:table-cell>
          <table:table-cell office:value-type="string" calcext:value-type="string">
            <text:p>Elec DR</text:p>
          </table:table-cell>
          <table:table-cell office:value-type="string" calcext:value-type="string">
            <text:p>Expl DT</text:p>
          </table:table-cell>
          <table:table-cell office:value-type="string" calcext:value-type="string">
            <text:p>Expl DR</text:p>
          </table:table-cell>
          <table:table-cell office:value-type="string" calcext:value-type="string">
            <text:p>EMP DT</text:p>
          </table:table-cell>
          <table:table-cell office:value-type="string" calcext:value-type="string">
            <text:p>EMP DR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Jacket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Armor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MkII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 Lth. Jack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Armor</text:p>
          </table:table-cell>
          <table:table-cell office:value-type="float" office:value="1100" calcext:value-type="float">
            <text:p>1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MkII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esla Armor</text:p>
          </table:table-cell>
          <table:table-cell office:value-type="float" office:value="6500" calcext:value-type="float">
            <text:p>6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Armor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MkII</text:p>
          </table:table-cell>
          <table:table-cell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rotherhood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ower Armor</text:p>
          </table:table-cell>
          <table:table-cell office:value-type="float" office:value="12500" calcext:value-type="float">
            <text:p>1250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Hard. Power</text:p>
          </table:table-cell>
          <table:table-cell office:value-type="float" office:value="15000" calcext:value-type="float">
            <text:p>1500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Adv. Power</text:p>
          </table:table-cell>
          <table:table-cell office:value-type="float" office:value="20000" calcext:value-type="float">
            <text:p>200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dv. Power MKII</text:p>
          </table:table-cell>
          <table:table-cell office:value-type="float" office:value="25000" calcext:value-type="float">
            <text:p>250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Frank Horriga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Wanamingo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eathcla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. Deathclaw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table:formula="of:=OFFSET([$'EcCo Armor (0.8)'.A2];0;0)" office:value-type="string" office:string-value="None" calcext:value-type="string">
            <text:p>None</text:p>
          </table:table-cell>
          <table:table-cell table:number-columns-repeated="16"/>
        </table:table-row>
      </table:table>
      <table:table table:name="EcCo Armor (0.8)" table:style-name="ta1">
        <table:table-column table:style-name="co34" table:default-cell-style-name="Default"/>
        <table:table-column table:style-name="co1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rmor Class</text:p>
          </table:table-cell>
          <table:table-cell office:value-type="string" calcext:value-type="string">
            <text:p>Norm DT</text:p>
          </table:table-cell>
          <table:table-cell office:value-type="string" calcext:value-type="string">
            <text:p>Norm DR</text:p>
          </table:table-cell>
          <table:table-cell office:value-type="string" calcext:value-type="string">
            <text:p>Lasr DT</text:p>
          </table:table-cell>
          <table:table-cell office:value-type="string" calcext:value-type="string">
            <text:p>Lasr DR</text:p>
          </table:table-cell>
          <table:table-cell office:value-type="string" calcext:value-type="string">
            <text:p>Fire DT</text:p>
          </table:table-cell>
          <table:table-cell office:value-type="string" calcext:value-type="string">
            <text:p>Fire DR</text:p>
          </table:table-cell>
          <table:table-cell office:value-type="string" calcext:value-type="string">
            <text:p>Plas DT</text:p>
          </table:table-cell>
          <table:table-cell office:value-type="string" calcext:value-type="string">
            <text:p>Plas DR</text:p>
          </table:table-cell>
          <table:table-cell office:value-type="string" calcext:value-type="string">
            <text:p>Elec DT</text:p>
          </table:table-cell>
          <table:table-cell office:value-type="string" calcext:value-type="string">
            <text:p>Elec DR</text:p>
          </table:table-cell>
          <table:table-cell office:value-type="string" calcext:value-type="string">
            <text:p>Expl DT</text:p>
          </table:table-cell>
          <table:table-cell office:value-type="string" calcext:value-type="string">
            <text:p>Expl DR</text:p>
          </table:table-cell>
          <table:table-cell office:value-type="string" calcext:value-type="string">
            <text:p>EMP DT</text:p>
          </table:table-cell>
          <table:table-cell office:value-type="string" calcext:value-type="string">
            <text:p>EMP DR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Jacket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Armor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 Lth. Jack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ather MkII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Armor</text:p>
          </table:table-cell>
          <table:table-cell office:value-type="float" office:value="1100" calcext:value-type="float">
            <text:p>1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esla Armor</text:p>
          </table:table-cell>
          <table:table-cell office:value-type="float" office:value="6500" calcext:value-type="float">
            <text:p>6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tal MkII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Armor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mbat MkII</text:p>
          </table:table-cell>
          <table:table-cell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rotherhood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ower Armor</text:p>
          </table:table-cell>
          <table:table-cell office:value-type="float" office:value="12500" calcext:value-type="float">
            <text:p>1250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rd. Power</text:p>
          </table:table-cell>
          <table:table-cell office:value-type="float" office:value="15000" calcext:value-type="float">
            <text:p>1500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</text:p>
          </table:table-cell>
          <table:table-cell office:value-type="float" office:value="20000" calcext:value-type="float">
            <text:p>200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v. Power MKII</text:p>
          </table:table-cell>
          <table:table-cell office:value-type="float" office:value="25000" calcext:value-type="float">
            <text:p>2500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ank Horrigan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table:formula="of:=OFFSET([$'EcCo Armor (0.8)'.A2];0;0)" office:value-type="string" office:string-value="None" calcext:value-type="string">
            <text:p>None</text:p>
          </table:table-cell>
          <table:table-cell table:number-columns-repeated="16"/>
        </table:table-row>
      </table:table>
      <table:table table:name="EcCo NEW formula TEST" table:style-name="ta1">
        <table:shapes>
          <draw:frame draw:z-index="0" draw:style-name="gr1" draw:text-style-name="P1" svg:width="4.7835in" svg:height="1.5445in" svg:x="4.8921in" svg:y="1.4965in">
            <draw:object draw:notify-on-update-of-ranges="'EcCo NEW formula TEST'.L5:'EcCo NEW formula TEST'.AA5 'EcCo NEW formula TEST'.L7:'EcCo NEW formula TEST'.AA7 'EcCo NEW formula TEST'.L8:'EcCo NEW formula TEST'.AA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6" table:number-columns-repeated="15" table:default-cell-style-name="Default"/>
        <table:table-column table:style-name="co35" table:number-columns-repeated="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6" table:number-columns-repeated="17" table:default-cell-style-name="Default"/>
        <table:table-column table:style-name="co22" table:number-columns-repeated="3" table:default-cell-style-name="Default"/>
        <table:table-row table:style-name="ro1">
          <table:table-cell table:style-name="ce34" office:value-type="string" calcext:value-type="string" table:number-columns-spanned="2" table:number-rows-spanned="1">
            <text:p>DT coeff (pos)</text:p>
          </table:table-cell>
          <table:covered-table-cell table:style-name="ce1"/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style-name="ce34" office:value-type="string" calcext:value-type="string" table:number-columns-spanned="2" table:number-rows-spanned="1">
            <text:p>DT coeff (neg)</text:p>
          </table:table-cell>
          <table:covered-table-cell table:style-name="ce1"/>
          <table:table-cell office:value-type="float" office:value="1" calcext:value-type="float">
            <text:p>1</text:p>
          </table:table-cell>
          <table:table-cell table:number-columns-repeated="8"/>
          <table:table-cell table:style-name="ce15" office:value-type="string" calcext:value-type="string" table:number-columns-spanned="14" table:number-rows-spanned="1">
            <text:p>DR ONLY</text:p>
          </table:table-cell>
          <table:covered-table-cell table:number-columns-repeated="13"/>
          <table:table-cell table:number-columns-repeated="2"/>
          <table:table-cell table:style-name="ce6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/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3"/>
        </table:table-row>
        <table:table-row table:style-name="ro9"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22" table:number-columns-repeated="4"/>
          <table:table-cell table:number-columns-repeated="3"/>
          <table:table-cell table:style-name="ce26" office:value-type="string" calcext:value-type="string" table:number-columns-spanned="10" table:number-rows-spanned="1">
            <text:p>Effective DT</text:p>
          </table:table-cell>
          <table:covered-table-cell table:number-columns-repeated="9" table:style-name="ce22"/>
          <table:table-cell table:style-name="ce22" table:number-columns-repeated="7"/>
          <table:table-cell table:number-columns-repeated="3"/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T Level</text:p>
          </table:table-cell>
          <table:covered-table-cell table:style-name="ce2"/>
          <table:table-cell table:number-columns-repeated="16"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4"/>
          <table:table-cell table:style-name="ce3" table:number-columns-repeated="17"/>
          <table:table-cell table:number-columns-repeated="3"/>
        </table:table-row>
        <table:table-row table:style-name="ro2">
          <table:table-cell table:number-columns-repeated="9"/>
          <table:table-cell table:style-name="ce1" office:value-type="string" calcext:value-type="string" table:number-columns-spanned="2" table:number-rows-spanned="1">
            <text:p>DR Level</text:p>
          </table:table-cell>
          <table:covered-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number-columns-repeated="3"/>
          <table:table-cell table:number-columns-repeated="4"/>
          <table:table-cell table:style-name="ce3" table:number-columns-repeated="17"/>
          <table:table-cell table:number-columns-repeated="3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R Mod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JH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46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7" office:value-type="float" office:value="1.33" calcext:value-type="float">
            <text:p>1.33</text:p>
          </table:table-cell>
          <table:table-cell table:style-name="ce46" office:value-type="float" office:value="15" calcext:value-type="float">
            <text:p>15</text:p>
          </table:table-cell>
          <table:table-cell/>
          <table:table-cell table:style-name="ce24" table:formula="of:=MAX((100-MAX([.L$5]+MIN([.$F7];0);0))*INT(([.$J7]-[.AI7])*[.$I7])/100;0)" office:value-type="float" office:value="19" calcext:value-type="float">
            <text:p>19</text:p>
          </table:table-cell>
          <table:table-cell table:style-name="ce24" table:formula="of:=MAX((100-MAX([.M$5]+MIN([.$F7];0);0))*INT(([.$J7]-[.AJ7])*[.$I7])/100;0)" office:value-type="float" office:value="18.05" calcext:value-type="float">
            <text:p>18</text:p>
          </table:table-cell>
          <table:table-cell table:style-name="ce24" table:formula="of:=MAX((100-MAX([.N$5]+MIN([.$F7];0);0))*INT(([.$J7]-[.AK7])*[.$I7])/100;0)" office:value-type="float" office:value="17.1" calcext:value-type="float">
            <text:p>17</text:p>
          </table:table-cell>
          <table:table-cell table:style-name="ce24" table:formula="of:=MAX((100-MAX([.O$5]+MIN([.$F7];0);0))*INT(([.$J7]-[.AL7])*[.$I7])/100;0)" office:value-type="float" office:value="16.15" calcext:value-type="float">
            <text:p>16</text:p>
          </table:table-cell>
          <table:table-cell table:style-name="ce24" table:formula="of:=MAX((100-MAX([.P$5]+MIN([.$F7];0);0))*INT(([.$J7]-[.AM7])*[.$I7])/100;0)" office:value-type="float" office:value="15.2" calcext:value-type="float">
            <text:p>15</text:p>
          </table:table-cell>
          <table:table-cell table:style-name="ce24" table:formula="of:=MAX((100-MAX([.Q$5]+MIN([.$F7];0);0))*INT(([.$J7]-[.AN7])*[.$I7])/100;0)" office:value-type="float" office:value="14.25" calcext:value-type="float">
            <text:p>14</text:p>
          </table:table-cell>
          <table:table-cell table:style-name="ce24" table:formula="of:=MAX((100-MAX([.R$5]+MIN([.$F7];0);0))*INT(([.$J7]-[.AO7])*[.$I7])/100;0)" office:value-type="float" office:value="13.3" calcext:value-type="float">
            <text:p>13</text:p>
          </table:table-cell>
          <table:table-cell table:style-name="ce24" table:formula="of:=MAX((100-MAX([.S$5]+MIN([.$F7];0);0))*INT(([.$J7]-[.AP7])*[.$I7])/100;0)" office:value-type="float" office:value="12.35" calcext:value-type="float">
            <text:p>12</text:p>
          </table:table-cell>
          <table:table-cell table:style-name="ce24" table:formula="of:=MAX((100-MAX([.T$5]+MIN([.$F7];0);0))*INT(([.$J7]-[.AQ7])*[.$I7])/100;0)" office:value-type="float" office:value="11.4" calcext:value-type="float">
            <text:p>11</text:p>
          </table:table-cell>
          <table:table-cell table:style-name="ce24" table:formula="of:=MAX((100-MAX([.U$5]+MIN([.$F7];0);0))*INT(([.$J7]-[.AR7])*[.$I7])/100;0)" office:value-type="float" office:value="10.45" calcext:value-type="float">
            <text:p>10</text:p>
          </table:table-cell>
          <table:table-cell table:style-name="ce24" table:formula="of:=MAX((100-MAX([.V$5]+MIN([.$F7];0);0))*INT(([.$J7]-[.AS7])*[.$I7])/100;0)" office:value-type="float" office:value="9.5" calcext:value-type="float">
            <text:p>10</text:p>
          </table:table-cell>
          <table:table-cell table:style-name="ce24" table:formula="of:=MAX((100-MAX([.W$5]+MIN([.$F7];0);0))*INT(([.$J7]-[.AT7])*[.$I7])/100;0)" office:value-type="float" office:value="8.55" calcext:value-type="float">
            <text:p>9</text:p>
          </table:table-cell>
          <table:table-cell table:style-name="ce24" table:formula="of:=MAX((100-MAX([.X$5]+MIN([.$F7];0);0))*INT(([.$J7]-[.AU7])*[.$I7])/100;0)" office:value-type="float" office:value="7.6" calcext:value-type="float">
            <text:p>8</text:p>
          </table:table-cell>
          <table:table-cell table:style-name="ce24" table:formula="of:=MAX((100-MAX([.Y$5]+MIN([.$F7];0);0))*INT(([.$J7]-[.AV7])*[.$I7])/100;0)" office:value-type="float" office:value="6.65" calcext:value-type="float">
            <text:p>7</text:p>
          </table:table-cell>
          <table:table-cell table:style-name="ce24" table:formula="of:=MAX((100-MAX([.Z$5]+MIN([.$F7];0);0))*INT(([.$J7]-[.AW7])*[.$I7])/100;0)" office:value-type="float" office:value="5.7" calcext:value-type="float">
            <text:p>6</text:p>
          </table:table-cell>
          <table:table-cell table:style-name="ce24" table:formula="of:=MAX((100-MAX([.AA$5]+MIN([.$F7];0);0))*INT(([.$J7]-[.AX7])*[.$I7])/100;0)" office:value-type="float" office:value="4.75" calcext:value-type="float">
            <text:p>5</text:p>
          </table:table-cell>
          <table:table-cell table:style-name="ce24"/>
          <table:table-cell table:number-columns-repeated="6"/>
          <table:table-cell table:style-name="ce33" table:formula="of:=MAX([.L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M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N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O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P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Q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R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S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T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U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V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W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X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Y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Z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AA$4]*IF([.$E7];0.2;1)*(100+[.$F7]*IF([.$F7]&gt;0;[.$C$1];[.$C$2]))/100; 0)" office:value-type="float" office:value="0" calcext:value-type="float">
            <text:p>0</text:p>
          </table:table-cell>
          <table:table-cell table:style-name="ce33" table:formula="of:=MAX([.AB$4]*IF([.$E7];0.2;1)*(100+[.$F7]*IF([.$F7]&gt;0;[.$C$1];[.$C$2]))/1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46" office:value-type="float" office:value="-30" calcext:value-type="float">
            <text:p>-30</text:p>
          </table:table-cell>
          <table:table-cell table:formula="of:=LOOKUP([.$B8];[$'EcCo ammo'.$A$6:$'EcCo ammo'.$A$37];[$'EcCo ammo'.I$6:$'EcCo ammo'.I$37])" office:value-type="float" office:value="1" calcext:value-type="float">
            <text:p>1</text:p>
          </table:table-cell>
          <table:table-cell table:formula="of:=LOOKUP([.$B8];[$'EcCo ammo'.$A$6:$'EcCo ammo'.$A$37];[$'EcCo ammo'.J$6:$'EcCo ammo'.J$37])" office:value-type="float" office:value="1" calcext:value-type="float">
            <text:p>1</text:p>
          </table:table-cell>
          <table:table-cell table:style-name="ce47" table:formula="of:=[.G8]/[.H8]" office:value-type="float" office:value="1" calcext:value-type="float">
            <text:p>1.00</text:p>
          </table:table-cell>
          <table:table-cell table:formula="of:=[.$J$7]" office:value-type="float" office:value="15" calcext:value-type="float">
            <text:p>15</text:p>
          </table:table-cell>
          <table:table-cell/>
          <table:table-cell table:style-name="ce24" table:formula="of:=MAX((100-MAX([.L$5]+MIN([.$F8];0);0))*INT(([.$J8]-[.AI8])*[.$I8])/100;0)" office:value-type="float" office:value="15" calcext:value-type="float">
            <text:p>15</text:p>
          </table:table-cell>
          <table:table-cell table:style-name="ce24" table:formula="of:=MAX((100-MAX([.M$5]+MIN([.$F8];0);0))*INT(([.$J8]-[.AJ8])*[.$I8])/100;0)" office:value-type="float" office:value="15" calcext:value-type="float">
            <text:p>15</text:p>
          </table:table-cell>
          <table:table-cell table:style-name="ce24" table:formula="of:=MAX((100-MAX([.N$5]+MIN([.$F8];0);0))*INT(([.$J8]-[.AK8])*[.$I8])/100;0)" office:value-type="float" office:value="15" calcext:value-type="float">
            <text:p>15</text:p>
          </table:table-cell>
          <table:table-cell table:style-name="ce24" table:formula="of:=MAX((100-MAX([.O$5]+MIN([.$F8];0);0))*INT(([.$J8]-[.AL8])*[.$I8])/100;0)" office:value-type="float" office:value="15" calcext:value-type="float">
            <text:p>15</text:p>
          </table:table-cell>
          <table:table-cell table:style-name="ce24" table:formula="of:=MAX((100-MAX([.P$5]+MIN([.$F8];0);0))*INT(([.$J8]-[.AM8])*[.$I8])/100;0)" office:value-type="float" office:value="15" calcext:value-type="float">
            <text:p>15</text:p>
          </table:table-cell>
          <table:table-cell table:style-name="ce24" table:formula="of:=MAX((100-MAX([.Q$5]+MIN([.$F8];0);0))*INT(([.$J8]-[.AN8])*[.$I8])/100;0)" office:value-type="float" office:value="15" calcext:value-type="float">
            <text:p>15</text:p>
          </table:table-cell>
          <table:table-cell table:style-name="ce24" table:formula="of:=MAX((100-MAX([.R$5]+MIN([.$F8];0);0))*INT(([.$J8]-[.AO8])*[.$I8])/100;0)" office:value-type="float" office:value="15" calcext:value-type="float">
            <text:p>15</text:p>
          </table:table-cell>
          <table:table-cell table:style-name="ce24" table:formula="of:=MAX((100-MAX([.S$5]+MIN([.$F8];0);0))*INT(([.$J8]-[.AP8])*[.$I8])/100;0)" office:value-type="float" office:value="14.25" calcext:value-type="float">
            <text:p>14</text:p>
          </table:table-cell>
          <table:table-cell table:style-name="ce24" table:formula="of:=MAX((100-MAX([.T$5]+MIN([.$F8];0);0))*INT(([.$J8]-[.AQ8])*[.$I8])/100;0)" office:value-type="float" office:value="13.5" calcext:value-type="float">
            <text:p>14</text:p>
          </table:table-cell>
          <table:table-cell table:style-name="ce24" table:formula="of:=MAX((100-MAX([.U$5]+MIN([.$F8];0);0))*INT(([.$J8]-[.AR8])*[.$I8])/100;0)" office:value-type="float" office:value="12.75" calcext:value-type="float">
            <text:p>13</text:p>
          </table:table-cell>
          <table:table-cell table:style-name="ce24" table:formula="of:=MAX((100-MAX([.V$5]+MIN([.$F8];0);0))*INT(([.$J8]-[.AS8])*[.$I8])/100;0)" office:value-type="float" office:value="12" calcext:value-type="float">
            <text:p>12</text:p>
          </table:table-cell>
          <table:table-cell table:style-name="ce24" table:formula="of:=MAX((100-MAX([.W$5]+MIN([.$F8];0);0))*INT(([.$J8]-[.AT8])*[.$I8])/100;0)" office:value-type="float" office:value="11.25" calcext:value-type="float">
            <text:p>11</text:p>
          </table:table-cell>
          <table:table-cell table:style-name="ce24" table:formula="of:=MAX((100-MAX([.X$5]+MIN([.$F8];0);0))*INT(([.$J8]-[.AU8])*[.$I8])/100;0)" office:value-type="float" office:value="10.5" calcext:value-type="float">
            <text:p>11</text:p>
          </table:table-cell>
          <table:table-cell table:style-name="ce24" table:formula="of:=MAX((100-MAX([.Y$5]+MIN([.$F8];0);0))*INT(([.$J8]-[.AV8])*[.$I8])/100;0)" office:value-type="float" office:value="9.75" calcext:value-type="float">
            <text:p>10</text:p>
          </table:table-cell>
          <table:table-cell table:style-name="ce24" table:formula="of:=MAX((100-MAX([.Z$5]+MIN([.$F8];0);0))*INT(([.$J8]-[.AW8])*[.$I8])/100;0)" office:value-type="float" office:value="9" calcext:value-type="float">
            <text:p>9</text:p>
          </table:table-cell>
          <table:table-cell table:style-name="ce24" table:formula="of:=MAX((100-MAX([.AA$5]+MIN([.$F8];0);0))*INT(([.$J8]-[.AX8])*[.$I8])/100;0)" office:value-type="float" office:value="8.25" calcext:value-type="float">
            <text:p>8</text:p>
          </table:table-cell>
          <table:table-cell table:style-name="ce24"/>
          <table:table-cell table:number-columns-repeated="6"/>
          <table:table-cell table:style-name="ce33" table:formula="of:=MAX([.L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M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N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O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P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Q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R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S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T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U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V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W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X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Y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Z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AA$4]*IF([.$E8];0.2;1)*(100+[.$F8]*IF([.$F8]&gt;0;[.$C$1];[.$C$2]))/100; 0)" office:value-type="float" office:value="0" calcext:value-type="float">
            <text:p>0</text:p>
          </table:table-cell>
          <table:table-cell table:style-name="ce33" table:formula="of:=MAX([.AB$4]*IF([.$E8];0.2;1)*(100+[.$F8]*IF([.$F8]&gt;0;[.$C$1];[.$C$2]))/100; 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4"/>
          <table:table-cell table:number-columns-repeated="45"/>
        </table:table-row>
        <table:table-row table:style-name="ro1" table:number-rows-repeated="7">
          <table:table-cell table:number-columns-repeated="54"/>
        </table:table-row>
        <table:table-row table:style-name="ro1">
          <table:table-cell table:number-columns-repeated="11"/>
          <table:table-cell table:style-name="ce15" office:value-type="string" calcext:value-type="string" table:number-columns-spanned="14" table:number-rows-spanned="1">
            <text:p>DT ONLY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7"/>
        </table:table-row>
        <table:table-row table:style-name="ro2">
          <table:table-cell table:number-columns-repeated="10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7"/>
        </table:table-row>
        <table:table-row table:style-name="ro2">
          <table:table-cell table:number-columns-repeated="10"/>
          <table:table-cell table:style-name="ce2"/>
          <table:table-cell table:number-columns-repeated="16" table:style-name="ce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R Mod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JH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formula="of:=[.$F$7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I7]" office:value-type="float" office:value="1.33" calcext:value-type="float">
            <text:p>1.33</text:p>
          </table:table-cell>
          <table:table-cell table:formula="of:=[.$J$7]" office:value-type="float" office:value="15" calcext:value-type="float">
            <text:p>15</text:p>
          </table:table-cell>
          <table:table-cell/>
          <table:table-cell table:style-name="ce24" table:formula="of:=MAX((100-MAX([.L$21]+MIN([.$F23];0);0))*INT(([.$J23]-[.AI23])*[.$I23])/100;0)" office:value-type="float" office:value="11" calcext:value-type="float">
            <text:p>11</text:p>
          </table:table-cell>
          <table:table-cell table:style-name="ce24" table:formula="of:=MAX((100-MAX([.M$21]+MIN([.$F23];0);0))*INT(([.$J23]-[.AJ23])*[.$I23])/100;0)" office:value-type="float" office:value="10" calcext:value-type="float">
            <text:p>10</text:p>
          </table:table-cell>
          <table:table-cell table:style-name="ce24" table:formula="of:=MAX((100-MAX([.N$21]+MIN([.$F23];0);0))*INT(([.$J23]-[.AK23])*[.$I23])/100;0)" office:value-type="float" office:value="9" calcext:value-type="float">
            <text:p>9</text:p>
          </table:table-cell>
          <table:table-cell table:style-name="ce24" table:formula="of:=MAX((100-MAX([.O$21]+MIN([.$F23];0);0))*INT(([.$J23]-[.AL23])*[.$I23])/100;0)" office:value-type="float" office:value="7" calcext:value-type="float">
            <text:p>7</text:p>
          </table:table-cell>
          <table:table-cell table:style-name="ce24" table:formula="of:=MAX((100-MAX([.P$21]+MIN([.$F23];0);0))*INT(([.$J23]-[.AM23])*[.$I23])/100;0)" office:value-type="float" office:value="6" calcext:value-type="float">
            <text:p>6</text:p>
          </table:table-cell>
          <table:table-cell table:style-name="ce24" table:formula="of:=MAX((100-MAX([.Q$21]+MIN([.$F23];0);0))*INT(([.$J23]-[.AN23])*[.$I23])/100;0)" office:value-type="float" office:value="5" calcext:value-type="float">
            <text:p>5</text:p>
          </table:table-cell>
          <table:table-cell table:style-name="ce24" table:formula="of:=MAX((100-MAX([.R$21]+MIN([.$F23];0);0))*INT(([.$J23]-[.AO23])*[.$I23])/100;0)" office:value-type="float" office:value="3" calcext:value-type="float">
            <text:p>3</text:p>
          </table:table-cell>
          <table:table-cell table:style-name="ce24" table:formula="of:=MAX((100-MAX([.S$21]+MIN([.$F23];0);0))*INT(([.$J23]-[.AP23])*[.$I23])/100;0)" office:value-type="float" office:value="2" calcext:value-type="float">
            <text:p>2</text:p>
          </table:table-cell>
          <table:table-cell table:style-name="ce24" table:formula="of:=MAX((100-MAX([.T$21]+MIN([.$F23];0);0))*INT(([.$J23]-[.AQ23])*[.$I23])/100;0)" office:value-type="float" office:value="1" calcext:value-type="float">
            <text:p>1</text:p>
          </table:table-cell>
          <table:table-cell table:style-name="ce24" table:formula="of:=MAX((100-MAX([.U$21]+MIN([.$F23];0);0))*INT(([.$J23]-[.AR23])*[.$I23])/100;0)" office:value-type="float" office:value="0" calcext:value-type="float">
            <text:p>0</text:p>
          </table:table-cell>
          <table:table-cell table:style-name="ce24" table:formula="of:=MAX((100-MAX([.V$21]+MIN([.$F23];0);0))*INT(([.$J23]-[.AS23])*[.$I23])/100;0)" office:value-type="float" office:value="0" calcext:value-type="float">
            <text:p>0</text:p>
          </table:table-cell>
          <table:table-cell table:style-name="ce24" table:formula="of:=MAX((100-MAX([.W$21]+MIN([.$F23];0);0))*INT(([.$J23]-[.AT23])*[.$I23])/100;0)" office:value-type="float" office:value="0" calcext:value-type="float">
            <text:p>0</text:p>
          </table:table-cell>
          <table:table-cell table:style-name="ce24" table:formula="of:=MAX((100-MAX([.X$21]+MIN([.$F23];0);0))*INT(([.$J23]-[.AU23])*[.$I23])/100;0)" office:value-type="float" office:value="0" calcext:value-type="float">
            <text:p>0</text:p>
          </table:table-cell>
          <table:table-cell table:style-name="ce24" table:formula="of:=MAX((100-MAX([.Y$21]+MIN([.$F23];0);0))*INT(([.$J23]-[.AV23])*[.$I23])/100;0)" office:value-type="float" office:value="0" calcext:value-type="float">
            <text:p>0</text:p>
          </table:table-cell>
          <table:table-cell table:style-name="ce24" table:formula="of:=MAX((100-MAX([.Z$21]+MIN([.$F23];0);0))*INT(([.$J23]-[.AW23])*[.$I23])/100;0)" office:value-type="float" office:value="0" calcext:value-type="float">
            <text:p>0</text:p>
          </table:table-cell>
          <table:table-cell table:style-name="ce24" table:formula="of:=MAX((100-MAX([.AA$21]+MIN([.$F23];0);0))*INT(([.$J23]-[.AX23])*[.$I23])/100;0)" office:value-type="float" office:value="0" calcext:value-type="float">
            <text:p>0</text:p>
          </table:table-cell>
          <table:table-cell table:number-columns-repeated="7"/>
          <table:table-cell table:style-name="ce33" table:formula="of:=MAX([.L$20]*IF([.$E23];0.2;1)+[.$F23]*IF([.$F23]&gt;0;[.$C$1];[.$C$2])/10; 0)" office:value-type="float" office:value="6" calcext:value-type="float">
            <text:p>6</text:p>
          </table:table-cell>
          <table:table-cell table:style-name="ce33" table:formula="of:=MAX([.M$20]*IF([.$E23];0.2;1)+[.$F23]*IF([.$F23]&gt;0;[.$C$1];[.$C$2])/10; 0)" office:value-type="float" office:value="7" calcext:value-type="float">
            <text:p>7</text:p>
          </table:table-cell>
          <table:table-cell table:style-name="ce33" table:formula="of:=MAX([.N$20]*IF([.$E23];0.2;1)+[.$F23]*IF([.$F23]&gt;0;[.$C$1];[.$C$2])/10; 0)" office:value-type="float" office:value="8" calcext:value-type="float">
            <text:p>8</text:p>
          </table:table-cell>
          <table:table-cell table:style-name="ce33" table:formula="of:=MAX([.O$20]*IF([.$E23];0.2;1)+[.$F23]*IF([.$F23]&gt;0;[.$C$1];[.$C$2])/10; 0)" office:value-type="float" office:value="9" calcext:value-type="float">
            <text:p>9</text:p>
          </table:table-cell>
          <table:table-cell table:style-name="ce33" table:formula="of:=MAX([.P$20]*IF([.$E23];0.2;1)+[.$F23]*IF([.$F23]&gt;0;[.$C$1];[.$C$2])/10; 0)" office:value-type="float" office:value="10" calcext:value-type="float">
            <text:p>10</text:p>
          </table:table-cell>
          <table:table-cell table:style-name="ce33" table:formula="of:=MAX([.Q$20]*IF([.$E23];0.2;1)+[.$F23]*IF([.$F23]&gt;0;[.$C$1];[.$C$2])/10; 0)" office:value-type="float" office:value="11" calcext:value-type="float">
            <text:p>11</text:p>
          </table:table-cell>
          <table:table-cell table:style-name="ce33" table:formula="of:=MAX([.R$20]*IF([.$E23];0.2;1)+[.$F23]*IF([.$F23]&gt;0;[.$C$1];[.$C$2])/10; 0)" office:value-type="float" office:value="12" calcext:value-type="float">
            <text:p>12</text:p>
          </table:table-cell>
          <table:table-cell table:style-name="ce33" table:formula="of:=MAX([.S$20]*IF([.$E23];0.2;1)+[.$F23]*IF([.$F23]&gt;0;[.$C$1];[.$C$2])/10; 0)" office:value-type="float" office:value="13" calcext:value-type="float">
            <text:p>13</text:p>
          </table:table-cell>
          <table:table-cell table:style-name="ce33" table:formula="of:=MAX([.T$20]*IF([.$E23];0.2;1)+[.$F23]*IF([.$F23]&gt;0;[.$C$1];[.$C$2])/10; 0)" office:value-type="float" office:value="14" calcext:value-type="float">
            <text:p>14</text:p>
          </table:table-cell>
          <table:table-cell table:style-name="ce33" table:formula="of:=MAX([.U$20]*IF([.$E23];0.2;1)+[.$F23]*IF([.$F23]&gt;0;[.$C$1];[.$C$2])/10; 0)" office:value-type="float" office:value="15" calcext:value-type="float">
            <text:p>15</text:p>
          </table:table-cell>
          <table:table-cell table:style-name="ce33" table:formula="of:=MAX([.V$20]*IF([.$E23];0.2;1)+[.$F23]*IF([.$F23]&gt;0;[.$C$1];[.$C$2])/10; 0)" office:value-type="float" office:value="16" calcext:value-type="float">
            <text:p>16</text:p>
          </table:table-cell>
          <table:table-cell table:style-name="ce33" table:formula="of:=MAX([.W$20]*IF([.$E23];0.2;1)+[.$F23]*IF([.$F23]&gt;0;[.$C$1];[.$C$2])/10; 0)" office:value-type="float" office:value="18" calcext:value-type="float">
            <text:p>18</text:p>
          </table:table-cell>
          <table:table-cell table:style-name="ce33" table:formula="of:=MAX([.X$20]*IF([.$E23];0.2;1)+[.$F23]*IF([.$F23]&gt;0;[.$C$1];[.$C$2])/10; 0)" office:value-type="float" office:value="20" calcext:value-type="float">
            <text:p>20</text:p>
          </table:table-cell>
          <table:table-cell table:style-name="ce33" table:formula="of:=MAX([.Y$20]*IF([.$E23];0.2;1)+[.$F23]*IF([.$F23]&gt;0;[.$C$1];[.$C$2])/10; 0)" office:value-type="float" office:value="22" calcext:value-type="float">
            <text:p>22</text:p>
          </table:table-cell>
          <table:table-cell table:style-name="ce33" table:formula="of:=MAX([.Z$20]*IF([.$E23];0.2;1)+[.$F23]*IF([.$F23]&gt;0;[.$C$1];[.$C$2])/10; 0)" office:value-type="float" office:value="24" calcext:value-type="float">
            <text:p>24</text:p>
          </table:table-cell>
          <table:table-cell table:style-name="ce33" table:formula="of:=MAX([.AA$20]*IF([.$E23];0.2;1)+[.$F23]*IF([.$F23]&gt;0;[.$C$1];[.$C$2])/10; 0)" office:value-type="float" office:value="26" calcext:value-type="float">
            <text:p>26</text:p>
          </table:table-cell>
          <table:table-cell table:style-name="ce33" table:formula="of:=MAX([.AB$20]*IF([.$E23];0.2;1)+[.$F23]*IF([.$F23]&gt;0;[.$C$1];[.$C$2])/10; 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formula="of:=[.$F$8]" office:value-type="float" office:value="-30" calcext:value-type="float">
            <text:p>-30</text:p>
          </table:table-cell>
          <table:table-cell table:formula="of:=LOOKUP([.$B24];[$'EcCo ammo'.$A$6:$'EcCo ammo'.$A$37];[$'EcCo ammo'.I$6:$'EcCo ammo'.I$37])" office:value-type="float" office:value="1" calcext:value-type="float">
            <text:p>1</text:p>
          </table:table-cell>
          <table:table-cell table:formula="of:=LOOKUP([.$B24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I8]" office:value-type="float" office:value="1" calcext:value-type="float">
            <text:p>1.00</text:p>
          </table:table-cell>
          <table:table-cell table:formula="of:=[.$J$7]" office:value-type="float" office:value="15" calcext:value-type="float">
            <text:p>15</text:p>
          </table:table-cell>
          <table:table-cell/>
          <table:table-cell table:style-name="ce24" table:formula="of:=MAX((100-MAX([.L$21]+MIN([.$F24];0);0))*INT(([.$J24]-[.AI24])*[.$I24])/100;0)" office:value-type="float" office:value="15" calcext:value-type="float">
            <text:p>15</text:p>
          </table:table-cell>
          <table:table-cell table:style-name="ce24" table:formula="of:=MAX((100-MAX([.M$21]+MIN([.$F24];0);0))*INT(([.$J24]-[.AJ24])*[.$I24])/100;0)" office:value-type="float" office:value="15" calcext:value-type="float">
            <text:p>15</text:p>
          </table:table-cell>
          <table:table-cell table:style-name="ce24" table:formula="of:=MAX((100-MAX([.N$21]+MIN([.$F24];0);0))*INT(([.$J24]-[.AK24])*[.$I24])/100;0)" office:value-type="float" office:value="15" calcext:value-type="float">
            <text:p>15</text:p>
          </table:table-cell>
          <table:table-cell table:style-name="ce24" table:formula="of:=MAX((100-MAX([.O$21]+MIN([.$F24];0);0))*INT(([.$J24]-[.AL24])*[.$I24])/100;0)" office:value-type="float" office:value="15" calcext:value-type="float">
            <text:p>15</text:p>
          </table:table-cell>
          <table:table-cell table:style-name="ce24" table:formula="of:=MAX((100-MAX([.P$21]+MIN([.$F24];0);0))*INT(([.$J24]-[.AM24])*[.$I24])/100;0)" office:value-type="float" office:value="14" calcext:value-type="float">
            <text:p>14</text:p>
          </table:table-cell>
          <table:table-cell table:style-name="ce24" table:formula="of:=MAX((100-MAX([.Q$21]+MIN([.$F24];0);0))*INT(([.$J24]-[.AN24])*[.$I24])/100;0)" office:value-type="float" office:value="13" calcext:value-type="float">
            <text:p>13</text:p>
          </table:table-cell>
          <table:table-cell table:style-name="ce24" table:formula="of:=MAX((100-MAX([.R$21]+MIN([.$F24];0);0))*INT(([.$J24]-[.AO24])*[.$I24])/100;0)" office:value-type="float" office:value="12" calcext:value-type="float">
            <text:p>12</text:p>
          </table:table-cell>
          <table:table-cell table:style-name="ce24" table:formula="of:=MAX((100-MAX([.S$21]+MIN([.$F24];0);0))*INT(([.$J24]-[.AP24])*[.$I24])/100;0)" office:value-type="float" office:value="11" calcext:value-type="float">
            <text:p>11</text:p>
          </table:table-cell>
          <table:table-cell table:style-name="ce24" table:formula="of:=MAX((100-MAX([.T$21]+MIN([.$F24];0);0))*INT(([.$J24]-[.AQ24])*[.$I24])/100;0)" office:value-type="float" office:value="10" calcext:value-type="float">
            <text:p>10</text:p>
          </table:table-cell>
          <table:table-cell table:style-name="ce24" table:formula="of:=MAX((100-MAX([.U$21]+MIN([.$F24];0);0))*INT(([.$J24]-[.AR24])*[.$I24])/100;0)" office:value-type="float" office:value="9" calcext:value-type="float">
            <text:p>9</text:p>
          </table:table-cell>
          <table:table-cell table:style-name="ce24" table:formula="of:=MAX((100-MAX([.V$21]+MIN([.$F24];0);0))*INT(([.$J24]-[.AS24])*[.$I24])/100;0)" office:value-type="float" office:value="8" calcext:value-type="float">
            <text:p>8</text:p>
          </table:table-cell>
          <table:table-cell table:style-name="ce24" table:formula="of:=MAX((100-MAX([.W$21]+MIN([.$F24];0);0))*INT(([.$J24]-[.AT24])*[.$I24])/100;0)" office:value-type="float" office:value="6" calcext:value-type="float">
            <text:p>6</text:p>
          </table:table-cell>
          <table:table-cell table:style-name="ce24" table:formula="of:=MAX((100-MAX([.X$21]+MIN([.$F24];0);0))*INT(([.$J24]-[.AU24])*[.$I24])/100;0)" office:value-type="float" office:value="4" calcext:value-type="float">
            <text:p>4</text:p>
          </table:table-cell>
          <table:table-cell table:style-name="ce24" table:formula="of:=MAX((100-MAX([.Y$21]+MIN([.$F24];0);0))*INT(([.$J24]-[.AV24])*[.$I24])/100;0)" office:value-type="float" office:value="2" calcext:value-type="float">
            <text:p>2</text:p>
          </table:table-cell>
          <table:table-cell table:style-name="ce24" table:formula="of:=MAX((100-MAX([.Z$21]+MIN([.$F24];0);0))*INT(([.$J24]-[.AW24])*[.$I24])/100;0)" office:value-type="float" office:value="0" calcext:value-type="float">
            <text:p>0</text:p>
          </table:table-cell>
          <table:table-cell table:style-name="ce24" table:formula="of:=MAX((100-MAX([.AA$21]+MIN([.$F24];0);0))*INT(([.$J24]-[.AX24])*[.$I24])/100;0)" office:value-type="float" office:value="0" calcext:value-type="float">
            <text:p>0</text:p>
          </table:table-cell>
          <table:table-cell table:number-columns-repeated="7"/>
          <table:table-cell table:style-name="ce33" table:formula="of:=MAX([.L$20]*IF([.$E24];0.2;1)+[.$F24]*IF([.$F24]&gt;0;[.$C$1];[.$C$2])/10; 0)" office:value-type="float" office:value="0" calcext:value-type="float">
            <text:p>0</text:p>
          </table:table-cell>
          <table:table-cell table:style-name="ce33" table:formula="of:=MAX([.M$20]*IF([.$E24];0.2;1)+[.$F24]*IF([.$F24]&gt;0;[.$C$1];[.$C$2])/10; 0)" office:value-type="float" office:value="0" calcext:value-type="float">
            <text:p>0</text:p>
          </table:table-cell>
          <table:table-cell table:style-name="ce33" table:formula="of:=MAX([.N$20]*IF([.$E24];0.2;1)+[.$F24]*IF([.$F24]&gt;0;[.$C$1];[.$C$2])/10; 0)" office:value-type="float" office:value="0" calcext:value-type="float">
            <text:p>0</text:p>
          </table:table-cell>
          <table:table-cell table:style-name="ce33" table:formula="of:=MAX([.O$20]*IF([.$E24];0.2;1)+[.$F24]*IF([.$F24]&gt;0;[.$C$1];[.$C$2])/10; 0)" office:value-type="float" office:value="0" calcext:value-type="float">
            <text:p>0</text:p>
          </table:table-cell>
          <table:table-cell table:style-name="ce33" table:formula="of:=MAX([.P$20]*IF([.$E24];0.2;1)+[.$F24]*IF([.$F24]&gt;0;[.$C$1];[.$C$2])/10; 0)" office:value-type="float" office:value="1" calcext:value-type="float">
            <text:p>1</text:p>
          </table:table-cell>
          <table:table-cell table:style-name="ce33" table:formula="of:=MAX([.Q$20]*IF([.$E24];0.2;1)+[.$F24]*IF([.$F24]&gt;0;[.$C$1];[.$C$2])/10; 0)" office:value-type="float" office:value="2" calcext:value-type="float">
            <text:p>2</text:p>
          </table:table-cell>
          <table:table-cell table:style-name="ce33" table:formula="of:=MAX([.R$20]*IF([.$E24];0.2;1)+[.$F24]*IF([.$F24]&gt;0;[.$C$1];[.$C$2])/10; 0)" office:value-type="float" office:value="3" calcext:value-type="float">
            <text:p>3</text:p>
          </table:table-cell>
          <table:table-cell table:style-name="ce33" table:formula="of:=MAX([.S$20]*IF([.$E24];0.2;1)+[.$F24]*IF([.$F24]&gt;0;[.$C$1];[.$C$2])/10; 0)" office:value-type="float" office:value="4" calcext:value-type="float">
            <text:p>4</text:p>
          </table:table-cell>
          <table:table-cell table:style-name="ce33" table:formula="of:=MAX([.T$20]*IF([.$E24];0.2;1)+[.$F24]*IF([.$F24]&gt;0;[.$C$1];[.$C$2])/10; 0)" office:value-type="float" office:value="5" calcext:value-type="float">
            <text:p>5</text:p>
          </table:table-cell>
          <table:table-cell table:style-name="ce33" table:formula="of:=MAX([.U$20]*IF([.$E24];0.2;1)+[.$F24]*IF([.$F24]&gt;0;[.$C$1];[.$C$2])/10; 0)" office:value-type="float" office:value="6" calcext:value-type="float">
            <text:p>6</text:p>
          </table:table-cell>
          <table:table-cell table:style-name="ce33" table:formula="of:=MAX([.V$20]*IF([.$E24];0.2;1)+[.$F24]*IF([.$F24]&gt;0;[.$C$1];[.$C$2])/10; 0)" office:value-type="float" office:value="7" calcext:value-type="float">
            <text:p>7</text:p>
          </table:table-cell>
          <table:table-cell table:style-name="ce33" table:formula="of:=MAX([.W$20]*IF([.$E24];0.2;1)+[.$F24]*IF([.$F24]&gt;0;[.$C$1];[.$C$2])/10; 0)" office:value-type="float" office:value="9" calcext:value-type="float">
            <text:p>9</text:p>
          </table:table-cell>
          <table:table-cell table:style-name="ce33" table:formula="of:=MAX([.X$20]*IF([.$E24];0.2;1)+[.$F24]*IF([.$F24]&gt;0;[.$C$1];[.$C$2])/10; 0)" office:value-type="float" office:value="11" calcext:value-type="float">
            <text:p>11</text:p>
          </table:table-cell>
          <table:table-cell table:style-name="ce33" table:formula="of:=MAX([.Y$20]*IF([.$E24];0.2;1)+[.$F24]*IF([.$F24]&gt;0;[.$C$1];[.$C$2])/10; 0)" office:value-type="float" office:value="13" calcext:value-type="float">
            <text:p>13</text:p>
          </table:table-cell>
          <table:table-cell table:style-name="ce33" table:formula="of:=MAX([.Z$20]*IF([.$E24];0.2;1)+[.$F24]*IF([.$F24]&gt;0;[.$C$1];[.$C$2])/10; 0)" office:value-type="float" office:value="15" calcext:value-type="float">
            <text:p>15</text:p>
          </table:table-cell>
          <table:table-cell table:style-name="ce33" table:formula="of:=MAX([.AA$20]*IF([.$E24];0.2;1)+[.$F24]*IF([.$F24]&gt;0;[.$C$1];[.$C$2])/10; 0)" office:value-type="float" office:value="17" calcext:value-type="float">
            <text:p>17</text:p>
          </table:table-cell>
          <table:table-cell table:style-name="ce33" table:formula="of:=MAX([.AB$20]*IF([.$E24];0.2;1)+[.$F24]*IF([.$F24]&gt;0;[.$C$1];[.$C$2])/1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>
            <draw:frame draw:z-index="1" draw:style-name="gr1" draw:text-style-name="P1" svg:width="4.7823in" svg:height="1.5579in" svg:x="0.3106in" svg:y="0.0634in">
              <draw:object draw:notify-on-update-of-ranges="'EcCo NEW formula TEST'.L20:'EcCo NEW formula TEST'.AA20 'EcCo NEW formula TEST'.B23:'EcCo NEW formula TEST'.B23 'EcCo NEW formula TEST'.L23:'EcCo NEW formula TEST'.AA23 'EcCo NEW formula TEST'.B24:'EcCo NEW formula TEST'.B24 'EcCo NEW formula TEST'.L24:'EcCo NEW formula TEST'.AA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4"/>
        </table:table-row>
        <table:table-row table:style-name="ro1" table:number-rows-repeated="9">
          <table:table-cell table:number-columns-repeated="54"/>
        </table:table-row>
        <table:table-row table:style-name="ro1">
          <table:table-cell table:number-columns-repeated="11"/>
          <table:table-cell table:style-name="ce15" office:value-type="string" calcext:value-type="string" table:number-columns-spanned="14" table:number-rows-spanned="1">
            <text:p>DT AND DR</text:p>
          </table:table-cell>
          <table:covered-table-cell table:number-columns-repeated="13"/>
          <table:table-cell table:number-columns-repeated="29"/>
        </table:table-row>
        <table:table-row table:style-name="ro1"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7"/>
        </table:table-row>
        <table:table-row table:style-name="ro2">
          <table:table-cell table:number-columns-repeated="10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7"/>
        </table:table-row>
        <table:table-row table:style-name="ro2">
          <table:table-cell table:number-columns-repeated="10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 Min</text:p>
          </table:table-cell>
          <table:table-cell office:value-type="string" calcext:value-type="string">
            <text:p>D Max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R Mod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Div</text:p>
          </table:table-cell>
          <table:table-cell office:value-type="string" calcext:value-type="string">
            <text:p>D Mult</text:p>
          </table:table-cell>
          <table:table-cell office:value-type="string" calcext:value-type="string">
            <text:p>D Avg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JH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formula="of:=[.$F$7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I7]" office:value-type="float" office:value="1.33" calcext:value-type="float">
            <text:p>1.33</text:p>
          </table:table-cell>
          <table:table-cell table:formula="of:=[.$J$7]" office:value-type="float" office:value="15" calcext:value-type="float">
            <text:p>15</text:p>
          </table:table-cell>
          <table:table-cell/>
          <table:table-cell table:style-name="ce24" table:formula="of:=MAX((100-MAX([.L$38]+MIN([.$F40];0);0))*INT(([.$J40]-[.AI40])*[.$I40])/100;0)" office:value-type="float" office:value="19" calcext:value-type="float">
            <text:p>19</text:p>
          </table:table-cell>
          <table:table-cell table:style-name="ce24" table:formula="of:=MAX((100-MAX([.M$38]+MIN([.$F40];0);0))*INT(([.$J40]-[.AJ40])*[.$I40])/100;0)" office:value-type="float" office:value="16.15" calcext:value-type="float">
            <text:p>16</text:p>
          </table:table-cell>
          <table:table-cell table:style-name="ce24" table:formula="of:=MAX((100-MAX([.N$38]+MIN([.$F40];0);0))*INT(([.$J40]-[.AK40])*[.$I40])/100;0)" office:value-type="float" office:value="13.5" calcext:value-type="float">
            <text:p>14</text:p>
          </table:table-cell>
          <table:table-cell table:style-name="ce24" table:formula="of:=MAX((100-MAX([.O$38]+MIN([.$F40];0);0))*INT(([.$J40]-[.AL40])*[.$I40])/100;0)" office:value-type="float" office:value="11.05" calcext:value-type="float">
            <text:p>11</text:p>
          </table:table-cell>
          <table:table-cell table:style-name="ce24" table:formula="of:=MAX((100-MAX([.P$38]+MIN([.$F40];0);0))*INT(([.$J40]-[.AM40])*[.$I40])/100;0)" office:value-type="float" office:value="8.8" calcext:value-type="float">
            <text:p>9</text:p>
          </table:table-cell>
          <table:table-cell table:style-name="ce24" table:formula="of:=MAX((100-MAX([.Q$38]+MIN([.$F40];0);0))*INT(([.$J40]-[.AN40])*[.$I40])/100;0)" office:value-type="float" office:value="6.75" calcext:value-type="float">
            <text:p>7</text:p>
          </table:table-cell>
          <table:table-cell table:style-name="ce24" table:formula="of:=MAX((100-MAX([.R$38]+MIN([.$F40];0);0))*INT(([.$J40]-[.AO40])*[.$I40])/100;0)" office:value-type="float" office:value="4.9" calcext:value-type="float">
            <text:p>5</text:p>
          </table:table-cell>
          <table:table-cell table:style-name="ce24" table:formula="of:=MAX((100-MAX([.S$38]+MIN([.$F40];0);0))*INT(([.$J40]-[.AP40])*[.$I40])/100;0)" office:value-type="float" office:value="3.25" calcext:value-type="float">
            <text:p>3</text:p>
          </table:table-cell>
          <table:table-cell table:style-name="ce24" table:formula="of:=MAX((100-MAX([.T$38]+MIN([.$F40];0);0))*INT(([.$J40]-[.AQ40])*[.$I40])/100;0)" office:value-type="float" office:value="1.2" calcext:value-type="float">
            <text:p>1</text:p>
          </table:table-cell>
          <table:table-cell table:style-name="ce24" table:formula="of:=MAX((100-MAX([.U$38]+MIN([.$F40];0);0))*INT(([.$J40]-[.AR40])*[.$I40])/100;0)" office:value-type="float" office:value="0" calcext:value-type="float">
            <text:p>0</text:p>
          </table:table-cell>
          <table:table-cell table:style-name="ce24" table:formula="of:=MAX((100-MAX([.V$38]+MIN([.$F40];0);0))*INT(([.$J40]-[.AS40])*[.$I40])/100;0)" office:value-type="float" office:value="0" calcext:value-type="float">
            <text:p>0</text:p>
          </table:table-cell>
          <table:table-cell table:style-name="ce24" table:formula="of:=MAX((100-MAX([.W$38]+MIN([.$F40];0);0))*INT(([.$J40]-[.AT40])*[.$I40])/100;0)" office:value-type="float" office:value="0" calcext:value-type="float">
            <text:p>0</text:p>
          </table:table-cell>
          <table:table-cell table:style-name="ce24" table:formula="of:=MAX((100-MAX([.X$38]+MIN([.$F40];0);0))*INT(([.$J40]-[.AU40])*[.$I40])/100;0)" office:value-type="float" office:value="0" calcext:value-type="float">
            <text:p>0</text:p>
          </table:table-cell>
          <table:table-cell table:style-name="ce24" table:formula="of:=MAX((100-MAX([.Y$38]+MIN([.$F40];0);0))*INT(([.$J40]-[.AV40])*[.$I40])/100;0)" office:value-type="float" office:value="0" calcext:value-type="float">
            <text:p>0</text:p>
          </table:table-cell>
          <table:table-cell table:style-name="ce24" table:formula="of:=MAX((100-MAX([.Z$38]+MIN([.$F40];0);0))*INT(([.$J40]-[.AW40])*[.$I40])/100;0)" office:value-type="float" office:value="0" calcext:value-type="float">
            <text:p>0</text:p>
          </table:table-cell>
          <table:table-cell table:style-name="ce24" table:formula="of:=MAX((100-MAX([.AA$38]+MIN([.$F40];0);0))*INT(([.$J40]-[.AX40])*[.$I40])/100;0)" office:value-type="float" office:value="0" calcext:value-type="float">
            <text:p>0</text:p>
          </table:table-cell>
          <table:table-cell table:number-columns-repeated="7"/>
          <table:table-cell table:style-name="ce33" table:formula="of:=MAX([.L$37]*IF([.$E40];0.2;1)*(100+[.$F40]*IF([.$F40]&gt;0;[.$C$1];[.$C$2]))/100; 0)" office:value-type="float" office:value="0" calcext:value-type="float">
            <text:p>0</text:p>
          </table:table-cell>
          <table:table-cell table:style-name="ce33" table:formula="of:=MAX([.M$37]*IF([.$E40];0.2;1)*(100+[.$F40]*IF([.$F40]&gt;0;[.$C$1];[.$C$2]))/100; 0)" office:value-type="float" office:value="1.6" calcext:value-type="float">
            <text:p>2</text:p>
          </table:table-cell>
          <table:table-cell table:style-name="ce33" table:formula="of:=MAX([.N$37]*IF([.$E40];0.2;1)*(100+[.$F40]*IF([.$F40]&gt;0;[.$C$1];[.$C$2]))/100; 0)" office:value-type="float" office:value="3.2" calcext:value-type="float">
            <text:p>3</text:p>
          </table:table-cell>
          <table:table-cell table:style-name="ce33" table:formula="of:=MAX([.O$37]*IF([.$E40];0.2;1)*(100+[.$F40]*IF([.$F40]&gt;0;[.$C$1];[.$C$2]))/100; 0)" office:value-type="float" office:value="4.8" calcext:value-type="float">
            <text:p>5</text:p>
          </table:table-cell>
          <table:table-cell table:style-name="ce33" table:formula="of:=MAX([.P$37]*IF([.$E40];0.2;1)*(100+[.$F40]*IF([.$F40]&gt;0;[.$C$1];[.$C$2]))/100; 0)" office:value-type="float" office:value="6.4" calcext:value-type="float">
            <text:p>6</text:p>
          </table:table-cell>
          <table:table-cell table:style-name="ce33" table:formula="of:=MAX([.Q$37]*IF([.$E40];0.2;1)*(100+[.$F40]*IF([.$F40]&gt;0;[.$C$1];[.$C$2]))/100; 0)" office:value-type="float" office:value="8" calcext:value-type="float">
            <text:p>8</text:p>
          </table:table-cell>
          <table:table-cell table:style-name="ce33" table:formula="of:=MAX([.R$37]*IF([.$E40];0.2;1)*(100+[.$F40]*IF([.$F40]&gt;0;[.$C$1];[.$C$2]))/100; 0)" office:value-type="float" office:value="9.6" calcext:value-type="float">
            <text:p>10</text:p>
          </table:table-cell>
          <table:table-cell table:style-name="ce33" table:formula="of:=MAX([.S$37]*IF([.$E40];0.2;1)*(100+[.$F40]*IF([.$F40]&gt;0;[.$C$1];[.$C$2]))/100; 0)" office:value-type="float" office:value="11.2" calcext:value-type="float">
            <text:p>11</text:p>
          </table:table-cell>
          <table:table-cell table:style-name="ce33" table:formula="of:=MAX([.T$37]*IF([.$E40];0.2;1)*(100+[.$F40]*IF([.$F40]&gt;0;[.$C$1];[.$C$2]))/100; 0)" office:value-type="float" office:value="12.8" calcext:value-type="float">
            <text:p>13</text:p>
          </table:table-cell>
          <table:table-cell table:style-name="ce33" table:formula="of:=MAX([.U$37]*IF([.$E40];0.2;1)*(100+[.$F40]*IF([.$F40]&gt;0;[.$C$1];[.$C$2]))/100; 0)" office:value-type="float" office:value="14.4" calcext:value-type="float">
            <text:p>14</text:p>
          </table:table-cell>
          <table:table-cell table:style-name="ce33" table:formula="of:=MAX([.V$37]*IF([.$E40];0.2;1)*(100+[.$F40]*IF([.$F40]&gt;0;[.$C$1];[.$C$2]))/100; 0)" office:value-type="float" office:value="16" calcext:value-type="float">
            <text:p>16</text:p>
          </table:table-cell>
          <table:table-cell table:style-name="ce33" table:formula="of:=MAX([.W$37]*IF([.$E40];0.2;1)*(100+[.$F40]*IF([.$F40]&gt;0;[.$C$1];[.$C$2]))/100; 0)" office:value-type="float" office:value="19.2" calcext:value-type="float">
            <text:p>19</text:p>
          </table:table-cell>
          <table:table-cell table:style-name="ce33" table:formula="of:=MAX([.X$37]*IF([.$E40];0.2;1)*(100+[.$F40]*IF([.$F40]&gt;0;[.$C$1];[.$C$2]))/100; 0)" office:value-type="float" office:value="22.4" calcext:value-type="float">
            <text:p>22</text:p>
          </table:table-cell>
          <table:table-cell table:style-name="ce33" table:formula="of:=MAX([.Y$37]*IF([.$E40];0.2;1)*(100+[.$F40]*IF([.$F40]&gt;0;[.$C$1];[.$C$2]))/100; 0)" office:value-type="float" office:value="25.6" calcext:value-type="float">
            <text:p>26</text:p>
          </table:table-cell>
          <table:table-cell table:style-name="ce33" table:formula="of:=MAX([.Z$37]*IF([.$E40];0.2;1)*(100+[.$F40]*IF([.$F40]&gt;0;[.$C$1];[.$C$2]))/100; 0)" office:value-type="float" office:value="28.8" calcext:value-type="float">
            <text:p>29</text:p>
          </table:table-cell>
          <table:table-cell table:style-name="ce33" table:formula="of:=MAX([.AA$37]*IF([.$E40];0.2;1)*(100+[.$F40]*IF([.$F40]&gt;0;[.$C$1];[.$C$2]))/100; 0)" office:value-type="float" office:value="32" calcext:value-type="float">
            <text:p>32</text:p>
          </table:table-cell>
          <table:table-cell table:style-name="ce33" table:formula="of:=MAX([.AB$37]*IF([.$E40];0.2;1)*(100+[.$F40]*IF([.$F40]&gt;0;[.$C$1];[.$C$2]))/1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formula="of:=[.$F$8]" office:value-type="float" office:value="-30" calcext:value-type="float">
            <text:p>-30</text:p>
          </table:table-cell>
          <table:table-cell table:formula="of:=LOOKUP([.$B41];[$'EcCo ammo'.$A$6:$'EcCo ammo'.$A$37];[$'EcCo ammo'.I$6:$'EcCo ammo'.I$37])" office:value-type="float" office:value="1" calcext:value-type="float">
            <text:p>1</text:p>
          </table:table-cell>
          <table:table-cell table:formula="of:=LOOKUP([.$B41];[$'EcCo ammo'.$A$6:$'EcCo ammo'.$A$37];[$'EcCo ammo'.J$6:$'EcCo ammo'.J$37])" office:value-type="float" office:value="1" calcext:value-type="float">
            <text:p>1</text:p>
          </table:table-cell>
          <table:table-cell table:style-name="ce4" table:formula="of:=[.I8]" office:value-type="float" office:value="1" calcext:value-type="float">
            <text:p>1.00</text:p>
          </table:table-cell>
          <table:table-cell table:formula="of:=[.$J$7]" office:value-type="float" office:value="15" calcext:value-type="float">
            <text:p>15</text:p>
          </table:table-cell>
          <table:table-cell/>
          <table:table-cell table:style-name="ce24" table:formula="of:=MAX((100-MAX([.L$38]+MIN([.$F41];0);0))*INT(([.$J41]-[.AI41])*[.$I41])/100;0)" office:value-type="float" office:value="15" calcext:value-type="float">
            <text:p>15</text:p>
          </table:table-cell>
          <table:table-cell table:style-name="ce24" table:formula="of:=MAX((100-MAX([.M$38]+MIN([.$F41];0);0))*INT(([.$J41]-[.AJ41])*[.$I41])/100;0)" office:value-type="float" office:value="14" calcext:value-type="float">
            <text:p>14</text:p>
          </table:table-cell>
          <table:table-cell table:style-name="ce24" table:formula="of:=MAX((100-MAX([.N$38]+MIN([.$F41];0);0))*INT(([.$J41]-[.AK41])*[.$I41])/100;0)" office:value-type="float" office:value="13" calcext:value-type="float">
            <text:p>13</text:p>
          </table:table-cell>
          <table:table-cell table:style-name="ce24" table:formula="of:=MAX((100-MAX([.O$38]+MIN([.$F41];0);0))*INT(([.$J41]-[.AL41])*[.$I41])/100;0)" office:value-type="float" office:value="12" calcext:value-type="float">
            <text:p>12</text:p>
          </table:table-cell>
          <table:table-cell table:style-name="ce24" table:formula="of:=MAX((100-MAX([.P$38]+MIN([.$F41];0);0))*INT(([.$J41]-[.AM41])*[.$I41])/100;0)" office:value-type="float" office:value="12" calcext:value-type="float">
            <text:p>12</text:p>
          </table:table-cell>
          <table:table-cell table:style-name="ce24" table:formula="of:=MAX((100-MAX([.Q$38]+MIN([.$F41];0);0))*INT(([.$J41]-[.AN41])*[.$I41])/100;0)" office:value-type="float" office:value="11" calcext:value-type="float">
            <text:p>11</text:p>
          </table:table-cell>
          <table:table-cell table:style-name="ce24" table:formula="of:=MAX((100-MAX([.R$38]+MIN([.$F41];0);0))*INT(([.$J41]-[.AO41])*[.$I41])/100;0)" office:value-type="float" office:value="10" calcext:value-type="float">
            <text:p>10</text:p>
          </table:table-cell>
          <table:table-cell table:style-name="ce24" table:formula="of:=MAX((100-MAX([.S$38]+MIN([.$F41];0);0))*INT(([.$J41]-[.AP41])*[.$I41])/100;0)" office:value-type="float" office:value="9.5" calcext:value-type="float">
            <text:p>10</text:p>
          </table:table-cell>
          <table:table-cell table:style-name="ce24" table:formula="of:=MAX((100-MAX([.T$38]+MIN([.$F41];0);0))*INT(([.$J41]-[.AQ41])*[.$I41])/100;0)" office:value-type="float" office:value="8.1" calcext:value-type="float">
            <text:p>8</text:p>
          </table:table-cell>
          <table:table-cell table:style-name="ce24" table:formula="of:=MAX((100-MAX([.U$38]+MIN([.$F41];0);0))*INT(([.$J41]-[.AR41])*[.$I41])/100;0)" office:value-type="float" office:value="6.8" calcext:value-type="float">
            <text:p>7</text:p>
          </table:table-cell>
          <table:table-cell table:style-name="ce24" table:formula="of:=MAX((100-MAX([.V$38]+MIN([.$F41];0);0))*INT(([.$J41]-[.AS41])*[.$I41])/100;0)" office:value-type="float" office:value="6.4" calcext:value-type="float">
            <text:p>6</text:p>
          </table:table-cell>
          <table:table-cell table:style-name="ce24" table:formula="of:=MAX((100-MAX([.W$38]+MIN([.$F41];0);0))*INT(([.$J41]-[.AT41])*[.$I41])/100;0)" office:value-type="float" office:value="4.5" calcext:value-type="float">
            <text:p>5</text:p>
          </table:table-cell>
          <table:table-cell table:style-name="ce24" table:formula="of:=MAX((100-MAX([.X$38]+MIN([.$F41];0);0))*INT(([.$J41]-[.AU41])*[.$I41])/100;0)" office:value-type="float" office:value="3.5" calcext:value-type="float">
            <text:p>4</text:p>
          </table:table-cell>
          <table:table-cell table:style-name="ce24" table:formula="of:=MAX((100-MAX([.Y$38]+MIN([.$F41];0);0))*INT(([.$J41]-[.AV41])*[.$I41])/100;0)" office:value-type="float" office:value="1.95" calcext:value-type="float">
            <text:p>2</text:p>
          </table:table-cell>
          <table:table-cell table:style-name="ce24" table:formula="of:=MAX((100-MAX([.Z$38]+MIN([.$F41];0);0))*INT(([.$J41]-[.AW41])*[.$I41])/100;0)" office:value-type="float" office:value="1.2" calcext:value-type="float">
            <text:p>1</text:p>
          </table:table-cell>
          <table:table-cell table:style-name="ce24" table:formula="of:=MAX((100-MAX([.AA$38]+MIN([.$F41];0);0))*INT(([.$J41]-[.AX41])*[.$I41])/100;0)" office:value-type="float" office:value="0.55" calcext:value-type="float">
            <text:p>1</text:p>
          </table:table-cell>
          <table:table-cell table:number-columns-repeated="7"/>
          <table:table-cell table:style-name="ce33" table:formula="of:=MAX([.L$37]*IF([.$E41];0.2;1)*(100+[.$F41]*IF([.$F41]&gt;0;[.$C$1];[.$C$2]))/100; 0)" office:value-type="float" office:value="0" calcext:value-type="float">
            <text:p>0</text:p>
          </table:table-cell>
          <table:table-cell table:style-name="ce33" table:formula="of:=MAX([.M$37]*IF([.$E41];0.2;1)*(100+[.$F41]*IF([.$F41]&gt;0;[.$C$1];[.$C$2]))/100; 0)" office:value-type="float" office:value="0.7" calcext:value-type="float">
            <text:p>1</text:p>
          </table:table-cell>
          <table:table-cell table:style-name="ce33" table:formula="of:=MAX([.N$37]*IF([.$E41];0.2;1)*(100+[.$F41]*IF([.$F41]&gt;0;[.$C$1];[.$C$2]))/100; 0)" office:value-type="float" office:value="1.4" calcext:value-type="float">
            <text:p>1</text:p>
          </table:table-cell>
          <table:table-cell table:style-name="ce33" table:formula="of:=MAX([.O$37]*IF([.$E41];0.2;1)*(100+[.$F41]*IF([.$F41]&gt;0;[.$C$1];[.$C$2]))/100; 0)" office:value-type="float" office:value="2.1" calcext:value-type="float">
            <text:p>2</text:p>
          </table:table-cell>
          <table:table-cell table:style-name="ce33" table:formula="of:=MAX([.P$37]*IF([.$E41];0.2;1)*(100+[.$F41]*IF([.$F41]&gt;0;[.$C$1];[.$C$2]))/100; 0)" office:value-type="float" office:value="2.8" calcext:value-type="float">
            <text:p>3</text:p>
          </table:table-cell>
          <table:table-cell table:style-name="ce33" table:formula="of:=MAX([.Q$37]*IF([.$E41];0.2;1)*(100+[.$F41]*IF([.$F41]&gt;0;[.$C$1];[.$C$2]))/100; 0)" office:value-type="float" office:value="3.5" calcext:value-type="float">
            <text:p>4</text:p>
          </table:table-cell>
          <table:table-cell table:style-name="ce33" table:formula="of:=MAX([.R$37]*IF([.$E41];0.2;1)*(100+[.$F41]*IF([.$F41]&gt;0;[.$C$1];[.$C$2]))/100; 0)" office:value-type="float" office:value="4.2" calcext:value-type="float">
            <text:p>4</text:p>
          </table:table-cell>
          <table:table-cell table:style-name="ce33" table:formula="of:=MAX([.S$37]*IF([.$E41];0.2;1)*(100+[.$F41]*IF([.$F41]&gt;0;[.$C$1];[.$C$2]))/100; 0)" office:value-type="float" office:value="4.9" calcext:value-type="float">
            <text:p>5</text:p>
          </table:table-cell>
          <table:table-cell table:style-name="ce33" table:formula="of:=MAX([.T$37]*IF([.$E41];0.2;1)*(100+[.$F41]*IF([.$F41]&gt;0;[.$C$1];[.$C$2]))/100; 0)" office:value-type="float" office:value="5.6" calcext:value-type="float">
            <text:p>6</text:p>
          </table:table-cell>
          <table:table-cell table:style-name="ce33" table:formula="of:=MAX([.U$37]*IF([.$E41];0.2;1)*(100+[.$F41]*IF([.$F41]&gt;0;[.$C$1];[.$C$2]))/100; 0)" office:value-type="float" office:value="6.3" calcext:value-type="float">
            <text:p>6</text:p>
          </table:table-cell>
          <table:table-cell table:style-name="ce33" table:formula="of:=MAX([.V$37]*IF([.$E41];0.2;1)*(100+[.$F41]*IF([.$F41]&gt;0;[.$C$1];[.$C$2]))/100; 0)" office:value-type="float" office:value="7" calcext:value-type="float">
            <text:p>7</text:p>
          </table:table-cell>
          <table:table-cell table:style-name="ce33" table:formula="of:=MAX([.W$37]*IF([.$E41];0.2;1)*(100+[.$F41]*IF([.$F41]&gt;0;[.$C$1];[.$C$2]))/100; 0)" office:value-type="float" office:value="8.4" calcext:value-type="float">
            <text:p>8</text:p>
          </table:table-cell>
          <table:table-cell table:style-name="ce33" table:formula="of:=MAX([.X$37]*IF([.$E41];0.2;1)*(100+[.$F41]*IF([.$F41]&gt;0;[.$C$1];[.$C$2]))/100; 0)" office:value-type="float" office:value="9.8" calcext:value-type="float">
            <text:p>10</text:p>
          </table:table-cell>
          <table:table-cell table:style-name="ce33" table:formula="of:=MAX([.Y$37]*IF([.$E41];0.2;1)*(100+[.$F41]*IF([.$F41]&gt;0;[.$C$1];[.$C$2]))/100; 0)" office:value-type="float" office:value="11.2" calcext:value-type="float">
            <text:p>11</text:p>
          </table:table-cell>
          <table:table-cell table:style-name="ce33" table:formula="of:=MAX([.Z$37]*IF([.$E41];0.2;1)*(100+[.$F41]*IF([.$F41]&gt;0;[.$C$1];[.$C$2]))/100; 0)" office:value-type="float" office:value="12.6" calcext:value-type="float">
            <text:p>13</text:p>
          </table:table-cell>
          <table:table-cell table:style-name="ce33" table:formula="of:=MAX([.AA$37]*IF([.$E41];0.2;1)*(100+[.$F41]*IF([.$F41]&gt;0;[.$C$1];[.$C$2]))/100; 0)" office:value-type="float" office:value="14" calcext:value-type="float">
            <text:p>14</text:p>
          </table:table-cell>
          <table:table-cell table:style-name="ce33" table:formula="of:=MAX([.AB$37]*IF([.$E41];0.2;1)*(100+[.$F41]*IF([.$F41]&gt;0;[.$C$1];[.$C$2]))/100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>
            <draw:frame draw:z-index="2" draw:style-name="gr1" draw:text-style-name="P1" svg:width="4.7823in" svg:height="1.5579in" svg:x="0.3815in" svg:y="0.1327in">
              <draw:object draw:notify-on-update-of-ranges="'EcCo NEW formula TEST'.L38:'EcCo NEW formula TEST'.AA38 'EcCo NEW formula TEST'.B40:'EcCo NEW formula TEST'.B40 'EcCo NEW formula TEST'.L40:'EcCo NEW formula TEST'.AA40 'EcCo NEW formula TEST'.B41:'EcCo NEW formula TEST'.B41 'EcCo NEW formula TEST'.L41:'EcCo NEW formula TEST'.AA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4"/>
        </table:table-row>
      </table:table>
      <table:named-expressions/>
      <table:database-ranges>
        <table:database-range table:name="__Anonymous_Sheet_DB__3" table:target-range-address="'EcCo ammo'.A5:'EcCo ammo'.J37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EcCo Armor (0.9)'.A1:'EcCo Armor (0.9)'.R18" table:display-filter-buttons="true">
          <table:sort>
            <table:sort-by table:field-number="1" table:data-type="automatic"/>
          </table:sort>
        </table:database-range>
        <table:database-range table:name="__Anonymous_Sheet_DB__5" table:target-range-address="'EcCo Armor (0.8)'.A1:'EcCo Armor (0.8)'.R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</number:number-style>
    <number:number-style style:name="N130">
      <number:text>-$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</number:number-style>
    <number:number-style style:name="N133">
      <number:text>-$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decimal-places="1" number:min-decimal-places="1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2:28:33.988000000</meta:creation-date>
    <meta:generator>LibreOffice/7.5.0.3$Windows_X86_64 LibreOffice_project/c21113d003cd3efa8c53188764377a8272d9d6de</meta:generator>
    <dc:date>2023-05-20T12:25:18.587000000</dc:date>
    <meta:editing-duration>PT8H3M1S</meta:editing-duration>
    <meta:editing-cycles>59</meta:editing-cycles>
    <meta:document-statistic meta:table-count="7" meta:cell-count="13283" meta:object-count="3"/>
  </office:meta>
</office:document-meta>
</file>

<file path=Basic/Standard/YAAM.xml><?xml version="1.0" encoding="utf-8"?>
<!DOCTYPE module  PUBLIC '-//OpenOffice.org//DTD OfficeDocument 1.0//EN'  'module.dtd'>
<script:module xmlns:script="http://openoffice.org/2000/script" script:name="YAAM" script:language="StarBasic">REM  *****  BASIC  *****

FUNCTION TESTWTF(itemDmg, ammoMult, ammoDiv, ammoDT, armorDT, armorDR)
    TESTWTF = itemDmg
END FUNCTION

FUNCTION DamageYAAM(itemDmg, ammoMult, ammoDiv, ammoDT, armorDT, armorDR)
    DamageYAAM = 0

    calcDT = armorDT - ammoDT
    _calcDT = calcDT

    IF calcDT &gt;= 0 THEN
        _calcDT = 0
    ELSE
        _calcDT = _calcDT * 10
        calcDT = 0
    END IF

    calcDR = armorDR + _calcDT
    IF calcDR &lt; 0 THEN
        calcDR = 0
    ELSEIF calcDR &gt;= 100 THEN
        EXIT FUNCTION
    END IF

    rawDamage = itemDmg

    rawDamage = rawDamage - calcDT
    IF rawDamage &lt; 0 THEN
        EXIT FUNCTION
    END IF

    IF ammoDiv &lt;&gt; 0 THEN
        rawDamage = rawDamage / ammoDiv
    END IF

    resistedDamage = calcDR * rawDamage
    resistedDamage = INT(resistedDamage / 100)

    rawDamage = rawDamage - resistedDamage

    IF rawDamage &gt; 0 THEN
        DamageYAAM = rawDamage
    END IF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YAA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51cm" svg:height="3.924cm" xlink:href=".." xlink:type="simple" chart:class="chart:line" chart:style-name="ch1">
        <chart:legend chart:legend-position="end" svg:x="10.146cm" svg:y="1.414cm" style:legend-expansion="high" chart:style-name="ch2"/>
        <chart:plot-area chart:style-name="ch3" table:cell-range-address="'EcCo NEW formula TEST'.L5:'EcCo NEW formula TEST'.AA5 'EcCo NEW formula TEST'.L7:'EcCo NEW formula TEST'.AA8" chart:data-source-has-labels="both" svg:x="1.254cm" svg:y="0.078cm" svg:width="8.649cm" svg:height="3.768cm">
          <chart:coordinate-region svg:x="1.875cm" svg:y="0.277cm" svg:width="7.841cm" svg:height="2.922cm"/>
          <chart:axis chart:dimension="x" chart:name="primary-x" chart:style-name="ch4" chartooo:axis-type="auto">
            <chartooo:date-scale/>
            <chart:categories table:cell-range-address="'EcCo NEW formula TEST'.L5:'EcCo NEW formula TEST'.AA5"/>
          </chart:axis>
          <chart:axis chart:dimension="y" chart:name="primary-y" chart:style-name="ch4">
            <chart:title svg:x="0.451cm" svg:y="2.39cm" chart:style-name="ch5">
              <text:p>DMG</text:p>
            </chart:title>
            <chart:grid chart:style-name="ch6" chart:class="major"/>
          </chart:axis>
          <chart:series chart:style-name="ch7" chart:values-cell-range-address="'EcCo NEW formula TEST'.L7:'EcCo NEW formula TEST'.AA7" loext:label-string="&quot;JHP&quot;" chart:class="chart:line">
            <chart:data-point chart:repeated="16"/>
          </chart:series>
          <chart:series chart:style-name="ch8" chart:values-cell-range-address="'EcCo NEW formula TEST'.L8:'EcCo NEW formula TEST'.AA8" loext:label-string="&quot;AP&quot;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HP</text:p>
              </table:table-cell>
              <table:table-cell office:value-type="string">
                <text:p>A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EcCo NEW formula TEST'.L5:'EcCo NEW formula TEST'.AA5</svg:desc>
                </draw:g>
              </table:table-cell>
              <table:table-cell office:value-type="float" office:value="19">
                <text:p>19</text:p>
                <draw:g>
                  <svg:desc>'EcCo NEW formula TEST'.L7:'EcCo NEW formula TEST'.AA7</svg:desc>
                </draw:g>
              </table:table-cell>
              <table:table-cell office:value-type="float" office:value="15">
                <text:p>15</text:p>
                <draw:g>
                  <svg:desc>'EcCo NEW formula TEST'.L8:'EcCo NEW formula TEST'.AA8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05">
                <text:p>18.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1">
                <text:p>17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15">
                <text:p>16.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2">
                <text:p>15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.25">
                <text:p>14.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.3">
                <text:p>13.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.35">
                <text:p>12.3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4">
                <text:p>11.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.45">
                <text:p>10.4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.65">
                <text:p>6.6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7">
                <text:p>5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.75">
                <text:p>4.75</text:p>
              </table:table-cell>
              <table:table-cell office:value-type="float" office:value="8.25">
                <text:p>8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48cm" svg:height="3.958cm" xlink:href=".." xlink:type="simple" chart:class="chart:line" chart:style-name="ch1">
        <chart:legend chart:legend-position="end" svg:x="10.143cm" svg:y="1.431cm" style:legend-expansion="high" chart:style-name="ch2"/>
        <chart:plot-area chart:style-name="ch3" table:cell-range-address="'EcCo NEW formula TEST'.L20:'EcCo NEW formula TEST'.AA20 'EcCo NEW formula TEST'.B23:'EcCo NEW formula TEST'.B24 'EcCo NEW formula TEST'.L23:'EcCo NEW formula TEST'.AA24" chart:data-source-has-labels="both" svg:x="1.253cm" svg:y="0.079cm" svg:width="8.648cm" svg:height="3.8cm">
          <chart:coordinate-region svg:x="1.874cm" svg:y="0.278cm" svg:width="7.84cm" svg:height="2.954cm"/>
          <chart:axis chart:dimension="x" chart:name="primary-x" chart:style-name="ch4" chartooo:axis-type="auto">
            <chartooo:date-scale/>
            <chart:categories table:cell-range-address="'EcCo NEW formula TEST'.L20:'EcCo NEW formula TEST'.AA20"/>
          </chart:axis>
          <chart:axis chart:dimension="y" chart:name="primary-y" chart:style-name="ch5">
            <chart:title svg:x="0.451cm" svg:y="2.407cm" chart:style-name="ch6">
              <text:p>DMG</text:p>
            </chart:title>
            <chart:grid chart:style-name="ch7" chart:class="major"/>
          </chart:axis>
          <chart:series chart:style-name="ch8" chart:values-cell-range-address="'EcCo NEW formula TEST'.L23:'EcCo NEW formula TEST'.AA23" chart:label-cell-address="'EcCo NEW formula TEST'.B23:'EcCo NEW formula TEST'.B23" chart:class="chart:line">
            <chart:data-point chart:repeated="16"/>
          </chart:series>
          <chart:series chart:style-name="ch9" chart:values-cell-range-address="'EcCo NEW formula TEST'.L24:'EcCo NEW formula TEST'.AA24" chart:label-cell-address="'EcCo NEW formula TEST'.B24:'EcCo NEW formula TEST'.B24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NEW formula TEST'.L20:'EcCo NEW formula TEST'.AA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JHP</text:p>
                <draw:g>
                  <svg:desc>'EcCo NEW formula TEST'.B23:'EcCo NEW formula TEST'.B23</svg:desc>
                </draw:g>
              </table:table-cell>
              <table:table-cell office:value-type="float" office:value="11">
                <text:p>11</text:p>
                <draw:g>
                  <svg:desc>'EcCo NEW formula TEST'.L23:'EcCo NEW formula TEST'.AA2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</text:p>
                <draw:g>
                  <svg:desc>'EcCo NEW formula TEST'.B24:'EcCo NEW formula TEST'.B24</svg:desc>
                </draw:g>
              </table:table-cell>
              <table:table-cell office:value-type="float" office:value="15">
                <text:p>15</text:p>
                <draw:g>
                  <svg:desc>'EcCo NEW formula TEST'.L24:'EcCo NEW formula TEST'.AA2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48cm" svg:height="3.958cm" xlink:href=".." xlink:type="simple" chart:class="chart:line" chart:style-name="ch1">
        <chart:legend chart:legend-position="end" svg:x="10.143cm" svg:y="1.431cm" style:legend-expansion="high" chart:style-name="ch2"/>
        <chart:plot-area chart:style-name="ch3" table:cell-range-address="'EcCo NEW formula TEST'.L38:'EcCo NEW formula TEST'.AA38 'EcCo NEW formula TEST'.B40:'EcCo NEW formula TEST'.B41 'EcCo NEW formula TEST'.L40:'EcCo NEW formula TEST'.AA41" chart:data-source-has-labels="both" svg:x="1.253cm" svg:y="0.079cm" svg:width="8.648cm" svg:height="3.8cm">
          <chart:coordinate-region svg:x="1.874cm" svg:y="0.278cm" svg:width="7.84cm" svg:height="2.954cm"/>
          <chart:axis chart:dimension="x" chart:name="primary-x" chart:style-name="ch4" chartooo:axis-type="auto">
            <chartooo:date-scale/>
            <chart:categories table:cell-range-address="'EcCo NEW formula TEST'.L38:'EcCo NEW formula TEST'.AA38"/>
          </chart:axis>
          <chart:axis chart:dimension="y" chart:name="primary-y" chart:style-name="ch5">
            <chart:title svg:x="0.451cm" svg:y="2.407cm" chart:style-name="ch6">
              <text:p>DMG</text:p>
            </chart:title>
            <chart:grid chart:style-name="ch7" chart:class="major"/>
          </chart:axis>
          <chart:series chart:style-name="ch8" chart:values-cell-range-address="'EcCo NEW formula TEST'.L40:'EcCo NEW formula TEST'.AA40" chart:label-cell-address="'EcCo NEW formula TEST'.B40:'EcCo NEW formula TEST'.B40" chart:class="chart:line">
            <chart:data-point chart:repeated="16"/>
          </chart:series>
          <chart:series chart:style-name="ch9" chart:values-cell-range-address="'EcCo NEW formula TEST'.L41:'EcCo NEW formula TEST'.AA41" chart:label-cell-address="'EcCo NEW formula TEST'.B41:'EcCo NEW formula TEST'.B4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NEW formula TEST'.L38:'EcCo NEW formula TEST'.AA3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</table:table-header-rows>
          <table:table-rows>
            <table:table-row>
              <table:table-cell office:value-type="string">
                <text:p>JHP</text:p>
                <draw:g>
                  <svg:desc>'EcCo NEW formula TEST'.B40:'EcCo NEW formula TEST'.B40</svg:desc>
                </draw:g>
              </table:table-cell>
              <table:table-cell office:value-type="float" office:value="19">
                <text:p>19</text:p>
                <draw:g>
                  <svg:desc>'EcCo NEW formula TEST'.L40:'EcCo NEW formula TEST'.AA40</svg:desc>
                </draw:g>
              </table:table-cell>
              <table:table-cell office:value-type="float" office:value="16.15">
                <text:p>16.15</text:p>
              </table:table-cell>
              <table:table-cell office:value-type="float" office:value="13.5">
                <text:p>13.5</text:p>
              </table:table-cell>
              <table:table-cell office:value-type="float" office:value="11.05">
                <text:p>11.05</text:p>
              </table:table-cell>
              <table:table-cell office:value-type="float" office:value="8.8">
                <text:p>8.8</text:p>
              </table:table-cell>
              <table:table-cell office:value-type="float" office:value="6.75">
                <text:p>6.75</text:p>
              </table:table-cell>
              <table:table-cell office:value-type="float" office:value="4.9">
                <text:p>4.9</text:p>
              </table:table-cell>
              <table:table-cell office:value-type="float" office:value="3.25">
                <text:p>3.2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</text:p>
                <draw:g>
                  <svg:desc>'EcCo NEW formula TEST'.B41:'EcCo NEW formula TEST'.B41</svg:desc>
                </draw:g>
              </table:table-cell>
              <table:table-cell office:value-type="float" office:value="15">
                <text:p>15</text:p>
                <draw:g>
                  <svg:desc>'EcCo NEW formula TEST'.L41:'EcCo NEW formula TEST'.AA41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8.1">
                <text:p>8.1</text:p>
              </table:table-cell>
              <table:table-cell office:value-type="float" office:value="6.8">
                <text:p>6.8</text:p>
              </table:table-cell>
              <table:table-cell office:value-type="float" office:value="6.4">
                <text:p>6.4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1.95">
                <text:p>1.95</text:p>
              </table:table-cell>
              <table:table-cell office:value-type="float" office:value="1.2">
                <text:p>1.2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